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office:font-face-decls>
  <office:automatic-styles>
    <style:style style:name="co1" style:family="table-column">
      <style:table-column-properties fo:break-before="auto" style:column-width="9.123cm"/>
    </style:style>
    <style:style style:name="co2" style:family="table-column">
      <style:table-column-properties fo:break-before="auto" style:column-width="2.258cm"/>
    </style:style>
    <style:style style:name="co3" style:family="table-column">
      <style:table-column-properties fo:break-before="auto" style:column-width="2.108cm"/>
    </style:style>
    <style:style style:name="ro1"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number-columns-repeated="25" table:default-cell-style-name="ce2"/>
        <table:table-column table:style-name="co3" table:number-columns-repeated="998" table:default-cell-style-name="Default"/>
        <table:table-row table:style-name="ro1">
          <table:table-cell table:style-name="ce1" office:value-type="string" calcext:value-type="string">
            <text:p>Clause</text:p>
          </table:table-cell>
          <table:table-cell table:style-name="ce1" office:value-type="string" calcext:value-type="string">
            <text:p>Response</text:p>
          </table:table-cell>
          <table:table-cell table:number-columns-repeated="1022"/>
        </table:table-row>
        <table:table-row table:style-name="ro1">
          <table:table-cell office:value-type="string" calcext:value-type="string">
            <text:p>w r i t i n g , <text:s text:c="2"/>o r <text:s text:c="2"/>o n <text:s text:c="2"/>m a g n e t i c <text:s text:c="2"/>o r <text:s text:c="2"/>o t h e r <text:s text:c="2"/>m e d i a <text:s text:c="2"/>o r <text:s text:c="2"/>d i s t r i b u t e d e l e c t r o n i c a l l y : 3 . 3 . 1 <text:s text:c="6"/>f o r m i n g <text:s text:c="2"/>I s s u e d <text:s text:c="2"/>P r o p e r t y <text:s text:c="2"/>o r <text:s text:c="2"/>o t h e r w i s e <text:s text:c="2"/>m a d e a v a i l a b l e <text:s text:c="2"/>t o <text:s text:c="2"/>t h e <text:s text:c="2"/>C o n t r a c t o r <text:s text:c="2"/>b y <text:s text:c="4"/>t h e <text:s text:c="2"/>P u r c h a s e r <text:s text:c="2"/>s h a l l r e m a i n <text:s text:c="2"/>v e s t e d <text:s text:c="2"/>i n <text:s text:c="2"/>t h e <text:s text:c="2"/>P u r c h a s e r ; <text:s text:c="2"/>o r 3 . 3 . 2 <text:s text:c="6"/>p r e p a r e d <text:s text:c="2"/>b y <text:s text:c="2"/>o r <text:s text:c="2"/>f o r <text:s text:c="2"/>t h e <text:s text:c="2"/>C o n t r a c t o r <text:s text:c="2"/>f o r <text:s text:c="2"/>u s e , <text:s text:c="2"/>o r i n t e n d e d <text:s text:c="2"/>u s e , <text:s text:c="2"/>i n <text:s text:c="2"/>r e l a t i o n <text:s text:c="2"/>t o <text:s text:c="2"/>t h e <text:s text:c="2"/>p e r f o r m a n c e <text:s text:c="2"/>o f <text:s text:c="2"/>t h e C o n t r a c t <text:s text:c="2"/>a r e <text:s text:c="2"/>h e r e b y <text:s text:c="2"/>a s s i g n e d <text:s text:c="2"/>t o <text:s text:c="2"/>a n d <text:s text:c="2"/>s h a l l <text:s text:c="2"/>v e s t <text:s text:c="2"/>i n t h e <text:s text:c="2"/>P u r c h a s e r . 1 5 . 3 <text:s text:c="2"/>A t <text:s text:c="2"/>a n y <text:s text:c="2"/>t i m e <text:s text:c="2"/>w h i l e <text:s text:c="2"/>t h e <text:s text:c="2"/>C o n t r a c t o r <text:s text:c="2"/>i s <text:s text:c="2"/>i n <text:s text:c="2"/>D e f a u l t t h e <text:s text:c="2"/>P u r c h a s e r <text:s text:c="2"/>m a y <text:s text:c="2"/>w i t h o u t <text:s text:c="2"/>p r e j u d i c e <text:s text:c="2"/>t o <text:s text:c="2"/>a n y <text:s text:c="2"/>o f <text:s text:c="2"/>i t s o t h e r <text:s text:c="2"/>r i g h t s <text:s text:c="2"/>a n d <text:s text:c="2"/>r e m e d i e s <text:s text:c="2"/>s e e k <text:s text:c="2"/>t o <text:s text:c="2"/>r e m e d y <text:s text:c="2"/>t h e</text:p>
          </table:table-cell>
          <table:table-cell office:value-type="string" calcext:value-type="string">
            <text:p>a )   e n s u r e   t h a t   t h e   c l i e n t   r e t a i n s   o w n e r s h i p   o f   a n y   I P   i t h a s   a l l o w e d   t h e   p r o v i d e r   t o   u s e b )   a c q u i r e   a n d   r e t a i n   i n   p e r p e t u i t y   t h e   o w n e r s h i p   o f a n y   i n t e l l e c t u a l   c o n t e n t   p r o d u c e d   b y   t h e   p r o v i d e r w h e n   p r o c e s s i n g   d a t a   o n   b e h a l f   o f   t h e   c l i e n t c )   e n s u r e   p r o t e c t i o n   f r o m   a n y   t h i r d   p a r t y   w h e n   u s i n g t h e   i n t e l l e c t u a l   p r o p e r t y   o f   t h e   p r o v i d e r   d u r i n g   a c o n t r a c t   t e r m . W e   d o   n o t   b e l i e v e   t h e   c l i e n t   w i s h e s   t o   a c q u i r e   a l l   t h e I n t e l l e c t u a l   p r o p e r t y   o f   t h e   p r o v i d e r   w h i c h   i n   t e r m s   o f v a l u e ,   i s   l i k e l y   t o   s i g n i f i c a n t l y   e x c e e d   t h e   v a l u e   o f   t h e c o n t r a c t   t e r m ;   h o w e v e r   l o n g   t h a t   m a y   b e .   I t   w o u l d   n o t b e   r e a s o n a b l e   f o r   e x a m p l e   f o r   t h e   c l i e n t   t o   c l a i m o w n e r s h i p   o f   t h e   p r o v i d e r   n a m e ,   l o g o s ,   t r a d e m a r k s , s o f t w a r e   o r   d o c u m e n t   d e s i g n   o r   t o   u s e   t h a t   b e y o n d t h e   c o n t r a c t   t e r m   o t h e r   t h a n   a c c e s s i n g   i t ' s   d a t a c o n t e n t   i n   w h a t e v e r   f o r m   i t   i s   p r o v i d e d   b y   t h e   p r o v i d e r d u r i n g   o r   a t   t h e   e n d   o f   t h e   c o n t r a c t . F o r   e x a m p l e   i f   t h e   c l i e n t   i s   a l l o w e d   t o   u s e   s t r e s s a s s e s s m e n t   f o r m s / p r o c e s s   d e s i g n e d   b y   H e a l e s   t h e n o w n e r s h i p   o f   t h e   d a t a   c o n t e n t   o f   t h e s e   f o r m s   r e s i d e s w i t h   t h e   c l i e n t   i n   p e r p e t u i t y   a n d   t h e y   h a v e   t h e   r i g h t   t o a s s i g n   t h i s   r i g h t   o r   a l l o w   a n o t h e r   p r o v i d e r   t o a c c e s s / p r o c e s s   t h i s   d a t a .   H o w e v e r   t h e   c l i e n t   w o u l d n o t   h a v e   t h e   r i g h t   t o   c o n t i n u e   t o   u s e   t h i s   i n t e l l e c t u a l p r o p e r t y ,   i . e   c o n t i n u e   u s i n g   t h e   s t r e s s a s s e s s m e n t / f o r m s   p r o c e s s   f o r   t h e   p u r p o s e s   o f   n e w s t r e s s   a s s e s s m e n t s   b e y o n d   t h e   c o n t r a c t   t e r m ,   n o r w o u l d   t h e   c l i e n t   h a v e   t h e   r i g h t   t o   a s s i g n   t h e s e   I P r i g h t s   t o   a n y o n e   e l s e . I n t e l l e c t u a l   P r o p e r t y   R i g h t s   D e f i n i t i o n m e a n s   p a t e n t s   i n v e n t i o n s   t r a d e m a r k s   s e r v i c e   m a r k s l o g o s   d e s i g n   r i g h t s   ( w h e t h e r   r e g i s t e r a b l e   o r o t h e r w i s e )   a n d   a p p l i c a t i o n s   f o r   a n y   o f   t h e   f o r e g o i n g ; c o p y r i g h t   d a t a b a s e   r i g h t s   d o m a i n   n a m e s   t r a d e   o r b u s i n e s s   n a m e s   m o r a l   r i g h t s   a n d   o t h e r   s i m i l a r   r i g h t s o r   o b l i g a t i o n s   w h e t h e r   r e g i s t e r a b l e   o r   n o t   i n   a n y c o u n t r y   ( i n c l u d i n g   b u t   n o t   l i m i t e d   t o   t h e   U n i t e d K i n g d o m )   a n d   t h e   r i g h t   t o   s u e   f o r   p a s s i n g   o f f ; I n t e l l e c t u a l   C o n t e n t   R i g h t s   D e f i n i t i o n m e a n s   t h e   d a t a   c o n t e n t   o f   a n y   d o c u m e n t   w h e t h e r e l e c t r o n i c   o r   p a p e r   p r o c e s s e d   o n   b e h a l f   o f   t h e   c l i e n t a n d / o r   p r o v i d e d   b y   t h e   p r o v i d e r   t o   t h e   c l i e n t   w i t h i n   t h e t e r m   o f   t h i s   c o n t r a c t .   F o r   a v o i d a n c e   o f   d o u b t   t h i s e x c l u d e s   t h e   d e s i g n   o f   a n y   d o c u m e n t ,     d a t a b a s e , l o g o ,   t r a d e m a r k ,   b u s i n e s s   n a m e ,   w e b s i t e ,   o r   w e b s e r v i c e   e l e c t r o n i c   o r   o t h e r w i s e . W e   c h a r g e   f o r   s e r v i c e s   i n   a r r e a r s   t h e r e f o r e   w e   w i l l   n o t i n d e m n i f y   t h e   p u r c h a s e r   f o r   t h e   c o s t   o f   o b t a i n i n g 1 </text:p>
            <text:p>     1 </text:p>
            <text:p> s e r v i c e s   e l s e w h e r e .   W e   w o n ’ t   c h a r g e   f o r   s e r v i c e s   n o t</text:p>
          </table:table-cell>
          <table:table-cell table:number-columns-repeated="1022"/>
        </table:table-row>
        <table:table-row table:style-name="ro1">
          <table:table-cell office:value-type="string" calcext:value-type="string">
            <text:p>j u s t <text:s text:c="2"/>r e q u i r e <text:s text:c="2"/>s e t t i n g <text:s text:c="2"/>o f <text:s text:c="2"/>c l i e n t <text:s text:c="2"/>e x p e c t a t i o n s <text:s text:c="2"/>w i t h o u t <text:s text:c="2"/>a m e n d m e n t . <text:s text:c="2"/>S o m e <text:s text:c="2"/>c l a u s e s <text:s text:c="2"/>w e <text:s text:c="2"/>w o u l d <text:s text:c="2"/>r e q u e s t <text:s text:c="2"/>t o b e <text:s text:c="2"/>a m e n d e d . C l a u s e <text:s text:c="2"/>N u m b e r 2 . 4 <text:s text:c="4"/>T h e <text:s text:c="2"/>C o n t r a c t o r <text:s text:c="2"/>a g r e e s <text:s text:c="2"/>t o <text:s text:c="2"/>i m m e d i a t e l y <text:s text:c="2"/>n o t i f y <text:s text:c="2"/>t h e P u r c h a s e r <text:s text:c="2"/>i f <text:s text:c="2"/>i t <text:s text:c="2"/>b e l i e v e s <text:s text:c="2"/>t h a t <text:s text:c="2"/>i t <text:s text:c="2"/>m a y <text:s text:c="2"/>b e <text:s text:c="2"/>u n a b l e <text:s text:c="2"/>t o a c h i e v e <text:s text:c="2"/>a n y <text:s text:c="2"/>p a r t i c u l a r <text:s text:c="2"/>M i l e s t o n e . <text:s text:c="4"/>I f <text:s text:c="2"/>t h e <text:s text:c="2"/>C o n t r a c t o r f a i l s <text:s text:c="2"/>t o <text:s text:c="2"/>a c h i e v e <text:s text:c="2"/>a n y <text:s text:c="2"/>M i l e s t o n e <text:s text:c="2"/>o n <text:s text:c="2"/>o r <text:s text:c="2"/>b y <text:s text:c="2"/>t h e <text:s text:c="2"/>r e l e v a n t d a t e <text:s text:c="2"/>o t h e r <text:s text:c="2"/>t h a n <text:s text:c="2"/>d u e <text:s text:c="2"/>t o <text:s text:c="2"/>a <text:s text:c="2"/>d e l a y <text:s text:c="2"/>c a u s e d <text:s text:c="2"/>b y <text:s text:c="2"/>t h e P u r c h a s e r <text:s text:c="2"/>t h a t <text:s text:c="2"/>h a s <text:s text:c="2"/>b e e n <text:s text:c="2"/>n o t i f i e d <text:s text:c="2"/>i n <text:s text:c="2"/>w r i t i n g <text:s text:c="2"/>b y <text:s text:c="2"/>t h e C o n t r a c t o r <text:s text:c="2"/>t o <text:s text:c="2"/>t h e <text:s text:c="2"/>P u r c h a s e r <text:s text:c="2"/>a s <text:s text:c="2"/>s o o n <text:s text:c="2"/>a s <text:s text:c="2"/>r e a s o n a b l y p r a c t i c a b l e , <text:s text:c="2"/>a <text:s text:c="2"/>F o r c e <text:s text:c="2"/>M a j e u r e <text:s text:c="2"/>e v e n t <text:s text:c="2"/>o r <text:s text:c="2"/>w h e r e <text:s text:c="2"/>a n e x t e n s i o n <text:s text:c="2"/>o f <text:s text:c="2"/>t i m e <text:s text:c="2"/>i s <text:s text:c="2"/>a g r e e d <text:s text:c="2"/>b y <text:s text:c="2"/>t h e <text:s text:c="2"/>p a r t i e s , <text:s text:c="2"/>t h e n <text:s text:c="2"/>t h e P u r c h a s e r <text:s text:c="2"/>w i l l <text:s text:c="2"/>h a v e <text:s text:c="2"/>t h e <text:s text:c="2"/>r i g h t <text:s text:c="2"/>( w i t h o u t <text:s text:c="2"/>p r e j u d i c e <text:s text:c="2"/>t o <text:s text:c="2"/>a l l o t h e r <text:s text:c="2"/>r i g h t s <text:s text:c="2"/>a n d <text:s text:c="2"/>r e m e d i e s <text:s text:c="2"/>a v a i l a b l e <text:s text:c="2"/>t o <text:s text:c="2"/>i t <text:s text:c="2"/>u n d e r <text:s text:c="2"/>t h e s e c o n d i t i o n s <text:s text:c="2"/>o r <text:s text:c="2"/>o t h e r w i s e ) , <text:s text:c="2"/>a t <text:s text:c="2"/>i t s <text:s text:c="2"/>d i s c r e t i o n , <text:s text:c="2"/>t o <text:s text:c="2"/>d e d u c t b y <text:s text:c="2"/>w a y <text:s text:c="2"/>o f <text:s text:c="2"/>l i q u i d a t e d <text:s text:c="2"/>d a m a g e s <text:s text:c="2"/>( a n d <text:s text:c="2"/>a s <text:s text:c="2"/>a <text:s text:c="2"/>g e n u i n e p r e - e s t i m a t e <text:s text:c="2"/>a n d <text:s text:c="2"/>n o t <text:s text:c="2"/>b y <text:s text:c="2"/>w a y <text:s text:c="2"/>o f <text:s text:c="2"/>p e n a l t y ) <text:s text:c="2"/>f r o m <text:s text:c="2"/>a n y a m o u n t s <text:s text:c="2"/>p a y a b l e <text:s text:c="2"/>t o <text:s text:c="2"/>t h e <text:s text:c="2"/>C o n t r a c t o r , <text:s text:c="2"/>t h e <text:s text:c="2"/>a m o u n t <text:s text:c="2"/>s e t o u t <text:s text:c="2"/>i n <text:s text:c="2"/>t h e <text:s text:c="2"/>p a r t i c u l a r <text:s text:c="2"/>O r d e r <text:s text:c="2"/>F o r m <text:s text:c="2"/>( w h i c h <text:s text:c="2"/>s h a l l <text:s text:c="2"/>b e c a l c u l a t e d <text:s text:c="2"/>i n <text:s text:c="2"/>a c c o r d a n c e <text:s text:c="2"/>w i t h <text:s text:c="2"/>t h e <text:s text:c="2"/>a n t i c i p a t e d <text:s text:c="2"/>c o s t <text:s text:c="2"/>t o t h e <text:s text:c="2"/>P u r c h a s e r <text:s text:c="2"/>o f <text:s text:c="2"/>s u c h <text:s text:c="2"/>f a i l u r e ) <text:s text:c="2"/>f o r <text:s text:c="2"/>e a c h <text:s text:c="2"/>w e e k <text:s text:c="2"/>o r <text:s text:c="2"/>p a r t o f <text:s text:c="2"/>a <text:s text:c="2"/>w e e k <text:s text:c="2"/>t h a t <text:s text:c="2"/>t h e <text:s text:c="2"/>a c h i e v e m e n t <text:s text:c="2"/>o f <text:s text:c="2"/>t h e <text:s text:c="2"/>M i l e s t o n e <text:s text:c="2"/>i s o v e r d u e . 3 . 2 . 4 <text:s text:c="4"/>i f <text:s text:c="2"/>t h e <text:s text:c="2"/>C o n t r a c t <text:s text:c="2"/>i s <text:s text:c="2"/>t e r m i n a t e d <text:s text:c="2"/>p u r s u a n t <text:s text:c="2"/>t o C l a u s e <text:s text:c="2"/>3 . 2 <text:s text:c="2"/>a n d <text:s text:c="2"/>i n <text:s text:c="2"/>t h e <text:s text:c="2"/>P u r c h a s e r ' s <text:s text:c="2"/>r e a s o n a b l e o p i n i o n <text:s text:c="2"/>t h e <text:s text:c="2"/>r e l e v a n t <text:s text:c="2"/>c o n f l i c t <text:s text:c="2"/>o f <text:s text:c="2"/>i n t e r e s t <text:s text:c="2"/>e x i s t e d <text:s text:c="2"/>a t <text:s text:c="2"/>t h e t i m e <text:s text:c="2"/>o f <text:s text:c="2"/>t h e <text:s text:c="2"/>a w a r d <text:s text:c="2"/>o f <text:s text:c="2"/>t h e <text:s text:c="2"/>C o n t r a c t <text:s text:c="2"/>a n d <text:s text:c="2"/>c o u l d <text:s text:c="2"/>h a v e b e e n <text:s text:c="2"/>d i s c o v e r e d <text:s text:c="2"/>w i t h <text:s text:c="2"/>t h e <text:s text:c="2"/>a p p l i c a t i o n <text:s text:c="2"/>b y <text:s text:c="2"/>t h e C o n t r a c t o r <text:s text:c="2"/>o f <text:s text:c="2"/>d u e <text:s text:c="2"/>d i l i g e n c e <text:s text:c="2"/>a n d <text:s text:c="2"/>o u g h t <text:s text:c="2"/>t o <text:s text:c="2"/>h a v e <text:s text:c="2"/>b e e n d i s c l o s e d <text:s text:c="2"/>i n <text:s text:c="2"/>t h e <text:s text:c="2"/>T e n d e r <text:s text:c="2"/>D o c u m e n t , <text:s text:c="2"/>t h e n n o t w i t h s t a n d i n g <text:s text:c="2"/>C l a u s e <text:s text:c="2"/>1 7 <text:s text:c="2"/>( C o n s e q u e n c e s <text:s text:c="2"/>o f T e r m i n a t i o n ) , <text:s text:c="2"/>n o <text:s text:c="2"/>p a y m e n t <text:s text:c="2"/>s h a l l <text:s text:c="2"/>b e <text:s text:c="2"/>d u e <text:s text:c="2"/>f o r <text:s text:c="2"/>a n y S e r v i c e s <text:s text:c="2"/>p r o v i d e d <text:s text:c="2"/>b y <text:s text:c="2"/>t h e <text:s text:c="2"/>C o n t r a c t o r . 4 . 2 . 1 <text:s text:c="2"/>S e r v i c e <text:s text:c="2"/>C r e d i t s <text:s text:c="2"/>w i l l <text:s text:c="2"/>b e <text:s text:c="2"/>a p p l i e d <text:s text:c="2"/>i n <text:s text:c="2"/>a c c o r d a n c e w i t h <text:s text:c="2"/>t h e <text:s text:c="2"/>m e c h a n i s m <text:s text:c="2"/>s e t <text:s text:c="2"/>o u t <text:s text:c="2"/>i n <text:s text:c="2"/>t h e <text:s text:c="2"/>O r d e r <text:s text:c="2"/>F o r m <text:s text:c="2"/>a n d s h a l l <text:s text:c="2"/>a u t o m a t i c a l l y <text:s text:c="2"/>b e <text:s text:c="2"/>d e d u c t e d <text:s text:c="2"/>b y <text:s text:c="2"/>t h e <text:s text:c="2"/>C o n t r a c t o r f r o m <text:s text:c="2"/>t h e <text:s text:c="2"/>C h a r g e s <text:s text:c="2"/>o w i n g <text:s text:c="2"/>b y <text:s text:c="2"/>t h e <text:s text:c="2"/>P u r c h a s e r <text:s text:c="2"/>t o <text:s text:c="2"/>t h e C o n t r a c t o r , <text:s text:c="2"/>a n d <text:s text:c="2"/>c l e a r l y <text:s text:c="2"/>i n d i c a t e d <text:s text:c="2"/>o n <text:s text:c="2"/>a n y <text:s text:c="2"/>i n v o i c e s u b m i t t e d <text:s text:c="2"/>b y <text:s text:c="2"/>t h e <text:s text:c="2"/>C o n t r a c t o r <text:s text:c="2"/>i n <text:s text:c="2"/>a c c o r d a n c e <text:s text:c="2"/>w i t h C l a u s e <text:s text:c="2"/>5 ; <text:s text:c="2"/>a n d</text:p>
          </table:table-cell>
          <table:table-cell office:value-type="string" calcext:value-type="string">
            <text:p>C o m m e n t P a y m e n t <text:s text:c="2"/>i s <text:s text:c="2"/>m o n t h l y <text:s text:c="2"/>i n <text:s text:c="2"/>a r r e a r s , <text:s text:c="2"/>p a y m e n t <text:s text:c="2"/>i s <text:s text:c="2"/>n o t r e q u e s t e d <text:s text:c="2"/>u n t i l <text:s text:c="2"/>t h e <text:s text:c="2"/>s e r v i c e <text:s text:c="2"/>e l e m e n t <text:s text:c="2"/>h a s <text:s text:c="2"/>b e e n c o m p l e t e d . <text:s text:c="2"/>W e <text:s text:c="2"/>c a n n o t <text:s text:c="2"/>s i g n <text:s text:c="2"/>u p <text:s text:c="2"/>t o <text:s text:c="2"/>t h i s <text:s text:c="2"/>c l a u s e <text:s text:c="2"/>a s w r i t t e n , <text:s text:c="2"/>w e <text:s text:c="2"/>d o <text:s text:c="2"/>n o t <text:s text:c="2"/>s i g n <text:s text:c="2"/>u p <text:s text:c="2"/>t o <text:s text:c="2"/>c o n t r a c t s <text:s text:c="2"/>w i t h <text:s text:c="2"/>d e l a y p a y m e n t s . W e <text:s text:c="2"/>h a v e <text:s text:c="2"/>c o n d u c t e d <text:s text:c="2"/>o u r <text:s text:c="2"/>d u e <text:s text:c="2"/>d i l i g e n c e <text:s text:c="2"/>a n d <text:s text:c="2"/>b e l i e v e <text:s text:c="2"/>i n g o o d <text:s text:c="2"/>f a i t h <text:s text:c="2"/>t h a t <text:s text:c="2"/>t h e r e <text:s text:c="2"/>i s <text:s text:c="2"/>n o <text:s text:c="2"/>c o n f l i c t <text:s text:c="2"/>o f <text:s text:c="2"/>i n t e r e s t . <text:s text:c="2"/>W e b e l i e v e <text:s text:c="2"/>i t <text:s text:c="2"/>i s <text:s text:c="2"/>i n c u m b e n t <text:s text:c="2"/>o n <text:s text:c="2"/>b o t h <text:s text:c="2"/>p a r t i e s <text:s text:c="2"/>t o <text:s text:c="2"/>c o m p l e t e d u e <text:s text:c="2"/>d i l i g e n c e . A l l <text:s text:c="2"/>s e r v i c e s <text:s text:c="2"/>p r o v i d e d <text:s text:c="2"/>m u s t <text:s text:c="2"/>b e <text:s text:c="2"/>p a i d <text:s text:c="2"/>f o r . <text:s text:c="2"/>W e <text:s text:c="2"/>c a n n o t a c c e p t <text:s text:c="2"/>a <text:s text:c="2"/>c l a u s e <text:s text:c="2"/>i n <text:s text:c="2"/>w h i c h <text:s text:c="2"/>s e r v i c e s <text:s text:c="2"/>p r o v i d e d <text:s text:c="2"/>a r e <text:s text:c="2"/>n o t p a i d <text:s text:c="2"/>f o r . W e <text:s text:c="2"/>a r e <text:s text:c="2"/>n o t <text:s text:c="2"/>a b l e <text:s text:c="2"/>t o <text:s text:c="2"/>s i g n <text:s text:c="2"/>u p <text:s text:c="2"/>t o <text:s text:c="2"/>t h e <text:s text:c="2"/>s e r v i c e <text:s text:c="2"/>c r e d i t s <text:s text:c="2"/>a n d d e l a y <text:s text:c="2"/>p a y m e n t s I n <text:s text:c="2"/>o u r <text:s text:c="2"/>e x p e r i e n c e , <text:s text:c="2"/>w e <text:s text:c="2"/>h a v e <text:s text:c="2"/>f o u n d <text:s text:c="2"/>t h a t <text:s text:c="2"/>p e n a l t i e s <text:s text:c="2"/>s u c h a s <text:s text:c="2"/>s e r v i c e <text:s text:c="2"/>c r e d i t s <text:s text:c="2"/>a n d <text:s text:c="2"/>d e l a y <text:s text:c="2"/>p a y m e n t s <text:s text:c="2"/>c r e a t e <text:s text:c="2"/>a c u l t u r e <text:s text:c="2"/>o f <text:s text:c="2"/>“ b o x <text:s text:c="2"/>t i c k i n g ” <text:s text:c="2"/>r a t h e r <text:s text:c="2"/>t h a n <text:s text:c="2"/>a <text:s text:c="2"/>c o m m i t m e n t <text:s text:c="2"/>t o <text:s text:c="2"/>a q u a l i t y <text:s text:c="2"/>s e r v i c e . <text:s text:c="2"/>I f <text:s text:c="2"/>t h e <text:s text:c="2"/>s e r v i c e <text:s text:c="2"/>i s <text:s text:c="2"/>f o c u s s e d <text:s text:c="2"/>o n <text:s text:c="2"/>m e e t i n g r i g i d <text:s text:c="2"/>c r i t e r i a <text:s text:c="2"/>t o <text:s text:c="2"/>a v o i d <text:s text:c="2"/>p e n a l t y , <text:s text:c="2"/>w e <text:s text:c="2"/>a r e <text:s text:c="2"/>a f f o r d e d <text:s text:c="2"/>l e s s t i m e <text:s text:c="2"/>t o <text:s text:c="2"/>c o n t i n u a l l y <text:s text:c="2"/>r e v i e w <text:s text:c="2"/>a n d <text:s text:c="2"/>i m p r o v e <text:s text:c="2"/>t h e <text:s text:c="2"/>s e r v i c e ,</text:p>
          </table:table-cell>
          <table:table-cell table:number-columns-repeated="1022"/>
        </table:table-row>
        <table:table-row table:style-name="ro1">
          <table:table-cell office:value-type="string" calcext:value-type="string">
            <text:p>5 . 5 <text:s text:c="6"/>T h e <text:s text:c="2"/>C h a r g e s <text:s text:c="2"/>r e p r e s e n t <text:s text:c="2"/>t h e <text:s text:c="2"/>e n t i r e <text:s text:c="2"/>a m o u n t p a y a b l e <text:s text:c="2"/>b y <text:s text:c="2"/>t h e <text:s text:c="2"/>P u r c h a s e r <text:s text:c="2"/>t o <text:s text:c="2"/>t h e <text:s text:c="2"/>C o n t r a c t o r <text:s text:c="2"/>i n r e s p e c t <text:s text:c="2"/>o f <text:s text:c="2"/>t h e <text:s text:c="2"/>p e r f o r m a n c e <text:s text:c="2"/>o f <text:s text:c="2"/>t h e <text:s text:c="2"/>C o n t r a c t o r ' s o b l i g a t i o n s <text:s text:c="2"/>u n d e r <text:s text:c="2"/>t h e <text:s text:c="2"/>C o n t r a c t , <text:s text:c="2"/>a n d <text:s text:c="2"/>e x c e p t <text:s text:c="2"/>a s o t h e r w i s e <text:s text:c="2"/>e x p r e s s l y <text:s text:c="2"/>s t a t e d <text:s text:c="2"/>t o <text:s text:c="2"/>t h e <text:s text:c="2"/>c o n t r a r y <text:s text:c="2"/>i n <text:s text:c="2"/>t h e C o n t r a c t , <text:s text:c="2"/>t h e <text:s text:c="2"/>P u r c h a s e r <text:s text:c="2"/>s h a l l <text:s text:c="2"/>n o t <text:s text:c="2"/>b e <text:s text:c="2"/>l i a b l e <text:s text:c="2"/>t o <text:s text:c="2"/>t h e C o n t r a c t o r <text:s text:c="2"/>f o r <text:s text:c="2"/>a n y <text:s text:c="2"/>o f <text:s text:c="2"/>i t s <text:s text:c="2"/>c o s t s , <text:s text:c="2"/>e x p e n s e s <text:s text:c="2"/>o r l i a b i l i t i e s . 5 . 9 <text:s text:c="2"/>T h e <text:s text:c="2"/>p a r t i e s <text:s text:c="2"/>w i l l <text:s text:c="2"/>p a y <text:s text:c="2"/>i n t e r e s t <text:s text:c="2"/>o n <text:s text:c="2"/>a n y <text:s text:c="2"/>a m o u n t p a y a b l e <text:s text:c="2"/>u n d e r <text:s text:c="2"/>t h e <text:s text:c="2"/>C o n t r a c t <text:s text:c="2"/>n o t <text:s text:c="2"/>p a i d <text:s text:c="2"/>o n <text:s text:c="2"/>t h e <text:s text:c="2"/>d u e d a t e , <text:s text:c="2"/>f o r <text:s text:c="2"/>t h e <text:s text:c="2"/>p e r i o d <text:s text:c="2"/>f r o m <text:s text:c="2"/>t h a t <text:s text:c="2"/>d a t e <text:s text:c="2"/>t o <text:s text:c="2"/>t h e <text:s text:c="2"/>d a t e <text:s text:c="2"/>o f p a y m e n t <text:s text:c="2"/>a t <text:s text:c="2"/>a <text:s text:c="2"/>r a t e <text:s text:c="2"/>e q u a l <text:s text:c="2"/>t o <text:s text:c="2"/>3 % <text:s text:c="2"/>a b o v e <text:s text:c="2"/>t h e <text:s text:c="2"/>b a s e <text:s text:c="2"/>r a t e s e t <text:s text:c="2"/>f r o m <text:s text:c="2"/>t i m e <text:s text:c="2"/>t o <text:s text:c="2"/>t i m e <text:s text:c="2"/>b y <text:s text:c="2"/>t h e <text:s text:c="2"/>B a n k <text:s text:c="2"/>o f <text:s text:c="2"/>E n g l a n d .</text:p>
          </table:table-cell>
          <table:table-cell office:value-type="string" calcext:value-type="string">
            <text:p>P u r c h a s e r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P u r c h a s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text:s text:c="2"/>a n y c u r r e n t <text:s text:c="2"/>c l i e n t <text:s text:c="2"/>r e l a t i o n s h i p s <text:s text:c="2"/>t h a t <text:s text:c="2"/>f e a t u r e <text:s text:c="2"/>s e r v i c e <text:s text:c="2"/>c r e d i t s o r <text:s text:c="2"/>d e l a y <text:s text:c="2"/>p a y m e n t s , <text:s text:c="2"/>w h i c h <text:s text:c="2"/>h a s <text:s text:c="2"/>a l l o w e d <text:s text:c="2"/>u s <text:s text:c="2"/>t o <text:s text:c="2"/>m a i n t a i n p o s i t i v e <text:s text:c="2"/>r e l a t i o n s h i p s <text:s text:c="2"/>w i t h <text:s text:c="2"/>o u r <text:s text:c="2"/>c l i e n t s <text:s text:c="2"/>f o r <text:s text:c="2"/>m a n y <text:s text:c="2"/>y e a r s , s o m e <text:s text:c="2"/>f o r <text:s text:c="2"/>o v e r <text:s text:c="2"/>1 3 <text:s text:c="2"/>y e a r s . W e <text:s text:c="2"/>c o u l d <text:s text:c="2"/>o n l y <text:s text:c="2"/>a g r e e <text:s text:c="2"/>t o <text:s text:c="2"/>s e r v i c e <text:s text:c="2"/>c r e d i t s <text:s text:c="2"/>i f <text:s text:c="2"/>a <text:s text:c="2"/>r e c i p r o c a l s e r v i c e <text:s text:c="2"/>b o n u s <text:s text:c="2"/>s c h e m e <text:s text:c="2"/>w e r e <text:s text:c="2"/>i n t r o d u c e d <text:s text:c="2"/>f o r <text:s text:c="2"/>e x c e e d i n g t a r g e t s . <text:s text:c="2"/>W e <text:s text:c="2"/>p r e f e r <text:s text:c="2"/>n o t <text:s text:c="2"/>t o <text:s text:c="2"/>w o r k <text:s text:c="2"/>t h i s <text:s text:c="2"/>w a y , <text:s text:c="2"/>a s <text:s text:c="2"/>w e <text:s text:c="2"/>w a n t <text:s text:c="2"/>t o b e <text:s text:c="2"/>c l e a r <text:s text:c="2"/>a b o u t <text:s text:c="2"/>t h e <text:s text:c="2"/>p r i c e <text:s text:c="2"/>t h e <text:s text:c="2"/>c l i e n t <text:s text:c="2"/>w i l l <text:s text:c="2"/>p a y <text:s text:c="2"/>b e f o r e <text:s text:c="2"/>t h e y o r d e r <text:s text:c="2"/>t h e <text:s text:c="2"/>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text:s text:c="2"/>h e a l t h , w h i c h <text:s text:c="2"/>r e q u i r e s <text:s text:c="2"/>t h e <text:s text:c="2"/>P u r c h a s e r <text:s text:c="2"/>a n d <text:s text:c="2"/>t h e <text:s text:c="2"/>O c c u p a t i o n a l H e a l t h <text:s text:c="2"/>s e r v i c e <text:s text:c="2"/>w o r k i n g <text:s text:c="2"/>i n <text:s text:c="2"/>p a r t n e r s h i p . W e <text:s text:c="2"/>w o u l d <text:s text:c="2"/>s u g g e s t <text:s text:c="2"/>t h e <text:s text:c="2"/>r e m o v a l <text:s text:c="2"/>o f <text:s text:c="2"/>s e r v i c e <text:s text:c="2"/>c r e d i t s <text:s text:c="2"/>a n d d e l a y <text:s text:c="2"/>p e n a l t i e s . A l t e r n a t i v e l y , <text:s text:c="2"/>c l a u s e s <text:s text:c="2"/>w i l l <text:s text:c="2"/>b e <text:s text:c="2"/>r e w r i t t e n <text:s text:c="2"/>t o <text:s text:c="2"/>r e m o v e s e r v i c e <text:s text:c="2"/>c r e d i t s <text:s text:c="2"/>a n d <text:s text:c="2"/>p r o v i d e <text:s text:c="2"/>o t h e r <text:s text:c="2"/>f o r m s <text:s text:c="2"/>o f <text:s text:c="2"/>r e d r e s s , s u c h <text:s text:c="2"/>a s <text:s text:c="2"/>i n f o r m a l <text:s text:c="2"/>r e m e d y <text:s text:c="2"/>a n d <text:s text:c="2"/>e s c a l a t i o n <text:s text:c="2"/>t o <text:s text:c="2"/>d i s p u t e r e s o l u t i o n . P r i c i n g <text:s text:c="2"/>i s <text:s text:c="2"/>b a s e d <text:s text:c="2"/>o n <text:s text:c="2"/>a <text:s text:c="2"/>p a r t - i n c l u s i v e <text:s text:c="2"/>c o n t r a c t , <text:s text:c="2"/>b a s e d o n <text:s text:c="2"/>t h e <text:s text:c="2"/>u s a g e <text:s text:c="2"/>p r o v i d e d <text:s text:c="2"/>a n d <text:s text:c="2"/>o u r <text:s text:c="2"/>e x p e r i e n c e <text:s text:c="2"/>o f <text:s text:c="2"/>s i m i l a r c o n t r a c t s . <text:s text:c="2"/>U s a g e <text:s text:c="2"/>l e v e l s <text:s text:c="2"/>a r e <text:s text:c="2"/>d e t a i l e d <text:s text:c="2"/>i n <text:s text:c="2"/>t h e <text:s text:c="2"/>p r o p o s a l , a n d <text:s text:c="2"/>a <text:s text:c="2"/>t o l e r a n c e <text:s text:c="2"/>o f <text:s text:c="2"/>5 % <text:s text:c="2"/>o v e r <text:s text:c="2"/>o r <text:s text:c="2"/>u n d e r <text:s text:c="2"/>t h e <text:s text:c="2"/>c o n t r a c t <text:s text:c="2"/>p r i c e i s <text:s text:c="2"/>i n c l u d e d . <text:s text:c="2"/>W h e r e <text:s text:c="2"/>t h e <text:s text:c="2"/>u s a g e <text:s text:c="2"/>f a l l s <text:s text:c="2"/>o u t s i d e <text:s text:c="2"/>o f <text:s text:c="2"/>t h i s t o l e r a n c e , <text:s text:c="2"/>a n y <text:s text:c="2"/>a d d i t i o n a l <text:s text:c="2"/>s e r v i c e s <text:s text:c="2"/>w i l l <text:s text:c="2"/>b e <text:s text:c="2"/>c h a r g e d <text:s text:c="2"/>a t t h e <text:s text:c="2"/>s e r v i c e <text:s text:c="2"/>e l e m e n t <text:s text:c="2"/>r a t e . <text:s text:c="2"/>F a l l i n g <text:s text:c="2"/>a b o v e <text:s text:c="2"/>o r <text:s text:c="2"/>b e l o w <text:s text:c="2"/>t h e 5 % <text:s text:c="2"/>m a y <text:s text:c="2"/>a l s o <text:s text:c="2"/>t r i g g e r <text:s text:c="2"/>a <text:s text:c="2"/>p r i c i n g <text:s text:c="2"/>r e v i e w <text:s text:c="2"/>t o <text:s text:c="2"/>e n s u r e <text:s text:c="2"/>t h e C o l l e g e <text:s text:c="2"/>i s <text:s text:c="2"/>r e c e i v i n g <text:s text:c="2"/>t h e <text:s text:c="2"/>m o s t <text:s text:c="2"/>a p p r o p r i a t e <text:s text:c="2"/>p r i c e <text:s text:c="2"/>f o r <text:s text:c="2"/>t h e s e r v i c e . <text:s text:c="2"/>P r i c i n g <text:s text:c="2"/>i s <text:s text:c="2"/>p r o v i d e d <text:s text:c="2"/>f o r <text:s text:c="2"/>t h e <text:s text:c="2"/>i n i t i a l <text:s text:c="2"/>c o n t r a c t t e r m , <text:s text:c="2"/>a <text:s text:c="2"/>p r i c i n g <text:s text:c="2"/>r e v i e w <text:s text:c="2"/>a g a i n s t <text:s text:c="2"/>a c t u a l <text:s text:c="2"/>u s a g e <text:s text:c="2"/>w i l l <text:s text:c="2"/>b e c o n d u c t e d <text:s text:c="2"/>f o r <text:s text:c="2"/>a n y <text:s text:c="2"/>c o n t r a c t <text:s text:c="2"/>e x t e n s i o n s . I n t e r e s t <text:s text:c="2"/>w i l l <text:s text:c="2"/>b e <text:s text:c="2"/>c h a r g e d <text:s text:c="2"/>a t <text:s text:c="2"/>t h e <text:s text:c="2"/>S t a t u t o r y <text:s text:c="2"/>L a t e <text:s text:c="2"/>P a y m e n t t e r m s <text:s text:c="2"/>o f <text:s text:c="2"/>8 % <text:s text:c="2"/>o v e r <text:s text:c="2"/>t h e <text:s text:c="2"/>B a n k <text:s text:c="2"/>o f <text:s text:c="2"/>E n g l a n d <text:s text:c="2"/>b a s e <text:s text:c="2"/>r a t e . h t t p s : / / w w w . g o v . u k / l a t e - c o m m e r c i a l - p a y m e n t s - i n t e r e s t - d e b t - r e c o v e r y / c h a r g i n g - i n t e r e s t - c o m m e r c i a l - d e b t # : ~ : t e x t = o n % 2 0 l a t e % 2 0 p a y m e n t s - , I n t e r e s t % 2 0 o n % 2 0 l a t e % 2 0 c o m m e r c i a l % 2 0 p a y m e n t s , f o r % 2 0 b u s i n e s s % 2 0 t o % 2 0 b u s i n e s s % 2 0 t r a n s a c t i o n s . T h i s <text:s text:c="2"/>i s <text:s text:c="2"/>s u p p o r t e d <text:s text:c="2"/>i n <text:s text:c="2"/>T h e <text:s text:c="2"/>L a t e <text:s text:c="2"/>P a y m e n t <text:s text:c="2"/>o f <text:s text:c="2"/>C o m m e r c i a l D e b t s <text:s text:c="2"/>( S c o t l a n d ) <text:s text:c="2"/>R e g u l a t i o n s <text:s text:c="2"/>2 0 0 2 P r o c e e d i n g s <text:s text:c="2"/>r e s t r a i n i n g <text:s text:c="2"/>u s e <text:s text:c="2"/>o f <text:s text:c="2"/>g r o s s l y <text:s text:c="2"/>u n f a i r <text:s text:c="2"/>t e r m s 3 . — ( 1 ) <text:s text:c="2"/>I n <text:s text:c="2"/>t h i s <text:s text:c="2"/>r e g u l a t i o n – ( a ) ” s m a l l <text:s text:c="2"/>a n d <text:s text:c="2"/>m e d i u m - s i z e d <text:s text:c="2"/>e n t e r p r i s e s ” <text:s text:c="2"/>m e a n s <text:s text:c="2"/>t h o s e e n t e r p r i s e s <text:s text:c="2"/>d e f i n e d <text:s text:c="2"/>i n <text:s text:c="2"/>A n n e x <text:s text:c="2"/>1 <text:s text:c="2"/>t o <text:s text:c="2"/>C o m m i s s i o n R e g u l a t i o n <text:s text:c="2"/>( E C ) <text:s text:c="2"/>N o . <text:s text:c="2"/>7 0 / 2 0 0 1 <text:s text:c="2"/>o f <text:s text:c="2"/>1 2 t h <text:s text:c="2"/>J a n u a r y <text:s text:c="2"/>2 0 0 1 <text:s text:c="2"/>o n t h e <text:s text:c="2"/>a p p l i c a t i o n <text:s text:c="2"/>o f <text:s text:c="2"/>A r t i c l e s <text:s text:c="2"/>8 7 <text:s text:c="2"/>a n d <text:s text:c="2"/>8 8 <text:s text:c="2"/>o f <text:s text:c="2"/>t h e <text:s text:c="2"/>E C <text:s text:c="2"/>T r e a t y t o <text:s text:c="2"/>S t a t e <text:s text:c="2"/>a i d <text:s text:c="2"/>t o <text:s text:c="2"/>s m a l l <text:s text:c="2"/>a n d <text:s text:c="2"/>m e d i u m - s i z e d e n t e r p r i s e s ( 3 ) ;</text:p>
          </table:table-cell>
          <table:table-cell table:number-columns-repeated="1022"/>
        </table:table-row>
        <table:table-row table:style-name="ro1">
          <table:table-cell office:value-type="string" calcext:value-type="string">
            <text:p>7 . 7 <text:s text:c="2"/>T h e <text:s text:c="2"/>P u r c h a s e r <text:s text:c="2"/>m a y <text:s text:c="2"/>r e f u s e <text:s text:c="2"/>t o <text:s text:c="2"/>a d m i t <text:s text:c="2"/>t o <text:s text:c="2"/>t h e P r e m i s e s <text:s text:c="2"/>a n y <text:s text:c="2"/>C o n t r a c t <text:s text:c="2"/>W o r k e r <text:s text:c="2"/>w h o s e <text:s text:c="2"/>a d m i s s i o n w o u l d <text:s text:c="2"/>b e , <text:s text:c="2"/>i n <text:s text:c="2"/>t h e <text:s text:c="2"/>o p i n i o n <text:s text:c="2"/>o f <text:s text:c="2"/>t h e <text:s text:c="2"/>P u r c h a s e r , u n d e s i r a b l e . 7 . 9 <text:s text:c="2"/>I f <text:s text:c="2"/>t h e <text:s text:c="2"/>P u r c h a s e r <text:s text:c="2"/>s o <text:s text:c="2"/>d i r e c t s , <text:s text:c="2"/>t h e <text:s text:c="2"/>C o n t r a c t o r <text:s text:c="2"/>w i l l s u b m i t <text:s text:c="2"/>a <text:s text:c="2"/>b a s i c <text:s text:c="2"/>D i s c l o s u r e <text:s text:c="2"/>C e r t i f i c a t e <text:s text:c="2"/>o b t a i n e d <text:s text:c="2"/>f r o m D i s c l o s u r e <text:s text:c="2"/>S c o t l a n d <text:s text:c="2"/>i n <text:s text:c="2"/>r e s p e c t <text:s text:c="2"/>o f <text:s text:c="2"/>a n y <text:s text:c="2"/>C o n t r a c t W o r k e r s <text:s text:c="2"/>w h o <text:s text:c="2"/>r e q u i r e s <text:s text:c="2"/>a c c e s s <text:s text:c="2"/>t o <text:s text:c="2"/>a n y <text:s text:c="2"/>P r e m i s e s , <text:s text:c="2"/>p r i o r</text:p>
          </table:table-cell>
          <table:table-cell office:value-type="string" calcext:value-type="string">
            <text:p>( b ) “ r e p r e s e n t a t i v e   b o d y ”   m e a n s   a n   </text:p>
            <text:p> ( b ) </text:p>
            <text:p> ( a ) o r g a n i s a t i o n   e s t a b l i s h e d   t o   r e p r e s e n t t h e   c o l l e c t i v e   i n t e r e s t s   o f   s m a l l   a n d   m e d i u m - s i z e d e n t e r p r i s e s   i n   g e n e r a l   o r   i n   a   p a r t i c u l a r   s e c t o r   o r   a r e a . ( 2 )   T h i s   r e g u l a t i o n   a p p l i e s   w h e r e   a   p e r s o n   a c t i n g   i n t h e   c o u r s e   o f   a   b u s i n e s s   h a s   w r i t t e n   s t a n d a r d   t e r m s o n   w h i c h   h e   o r   s h e   e n t e r s   ( o r   i n t e n d s   t o   e n t e r )   a s p u r c h a s e r   i n t o   c o n t r a c t s   t o   w h i c h   t h e   L a t e   P a y m e n t   o f C o m m e r c i a l   D e b t s   ( I n t e r e s t )   A c t   1 9 9 8   a p p l i e s   w h i c h i n c l u d e   a   t e r m   p u r p o r t i n g   t o   o u s t   o r   v a r y   t h e   r i g h t   t o s t a t u t o r y   i n t e r e s t   i n   r e l a t i o n   t o   q u a l i f y i n g   d e b t s c r e a t e d   b y   t h o s e   c o n t r a c t s . ( 3 )   I f   i t   a p p e a r s   t o   t h e   C o u r t   o f   S e s s i o n   t h a t   i n   a l l   o r a n y   c i r c u m s t a n c e s   t h e   p u r p o r t e d   u s e   o f   s u c h   a   t e r m i n   a   r e l e v a n t   c o n t r a c t   w o u l d   b e   v o i d   u n d e r   t h e   L a t e P a y m e n t   o f   C o m m e r c i a l   D e b t s   ( I n t e r e s t )   A c t   1 9 9 8 , t h e   c o u r t   o n   t h e   a p p l i c a t i o n   o f   a   r e p r e s e n t a t i v e   b o d y m a y   g r a n t   a n   i n t e r d i c t   a g a i n s t   t h a t   p e r s o n   p r o h i b i t i n g t h a t   p e r s o n   i n   t h o s e   c i r c u m s t a n c e s   f r o m   u s i n g   t h e o f f e n d i n g   t e r m ,   o n   s u c h   t e r m s   a s   t h e   c o u r t   m a y   t h i n k f i t . ( 4 )   O n l y   a   r e p r e s e n t a t i v e   b o d y   m a y   a p p l y   t o   t h e   C o u r t o f   S e s s i o n   u n d e r   t h i s   r e g u l a t i o n . L e g i t i m a t e   r e a s o n s   f o r   r e m o v a l   m u s t   b e   p r o v i d e d w i t h i n   a n y   n o t i c e   t o   r e m o v e   p e r s o n n e l .   T h e r e   m u s t a l s o   b e   a   m e t h o d   f o r   i n v e s t i g a t i o n   i n t o   a n y   i s s u e   a n d r i g h t   o f   a p p e a l . I f   t h e   c l i e n t   u n r e a s o n a b l y   r e f u s e s   a c c e s s   t o   a   p e r s o n t o   d e l i v e r   t h e   s e r v i c e   w e   w i l l   n o t   a c c e p t   t h a t   t h e s e r v i c e   h a s   f a i l e d   t o   b e   d e l i v e r e d .   T h i s   w o u l d   b e   a n e x a m p l e   o f   a   s i t u a t i o n   r e q u i r i n g   m e d i a t i o n . W e   s a y   t h i s   b a s e d   u p o n   h i s t o r i c a l   e x p e r i e n c e   a s ( m a n y   y e a r s   a g o )   a   q u a l i f i e d ,   e x p e r i e n c e d   m e m b e r   o f s t a f f   w a s   r e q u e s t e d   t o   b e   r e m o v e d   f r o m   a   c o n t r a c t b a s e d   u p o n   a   s i n g l e   i n d i v i d u a l ’ s   ( H R ,   n o t   p a t i e n t ’ s ) r e q u e s t .   T h e r e   w a s   n o   e v i d e n c e   p r o v i d e d   t o   s u p p o r t t h e   r e q u e s t   a t   a n y   p o i n t   d e s p i t e   r e p e a t e d   r e q u e s t s a n d   a n d   w e   c o u l d   o n l y   c o n c l u d e   t h a t   t h e   r e q u e s t   w a s p e r s o n a l l y   o r   r a c i a l l y   m o t i v a t e d . P l e a s e   a d d   “ i n   t h e   r e a s o n a b l e   o p i n i o n   o f   t h e P u r c h a s e r ”   t o   t h e   c l a u s e . D B S   c h e c k s   a r e   c o n d u c t e d   w h e r e   r e q u i r e d   f o r c o n t r o l l e d   a c t i v i t y ,   b u t   a l w a y s   u n d e r g o   B P S S c l e a r a n c e   s c r e e n i n g .</text:p>
          </table:table-cell>
          <table:table-cell table:number-columns-repeated="1022"/>
        </table:table-row>
        <table:table-row table:style-name="ro1">
          <table:table-cell office:value-type="string" calcext:value-type="string">
            <text:p>s e e s <text:s text:c="2"/>f i t <text:s text:c="2"/>t o <text:s text:c="2"/>p r o d u c t s <text:s text:c="2"/>i n <text:s text:c="2"/>r e l a t i o n <text:s text:c="2"/>t o <text:s text:c="2"/>w h i c h <text:s text:c="2"/>t h e I n t e l l e c t u a l <text:s text:c="2"/>P r o p e r t y <text:s text:c="2"/>R i g h t s <text:s text:c="2"/>a r i s e ; 1 7 . 3 . 4 <text:s text:c="2"/>p e r m i t <text:s text:c="2"/>t h e <text:s text:c="2"/>P u r c h a s e r <text:s text:c="2"/>t o <text:s text:c="2"/>e n g a g e <text:s text:c="2"/>a <text:s text:c="2"/>t h i r d <text:s text:c="2"/>p a r t y t o <text:s text:c="2"/>u s e , <text:s text:c="2"/>m o d i f y , <text:s text:c="2"/>a d a p t <text:s text:c="2"/>o r <text:s text:c="2"/>e n h a n c e <text:s text:c="2"/>a n y <text:s text:c="2"/>s u c h <text:s text:c="2"/>p r o d u c t s , p r o v i d e d <text:s text:c="2"/>t h a t <text:s text:c="2"/>s u c h <text:s text:c="2"/>t h i r d <text:s text:c="2"/>p a r t y <text:s text:c="2"/>s h a l l <text:s text:c="2"/>h a v e <text:s text:c="2"/>e n t e r e d i n t o <text:s text:c="2"/>a <text:s text:c="2"/>c o n f i d e n t i a l i t y <text:s text:c="2"/>a g r e e m e n t <text:s text:c="2"/>w i t h <text:s text:c="2"/>t h e <text:s text:c="2"/>P u r c h a s e r i n <text:s text:c="2"/>a <text:s text:c="2"/>f o r m <text:s text:c="2"/>t o <text:s text:c="2"/>t h e <text:s text:c="2"/>r e a s o n a b l e <text:s text:c="2"/>s a t i s f a c t i o n <text:s text:c="2"/>o f <text:s text:c="2"/>t h e C o n t r a c t o r ; <text:s text:c="2"/>a n d 1 7 . 3 . 5 <text:s text:c="2"/>c a r r y <text:s text:c="2"/>t h e <text:s text:c="2"/>r i g h t <text:s text:c="2"/>t o <text:s text:c="2"/>g r a n t <text:s text:c="2"/>s u b - l i c e n c e s , 1 7 . 6 <text:s text:c="2"/>O n <text:s text:c="2"/>t h e <text:s text:c="2"/>t e r m i n a t i o n <text:s text:c="2"/>o f <text:s text:c="2"/>t h e <text:s text:c="2"/>C o n t r a c t <text:s text:c="2"/>p u r s u a n t <text:s text:c="2"/>t o C l a u s e <text:s text:c="2"/>1 6 . 1 , <text:s text:c="2"/>C l a u s e <text:s text:c="2"/>3 . 2 <text:s text:c="2"/>( c o n f l i c t <text:s text:c="2"/>o f <text:s text:c="2"/>i n t e r e s t ) <text:s text:c="2"/>o r <text:s text:c="2"/>2 3 . 2 ( c o r r u p t i o n ) , <text:s text:c="2"/>t h e <text:s text:c="2"/>C o n t r a c t o r <text:s text:c="2"/>w i l l <text:s text:c="2"/>i n d e m n i f y <text:s text:c="2"/>t h e P u r c h a s e r <text:s text:c="2"/>i n <text:s text:c="2"/>r e s p e c t <text:s text:c="2"/>o f : - 1 7 . 6 . 1 <text:s text:c="2"/>a n y <text:s text:c="2"/>a d d i t i o n a l <text:s text:c="2"/>o p e r a t i o n a l <text:s text:c="2"/>a n d <text:s text:c="2"/>a d m i n i s t r a t i v e c o s t s <text:s text:c="2"/>a n d <text:s text:c="2"/>e x p e n s e s <text:s text:c="2"/>s u f f e r e d <text:s text:c="2"/>o r <text:s text:c="2"/>i n c u r r e d <text:s text:c="2"/>b y <text:s text:c="2"/>t h e P u r c h a s e r <text:s text:c="2"/>a s <text:s text:c="2"/>a <text:s text:c="2"/>r e s u l t <text:s text:c="2"/>o f <text:s text:c="2"/>s u c h <text:s text:c="2"/>t e r m i n a t i o n ; 1 7 . 6 . 2 <text:s text:c="2"/>t h e <text:s text:c="2"/>c o s t s <text:s text:c="2"/>a n d <text:s text:c="2"/>e x p e n s e s <text:s text:c="2"/>s u f f e r e d <text:s text:c="2"/>o r <text:s text:c="2"/>i n c u r r e d b y <text:s text:c="2"/>t h e <text:s text:c="2"/>P u r c h a s e r <text:s text:c="2"/>i n <text:s text:c="2"/>p r o v i d i n g <text:s text:c="2"/>( o r <text:s text:c="2"/>p r o c u r i n g <text:s text:c="2"/>t h a t a n o t h e r <text:s text:c="2"/>p a r t y <text:s text:c="2"/>p r o v i d e s ) <text:s text:c="2"/>g o o d s <text:s text:c="2"/>o r <text:s text:c="2"/>s e r v i c e s <text:s text:c="2"/>s i m i l a r <text:s text:c="2"/>t o t h e <text:s text:c="2"/>G o o d s <text:s text:c="2"/>o r <text:s text:c="2"/>S e r v i c e s <text:s text:c="2"/>o n <text:s text:c="2"/>a <text:s text:c="2"/>t e m p o r a r y <text:s text:c="2"/>b a s i s <text:s text:c="2"/>u n t i l t h e <text:s text:c="2"/>c o m p l e t i o n <text:s text:c="2"/>o f <text:s text:c="2"/>a <text:s text:c="2"/>t e n d e r i n g <text:s text:c="2"/>o r <text:s text:c="2"/>r e a p p o i n t m e n t p r o c e s s <text:s text:c="2"/>c a r r i e d <text:s text:c="2"/>o u t <text:s text:c="2"/>b y <text:s text:c="2"/>t h e <text:s text:c="2"/>P u r c h a s e r <text:s text:c="2"/>t o <text:s text:c="2"/>f i n d <text:s text:c="2"/>a s u c c e s s o r <text:s text:c="2"/>t o <text:s text:c="2"/>t h e <text:s text:c="2"/>C o n t r a c t o r , <text:s text:c="2"/>b u t <text:s text:c="2"/>o n l y <text:s text:c="2"/>t o <text:s text:c="2"/>t h e <text:s text:c="2"/>e x t e n t t h a t <text:s text:c="2"/>s u c h <text:s text:c="2"/>c o s t s <text:s text:c="2"/>a n d <text:s text:c="2"/>e x p e n s e s <text:s text:c="2"/>e x c e e d <text:s text:c="2"/>t h e <text:s text:c="2"/>C h a r g e s t h a t <text:s text:c="2"/>w o u l d <text:s text:c="2"/>h a v e <text:s text:c="2"/>b e e n <text:s text:c="2"/>p a y a b l e <text:s text:c="2"/>( o r <text:s text:c="2"/>a <text:s text:c="2"/>r e a s o n a b l e e s t i m a t e <text:s text:c="2"/>o f <text:s text:c="2"/>s u c h <text:s text:c="2"/>c h a r g e s , <text:s text:c="2"/>t o <text:s text:c="2"/>t h e <text:s text:c="2"/>e x t e n t <text:s text:c="2"/>u n c e r t a i n ) h a d <text:s text:c="2"/>t h e <text:s text:c="2"/>C o n t r a c t <text:s text:c="2"/>n o t <text:s text:c="2"/>b e e n <text:s text:c="2"/>t e r m i n a t e d ; <text:s text:c="2"/>a n d 1 7 . 6 . 3 <text:s text:c="2"/>t h e <text:s text:c="2"/>c o s t s <text:s text:c="2"/>a n d <text:s text:c="2"/>e x p e n s e s <text:s text:c="2"/>s u f f e r e d <text:s text:c="2"/>o r <text:s text:c="2"/>i n c u r r e d b y <text:s text:c="2"/>t h e <text:s text:c="2"/>P u r c h a s e r <text:s text:c="2"/>i n <text:s text:c="2"/>c a r r y i n g <text:s text:c="2"/>o u t <text:s text:c="2"/>t h e <text:s text:c="2"/>t e n d e r i n g <text:s text:c="2"/>o r r e a p p o i n t m e n t <text:s text:c="2"/>p r o c e s s <text:s text:c="2"/>r e f e r r e d <text:s text:c="2"/>t o <text:s text:c="2"/>i n <text:s text:c="2"/>C l a u s e <text:s text:c="2"/>1 7 . 6 . 2 . 2 1 . 2 <text:s text:c="4"/>E a c h <text:s text:c="2"/>P a r t y <text:s text:c="2"/>s h a l l <text:s text:c="2"/>c o m p l y <text:s text:c="2"/>w i t h <text:s text:c="2"/>i t s <text:s text:c="2"/>r e s p e c t i v e o b l i g a t i o n s <text:s text:c="2"/>u n d e r <text:s text:c="2"/>t h e <text:s text:c="2"/>p r o v i s i o n s <text:s text:c="2"/>o f <text:s text:c="2"/>t h e <text:s text:c="2"/>D a t a P r o t e c t i o n <text:s text:c="2"/>L e g i s l a t i o n . <text:s text:c="4"/>I n <text:s text:c="2"/>p a r t i c u l a r , <text:s text:c="2"/>e a c h <text:s text:c="2"/>p a r t y <text:s text:c="2"/>s h a l l c o m p l y <text:s text:c="2"/>w i t h <text:s text:c="2"/>i t s <text:s text:c="2"/>r e s p e c t i v e <text:s text:c="2"/>p r o v i s i o n s <text:s text:c="2"/>s e t <text:s text:c="2"/>o u t <text:s text:c="2"/>i n <text:s text:c="2"/>t h e G D P R . <text:s text:c="4"/>W i t h o u t <text:s text:c="2"/>p r e j u d i c e <text:s text:c="2"/>t o <text:s text:c="2"/>t h e <text:s text:c="2"/>m e a n i n g <text:s text:c="2"/>a f f o r d e d t o <text:s text:c="2"/>e a c h <text:s text:c="2"/>p a r t y <text:s text:c="2"/>u n d e r <text:s text:c="2"/>t h e <text:s text:c="2"/>G D P R , <text:s text:c="2"/>t h e <text:s text:c="2"/>i n t e n t i o n <text:s text:c="2"/>o f <text:s text:c="2"/>t h e p a r t i e s <text:s text:c="2"/>i s <text:s text:c="2"/>t h a t <text:s text:c="2"/>i n <text:s text:c="2"/>r e s p e c t <text:s text:c="2"/>o f <text:s text:c="2"/>a n y <text:s text:c="2"/>p e r s o n a l <text:s text:c="2"/>d a t a p r o c e s s e d <text:s text:c="2"/>o n <text:s text:c="2"/>b e h a l f <text:s text:c="2"/>o f <text:s text:c="2"/>t h e <text:s text:c="2"/>P u r c h a s e r <text:s text:c="2"/>b y <text:s text:c="2"/>t h e C o n t r a c t o r , <text:s text:c="2"/>t h e <text:s text:c="2"/>P u r c h a s e r <text:s text:c="2"/>s h a l l <text:s text:c="2"/>b e <text:s text:c="2"/>t h e <text:s text:c="2"/>d a t a c o n t r o l l e r <text:s text:c="2"/>a n d <text:s text:c="2"/>t h e <text:s text:c="2"/>C o n t r a c t o r <text:s text:c="2"/>s h a l l <text:s text:c="2"/>b e <text:s text:c="2"/>a <text:s text:c="2"/>d a t a p r o c e s s o r . <text:s text:c="2"/>A s <text:s text:c="2"/>u s e d <text:s text:c="2"/>i n <text:s text:c="2"/>t h i s <text:s text:c="2"/>C l a u s e <text:s text:c="2"/>t h e <text:s text:c="2"/>t e r m s " p r o c e s s " , <text:s text:c="2"/>" p r o c e s s i n g ” , <text:s text:c="2"/>“ p e r s o n a l <text:s text:c="2"/>d a t a ” <text:s text:c="2"/>a n d <text:s text:c="2"/>“ d a t a s u b j e c t s ” <text:s text:c="2"/>s h a l l <text:s text:c="2"/>h a v e <text:s text:c="2"/>t h e <text:s text:c="2"/>m e a n i n g s <text:s text:c="2"/>a s c r i b e d <text:s text:c="2"/>t o <text:s text:c="2"/>t h e m i n <text:s text:c="2"/>t h e <text:s text:c="2"/>D a t a <text:s text:c="2"/>P r o t e c t i o n <text:s text:c="2"/>L e g i s l a t i o n . 2 6 . 6 <text:s text:c="2"/>U p o n <text:s text:c="2"/>t h e <text:s text:c="2"/>e x p i r y <text:s text:c="2"/>o r <text:s text:c="2"/>t e r m i n a t i o n <text:s text:c="2"/>o f <text:s text:c="2"/>t h e <text:s text:c="2"/>C o n t r a c t , t h e <text:s text:c="2"/>C o n t r a c t o r <text:s text:c="2"/>w i l l <text:s text:c="2"/>p r o m p t l y , <text:s text:c="2"/>a n d <text:s text:c="2"/>i n <text:s text:c="2"/>a n y <text:s text:c="2"/>e v e n t <text:s text:c="2"/>w i t h i n 1 4 <text:s text:c="2"/>d a y s <text:s text:c="2"/>o f <text:s text:c="2"/>s u c h <text:s text:c="2"/>e x p i r y <text:s text:c="2"/>o r <text:s text:c="2"/>t e r m i n a t i o n , <text:s text:c="2"/>r e t u r n <text:s text:c="2"/>t o <text:s text:c="2"/>t h e P u r c h a s e r <text:s text:c="2"/>o r <text:s text:c="2"/>d e s t r o y <text:s text:c="2"/>( a t <text:s text:c="2"/>t h e <text:s text:c="2"/>a b s o l u t e <text:s text:c="2"/>d i s c r e t i o n <text:s text:c="2"/>o f t h e <text:s text:c="2"/>P u r c h a s e r ) <text:s text:c="2"/>a n y <text:s text:c="2"/>C o n f i d e n t i a l <text:s text:c="2"/>I n f o r m a t i o n <text:s text:c="2"/>i n <text:s text:c="2"/>i t s p o s s e s s i o n , <text:s text:c="2"/>a n d <text:s text:c="2"/>p r o v i d e <text:s text:c="2"/>t h e <text:s text:c="2"/>P u r c h a s e r <text:s text:c="2"/>w i t h <text:s text:c="2"/>a c e r t i f i c a t e , <text:s text:c="2"/>s i g n e d <text:s text:c="2"/>b y <text:s text:c="2"/>a <text:s text:c="2"/>d u l y <text:s text:c="2"/>a u t h o r i s e d <text:s text:c="2"/>o f f i c e r , c e r t i f y i n g <text:s text:c="2"/>t h a t <text:s text:c="2"/>t h e <text:s text:c="2"/>C o n t r a c t o r <text:s text:c="2"/>h a s <text:s text:c="2"/>c o m p l i e d <text:s text:c="2"/>w i t h <text:s text:c="2"/>i t s o b l i g a t i o n s <text:s text:c="2"/>u n d e r <text:s text:c="2"/>t h i s <text:s text:c="2"/>C l a u s e <text:s text:c="2"/>2 0 . 6 . <text:s text:c="2"/>T h e <text:s text:c="2"/>o b l i g a t i o n <text:s text:c="2"/>t o d e s t r o y <text:s text:c="2"/>a n y <text:s text:c="2"/>C o n f i d e n t i a l <text:s text:c="2"/>I n f o r m a t i o n <text:s text:c="2"/>p u r s u a n t <text:s text:c="2"/>t o <text:s text:c="2"/>t h i s</text:p>
          </table:table-cell>
          <table:table-cell office:value-type="string" calcext:value-type="string">
            <text:p>W e <text:s text:c="2"/>a r e <text:s text:c="2"/>n o t <text:s text:c="2"/>a b l e <text:s text:c="2"/>t o <text:s text:c="2"/>s i g n <text:s text:c="2"/>u p <text:s text:c="2"/>t o <text:s text:c="2"/>a <text:s text:c="2"/>“ b l a n k <text:s text:c="2"/>c h e q u e ” . <text:s text:c="2"/>W e a g r e e <text:s text:c="2"/>t h a t <text:s text:c="2"/>s e r v i c e s <text:s text:c="2"/>n o t <text:s text:c="2"/>p r o v i d e d <text:s text:c="2"/>w i l l <text:s text:c="2"/>n o t <text:s text:c="2"/>b e <text:s text:c="2"/>c h a r g e d . W e <text:s text:c="2"/>a r e <text:s text:c="2"/>u n a b l e <text:s text:c="2"/>t o <text:s text:c="2"/>p a y <text:s text:c="2"/>f o r <text:s text:c="2"/>s e r v i c e s <text:s text:c="2"/>p r o v i d e d <text:s text:c="2"/>b y a n o t h e r <text:s text:c="2"/>C o n t r a c t o r , <text:s text:c="2"/>a n d <text:s text:c="2"/>f o r <text:s text:c="2"/>a n y <text:s text:c="2"/>t e n d e r i n g <text:s text:c="2"/>o r r e a p p o i n t m e n t <text:s text:c="2"/>p r o c e s s . T h e <text:s text:c="2"/>I C O <text:s text:c="2"/>r e c o m m e n d <text:s text:c="2"/>t h a t <text:s text:c="2"/>i n <text:s text:c="2"/>t h e <text:s text:c="2"/>c a s e <text:s text:c="2"/>o f <text:s text:c="2"/>O c c u p a t i o n a l H e a l t h , <text:s text:c="2"/>t h e <text:s text:c="2"/>p a r t i e s <text:s text:c="2"/>a r e <text:s text:c="2"/>c o n s i d e r e d <text:s text:c="2"/>“ J o i n t <text:s text:c="2"/>D a t a C o n t r o l l e r s ” . <text:s text:c="2"/>T h i s <text:s text:c="2"/>i s <text:s text:c="2"/>b e c a u s e <text:s text:c="2"/>t h e <text:s text:c="2"/>C o n t r a c t o r <text:s text:c="2"/>r e c e i v e s c o n f i d e n t i a l <text:s text:c="2"/>i n f o r m a t i o n <text:s text:c="2"/>f r o m <text:s text:c="2"/>t h e <text:s text:c="2"/>d a t a <text:s text:c="2"/>s u b j e c t <text:s text:c="2"/>a n d d a t a <text:s text:c="2"/>s u b j e c t ’ s <text:s text:c="2"/>p r i m a r y <text:s text:c="2"/>c a r e <text:s text:c="2"/>w h i c h <text:s text:c="2"/>i s <text:s text:c="2"/>n o t <text:s text:c="2"/>a c c e s s i b l e <text:s text:c="2"/>t o t h e <text:s text:c="2"/>P u r c h a s e r . M e d i c a l <text:s text:c="2"/>d a t a <text:s text:c="2"/>w i l l <text:s text:c="2"/>n o t <text:s text:c="2"/>b e <text:s text:c="2"/>p r o v i d e d <text:s text:c="2"/>t o <text:s text:c="2"/>t h e <text:s text:c="2"/>C u s t o m e r , <text:s text:c="2"/>i t w i l l <text:s text:c="2"/>b e <text:s text:c="2"/>p a s s e d <text:s text:c="2"/>d i r e c t l y <text:s text:c="2"/>t o <text:s text:c="2"/>t h e <text:s text:c="2"/>n e w <text:s text:c="2"/>O H <text:s text:c="2"/>p r o v i d e r . <text:s text:c="2"/>N o c o n f i d e n t i a l <text:s text:c="2"/>i n f o r m a t i o n <text:s text:c="2"/>w i l l <text:s text:c="2"/>b e <text:s text:c="2"/>p r o v i d e d <text:s text:c="2"/>w i t h o u t <text:s text:c="2"/>t h e e x p l i c i t <text:s text:c="2"/>c o n s e n t <text:s text:c="2"/>o f <text:s text:c="2"/>t h e <text:s text:c="2"/>d a t a <text:s text:c="2"/>s u b j e c t . <text:s text:c="2"/>W e <text:s text:c="2"/>a r e <text:s text:c="2"/>h a p p y <text:s text:c="2"/>t o t r a n s f e r <text:s text:c="2"/>r e c o r d s <text:s text:c="2"/>t o <text:s text:c="2"/>t h e <text:s text:c="2"/>a p p r o p r i a t e <text:s text:c="2"/>m e d i c a l <text:s text:c="2"/>c o n t a c t <text:s text:c="2"/>i n t h e <text:s text:c="2"/>n e w <text:s text:c="2"/>p r o v i d e r . <text:s text:c="2"/>I n <text:s text:c="2"/>a c c o r d a n c e <text:s text:c="2"/>w i t h <text:s text:c="2"/>o u r <text:s text:c="2"/>d a t a r e t e n t i o n <text:s text:c="2"/>g u i d e l i n e s , <text:s text:c="2"/>a s <text:s text:c="2"/>r e c o m m e n d e d <text:s text:c="2"/>b y <text:s text:c="2"/>t h e <text:s text:c="2"/>F O M , w e <text:s text:c="2"/>w i l l <text:s text:c="2"/>a l s o <text:s text:c="2"/>r e t a i n <text:s text:c="2"/>r e c o r d s <text:s text:c="2"/>i n <text:s text:c="2"/>a c c o r d a n c e <text:s text:c="2"/>w i t h <text:s text:c="2"/>r e l e v a n t l e g i s l a t i o n <text:s text:c="2"/>( 6 <text:s text:c="2"/>y e a r s <text:s text:c="2"/>f o l l o w i n g <text:s text:c="2"/>c o n t r a c t <text:s text:c="2"/>t e r m i n a t i o n , <text:s text:c="2"/>o r 4 0 <text:s text:c="2"/>y e a r s <text:s text:c="2"/>f o r <text:s text:c="2"/>H e a l t h <text:s text:c="2"/>S u r v e i l l a n c e ) .</text:p>
          </table:table-cell>
          <table:table-cell table:number-columns-repeated="1022"/>
        </table:table-row>
        <table:table-row table:style-name="ro1">
          <table:table-cell office:value-type="string" calcext:value-type="string">
            <text:p>e f f e c t s   o f   t h e   D e f a u l t   b y   c a r r y i n g   o u t   t h e   a c t i v i t i e s n e c e s s a r y   t o   p e r f o r m   t h e   S e r v i c e s ,   o b t a i n   g o o d s s i m i l a r   t o   t h e   G o o d s   o r   o t h e r w i s e   m e e t   t h e o b j e c t i v e s   o f   t h e   C o n t r a c t ,   o r   c o n t r a c t   w i t h   a   t h i r d p a r t y   t o   d o   a n y   o f   t h e   s a m e ,   a n d : 1 5 . 3 . 1       t h e   C o n t r a c t o r   w i l l   u s e   a l l   r e a s o n a b l e e n d e a v o u r s   t o   c o - o p e r a t e   w i t h   t h e   P u r c h a s e r   a n d a n y   t h i r d   p a r t y   t o   m i t i g a t e   t h e   e f f e c t s   o f   t h e   D e f a u l t ; a n d 1 </text:p>
            <text:p> 5 . 3 . 2       t h e   C o n t r a c t o r   w i l l   i n d e m n i f y   t h e   P u r c h a s e r i n   r e s p e c t   o f   t h e   r e a s o n a b l e   c o s t s   a n d   e x p e n s e s i n c u r r e d   b y   t h e   P u r c h a s e r   i n   r e m e d y i n g   o r   s e e k i n g t o   r e m e d y   t h e   e f f e c t s   o f   t h e   D e f a u l t . 1 6 . 1   T h e   P u r c h a s e r   m a y   a t   a n y   t i m e   b y   n o t i c e   i n w r i t i n g   t e r m i n a t e   t h e   C o n t r a c t   w i t h   i m m e d i a t e   e f f e c t w h e r e : . . . 1 6 . 1 . 3   t h e   C o n t r a c t o r   h a s   f a i l e d   t o   a c h i e v e   t h e S e r v i c e   L e v e l s   t o   a   d e g r e e   t h a t   t h e   P u r c h a s e r   h a s b e e n   e n t i t l e d   t o   S e r v i c e   C r e d i t s   a m o u n t i n g   t o   2 5 % o r   m o r e   o f   t h e   a p p l i c a b l e   m o n t h l y   C h a r g e s   f o r   t w o c a l e n d a r   m o n t h s   i n   a n y   p e r i o d   o f   s i x   m o n t h s ;</text:p>
          </table:table-cell>
          <table:table-cell office:value-type="string" calcext:value-type="string">
            <text:p>d e l i v e r e d . W e <text:s text:c="2"/>w i l l <text:s text:c="2"/>n o t <text:s text:c="2"/>s i g n <text:s text:c="2"/>u p <text:s text:c="2"/>t o <text:s text:c="2"/>s e r v i c e <text:s text:c="2"/>c r e d i t s . <text:s text:c="2"/>W e <text:s text:c="2"/>a g r e e <text:s text:c="2"/>t h e r e s h o u l d <text:s text:c="2"/>b e <text:s text:c="2"/>c o n t r a c t u a l <text:s text:c="2"/>r e m e d y <text:s text:c="2"/>f o r <text:s text:c="2"/>f a i l i n g <text:s text:c="2"/>t o <text:s text:c="2"/>a c h i e v e s e r v i c e <text:s text:c="2"/>l e v e l s , <text:s text:c="2"/>b u t <text:s text:c="2"/>b e l i e v e <text:s text:c="2"/>t h e s e <text:s text:c="2"/>s h o u l d <text:s text:c="2"/>b e r e a s o n a b l e <text:s text:c="2"/>a n d <text:s text:c="2"/>e n a b l e <text:s text:c="2"/>s e r v i c e <text:s text:c="2"/>i m p r o v e m e n t s <text:s text:c="2"/>t o <text:s text:c="2"/>b e m a d e <text:s text:c="2"/>a c r o s s <text:s text:c="2"/>t h e <text:s text:c="2"/>s e r v i c e . <text:s text:c="2"/>S e r v i c e <text:s text:c="2"/>c r e d i t s <text:s text:c="2"/>d o <text:s text:c="2"/>n o t <text:s text:c="2"/>a l l o w f o r <text:s text:c="2"/>r e i n v e s t m e n t <text:s text:c="2"/>o f <text:s text:c="2"/>p r o f i t <text:s text:c="2"/>i n t o <text:s text:c="2"/>s e r v i c e <text:s text:c="2"/>i m p r o v e m e n t a n d <text:s text:c="2"/>i n n o v a t i o n . W e <text:s text:c="2"/>b e l i e v e <text:s text:c="2"/>t h a t <text:s text:c="2"/>f a i l u r e <text:s text:c="2"/>t o <text:s text:c="2"/>a c h i e v e <text:s text:c="2"/>s e r v i c e <text:s text:c="2"/>l e v e l s s h o u l d <text:s text:c="2"/>b e <text:s text:c="2"/>a d d r e s s e d <text:s text:c="2"/>w i t h <text:s text:c="2"/>s e r v i c e <text:s text:c="2"/>i m p r o v e m e n t s , <text:s text:c="2"/>a n d</text:p>
          </table:table-cell>
          <table:table-cell table:number-columns-repeated="1022"/>
        </table:table-row>
        <table:table-row table:style-name="ro1">
          <table:table-cell office:value-type="string" calcext:value-type="string">
            <text:p>C l a u s e <text:s text:c="2"/>2 6 . 6 <text:s text:c="2"/>i n c l u d e s <text:s text:c="2"/>a n <text:s text:c="2"/>o b l i g a t i o n <text:s text:c="2"/>t o <text:s text:c="2"/>p e r m a n e n t l y d e l e t e <text:s text:c="2"/>f r o m <text:s text:c="2"/>a n y <text:s text:c="2"/>i n f o r m a t i o n <text:s text:c="2"/>t e c h n o l o g y <text:s text:c="2"/>s y s t e m s o w n e d <text:s text:c="2"/>a n d / o r <text:s text:c="2"/>u s e d <text:s text:c="2"/>b y <text:s text:c="2"/>t h e <text:s text:c="2"/>C o n t r a c t o r , <text:s text:c="2"/>a n y <text:s text:c="2"/>c o p i e s <text:s text:c="2"/>o f t h a t <text:s text:c="2"/>C o n f i d e n t i a l <text:s text:c="2"/>I n f o r m a t i o n <text:s text:c="2"/>h e l d <text:s text:c="2"/>i n <text:s text:c="2"/>e l e c t r o n i c <text:s text:c="2"/>f o r m . 3 2 . 3 <text:s text:c="12"/>W i t h o u t <text:s text:c="2"/>p r e j u d i c e <text:s text:c="2"/>t o <text:s text:c="2"/>C l a u s e <text:s text:c="2"/>3 2 . 1 , <text:s text:c="2"/>i n <text:s text:c="2"/>t h e e v e n t <text:s text:c="2"/>o f <text:s text:c="2"/>a n <text:s text:c="2"/>i n v e s t i g a t i o n <text:s text:c="2"/>i n t o <text:s text:c="2"/>s u s p e c t e d <text:s text:c="2"/>f r a u d u l e n t a c t i v i t y <text:s text:c="2"/>o r <text:s text:c="2"/>o t h e r <text:s text:c="2"/>i m p r o p r i e t y <text:s text:c="2"/>b y <text:s text:c="2"/>a n y <text:s text:c="2"/>C o n t r a c t o r <text:s text:c="2"/>P a r t y o r <text:s text:c="2"/>C o n t r a c t <text:s text:c="2"/>W o r k e r : 3 2 . 3 . 1 <text:s text:c="6"/>t h e <text:s text:c="2"/>P u r c h a s e r <text:s text:c="2"/>a n d / o r <text:s text:c="2"/>t h e <text:s text:c="2"/>A u d i t o r s <text:s text:c="2"/>m a y w i t h o u t <text:s text:c="2"/>n o t i c e <text:s text:c="2"/>e n t e r <text:s text:c="2"/>a n y <text:s text:c="2"/>p r e m i s e s <text:s text:c="2"/>o f <text:s text:c="2"/>a n y <text:s text:c="2"/>C o n t r a c t o r P a r t y <text:s text:c="2"/>a n d <text:s text:c="2"/>t a k e <text:s text:c="2"/>a c c e s s <text:s text:c="2"/>t o <text:s text:c="2"/>t h e <text:s text:c="2"/>R e c o r d s , <text:s text:c="2"/>w h i c h <text:s text:c="2"/>s h a l l b e <text:s text:c="2"/>m a d e <text:s text:c="2"/>a v a i l a b l e <text:s text:c="2"/>t o <text:s text:c="2"/>t h e m <text:s text:c="2"/>( w h e t h e r <text:s text:c="2"/>t h e y <text:s text:c="2"/>a r e <text:s text:c="2"/>h e l d <text:s text:c="2"/>a t s u c h <text:s text:c="2"/>p r e m i s e s <text:s text:c="2"/>o r <text:s text:c="2"/>o t h e r w i s e ) <text:s text:c="2"/>b y <text:s text:c="2"/>t h e <text:s text:c="2"/>C o n t r a c t o r <text:s text:c="2"/>o r C o n t r a c t o r <text:s text:c="2"/>P a r t y ; 3 2 . 3 . 2 <text:s text:c="6"/>t h e <text:s text:c="2"/>C o n t r a c t o r <text:s text:c="2"/>s h a l l <text:s text:c="2"/>r e n d e r <text:s text:c="2"/>a l l <text:s text:c="2"/>n e c e s s a r y a s s i s t a n c e <text:s text:c="2"/>t o <text:s text:c="2"/>t h e <text:s text:c="2"/>c o n d u c t <text:s text:c="2"/>o f <text:s text:c="2"/>s u c h <text:s text:c="2"/>i n v e s t i g a t i o n ( i n c l u d i n g <text:s text:c="2"/>t h e <text:s text:c="2"/>p r o v i s i o n <text:s text:c="2"/>o f <text:s text:c="2"/>o f f i c e <text:s text:c="2"/>a c c o m m o d a t i o n a n d <text:s text:c="2"/>t h e <text:s text:c="2"/>p r o v i s i o n <text:s text:c="2"/>o f <text:s text:c="2"/>s u c h <text:s text:c="2"/>o r a l <text:s text:c="2"/>a n d <text:s text:c="2"/>w r i t t e n e x p l a n a t i o n s <text:s text:c="2"/>a s <text:s text:c="2"/>t h e <text:s text:c="2"/>P u r c h a s e r <text:s text:c="2"/>o r <text:s text:c="2"/>t h e <text:s text:c="2"/>A u d i t o r s <text:s text:c="2"/>m a y r e q u i r e <text:s text:c="2"/>i n <text:s text:c="2"/>r e l a t i o n <text:s text:c="2"/>t o <text:s text:c="2"/>t h e <text:s text:c="2"/>R e c o r d s <text:s text:c="2"/>o r <text:s text:c="2"/>a n y <text:s text:c="2"/>o t h e r s u b j e c t <text:s text:c="2"/>o f <text:s text:c="2"/>i n v e s t i g a t i o n <text:s text:c="2"/>o r <text:s text:c="2"/>e n q u i r y <text:s text:c="2"/>b y <text:s text:c="2"/>t h e <text:s text:c="2"/>P u r c h a s e r o r <text:s text:c="2"/>t h e <text:s text:c="2"/>A u d i t o r s ) ; <text:s text:c="2"/>a n d 3 2 . 3 . 3 <text:s text:c="6"/>t h e <text:s text:c="2"/>C o n t r a c t o r <text:s text:c="2"/>s h a l l <text:s text:c="2"/>b e <text:s text:c="2"/>p a i d <text:s text:c="2"/>a n y <text:s text:c="2"/>r e a s o n a b l e e x p e n s e s <text:s text:c="2"/>p r o p e r l y <text:s text:c="2"/>a n d <text:s text:c="2"/>n e c e s s a r i l y <text:s text:c="2"/>i n c u r r e d <text:s text:c="2"/>i n g i v i n g <text:s text:c="2"/>s u c h <text:s text:c="2"/>n e c e s s a r y <text:s text:c="2"/>a s s i s t a n c e <text:s text:c="2"/>i n <text:s text:c="2"/>t h e <text:s text:c="2"/>e v e n t <text:s text:c="2"/>t h a t t h e <text:s text:c="2"/>r e s u l t <text:s text:c="2"/>o f <text:s text:c="2"/>s u c h <text:s text:c="2"/>i n v e s t i g a t i o n <text:s text:c="2"/>i s <text:s text:c="2"/>t h a t <text:s text:c="2"/>n o <text:s text:c="2"/>f r a u d u l e n t a c t i v i t y <text:s text:c="2"/>o r <text:s text:c="2"/>o t h e r <text:s text:c="2"/>i m p r o p r i e t y <text:s text:c="2"/>b y <text:s text:c="2"/>a <text:s text:c="2"/>C o n t r a c t o r <text:s text:c="2"/>P a r t y <text:s text:c="2"/>o r a <text:s text:c="2"/>C o n t r a c t <text:s text:c="2"/>W o r k e r <text:s text:c="2"/>i s <text:s text:c="2"/>f o u n d <text:s text:c="2"/>( b u t <text:s text:c="2"/>n o t <text:s text:c="2"/>o t h e r w i s e ) . 3 4 . 6 <text:s text:c="6"/>I f <text:s text:c="2"/>a <text:s text:c="2"/>D i s p u t e <text:s text:c="2"/>h a s <text:s text:c="2"/>n o t <text:s text:c="2"/>b e e n <text:s text:c="2"/>r e s o l v e d , <text:s text:c="2"/>r e d u c e d t o <text:s text:c="2"/>w r i t i n g <text:s text:c="2"/>a n d <text:s text:c="2"/>s i g n e d <text:s text:c="2"/>b y <text:s text:c="2"/>b o t h <text:s text:c="2"/>p a r t i e s <text:s text:c="2"/>w i t h i n <text:s text:c="2"/>s e v e n d a y s <text:s text:c="2"/>o f <text:s text:c="2"/>t h e <text:s text:c="2"/>f i r s t <text:s text:c="2"/>m e e t i n g <text:s text:c="2"/>a t <text:s text:c="2"/>t h e <text:s text:c="2"/>f i r s t <text:s text:c="2"/>l e v e l , <text:s text:c="2"/>t h e <text:s text:c="2"/>D i s p u t e s h a l l <text:s text:c="2"/>b e <text:s text:c="2"/>r e f e r r e d <text:s text:c="2"/>t o <text:s text:c="2"/>t h e <text:s text:c="2"/>n e x t <text:s text:c="2"/>l e v e l , <text:s text:c="2"/>a n d <text:s text:c="2"/>t h e r e p r e s e n t a t i v e s <text:s text:c="2"/>a t <text:s text:c="2"/>t h a t <text:s text:c="2"/>n e x t <text:s text:c="2"/>l e v e l <text:s text:c="2"/>s h a l l <text:s text:c="2"/>m e e t <text:s text:c="2"/>w i t h i n <text:s text:c="2"/>3 d a y s <text:s text:c="2"/>o f <text:s text:c="2"/>t h e <text:s text:c="2"/>r e f e r e n c e <text:s text:c="2"/>t o <text:s text:c="2"/>t h a t <text:s text:c="2"/>l e v e l .</text:p>
          </table:table-cell>
          <table:table-cell office:value-type="string" calcext:value-type="string">
            <text:p>C o n f i d e n t i a l <text:s text:c="2"/>m e d i c a l <text:s text:c="2"/>r e c o r d s <text:s text:c="2"/>w i l l <text:s text:c="2"/>n o t <text:s text:c="2"/>b e <text:s text:c="2"/>p r o v i d e d <text:s text:c="2"/>t o t h e <text:s text:c="2"/>C u s t o m e r <text:s text:c="2"/>w i t h o u t <text:s text:c="2"/>t h e <text:s text:c="2"/>e x p r e s s <text:s text:c="2"/>w r i t t e n <text:s text:c="2"/>c o n s e n t <text:s text:c="2"/>o f e a c h <text:s text:c="2"/>d a t a <text:s text:c="2"/>s u b j e c t . <text:s text:c="2"/>E n t r y <text:s text:c="2"/>t o <text:s text:c="2"/>o f f i c e s <text:s text:c="2"/>c a n n o t <text:s text:c="2"/>b e p e r m i t t e d <text:s text:c="2"/>a s <text:s text:c="2"/>c l i n i c s <text:s text:c="2"/>a n d <text:s text:c="2"/>t e l e p h o n e <text:s text:c="2"/>c a l l s <text:s text:c="2"/>w i l l <text:s text:c="2"/>b e c o n d u c t e d <text:s text:c="2"/>f o r <text:s text:c="2"/>a l l <text:s text:c="2"/>c l i e n t s , <text:s text:c="2"/>i n c l u d i n g <text:s text:c="2"/>c o n f i d e n t i a l <text:s text:c="2"/>h e a l t h i n f o r m a t i o n . R e c o r d s <text:s text:c="2"/>w i l l <text:s text:c="2"/>b e <text:s text:c="2"/>m a d e <text:s text:c="2"/>a v a i l a b l e <text:s text:c="2"/>o n l i n e <text:s text:c="2"/>v i a <text:s text:c="2"/>s e c u r e <text:s text:c="2"/>l i n k t o <text:s text:c="2"/>e n a b l e <text:s text:c="2"/>a u d i t . <text:s text:c="2"/>N o <text:s text:c="2"/>p a p e r <text:s text:c="2"/>r e c o r d s <text:s text:c="2"/>a r e <text:s text:c="2"/>c r e a t e d <text:s text:c="2"/>b y A l p h a / H e a l e s . P l e a s e <text:s text:c="2"/>c h a n g e <text:s text:c="2"/>“ d a y s ” <text:s text:c="2"/>t o <text:s text:c="2"/>“ B u s i n e s s <text:s text:c="2"/>D a y s ” .</text:p>
          </table:table-cell>
          <table:table-cell table:number-columns-repeated="1022"/>
        </table:table-row>
        <table:table-row table:style-name="ro1">
          <table:table-cell office:value-type="string" calcext:value-type="string">
            <text:p>t h e <text:s text:c="2"/>p a y m e n t <text:s text:c="2"/>o f <text:s text:c="2"/>s u c h <text:s text:c="2"/>s u m <text:s text:c="2"/>r e m a i n s <text:s text:c="2"/>d i s p u t e d . <text:s text:c="2"/>T h e p a r t i e s <text:s text:c="2"/>a g r e e <text:s text:c="2"/>t h a t <text:s text:c="2"/>t h i s <text:s text:c="2"/>C o n d i t i o n <text:s text:c="2"/>3 . 9 <text:s text:c="2"/>i s <text:s text:c="2"/>a s u b s t a n t i a l <text:s text:c="2"/>r e m e d y <text:s text:c="2"/>f o r <text:s text:c="2"/>l a t e <text:s text:c="2"/>p a y m e n t <text:s text:c="2"/>o f <text:s text:c="2"/>a n y <text:s text:c="2"/>s u m p a y a b l e <text:s text:c="2"/>u n d e r <text:s text:c="2"/>t h e <text:s text:c="2"/>C o n t r a c t , <text:s text:c="2"/>f o r <text:s text:c="2"/>t h e <text:s text:c="2"/>p u r p o s e s <text:s text:c="2"/>o f t h e <text:s text:c="2"/>L a t e <text:s text:c="2"/>P a y m e n t <text:s text:c="2"/>o f <text:s text:c="2"/>C o m m e r c i a l <text:s text:c="2"/>D e b t s ( I n t e r e s t ) <text:s text:c="2"/>A c t <text:s text:c="2"/>1 9 9 8 , <text:s text:c="2"/>i n <text:s text:c="2"/>p a r t i c u l a r <text:s text:c="2"/>b e c a u s e : 3 . 9 . 1 t h e <text:s text:c="2"/>i n t e r e s t <text:s text:c="2"/>r a t e <text:s text:c="2"/>i s <text:s text:c="2"/>g r e a t e r <text:s text:c="2"/>t h a n <text:s text:c="2"/>t h e <text:s text:c="2"/>i n t e r e s t r a t e <text:s text:c="2"/>a v a i l a b l e <text:s text:c="2"/>t o <text:s text:c="2"/>t h e <text:s text:c="2"/>C o n t r a c t o r <text:s text:c="2"/>i n <text:s text:c="2"/>r e s p e c t <text:s text:c="2"/>o f c a s h <text:s text:c="2"/>o n <text:s text:c="2"/>d e p o s i t <text:s text:c="2"/>w h i c h <text:s text:c="2"/>i s <text:s text:c="2"/>i m m e d i a t e l y <text:s text:c="2"/>a v a i l a b l e ; a n d 3 . 9 . 2 t h e <text:s text:c="2"/>o t h e r <text:s text:c="2"/>p r o v i s i o n s <text:s text:c="2"/>o f <text:s text:c="2"/>t h e <text:s text:c="2"/>C o n t r a c t <text:s text:c="2"/>r e f l e c t , a n d <text:s text:c="2"/>t a k e <text:s text:c="2"/>i n t o <text:s text:c="2"/>a c c o u n t , <text:s text:c="2"/>t h e <text:s text:c="2"/>o v e r a l l <text:s text:c="2"/>r e l a t i o n s h i p b e t w e e n <text:s text:c="2"/>t h e <text:s text:c="2"/>p a r t i e s , <text:s text:c="2"/>a n d <text:s text:c="2"/>s o <text:s text:c="2"/>i t <text:s text:c="2"/>w o u l d <text:s text:c="2"/>b e i n a p p r o p r i a t e <text:s text:c="2"/>f o r <text:s text:c="2"/>a <text:s text:c="2"/>h i g h e r <text:s text:c="2"/>i n t e r e s t <text:s text:c="2"/>r a t e <text:s text:c="2"/>t o <text:s text:c="2"/>a p p l y . 3 . 1 0 T h e <text:s text:c="2"/>p r o v i s i o n s <text:s text:c="2"/>o f <text:s text:c="2"/>C o n d i t i o n <text:s text:c="2"/>3 . 9 <text:s text:c="2"/>a r e <text:s text:c="2"/>i n <text:s text:c="2"/>l i e u <text:s text:c="2"/>o f s t a t u t o r y <text:s text:c="2"/>i n t e r e s t , <text:s text:c="2"/>w h i c h <text:s text:c="2"/>s h a l l <text:s text:c="2"/>n o t <text:s text:c="2"/>a c c r u e <text:s text:c="2"/>o n <text:s text:c="2"/>a n y l a t e <text:s text:c="2"/>p a y m e n t s . 9 . 2 T h e <text:s text:c="2"/>C o n t r a c t o r <text:s text:c="2"/>h e r e b y <text:s text:c="2"/>a s s i g n s <text:s text:c="2"/>t o <text:s text:c="2"/>t h e U n i v e r s i t y <text:s text:c="2"/>f r e e <text:s text:c="2"/>f r o m <text:s text:c="2"/>a l l <text:s text:c="2"/>c h a r g e s <text:s text:c="2"/>a n d <text:s text:c="2"/>o t h e r e n c u m b r a n c e s <text:s text:c="2"/>a l l <text:s text:c="2"/>r i g h t , <text:s text:c="2"/>t i t l e <text:s text:c="2"/>a n d <text:s text:c="2"/>i n t e r e s t <text:s text:c="2"/>i n <text:s text:c="2"/>a n d t o <text:s text:c="2"/>a l l <text:s text:c="2"/>I n t e l l e c t u a l <text:s text:c="2"/>P r o p e r t y <text:s text:c="2"/>R i g h t s <text:s text:c="2"/>s u b s i s t i n g <text:s text:c="2"/>i n <text:s text:c="2"/>o r r e l a t i n g <text:s text:c="2"/>t o <text:s text:c="2"/>t h e <text:s text:c="2"/>D e l i v e r a b l e s , <text:s text:c="2"/>t o g e t h e r <text:s text:c="2"/>w i t h <text:s text:c="2"/>a l l r i g h t s <text:s text:c="2"/>o f <text:s text:c="2"/>a c t i o n <text:s text:c="2"/>a r i s i n g <text:s text:c="2"/>o r <text:s text:c="2"/>a c c r u e d <text:s text:c="2"/>i n <text:s text:c="2"/>r e l a t i o n <text:s text:c="2"/>t o t h o s e <text:s text:c="2"/>I n t e l l e c t u a l <text:s text:c="2"/>P r o p e r t y <text:s text:c="2"/>R i g h t s , <text:s text:c="2"/>i n c l u d i n g <text:s text:c="2"/>t h e r i g h t <text:s text:c="2"/>t o <text:s text:c="2"/>t a k e <text:s text:c="2"/>p r o c e e d i n g s <text:s text:c="2"/>a n d <text:s text:c="2"/>t o <text:s text:c="2"/>s e e k <text:s text:c="2"/>a n d r e c o v e r <text:s text:c="2"/>d a m a g e s , <text:s text:c="2"/>t h e <text:s text:c="2"/>r i g h t <text:s text:c="2"/>t o <text:s text:c="2"/>o b t a i n <text:s text:c="2"/>d e l i v e r y - u p o f <text:s text:c="2"/>a l l <text:s text:c="2"/>i n f r i n g i n g <text:s text:c="2"/>c o p i e s <text:s text:c="2"/>a n d <text:s text:c="2"/>a l l o t h e r <text:s text:c="2"/>r e m e d i e s <text:s text:c="2"/>f o r <text:s text:c="2"/>p a s t <text:s text:c="2"/>i n f r i n g e m e n t . 1 0 . 3 T h e <text:s text:c="2"/>d e c i s i o n <text:s text:c="2"/>o f <text:s text:c="2"/>t h e <text:s text:c="2"/>U n i v e r s i t y <text:s text:c="2"/>a s <text:s text:c="2"/>t o <text:s text:c="2"/>w h e t h e r a n y <text:s text:c="2"/>p e r s o n <text:s text:c="2"/>i s <text:s text:c="2"/>t o <text:s text:c="2"/>b e <text:s text:c="2"/>a d m i t t e d <text:s text:c="2"/>t o <text:s text:c="2"/>o r <text:s text:c="2"/>i s <text:s text:c="2"/>t o <text:s text:c="2"/>b e r e m o v e d <text:s text:c="2"/>f r o m <text:s text:c="2"/>t h e <text:s text:c="2"/>P r e m i s e s <text:s text:c="2"/>o r <text:s text:c="2"/>i s <text:s text:c="2"/>n o t <text:s text:c="2"/>t o <text:s text:c="2"/>b e c o m e i n v o l v e d <text:s text:c="2"/>i n <text:s text:c="2"/>o r <text:s text:c="2"/>i s <text:s text:c="2"/>t o <text:s text:c="2"/>b e <text:s text:c="2"/>r e m o v e d <text:s text:c="2"/>f r o m <text:s text:c="2"/>i n v o l v e m e n t i n <text:s text:c="2"/>t h e <text:s text:c="2"/>p e r f o r m a n c e <text:s text:c="2"/>o f <text:s text:c="2"/>t h e <text:s text:c="2"/>C o n t r a c t <text:s text:c="2"/>a n d <text:s text:c="2"/>a s <text:s text:c="2"/>t o w h e t h e r <text:s text:c="2"/>t h e <text:s text:c="2"/>C o n t r a c t o r <text:s text:c="2"/>h a s <text:s text:c="2"/>f u r n i s h e d <text:s text:c="2"/>t h e i n f o r m a t i o n <text:s text:c="2"/>o r <text:s text:c="2"/>t a k e n <text:s text:c="2"/>t h e <text:s text:c="2"/>s t e p s <text:s text:c="2"/>r e q u i r e d <text:s text:c="2"/>o f <text:s text:c="2"/>h i m <text:s text:c="2"/>b y t h i s <text:s text:c="2"/>c o n d i t i o n , <text:s text:c="2"/>s h a l l <text:s text:c="2"/>b e <text:s text:c="2"/>f i n a l <text:s text:c="2"/>a n d <text:s text:c="2"/>c o n c l u s i v e . 1 2 . 2 T h e <text:s text:c="2"/>C o n t r a c t o r <text:s text:c="2"/>w i l l <text:s text:c="2"/>n o t i f y <text:s text:c="2"/>t h e <text:s text:c="2"/>U n i v e r s i t y i m m e d i a t e l y <text:s text:c="2"/>i n <text:s text:c="2"/>w r i t i n g <text:s text:c="2"/>i f <text:s text:c="2"/>a t <text:s text:c="2"/>a n y <text:s text:c="2"/>t i m e <text:s text:c="2"/>i t <text:s text:c="2"/>d o e s <text:s text:c="2"/>o r <text:s text:c="2"/>w i l l P r o c e s s <text:s text:c="2"/>C o n t r a c t <text:s text:c="2"/>P e r s o n a l <text:s text:c="2"/>D a t a <text:s text:c="2"/>a s <text:s text:c="2"/>C o n t r o l l e r . <text:s text:c="2"/>I n s u c h <text:s text:c="2"/>c a s e s , <text:s text:c="2"/>t h e <text:s text:c="2"/>C o n t r a c t o r <text:s text:c="2"/>w i l l <text:s text:c="2"/>p r o m p t l y <text:s text:c="2"/>e n t e r i n t o <text:s text:c="2"/>s u c h <text:s text:c="2"/>c o n t r a c t u a l <text:s text:c="2"/>p r o v i s i o n s <text:s text:c="2"/>a s <text:s text:c="2"/>r e q u i r e d <text:s text:c="2"/>b y t h e <text:s text:c="2"/>U n i v e r s i t y <text:s text:c="2"/>( a c t i n g <text:s text:c="2"/>r e a s o n a b l y ) <text:s text:c="2"/>t o <text:s text:c="2"/>e n s u r e <text:s text:c="2"/>t h a t s u c h <text:s text:c="2"/>P r o c e s s i n g <text:s text:c="2"/>a n d <text:s text:c="2"/>t h e <text:s text:c="2"/>c o n t r a c t u a l <text:s text:c="2"/>p r o v i s i o n s g o v e r n i n g <text:s text:c="2"/>s u c h <text:s text:c="2"/>P r o c e s s i n g <text:s text:c="2"/>e a c h <text:s text:c="2"/>c o m p l y <text:s text:c="2"/>w i t h <text:s text:c="2"/>t h e D a t a <text:s text:c="2"/>P r o t e c t i o n <text:s text:c="2"/>L a w s . 1 5 . 1 I n <text:s text:c="2"/>t h e <text:s text:c="2"/>e v e n t <text:s text:c="2"/>o f <text:s text:c="2"/>t h e <text:s text:c="2"/>C o n t r a c t o r <text:s text:c="2"/>f a i l i n g <text:s text:c="2"/>t o <text:s text:c="2"/>c a r r y o u t <text:s text:c="2"/>a l l <text:s text:c="2"/>o r <text:s text:c="2"/>p a r t <text:s text:c="2"/>o f <text:s text:c="2"/>t h e <text:s text:c="2"/>S e r v i c e s <text:s text:c="2"/>i n <text:s text:c="2"/>a c c o r d a n c e <text:s text:c="2"/>w i t h t h e <text:s text:c="2"/>C o n t r a c t , <text:s text:c="2"/>t h e <text:s text:c="2"/>U n i v e r s i t y <text:s text:c="2"/>s h a l l <text:s text:c="2"/>( w i t h o u t p r e j u d i c e <text:s text:c="2"/>t o <text:s text:c="2"/>a n y <text:s text:c="2"/>o t h e r <text:s text:c="2"/>r e m e d y <text:s text:c="2"/>a v a i l a b l e ) <text:s text:c="2"/>b e e n t i t l e d :</text:p>
          </table:table-cell>
          <table:table-cell office:value-type="string" calcext:value-type="string">
            <text:p>W e <text:s text:c="2"/>t h i n k <text:s text:c="2"/>w e <text:s text:c="2"/>u n d e r s t a n d <text:s text:c="2"/>t h e <text:s text:c="2"/>i n t e n t <text:s text:c="2"/>o f <text:s text:c="2"/>t h i s c l a u s e <text:s text:c="2"/>b u t <text:s text:c="2"/>w o u l d <text:s text:c="2"/>l i k e <text:s text:c="2"/>t o <text:s text:c="2"/>d i s c u s s <text:s text:c="2"/>r e w r i t i n g <text:s text:c="2"/>i t <text:s text:c="2"/>a s <text:s text:c="2"/>i t c o u l d <text:s text:c="2"/>b e <text:s text:c="2"/>a r g u e d <text:s text:c="2"/>t h a t <text:s text:c="2"/>t h e <text:s text:c="2"/>d e s i g n <text:s text:c="2"/>o f <text:s text:c="2"/>p r o c e s s e s a n d <text:s text:c="2"/>s o f t w a r e <text:s text:c="2"/>i s <text:s text:c="2"/>r e l a t i v e <text:s text:c="2"/>t o <text:s text:c="2"/>t h e <text:s text:c="2"/>d e l i v e r a b l e , w h i c h <text:s text:c="2"/>w o u l d <text:s text:c="2"/>g i v e <text:s text:c="2"/>t h e <text:s text:c="2"/>U n i v e r s i t y <text:s text:c="2"/>r i g h t <text:s text:c="2"/>t o <text:s text:c="2"/>t h a t I n t e l l e c t u a l <text:s text:c="2"/>P r o p e r t y <text:s text:c="2"/>– <text:s text:c="2"/>w h i c h <text:s text:c="2"/>w e <text:s text:c="2"/>s i m p l y <text:s text:c="2"/>c o u l d n o t <text:s text:c="2"/>a g r e e <text:s text:c="2"/>t o <text:s text:c="2"/>a s <text:s text:c="2"/>t h e <text:s text:c="2"/>v a l u e <text:s text:c="2"/>o f <text:s text:c="2"/>o u r <text:s text:c="2"/>s o f t w a r e <text:s text:c="2"/>i s <text:s text:c="2"/>f a r h i g h e r <text:s text:c="2"/>t h a n <text:s text:c="2"/>t h a t <text:s text:c="2"/>o f <text:s text:c="2"/>t h e <text:s text:c="2"/>c o n t r a c t . P l e a s e <text:s text:c="2"/>c h a n g e <text:s text:c="2"/>“ d e c i s i o n ” <text:s text:c="2"/>t o <text:s text:c="2"/>“ r e a s o n a b l e d e c i s i o n ” . C o m m e n t <text:s text:c="2"/>f o r <text:s text:c="2"/>c o n s i d e r a t i o n : T h e <text:s text:c="2"/>I C O <text:s text:c="2"/>r e c o m m e n d <text:s text:c="2"/>t h a t <text:s text:c="2"/>O H <text:s text:c="2"/>p r o v i d e r s <text:s text:c="2"/>a r e J o i n t <text:s text:c="2"/>D a t a <text:s text:c="2"/>C o n t r o l l e r s . W e <text:s text:c="2"/>a r e <text:s text:c="2"/>u n a b l e <text:s text:c="2"/>t o <text:s text:c="2"/>a g r e e <text:s text:c="2"/>t o <text:s text:c="2"/>1 5 . 2 . 1 <text:s text:c="2"/>o r <text:s text:c="2"/>1 5 . 2 . 3 <text:s text:c="2"/>a s <text:s text:c="2"/>i t r e q u i r e s <text:s text:c="2"/>u s <text:s text:c="2"/>t o <text:s text:c="2"/>s i g n <text:s text:c="2"/>a <text:s text:c="2"/>“ b l a n k <text:s text:c="2"/>c h e q u e ” <text:s text:c="2"/>w i t h <text:s text:c="2"/>n o l i m i t <text:s text:c="2"/>o f <text:s text:c="2"/>l i a b i l i t y .</text:p>
          </table:table-cell>
          <table:table-cell table:number-columns-repeated="1022"/>
        </table:table-row>
        <table:table-row table:style-name="ro1">
          <table:table-cell office:value-type="string" calcext:value-type="string">
            <text:p>1 5 . 2 1 5 . 2 . 1 t o <text:s text:c="2"/>d e d u c t <text:s text:c="2"/>f r o m <text:s text:c="2"/>a n y <text:s text:c="2"/>a c c o u n t <text:s text:c="2"/>r e n d e r e d <text:s text:c="2"/>b y t h e <text:s text:c="2"/>C o n t r a c t o r <text:s text:c="2"/>i n <text:s text:c="2"/>r e s p e c t <text:s text:c="2"/>o f u n s a t i s f a c t o r y <text:s text:c="2"/>S e r v i c e s <text:s text:c="2"/>s u c h <text:s text:c="2"/>s u m <text:s text:c="2"/>a s <text:s text:c="2"/>t h e U n i v e r s i t y <text:s text:c="2"/>c o n s i d e r s <text:s text:c="2"/>a p p r o p r i a t e <text:s text:c="2"/>( a c t i n g r e a s o n a b l y ) ; 1 5 . 2 . 2 t o <text:s text:c="2"/>h a v e <text:s text:c="2"/>s u c h <text:s text:c="2"/>S e r v i c e s <text:s text:c="2"/>c a r r i e d <text:s text:c="2"/>o u t <text:s text:c="2"/>b y <text:s text:c="2"/>o t h e r p e r s o n s <text:s text:c="2"/>a n d <text:s text:c="2"/>i n <text:s text:c="2"/>t h e <text:s text:c="2"/>m e a n t i m e <text:s text:c="2"/>t o <text:s text:c="2"/>d e b a r <text:s text:c="2"/>t h e C o n t r a c t o r , <text:s text:c="2"/>i t s <text:s text:c="2"/>s e r v a n t s <text:s text:c="2"/>a n d <text:s text:c="2"/>a g e n t s <text:s text:c="2"/>f r o m <text:s text:c="2"/>t h e P r e m i s e s ; <text:s text:c="2"/>a n d 1 5 . 2 . 3 t o <text:s text:c="2"/>r e c o v e r <text:s text:c="2"/>f r o m <text:s text:c="2"/>t h e <text:s text:c="2"/>C o n t r a c t o r <text:s text:c="2"/>a n y <text:s text:c="2"/>a n d <text:s text:c="2"/>a l l l i a b i l i t i e s , <text:s text:c="2"/>l o s s e s , <text:s text:c="2"/>d a m a g e s , <text:s text:c="2"/>c o s t s <text:s text:c="2"/>a n d <text:s text:c="2"/>e x p e n s e s i n c u r r e d <text:s text:c="2"/>i n <text:s text:c="2"/>h a v i n g <text:s text:c="2"/>t h e <text:s text:c="2"/>S e r v i c e s <text:s text:c="2"/>c a r r i e d <text:s text:c="2"/>o u t <text:s text:c="2"/>b y o t h e r <text:s text:c="2"/>p e r s o n s <text:s text:c="2"/>a n d / o r <text:s text:c="2"/>o b t a i n i n g <text:s text:c="2"/>s u b s t i t u t e s e r v i c e s . 1 5 . 4 S u b j e c t <text:s text:c="2"/>t o <text:s text:c="2"/>C o n d i t i o n <text:s text:c="2"/>1 5 . 2 , <text:s text:c="2"/>w h e r e <text:s text:c="2"/>a p p l i c a b l e , t h e <text:s text:c="2"/>C o n t r a c t o r ' s <text:s text:c="2"/>m a x i m u m <text:s text:c="2"/>a g g r e g a t e <text:s text:c="2"/>l i a b i l i t y a r i s i n g <text:s text:c="2"/>o u t <text:s text:c="2"/>o f <text:s text:c="2"/>o r <text:s text:c="2"/>i n <text:s text:c="2"/>c o n n e c t i o n <text:s text:c="2"/>w i t h <text:s text:c="2"/>t h e <text:s text:c="2"/>C o n t r a c t , w h e t h e r <text:s text:c="2"/>i n <text:s text:c="2"/>c o n t r a c t , <text:s text:c="2"/>t o r t , <text:s text:c="2"/>m i s r e p r e s e n t a t i o n , r e s t i t u t i o n , <text:s text:c="2"/>u n d e r <text:s text:c="2"/>s t a t u t e <text:s text:c="2"/>o r <text:s text:c="2"/>o t h e r w i s e , <text:s text:c="2"/>i n c l u d i n g a n y <text:s text:c="2"/>l i a b i l i t y <text:s text:c="2"/>a r i s i n g <text:s text:c="2"/>f r o m <text:s text:c="2"/>a <text:s text:c="2"/>b r e a c h <text:s text:c="2"/>o f , <text:s text:c="2"/>o r <text:s text:c="2"/>a <text:s text:c="2"/>f a i l u r e t o <text:s text:c="2"/>p e r f o r m <text:s text:c="2"/>o r <text:s text:c="2"/>d e f e c t <text:s text:c="2"/>o r <text:s text:c="2"/>d e l a y <text:s text:c="2"/>i n <text:s text:c="2"/>p e r f o r m a n c e <text:s text:c="2"/>o f , i t s <text:s text:c="2"/>o b l i g a t i o n s <text:s text:c="2"/>u n d e r <text:s text:c="2"/>t h e <text:s text:c="2"/>C o n t r a c t , <text:s text:c="2"/>i n <text:s text:c="2"/>e a c h <text:s text:c="2"/>c a s e h o w s o e v e r <text:s text:c="2"/>c a u s e d <text:s text:c="2"/>i n c l u d i n g <text:s text:c="2"/>i f <text:s text:c="2"/>c a u s e d <text:s text:c="2"/>b y n e g l i g e n c e <text:s text:c="2"/>w i l l <text:s text:c="2"/>b e <text:s text:c="2"/>l i m i t e d <text:s text:c="2"/>a s <text:s text:c="2"/>e x p r e s s l y <text:s text:c="2"/>s e t <text:s text:c="2"/>o u t <text:s text:c="2"/>i n t h e <text:s text:c="2"/>C o n t r a c t . 1 7 . 1 S u b j e c t <text:s text:c="2"/>t o <text:s text:c="2"/>C o n d i t i o n s <text:s text:c="2"/>1 7 . 2 <text:s text:c="2"/>t o <text:s text:c="2"/>1 7 . 5 <text:s text:c="2"/>a n d w i t h o u t <text:s text:c="2"/>p r e j u d i c e <text:s text:c="2"/>t o <text:s text:c="2"/>t h e <text:s text:c="2"/>r i g h t s <text:s text:c="2"/>o f <text:s text:c="2"/>t h e <text:s text:c="2"/>p a r t i e s a c c r u e d <text:s text:c="2"/>p r i o r <text:s text:c="2"/>t o <text:s text:c="2"/>t h e <text:s text:c="2"/>d a t e <text:s text:c="2"/>o f <text:s text:c="2"/>t e r m i n a t i o n , <text:s text:c="2"/>t h e U n i v e r s i t y <text:s text:c="2"/>m a y , <text:s text:c="2"/>i n <text:s text:c="2"/>a d d i t i o n <text:s text:c="2"/>t o <text:s text:c="2"/>i t s <text:s text:c="2"/>o t h e r <text:s text:c="2"/>r i g h t s <text:s text:c="2"/>a n d r e m e d i e s <text:s text:c="2"/>u n d e r <text:s text:c="2"/>t h e <text:s text:c="2"/>C o n t r a c t , <text:s text:c="2"/>t e r m i n a t e <text:s text:c="2"/>t h e C o n t r a c t <text:s text:c="2"/>a t <text:s text:c="2"/>a n y <text:s text:c="2"/>t i m e <text:s text:c="2"/>b y <text:s text:c="2"/>g i v i n g <text:s text:c="2"/>n o t <text:s text:c="2"/>l e s s <text:s text:c="2"/>t h a n <text:s text:c="2"/>o n e m o n t h ’ s <text:s text:c="2"/>w r i t t e n <text:s text:c="2"/>n o t i c e <text:s text:c="2"/>t o <text:s text:c="2"/>t h a t <text:s text:c="2"/>e f f e c t <text:s text:c="2"/>t o <text:s text:c="2"/>t h e C o n t r a c t o r . 1 7 . 5 T h e <text:s text:c="2"/>U n i v e r s i t y <text:s text:c="2"/>s h a l l <text:s text:c="2"/>n o t <text:s text:c="2"/>i n <text:s text:c="2"/>a n y <text:s text:c="2"/>c a s e <text:s text:c="2"/>b e l i a b l e <text:s text:c="2"/>t o <text:s text:c="2"/>p a y <text:s text:c="2"/>u n d e r <text:s text:c="2"/>t h e <text:s text:c="2"/>C o n t r a c t <text:s text:c="2"/>a n y <text:s text:c="2"/>s u m <text:s text:c="2"/>w h i c h , w h e n <text:s text:c="2"/>t a k e n <text:s text:c="2"/>t o g e t h e r <text:s text:c="2"/>w i t h <text:s text:c="2"/>a n y <text:s text:c="2"/>s u m s <text:s text:c="2"/>p a i d , <text:s text:c="2"/>o r <text:s text:c="2"/>d u e , o r <text:s text:c="2"/>b e c o m i n g <text:s text:c="2"/>d u e <text:s text:c="2"/>t o <text:s text:c="2"/>t h e <text:s text:c="2"/>C o n t r a c t o r <text:s text:c="2"/>u n d e r <text:s text:c="2"/>t h e C o n t r a c t <text:s text:c="2"/>s h a l l <text:s text:c="2"/>e x c e e d <text:s text:c="2"/>t h e <text:s text:c="2"/>t o t a l <text:s text:c="2"/>C o n t r a c t <text:s text:c="2"/>P r i c e .</text:p>
          </table:table-cell>
          <table:table-cell office:value-type="string" calcext:value-type="string">
            <text:p>T h e r e <text:s text:c="2"/>i s <text:s text:c="2"/>n o <text:s text:c="2"/>l i m i t <text:s text:c="2"/>e x p r e s s l y <text:s text:c="2"/>s e t <text:s text:c="2"/>o u t <text:s text:c="2"/>i n <text:s text:c="2"/>t h e C o n t r a c t <text:s text:c="2"/>a t <text:s text:c="2"/>t h i s <text:s text:c="2"/>t i m e . <text:s text:c="2"/>W e <text:s text:c="2"/>a s s u m e <text:s text:c="2"/>t h a t <text:s text:c="2"/>t h e <text:s text:c="2"/>l i m i t w i l l <text:s text:c="2"/>b e <text:s text:c="2"/>a g r e e d <text:s text:c="2"/>b y <text:s text:c="2"/>o u r s e l v e s <text:s text:c="2"/>a n d <text:s text:c="2"/>t h e <text:s text:c="2"/>U n i v e r s i t y a n d <text:s text:c="2"/>a d d e d <text:s text:c="2"/>t o <text:s text:c="2"/>t h e <text:s text:c="2"/>c o n t r a c t <text:s text:c="2"/>d u r i n g i m p l e m e n t a t i o n . C o m m e n t <text:s text:c="2"/>f o r <text:s text:c="2"/>c o n s i d e r a t i o n : W e <text:s text:c="2"/>w o u l d <text:s text:c="2"/>s u g g e s t <text:s text:c="2"/>a <text:s text:c="2"/>n o t i c e <text:s text:c="2"/>p e r i o d <text:s text:c="2"/>o f <text:s text:c="2"/>T h r e e m o n t h s <text:s text:c="2"/>w o u l d <text:s text:c="2"/>s u i t <text:s text:c="2"/>t h e <text:s text:c="2"/>U n i v e r s i t y <text:s text:c="2"/>b e t t e r <text:s text:c="2"/>t h a n O n e <text:s text:c="2"/>m o n t h . <text:s text:c="2"/>A <text:s text:c="2"/>n o t i c e <text:s text:c="2"/>p e r i o d <text:s text:c="2"/>o f <text:s text:c="2"/>o n e <text:s text:c="2"/>m o n t h <text:s text:c="2"/>i s <text:s text:c="2"/>i n e f f e c t <text:s text:c="2"/>a n <text:s text:c="2"/>i m m e d i a t e <text:s text:c="2"/>s t o p <text:s text:c="2"/>o n <text:s text:c="2"/>n e w <text:s text:c="2"/>s e r v i c e s , w h e r e a s <text:s text:c="2"/>t h r e e <text:s text:c="2"/>m o n t h s <text:s text:c="2"/>w o u l d <text:s text:c="2"/>a l l o w <text:s text:c="2"/>s e r v i c e s <text:s text:c="2"/>t o c o n t i n u e <text:s text:c="2"/>f o r <text:s text:c="2"/>a r o u n d <text:s text:c="2"/>8 <text:s text:c="2"/>w e e k s <text:s text:c="2"/>b e f o r e <text:s text:c="2"/>a <text:s text:c="2"/>s t o p <text:s text:c="2"/>o n n e w <text:s text:c="2"/>c a s e s <text:s text:c="2"/>w a s <text:s text:c="2"/>p u t <text:s text:c="2"/>i n <text:s text:c="2"/>p l a c e . W e <text:s text:c="2"/>a r e <text:s text:c="2"/>h a p p y <text:s text:c="2"/>t o <text:s text:c="2"/>a g r e e <text:s text:c="2"/>t o <text:s text:c="2"/>t h i s <text:s text:c="2"/>c l a u s e <text:s text:c="2"/>e x c e p t w h e r e <text:s text:c="2"/>t h e <text:s text:c="2"/>U n i v e r s i t y <text:s text:c="2"/>h a s <text:s text:c="2"/>o r d e r e d <text:s text:c="2"/>s e r v i c e s <text:s text:c="2"/>o v e r a n d <text:s text:c="2"/>a b o v e <text:s text:c="2"/>t h e <text:s text:c="2"/>t o t a l <text:s text:c="2"/>C o n t r a c t <text:s text:c="2"/>P r i c e . <text:s text:c="2"/>W h i l e <text:s text:c="2"/>w e d o n ’ t <text:s text:c="2"/>e x p e c t <text:s text:c="2"/>t h e <text:s text:c="2"/>U n i v e r s i t y <text:s text:c="2"/>t o <text:s text:c="2"/>p a y <text:s text:c="2"/>f o r <text:s text:c="2"/>s e r v i c e s t h e y <text:s text:c="2"/>h a v e <text:s text:c="2"/>n o t <text:s text:c="2"/>r e c e i v e d , <text:s text:c="2"/>w e <text:s text:c="2"/>a l s o <text:s text:c="2"/>d o <text:s text:c="2"/>n o t <text:s text:c="2"/>e x p e c t t o <text:s text:c="2"/>p r o v i d e <text:s text:c="2"/>s e r v i c e s <text:s text:c="2"/>f o r <text:s text:c="2"/>f r e e . <text:s text:c="2"/>A n y <text:s text:c="2"/>s e r v i c e</text:p>
          </table:table-cell>
          <table:table-cell table:number-columns-repeated="1022"/>
        </table:table-row>
        <table:table-row table:style-name="ro1">
          <table:table-cell office:value-type="string" calcext:value-type="string">
            <text:p>j u s t <text:s text:c="2"/>r e q u i r e <text:s text:c="2"/>s e t t i n g <text:s text:c="2"/>o f <text:s text:c="2"/>c l i e n t <text:s text:c="2"/>e x p e c t a t i o n s <text:s text:c="2"/>w i t h o u t <text:s text:c="2"/>a m e n d m e n t . <text:s text:c="2"/>S o m e <text:s text:c="2"/>c l a u s e s <text:s text:c="2"/>w e <text:s text:c="2"/>w o u l d <text:s text:c="2"/>r e q u e s t <text:s text:c="2"/>t o b e <text:s text:c="2"/>a m e n d e d . C l a u s e <text:s text:c="2"/>N u m b e r D e l i v e r a b l e s 2 . 3 <text:s text:c="2"/>C o m m e n c e m e n t <text:s text:c="2"/>o f <text:s text:c="2"/>p e r f o r m a n c e <text:s text:c="2"/>o f <text:s text:c="2"/>t h e S e r v i c e s <text:s text:c="2"/>w i l l <text:s text:c="2"/>b e <text:s text:c="2"/>d e e m e d <text:s text:c="2"/>c o n c l u s i v e <text:s text:c="2"/>e v i d e n c e <text:s text:c="2"/>o f t h e <text:s text:c="2"/>C o n t r a c t o r ’ s <text:s text:c="2"/>a c c e p t a n c e <text:s text:c="2"/>o f <text:s text:c="2"/>t h e s e <text:s text:c="2"/>T e r m s <text:s text:c="2"/>a n d C o n d i t i o n s . 3 . 8 T h e <text:s text:c="2"/>U n i v e r s i t y <text:s text:c="2"/>m a y <text:s text:c="2"/>s e t <text:s text:c="2"/>o f f <text:s text:c="2"/>a g a i n s t <text:s text:c="2"/>t h e C o n t r a c t <text:s text:c="2"/>P r i c e <text:s text:c="2"/>a n y <text:s text:c="2"/>s u m s <text:s text:c="2"/>o w e d <text:s text:c="2"/>t o <text:s text:c="2"/>i t <text:s text:c="2"/>b y <text:s text:c="2"/>t h e C o n t r a c t o r , <text:s text:c="2"/>i n <text:s text:c="2"/>c o n n e c t i o n <text:s text:c="2"/>w i t h <text:s text:c="2"/>t h e <text:s text:c="2"/>C o n t r a c t <text:s text:c="2"/>o r a n y <text:s text:c="2"/>o t h e r <text:s text:c="2"/>a g r e e m e n t <text:s text:c="2"/>e n t e r e d <text:s text:c="2"/>i n t o <text:s text:c="2"/>b y <text:s text:c="2"/>t h e <text:s text:c="2"/>p a r t i e s . 3 . 9 <text:s text:c="2"/>I f <text:s text:c="2"/>a n y <text:s text:c="2"/>s u m <text:s text:c="2"/>p a y a b l e <text:s text:c="2"/>u n d e r <text:s text:c="2"/>t h e <text:s text:c="2"/>C o n t r a c t <text:s text:c="2"/>i s <text:s text:c="2"/>n o t p a i d <text:s text:c="2"/>o n <text:s text:c="2"/>o r <text:s text:c="2"/>b e f o r e <text:s text:c="2"/>t h e <text:s text:c="2"/>d u e <text:s text:c="2"/>d a t e <text:s text:c="2"/>f o r <text:s text:c="2"/>p a y m e n t <text:s text:c="2"/>t h e C o n t r a c t o r <text:s text:c="2"/>w i l l <text:s text:c="2"/>b e <text:s text:c="2"/>e n t i t l e d <text:s text:c="2"/>t o <text:s text:c="2"/>c h a r g e <text:s text:c="2"/>t h e U n i v e r s i t y <text:s text:c="2"/>i n t e r e s t <text:s text:c="2"/>o n <text:s text:c="2"/>t h a t <text:s text:c="2"/>s u m <text:s text:c="2"/>a t <text:s text:c="2"/>4 % <text:s text:c="2"/>p e r <text:s text:c="2"/>a n n u m a b o v e <text:s text:c="2"/>t h e <text:s text:c="2"/>b a s e <text:s text:c="2"/>l e n d i n g <text:s text:c="2"/>r a t e <text:s text:c="2"/>f r o m <text:s text:c="2"/>t i m e <text:s text:c="2"/>t o <text:s text:c="2"/>t i m e <text:s text:c="2"/>o f B a r c l a y s <text:s text:c="2"/>B a n k s <text:s text:c="2"/>P l c <text:s text:c="2"/>f r o m <text:s text:c="2"/>t h e <text:s text:c="2"/>d u e <text:s text:c="2"/>d a t e <text:s text:c="2"/>u n t i l <text:s text:c="2"/>t h e d a t e <text:s text:c="2"/>o f <text:s text:c="2"/>p a y m e n t <text:s text:c="2"/>( w h e t h e r <text:s text:c="2"/>b e f o r e <text:s text:c="2"/>o r <text:s text:c="2"/>a f t e r j u d g m e n t ) , <text:s text:c="2"/>s u c h <text:s text:c="2"/>i n t e r e s t <text:s text:c="2"/>t o <text:s text:c="2"/>a c c r u e <text:s text:c="2"/>o n <text:s text:c="2"/>a <text:s text:c="2"/>d a i l y b a s i s . <text:s text:c="2"/>S u c h <text:s text:c="2"/>i n t e r e s t <text:s text:c="2"/>w i l l <text:s text:c="2"/>n o t <text:s text:c="2"/>b e <text:s text:c="2"/>c h a r g e a b l e <text:s text:c="2"/>o n a n y <text:s text:c="2"/>s u m <text:s text:c="2"/>d i s p u t e d <text:s text:c="2"/>i n <text:s text:c="2"/>a c c o r d a n c e w i t h <text:s text:c="2"/>C o n d i t i o n <text:s text:c="2"/>3 . 6 <text:s text:c="2"/>f o r <text:s text:c="2"/>a n y <text:s text:c="2"/>p e r i o d <text:s text:c="2"/>d u r i n g <text:s text:c="2"/>w h i c h</text:p>
          </table:table-cell>
          <table:table-cell office:value-type="string" calcext:value-type="string">
            <text:p>C o m m e n t T h e <text:s text:c="2"/>d e s i g n <text:s text:c="2"/>o f <text:s text:c="2"/>f o r m s , <text:s text:c="2"/>d o c u m e n t s <text:s text:c="2"/>a n d <text:s text:c="2"/>s o f t w a r e i s <text:s text:c="2"/>n o t <text:s text:c="2"/>a <text:s text:c="2"/>d e l i v e r a b l e <text:s text:c="2"/>u n d e r <text:s text:c="2"/>t h i s <text:s text:c="2"/>c o n t r a c t . P l e a s e <text:s text:c="2"/>c h a n g e <text:s text:c="2"/>d e f i n i t i o n <text:s text:c="2"/>o f <text:s text:c="2"/>D e l i v e r a b l e s <text:s text:c="2"/>t o : t h e <text:s text:c="2"/>d a t a <text:s text:c="2"/>c o n t e n t <text:s text:c="2"/>o f <text:s text:c="2"/>a n y <text:s text:c="2"/>d o c u m e n t <text:s text:c="2"/>w h e t h e r e l e c t r o n i c <text:s text:c="2"/>o r <text:s text:c="2"/>p a p e r <text:s text:c="2"/>p r o c e s s e d <text:s text:c="2"/>o n <text:s text:c="2"/>b e h a l f <text:s text:c="2"/>o f <text:s text:c="2"/>t h e c l i e n t <text:s text:c="2"/>a n d / o r <text:s text:c="2"/>p r o v i d e d <text:s text:c="2"/>b y <text:s text:c="2"/>t h e <text:s text:c="2"/>p r o v i d e r <text:s text:c="2"/>t o <text:s text:c="2"/>t h e 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W e <text:s text:c="2"/>w i l l <text:s text:c="2"/>o n l y <text:s text:c="2"/>a c c e p t <text:s text:c="2"/>T e r m s <text:s text:c="2"/>a n d <text:s text:c="2"/>C o n d i t i o n s s i g n e d <text:s text:c="2"/>b y <text:s text:c="2"/>b o t h <text:s text:c="2"/>p a r t i e s . <text:s text:c="2"/>I n <text:s text:c="2"/>o u r <text:s text:c="2"/>e x p e r i e n c e <text:s text:c="2"/>t h i s o f t e n <text:s text:c="2"/>o c c u r s <text:s text:c="2"/>a f t e r <text:s text:c="2"/>s e r v i c e <text:s text:c="2"/>s t a r t . <text:s text:c="2"/>B a s e d <text:s text:c="2"/>u p o n <text:s text:c="2"/>t h i s c l a u s e , <text:s text:c="2"/>w e <text:s text:c="2"/>w i l l <text:s text:c="2"/>n o t <text:s text:c="2"/>s t a r t <text:s text:c="2"/>s e r v i c e s <text:s text:c="2"/>u n t i l <text:s text:c="2"/>t h e c o n t r a c t <text:s text:c="2"/>i s <text:s text:c="2"/>a g r e e d <text:s text:c="2"/>a n d <text:s text:c="2"/>s i g n e d , <text:s text:c="2"/>i n c l u d i n g <text:s text:c="2"/>s e t <text:s text:c="2"/>u p . P l e a s e <text:s text:c="2"/>n o t e , <text:s text:c="2"/>i n <text:s text:c="2"/>o u r <text:s text:c="2"/>o t h e r <text:s text:c="2"/>c o n t r a c t s <text:s text:c="2"/>w h e r e <text:s text:c="2"/>t h i s c l a u s e <text:s text:c="2"/>i s <text:s text:c="2"/>n o t <text:s text:c="2"/>p r e s e n t <text:s text:c="2"/>w e <text:s text:c="2"/>b e g i n <text:s text:c="2"/>s e r v i c e s <text:s text:c="2"/>i n <text:s text:c="2"/>g o o d f a i t h <text:s text:c="2"/>b e f o r e <text:s text:c="2"/>t h e <text:s text:c="2"/>c o n t r a c t <text:s text:c="2"/>i s <text:s text:c="2"/>s i g n e d <text:s text:c="2"/>w h e r e n e e d e d . C o m m e n t <text:s text:c="2"/>f o r <text:s text:c="2"/>c o n s i d e r a t i o n : W e <text:s text:c="2"/>f e e l <text:s text:c="2"/>t h i s <text:s text:c="2"/>t y p e <text:s text:c="2"/>o f <text:s text:c="2"/>c l a u s e <text:s text:c="2"/>i s <text:s text:c="2"/>a n t i t h e t i c a l <text:s text:c="2"/>t o <text:s text:c="2"/>a f a i r <text:s text:c="2"/>w o r k i n g <text:s text:c="2"/>r e l a t i o n s h i p <text:s text:c="2"/>a s <text:s text:c="2"/>t h e <text:s text:c="2"/>c l a u s e <text:s text:c="2"/>i s <text:s text:c="2"/>n o t r e c i p r o c a l . I n t e r e s t <text:s text:c="2"/>i s <text:s text:c="2"/>c h a r g e d <text:s text:c="2"/>a t <text:s text:c="2"/>8 % <text:s text:c="2"/>o v e r <text:s text:c="2"/>t h e <text:s text:c="2"/>B a n k <text:s text:c="2"/>o f E n g l a n d <text:s text:c="2"/>b a s e <text:s text:c="2"/>r a t e <text:s text:c="2"/>a s <text:s text:c="2"/>p e r <text:s text:c="2"/>S t a t u t o r y <text:s text:c="2"/>I n t e r e s t . h t t p s : / / w w w . g o v . u k / l a t e - c o m m e r c i a l - p a y m e n t s - i n t e r e s t - d e b t - r e c o v e r y / c h a r g i n g - i n t e r e s t - c o m m e r c i a l - d e b t T h e <text:s text:c="2"/>G o v e r n m e n t <text:s text:c="2"/>i s <text:s text:c="2"/>v e r y <text:s text:c="2"/>c l e a r : <text:s text:c="2"/>" Y o u <text:s text:c="2"/>c a n n o t <text:s text:c="2"/>u s e a <text:s text:c="2"/>l o w e r <text:s text:c="2"/>i n t e r e s t <text:s text:c="2"/>r a t e <text:s text:c="2"/>i f <text:s text:c="2"/>y o u <text:s text:c="2"/>h a v e <text:s text:c="2"/>a <text:s text:c="2"/>c o n t r a c t <text:s text:c="2"/>w i t h p u b l i c <text:s text:c="2"/>a u t h o r i t i e s . " A s <text:s text:c="2"/>t h i s <text:s text:c="2"/>c o n t r a c t <text:s text:c="2"/>i s <text:s text:c="2"/>w i t h <text:s text:c="2"/>a <text:s text:c="2"/>p u b l i c <text:s text:c="2"/>a u t h o r i t y , <text:s text:c="2"/>w e c a n n o t <text:s text:c="2"/>u s e <text:s text:c="2"/>a <text:s text:c="2"/>l o w e r <text:s text:c="2"/>i n t e r e s t <text:s text:c="2"/>r a t e .</text:p>
          </table:table-cell>
          <table:table-cell table:number-columns-repeated="1022"/>
        </table:table-row>
        <table:table-row table:style-name="ro1">
          <table:table-cell office:value-type="string" calcext:value-type="string">
            <text:p>T e r m s <text:s text:c="2"/>a n d <text:s text:c="2"/>c o n d i t i o n s <text:s text:c="2"/>a r e <text:s text:c="2"/>a g r e e d <text:s text:c="2"/>b e t w e e n <text:s text:c="2"/>t w o <text:s text:c="2"/>p a r t i e s , <text:s text:c="2"/>i n <text:s text:c="2"/>a <text:s text:c="2"/>f a i r <text:s text:c="2"/>p r o c e s s , <text:s text:c="2"/>n o t <text:s text:c="2"/>i m p o s e d <text:s text:c="2"/>f r o m <text:s text:c="2"/>o n e p a r t y <text:s text:c="2"/>t o <text:s text:c="2"/>a n o t h e r . C l a u s e <text:s text:c="2"/>N u m b e r B 5 . 2 . 1 <text:s text:c="2"/>F o r <text:s text:c="2"/>t h e <text:s text:c="2"/>p u r p o s e s <text:s text:c="2"/>o f <text:s text:c="2"/>t h e <text:s text:c="2"/>D a t a <text:s text:c="2"/>P r o t e c t i o n L e g i s l a t i o n , <text:s text:c="2"/>t h e <text:s text:c="2"/>C o u n c i l <text:s text:c="2"/>i s <text:s text:c="2"/>t h e <text:s text:c="2"/>C o n t r o l l e r <text:s text:c="2"/>a n d <text:s text:c="2"/>t h e S e r v i c e <text:s text:c="2"/>P r o v i d e r <text:s text:c="2"/>i s <text:s text:c="2"/>t h e <text:s text:c="2"/>P r o c e s s o r D 2 C O N T R A C T <text:s text:c="2"/>A D M I N I S T R A T O R ’ S I N S T R U C T I O N S D 2 . 1 T h e <text:s text:c="2"/>C o n t r a c t <text:s text:c="2"/>A d m i n i s t r a t o r , <text:s text:c="2"/>o r <text:s text:c="2"/>h i s <text:s text:c="2"/>a p p o i n t e d r e p r e s e n t a t i v e , <text:s text:c="2"/>m a y <text:s text:c="2"/>i s s u e <text:s text:c="2"/>i n s t r u c t i o n s <text:s text:c="2"/>w h i c h <text:s text:c="2"/>t h e S e r v i c e <text:s text:c="2"/>P r o v i d e r <text:s text:c="2"/>s h a l l <text:s text:c="2"/>a c t <text:s text:c="2"/>u p o n <text:s text:c="2"/>i n <text:s text:c="2"/>r e g a r d <text:s text:c="2"/>t o <text:s text:c="2"/>a n y m a t t e r <text:s text:c="2"/>r e l a t i v e <text:s text:c="2"/>t o <text:s text:c="2"/>t h e <text:s text:c="2"/>c o n t r a c t , <text:s text:c="2"/>a n d <text:s text:c="2"/>t h e <text:s text:c="2"/>c o n d i t i o n s s t i p u l a t e d <text:s text:c="2"/>i n <text:s text:c="2"/>t h e <text:s text:c="2"/>C o n d i t i o n s <text:s text:c="2"/>o f <text:s text:c="2"/>C o n t r a c t .</text:p>
          </table:table-cell>
          <table:table-cell office:value-type="string" calcext:value-type="string">
            <text:p>C o m m e n t T h e <text:s text:c="2"/>I C O <text:s text:c="2"/>r e c o m m e n d s <text:s text:c="2"/>t h a t <text:s text:c="2"/>O H p r o v i d e r s <text:s text:c="2"/>a r e <text:s text:c="2"/>c o n s i d e r e d <text:s text:c="2"/>J o i n t <text:s text:c="2"/>D a t a C o n t r o l l e r s , <text:s text:c="2"/>a s <text:s text:c="2"/>w e <text:s text:c="2"/>r e c e i v e <text:s text:c="2"/>h e a l t h i n f o r m a t i o n <text:s text:c="2"/>f r o m <text:s text:c="2"/>t h e <text:s text:c="2"/>D a t a <text:s text:c="2"/>S u b j e c t a n d <text:s text:c="2"/>D a t a <text:s text:c="2"/>S u b j e c t ’ s <text:s text:c="2"/>p r i m a r y <text:s text:c="2"/>c a r e w h i c h <text:s text:c="2"/>t h e <text:s text:c="2"/>C o u n c i l <text:s text:c="2"/>d o e s <text:s text:c="2"/>n o t <text:s text:c="2"/>h a v e a c c e s s <text:s text:c="2"/>t o <text:s text:c="2"/>w i t h o u t <text:s text:c="2"/>t h e <text:s text:c="2"/>e x p r e s s w r i t t e n <text:s text:c="2"/>c o n s e n t <text:s text:c="2"/>o f <text:s text:c="2"/>t h e <text:s text:c="2"/>d a t a <text:s text:c="2"/>s u b j e c t . T h e <text:s text:c="2"/>t e r m <text:s text:c="2"/>“ i n s t r u c t i o n ” <text:s text:c="2"/>i s <text:s text:c="2"/>n o t <text:s text:c="2"/>d e f i n e d w i t h i n <text:s text:c="2"/>t h e <text:s text:c="2"/>c o n t r a c t <text:s text:c="2"/>– <text:s text:c="2"/>t h i s <text:s text:c="2"/>w o u l d h a v e <text:s text:c="2"/>t o <text:s text:c="2"/>b e <text:s text:c="2"/>d e f i n e d . <text:s text:c="2"/>A n y <text:s text:c="2"/>i n s t r u c t i o n t h a t <text:s text:c="2"/>d i f f e r s <text:s text:c="2"/>w i t h <text:s text:c="2"/>t h e <text:s text:c="2"/>p r o v i s i o n <text:s text:c="2"/>a s c o v e r e d <text:s text:c="2"/>b y <text:s text:c="2"/>t h e <text:s text:c="2"/>c o n t r a c t <text:s text:c="2"/>w o u l d <text:s text:c="2"/>b e <text:s text:c="2"/>a c o n t r a c t <text:s text:c="2"/>v a r i a t i o n .</text:p>
          </table:table-cell>
          <table:table-cell table:number-columns-repeated="1022"/>
        </table:table-row>
        <table:table-row table:style-name="ro1">
          <table:table-cell office:value-type="string" calcext:value-type="string">
            <text:p>n e c e s s a r y <text:s text:c="2"/>t o <text:s text:c="2"/>g i v e <text:s text:c="2"/>e f f e c t <text:s text:c="2"/>t o <text:s text:c="2"/>t h e <text:s text:c="2"/>i n s t r u c t i o n . <text:s text:c="2"/>A l l <text:s text:c="2"/>c o s t s i n c u r r e d <text:s text:c="2"/>i n <text:s text:c="2"/>c o n n e c t i o n <text:s text:c="2"/>w i t h <text:s text:c="2"/>s u c h <text:s text:c="2"/>e m p l o y m e n t <text:s text:c="2"/>s h a l l b e <text:s text:c="2"/>d e d u c t e d <text:s text:c="2"/>f r o m <text:s text:c="2"/>a n y <text:s text:c="2"/>m o n i e s <text:s text:c="2"/>d u e <text:s text:c="2"/>t o <text:s text:c="2"/>t h e <text:s text:c="2"/>S e r v i c e P r o v i d e r . D 2 . 5 I n s t r u c t i o n s <text:s text:c="2"/>d o <text:s text:c="2"/>n o t <text:s text:c="2"/>c o n s t i t u t e <text:s text:c="2"/>V a r i a t i o n s , r e q u i r i n g <text:s text:c="2"/>a d j u s t m e n t <text:s text:c="2"/>o f <text:s text:c="2"/>t h e <text:s text:c="2"/>c o n t r a c t <text:s text:c="2"/>s u m , <text:s text:c="2"/>u n l e s s e x p r e s s l y <text:s text:c="2"/>s p e c i f i e d <text:s text:c="2"/>a s <text:s text:c="2"/>a <text:s text:c="2"/>V a r i a t i o n . <text:s text:c="2"/>W h e r e <text:s text:c="2"/>a n i n s t r u c t i o n <text:s text:c="2"/>i s <text:s text:c="2"/>s p e c i f i e d <text:s text:c="2"/>a s <text:s text:c="2"/>a <text:s text:c="2"/>V a r i a t i o n , <text:s text:c="2"/>t h e <text:s text:c="2"/>S e r v i c e P r o v i d e r <text:s text:c="2"/>s h a l l <text:s text:c="2"/>p r o v i d e <text:s text:c="2"/>a l l <text:s text:c="2"/>n e c e s s a r y <text:s text:c="2"/>d e t a i l s <text:s text:c="2"/>o f <text:s text:c="2"/>t h e w o r k <text:s text:c="2"/>p e r f o r m e d <text:s text:c="2"/>w h e n <text:s text:c="2"/>c l a i m i n g <text:s text:c="2"/>p a y m e n t . H 1 . 6 A <text:s text:c="2"/>s e t <text:s text:c="2"/>o f <text:s text:c="2"/>K e y <text:s text:c="2"/>P e r f o r m a n c e <text:s text:c="2"/>I n d i c a t o r s <text:s text:c="2"/>( K P I s ) <text:s text:c="2"/>w i l l a l s o <text:s text:c="2"/>b e <text:s text:c="2"/>u s e d <text:s text:c="2"/>t o <text:s text:c="2"/>m a n a g e <text:s text:c="2"/>t h e <text:s text:c="2"/>c o n t r a c t <text:s text:c="2"/>a n d <text:s text:c="2"/>m o n i t o r p e r f o r m a n c e <text:s text:c="2"/>a n d <text:s text:c="2"/>t h e s e <text:s text:c="2"/>a r e <text:s text:c="2"/>e m b e d d e d <text:s text:c="2"/>i n <text:s text:c="2"/>t h e C o u n c i l ’ s <text:s text:c="2"/>C o n t r a c t <text:s text:c="2"/>M a n a g e m e n t <text:s text:c="2"/>p r o c e d u r e s , <text:s text:c="2"/>r e f e r t o <text:s text:c="2"/>A p p e n d i x <text:s text:c="2"/>1 <text:s text:c="2"/>t o <text:s text:c="2"/>t h e <text:s text:c="2"/>T e n d e r <text:s text:c="2"/>d o c u m e n t s . <text:s text:c="2"/>K P I s <text:s text:c="2"/>f r o m t h e <text:s text:c="2"/>A p p e n d i x <text:s text:c="2"/>w i l l <text:s text:c="2"/>b e <text:s text:c="2"/>a g r e e d <text:s text:c="2"/>w i t h <text:s text:c="2"/>t h e <text:s text:c="2"/>C o n t r a c t A d m i n i s t r a t o r <text:s text:c="2"/>t h a t <text:s text:c="2"/>a r e <text:s text:c="2"/>r e l e v a n t <text:s text:c="2"/>f o r <text:s text:c="2"/>t h i s <text:s text:c="2"/>C o n t r a c t . H 2 . 8 I f <text:s text:c="2"/>t h e <text:s text:c="2"/>C o n t r a c t <text:s text:c="2"/>A d m i n i s t r a t o r <text:s text:c="2"/>d e e m s <text:s text:c="2"/>n e c e s s a r y , t h e <text:s text:c="2"/>C o u n c i l <text:s text:c="2"/>m a y <text:s text:c="2"/>r e c o v e r <text:s text:c="2"/>a l l <text:s text:c="2"/>a d d i t i o n a l <text:s text:c="2"/>c o s t s i n c u r r e d <text:s text:c="2"/>b y <text:s text:c="2"/>t h e <text:s text:c="2"/>S e r v i c e <text:s text:c="2"/>P r o v i d e r ’ s <text:s text:c="2"/>f a i l u r e s . <text:s text:c="2"/>T h e s e c o s t s <text:s text:c="2"/>s h a l l <text:s text:c="2"/>i n c l u d e , <text:s text:c="2"/>b u t <text:s text:c="2"/>a r e <text:s text:c="2"/>n o t <text:s text:c="2"/>e x c l u s i v e <text:s text:c="2"/>t o , t h e <text:s text:c="2"/>e m p l o y m e n t <text:s text:c="2"/>o f <text:s text:c="2"/>a l t e r n a t i v e <text:s text:c="2"/>S e r v i c e <text:s text:c="2"/>P r o v i d e r s , a d m i n i s t r a t i v e <text:s text:c="2"/>c o s t s <text:s text:c="2"/>a n d <text:s text:c="2"/>a d d i t i o n a l <text:s text:c="2"/>w o r k i n g t i m e / o v e r t i m e <text:s text:c="2"/>c o s t s .</text:p>
          </table:table-cell>
          <table:table-cell office:value-type="string" calcext:value-type="string">
            <text:p>K P I s <text:s text:c="2"/>a r e <text:s text:c="2"/>a g r e e d <text:s text:c="2"/>d u r i n g <text:s text:c="2"/>S e r v i c e I m p l e m e n t a t i o n . A n y <text:s text:c="2"/>f a i l u r e <text:s text:c="2"/>w o u l d <text:s text:c="2"/>h a v e <text:s text:c="2"/>t o <text:s text:c="2"/>b e e v i d e n c e d <text:s text:c="2"/>a n d <text:s text:c="2"/>a g r e e d <text:s text:c="2"/>b y <text:s text:c="2"/>t h e S e r v i c e <text:s text:c="2"/>P r o v i d e r <text:s text:c="2"/>b e f o r e <text:s text:c="2"/>a n y <text:s text:c="2"/>c o s t s o f <text:s text:c="2"/>a n y <text:s text:c="2"/>k i n d <text:s text:c="2"/>c o u l d <text:s text:c="2"/>b e <text:s text:c="2"/>a c c e p t e d . <text:s text:c="2"/>I f a g r e e m e n t <text:s text:c="2"/>o v e r <text:s text:c="2"/>f a i l u r e s <text:s text:c="2"/>c a n n o t <text:s text:c="2"/>b e m a d e , <text:s text:c="2"/>t h e <text:s text:c="2"/>m a t t e r <text:s text:c="2"/>s h o u l d <text:s text:c="2"/>b e <text:s text:c="2"/>r e f e r r e d t o <text:s text:c="2"/>D i s p u t e <text:s text:c="2"/>R e s o l u t i o n <text:s text:c="2"/>P r o c e e d i n g s . N o <text:s text:c="2"/>r e s p o n s i b l e <text:s text:c="2"/>c o m p a n y <text:s text:c="2"/>c a n <text:s text:c="2"/>a l l o w</text:p>
          </table:table-cell>
          <table:table-cell table:number-columns-repeated="1022"/>
        </table:table-row>
        <table:table-row table:style-name="ro1">
          <table:table-cell office:value-type="string" calcext:value-type="string">
            <text:p>j u s t   r e q u i r e   s e t t i n g   o f   c l i e n t   e x p e c t a t i o n s   w i t h o u t   a m e n d m e n t .   S o m e   c l a u s e s   w e   w o u l d   r e q u e s t   t o b e   a m e n d e d . C l a u s e   N u m b e r 9 . 7       T h e       S u p p l i e r       s h a l l       p a y       t o       t h e A u t h o r i t y       a n y       s e r v i c e       c r e d i t s       a n d / o r o t h e r       s u m s       a n d / o r       d e d u c t i o n s       ( t o i n c l u d e ,   w i t h o u t   l i m i t a t i o n ,   d e d u c t i o n s r e l a t i n g   t o   a   r e d u c t i o n   i n   t h e   C o n t r a c t P r i c e ) </text:p>
            <text:p>   </text:p>
            <text:p> t h a t </text:p>
            <text:p>     m a y       b e c o m e       d u e     </text:p>
            <text:p> i n a c c o r d a n c e   w i t h   t h e   p r o v i s i o n s   o f   t h e S p e c i f i c a t i o n       a n d       T e n d e r       R e s p o n s e D o c u m e n t .     </text:p>
            <text:p>     F o r       t h e       a v o i d a n c e       o f d o u b t ,       t h e     A u t h o r i t y       m a y       i n v o i c e       t h e S u p p l i e r   f o r   s u c h   s u m s   o r   d e d u c t i o n s a t   a n y   t i m e   i n   t h e   e v e n t   t h a t   t h e y   h a v e n o t   a u t o m a t i c a l l y   b e e n   c r e d i t e d   t o   t h e A u t h o r i t y     </text:p>
            <text:p> i n       a c c o r d a n c e       w i t h     </text:p>
            <text:p> t h e p r o v i s i o n s       o f       t h e       S p e c i f i c a t i o n       a n d T e n d e r       R e s p o n s e       D o c u m e n t .       S u c h i n v o i c e   s h a l l   b e   p a i d   b y   t h e   S u p p l i e r w i t h i n       3 0       d a y s       o f       t h e       d a t e       o f       s u c h i n v o i c e . 1 3 . 3   T h e r e   s h a l l   b e   n o   r i g h t   t o   c l a i m l o s s e s ,   d a m a g e s   a n d / o r   o t h e r   c o s t s a n d   e x p e n s e s   u n d e r   o r   i n   c o n n e c t i o n w i t h   t h i s   C o n t r a c t   w h e t h e r   a r i s i n g   i n c o n t r a c t   ( t o   i n c l u d e ,   w i t h o u t   l i m i t a t i o n , u n d e r   a n y   r e l e v a n t   i n d e m n i t y ) ,   t o r t , n e g l i g e n c e ,   b r e a c h   o f   s t a t u t o r y   d u t y o r   o t h e r w i s e   t o   t h e   e x t e n t   t h a t   a n y l o s s e s ,   d a m a g e s   a n d / o r   o t h e r   c o s t s a n d   e x p e n s e s   c l a i m e d   a r e   i n   r e s p e c t o f   l o s s   o f   p r o d u c t i o n ,   l o s s   o f   b u s i n e s s o p p o r t u n i t y   o r   a r e   i n   r e s p e c t   o f i n d i r e c t   l o s s   o f   a n y   n a t u r e   s u f f e r e d   o r a l l e g e d .     F o r   t h e   a v o i d a n c e   o f   d o u b t , w i t h o u t   l i m i t a t i o n ,   t h e   P a r t i e s   a g r e e t h a t   f o r   t h e   p u r p o s e s   o f   t h i s   C o n t r a c t t h e   f o l l o w i n g   c o s t s ,   e x p e n s e s   a n d / o r</text:p>
          </table:table-cell>
          <table:table-cell office:value-type="string" calcext:value-type="string">
            <text:p>C o m m e n t F o r <text:s text:c="2"/>t h e <text:s text:c="2"/>a v o i d a n c e <text:s text:c="2"/>o f <text:s text:c="2"/>d o u b t , <text:s text:c="2"/>w e <text:s text:c="2"/>w i l l <text:s text:c="2"/>n o t <text:s text:c="2"/>a g r e e <text:s text:c="2"/>t o <text:s text:c="2"/>a n y c l a u s e <text:s text:c="2"/>t h a t <text:s text:c="2"/>r e q u i r e <text:s text:c="2"/>s e r v i c e <text:s text:c="2"/>c r e d i t s <text:s text:c="2"/>t o <text:s text:c="2"/>b e <text:s text:c="2"/>p a i d . W e <text:s text:c="2"/>c a n n o t <text:s text:c="2"/>s e e <text:s text:c="2"/>w h e r e <text:s text:c="2"/>t h e r e <text:s text:c="2"/>w o u l d <text:s text:c="2"/>b e <text:s text:c="2"/>c i r c u m s t a n c e s w h e r e <text:s text:c="2"/>w e <text:s text:c="2"/>w o u l d <text:s text:c="2"/>m a k e <text:s text:c="2"/>a <text:s text:c="2"/>c l a i m . <text:s text:c="2"/>T h e r e f o r e <text:s text:c="2"/>t h e <text:s text:c="2"/>c o m m e n t s b e l o w <text:s text:c="2"/>a r e <text:s text:c="2"/>i n <text:s text:c="2"/>r e s p e c t <text:s text:c="2"/>o f <text:s text:c="2"/>t h e <text:s text:c="2"/>A u t h o r i t y <text:s text:c="2"/>m a k i n g <text:s text:c="2"/>a <text:s text:c="2"/>c l a i m a g a i n s t <text:s text:c="2"/>H e a l e s .</text:p>
          </table:table-cell>
          <table:table-cell table:number-columns-repeated="1022"/>
        </table:table-row>
        <table:table-row table:style-name="ro1">
          <table:table-cell office:value-type="string" calcext:value-type="string">
            <text:p>l o s s <text:s text:c="2"/>o f <text:s text:c="2"/>i n c o m e <text:s text:c="2"/>s h a l l <text:s text:c="2"/>b e <text:s text:c="2"/>d i r e c t r e c o v e r a b l e <text:s text:c="2"/>l o s s e s <text:s text:c="2"/>( t o <text:s text:c="2"/>i n c l u d e <text:s text:c="2"/>u n d e r a n y <text:s text:c="2"/>r e l e v a n t <text:s text:c="2"/>i n d e m n i t y ) <text:s text:c="2"/>p r o v i d e d <text:s text:c="2"/>s u c h c o s t s , <text:s text:c="2"/>e x p e n s e s <text:s text:c="2"/>a n d / o r <text:s text:c="2"/>l o s s <text:s text:c="2"/>o f <text:s text:c="2"/>i n c o m e a r e <text:s text:c="2"/>p r o p e r l y <text:s text:c="2"/>e v i d e n c e d <text:s text:c="2"/>b y <text:s text:c="2"/>t h e c l a i m i n g <text:s text:c="2"/>P a r t y : 1 3 . 3 . 1 <text:s text:c="2"/>e x t r a <text:s text:c="2"/>c o s t s <text:s text:c="2"/>i n c u r r e d <text:s text:c="2"/>p u r c h a s i n g r e p l a c e m e n t <text:s text:c="2"/>o r <text:s text:c="2"/>a l t e r n a t i v e <text:s text:c="2"/>s e r v i c e s ; 1 3 . 3 . 2 <text:s text:c="2"/>c o s t s <text:s text:c="2"/>a s s o c i a t e d <text:s text:c="2"/>w i t h <text:s text:c="2"/>a d v i s i n g , s c r e e n i n g , <text:s text:c="2"/>t e s t i n g , <text:s text:c="2"/>t r e a t i n g , <text:s text:c="2"/>r e t r e a t i n g o r <text:s text:c="2"/>o t h e r w i s e <text:s text:c="2"/>p r o v i d i n g <text:s text:c="2"/>h e a l t h c a r e <text:s text:c="2"/>t o p a t i e n t s ; 1 3 . 3 . 3 <text:s text:c="2"/>t h e <text:s text:c="2"/>c o s t s <text:s text:c="2"/>o f <text:s text:c="2"/>e x t r a <text:s text:c="2"/>m a n a g e m e n t t i m e ; <text:s text:c="2"/>a n d / o r 1 3 . 3 . 4 <text:s text:c="2"/>l o s s <text:s text:c="2"/>o f <text:s text:c="2"/>i n c o m e <text:s text:c="2"/>d u e <text:s text:c="2"/>t o <text:s text:c="2"/>a n i n a b i l i t y <text:s text:c="2"/>t o <text:s text:c="2"/>p r o v i d e <text:s text:c="2"/>h e a l t h <text:s text:c="2"/>c a r e s e r v i c e s , 1 4 . 7 <text:s text:c="2"/>U p o n <text:s text:c="2"/>t h e <text:s text:c="2"/>e x p i r y <text:s text:c="2"/>o r <text:s text:c="2"/>e a r l i e r t e r m i n a t i o n <text:s text:c="2"/>o f <text:s text:c="2"/>t h i s <text:s text:c="2"/>C o n t r a c t , <text:s text:c="2"/>t h e S u p p l i e r <text:s text:c="2"/>s h a l l <text:s text:c="2"/>e n s u r e <text:s text:c="2"/>t h a t <text:s text:c="2"/>a n y o n g o i n g <text:s text:c="2"/>l i a b i l i t y <text:s text:c="2"/>i t <text:s text:c="2"/>h a s <text:s text:c="2"/>o r <text:s text:c="2"/>m a y <text:s text:c="2"/>h a v e a r i s i n g <text:s text:c="2"/>o u t <text:s text:c="2"/>o f <text:s text:c="2"/>t h i s <text:s text:c="2"/>C o n t r a c t <text:s text:c="2"/>s h a l l c o n t i n u e <text:s text:c="2"/>t o <text:s text:c="2"/>b e <text:s text:c="2"/>t h e <text:s text:c="2"/>s u b j e c t <text:s text:c="2"/>o f a p p r o p r i a t e <text:s text:c="2"/>i n d e m n i t y <text:s text:c="2"/>a r r a n g e m e n t s f o r <text:s text:c="2"/>t h e <text:s text:c="2"/>p e r i o d <text:s text:c="2"/>o f <text:s text:c="2"/>t w e n t y <text:s text:c="2"/>o n e <text:s text:c="2"/>( 2 1 ) <text:s text:c="2"/>y e a r s f r o m <text:s text:c="2"/>t e r m i n a t i o n <text:s text:c="2"/>o r <text:s text:c="2"/>e x p i r y <text:s text:c="2"/>o f <text:s text:c="2"/>t h i s C o n t r a c t <text:s text:c="2"/>o r <text:s text:c="2"/>u n t i l <text:s text:c="2"/>s u c h <text:s text:c="2"/>e a r l i e r <text:s text:c="2"/>d a t e <text:s text:c="2"/>a s t h a t <text:s text:c="2"/>l i a b i l i t y <text:s text:c="2"/>m a y <text:s text:c="2"/>r e a s o n a b l y <text:s text:c="2"/>b e c o n s i d e r e d <text:s text:c="2"/>t o <text:s text:c="2"/>h a v e <text:s text:c="2"/>c e a s e d <text:s text:c="2"/>t o <text:s text:c="2"/>e x i s t . 1 6 . 2 . 3 <text:s text:c="2"/>a n y <text:s text:c="2"/>P e r s o n a l <text:s text:c="2"/>D a t a <text:s text:c="2"/>P r o c e s s e d b y <text:s text:c="6"/>t h e <text:s text:c="6"/>S u p p l i e r <text:s text:c="6"/>o n <text:s text:c="6"/>b e h a l f <text:s text:c="6"/>o f <text:s text:c="6"/>t h e A u t h o r i t y <text:s text:c="6"/>s h a l l <text:s text:c="6"/>b e <text:s text:c="6"/>r e t u r n e d <text:s text:c="6"/>t o <text:s text:c="6"/>t h e A u t h o r i t y <text:s text:c="2"/>o r <text:s text:c="2"/>d e s t r o y e d <text:s text:c="2"/>i n <text:s text:c="2"/>a c c o r d a n c e w i t h <text:s text:c="6"/>t h e <text:s text:c="6"/>r e l e v a n t <text:s text:c="6"/>p r o v i s i o n s <text:s text:c="6"/>o f <text:s text:c="6"/>t h e D a t a <text:s text:c="2"/>P r o t e c t i o n <text:s text:c="2"/>P r o t o c o l .</text:p>
          </table:table-cell>
          <table:table-cell office:value-type="string" calcext:value-type="string">
            <text:p>W e <text:s text:c="2"/>w i l l <text:s text:c="2"/>n o t <text:s text:c="2"/>a g r e e <text:s text:c="2"/>t o <text:s text:c="2"/>t h i s <text:s text:c="2"/>c l a u s e T h i s <text:s text:c="2"/>c l a u s e <text:s text:c="2"/>d o e s <text:s text:c="2"/>n o t <text:s text:c="2"/>a p p l y <text:s text:c="2"/>t o <text:s text:c="2"/>a n <text:s text:c="2"/>O c c u p a t i o n a l <text:s text:c="2"/>H e a l t h s e r v i c e . <text:s text:c="2"/>W e <text:s text:c="2"/>w i l l <text:s text:c="2"/>n o t <text:s text:c="2"/>a g r e e <text:s text:c="2"/>t o <text:s text:c="2"/>t h i s <text:s text:c="2"/>c l a u s e . W e <text:s text:c="2"/>w i l l <text:s text:c="2"/>n o t <text:s text:c="2"/>a g r e e <text:s text:c="2"/>t o <text:s text:c="2"/>t h i s <text:s text:c="2"/>c l a u s e W e <text:s text:c="2"/>w i l l <text:s text:c="2"/>n o t <text:s text:c="2"/>a g r e e <text:s text:c="2"/>t o <text:s text:c="2"/>t h i s <text:s text:c="2"/>c l a u s e T h i s <text:s text:c="2"/>i s <text:s text:c="2"/>n o t <text:s text:c="2"/>r e l e v a n t <text:s text:c="2"/>t o <text:s text:c="2"/>a n <text:s text:c="2"/>O c c u p a t i o n a l <text:s text:c="2"/>H e a l t h <text:s text:c="2"/>s e r v i c e . <text:s text:c="2"/>W e w o u l d <text:s text:c="2"/>a c c e p t <text:s text:c="2"/>6 <text:s text:c="2"/>y e a r s <text:s text:c="2"/>f r o m <text:s text:c="2"/>C o n t r a c t <text:s text:c="2"/>e n d <text:s text:c="2"/>w h i c h <text:s text:c="2"/>i s <text:s text:c="2"/>i n a c c o r d a n c e <text:s text:c="2"/>w i t h <text:s text:c="2"/>o u r <text:s text:c="2"/>D a t a <text:s text:c="4"/>R e t e n t i o n <text:s text:c="2"/>p e r i o d <text:s text:c="2"/>( a l t h o u g h <text:s text:c="2"/>t h i s c l a u s e <text:s text:c="2"/>d o e s <text:s text:c="2"/>n o t <text:s text:c="2"/>r e l a t e <text:s text:c="2"/>t o <text:s text:c="2"/>d a t a <text:s text:c="2"/>r e t e n t i o n ) <text:s text:c="2"/>a s <text:s text:c="2"/>a d v i s e d <text:s text:c="2"/>b y <text:s text:c="2"/>t h e F a c u l t y <text:s text:c="2"/>o f <text:s text:c="2"/>O c c u p a t i o n a l <text:s text:c="2"/>M e d i c i n e <text:s text:c="2"/>i n <text:s text:c="2"/>l i n e <text:s text:c="2"/>w i t h <text:s text:c="2"/>t h e <text:s text:c="2"/>s t a t u e <text:s text:c="2"/>o f l i m i t a t i o n s . I n <text:s text:c="2"/>m a n y <text:s text:c="2"/>c a s e s <text:s text:c="2"/>i t <text:s text:c="2"/>m a y <text:s text:c="2"/>b e <text:s text:c="2"/>a <text:s text:c="2"/>b r e a c h <text:s text:c="2"/>o f <text:s text:c="2"/>d a t a <text:s text:c="2"/>p r o t e c t i o n <text:s text:c="2"/>l a w s f o r <text:s text:c="2"/>s e n s i t i v e <text:s text:c="2"/>c a s e <text:s text:c="2"/>d a t a <text:s text:c="2"/>t o <text:s text:c="2"/>b e <text:s text:c="2"/>r e t u r n e d <text:s text:c="2"/>t o <text:s text:c="2"/>t h e <text:s text:c="2"/>c l i e n t <text:s text:c="2"/>a t <text:s text:c="2"/>t h e e n d <text:s text:c="2"/>o f <text:s text:c="2"/>s e r v i c e / u p o n <text:s text:c="2"/>e a r l y <text:s text:c="2"/>t e r m i n a t i o n . <text:s text:c="2"/>O u r <text:s text:c="2"/>n o r m a l <text:s text:c="2"/>p r o c e s s i s <text:s text:c="2"/>t o <text:s text:c="2"/>t r a n s f e r <text:s text:c="2"/>a l l <text:s text:c="2"/>c a s e <text:s text:c="2"/>d a t a <text:s text:c="2"/>t o <text:s text:c="2"/>a <text:s text:c="2"/>m e d i c a l <text:s text:c="2"/>p r o f e s s i o n a l <text:s text:c="2"/>w i t h i n t h e <text:s text:c="2"/>n e w <text:s text:c="2"/>p r o v i d e r , <text:s text:c="2"/>s u b j e c t <text:s text:c="2"/>t o <text:s text:c="2"/>e m p l o y e e <text:s text:c="2"/>c o n s e n t . <text:s text:c="2"/>C l i e n t e m p l o y e e s <text:s text:c="2"/>s h o u l d <text:s text:c="2"/>b e <text:s text:c="2"/>i n f o r m e d <text:s text:c="2"/>o f <text:s text:c="2"/>t h e <text:s text:c="2"/>d a t a <text:s text:c="2"/>t r a n s f e r <text:s text:c="2"/>a n d a d v i s e d <text:s text:c="2"/>o f <text:s text:c="2"/>t h e i r <text:s text:c="2"/>r i g h t <text:s text:c="2"/>t o <text:s text:c="2"/>o p t <text:s text:c="2"/>o u t .</text:p>
          </table:table-cell>
          <table:table-cell table:number-columns-repeated="1022"/>
        </table:table-row>
        <table:table-row table:style-name="ro1">
          <table:table-cell office:value-type="string" calcext:value-type="string">
            <text:p>t o       a u d i t       t h e       S u p p l i e r ’ s       c o m p l i a n c e w i t h   t h i s   C o n t r a c t .     T h e   S u p p l i e r   s h a l l p e r m i t       o r       p r o c u r e       p e r m i s s i o n       f o r       t h e A u t h o r i t y </text:p>
            <text:p>   </text:p>
            <text:p> o r </text:p>
            <text:p>   </text:p>
            <text:p> i t s </text:p>
            <text:p>   </text:p>
            <text:p> a u t h o r i s e d r e p r e s e n t a t i v e   d u r i n g   n o r m a l   b u s i n e s s h o u r s       h a v i n g       g i v e n       a d v a n c e       w r i t t e n n o t i c e       o f </text:p>
            <text:p>     n o     </text:p>
            <text:p> l e s s     </text:p>
            <text:p> t h a n     </text:p>
            <text:p> f i v e     </text:p>
            <text:p> ( 5 ) B u s i n e s s       D a y s , </text:p>
            <text:p>     a c c e s s     </text:p>
            <text:p> t o       a n y p r e m i s e s       a n d       f a c i l i t i e s ,       b o o k s       a n d r e c o r d s       r e a s o n a b l y       r e q u i r e d       t o       a u d i t t h e       S u p p l i e r ’ s       c o m p l i a n c e       w i t h     </text:p>
            <text:p> i t s o b l i g a t i o n s   u n d e r   t h i s   C o n t r a c t . 2 9 . 2   I f   t h e   S u p p l i e r   o r   i t s   S t a f f   ( o r a n y o n e   a c t i n g   o n   i t s   o r   t h e i r   b e h a l f ) h a s   d o n e   o r   d o e s   a n y   o f   t h e P r o h i b i t e d   A c t s   o r   h a s   c o m m i t t e d   o r c o m m i t s   a n y   o f f e n c e   u n d e r   t h e B r i b e r y   A c t   2 0 1 0   w i t h   o r   w i t h o u t   t h e k n o w l e d g e   o f   t h e   S u p p l i e r   i n   r e l a t i o n t o   t h i s   o r   a n y   o t h e r   a g r e e m e n t   w i t h t h e   A u t h o r i t y : 2 9 . 2 . 1   t h e   A u t h o r i t y   s h a l l   b e   e n t i t l e d : ( i )   t o   t e r m i n a t e   t h i s   C o n t r a c t   a n d r e c o v e r   f r o m   t h e   S u p p l i e r   t h e   a m o u n t o f   a n y   l o s s   r e s u l t i n g   f r o m   t h e t e r m i n a t i o n ; ( i i )   t o   r e c o v e r   f r o m   t h e   S u p p l i e r   t h e a m o u n t   o r   v a l u e   o f   a n y   g i f t , c o n s i d e r a t i o n   o r   c o m m i s s i o n c o n c e r n e d ;   a n d ( i i i )   t o   r e c o v e r   f r o m   t h e   S u p p l i e r   a n y o t h e r   l o s s   o r   e x p e n s e   s u s t a i n e d   i n c o n s e q u e n c e   o f   t h e   c a r r y i n g   o u t   o f t h e   P r o h i b i t e d   A c t   o r   t h e   c o m m i s s i o n o f   t h e   o f f e n c e   u n d e r   t h e   B r i b e r y   A c t 2 0 1 0 ; S c h e d u l e   3   c l a u s e   1 . 3 . 6 3 . 4   N o t w i t h s t a n d i n g   a n y   o t h e r   t e r m   o f t h i s   C o n t r a c t ,   t h e   S u p p l i e r   c o n s e n t s   t o t h e   p u b l i c a t i o n   o f   t h i s   C o n t r a c t   i n   i t s e n t i r e t y   ( i n c l u d i n g   v a r i a t i o n s ) ,   s u b j e c t o n l y   t o   t h e   r e d a c t i o n   o f   i n f o r m a t i o n t h a t   i s   e x e m p t   f r o m   d i s c l o s u r e   i n a c c o r d a n c e   w i t h   t h e   p r o v i s i o n s   o f   t h e F O I A ,   C o d e s   o f   P r a c t i c e   a n d E n v i r o n m e n t a l   R e g u l a t i o n s .</text:p>
          </table:table-cell>
          <table:table-cell office:value-type="string" calcext:value-type="string">
            <text:p>s y s t e m . <text:s text:c="2"/>T o <text:s text:c="2"/>a u d i t <text:s text:c="2"/>h e a l t h <text:s text:c="2"/>i n f o r m a t i o n <text:s text:c="2"/>w i t h i n <text:s text:c="2"/>O c c u p a t i o n a l H e a l t h <text:s text:c="2"/>r e c o r d s <text:s text:c="2"/>w o u l d <text:s text:c="2"/>r e q u i r e <text:s text:c="2"/>t h e <text:s text:c="2"/>a u d i t o r s <text:s text:c="2"/>t o <text:s text:c="2"/>b e <text:s text:c="2"/>a h e a l t h c a r e <text:s text:c="2"/>p r o f e s s i o n a l <text:s text:c="2"/>a n d <text:s text:c="2"/>t o <text:s text:c="2"/>s i g n <text:s text:c="2"/>a <text:s text:c="2"/>c o n f i d e n t i a l i t y a g r e e m e n t <text:s text:c="2"/>t o <text:s text:c="2"/>p r o t e c t <text:s text:c="2"/>O c c u p a t i o n a l <text:s text:c="2"/>H e a l t h <text:s text:c="2"/>d a t a . W e <text:s text:c="2"/>w i l l <text:s text:c="2"/>n o t <text:s text:c="2"/>a g r e e <text:s text:c="2"/>t o <text:s text:c="2"/>p a y <text:s text:c="2"/>f o r <text:s text:c="2"/>t h e <text:s text:c="2"/>S u p p l i e r <text:s text:c="2"/>t o <text:s text:c="2"/>o b t a i n <text:s text:c="2"/>s e r v i c e s e l s e w h e r e . W e <text:s text:c="2"/>w i l l <text:s text:c="2"/>n o t <text:s text:c="2"/>a g r e e <text:s text:c="2"/>t o <text:s text:c="2"/>c l a u s e ( s ) <text:s text:c="2"/>2 9 . 2 . 1 W e <text:s text:c="2"/>w o u l d <text:s text:c="2"/>n o t <text:s text:c="2"/>a g r e e <text:s text:c="2"/>w i t h <text:s text:c="2"/>c o n f i d e n t i a l <text:s text:c="2"/>i n f o r m a t i o n <text:s text:c="2"/>b e i n g p r o v i d e d <text:s text:c="2"/>t o <text:s text:c="2"/>a n o t h e r <text:s text:c="2"/>s u p p l i e r . W e <text:s text:c="2"/>w i l l <text:s text:c="2"/>p r o v i d e <text:s text:c="2"/>a <text:s text:c="2"/>F O I A <text:s text:c="2"/>s c h e d u l e <text:s text:c="2"/>d e t a i l i n g <text:s text:c="2"/>e l e m e n t s <text:s text:c="2"/>o f <text:s text:c="2"/>o u r t e n d e r <text:s text:c="2"/>r e s p o n s e , <text:s text:c="2"/>p r i c i n g <text:s text:c="2"/>a n d <text:s text:c="2"/>a p p e n d i c e s <text:s text:c="2"/>w e <text:s text:c="2"/>c o n s i d e r c o n f i d e n t i a l <text:s text:c="2"/>a s <text:s text:c="2"/>t h e y <text:s text:c="2"/>c o n t a i n <text:s text:c="2"/>i n f o r m a t i o n <text:s text:c="2"/>o n <text:s text:c="2"/>i n t e l l e c t u a l p r o p e r t y .</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text:s text:c="2"/>P E R S O N A L A N D <text:s text:c="2"/>D A T A <text:s text:c="2"/>S U B J E C T S a n d 1 6 . 8 . 1 <text:s text:c="2"/>T h e <text:s text:c="2"/>P a r t i e s <text:s text:c="2"/>a c k n o w l e d g e <text:s text:c="2"/>t h a t <text:s text:c="2"/>f o r <text:s text:c="2"/>t h e <text:s text:c="2"/>p u r p o s e s <text:s text:c="2"/>o f t h e <text:s text:c="2"/>D a t a <text:s text:c="2"/>P r o t e c t i o n <text:s text:c="2"/>L e g i s l a t i o n , <text:s text:c="2"/>w h e r e <text:s text:c="2"/>t h e <text:s text:c="2"/>C u s t o m e r <text:s text:c="2"/>h a s c o m p l e t e d <text:s text:c="2"/>t h e <text:s text:c="2"/>s e c o n d <text:s text:c="2"/>c o l u m n <text:s text:c="2"/>o f <text:s text:c="2"/>t h e <text:s text:c="2"/>t a b l e <text:s text:c="2"/>i n <text:s text:c="2"/>S e c t i o n <text:s text:c="2"/>9 <text:s text:c="2"/>o f t h e <text:s text:c="2"/>M a s t e r <text:s text:c="2"/>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ext:s text:c="2"/>t o <text:s text:c="2"/>p e r f o r m , t h e <text:s text:c="2"/>C u s t o m e r <text:s text:c="2"/>i s <text:s text:c="2"/>t h e <text:s text:c="2"/>C o n t r o l l e r <text:s text:c="2"/>a n d <text:s text:c="2"/>t h e <text:s text:c="2"/>S e r v i c e <text:s text:c="2"/>P r o v i d e r <text:s text:c="2"/>i s t h e <text:s text:c="2"/>P r o c e s s o r <text:s text:c="2"/>u n l e s s <text:s text:c="2"/>o t h e r w i s e <text:s text:c="2"/>s p e c i f i e d <text:s text:c="2"/>i n <text:s text:c="2"/>S e c t i o n <text:s text:c="2"/>9 <text:s text:c="2"/>o f t h e <text:s text:c="2"/>M a s t e r <text:s text:c="2"/>C o n t r a c t <text:s text:c="2"/>S c h e d u l e . <text:s text:c="2"/>T h e <text:s text:c="2"/>o n l y <text:s text:c="2"/>p r o c e s s i n g <text:s text:c="2"/>t h a t t h e <text:s text:c="2"/>P r o c e s s o r <text:s text:c="2"/>i s <text:s text:c="2"/>a u t h o r i s e d <text:s text:c="2"/>t o <text:s text:c="2"/>d o <text:s text:c="2"/>i s <text:s text:c="2"/>l i s t e d <text:s text:c="2"/>i n <text:s text:c="2"/>S e c t i o n <text:s text:c="2"/>9 <text:s text:c="2"/>o f t h e <text:s text:c="2"/>M a s t e r <text:s text:c="2"/>C o n t r a c t <text:s text:c="2"/>S c h e d u l e <text:s text:c="2"/>b y <text:s text:c="2"/>t h e <text:s text:c="2"/>C o n t r o l l e r <text:s text:c="2"/>a n d <text:s text:c="2"/>m a y n o t <text:s text:c="2"/>b e <text:s text:c="2"/>d e t e r m i n e d <text:s text:c="2"/>b y <text:s text:c="2"/>t h e <text:s text:c="2"/>P r o c e s s o r . 4 . 1 . 3 <text:s text:c="2"/>I f <text:s text:c="2"/>t h e <text:s text:c="2"/>C u s t o m e r <text:s text:c="2"/>i n f o r m s <text:s text:c="2"/>t h e <text:s text:c="2"/>S e r v i c e <text:s text:c="2"/>P r o v i d e r <text:s text:c="2"/>i n w r i t i n g <text:s text:c="2"/>t h a t <text:s text:c="2"/>t h e <text:s text:c="2"/>C u s t o m e r <text:s text:c="2"/>r e a s o n a b l y <text:s text:c="2"/>b e l i e v e s <text:s text:c="2"/>t h a t <text:s text:c="2"/>a n y p a r t <text:s text:c="2"/>o f <text:s text:c="2"/>t h e <text:s text:c="4"/>S e r v i c e s <text:s text:c="2"/>d o e s <text:s text:c="2"/>n o t <text:s text:c="2"/>m e e t <text:s text:c="2"/>t h e <text:s text:c="2"/>r e q u i r e m e n t s <text:s text:c="2"/>o f t h e <text:s text:c="2"/>C o n t r a c t <text:s text:c="2"/>o r <text:s text:c="2"/>d i f f e r s <text:s text:c="2"/>i n <text:s text:c="2"/>a n y <text:s text:c="2"/>w a y <text:s text:c="2"/>f r o m <text:s text:c="2"/>t h o s e <text:s text:c="2"/>r e q u i r e m e n t s , t h e <text:s text:c="2"/>S e r v i c e <text:s text:c="2"/>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ext:s text:c="2"/>t h e r e q u i r e m e n t s <text:s text:c="2"/>o f <text:s text:c="2"/>t h e <text:s text:c="2"/>C o n t r a c t <text:s text:c="2"/>w i t h i n <text:s text:c="2"/>s u c h <text:s text:c="2"/>r e a s o n a b l e <text:s text:c="2"/>t i m e a s <text:s text:c="2"/>m a y <text:s text:c="2"/>b e <text:s text:c="2"/>s p e c i f i e d <text:s text:c="2"/>b y <text:s text:c="2"/>t h e <text:s text:c="2"/>C u s t o m e r .</text:p>
          </table:table-cell>
          <table:table-cell office:value-type="string" calcext:value-type="string">
            <text:p>D i s c u s s i o n <text:s text:c="2"/>P o i n t W e <text:s text:c="2"/>h a v e <text:s text:c="2"/>b e e n <text:s text:c="2"/>a d v i s e d <text:s text:c="2"/>b y <text:s text:c="2"/>t h e <text:s text:c="2"/>I C O t h a t <text:s text:c="2"/>O c c u p a t i o n a l <text:s text:c="2"/>H e a l t h <text:s text:c="2"/>s h o u l d <text:s text:c="2"/>b e c o n s i d e r e d <text:s text:c="2"/>d a t a <text:s text:c="2"/>c o n t r o l l e r <text:s text:c="2"/>o r <text:s text:c="2"/>j o i n t <text:s text:c="2"/>d a t a c o n t r o l l e r . <text:s text:c="2"/>T h i s <text:s text:c="2"/>i s <text:s text:c="2"/>b e c a u s e <text:s text:c="2"/>m e d i c a l d a t a <text:s text:c="2"/>i s <text:s text:c="2"/>a c q u i r e d <text:s text:c="2"/>b y <text:s text:c="2"/>O H <text:s text:c="2"/>a n d <text:s text:c="2"/>n o t <text:s text:c="2"/>t h e c u s t o m e r , <text:s text:c="2"/>a n d <text:s text:c="2"/>i s <text:s text:c="2"/>n o t <text:s text:c="2"/>v i e w a b l e <text:s text:c="2"/>b y <text:s text:c="2"/>t h e c u s t o m e r <text:s text:c="2"/>w i t h o u t <text:s text:c="2"/>t h e <text:s text:c="2"/>e x p r e s s <text:s text:c="2"/>c o n s e n t o f <text:s text:c="2"/>t h e <text:s text:c="2"/>d a t a <text:s text:c="2"/>s u b j e c t . B o t h <text:s text:c="2"/>p a r t i e s <text:s text:c="2"/>w o u l d <text:s text:c="2"/>h a v e <text:s text:c="2"/>t o <text:s text:c="2"/>a g r e e <text:s text:c="2"/>t h a t t h e <text:s text:c="2"/>s e r v i c e <text:s text:c="2"/>d o e s <text:s text:c="2"/>n o t <text:s text:c="2"/>m e e t <text:s text:c="2"/>t h e r e q u i r e m e n t s , <text:s text:c="2"/>t h e <text:s text:c="2"/>C o u n c i l <text:s text:c="2"/>c o u l d <text:s text:c="2"/>n o t c l a i m <text:s text:c="2"/>s e r v i c e <text:s text:c="2"/>d o e s <text:s text:c="2"/>n o t <text:s text:c="2"/>m e e t r e q u i r e m e n t s <text:s text:c="2"/>w h e r e <text:s text:c="2"/>H e a l e s <text:s text:c="2"/>p r o v i d e s e v i d e n c e <text:s text:c="2"/>t h a t <text:s text:c="2"/>s e r v i c e <text:s text:c="2"/>i s <text:s text:c="2"/>p r o v i d e d <text:s text:c="2"/>t o r e q u i r e m e n t s . I f <text:s text:c="2"/>a <text:s text:c="2"/>r e s o l u t i o n <text:s text:c="2"/>c a n n o t <text:s text:c="2"/>b e <text:s text:c="2"/>r e a c h e d , <text:s text:c="2"/>t h e</text:p>
          </table:table-cell>
          <table:table-cell table:number-columns-repeated="1022"/>
        </table:table-row>
        <table:table-row table:style-name="ro1">
          <table:table-cell office:value-type="string" calcext:value-type="string">
            <text:p>1 6 . 8 . 1 <text:s text:c="4"/>T h e <text:s text:c="2"/>P a r t i e s <text:s text:c="2"/>a c k n o w l e d g e <text:s text:c="2"/>t h a t <text:s text:c="2"/>f o r <text:s text:c="2"/>t h e <text:s text:c="2"/>p u r p o s e s <text:s text:c="2"/>o f t h e <text:s text:c="2"/>D a t a <text:s text:c="2"/>P r o t e c t i o n <text:s text:c="2"/>L e g i s l a t i o n , <text:s text:c="2"/>w h e r e <text:s text:c="2"/>t h e <text:s text:c="2"/>C u s t o m e r <text:s text:c="2"/>h a s c o m p l e t e d <text:s text:c="2"/>t h e <text:s text:c="2"/>s e c o n d <text:s text:c="2"/>c o l u m n <text:s text:c="2"/>o f <text:s text:c="2"/>t h e <text:s text:c="2"/>t a b l e <text:s text:c="2"/>i n <text:s text:c="2"/>S e c t i o n <text:s text:c="2"/>9 <text:s text:c="2"/>o f t h e <text:s text:c="2"/>M a s t e r <text:s text:c="2"/>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ext:s text:c="2"/>t o <text:s text:c="2"/>p e r f o r m , t h e <text:s text:c="2"/>C u s t o m e r <text:s text:c="2"/>i s <text:s text:c="2"/>t h e <text:s text:c="2"/>C o n t r o l l e r <text:s text:c="2"/>a n d <text:s text:c="2"/>t h e <text:s text:c="2"/>S e r v i c e <text:s text:c="2"/>P r o v i d e r <text:s text:c="2"/>i s t h e <text:s text:c="2"/>P r o c e s s o r <text:s text:c="2"/>u n l e s s <text:s text:c="2"/>o t h e r w i s e <text:s text:c="2"/>s p e c i f i e d <text:s text:c="2"/>i n <text:s text:c="2"/>S e c t i o n <text:s text:c="2"/>9 <text:s text:c="2"/>o f t h e <text:s text:c="2"/>M a s t e r <text:s text:c="2"/>C o n t r a c t <text:s text:c="2"/>S c h e d u l e . <text:s text:c="2"/>T h e <text:s text:c="2"/>o n l y <text:s text:c="2"/>p r o c e s s i n g <text:s text:c="2"/>t h a t t h e <text:s text:c="2"/>P r o c e s s o r <text:s text:c="2"/>i s <text:s text:c="2"/>a u t h o r i s e d <text:s text:c="2"/>t o <text:s text:c="2"/>d o <text:s text:c="2"/>i s <text:s text:c="2"/>l i s t e d <text:s text:c="2"/>i n <text:s text:c="2"/>S e c t i o n <text:s text:c="2"/>9 <text:s text:c="2"/>o f t h e <text:s text:c="2"/>M a s t e r <text:s text:c="2"/>C o n t r a c t <text:s text:c="2"/>S c h e d u l e <text:s text:c="2"/>b y <text:s text:c="2"/>t h e <text:s text:c="2"/>C o n t r o l l e r <text:s text:c="2"/>a n d <text:s text:c="2"/>m a y n o t <text:s text:c="2"/>b e <text:s text:c="2"/>d e t e r m i n e d <text:s text:c="2"/>b y <text:s text:c="2"/>t h e <text:s text:c="2"/>P r o c e s s o r . 1 6 . 1 0 . 1 0 <text:s text:c="2"/>I n <text:s text:c="2"/>t h e <text:s text:c="2"/>e v e n t <text:s text:c="2"/>t h a t <text:s text:c="2"/>t h e <text:s text:c="2"/>S e r v i c e <text:s text:c="2"/>P r o v i d e r <text:s text:c="2"/>f a i l s <text:s text:c="2"/>t o c o m p l y <text:s text:c="2"/>w i t h <text:s text:c="2"/>c l a u s e <text:s text:c="2"/>1 6 . 1 0 . 1 <text:s text:c="2"/>t o <text:s text:c="2"/>c l a u s e <text:s text:c="2"/>1 6 . 1 0 . 6 , <text:s text:c="2"/>t h e C u s t o m e r <text:s text:c="2"/>r e s e r v e s <text:s text:c="2"/>t h e <text:s text:c="2"/>r i g h t <text:s text:c="2"/>t o <text:s text:c="2"/>t e r m i n a t e <text:s text:c="2"/>t h e <text:s text:c="2"/>C o n t r a c t <text:s text:c="2"/>w i t h i m m e d i a t e <text:s text:c="2"/>e f f e c t <text:s text:c="2"/>b y <text:s text:c="2"/>n o t i c e <text:s text:c="2"/>i n <text:s text:c="2"/>w r i t i n g . 1 6 . 1 1 . 3 <text:s text:c="2"/>T h e <text:s text:c="2"/>C u s t o m e r <text:s text:c="2"/>s h a l l <text:s text:c="2"/>b e <text:s text:c="2"/>r e s p o n s i b l e <text:s text:c="2"/>f o r <text:s text:c="2"/>d e t e r m i n i n g i n <text:s text:c="2"/>i t s <text:s text:c="2"/>a b s o l u t e <text:s text:c="2"/>d i s c r e t i o n <text:s text:c="2"/>a n d <text:s text:c="2"/>n o t w i t h s t a n d i n g <text:s text:c="2"/>a n y <text:s text:c="2"/>o t h e r p r o v i s i o n <text:s text:c="2"/>i n <text:s text:c="2"/>t h e <text:s text:c="2"/>C o n t r a c t <text:s text:c="2"/>o r <text:s text:c="2"/>a n y <text:s text:c="2"/>o t h e r <text:s text:c="2"/>C o n t r a c t <text:s text:c="2"/>w h e t h e r <text:s text:c="2"/>t h e C o m m e r c i a l l y <text:s text:c="2"/>S e n s i t i v e <text:s text:c="2"/>I n f o r m a t i o n <text:s text:c="2"/>a n d / o r <text:s text:c="2"/>a n y <text:s text:c="2"/>o t h e r I n f o r m a t i o n <text:s text:c="2"/>i s <text:s text:c="2"/>e x e m p t <text:s text:c="2"/>f r o m <text:s text:c="2"/>d i s c l o s u r e <text:s text:c="2"/>i n <text:s text:c="2"/>a c c o r d a n c e <text:s text:c="2"/>w i t h t h e <text:s text:c="2"/>p r o v i s i o n s <text:s text:c="2"/>o f <text:s text:c="2"/>t h e <text:s text:c="2"/>F O I A <text:s text:c="2"/>o r <text:s text:c="2"/>t h e <text:s text:c="2"/>E n v i r o n m e n t a l I n f o r m a t i o n <text:s text:c="2"/>R e g u l a t i o n s . A n d 1 6 . 1 2 . 1 <text:s text:c="4"/>T h e <text:s text:c="2"/>P a r t i e s <text:s text:c="2"/>a c k n o w l e d g e <text:s text:c="2"/>t h a t , <text:s text:c="2"/>e x c e p t <text:s text:c="2"/>f o r <text:s text:c="2"/>a n y i n f o r m a t i o n <text:s text:c="2"/>w h i c h <text:s text:c="2"/>i s <text:s text:c="2"/>e x e m p t <text:s text:c="2"/>f r o m <text:s text:c="2"/>d i s c l o s u r e <text:s text:c="2"/>i n <text:s text:c="2"/>a c c o r d a n c e w i t h <text:s text:c="2"/>t h e <text:s text:c="2"/>p r o v i s i o n s <text:s text:c="2"/>o f <text:s text:c="2"/>t h e <text:s text:c="2"/>F O I A , <text:s text:c="2"/>t h e <text:s text:c="2"/>c o n t e n t <text:s text:c="2"/>o f <text:s text:c="2"/>t h e <text:s text:c="2"/>C o n t r a c t i s <text:s text:c="2"/>n o t <text:s text:c="2"/>C o n f i d e n t i a l <text:s text:c="2"/>I n f o r m a t i o n . <text:s text:c="4"/>T h e <text:s text:c="2"/>C u s t o m e r <text:s text:c="2"/>s h a l l <text:s text:c="2"/>b e r e s p o n s i b l e <text:s text:c="2"/>f o r <text:s text:c="2"/>d e t e r m i n i n g <text:s text:c="2"/>i n <text:s text:c="2"/>i t s <text:s text:c="2"/>a b s o l u t e <text:s text:c="2"/>d i s c r e t i o n w h e t h e r <text:s text:c="2"/>a n y <text:s text:c="2"/>o f <text:s text:c="2"/>t h e <text:s text:c="2"/>c o n t e n t <text:s text:c="2"/>o f <text:s text:c="2"/>t h e <text:s text:c="2"/>C o n t r a c t <text:s text:c="2"/>i s <text:s text:c="2"/>e x e m p t <text:s text:c="2"/>f r o m d i s c l o s u r e <text:s text:c="2"/>i n <text:s text:c="2"/>a c c o r d a n c e <text:s text:c="2"/>w i t h <text:s text:c="2"/>t h e <text:s text:c="2"/>p r o v i s i o n s <text:s text:c="2"/>o f <text:s text:c="2"/>t h e <text:s text:c="2"/>F O I A . 1 8 . 1 . 6 <text:s text:c="20"/>T h e <text:s text:c="2"/>p r o v i s i o n s <text:s text:c="2"/>o f <text:s text:c="2"/>1 8 . 1 . 5 <text:s text:c="2"/>s h a l l <text:s text:c="2"/>n o t <text:s text:c="2"/>b e <text:s text:c="2"/>t a k e n <text:s text:c="2"/>a s l i m i t i n g <text:s text:c="2"/>t h e <text:s text:c="2"/>r i g h t <text:s text:c="2"/>o f <text:s text:c="2"/>t h e <text:s text:c="2"/>C o u n c i l <text:s text:c="2"/>t o <text:s text:c="2"/>r e c o v e r <text:s text:c="2"/>a s <text:s text:c="2"/>a <text:s text:c="2"/>d i r e c t <text:s text:c="2"/>l o s s : 1 8 . 1 . 6 . 1 <text:s text:c="12"/>a n y <text:s text:c="2"/>a d d i t i o n a l <text:s text:c="2"/>o p e r a t i o n a l <text:s text:c="2"/>a n d / o r a d m i n i s t r a t i v e <text:s text:c="2"/>e x p e n s e s <text:s text:c="2"/>a r i s i n g <text:s text:c="2"/>f r o m <text:s text:c="2"/>t h e <text:s text:c="2"/>S e r v i c e P r o v i d e r ’ s <text:s text:c="2"/>D e f a u l t ; 1 8 . 1 . 6 . 2 <text:s text:c="12"/>a n y <text:s text:c="2"/>w a s t e d <text:s text:c="2"/>e x p e n d i t u r e <text:s text:c="2"/>o r <text:s text:c="2"/>c h a r g e s <text:s text:c="2"/>r e n d e r e d u n n e c e s s a r y <text:s text:c="2"/>a n d / o r <text:s text:c="2"/>i n c u r r e d <text:s text:c="2"/>b y <text:s text:c="2"/>t h e <text:s text:c="2"/>C o u n c i l <text:s text:c="2"/>a r i s i n g <text:s text:c="2"/>f r o m</text:p>
          </table:table-cell>
          <table:table-cell office:value-type="string" calcext:value-type="string">
            <text:p>B o t h <text:s text:c="2"/>p a r t i e s <text:s text:c="2"/>m u s t <text:s text:c="2"/>b e <text:s text:c="2"/>c o n s i d e r e d <text:s text:c="2"/>D a t a C o n t r o l l e r s <text:s text:c="2"/>o r <text:s text:c="2"/>J o i n t <text:s text:c="2"/>D a t a <text:s text:c="2"/>C o n t r o l l e r s . C l a u s e s <text:s text:c="2"/>s h o u l d <text:s text:c="2"/>b e <text:s text:c="2"/>r e c i p r o c a l , <text:s text:c="2"/>b o t h p a r t i e s <text:s text:c="2"/>s h o u l d <text:s text:c="2"/>b e <text:s text:c="2"/>a b l e <text:s text:c="2"/>t o <text:s text:c="2"/>t e r m i n a t e <text:s text:c="2"/>t h e c o n t r a c t <text:s text:c="2"/>w i t h <text:s text:c="2"/>i m m e d i a t e <text:s text:c="2"/>e f f e c t <text:s text:c="2"/>i f c l a u s e s <text:s text:c="2"/>1 6 . 1 0 . 1 - 1 6 . 1 0 . 6 <text:s text:c="2"/>h a v e <text:s text:c="2"/>n o t b e e n <text:s text:c="2"/>c o m p l i e d <text:s text:c="2"/>w i t h ; <text:s text:c="2"/>o r <text:s text:c="2"/>n e i t h e r <text:s text:c="2"/>p a r t y c a n . F o r <text:s text:c="2"/>i n f o r m a t i o n , <text:s text:c="2"/>n o <text:s text:c="2"/>a c t i o n <text:s text:c="2"/>r e q u i r e d : W e <text:s text:c="2"/>a r e <text:s text:c="2"/>a w a r e <text:s text:c="2"/>t h a t <text:s text:c="2"/>c e r t a i n <text:s text:c="2"/>c o m p e t i t o r s s e e k <text:s text:c="2"/>a <text:s text:c="2"/>c o m m e r c i a l <text:s text:c="2"/>a d v a n t a g e <text:s text:c="2"/>t h r o u g h F O I A <text:s text:c="2"/>r e q u e s t s <text:s text:c="2"/>f r o m <text:s text:c="2"/>c o m p e t i t o r s c l i e n t s . <text:s text:c="2"/>W e <text:s text:c="2"/>p r o v i d e <text:s text:c="2"/>a <text:s text:c="2"/>s i g n i f i c a n t 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I n f o r m a t i o n <text:s text:c="2"/>A c t , <text:s text:c="2"/>w e <text:s text:c="2"/>w o u l d <text:s text:c="2"/>t a k e <text:s text:c="2"/>g r e a t e x c e p t i o n <text:s text:c="2"/>t o <text:s text:c="2"/>b e i n g <text:s text:c="2"/>p u t <text:s text:c="2"/>a t <text:s text:c="2"/>a c o m m e r c i a l <text:s text:c="2"/>d i s a d v a n t a g e <text:s text:c="2"/>t h r o u g h <text:s text:c="2"/>t h i s t y p e <text:s text:c="2"/>o f <text:s text:c="2"/>a c t i o n . W e <text:s text:c="2"/>w o u l d <text:s text:c="2"/>n o t <text:s text:c="2"/>a c c e p t <text:s text:c="2"/>t h e s e <text:s text:c="2"/>c l a u s e s <text:s text:c="2"/>a s w r i t t e n .</text:p>
          </table:table-cell>
          <table:table-cell table:number-columns-repeated="1022"/>
        </table:table-row>
        <table:table-row table:style-name="ro1">
          <table:table-cell office:value-type="string" calcext:value-type="string">
            <text:p>C a l l - O f f <text:s text:c="2"/>C l a u s e 2 6 . 5 <text:s text:c="2"/>T h e <text:s text:c="2"/>S e r v i c e <text:s text:c="2"/>P r o v i d e r <text:s text:c="2"/>s h a l l <text:s text:c="2"/>p r o v i d e <text:s text:c="2"/>s u c h <text:s text:c="2"/>r e c o r d s <text:s text:c="2"/>a n d a c c o u n t s <text:s text:c="2"/>( t o g e t h e r <text:s text:c="2"/>w i t h <text:s text:c="2"/>c o p i e s <text:s text:c="2"/>o f <text:s text:c="2"/>t h e <text:s text:c="2"/>S e r v i c e <text:s text:c="2"/>P r o v i d e r ’ s p u b l i s h e d <text:s text:c="2"/>a c c o u n t s ) <text:s text:c="2"/>o n <text:s text:c="2"/>r e q u e s t <text:s text:c="2"/>d u r i n g <text:s text:c="2"/>t h e <text:s text:c="2"/>C o n t r a c t <text:s text:c="2"/>P e r i o d a n d <text:s text:c="2"/>f o r <text:s text:c="2"/>a <text:s text:c="2"/>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text:s text:c="2"/>( w h i c h e v e r <text:s text:c="2"/>i s t h e <text:s text:c="2"/>l a t e r ) <text:s text:c="2"/>t o <text:s text:c="2"/>t h e <text:s text:c="2"/>C u s t o m e r <text:s text:c="2"/>a n d / o r <text:s text:c="2"/>i t s <text:s text:c="2"/>A u d i t o r s . 4 0 . 2 <text:s text:c="4"/>A n y <text:s text:c="2"/>n o t i c e <text:s text:c="2"/>o r <text:s text:c="2"/>o t h e r <text:s text:c="2"/>c o m m u n i c a t i o n <text:s text:c="2"/>w h i c h <text:s text:c="2"/>i s <text:s text:c="2"/>t o <text:s text:c="2"/>b e g i v e n <text:s text:c="2"/>b y <text:s text:c="2"/>e i t h e r <text:s text:c="2"/>P a r t y <text:s text:c="2"/>t o <text:s text:c="2"/>t h e <text:s text:c="2"/>o t h e r <text:s text:c="2"/>s h a l l <text:s text:c="2"/>b e <text:s text:c="2"/>g i v e n <text:s text:c="2"/>b y <text:s text:c="2"/>l e t t e r ( s e n t <text:s text:c="2"/>b y <text:s text:c="2"/>h a n d , <text:s text:c="2"/>p o s t , <text:s text:c="2"/>r e g i s t e r e d <text:s text:c="2"/>p o s t <text:s text:c="2"/>o r <text:s text:c="2"/>b y <text:s text:c="2"/>t h e <text:s text:c="2"/>r e c o r d e d d e l i v e r y <text:s text:c="2"/>s e r v i c e ) , <text:s text:c="2"/>o r <text:s text:c="2"/>b y <text:s text:c="2"/>e l e c t r o n i c <text:s text:c="2"/>m a i l <text:s text:c="2"/>( c o n f i r m e d <text:s text:c="2"/>b y l e t t e r ) . <text:s text:c="2"/>S u c h <text:s text:c="2"/>l e t t e r s <text:s text:c="2"/>s h a l l <text:s text:c="2"/>b e <text:s text:c="2"/>a d d r e s s e d <text:s text:c="2"/>t o <text:s text:c="2"/>t h e <text:s text:c="2"/>o t h e r <text:s text:c="2"/>P a r t y i n <text:s text:c="2"/>t h e <text:s text:c="2"/>m a n n e r <text:s text:c="2"/>r e f e r r e d <text:s text:c="2"/>t o <text:s text:c="2"/>i n <text:s text:c="2"/>c l a u s e <text:s text:c="2"/>4 0 . 3 . <text:s text:c="2"/>P r o v i d e d <text:s text:c="2"/>t h e</text:p>
          </table:table-cell>
          <table:table-cell office:value-type="string" calcext:value-type="string">
            <text:p>D i s c u s s i o n <text:s text:c="2"/>P o i n t o f <text:s text:c="2"/>t h e <text:s text:c="2"/>d a t a <text:s text:c="2"/>s u b j e c t . <text:s text:c="2"/>W e <text:s text:c="2"/>a r e <text:s text:c="2"/>h a p p y <text:s text:c="2"/>t o t r a n s f e r <text:s text:c="2"/>r e c o r d s <text:s text:c="2"/>t o <text:s text:c="2"/>t h e <text:s text:c="2"/>a p p r o p r i a t e m e d i c a l <text:s text:c="2"/>c o n t a c t <text:s text:c="2"/>i n <text:s text:c="2"/>t h e <text:s text:c="2"/>n e w <text:s text:c="2"/>p r o v i d e r . <text:s text:c="2"/>I n a c c o r d a n c e <text:s text:c="2"/>w i t h <text:s text:c="2"/>o u r <text:s text:c="2"/>d a t a <text:s text:c="2"/>r e t e n t i o n g u i d e l i n e s , <text:s text:c="2"/>a s <text:s text:c="2"/>r e c o m m e n d e d <text:s text:c="2"/>b y <text:s text:c="2"/>t h e F O M , <text:s text:c="2"/>w e <text:s text:c="2"/>w i l l <text:s text:c="2"/>a l s o <text:s text:c="2"/>r e t a i n <text:s text:c="2"/>r e c o r d s <text:s text:c="2"/>i n a c c o r d a n c e <text:s text:c="2"/>w i t h <text:s text:c="2"/>r e l e v a n t <text:s text:c="2"/>l e g i s l a t i o n <text:s text:c="2"/>( 6 y e a r s <text:s text:c="2"/>f o l l o w i n g <text:s text:c="2"/>c o n t r a c t <text:s text:c="2"/>t e r m i n a t i o n , o r <text:s text:c="2"/>4 0 <text:s text:c="2"/>y e a r s <text:s text:c="2"/>f o r <text:s text:c="2"/>H e a l t h <text:s text:c="2"/>S u r v e i l l a n c e ) . F o r <text:s text:c="2"/>i n f o r m a t i o n , <text:s text:c="2"/>n o <text:s text:c="2"/>a c t i o n <text:s text:c="2"/>r e q u i r e d : W e <text:s text:c="2"/>a r e <text:s text:c="2"/>h a p p y <text:s text:c="2"/>t o <text:s text:c="2"/>m e e t <text:s text:c="2"/>t h i s <text:s text:c="2"/>c l a u s e p r o v i d e d <text:s text:c="2"/>t h a t <text:s text:c="2"/>c o n f i d e n t i a l i t y <text:s text:c="2"/>i s m a i n t a i n e d <text:s text:c="2"/>t h r o u g h o u t . <text:s text:c="2"/>A s <text:s text:c="2"/>a b o v e , c o n f i d e n t i a l <text:s text:c="2"/>m e d i c a l <text:s text:c="2"/>r e c o r d s <text:s text:c="2"/>w i l l <text:s text:c="2"/>n o t b e <text:s text:c="2"/>p r o v i d e d <text:s text:c="2"/>t o <text:s text:c="2"/>t h e <text:s text:c="2"/>C u s t o m e r <text:s text:c="2"/>w i t h o u t t h e <text:s text:c="2"/>e x p r e s s <text:s text:c="2"/>w r i t t e n <text:s text:c="2"/>c o n s e n t <text:s text:c="2"/>o f <text:s text:c="2"/>e a c h d a t a <text:s text:c="2"/>s u b j e c t . <text:s text:c="2"/>P l e a s e <text:s text:c="2"/>n o t e , <text:s text:c="2"/>c o s t s <text:s text:c="2"/>f o r a u d i t s <text:s text:c="2"/>c o n d u c t e d <text:s text:c="2"/>o u t s i d e <text:s text:c="2"/>o f <text:s text:c="2"/>t h e c o n t r a c t <text:s text:c="2"/>t e r m <text:s text:c="2"/>w i l l <text:s text:c="2"/>b e <text:s text:c="2"/>m e t <text:s text:c="2"/>b y <text:s text:c="2"/>t h e C u s t o m e r . D u e <text:s text:c="2"/>t o <text:s text:c="2"/>t h e <text:s text:c="2"/>d e l a y s <text:s text:c="2"/>e x p e r i e n c e d <text:s text:c="2"/>b y R o y a l <text:s text:c="2"/>M a i l <text:s text:c="2"/>a n d <text:s text:c="2"/>o t h e r <text:s text:c="2"/>c o u r i e r s <text:s text:c="2"/>d u e <text:s text:c="2"/>t o t h e <text:s text:c="2"/>C O V I D - 1 9 <text:s text:c="2"/>p a n d e m i c , <text:s text:c="2"/>p l e a s e <text:s text:c="2"/>a l l o w 3 <text:s text:c="2"/>w o r k i n g <text:s text:c="2"/>d a y s <text:s text:c="2"/>f o r <text:s text:c="2"/>p o s t a l <text:s text:c="2"/>n o t i c e s <text:s text:c="2"/>t o <text:s text:c="2"/>b e d e e m e d <text:s text:c="2"/>r e c e i v e d .</text:p>
          </table:table-cell>
          <table:table-cell table:number-columns-repeated="1022"/>
        </table:table-row>
        <table:table-row table:style-name="ro1">
          <table:table-cell office:value-type="string" calcext:value-type="string">
            <text:p>C a l l - O f f <text:s text:c="2"/>C l a u s e F r a m e w o r k <text:s text:c="2"/>S c h e d u l e <text:s text:c="2"/>7 <text:s text:c="2"/>– <text:s text:c="2"/>M a n a g e m e n t <text:s text:c="2"/>I n f o r m a t i o n R e q u i r e m e n t s . F r a m e w o r k <text:s text:c="2"/>S c h e d u l e <text:s text:c="2"/>8 , <text:s text:c="2"/>9 <text:s text:c="2"/>a n d <text:s text:c="2"/>1 0</text:p>
          </table:table-cell>
          <table:table-cell office:value-type="string" calcext:value-type="string">
            <text:p>D i s c u s s i o n <text:s text:c="2"/>P o i n t W e <text:s text:c="2"/>b e l i e v e <text:s text:c="2"/>i n <text:s text:c="2"/>c l a u s e s <text:s text:c="2"/>b e i n g <text:s text:c="2"/>f a i r <text:s text:c="2"/>a n d r e c i p r o c a l , <text:s text:c="2"/>s o <text:s text:c="2"/>i f <text:s text:c="2"/>r e t a i n i n g <text:s text:c="2"/>t h i s <text:s text:c="2"/>c l a u s e <text:s text:c="2"/>i t w o u l d <text:s text:c="2"/>b e <text:s text:c="2"/>f a i r <text:s text:c="2"/>t o <text:s text:c="2"/>i n c r e a s e <text:s text:c="2"/>o u r <text:s text:c="2"/>p r i c e s b a s e d <text:s text:c="2"/>o n <text:s text:c="2"/>a <text:s text:c="2"/>b e n c h m a r k i n g <text:s text:c="2"/>e x e r c i s e f i n d i n g <text:s text:c="2"/>t h a t <text:s text:c="2"/>o t h e r <text:s text:c="2"/>c o u n c i l s <text:s text:c="2"/>w e r e <text:s text:c="2"/>p a y i n g m o r e <text:s text:c="2"/>f o r <text:s text:c="2"/>t h e i r <text:s text:c="2"/>s e r v i c e s . <text:s text:c="2"/>T h i s <text:s text:c="2"/>d o e s <text:s text:c="2"/>n o t a p p e a r <text:s text:c="2"/>t o <text:s text:c="2"/>b e <text:s text:c="2"/>i n <text:s text:c="2"/>t h e <text:s text:c="2"/>p u b l i c <text:s text:c="2"/>i n t e r e s t . T h i s <text:s text:c="2"/>a p p e a r s <text:s text:c="2"/>t o <text:s text:c="2"/>b e <text:s text:c="2"/>a <text:s text:c="2"/>s c h e d u l e <text:s text:c="2"/>f r o m t h e <text:s text:c="2"/>f r a m e w o r k <text:s text:c="2"/>a g r e e m e n t <text:s text:c="2"/>w i t h <text:s text:c="2"/>E S P O , r a t h e r <text:s text:c="2"/>t h a n <text:s text:c="2"/>t h e <text:s text:c="2"/>c a l l - o f f <text:s text:c="2"/>a g r e e m e n t <text:s text:c="2"/>f o r c l i e n t s . <text:s text:c="2"/>W e <text:s text:c="2"/>d o <text:s text:c="2"/>n o t <text:s text:c="2"/>b e l i e v e <text:s text:c="2"/>t h i s <text:s text:c="2"/>i s r e l e v a n t <text:s text:c="2"/>t o <text:s text:c="2"/>t h i s <text:s text:c="2"/>c a l l - o f f <text:s text:c="2"/>a n d <text:s text:c="2"/>s h o u l d <text:s text:c="2"/>b e r e m o v e d . T h e <text:s text:c="2"/>M a n a g e m e n t <text:s text:c="2"/>I n f o r m a t i o n <text:s text:c="2"/>r e f e r r e d t o <text:s text:c="2"/>i n <text:s text:c="2"/>t h i s <text:s text:c="2"/>s c h e d u l e <text:s text:c="2"/>i s <text:s text:c="2"/>t h e <text:s text:c="2"/>M I <text:s text:c="2"/>o n <text:s text:c="2"/>e a c h c o n t r a c t <text:s text:c="2"/>t h a t <text:s text:c="2"/>i s <text:s text:c="2"/>r e t u r n e d <text:s text:c="2"/>t o <text:s text:c="2"/>E S P O . T h i s <text:s text:c="2"/>d a t a <text:s text:c="2"/>w o u l d <text:s text:c="2"/>n o t <text:s text:c="2"/>b e <text:s text:c="2"/>p a s s e d <text:s text:c="2"/>t o c l i e n t s <text:s text:c="2"/>b y <text:s text:c="2"/>t h e <text:s text:c="2"/>S u p p l i e r , <text:s text:c="2"/>a s <text:s text:c="2"/>i t <text:s text:c="2"/>r e f e r s <text:s text:c="2"/>t o o t h e r <text:s text:c="2"/>c l i e n t s . <text:s text:c="2"/>T h e <text:s text:c="2"/>s c h e d u l e <text:s text:c="2"/>a l s o <text:s text:c="2"/>r e f e r s t o <text:s text:c="2"/>t h e <text:s text:c="2"/>r e b a t e <text:s text:c="2"/>p a i d <text:s text:c="2"/>t o <text:s text:c="2"/>E S P O , <text:s text:c="2"/>w h i c h <text:s text:c="2"/>i s n o t <text:s text:c="2"/>r e l e v a n t <text:s text:c="2"/>t o <text:s text:c="2"/>t h e <text:s text:c="2"/>c a l l - o f f <text:s text:c="2"/>a g r e e m e n t . M a n a g e m e n t <text:s text:c="2"/>I n f o r m a t i o n <text:s text:c="2"/>r e l a t i n g <text:s text:c="2"/>t o t h e <text:s text:c="2"/>c o n t r a c t <text:s text:c="2"/>w i t h <text:s text:c="2"/>t h e <text:s text:c="2"/>c o u n c i l <text:s text:c="2"/>w i l l <text:s text:c="2"/>b e p r o v i d e d <text:s text:c="2"/>i n <text:s text:c="2"/>l i n e <text:s text:c="2"/>w i t h <text:s text:c="2"/>t h e <text:s text:c="2"/>s p e c i f i c a t i o n a n d <text:s text:c="2"/>o u r <text:s text:c="2"/>t e n d e r <text:s text:c="2"/>r e s p o n s e , <text:s text:c="2"/>w h i c h <text:s text:c="2"/>a r e a l s o <text:s text:c="2"/>c o n t r a c t <text:s text:c="2"/>d o c u m e n t s . T h e s e <text:s text:c="2"/>a r e <text:s text:c="2"/>f r a m e w o r k <text:s text:c="2"/>s c h e d u l e s , <text:s text:c="2"/>n o t c a l l - o f f <text:s text:c="2"/>s c h e d u l e s , <text:s text:c="2"/>a n d <text:s text:c="2"/>s h o u l d <text:s text:c="2"/>b e r e m o v e d .</text:p>
          </table:table-cell>
          <table:table-cell table:number-columns-repeated="1022"/>
        </table:table-row>
        <table:table-row table:style-name="ro1">
          <table:table-cell office:value-type="string" calcext:value-type="string">
            <text:p>C a l l - O f f <text:s text:c="2"/>C l a u s e t h e <text:s text:c="2"/>S e r v i c e <text:s text:c="2"/>P r o v i d e r ’ s <text:s text:c="2"/>D e f a u l t ; 1 8 . 1 . 6 . 3 <text:s text:c="12"/>t h e <text:s text:c="2"/>a d d i t i o n a l <text:s text:c="2"/>c o s t <text:s text:c="2"/>o f <text:s text:c="2"/>p r o c u r i n g <text:s text:c="2"/>r e p l a c e m e n t s e r v i c e s <text:s text:c="2"/>f o r <text:s text:c="2"/>t h e <text:s text:c="2"/>r e m a i n d e r <text:s text:c="2"/>o f <text:s text:c="2"/>t h e <text:s text:c="2"/>C o n t r a c t <text:s text:c="2"/>P e r i o d <text:s text:c="2"/>f o l l o w i n g t e r m i n a t i o n <text:s text:c="2"/>o f <text:s text:c="2"/>t h e <text:s text:c="2"/>C o n t r a c t <text:s text:c="2"/>a s <text:s text:c="2"/>a <text:s text:c="2"/>r e s u l t <text:s text:c="2"/>o f <text:s text:c="2"/>a <text:s text:c="2"/>D e f a u l t <text:s text:c="2"/>b y <text:s text:c="2"/>t h e S e r v i c e <text:s text:c="2"/>P r o v i d e r ; <text:s text:c="2"/>a n d 1 8 . 1 . 6 . 4 <text:s text:c="12"/>a n y <text:s text:c="2"/>l o s s e s , <text:s text:c="2"/>c o s t s , <text:s text:c="2"/>d a m a g e s , <text:s text:c="2"/>e x p e n s e s <text:s text:c="2"/>o r o t h e r <text:s text:c="2"/>l i a b i l i t i e s <text:s text:c="2"/>s u f f e r e d <text:s text:c="2"/>o r <text:s text:c="2"/>i n c u r r e d <text:s text:c="2"/>b y <text:s text:c="2"/>t h e <text:s text:c="2"/>C o u n c i l <text:s text:c="2"/>w h i c h a r i s e <text:s text:c="2"/>o u t <text:s text:c="2"/>o f <text:s text:c="2"/>o r <text:s text:c="2"/>i n <text:s text:c="2"/>c o n n e c t i o n <text:s text:c="2"/>w i t h <text:s text:c="2"/>t h e <text:s text:c="2"/>l o s s <text:s text:c="2"/>o f , <text:s text:c="2"/>c o r r u p t i o n <text:s text:c="2"/>o r d a m a g e <text:s text:c="2"/>t o <text:s text:c="2"/>o r <text:s text:c="2"/>f a i l u r e <text:s text:c="2"/>t o <text:s text:c="2"/>d e l i v e r <text:s text:c="2"/>C o u n c i l <text:s text:c="2"/>D a t a <text:s text:c="2"/>b y <text:s text:c="2"/>t h e <text:s text:c="2"/>S e r v i c e P r o v i d e r . 1 9 . 4 <text:s text:c="2"/>T h e <text:s text:c="2"/>C u s t o m e r <text:s text:c="2"/>m a y <text:s text:c="2"/>t e r m i n a t e <text:s text:c="2"/>t h e <text:s text:c="2"/>C o n t r a c t <text:s text:c="2"/>b y <text:s text:c="2"/>g i v i n g w r i t t e n <text:s text:c="2"/>n o t i c e <text:s text:c="2"/>t o <text:s text:c="2"/>t h e <text:s text:c="2"/>S e r v i c e <text:s text:c="2"/>P r o v i d e r <text:s text:c="2"/>w i t h <text:s text:c="2"/>i m m e d i a t e <text:s text:c="2"/>e f f e c t i f <text:s text:c="2"/>t h e <text:s text:c="2"/>F r a m e w o r k <text:s text:c="2"/>A g r e e m e n t <text:s text:c="2"/>i s <text:s text:c="2"/>f u l l y <text:s text:c="2"/>o r <text:s text:c="2"/>p a r t l y <text:s text:c="2"/>t e r m i n a t e d <text:s text:c="2"/>f o r a n y <text:s text:c="2"/>r e a s o n <text:s text:c="2"/>w h a t s o e v e r . 1 9 . 1 1 <text:s text:c="2"/>T e r m i n a t i o n <text:s text:c="2"/>o n <text:s text:c="2"/>t e r m i n a t i o n <text:s text:c="2"/>o f <text:s text:c="2"/>t h e <text:s text:c="2"/>M i r r o r <text:s text:c="2"/>F r a m e w o r k I n <text:s text:c="2"/>t h e <text:s text:c="2"/>e v e n t <text:s text:c="2"/>t h a t <text:s text:c="2"/>a n y <text:s text:c="2"/>M i r r o r <text:s text:c="2"/>F r a m e w o r k <text:s text:c="2"/>i s <text:s text:c="2"/>t e r m i n a t e d <text:s text:c="2"/>o r o t h e r w i s e <text:s text:c="2"/>e x p i r e s , <text:s text:c="2"/>t h e <text:s text:c="2"/>C u s t o m e r <text:s text:c="2"/>m a y <text:s text:c="2"/>e l e c t <text:s text:c="2"/>t o <text:s text:c="2"/>t e r m i n a t e t h i s <text:s text:c="2"/>C o n t r a c t <text:s text:c="2"/>b y <text:s text:c="2"/>s e r v i n g <text:s text:c="2"/>n o t i c e <text:s text:c="2"/>i n <text:s text:c="2"/>w r i t i n g <text:s text:c="2"/>w i t h <text:s text:c="2"/>e f f e c t <text:s text:c="2"/>f r o m t h e <text:s text:c="2"/>d a t e <text:s text:c="2"/>s p e c i f i e d <text:s text:c="2"/>i n <text:s text:c="2"/>s u c h <text:s text:c="2"/>n o t i c e . 2 0 . 1 <text:s text:c="2"/>W h e r e <text:s text:c="2"/>t h e <text:s text:c="2"/>C u s t o m e r <text:s text:c="2"/>t e r m i n a t e s <text:s text:c="2"/>t h e <text:s text:c="2"/>C o n t r a c t <text:s text:c="2"/>u n d e r c l a u s e s <text:s text:c="2"/>1 9 . 3 <text:s text:c="2"/>( T e r m i n a t i o n <text:s text:c="2"/>o n <text:s text:c="2"/>D e f a u l t ) , <text:s text:c="2"/>1 9 . 6 <text:s text:c="2"/>( F i n a n c i a l S t a n d i n g ) , <text:s text:c="2"/>1 9 . 7 <text:s text:c="2"/>( A u d i t ) , <text:s text:c="2"/>1 9 . 8 <text:s text:c="2"/>( B e n c h m a r k i n g ) <text:s text:c="2"/>a n d <text:s text:c="2"/>t h e n m a k e s <text:s text:c="2"/>o t h e r <text:s text:c="2"/>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text:s text:c="2"/>P r o v i d e r <text:s text:c="2"/>t h e c o s t <text:s text:c="2"/>r e a s o n a b l y <text:s text:c="2"/>i n c u r r e d <text:s text:c="2"/>o f <text:s text:c="2"/>m a k i n g <text:s text:c="2"/>t h o s e <text:s text:c="2"/>o t h e r a r r a n g e m e n t s <text:s text:c="2"/>a n d <text:s text:c="2"/>a n y <text:s text:c="2"/>a d d i t i o n a l <text:s text:c="2"/>e x p e n d i t u r e <text:s text:c="2"/>i n c u r r e d <text:s text:c="2"/>b y t h e <text:s text:c="2"/>C u s t o m e r <text:s text:c="2"/>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text:s text:c="2"/>s t e p s <text:s text:c="2"/>t o m i t i g a t e <text:s text:c="2"/>s u c h <text:s text:c="2"/>a d d i t i o n a l <text:s text:c="2"/>e x p e n d i t u r e . <text:s text:c="2"/>W h e r e <text:s text:c="2"/>t h e <text:s text:c="2"/>C o n t r a c t i s <text:s text:c="2"/>t e r m i n a t e d <text:s text:c="2"/>u n d e r <text:s text:c="2"/>c l a u s e s <text:s text:c="2"/>1 9 . 3 , <text:s text:c="2"/>1 9 . 6 , <text:s text:c="2"/>1 9 . 7 <text:s text:c="2"/>a n d <text:s text:c="2"/>1 9 . 8 . , <text:s text:c="2"/>n o f u r t h e r <text:s text:c="2"/>p a y m e n t s <text:s text:c="2"/>s h a l l <text:s text:c="2"/>b e <text:s text:c="2"/>p a y a b l e <text:s text:c="2"/>b y <text:s text:c="2"/>t h e <text:s text:c="2"/>C u s t o m e r <text:s text:c="2"/>t o <text:s text:c="2"/>t h e S e r v i c e <text:s text:c="2"/>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0 . 4 . 1 <text:s text:c="2"/>i m m e d i a t e l y <text:s text:c="2"/>r e t u r n <text:s text:c="2"/>t o <text:s text:c="2"/>t h e <text:s text:c="2"/>C u s t o m e r <text:s text:c="2"/>a l l <text:s text:c="2"/>C o n f i d e n t i a l I n f o r m a t i o n <text:s text:c="2"/>a n d <text:s text:c="2"/>P e r s o n a l <text:s text:c="2"/>D a t a <text:s text:c="2"/>i n <text:s text:c="2"/>i t s <text:s text:c="2"/>p o s s e s s i o n <text:s text:c="2"/>o r <text:s text:c="2"/>i n <text:s text:c="2"/>t h e p o s s e s s i o n <text:s text:c="2"/>o r <text:s text:c="2"/>u n d e r <text:s text:c="2"/>t h e <text:s text:c="2"/>c o n t r o l <text:s text:c="2"/>o f <text:s text:c="2"/>a n y <text:s text:c="2"/>p e r m i t t e d <text:s text:c="2"/>S e r v i c e P r o v i d e r s <text:s text:c="2"/>o r <text:s text:c="2"/>S u b - C o n t r a c t o r s , <text:s text:c="2"/>w h i c h <text:s text:c="2"/>w a s <text:s text:c="2"/>o b t a i n e d <text:s text:c="2"/>o r p r o d u c e d <text:s text:c="2"/>i n <text:s text:c="2"/>t h e <text:s text:c="2"/>c o u r s e <text:s text:c="2"/>o f <text:s text:c="2"/>p r o v i d i n g <text:s text:c="2"/>t h e <text:s text:c="4"/>S e r v i c e s ;</text:p>
          </table:table-cell>
          <table:table-cell office:value-type="string" calcext:value-type="string">
            <text:p>D i s c u s s i o n <text:s text:c="2"/>P o i n t I t <text:s text:c="2"/>i s <text:s text:c="2"/>n o t <text:s text:c="2"/>r e a s o n a b l e <text:s text:c="2"/>f o r <text:s text:c="2"/>p r o v i d e r s <text:s text:c="2"/>t o b e a r <text:s text:c="2"/>t h e <text:s text:c="2"/>f u l l <text:s text:c="2"/>c o s t <text:s text:c="2"/>o f <text:s text:c="2"/>t h e <text:s text:c="2"/>C o n t r a c t <text:s text:c="2"/>a t <text:s text:c="2"/>t h e F r a m e w o r k <text:s text:c="2"/>A g r e e m e n t ’ s <text:s text:c="2"/>t e r m i n a t i o n . W e <text:s text:c="2"/>w i l l <text:s text:c="2"/>n o t <text:s text:c="2"/>a c c e p t <text:s text:c="2"/>t h i s <text:s text:c="2"/>c l a u s e <text:s text:c="2"/>a s w r i t t e n . I t <text:s text:c="2"/>i s <text:s text:c="2"/>n o t <text:s text:c="2"/>r e a s o n a b l e <text:s text:c="2"/>f o r <text:s text:c="2"/>p r o v i d e r s <text:s text:c="2"/>t o b e a r <text:s text:c="2"/>t h e <text:s text:c="2"/>f u l l <text:s text:c="2"/>c o s t <text:s text:c="2"/>o f <text:s text:c="2"/>C o n t r a c t <text:s text:c="2"/>a t <text:s text:c="2"/>a n y M i r r o r <text:s text:c="2"/>F r a m e w o r k <text:s text:c="2"/>A g r e e m e n t ’ s t e r m i n a t i o n . W e <text:s text:c="2"/>w i l l <text:s text:c="2"/>n o t <text:s text:c="2"/>a c c e p t <text:s text:c="2"/>t h i s <text:s text:c="2"/>c l a u s e <text:s text:c="2"/>a s w r i t t e n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o b t a i n <text:s text:c="2"/>s e r v i c e s <text:s text:c="2"/>e l s e w h e r e . <text:s text:c="2"/>T h e C u s t o m e r <text:s text:c="2"/>s h o u l d <text:s text:c="2"/>p a y <text:s text:c="2"/>f o r <text:s text:c="2"/>a l l <text:s text:c="2"/>s e r v i c e s d e l i v e r e d . <text:s text:c="2"/>W e <text:s text:c="2"/>a c c e p t <text:s text:c="2"/>t h a t <text:s text:c="2"/>t h e C u s t o m e r <text:s text:c="2"/>s h o u l d <text:s text:c="2"/>n o t <text:s text:c="2"/>p a y <text:s text:c="2"/>f o r <text:s text:c="2"/>s e r v i c e s n o t <text:s text:c="2"/>d e l i v e r e d . F o r <text:s text:c="2"/>i n f o r m a t i o n , <text:s text:c="2"/>n o <text:s text:c="2"/>a c t i o n <text:s text:c="2"/>r e q u i r e d : M e d i c a l <text:s text:c="2"/>d a t a <text:s text:c="2"/>w i l l <text:s text:c="2"/>n o t <text:s text:c="2"/>b e <text:s text:c="2"/>p r o v i d e d <text:s text:c="2"/>t o t h e <text:s text:c="2"/>C u s t o m e r , <text:s text:c="2"/>i t <text:s text:c="2"/>w i l l <text:s text:c="2"/>b e <text:s text:c="2"/>p a s s e d <text:s text:c="2"/>d i r e c t l y t o <text:s text:c="2"/>t h e <text:s text:c="2"/>n e w <text:s text:c="2"/>O H <text:s text:c="2"/>p r o v i d e r . <text:s text:c="2"/>N o c o n f i d e n t i a l <text:s text:c="2"/>i n f o r m a t i o n <text:s text:c="2"/>w i l l <text:s text:c="2"/>b e</text:p>
          </table:table-cell>
          <table:table-cell table:number-columns-repeated="1022"/>
        </table:table-row>
        <table:table-row table:style-name="ro1">
          <table:table-cell office:value-type="string" calcext:value-type="string">
            <text:p>C a l l - O f f <text:s text:c="2"/>C l a u s e 4 . 5 . 6 <text:s text:c="2"/>E x c e p t <text:s text:c="2"/>w h e r e <text:s text:c="2"/>o t h e r w i s e <text:s text:c="2"/>p r o v i d e d <text:s text:c="2"/>i n <text:s text:c="2"/>t h e <text:s text:c="2"/>C o n t r a c t , d e l i v e r y <text:s text:c="2"/>s h a l l <text:s text:c="2"/>i n c l u d e <text:s text:c="2"/>t h e <text:s text:c="2"/>u n l o a d i n g , <text:s text:c="2"/>s t a c k i n g <text:s text:c="2"/>o r <text:s text:c="2"/>i n s t a l l a t i o n o f <text:s text:c="2"/>t h e <text:s text:c="2"/>G o o d s <text:s text:c="2"/>b y <text:s text:c="2"/>t h e <text:s text:c="2"/>S t a f f <text:s text:c="2"/>o r <text:s text:c="2"/>t h e <text:s text:c="2"/>S e r v i c e <text:s text:c="2"/>P r o v i d e r ’ s <text:s text:c="2"/>S e r v i c e P r o v i d e r s <text:s text:c="2"/>o r <text:s text:c="2"/>c a r r i e r s <text:s text:c="2"/>a t <text:s text:c="2"/>s u c h <text:s text:c="2"/>p l a c e <text:s text:c="2"/>a s <text:s text:c="2"/>t h e <text:s text:c="2"/>C u s t o m e r <text:s text:c="2"/>o r d u l y <text:s text:c="2"/>a u t h o r i s e d <text:s text:c="2"/>p e r s o n <text:s text:c="2"/>s h a l l <text:s text:c="2"/>r e a s o n a b l y <text:s text:c="2"/>d i r e c t 4 . 5 . 8 <text:s text:c="4"/>T h e <text:s text:c="2"/>C u s t o m e r <text:s text:c="2"/>s h a l l <text:s text:c="2"/>b e <text:s text:c="2"/>u n d e r <text:s text:c="2"/>n o <text:s text:c="2"/>o b l i g a t i o n <text:s text:c="2"/>t o <text:s text:c="2"/>a c c e p t o r <text:s text:c="2"/>p a y <text:s text:c="2"/>f o r <text:s text:c="2"/>a n y <text:s text:c="2"/>G o o d s <text:s text:c="2"/>D e l i v e r e d <text:s text:c="2"/>i n <text:s text:c="2"/>e x c e s s <text:s text:c="2"/>o f <text:s text:c="2"/>t h e <text:s text:c="2"/>q u a n t i t y s p e c i f i e d <text:s text:c="2"/>i n <text:s text:c="2"/>t h e <text:s text:c="2"/>M a s t e r <text:s text:c="2"/>C o n t r a c t <text:s text:c="2"/>S c h e d u l e <text:s text:c="2"/>a n d / o r <text:s text:c="2"/>a n y o t h e r <text:s text:c="2"/>C o n t r a c t <text:s text:c="2"/>D o c u m e n t . <text:s text:c="2"/>I f <text:s text:c="2"/>t h e <text:s text:c="2"/>C u s t o m e r <text:s text:c="2"/>e l e c t s <text:s text:c="2"/>n o t <text:s text:c="2"/>t o a c c e p t <text:s text:c="2"/>s u c h <text:s text:c="2"/>o v e r - D e l i v e r e d <text:s text:c="2"/>G o o d s <text:s text:c="2"/>i t <text:s text:c="2"/>s h a l l <text:s text:c="2"/>g i v e <text:s text:c="2"/>n o t i c e <text:s text:c="2"/>i n w r i t i n g <text:s text:c="2"/>t o <text:s text:c="2"/>t h e <text:s text:c="2"/>S e r v i c e <text:s text:c="2"/>P r o v i d e r <text:s text:c="2"/>t o <text:s text:c="2"/>r e m o v e <text:s text:c="2"/>t h e m <text:s text:c="2"/>w i t h i n <text:s text:c="2"/>f i v e ( 5 ) <text:s text:c="2"/>W o r k i n g <text:s text:c="2"/>D a y s <text:s text:c="2"/>a n d <text:s text:c="2"/>t o <text:s text:c="2"/>r e f u n d <text:s text:c="2"/>t o <text:s text:c="2"/>t h e <text:s text:c="2"/>C u s t o m e r <text:s text:c="2"/>a n y e x p e n s e s <text:s text:c="2"/>i n c u r r e d <text:s text:c="2"/>b y <text:s text:c="2"/>t h e <text:s text:c="2"/>C u s t o m e r <text:s text:c="2"/>a s <text:s text:c="2"/>a <text:s text:c="2"/>r e s u l t <text:s text:c="2"/>o f <text:s text:c="2"/>s u c h o v e r - D e l i v e r y <text:s text:c="2"/>( i n c l u d i n g <text:s text:c="2"/>b u t <text:s text:c="2"/>n o t <text:s text:c="2"/>l i m i t e d <text:s text:c="2"/>t o <text:s text:c="2"/>t h e <text:s text:c="2"/>c o s t s <text:s text:c="2"/>o f m o v i n g <text:s text:c="2"/>a n d <text:s text:c="2"/>s t o r i n g <text:s text:c="2"/>t h e <text:s text:c="2"/>G o o d s ) , <text:s text:c="2"/>f a i l i n g <text:s text:c="2"/>w h i c h <text:s text:c="2"/>t h e <text:s text:c="2"/>C u s t o m e r m a y <text:s text:c="2"/>d i s p o s e <text:s text:c="2"/>o f <text:s text:c="2"/>s u c h <text:s text:c="2"/>G o o d s <text:s text:c="2"/>a n d <text:s text:c="2"/>c h a r g e <text:s text:c="2"/>t h e <text:s text:c="2"/>S e r v i c e P r o v i d e r <text:s text:c="2"/>f o r <text:s text:c="2"/>t h e <text:s text:c="2"/>c o s t s <text:s text:c="2"/>o f <text:s text:c="2"/>s u c h <text:s text:c="2"/>d i s p o s a l . <text:s text:c="2"/>T h e <text:s text:c="2"/>r i s k <text:s text:c="2"/>i n <text:s text:c="2"/>a n y o v e r - D e l i v e r e d <text:s text:c="2"/>G o o d s <text:s text:c="2"/>s h a l l <text:s text:c="2"/>r e m a i n <text:s text:c="2"/>w i t h <text:s text:c="2"/>t h e <text:s text:c="2"/>S e r v i c e P r o v i d e r . 4 . 6 <text:s text:c="2"/>O w n e r s h i p <text:s text:c="2"/>a n d <text:s text:c="2"/>R i s k 4 . 7 <text:s text:c="2"/>G u a r a n t e e 9 . <text:s text:c="2"/>S E R V I C E <text:s text:c="2"/>L E V E L S <text:s text:c="2"/>A N D <text:s text:c="2"/>R E M E D I E S <text:s text:c="2"/>I N <text:s text:c="2"/>T H E <text:s text:c="2"/>E V E N T O F <text:s text:c="2"/>I N A D E Q U A T E <text:s text:c="2"/>P E R F O R M A N C E <text:s text:c="2"/>O F <text:s text:c="2"/>T H E <text:s text:c="2"/>S E R V I C E S A n d S c h e d u l e <text:s text:c="2"/>2</text:p>
          </table:table-cell>
          <table:table-cell office:value-type="string" calcext:value-type="string">
            <text:p>D i s c u s s i o n <text:s text:c="2"/>P o i n t C a l l - o f f <text:s text:c="2"/>i s <text:s text:c="2"/>f o r <text:s text:c="2"/>t h e <text:s text:c="2"/>p r o v i s i o n <text:s text:c="2"/>o f S e r v i c e s , <text:s text:c="2"/>n o t <text:s text:c="2"/>G o o d s . <text:s text:c="2"/>C l a u s e <text:s text:c="2"/>i s <text:s text:c="2"/>n o t r e l e v a n t . C a l l - o f f <text:s text:c="2"/>i s <text:s text:c="2"/>f o r <text:s text:c="2"/>t h e <text:s text:c="2"/>p r o v i s i o n <text:s text:c="2"/>o f S e r v i c e s , <text:s text:c="2"/>n o t <text:s text:c="2"/>G o o d s . <text:s text:c="2"/>C l a u s e s <text:s text:c="2"/>a r e <text:s text:c="2"/>n o t r e l e v a n t . W e <text:s text:c="2"/>a r e <text:s text:c="2"/>n o t <text:s text:c="2"/>a b l e <text:s text:c="2"/>t o <text:s text:c="2"/>s i g n <text:s text:c="2"/>u p <text:s text:c="2"/>t o <text:s text:c="2"/>t h e s e r v i c e <text:s text:c="2"/>c r e d i t s <text:s text:c="2"/>a n d <text:s text:c="2"/>d e l a y <text:s text:c="2"/>p a y m e n t s . W e <text:s text:c="2"/>n o t e <text:s text:c="2"/>t h a t <text:s text:c="2"/>s e r v i c e <text:s text:c="2"/>c r e d i t s <text:s text:c="2"/>h a v e b e e n <text:s text:c="2"/>r e m o v e d <text:s text:c="2"/>f r o m <text:s text:c="2"/>S c h e d u l e <text:s text:c="2"/>1 <text:s text:c="2"/>P a r t s A <text:s text:c="2"/>a n d <text:s text:c="2"/>B , <text:s text:c="2"/>b u t <text:s text:c="2"/>D e l a y <text:s text:c="2"/>P a y m e n t s <text:s text:c="2"/>r e m a i n i n <text:s text:c="2"/>S c h e d u l e <text:s text:c="2"/>2 . I n <text:s text:c="2"/>o u r <text:s text:c="2"/>e x p e r i e n c e , <text:s text:c="2"/>w e <text:s text:c="2"/>h a v e <text:s text:c="2"/>f o u n d <text:s text:c="2"/>t h a t p e n a l t i e s <text:s text:c="2"/>s u c h <text:s text:c="2"/>a s <text:s text:c="2"/>s e r v i c e <text:s text:c="2"/>c r e d i t s <text:s text:c="2"/>a n d</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text:s text:c="2"/>S e r v i c e P r o v i d e r <text:s text:c="2"/>s h a l l <text:s text:c="2"/>o n <text:s text:c="2"/>d e m a n d <text:s text:c="2"/>p a y <text:s text:c="2"/>a n y <text:s text:c="2"/>c o s t s <text:s text:c="2"/>r e a s o n a b l y i n c u r r e d <text:s text:c="2"/>b y <text:s text:c="2"/>t h e <text:s text:c="2"/>C u s t o m e r <text:s text:c="2"/>( i n c l u d i n g <text:s text:c="2"/>a n y <text:s text:c="2"/>r e a s o n a b l e a d m i n i s t r a t i o n <text:s text:c="2"/>c o s t s ) <text:s text:c="2"/>i n <text:s text:c="2"/>r e s p e c t <text:s text:c="2"/>o f <text:s text:c="2"/>t h e <text:s text:c="2"/>s u p p l y <text:s text:c="2"/>o f <text:s text:c="2"/>a n y <text:s text:c="2"/>p a r t <text:s text:c="2"/>o f t h e <text:s text:c="2"/>G o o d s <text:s text:c="2"/>a n d / o r <text:s text:c="2"/>S e r v i c e s <text:s text:c="2"/>b y <text:s text:c="2"/>t h e <text:s text:c="2"/>C u s t o m e r <text:s text:c="2"/>o r <text:s text:c="2"/>a <text:s text:c="2"/>t h i r d p a r t y <text:s text:c="2"/>t o <text:s text:c="2"/>t h e <text:s text:c="2"/>e x t e n t <text:s text:c="2"/>t h a t <text:s text:c="2"/>s u c h <text:s text:c="2"/>c o s t s <text:s text:c="2"/>e x c e e d <text:s text:c="2"/>t h e <text:s text:c="2"/>p a y m e n t w h i c h <text:s text:c="2"/>w o u l d <text:s text:c="2"/>o t h e r w i s e <text:s text:c="2"/>h a v e <text:s text:c="2"/>b e e n <text:s text:c="2"/>p a y a b l e <text:s text:c="2"/>t o <text:s text:c="2"/>t h e <text:s text:c="2"/>S e r v i c e P r o v i d e r <text:s text:c="2"/>f o r <text:s text:c="2"/>s u c h <text:s text:c="2"/>p a r t <text:s text:c="2"/>o f <text:s text:c="2"/>t h e <text:s text:c="2"/>G o o d s <text:s text:c="2"/>a n d / o r <text:s text:c="2"/>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text:s text:c="2"/>e x p e n d i t u r e <text:s text:c="2"/>i n o b t a i n i n g <text:s text:c="2"/>r e p l a c e m e n t <text:s text:c="2"/>G o o d s <text:s text:c="2"/>a n d / o r <text:s text:c="2"/>S e r v i c e s . 1 1 . 2 . 7 <text:s text:c="2"/>T h e <text:s text:c="2"/>S e r v i c e <text:s text:c="2"/>P r o v i d e r <text:s text:c="2"/>s h a l l <text:s text:c="2"/>n o t <text:s text:c="2"/>s u s p e n d <text:s text:c="2"/>t h e <text:s text:c="2"/>s u p p l y o f <text:s text:c="2"/>t h e <text:s text:c="2"/>S e r v i c e s <text:s text:c="2"/>a n d / o r <text:s text:c="2"/>G o o d s <text:s text:c="2"/>( a s <text:s text:c="2"/>a p p l i c a b l e ) <text:s text:c="2"/>u n l e s s <text:s text:c="2"/>t h e S e r v i c e <text:s text:c="2"/>P r o v i d e r <text:s text:c="2"/>i s <text:s text:c="2"/>e n t i t l e d <text:s text:c="2"/>t o <text:s text:c="2"/>t e r m i n a t e <text:s text:c="2"/>t h e <text:s text:c="2"/>C o n t r a c t <text:s text:c="2"/>u n d e r c l a u s e <text:s text:c="2"/>1 9 . 3 . 3 <text:s text:c="2"/>( T e r m i n a t i o n <text:s text:c="2"/>o n <text:s text:c="2"/>D e f a u l t ) <text:s text:c="2"/>f o r <text:s text:c="2"/>f a i l u r e <text:s text:c="2"/>t o <text:s text:c="2"/>p a y u n d i s p u t e d <text:s text:c="2"/>s u m s <text:s text:c="2"/>o f <text:s text:c="2"/>m o n e y . <text:s text:c="4"/>I n t e r e s t <text:s text:c="2"/>s h a l l <text:s text:c="2"/>b e <text:s text:c="2"/>p a y a b l e <text:s text:c="2"/>b y t h e <text:s text:c="2"/>C o u n c i l <text:s text:c="2"/>o n <text:s text:c="2"/>t h e <text:s text:c="2"/>l a t e <text:s text:c="2"/>p a y m e n t <text:s text:c="2"/>o f <text:s text:c="2"/>a n y <text:s text:c="2"/>u n d i s p u t e d <text:s text:c="2"/>s u m s <text:s text:c="2"/>o f m o n e y <text:s text:c="2"/>p r o p e r l y <text:s text:c="2"/>i n v o i c e d <text:s text:c="2"/>a t <text:s text:c="2"/>3 % <text:s text:c="2"/>a b o v e <text:s text:c="2"/>t h e <text:s text:c="2"/>B a n k <text:s text:c="2"/>o f <text:s text:c="2"/>E n g l a n d</text:p>
          </table:table-cell>
          <table:table-cell office:value-type="string" calcext:value-type="string">
            <text:p>D i s c u s s i o n <text:s text:c="2"/>P o i n t W e <text:s text:c="2"/>a r e <text:s text:c="2"/>h a p p y <text:s text:c="2"/>t o <text:s text:c="2"/>a g r e e <text:s text:c="2"/>S L A s <text:s text:c="2"/>a n d K P I s <text:s text:c="2"/>w i t h <text:s text:c="2"/>t h e <text:s text:c="2"/>C u s t o m e r <text:s text:c="2"/>d u r i n g i m p l e m e n t a t i o n . <text:s text:c="2"/>W e <text:s text:c="2"/>w o r k <text:s text:c="2"/>i n p a r t n e r s h i p <text:s text:c="2"/>w i t h <text:s text:c="2"/>o u r <text:s text:c="2"/>c l i e n t s <text:s text:c="2"/>t o <text:s text:c="2"/>p r o v i d e a <text:s text:c="2"/>s e r v i c e <text:s text:c="2"/>b e s p o k e <text:s text:c="2"/>t o <text:s text:c="2"/>e a c h o r g a n i s a t i o n . <text:s text:c="2"/>W e <text:s text:c="2"/>d o <text:s text:c="2"/>n o t <text:s text:c="2"/>h a v e <text:s text:c="2"/>a n y c u r r e n t <text:s text:c="2"/>c l i e n t <text:s text:c="2"/>r e l a t i o n s h i p s , <text:s text:c="2"/>i n c l u d i n g a n y <text:s text:c="2"/>E S P O <text:s text:c="2"/>c a l l <text:s text:c="2"/>o f f <text:s text:c="2"/>a g r e e m e n t s , <text:s text:c="2"/>t h a t f e a t u r e <text:s text:c="2"/>s e r v i c e <text:s text:c="2"/>c r e d i t s <text:s text:c="2"/>o r <text:s text:c="2"/>d e l a y p a y m e n t s , <text:s text:c="2"/>w h i c h <text:s text:c="2"/>h a s <text:s text:c="2"/>a l l o w e d <text:s text:c="2"/>u s <text:s text:c="2"/>t o m a i n t a i n <text:s text:c="2"/>p o s i t i v e <text:s text:c="2"/>r e l a t i o n s h i p s <text:s text:c="2"/>w i t h o u r <text:s text:c="2"/>c l i e n t s <text:s text:c="2"/>f o r <text:s text:c="2"/>m a n y <text:s text:c="2"/>y e a r s , <text:s text:c="2"/>s o m e <text:s text:c="2"/>f o r o v e r <text:s text:c="2"/>1 0 <text:s text:c="2"/>y e a r s . A s <text:s text:c="2"/>s t a t e d <text:s text:c="2"/>t h e <text:s text:c="2"/>s u c c e s s <text:s text:c="2"/>o f <text:s text:c="2"/>t h e <text:s text:c="2"/>s e r v i c e c a n <text:s text:c="2"/>b e <text:s text:c="2"/>m e a s u r e d <text:s text:c="2"/>b y <text:s text:c="2"/>s i c k n e s s a b s e n c e <text:s text:c="2"/>a n d <text:s text:c="2"/>e m p l o y e e <text:s text:c="2"/>h e a l t h , <text:s text:c="2"/>w h i c h r e q u i r e s <text:s text:c="2"/>t h e <text:s text:c="2"/>C u s t o m e r <text:s text:c="2"/>a n d <text:s text:c="2"/>t h e O c c u p a t i o n a l <text:s text:c="2"/>H e a l t h <text:s text:c="2"/>s e r v i c e <text:s text:c="2"/>w o r k i n g i n <text:s text:c="2"/>p a r t n e r s h i p . W e <text:s text:c="2"/>w o u l d <text:s text:c="2"/>s u g g e s t <text:s text:c="2"/>t h e <text:s text:c="2"/>r e m o v a l <text:s text:c="2"/>o f s e r v i c e <text:s text:c="2"/>c r e d i t s <text:s text:c="2"/>a n d <text:s text:c="2"/>d e l a y <text:s text:c="2"/>p e n a l t i e s . A l t e r n a t i v e l y , <text:s text:c="2"/>c l a u s e s <text:s text:c="2"/>w i l l <text:s text:c="2"/>b e <text:s text:c="2"/>r e w r i t t e n t o <text:s text:c="2"/>r e m o v e <text:s text:c="2"/>s e r v i c e <text:s text:c="2"/>c r e d i t s <text:s text:c="2"/>a n d <text:s text:c="2"/>p r o v i d e o t h e r <text:s text:c="2"/>f o r m s <text:s text:c="2"/>o f <text:s text:c="2"/>r e d r e s s , <text:s text:c="2"/>s u c h <text:s text:c="2"/>a s i n f o r m a l <text:s text:c="2"/>r e m e d y <text:s text:c="2"/>a n d <text:s text:c="2"/>e s c a l a t i o n <text:s text:c="2"/>t o d i s p u t e <text:s text:c="2"/>r e s o l u t i o n . W e <text:s text:c="2"/>w i l l <text:s text:c="2"/>n o t <text:s text:c="2"/>a g r e e <text:s text:c="2"/>t o <text:s text:c="2"/>t h i s <text:s text:c="2"/>c l a u s e . <text:s text:c="2"/>W e w i l l <text:s text:c="2"/>n o t <text:s text:c="2"/>p a y <text:s text:c="2"/>a n y <text:s text:c="2"/>a d d i t i o n a l <text:s text:c="2"/>c h a r g e s <text:s text:c="2"/>f o r t h e <text:s text:c="2"/>c l i e n t <text:s text:c="2"/>o b t a i n i n g <text:s text:c="2"/>a n y <text:s text:c="2"/>p a r t <text:s text:c="2"/>o f <text:s text:c="2"/>t h e s e r v i c e s <text:s text:c="2"/>e l s e w h e r e . <text:s text:c="2"/>W e <text:s text:c="2"/>a c c e p t <text:s text:c="2"/>t h a t t h e <text:s text:c="2"/>c l i e n t <text:s text:c="2"/>s h o u l d <text:s text:c="2"/>n o t <text:s text:c="2"/>p a y <text:s text:c="2"/>f o r <text:s text:c="2"/>s e r v i c e s t h a t <text:s text:c="2"/>a r e <text:s text:c="2"/>n o t <text:s text:c="2"/>d e l i v e r e d . I n t e r e s t <text:s text:c="2"/>m u s t <text:s text:c="2"/>b e <text:s text:c="2"/>8 % <text:s text:c="2"/>i n <text:s text:c="2"/>l i n e <text:s text:c="2"/>w i t h S t a t u t o r y <text:s text:c="2"/>L a t e <text:s text:c="2"/>P a y m e n t <text:s text:c="2"/>i n t e r e s t . h t t p s : / / w w w . g o v . u k / l a t e - c o m m e r c i a l - p a y m e n t s - i n t e r e s t - d e b t - r e c o v e r y / c h a r g i n g - i n t e r e s t - c o m m e r c i a l - d e b t # : ~ : t e x t = T h e % 2 0 i n t e r e s t % 2 0 y o u</text:p>
          </table:table-cell>
          <table:table-cell table:number-columns-repeated="1022"/>
        </table:table-row>
        <table:table-row table:style-name="ro1">
          <table:table-cell office:value-type="string" calcext:value-type="string">
            <text:p>C a l l - O f f <text:s text:c="2"/>C l a u s e b a s e <text:s text:c="2"/>r a t e . 1 1 . 3 . 1 <text:s text:c="2"/>W h e r e v e r <text:s text:c="2"/>u n d e r <text:s text:c="2"/>t h e <text:s text:c="2"/>C o n t r a c t <text:s text:c="2"/>a n y <text:s text:c="2"/>s u m <text:s text:c="2"/>o f <text:s text:c="2"/>m o n e y <text:s text:c="2"/>i s r e c o v e r a b l e <text:s text:c="2"/>f r o m <text:s text:c="2"/>o r <text:s text:c="2"/>p a y a b l e <text:s text:c="2"/>b y <text:s text:c="2"/>t h e <text:s text:c="2"/>S e r v i c e <text:s text:c="2"/>P r o v i d e r ( i n c l u d i n g <text:s text:c="2"/>a n y <text:s text:c="2"/>s u m <text:s text:c="2"/>w h i c h <text:s text:c="2"/>t h e <text:s text:c="2"/>S e r v i c e <text:s text:c="2"/>P r o v i d e r <text:s text:c="2"/>i s <text:s text:c="2"/>l i a b l e <text:s text:c="2"/>t o p a y <text:s text:c="2"/>t o <text:s text:c="2"/>t h e <text:s text:c="2"/>C u s t o m e r <text:s text:c="2"/>i n <text:s text:c="2"/>r e s p e c t <text:s text:c="2"/>o f <text:s text:c="2"/>a n y <text:s text:c="2"/>b r e a c h <text:s text:c="2"/>o f <text:s text:c="2"/>t h e C o n t r a c t ) , <text:s text:c="2"/>t h e <text:s text:c="2"/>C u s t o m e r <text:s text:c="2"/>m a y <text:s text:c="2"/>u n i l a t e r a l l y <text:s text:c="2"/>d e d u c t <text:s text:c="2"/>t h a t <text:s text:c="2"/>s u m f r o m <text:s text:c="2"/>a n y <text:s text:c="2"/>s u m <text:s text:c="2"/>t h e n <text:s text:c="2"/>d u e , <text:s text:c="2"/>o r <text:s text:c="2"/>w h i c h <text:s text:c="2"/>a t <text:s text:c="2"/>a n y <text:s text:c="2"/>l a t e r <text:s text:c="2"/>t i m e <text:s text:c="2"/>m a y b e c o m e <text:s text:c="2"/>d u e <text:s text:c="2"/>t o <text:s text:c="2"/>t h e <text:s text:c="2"/>S e r v i c e <text:s text:c="2"/>P r o v i d e r <text:s text:c="2"/>u n d e r <text:s text:c="2"/>t h e <text:s text:c="2"/>C o n t r a c t <text:s text:c="2"/>o r u n d e r <text:s text:c="2"/>a n y <text:s text:c="2"/>o t h e r <text:s text:c="2"/>a g r e e m e n t <text:s text:c="2"/>o r <text:s text:c="2"/>c o n t r a c t <text:s text:c="2"/>w i t h <text:s text:c="2"/>t h e <text:s text:c="2"/>C u s t o m e r . A n d 1 1 . 3 . 3 <text:s text:c="2"/>T h e <text:s text:c="2"/>S e r v i c e <text:s text:c="2"/>P r o v i d e r <text:s text:c="2"/>s h a l l <text:s text:c="2"/>m a k e <text:s text:c="2"/>a n y <text:s text:c="2"/>p a y m e n t s <text:s text:c="2"/>d u e t o <text:s text:c="2"/>t h e <text:s text:c="2"/>C u s t o m e r <text:s text:c="2"/>w i t h o u t <text:s text:c="2"/>a n y <text:s text:c="2"/>d e d u c t i o n <text:s text:c="2"/>w h e t h e r <text:s text:c="2"/>b y <text:s text:c="2"/>w a y <text:s text:c="2"/>o f s e t - o f f , <text:s text:c="2"/>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text:s text:c="2"/>o r d e r r e q u i r i n g <text:s text:c="2"/>a n <text:s text:c="2"/>a m o u n t <text:s text:c="2"/>e q u a l <text:s text:c="2"/>t o <text:s text:c="2"/>s u c h <text:s text:c="2"/>d e d u c t i o n <text:s text:c="2"/>t o <text:s text:c="2"/>b e <text:s text:c="2"/>p a i d <text:s text:c="2"/>b y t h e <text:s text:c="2"/>C u s t o m e r <text:s text:c="2"/>t o <text:s text:c="2"/>t h e <text:s text:c="2"/>S e r v i c e <text:s text:c="2"/>P r o v i d e r . 1 3 . 5 <text:s text:c="2"/>T h e <text:s text:c="2"/>d e c i s i o n <text:s text:c="2"/>o f <text:s text:c="2"/>t h e <text:s text:c="2"/>C u s t o m e r <text:s text:c="2"/>a s <text:s text:c="2"/>t o <text:s text:c="2"/>w h e t h e r <text:s text:c="2"/>a n y p e r s o n <text:s text:c="2"/>i s <text:s text:c="2"/>t o <text:s text:c="2"/>b e <text:s text:c="2"/>r e f u s e d <text:s text:c="2"/>a c c e s s <text:s text:c="2"/>t o <text:s text:c="2"/>t h e <text:s text:c="2"/>P r e m i s e s <text:s text:c="2"/>a n d <text:s text:c="2"/>a s <text:s text:c="2"/>t o w h e t h e r <text:s text:c="2"/>t h e <text:s text:c="2"/>S e r v i c e <text:s text:c="2"/>P r o v i d e r <text:s text:c="2"/>a n d <text:s text:c="2"/>S t a f f <text:s text:c="2"/>h a v e <text:s text:c="2"/>f a i l e d <text:s text:c="2"/>t o c o m p l y <text:s text:c="2"/>w i t h <text:s text:c="2"/>c l a u s e <text:s text:c="2"/>1 3 . 2 <text:s text:c="2"/>s h a l l <text:s text:c="2"/>b e <text:s text:c="2"/>f i n a l <text:s text:c="2"/>a n d <text:s text:c="2"/>c o n c l u s i v e .</text:p>
          </table:table-cell>
          <table:table-cell office:value-type="string" calcext:value-type="string">
            <text:p>D i s c u s s i o n <text:s text:c="2"/>P o i n t % 2 0 c a n % 2 0 c h a r g e , o f % 2 0 i n t e r e s t % 2 0 i n % 2 0 a % 2 0 c o n t r a c t . T h i s <text:s text:c="2"/>i s <text:s text:c="2"/>c l e a r <text:s text:c="2"/>t h a t <text:s text:c="2"/>“ Y o u <text:s text:c="2"/>c a n n o t <text:s text:c="2"/>u s e <text:s text:c="2"/>a l o w e r <text:s text:c="2"/>i n t e r e s t <text:s text:c="2"/>r a t e <text:s text:c="2"/>i f <text:s text:c="2"/>y o u <text:s text:c="2"/>h a v e <text:s text:c="2"/>a c o n t r a c t <text:s text:c="2"/>w i t h <text:s text:c="2"/>p u b l i c <text:s text:c="2"/>a u t h o r i t i e s . ” W e <text:s text:c="2"/>d o n ’ t <text:s text:c="2"/>f o r e s e e <text:s text:c="2"/>a <text:s text:c="2"/>s i t u a t i o n <text:s text:c="2"/>w h e r e t h e <text:s text:c="2"/>S e r v i c e <text:s text:c="2"/>P r o v i d e r <text:s text:c="2"/>o w e s <text:s text:c="2"/>t h e C u s t o m e r <text:s text:c="2"/>m o n e y , <text:s text:c="2"/>h o w e v e r <text:s text:c="2"/>w e <text:s text:c="2"/>w o u l d e x p e c t <text:s text:c="2"/>t h e <text:s text:c="2"/>C u s t o m e r <text:s text:c="2"/>t o <text:s text:c="2"/>a g r e e <text:s text:c="2"/>t o t e r m s <text:s text:c="2"/>a n d <text:s text:c="2"/>c o n d i t i o n s <text:s text:c="2"/>t h a t <text:s text:c="2"/>a r e r e c i p r o c a l <text:s text:c="2"/>f o r <text:s text:c="2"/>b o t h <text:s text:c="2"/>p a r t i e s , <text:s text:c="2"/>f o r e x a m p l e <text:s text:c="2"/>i f <text:s text:c="2"/>t h e <text:s text:c="2"/>C u s t o m e r <text:s text:c="2"/>c a n <text:s text:c="2"/>o f f - s e t p a y m e n t <text:s text:c="2"/>a g a i n s t <text:s text:c="2"/>m o n e y <text:s text:c="2"/>d u e <text:s text:c="2"/>f r o m S e r v i c e <text:s text:c="2"/>P r o v i d e r s , <text:s text:c="2"/>t h e n <text:s text:c="2"/>t h e <text:s text:c="2"/>S e r v i c e P r o v i d e r <text:s text:c="2"/>m u s t <text:s text:c="2"/>b e <text:s text:c="2"/>a b l e <text:s text:c="2"/>t o <text:s text:c="2"/>o f f - s e t p a y m e n t <text:s text:c="2"/>t o <text:s text:c="2"/>t h e <text:s text:c="2"/>C u s t o m e r <text:s text:c="2"/>a g a i n s t s u m s <text:s text:c="2"/>d u e . C o n t r a c t s <text:s text:c="2"/>s h o u l d <text:s text:c="2"/>b e <text:s text:c="2"/>w r i t t e n <text:s text:c="2"/>t o <text:s text:c="2"/>w o r k f o r <text:s text:c="2"/>b o t h <text:s text:c="2"/>p a r t i e s , <text:s text:c="2"/>t h e y <text:s text:c="2"/>s h o u l d <text:s text:c="2"/>n o t <text:s text:c="2"/>b e o n e <text:s text:c="2"/>s i d e d . <text:s text:c="2"/>T h i s <text:s text:c="2"/>i s <text:s text:c="2"/>a <text:s text:c="2"/>s e r v i c e <text:s text:c="2"/>n o t <text:s text:c="2"/>a p r o d u c t . L e g i t i m a t e <text:s text:c="2"/>r e a s o n s <text:s text:c="2"/>f o r <text:s text:c="2"/>r e m o v a l <text:s text:c="2"/>m u s t b e <text:s text:c="2"/>p r o v i d e d <text:s text:c="2"/>w i t h i n <text:s text:c="2"/>a n y <text:s text:c="2"/>n o t i c e <text:s text:c="2"/>t o r e m o v e <text:s text:c="2"/>p e r s o n n e l . <text:s text:c="2"/>T h e r e <text:s text:c="2"/>m u s t <text:s text:c="2"/>a l s o b e <text:s text:c="2"/>a <text:s text:c="2"/>m e t h o d <text:s text:c="2"/>f o r <text:s text:c="2"/>i n v e s t i g a t i o n <text:s text:c="2"/>i n t o <text:s text:c="2"/>a n y i s s u e <text:s text:c="2"/>a n d <text:s text:c="2"/>r i g h t <text:s text:c="2"/>o f <text:s text:c="2"/>a p p e a l . I f <text:s text:c="2"/>t h e <text:s text:c="2"/>c l i e n t <text:s text:c="2"/>u n r e a s o n a b l y <text:s text:c="2"/>r e f u s e s a c c e s s <text:s text:c="2"/>t o <text:s text:c="2"/>a <text:s text:c="2"/>p e r s o n <text:s text:c="2"/>t o <text:s text:c="2"/>d e l i v e r <text:s text:c="2"/>t h e s e r v i c e <text:s text:c="2"/>w e <text:s text:c="2"/>w i l l <text:s text:c="2"/>n o t <text:s text:c="2"/>a c c e p t <text:s text:c="2"/>t h a t <text:s text:c="2"/>t h e s e r v i c e <text:s text:c="2"/>h a s <text:s text:c="2"/>f a i l e d <text:s text:c="2"/>t o <text:s text:c="2"/>b e <text:s text:c="2"/>d e l i v e r e d . <text:s text:c="2"/>T h i s w o u l d <text:s text:c="2"/>b e <text:s text:c="2"/>a n <text:s text:c="2"/>e x a m p l e <text:s text:c="2"/>o f <text:s text:c="2"/>a <text:s text:c="2"/>s i t u a t i o n r e q u i r i n g <text:s text:c="2"/>m e d i a t i o n . W e <text:s text:c="2"/>s a y <text:s text:c="2"/>t h i s <text:s text:c="2"/>b a s e d <text:s text:c="2"/>u p o n <text:s text:c="2"/>h i s t o r i c a l e x p e r i e n c e <text:s text:c="2"/>a s <text:s text:c="2"/>( m a n y <text:s text:c="2"/>y e a r s <text:s text:c="2"/>a g o ) <text:s text:c="2"/>a q u a l i f i e d , <text:s text:c="2"/>e x p e r i e n c e d <text:s text:c="2"/>m e m b e r <text:s text:c="2"/>o f <text:s text:c="2"/>s t a f f w a s <text:s text:c="2"/>r e q u e s t e d <text:s text:c="2"/>t o <text:s text:c="2"/>b e <text:s text:c="2"/>r e m o v e d <text:s text:c="2"/>f r o m <text:s text:c="2"/>a c o n t r a c t <text:s text:c="2"/>b a s e d <text:s text:c="2"/>u p o n <text:s text:c="2"/>a <text:s text:c="2"/>s i n g l e i n d i v i d u a l ’ s <text:s text:c="2"/>( H R , <text:s text:c="2"/>n o t <text:s text:c="2"/>p a t i e n t ’ s ) r e q u e s t . <text:s text:c="2"/>T h e r e <text:s text:c="2"/>w a s <text:s text:c="2"/>n o <text:s text:c="2"/>e v i d e n c e p r o v i d e d <text:s text:c="2"/>t o <text:s text:c="2"/>s u p p o r t <text:s text:c="2"/>t h e <text:s text:c="2"/>r e q u e s t <text:s text:c="2"/>a t <text:s text:c="2"/>a n y p o i n t <text:s text:c="2"/>d e s p i t e <text:s text:c="2"/>r e p e a t e d <text:s text:c="2"/>r e q u e s t s <text:s text:c="2"/>a n d a n d <text:s text:c="2"/>w e <text:s text:c="2"/>c o u l d <text:s text:c="2"/>o n l y <text:s text:c="2"/>c o n c l u d e <text:s text:c="2"/>t h a t <text:s text:c="2"/>t h e r e q u e s t <text:s text:c="2"/>w a s <text:s text:c="2"/>p e r s o n a l l y <text:s text:c="2"/>o r <text:s text:c="2"/>r a c i a l l y</text:p>
          </table:table-cell>
          <table:table-cell table:number-columns-repeated="1022"/>
        </table:table-row>
        <table:table-row table:style-name="ro1">
          <table:table-cell office:value-type="string" calcext:value-type="string">
            <text:p>s a t i s f a c t i o n , <text:s text:c="2"/>t o <text:s text:c="2"/>h a v e <text:s text:c="2"/>b e e n <text:s text:c="2"/>l o s t <text:s text:c="2"/>o r <text:s text:c="2"/>d a m a g e d <text:s text:c="2"/>i n <text:s text:c="2"/>t r a n s i t . 4 . 4 <text:s text:c="2"/>D e l i v e r y <text:s text:c="2"/>( G o o d s <text:s text:c="2"/>o n l y ) 4 . 5 . 3 <text:s text:c="2"/>T i m e <text:s text:c="2"/>o f <text:s text:c="2"/>d e l i v e r y <text:s text:c="2"/>i n <text:s text:c="2"/>r e l a t i o n <text:s text:c="2"/>t o <text:s text:c="2"/>c o m m e n c i n g <text:s text:c="2"/>a n d / o r s u p p l y i n g <text:s text:c="2"/>t h e <text:s text:c="4"/>S e r v i c e s <text:s text:c="2"/>s h a l l <text:s text:c="2"/>b e <text:s text:c="2"/>o f <text:s text:c="2"/>t h e <text:s text:c="2"/>e s s e n c e <text:s text:c="2"/>a n d <text:s text:c="2"/>i f <text:s text:c="2"/>t h e S e r v i c e <text:s text:c="2"/>P r o v i d e r <text:s text:c="2"/>f a i l s <text:s text:c="2"/>t o <text:s text:c="2"/>d e l i v e r <text:s text:c="2"/>t h e <text:s text:c="4"/>S e r v i c e s <text:s text:c="2"/>w i t h i n <text:s text:c="2"/>t h e t i m e <text:s text:c="2"/>s p e c i f i e d <text:s text:c="2"/>i n <text:s text:c="2"/>a c c o r d a n c e <text:s text:c="2"/>w i t h <text:s text:c="2"/>c l a u s e <text:s text:c="2"/>4 . 1 . 1 <text:s text:c="2"/>a n d / o r <text:s text:c="2"/>t h e M a s t e r <text:s text:c="2"/>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C u s t o m e r <text:s text:c="2"/>m a y <text:s text:c="2"/>r e l e a s e <text:s text:c="2"/>i t s e l f <text:s text:c="2"/>f r o m <text:s text:c="2"/>a n y <text:s text:c="2"/>o b l i g a t i o n <text:s text:c="2"/>t o <text:s text:c="2"/>a c c e p t a n d <text:s text:c="2"/>p a y <text:s text:c="2"/>f o r <text:s text:c="2"/>t h e <text:s text:c="4"/>t e r m i n a t e <text:s text:c="2"/>t h e <text:s text:c="2"/>C o n t r a c t , <text:s text:c="2"/>i n <text:s text:c="2"/>e i t h e r <text:s text:c="2"/>c a s e w i t h o u t <text:s text:c="2"/>p r e j u d i c e <text:s text:c="2"/>t o <text:s text:c="2"/>a n y <text:s text:c="2"/>o t h e r <text:s text:c="2"/>r i g h t s <text:s text:c="2"/>a n d <text:s text:c="2"/>r e m e d i e s <text:s text:c="2"/>o f <text:s text:c="2"/>t h e C u s t o m e r . 4 . 5 . 4 <text:s text:c="2"/>E x c e p t <text:s text:c="2"/>w h e r e <text:s text:c="2"/>o t h e r w i s e <text:s text:c="2"/>p r o v i d e d <text:s text:c="2"/>i n <text:s text:c="2"/>t h e <text:s text:c="2"/>C o n t r a c t , <text:s text:c="2"/>t h e G o o d s <text:s text:c="2"/>s h a l l <text:s text:c="2"/>b e <text:s text:c="2"/>i n s t a l l e d <text:s text:c="2"/>a n d <text:s text:c="2"/>t h e <text:s text:c="2"/>S e r v i c e s <text:s text:c="2"/>p r o v i d e d <text:s text:c="2"/>b y <text:s text:c="2"/>t h e S t a f f <text:s text:c="2"/>o r <text:s text:c="2"/>t h e <text:s text:c="2"/>S u b - C o n t r a c t o r s <text:s text:c="2"/>a t <text:s text:c="2"/>s u c h <text:s text:c="2"/>p l a c e <text:s text:c="2"/>o r <text:s text:c="2"/>p l a c e s <text:s text:c="2"/>a s <text:s text:c="2"/>s e t o u t <text:s text:c="2"/>i n <text:s text:c="2"/>t h e <text:s text:c="2"/>M a s t e r <text:s text:c="2"/>C o n t r a c t <text:s text:c="2"/>S c h e d u l e <text:s text:c="2"/>a n d / o r <text:s text:c="2"/>a n y <text:s text:c="2"/>o t h e r</text:p>
          </table:table-cell>
          <table:table-cell office:value-type="string" calcext:value-type="string">
            <text:p>A s <text:s text:c="2"/>w e <text:s text:c="2"/>a r e <text:s text:c="2"/>d e l i v e r i n g <text:s text:c="2"/>s e r v i c e s , <text:s text:c="2"/>n o t g o o d s , <text:s text:c="2"/>t h e s e <text:s text:c="2"/>c l a u s e s <text:s text:c="2"/>a r e n ’ t <text:s text:c="2"/>r e l e v a n t . P l e a s e <text:s text:c="2"/>c h a n g e <text:s text:c="2"/>t o : 4 . 4 <text:s text:c="2"/>D e l i v e r y <text:s text:c="2"/>( G o o d s <text:s text:c="2"/>o n l y ) <text:s text:c="2"/>– <text:s text:c="2"/>N o t <text:s text:c="2"/>U s e d . A l l <text:s text:c="2"/>o t h e r <text:s text:c="2"/>f o r m s <text:s text:c="2"/>o f <text:s text:c="2"/>r e m e d i e s <text:s text:c="2"/>s h o u l d <text:s text:c="2"/>b e u n d e r t a k e n <text:s text:c="2"/>b e f o r e <text:s text:c="2"/>c o n t r a c t t e r m i n a t i o n , <text:s text:c="2"/>f o r <text:s text:c="2"/>e x a m p l e <text:s text:c="2"/>m e d i a t i o n . W h i l s t <text:s text:c="2"/>w e <text:s text:c="2"/>u n d e r s t a n d <text:s text:c="2"/>t h i s <text:s text:c="2"/>c o n t r a c t u a l t e r m s <text:s text:c="2"/>i t <text:s text:c="2"/>i s <text:s text:c="2"/>i s <text:s text:c="2"/>i n c o r r e c t <text:s text:c="2"/>t o <text:s text:c="2"/>a s s u m e <text:s text:c="2"/>t h a t m e e t i n g <text:s text:c="2"/>t h e <text:s text:c="2"/>K P I s <text:s text:c="2"/>s t a t e d <text:s text:c="2"/>r e s u l t s <text:s text:c="2"/>i n <text:s text:c="2"/>a s u c c e s s f u l <text:s text:c="2"/>s e r v i c e . <text:s text:c="2"/>K P I s <text:s text:c="2"/>a r e <text:s text:c="2"/>a <text:s text:c="2"/>u s e f u l g u i d e <text:s text:c="2"/>b u t <text:s text:c="2"/>i n <text:s text:c="2"/>r e a l i t y <text:s text:c="2"/>t h e r e <text:s text:c="2"/>a r e <text:s text:c="2"/>o n l y <text:s text:c="2"/>t w o m e a s u r e s <text:s text:c="2"/>w h i c h <text:s text:c="2"/>d e t e r m i n e <text:s text:c="2"/>s u c c e s s <text:s text:c="2"/>o f 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s e r v i c e <text:s text:c="2"/>d o e s <text:s text:c="2"/>n o t <text:s text:c="2"/>h e l p <text:s text:c="2"/>y o u <text:s text:c="2"/>r e d u c e s i c k n e s s <text:s text:c="2"/>a b s e n c e <text:s text:c="2"/>y o u <text:s text:c="2"/>a r e <text:s text:c="2"/>n o t <text:s text:c="2"/>g e t t i n g v a l u e <text:s text:c="2"/>f o r <text:s text:c="2"/>m o n e y . <text:s text:c="2"/>T h e <text:s text:c="2"/>c u r r e n t <text:s text:c="2"/>s i c k n e s s a b s e n c e <text:s text:c="2"/>r a t e , <text:s text:c="2"/>a s <text:s text:c="2"/>q u o t e d , <text:s text:c="2"/>i s <text:s text:c="2"/>q u i t e <text:s text:c="2"/>h i g h . 2 ) <text:s text:c="2"/>E m p l o y e e <text:s text:c="2"/>h e a l t h <text:s text:c="2"/>a s <text:s text:c="2"/>p a r t <text:s text:c="2"/>o f <text:s text:c="4"/>s o c i a l v a l u e . <text:s text:c="2"/>T h i s <text:s text:c="2"/>g o e s <text:s text:c="2"/>b e y o n d <text:s text:c="2"/>m e a s u r i n g a t t e n d a n c e <text:s text:c="2"/>o r <text:s text:c="2"/>t h e <text:s text:c="2"/>n u m b e r <text:s text:c="2"/>t a k i n g <text:s text:c="2"/>u p <text:s text:c="2"/>a l i f e s t y l e <text:s text:c="2"/>a s s e s s m e n t . <text:s text:c="2"/>W e <text:s text:c="2"/>c a n <text:s text:c="2"/>p r o v i d e a n <text:s text:c="2"/>o n l i n e <text:s text:c="2"/>a u d i t <text:s text:c="2"/>t o <text:s text:c="2"/>c o n d u c t <text:s text:c="2"/>t h e <text:s text:c="2"/>‘ h e a l t h ’ o f <text:s text:c="2"/>a n <text:s text:c="2"/>o r g a n i s a t i o n <text:s text:c="2"/>a n d <text:s text:c="2"/>w h e t h e r <text:s text:c="2"/>i t <text:s text:c="2"/>i s m e e t i n g <text:s text:c="2"/>i t ’ s <text:s text:c="2"/>o b j e c t i v e <text:s text:c="2"/>t h r o u g h <text:s text:c="2"/>i t ’ s h e a l t h <text:s text:c="2"/>s t r a t e g y <text:s text:c="2"/>w i t h <text:s text:c="2"/>t h e <text:s text:c="2"/>s u p p o r t <text:s text:c="2"/>o f <text:s text:c="2"/>t h e O c c u p a t i o n a l <text:s text:c="2"/>H e a l t h <text:s text:c="2"/>s e r v i c e . C a l l - o f f <text:s text:c="2"/>i s <text:s text:c="2"/>f o r <text:s text:c="2"/>t h e <text:s text:c="2"/>p r o v i s i o n <text:s text:c="2"/>o f S e r v i c e s , <text:s text:c="2"/>n o t <text:s text:c="2"/>G o o d s . <text:s text:c="2"/>C l a u s e s <text:s text:c="2"/>a r e <text:s text:c="2"/>n o t r e l e v a n t .</text:p>
          </table:table-cell>
          <table:table-cell table:number-columns-repeated="1022"/>
        </table:table-row>
        <table:table-row table:style-name="ro1">
          <table:table-cell office:value-type="string" calcext:value-type="string">
            <text:p>j u s t <text:s text:c="2"/>r e q u i r e <text:s text:c="2"/>s e t t i n g <text:s text:c="2"/>o f <text:s text:c="2"/>c l i e n t <text:s text:c="2"/>e x p e c t a t i o n s <text:s text:c="2"/>w i t h o u t <text:s text:c="2"/>a m e n d m e n t . <text:s text:c="2"/>S o m e <text:s text:c="2"/>c l a u s e s <text:s text:c="2"/>w e <text:s text:c="2"/>w o u l d <text:s text:c="2"/>r e q u e s t <text:s text:c="2"/>t o b e <text:s text:c="2"/>a m e n d e d . C l a u s e <text:s text:c="2"/>N u m b e r 1 5 . 2 . 2 <text:s text:c="2"/>W i t h h o l d <text:s text:c="2"/>o r <text:s text:c="2"/>r e d u c e <text:s text:c="2"/>p a y m e n t s t o <text:s text:c="2"/>t h e <text:s text:c="2"/>C o n t r a c t o r , <text:s text:c="2"/>i n <text:s text:c="2"/>s u c h <text:s text:c="2"/>a m o u n t <text:s text:c="2"/>a s t h e <text:s text:c="2"/>U n i v e r s i t y <text:s text:c="2"/>d e e m s <text:s text:c="2"/>a p p r o p r i a t e <text:s text:c="2"/>i n e a c h <text:s text:c="2"/>p a r t i c u l a r <text:s text:c="2"/>c a s e . 1 7 <text:s text:c="2"/>B r e a k <text:s text:c="2"/>T h e <text:s text:c="2"/>U n i v e r s i t y <text:s text:c="2"/>s h a l l <text:s text:c="2"/>i n a d d i t i o n <text:s text:c="2"/>t o <text:s text:c="2"/>i t s <text:s text:c="2"/>p o w e r s <text:s text:c="2"/>u n d e r <text:s text:c="2"/>a n y <text:s text:c="2"/>o t h e r o f <text:s text:c="2"/>t h e s e <text:s text:c="2"/>c o n d i t i o n s <text:s text:c="2"/>h a v e <text:s text:c="2"/>p o w e r <text:s text:c="2"/>t o t e r m i n a t e <text:s text:c="2"/>t h e <text:s text:c="2"/>C o n t r a c t <text:s text:c="2"/>a t <text:s text:c="2"/>a n y <text:s text:c="2"/>t i m e <text:s text:c="2"/>b y g i v i n g <text:s text:c="2"/>t o <text:s text:c="2"/>t h e <text:s text:c="2"/>C o n t r a c t o r <text:s text:c="2"/>o n e <text:s text:c="2"/>m o n t h ' s w r i t t e n <text:s text:c="2"/>n o t i c e . <text:s text:c="2"/>U p o n <text:s text:c="2"/>t h e <text:s text:c="2"/>e x p i r y <text:s text:c="2"/>o f <text:s text:c="2"/>t h e n o t i c e <text:s text:c="2"/>t h e <text:s text:c="2"/>C o n t r a c t <text:s text:c="2"/>s h a l l <text:s text:c="2"/>b e t e r m i n a t e d <text:s text:c="2"/>w i t h o u t <text:s text:c="2"/>p r e j u d i c e <text:s text:c="2"/>t o <text:s text:c="2"/>t h e r i g h t s <text:s text:c="2"/>o f <text:s text:c="2"/>t h e <text:s text:c="2"/>p a r t i e s <text:s text:c="2"/>a c c r u e d <text:s text:c="2"/>t o <text:s text:c="2"/>t h e d a t e <text:s text:c="2"/>o f <text:s text:c="2"/>t e r m i n a t i o n . 1 8 . 1 . 2 . <text:s text:c="2"/>W h e r e <text:s text:c="2"/>t h e <text:s text:c="2"/>t o t a l <text:s text:c="2"/>c o s t s r e a s o n a b l y <text:s text:c="2"/>a n d <text:s text:c="2"/>p r o p e r l y <text:s text:c="2"/>i n c u r r e d <text:s text:c="2"/>b y t h e <text:s text:c="2"/>U n i v e r s i t y <text:s text:c="2"/>b y <text:s text:c="2"/>r e a s o n <text:s text:c="2"/>o f <text:s text:c="2"/>s u c h a r r a n g e m e n t s <text:s text:c="2"/>e x c e e d <text:s text:c="2"/>t h e <text:s text:c="2"/>a m o u n t <text:s text:c="2"/>t h a t w o u l d <text:s text:c="2"/>h a v e <text:s text:c="2"/>b e e n <text:s text:c="2"/>p a y a b l e <text:s text:c="2"/>t o <text:s text:c="2"/>t h e C o n t r a c t o r <text:s text:c="2"/>f o r <text:s text:c="2"/>t h e <text:s text:c="2"/>c o m p l e t i o n <text:s text:c="2"/>o f <text:s text:c="2"/>t h e D e l i v e r a b l e s , <text:s text:c="2"/>t h e <text:s text:c="2"/>e x c e s s <text:s text:c="2"/>s h a l l <text:s text:c="2"/>b e r e c o v e r a b l e <text:s text:c="2"/>f r o m <text:s text:c="2"/>t h e <text:s text:c="2"/>C o n t r a c t o r <text:s text:c="2"/>a n d t h e <text:s text:c="2"/>U n i v e r s i t y <text:s text:c="2"/>r e s e r v e s <text:s text:c="2"/>t h e <text:s text:c="2"/>r i g h t <text:s text:c="2"/>t o r e c o v e r <text:s text:c="2"/>s u c h <text:s text:c="2"/>e x c e s s <text:s text:c="2"/>b y <text:s text:c="2"/>s e t - o f f <text:s text:c="2"/>a g a i n s t a n y <text:s text:c="2"/>a m o u n t <text:s text:c="2"/>w i t h h e l d <text:s text:c="2"/>b y <text:s text:c="2"/>t h e <text:s text:c="2"/>U n i v e r s i t y u n d e r <text:s text:c="2"/>C o n d i t i o n <text:s text:c="2"/>1 8 . 1 . 1 <text:s text:c="2"/>( a b o v e ) <text:s text:c="2"/>o r <text:s text:c="2"/>a s o t h e r w i s e <text:s text:c="2"/>p r o v i d e d <text:s text:c="2"/>f o r <text:s text:c="2"/>u n d e r C o n d i t i o n <text:s text:c="2"/>2 2 . 2 1 . 1 <text:s text:c="2"/>- <text:s text:c="2"/>2 1 . 2 <text:s text:c="2"/>T h e <text:s text:c="2"/>C o n t r a c t o r <text:s text:c="2"/>s h a l l , w i t h o u t <text:s text:c="2"/>d e l a y <text:s text:c="2"/>a n d <text:s text:c="2"/>a t <text:s text:c="2"/>h i s <text:s text:c="2"/>o w n <text:s text:c="2"/>e x p e n s e , r e i n s t a t e , <text:s text:c="2"/>r e p l a c e <text:s text:c="2"/>o r <text:s text:c="2"/>m a k e <text:s text:c="2"/>g o o d <text:s text:c="2"/>t o <text:s text:c="2"/>t h e s a t i s f a c t i o n <text:s text:c="2"/>o f <text:s text:c="2"/>t h e <text:s text:c="2"/>U n i v e r s i t y , <text:s text:c="2"/>o r <text:s text:c="2"/>( i f <text:s text:c="2"/>t h e</text:p>
          </table:table-cell>
          <table:table-cell office:value-type="string" calcext:value-type="string">
            <text:p>C o m m e n t W e <text:s text:c="2"/>w i l l <text:s text:c="2"/>n o t <text:s text:c="2"/>a g r e e <text:s text:c="2"/>t o <text:s text:c="2"/>a <text:s text:c="2"/>c l a u s e <text:s text:c="2"/>w h e r e <text:s text:c="2"/>t h e <text:s text:c="2"/>c l i e n t <text:s text:c="2"/>c a n a r b i t r a r i l y <text:s text:c="2"/>d e c i d e <text:s text:c="2"/>a <text:s text:c="2"/>f a i l u r e <text:s text:c="2"/>h a s <text:s text:c="2"/>o c c u r r e d <text:s text:c="2"/>a n d <text:s text:c="2"/>w i t h h o l d <text:s text:c="2"/>o r d e d u c t <text:s text:c="2"/>a n y <text:s text:c="2"/>p a y m e n t <text:s text:c="2"/>t h e y <text:s text:c="2"/>d e e m <text:s text:c="2"/>a p p r o p r i a t e . W e <text:s text:c="2"/>f e e l <text:s text:c="2"/>i t <text:s text:c="2"/>w o u l d <text:s text:c="2"/>b e <text:s text:c="2"/>w i s e r <text:s text:c="2"/>t o <text:s text:c="2"/>p r o v i d e <text:s text:c="2"/>3 <text:s text:c="2"/>m o n t h s <text:s text:c="2"/>n o t i c e <text:s text:c="2"/>o f t e r m i n a t i o n <text:s text:c="2"/>f o r <text:s text:c="2"/>a <text:s text:c="2"/>n u m b e r <text:s text:c="2"/>o f <text:s text:c="2"/>r e a s o n s , <text:s text:c="2"/>i n c l u d i n g <text:s text:c="2"/>p o t e n t i a l T U P E . W e <text:s text:c="2"/>w i l l <text:s text:c="2"/>n o t <text:s text:c="2"/>a g r e e <text:s text:c="2"/>t o <text:s text:c="2"/>t h i s <text:s text:c="2"/>c l a u s e . T h i s <text:s text:c="2"/>c l a u s e <text:s text:c="2"/>m u s t <text:s text:c="2"/>s t a t e <text:s text:c="2"/>n e g l i g e n c e <text:s text:c="2"/>o n <text:s text:c="2"/>t h e <text:s text:c="2"/>p a r t <text:s text:c="2"/>o f <text:s text:c="2"/>t h e C o n t r a c t o r . <text:s text:c="2"/>W e <text:s text:c="2"/>c a n n o t <text:s text:c="2"/>a g r e e <text:s text:c="2"/>t o <text:s text:c="2"/>i t <text:s text:c="2"/>o t h e r w i s e .</text:p>
          </table:table-cell>
          <table:table-cell table:number-columns-repeated="1022"/>
        </table:table-row>
        <table:table-row table:style-name="ro1">
          <table:table-cell office:value-type="string" calcext:value-type="string">
            <text:p>2 6 . 3 </text:p>
            <text:p> S u b j e c t   t o   a n y   p r i o r   r i g h t s   o f t h e   C o n t r a c t o r ,   a n d   t o   t h e   r i g h t s   o f t h i r d   p a r t i e s   o r   o f   t h e   U n i v e r s i t y a r i s i n g   o t h e r w i s e   t h a n   u n d e r   t h i s C o n t r a c t ,   a l l   I n t e l l e c t u a l   P r o p e r t y R i g h t s ,   i n c l u d i n g   c o p y r i g h t ,   r e s u l t i n g f r o m   t h i s   C o n t r a c t   s h a l l   v e s t   i n   a n d   b e t h e   a b s o l u t e   p r o p e r t y   o f   t h e U n i v e r s i t y . 2 7   R e t e n t i o n   o f   D o c u m e n t a t i o n T h e   C o n t r a c t o r   s h a l l   r e t a i n   a n d p r o d u c e   w h e n   r e q u i r e d   s u c h a c c o u n t s ,   d o c u m e n t s   ( i n c l u d i n g w o r k i n g   d o c u m e n t s )   a n d   r e c o r d s   a s t h e   U n i v e r s i t y ,   o r   t h e   C o n t r a c t M a n a g e r ,   m a y   r e a s o n a b l y   r e q u e s t   i n c o n n e c t i o n   w i t h   t h e   C o n t r a c t ,   a t   a n y t i m e   d u r i n g   t h e   C o n t r a c t   a n d   f o r   a p e r i o d   o f   2   y e a r s   f r o m   t h e   d a t e   o f e x p i r y   o r   t e r m i n a t i o n   o f   t h i s   C o n t r a c t o r   s u c h   l o n g e r   p e r i o d   a s   m a y   b e a g r e e d   b e t w e e n   t h e   U n i v e r s i t y   a n d t h e   C o n t r a c t o r   i n   w r i t i n g ,   a n d   a f f o r d s u c h   f a c i l i t i e s   a s   t h e   U n i v e r s i t y   m a y r e a s o n a b l y   r e q u i r e   f o r   i t s r e p r e s e n t a t i v e s   t o   v i s i t   t h e C o n t r a c t o r ' s   p r e m i s e s   a n d   e x a m i n e t h e   r e c o r d s   u n d e r   t h i s   c o n d i t i o n . 2 8   S e r v i n g   o f   N o t i c e s A n y   n o t i c e   r e q u i r e d   t o   b e   g i v e n   o r s e r v e d   u n d e r   t h i s   C o n t r a c t   b y   t h e U n i v e r s i t y   s h a l l   b e   i n   w r i t i n g   a n d   s h a l l b e   s e r v e d   b y   e i t h e r   d e l i v e r y   t o   t h e</text:p>
          </table:table-cell>
          <table:table-cell office:value-type="string" calcext:value-type="string">
            <text:p>d e s i g n <text:s text:c="2"/>r i g h t s <text:s text:c="2"/>( w h e t h e r <text:s text:c="2"/>r e g i s t e r a b l e <text:s text:c="2"/>o r <text:s text:c="2"/>o t h e r w i s e ) <text:s text:c="2"/>a n d a p p l i c a t i o n s <text:s text:c="2"/>f o r <text:s text:c="2"/>a n y <text:s text:c="2"/>o f <text:s text:c="2"/>t h e <text:s text:c="2"/>f o r e g o i n g ; <text:s text:c="2"/>c o p y r i g h t <text:s text:c="2"/>d a t a b a s e r i g h t s <text:s text:c="2"/>d o m a i n <text:s text:c="2"/>n a m e s <text:s text:c="2"/>t r a d e <text:s text:c="2"/>o r <text:s text:c="2"/>b u s i n e s s <text:s text:c="2"/>n a m e s <text:s text:c="2"/>m o r a l r i g h t s <text:s text:c="2"/>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text:s text:c="2"/>n o t <text:s text:c="2"/>l i m i t e d t o <text:s text:c="2"/>t h e <text:s text:c="2"/>U n i t e d <text:s text:c="2"/>K i n g d o m ) <text:s text:c="2"/>a n d <text:s text:c="2"/>t h e <text:s text:c="2"/>r i g h t <text:s text:c="2"/>t o <text:s text:c="2"/>s u e <text:s text:c="2"/>f o r <text:s text:c="2"/>p a s s i n g o f f ; I n t e l l e c t u a l <text:s text:c="2"/>C o n t e n t <text:s text:c="2"/>R i g h t s <text:s text:c="2"/>D e f i n i t i o n m e a n s <text:s text:c="2"/>t h e <text:s text:c="2"/>d a t a <text:s text:c="2"/>c o n t e n t <text:s text:c="2"/>o f <text:s text:c="2"/>a n y <text:s text:c="2"/>d o c u m e n t <text:s text:c="2"/>w h e t h e r e l e c t r o n i c <text:s text:c="2"/>o r <text:s text:c="2"/>p a p e r <text:s text:c="2"/>p r o c e s s e d <text:s text:c="2"/>o n <text:s text:c="2"/>b e h a l f <text:s text:c="2"/>o f <text:s text:c="2"/>t h e <text:s text:c="2"/>c l i e n t a n d / o r <text:s text:c="2"/>p r o v i d e d <text:s text:c="2"/>b y <text:s text:c="2"/>t h e <text:s text:c="2"/>p r o v i d e r <text:s text:c="2"/>t o <text:s text:c="2"/>t h e <text:s text:c="2"/>c l i e n t <text:s text:c="2"/>w i t h i n <text:s text:c="2"/>t h e t e r m <text:s text:c="2"/>o f <text:s text:c="2"/>t h i s <text:s text:c="2"/>c o n t r a c t . <text:s text:c="2"/>F o r <text:s text:c="2"/>a v o i d a n c e <text:s text:c="2"/>o f <text:s text:c="2"/>d o u b t <text:s text:c="2"/>t h i s <text:s text:c="2"/>e x c l u d e s t h e <text:s text:c="2"/>d e s i g n <text:s text:c="2"/>o f <text:s text:c="2"/>a n y <text:s text:c="2"/>d o c u m e n t , <text:s text:c="4"/>d a t a b a s e , <text:s text:c="2"/>l o g o , <text:s text:c="2"/>t r a d e m a r k , b u s i n e s s <text:s text:c="2"/>n a m e , <text:s text:c="2"/>w e b s i t e , <text:s text:c="2"/>o r <text:s text:c="2"/>w e b <text:s text:c="2"/>s e r v i c e <text:s text:c="2"/>e l e c t r o n i c <text:s text:c="2"/>o r o t h e r w i s e . T h i s <text:s text:c="2"/>c l a u s e <text:s text:c="2"/>m u s t <text:s text:c="2"/>b e <text:s text:c="2"/>a m e n d e d <text:s text:c="2"/>t o <text:s text:c="2"/>r e f e r <text:s text:c="2"/>t o <text:s text:c="2"/>I n t e l l e c t u a l C o n t e n t <text:s text:c="2"/>R i g h t s <text:s text:c="2"/>o r <text:s text:c="2"/>o t h e r w i s e <text:s text:c="2"/>a g r e e d <text:s text:c="2"/>w o r d s . <text:s text:c="2"/>W e <text:s text:c="2"/>c a n n o t a c c e p t <text:s text:c="2"/>i t <text:s text:c="2"/>a s <text:s text:c="2"/>s t a t e d , <text:s text:c="2"/>b e c a u s e <text:s text:c="2"/>w e <text:s text:c="2"/>w i l l <text:s text:c="2"/>n o t <text:s text:c="2"/>p r o v i d e <text:s text:c="2"/>t h e U n i v e r s i t y <text:s text:c="2"/>w i t h <text:s text:c="2"/>a l l <text:s text:c="2"/>o u r <text:s text:c="2"/>I n t e l l e c t u a l <text:s text:c="2"/>P r o p e r t y . W e <text:s text:c="2"/>r e t a i n <text:s text:c="2"/>a l l <text:s text:c="2"/>p r o c e s s e d <text:s text:c="2"/>d a t a <text:s text:c="2"/>f o r <text:s text:c="2"/>6 <text:s text:c="2"/>y e a r s <text:s text:c="2"/>p o s t <text:s text:c="2"/>c o n t r a c t <text:s text:c="2"/>e n d i n <text:s text:c="2"/>a c c o r d a n c e <text:s text:c="2"/>w i t h <text:s text:c="2"/>o u r <text:s text:c="2"/>d a t a <text:s text:c="2"/>r e t e n t i o n <text:s text:c="2"/>P o l i c y . O u r <text:s text:c="2"/>r e c o r d s <text:s text:c="2"/>w i l l <text:s text:c="2"/>c o n t a i n <text:s text:c="2"/>h e a l t h <text:s text:c="2"/>d a t a <text:s text:c="2"/>w h i c h <text:s text:c="2"/>t h e <text:s text:c="2"/>U n i v e r s i t y r e p r e s e n t a t i v e s <text:s text:c="2"/>c a n n o t <text:s text:c="2"/>a c c e s s <text:s text:c="2"/>w i t h o u t <text:s text:c="2"/>i n d i v i d u a l <text:s text:c="2"/>c o n s e n t f r o m <text:s text:c="2"/>t h e <text:s text:c="2"/>r e f e r r e d <text:s text:c="2"/>e m p l o y e e . <text:s text:c="2"/>A l l <text:s text:c="2"/>o t h e r <text:s text:c="2"/>i n f o r m a t i o n <text:s text:c="2"/>r e l a t i n g t o <text:s text:c="2"/>p r o c e s s i n g <text:s text:c="2"/>w h i c h <text:s text:c="2"/>t h e <text:s text:c="2"/>U n i v e r s i t y <text:s text:c="2"/>w i l l <text:s text:c="2"/>h a v e <text:s text:c="2"/>a c c e s s <text:s text:c="2"/>t o d u r i n g <text:s text:c="2"/>t h e <text:s text:c="2"/>c o n t r a c t <text:s text:c="2"/>c a n <text:s text:c="2"/>b e <text:s text:c="2"/>m a d e <text:s text:c="2"/>a v a i l a b l e . W e <text:s text:c="2"/>a d v i c e <text:s text:c="2"/>t h a t <text:s text:c="2"/>n o t i c e s <text:s text:c="2"/>d e l i v e r e d <text:s text:c="2"/>b y <text:s text:c="2"/>e - m a i l <text:s text:c="2"/>s h o u l d <text:s text:c="2"/>b e i n c l u d e d</text:p>
          </table:table-cell>
          <table:table-cell table:number-columns-repeated="1022"/>
        </table:table-row>
        <table:table-row table:style-name="ro1">
          <table:table-cell office:value-type="string" calcext:value-type="string">
            <text:p>B 1 7 . 2 <text:s text:c="4"/>I f <text:s text:c="2"/>a <text:s text:c="2"/>c o m p l a i n t <text:s text:c="2"/>i s <text:s text:c="2"/>r e c e i v e d <text:s text:c="2"/>a b o u t <text:s text:c="2"/>t h e s t a n d a r d <text:s text:c="2"/>o f <text:s text:c="2"/>t h e <text:s text:c="2"/>p r o v i s i o n <text:s text:c="2"/>o f <text:s text:c="2"/>t h e <text:s text:c="2"/>S e r v i c e s <text:s text:c="2"/>o r <text:s text:c="2"/>a b o u t t h e <text:s text:c="2"/>m a n n e r <text:s text:c="2"/>i n <text:s text:c="2"/>w h i c h <text:s text:c="2"/>a n y <text:s text:c="2"/>o f <text:s text:c="2"/>t h e <text:s text:c="2"/>S e r v i c e s <text:s text:c="2"/>h a v e b e e n <text:s text:c="2"/>s u p p l i e d <text:s text:c="2"/>o r <text:s text:c="2"/>w o r k <text:s text:c="2"/>h a s <text:s text:c="2"/>b e e n <text:s text:c="2"/>p e r f o r m e d <text:s text:c="2"/>o r a b o u t <text:s text:c="2"/>t h e <text:s text:c="2"/>m a t e r i a l s <text:s text:c="2"/>o r <text:s text:c="2"/>p r o c e d u r e s <text:s text:c="2"/>u s e d <text:s text:c="2"/>o r <text:s text:c="2"/>a b o u t a n y <text:s text:c="2"/>o t h e r <text:s text:c="2"/>m a t t e r <text:s text:c="2"/>c o n n e c t e d <text:s text:c="2"/>w i t h <text:s text:c="2"/>t h e <text:s text:c="2"/>p e r f o r m a n c e o f <text:s text:c="2"/>t h e <text:s text:c="2"/>P r o v i d e r ’ s <text:s text:c="2"/>o b l i g a t i o n s <text:s text:c="2"/>u n d e r <text:s text:c="2"/>t h i s <text:s text:c="2"/>C o n t r a c t , t h e n <text:s text:c="2"/>t h e <text:s text:c="2"/>A u t h o r i t y <text:s text:c="2"/>m a y <text:s text:c="2"/>t a k e <text:s text:c="2"/>a n y <text:s text:c="2"/>s t e p s <text:s text:c="2"/>i t c o n s i d e r s <text:s text:c="2"/>r e a s o n a b l e <text:s text:c="2"/>i n <text:s text:c="2"/>r e l a t i o n <text:s text:c="2"/>t o <text:s text:c="2"/>t h a t c o m p l a i n t , <text:s text:c="2"/>i n c l u d i n g <text:s text:c="2"/>i n v e s t i g a t i n g <text:s text:c="2"/>t h e <text:s text:c="2"/>c o m p l a i n t a n d <text:s text:c="2"/>d i s c u s s i n g <text:s text:c="2"/>t h e <text:s text:c="2"/>c o m p l a i n t <text:s text:c="2"/>w i t h <text:s text:c="2"/>t h e <text:s text:c="2"/>P r o v i d e r o r / a n d <text:s text:c="2"/>a n y <text:s text:c="2"/>R e g u l a t o r y <text:s text:c="2"/>B o d y . <text:s text:c="2"/>W i t h o u t <text:s text:c="2"/>p r e j u d i c e <text:s text:c="2"/>t o a n y <text:s text:c="2"/>o t h e r <text:s text:c="2"/>r i g h t s <text:s text:c="2"/>t h e <text:s text:c="2"/>A u t h o r i t y <text:s text:c="2"/>m a y <text:s text:c="2"/>h a v e <text:s text:c="2"/>u n d e r t h i s <text:s text:c="2"/>C o n t r a c t , <text:s text:c="2"/>t h e <text:s text:c="2"/>A u t h o r i t y <text:s text:c="2"/>m a y , <text:s text:c="2"/>i n <text:s text:c="2"/>i t s <text:s text:c="2"/>s o l e d i s c r e t i o n , <text:s text:c="2"/>u p h o l d <text:s text:c="2"/>t h e <text:s text:c="2"/>c o m p l a i n t <text:s text:c="2"/>a n d <text:s text:c="2"/>t a k e <text:s text:c="2"/>a n y a c t i o n <text:s text:c="2"/>s p e c i f i e d <text:s text:c="2"/>i n <text:s text:c="2"/>c l a u s e <text:s text:c="2"/>B 2 8 <text:s text:c="2"/>( D e f a u l t <text:s text:c="2"/>a n d F a i l u r e <text:s text:c="2"/>t o <text:s text:c="2"/>S u p p l y ) . B 2 4 . 2 <text:s text:c="4"/>S u b j e c t <text:s text:c="2"/>t o <text:s text:c="2"/>L a w <text:s text:c="2"/>a n d <text:s text:c="2"/>n o t w i t h s t a n d i n g c l a u s e <text:s text:c="2"/>B 2 4 . 1 , <text:s text:c="2"/>a n <text:s text:c="2"/>A u t h o r i s e d <text:s text:c="2"/>P e r s o n <text:s text:c="2"/>m a y <text:s text:c="2"/>e n t e r t h e <text:s text:c="2"/>P r o v i d e r ’ s <text:s text:c="2"/>P r e m i s e s <text:s text:c="2"/>a n d / o r <text:s text:c="2"/>t h e <text:s text:c="2"/>p r e m i s e s <text:s text:c="2"/>o f a n y <text:s text:c="2"/>S u b - c o n t r a c t o r <text:s text:c="2"/>w i t h o u t <text:s text:c="2"/>n o t i c e <text:s text:c="2"/>f o r <text:s text:c="2"/>t h e p u r p o s e s <text:s text:c="2"/>o f <text:s text:c="2"/>a u d i t i n g , <text:s text:c="2"/>v i e w i n g , <text:s text:c="2"/>o b s e r v i n g <text:s text:c="2"/>o r i n s p e c t i n g <text:s text:c="2"/>s u c h <text:s text:c="2"/>p r e m i s e s <text:s text:c="2"/>a n d / o r <text:s text:c="2"/>t h e <text:s text:c="2"/>p r o v i s i o n <text:s text:c="2"/>o f t h e <text:s text:c="2"/>S e r v i c e s . <text:s text:c="2"/>D u r i n g <text:s text:c="2"/>s u c h <text:s text:c="2"/>v i s i t s , <text:s text:c="2"/>s u b j e c t <text:s text:c="2"/>t o <text:s text:c="2"/>L a w a n d <text:s text:c="2"/>G o o d <text:s text:c="2"/>C l i n i c a l <text:s text:c="2"/>P r a c t i c e <text:s text:c="2"/>( a l s o <text:s text:c="2"/>t a k i n g <text:s text:c="2"/>i n t o c o n s i d e r a t i o n <text:s text:c="2"/>t h e <text:s text:c="2"/>n a t u r e <text:s text:c="2"/>o f <text:s text:c="2"/>t h e <text:s text:c="2"/>S e r v i c e s <text:s text:c="2"/>a n d <text:s text:c="2"/>t h e e f f e c t <text:s text:c="2"/>o f <text:s text:c="2"/>t h e <text:s text:c="2"/>v i s i t <text:s text:c="2"/>o n <text:s text:c="2"/>S e r v i c e <text:s text:c="2"/>U s e r s ) , <text:s text:c="2"/>t h e <text:s text:c="2"/>P r o v i d e r m u s t <text:s text:c="2"/>n o t <text:s text:c="2"/>r e s t r i c t <text:s text:c="2"/>a c c e s s <text:s text:c="2"/>a n d <text:s text:c="2"/>m u s t <text:s text:c="2"/>g i v e <text:s text:c="2"/>a l l r e a s o n a b l e <text:s text:c="2"/>a s s i s t a n c e <text:s text:c="2"/>a n d <text:s text:c="2"/>p r o v i d e <text:s text:c="2"/>a l l r e a s o n a b l e <text:s text:c="2"/>f a c i l i t i e s <text:s text:c="2"/>t o <text:s text:c="2"/>t h e <text:s text:c="2"/>A u t h o r i s e d <text:s text:c="2"/>P e r s o n . B 3 2 . 2 <text:s text:c="2"/>[ T h e <text:s text:c="2"/>A u t h o r i t y <text:s text:c="2"/>m a y <text:s text:c="2"/>t e r m i n a t e <text:s text:c="2"/>t h i s <text:s text:c="2"/>C o n t r a c t i n <text:s text:c="2"/>w h o l e <text:s text:c="2"/>o r <text:s text:c="2"/>p a r t <text:s text:c="2"/>w i t h <text:s text:c="2"/>i m m e d i a t e <text:s text:c="2"/>e f f e c t <text:s text:c="2"/>i f … ] c ) a ) <text:s text:c="12"/>t h e <text:s text:c="2"/>P r o v i d e r : ( i ) <text:s text:c="18"/>f a i l s <text:s text:c="2"/>t o <text:s text:c="2"/>o b t a i n <text:s text:c="2"/>a n y <text:s text:c="2"/>C o n s e n t ; ( i i ) <text:s text:c="16"/>l o s e s <text:s text:c="2"/>a n y <text:s text:c="2"/>C o n s e n t ; <text:s text:c="2"/>o r ( i i i ) <text:s text:c="14"/>h a s <text:s text:c="2"/>a n y <text:s text:c="2"/>C o n s e n t <text:s text:c="2"/>v a r i e d <text:s text:c="2"/>o r <text:s text:c="2"/>r e s t r i c t e d , t h e <text:s text:c="2"/>e f f e c t <text:s text:c="2"/>o f <text:s text:c="2"/>w h i c h <text:s text:c="2"/>m i g h t <text:s text:c="2"/>r e a s o n a b l y <text:s text:c="2"/>b e c o n s i d e r e d <text:s text:c="2"/>b y <text:s text:c="2"/>t h e <text:s text:c="2"/>A u t h o r i t y <text:s text:c="2"/>t o <text:s text:c="2"/>h a v e <text:s text:c="2"/>a <text:s text:c="2"/>m a t e r i a l a d v e r s e <text:s text:c="2"/>e f f e c t <text:s text:c="2"/>o n <text:s text:c="2"/>t h e <text:s text:c="2"/>p r o v i s i o n <text:s text:c="2"/>o f <text:s text:c="2"/>t h e <text:s text:c="2"/>S e r v i c e s ;</text:p>
          </table:table-cell>
          <table:table-cell office:value-type="string" calcext:value-type="string">
            <text:p>c o n t r a c t <text:s text:c="2"/>w i t h <text:s text:c="2"/>t h e <text:s text:c="2"/>p u b l i c <text:s text:c="2"/>s e c t o r <text:s text:c="2"/>f o r <text:s text:c="2"/>a <text:s text:c="2"/>l o w e r <text:s text:c="2"/>r a t e , a s <text:s text:c="2"/>p e r <text:s text:c="2"/>h t t p s : / / w w w . g o v . u k / l a t e - c o m m e r c i a l - p a y m e n t s - i n t e r e s t - d e b t - r e c o v e r y / c h a r g i n g - i n t e r e s t - c o m m e r c i a l - d e b t . W e <text:s text:c="2"/>c a n n o t <text:s text:c="2"/>a c c e p t <text:s text:c="2"/>t h i s <text:s text:c="2"/>c l a u s e <text:s text:c="2"/>a t <text:s text:c="2"/>w r i t t e n . C o m p l a i n t s <text:s text:c="2"/>a r e <text:s text:c="2"/>i n v e s t i g a t e d <text:s text:c="2"/>a c c o r d i n g <text:s text:c="2"/>t o <text:s text:c="2"/>o u r c o m p l a i n t s <text:s text:c="2"/>p r o c e s s , <text:s text:c="2"/>i t <text:s text:c="2"/>i s <text:s text:c="2"/>n o t <text:s text:c="2"/>a p p r o p r i a t e <text:s text:c="2"/>f o r <text:s text:c="2"/>t h e c o m p l a i n a n t <text:s text:c="2"/>t o <text:s text:c="2"/>d e c i d e <text:s text:c="2"/>a t <text:s text:c="2"/>i t s <text:s text:c="2"/>d i s c r e t i o n <text:s text:c="2"/>w h e t h e r t h e <text:s text:c="2"/>c o m p l a i n t <text:s text:c="2"/>i s <text:s text:c="2"/>u p h e l d . <text:s text:c="2"/>W e <text:s text:c="2"/>h a v e <text:s text:c="2"/>o n l y <text:s text:c="2"/>s e e n t h i s <text:s text:c="2"/>c l a u s e <text:s text:c="2"/>o n c e <text:s text:c="2"/>b e f o r e <text:s text:c="2"/>i n <text:s text:c="2"/>2 5 <text:s text:c="2"/>y e a r s <text:s text:c="2"/>o f <text:s text:c="2"/>s e r v i c e s , a n d <text:s text:c="2"/>d o <text:s text:c="2"/>n o t <text:s text:c="2"/>b e l i e v e <text:s text:c="2"/>i t <text:s text:c="2"/>i s <text:s text:c="2"/>f a i r . F o r <text:s text:c="2"/>a n <text:s text:c="2"/>o r g a n i s a t i o n <text:s text:c="2"/>o f f e r i n g <text:s text:c="2"/>m e d i c a l a p p o i n t m e n t s <text:s text:c="2"/>a n d <text:s text:c="2"/>d e a l i n g <text:s text:c="2"/>w i t h <text:s text:c="2"/>m e d i c a l <text:s text:c="2"/>i s s u e s , i t <text:s text:c="2"/>i s <text:s text:c="2"/>i n a p p r o p r i a t e <text:s text:c="2"/>t o <text:s text:c="2"/>e n t e r <text:s text:c="2"/>a n <text:s text:c="2"/>o f f i c e <text:s text:c="2"/>o r <text:s text:c="2"/>c l i n i c w i t h o u t <text:s text:c="2"/>n o t i c e . <text:s text:c="2"/>T h e <text:s text:c="2"/>c o n f i d e n t i a l i t y <text:s text:c="2"/>o f <text:s text:c="2"/>t h i s i n f o r m a t i o n <text:s text:c="2"/>i s <text:s text:c="2"/>p r o t e c t e d <text:s text:c="2"/>b y <text:s text:c="2"/>l a w . W e <text:s text:c="2"/>n e e d <text:s text:c="2"/>t o <text:s text:c="2"/>u n d e r s t a n d <text:s text:c="2"/>w h a t <text:s text:c="2"/>t h e <text:s text:c="2"/>C o u n c i l m e a n s <text:s text:c="2"/>b y <text:s text:c="2"/>c o n s e n t <text:s text:c="2"/>i n <text:s text:c="2"/>t h i s <text:s text:c="2"/>c l a u s e . <text:s text:c="2"/>I t <text:s text:c="2"/>w o u l d <text:s text:c="2"/>n o t b e <text:s text:c="2"/>r e a s o n a b l e <text:s text:c="2"/>f o r <text:s text:c="2"/>t h e <text:s text:c="2"/>c o n t r a c t <text:s text:c="2"/>t o <text:s text:c="2"/>b e <text:s text:c="2"/>t e r m i n a t e d i f <text:s text:c="2"/>o n e <text:s text:c="2"/>e m p l o y e e <text:s text:c="2"/>w i t h h e l d <text:s text:c="2"/>c o n s e n t <text:s text:c="2"/>t o <text:s text:c="2"/>r e l e a s e m e d i c a l <text:s text:c="2"/>i n f o r m a t i o n , <text:s text:c="2"/>a s <text:s text:c="2"/>i s <text:s text:c="2"/>t h e i r <text:s text:c="2"/>r i g h t <text:s text:c="2"/>b y <text:s text:c="2"/>l a w .</text:p>
          </table:table-cell>
          <table:table-cell table:number-columns-repeated="1022"/>
        </table:table-row>
        <table:table-row table:style-name="ro1">
          <table:table-cell office:value-type="string" calcext:value-type="string">
            <text:p>E 1 . 4 <text:s text:c="10"/>W i t h i n <text:s text:c="2"/>t h e <text:s text:c="2"/>P r i c i n g <text:s text:c="2"/>S c h e d u l e , <text:s text:c="2"/>e s t i m a t e d v o l u m e s <text:s text:c="2"/>h a v e <text:s text:c="2"/>b e e n <text:s text:c="2"/>p r o v i d e d . <text:s text:c="2"/>T h e s e <text:s text:c="2"/>a r e <text:s text:c="2"/>f o r l o o s e <text:s text:c="2"/>g u i d a n c e <text:s text:c="2"/>o n l y <text:s text:c="2"/>a n d <text:s text:c="2"/>d o <text:s text:c="2"/>n o t <text:s text:c="2"/>r e p r e s e n t <text:s text:c="2"/>a g u a r a n t e e <text:s text:c="2"/>o f <text:s text:c="2"/>b u s i n e s s . <text:s text:c="2"/>E c o n o m i c <text:s text:c="2"/>O p e r a t o r s m u s t <text:s text:c="2"/>b e <text:s text:c="2"/>p r e p a r e d <text:s text:c="2"/>t o <text:s text:c="2"/>p r o v i d e <text:s text:c="2"/>g r e a t e r <text:s text:c="2"/>o r <text:s text:c="2"/>l e s s e r q u a n t i t i e s <text:s text:c="2"/>t h a n <text:s text:c="2"/>t h o s e <text:s text:c="2"/>s t a t e d <text:s text:c="2"/>a t <text:s text:c="2"/>n o <text:s text:c="2"/>m o r e <text:s text:c="2"/>t h a n <text:s text:c="2"/>t h e t e n d e r e d <text:s text:c="2"/>u n i t <text:s text:c="2"/>p r i c e . A p p e n d i x <text:s text:c="2"/>C : o n t r a c t <text:s text:c="2"/>M e e t i n g s , <text:s text:c="2"/>9 0 % , <text:s text:c="2"/>A t t e n d a n c e <text:s text:c="2"/>a t m e e t i n g s , <text:s text:c="2"/>W i t h d r a w a l <text:s text:c="2"/>o f <text:s text:c="2"/>S e r v i c e T e l e p h o n e <text:s text:c="2"/>a p p o i n t m e n t s , <text:s text:c="2"/>9 0 % , <text:s text:c="2"/>w i t h i n <text:s text:c="2"/>5 <text:s text:c="2"/>w o r k i n g d a y s , <text:s text:c="2"/>w i t h d r a w a l <text:s text:c="2"/>o f <text:s text:c="2"/>s e r v i c e R e p o r t s <text:s text:c="2"/>I s s u e d , <text:s text:c="2"/>9 0 % , <text:s text:c="2"/>w i t h i n <text:s text:c="2"/>2 <text:s text:c="2"/>w o r k i n g <text:s text:c="2"/>d a y s , w i t h d r a w a l <text:s text:c="2"/>o f <text:s text:c="2"/>s e r v i c e P r e - e m p l o y m e n t <text:s text:c="2"/>h e a l t h <text:s text:c="2"/>d e c l a r a t i o n <text:s text:c="2"/>f o r m s , <text:s text:c="2"/>9 0 % , w i t h i n <text:s text:c="2"/>2 <text:s text:c="2"/>w o r k i n g <text:s text:c="2"/>d a y s , <text:s text:c="2"/>w i t h d r a w a l <text:s text:c="2"/>o f <text:s text:c="2"/>s e r v i c e R e f e r r a l s <text:s text:c="2"/>c o m p l e t e d , <text:s text:c="2"/>9 0 % , <text:s text:c="2"/>w i t h i n <text:s text:c="2"/>5 <text:s text:c="2"/>w o r k i n g d a y s , <text:s text:c="2"/>w i t h d r a w a l <text:s text:c="2"/>o f <text:s text:c="2"/>s e r v i c e</text:p>
          </table:table-cell>
          <table:table-cell office:value-type="string" calcext:value-type="string">
            <text:p>g r e a t   d i f f e r e n c e   i n   p r i c e   b e t w e e n   a   c a s e   w h e r e a n   a p p o i n t m e n t   i s   r e q u i r e d ,   a n d   o n e   w h e r e   a c a s e   c a n   b e   c l e a r e d   b a s e d   o n   a   q u e s t i o n n a i r e . I n   a c c o r d a n c e   w i t h   o u r   p r i c i n g   n o t e s ,   a   5 % t o l e r a n c e   o v e r / u n d e r   t h e   c o n t r a c t   v a l u e   i s a p p l i e d ,   o u t s i d e   o f   t h i s   p r i c i n g   w i l l   b e   r e v i e w e d t o   e n s u r e   t h e   C o u n c i l   i s   a c h i e v i n g   t h e   m o s t a p p r o p r i a t e   p r i c i n g   f o r   t h e   c o n t r a c t .   T h e   m o r e s e r v i c e s   w i t h i n   a   c o r e   c o n t r a c t   ( e . g .   a   b u n d l e o f   s e r v i c e s   i s   a g r e e d   t o   p r o v i d e   a n   a n n u a l b u d g e t ) ,   t h e   l e s s   t h e   c o s t   p e r   s e r v i c e . W e   a g r e e   t h a t   S L A s   s h o u l d   b e   m e a s u r a b l e , b u t   t h e   K P I s   l i s t e d   a r e   i n s u f f i c i e n t l y   d e t a i l e d   t o b e   m e a s u r e d   a s   a   K P I ,   e s p e c i a l l y   w h e r e   t h e c o n s e q u e n c e   i s   w i t h d r a w a l   o f   s e r v i c e .   W e b e l i e v e   w i t h d r a w a l   o f   s e r v i c e   i s   a n   e x t r e m e c o n s e q u e n c e   o f   w h a t   m i g h t   b e   a   v e r y   m i n o r b r e a c h .   I t   i s   m o r e   r e a s o n a b l e   t o   r e s o l v e m a t t e r s   s u c h   a s   t h e s e   a t   S e r v i c e   R e v i e w M e e t i n g s   ( w h i c h   t h e   C o u n c i l   h a s   r e q u e s t e d f o r t n i g h t l y ,   f a r   h i g h e r   t h a n   a n y   o t h e r   c l i e n t   o f s i m i l a r   o r   l a r g e r   s i z e ) ,   a n d   i f   n o t   r e s o l v e d   r e f e r t h e s e   t o   d i s p u t e   r e s o l u t i o n .   W e   h a v e   n o t r e f e r r e d   a n y   m a t t e r   t o   d i s p u t e   r e s o l u t i o n   u n d e r m i s s e d   K P I s   o r   S L A s . W e   w i l l   a g r e e   t o   9 0 %   T e l e p h o n e   a p p o i n t m e n t s w i t h i n   1 0   w o r k i n g   d a y s . C </text:p>
            <text:p> R e p o r t s   I s s u e d   w i t h i n   2   w o r k i n g   d a y s   o f</text:p>
          </table:table-cell>
          <table:table-cell table:number-columns-repeated="1022"/>
        </table:table-row>
        <table:table-row table:style-name="ro1">
          <table:table-cell office:value-type="string" calcext:value-type="string">
            <text:p>E 1 . <text:s text:c="14"/>T e n d e r e r s <text:s text:c="2"/>m u s t <text:s text:c="2"/>e n s u r e <text:s text:c="2"/>t h e y p r o v i d e <text:s text:c="2"/>p r i c e s <text:s text:c="2"/>“ p e r <text:s text:c="2"/>u n i t ” <text:s text:c="2"/>a n d <text:s text:c="2"/>a s d e s c r i b e d <text:s text:c="2"/>w i t h i n <text:s text:c="2"/>t h e <text:s text:c="2"/>P r i c i n g <text:s text:c="2"/>S c h e d u l e . E 1 . 1 <text:s text:c="10"/>P r i c e s <text:s text:c="2"/>m u s t <text:s text:c="2"/>b e <text:s text:c="2"/>i n c l u s i v e <text:s text:c="2"/>o f <text:s text:c="2"/>a l l n e c e s s a r y <text:s text:c="2"/>c o s t s <text:s text:c="2"/>i n c l u d i n g <text:s text:c="2"/>t r a v e l , <text:s text:c="2"/>u n l e s s s p e c i f i e d <text:s text:c="2"/>o t h e r w i s e . E 1 . 4 <text:s text:c="10"/>W i t h i n <text:s text:c="2"/>t h e <text:s text:c="2"/>P r i c i n g <text:s text:c="2"/>S c h e d u l e , <text:s text:c="2"/>e s t i m a t e d v o l u m e s <text:s text:c="2"/>h a v e <text:s text:c="2"/>b e e n <text:s text:c="2"/>p r o v i d e d . <text:s text:c="2"/>T h e s e <text:s text:c="2"/>a r e <text:s text:c="2"/>f o r l o o s e <text:s text:c="2"/>g u i d a n c e <text:s text:c="2"/>o n l y <text:s text:c="2"/>a n d <text:s text:c="2"/>d o <text:s text:c="2"/>n o t <text:s text:c="2"/>r e p r e s e n t <text:s text:c="2"/>a g u a r a n t e e <text:s text:c="2"/>o f <text:s text:c="2"/>b u s i n e s s . <text:s text:c="2"/>E c o n o m i c <text:s text:c="2"/>O p e r a t o r s m u s t <text:s text:c="2"/>b e <text:s text:c="2"/>p r e p a r e d <text:s text:c="2"/>t o <text:s text:c="2"/>p r o v i d e <text:s text:c="2"/>g r e a t e r <text:s text:c="2"/>o r <text:s text:c="2"/>l e s s e r q u a n t i t i e s <text:s text:c="2"/>t h a n <text:s text:c="2"/>t h o s e <text:s text:c="2"/>s t a t e d <text:s text:c="2"/>a t <text:s text:c="2"/>n o <text:s text:c="2"/>m o r e <text:s text:c="2"/>t h a n <text:s text:c="2"/>t h e t e n d e r e d <text:s text:c="2"/>u n i t <text:s text:c="2"/>p r i c e . A p p e n d i x <text:s text:c="2"/>C : o n t r a c t <text:s text:c="2"/>M e e t i n g s , <text:s text:c="2"/>9 0 % , <text:s text:c="2"/>A t t e n d a n c e <text:s text:c="2"/>a t m e e t i n g s , <text:s text:c="2"/>W i t h d r a w a l <text:s text:c="2"/>o f <text:s text:c="2"/>S e r v i c e T e l e p h o n e <text:s text:c="2"/>a p p o i n t m e n t s , <text:s text:c="2"/>9 0 % , <text:s text:c="2"/>w i t h i n <text:s text:c="2"/>5 <text:s text:c="2"/>w o r k i n g d a y s , <text:s text:c="2"/>w i t h d r a w a l <text:s text:c="2"/>o f <text:s text:c="2"/>s e r v i c e R e p o r t s <text:s text:c="2"/>I s s u e d , <text:s text:c="2"/>9 0 % , <text:s text:c="2"/>w i t h i n <text:s text:c="2"/>2 <text:s text:c="2"/>w o r k i n g <text:s text:c="2"/>d a y s , w i t h d r a w a l <text:s text:c="2"/>o f <text:s text:c="2"/>s e r v i c e P r e - e m p l o y m e n t <text:s text:c="2"/>h e a l t h <text:s text:c="2"/>d e c l a r a t i o n <text:s text:c="2"/>f o r m s , <text:s text:c="2"/>9 0 % , w i t h i n <text:s text:c="2"/>2 <text:s text:c="2"/>w o r k i n g <text:s text:c="2"/>d a y s , <text:s text:c="2"/>w i t h d r a w a l <text:s text:c="2"/>o f <text:s text:c="2"/>s e r v i c e R e f e r r a l s <text:s text:c="2"/>c o m p l e t e d , <text:s text:c="2"/>9 0 % , <text:s text:c="2"/>w i t h i n <text:s text:c="2"/>5 <text:s text:c="2"/>w o r k i n g d a y s , <text:s text:c="2"/>w i t h d r a w a l <text:s text:c="2"/>o f <text:s text:c="2"/>s e r v i c e</text:p>
          </table:table-cell>
          <table:table-cell office:value-type="string" calcext:value-type="string">
            <text:p>P l e a s e   n o t e ,   t h e r e   a r e   m a n y   o u t c o m e s   o f   a s i n g l e   c a s e   f o l l o w i n g   t r i a g e   o r   q u e s t i o n n a i r e s c r e e n i n g .   A   s i n g l e   l i n e   c a n n o t   a c c o m m o d a t e a l l   t h e   n u a n c e s   w i t h i n   a   c a s e   t y p e .   P r i c i n g n o t e s   h a v e   b e e n   p r o v i d e d   t o   c l a r i f y   w h a t   i s i n c l u d e d   w i t h i n   e a c h   l i n e   i t e m   u n i t   c o s t . F o r   e x a m p l e ,   a n   a p p o i n t m e n t   i s n ’ t   a l w a y s   a n e c e s s a r y   c o s t ,   d e p e n d e n t   o n   t h e   c a s e . H o w e v e r ,   w h e r e   i t   i s   n e c e s s a r y   f o r   t h a t p a r t i c u l a r   c a s e   i t   i s   c h a r g e a b l e .   T h e r e   i s   a g r e a t   d i f f e r e n c e   i n   p r i c e   b e t w e e n   a   c a s e   w h e r e a n   a p p o i n t m e n t   i s   r e q u i r e d ,   a n d   o n e   w h e r e   a c a s e   c a n   b e   c l e a r e d   b a s e d   o n   a   q u e s t i o n n a i r e . I n   a c c o r d a n c e   w i t h   o u r   p r i c i n g   n o t e s ,   a   5 % t o l e r a n c e   o v e r / u n d e r   t h e   c o n t r a c t   v a l u e   i s a p p l i e d ,   o u t s i d e   o f   t h i s   p r i c i n g   w i l l   b e   r e v i e w e d t o   e n s u r e   t h e   C o u n c i l   i s   a c h i e v i n g   t h e   m o s t a p p r o p r i a t e   p r i c i n g   f o r   t h e   c o n t r a c t .   T h e   m o r e s e r v i c e s   w i t h i n   a   c o r e   c o n t r a c t   ( e . g .   a   b u n d l e o f   s e r v i c e s   i s   a g r e e d   t o   p r o v i d e   a n   a n n u a l b u d g e t ) ,   t h e   l e s s   t h e   c o s t   p e r   s e r v i c e . W e   a g r e e   t h a t   S L A s   s h o u l d   b e   m e a s u r a b l e , b u t   t h e   K P I s   l i s t e d   a r e   i n s u f f i c i e n t l y   d e t a i l e d   t o b e   m e a s u r e d   a s   a   K P I ,   e s p e c i a l l y   w h e r e   t h e c o n s e q u e n c e   i s   w i t h d r a w a l   o f   s e r v i c e .   W e b e l i e v e   w i t h d r a w a l   o f   s e r v i c e   i s   a n   e x t r e m e c o n s e q u e n c e   o f   w h a t   m i g h t   b e   a   v e r y   m i n o r b r e a c h .   I t   i s   m o r e   r e a s o n a b l e   t o   r e s o l v e m a t t e r s   s u c h   a s   t h e s e   a t   S e r v i c e   R e v i e w M e e t i n g s   ( w h i c h   t h e   C o u n c i l   h a s   r e q u e s t e d f o r t n i g h t l y ,   f a r   h i g h e r   t h a n   a n y   o t h e r   c l i e n t   o f s i m i l a r   o r   l a r g e r   s i z e ) ,   a n d   i f   n o t   r e s o l v e d   r e f e r t h e s e   t o   d i s p u t e   r e s o l u t i o n .   W e   h a v e   n o t r e f e r r e d   a n y   m a t t e r   t o   d i s p u t e   r e s o l u t i o n   u n d e r m i s s e d   K P I s   o r   S L A s . W e   w i l l   a g r e e   t o   9 0 %   T e l e p h o n e   a p p o i n t m e n t s w i t h i n   1 0   w o r k i n g   d a y s . R e p o r t s   I s s u e d   w i t h i n   2   w o r k i n g   d a y s   o f a p p o i n t m e n t   o r   i n   a c c o r d a n c e   w i t h   e m p l o y e e c o n s e n t . P r e - E m p l o y m e n t   h e a l t h   d e c l a r a t i o n   f o r m s   w i l l b e   w i t h i n   2   w o r k i n g   d a y s   o f   f i n a l   a c t i o n ,   s u c h q u e s t i o n n a i r e   r e c e i v e d / a p p o i n t m e n t / G P   r e p o r t r e c e i v e d   e t c . S L A s   a n d   K P I s   r e g a r d i n g   d e c l a r a t i o n   f o r m s C </text:p>
            <text:p> a n d   r e p o r t s   d o   n o t   s u p e r s e d e   c o n s e n t ,   t h e</text:p>
          </table:table-cell>
          <table:table-cell table:number-columns-repeated="1022"/>
        </table:table-row>
        <table:table-row table:style-name="ro1">
          <table:table-cell office:value-type="string" calcext:value-type="string">
            <text:p>r e q u i r e m e n t <text:s text:c="2"/>o f <text:s text:c="2"/>t h e <text:s text:c="2"/>A u t h o r i t y B 8 . 8 D e f a u l t <text:s text:c="2"/>I n t e r e s t <text:s text:c="2"/>R a t e <text:s text:c="2"/>m e a n s <text:s text:c="2"/>L I B O R <text:s text:c="2"/>p l u s <text:s text:c="2"/>2 % <text:s text:c="2"/>p e r a n n u m</text:p>
          </table:table-cell>
          <table:table-cell office:value-type="string" calcext:value-type="string">
            <text:p>P u b l i c a t i o n <text:s text:c="2"/>o f <text:s text:c="2"/>m o s t <text:s text:c="2"/>L I B O R <text:s text:c="2"/>s e t t i n g s <text:s text:c="2"/>h a s <text:s text:c="2"/>n o w e n d e d , <text:s text:c="2"/>3 - m o n t h <text:s text:c="2"/>s y n t h e t i c <text:s text:c="2"/>G B P <text:s text:c="2"/>L I B O R <text:s text:c="2"/>w i l l c e a s e <text:s text:c="2"/>a t <text:s text:c="2"/>t h e <text:s text:c="2"/>e n d <text:s text:c="2"/>o f <text:s text:c="2"/>t h i s <text:s text:c="2"/>m o n t h . <text:s text:c="2"/>T h e <text:s text:c="2"/>B a n k <text:s text:c="2"/>o f E n g l a n d <text:s text:c="2"/>p r o d u c e s <text:s text:c="2"/>t h e <text:s text:c="2"/>S O N I A <text:s text:c="2"/>b e n c h m a r k <text:s text:c="2"/>a s <text:s text:c="2"/>a s u i t a b l e <text:s text:c="2"/>a l t e r n a t i v e . W e <text:s text:c="2"/>w o u l d <text:s text:c="2"/>a s k <text:s text:c="2"/>f o r <text:s text:c="2"/>t h i s <text:s text:c="2"/>t o <text:s text:c="2"/>b e <text:s text:c="2"/>a m e n d e d <text:s text:c="2"/>t o S t a t u t o r y <text:s text:c="2"/>I n t e r e s t <text:s text:c="2"/>T e r m s <text:s text:c="2"/>o f <text:s text:c="2"/>8 % <text:s text:c="2"/>o v e r <text:s text:c="2"/>t h e <text:s text:c="2"/>B a n k o f <text:s text:c="2"/>E n g l a n d <text:s text:c="2"/>B a s e <text:s text:c="2"/>r a t e . <text:s text:c="2"/>W e <text:s text:c="2"/>a r e <text:s text:c="2"/>u n a b l e <text:s text:c="2"/>t o</text:p>
          </table:table-cell>
          <table:table-cell table:number-columns-repeated="1022"/>
        </table:table-row>
        <table:table-row table:style-name="ro1">
          <table:table-cell office:value-type="string" calcext:value-type="string">
            <text:p>O u r <text:s text:c="2"/>a i m <text:s text:c="2"/>i n <text:s text:c="2"/>d i s c u s s i o n <text:s text:c="2"/>o f <text:s text:c="2"/>t h e s e <text:s text:c="2"/>t e r m s <text:s text:c="2"/>i s <text:s text:c="2"/>t o <text:s text:c="2"/>a c h i e v e <text:s text:c="2"/>a <text:s text:c="2"/>f a i r , <text:s text:c="2"/>b a l a n c e d , <text:s text:c="2"/>r e c i p r o c a l <text:s text:c="2"/>c o n t r a c t <text:s text:c="2"/>t h a t p r o v i d e s <text:s text:c="2"/>t h e <text:s text:c="2"/>b e s t <text:s text:c="2"/>p r o t e c t i o n <text:s text:c="2"/>f o r <text:s text:c="2"/>b o t h <text:s text:c="2"/>p a r t i e s ; <text:s text:c="2"/>m e e t s <text:s text:c="2"/>l e g i s l a t i o n <text:s text:c="2"/>a n d <text:s text:c="2"/>b e s t <text:s text:c="2"/>p r a c t i c e ; <text:s text:c="2"/>a n d <text:s text:c="2"/>i s c o n c i s e <text:s text:c="2"/>a n d <text:s text:c="2"/>e a s y <text:s text:c="2"/>f o r <text:s text:c="2"/>b o t h <text:s text:c="2"/>p a r t i e s <text:s text:c="2"/>t o <text:s text:c="2"/>r e a d <text:s text:c="2"/>a n d <text:s text:c="2"/>u n d e r s t a n d . <text:s text:c="2"/>C l a u s e <text:s text:c="2"/>n u m b e r s <text:s text:c="2"/>l i s t e d <text:s text:c="2"/>i n c l u d e a l l <text:s text:c="2"/>s u b - c l a u s e s <text:s text:c="2"/>r e l a t i n g <text:s text:c="2"/>t o <text:s text:c="2"/>t h a t <text:s text:c="2"/>c l a u s e . <text:s text:c="2"/>P l e a s e <text:s text:c="2"/>n o t e , <text:s text:c="2"/>d i s c u s s i o n <text:s text:c="2"/>o f <text:s text:c="2"/>a <text:s text:c="2"/>c l a u s e <text:s text:c="2"/>d o e s <text:s text:c="2"/>n o t <text:s text:c="2"/>m e a n 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 <text:s text:c="2"/>S o m e c l a u s e s <text:s text:c="2"/>w e <text:s text:c="2"/>w o u l d <text:s text:c="2"/>r e q u e s t <text:s text:c="2"/>t o <text:s text:c="2"/>b e <text:s text:c="2"/>a m e n d e d . C l a u s e</text:p>
          </table:table-cell>
          <table:table-cell office:value-type="string" calcext:value-type="string">
            <text:p>P o i n t <text:s text:c="2"/>t o <text:s text:c="2"/>b e <text:s text:c="2"/>d i s c u s s e d</text:p>
          </table:table-cell>
          <table:table-cell table:number-columns-repeated="1022"/>
        </table:table-row>
        <table:table-row table:style-name="ro1">
          <table:table-cell office:value-type="string" calcext:value-type="string">
            <text:p>E 1 . 6 <text:s text:c="10"/>T h e <text:s text:c="2"/>C o u n c i l <text:s text:c="2"/>s h o u l d <text:s text:c="2"/>b e <text:s text:c="2"/>i n v o i c e d <text:s text:c="2"/>o n <text:s text:c="2"/>a q u a r t e r l y <text:s text:c="2"/>b a s i s <text:s text:c="2"/>a n d <text:s text:c="2"/>b e <text:s text:c="2"/>p r o v i d e d <text:s text:c="2"/>w i t h <text:s text:c="2"/>a b r e a k d o w n <text:s text:c="2"/>o f <text:s text:c="2"/>c h a r g e s , <text:s text:c="2"/>i n c l u d i n g <text:s text:c="2"/>a n y <text:s text:c="2"/>a d d i t i o n a l c o s t s . A p p e n d i x <text:s text:c="2"/>H 1 . 1 <text:s text:c="20"/>T h e <text:s text:c="2"/>P a r t i e s <text:s text:c="2"/>a c k n o w l e d g e <text:s text:c="2"/>t h a t <text:s text:c="2"/>f o r <text:s text:c="2"/>t h e p u r p o s e s <text:s text:c="2"/>o f <text:s text:c="2"/>t h e <text:s text:c="2"/>D a t a <text:s text:c="2"/>P r o t e c t i o n <text:s text:c="2"/>L e g i s l a t i o n , <text:s text:c="2"/>t h e A u t h o r i t y <text:s text:c="2"/>i s <text:s text:c="2"/>t h e <text:s text:c="2"/>C o n t r o l l e r <text:s text:c="2"/>a n d <text:s text:c="2"/>t h e <text:s text:c="2"/>C o n t r a c t o r <text:s text:c="2"/>i s t h e <text:s text:c="2"/>P r o c e s s o r <text:s text:c="2"/>u n l e s s <text:s text:c="2"/>o t h e r w i s e <text:s text:c="2"/>s p e c i f i e d <text:s text:c="2"/>i n <text:s text:c="2"/>t h i s A p p e n d i x <text:s text:c="2"/>H . <text:s text:c="2"/>T h e <text:s text:c="2"/>o n l y <text:s text:c="2"/>p r o c e s s i n g <text:s text:c="2"/>t h a t <text:s text:c="2"/>t h e P r o c e s s o r <text:s text:c="2"/>i s <text:s text:c="2"/>a u t h o r i s e d <text:s text:c="2"/>t o <text:s text:c="2"/>d o <text:s text:c="2"/>i s <text:s text:c="2"/>l i s t e d <text:s text:c="2"/>i n A p p e n d i x <text:s text:c="2"/>H <text:s text:c="2"/>b y <text:s text:c="2"/>t h e <text:s text:c="2"/>C o n t r o l l e r <text:s text:c="2"/>a n d <text:s text:c="2"/>m a y <text:s text:c="2"/>n o t <text:s text:c="2"/>b e d e t e r m i n e d <text:s text:c="2"/>b y <text:s text:c="2"/>t h e <text:s text:c="2"/>P r o c e s s o r . A n n e x <text:s text:c="2"/>A <text:s text:c="2"/>- <text:s text:c="2"/>P a r t <text:s text:c="2"/>3 : <text:s text:c="2"/>S c h e d u l e <text:s text:c="2"/>f o r <text:s text:c="2"/>J o i n t <text:s text:c="2"/>C o n t r o l l e r A g r e e m e n t s <text:s text:c="2"/>( S c h e d u l e <text:s text:c="2"/>Y ) . . . I n <text:s text:c="2"/>a d d i t i o n <text:s text:c="2"/>t o <text:s text:c="2"/>t h e <text:s text:c="2"/>m a n d a t o r y <text:s text:c="2"/>p e r f o r m a n c e <text:s text:c="2"/>a n d n a t i o n <text:s text:c="2"/>r e p o r t i n g <text:s text:c="2"/>r e q u i r e m e n t s , <text:s text:c="2"/>o n <text:s text:c="2"/>o c c a s i o n a d d i t i o n a l <text:s text:c="2"/>s u b m i s s i o n s <text:s text:c="2"/>w i l l <text:s text:c="2"/>b e <text:s text:c="2"/>r e q u i r e d <text:s text:c="2"/>t o <text:s text:c="2"/>p r o v i d e i n f o r m a t i o n <text:s text:c="2"/>f o r <text:s text:c="2"/>i n s p e c t i o n s <text:s text:c="2"/>e g <text:s text:c="2"/>t h e <text:s text:c="2"/>C a r e <text:s text:c="2"/>Q u a l i t y C o m m i s s i o n <text:s text:c="2"/>o r <text:s text:c="2"/>E a s t <text:s text:c="2"/>R i d i n g <text:s text:c="2"/>o f <text:s text:c="2"/>Y o r k s h i r e <text:s text:c="2"/>C o u n c i l t h a t <text:s text:c="2"/>r e q u i r e s <text:s text:c="2"/>p a t i e n t / s e r v i c e <text:s text:c="2"/>u s e r <text:s text:c="2"/>s p e c i f i c i n f o r m a t i o n .</text:p>
          </table:table-cell>
          <table:table-cell office:value-type="string" calcext:value-type="string">
            <text:p>e m p l o y e e s <text:s text:c="2"/>r i g h t <text:s text:c="2"/>t o <text:s text:c="2"/>c o n s e n t <text:s text:c="2"/>o r <text:s text:c="2"/>v i e w <text:s text:c="2"/>t h e <text:s text:c="2"/>r e p o r t b e f o r e <text:s text:c="2"/>i t s <text:s text:c="2"/>r e l e a s e <text:s text:c="2"/>t o <text:s text:c="2"/>t h e <text:s text:c="2"/>C o u n c i l <text:s text:c="2"/>i s <text:s text:c="2"/>e n s h r i n e d <text:s text:c="2"/>i n l a w . <text:s text:c="2"/>I t <text:s text:c="2"/>i s <text:s text:c="2"/>n o t <text:s text:c="2"/>r e a s o n a b l e <text:s text:c="2"/>t o <text:s text:c="2"/>t h r e a t e n <text:s text:c="2"/>l o s s <text:s text:c="2"/>o f <text:s text:c="2"/>a c o n t r a c t <text:s text:c="2"/>o v e r <text:s text:c="2"/>o n e <text:s text:c="2"/>e m p l o y e e <text:s text:c="2"/>e v o k i n g <text:s text:c="2"/>t h e <text:s text:c="2"/>r i g h t t o <text:s text:c="2"/>s e e <text:s text:c="2"/>t h e <text:s text:c="2"/>m e d i c a l <text:s text:c="2"/>i n f o r m a t i o n <text:s text:c="2"/>t o <text:s text:c="2"/>b e <text:s text:c="2"/>r e l e a s e d t o <text:s text:c="2"/>t h e i r <text:s text:c="2"/>e m p l o y e r . <text:s text:c="2"/>W e <text:s text:c="2"/>o p e r a t e <text:s text:c="2"/>a <text:s text:c="2"/>r o b u s t <text:s text:c="2"/>c o n s e n t p r o c e s s <text:s text:c="2"/>t o <text:s text:c="2"/>m i t i g a t e <text:s text:c="2"/>t h e <text:s text:c="2"/>r i s k <text:s text:c="2"/>o f <text:s text:c="2"/>r e f e r r a l s <text:s text:c="2"/>b e i n g a r t i f i c i a l l y <text:s text:c="2"/>d e l a y e d . R e f e r r a l s <text:s text:c="2"/>c o m p l e t e d <text:s text:c="2"/>i s <text:s text:c="2"/>u n d e r s t o o d <text:s text:c="2"/>t o <text:s text:c="2"/>m e a n t h a t <text:s text:c="2"/>t h e <text:s text:c="2"/>r e f e r r a l <text:s text:c="2"/>h a s <text:s text:c="2"/>b e e n <text:s text:c="2"/>r e c e i v e d <text:s text:c="2"/>a n d <text:s text:c="2"/>t r i a g e d . I n v o i c e s <text:s text:c="2"/>a r e <text:s text:c="2"/>i s s u e d <text:s text:c="2"/>m o n t h l y <text:s text:c="2"/>i n <text:s text:c="2"/>a r r e a r s . P a y m e n t <text:s text:c="2"/>i s <text:s text:c="2"/>i n <text:s text:c="2"/>3 0 <text:s text:c="2"/>d a y s . T h e <text:s text:c="2"/>I C O <text:s text:c="2"/>r e c o m m e n d <text:s text:c="2"/>t h a t <text:s text:c="2"/>O H <text:s text:c="2"/>p r o v i d e r s <text:s text:c="2"/>a r e c o n s i d e r e d <text:s text:c="2"/>J o i n t <text:s text:c="2"/>D a t a <text:s text:c="2"/>C o n t r o l l e r s . <text:s text:c="2"/>T h i s <text:s text:c="2"/>i s b e c a u s e <text:s text:c="2"/>w e <text:s text:c="2"/>r e c e i v e <text:s text:c="2"/>m e d i c a l <text:s text:c="2"/>i n f o r m a t i o n <text:s text:c="2"/>f r o m t h e <text:s text:c="2"/>d a t a <text:s text:c="2"/>s u b j e c t <text:s text:c="2"/>a n d <text:s text:c="2"/>t h e <text:s text:c="2"/>d a t a <text:s text:c="2"/>s u b j e c t ’ s <text:s text:c="2"/>p r i m a r y c a r e <text:s text:c="2"/>t h a t <text:s text:c="2"/>i s <text:s text:c="2"/>n o t <text:s text:c="2"/>a c c e s s i b l e <text:s text:c="2"/>t o <text:s text:c="2"/>t h e <text:s text:c="2"/>C o u n c i l w i t h o u t <text:s text:c="2"/>t h e <text:s text:c="2"/>c o n s e n t <text:s text:c="2"/>o f <text:s text:c="2"/>t h e <text:s text:c="2"/>d a t a <text:s text:c="2"/>s u b j e c t . T h i s <text:s text:c="2"/>A n n e x <text:s text:c="2"/>w i l l <text:s text:c="2"/>a p p l y <text:s text:c="2"/>t o <text:s text:c="2"/>t h e <text:s text:c="2"/>p r o v i s i o n <text:s text:c="2"/>o f <text:s text:c="2"/>O H s e r v i c e s , <text:s text:c="2"/>b u t <text:s text:c="2"/>a p p e a r s <text:s text:c="2"/>t o <text:s text:c="2"/>b e <text:s text:c="2"/>i n <text:s text:c="2"/>d r a f t . <text:s text:c="2"/>T h e s e c l a u s e s <text:s text:c="2"/>s h o u l d <text:s text:c="2"/>b e <text:s text:c="2"/>f i n a l i s e d <text:s text:c="2"/>f o r <text:s text:c="2"/>t h e <text:s text:c="2"/>s i g n e d c o n t r a c t . F o r <text:s text:c="2"/>t h e <text:s text:c="2"/>a v o i d a n c e <text:s text:c="2"/>o f <text:s text:c="2"/>d o u b t , <text:s text:c="2"/>O H <text:s text:c="2"/>i s <text:s text:c="2"/>n o t <text:s text:c="2"/>c o v e r e d b y <text:s text:c="2"/>t h e <text:s text:c="2"/>C Q C .</text:p>
          </table:table-cell>
          <table:table-cell table:number-columns-repeated="1022"/>
        </table:table-row>
        <table:table-row table:style-name="ro1">
          <table:table-cell office:value-type="string" calcext:value-type="string">
            <text:p>C a l l - O f f <text:s text:c="2"/>C l a u s e ( A u d i t ) , <text:s text:c="2"/>1 9 . 8 <text:s text:c="2"/>( B e n c h m a r k i n g ) <text:s text:c="2"/>a n d <text:s text:c="2"/>t h e n <text:s text:c="2"/>m a k e s o t h e r <text:s text:c="2"/>a r r a n g e m e n t s <text:s text:c="2"/>f o r <text:s text:c="2"/>t h e <text:s text:c="2"/>s u p p l y <text:s text:c="2"/>o f <text:s text:c="4"/>t h e S e r v i c e s , <text:s text:c="2"/>t h e <text:s text:c="2"/>C u s t o m e r <text:s text:c="2"/>m a y <text:s text:c="2"/>r e c o v e r <text:s text:c="2"/>f r o m <text:s text:c="2"/>t h e S e r v i c e <text:s text:c="2"/>P r o v i d e r <text:s text:c="2"/>t h e <text:s text:c="2"/>c o s t <text:s text:c="2"/>r e a s o n a b l y <text:s text:c="2"/>i n c u r r e d o f <text:s text:c="2"/>m a k i n g <text:s text:c="2"/>t h o s e <text:s text:c="2"/>o t h e r <text:s text:c="2"/>a r r a n g e m e n t s <text:s text:c="2"/>a n d <text:s text:c="2"/>a n y a d d i t i o n a l <text:s text:c="2"/>e x p e n d i t u r e <text:s text:c="2"/>i n c u r r e d <text:s text:c="2"/>b y <text:s text:c="2"/>t h e C u s t o m e r <text:s text:c="2"/>t h r o u g h o u t <text:s text:c="2"/>t h e <text:s text:c="2"/>r e m a i n d e r <text:s text:c="2"/>o f <text:s text:c="2"/>t h e C o n t r a c t <text:s text:c="2"/>P e r i o d . <text:s text:c="2"/>T h e <text:s text:c="2"/>C u s t o m e r <text:s text:c="2"/>s h a l l <text:s text:c="2"/>t a k e <text:s text:c="2"/>a l l r e a s o n a b l e <text:s text:c="2"/>s t e p s <text:s text:c="2"/>t o <text:s text:c="2"/>m i t i g a t e <text:s text:c="2"/>s u c h <text:s text:c="2"/>a d d i t i o n a l e x p e n d i t u r e . <text:s text:c="2"/>W h e r e <text:s text:c="2"/>t h e <text:s text:c="2"/>C o n t r a c t <text:s text:c="2"/>i s <text:s text:c="2"/>t e r m i n a t e d u n d e r <text:s text:c="2"/>c l a u s e s <text:s text:c="2"/>1 9 . 3 , <text:s text:c="2"/>1 9 . 6 , <text:s text:c="2"/>1 9 . 7 <text:s text:c="2"/>a n d <text:s text:c="2"/>1 9 . 8 . , <text:s text:c="2"/>n o f u r t h e r <text:s text:c="2"/>p a y m e n t s <text:s text:c="2"/>s h a l l <text:s text:c="2"/>b e <text:s text:c="2"/>p a y a b l e <text:s text:c="2"/>b y <text:s text:c="2"/>t h e C u s t o m e r <text:s text:c="2"/>t o <text:s text:c="2"/>t h e <text:s text:c="2"/>S e r v i c e <text:s text:c="2"/>P r o v i d e r <text:s text:c="2"/>u n t i l <text:s text:c="2"/>t h e C u s t o m e r <text:s text:c="2"/>h a s <text:s text:c="2"/>e s t a b l i s h e d <text:s text:c="2"/>t h e <text:s text:c="2"/>f i n a l <text:s text:c="2"/>c o s t <text:s text:c="2"/>o f m a k i n g <text:s text:c="2"/>t h o s e <text:s text:c="2"/>o t h e r <text:s text:c="2"/>a r r a n g e m e n t s . S c h e d u l e <text:s text:c="2"/>1 <text:s text:c="4"/>S e r v i c e <text:s text:c="2"/>L e v e l s <text:s text:c="2"/>a n d <text:s text:c="2"/>S e r v i c e <text:s text:c="2"/>C r e d i t s <text:s text:c="2"/>W e <text:s text:c="2"/>w i l l <text:s text:c="2"/>n o t <text:s text:c="2"/>s i g n <text:s text:c="2"/>u p <text:s text:c="2"/>t o <text:s text:c="2"/>S e r v i c e <text:s text:c="2"/>C r e d i t s , <text:s text:c="2"/>a s <text:s text:c="2"/>s t a t e d</text:p>
          </table:table-cell>
          <table:table-cell office:value-type="string" calcext:value-type="string">
            <text:p>D i s c u s s i o n <text:s text:c="2"/>P o i n t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a b o v e .</text:p>
          </table:table-cell>
          <table:table-cell table:number-columns-repeated="1022"/>
        </table:table-row>
        <table:table-row table:style-name="ro1">
          <table:table-cell office:value-type="string" calcext:value-type="string">
            <text:p>a c c e p t s <text:s text:c="2"/>t h e <text:s text:c="2"/>b e l o w <text:s text:c="2"/>o r <text:s text:c="2"/>i s <text:s text:c="2"/>o p e n <text:s text:c="2"/>t o <text:s text:c="2"/>f u r t h e r <text:s text:c="2"/>d i s c u s s i o n . C a l l - O f f <text:s text:c="2"/>C l a u s e F o r m <text:s text:c="2"/>o f <text:s text:c="2"/>T e n d e r <text:s text:c="2"/>– <text:s text:c="2"/>S e c t i o n <text:s text:c="2"/>9 <text:s text:c="2"/>P R O C E S S I N G , P E R S O N A L <text:s text:c="2"/>A N D <text:s text:c="2"/>D A T A <text:s text:c="2"/>S U B J E C T S a n d 1 6 . 8 . 1 <text:s text:c="2"/>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 c o l u m n <text:s text:c="2"/>o f <text:s text:c="2"/>t h e <text:s text:c="2"/>t a b l e <text:s text:c="2"/>i n <text:s text:c="2"/>S e c t i o n <text:s text:c="2"/>9 <text:s text:c="2"/>o f <text:s text:c="2"/>t h e <text:s text:c="2"/>M a s t e r 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 o <text:s text:c="2"/>p e r f o r m , <text:s text:c="2"/>t h e <text:s text:c="2"/>C u s t o m e r <text:s text:c="2"/>i s <text:s text:c="2"/>t h e <text:s text:c="2"/>C o n t r o l l e r <text:s text:c="2"/>a n d t h e <text:s text:c="2"/>S e r v i c e <text:s text:c="2"/>P r o v i d e r <text:s text:c="2"/>i s <text:s text:c="2"/>t h e <text:s text:c="2"/>P r o c e s s o r <text:s text:c="2"/>u n l e s s o t h e r w i s e <text:s text:c="2"/>s p e c i f i e d <text:s text:c="2"/>i n <text:s text:c="2"/>S e c t i o n <text:s text:c="2"/>9 <text:s text:c="2"/>o f <text:s text:c="2"/>t h e <text:s text:c="2"/>M a s t e r C o n t r a c t <text:s text:c="2"/>S c h e d u l e . <text:s text:c="2"/>T h e <text:s text:c="2"/>o n l y <text:s text:c="2"/>p r o c e s s i n g <text:s text:c="2"/>t h a t t h e <text:s text:c="2"/>P r o c e s s o r <text:s text:c="2"/>i s <text:s text:c="2"/>a u t h o r i s e d <text:s text:c="2"/>t o <text:s text:c="2"/>d o <text:s text:c="2"/>i s <text:s text:c="2"/>l i s t e d <text:s text:c="2"/>i n S e c t i o n <text:s text:c="2"/>9 <text:s text:c="2"/>o f <text:s text:c="2"/>t h e <text:s text:c="2"/>M a s t e r <text:s text:c="2"/>C o n t r a c t <text:s text:c="2"/>S c h e d u l e <text:s text:c="2"/>b y t h e <text:s text:c="2"/>C o n t r o l l e r <text:s text:c="2"/>a n d <text:s text:c="2"/>m a y <text:s text:c="2"/>n o t <text:s text:c="2"/>b e <text:s text:c="2"/>d e t e r m i n e d <text:s text:c="2"/>b y t h e <text:s text:c="2"/>P r o c e s s o r . 4 . 1 . 3 <text:s text:c="2"/>I f <text:s text:c="2"/>t h e <text:s text:c="2"/>C u s t o m e r <text:s text:c="2"/>i n f o r m s <text:s text:c="2"/>t h e <text:s text:c="2"/>S e r v i c e P r o v i d e r <text:s text:c="2"/>i n <text:s text:c="2"/>w r i t i n g <text:s text:c="2"/>t h a t <text:s text:c="2"/>t h e <text:s text:c="2"/>C u s t o m e r r e a s o n a b l y <text:s text:c="2"/>b e l i e v e s <text:s text:c="2"/>t h a t <text:s text:c="2"/>a n y <text:s text:c="2"/>p a r t <text:s text:c="2"/>o f <text:s text:c="2"/>t h e S e r v i c e s <text:s text:c="2"/>d o e s <text:s text:c="2"/>n o t <text:s text:c="2"/>m e e t <text:s text:c="2"/>t h e <text:s text:c="2"/>r e q u i r e m e n t s <text:s text:c="2"/>o f <text:s text:c="2"/>t h e C o n t r a c t <text:s text:c="2"/>o r <text:s text:c="2"/>d i f f e r s <text:s text:c="2"/>i n <text:s text:c="2"/>a n y <text:s text:c="2"/>w a y <text:s text:c="2"/>f r o m <text:s text:c="2"/>t h o s e r e q u i r e m e n t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o f <text:s text:c="2"/>t h e <text:s text:c="2"/>C o n t r a c t <text:s text:c="2"/>w i t h i n <text:s text:c="2"/>s u c h <text:s text:c="2"/>r e a s o n a b l e <text:s text:c="2"/>t i m e <text:s text:c="2"/>a s m a y <text:s text:c="2"/>b e <text:s text:c="2"/>s p e c i f i e d <text:s text:c="2"/>b y <text:s text:c="2"/>t h e <text:s text:c="2"/>C u s t o m e r . 9 . <text:s text:c="2"/>S E R V I C E <text:s text:c="2"/>L E V E L S <text:s text:c="2"/>A N D <text:s text:c="2"/>R E M E D I E S <text:s text:c="2"/>I N <text:s text:c="2"/>T H E <text:s text:c="2"/>W e <text:s text:c="2"/>a r e <text:s text:c="2"/>n o t <text:s text:c="2"/>a b l e <text:s text:c="2"/>t o <text:s text:c="2"/>s i g n <text:s text:c="2"/>u p <text:s text:c="2"/>t o <text:s text:c="2"/>t h e <text:s text:c="2"/>s e r v i c e <text:s text:c="2"/>c r e d i t s</text:p>
          </table:table-cell>
          <table:table-cell office:value-type="string" calcext:value-type="string">
            <text:p>D i s c u s s i o n <text:s text:c="2"/>P o i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B o t h <text:s text:c="2"/>p a r t i e s <text:s text:c="2"/>w o u l d <text:s text:c="2"/>h a v e <text:s text:c="2"/>t o <text:s text:c="2"/>a g r e e <text:s text:c="2"/>t h a t <text:s text:c="2"/>t h e <text:s text:c="2"/>s e r v i c e d o e s <text:s text:c="2"/>n o t <text:s text:c="2"/>m e e t <text:s text:c="2"/>t h e <text:s text:c="2"/>r e q u i r e m e n t s , <text:s text:c="2"/>h e <text:s text:c="2"/>C o u n c i l c o u l d <text:s text:c="2"/>n o t <text:s text:c="2"/>c l a i m <text:s text:c="2"/>s e r v i c e <text:s text:c="2"/>d o e s <text:s text:c="2"/>n o t <text:s text:c="2"/>m e e t r e q u i r e m e n t s <text:s text:c="2"/>w h e r e <text:s text:c="2"/>H e a l e s <text:s text:c="2"/>p r o v i d e s <text:s text:c="2"/>e v i d e n c e t h a t <text:s text:c="2"/>s e r v i c e <text:s text:c="2"/>i s <text:s text:c="2"/>p r o v i d e d <text:s text:c="2"/>t o <text:s text:c="2"/>r e q u i r e m e n t s . P r o v i s i o n <text:s text:c="2"/>f o r <text:s text:c="2"/>d i s p u t e <text:s text:c="2"/>r e s o l u t i o n <text:s text:c="2"/>s h o u l d <text:s text:c="2"/>b e e n t e r e d <text:s text:c="2"/>t o <text:s text:c="2"/>p r o v i d e <text:s text:c="2"/>a <text:s text:c="2"/>r e a s o n a b l e <text:s text:c="2"/>r e c o u r s e <text:s text:c="2"/>f o r b o t h <text:s text:c="2"/>p a r t i e s <text:s text:c="2"/>i n <text:s text:c="2"/>t h e <text:s text:c="2"/>e v e n t <text:s text:c="2"/>o f <text:s text:c="2"/>d i s a g r e e m e n t .</text:p>
          </table:table-cell>
          <table:table-cell table:number-columns-repeated="1022"/>
        </table:table-row>
        <table:table-row table:style-name="ro1">
          <table:table-cell office:value-type="string" calcext:value-type="string">
            <text:p>C a l l - O f f <text:s text:c="2"/>C l a u s e E V E N T <text:s text:c="2"/>O F <text:s text:c="2"/>I N A D E Q U A T E <text:s text:c="2"/>P E R F O R M A N C E O F <text:s text:c="2"/>T H E <text:s text:c="2"/>S E R V I C E S A n d S c h e d u l e <text:s text:c="2"/>2 <text:s text:c="2"/>– <text:s text:c="2"/>2 . 3 , <text:s text:c="2"/>2 . 4 , <text:s text:c="2"/>2 . 5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c o s t s <text:s text:c="2"/>r e a s o n a b l y <text:s text:c="2"/>i n c u r r e d <text:s text:c="2"/>b y <text:s text:c="2"/>t h e <text:s text:c="2"/>C u s t o m e r ( i n c l u d i n g <text:s text:c="2"/>a n y <text:s text:c="2"/>r e a s o n a b l e <text:s text:c="2"/>a d m i n i s t r a t i o n <text:s text:c="2"/>c o s t s ) i n <text:s text:c="2"/>r e s p e c t <text:s text:c="2"/>o f <text:s text:c="2"/>t h e <text:s text:c="2"/>s u p p l y <text:s text:c="2"/>o f <text:s text:c="2"/>a n y <text:s text:c="2"/>p a r t <text:s text:c="2"/>o f <text:s text:c="2"/>t h e G o o d s <text:s text:c="2"/>a n d / o r <text:s text:c="2"/>S e r v i c e s <text:s text:c="2"/>b y <text:s text:c="2"/>t h e <text:s text:c="2"/>C u s t o m e r <text:s text:c="2"/>o r <text:s text:c="2"/>a</text:p>
          </table:table-cell>
          <table:table-cell office:value-type="string" calcext:value-type="string">
            <text:p>D i s c u s s i o n <text:s text:c="2"/>P o i n t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text:s text:c="2"/>a n d 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T h e <text:s text:c="2"/>s u c c e s s <text:s text:c="2"/>o f <text:s text:c="2"/>t h e <text:s text:c="2"/>s e r v i c e <text:s text:c="2"/>c a n <text:s text:c="2"/>b e <text:s text:c="2"/>m e a s u r e d <text:s text:c="2"/>b y s i c k n e s s <text:s text:c="2"/>a b s e n c e <text:s text:c="2"/>a n d <text:s text:c="2"/>e m p l o y e e <text:s text:c="2"/>h e a l t h , <text:s text:c="2"/>w h i c h r e q u i r e s <text:s text:c="2"/>t h e <text:s text:c="2"/>C u s t o m e r <text:s text:c="2"/>a n d <text:s text:c="2"/>t h e <text:s text:c="2"/>O c c u p a t i o n a l H e a l t h <text:s text:c="2"/>s e r v i c e <text:s text:c="2"/>w o r k i n g <text:s text:c="2"/>i n <text:s text:c="2"/>p a r t n e r s h i p . W e <text:s text:c="2"/>w o u l d <text:s text:c="2"/>s u g g e s t <text:s text:c="2"/>t h e <text:s text:c="2"/>r e m o v a l <text:s text:c="2"/>o f <text:s text:c="2"/>s e r v i c e <text:s text:c="2"/>c r e d i t s a n d <text:s text:c="2"/>d e l a y <text:s text:c="2"/>p e n a l t i e s , <text:s text:c="2"/>a n d <text:s text:c="2"/>t h a t <text:s text:c="2"/>c l a u s e s <text:s text:c="2"/>a r e r e w r i t t e n <text:s text:c="2"/>t o <text:s text:c="2"/>p r o v i d e <text:s text:c="2"/>o t h e r <text:s text:c="2"/>f o r m s <text:s text:c="2"/>o f <text:s text:c="2"/>r e d r e s s , <text:s text:c="2"/>s u c h a s <text:s text:c="2"/>i n f o r m a l <text:s text:c="2"/>r e m e d y <text:s text:c="2"/>a n d <text:s text:c="2"/>e s c a l a t i o n <text:s text:c="2"/>t o <text:s text:c="2"/>d i s p u t e r e s o l u t i o n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text:s text:c="2"/>a r e n o t <text:s text:c="2"/>d e l i v e r e d .</text:p>
          </table:table-cell>
          <table:table-cell table:number-columns-repeated="1022"/>
        </table:table-row>
        <table:table-row table:style-name="ro1">
          <table:table-cell office:value-type="string" calcext:value-type="string">
            <text:p>C a l l - O f f <text:s text:c="2"/>C l a u s e t h e <text:s text:c="2"/>C u s t o m e r <text:s text:c="2"/>u s e s <text:s text:c="2"/>i t s <text:s text:c="2"/>r e a s o n a b l e <text:s text:c="2"/>e n d e a v o u r s t o <text:s text:c="2"/>m i t i g a t e <text:s text:c="2"/>a n y <text:s text:c="2"/>a d d i t i o n a l <text:s text:c="2"/>e x p e n d i t u r e <text:s text:c="2"/>i n o b t a i n i n g <text:s text:c="2"/>r e p l a c e m e n t <text:s text:c="2"/>G o o d s <text:s text:c="2"/>a n d / o r <text:s text:c="2"/>S e r v i c e s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 1 5 . 8 . 1 <text:s text:c="4"/>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text:p>
          </table:table-cell>
          <table:table-cell office:value-type="string" calcext:value-type="string">
            <text:p>D i s c u s s i o n <text:s text:c="2"/>P o i n t L e g i t i m a t e <text:s text:c="2"/>r e a s o n s <text:s text:c="2"/>f o r <text:s text:c="2"/>r e m o v a l <text:s text:c="2"/>o r <text:s text:c="2"/>i n f o r m a t i o n r e q u i r e d <text:s text:c="2"/>u n d e r <text:s text:c="2"/>1 3 . 2 <text:s text:c="2"/>m u s t <text:s text:c="2"/>b e <text:s text:c="2"/>p r o v i d e d <text:s text:c="2"/>w i t h i n <text:s text:c="2"/>a n y n o t i c e <text:s text:c="2"/>t o <text:s text:c="2"/>r e m o v e <text:s text:c="2"/>p e r s o n n e l . <text:s text:c="2"/>T h e r e <text:s text:c="2"/>m u s t <text:s text:c="2"/>a l s o <text:s text:c="2"/>b e a <text:s text:c="2"/>m e t h o d <text:s text:c="2"/>f o r <text:s text:c="2"/>i n v e s t i g a t i o n <text:s text:c="2"/>i n t o <text:s text:c="2"/>a n y <text:s text:c="2"/>i s s u e <text:s text:c="2"/>a n d 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B o t h <text:s text:c="2"/>p a r t i e s <text:s text:c="2"/>m u s t <text:s text:c="2"/>b e <text:s text:c="2"/>c o n s i d e r e d <text:s text:c="2"/>D a t a <text:s text:c="2"/>C o n t r o l l e r s o r <text:s text:c="2"/>J o i n t <text:s text:c="2"/>D a t a <text:s text:c="2"/>C o n t r o l l e r s .</text:p>
          </table:table-cell>
          <table:table-cell table:number-columns-repeated="1022"/>
        </table:table-row>
        <table:table-row table:style-name="ro1">
          <table:table-cell office:value-type="string" calcext:value-type="string">
            <text:p>O u r <text:s text:c="2"/>a i m <text:s text:c="2"/>i n <text:s text:c="2"/>d i s c u s s i o n <text:s text:c="2"/>o f <text:s text:c="2"/>t h e s e <text:s text:c="2"/>t e r m s <text:s text:c="2"/>i s <text:s text:c="2"/>t o <text:s text:c="2"/>a c h i e v e <text:s text:c="2"/>a <text:s text:c="2"/>f a i r , <text:s text:c="2"/>b a l a n c e d , <text:s text:c="2"/>r e c i p r o c a l <text:s text:c="2"/>c o n t r a c t <text:s text:c="2"/>t h a t p r o v i d e s <text:s text:c="2"/>t h e <text:s text:c="2"/>b e s t <text:s text:c="2"/>p r o t e c t i o n <text:s text:c="2"/>f o r <text:s text:c="2"/>b o t h <text:s text:c="2"/>p a r t i e s ; <text:s text:c="2"/>m e e t s <text:s text:c="2"/>l e g i s l a t i o n <text:s text:c="2"/>a n d <text:s text:c="2"/>b e s t <text:s text:c="2"/>p r a c t i c e ; <text:s text:c="2"/>a n d <text:s text:c="2"/>i s c o n c i s e <text:s text:c="2"/>a n d <text:s text:c="2"/>e a s y <text:s text:c="2"/>f o r <text:s text:c="2"/>b o t h <text:s text:c="2"/>p a r t i e s <text:s text:c="2"/>t o <text:s text:c="2"/>r e a d <text:s text:c="2"/>a n d <text:s text:c="2"/>u n d e r s t a n d . <text:s text:c="2"/>C l a u s e <text:s text:c="2"/>n u m b e r s <text:s text:c="2"/>l i s t e d <text:s text:c="2"/>i n c l u d e a l l <text:s text:c="2"/>s u b - c l a u s e s <text:s text:c="2"/>r e l a t i n g <text:s text:c="2"/>t o <text:s text:c="2"/>t h a t <text:s text:c="2"/>c l a u s e . <text:s text:c="2"/>P l e a s e <text:s text:c="2"/>n o t e , <text:s text:c="2"/>d i s c u s s i o n <text:s text:c="2"/>o f <text:s text:c="2"/>a <text:s text:c="2"/>c l a u s e <text:s text:c="2"/>d o e s <text:s text:c="2"/>n o t <text:s text:c="2"/>m e a n 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text:s text:c="2"/>S o m e <text:s text:c="2"/>c l a u s e s <text:s text:c="2"/>w e <text:s text:c="2"/>w o u l d <text:s text:c="2"/>r e q u e s t <text:s text:c="2"/>t o <text:s text:c="2"/>b e <text:s text:c="2"/>a m e n d e d . W e <text:s text:c="2"/>d o <text:s text:c="2"/>n o t <text:s text:c="2"/>c o n s i d e r <text:s text:c="2"/>a n y <text:s text:c="2"/>o f <text:s text:c="2"/>t h e <text:s text:c="2"/>p o i n t s <text:s text:c="2"/>m a d e <text:s text:c="2"/>b e l o w <text:s text:c="2"/>t o <text:s text:c="2"/>b e <text:s text:c="2"/>m a j o r / s u b s t a n t i a l <text:s text:c="2"/>c h a n g e s . R e a s o n <text:s text:c="2"/>f o r <text:s text:c="2"/>d i s c u s s i o n</text:p>
          </table:table-cell>
          <table:table-cell office:value-type="string" calcext:value-type="string">
            <text:p>C l a u s e s <text:s text:c="2"/>t o <text:s text:c="2"/>b e <text:s text:c="2"/>d i s c u s s e d</text:p>
          </table:table-cell>
          <table:table-cell table:number-columns-repeated="1022"/>
        </table:table-row>
        <table:table-row table:style-name="ro1">
          <table:table-cell office:value-type="string" calcext:value-type="string">
            <text:p>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text:s text:c="2"/>S o m e <text:s text:c="2"/>c l a u s e s <text:s text:c="2"/>w e <text:s text:c="2"/>w o u l d <text:s text:c="2"/>r e q u e s t <text:s text:c="2"/>t o <text:s text:c="2"/>b e <text:s text:c="2"/>a m e n d e d . W e <text:s text:c="2"/>d o <text:s text:c="2"/>n o t <text:s text:c="2"/>c o n s i d e r <text:s text:c="2"/>a n y <text:s text:c="2"/>o f <text:s text:c="2"/>t h e <text:s text:c="2"/>p o i n t s <text:s text:c="2"/>m a d e <text:s text:c="2"/>b e l o w <text:s text:c="2"/>t o <text:s text:c="2"/>b e <text:s text:c="2"/>m a j o r / s u b s t a n t i a l <text:s text:c="2"/>c h a n g e s . R e a s o n <text:s text:c="2"/>f o r <text:s text:c="2"/>d i s c u s s i o n C l a u s e <text:s text:c="2"/>i s <text:s text:c="2"/>o n e - s i d e d <text:s text:c="2"/>o r <text:s text:c="2"/>u n f a i r , <text:s text:c="2"/>o r <text:s text:c="2"/>c o u l d <text:s text:c="2"/>b e m i t i g a t e d <text:s text:c="2"/>w i t h <text:s text:c="2"/>d i s p u t e <text:s text:c="2"/>r e s o l u t i o n <text:s text:c="2"/>p r o c e d u r e s C l a u s e <text:s text:c="2"/>i s <text:s text:c="2"/>n o t <text:s text:c="2"/>i n <text:s text:c="2"/>l i n e <text:s text:c="2"/>w i t h <text:s text:c="2"/>l e g i s l a t i o n , <text:s text:c="2"/>g u i d a n c e o r <text:s text:c="2"/>b e s t <text:s text:c="2"/>p r a c t i c e O R r e f e r e n c e s <text:s text:c="2"/>t o <text:s text:c="2"/>l e g i s l a t i o n , <text:s text:c="2"/>g u i d a n c e <text:s text:c="2"/>o r <text:s text:c="2"/>b e s t p r a c t i c e <text:s text:c="2"/>a r e <text:s text:c="2"/>o u t <text:s text:c="2"/>o f <text:s text:c="2"/>d a t e C l a u s e <text:s text:c="2"/>r e q u i r e s <text:s text:c="2"/>f u r t h e r <text:s text:c="2"/>c l a r i f i c a t i o n C l a u s e <text:s text:c="2"/>p u t s <text:s text:c="2"/>S u p p l i e r <text:s text:c="2"/>a t <text:s text:c="2"/>u n r e a s o n a b l e f i n a n c i a l <text:s text:c="2"/>r i s k</text:p>
          </table:table-cell>
          <table:table-cell office:value-type="string" calcext:value-type="string">
            <text:p>C l a u s e s <text:s text:c="2"/>t o <text:s text:c="2"/>b e <text:s text:c="2"/>d i s c u s s e d 9 . 1 <text:s text:c="2"/>– <text:s text:c="2"/>m a k e <text:s text:c="2"/>r e c i p r o c a l , <text:s text:c="2"/>1 5 . 1 . 2 , 1 5 . 4 , <text:s text:c="2"/>2 2 <text:s text:c="2"/>– <text:s text:c="2"/>w h o l e <text:s text:c="2"/>s e c t i o n , <text:s text:c="2"/>s h o u l d <text:s text:c="2"/>b e c o n t r o l l e r - c o n t r o l l e r / j o i n t <text:s text:c="2"/>d a t a <text:s text:c="2"/>c o n t r o l l e r ( m a y <text:s text:c="2"/>b e <text:s text:c="2"/>c o v e r e d <text:s text:c="2"/>b y <text:s text:c="2"/>a t t a c h m e n t <text:s text:c="2"/>5 c o n t r o l l e r - c o n t r o l l e r <text:s text:c="2"/>a g r e e m e n t ) , 8 . 1 <text:s text:c="2"/>– <text:s text:c="2"/>p r i c e <text:s text:c="2"/>v a r i a t i o n <text:s text:c="2"/>m a y <text:s text:c="2"/>b e <text:s text:c="2"/>r e q u i r e d <text:s text:c="2"/>i n t h e <text:s text:c="2"/>e v e n t <text:s text:c="2"/>o f <text:s text:c="2"/>a <text:s text:c="2"/>c o n t r a c t <text:s text:c="2"/>v a r i a t i o n <text:s text:c="2"/>o r i n f o r m a l <text:s text:c="2"/>c h a n g e <text:s text:c="2"/>t o <text:s text:c="2"/>t h e <text:s text:c="2"/>c o n t r a c t <text:s text:c="2"/>( c o v e r e d b y <text:s text:c="2"/>1 1 . 2 ? ) , <text:s text:c="2"/>8 . 4 <text:s text:c="2"/>– <text:s text:c="2"/>“ r e a s o n a b l e <text:s text:c="2"/>t i m e ” <text:s text:c="2"/>s h o u l d b e <text:s text:c="2"/>d e f i n e d , <text:s text:c="2"/>w e <text:s text:c="2"/>r e c o m m e n d <text:s text:c="2"/>3 0 <text:s text:c="2"/>d a y s 1 1 . 2 <text:s text:c="2"/>– <text:s text:c="2"/>d i s c o u n t s <text:s text:c="2"/>a r e <text:s text:c="2"/>a u t o m a t i c a l l y <text:s text:c="2"/>a p p l i e d i n <text:s text:c="2"/>o u r <text:s text:c="2"/>p r i c i n g <text:s text:c="2"/>m o d e l <text:s text:c="2"/>s o <text:s text:c="2"/>a <text:s text:c="2"/>c h a n g e <text:s text:c="2"/>i n <text:s text:c="2"/>t h e o r d e r <text:s text:c="2"/>m a y <text:s text:c="2"/>c h a n g e <text:s text:c="2"/>t h e <text:s text:c="2"/>l e v e l <text:s text:c="2"/>o f <text:s text:c="2"/>c o s t <text:s text:c="2"/>t o <text:s text:c="2"/>t h e s e r v i c e <text:s text:c="2"/>( t h e <text:s text:c="2"/>m o r e <text:s text:c="2"/>s e r v i c e s <text:s text:c="2"/>i n c l u d e d <text:s text:c="2"/>w i t h i n t h e <text:s text:c="2"/>c o n t r a c t , <text:s text:c="2"/>t h e <text:s text:c="2"/>l e s s <text:s text:c="2"/>t h e <text:s text:c="2"/>c o s t <text:s text:c="2"/>p e r s e r v i c e ) , <text:s text:c="2"/>1 5 . 1 . 6 , <text:s text:c="2"/>1 6 . 2</text:p>
          </table:table-cell>
          <table:table-cell table:number-columns-repeated="1022"/>
        </table:table-row>
        <table:table-row table:style-name="ro1">
          <table:table-cell office:value-type="string" calcext:value-type="string">
            <text:p>h a s <text:s text:c="2"/>d o n e <text:s text:c="2"/>s o , <text:s text:c="2"/>u n l e s s <text:s text:c="2"/>t h e <text:s text:c="2"/>C o n t r a c t o r <text:s text:c="2"/>i s r e q u i r e d <text:s text:c="2"/>b y <text:s text:c="2"/>A p p l i c a b l e <text:s text:c="2"/>L a w <text:s text:c="2"/>t o c o n t i n u e <text:s text:c="2"/>t o p r o c e s s <text:s text:c="2"/>t h a t <text:s text:c="2"/>T r u s t <text:s text:c="2"/>P e r s o n a l <text:s text:c="2"/>D a t a , <text:s text:c="2"/>i n w h i c h <text:s text:c="2"/>c a s e <text:s text:c="2"/>t h e <text:s text:c="2"/>C o n t r a c t o r <text:s text:c="2"/>s h a l l p r o m p t l y <text:s text:c="2"/>n o t i f y t h e <text:s text:c="2"/>T r u s t , <text:s text:c="2"/>i n <text:s text:c="2"/>w r i t i n g , <text:s text:c="2"/>o f <text:s text:c="2"/>w h a t <text:s text:c="2"/>t h a t A p p l i c a b l e <text:s text:c="2"/>L a w <text:s text:c="2"/>i s <text:s text:c="2"/>a n d <text:s text:c="2"/>s h a l l <text:s text:c="2"/>o n l y <text:s text:c="2"/>b e p e r m i t t e d <text:s text:c="2"/>t o p r o c e s s <text:s text:c="2"/>t h a t <text:s text:c="2"/>T r u s t <text:s text:c="2"/>P e r s o n a l <text:s text:c="2"/>D a t a <text:s text:c="2"/>f o r t h e <text:s text:c="2"/>s p e c i f i c <text:s text:c="2"/>p u r p o s e <text:s text:c="2"/>s o - n o t i f i e d , <text:s text:c="2"/>a n d a l l <text:s text:c="2"/>o t h e r r e q u i r e m e n t s <text:s text:c="2"/>s e t <text:s text:c="2"/>o u t <text:s text:c="2"/>i n <text:s text:c="2"/>t h i s <text:s text:c="2"/>c l a u s e <text:s text:c="2"/>1 5 s h a l l <text:s text:c="2"/>c o n t i n u e <text:s text:c="2"/>t o <text:s text:c="2"/>a p p l y <text:s text:c="2"/>t o <text:s text:c="2"/>s u c h <text:s text:c="2"/>T r u s t P e r s o n a l D a t a <text:s text:c="2"/>n o t w i t h s t a n d i n g <text:s text:c="2"/>t h e <text:s text:c="2"/>t e r m i n a t i o n o r <text:s text:c="2"/>e x p i r y <text:s text:c="2"/>o f <text:s text:c="2"/>t h i s <text:s text:c="2"/>a g r e e m e n t <text:s text:c="2"/>f o r <text:s text:c="2"/>a s <text:s text:c="2"/>l o n g a s <text:s text:c="2"/>s u c h T r u s t <text:s text:c="2"/>P e r s o n a l <text:s text:c="2"/>D a t a <text:s text:c="2"/>i s <text:s text:c="2"/>p r o c e s s e d <text:s text:c="2"/>b y t h e <text:s text:c="2"/>C o n t r a c t o r . <text:s text:c="2"/>F o r <text:s text:c="2"/>t h e <text:s text:c="2"/>p u r p o s e s <text:s text:c="2"/>o f t h i s <text:s text:c="2"/>c l a u s e 1 5 . 7 . 9 <text:s text:c="2"/>t h e <text:s text:c="2"/>o b l i g a t i o n <text:s text:c="2"/>t o <text:s text:c="2"/>“ d e l e t e ” <text:s text:c="2"/>d a t a i n c l u d e s <text:s text:c="2"/>t h e <text:s text:c="2"/>o b l i g a t i o n <text:s text:c="2"/>t o <text:s text:c="2"/>d e l e t e <text:s text:c="2"/>d a t a f r o m <text:s text:c="2"/>b a c k - u p <text:s text:c="2"/>s y s t e m s <text:s text:c="2"/>a s <text:s text:c="2"/>w e l l <text:s text:c="2"/>a s <text:s text:c="2"/>l i v e <text:s text:c="2"/>s y s t e m s ; a n d 1 8 . 6 <text:s text:c="2"/>S u b j e c t <text:s text:c="2"/>t o <text:s text:c="2"/>c l a u s e <text:s text:c="2"/>1 8 . 4 <text:s text:c="2"/>( l i a b i l i t i e s w h i c h <text:s text:c="2"/>c a n n o t <text:s text:c="2"/>l e g a l l y <text:s text:c="2"/>b e <text:s text:c="2"/>l i m i t e d ) , <text:s text:c="2"/>t h e T r u s t <text:s text:c="2"/>w i l l <text:s text:c="2"/>b e <text:s text:c="2"/>u n d e r <text:s text:c="2"/>n o l i a b i l i t y <text:s text:c="2"/>t o <text:s text:c="2"/>t h e <text:s text:c="2"/>C o n t r a c t o r <text:s text:c="2"/>w h a t s o e v e r ( w h e t h e r <text:s text:c="2"/>i n <text:s text:c="2"/>c o n t r a c t , <text:s text:c="2"/>t o r t <text:s text:c="2"/>( i n c l u d i n g n e g l i g e n c e ) , <text:s text:c="2"/>b r e a c h <text:s text:c="2"/>o f s t a t u t o r y <text:s text:c="2"/>d u t y , <text:s text:c="2"/>r e s t i t u t i o n <text:s text:c="2"/>o r <text:s text:c="2"/>o t h e r w i s e ) f o r <text:s text:c="2"/>a n y <text:s text:c="2"/>i n d i r e c t <text:s text:c="2"/>o r <text:s text:c="2"/>c o n s e q u e n t i a l <text:s text:c="2"/>l o s s , p u r e <text:s text:c="2"/>e c o n o m i c l o s s , <text:s text:c="2"/>l o s s <text:s text:c="2"/>o f <text:s text:c="2"/>p r o f i t s , <text:s text:c="2"/>l o s s <text:s text:c="2"/>o f <text:s text:c="2"/>b u s i n e s s , l o s s <text:s text:c="2"/>o f <text:s text:c="2"/>c o n t r a c t , <text:s text:c="2"/>d e p l e t i o n <text:s text:c="2"/>o f <text:s text:c="2"/>g o o d w i l l a n d <text:s text:c="2"/>l i k e <text:s text:c="2"/>l o s s <text:s text:c="2"/>a n d i n c l u d i n g <text:s text:c="2"/>c o n t r a c t u a l <text:s text:c="2"/>d a m a g e s s u f f e r e d <text:s text:c="2"/>b y <text:s text:c="2"/>t h e <text:s text:c="2"/>C o n t r a c t o r <text:s text:c="2"/>a n d / o r p a y a b l e <text:s text:c="2"/>b y <text:s text:c="2"/>t h e <text:s text:c="2"/>C o n t r a c t o r <text:s text:c="2"/>t o a <text:s text:c="2"/>t h i r d <text:s text:c="2"/>p a r t y . 1 8 . 8 <text:s text:c="2"/>S u b j e c t <text:s text:c="2"/>t o <text:s text:c="2"/>c l a u s e <text:s text:c="2"/>1 8 . 6 <text:s text:c="2"/>t h e <text:s text:c="2"/>T r u s t l i a b i l i t y <text:s text:c="2"/>s h a l l <text:s text:c="2"/>n o t <text:s text:c="2"/>e x c e e d <text:s text:c="2"/>t h e <text:s text:c="2"/>v a l u e <text:s text:c="2"/>o f t h i s <text:s text:c="2"/>a g r e e m e n t <text:s text:c="2"/>f o r <text:s text:c="2"/>t h e <text:s text:c="2"/>1 2 m o n t h <text:s text:c="2"/>p e r i o d <text:s text:c="2"/>f r o m <text:s text:c="2"/>t h e C o m m e n c e m e n t <text:s text:c="2"/>D a t e <text:s text:c="2"/>o r <text:s text:c="2"/>a n y s u b s e q u e n t <text:s text:c="2"/>a n n i v e r s a r y <text:s text:c="2"/>o f <text:s text:c="2"/>t h a t <text:s text:c="2"/>d a t e <text:s text:c="2"/>i n w h i c h <text:s text:c="2"/>t h e <text:s text:c="2"/>b r e a c h <text:s text:c="2"/>o c c u r s , <text:s text:c="2"/>s a v e <text:s text:c="2"/>t h a t s u c h <text:s text:c="2"/>l i m i t a t i o n <text:s text:c="2"/>w i l l <text:s text:c="2"/>n o t <text:s text:c="2"/>a p p l y <text:s text:c="2"/>i n <text:s text:c="2"/>r e s p e c t</text:p>
          </table:table-cell>
          <table:table-cell office:value-type="string" calcext:value-type="string">
            <text:p>W h i l s t <text:s text:c="2"/>w e <text:s text:c="2"/>w o u l d <text:s text:c="2"/>n o t <text:s text:c="2"/>o b j e c t <text:s text:c="2"/>t o <text:s text:c="2"/>t h i s <text:s text:c="2"/>c l a u s e <text:s text:c="2"/>w e <text:s text:c="2"/>w o u l d <text:s text:c="2"/>s t a t e t h a t <text:s text:c="2"/>c o n t r a c t s <text:s text:c="2"/>a r e <text:s text:c="2"/>a n <text:s text:c="2"/>a g r e e m e n t <text:s text:c="2"/>b y <text:s text:c="2"/>a l l <text:s text:c="2"/>p a r t i e s <text:s text:c="2"/>c o n c e r n e d a n d <text:s text:c="2"/>s h o u l d <text:s text:c="2"/>s e r v i c e <text:s text:c="2"/>t h e <text:s text:c="2"/>i n t e r e s t s <text:s text:c="2"/>o f <text:s text:c="2"/>a l l <text:s text:c="2"/>p a r t i e s <text:s text:c="2"/>c o n c e r n e d a n d <text:s text:c="2"/>n o t <text:s text:c="2"/>b e <text:s text:c="2"/>b i a s e d <text:s text:c="2"/>i n <text:s text:c="2"/>f a v o u r <text:s text:c="2"/>o f <text:s text:c="2"/>o n e <text:s text:c="2"/>p a r t y . W e <text:s text:c="2"/>w o r k <text:s text:c="2"/>i n <text:s text:c="2"/>p a r t n e r s h i p <text:s text:c="2"/>w i t h <text:s text:c="2"/>o u r <text:s text:c="2"/>c l i e n t s <text:s text:c="2"/>t o <text:s text:c="2"/>d e l i v e r <text:s text:c="2"/>h i g h q u a l i t y <text:s text:c="2"/>v a l u e <text:s text:c="2"/>a d d e d <text:s text:c="2"/>s e r v i c e s <text:s text:c="2"/>a n d <text:s text:c="2"/>w e <text:s text:c="2"/>a g r e e <text:s text:c="2"/>w i t h <text:s text:c="2"/>a n <text:s text:c="2"/>S L A a n d <text:s text:c="2"/>K P I s <text:s text:c="2"/>b e i n g <text:s text:c="2"/>m e a s u r e d . <text:s text:c="2"/>T h i s <text:s text:c="2"/>c l a u s e , <text:s text:c="2"/>a n d <text:s text:c="2"/>a <text:s text:c="2"/>n u m b e r <text:s text:c="2"/>o f o t h e r s <text:s text:c="2"/>i n <text:s text:c="2"/>t h i s <text:s text:c="2"/>c o n t r a c t <text:s text:c="2"/>d o <text:s text:c="2"/>n o t <text:s text:c="2"/>s u p p o r t <text:s text:c="2"/>t h i s <text:s text:c="2"/>a p p r o a c h . <text:s text:c="2"/>I f <text:s text:c="2"/>t h e T r u s t <text:s text:c="2"/>g e n u i n e l y <text:s text:c="2"/>w a n t s <text:s text:c="2"/>t o <text:s text:c="2"/>w o r k <text:s text:c="2"/>w i t <text:s text:c="2"/>t h e <text:s text:c="2"/>C o n t r a c t o r <text:s text:c="2"/>t o <text:s text:c="2"/>a d d v a l u e <text:s text:c="2"/>a n d <text:s text:c="2"/>r e d u c e <text:s text:c="2"/>c o s t s , <text:s text:c="2"/>t h e n <text:s text:c="2"/>t h i s <text:s text:c="2"/>c l a u s e , <text:s text:c="2"/>a n d <text:s text:c="2"/>r e l a t e d p u n i t i v e <text:s text:c="2"/>c l a u s e s <text:s text:c="2"/>a r e <text:s text:c="2"/>n o t <text:s text:c="2"/>a p p r o p r i a t e . T h i s <text:s text:c="2"/>c l a u s e <text:s text:c="2"/>s h o u l d <text:s text:c="2"/>b e <text:s text:c="2"/>r e c i p r o c a l . <text:s text:c="2"/>T h e <text:s text:c="2"/>T r u s t <text:s text:c="2"/>c a n n o t <text:s text:c="2"/>l i m i t i t ’ s <text:s text:c="2"/>o w n <text:s text:c="2"/>l i a b i l i t y <text:s text:c="2"/>w h i l s t <text:s text:c="2"/>e x p e c t i n g <text:s text:c="2"/>t h e <text:s text:c="2"/>C o n t r a c t o r ’ s <text:s text:c="2"/>l i a b i l i t y <text:s text:c="2"/>t o b e <text:s text:c="2"/>s i g n i f i c a n t l y <text:s text:c="2"/>h i g h e r .</text:p>
          </table:table-cell>
          <table:table-cell table:number-columns-repeated="1022"/>
        </table:table-row>
        <table:table-row table:style-name="ro1">
          <table:table-cell office:value-type="string" calcext:value-type="string">
            <text:p>e s t a b l i s h m e n t <text:s text:c="2"/>c h a r g e s . 2 2 . <text:s text:c="2"/>I N A D E Q U A C Y <text:s text:c="2"/>O F <text:s text:c="2"/>D A M A G E S W i t h o u t <text:s text:c="2"/>p r e j u d i c e <text:s text:c="2"/>t o <text:s text:c="2"/>a n y <text:s text:c="2"/>o t h e r <text:s text:c="2"/>r i g h t s o r <text:s text:c="2"/>r e m e d i e s <text:s text:c="2"/>t h a t <text:s text:c="2"/>t h e <text:s text:c="2"/>T r u s t <text:s text:c="2"/>m a y <text:s text:c="2"/>h a v e , t h e <text:s text:c="2"/>C o n t r a c t o r a c k n o w l e d g e s <text:s text:c="2"/>a n d <text:s text:c="2"/>a g r e e s <text:s text:c="2"/>t h a t d a m a g e s <text:s text:c="2"/>a l o n e <text:s text:c="2"/>w o u l d <text:s text:c="2"/>n o t <text:s text:c="2"/>b e <text:s text:c="2"/>a n a d e q u a t e <text:s text:c="2"/>r e m e d y <text:s text:c="2"/>f o r <text:s text:c="2"/>a n y b r e a c h <text:s text:c="2"/>o f <text:s text:c="2"/>t h e <text:s text:c="2"/>t e r m s <text:s text:c="2"/>o f <text:s text:c="2"/>t h i s <text:s text:c="2"/>a g r e e m e n t b y <text:s text:c="2"/>t h e <text:s text:c="2"/>C o n t r a c t o r . <text:s text:c="2"/>A c c o r d i n g l y , <text:s text:c="2"/>t h e T r u s t <text:s text:c="2"/>s h a l l <text:s text:c="2"/>b e <text:s text:c="2"/>e n t i t l e d t o <text:s text:c="2"/>t h e <text:s text:c="2"/>r e m e d i e s <text:s text:c="2"/>o f <text:s text:c="2"/>i n j u n c t i o n , <text:s text:c="2"/>s p e c i f i c p e r f o r m a n c e <text:s text:c="2"/>o r <text:s text:c="2"/>o t h e r <text:s text:c="2"/>e q u i t a b l e <text:s text:c="2"/>r e l i e f f o r <text:s text:c="2"/>a n y <text:s text:c="2"/>t h r e a t e n e d o r <text:s text:c="2"/>a c t u a l <text:s text:c="2"/>b r e a c h <text:s text:c="2"/>o f <text:s text:c="2"/>t h e <text:s text:c="2"/>t e r m s <text:s text:c="2"/>o f <text:s text:c="2"/>t h i s a g r e e m e n t .</text:p>
          </table:table-cell>
          <table:table-cell office:value-type="string" calcext:value-type="string">
            <text:p>W e <text:s text:c="2"/>w i l l <text:s text:c="2"/>n o t <text:s text:c="2"/>a c c e p t <text:s text:c="2"/>t h i s <text:s text:c="2"/>c l a u s e</text:p>
          </table:table-cell>
          <table:table-cell table:number-columns-repeated="1022"/>
        </table:table-row>
        <table:table-row table:style-name="ro1">
          <table:table-cell office:value-type="string" calcext:value-type="string">
            <text:p>T r u s t <text:s text:c="2"/>f o r <text:s text:c="2"/>t h e <text:s text:c="2"/>C h a r g e s . 1 8 . 1 0 . 2 <text:s text:c="2"/>T y p e s <text:s text:c="2"/>o f <text:s text:c="2"/>l o s s <text:s text:c="2"/>a n d <text:s text:c="2"/>s p e c i f i c l o s s e s <text:s text:c="2"/>n o t <text:s text:c="2"/>e x c l u d e d : 1 8 . 1 0 . 2 . 1 S u m s <text:s text:c="2"/>p a i d <text:s text:c="2"/>b y <text:s text:c="2"/>t h e <text:s text:c="2"/>T r u s t <text:s text:c="2"/>t o t h e <text:s text:c="2"/>C o n t r a c t o r <text:s text:c="2"/>p u r s u a n t <text:s text:c="2"/>t o <text:s text:c="2"/>t h i s a g r e e m e n t , i n <text:s text:c="2"/>r e s p e c t <text:s text:c="2"/>o f <text:s text:c="2"/>a n y <text:s text:c="2"/>g o o d s <text:s text:c="2"/>o r <text:s text:c="2"/>S e r v i c e s n o t <text:s text:c="2"/>p r o v i d e d <text:s text:c="2"/>i n <text:s text:c="2"/>a c c o r d a n c e <text:s text:c="2"/>w i t h t h i s <text:s text:c="2"/>a g r e e m e n t . 1 8 . 1 0 . 2 . 2 W a s t e d <text:s text:c="2"/>e x p e n d i t u r e . 1 8 . 1 0 . 2 . 3 A d d i t i o n a l <text:s text:c="2"/>c o s t s <text:s text:c="2"/>o f <text:s text:c="2"/>p r o c u r i n g a n d <text:s text:c="2"/>i m p l e m e n t i n g <text:s text:c="2"/>r e p l a c e m e n t s <text:s text:c="2"/>f o r , o r a l t e r n a t i v e s <text:s text:c="2"/>t o , <text:s text:c="2"/>g o o d s <text:s text:c="2"/>o r <text:s text:c="2"/>S e r v i c e s <text:s text:c="2"/>n o t p r o v i d e d <text:s text:c="2"/>i n <text:s text:c="2"/>a c c o r d a n c e <text:s text:c="2"/>w i t h <text:s text:c="2"/>t h i s a g r e e m e n t . <text:s text:c="2"/>T h e s e <text:s text:c="2"/>i n c l u d e <text:s text:c="2"/>b u t <text:s text:c="2"/>a r e <text:s text:c="2"/>n o t l i m i t e d <text:s text:c="2"/>t o <text:s text:c="2"/>c o n s u l t a n c y <text:s text:c="2"/>c o s t s , a d d i t i o n a l <text:s text:c="2"/>c o s t s <text:s text:c="2"/>o f <text:s text:c="2"/>m a n a g e m e n t <text:s text:c="2"/>t i m e a n d <text:s text:c="2"/>o t h e r <text:s text:c="2"/>p e r s o n n e l <text:s text:c="2"/>c o s t s , <text:s text:c="2"/>a n d c o s t s <text:s text:c="2"/>o f <text:s text:c="2"/>e q u i p m e n t <text:s text:c="2"/>a n d <text:s text:c="2"/>m a t e r i a l s . 1 8 . 1 0 . 2 . 4 L o s s e s <text:s text:c="2"/>i n c u r r e d <text:s text:c="2"/>b y <text:s text:c="2"/>t h e <text:s text:c="2"/>T r u s t a r i s i n g <text:s text:c="2"/>o u t <text:s text:c="2"/>o f <text:s text:c="2"/>o r <text:s text:c="2"/>i n <text:s text:c="2"/>c o n n e c t i o n <text:s text:c="2"/>w i t h a n y t h i r d <text:s text:c="2"/>p a r t y <text:s text:c="2"/>c l a i m <text:s text:c="2"/>a g a i n s t <text:s text:c="2"/>t h e <text:s text:c="2"/>T r u s t w h i c h <text:s text:c="2"/>h a s <text:s text:c="2"/>b e e n <text:s text:c="2"/>c a u s e d <text:s text:c="2"/>b y <text:s text:c="2"/>t h e <text:s text:c="2"/>a c t <text:s text:c="2"/>o r o m i s s i o n <text:s text:c="2"/>o f <text:s text:c="2"/>t h e <text:s text:c="2"/>C o n t r a c t o r . <text:s text:c="2"/>F o r <text:s text:c="2"/>t h e s e p u r p o s e s , <text:s text:c="2"/>t h i r d <text:s text:c="2"/>p a r t y <text:s text:c="2"/>c l a i m s <text:s text:c="2"/>s h a l l i n c l u d e <text:s text:c="2"/>b u t <text:s text:c="2"/>n o t <text:s text:c="2"/>b e <text:s text:c="2"/>l i m i t e d <text:s text:c="2"/>t o <text:s text:c="2"/>d e m a n d s , f i n e s , <text:s text:c="2"/>p e n a l t i e s , <text:s text:c="2"/>a c t i o n s , i n v e s t i g a t i o n s <text:s text:c="2"/>o r <text:s text:c="2"/>p r o c e e d i n g s , i n c l u d i n g <text:s text:c="2"/>b u t <text:s text:c="2"/>n o t <text:s text:c="2"/>l i m i t e d <text:s text:c="2"/>t o <text:s text:c="2"/>t h o s e m a d e o r <text:s text:c="2"/>c o m m e n c e d <text:s text:c="2"/>b y <text:s text:c="2"/>s u b c o n t r a c t o r s , <text:s text:c="2"/>t h e C o n t r a c t o r ’ s <text:s text:c="2"/>p e r s o n n e l , r e g u l a t o r s <text:s text:c="2"/>a n d <text:s text:c="2"/>t r u s t e e s <text:s text:c="2"/>o f <text:s text:c="2"/>t h e <text:s text:c="2"/>T r u s t . 2 1 . 1 . 4 <text:s text:c="4"/>F o r <text:s text:c="2"/>a <text:s text:c="2"/>p e r i o d <text:s text:c="2"/>o f <text:s text:c="2"/>s i x <text:s text:c="2"/>m o n t h s f o l l o w i n g <text:s text:c="2"/>a n y <text:s text:c="2"/>t e r m i n a t i o n <text:s text:c="2"/>o f <text:s text:c="2"/>t h e C o n t r a c t <text:s text:c="2"/>( o t h e r <text:s text:c="2"/>t h a n p u r s u a n t <text:s text:c="2"/>t o <text:s text:c="2"/>c l a u s e <text:s text:c="2"/>2 0 . 4 . 2 ) , <text:s text:c="2"/>t h e <text:s text:c="2"/>T r u s t m a y <text:s text:c="2"/>c o v e r <text:s text:c="2"/>t h e <text:s text:c="2"/>S e r v i c e s <text:s text:c="2"/>a n d <text:s text:c="2"/>r e c o v e r f r o m <text:s text:c="2"/>t h e C o n t r a c t o r <text:s text:c="2"/>a n y <text:s text:c="2"/>c o s t s <text:s text:c="2"/>i n c u r r e d <text:s text:c="2"/>b y <text:s text:c="2"/>t h e T r u s t <text:s text:c="2"/>e i t h e r <text:s text:c="2"/>b y <text:s text:c="2"/>i t s e l f , <text:s text:c="2"/>o r <text:s text:c="2"/>b y <text:s text:c="2"/>e m p l o y i n g o t h e r c o n t r a c t o r s <text:s text:c="2"/>t o <text:s text:c="2"/>c a r r y <text:s text:c="2"/>o u t <text:s text:c="2"/>t h e <text:s text:c="2"/>S e r v i c e s . I n <text:s text:c="2"/>c a l c u l a t i n g <text:s text:c="2"/>s u c h <text:s text:c="2"/>c o s t <text:s text:c="2"/>t h e r e <text:s text:c="2"/>s h a l l a l s o <text:s text:c="2"/>b e a d d e d <text:s text:c="2"/>a <text:s text:c="2"/>r e a s o n a b l e <text:s text:c="2"/>a d m i n i s t r a t i o n c h a r g e <text:s text:c="2"/>t o <text:s text:c="2"/>c o v e r <text:s text:c="2"/>t h e <text:s text:c="2"/>T r u s t ’ s</text:p>
          </table:table-cell>
          <table:table-cell office:value-type="string" calcext:value-type="string">
            <text:p>W e <text:s text:c="2"/>w i l l <text:s text:c="2"/>n o t <text:s text:c="2"/>a c c e p t <text:s text:c="2"/>t h i s <text:s text:c="2"/>c l a u s e W e <text:s text:c="2"/>w i l l <text:s text:c="2"/>n o t <text:s text:c="2"/>a c c e p t <text:s text:c="2"/>t h i s <text:s text:c="2"/>c l a u s e</text:p>
          </table:table-cell>
          <table:table-cell table:number-columns-repeated="1022"/>
        </table:table-row>
        <table:table-row table:style-name="ro1">
          <table:table-cell office:value-type="string" calcext:value-type="string">
            <text:p>T r u s t <text:s text:c="2"/>m a y <text:s text:c="2"/>c h a r g e <text:s text:c="2"/>t h e <text:s text:c="2"/>C o n t r a c t o r <text:s text:c="2"/>t h e c o s t <text:s text:c="2"/>o f <text:s text:c="2"/>a n y <text:s text:c="2"/>s e r v i c e s p r o v i d e d <text:s text:c="2"/>o r <text:s text:c="2"/>p r o c u r e d <text:s text:c="2"/>b y <text:s text:c="2"/>i t <text:s text:c="2"/>u n d e r c l a u s e <text:s text:c="2"/>7 . 1 . 2 <text:s text:c="2"/>t o g e t h e r <text:s text:c="2"/>w i t h <text:s text:c="2"/>a n a d m i n i s t r a t i o n <text:s text:c="2"/>c h a r g e <text:s text:c="2"/>e q u a l <text:s text:c="2"/>t o 1 0 % <text:s text:c="2"/>o f <text:s text:c="2"/>t h e <text:s text:c="2"/>c o s t <text:s text:c="2"/>o f <text:s text:c="2"/>s u c h <text:s text:c="2"/>s e r v i c e s <text:s text:c="2"/>t o t h e <text:s text:c="2"/>C o n t r a c t o r <text:s text:c="2"/>w h i c h <text:s text:c="2"/>r e p r e s e n t s <text:s text:c="2"/>a g e n u i n e <text:s text:c="2"/>p r e - e s t i m a t e <text:s text:c="2"/>o f t h e <text:s text:c="2"/>a d d i t i o n a l <text:s text:c="2"/>m a n a g e m e n t <text:s text:c="2"/>t i m e <text:s text:c="2"/>a n d c o s t s <text:s text:c="2"/>t o <text:s text:c="2"/>t h e <text:s text:c="2"/>T r u s t <text:s text:c="2"/>i n <text:s text:c="2"/>p r o c u r i n g <text:s text:c="2"/>t h e S e r v i c e s <text:s text:c="2"/>d u e <text:s text:c="2"/>t o <text:s text:c="2"/>a <text:s text:c="2"/>d e f a u l t b y <text:s text:c="2"/>t h e <text:s text:c="2"/>C o n t r a c t o r . 8 . 3 <text:s text:c="2"/>I f <text:s text:c="2"/>t h e <text:s text:c="2"/>C o n t r a c t o r <text:s text:c="2"/>d o e s <text:s text:c="2"/>n o t <text:s text:c="2"/>p r o v i d e a <text:s text:c="2"/>d r a f t <text:s text:c="2"/>C h a n g e <text:s text:c="2"/>O r d e r <text:s text:c="2"/>i n <text:s text:c="2"/>a c c o r d a n c e w i t h <text:s text:c="2"/>c l a u s e <text:s text:c="2"/>8 . 2 . 2 , <text:s text:c="2"/>t h e T r u s t <text:s text:c="2"/>c a n <text:s text:c="2"/>i s s u e <text:s text:c="2"/>a <text:s text:c="2"/>n o t i c e <text:s text:c="2"/>r e q u e s t i n g c o m p l i a n c e . <text:s text:c="2"/>S h o u l d <text:s text:c="2"/>t h e <text:s text:c="2"/>C o n t r a c t o r n o t <text:s text:c="2"/>c o m p l y <text:s text:c="2"/>w i t h <text:s text:c="2"/>t h e i n s t r u c t i o n s <text:s text:c="2"/>i n <text:s text:c="2"/>s u c h <text:s text:c="2"/>n o t i c e , <text:s text:c="2"/>t h e <text:s text:c="2"/>T r u s t m a y <text:s text:c="2"/>s e e k <text:s text:c="2"/>a l t e r n a t i v e <text:s text:c="2"/>p r o v i s i o n <text:s text:c="2"/>t o <text:s text:c="2"/>d e a l w i t h <text:s text:c="2"/>t h e <text:s text:c="2"/>c h a n g e s <text:s text:c="2"/>t o t h e <text:s text:c="2"/>S e r v i c e s <text:s text:c="2"/>s e t <text:s text:c="2"/>o u t <text:s text:c="2"/>i n <text:s text:c="2"/>t h e <text:s text:c="2"/>C h a n g e O r d e r <text:s text:c="2"/>a n d <text:s text:c="2"/>i s <text:s text:c="2"/>e n t i t l e d <text:s text:c="2"/>r e c o v e r <text:s text:c="2"/>a n y s u m s <text:s text:c="2"/>i n c u r r e d <text:s text:c="2"/>i n <text:s text:c="2"/>o b t a i n i n g t h i s <text:s text:c="2"/>a l t e r n a t i v e <text:s text:c="2"/>p r o v i s i o n <text:s text:c="2"/>f r o m <text:s text:c="2"/>t h e C o n t r a c t o r ; 9 . 1 0 <text:s text:c="2"/>I f <text:s text:c="2"/>t h e <text:s text:c="2"/>T r u s t <text:s text:c="2"/>f a i l s <text:s text:c="2"/>t o <text:s text:c="2"/>m a k e <text:s text:c="2"/>a p a y m e n t <text:s text:c="2"/>d u e <text:s text:c="2"/>t o <text:s text:c="2"/>t h e <text:s text:c="2"/>C o n t r a c t o r <text:s text:c="2"/>u n d e r t h i s <text:s text:c="2"/>a g r e e m e n t <text:s text:c="2"/>b y <text:s text:c="2"/>t h e <text:s text:c="2"/>d u e <text:s text:c="2"/>d a t e , t h e n , <text:s text:c="2"/>w i t h o u t <text:s text:c="2"/>l i m i t i n g <text:s text:c="2"/>t h e <text:s text:c="2"/>C o n t r a c t o r ’ s r e m e d i e s <text:s text:c="2"/>u n d e r <text:s text:c="2"/>c l a u s e <text:s text:c="2"/>2 0 ( T e r m i n a t i o n ) , <text:s text:c="2"/>t h e <text:s text:c="2"/>T r u s t <text:s text:c="2"/>s h a l l p a y <text:s text:c="2"/>i n t e r e s t <text:s text:c="2"/>o n <text:s text:c="2"/>t h e <text:s text:c="2"/>o v e r d u e <text:s text:c="2"/>s u m <text:s text:c="2"/>f r o m t h e <text:s text:c="2"/>d u e <text:s text:c="2"/>d a t e <text:s text:c="2"/>u n t i l <text:s text:c="2"/>p a y m e n t <text:s text:c="2"/>o f <text:s text:c="2"/>t h e o v e r d u e <text:s text:c="2"/>s u m , <text:s text:c="2"/>w h e t h e r b e f o r e <text:s text:c="2"/>o r <text:s text:c="2"/>a f t e r <text:s text:c="2"/>j u d g m e n t . <text:s text:c="2"/>I n t e r e s t u n d e r <text:s text:c="2"/>t h i s <text:s text:c="2"/>c l a u s e <text:s text:c="2"/>9 . 1 0 <text:s text:c="2"/>w i l l <text:s text:c="2"/>a c c r u e e a c h <text:s text:c="2"/>d a y <text:s text:c="2"/>a t <text:s text:c="2"/>4 % <text:s text:c="2"/>a <text:s text:c="2"/>y e a r a b o v e <text:s text:c="2"/>t h e <text:s text:c="2"/>B a n k <text:s text:c="2"/>o f <text:s text:c="2"/>E n g l a n d ’ s <text:s text:c="2"/>b a s e r a t e <text:s text:c="2"/>f r o m <text:s text:c="2"/>t i m e <text:s text:c="2"/>t o <text:s text:c="2"/>t i m e , <text:s text:c="2"/>b u t <text:s text:c="2"/>a t <text:s text:c="2"/>4 % <text:s text:c="2"/>a y e a r <text:s text:c="2"/>f o r <text:s text:c="2"/>a n y <text:s text:c="2"/>p e r i o d <text:s text:c="2"/>w h e n t h a t <text:s text:c="2"/>b a s e <text:s text:c="2"/>r a t e <text:s text:c="2"/>i s <text:s text:c="2"/>b e l o w <text:s text:c="2"/>0 % . 9 . 1 2 . <text:s text:c="2"/>T h e <text:s text:c="2"/>C h a r g e s <text:s text:c="2"/>s h a l l <text:s text:c="2"/>b e <text:s text:c="2"/>s u b j e c t <text:s text:c="2"/>t o r e v i e w <text:s text:c="2"/>o n <text:s text:c="2"/>e a c h <text:s text:c="2"/>a n n i v e r s a r y <text:s text:c="2"/>o f <text:s text:c="2"/>t h e C o m m e n c e m e n t <text:s text:c="2"/>D a t e . <text:s text:c="2"/>I f <text:s text:c="2"/>t h e p a r t i e s <text:s text:c="2"/>a r e <text:s text:c="2"/>u n a b l e <text:s text:c="2"/>t o <text:s text:c="2"/>r e a c h <text:s text:c="2"/>a g r e e m e n t a s <text:s text:c="2"/>t o <text:s text:c="2"/>t h e <text:s text:c="2"/>r e v i s e d <text:s text:c="2"/>C h a r g e s <text:s text:c="2"/>w i t h i n <text:s text:c="2"/>o n e m o n t h <text:s text:c="2"/>o f <text:s text:c="2"/>t h e <text:s text:c="2"/>d a t e f o r <text:s text:c="2"/>a n n u a l <text:s text:c="2"/>r e v i e w , <text:s text:c="2"/>t h e <text:s text:c="2"/>C h a r g e s <text:s text:c="2"/>t h e n <text:s text:c="2"/>i n f o r c e <text:s text:c="2"/>s h a l l <text:s text:c="2"/>b e <text:s text:c="2"/>i n c r e a s e d <text:s text:c="2"/>i n</text:p>
          </table:table-cell>
          <table:table-cell office:value-type="string" calcext:value-type="string">
            <text:p>W e <text:s text:c="2"/>w i l l <text:s text:c="2"/>n o t <text:s text:c="2"/>p a y <text:s text:c="2"/>a n y <text:s text:c="2"/>c o s t s <text:s text:c="2"/>f o r <text:s text:c="2"/>t h e <text:s text:c="2"/>T r u s t <text:s text:c="2"/>o b t a i n i n g <text:s text:c="2"/>s e r v i c e s e l s e w h e r e . A s <text:s text:c="2"/>a <text:s text:c="2"/>p u b l i c <text:s text:c="2"/>b o d y <text:s text:c="2"/>i t <text:s text:c="2"/>i s <text:s text:c="2"/>n o t <text:s text:c="2"/>u n r e a s o n a b l e <text:s text:c="2"/>t o <text:s text:c="2"/>e x p e c t <text:s text:c="2"/>t h e <text:s text:c="2"/>T r u s t t o <text:s text:c="2"/>a d h e r e <text:s text:c="2"/>t o <text:s text:c="2"/>t h e <text:s text:c="2"/>L a t e <text:s text:c="2"/>P a y m e n t <text:s text:c="2"/>o f <text:s text:c="2"/>C o m m e r c i a l <text:s text:c="2"/>D e b t s ( I n t e r e s t ) <text:s text:c="2"/>A c t <text:s text:c="2"/>1 9 9 8 , <text:s text:c="2"/>t h e r e f o r e <text:s text:c="2"/>w e <text:s text:c="2"/>w o u l d <text:s text:c="2"/>r e q u i r e <text:s text:c="2"/>t h i s <text:s text:c="2"/>c l a u s e t o <text:s text:c="2"/>b e <text:s text:c="2"/>a m e n d e d <text:s text:c="2"/>t o <text:s text:c="2"/>r e f l e c t <text:s text:c="2"/>t h i s . W e <text:s text:c="2"/>a r e <text:s text:c="2"/>u n c e r t a i n <text:s text:c="2"/>a s <text:s text:c="2"/>t o <text:s text:c="2"/>w h a t <text:s text:c="2"/>‘ <text:s text:c="2"/>s e t <text:s text:c="2"/>o u t <text:s text:c="2"/>i n <text:s text:c="2"/>1 ’ <text:s text:c="2"/>r e f e r s <text:s text:c="2"/>t o .</text:p>
          </table:table-cell>
          <table:table-cell table:number-columns-repeated="1022"/>
        </table:table-row>
        <table:table-row table:style-name="ro1">
          <table:table-cell office:value-type="string" calcext:value-type="string">
            <text:p>o f <text:s text:c="2"/>a n y <text:s text:c="2"/>p a r t <text:s text:c="2"/>o f <text:s text:c="2"/>t h e <text:s text:c="2"/>S e r v i c e s <text:s text:c="2"/>t o <text:s text:c="2"/>w h i c h s u c h <text:s text:c="2"/>D e f a u l t r e l a t e s <text:s text:c="2"/>u n t i l <text:s text:c="2"/>s u c h <text:s text:c="2"/>t i m e <text:s text:c="2"/>a s <text:s text:c="2"/>t h e C o n t r a c t o r ’ s <text:s text:c="2"/>R e p r e s e n t a t i v e <text:s text:c="2"/>s h a l l h a v e <text:s text:c="2"/>p r o v i d e d <text:s text:c="2"/>t o <text:s text:c="2"/>t h e s a t i s f a c t i o n <text:s text:c="2"/>o f <text:s text:c="2"/>t h e <text:s text:c="2"/>T r u s t ’ s R e p r e s e n t a t i v e <text:s text:c="2"/>t h a t <text:s text:c="2"/>s u c h <text:s text:c="2"/>p a r t <text:s text:c="2"/>o f <text:s text:c="2"/>t h e S e r v i c e s <text:s text:c="2"/>w i l l <text:s text:c="2"/>o n c e m o r e <text:s text:c="2"/>b e <text:s text:c="2"/>p r o v i d e d <text:s text:c="2"/>b y <text:s text:c="2"/>t h e <text:s text:c="2"/>C o n t r a c t o r <text:s text:c="2"/>t o t h e <text:s text:c="2"/>s p e c i f i e d <text:s text:c="2"/>s t a n d a r d 7 . 1 . 3 <text:s text:c="2"/>t e r m i n a t e <text:s text:c="2"/>a n y <text:s text:c="2"/>a s p e c t <text:s text:c="2"/>o f <text:s text:c="2"/>t h e S e r v i c e s <text:s text:c="2"/>t o <text:s text:c="2"/>w h i c h <text:s text:c="2"/>t h e <text:s text:c="2"/>D e f a u l t <text:s text:c="2"/>r e l a t e s , a n d <text:s text:c="2"/>t h e r e a f t e r i t s e l f <text:s text:c="2"/>p r o v i d e <text:s text:c="2"/>o r <text:s text:c="2"/>p r o c u r e <text:s text:c="2"/>t h e <text:s text:c="2"/>p r o v i s i o n o f <text:s text:c="2"/>t h e <text:s text:c="2"/>s a i d <text:s text:c="2"/>S e r v i c e s <text:s text:c="2"/>a n d <text:s text:c="2"/>w i t h o u t t e r m i n a t i n g t h e <text:s text:c="2"/>w h o l e <text:s text:c="2"/>o f <text:s text:c="2"/>t h i s <text:s text:c="2"/>a g r e e m e n t <text:s text:c="2"/>i n <text:s text:c="2"/>w h o l e o r <text:s text:c="2"/>p a r t <text:s text:c="2"/>d e d u c t <text:s text:c="2"/>f r o m <text:s text:c="2"/>a n y <text:s text:c="2"/>m o n t h l y <text:s text:c="2"/>s u m p a y a b l e t o <text:s text:c="2"/>t h e <text:s text:c="2"/>C o n t r a c t o r <text:s text:c="2"/>s u c h <text:s text:c="2"/>p r o p o r t i o n t h e r e o f <text:s text:c="2"/>a s <text:s text:c="2"/>i s <text:s text:c="2"/>f a i r <text:s text:c="2"/>a n d <text:s text:c="2"/>r e a s o n a b l e h a v i n g <text:s text:c="2"/>r e g a r d <text:s text:c="2"/>t o t h e <text:s text:c="2"/>p e r i o d <text:s text:c="2"/>o f <text:s text:c="2"/>t h e <text:s text:c="2"/>r e l e v a n t <text:s text:c="2"/>D e f a u l t <text:s text:c="2"/>a n d t o <text:s text:c="2"/>t h e <text:s text:c="2"/>t e r m s <text:s text:c="2"/>o f <text:s text:c="2"/>t h i s <text:s text:c="2"/>C o n t r a c t . 7 . 2 <text:s text:c="2"/>W h e r e <text:s text:c="2"/>t h e <text:s text:c="2"/>C o n t r a c t o r <text:s text:c="2"/>f a i l s <text:s text:c="2"/>t o r e m e d y <text:s text:c="2"/>t h e <text:s text:c="2"/>D e f a u l t <text:s text:c="2"/>a s <text:s text:c="2"/>d e f i n e d <text:s text:c="2"/>i n <text:s text:c="2"/>t h e D e f a u l t <text:s text:c="2"/>N o t i c e , <text:s text:c="2"/>o r <text:s text:c="2"/>f a i l s <text:s text:c="2"/>t o r e m e d y <text:s text:c="2"/>t h e <text:s text:c="2"/>D e f a u l t <text:s text:c="2"/>w i t h i n <text:s text:c="2"/>t h e <text:s text:c="2"/>t i m e a l l o w e d , <text:s text:c="2"/>t h e <text:s text:c="2"/>T r u s t <text:s text:c="2"/>w i l l <text:s text:c="2"/>b e <text:s text:c="2"/>e n t i t l e d ( w i t h o u t <text:s text:c="2"/>p r e j u d i c e <text:s text:c="2"/>t o <text:s text:c="2"/>a n y o t h e r <text:s text:c="2"/>r i g h t s <text:s text:c="2"/>a n d <text:s text:c="2"/>r e m e d i e s <text:s text:c="2"/>i t <text:s text:c="2"/>m a y h a v e ) <text:s text:c="2"/>t o <text:s text:c="2"/>l e v y <text:s text:c="2"/>a <text:s text:c="2"/>c h a r g e <text:s text:c="2"/>( a <text:s text:c="2"/>“ m o n e t a r y d e f a u l t ” ) <text:s text:c="2"/>f o r <text:s text:c="2"/>e a c h <text:s text:c="2"/>D e f a u l t N o t i c e . <text:s text:c="2"/>T h e <text:s text:c="2"/>v a l u a t i o n <text:s text:c="2"/>o f <text:s text:c="2"/>a <text:s text:c="2"/>m o n e t a r y d e f a u l t <text:s text:c="2"/>i n <text:s text:c="2"/>a <text:s text:c="2"/>D e f a u l t <text:s text:c="2"/>N o t i c e <text:s text:c="2"/>w i l l <text:s text:c="2"/>r e f l e c t t h e <text:s text:c="2"/>g e n u i n e <text:s text:c="2"/>v a l u e <text:s text:c="2"/>o f t h e <text:s text:c="2"/>w o r k <text:s text:c="2"/>t h a t <text:s text:c="2"/>t h e <text:s text:c="2"/>C o n t r a c t o r <text:s text:c="2"/>h a s c o n t r a c t e d <text:s text:c="2"/>t o <text:s text:c="2"/>d o <text:s text:c="2"/>b u t <text:s text:c="2"/>h a s <text:s text:c="2"/>n o t <text:s text:c="2"/>d o n e , <text:s text:c="2"/>o r h a s <text:s text:c="2"/>n o t <text:s text:c="2"/>d o n e <text:s text:c="2"/>i n <text:s text:c="2"/>t h e s a t i s f a c t o r y <text:s text:c="2"/>m a n n e r . <text:s text:c="2"/>W h e r e <text:s text:c="2"/>a m o n e t a r y <text:s text:c="2"/>d e f a u l t <text:s text:c="2"/>h a s <text:s text:c="2"/>b e e n <text:s text:c="2"/>l e v i e d <text:s text:c="2"/>a n d t h e <text:s text:c="2"/>C o n t r a c t o r <text:s text:c="2"/>h a s r e c t i f i e d <text:s text:c="2"/>t h e <text:s text:c="2"/>D e f a u l t <text:s text:c="2"/>b u t <text:s text:c="2"/>t h e n , <text:s text:c="2"/>w i t h i n <text:s text:c="2"/>a s h o r t <text:s text:c="2"/>t i m e , <text:s text:c="2"/>f a i l s <text:s text:c="2"/>t o <text:s text:c="2"/>m a i n t a i n <text:s text:c="2"/>t h e s t a n d a r d <text:s text:c="2"/>o f <text:s text:c="2"/>s e r v i c e , <text:s text:c="2"/>t h e T r u s t <text:s text:c="2"/>s h a l l <text:s text:c="2"/>i m m e d i a t e l y <text:s text:c="2"/>w i t h o u t p r e j u d i c e <text:s text:c="2"/>t o <text:s text:c="2"/>i t s <text:s text:c="2"/>o t h e r <text:s text:c="2"/>r i g h t s <text:s text:c="2"/>a n d r e m e d i e s <text:s text:c="2"/>b e <text:s text:c="2"/>e n t i t l e d <text:s text:c="2"/>t o <text:s text:c="2"/>l e v y <text:s text:c="2"/>a f u r t h e r <text:s text:c="2"/>m o n e t a r y <text:s text:c="2"/>d e f a u l t . 7 . 3 <text:s text:c="2"/>A s <text:s text:c="2"/>p a r t <text:s text:c="2"/>o f <text:s text:c="2"/>a <text:s text:c="2"/>m o n e t a r y <text:s text:c="2"/>d e f a u l t <text:s text:c="2"/>t h e</text:p>
          </table:table-cell>
          <table:table-cell office:value-type="string" calcext:value-type="string">
            <text:p>W e <text:s text:c="2"/>i n v o i c e <text:s text:c="2"/>m o n t h l y <text:s text:c="2"/>i n <text:s text:c="2"/>a r r e a r s <text:s text:c="2"/>f o r <text:s text:c="2"/>t h e <text:s text:c="2"/>s e r v i c e s <text:s text:c="2"/>d e l i v e r e d , t h e r e f o r e <text:s text:c="2"/>w e <text:s text:c="2"/>w o u l d <text:s text:c="2"/>n o t <text:s text:c="2"/>e x p e c t <text:s text:c="2"/>t o <text:s text:c="2"/>h a v e <text:s text:c="2"/>b i l l e d <text:s text:c="2"/>t h e <text:s text:c="2"/>T r u s t <text:s text:c="2"/>f o r s e r v i c e s <text:s text:c="2"/>n o t <text:s text:c="2"/>d e l i v e r e d . W e <text:s text:c="2"/>w i l l <text:s text:c="2"/>n o t <text:s text:c="2"/>a c c e p t <text:s text:c="2"/>t h i s <text:s text:c="2"/>c l a u s e W e <text:s text:c="2"/>w i l l <text:s text:c="2"/>n o t <text:s text:c="2"/>a c c e p t <text:s text:c="2"/>t h i s <text:s text:c="2"/>c l a u s e .</text:p>
          </table:table-cell>
          <table:table-cell table:number-columns-repeated="1022"/>
        </table:table-row>
        <table:table-row table:style-name="ro1">
          <table:table-cell office:value-type="string" calcext:value-type="string">
            <text:p>q u a l i f i e d , <text:s text:c="2"/>s o m e <text:s text:c="2"/>p o i n t s <text:s text:c="2"/>j u s t <text:s text:c="2"/>r e q u i r e <text:s text:c="2"/>s e t t i n g <text:s text:c="2"/>o f <text:s text:c="2"/>c l i e n t <text:s text:c="2"/>e x p e c t a t i o n s . <text:s text:c="2"/>S o m e <text:s text:c="2"/>c l a u s e s <text:s text:c="2"/>w e <text:s text:c="2"/>w o u l d <text:s text:c="2"/>r e q u e s t <text:s text:c="2"/>t o b e <text:s text:c="2"/>a m e n d e d . C l a u s e s <text:s text:c="2"/>t o <text:s text:c="2"/>b e <text:s text:c="2"/>d i s c u s s e d 4 . 3 . 2 <text:s text:c="2"/>p u r c h a s e <text:s text:c="2"/>s u b s t i t u t e <text:s text:c="2"/>s e r v i c e s f r o m <text:s text:c="2"/>e l s e w h e r e <text:s text:c="2"/>a n d <text:s text:c="2"/>r e c l a i m <text:s text:c="2"/>f r o m <text:s text:c="2"/>t h e C o n t r a c t o r <text:s text:c="2"/>a n y a d d i t i o n a l <text:s text:c="2"/>c o s t s <text:s text:c="2"/>i n c u r r e d <text:s text:c="2"/>a s <text:s text:c="2"/>a <text:s text:c="2"/>r e s u l t <text:s text:c="2"/>o f p r o c u r i n g <text:s text:c="2"/>s u c h <text:s text:c="2"/>s e r v i c e s <text:s text:c="2"/>f r o m <text:s text:c="2"/>a <text:s text:c="2"/>t h i r d p a r t y i n s t e a d <text:s text:c="2"/>o f <text:s text:c="2"/>t h e <text:s text:c="2"/>C o n t r a c t o r ; 4 . 3 . 3 <text:s text:c="2"/>h o l d <text:s text:c="2"/>t h e <text:s text:c="2"/>C o n t r a c t o r <text:s text:c="2"/>a c c o u n t a b l e f o r <text:s text:c="2"/>a n y <text:s text:c="2"/>l o s s <text:s text:c="2"/>a n d <text:s text:c="2"/>a d d i t i o n a l <text:s text:c="2"/>c o s t s i n c u r r e d ; <text:s text:c="2"/>a n d 4 . 3 . 4 <text:s text:c="2"/>h a v e <text:s text:c="2"/>a n y <text:s text:c="2"/>s u m s <text:s text:c="2"/>p r e v i o u s l y <text:s text:c="2"/>p a i d b y <text:s text:c="2"/>t h e <text:s text:c="2"/>T r u s t <text:s text:c="2"/>t o <text:s text:c="2"/>t h e <text:s text:c="2"/>C o n t r a c t o r <text:s text:c="2"/>i n r e s p e c t <text:s text:c="2"/>o f <text:s text:c="2"/>t h e a f f e c t e d <text:s text:c="2"/>S e r v i c e s <text:s text:c="2"/>r e f u n d e d <text:s text:c="2"/>b y <text:s text:c="2"/>t h e C o n t r a c t o r . 6 . 1 A n y <text:s text:c="2"/>c o r r e s p o n d e n c e <text:s text:c="2"/>s e n t <text:s text:c="2"/>b y <text:s text:c="2"/>t h e C o n t r a c t o r <text:s text:c="2"/>t o <text:s text:c="2"/>t h e <text:s text:c="2"/>T r u s t <text:s text:c="2"/>w i l l <text:s text:c="2"/>b e s e q u e n t i a l l y <text:s text:c="2"/>n u m b e r e d <text:s text:c="2"/>b y <text:s text:c="2"/>t h e C o n t r a c t o r <text:s text:c="2"/>a n d <text:s text:c="2"/>s e n t <text:s text:c="2"/>t o <text:s text:c="2"/>t h e <text:s text:c="2"/>T r u s t ’ s R e p r e s e n t a t i v e . I f <text:s text:c="2"/>t h e <text:s text:c="2"/>C o n t r a c t o r <text:s text:c="2"/>f a i l s <text:s text:c="2"/>t o <text:s text:c="2"/>c o m p l y <text:s text:c="2"/>w i t h a n y <text:s text:c="2"/>o f <text:s text:c="2"/>i t s <text:s text:c="2"/>o b l i g a t i o n s <text:s text:c="2"/>u n d e r <text:s text:c="2"/>t h i s a g r e e m e n t <text:s text:c="2"/>( “ t h e <text:s text:c="2"/>D e f a u l t ” ) , t h e n <text:s text:c="2"/>w i t h o u t <text:s text:c="2"/>p r e j u d i c e <text:s text:c="2"/>t o <text:s text:c="2"/>a n y <text:s text:c="2"/>o t h e r r i g h t <text:s text:c="2"/>o r <text:s text:c="2"/>r e m e d y <text:s text:c="2"/>w h i c h <text:s text:c="2"/>t h e <text:s text:c="2"/>T r u s t <text:s text:c="2"/>m a y p o s s e s s <text:s text:c="2"/>i n <text:s text:c="2"/>r e s p e c t <text:s text:c="2"/>o f s u c h <text:s text:c="2"/>a <text:s text:c="2"/>f a i l u r e <text:s text:c="2"/>t h e <text:s text:c="2"/>T r u s t <text:s text:c="2"/>m a y <text:s text:c="2"/>d o <text:s text:c="2"/>o n e <text:s text:c="2"/>o r m o r e <text:s text:c="2"/>o f <text:s text:c="2"/>t h e <text:s text:c="2"/>f o l l o w i n g : 7 . 1 . 1 <text:s text:c="2"/>i s s u e <text:s text:c="2"/>a <text:s text:c="2"/>d e f a u l t <text:s text:c="2"/>n o t i c e <text:s text:c="2"/>( “ D e f a u l t N o t i c e ” ) <text:s text:c="2"/>t o <text:s text:c="2"/>t h e <text:s text:c="2"/>C o n t r a c t o r <text:s text:c="2"/>r e q u i r i n g t h e <text:s text:c="2"/>C o n t r a c t o r t o <text:s text:c="2"/>r e m e d y <text:s text:c="2"/>s u c h <text:s text:c="2"/>D e f a u l t <text:s text:c="2"/>w i t h i n <text:s text:c="2"/>s u c h t i m e <text:s text:c="2"/>a s <text:s text:c="2"/>m a y <text:s text:c="2"/>b e <text:s text:c="2"/>s p e c i f i e d <text:s text:c="2"/>b y <text:s text:c="2"/>p r o v i d i n g , w i t h o u t f u r t h e r <text:s text:c="2"/>c h a r g e <text:s text:c="2"/>t o <text:s text:c="2"/>t h e <text:s text:c="2"/>T r u s t <text:s text:c="2"/>a n y <text:s text:c="2"/>p a r t <text:s text:c="2"/>o f t h e <text:s text:c="2"/>S e r v i c e s <text:s text:c="2"/>t o <text:s text:c="2"/>w h i c h <text:s text:c="2"/>s u c h <text:s text:c="2"/>f a i l u r e r e l a t e s ; 7 . 1 . 2 <text:s text:c="2"/>p r o v i d e <text:s text:c="2"/>o r <text:s text:c="2"/>p r o c u r e <text:s text:c="2"/>t h e <text:s text:c="2"/>p r o v i s i o n</text:p>
          </table:table-cell>
          <table:table-cell office:value-type="string" calcext:value-type="string">
            <text:p>R e a s o n <text:s text:c="2"/>f o r <text:s text:c="2"/>d i s c u s s i o n W e <text:s text:c="2"/>i n v o i c e <text:s text:c="2"/>m o n t h l y <text:s text:c="2"/>i n <text:s text:c="2"/>a r r e a r s <text:s text:c="2"/>s o <text:s text:c="2"/>i t <text:s text:c="2"/>i s <text:s text:c="2"/>h i g h l y <text:s text:c="2"/>u n l i k e l y <text:s text:c="2"/>t h a t t h e <text:s text:c="2"/>T r u s t <text:s text:c="2"/>w i l l <text:s text:c="2"/>h a v e <text:s text:c="2"/>p a i d <text:s text:c="2"/>f o r <text:s text:c="2"/>s e r v i c e s <text:s text:c="2"/>u n d e l i v e r e d . W e <text:s text:c="2"/>w i l l <text:s text:c="2"/>n o t <text:s text:c="2"/>a c c e p t <text:s text:c="2"/>a n y <text:s text:c="2"/>c h a r g e s <text:s text:c="2"/>f o r <text:s text:c="2"/>s e r v i c e s <text:s text:c="2"/>o b t a i n e d e l s e w h e r e <text:s text:c="2"/>n o r <text:s text:c="2"/>c l a i m s <text:s text:c="2"/>f o r <text:s text:c="2"/>a n y <text:s text:c="2"/>l o s s e s <text:s text:c="2"/>w h e r e <text:s text:c="2"/>n e g l i g e n c e <text:s text:c="2"/>o n o u r <text:s text:c="2"/>p a r t <text:s text:c="2"/>h a s <text:s text:c="2"/>n o t <text:s text:c="2"/>b e e n <text:s text:c="2"/>p r o v e n . A s <text:s text:c="2"/>t h e <text:s text:c="2"/>T r u s t <text:s text:c="2"/>w i l l <text:s text:c="2"/>o n l y <text:s text:c="2"/>h a v e <text:s text:c="2"/>b e e n <text:s text:c="2"/>c h a r g e d <text:s text:c="2"/>f o r <text:s text:c="2"/>s e r v i c e s d e l i v e r e d <text:s text:c="2"/>w e <text:s text:c="2"/>w o u l d <text:s text:c="2"/>t o <text:s text:c="2"/>e x p e c t <text:s text:c="2"/>t o <text:s text:c="2"/>r e f u n d <text:s text:c="2"/>a n y <text:s text:c="2"/>p a r t <text:s text:c="2"/>o f <text:s text:c="2"/>t h e S e r v i c e s <text:s text:c="2"/>a l r e a d y <text:s text:c="2"/>d e l i v e r e d . A l l <text:s text:c="2"/>d o c u m e n t s / r e p o r t s <text:s text:c="2"/>e t c . <text:s text:c="2"/>w i l l <text:s text:c="2"/>b e <text:s text:c="2"/>u n i q u e l y <text:s text:c="2"/>n u m b e r e d , <text:s text:c="2"/>b u t n o t <text:s text:c="2"/>n e c e s s a r i l y <text:s text:c="2"/>c o n s e c u t i v e . W e <text:s text:c="2"/>i n v o i c e <text:s text:c="2"/>m o n t h l y <text:s text:c="2"/>i n <text:s text:c="2"/>a r r e a r s <text:s text:c="2"/>f o r <text:s text:c="2"/>t h e <text:s text:c="2"/>s e r v i c e s <text:s text:c="2"/>d e l i v e r e d , t h e r e f o r e <text:s text:c="2"/>w e <text:s text:c="2"/>w o u l d <text:s text:c="2"/>n o t <text:s text:c="2"/>e x p e c t <text:s text:c="2"/>t o <text:s text:c="2"/>h a v e <text:s text:c="2"/>b i l l e d <text:s text:c="2"/>t h e <text:s text:c="2"/>T r u s t <text:s text:c="2"/>f o r s e r v i c e s <text:s text:c="2"/>n o t <text:s text:c="2"/>d e l i v e r e d .</text:p>
          </table:table-cell>
          <table:table-cell table:number-columns-repeated="1022"/>
        </table:table-row>
        <table:table-row table:style-name="ro1">
          <table:table-cell office:value-type="string" calcext:value-type="string">
            <text:p>a c c o r d a n c e <text:s text:c="2"/>w i t h <text:s text:c="2"/>t h e <text:s text:c="2"/>y e a r l y i n c r e a s e <text:s text:c="2"/>f i g u r e s <text:s text:c="2"/>s e t <text:s text:c="2"/>o u t <text:s text:c="2"/>i n <text:s text:c="2"/>1 . <text:s text:c="2"/>W h e r e n o <text:s text:c="2"/>s u c h <text:s text:c="2"/>y e a r l y <text:s text:c="2"/>i n c r e a s e <text:s text:c="2"/>f i g u r e <text:s text:c="2"/>h a v e b e e n <text:s text:c="2"/>p r o v i d e d , <text:s text:c="2"/>t h e C h a r g e s <text:s text:c="2"/>w i l l <text:s text:c="2"/>n o t <text:s text:c="2"/>b e <text:s text:c="2"/>i n c r e a s e d . 1 0 . <text:s text:c="2"/>A u d i t 1 0 . 4 T h e <text:s text:c="2"/>T r u s t <text:s text:c="2"/>a n d <text:s text:c="2"/>i t s <text:s text:c="2"/>p r o f e s s i o n a l a d v i s e r s <text:s text:c="2"/>s h a l l <text:s text:c="2"/>h a v e <text:s text:c="2"/>t h e <text:s text:c="2"/>r i g h t <text:s text:c="2"/>t o <text:s text:c="2"/>t a k e c o p i e s <text:s text:c="2"/>o f <text:s text:c="2"/>a n y <text:s text:c="2"/>r e c o r d s <text:s text:c="2"/>w h i c h t h e y <text:s text:c="2"/>r e a s o n a b l y <text:s text:c="2"/>r e q u i r e <text:s text:c="2"/>a n d <text:s text:c="2"/>r e m o v e s u c h <text:s text:c="2"/>c o p i e s <text:s text:c="2"/>a n d <text:s text:c="2"/>t h e <text:s text:c="2"/>C o n t r a c t o r <text:s text:c="2"/>s h a l l p r o v i d e <text:s text:c="2"/>t h e n e c e s s a r y <text:s text:c="2"/>f a c i l i t i e s <text:s text:c="2"/>t o <text:s text:c="2"/>a s s i s t <text:s text:c="2"/>i n c o p y i n g <text:s text:c="2"/>f r e e <text:s text:c="2"/>o f <text:s text:c="2"/>c h a r g e . 1 1 . 2 . 1 <text:s text:c="2"/>t h e <text:s text:c="2"/>C o n t r a c t o r <text:s text:c="2"/>a s s i g n s <text:s text:c="2"/>t o <text:s text:c="2"/>t h e T r u s t , <text:s text:c="2"/>w i t h <text:s text:c="2"/>f u l l <text:s text:c="2"/>t i t l e <text:s text:c="2"/>g u a r a n t e e <text:s text:c="2"/>a n d <text:s text:c="2"/>f r e e f r o m <text:s text:c="2"/>a l l <text:s text:c="2"/>t h i r d p a r t y <text:s text:c="2"/>r i g h t s , <text:s text:c="2"/>a l l <text:s text:c="2"/>I n t e l l e c t u a l <text:s text:c="2"/>P r o p e r t y R i g h t s <text:s text:c="2"/>i n <text:s text:c="2"/>t h e <text:s text:c="2"/>D e l i v e r a b l e s ; 1 1 . 2 . 2 <text:s text:c="2"/>t h e <text:s text:c="2"/>C o n t r a c t o r <text:s text:c="2"/>s h a l l <text:s text:c="2"/>o b t a i n w a i v e r s <text:s text:c="2"/>o f <text:s text:c="2"/>a l l <text:s text:c="2"/>m o r a l <text:s text:c="2"/>r i g h t s <text:s text:c="2"/>i n <text:s text:c="2"/>t h e D e l i v e r a b l e s <text:s text:c="2"/>t o <text:s text:c="2"/>w h i c h a n y <text:s text:c="2"/>i n d i v i d u a l <text:s text:c="2"/>i s <text:s text:c="2"/>n o w <text:s text:c="2"/>o r <text:s text:c="2"/>m a y <text:s text:c="2"/>b e <text:s text:c="2"/>a t <text:s text:c="2"/>a n y f u t u r e <text:s text:c="2"/>t i m e <text:s text:c="2"/>e n t i t l e d <text:s text:c="2"/>u n d e r <text:s text:c="2"/>C h a p t e r <text:s text:c="2"/>I V o f <text:s text:c="2"/>P a r t I <text:s text:c="2"/>o f <text:s text:c="2"/>t h e <text:s text:c="2"/>C o p y r i g h t <text:s text:c="2"/>D e s i g n s <text:s text:c="2"/>a n d P a t e n t s <text:s text:c="2"/>A c t <text:s text:c="2"/>1 9 8 8 <text:s text:c="2"/>o r <text:s text:c="2"/>a n y <text:s text:c="2"/>s i m i l a r p r o v i s i o n s <text:s text:c="2"/>o f <text:s text:c="2"/>l a w <text:s text:c="2"/>i n a n y <text:s text:c="2"/>j u r i s d i c t i o n ; <text:s text:c="2"/>a n d 1 5 . 5 . 1 . 2 <text:s text:c="2"/>s h a l l <text:s text:c="2"/>n o t <text:s text:c="2"/>a m e n d <text:s text:c="2"/>t h e C o n t r a c t o r <text:s text:c="2"/>P r i v a c y <text:s text:c="2"/>P o l i c y <text:s text:c="2"/>w i t h o u t <text:s text:c="2"/>t h e T r u s t ’ s <text:s text:c="2"/>p r i o r w r i t t e n <text:s text:c="2"/>c o n s e n t ; 1 5 . 7 . 8 <text:s text:c="2"/>a t <text:s text:c="2"/>t h e <text:s text:c="2"/>w r i t t e n <text:s text:c="2"/>d i r e c t i o n <text:s text:c="2"/>o f <text:s text:c="2"/>t h e T r u s t , <text:s text:c="2"/>a m e n d , <text:s text:c="2"/>t r a n s f e r <text:s text:c="2"/>o r <text:s text:c="2"/>d e l e t e <text:s text:c="2"/>T r u s t P e r s o n a l <text:s text:c="2"/>D a t a .</text:p>
          </table:table-cell>
          <table:table-cell office:value-type="string" calcext:value-type="string">
            <text:p>P l e a s e <text:s text:c="2"/>n o t e <text:s text:c="2"/>t h a t <text:s text:c="2"/>O H <text:s text:c="2"/>r e c o r d s <text:s text:c="2"/>w i l l <text:s text:c="2"/>c o n t a i n <text:s text:c="2"/>m e d i c a l i n f o r m a t i o n <text:s text:c="2"/>w h i c h <text:s text:c="2"/>t h e <text:s text:c="2"/>T r u s t <text:s text:c="2"/>m a y <text:s text:c="2"/>n o t <text:s text:c="2"/>h a v e <text:s text:c="2"/>a c c e s s <text:s text:c="2"/>t o w i t h o u t <text:s text:c="2"/>t h e <text:s text:c="2"/>r e f e r r e d <text:s text:c="2"/>e m p l o y e e s <text:s text:c="2"/>e x p r e s s <text:s text:c="2"/>p e r m i s s i o n . T h e <text:s text:c="2"/>T r u s t <text:s text:c="2"/>u s e r s <text:s text:c="2"/>( b a s e d <text:s text:c="2"/>o n <text:s text:c="2"/>p e r m i s s i o n s ) <text:s text:c="2"/>w i l l <text:s text:c="2"/>h a v e <text:s text:c="2"/>a c c e s s t o <text:s text:c="2"/>a l l <text:s text:c="2"/>n o n - m e d i c a l <text:s text:c="2"/>r e c o r d s <text:s text:c="2"/>a n y w a y . T h e <text:s text:c="2"/>d e f i n i t i o n <text:s text:c="2"/>o f <text:s text:c="2"/>t h e <text:s text:c="2"/>I P <text:s text:c="2"/>c l a u s e <text:s text:c="2"/>t o g e t h e r <text:s text:c="2"/>w i t h <text:s text:c="2"/>t h e <text:s text:c="2"/>d e f i n i t i o n o f <text:s text:c="2"/>D e l i v e r a b l e s <text:s text:c="2"/>w o u l d <text:s text:c="2"/>e f f e c t i v e l y <text:s text:c="2"/>g i v e <text:s text:c="2"/>I P <text:s text:c="2"/>r i g h t s <text:s text:c="2"/>t o <text:s text:c="2"/>t h e <text:s text:c="2"/>T r u s t i n <text:s text:c="2"/>t h e <text:s text:c="2"/>d e s i g n <text:s text:c="2"/>o f <text:s text:c="2"/>f o r m s , <text:s text:c="2"/>q u e s t i o n n a i r e s <text:s text:c="2"/>e t c . W h i l s t <text:s text:c="2"/>w e <text:s text:c="2"/>a c c e p t <text:s text:c="2"/>t h e <text:s text:c="2"/>T r u s t <text:s text:c="2"/>o w n <text:s text:c="2"/>t h e <text:s text:c="2"/>d a t a <text:s text:c="2"/>p r o v i d e <text:s text:c="2"/>w i t h i n t h o s e <text:s text:c="2"/>f o r m s <text:s text:c="2"/>w e <text:s text:c="2"/>d o <text:s text:c="2"/>n o t <text:s text:c="2"/>a g r e e <text:s text:c="2"/>t o <text:s text:c="2"/>p r o v i d i n g <text:s text:c="2"/>t h e <text:s text:c="2"/>T r u s t <text:s text:c="2"/>w i t h t h e <text:s text:c="2"/>I P <text:s text:c="2"/>i n <text:s text:c="2"/>t h e <text:s text:c="2"/>d e s i g n <text:s text:c="2"/>o f <text:s text:c="2"/>t h o s e <text:s text:c="2"/>f o r m s / p r o c e s s e s . F o r <text:s text:c="2"/>e x a m p l e , <text:s text:c="2"/>i f <text:s text:c="2"/>w e <text:s text:c="4"/>u n d e r t a k e <text:s text:c="2"/>a <text:s text:c="2"/>s t r e s s <text:s text:c="2"/>a s s e s s m e n t , <text:s text:c="2"/>t h e n t h e <text:s text:c="2"/>T r u s t <text:s text:c="2"/>o w n <text:s text:c="2"/>t h e <text:s text:c="2"/>d a t a <text:s text:c="2"/>w i t h i n <text:s text:c="2"/>t h e <text:s text:c="2"/>f o r m s <text:s text:c="2"/>m a k i n g <text:s text:c="2"/>u p <text:s text:c="2"/>t h a t a s s e s s m e n t <text:s text:c="2"/>b u t <text:s text:c="2"/>t h e y <text:s text:c="2"/>d o <text:s text:c="2"/>n o t <text:s text:c="2"/>o w n <text:s text:c="2"/>t h e <text:s text:c="2"/>f o r m s , <text:s text:c="2"/>a n d <text:s text:c="2"/>t h e <text:s text:c="2"/>T r u s t w o u l d <text:s text:c="2"/>n o t <text:s text:c="2"/>b e <text:s text:c="2"/>a l l o w e d <text:s text:c="2"/>t o <text:s text:c="2"/>c o n t i n u e <text:s text:c="2"/>t o <text:s text:c="2"/>u s e <text:s text:c="2"/>t h o s e f o r m s / p r o c e s s <text:s text:c="2"/>a f t e r <text:s text:c="2"/>c o n t r a c t <text:s text:c="2"/>e n d . A n <text:s text:c="2"/>u p d a t e <text:s text:c="2"/>t o <text:s text:c="2"/>t h e <text:s text:c="2"/>d e f i n i t i o n <text:s text:c="2"/>o f <text:s text:c="2"/>D e l i v e r a b l e s <text:s text:c="2"/>r e f e r r i n g <text:s text:c="2"/>t h e t h e <text:s text:c="2"/>‘ c o n t e n t <text:s text:c="2"/>o f <text:s text:c="2"/>d o c u m e n t s , <text:s text:c="2"/>p r o d u c t s <text:s text:c="2"/>a n d <text:s text:c="2"/>m a t e r i a l s ’ <text:s text:c="2"/>w i l l m a k e <text:s text:c="2"/>t h i s <text:s text:c="2"/>c l e a r . W e <text:s text:c="2"/>f e e l <text:s text:c="2"/>t h i s <text:s text:c="2"/>i s <text:s text:c="2"/>u n n e c e s s a r i l y <text:s text:c="2"/>r e s t r i c t i v e . <text:s text:c="2"/>I t <text:s text:c="2"/>i s <text:s text:c="2"/>e n o u g h <text:s text:c="2"/>t o r e q u i r e <text:s text:c="2"/>u s <text:s text:c="2"/>t o <text:s text:c="2"/>w o r k <text:s text:c="2"/>w i t h <text:s text:c="2"/>G D P R . <text:s text:c="2"/>W e <text:s text:c="2"/>c a n n o t <text:s text:c="2"/>a c c e p t <text:s text:c="2"/>c l i e n t s d e t e r m i n i n g <text:s text:c="2"/>w h e t h e r <text:s text:c="2"/>w e <text:s text:c="2"/>u p d a t e <text:s text:c="2"/>o u r <text:s text:c="2"/>p o l i c i e s . W e <text:s text:c="2"/>r e t a i n <text:s text:c="2"/>O H <text:s text:c="2"/>r e c o r d s <text:s text:c="2"/>f o r <text:s text:c="2"/>e m p l o y e e s <text:s text:c="2"/>r e f e r r e d <text:s text:c="2"/>t o <text:s text:c="2"/>u s <text:s text:c="2"/>i n a c c o r d a n c e <text:s text:c="2"/>w i t h <text:s text:c="2"/>o u r <text:s text:c="2"/>D a t a <text:s text:c="2"/>r e t e n t i o n <text:s text:c="2"/>P o l i c y <text:s text:c="2"/>w h i c h <text:s text:c="2"/>i s <text:s text:c="2"/>w r i t t e n i n <text:s text:c="2"/>a c c o r d a n c e <text:s text:c="2"/>w i t h <text:s text:c="2"/>t h e <text:s text:c="2"/>F a c u l t y <text:s text:c="2"/>o f <text:s text:c="2"/>O c c u p a t i o n a l <text:s text:c="2"/>M e d i c i n e g u i d e l i n e s <text:s text:c="2"/>i n <text:s text:c="2"/>t o <text:s text:c="2"/>r e t a i n <text:s text:c="2"/>d a t a <text:s text:c="2"/>f o r <text:s text:c="2"/>6 <text:s text:c="2"/>y e a r s <text:s text:c="2"/>p o s t <text:s text:c="2"/>c o n t r a c t</text:p>
          </table:table-cell>
          <table:table-cell table:number-columns-repeated="1022"/>
        </table:table-row>
        <table:table-row table:style-name="ro1">
          <table:table-cell office:value-type="string" calcext:value-type="string">
            <text:p>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text:s text:c="2"/>S o m e <text:s text:c="2"/>c l a u s e s <text:s text:c="2"/>w e <text:s text:c="2"/>w o u l d <text:s text:c="2"/>r e q u e s t <text:s text:c="2"/>t o <text:s text:c="2"/>b e <text:s text:c="2"/>a m e n d e d . R e a s o n <text:s text:c="2"/>f o r <text:s text:c="2"/>d i s c u s s i o n C l a u s e <text:s text:c="2"/>i s <text:s text:c="2"/>o n e - s i d e d <text:s text:c="2"/>o r <text:s text:c="2"/>u n f a i r , <text:s text:c="2"/>o r c o u l d <text:s text:c="2"/>b e <text:s text:c="2"/>m i t i g a t e d <text:s text:c="2"/>w i t h <text:s text:c="2"/>d i s p u t e r e s o l u t i o n <text:s text:c="2"/>p r o c e d u r e s C l a u s e <text:s text:c="2"/>i s <text:s text:c="2"/>n o t <text:s text:c="2"/>i n <text:s text:c="2"/>l i n e <text:s text:c="2"/>w i t h l e g i s l a t i o n , <text:s text:c="2"/>g u i d a n c e <text:s text:c="2"/>o r <text:s text:c="2"/>b e s t p r a c t i c e O R r e f e r e n c e s <text:s text:c="2"/>t o <text:s text:c="2"/>l e g i s l a t i o n , <text:s text:c="2"/>g u i d a n c e</text:p>
          </table:table-cell>
          <table:table-cell office:value-type="string" calcext:value-type="string">
            <text:p>C l a u s e s <text:s text:c="2"/>t o <text:s text:c="2"/>b e <text:s text:c="2"/>d i s c u s s e d 5 . 6 <text:s text:c="2"/>( m a k e <text:s text:c="2"/>r e c i p r o c a l ) 6 <text:s text:c="2"/>( c h a n g e <text:s text:c="2"/>i n <text:s text:c="2"/>c o n t r a c t <text:s text:c="2"/>w i l l <text:s text:c="2"/>r e q u i r e <text:s text:c="2"/>p r i c i n g <text:s text:c="2"/>r e v i e w ) 1 0 <text:s text:c="2"/>( m a k e <text:s text:c="2"/>r e c i p r o c a l ) 1 6 . 1 . 2 <text:s text:c="2"/>( n o t <text:s text:c="2"/>r e a s o n a b l e <text:s text:c="2"/>t o <text:s text:c="2"/>t e r m i n a t e <text:s text:c="2"/>c o n t r a c t <text:s text:c="2"/>d u e <text:s text:c="2"/>t o S u p p l i e r <text:s text:c="2"/>P r o j e c t <text:s text:c="2"/>M a n a g e r <text:s text:c="2"/>b e i n g <text:s text:c="2"/>u n a v a i l a b l e , <text:s text:c="2"/>w h e n c o v e r <text:s text:c="2"/>w i l l <text:s text:c="2"/>b e <text:s text:c="2"/>p r o v i d e d <text:s text:c="2"/>a n d <text:s text:c="2"/>t h e <text:s text:c="2"/>p r o j e c t <text:s text:c="2"/>w i l l <text:s text:c="2"/>s t i l l <text:s text:c="2"/>b e m a n a g e d ) 1 6 . 3 <text:s text:c="2"/>( c h a n g e <text:s text:c="2"/>t o <text:s text:c="2"/>9 0 <text:s text:c="2"/>d a y s ’ ) 1 7 . 2 <text:s text:c="2"/>( m a k e <text:s text:c="2"/>r e c i p r o c a l ) 5 . 5 <text:s text:c="2"/>( i n t e r e s t <text:s text:c="2"/>w i l l <text:s text:c="2"/>b e <text:s text:c="2"/>c h a r g e d <text:s text:c="2"/>i n <text:s text:c="2"/>l i n e <text:s text:c="2"/>w i t h <text:s text:c="2"/>s t a t u t o r y <text:s text:c="2"/>l a t e p a y m e n t <text:s text:c="2"/>t e r m s ) 1 5 <text:s text:c="2"/>( c l a u s e s <text:s text:c="2"/>s h o u l d <text:s text:c="2"/>r e p r e s e n t <text:s text:c="2"/>c o n t r o l l e r - c o n t r o l l e r r e l a t i o n s h i p <text:s text:c="2"/>o r <text:s text:c="2"/>j o i n t <text:s text:c="2"/>d a t a <text:s text:c="2"/>c o n t r o l l e r <text:s text:c="2"/>r e l a t i o n s h i p )</text:p>
          </table:table-cell>
          <table:table-cell table:number-columns-repeated="1022"/>
        </table:table-row>
        <table:table-row table:style-name="ro1">
          <table:table-cell office:value-type="string" calcext:value-type="string">
            <text:p>d e v e l o p m e n t <text:s text:c="2"/>o r <text:s text:c="2"/>o t h e r w i s e <text:s text:c="2"/>o f <text:s text:c="2"/>I n t e l l e c t u a l P r o p e r t y <text:s text:c="2"/>R i g h t s <text:s text:c="2"/>b y <text:s text:c="2"/>t h e <text:s text:c="2"/>S u p p l i e r <text:s text:c="2"/>f o r <text:s text:c="2"/>t h e P u r c h a s e r , <text:s text:c="2"/>t h e <text:s text:c="2"/>P u r c h a s e r <text:s text:c="2"/>s h a l l <text:s text:c="2"/>o w n <text:s text:c="2"/>a l l <text:s text:c="2"/>s u c h I n t e l l e c t u a l <text:s text:c="2"/>P r o p e r t y <text:s text:c="2"/>R i g h t s . <text:s text:c="4"/>T h e <text:s text:c="2"/>S u p p l i e r h e r e b y <text:s text:c="2"/>a s s i g n s <text:s text:c="2"/>t o <text:s text:c="2"/>t h e <text:s text:c="2"/>P u r c h a s e r <text:s text:c="2"/>a b s o l u t e l y <text:s text:c="2"/>w i t h f u l l <text:s text:c="2"/>t i t l e <text:s text:c="2"/>g u a r a n t e e <text:s text:c="2"/>a l l <text:s text:c="2"/>i t s <text:s text:c="2"/>p r o p e r t y , <text:s text:c="2"/>r i g h t , <text:s text:c="2"/>t i t l e <text:s text:c="2"/>a n d i n t e r e s t <text:s text:c="2"/>i n <text:s text:c="2"/>s u c h <text:s text:c="2"/>I n t e l l e c t u a l <text:s text:c="2"/>P r o p e r t y <text:s text:c="2"/>R i g h t s , i n c l u d i n g : <text:s text:c="2"/>( i ) <text:s text:c="2"/>a l l <text:s text:c="2"/>s t a t u t o r y <text:s text:c="2"/>a n d <text:s text:c="2"/>c o m m o n <text:s text:c="2"/>l a w <text:s text:c="2"/>r i g h t s ( i n c l u d i n g <text:s text:c="2"/>b u t <text:s text:c="2"/>n o t <text:s text:c="2"/>l i m i t e d <text:s text:c="2"/>t o <text:s text:c="2"/>t h e <text:s text:c="2"/>r i g h t <text:s text:c="2"/>t o <text:s text:c="2"/>b r i n g , m a k e , <text:s text:c="2"/>o p p o s e , <text:s text:c="2"/>d e f e n d , <text:s text:c="2"/>a p p e a l <text:s text:c="2"/>p r o c e e d i n g s , c l a i m s <text:s text:c="2"/>o r <text:s text:c="2"/>a c t i o n s <text:s text:c="2"/>a n d <text:s text:c="2"/>o b t a i n <text:s text:c="2"/>r e l i e f <text:s text:c="2"/>i n <text:s text:c="2"/>r e s p e c t <text:s text:c="2"/>o f a n y <text:s text:c="2"/>i n f r i n g e m e n t ) ; <text:s text:c="2"/>( i i ) <text:s text:c="2"/>t h e <text:s text:c="2"/>a b s o l u t e <text:s text:c="2"/>e n t i t l e m e n t <text:s text:c="2"/>t o a n y <text:s text:c="2"/>r e g i s t r a t i o n <text:s text:c="2"/>o f <text:s text:c="2"/>t h e <text:s text:c="2"/>I n t e l l e c t u a l <text:s text:c="2"/>P r o p e r t y R i g h t s ; <text:s text:c="2"/>a n d <text:s text:c="2"/>( i i i ) <text:s text:c="2"/>a l l <text:s text:c="2"/>g o o d w i l l <text:s text:c="2"/>a t t a c h i n g <text:s text:c="2"/>t o <text:s text:c="2"/>t h e I n t e l l e c t u a l <text:s text:c="2"/>P r o p e r t y <text:s text:c="2"/>R i g h t s . <text:s text:c="2"/>A t <text:s text:c="2"/>t h e <text:s text:c="2"/>r e q u e s t <text:s text:c="2"/>o f <text:s text:c="2"/>t h e P u r c h a s e r , <text:s text:c="2"/>t h e <text:s text:c="2"/>S u p p l i e r <text:s text:c="2"/>s h a l l <text:s text:c="2"/>e x e c u t e <text:s text:c="2"/>a n d d e l i v e r <text:s text:c="2"/>a l l <text:s text:c="2"/>s u c h <text:s text:c="2"/>f u r t h e r <text:s text:c="2"/>d o c u m e n t s <text:s text:c="2"/>a n d <text:s text:c="2"/>f o r m s a n d <text:s text:c="2"/>p e r f o r m <text:s text:c="2"/>s u c h <text:s text:c="2"/>a c t s <text:s text:c="2"/>a s <text:s text:c="2"/>m a y <text:s text:c="2"/>b e <text:s text:c="2"/>r e q u i r e d <text:s text:c="2"/>f o r t h e <text:s text:c="2"/>p u r p o s e <text:s text:c="2"/>o f <text:s text:c="2"/>g i v i n g <text:s text:c="2"/>f u l l <text:s text:c="2"/>e f f e c t <text:s text:c="2"/>t o <text:s text:c="2"/>t h i s <text:s text:c="2"/>C o n d i t i o n .</text:p>
          </table:table-cell>
          <table:table-cell office:value-type="string" calcext:value-type="string">
            <text:p>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text:s text:c="2"/>a n y 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text:s text:c="2"/>a l l t h e <text:s text:c="2"/>I n t e l l e c t u a l <text:s text:c="2"/>p r o p e r t y <text:s text:c="2"/>o f <text:s text:c="2"/>t h e <text:s text:c="2"/>p r o v i d e r <text:s text:c="2"/>w h i c h <text:s text:c="2"/>i n t e r m s <text:s text:c="2"/>o f <text:s text:c="2"/>v a l u e , <text:s text:c="2"/>i s <text:s text:c="2"/>l i k e l y <text:s text:c="2"/>t o <text:s text:c="2"/>s i g n i f i c a n t l y <text:s text:c="2"/>e x c e e d <text:s text:c="2"/>t h e v a l u e <text:s text:c="2"/>o f <text:s text:c="2"/>t h e <text:s text:c="2"/>c o n t r a c t <text:s text:c="2"/>t e r m ; <text:s text:c="2"/>h o w e v e r <text:s text:c="2"/>l o n g <text:s text:c="2"/>t h a t <text:s text:c="2"/>m a y b e . <text:s text:c="2"/>I t <text:s text:c="2"/>w o u l d <text:s text:c="2"/>n o t <text:s text:c="2"/>b e <text:s text:c="2"/>r e a s o n a b l e <text:s text:c="2"/>f o r <text:s text:c="2"/>e x a m p l e <text:s text:c="2"/>f o r <text:s text:c="2"/>t h e c l i e n t <text:s text:c="2"/>t o <text:s text:c="2"/>c l a i m <text:s text:c="2"/>o w n e r s h i p <text:s text:c="2"/>o f <text:s text:c="2"/>t h e <text:s text:c="2"/>p r o v i d e r <text:s text:c="2"/>n a m e , l o g o s , <text:s text:c="2"/>t r a d e m a r k s , <text:s text:c="2"/>s o f t w a r e <text:s text:c="2"/>o r <text:s text:c="2"/>d o c u m e n t <text:s text:c="2"/>d e s i g n o r <text:s text:c="2"/>t o <text:s text:c="2"/>u s e <text:s text:c="2"/>t h a t <text:s text:c="2"/>b e y o n d <text:s text:c="2"/>t h e <text:s text:c="2"/>c o n t r a c t <text:s text:c="2"/>t e r m <text:s text:c="2"/>o t h e r <text:s text:c="2"/>t h a n a c c e s s i n g <text:s text:c="2"/>i t ' s <text:s text:c="2"/>d a t a <text:s text:c="2"/>c o n t e n t <text:s text:c="2"/>i n <text:s text:c="2"/>w h a t e v e r <text:s text:c="2"/>f o r m <text:s text:c="2"/>i t <text:s text:c="2"/>i s p r o v i d e d <text:s text:c="2"/>b y <text:s text:c="2"/>t h e <text:s text:c="2"/>p r o v i d e r <text:s text:c="2"/>d u r i n g <text:s text:c="2"/>o r <text:s text:c="2"/>a t <text:s text:c="2"/>t h e <text:s text:c="2"/>e n d <text:s text:c="2"/>o f 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text:s text:c="2"/>f o r m s r e s i d e s <text:s text:c="2"/>w i t h <text:s text:c="2"/>t h e <text:s text:c="2"/>c l i e n t <text:s text:c="2"/>i n <text:s text:c="2"/>p e r p e t u i t y <text:s text:c="2"/>a n d <text:s text:c="2"/>t h e y <text:s text:c="2"/>h a v e t h e <text:s text:c="2"/>r i g h t <text:s text:c="2"/>t o <text:s text:c="2"/>a s s i g n <text:s text:c="2"/>t h i s <text:s text:c="2"/>r i g h t <text:s text:c="2"/>o r <text:s text:c="2"/>a l l o w <text:s text:c="2"/>a n o t h e r p r o v i d e r <text:s text:c="2"/>t o <text:s text:c="2"/>a c c e s s / p r o c e s s <text:s text:c="2"/>t h i s <text:s text:c="2"/>d a t a . <text:s text:c="2"/>H o w e v e r t h e <text:s text:c="2"/>c l i e n t <text:s text:c="2"/>w o u l d <text:s text:c="2"/>n o t <text:s text:c="2"/>h a v e <text:s text:c="2"/>t h e <text:s text:c="2"/>r i g h t <text:s text:c="2"/>t o <text:s text:c="2"/>c o n t i n u e <text:s text:c="2"/>t o u s e <text:s text:c="2"/>t h i s <text:s text:c="2"/>i n t e l l e c t u a l <text:s text:c="2"/>p r o p e r t y , <text:s text:c="2"/>i . e <text:s text:c="2"/>c o n t i n u e <text:s text:c="2"/>u s i n g t h e <text:s text:c="2"/>s t r e s s <text:s text:c="2"/>a s s e s s m e n t / f o r m s <text:s text:c="2"/>p r o c e s s <text:s text:c="2"/>f o r <text:s text:c="2"/>t h e p u r p o s e s <text:s text:c="2"/>o f <text:s text:c="2"/>n e w <text:s text:c="2"/>s t r e s s <text:s text:c="2"/>a s s e s s m e n t s <text:s text:c="2"/>b e y o n d <text:s text:c="2"/>t h e c o n t r a c t <text:s text:c="2"/>t e r m , <text:s text:c="2"/>n o r <text:s text:c="2"/>w o u l d <text:s text:c="2"/>t h e <text:s text:c="2"/>c l i e n t <text:s text:c="2"/>h a v e <text:s text:c="2"/>t h e <text:s text:c="2"/>r i g h t t o <text:s text:c="2"/>a s s i g n <text:s text:c="2"/>t h e s e <text:s text:c="2"/>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text:s text:c="2"/>a n d 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ext:s text:c="2"/>t o 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text:s text:c="2"/>w h e t h e r e l e c t r o n i c <text:s text:c="2"/>o r <text:s text:c="2"/>p a p e r <text:s text:c="2"/>p r o c e s s e d <text:s text:c="2"/>o n <text:s text:c="2"/>b e h a l f <text:s text:c="2"/>o f <text:s text:c="2"/>t h e</text:p>
          </table:table-cell>
          <table:table-cell table:number-columns-repeated="1022"/>
        </table:table-row>
        <table:table-row table:style-name="ro1">
          <table:table-cell office:value-type="string" calcext:value-type="string">
            <text:p>1 4 . 3 <text:s text:c="2"/>T h e <text:s text:c="2"/>p a r t i e s <text:s text:c="2"/>a c k n o w l e d g e <text:s text:c="2"/>t h a t <text:s text:c="2"/>f o r <text:s text:c="2"/>t h e p u r p o s e s <text:s text:c="2"/>o f <text:s text:c="2"/>t h e <text:s text:c="2"/>D a t a <text:s text:c="2"/>P r o t e c t i o n <text:s text:c="2"/>L e g i s l a t i o n , <text:s text:c="2"/>t h e P u r c h a s e r <text:s text:c="2"/>i s <text:s text:c="2"/>t h e <text:s text:c="2"/>d a t a <text:s text:c="2"/>c o n t r o l l e r <text:s text:c="2"/>a n d <text:s text:c="2"/>t h e <text:s text:c="2"/>S u p p l i e r i s <text:s text:c="2"/>t h e <text:s text:c="2"/>d a t a <text:s text:c="2"/>p r o c e s s o r <text:s text:c="2"/>( w h e r e <text:s text:c="2"/>D a t a <text:s text:c="2"/>C o n t r o l l e r a n d <text:s text:c="2"/>D a t a <text:s text:c="2"/>P r o c e s s o r <text:s text:c="2"/>h a v e <text:s text:c="2"/>t h e <text:s text:c="2"/>m e a n i n g s <text:s text:c="2"/>a s d e f i n e d <text:s text:c="2"/>i n <text:s text:c="2"/>t h e <text:s text:c="2"/>D a t a <text:s text:c="2"/>P r o t e c t i o n <text:s text:c="2"/>L e g i s l a t i o n ) . <text:s text:c="2"/>T h e S u p p l i e r <text:s text:c="2"/>s h a l l <text:s text:c="2"/>p r o c e s s <text:s text:c="2"/>P e r s o n a l <text:s text:c="2"/>D a t a <text:s text:c="2"/>( a s d e f i n e d <text:s text:c="2"/>i n <text:s text:c="2"/>t h e <text:s text:c="2"/>D a t a <text:s text:c="2"/>P r o t e c t i o n <text:s text:c="2"/>L e g i s l a t i o n ) <text:s text:c="2"/>o n b e h a l f <text:s text:c="2"/>o n <text:s text:c="2"/>t h e <text:s text:c="2"/>P u r c h a s e r <text:s text:c="2"/>i n <text:s text:c="2"/>a c c o r d a n c e <text:s text:c="2"/>w i t h t h e s e <text:s text:c="2"/>C o n d i t i o n s . 1 4 . 5 . 7 <text:s text:c="2"/>a t <text:s text:c="2"/>t h e <text:s text:c="2"/>w r i t t e n <text:s text:c="2"/>d i r e c t i o n <text:s text:c="2"/>o f <text:s text:c="2"/>t h e <text:s text:c="2"/>P u r c h a s e r , d e l e t e <text:s text:c="2"/>o r <text:s text:c="2"/>r e t u r n <text:s text:c="2"/>P e r s o n a l <text:s text:c="2"/>D a t a <text:s text:c="2"/>a n d <text:s text:c="2"/>c o p i e s t h e r e o f <text:s text:c="2"/>t o <text:s text:c="2"/>t h e <text:s text:c="2"/>P u r c h a s e r <text:s text:c="2"/>o n <text:s text:c="2"/>t e r m i n a t i o n <text:s text:c="2"/>o f <text:s text:c="2"/>t h e C o n t r a c t <text:s text:c="2"/>u n l e s s <text:s text:c="2"/>r e q u i r e d <text:s text:c="2"/>b y <text:s text:c="2"/>D a t a <text:s text:c="2"/>P r o t e c t i o n <text:s text:c="2"/>L a w t o <text:s text:c="2"/>s t o r e <text:s text:c="2"/>t h e <text:s text:c="2"/>P e r s o n a l <text:s text:c="2"/>D a t a ; <text:s text:c="2"/>a n d</text:p>
          </table:table-cell>
          <table:table-cell office:value-type="string" calcext:value-type="string">
            <text:p>c l i e n t <text:s text:c="2"/>a n d / o r <text:s text:c="2"/>p r o v i d e d <text:s text:c="2"/>b y <text:s text:c="2"/>t h e <text:s text:c="2"/>p r o v i d e r <text:s text:c="2"/>t o <text:s text:c="2"/>t h e <text:s text:c="2"/>c l i e n t w i t h i n <text:s text:c="2"/>t h e <text:s text:c="2"/>t e r m <text:s text:c="2"/>o f <text:s text:c="2"/>t h i s <text:s text:c="2"/>c o n t r a c t . <text:s text:c="2"/>F o r <text:s text:c="2"/>a v o i d a n c e <text:s text:c="2"/>o f d o u b t <text:s text:c="2"/>t h i s <text:s text:c="2"/>e x c l u d e s <text:s text:c="2"/>t h e <text:s text:c="2"/>d e s i g n <text:s text:c="2"/>o f <text:s text:c="2"/>a n y <text:s text:c="2"/>d o c u m e n t , d a t a b a s e , <text:s text:c="2"/>l o g o , <text:s text:c="2"/>t r a d e m a r k , <text:s text:c="2"/>b u s i n e s s <text:s text:c="2"/>n a m e , w e b s i t e , <text:s text:c="2"/>o r <text:s text:c="2"/>w e b <text:s text:c="2"/>s e r v i c e <text:s text:c="2"/>e l e c t r o n i c <text:s text:c="2"/>o r <text:s text:c="2"/>o t h e r w i s e . T h e <text:s text:c="2"/>I C O <text:s text:c="2"/>r e c o m m e n d s <text:s text:c="2"/>t h a t <text:s text:c="2"/>O c c u p a t i o n a l <text:s text:c="2"/>H e a l t h p r o v i d e r s <text:s text:c="2"/>a c t <text:s text:c="2"/>a s <text:s text:c="2"/>D a t a <text:s text:c="2"/>C o n t r o l l e r s <text:s text:c="2"/>( o r <text:s text:c="2"/>J o i n t <text:s text:c="2"/>D a t a C o n t r o l l e r s ) <text:s text:c="2"/>d u e <text:s text:c="2"/>t o <text:s text:c="2"/>t h e <text:s text:c="2"/>n a t u r e <text:s text:c="2"/>o f <text:s text:c="2"/>t h e <text:s text:c="2"/>i n f o r m a t i o n c o n c e r n e d . <text:s text:c="2"/>T h i s <text:s text:c="2"/>a n d <text:s text:c="2"/>s u b s e q u e n t <text:s text:c="2"/>c l a u s e s <text:s text:c="2"/>w o u l d r e q u i r e <text:s text:c="2"/>a m e n d i n g <text:s text:c="2"/>a c c o r d i n g l y . D u e <text:s text:c="2"/>t o <text:s text:c="2"/>t h e <text:s text:c="2"/>c o n f i d e n t i a l <text:s text:c="2"/>n a t u r e <text:s text:c="2"/>o f <text:s text:c="2"/>t h e <text:s text:c="2"/>i n f o r m a t i o n h e l d <text:s text:c="2"/>b y <text:s text:c="2"/>O c c u p a t i o n a l <text:s text:c="2"/>H e a l t h , <text:s text:c="2"/>w e <text:s text:c="2"/>w o u l d <text:s text:c="2"/>o n l y p r o v i d e <text:s text:c="2"/>r e c o r d s <text:s text:c="2"/>t o <text:s text:c="2"/>a <text:s text:c="2"/>m e d i c a l <text:s text:c="2"/>p r o f e s s i o n a l <text:s text:c="2"/>w i t h i n t h e <text:s text:c="2"/>n e w <text:s text:c="2"/>p r o v i d e r , <text:s text:c="2"/>r a t h e r <text:s text:c="2"/>t h a n <text:s text:c="2"/>t o <text:s text:c="2"/>t h e <text:s text:c="2"/>C u s t o m e r . W e <text:s text:c="2"/>a l s o <text:s text:c="2"/>r e t a i n <text:s text:c="2"/>O c c u p a t i o n a l <text:s text:c="2"/>H e a l t h <text:s text:c="2"/>r e c o r d s <text:s text:c="2"/>f o r</text:p>
          </table:table-cell>
          <table:table-cell table:number-columns-repeated="1022"/>
        </table:table-row>
        <table:table-row table:style-name="ro1">
          <table:table-cell office:value-type="string" calcext:value-type="string">
            <text:p>u n d e r <text:s text:c="2"/>C o n d i t i o n <text:s text:c="2"/>1 8 . 6 , <text:s text:c="2"/>t h e <text:s text:c="2"/>P u r c h a s e r <text:s text:c="2"/>s h a l l <text:s text:c="2"/>b e e n t i t l e d <text:s text:c="2"/>t o <text:s text:c="2"/>t e r m i n a t e <text:s text:c="2"/>t h i s <text:s text:c="2"/>C o n t r a c t <text:s text:c="2"/>b y <text:s text:c="2"/>g i v i n g <text:s text:c="2"/>t o t h e <text:s text:c="2"/>S u p p l i e r <text:s text:c="2"/>n o t <text:s text:c="2"/>l e s s <text:s text:c="2"/>t h a n <text:s text:c="2"/>7 <text:s text:c="2"/>d a y s ' <text:s text:c="2"/>n o t i c e <text:s text:c="4"/>t o t h a t <text:s text:c="4"/>e f f e c t . <text:s text:c="4"/>I n <text:s text:c="2"/>t h e <text:s text:c="4"/>e v e n t <text:s text:c="4"/>o f <text:s text:c="4"/>s u c h <text:s text:c="4"/>t e r m i n a t i o n , t h e <text:s text:c="4"/>S u p p l i e r <text:s text:c="2"/>s h a l l , <text:s text:c="4"/>i f <text:s text:c="2"/>r e q u i r e d <text:s text:c="2"/>t o <text:s text:c="2"/>d o <text:s text:c="2"/>s o <text:s text:c="2"/>b y <text:s text:c="2"/>t h e P u r c h a s e r , <text:s text:c="2"/>p r e p a r e <text:s text:c="2"/>a n d <text:s text:c="2"/>s u b m i t <text:s text:c="2"/>t o <text:s text:c="2"/>t h e P u r c h a s e r <text:s text:c="2"/>a <text:s text:c="2"/>r e p o r t <text:s text:c="2"/>o n <text:s text:c="2"/>t h e <text:s text:c="2"/>w o r k <text:s text:c="2"/>d o n e <text:s text:c="2"/>p r i o r <text:s text:c="2"/>t o t h e <text:s text:c="2"/>t e r m i n a t i o n <text:s text:c="2"/>a n d <text:s text:c="2"/>m a k i n g <text:s text:c="2"/>s u c h r e c o m m e n d a t i o n s <text:s text:c="2"/>a s <text:s text:c="2"/>m a y <text:s text:c="2"/>b e <text:s text:c="2"/>b a s e d <text:s text:c="2"/>o n <text:s text:c="2"/>t h e w o r k <text:s text:c="2"/>d o n e <text:s text:c="2"/>p r i o r <text:s text:c="2"/>t o <text:s text:c="2"/>t e r m i n a t i o n . 1 8 . 9 <text:s text:c="2"/>C a n c e l l a t i o n <text:s text:c="2"/>u n d e r <text:s text:c="2"/>t h i s <text:s text:c="2"/>C o n d i t i o n <text:s text:c="2"/>1 8 r e q u i r e s <text:s text:c="2"/>t h a t <text:s text:c="2"/>t h e <text:s text:c="2"/>S u p p l i e r <text:s text:c="2"/>r e t u r n s <text:s text:c="2"/>t o <text:s text:c="2"/>t h e P u r c h a s e r <text:s text:c="2"/>p r o m p t l y <text:s text:c="2"/>a n y <text:s text:c="2"/>d o c u m e n t , <text:s text:c="2"/>p a p e r , m a t e r i a l <text:s text:c="2"/>o r <text:s text:c="2"/>i n f o r m a t i o n <text:s text:c="2"/>s u p p l i e d <text:s text:c="2"/>b y <text:s text:c="2"/>o r <text:s text:c="2"/>o b t a i n e d f r o m <text:s text:c="2"/>t h e <text:s text:c="2"/>P u r c h a s e r <text:s text:c="2"/>o r <text:s text:c="2"/>a n y <text:s text:c="2"/>G o v e r n m e n t D e p a r t m e n t <text:s text:c="2"/>i n <text:s text:c="2"/>c o n n e c t i o n <text:s text:c="2"/>w i t h <text:s text:c="2"/>t h e <text:s text:c="2"/>C o n t r a c t , <text:s text:c="2"/>o r e x t r a c t e d <text:s text:c="2"/>f r o m <text:s text:c="2"/>s u c h <text:s text:c="2"/>d o c u m e n t s , <text:s text:c="2"/>p a p e r s , m a t e r i a l s <text:s text:c="2"/>o r <text:s text:c="2"/>i n f o r m a t i o n .</text:p>
          </table:table-cell>
          <table:table-cell office:value-type="string" calcext:value-type="string">
            <text:p>d a y s <text:s text:c="2"/>n o t i c e <text:s text:c="2"/>w o u l d <text:s text:c="2"/>b e <text:s text:c="2"/>r e a s o n a b l e D u e <text:s text:c="2"/>t o <text:s text:c="2"/>t h e <text:s text:c="2"/>c o n f i d e n t i a l <text:s text:c="2"/>n a t u r e <text:s text:c="2"/>o f <text:s text:c="2"/>t h e <text:s text:c="2"/>i n f o r m a t i o n h e l d <text:s text:c="2"/>b y <text:s text:c="2"/>O c c u p a t i o n a l <text:s text:c="2"/>H e a l t h , <text:s text:c="2"/>w e <text:s text:c="2"/>w o u l d <text:s text:c="2"/>o n l y p r o v i d e <text:s text:c="2"/>r e c o r d s <text:s text:c="2"/>t o <text:s text:c="2"/>a <text:s text:c="2"/>m e d i c a l <text:s text:c="2"/>p r o f e s s i o n a l <text:s text:c="2"/>w i t h i n t h e <text:s text:c="2"/>n e w <text:s text:c="2"/>p r o v i d e r , <text:s text:c="2"/>r a t h e r <text:s text:c="2"/>t h a n <text:s text:c="2"/>t o <text:s text:c="2"/>t h e <text:s text:c="2"/>C u s t o m e r . W e <text:s text:c="2"/>a l s o <text:s text:c="2"/>r e t a i n <text:s text:c="2"/>O c c u p a t i o n a l <text:s text:c="2"/>H e a l t h <text:s text:c="2"/>r e c o r d s <text:s text:c="2"/>f o r a <text:s text:c="2"/>m i n i m u m <text:s text:c="2"/>o f <text:s text:c="2"/>s i x <text:s text:c="2"/>y e a r s <text:s text:c="2"/>a f t e r <text:s text:c="2"/>c o n t r a c t <text:s text:c="2"/>e n d <text:s text:c="2"/>( o r f o r t y <text:s text:c="2"/>y e a r s <text:s text:c="2"/>i n <text:s text:c="2"/>t h e <text:s text:c="2"/>c a s e <text:s text:c="2"/>o f <text:s text:c="2"/>s o m e <text:s text:c="2"/>h e a l t h s u r v e i l l a n c e ) <text:s text:c="2"/>i n <text:s text:c="2"/>a c c o r d a n c e <text:s text:c="2"/>w i t h <text:s text:c="2"/>g u i d e l i n e s <text:s text:c="2"/>f r o m</text:p>
          </table:table-cell>
          <table:table-cell table:number-columns-repeated="1022"/>
        </table:table-row>
        <table:table-row table:style-name="ro1">
          <table:table-cell office:value-type="string" calcext:value-type="string">
            <text:p>S c h e d u l e <text:s text:c="2"/>3 <text:s text:c="2"/>– <text:s text:c="2"/>C o n d i t i o n s <text:s text:c="2"/>o f <text:s text:c="2"/>C o n t r a c t <text:s text:c="2"/>f o r <text:s text:c="2"/>t h e <text:s text:c="2"/>P u r c h a s e <text:s text:c="2"/>o f <text:s text:c="2"/>G o o d s <text:s text:c="2"/>a n d <text:s text:c="2"/>S e r v i c e s C l a u s e <text:s text:c="2"/>n u m b e r 4 . 4 <text:s text:c="2"/>T h e <text:s text:c="2"/>S u p p l i e r <text:s text:c="2"/>s h a l l <text:s text:c="2"/>b e a r <text:s text:c="2"/>t h e <text:s text:c="2"/>c o s t <text:s text:c="2"/>o f <text:s text:c="2"/>a n y n o t i c e , <text:s text:c="2"/>i n s t r u c t i o n <text:s text:c="2"/>o r <text:s text:c="2"/>d e c i s i o n <text:s text:c="2"/>o f <text:s text:c="2"/>t h e <text:s text:c="2"/>P u r c h a s e r u n d e r <text:s text:c="2"/>t h i s <text:s text:c="2"/>C o n d i t i o n <text:s text:c="2"/>4 . 6 . 3 <text:s text:c="2"/>T h e <text:s text:c="4"/>t i m e <text:s text:c="4"/>o f <text:s text:c="4"/>d e l i v e r y <text:s text:c="4"/>s h a l l <text:s text:c="4"/>b e <text:s text:c="4"/>o f <text:s text:c="4"/>t h e e s s e n c e <text:s text:c="4"/>a n d <text:s text:c="4"/>f a i l u r e <text:s text:c="4"/>t o <text:s text:c="4"/>d e l i v e r <text:s text:c="4"/>w i t h i n <text:s text:c="4"/>t h e t i m e <text:s text:c="2"/>p r o m i s e d <text:s text:c="2"/>o r <text:s text:c="2"/>s p e c i f i e d <text:s text:c="2"/>s h a l l <text:s text:c="2"/>e n a b l e <text:s text:c="2"/>t h e P u r c h a s e r <text:s text:c="2"/>( a t <text:s text:c="2"/>t h e <text:s text:c="2"/>P u r c h a s e r ’ s <text:s text:c="2"/>o p t i o n ) <text:s text:c="2"/>t o r e l e a s e <text:s text:c="2"/>t h e m s e l v e s <text:s text:c="2"/>f r o m <text:s text:c="2"/>a n y <text:s text:c="2"/>o b l i g a t i o n <text:s text:c="2"/>t o a c c e p t <text:s text:c="2"/>a n d <text:s text:c="2"/>p a y <text:s text:c="2"/>f o r <text:s text:c="2"/>t h e <text:s text:c="2"/>G o o d s <text:s text:c="2"/>a n d / o r <text:s text:c="2"/>t o <text:s text:c="2"/>c a n c e l a l l <text:s text:c="2"/>o r <text:s text:c="2"/>p a r t <text:s text:c="2"/>o f <text:s text:c="2"/>t h e <text:s text:c="2"/>C o n t r a c t <text:s text:c="2"/>t h e r e f o r , <text:s text:c="2"/>i n <text:s text:c="2"/>e i t h e r c a s e <text:s text:c="2"/>w i t h o u t <text:s text:c="2"/>p r e j u d i c e <text:s text:c="2"/>t o <text:s text:c="2"/>t h e <text:s text:c="2"/>P u r c h a s e r ’ s <text:s text:c="2"/>o t h e r r i g h t s <text:s text:c="2"/>a n d <text:s text:c="2"/>r e m e d i e s . 6 . 5 <text:s text:c="2"/>I f <text:s text:c="2"/>t h e <text:s text:c="2"/>P u r c h a s e r <text:s text:c="2"/>a r r a n g e s <text:s text:c="2"/>f o r <text:s text:c="2"/>d e l i v e r y <text:s text:c="2"/>o f <text:s text:c="2"/>t h e G o o d s <text:s text:c="2"/>a n d / o r <text:s text:c="2"/>S e r v i c e s <text:s text:c="2"/>t h e <text:s text:c="2"/>S u p p l i e r <text:s text:c="2"/>s h a l l <text:s text:c="2"/>p a y t h e <text:s text:c="2"/>P u r c h a s e r ' s <text:s text:c="2"/>r e a s o n a b l e <text:s text:c="2"/>c o s t s <text:s text:c="2"/>a n d <text:s text:c="2"/>e x p e n s e s o f <text:s text:c="2"/>d e l i v e r y <text:s text:c="2"/>o f <text:s text:c="2"/>s u c h <text:s text:c="2"/>G o o d s <text:s text:c="2"/>a n d / o r <text:s text:c="2"/>S e r v i c e s . 6 . 7 <text:s text:c="2"/>I n <text:s text:c="2"/>t h e <text:s text:c="2"/>e v e n t <text:s text:c="2"/>t h a t <text:s text:c="2"/>G o o d s <text:s text:c="2"/>a r e <text:s text:c="2"/>t o <text:s text:c="2"/>b e <text:s text:c="2"/>s u p p l i e d <text:s text:c="2"/>t o t h e <text:s text:c="2"/>P u r c h a s e r , <text:s text:c="2"/>t h e <text:s text:c="2"/>S u p p l i e r <text:s text:c="2"/>s h a l l <text:s text:c="2"/>e n s u r e <text:s text:c="2"/>t h a t : t o 6 . 7 . 5 <text:s text:c="2"/>t h e <text:s text:c="4"/>m a x i m u m <text:s text:c="4"/>u s e <text:s text:c="4"/>h a s <text:s text:c="4"/>b e e n <text:s text:c="4"/>m a d e <text:s text:c="4"/>o f r e c y c l e d <text:s text:c="2"/>m a t e r i a l s <text:s text:c="2"/>i n <text:s text:c="2"/>t h e <text:s text:c="2"/>m a n u f a c t u r e <text:s text:c="2"/>o f <text:s text:c="2"/>c r a t e s , p a l l e t s , <text:s text:c="2"/>b o x e s , <text:s text:c="2"/>c a r t o n s , <text:s text:c="2"/>c u s h i o n i n g <text:s text:c="2"/>a n d <text:s text:c="2"/>o t h e r f o r m s <text:s text:c="2"/>o f <text:s text:c="2"/>p a c k i n g , <text:s text:c="2"/>w h e r e <text:s text:c="2"/>t h e s e <text:s text:c="2"/>f u l f i l <text:s text:c="2"/>o t h e r p a c k i n g <text:s text:c="2"/>s p e c i f i c a t i o n s . 1 0 . <text:s text:c="2"/>P r i c e s T h e <text:s text:c="2"/>p r i c e <text:s text:c="2"/>o f <text:s text:c="2"/>t h e <text:s text:c="2"/>G o o d s <text:s text:c="2"/>a n d / o r <text:s text:c="2"/>S e r v i c e s <text:s text:c="2"/>s h a l l b e <text:s text:c="2"/>a s <text:s text:c="2"/>s t a t e d <text:s text:c="2"/>i n <text:s text:c="2"/>t h e <text:s text:c="2"/>S p e c i f i c a t i o n <text:s text:c="2"/>a n d , <text:s text:c="2"/>u n l e s s s p e c i f i c a l l y <text:s text:c="2"/>a g r e e d <text:s text:c="2"/>o t h e r w i s e , <text:s text:c="2"/>a l l <text:s text:c="2"/>p r i c e s <text:s text:c="2"/>s h a l l b e <text:s text:c="2"/>f i r m <text:s text:c="2"/>a n d <text:s text:c="2"/>f i x e d <text:s text:c="2"/>a n d <text:s text:c="2"/>n o <text:s text:c="2"/>v a r i a t i o n <text:s text:c="2"/>o f <text:s text:c="2"/>p r i c e <text:s text:c="2"/>n o r r e c o n c i l i a t i o n <text:s text:c="2"/>o f <text:s text:c="2"/>c o s t s <text:s text:c="2"/>s h a l l <text:s text:c="2"/>b e <text:s text:c="2"/>p e r m i t t e d <text:s text:c="2"/>f o r <text:s text:c="2"/>t h e d u r a t i o n <text:s text:c="2"/>o f <text:s text:c="2"/>t h e <text:s text:c="2"/>C o n t r a c t , <text:s text:c="2"/>i n c l u s i v e <text:s text:c="2"/>o f <text:s text:c="2"/>c a r r i a g e , p a c k a g i n g , <text:s text:c="2"/>i n s t a l l a t i o n <text:s text:c="2"/>a n d <text:s text:c="2"/>c e r t i f i c a t i o n <text:s text:c="2"/>( w h e r e r e q u i r e d ) <text:s text:c="2"/>b u t <text:s text:c="2"/>e x c l u s i v e <text:s text:c="2"/>o f <text:s text:c="2"/>V A T . 1 2 . 2 <text:s text:c="2"/>W h e r e <text:s text:c="2"/>t h e <text:s text:c="2"/>S e r v i c e s <text:s text:c="2"/>i n c l u d e <text:s text:c="2"/>t h e <text:s text:c="2"/>c r e a t i o n ,</text:p>
          </table:table-cell>
          <table:table-cell office:value-type="string" calcext:value-type="string">
            <text:p>C o m m e n t W e <text:s text:c="2"/>w i l l <text:s text:c="2"/>n o t <text:s text:c="2"/>a g r e e <text:s text:c="2"/>t o <text:s text:c="2"/>t h i s <text:s text:c="2"/>c l a u s e . W e <text:s text:c="2"/>w i l l <text:s text:c="2"/>n e e d <text:s text:c="2"/>t o <text:s text:c="2"/>d i s c u s s <text:s text:c="2"/>t h e <text:s text:c="2"/>m e a n i n g / w o r d i n g <text:s text:c="2"/>o f t h i s <text:s text:c="2"/>c l a u s e <text:s text:c="2"/>a s <text:s text:c="2"/>i f <text:s text:c="2"/>w e <text:s text:c="2"/>b i l l <text:s text:c="2"/>i n <text:s text:c="2"/>a r r e a r s <text:s text:c="2"/>a n d <text:s text:c="2"/>R G U <text:s text:c="2"/>t h e n r e f u s e <text:s text:c="2"/>t o <text:s text:c="2"/>p a y <text:s text:c="2"/>f o r <text:s text:c="2"/>a <text:s text:c="2"/>s e r v i c e , <text:s text:c="2"/>f o r <text:s text:c="2"/>w h a t e v e r <text:s text:c="2"/>r e a s o n , i t <text:s text:c="2"/>w o u l d <text:s text:c="2"/>c l e a r l y <text:s text:c="2"/>c r e a t e <text:s text:c="2"/>a n <text:s text:c="2"/>i s s u e . W e <text:s text:c="2"/>w i l l <text:s text:c="2"/>n o t <text:s text:c="2"/>a g r e e <text:s text:c="2"/>t o <text:s text:c="2"/>p a y <text:s text:c="2"/>f o r <text:s text:c="2"/>t h e <text:s text:c="2"/>S u p p l e r <text:s text:c="2"/>t o o b t a i n <text:s text:c="2"/>s e r v i c e s <text:s text:c="2"/>e l s e w h e r e . T h i s <text:s text:c="2"/>c o n t r a c t <text:s text:c="2"/>d o e s <text:s text:c="2"/>n o t <text:s text:c="2"/>r e l a t e <text:s text:c="2"/>t o <text:s text:c="2"/>t h e <text:s text:c="2"/>s u p p l y <text:s text:c="2"/>o f g o o d s . <text:s text:c="2"/>P l e a s e <text:s text:c="2"/>r e m o v e <text:s text:c="2"/>t h i s <text:s text:c="2"/>s e c t i o n <text:s text:c="2"/>a n d <text:s text:c="2"/>a n y o t h e r <text:s text:c="2"/>r e l a t i n g <text:s text:c="2"/>s o l e l y <text:s text:c="2"/>t o <text:s text:c="2"/>t h e <text:s text:c="2"/>s u p p l y <text:s text:c="2"/>o f <text:s text:c="2"/>g o o d s . <text:s text:c="2"/>( S e e a l s o <text:s text:c="2"/>S e c t i o n <text:s text:c="2"/>7 . <text:s text:c="2"/>P r o p e r t y <text:s text:c="2"/>a n d <text:s text:c="2"/>r i s k <text:s text:c="2"/>a n d <text:s text:c="2"/>S e c t i o n <text:s text:c="2"/>8 . I n s t a l l a t i o n , <text:s text:c="2"/>T e s t i n g <text:s text:c="2"/>a n d <text:s text:c="2"/>G u a r a n t e e ) <text:s text:c="2"/>o r <text:s text:c="2"/>m a r k t h e m <text:s text:c="2"/>a s <text:s text:c="2"/>‘ N o t <text:s text:c="2"/>U s e d ’ <text:s text:c="2"/>o r <text:s text:c="2"/>‘ N o t <text:s text:c="2"/>A p p l i c a b l e ’ P r i c e s <text:s text:c="2"/>a r e <text:s text:c="2"/>f i x e d <text:s text:c="2"/>f o r <text:s text:c="2"/>t h e <text:s text:c="2"/>f i r s t <text:s text:c="2"/>3 <text:s text:c="2"/>y e a r s <text:s text:c="2"/>f o r <text:s text:c="2"/>t h e c o n t r a c t . <text:s text:c="2"/>I f <text:s text:c="2"/>R G U <text:s text:c="2"/>w i s h <text:s text:c="2"/>t o <text:s text:c="2"/>e x t e n d <text:s text:c="2"/>t h e <text:s text:c="2"/>c o n t r a c t <text:s text:c="2"/>t o <text:s text:c="2"/>a f i x e d <text:s text:c="2"/>5 <text:s text:c="2"/>y e a r <text:s text:c="2"/>c o n t r a c t <text:s text:c="2"/>w e <text:s text:c="2"/>c a n <text:s text:c="2"/>p r o v i d e <text:s text:c="2"/>p r i c e s <text:s text:c="2"/>f o r <text:s text:c="2"/>5 y e a r s . W e <text:s text:c="2"/>b e l i e v e <text:s text:c="2"/>t h a t <text:s text:c="2"/>t h e <text:s text:c="2"/>i n t e n t <text:s text:c="2"/>o f <text:s text:c="2"/>i n t e l l e c t u a l <text:s text:c="2"/>p r o p e r t y</text:p>
          </table:table-cell>
          <table:table-cell table:number-columns-repeated="1022"/>
        </table:table-row>
        <table:table-row table:style-name="ro1">
          <table:table-cell office:value-type="string" calcext:value-type="string">
            <text:p>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R e a s o n <text:s text:c="2"/>f o r <text:s text:c="2"/>d i s c u s s i o n C l a u s e <text:s text:c="2"/>i s <text:s text:c="2"/>o n e - s i d e d <text:s text:c="2"/>o r <text:s text:c="2"/>u n f a i r , <text:s text:c="2"/>o r <text:s text:c="2"/>c o u l d <text:s text:c="2"/>b e m i t i g a t e d <text:s text:c="2"/>w i t h <text:s text:c="2"/>d i s p u t e <text:s text:c="2"/>r e s o l u t i o n <text:s text:c="2"/>p r o c e d u r e s W e <text:s text:c="2"/>c a n n o t <text:s text:c="2"/>a c c e p t <text:s text:c="2"/>c h a r g e s <text:s text:c="2"/>f r o m <text:s text:c="2"/>t h e P u r c h a s e r <text:s text:c="2"/>i n <text:s text:c="2"/>t h i s <text:s text:c="2"/>r e s p e c t</text:p>
          </table:table-cell>
          <table:table-cell office:value-type="string" calcext:value-type="string">
            <text:p>C l a u s e s <text:s text:c="2"/>t o <text:s text:c="2"/>b e <text:s text:c="2"/>d i s c u s s e d 4 . 3 <text:s text:c="2"/>W e <text:s text:c="2"/>w o u l d <text:s text:c="2"/>r e s p e c t f u l l y <text:s text:c="2"/>r e q u e s t <text:s text:c="2"/>t h a t <text:s text:c="2"/>t h e P u r c h a s e r <text:s text:c="2"/>p r o v i d e s <text:s text:c="2"/>r e a s o n <text:s text:c="2"/>f o r <text:s text:c="2"/>t h e i r d e c i s i o n <text:s text:c="2"/>a n d <text:s text:c="2"/>a l l o w <text:s text:c="2"/>a n <text:s text:c="2"/>a p p e a l <text:s text:c="2"/>p r o c e s s . <text:s text:c="2"/>W e s a y <text:s text:c="2"/>t h i s <text:s text:c="2"/>b e c a u s e <text:s text:c="2"/>i n <text:s text:c="2"/>t h e <text:s text:c="2"/>p a s t <text:s text:c="2"/>w e <text:s text:c="2"/>h a v e b e e n <text:s text:c="2"/>s u b j e c t <text:s text:c="2"/>t o <text:s text:c="2"/>t h i s <text:s text:c="2"/>c l a u s e <text:s text:c="2"/>b a s e d <text:s text:c="2"/>o n r a c i a l <text:s text:c="2"/>d i s c r i m i n a t i o n . 4 . 4</text:p>
          </table:table-cell>
          <table:table-cell table:number-columns-repeated="1022"/>
        </table:table-row>
        <table:table-row table:style-name="ro1">
          <table:table-cell office:value-type="string" calcext:value-type="string">
            <text:p>W e <text:s text:c="2"/>w o u l d <text:s text:c="2"/>a d v i s e <text:s text:c="2"/>t h a t <text:s text:c="2"/>t h e <text:s text:c="2"/>I C O <text:s text:c="2"/>c o n s i d e r <text:s text:c="2"/>a n O c c u p a t i o n a l <text:s text:c="2"/>H e a l t h <text:s text:c="2"/>p r o v i d e r <text:s text:c="2"/>t o <text:s text:c="2"/>b e <text:s text:c="2"/>b o t h <text:s text:c="2"/>a D a t a <text:s text:c="2"/>C o n t r o l l e r <text:s text:c="2"/>a n d <text:s text:c="2"/>a <text:s text:c="2"/>D a t a <text:s text:c="2"/>P r o c e s s o r <text:s text:c="2"/>i n <text:s text:c="2"/>t h i s r e g a r d . T h i s <text:s text:c="2"/>i s <text:s text:c="2"/>d i f f i c u l t <text:s text:c="2"/>t o <text:s text:c="2"/>m a i n t a i n <text:s text:c="2"/>i n <text:s text:c="2"/>p r a c t i c e T h i s <text:s text:c="2"/>w o u l d <text:s text:c="2"/>b e <text:s text:c="2"/>u n r e a s o n a b l e <text:s text:c="2"/>a s <text:s text:c="2"/>t h e <text:s text:c="2"/>s u b - c o n t r a c t o r <text:s text:c="2"/>m a y <text:s text:c="2"/>b e <text:s text:c="2"/>w o r k i n g <text:s text:c="2"/>w i t h <text:s text:c="2"/>m u l t i p l e c l i e n t s N o t <text:s text:c="2"/>r e l e v a n t T e r m i n a t i o n <text:s text:c="2"/>o f <text:s text:c="2"/>t h e <text:s text:c="2"/>c o n t r a c t <text:s text:c="2"/>w i t h <text:s text:c="2"/>7 <text:s text:c="2"/>d a y s <text:s text:c="2"/>n o t i c e i s <text:s text:c="2"/>u n r e a s o n a b l e . <text:s text:c="2"/>W e <text:s text:c="2"/>r e s p e c t f u l l y <text:s text:c="2"/>s u g g e s t <text:s text:c="2"/>t h a t a <text:s text:c="2"/>n o t i c e <text:s text:c="2"/>p e r i o d <text:s text:c="2"/>o f <text:s text:c="2"/>3 <text:s text:c="2"/>m o n t h s <text:s text:c="2"/>i s <text:s text:c="2"/>m o r e r e a s o n a b l e . W e <text:s text:c="2"/>w o u l d <text:s text:c="2"/>n o t <text:s text:c="2"/>p r o v i d e <text:s text:c="2"/>s t u d e n t <text:s text:c="2"/>m e d i c a l i n f o r m a t i o n <text:s text:c="2"/>t o <text:s text:c="2"/>R G U <text:s text:c="2"/>u n d e r <text:s text:c="2"/>a n y <text:s text:c="2"/>c i r c u m s t a n c e s , t h i s <text:s text:c="2"/>w o u l d <text:s text:c="2"/>n e e d <text:s text:c="2"/>t o <text:s text:c="2"/>b e <text:s text:c="2"/>p r o v i d e d <text:s text:c="4"/>t o <text:s text:c="2"/>a <text:s text:c="2"/>r e g i s t e r e d m e d i c a l <text:s text:c="2"/>p r o f e s s i o n a l . <text:s text:c="2"/>T h i s <text:s text:c="2"/>c l a u s e <text:s text:c="2"/>m a y <text:s text:c="2"/>a l s o c o n f l i c t <text:s text:c="2"/>w i t h <text:s text:c="2"/>t h e <text:s text:c="2"/>r e q u i r e m e n t <text:s text:c="2"/>t o <text:s text:c="2"/>h o l d i n f o r m a t i o n <text:s text:c="2"/>f o r <text:s text:c="2"/>5 <text:s text:c="2"/>y e a r s . T h i s <text:s text:c="2"/>c l a u s e <text:s text:c="2"/>i s <text:s text:c="2"/>o n e <text:s text:c="2"/>s i d e d <text:s text:c="2"/>a n d <text:s text:c="2"/>s h o u l d <text:s text:c="2"/>a l s o <text:s text:c="2"/>a l l o w f o r <text:s text:c="2"/>F o r c e <text:s text:c="2"/>m a j e u r e <text:s text:c="2"/>e v e n t s <text:s text:c="2"/>t o <text:s text:c="2"/>t h e <text:s text:c="2"/>S u p p l i e r . W e <text:s text:c="2"/>w o u l d <text:s text:c="2"/>s e e k <text:s text:c="2"/>c l a r i f i c a t i o n <text:s text:c="2"/>o f <text:s text:c="2"/>t h i s <text:s text:c="2"/>c l a u s e . <text:s text:c="2"/>W e w o u l d <text:s text:c="2"/>n o t <text:s text:c="2"/>e x p e c t <text:s text:c="2"/>t o <text:s text:c="2"/>p r o v i d e <text:s text:c="2"/>R G U <text:s text:c="2"/>w i t h <text:s text:c="2"/>a c o n t r a c t <text:s text:c="2"/>w i t h <text:s text:c="2"/>a n <text:s text:c="2"/>O H P <text:s text:c="2"/>f o r <text:s text:c="2"/>e x a m p l e .</text:p>
          </table:table-cell>
          <table:table-cell office:value-type="string" calcext:value-type="string">
            <text:p>1 4 . 3 1 4 . 9 . 1 1 4 . 9 . 4 1 6 1 8 . 7 1 8 . 9 2 2 . 2 5 . 3</text:p>
          </table:table-cell>
          <table:table-cell table:number-columns-repeated="1022"/>
        </table:table-row>
        <table:table-row table:style-name="ro1">
          <table:table-cell office:value-type="string" calcext:value-type="string">
            <text:p>O u r <text:s text:c="2"/>a i m <text:s text:c="2"/>i n <text:s text:c="2"/>d i s c u s s i o n <text:s text:c="2"/>o f <text:s text:c="2"/>t h e s e <text:s text:c="2"/>t e r m s <text:s text:c="2"/>i s <text:s text:c="2"/>t o <text:s text:c="2"/>a c h i e v e <text:s text:c="2"/>a <text:s text:c="2"/>f a i r , <text:s text:c="2"/>b a l a n c e d , <text:s text:c="2"/>r e c i p r o c a l <text:s text:c="2"/>c o n t r a c t <text:s text:c="2"/>t h a t p r o v i d e s <text:s text:c="2"/>t h e <text:s text:c="2"/>b e s t <text:s text:c="2"/>p r o t e c t i o n <text:s text:c="2"/>f o r <text:s text:c="2"/>b o t h <text:s text:c="2"/>p a r t i e s ; <text:s text:c="2"/>m e e t s <text:s text:c="2"/>l e g i s l a t i o n <text:s text:c="2"/>a n d <text:s text:c="2"/>b e s t <text:s text:c="2"/>p r a c t i c e ; <text:s text:c="2"/>a n d <text:s text:c="2"/>i s c o n c i s e <text:s text:c="2"/>a n d <text:s text:c="2"/>e a s y <text:s text:c="2"/>f o r <text:s text:c="2"/>b o t h <text:s text:c="2"/>p a r t i e s <text:s text:c="2"/>t o <text:s text:c="2"/>r e a d <text:s text:c="2"/>a n d <text:s text:c="2"/>u n d e r s t a n d . <text:s text:c="2"/>C l a u s e <text:s text:c="2"/>n u m b e r s <text:s text:c="2"/>l i s t e d <text:s text:c="2"/>i n c l u d e a l l <text:s text:c="2"/>s u b - c l a u s e s <text:s text:c="2"/>r e l a t i n g <text:s text:c="2"/>t o <text:s text:c="2"/>t h a t <text:s text:c="2"/>c l a u s e . <text:s text:c="2"/>P l e a s e <text:s text:c="2"/>n o t e , <text:s text:c="2"/>d i s c u s s i o n <text:s text:c="2"/>o f <text:s text:c="2"/>a <text:s text:c="2"/>c l a u s e <text:s text:c="2"/>d o e s <text:s text:c="2"/>n o t <text:s text:c="2"/>m e a n 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text:s text:c="2"/>S o m e <text:s text:c="2"/>c l a u s e s <text:s text:c="2"/>w e <text:s text:c="2"/>w o u l d <text:s text:c="2"/>r e q u e s t <text:s text:c="2"/>t o <text:s text:c="2"/>b e <text:s text:c="2"/>a m e n d e d . R e a s o n <text:s text:c="2"/>f o r <text:s text:c="2"/>d i s c u s s i o n</text:p>
          </table:table-cell>
          <table:table-cell office:value-type="string" calcext:value-type="string">
            <text:p>C l a u s e s <text:s text:c="2"/>t o <text:s text:c="2"/>b e <text:s text:c="2"/>d i s c u s s e d</text:p>
          </table:table-cell>
          <table:table-cell table:number-columns-repeated="1022"/>
        </table:table-row>
        <table:table-row table:style-name="ro1">
          <table:table-cell office:value-type="string" calcext:value-type="string">
            <text:p>a l l <text:s text:c="2"/>s u b - c l a u s e s <text:s text:c="2"/>r e l a t i n g <text:s text:c="2"/>t o <text:s text:c="2"/>t h a t <text:s text:c="2"/>c l a u s e . <text:s text:c="2"/>P l e a s e <text:s text:c="2"/>n o t e , <text:s text:c="2"/>d i s c u s s i o n <text:s text:c="2"/>o f <text:s text:c="2"/>a <text:s text:c="2"/>c l a u s e <text:s text:c="2"/>d o e s <text:s text:c="2"/>n o t <text:s text:c="2"/>m e a n t h a t <text:s text:c="2"/>t h e <text:s text:c="2"/>b i d <text:s text:c="2"/>i s <text:s text:c="2"/>q u a l i f i e d , <text:s text:c="2"/>s o m e <text:s text:c="2"/>p o i n t s <text:s text:c="2"/>j u s t <text:s text:c="2"/>r e q u i r e <text:s text:c="2"/>s e t t i n g <text:s text:c="2"/>o f <text:s text:c="2"/>c l i e n t <text:s text:c="2"/>e x p e c t a t i o n s <text:s text:c="2"/>w i t h o u t a m e n d m e n t . <text:s text:c="2"/>S o m e <text:s text:c="2"/>c l a u s e s <text:s text:c="2"/>w e <text:s text:c="2"/>w o u l d <text:s text:c="2"/>r e q u e s t <text:s text:c="2"/>t o <text:s text:c="2"/>b e <text:s text:c="2"/>a m e n d e d . R e a s o n <text:s text:c="2"/>f o r <text:s text:c="2"/>d i s c u s s i o n C l a u s e <text:s text:c="2"/>i s <text:s text:c="2"/>o n e - s i d e d <text:s text:c="2"/>o r <text:s text:c="2"/>u n f a i r , <text:s text:c="2"/>o r <text:s text:c="2"/>c o u l d <text:s text:c="2"/>b e m i t i g a t e d <text:s text:c="2"/>w i t h <text:s text:c="2"/>d i s p u t e <text:s text:c="2"/>r e s o l u t i o n <text:s text:c="2"/>p r o c e d u r e s C l a u s e <text:s text:c="2"/>i s <text:s text:c="2"/>n o t <text:s text:c="2"/>i n <text:s text:c="2"/>l i n e <text:s text:c="2"/>w i t h <text:s text:c="2"/>l e g i s l a t i o n , <text:s text:c="2"/>g u i d a n c e o r <text:s text:c="2"/>b e s t <text:s text:c="2"/>p r a c t i c e</text:p>
          </table:table-cell>
          <table:table-cell office:value-type="string" calcext:value-type="string">
            <text:p>C l a u s e s <text:s text:c="2"/>t o <text:s text:c="2"/>b e <text:s text:c="2"/>d i s c u s s e d 6 . 1 <text:s text:c="2"/>- <text:s text:c="2"/>w e <text:s text:c="2"/>w o u l d <text:s text:c="2"/>r e q u e s t <text:s text:c="2"/>a <text:s text:c="2"/>l o n g e r <text:s text:c="2"/>p e r i o d t h a n <text:s text:c="2"/>7 <text:s text:c="2"/>d a y s <text:s text:c="2"/>w h e r e <text:s text:c="2"/>a <text:s text:c="2"/>v a r i a t i o n <text:s text:c="2"/>r e q u i r e s <text:s text:c="2"/>a r e p r i c e , <text:s text:c="2"/>f o r <text:s text:c="2"/>t i m e <text:s text:c="2"/>t o <text:s text:c="2"/>c o m p l e t e <text:s text:c="2"/>t h e <text:s text:c="2"/>r e p r i c e a n d <text:s text:c="2"/>a n y <text:s text:c="2"/>d i s c u s s i o n s ) . <text:s text:c="2"/>T h e <text:s text:c="2"/>p r i c i n g <text:s text:c="2"/>w i l l c o m e <text:s text:c="2"/>f r o m <text:s text:c="2"/>t h e <text:s text:c="2"/>C o n t r a c t o r , <text:s text:c="2"/>r a t h e r <text:s text:c="2"/>t h a n <text:s text:c="2"/>t h e U n i v e r s i t y . 6 . 2 <text:s text:c="2"/>&amp; <text:s text:c="2"/>6 . 3 <text:s text:c="2"/>– <text:s text:c="2"/>c l a u s e s <text:s text:c="2"/>m u s t <text:s text:c="2"/>b e <text:s text:c="2"/>r e c i p r o c a l . N / A</text:p>
          </table:table-cell>
          <table:table-cell table:number-columns-repeated="1022"/>
        </table:table-row>
        <table:table-row table:style-name="ro1">
          <table:table-cell office:value-type="string" calcext:value-type="string">
            <text:p>c l a u s e . <text:s text:c="2"/>P l e a s e <text:s text:c="2"/>n o t e , <text:s text:c="2"/>d i s c u s s i o n <text:s text:c="2"/>o f <text:s text:c="2"/>a <text:s text:c="2"/>c l a u s e <text:s text:c="2"/>d o e s <text:s text:c="2"/>n o t <text:s text:c="2"/>m e a n <text:s text:c="2"/>t h a t <text:s text:c="2"/>t h e <text:s text:c="2"/>b i d <text:s text:c="2"/>i s <text:s text:c="2"/>q u a l i f i e d , <text:s text:c="2"/>s o m e <text:s text:c="2"/>p o i n t s j u s t <text:s text:c="2"/>r e q u i r e <text:s text:c="2"/>s e t t i n g <text:s text:c="2"/>o f <text:s text:c="2"/>c l i e n t <text:s text:c="2"/>e x p e c t a t i o n s <text:s text:c="2"/>w i t h o u t <text:s text:c="2"/>a m e n d m e n t . <text:s text:c="2"/>S o m e <text:s text:c="2"/>c l a u s e s <text:s text:c="2"/>w e <text:s text:c="2"/>m a y <text:s text:c="2"/>r e q u e s t <text:s text:c="2"/>t o <text:s text:c="2"/>b e a m e n d e d . C l a u s e <text:s text:c="2"/>N u m b e r 4 . 1 . 5 <text:s text:c="2"/>t o <text:s text:c="2"/>r e c o v e r <text:s text:c="2"/>f r o m <text:s text:c="2"/>t h e <text:s text:c="2"/>S u p p l i e r <text:s text:c="2"/>a n y e x p e n d i t u r e <text:s text:c="2"/>i n c u r r e d <text:s text:c="2"/>b y <text:s text:c="2"/>t h e <text:s text:c="2"/>U n i v e r s i t y i n <text:s text:c="2"/>o b t a i n i n g <text:s text:c="2"/>s u b s t i t u t e <text:s text:c="2"/>s e r v i c e s <text:s text:c="2"/>o r d e l i v e r a b l e s <text:s text:c="2"/>f r o m <text:s text:c="2"/>a <text:s text:c="2"/>t h i r d <text:s text:c="2"/>p a r t y ; <text:s text:c="2"/>a n d 4 . 1 . 6 <text:s text:c="2"/>t o <text:s text:c="2"/>c l a i m <text:s text:c="2"/>d a m a g e s <text:s text:c="2"/>f o r <text:s text:c="2"/>a n y a d d i t i o n a l <text:s text:c="2"/>c o s t s , <text:s text:c="2"/>l o s s <text:s text:c="2"/>o r <text:s text:c="2"/>e x p e n s e s i n c u r r e d <text:s text:c="2"/>b y <text:s text:c="2"/>t h e <text:s text:c="2"/>U n i v e r s i t y <text:s text:c="2"/>a r i s i n g <text:s text:c="2"/>f r o m t h e <text:s text:c="2"/>S u p p l i e r ' s <text:s text:c="2"/>f a i l u r e <text:s text:c="2"/>t o <text:s text:c="2"/>c o m p l y <text:s text:c="2"/>w i t h C l a u s e <text:s text:c="2"/>3 . 4 . 4 . 1 1 . 6 <text:s text:c="2"/>T h e <text:s text:c="2"/>S u p p l i e r <text:s text:c="2"/>h e r e b y <text:s text:c="2"/>g r a n t s <text:s text:c="2"/>t o <text:s text:c="2"/>t h e U n i v e r s i t y <text:s text:c="2"/>a n <text:s text:c="2"/>i r r e v o c a b l e , <text:s text:c="2"/>r o y a l t y - f r e e , n o n - e x c l u s i v e , <text:s text:c="2"/>w o r l d w i d e <text:s text:c="2"/>r i g h t <text:s text:c="2"/>a n d l i c e n c e <text:s text:c="2"/>( w i t h <text:s text:c="2"/>t h e <text:s text:c="2"/>r i g h t <text:s text:c="2"/>t o <text:s text:c="2"/>s u b - l i c e n c e ) t o <text:s text:c="2"/>u s e <text:s text:c="2"/>t h e <text:s text:c="2"/>S u p p l i e r ’ s <text:s text:c="2"/>B a c k g r o u n d <text:s text:c="2"/>I P R i n <text:s text:c="2"/>a n d <text:s text:c="2"/>i n <text:s text:c="2"/>c o n n e c t i o n <text:s text:c="2"/>w i t h <text:s text:c="2"/>t h e <text:s text:c="2"/>r e c e i p t o f <text:s text:c="2"/>t h e <text:s text:c="2"/>S e r v i c e s , <text:s text:c="2"/>t h e <text:s text:c="2"/>u s e <text:s text:c="2"/>o f <text:s text:c="2"/>t h e D e l i v e r a b l e s , <text:s text:c="2"/>t h e <text:s text:c="2"/>N e w <text:s text:c="2"/>I P R , <text:s text:c="2"/>t h e S u p p l i e r <text:s text:c="2"/>P o r t a l , <text:s text:c="2"/>t h e <text:s text:c="2"/>S u p p l i e r <text:s text:c="2"/>P o r t a l S o f t w a r e <text:s text:c="2"/>a n d <text:s text:c="2"/>t h e <text:s text:c="2"/>S u p p l i e r <text:s text:c="2"/>P o r t a l S p e c i f i c a t i o n . <text:s text:c="4"/>T h i s <text:s text:c="2"/>l i c e n c e <text:s text:c="2"/>s h a l l c o n t i n u e <text:s text:c="2"/>u p o n <text:s text:c="2"/>t e r m i n a t i o n , <text:s text:c="2"/>f o r w h a t e v e r <text:s text:c="2"/>r e a s o n , <text:s text:c="2"/>o r <text:s text:c="2"/>e x p i r y <text:s text:c="2"/>o f <text:s text:c="2"/>t h i s A g r e e m e n t <text:s text:c="2"/>w h e r e <text:s text:c="2"/>u s e <text:s text:c="2"/>o f <text:s text:c="2"/>t h e S u p p l i e r ’ s <text:s text:c="2"/>B a c k g r o u n d <text:s text:c="2"/>I P R <text:s text:c="2"/>i s n e c e s s a r y <text:s text:c="2"/>f o r <text:s text:c="2"/>t h e <text:s text:c="2"/>U n i v e r s i t y <text:s text:c="2"/>t o <text:s text:c="2"/>u s e t h e <text:s text:c="2"/>N e w <text:s text:c="2"/>I P R <text:s text:c="2"/>a n d / o r <text:s text:c="2"/>t h e <text:s text:c="2"/>U n i v e r s i t y M a t e r i a l s <text:s text:c="2"/>a f t e r <text:s text:c="2"/>t h i s <text:s text:c="2"/>C o n t r a c t <text:s text:c="2"/>h a s e n d e d .</text:p>
          </table:table-cell>
          <table:table-cell office:value-type="string" calcext:value-type="string">
            <text:p>C o m m e n t W e <text:s text:c="2"/>c a n n o t <text:s text:c="2"/>a c c e p t <text:s text:c="2"/>t h i s <text:s text:c="2"/>c l a u s e . <text:s text:c="2"/>W e <text:s text:c="2"/>w i l l <text:s text:c="2"/>n o t <text:s text:c="2"/>p a y <text:s text:c="2"/>f o r <text:s text:c="2"/>t h e U n i v e r s i t y <text:s text:c="2"/>t o <text:s text:c="2"/>o b t a i n <text:s text:c="2"/>s e r v i c e s / d e l i v e r a b l e s <text:s text:c="2"/>e l s e w h e r e . W e <text:s text:c="2"/>c a n n o t <text:s text:c="2"/>a c c e p t <text:s text:c="2"/>t h i s <text:s text:c="2"/>c l a u s e <text:s text:c="2"/>a s <text:s text:c="2"/>t h e <text:s text:c="2"/>U n i v e r s i t y <text:s text:c="2"/>i s c o v e r e d <text:s text:c="2"/>b y <text:s text:c="2"/>c l a u s e s <text:s text:c="2"/>1 2 <text:s text:c="2"/>a n d <text:s text:c="2"/>1 3 <text:s text:c="2"/>f o r <text:s text:c="2"/>a n y <text:s text:c="2"/>n e g l i g e n c e <text:s text:c="2"/>o n t h e <text:s text:c="2"/>a c c o u n t <text:s text:c="2"/>o f <text:s text:c="2"/>t h e <text:s text:c="2"/>S u p p l i e r . O u r <text:s text:c="2"/>b a c k g r o u n d <text:s text:c="2"/>I P R <text:s text:c="2"/>i s <text:s text:c="2"/>t h e <text:s text:c="2"/>m a n a g e m e n t <text:s text:c="2"/>s y s t e m , p r o c e s s e s <text:s text:c="2"/>a n d <text:s text:c="2"/>f o r m s <text:s text:c="2"/>w h i c h <text:s text:c="2"/>p r o c e s s <text:s text:c="2"/>c a s e s <text:s text:c="2"/>r e f e r r e d a n d <text:s text:c="2"/>p r o v i d e <text:s text:c="2"/>a d v i c e / c e r t i f i c a t e s . <text:s text:c="2"/>W e <text:s text:c="2"/>w i l l <text:s text:c="2"/>n o t <text:s text:c="2"/>a l l o w c l i e n t s <text:s text:c="2"/>t o <text:s text:c="2"/>c o n t i n u e <text:s text:c="2"/>t o <text:s text:c="2"/>u s e <text:s text:c="2"/>t h e <text:s text:c="2"/>m a n a g e m e n t <text:s text:c="2"/>s y s t e m n o r <text:s text:c="2"/>b l a n k <text:s text:c="2"/>f o r m <text:s text:c="2"/>d e s i g n s <text:s text:c="2"/>a f t e r <text:s text:c="2"/>c o n t r a c t <text:s text:c="2"/>e n d , <text:s text:c="2"/>h o w e v e r t h e r e <text:s text:c="2"/>i s <text:s text:c="2"/>n o <text:s text:c="2"/>r e q u i r e m e n t <text:s text:c="2"/>t o <text:s text:c="2"/>d o <text:s text:c="2"/>s o <text:s text:c="2"/>a s <text:s text:c="2"/>w e <text:s text:c="2"/>p r o v i d e a d v i c e / c e r t i f i c a t e s <text:s text:c="2"/>b y <text:s text:c="2"/>b o t h <text:s text:c="2"/>e - m a i l <text:s text:c="2"/>l i n k <text:s text:c="2"/>a n d <text:s text:c="2"/>a c c e s s <text:s text:c="2"/>t o t h e <text:s text:c="2"/>s y s t e m <text:s text:c="2"/>t h r o u g h o u t <text:s text:c="2"/>t h e <text:s text:c="2"/>t e r m <text:s text:c="2"/>o f <text:s text:c="2"/>t h e <text:s text:c="2"/>c o n t r a c t , t h e r e f o r e <text:s text:c="2"/>t h e r e <text:s text:c="2"/>w i l l <text:s text:c="2"/>n o <text:s text:c="2"/>n e e d <text:s text:c="2"/>f o r <text:s text:c="2"/>t h e <text:s text:c="2"/>U n i v e r s i t y <text:s text:c="2"/>t o r e q u i r e <text:s text:c="2"/>a c c e s s <text:s text:c="2"/>t o <text:s text:c="2"/>B a c k g r o u n d <text:s text:c="2"/>I P R <text:s text:c="2"/>a f t e r <text:s text:c="2"/>c o n t r a c t <text:s text:c="2"/>e n d . O f <text:s text:c="2"/>c o u r s e , <text:s text:c="2"/>t h e <text:s text:c="2"/>c l i e n t <text:s text:c="2"/>o w n s <text:s text:c="2"/>t h e <text:s text:c="2"/>I P R <text:s text:c="2"/>i n <text:s text:c="2"/>t h e <text:s text:c="2"/>c o n t e n t <text:s text:c="2"/>o f t h o s e <text:s text:c="2"/>f o r m s / c e r t i f i c a t e s <text:s text:c="2"/>( N e w <text:s text:c="2"/>I P R ) <text:s text:c="2"/>i n <text:s text:c="2"/>p e r p e t u i t y <text:s text:c="2"/>a n d m a y <text:s text:c="2"/>u s e / a s s i g n <text:s text:c="2"/>t h a t <text:s text:c="2"/>c o n t e n t <text:s text:c="2"/>f o l l o w i n g <text:s text:c="2"/>c o n t r a c t <text:s text:c="2"/>e n d a s <text:s text:c="2"/>i t <text:s text:c="2"/>w i s h e s .</text:p>
          </table:table-cell>
          <table:table-cell table:number-columns-repeated="1022"/>
        </table:table-row>
        <table:table-row table:style-name="ro1">
          <table:table-cell office:value-type="string" calcext:value-type="string">
            <text:p>c l a u s e . <text:s text:c="2"/>P l e a s e <text:s text:c="2"/>n o t e , <text:s text:c="2"/>d i s c u s s i o n <text:s text:c="2"/>o f <text:s text:c="2"/>a <text:s text:c="2"/>c l a u s e <text:s text:c="2"/>d o e s <text:s text:c="2"/>n o t <text:s text:c="2"/>m e a n <text:s text:c="2"/>t h a t <text:s text:c="2"/>t h e <text:s text:c="2"/>b i d <text:s text:c="2"/>i s <text:s text:c="2"/>q u a l i f i e d , <text:s text:c="2"/>s o m e <text:s text:c="2"/>p o i n t s j u s t <text:s text:c="2"/>r e q u i r e <text:s text:c="2"/>s e t t i n g <text:s text:c="2"/>o f <text:s text:c="2"/>c l i e n t <text:s text:c="2"/>e x p e c t a t i o n s <text:s text:c="2"/>w i t h o u t <text:s text:c="2"/>a m e n d m e n t . <text:s text:c="2"/>S o m e <text:s text:c="2"/>c l a u s e s <text:s text:c="2"/>w e <text:s text:c="2"/>w o u l d <text:s text:c="2"/>r e q u e s t <text:s text:c="2"/>t o b e <text:s text:c="2"/>a m e n d e d . C l a u s e <text:s text:c="2"/>N u m b e r 2 . 2 <text:s text:c="2"/>N o <text:s text:c="2"/>t e r m s <text:s text:c="2"/>o r <text:s text:c="2"/>c o n d i t i o n s e n d o r s e d <text:s text:c="2"/>o n , <text:s text:c="2"/>d e l i v e r e d <text:s text:c="2"/>w i t h , <text:s text:c="2"/>o r c o n t a i n e d <text:s text:c="2"/>i n <text:s text:c="2"/>t h e <text:s text:c="2"/>S u p p l i e r ’ s q u o t a t i o n , a n y <text:s text:c="2"/>d o c u m e n t <text:s text:c="2"/>s u b m i t t e d <text:s text:c="2"/>b y <text:s text:c="2"/>t h e S u p p l i e r <text:s text:c="2"/>t o <text:s text:c="2"/>a n y <text:s text:c="2"/>r e q u e s t <text:s text:c="2"/>f o r p r o p o s a l s <text:s text:c="2"/>o r <text:s text:c="2"/>i n v i t a t i o n <text:s text:c="2"/>t o <text:s text:c="2"/>t e n d e r i s s u e d <text:s text:c="2"/>b y <text:s text:c="2"/>t h e <text:s text:c="2"/>U n i v e r s i t y , c o n f i r m a t i o n <text:s text:c="2"/>o f <text:s text:c="2"/>o r d e r , <text:s text:c="2"/>s p e c i f i c a t i o n o r <text:s text:c="2"/>o t h e r <text:s text:c="2"/>d o c u m e n t <text:s text:c="2"/>s h a l l <text:s text:c="2"/>f o r m <text:s text:c="2"/>p a r t o f <text:s text:c="2"/>t h e <text:s text:c="2"/>A g r e e m e n t <text:s text:c="2"/>e x c e p t <text:s text:c="2"/>t o <text:s text:c="2"/>t h e e x t e n t <text:s text:c="2"/>t h a t <text:s text:c="2"/>t h e <text:s text:c="2"/>U n i v e r s i t y <text:s text:c="2"/>o t h e r w i s e a g r e e s <text:s text:c="2"/>i n <text:s text:c="2"/>w r i t i n g . <text:s text:c="2"/>T h e s e C o n d i t i o n s <text:s text:c="2"/>a p p l y <text:s text:c="2"/>t o <text:s text:c="2"/>t h e <text:s text:c="2"/>A g r e e m e n t t o <text:s text:c="2"/>t h e <text:s text:c="2"/>e x c l u s i o n <text:s text:c="2"/>o f <text:s text:c="2"/>a n y <text:s text:c="2"/>o t h e r <text:s text:c="2"/>t e r m s t h a t <text:s text:c="2"/>t h e <text:s text:c="2"/>S u p p l i e r <text:s text:c="2"/>s e e k s t o <text:s text:c="2"/>i m p o s e <text:s text:c="2"/>o r <text:s text:c="2"/>i n c o r p o r a t e , <text:s text:c="2"/>o r <text:s text:c="2"/>w h i c h a r e <text:s text:c="2"/>i m p l i e d <text:s text:c="2"/>b y <text:s text:c="2"/>l a w , <text:s text:c="2"/>t r a d e <text:s text:c="2"/>c u s t o m , p r a c t i c e <text:s text:c="2"/>o r <text:s text:c="2"/>c o u r s e <text:s text:c="2"/>o f d e a l i n g . 4 . <text:s text:c="2"/>S u p p l y <text:s text:c="2"/>o f <text:s text:c="2"/>G o o d s 5 . <text:s text:c="2"/>D e l i v e r y <text:s text:c="2"/>o f <text:s text:c="2"/>G o o d s 7 . 1 . 1 <text:s text:c="2"/>i n <text:s text:c="2"/>r e s p e c t <text:s text:c="2"/>o f <text:s text:c="2"/>t h e <text:s text:c="2"/>G o o d s 8 <text:s text:c="2"/>P r o p e r t y <text:s text:c="2"/>a n d <text:s text:c="2"/>R i s k 1 0 . 3 . 1 <text:s text:c="2"/>I f <text:s text:c="2"/>t h e <text:s text:c="2"/>S u p p l i e r <text:s text:c="2"/>f a i l s <text:s text:c="2"/>t o d e l i v e r <text:s text:c="2"/>t h e <text:s text:c="2"/>G o o d s . . . 1 0 . 4 <text:s text:c="2"/>I f <text:s text:c="2"/>t h e <text:s text:c="2"/>S u p p l i e r <text:s text:c="2"/>h a s <text:s text:c="2"/>d e l i v e r e d G o o d s <text:s text:c="2"/>t h a t <text:s text:c="2"/>. . . 1 0 . 5 . 1 <text:s text:c="2"/>t o <text:s text:c="2"/>t e r m i n a t e <text:s text:c="2"/>t h e <text:s text:c="2"/>A g r e e m e n t w i t h <text:s text:c="2"/>i m m e d i a t e <text:s text:c="2"/>e f f e c t <text:s text:c="2"/>b y <text:s text:c="2"/>g i v i n g w r i t t e n <text:s text:c="2"/>n o t i c e <text:s text:c="2"/>t o <text:s text:c="2"/>t h e <text:s text:c="2"/>S u p p l i e r ;</text:p>
          </table:table-cell>
          <table:table-cell office:value-type="string" calcext:value-type="string">
            <text:p>C o m m e n t O u r <text:s text:c="4"/>r e s p o n s e <text:s text:c="2"/>t o <text:s text:c="2"/>t h e <text:s text:c="2"/>t e n d e r <text:s text:c="2"/>i n f o r m s <text:s text:c="2"/>t h e <text:s text:c="2"/>U n i v e r s i t y h o w <text:s text:c="2"/>w e <text:s text:c="2"/>w i l l <text:s text:c="2"/>d e l i v e r <text:s text:c="2"/>t h e <text:s text:c="2"/>s e r v i c e , <text:s text:c="2"/>a n d <text:s text:c="2"/>i f <text:s text:c="2"/>a w a r d e d <text:s text:c="2"/>t h e c o n t r a c t <text:s text:c="2"/>w e <text:s text:c="2"/>w o u l d <text:s text:c="2"/>e x p e c t <text:s text:c="2"/>t h e m <text:s text:c="2"/>t o <text:s text:c="2"/>f o r m <text:s text:c="2"/>p a r t <text:s text:c="2"/>o f <text:s text:c="2"/>t h e A g r e e m e n t . A s <text:s text:c="2"/>t h e <text:s text:c="2"/>O c c u p a t i o n a l <text:s text:c="2"/>H e a l t h <text:s text:c="2"/>s e r v i c e <text:s text:c="2"/>i s <text:s text:c="2"/>n o t <text:s text:c="2"/>s u p p l y i n g g o o d s <text:s text:c="2"/>w e <text:s text:c="2"/>w o u l d <text:s text:c="2"/>r e q u e s t <text:s text:c="2"/>t h a t <text:s text:c="2"/>( N o t <text:s text:c="2"/>A p p l i c a b l e ) <text:s text:c="2"/>i s a d d e d <text:s text:c="2"/>a f t e r <text:s text:c="2"/>t h e <text:s text:c="2"/>c l a u s e <text:s text:c="2"/>t i t l e T h i s <text:s text:c="2"/>c l a u s e <text:s text:c="2"/>i s <text:s text:c="2"/>w r i t t e n <text:s text:c="2"/>i n <text:s text:c="2"/>a <text:s text:c="2"/>v e r y <text:s text:c="2"/>d r a c o n i a n <text:s text:c="2"/>w a y <text:s text:c="2"/>i n w h i c h <text:s text:c="2"/>t h e <text:s text:c="2"/>U n i v e r s i t y <text:s text:c="2"/>c o u l d <text:s text:c="2"/>e f f e c t i v e l y <text:s text:c="2"/>c a n c e l <text:s text:c="2"/>a <text:s text:c="2"/>w h o l e c o n t r a c t <text:s text:c="2"/>b a s e d <text:s text:c="2"/>o n <text:s text:c="2"/>d e l i v e r i n g <text:s text:c="2"/>a <text:s text:c="2"/>s i n g l e <text:s text:c="2"/>s e r v i c e <text:s text:c="2"/>l a t e , <text:s text:c="2"/>f o r</text:p>
          </table:table-cell>
          <table:table-cell table:number-columns-repeated="1022"/>
        </table:table-row>
        <table:table-row table:style-name="ro1">
          <table:table-cell office:value-type="string" calcext:value-type="string">
            <text:p>1 0 . 5 . 2 <text:s text:c="2"/>t o <text:s text:c="2"/>r e t u r n <text:s text:c="2"/>t h e <text:s text:c="2"/>D e l i v e r a b l e s <text:s text:c="2"/>t o t h e <text:s text:c="2"/>S u p p l i e r <text:s text:c="2"/>a t <text:s text:c="2"/>t h e <text:s text:c="2"/>S u p p l i e r ' s <text:s text:c="2"/>o w n r i s k <text:s text:c="2"/>a n d <text:s text:c="2"/>e x p e n s e ; 1 0 . 5 . 5 <text:s text:c="2"/>t o <text:s text:c="2"/>r e c o v e r <text:s text:c="2"/>f r o m <text:s text:c="2"/>t h e <text:s text:c="2"/>S u p p l i e r a n y <text:s text:c="2"/>c o s t s <text:s text:c="2"/>i n c u r r e d <text:s text:c="2"/>b y <text:s text:c="2"/>t h e U n i v e r s i t y <text:s text:c="2"/>i n <text:s text:c="2"/>o b t a i n i n g <text:s text:c="2"/>s u b s t i t u t e g o o d s <text:s text:c="2"/>a n d / o r <text:s text:c="2"/>s e r v i c e s <text:s text:c="2"/>f r o m <text:s text:c="2"/>a <text:s text:c="2"/>t h i r d p a r t y ; 1 0 . 5 . 6 <text:s text:c="2"/>t o <text:s text:c="2"/>c l a i m <text:s text:c="2"/>d a m a g e s <text:s text:c="2"/>f o r <text:s text:c="2"/>a n y a d d i t i o n a l <text:s text:c="2"/>c o s t s , <text:s text:c="2"/>l o s s <text:s text:c="2"/>o r <text:s text:c="2"/>e x p e n s e s i n c u r r e d <text:s text:c="2"/>b y <text:s text:c="2"/>t h e <text:s text:c="2"/>U n i v e r s i t y <text:s text:c="2"/>w h i c h a r e <text:s text:c="2"/>i n <text:s text:c="2"/>a n y <text:s text:c="2"/>w a y <text:s text:c="2"/>a t t r i b u t a b l e <text:s text:c="2"/>t o <text:s text:c="2"/>t h e S u p p l i e r ' s <text:s text:c="2"/>f a i l u r e <text:s text:c="2"/>t o <text:s text:c="2"/>m e e t <text:s text:c="2"/>s u c h d a t e s . 1 9 . 3 <text:s text:c="2"/>T h e <text:s text:c="2"/>p a r t i e s <text:s text:c="2"/>a c k n o w l e d g e <text:s text:c="2"/>t h a t f o r <text:s text:c="2"/>t h e <text:s text:c="2"/>p u r p o s e s <text:s text:c="2"/>o f <text:s text:c="2"/>t h e <text:s text:c="2"/>D a t a P r o t e c t i o n <text:s text:c="2"/>L e g i s l a t i o n , <text:s text:c="2"/>t h e U n i v e r s i t y <text:s text:c="2"/>i s <text:s text:c="2"/>t h e <text:s text:c="2"/>C o n t r o l l e r <text:s text:c="2"/>a n d <text:s text:c="2"/>t h e S u p p l i e r <text:s text:c="2"/>i s <text:s text:c="2"/>t h e <text:s text:c="2"/>P r o c e s s o r . S c h e d u l e <text:s text:c="2"/>1 <text:s text:c="2"/>s e t s <text:s text:c="2"/>o u t <text:s text:c="2"/>t h e <text:s text:c="2"/>s c o p e , n a t u r e <text:s text:c="2"/>a n d <text:s text:c="2"/>p u r p o s e <text:s text:c="2"/>o f <text:s text:c="2"/>p r o c e s s i n g b y <text:s text:c="2"/>t h e <text:s text:c="2"/>S u p p l i e r , <text:s text:c="2"/>t h e <text:s text:c="2"/>d u r a t i o n <text:s text:c="2"/>o f <text:s text:c="2"/>t h e p r o c e s s i n g <text:s text:c="2"/>a n d <text:s text:c="2"/>t h e <text:s text:c="2"/>t y p e s <text:s text:c="2"/>o f P e r s o n a l <text:s text:c="2"/>D a t a <text:s text:c="2"/>a n d <text:s text:c="2"/>c a t e g o r i e s <text:s text:c="2"/>o f D a t a <text:s text:c="2"/>S u b j e c t . 2 0 . 2 W i t h o u t <text:s text:c="2"/>a f f e c t i n g <text:s text:c="2"/>a n y <text:s text:c="2"/>o t h e r r i g h t <text:s text:c="2"/>o r <text:s text:c="2"/>r e m e d y <text:s text:c="2"/>a v a i l a b l e <text:s text:c="2"/>t o <text:s text:c="2"/>i t , e i t h e r <text:s text:c="2"/>p a r t y <text:s text:c="2"/>m a y <text:s text:c="2"/>t e r m i n a t e <text:s text:c="2"/>t h e A g r e e m e n t <text:s text:c="2"/>w i t h <text:s text:c="2"/>i m m e d i a t e <text:s text:c="2"/>e f f e c t b y <text:s text:c="2"/>g i v i n g <text:s text:c="2"/>w r i t t e n <text:s text:c="2"/>n o t i c e <text:s text:c="2"/>t o <text:s text:c="2"/>t h e <text:s text:c="2"/>o t h e r p a r t y <text:s text:c="2"/>i f <text:s text:c="2"/>t h e <text:s text:c="2"/>o t h e r <text:s text:c="2"/>p a r t y c o m m i t s <text:s text:c="2"/>a <text:s text:c="2"/>m a t e r i a l <text:s text:c="2"/>b r e a c h <text:s text:c="2"/>o f <text:s text:c="2"/>a n y t e r m <text:s text:c="2"/>o f <text:s text:c="2"/>t h e <text:s text:c="2"/>A g r e e m e n t <text:s text:c="2"/>w h i c h b r e a c h <text:s text:c="2"/>i s <text:s text:c="2"/>i r r e m e d i a b l e <text:s text:c="2"/>o r <text:s text:c="2"/>( i f s u c h <text:s text:c="2"/>b r e a c h <text:s text:c="2"/>i s <text:s text:c="2"/>r e m e d i a b l e ) <text:s text:c="2"/>f 2 1 . 1 <text:s text:c="2"/>O n <text:s text:c="2"/>t e r m i n a t i o n <text:s text:c="2"/>o f <text:s text:c="2"/>t h e A g r e e m e n t , <text:s text:c="2"/>t h e <text:s text:c="2"/>S u p p l i e r <text:s text:c="2"/>s h a l l i m m e d i a t e l y <text:s text:c="2"/>d e l i v e r <text:s text:c="2"/>t o <text:s text:c="2"/>t h e</text:p>
          </table:table-cell>
          <table:table-cell office:value-type="string" calcext:value-type="string">
            <text:p>w h a t e v e r <text:s text:c="2"/>r e a s o n . <text:s text:c="2"/>I t <text:s text:c="2"/>w o u l d <text:s text:c="2"/>m a k e <text:s text:c="2"/>f a r <text:s text:c="2"/>m o r e <text:s text:c="2"/>s e n s e <text:s text:c="2"/>f o r t h i s <text:s text:c="2"/>c l a u s e <text:s text:c="2"/>t o <text:s text:c="2"/>r e f e r e n c e <text:s text:c="2"/>f a i l u r e <text:s text:c="2"/>t o <text:s text:c="2"/>d e l i v e r <text:s text:c="2"/>t o <text:s text:c="2"/>a <text:s text:c="2"/>S e r v i c e L e v e l <text:s text:c="2"/>A g r e e m e n t . <text:s text:c="2"/>B e c a u s e <text:s text:c="2"/>t h i s <text:s text:c="2"/>i s <text:s text:c="2"/>a <text:s text:c="2"/>s e r v i c e <text:s text:c="2"/>T U P E m a y <text:s text:c="2"/>b e <text:s text:c="2"/>i n v o l v e d <text:s text:c="2"/>a t <text:s text:c="2"/>t h e <text:s text:c="2"/>p o i n t <text:s text:c="2"/>o f <text:s text:c="2"/>t e r m i n a t i o n <text:s text:c="2"/>t h e r e f o r e i m m e d i a t e l y <text:s text:c="2"/>t e r m i n a t i n g <text:s text:c="2"/>t h e <text:s text:c="2"/>a g r e e m e n t <text:s text:c="2"/>m a y <text:s text:c="2"/>h a v e l e g a l <text:s text:c="2"/>c o n s e q u e n c e s . <text:s text:c="2"/>I t <text:s text:c="2"/>w o u l d <text:s text:c="2"/>b e <text:s text:c="2"/>m o r e <text:s text:c="2"/>s e n s i b l e <text:s text:c="2"/>t o p r o v i d e <text:s text:c="2"/>3 <text:s text:c="2"/>m o n t h s <text:s text:c="2"/>n o t i c e , <text:s text:c="2"/>e s p e c i a l l y <text:s text:c="2"/>a s <text:s text:c="2"/>t h e <text:s text:c="2"/>U n i v e r s i t y i s <text:s text:c="2"/>n o t <text:s text:c="2"/>b o u n d <text:s text:c="2"/>t o <text:s text:c="2"/>o r d e r <text:s text:c="2"/>a n y <text:s text:c="2"/>f u r t h e r <text:s text:c="2"/>s e r v i c e s . I t <text:s text:c="2"/>w o u l d <text:s text:c="2"/>b e <text:s text:c="2"/>i m p r a c t i c a l <text:s text:c="2"/>t o <text:s text:c="2"/>r e t u r n <text:s text:c="2"/>a n y <text:s text:c="2"/>d e l i v e r a b l e s s u p p l i e d <text:s text:c="2"/>a s <text:s text:c="2"/>a <text:s text:c="2"/>s e r v i c e W e <text:s text:c="2"/>w i l l <text:s text:c="2"/>n o t <text:s text:c="2"/>a g r e e <text:s text:c="2"/>t o <text:s text:c="2"/>p a y <text:s text:c="2"/>t h e <text:s text:c="2"/>U n i v e r s i t y <text:s text:c="2"/>f o r <text:s text:c="2"/>o b t a i n i n g s e r v i c e s <text:s text:c="2"/>e l s e w h e r e <text:s text:c="2"/>u n d e r <text:s text:c="2"/>a n y <text:s text:c="2"/>c i r c u m s t a n c e s . W e <text:s text:c="2"/>w i l l <text:s text:c="2"/>n o t <text:s text:c="2"/>a g r e e <text:s text:c="2"/>t o <text:s text:c="2"/>t h i s <text:s text:c="2"/>c l a u s e <text:s text:c="2"/>a s <text:s text:c="2"/>w r i t t e n . <text:s text:c="2"/>W e <text:s text:c="2"/>w o u l d r e q u i r e <text:s text:c="2"/>t h a t <text:s text:c="2"/>a n y <text:s text:c="2"/>c l a i m s <text:s text:c="2"/>f o r <text:s text:c="2"/>d a m a g e s <text:s text:c="2"/>a r e <text:s text:c="2"/>b a s e d <text:s text:c="2"/>o n t h e <text:s text:c="2"/>S u p p l i e r s <text:s text:c="2"/>n e g l i g e n c e . T h e <text:s text:c="2"/>I C O <text:s text:c="2"/>a d v i s e <text:s text:c="2"/>t h a t <text:s text:c="2"/>t h e <text:s text:c="2"/>O c c u p a t i o n a l <text:s text:c="2"/>H e a l t h P r o v i d e r <text:s text:c="2"/>i s <text:s text:c="2"/>b o t h <text:s text:c="2"/>a <text:s text:c="2"/>d a t a <text:s text:c="2"/>P r o c e s s o r <text:s text:c="2"/>a n d <text:s text:c="2"/>a <text:s text:c="2"/>D a t a C o n t r o l l e r W e <text:s text:c="2"/>w i l l <text:s text:c="2"/>a c c e p t <text:s text:c="2"/>t h i s <text:s text:c="2"/>c l a u s e <text:s text:c="2"/>b u t <text:s text:c="2"/>w o u l d <text:s text:c="2"/>r e c o m m e n d <text:s text:c="2"/>t h a t t h e <text:s text:c="2"/>n o t i c e <text:s text:c="2"/>p e r i o d <text:s text:c="2"/>i s <text:s text:c="2"/>3 <text:s text:c="2"/>m o n t h s I f <text:s text:c="2"/>t h e <text:s text:c="2"/>U n i v e r s i t y <text:s text:c="2"/>t e r m i n a t e s <text:s text:c="2"/>t h e <text:s text:c="2"/>c o n t r a c t <text:s text:c="2"/>i t <text:s text:c="2"/>h a s <text:s text:c="2"/>s t a t e d t h a t <text:s text:c="2"/>i t <text:s text:c="2"/>w o u l d <text:s text:c="2"/>n o t <text:s text:c="2"/>p a y <text:s text:c="2"/>f o r <text:s text:c="2"/>a n y <text:s text:c="2"/>f u r t h e r <text:s text:c="2"/>s e r v i c e s , t h e r e f o r e <text:s text:c="2"/>t h e <text:s text:c="2"/>S u p p l i e r <text:s text:c="2"/>w i l l <text:s text:c="2"/>h a v e <text:s text:c="2"/>n o <text:s text:c="2"/>o b l i g a t i o n <text:s text:c="2"/>t o</text:p>
          </table:table-cell>
          <table:table-cell table:number-columns-repeated="1022"/>
        </table:table-row>
        <table:table-row table:style-name="ro1">
          <table:table-cell office:value-type="string" calcext:value-type="string">
            <text:p>U n i v e r s i t y <text:s text:c="2"/>a l l <text:s text:c="2"/>D e l i v e r a b l e s w h e t h e r <text:s text:c="2"/>o r <text:s text:c="2"/>n o t <text:s text:c="2"/>t h e n c o m p l e t e , <text:s text:c="2"/>a n d <text:s text:c="2"/>r e t u r n <text:s text:c="2"/>a l l U n i v e r s i t y <text:s text:c="2"/>M a t e r i a l s . <text:s text:c="2"/>I f <text:s text:c="2"/>t h e <text:s text:c="2"/>S u p p l i e r f a i l s <text:s text:c="2"/>t o <text:s text:c="2"/>d o <text:s text:c="2"/>s o , <text:s text:c="2"/>t h e n <text:s text:c="2"/>t h e <text:s text:c="2"/>U n i v e r s i t y m a y <text:s text:c="2"/>e n t e r <text:s text:c="2"/>t h e <text:s text:c="2"/>S u p p l i e r ' s <text:s text:c="2"/>p r e m i s e s a n d <text:s text:c="2"/>t a k e <text:s text:c="2"/>p o s s e s s i o n <text:s text:c="2"/>o f <text:s text:c="2"/>t h e m . <text:s text:c="2"/>U n t i l t h e y <text:s text:c="2"/>h a v e <text:s text:c="2"/>b e e n <text:s text:c="2"/>r e t u r n e d <text:s text:c="2"/>o r d e l i v e r e d , <text:s text:c="2"/>t h e <text:s text:c="2"/>S u p p l i e r <text:s text:c="2"/>s h a l l <text:s text:c="2"/>b e s o l e l y <text:s text:c="2"/>r e s p o n s i b l e <text:s text:c="2"/>f o r <text:s text:c="2"/>t h e i r <text:s text:c="2"/>s a f e k e e p i n g <text:s text:c="2"/>a n d <text:s text:c="2"/>w i l l <text:s text:c="2"/>n o t <text:s text:c="2"/>u s e <text:s text:c="2"/>t h e m <text:s text:c="2"/>f o r a n y <text:s text:c="2"/>p u r p o s e <text:s text:c="2"/>n o t <text:s text:c="2"/>c o n n e c t e d <text:s text:c="2"/>w i t h t h e <text:s text:c="2"/>A g r e e m e n t .</text:p>
          </table:table-cell>
          <table:table-cell office:value-type="string" calcext:value-type="string">
            <text:p>u n d e r t a k e <text:s text:c="2"/>a n y <text:s text:c="2"/>f u r t h e r <text:s text:c="2"/>w o r k <text:s text:c="2"/>t o <text:s text:c="2"/>c o m p l e t e <text:s text:c="2"/>a n y <text:s text:c="2"/>s e r v i c e . S e r v i c e s <text:s text:c="2"/>m a y <text:s text:c="2"/>a l s o <text:s text:c="2"/>r e q u i r e s <text:s text:c="2"/>c o n s e n t <text:s text:c="2"/>o f <text:s text:c="2"/>t h e <text:s text:c="2"/>i n d i v i d u a l r e f e r r e d <text:s text:c="2"/>t o <text:s text:c="2"/>b e <text:s text:c="2"/>r e l e a s e d . <text:s text:c="2"/>T h e <text:s text:c="2"/>U n i v e r s i t y <text:s text:c="2"/>w i l l <text:s text:c="2"/>a l r e a d y h a v e <text:s text:c="2"/>h a d <text:s text:c="2"/>a c c e s s <text:s text:c="2"/>t o <text:s text:c="2"/>a l l <text:s text:c="2"/>i n f o r m a t i o n <text:s text:c="2"/>i s <text:s text:c="2"/>w a s <text:s text:c="2"/>a l l o w e d <text:s text:c="2"/>t o s e e <text:s text:c="2"/>v i a <text:s text:c="2"/>i t ’ s <text:s text:c="2"/>u s e r <text:s text:c="2"/>p o r t a l s . <text:s text:c="2"/>W e <text:s text:c="2"/>w i l l , <text:s text:c="2"/>o f <text:s text:c="2"/>c o u r s e , <text:s text:c="2"/>e n s u r e t h a t <text:s text:c="2"/>a l <text:s text:c="2"/>h e a l t h <text:s text:c="2"/>i n f o r m a t i o n <text:s text:c="2"/>i s <text:s text:c="2"/>r e t a i n e d <text:s text:c="2"/>s a f e l y <text:s text:c="2"/>a n d c o n f i d e n t i a l l y .</text:p>
          </table:table-cell>
          <table:table-cell table:number-columns-repeated="1022"/>
        </table:table-row>
        <table:table-row table:style-name="ro1">
          <table:table-cell office:value-type="string" calcext:value-type="string">
            <text:p>j u s t <text:s text:c="2"/>r e q u i r e <text:s text:c="2"/>s e t t i n g <text:s text:c="2"/>o f <text:s text:c="2"/>c l i e n t <text:s text:c="2"/>e x p e c t a t i o n s . <text:s text:c="2"/>S o m e <text:s text:c="2"/>c l a u s e s <text:s text:c="2"/>w e <text:s text:c="2"/>w o u l d <text:s text:c="2"/>r e q u e s t <text:s text:c="2"/>t o <text:s text:c="2"/>b e d i s c u s s e d / a m e n d e d . R e a s o n <text:s text:c="2"/>f o r <text:s text:c="2"/>d i s c u s s i o n 8 . 5 1 0 . 7 3 4 . 1 . 2 4 2 .</text:p>
          </table:table-cell>
          <table:table-cell office:value-type="string" calcext:value-type="string">
            <text:p>C l a u s e s <text:s text:c="2"/>t o <text:s text:c="2"/>b e <text:s text:c="2"/>d i s c u s s e d W e <text:s text:c="2"/>w i l l <text:s text:c="2"/>n o t <text:s text:c="2"/>c h a r g e <text:s text:c="2"/>t h e <text:s text:c="2"/>U n i v e r s i t y <text:s text:c="2"/>f o r <text:s text:c="2"/>a n y <text:s text:c="2"/>s e r v i c e s <text:s text:c="2"/>n o t p r o v i d e d , <text:s text:c="2"/>h o w e v e r <text:s text:c="2"/>w e <text:s text:c="2"/>w i l l <text:s text:c="2"/>n o t <text:s text:c="2"/>p a y <text:s text:c="2"/>f o r <text:s text:c="2"/>t h e <text:s text:c="2"/>U n i v e r s i t y <text:s text:c="2"/>t o o b t a i n e d <text:s text:c="2"/>t h e m <text:s text:c="2"/>e l s e w h e r e . T h i s <text:s text:c="2"/>c l a u s e <text:s text:c="2"/>w o u l d <text:s text:c="2"/>i m p l y <text:s text:c="2"/>t h a t <text:s text:c="2"/>H e a l e s <text:s text:c="2"/>w o u l d <text:s text:c="2"/>b e <text:s text:c="2"/>g r a n t i n g U n i v e r s i t y <text:s text:c="2"/>o f <text:s text:c="2"/>W o r c e s t e r <text:s text:c="2"/>r i g h t s <text:s text:c="2"/>t o <text:s text:c="2"/>c o n t i n u e <text:s text:c="2"/>t o <text:s text:c="2"/>u s e <text:s text:c="2"/>t h e m a n a g e m e n t <text:s text:c="2"/>s y s t e m <text:s text:c="2"/>p o s t <text:s text:c="2"/>c o n t r a c t <text:s text:c="2"/>w h i c h <text:s text:c="2"/>w o u l d <text:s text:c="2"/>n o t <text:s text:c="2"/>b e <text:s text:c="2"/>t h e c a s e . <text:s text:c="2"/>H o w e v e r <text:s text:c="2"/>a l l <text:s text:c="2"/>i n f o r m a t i o n <text:s text:c="2"/>p r o v i d e d <text:s text:c="2"/>t o <text:s text:c="2"/>U o W <text:s text:c="2"/>w i l l <text:s text:c="2"/>b e <text:s text:c="2"/>i n s t a n d a r d <text:s text:c="2"/>H T M L / P D F <text:s text:c="2"/>f o r m a t . W e <text:s text:c="2"/>w i l l <text:s text:c="2"/>n o t <text:s text:c="2"/>p a y <text:s text:c="2"/>f o r <text:s text:c="2"/>t h e <text:s text:c="2"/>C o u n c i l <text:s text:c="2"/>t o <text:s text:c="2"/>o b t a i n <text:s text:c="2"/>s e r v i c e e l s e w h e r e <text:s text:c="2"/>o r <text:s text:c="2"/>f o r <text:s text:c="2"/>a n y <text:s text:c="2"/>r e - t e n d e r / q u o t e <text:s text:c="2"/>p r o c e s s T h e <text:s text:c="2"/>I C O <text:s text:c="2"/>a d v i s e <text:s text:c="2"/>t h a t <text:s text:c="2"/>t h e <text:s text:c="2"/>O c c u p a t i o n a l <text:s text:c="2"/>H e a l t h <text:s text:c="2"/>p r o v i d e r b o t h <text:s text:c="2"/>D a t a <text:s text:c="2"/>C o n t r o l l e r <text:s text:c="2"/>a n d <text:s text:c="2"/>D a t a <text:s text:c="2"/>p r o c e s s o r</text:p>
          </table:table-cell>
          <table:table-cell table:number-columns-repeated="1022"/>
        </table:table-row>
        <table:table-row table:style-name="ro1">
          <table:table-cell office:value-type="string" calcext:value-type="string">
            <text:p>b e <text:s text:c="2"/>a m e n d e d . C l a u s e <text:s text:c="2"/>n u m b e r 2 . 4 2 . 2 9 . 2</text:p>
          </table:table-cell>
          <table:table-cell office:value-type="string" calcext:value-type="string">
            <text:p>C o m m e n t I t <text:s text:c="2"/>w o u l d <text:s text:c="2"/>b e <text:s text:c="2"/>a d v i s a b l e <text:s text:c="2"/>t o <text:s text:c="2"/>i n c l u d e <text:s text:c="2"/>e - m a i l <text:s text:c="2"/>a s <text:s text:c="2"/>a m e t h o d <text:s text:c="2"/>o f <text:s text:c="2"/>n o t i c e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text:p>
          </table:table-cell>
          <table:table-cell table:number-columns-repeated="1022"/>
        </table:table-row>
        <table:table-row table:style-name="ro1">
          <table:table-cell office:value-type="string" calcext:value-type="string">
            <text:p>2 . 3 9 . 3 2 . 4 2 . 2 . 4</text:p>
          </table:table-cell>
          <table:table-cell office:value-type="string" calcext:value-type="string">
            <text:p>a l l o w e d <text:s text:c="2"/>u s <text:s text:c="2"/>t o <text:s text:c="2"/>m a i n t a i n <text:s text:c="2"/>p o s i t i v e <text:s text:c="2"/>r e l a t i o n s h i p s w i t h <text:s text:c="2"/>o u r <text:s text:c="2"/>c l i e n t s <text:s text:c="2"/>f o r <text:s text:c="2"/>m a n y <text:s text:c="2"/>y e a r s , <text:s text:c="2"/>s o m e <text:s text:c="2"/>f o r <text:s text:c="2"/>o v e r 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c r e d i t s <text:s text:c="2"/>a n d <text:s text:c="2"/>d e l a y <text:s text:c="2"/>p e n a l t i e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W e <text:s text:c="2"/>c a n n o t <text:s text:c="2"/>c o m p l y <text:s text:c="2"/>w i t h <text:s text:c="2"/>t h i s <text:s text:c="2"/>c l a u s e <text:s text:c="2"/>a s <text:s text:c="2"/>w e <text:s text:c="2"/>r e t a i n d a t a <text:s text:c="2"/>f o r <text:s text:c="2"/>6 <text:s text:c="2"/>y e a r s <text:s text:c="2"/>p o s t <text:s text:c="2"/>c o n t r a c t / p o s t <text:s text:c="2"/>l i t i g a t i o n <text:s text:c="2"/>i n l i n e <text:s text:c="2"/>w i t h <text:s text:c="2"/>F a c u l t y <text:s text:c="2"/>o f <text:s text:c="2"/>O c c u p a t i o n a l <text:s text:c="2"/>M e d i c i n e g u i d e l i n e s . <text:s text:c="2"/>W e <text:s text:c="2"/>w i l l <text:s text:c="2"/>t r a n s f e r <text:s text:c="2"/>d a t a <text:s text:c="2"/>t o <text:s text:c="2"/>a n e w <text:s text:c="2"/>O H p r o v i d e r <text:s text:c="2"/>a n d <text:s text:c="2"/>d e s t r o y <text:s text:c="2"/>d a t a <text:s text:c="2"/>a f t e r <text:s text:c="2"/>t h i s <text:s text:c="2"/>t i m e .</text:p>
          </table:table-cell>
          <table:table-cell table:number-columns-repeated="1022"/>
        </table:table-row>
        <table:table-row table:style-name="ro1">
          <table:table-cell office:value-type="string" calcext:value-type="string">
            <text:p>2 . 2 9 . 8 2 . 3 9 . 2</text:p>
          </table:table-cell>
          <table:table-cell office:value-type="string" calcext:value-type="string">
            <text:p>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T h i s <text:s text:c="2"/>m a y <text:s text:c="2"/>a l s o <text:s text:c="2"/>a p p l y <text:s text:c="2"/>t o <text:s text:c="2"/>c l a u s e <text:s text:c="2"/>2 . 1 9 . 2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b e c a u s e <text:s text:c="2"/>m e d i c a l <text:s text:c="2"/>d a t a <text:s text:c="2"/>i s <text:s text:c="2"/>a c q u i r e d <text:s text:c="2"/>b y <text:s text:c="2"/>O H <text:s text:c="2"/>a n d n o t <text:s text:c="2"/>t h e <text:s text:c="2"/>c l i e n t , <text:s text:c="2"/>a n d <text:s text:c="2"/>i s <text:s text:c="2"/>n o t <text:s text:c="2"/>v i e w a b l e <text:s text:c="2"/>b y <text:s text:c="2"/>t h e <text:s text:c="2"/>c l i e n t w i t h o u t <text:s text:c="2"/>t h e <text:s text:c="2"/>e x p r e s s <text:s text:c="2"/>c o n s e n t <text:s text:c="2"/>o f <text:s text:c="2"/>t h e <text:s text:c="2"/>d a t a <text:s text:c="2"/>s u b j e c t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q u a l i t y <text:s text:c="2"/>s e r v i c e <text:s text:c="2"/>b e s p o k e <text:s text:c="2"/>t o <text:s text:c="2"/>t h e <text:s text:c="2"/>n e e d s <text:s text:c="2"/>o f <text:s text:c="2"/>t h e C u s t o m e r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l i e n t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text:s text:c="2"/>t h a t <text:s text:c="2"/>f e a t u r e s e r v i c e <text:s text:c="2"/>c r e d i t s <text:s text:c="2"/>o r <text:s text:c="2"/>d e l a y <text:s text:c="2"/>p a y m e n t s , <text:s text:c="2"/>w h i c h <text:s text:c="2"/>h a s</text:p>
          </table:table-cell>
          <table:table-cell table:number-columns-repeated="1022"/>
        </table:table-row>
        <table:table-row table:style-name="ro1">
          <table:table-cell office:value-type="string" calcext:value-type="string">
            <text:p>C a l l - O f f <text:s text:c="2"/>C l a u s e C o n t r a c t <text:s text:c="2"/>a n y <text:s text:c="2"/>s u m <text:s text:c="2"/>o f <text:s text:c="2"/>m o n e y <text:s text:c="2"/>i s <text:s text:c="2"/>r e c o v e r a b l e <text:s text:c="2"/>f r o m o r <text:s text:c="2"/>p a y a b l e <text:s text:c="2"/>b y <text:s text:c="2"/>t h e <text:s text:c="2"/>S e r v i c e <text:s text:c="2"/>P r o v i d e r <text:s text:c="2"/>( i n c l u d i n g a n y <text:s text:c="2"/>s u m <text:s text:c="2"/>w h i c h <text:s text:c="2"/>t h e <text:s text:c="2"/>S e r v i c e <text:s text:c="2"/>P r o v i d e r <text:s text:c="2"/>i s <text:s text:c="2"/>l i a b l e <text:s text:c="2"/>t o p a y <text:s text:c="2"/>t o <text:s text:c="2"/>t h e <text:s text:c="2"/>C u s t o m e r <text:s text:c="2"/>i n <text:s text:c="2"/>r e s p e c t <text:s text:c="2"/>o f <text:s text:c="2"/>a n y <text:s text:c="2"/>b r e a c h <text:s text:c="2"/>o f t h e <text:s text:c="2"/>C o n t r a c t ) , <text:s text:c="2"/>t h e <text:s text:c="2"/>C u s t o m e r <text:s text:c="2"/>m a y <text:s text:c="2"/>u n i l a t e r a l l y d e d u c t <text:s text:c="2"/>t h a t <text:s text:c="2"/>s u m <text:s text:c="2"/>f r o m <text:s text:c="2"/>a n y <text:s text:c="2"/>s u m <text:s text:c="2"/>t h e n <text:s text:c="2"/>d u e , <text:s text:c="2"/>o r w h i c h <text:s text:c="2"/>a t <text:s text:c="2"/>a n y <text:s text:c="2"/>l a t e r <text:s text:c="2"/>t i m e <text:s text:c="2"/>m a y <text:s text:c="2"/>b e c o m e <text:s text:c="2"/>d u e <text:s text:c="2"/>t o <text:s text:c="2"/>t h e S e r v i c e <text:s text:c="2"/>P r o v i d e r <text:s text:c="2"/>u n d e r <text:s text:c="2"/>t h e <text:s text:c="2"/>C o n t r a c t <text:s text:c="2"/>o r <text:s text:c="2"/>u n d e r a n y <text:s text:c="2"/>o t h e r <text:s text:c="2"/>a g r e e m e n t <text:s text:c="2"/>o r <text:s text:c="2"/>c o n t r a c t <text:s text:c="2"/>w i t h <text:s text:c="2"/>t h e C u s t o m e r . A n d 4 . 4 . 5 -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6 . 2 <text:s text:c="2"/>s h a l l <text:s text:c="2"/>b e <text:s text:c="2"/>f i n a l <text:s text:c="2"/>a n d <text:s text:c="2"/>c o n c l u s i v e .</text:p>
          </table:table-cell>
          <table:table-cell office:value-type="string" calcext:value-type="string">
            <text:p>H e a l e s <text:s text:c="2"/>M e d i c a l <text:s text:c="2"/>A g r e e m e n t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ext:s text:c="2"/>t e r m s 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 r e f u s a l <text:s text:c="2"/>o f <text:s text:c="2"/>a c c e s s <text:s text:c="2"/>w i l l <text:s text:c="2"/>b e <text:s text:c="2"/>p r o v i d e d <text:s text:c="2"/>t o <text:s text:c="2"/>t h e <text:s text:c="2"/>S e r v i c e P r o v i d e r . ” <text:s text:c="2"/>b e <text:s text:c="2"/>a d d e d <text:s text:c="2"/>t o <text:s text:c="2"/>t h e <text:s text:c="2"/>e n d <text:s text:c="2"/>o f <text:s text:c="2"/>t h i s <text:s text:c="2"/>c l a u s e . I f <text:s text:c="2"/>t h e <text:s text:c="2"/>C u s t o m e r <text:s text:c="2"/>u n r e a s o n a b l y <text:s text:c="2"/>r e f u s e s <text:s text:c="2"/>a c c e s s <text:s text:c="2"/>t o</text:p>
          </table:table-cell>
          <table:table-cell table:number-columns-repeated="1022"/>
        </table:table-row>
        <table:table-row table:style-name="ro1">
          <table:table-cell office:value-type="string" calcext:value-type="string">
            <text:p>C a l l - O f f <text:s text:c="2"/>C l a u s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0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 2 6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text:p>
          </table:table-cell>
          <table:table-cell office:value-type="string" calcext:value-type="string">
            <text:p>H e a l e s <text:s text:c="2"/>M e d i c a l <text:s text:c="2"/>A g r e e m e n t P l e a s e <text:s text:c="2"/>n o t e , <text:s text:c="2"/>m e d i c a l <text:s text:c="2"/>d a t a <text:s text:c="2"/>w i l l <text:s text:c="2"/>n o t <text:s text:c="2"/>b e <text:s text:c="2"/>p r o v i d e d <text:s text:c="2"/>t o t h e <text:s text:c="2"/>C u s t o m e r , <text:s text:c="2"/>i t <text:s text:c="2"/>w i l l <text:s text:c="2"/>b e <text:s text:c="2"/>p a s s e d <text:s text:c="2"/>d i r e c t l y <text:s text:c="2"/>t o <text:s text:c="2"/>t h e n e w <text:s text:c="2"/>O H <text:s text:c="2"/>p r o v i d e r . <text:s text:c="2"/>N o <text:s text:c="2"/>c o n f i d e n t i a l <text:s text:c="2"/>i n f o r m a t i o n <text:s text:c="2"/>w i l l b e <text:s text:c="2"/>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ext:s text:c="2"/>t o 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text:s text:c="2"/>S u r v e i l l a n c e )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text:p>
          </table:table-cell>
          <table:table-cell table:number-columns-repeated="1022"/>
        </table:table-row>
        <table:table-row table:style-name="ro1">
          <table:table-cell office:value-type="string" calcext:value-type="string">
            <text:p>C a l l - O f f <text:s text:c="2"/>C l a u s e a n d S c h e d u l e <text:s text:c="2"/>1 <text:s text:c="2"/>2 . 1 . 3 <text:s text:c="2"/>a n d <text:s text:c="2"/>3 . 3 . 1 a n d <text:s text:c="2"/>P a r t <text:s text:c="2"/>B <text:s text:c="2"/>3 . 1 . 5 a n d S c h e d u l e <text:s text:c="2"/>2 <text:s text:c="2"/>2 . 3 - 2 . 5 4 . 4 . 2 1 <text:s text:c="2"/>( u n d e r <text:s text:c="2"/>9 . 3 ) <text:s text:c="2"/>c h a r g e <text:s text:c="2"/>t h e <text:s text:c="2"/>S e r v i c e <text:s text:c="2"/>P r o v i d e r f o r <text:s text:c="2"/>a n d <text:s text:c="2"/>t h e <text:s text:c="2"/>S e r v i c e <text:s text:c="2"/>P r o v i d e r <text:s text:c="2"/>s h a l l <text:s text:c="2"/>o n <text:s text:c="2"/>d e m a n d p a y <text:s text:c="2"/>a n y <text:s text:c="2"/>c o s t s <text:s text:c="2"/>r e a s o n a b l y <text:s text:c="2"/>i n c u r r e d <text:s text:c="2"/>b y <text:s text:c="2"/>t h e C u s t o m e r <text:s text:c="2"/>( i n c l u d i n g <text:s text:c="2"/>a n y <text:s text:c="2"/>r e a s o n a b l e a d m i n i s t r a t i o n <text:s text:c="2"/>c o s t s ) <text:s text:c="2"/>i n <text:s text:c="2"/>r e s p e c t <text:s text:c="2"/>o f <text:s text:c="2"/>t h e <text:s text:c="2"/>s u p p l y <text:s text:c="2"/>o f a n y <text:s text:c="2"/>p a r t <text:s text:c="2"/>o f <text:s text:c="2"/>t h e <text:s text:c="2"/>S e r v i c e s <text:s text:c="2"/>b y <text:s text:c="2"/>t h e <text:s text:c="2"/>C u s t o m e r <text:s text:c="2"/>o r <text:s text:c="2"/>a</text:p>
          </table:table-cell>
          <table:table-cell office:value-type="string" calcext:value-type="string">
            <text:p>H e a l e s <text:s text:c="2"/>M e d i c a l <text:s text:c="2"/>A g r e e m e n t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C u s t o m e r , <text:s text:c="2"/>a n d i n n o v a t e <text:s text:c="2"/>o u r <text:s text:c="2"/>s e r v i c e s <text:s text:c="2"/>t o <text:s text:c="2"/>p r o v i d e <text:s text:c="2"/>m o d e r n <text:s text:c="2"/>a n d c u t t i n g <text:s text:c="2"/>e d g e <text:s text:c="2"/>O c c u p a t i o n a l <text:s text:c="2"/>H e a l t h . W e <text:s text:c="2"/>a r e <text:s text:c="2"/>h a p p y <text:s text:c="2"/>t o <text:s text:c="2"/>a g r e e <text:s text:c="2"/>S L A s <text:s text:c="2"/>a n d <text:s text:c="2"/>K P I s <text:s text:c="2"/>w i t h C u s t o m e r <text:s text:c="2"/>d u r i n g <text:s text:c="2"/>i m p l e m e n t a t i o n . <text:s text:c="2"/>W e <text:s text:c="2"/>w o r k <text:s text:c="2"/>i n p a r t n e r s h i p <text:s text:c="2"/>w i t h <text:s text:c="2"/>o u r <text:s text:c="2"/>C u s t o m e r s <text:s text:c="2"/>t o <text:s text:c="2"/>p r o v i d e <text:s text:c="2"/>a s e r v i c e <text:s text:c="2"/>b e s p o k e <text:s text:c="2"/>t o <text:s text:c="2"/>e a c h <text:s text:c="2"/>o r g a n i s a t i o n . <text:s text:c="2"/>W e <text:s text:c="2"/>d o <text:s text:c="2"/>n o t h a v e <text:s text:c="2"/>a n y <text:s text:c="2"/>c u r r e n t <text:s text:c="2"/>C u s t o m e r <text:s text:c="2"/>r e l a t i o n s h i p s , i n c l u d i n g <text:s text:c="2"/>a n y <text:s text:c="2"/>E S P O <text:s text:c="2"/>c a l l <text:s text:c="2"/>o f f <text:s text:c="2"/>a g r e e m e n t s , <text:s text:c="2"/>t h a t f e a t u r e <text:s text:c="2"/>s e r v i c e <text:s text:c="2"/>c r e d i t s <text:s text:c="2"/>o r <text:s text:c="2"/>d e l a y <text:s text:c="2"/>p a y m e n t s , <text:s text:c="2"/>w h i c h h a s <text:s text:c="2"/>a l l o w e d <text:s text:c="2"/>u s <text:s text:c="2"/>t o <text:s text:c="2"/>m a i n t a i n <text:s text:c="2"/>p o s i t i v e <text:s text:c="2"/>r e l a t i o n s h i p s w i t h <text:s text:c="2"/>o u r <text:s text:c="2"/>C u s t o m e r s <text:s text:c="2"/>f o r <text:s text:c="2"/>m a n y <text:s text:c="2"/>y e a r s , <text:s text:c="2"/>s o m e <text:s text:c="2"/>f o r 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u s t o m e r <text:s text:c="2"/>w i l l <text:s text:c="2"/>p a y <text:s text:c="2"/>b e f o r e <text:s text:c="2"/>t h e y <text:s text:c="2"/>o r d e r t h e <text:s text:c="2"/>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u s t o m e r o b t a i n i n g <text:s text:c="2"/>a n y <text:s text:c="2"/>p a r t <text:s text:c="2"/>o f <text:s text:c="2"/>t h e <text:s text:c="2"/>s e r v i c e s <text:s text:c="2"/>e l s e w h e r e . <text:s text:c="2"/>W e a c c e p t <text:s text:c="2"/>t h a t <text:s text:c="2"/>t h e <text:s text:c="2"/>C u s t o m e r <text:s text:c="2"/>s h o u l d <text:s text:c="2"/>n o t <text:s text:c="2"/>p a y <text:s text:c="2"/>f o r s e r v i c e s <text:s text:c="2"/>t h a t <text:s text:c="2"/>a r e <text:s text:c="2"/>n o t <text:s text:c="2"/>d e l i v e r e d .</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P E R S O N A L <text:s text:c="2"/>A N D <text:s text:c="2"/>D A T A <text:s text:c="2"/>S U B J E C T S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4 . 4 . 6 <text:s text:c="6"/>T i m e <text:s text:c="2"/>o f <text:s text:c="2"/>d e l i v e r y <text:s text:c="2"/>i n <text:s text:c="2"/>r e l a t i o n <text:s text:c="2"/>t o c o m m e n c i n g <text:s text:c="2"/>a n d / o r <text:s text:c="2"/>s u p p l y i n g <text:s text:c="2"/>t h e <text:s text:c="4"/>S e r v i c e s s h a l l <text:s text:c="2"/>b e <text:s text:c="2"/>o f <text:s text:c="2"/>t h e <text:s text:c="2"/>e s s e n c e <text:s text:c="2"/>a n d <text:s text:c="2"/>i f <text:s text:c="2"/>t h e <text:s text:c="2"/>S e r v i c e P r o v i d e r <text:s text:c="2"/>f a i l s <text:s text:c="2"/>t o <text:s text:c="2"/>d e l i v e r <text:s text:c="2"/>t h e <text:s text:c="4"/>S e r v i c e s <text:s text:c="2"/>w i t h i n <text:s text:c="2"/>t h e t i m e <text:s text:c="2"/>s p e c i f i e d <text:s text:c="2"/>i n <text:s text:c="2"/>a c c o r d a n c e <text:s text:c="2"/>w i t h <text:s text:c="2"/>c l a u s e <text:s text:c="2"/>4 . 1 . 1 a n d / o r <text:s text:c="2"/>t h e <text:s text:c="2"/>M a s t e r <text:s text:c="2"/>C o n t r a c t <text:s text:c="2"/>S c h e d u l e <text:s text:c="2"/>a n d / o r <text:s text:c="2"/>a n y o t h e r <text:s text:c="2"/>C o n t r a c t <text:s text:c="2"/>D o c u m e n t <text:s text:c="2"/>a n d <text:s text:c="2"/>w i t h o u t <text:s text:c="2"/>p r i o r w r i t t e n <text:s text:c="2"/>A p p r o v a l , <text:s text:c="2"/>t h e <text:s text:c="2"/>C u s t o m e r <text:s text:c="2"/>m a y <text:s text:c="2"/>r e l e a s e i t s e l f <text:s text:c="2"/>f r o m <text:s text:c="2"/>a n y <text:s text:c="2"/>o b l i g a t i o n <text:s text:c="2"/>t o <text:s text:c="2"/>a c c e p t <text:s text:c="2"/>a n d <text:s text:c="2"/>p a y <text:s text:c="2"/>f o r t h e <text:s text:c="4"/>t e r m i n a t e <text:s text:c="2"/>t h e <text:s text:c="2"/>C o n t r a c t , <text:s text:c="2"/>i n <text:s text:c="2"/>e i t h e r <text:s text:c="2"/>c a s e w i t h o u t <text:s text:c="2"/>p r e j u d i c e <text:s text:c="2"/>t o <text:s text:c="2"/>a n y <text:s text:c="2"/>o t h e r <text:s text:c="2"/>r i g h t s <text:s text:c="2"/>a n d r e m e d i e s <text:s text:c="2"/>o f <text:s text:c="2"/>t h e <text:s text:c="2"/>C u s t o m e r . 9 . <text:s text:c="2"/>S E R V I C E <text:s text:c="2"/>L E V E L S <text:s text:c="2"/>A N D <text:s text:c="2"/>R E M E D I E S <text:s text:c="2"/>I N <text:s text:c="2"/>T H E E V E N T <text:s text:c="2"/>O F <text:s text:c="2"/>I N A D E Q U A T E <text:s text:c="2"/>P E R F O R M A N C E O F <text:s text:c="2"/>T H E <text:s text:c="2"/>S E R V I C E S</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W e <text:s text:c="2"/>r e q u e s t <text:s text:c="2"/>t h a t <text:s text:c="2"/>t h e <text:s text:c="2"/>c l a u s e <text:s text:c="2"/>b e <text:s text:c="2"/>a m e n d e d <text:s text:c="2"/>t o : <text:s text:c="2"/>“ I f t h e <text:s text:c="2"/>C u s t o m e r <text:s text:c="2"/>i n f o r m s <text:s text:c="2"/>t h e <text:s text:c="2"/>S e r v i c e <text:s text:c="2"/>P r o v i d e r <text:s text:c="2"/>i n w r i t i n g <text:s text:c="2"/>t h a t <text:s text:c="2"/>t h e <text:s text:c="2"/>C u s t o m e r <text:s text:c="2"/>r e a s o n a b l y <text:s text:c="2"/>b e l i e v e s t h a t <text:s text:c="2"/>a n y <text:s text:c="2"/>p a r t <text:s text:c="2"/>o f <text:s text:c="2"/>t h e <text:s text:c="4"/>S e r v i c e s <text:s text:c="2"/>d o e s <text:s text:c="2"/>n o t <text:s text:c="2"/>m e e t <text:s text:c="2"/>t h e r e q u i r e m e n t s <text:s text:c="2"/>o f <text:s text:c="2"/>t h e <text:s text:c="2"/>C o n t r a c t <text:s text:c="2"/>o r <text:s text:c="2"/>d i f f e r s <text:s text:c="2"/>i n <text:s text:c="2"/>a n y w a y <text:s text:c="2"/>f r o m <text:s text:c="2"/>t h o s e <text:s text:c="2"/>r e q u i r e m e n t s , <text:s text:c="2"/>a n d <text:s text:c="2"/>t h e <text:s text:c="2"/>S e r v i c e P r o v i d e r <text:s text:c="2"/>a g r e e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text:s text:c="2"/>o f t h e <text:s text:c="2"/>C o n t r a c t <text:s text:c="2"/>w i t h i n <text:s text:c="2"/>s u c h <text:s text:c="2"/>r e a s o n a b l e <text:s text:c="2"/>t i m e <text:s text:c="2"/>a s <text:s text:c="2"/>m a y b e <text:s text:c="2"/>s p e c i f i e d <text:s text:c="2"/>b y <text:s text:c="2"/>t h e <text:s text:c="2"/>C u s t o m e r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u s t o m e r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v e r y <text:s text:c="2"/>h i g h . 2 ) <text:s text:c="2"/>E m p l o y e e <text:s text:c="2"/>h e a l t h <text:s text:c="2"/>a s <text:s text:c="2"/>p a r t <text:s text:c="2"/>o f <text:s text:c="2"/>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W e <text:s text:c="2"/>a r e <text:s text:c="2"/>n o t <text:s text:c="2"/>a b l e <text:s text:c="2"/>t o <text:s text:c="2"/>s i g n <text:s text:c="2"/>u p <text:s text:c="2"/>t o <text:s text:c="2"/>t h e <text:s text:c="2"/>s e r v i c e <text:s text:c="2"/>c r e d i t s a n d <text:s text:c="2"/>d e l a y <text:s text:c="2"/>p a y m e n t s .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text:p>
          </table:table-cell>
          <table:table-cell table:number-columns-repeated="1022"/>
        </table:table-row>
        <table:table-row table:style-name="ro1">
          <table:table-cell office:value-type="string" calcext:value-type="string">
            <text:p>T A B L E <text:s text:c="2"/>O F <text:s text:c="2"/>C O N T E N T S 1 . <text:s text:c="4"/>T E R M S <text:s text:c="2"/>A N D <text:s text:c="2"/>C O N D I T I O N S <text:s text:c="2"/>R E S P O N S E . . . . . . . . . . . . . . . . . . . . . . . . . . . . . . . . . . . . . . . . . . . . . . . . . . . . . . . . . . . . . . . . . . . . . . . . . . . . . . . . . . . . . . . . . . . . . . . . . . . 3 U n i v e r s i t y <text:s text:c="2"/>o f <text:s text:c="2"/>N o t t i n g h a m <text:s text:c="2"/>– <text:s text:c="2"/>T e r m s <text:s text:c="2"/>a n d <text:s text:c="2"/>C o n d i t i o n s <text:s text:c="2"/>R e s p o n s e C O M M E R C I A L L Y <text:s text:c="2"/>S E N S I T I V E <text:s text:c="2"/>– <text:s text:c="2"/>C L I E N T <text:s text:c="2"/>C O N F I D E N T I A L 2 9 <text:s text:c="2"/>B r i d g e <text:s text:c="2"/>S t r e e t , <text:s text:c="2"/>H i t c h i n , <text:s text:c="2"/>H e r t f o r d s h i r e , <text:s text:c="2"/>S G 5 <text:s text:c="2"/>2 D F <text:s text:c="2"/>- <text:s text:c="2"/>0 3 3 3 3 <text:s text:c="2"/>4 4 9 <text:s text:c="2"/>0 8 9 <text:s text:c="2"/>– <text:s text:c="2"/>s a l e s @ h e a l e s . c o m <text:s text:c="2"/>– <text:s text:c="2"/>w w w . h e a l e s . c o m</text:p>
          </table:table-cell>
          <table:table-cell office:value-type="string" calcext:value-type="string">
            <text:p>P a g e <text:s text:c="2"/>2 <text:s text:c="2"/>o f <text:s text:c="2"/>5</text:p>
          </table:table-cell>
          <table:table-cell table:number-columns-repeated="1022"/>
        </table:table-row>
        <table:table-row table:style-name="ro1">
          <table:table-cell office:value-type="string" calcext:value-type="string">
            <text:p>t h e <text:s text:c="2"/>C o n t r a c t <text:s text:c="2"/>a t <text:s text:c="2"/>a n y <text:s text:c="2"/>t i m e <text:s text:c="2"/>b y <text:s text:c="2"/>g i v i n g <text:s text:c="8"/>- - - <text:s text:c="2"/>M o n t h s ’ w r i t t e n <text:s text:c="2"/>n o t i c e <text:s text:c="2"/>t o <text:s text:c="2"/>t h e <text:s text:c="2"/>C o n t r a c t o r . H 4 . 1 W h e r e <text:s text:c="2"/>t h e <text:s text:c="2"/>C l i e n t <text:s text:c="2"/>t e r m i n a t e s <text:s text:c="2"/>t h e <text:s text:c="2"/>C o n t r a c t u n d e r <text:s text:c="2"/>c l a u s e <text:s text:c="4"/>H 2 <text:s text:c="2"/>( T e r m i n a t i o n <text:s text:c="2"/>o n <text:s text:c="2"/>D e f a u l t ) <text:s text:c="2"/>a n d t h e n <text:s text:c="2"/>m a k e s <text:s text:c="2"/>o t h e r <text:s text:c="2"/>a r r a n g e m e n t s <text:s text:c="2"/>f o r <text:s text:c="2"/>t h e <text:s text:c="2"/>s u p p l y <text:s text:c="2"/>o f S e r v i c e s , <text:s text:c="2"/>t h e <text:s text:c="2"/>C l i e n t <text:s text:c="2"/>m a y <text:s text:c="2"/>r e c o v e r <text:s text:c="2"/>f r o m <text:s text:c="2"/>t h e C o n t r a c t o r <text:s text:c="2"/>t h e <text:s text:c="2"/>c o s t <text:s text:c="2"/>r e a s o n a b l y <text:s text:c="2"/>i n c u r r e d <text:s text:c="2"/>o f <text:s text:c="2"/>m a k i n g t h o s e <text:s text:c="2"/>o t h e r <text:s text:c="2"/>a r r a n g e m e n t s <text:s text:c="2"/>a n d <text:s text:c="2"/>a n y <text:s text:c="2"/>a d d i t i o n a l</text:p>
          </table:table-cell>
          <table:table-cell office:value-type="string" calcext:value-type="string">
            <text:p>T h e <text:s text:c="2"/>C l i e n t <text:s text:c="2"/>s h a l l <text:s text:c="2"/>h a v e <text:s text:c="2"/>t h e <text:s text:c="2"/>r i g h t <text:s text:c="2"/>t o <text:s text:c="2"/>t e r m i n a t e <text:s text:c="2"/>t h e C o n t r a c t <text:s text:c="2"/>a t <text:s text:c="2"/>a n y <text:s text:c="2"/>t i m e <text:s text:c="2"/>b y <text:s text:c="2"/>g i v i n g <text:s text:c="2"/>3 <text:s text:c="2"/>M o n t h s ’ <text:s text:c="2"/>w r i t t e n n o t i c e <text:s text:c="2"/>t o <text:s text:c="2"/>t h e <text:s text:c="2"/>C o n t r a c t o r . A s <text:s text:c="2"/>a b o v e , <text:s text:c="2"/>w e <text:s text:c="2"/>w i l l <text:s text:c="2"/>n o t <text:s text:c="2"/>a g r e e <text:s text:c="2"/>t o <text:s text:c="2"/>t h i s <text:s text:c="2"/>c l a u s e . <text:s text:c="2"/>W e <text:s text:c="2"/>w i l l n o t <text:s text:c="2"/>p a y <text:s text:c="2"/>a n y <text:s text:c="2"/>a d d i t i o n a l <text:s text:c="2"/>c h a r g e s <text:s text:c="2"/>f o r <text:s text:c="2"/>t h e <text:s text:c="2"/>c l i e n t o b t a i n i n g <text:s text:c="2"/>a n y <text:s text:c="2"/>p a r t <text:s text:c="2"/>o f <text:s text:c="2"/>t h e <text:s text:c="2"/>s e r v i c e s <text:s text:c="2"/>e l s e w h e r e . <text:s text:c="2"/>W e a c c e p t <text:s text:c="2"/>t h a t <text:s text:c="2"/>t h e <text:s text:c="2"/>c l i e n t <text:s text:c="2"/>s h o u l d <text:s text:c="2"/>n o t <text:s text:c="2"/>p a y <text:s text:c="2"/>f o r <text:s text:c="2"/>s e r v i c e s t h a t <text:s text:c="2"/>a r e <text:s text:c="2"/>n o t <text:s text:c="2"/>d e l i v e r e d .</text:p>
          </table:table-cell>
          <table:table-cell table:number-columns-repeated="1022"/>
        </table:table-row>
        <table:table-row table:style-name="ro1">
          <table:table-cell office:value-type="string" calcext:value-type="string">
            <text:p>E 1 . 3 <text:s text:c="2"/>T h e <text:s text:c="2"/>p a r t i e s <text:s text:c="2"/>a c k n o w l e d g e <text:s text:c="2"/>t h a t <text:s text:c="2"/>f o r <text:s text:c="2"/>t h e p u r p o s e s <text:s text:c="2"/>o f <text:s text:c="2"/>t h e <text:s text:c="2"/>D a t a <text:s text:c="2"/>P r o t e c t i o n <text:s text:c="2"/>L a w s , <text:s text:c="2"/>t h e <text:s text:c="2"/>C l i e n t i s <text:s text:c="2"/>t h e <text:s text:c="2"/>C o n t r o l l e r <text:s text:c="2"/>a n d <text:s text:c="2"/>t h e <text:s text:c="2"/>C o n t r a c t o r <text:s text:c="2"/>i s <text:s text:c="2"/>t h e P r o c e s s o r . <text:s text:c="2"/>T h e <text:s text:c="2"/>o n l y <text:s text:c="2"/>p r o c e s s i n g <text:s text:c="2"/>t h a t <text:s text:c="2"/>t h e C o n t r a c t o r <text:s text:c="2"/>i s <text:s text:c="2"/>a u t h o r i s e d <text:s text:c="2"/>t o <text:s text:c="2"/>d o <text:s text:c="2"/>i s <text:s text:c="2"/>l i s t e d <text:s text:c="2"/>i n <text:s text:c="2"/>S c h e d u l e [ 6 ] <text:s text:c="2"/>b y <text:s text:c="2"/>t h e <text:s text:c="2"/>C l i e n t <text:s text:c="2"/>a n d <text:s text:c="2"/>m a y <text:s text:c="2"/>n o t <text:s text:c="2"/>b e <text:s text:c="2"/>d e t e r m i n e d <text:s text:c="2"/>b y t h e <text:s text:c="2"/>C o n t r a c t o r . <text:s text:c="2"/>T h e <text:s text:c="2"/>p a r t i e s <text:s text:c="2"/>a c k n o w l e d g e <text:s text:c="2"/>a n d a g r e e <text:s text:c="2"/>t h a t <text:s text:c="2"/>S c h e d u l e <text:s text:c="2"/>[ 6 ] <text:s text:c="2"/>i s <text:s text:c="2"/>a n <text:s text:c="2"/>a c c u r a t e <text:s text:c="2"/>d e s c r i p t i o n o f <text:s text:c="2"/>t h e <text:s text:c="2"/>d a t a <text:s text:c="2"/>p r o c e s s i n g <text:s text:c="2"/>p a r t i c u l a r s . E 7 <text:s text:c="2"/>T h e <text:s text:c="2"/>C o n t r a c t o r <text:s text:c="2"/>s h a l l <text:s text:c="2"/>k e e p <text:s text:c="2"/>a n d <text:s text:c="2"/>m a i n t a i n <text:s text:c="2"/>u n t i l <text:s text:c="2"/>6 y e a r s <text:s text:c="2"/>a f t e r <text:s text:c="2"/>t h e <text:s text:c="2"/>e n d <text:s text:c="2"/>o f <text:s text:c="2"/>t h e <text:s text:c="2"/>C o n t r a c t <text:s text:c="2"/>P e r i o d , <text:s text:c="2"/>o r <text:s text:c="2"/>a s l o n g <text:s text:c="2"/>a <text:s text:c="2"/>p e r i o d <text:s text:c="2"/>a s <text:s text:c="2"/>m a y <text:s text:c="2"/>b e <text:s text:c="2"/>a g r e e d <text:s text:c="2"/>b e t w e e n <text:s text:c="2"/>t h e P a r t i e s , <text:s text:c="2"/>f u l l <text:s text:c="2"/>a n d <text:s text:c="2"/>a c c u r a t e <text:s text:c="2"/>r e c o r d s <text:s text:c="2"/>o f <text:s text:c="2"/>t h e <text:s text:c="2"/>C o n t r a c t i n c l u d i n g <text:s text:c="2"/>t h e <text:s text:c="2"/>S e r v i c e s <text:s text:c="4"/>s u p p l i e d <text:s text:c="4"/>u n d e r <text:s text:c="2"/>i t , <text:s text:c="2"/>a l l e x p e n d i t u r e <text:s text:c="2"/>r e i m b u r s e d <text:s text:c="2"/>b y <text:s text:c="2"/>t h e <text:s text:c="2"/>C l i e n t , <text:s text:c="2"/>a n d <text:s text:c="2"/>a l l</text:p>
          </table:table-cell>
          <table:table-cell office:value-type="string" calcext:value-type="string">
            <text:p>f r o m <text:s text:c="2"/>i n v e s t i n g <text:s text:c="2"/>i n <text:s text:c="2"/>i n n o v a t i o n <text:s text:c="2"/>a n d <text:s text:c="2"/>s e r v i c e i m p r o v e m e n t s . A n y <text:s text:c="2"/>p r i c e <text:s text:c="2"/>i n c r e a s e <text:s text:c="2"/>f o l l o w i n g <text:s text:c="2"/>t h e <text:s text:c="2"/>I n i t i a l <text:s text:c="2"/>C o n t r a c t P e r i o d <text:s text:c="2"/>w i l l <text:s text:c="2"/>b e <text:s text:c="2"/>p r o p o s e d <text:s text:c="2"/>t o <text:s text:c="2"/>t h e <text:s text:c="2"/>C l i e n t <text:s text:c="2"/>f o r a g r e e m e n t , <text:s text:c="2"/>w i t h <text:s text:c="2"/>c l e a r <text:s text:c="2"/>e x p l a n a t i o n <text:s text:c="2"/>o f <text:s text:c="2"/>r e a s o n s <text:s text:c="2"/>f o r p r i c e <text:s text:c="2"/>r i s e , <text:s text:c="2"/>w h e r e <text:s text:c="2"/>t h e y <text:s text:c="2"/>a r e <text:s text:c="2"/>a b o v e <text:s text:c="2"/>t h e <text:s text:c="2"/>p e r c e n t a g e c h a n g e <text:s text:c="2"/>i n <text:s text:c="2"/>t h e <text:s text:c="2"/>C P I . A m e n d <text:s text:c="2"/>c l a u s e : <text:s text:c="2"/>t h e <text:s text:c="2"/>C l i e n t <text:s text:c="2"/>a n d <text:s text:c="2"/>t h e <text:s text:c="2"/>C o n t r a c t o r <text:s text:c="2"/>a r e J o i n t <text:s text:c="2"/>D a t a <text:s text:c="2"/>C o n t r o l l e r s . D u e <text:s text:c="2"/>t o <text:s text:c="2"/>t h e <text:s text:c="2"/>n a t u r e <text:s text:c="2"/>o f <text:s text:c="2"/>O c c u p a t i o n a l <text:s text:c="2"/>H e a l t h , <text:s text:c="2"/>t h e <text:s text:c="2"/>I C O h a s <text:s text:c="2"/>r e c o m m e n d e d <text:s text:c="2"/>t h a t <text:s text:c="2"/>O H <text:s text:c="2"/>C o n t r a c t o r s <text:s text:c="2"/>a r e c o n s i d e r e d <text:s text:c="2"/>D a t a <text:s text:c="2"/>C o n t r o l l e r <text:s text:c="2"/>o r <text:s text:c="2"/>J o i n t <text:s text:c="2"/>D a t a C o n t r o l l e r . <text:s text:c="2"/>T h i s <text:s text:c="2"/>i s <text:s text:c="2"/>b e c a u s e <text:s text:c="2"/>O H <text:s text:c="2"/>C o n t r a c t o r s <text:s text:c="2"/>d o <text:s text:c="2"/>n o t o n l y <text:s text:c="2"/>p r o c e s s <text:s text:c="2"/>d a t a <text:s text:c="2"/>p r o v i d e d <text:s text:c="2"/>b y <text:s text:c="2"/>t h e <text:s text:c="2"/>C l i e n t . <text:s text:c="2"/>M e d i c a l D a t a <text:s text:c="2"/>i s <text:s text:c="2"/>g i v e n <text:s text:c="2"/>d i r e c t l y <text:s text:c="2"/>t o <text:s text:c="2"/>t h e <text:s text:c="2"/>O H <text:s text:c="2"/>C o n t r a c t o r , <text:s text:c="2"/>a n d <text:s text:c="2"/>i s n o t <text:s text:c="2"/>v i e w a b l e <text:s text:c="2"/>b y <text:s text:c="2"/>t h e <text:s text:c="2"/>C l i e n t <text:s text:c="2"/>w i t h o u t <text:s text:c="2"/>t h e <text:s text:c="2"/>e x p r e s s c o n s e n t <text:s text:c="2"/>o f <text:s text:c="2"/>t h e <text:s text:c="2"/>D a t a <text:s text:c="2"/>S u b j e c t . <text:s text:c="2"/>T h e <text:s text:c="2"/>C l i e n t <text:s text:c="2"/>w i l l <text:s text:c="2"/>n o t c o n t r o l <text:s text:c="2"/>a n y <text:s text:c="2"/>M e d i c a l <text:s text:c="2"/>D a t a <text:s text:c="2"/>p r o v i d e d <text:s text:c="2"/>t o <text:s text:c="2"/>t h e <text:s text:c="2"/>O H C o n t r a c t o r <text:s text:c="2"/>b y <text:s text:c="2"/>a <text:s text:c="2"/>D a t a <text:s text:c="2"/>S u b j e c t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C o n f i d e n t i a l <text:s text:c="2"/>M e d i c a l <text:s text:c="2"/>R e c o r d s <text:s text:c="2"/>w i l l <text:s text:c="2"/>n o t <text:s text:c="2"/>b e <text:s text:c="2"/>p r o v i d e d t o <text:s text:c="2"/>t h e <text:s text:c="2"/>C l i e n t <text:s text:c="2"/>w i t h o u t <text:s text:c="2"/>t h e <text:s text:c="2"/>e x p r e s s <text:s text:c="2"/>w r i t t e n <text:s text:c="2"/>c o n s e n t o f <text:s text:c="2"/>e a c h <text:s text:c="2"/>D a t a <text:s text:c="2"/>S u b j e c t .</text:p>
          </table:table-cell>
          <table:table-cell table:number-columns-repeated="1022"/>
        </table:table-row>
        <table:table-row table:style-name="ro1">
          <table:table-cell office:value-type="string" calcext:value-type="string">
            <text:p>C a l l - O f f <text:s text:c="2"/>C l a u s e p r e m i s e s <text:s text:c="2"/>a n d / o r <text:s text:c="2"/>p r o v i d e <text:s text:c="2"/>c o p i e s <text:s text:c="2"/>o f <text:s text:c="2"/>s u c h <text:s text:c="2"/>r e c o r d s a n d <text:s text:c="2"/>a c c o u n t s , <text:s text:c="2"/>a s <text:s text:c="2"/>m a y <text:s text:c="2"/>b e <text:s text:c="2"/>r e q u i r e d <text:s text:c="2"/>b y <text:s text:c="2"/>t h e C u s t o m e r <text:s text:c="2"/>a n d / o r <text:s text:c="2"/>t h e <text:s text:c="2"/>A u d i t o r s <text:s text:c="2"/>f r o m <text:s text:c="2"/>t i m e <text:s text:c="2"/>t o <text:s text:c="2"/>t i m e , i n <text:s text:c="2"/>o r d e r <text:s text:c="2"/>t h a t <text:s text:c="2"/>t h e <text:s text:c="2"/>C u s t o m e r <text:s text:c="2"/>a n d / o r <text:s text:c="2"/>t h e <text:s text:c="2"/>A u d i t o r s m a y <text:s text:c="2"/>c a r r y <text:s text:c="2"/>o u t <text:s text:c="2"/>a n <text:s text:c="2"/>i n s p e c t i o n <text:s text:c="2"/>i n c l u d i n g <text:s text:c="2"/>f o r <text:s text:c="2"/>t h e f o l l o w i n g <text:s text:c="2"/>p u r p o s e s : ( a n d <text:s text:c="2"/>s u b <text:s text:c="2"/>c l a u s e s ) 2 7 . 4 <text:s text:c="2"/>T h e <text:s text:c="2"/>S u p p l i e r <text:s text:c="2"/>s h a l l <text:s text:c="2"/>o n <text:s text:c="2"/>r e q u e s t <text:s text:c="2"/>a f f o r d <text:s text:c="2"/>t h e C u s t o m e r , <text:s text:c="2"/>t h e <text:s text:c="2"/>C u s t o m e r ' s <text:s text:c="2"/>r e p r e s e n t a t i v e s <text:s text:c="2"/>a n d / o r <text:s text:c="2"/>t h e <text:s text:c="2"/>A u d i t o r <text:s text:c="2"/>a c c e s s <text:s text:c="2"/>t o <text:s text:c="2"/>s u c h <text:s text:c="2"/>r e c o r d s <text:s text:c="2"/>a n d a c c o u n t s <text:s text:c="2"/>a s <text:s text:c="2"/>m a y <text:s text:c="2"/>b e <text:s text:c="2"/>r e q u i r e d <text:s text:c="2"/>b y <text:s text:c="2"/>t h e <text:s text:c="2"/>C u s t o m e r f r o m <text:s text:c="2"/>t i m e <text:s text:c="2"/>t o <text:s text:c="2"/>t i m e . 2 7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text:p>
          </table:table-cell>
          <table:table-cell office:value-type="string" calcext:value-type="string">
            <text:p>H e a l e s <text:s text:c="2"/>M e d i c a l <text:s text:c="2"/>A g r e e m e n t p r o v i d e d <text:s text:c="2"/>t o <text:s text:c="2"/>t h e <text:s text:c="2"/>C o u n c i l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o u n c i l .</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6 <text:s text:c="2"/>C H A R G E S <text:s text:c="2"/>A N D P A Y M E N T F o r m <text:s text:c="2"/>o f <text:s text:c="2"/>T e n d e r <text:s text:c="2"/>– <text:s text:c="2"/>S e c t i o n <text:s text:c="2"/>9 <text:s text:c="2"/>P R O C E S S I N G , P E R S O N A L <text:s text:c="2"/>A N D <text:s text:c="2"/>D A T A <text:s text:c="2"/>S U B J E C T S a n d <text:s text:c="2"/>C a l l - O f f <text:s text:c="2"/>T e r m s 1 7 . 8 <text:s text:c="2"/>P r o t e c t i o n <text:s text:c="2"/>o f <text:s text:c="2"/>P e r s o n a l <text:s text:c="2"/>D a t a <text:s text:c="2"/>– <text:s text:c="2"/>w h o l e s e c t i o n , <text:s text:c="2"/>i n c l u d i n g 1 7 . 8 . 1 <text:s text:c="2"/>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text:p>
          </table:table-cell>
          <table:table-cell office:value-type="string" calcext:value-type="string">
            <text:p>H e a l e s <text:s text:c="2"/>M e d i c a l <text:s text:c="2"/>A g r e e m e n t W e <text:s text:c="2"/>d o <text:s text:c="2"/>n o t <text:s text:c="2"/>r e q u i r e <text:s text:c="2"/>t h e <text:s text:c="2"/>i m p l e m e n t a t i o n <text:s text:c="2"/>c o s t s <text:s text:c="2"/>t o b e <text:s text:c="2"/>s p l i t <text:s text:c="2"/>o u t <text:s text:c="2"/>o f <text:s text:c="2"/>t h e <text:s text:c="2"/>a n n u a l <text:s text:c="2"/>c h a r g e , <text:s text:c="2"/>w i t h <text:s text:c="2"/>5 0 % <text:s text:c="2"/>p a i d o n <text:s text:c="2"/>c o n t r a c t <text:s text:c="2"/>a w a r d <text:s text:c="2"/>a n d <text:s text:c="2"/>5 0 % <text:s text:c="2"/>p a i d <text:s text:c="2"/>o n <text:s text:c="2"/>c o m p l e t i o n . T h e s e <text:s text:c="2"/>a r e <text:s text:c="2"/>u s u a l l y <text:s text:c="2"/>a v e r a g e d <text:s text:c="2"/>o u t <text:s text:c="2"/>o v e r <text:s text:c="2"/>t h e c o n t r a c t <text:s text:c="2"/>t e r m <text:s text:c="2"/>t o <text:s text:c="2"/>a l l o w <text:s text:c="2"/>e a s i e r <text:s text:c="2"/>b u d g e t i n g <text:s text:c="2"/>f o r <text:s text:c="2"/>o u r c l i e n t s <text:s text:c="2"/>a n d <text:s text:c="2"/>a <text:s text:c="2"/>c o n s i s t e n t <text:s text:c="2"/>p r i c e <text:s text:c="2"/>a c r o s s <text:s text:c="2"/>a l l <text:s text:c="2"/>y e a r s <text:s text:c="2"/>o f t h e <text:s text:c="2"/>c o n t r a c t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S e c t i o n <text:s text:c="2"/>1 7 . 8 <text:s text:c="2"/>s h o u l d <text:s text:c="2"/>b e <text:s text:c="2"/>r e d r a f t e d <text:s text:c="2"/>t o <text:s text:c="2"/>r e f l e c t <text:s text:c="2"/>t h e O H <text:s text:c="2"/>p r o v i d e r <text:s text:c="2"/>a s <text:s text:c="2"/>a <text:s text:c="2"/>D a t a <text:s text:c="2"/>C o n t r o l l e r .</text:p>
          </table:table-cell>
          <table:table-cell table:number-columns-repeated="1022"/>
        </table:table-row>
        <table:table-row table:style-name="ro1">
          <table:table-cell office:value-type="string" calcext:value-type="string">
            <text:p>C a l l - O f f <text:s text:c="2"/>C l a u s e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2"/>G o o d s <text:s text:c="2"/>a n d / o r <text:s text:c="2"/>t e r m i n a t e <text:s text:c="2"/>t h e <text:s text:c="2"/>C o n t r a c t , <text:s text:c="2"/>i n <text:s text:c="2"/>e i t h e r <text:s text:c="2"/>c a s e <text:s text:c="2"/>w i t h o u t p r e j u d i c e <text:s text:c="2"/>t o <text:s text:c="2"/>a n y <text:s text:c="2"/>o t h e r <text:s text:c="2"/>r i g h t s <text:s text:c="2"/>a n d <text:s text:c="2"/>r e m e d i e s <text:s text:c="2"/>o f t h e <text:s text:c="2"/>C u s t o m e r . 9 . <text:s text:c="2"/>S E R V I C E <text:s text:c="2"/>L E V E L S <text:s text:c="2"/>A N D <text:s text:c="2"/>R E M E D I E S <text:s text:c="2"/>I N T H E <text:s text:c="2"/>E V E N T <text:s text:c="2"/>O F <text:s text:c="2"/>I N A D E Q U A T E P E R F O R M A N C E <text:s text:c="2"/>O F <text:s text:c="2"/>T H E <text:s text:c="2"/>S E R V I C E S <text:s text:c="2"/>– w h o l e <text:s text:c="2"/>s e c t i o n a n d S c h e d u l e <text:s text:c="2"/>1 <text:s text:c="2"/>S e r v i c e <text:s text:c="2"/>L e v e l <text:s text:c="2"/>A g r e e m e n t <text:s text:c="2"/>a n d R e m e d i e s <text:s text:c="2"/>f o r <text:s text:c="2"/>D e l a y <text:s text:c="2"/>– <text:s text:c="2"/>w h o l e <text:s text:c="2"/>s e c t i o n ( i n c l u d i n g <text:s text:c="2"/>a p p e n d i c e s , <text:s text:c="2"/>a n d <text:s text:c="2"/>p a r t <text:s text:c="2"/>A , <text:s text:c="2"/>B <text:s text:c="2"/>a n d C ) a n d S c h e d u l e <text:s text:c="2"/>2 <text:s text:c="2"/>2 . 3 - 2 . 5</text:p>
          </table:table-cell>
          <table:table-cell office:value-type="string" calcext:value-type="string">
            <text:p>H e a l e s <text:s text:c="2"/>M e d i c a l <text:s text:c="2"/>A g r e e m e n t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q u i t e <text:s text:c="2"/>h i g h . 2 ) <text:s text:c="2"/>E m p l o y e e <text:s text:c="2"/>h e a l t h <text:s text:c="2"/>a s <text:s text:c="2"/>p a r t <text:s text:c="2"/>o f <text:s text:c="4"/>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W e <text:s text:c="2"/>a r e <text:s text:c="2"/>n o t <text:s text:c="2"/>a b l e <text:s text:c="2"/>t o <text:s text:c="2"/>s i g n <text:s text:c="2"/>u p <text:s text:c="2"/>t o <text:s text:c="2"/>t h e <text:s text:c="2"/>s e r v i c e <text:s text:c="2"/>p o i n t s , s e r v i c e <text:s text:c="2"/>c r e d i t s <text:s text:c="2"/>a n d <text:s text:c="2"/>d e l a y p a y m e n t s / d e d u c t i o n s / d a m a g e s . <text:s text:c="2"/>W e <text:s text:c="2"/>b e l i e v e S c h e d u l e <text:s text:c="2"/>1 <text:s text:c="2"/>i s <text:s text:c="2"/>m o r e <text:s text:c="2"/>a p p r o p r i a t e <text:s text:c="2"/>t o <text:s text:c="2"/>P a r k i n g M a n a g e m e n t <text:s text:c="2"/>S o l u t i o n s , <text:s text:c="2"/>a s <text:s text:c="2"/>s t a t e d <text:s text:c="2"/>o n <text:s text:c="2"/>t h e <text:s text:c="2"/>C a l l - O f f t e r m , <text:s text:c="2"/>t h a n <text:s text:c="2"/>a n <text:s text:c="2"/>O c c u p a t i o n a l <text:s text:c="2"/>H e a l t h <text:s text:c="2"/>P r o v i s i o n <text:s text:c="2"/>( f o r e x a m p l e <text:s text:c="2"/>t h e <text:s text:c="2"/>s e v e r i t y <text:s text:c="2"/>l e v e l s <text:s text:c="2"/>a n d <text:s text:c="2"/>c o n f i g u r a t i o n c h a n g e s <text:s text:c="2"/>d e t a i l e d <text:s text:c="2"/>i n <text:s text:c="2"/>s c h e d u l e <text:s text:c="2"/>1 ) .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F o r <text:s text:c="2"/>e x a m p l e t h e <text:s text:c="2"/>q u a l i t y <text:s text:c="2"/>o f <text:s text:c="2"/>t h e <text:s text:c="2"/>O H <text:s text:c="2"/>s e r v i c e <text:s text:c="2"/>w i l l <text:s text:c="2"/>n o t <text:s text:c="2"/>b e s i g n i f i c a n t l y <text:s text:c="2"/>h i g h e r <text:s text:c="2"/>i f <text:s text:c="2"/>c a l l a s <text:s text:c="2"/>a r e <text:s text:c="2"/>a n s w e r e d <text:s text:c="2"/>w i t h i n 1 5 <text:s text:c="2"/>s e c o n d s , <text:s text:c="2"/>t h i s <text:s text:c="2"/>c r i t e r i a <text:s text:c="2"/>i s <text:s text:c="2"/>m o r e <text:s text:c="2"/>a p p r o p r i a t e <text:s text:c="2"/>t o a n <text:s text:c="2"/>E A P <text:s text:c="2"/>s e r v i c e . <text:s text:c="2"/>I f <text:s text:c="2"/>t h e <text:s text:c="2"/>s e r v i c e <text:s text:c="2"/>i s <text:s text:c="2"/>f o c u s s e d <text:s text:c="2"/>o n m e e t i n g <text:s text:c="2"/>r i g i d <text:s text:c="2"/>c r i t e r i a <text:s text:c="2"/>t o <text:s text:c="2"/>a v o i d <text:s text:c="2"/>p e n a l t y , <text:s text:c="2"/>w e <text:s text:c="2"/>a r e a f f o r d e d <text:s text:c="2"/>l e s s <text:s text:c="2"/>t i m e <text:s text:c="2"/>t o <text:s text:c="2"/>c o n t i n u a l l y <text:s text:c="2"/>r e v i e w <text:s text:c="2"/>a n d i m p r o v e <text:s text:c="2"/>t h e <text:s text:c="2"/>s e r v i c e , <text:s text:c="2"/>p r o v i d e <text:s text:c="2"/>a <text:s text:c="2"/>q u a l i t y <text:s text:c="2"/>s e r v i c e b e s p o k e <text:s text:c="2"/>t o <text:s text:c="2"/>t h e <text:s text:c="2"/>n e e d s <text:s text:c="2"/>o f <text:s text:c="2"/>L o n d o n <text:s text:c="2"/>B o r o u g h <text:s text:c="2"/>o f M e r t o n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a r e <text:s text:c="2"/>h a p p y <text:s text:c="2"/>t o <text:s text:c="2"/>a g r e e <text:s text:c="2"/>S L A s <text:s text:c="2"/>a n d <text:s text:c="2"/>K P I s <text:s text:c="2"/>w i t h L o n d o n <text:s text:c="2"/>B o r o u g h <text:s text:c="2"/>o f <text:s text:c="2"/>M e r t o n <text:s text:c="2"/>d u r i n g i m p l e m e n t a t i o n . <text:s text:c="2"/>W e <text:s text:c="2"/>w o r k <text:s text:c="2"/>i n <text:s text:c="2"/>p a r t n e r s h i p <text:s text:c="2"/>w i t h <text:s text:c="2"/>o u r c l i e n t s <text:s text:c="2"/>t o <text:s text:c="2"/>p r o v i d e <text:s text:c="2"/>a <text:s text:c="2"/>s e r v i c e <text:s text:c="2"/>b e s p o k e <text:s text:c="2"/>t o <text:s text:c="2"/>e a c h o r g a n i s a t i o n . <text:s text:c="2"/>W e <text:s text:c="2"/>d o <text:s text:c="2"/>n o t <text:s text:c="2"/>h a v e <text:s text:c="2"/>a n y <text:s text:c="2"/>c u r r e n t <text:s text:c="2"/>c l i e n t r e l a t i o n s h i p s , <text:s text:c="2"/>i n c l u d i n g <text:s text:c="2"/>a n y <text:s text:c="2"/>E S P O <text:s text:c="2"/>c a l l <text:s text:c="2"/>o f f a g r e e m e n t s , <text:s text:c="2"/>t h a t <text:s text:c="2"/>f e a t u r e <text:s text:c="2"/>s e r v i c e <text:s text:c="2"/>c r e d i t s <text:s text:c="2"/>o r <text:s text:c="2"/>d e l a y p a y m e n t s , <text:s text:c="2"/>w h i c h <text:s text:c="2"/>h a s <text:s text:c="2"/>a l l o w e d <text:s text:c="2"/>u s <text:s text:c="2"/>t o <text:s text:c="2"/>m a i n t a i n</text:p>
          </table:table-cell>
          <table:table-cell table:number-columns-repeated="1022"/>
        </table:table-row>
        <table:table-row table:style-name="ro1">
          <table:table-cell office:value-type="string" calcext:value-type="string">
            <text:p>C a l l - O f f <text:s text:c="2"/>C l a u s e 2 0 . 7 <text:s text:c="2"/>T e r m i n a t i o n <text:s text:c="2"/>i n <text:s text:c="2"/>r e l a t i o n <text:s text:c="2"/>t o <text:s text:c="2"/>B e n c h m a r k i n g 2 1 . 1 <text:s text:c="2"/>W h e r e <text:s text:c="2"/>t h e <text:s text:c="2"/>C u s t o m e r <text:s text:c="2"/>t e r m i n a t e s <text:s text:c="2"/>t h e C o n t r a c t <text:s text:c="2"/>u n d e r <text:s text:c="2"/>c l a u s e s <text:s text:c="4"/>2 0 . 3 <text:s text:c="2"/>( T e r m i n a t i o n <text:s text:c="2"/>o n D e f a u l t ) , <text:s text:c="2"/>2 0 . 5 <text:s text:c="2"/>( F i n a n c i a l <text:s text:c="2"/>S t a n d i n g ) , <text:s text:c="2"/>2 0 . 6 <text:s text:c="2"/>( A u d i t ) , 2 0 . 7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text:p>
          </table:table-cell>
          <table:table-cell office:value-type="string" calcext:value-type="string">
            <text:p>H e a l e s <text:s text:c="2"/>M e d i c a l <text:s text:c="2"/>A g r e e m e n t c o m m e r c i a l <text:s text:c="2"/>d i s a d v a n t a g e <text:s text:c="2"/>t h r o u g h <text:s text:c="2"/>t h i s <text:s text:c="2"/>t y p e <text:s text:c="2"/>o f a c t i o n . W e <text:s text:c="2"/>w o u l d <text:s text:c="2"/>e x p e c t <text:s text:c="2"/>b e n c h m a r k i n g <text:s text:c="2"/>t o <text:s text:c="2"/>b e <text:s text:c="2"/>d o n e <text:s text:c="2"/>b y a n <text:s text:c="2"/>i n d e p e n d e n t <text:s text:c="2"/>b e n c h m a r k e r <text:s text:c="2"/>w h o <text:s text:c="2"/>i s e x p e r i e n c e d <text:s text:c="2"/>w i t h <text:s text:c="2"/>t h e <text:s text:c="2"/>O H <text:s text:c="2"/>i n d u s t r y , <text:s text:c="2"/>a n d <text:s text:c="2"/>w o u l d e x p e c t <text:s text:c="2"/>r i g h t <text:s text:c="2"/>o f <text:s text:c="2"/>a p p e a l . <text:s text:c="2"/>B e n c h m a r k i n g <text:s text:c="2"/>w o u l d h a v e <text:s text:c="2"/>t o <text:s text:c="2"/>t a k e <text:s text:c="2"/>i n t o <text:s text:c="2"/>c o n s i d e r a t i o n <text:s text:c="2"/>a <text:s text:c="2"/>l i k e <text:s text:c="2"/>f o r <text:s text:c="2"/>l i k e c o m p a r i s o n <text:s text:c="2"/>o f <text:s text:c="2"/>o u r <text:s text:c="2"/>s e r v i c e s <text:s text:c="2"/>a g a i n s t <text:s text:c="2"/>a n y <text:s text:c="2"/>o t h e r s e r v i c e s , <text:s text:c="2"/>a s <text:s text:c="2"/>w e <text:s text:c="2"/>c o n t i n u a l l y <text:s text:c="2"/>i n n o v a t e <text:s text:c="2"/>a n d i n t r o d u c e <text:s text:c="2"/>n e w <text:s text:c="2"/>p r o c e s s e s <text:s text:c="2"/>t o <text:s text:c="2"/>t h e <text:s text:c="2"/>i n d u s t r y . <text:s text:c="2"/>W e w o u l d <text:s text:c="2"/>n o t <text:s text:c="2"/>a c c e p t <text:s text:c="2"/>b e n c h m a r k i n g <text:s text:c="2"/>o v e r <text:s text:c="2"/>a <text:s text:c="2"/>s e r v i c e t h a t <text:s text:c="2"/>d i d <text:s text:c="2"/>n o t <text:s text:c="2"/>p r o v i d e <text:s text:c="2"/>t h e <text:s text:c="2"/>l e v e l <text:s text:c="2"/>o f <text:s text:c="2"/>s e r v i c e s <text:s text:c="2"/>t h a t <text:s text:c="2"/>w e d o , <text:s text:c="2"/>i n <text:s text:c="2"/>t h e <text:s text:c="2"/>s a m e <text:s text:c="2"/>w a y , <text:s text:c="2"/>a n d <text:s text:c="2"/>d i d <text:s text:c="2"/>n o t <text:s text:c="2"/>a c h i e v e <text:s text:c="2"/>t h e s a m e <text:s text:c="2"/>q u a l i t y <text:s text:c="2"/>l e v e l <text:s text:c="2"/>t h a t <text:s text:c="2"/>w e <text:s text:c="2"/>d o . W e <text:s text:c="2"/>w i l l <text:s text:c="2"/>n o t <text:s text:c="2"/>s i g n <text:s text:c="2"/>u p <text:s text:c="2"/>t o <text:s text:c="2"/>t h i s <text:s text:c="2"/>c l a u s e . P l e a s e <text:s text:c="2"/>n o t e <text:s text:c="2"/>t h a t <text:s text:c="2"/>t h e <text:s text:c="2"/>c l a u s e s <text:s text:c="2"/>r e f e r e n c e d <text:s text:c="2"/>i n <text:s text:c="2"/>t h e f i r s t <text:s text:c="2"/>p a r t <text:s text:c="2"/>o f <text:s text:c="2"/>t h e <text:s text:c="2"/>c l a u s e <text:s text:c="2"/>d i f f e r <text:s text:c="2"/>t o <text:s text:c="2"/>t h e <text:s text:c="2"/>l i s t <text:s text:c="2"/>b e l o w <text:s text:c="2"/>i t . 2 0 . 5 <text:s text:c="2"/>i s <text:s text:c="2"/>r e f e r e n c e d <text:s text:c="2"/>i n <text:s text:c="2"/>t h e <text:s text:c="2"/>f i r s t <text:s text:c="2"/>l i s t , <text:s text:c="2"/>b u t <text:s text:c="2"/>n o t <text:s text:c="2"/>i n <text:s text:c="2"/>t h e s e c o n d . <text:s text:c="2"/>2 0 . 8 <text:s text:c="2"/>i s <text:s text:c="2"/>n o t <text:s text:c="2"/>i n <text:s text:c="2"/>t h e <text:s text:c="2"/>f i r s t <text:s text:c="2"/>l i s t <text:s text:c="2"/>b u t <text:s text:c="2"/>i s <text:s text:c="2"/>i n <text:s text:c="2"/>t h e s e c o n d .</text:p>
          </table:table-cell>
          <table:table-cell table:number-columns-repeated="1022"/>
        </table:table-row>
        <table:table-row table:style-name="ro1">
          <table:table-cell office:value-type="string" calcext:value-type="string">
            <text:p>C a l l - O f f <text:s text:c="2"/>C l a u s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c o n d i t i o n s <text:s text:c="2"/>t h a t <text:s text:c="2"/>a r e <text:s text:c="2"/>r e c i p r o c a l <text:s text:c="2"/>f o r <text:s text:c="2"/>b o t h <text:s text:c="2"/>p a r t i e s , <text:s text:c="2"/>f o r e x a m p l e <text:s text:c="2"/>i f <text:s text:c="2"/>t h e <text:s text:c="2"/>C o u n c i l <text:s text:c="2"/>c a n <text:s text:c="2"/>o f f - s e t <text:s text:c="2"/>p a y m e n t a g a i n s t <text:s text:c="2"/>m o n e y <text:s text:c="2"/>d u e <text:s text:c="2"/>f r o m <text:s text:c="2"/>S e r v i c e <text:s text:c="2"/>P r o v i d e r s , <text:s text:c="2"/>t h e n t h e <text:s text:c="2"/>S e r v i c e <text:s text:c="2"/>P r o v i d e r <text:s text:c="2"/>m u s t <text:s text:c="2"/>b e <text:s text:c="2"/>a b l e <text:s text:c="2"/>t o <text:s text:c="2"/>o f f - s e t p a y m e n t <text:s text:c="2"/>t o <text:s text:c="2"/>t h e <text:s text:c="2"/>C o u n c i l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 r e f u s a l <text:s text:c="2"/>o f <text:s text:c="2"/>a c c e s s <text:s text:c="2"/>w i l l <text:s text:c="2"/>b e <text:s text:c="2"/>p r o v i d e d <text:s text:c="2"/>t o <text:s text:c="2"/>t h e <text:s text:c="2"/>S e r v i c e P r o v i d e r . ” <text:s text:c="2"/>b e <text:s text:c="2"/>a d d e d <text:s text:c="2"/>t o <text:s text:c="2"/>t h e <text:s text:c="2"/>e n d <text:s text:c="2"/>o f <text:s text:c="2"/>t h i s <text:s text:c="2"/>c l a u s e . I f <text:s text:c="2"/>t h e <text:s text:c="2"/>c l i e n t <text:s text:c="2"/>u n r e a s o n a b l y <text:s text:c="2"/>r e f u s e s <text:s text:c="2"/>a c c e s s <text:s text:c="2"/>t o <text:s text:c="2"/>a</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4"/>S e r v i c e s <text:s text:c="2"/>b y <text:s text:c="2"/>t h e C u s t o m e r <text:s text:c="2"/>o r <text:s text:c="2"/>a <text:s text:c="2"/>t h i r d <text:s text:c="2"/>p a r t y <text:s text:c="2"/>t o <text:s text:c="2"/>t h e <text:s text:c="2"/>e x t e n t <text:s text:c="2"/>t h a t <text:s text:c="2"/>s u c h c o s t s <text:s text:c="2"/>e x c e e d <text:s text:c="2"/>t h e <text:s text:c="2"/>p a y m e n t <text:s text:c="2"/>w h i c h <text:s text:c="2"/>w o u l d o t h e r w i s e <text:s text:c="2"/>h a v e <text:s text:c="2"/>b e e n <text:s text:c="2"/>p a y a b l e <text:s text:c="2"/>t o <text:s text:c="2"/>t h e <text:s text:c="2"/>S e r v i c e P r o v i d e r <text:s text:c="2"/>f o r <text:s text:c="2"/>s u c h <text:s text:c="2"/>p a r t <text:s text:c="2"/>o f <text:s text:c="2"/>t h e <text:s text:c="4"/>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e x p e n d i t u r e <text:s text:c="2"/>i n <text:s text:c="2"/>o b t a i n i n g <text:s text:c="2"/>r e p l a c e m e n t <text:s text:c="4"/>S e r v i c e s . 1 0 . <text:s text:c="2"/>P R E M I S E S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text:p>
          </table:table-cell>
          <table:table-cell office:value-type="string" calcext:value-type="string">
            <text:p>H e a l e s <text:s text:c="2"/>M e d i c a l <text:s text:c="2"/>A g r e e m e n t p o s i t i v e <text:s text:c="2"/>r e l a t i o n s h i p s <text:s text:c="2"/>w i t h <text:s text:c="2"/>o u r <text:s text:c="2"/>c l i e n t s <text:s text:c="2"/>f o r <text:s text:c="2"/>m a n y 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o u n c i l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T h i s <text:s text:c="2"/>s c h e d u l e <text:s text:c="2"/>i s <text:s text:c="2"/>b y <text:s text:c="2"/>f a r <text:s text:c="2"/>t h e <text:s text:c="2"/>m o s t <text:s text:c="2"/>r i g i d <text:s text:c="2"/>S e r v i c e L e v e l <text:s text:c="2"/>A g r e e m e n t <text:s text:c="2"/>w e <text:s text:c="2"/>h a v e <text:s text:c="2"/>s e e n , <text:s text:c="2"/>a n d <text:s text:c="2"/>i n <text:s text:c="2"/>o u r e x p e r i e n c e <text:s text:c="2"/>t h i s <text:s text:c="2"/>w i l l <text:s text:c="2"/>b e <text:s text:c="2"/>t o <text:s text:c="2"/>t h e <text:s text:c="2"/>d e t r i m e n t <text:s text:c="2"/>o f <text:s text:c="2"/>t h e q u a l i t y <text:s text:c="2"/>o f <text:s text:c="2"/>t h e <text:s text:c="2"/>s e r v i c e , <text:s text:c="2"/>r e g a r d l e s s <text:s text:c="2"/>o f <text:s text:c="2"/>t h e <text:s text:c="2"/>s u p p l i e r . P l e a s e <text:s text:c="2"/>n o t e , <text:s text:c="2"/>w e <text:s text:c="2"/>h a v e <text:s text:c="2"/>n o t <text:s text:c="2"/>t a k e n <text:s text:c="2"/>S e r v i c e <text:s text:c="2"/>C r e d i t s i n t o <text:s text:c="2"/>a c c o u n t <text:s text:c="2"/>i n <text:s text:c="2"/>p r i c i n g <text:s text:c="2"/>a s <text:s text:c="2"/>w e <text:s text:c="2"/>w i l l <text:s text:c="2"/>n o t <text:s text:c="2"/>a c c e p t t h e m . P l e a s e <text:s text:c="2"/>a l s o <text:s text:c="2"/>n o t e <text:s text:c="2"/>t h a t <text:s text:c="2"/>a n <text:s text:c="2"/>O H <text:s text:c="2"/>c o n t r a c t <text:s text:c="2"/>w i l l <text:s text:c="2"/>r e c e i v e a <text:s text:c="2"/>d e d i c a t e d <text:s text:c="2"/>C o n t r a c t <text:s text:c="2"/>M a n a g e r <text:s text:c="2"/>a n d A d m i n i s t r a t i o n , <text:s text:c="2"/>r a t h e r <text:s text:c="2"/>t h a n <text:s text:c="2"/>a <text:s text:c="2"/>s e r v i c e <text:s text:c="2"/>d e s k . <text:s text:c="2"/>A s s u c h , <text:s text:c="2"/>p o i n t s <text:s text:c="2"/>r e g a r d i n g <text:s text:c="2"/>a <text:s text:c="2"/>“ s e r v i c e <text:s text:c="2"/>d e s k ” <text:s text:c="2"/>a r e <text:s text:c="2"/>n o t a p p l i c a b l e <text:s text:c="2"/>t o <text:s text:c="2"/>t h i s <text:s text:c="2"/>s e r v i c e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N o <text:s text:c="2"/>p r e m i s e s <text:s text:c="2"/>i n v o l v e d , <text:s text:c="2"/>s e c t i o n <text:s text:c="2"/>s h o u l d <text:s text:c="2"/>b e r e m o v e d . W e <text:s text:c="2"/>d o n ’ t <text:s text:c="2"/>f o r e s e e <text:s text:c="2"/>a <text:s text:c="2"/>s i t u a t i o n <text:s text:c="2"/>w h e r e <text:s text:c="2"/>t h e <text:s text:c="2"/>S e r v i c e P r o v i d e r <text:s text:c="2"/>o w e s <text:s text:c="2"/>t h e <text:s text:c="2"/>C o u n c i l <text:s text:c="2"/>m o n e y , <text:s text:c="2"/>h o w e v e r <text:s text:c="2"/>w e w o u l d <text:s text:c="2"/>e x p e c t <text:s text:c="2"/>t h e <text:s text:c="2"/>C o u n c i l s <text:s text:c="2"/>t o <text:s text:c="2"/>a g r e e <text:s text:c="2"/>t o <text:s text:c="2"/>t e r m s <text:s text:c="2"/>a n d</text:p>
          </table:table-cell>
          <table:table-cell table:number-columns-repeated="1022"/>
        </table:table-row>
        <table:table-row table:style-name="ro1">
          <table:table-cell office:value-type="string" calcext:value-type="string">
            <text:p>C a l l - O f f <text:s text:c="2"/>C l a u s e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4"/>S e r v i c e s <text:s text:c="2"/>b y <text:s text:c="2"/>t h e C u s t o m e r <text:s text:c="2"/>o r <text:s text:c="2"/>a <text:s text:c="2"/>t h i r d <text:s text:c="2"/>p a r t y <text:s text:c="2"/>t o <text:s text:c="2"/>t h e <text:s text:c="2"/>e x t e n t <text:s text:c="2"/>t h a t <text:s text:c="2"/>s u c h c o s t s <text:s text:c="2"/>e x c e e d <text:s text:c="2"/>t h e <text:s text:c="2"/>p a y m e n t <text:s text:c="2"/>w h i c h <text:s text:c="2"/>w o u l d o t h e r w i s e <text:s text:c="2"/>h a v e <text:s text:c="2"/>b e e n <text:s text:c="2"/>p a y a b l e <text:s text:c="2"/>t o <text:s text:c="2"/>t h e <text:s text:c="2"/>S e r v i c e P r o v i d e r <text:s text:c="2"/>f o r <text:s text:c="2"/>s u c h <text:s text:c="2"/>p a r t <text:s text:c="2"/>o f <text:s text:c="2"/>t h e <text:s text:c="4"/>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e x p e n d i t u r e <text:s text:c="2"/>i n <text:s text:c="2"/>o b t a i n i n g <text:s text:c="2"/>r e p l a c e m e n t <text:s text:c="4"/>S e r v i c e s . 1 4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T h e <text:s text:c="2"/>S e r v i c e <text:s text:c="2"/>P r o v i d e r <text:s text:c="2"/>s h a l l <text:s text:c="2"/>m a k e <text:s text:c="2"/>a n y <text:s text:c="2"/>p a y m e n t s d u e <text:s text:c="2"/>t o <text:s text:c="2"/>t h e <text:s text:c="2"/>C u s t o m e r <text:s text:c="2"/>w i t h o u t <text:s text:c="2"/>a n y <text:s text:c="2"/>d e d u c t i o n w h e t h e r <text:s text:c="2"/>b y <text:s text:c="2"/>w a y <text:s text:c="2"/>o f <text:s text:c="2"/>s e t - o f f , <text:s text:c="2"/>c o u n t e r c l a i m , d i s c o u n t , <text:s text:c="2"/>a b a t e m e n t <text:s text:c="2"/>o r <text:s text:c="2"/>o t h e r w i s e <text:s text:c="2"/>u n l e s s <text:s text:c="2"/>t h e S e r v i c e <text:s text:c="2"/>P r o v i d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C u s t o m e r <text:s text:c="2"/>t o <text:s text:c="2"/>t h e <text:s text:c="2"/>S e r v i c e P r o v i d e r . 1 6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6 . 2 <text:s text:c="2"/>s h a l l <text:s text:c="2"/>b e <text:s text:c="2"/>f i n a l <text:s text:c="2"/>a n d <text:s text:c="2"/>c o n c l u s i v e .</text:p>
          </table:table-cell>
          <table:table-cell office:value-type="string" calcext:value-type="string">
            <text:p>H e a l e s <text:s text:c="2"/>M e d i c a l <text:s text:c="2"/>A g r e e m e n t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W e <text:s text:c="2"/>d o n ’ t <text:s text:c="2"/>f o r e s e e <text:s text:c="2"/>a <text:s text:c="2"/>s i t u a t i o n <text:s text:c="2"/>w h e r e <text:s text:c="2"/>t h e <text:s text:c="2"/>S e r v i c e P r o v i d e r <text:s text:c="2"/>o w e s <text:s text:c="2"/>t h e <text:s text:c="2"/>C o u n c i l <text:s text:c="2"/>m o n e y , <text:s text:c="2"/>h o w e v e r <text:s text:c="2"/>w e w o u l d <text:s text:c="2"/>e x p e c t <text:s text:c="2"/>t h e <text:s text:c="2"/>C o u n c i l s <text:s text:c="2"/>t o <text:s text:c="2"/>a g r e e <text:s text:c="2"/>t o <text:s text:c="2"/>t e r m s <text:s text:c="2"/>a n d c o n d i t i o n s <text:s text:c="2"/>t h a t <text:s text:c="2"/>a r e <text:s text:c="2"/>r e c i p r o c a l <text:s text:c="2"/>f o r <text:s text:c="2"/>b o t h <text:s text:c="2"/>p a r t i e s , <text:s text:c="2"/>f o r e x a m p l e <text:s text:c="2"/>i f <text:s text:c="2"/>t h e <text:s text:c="2"/>C o u n c i l <text:s text:c="2"/>c a n <text:s text:c="2"/>o f f - s e t <text:s text:c="2"/>p a y m e n t a g a i n s t <text:s text:c="2"/>m o n e y <text:s text:c="2"/>d u e <text:s text:c="2"/>f r o m <text:s text:c="2"/>S e r v i c e <text:s text:c="2"/>P r o v i d e r s , <text:s text:c="2"/>t h e n t h e <text:s text:c="2"/>S e r v i c e <text:s text:c="2"/>P r o v i d e r <text:s text:c="2"/>m u s t <text:s text:c="2"/>b e <text:s text:c="2"/>a b l e <text:s text:c="2"/>t o <text:s text:c="2"/>o f f - s e t p a y m e n t <text:s text:c="2"/>t o <text:s text:c="2"/>t h e <text:s text:c="2"/>C o u n c i l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 r e f u s a l <text:s text:c="2"/>o f <text:s text:c="2"/>a c c e s s <text:s text:c="2"/>w i l l <text:s text:c="2"/>b e <text:s text:c="2"/>p r o v i d e d <text:s text:c="2"/>t o <text:s text:c="2"/>t h e <text:s text:c="2"/>S e r v i c e P r o v i d e r . ” <text:s text:c="2"/>b e <text:s text:c="2"/>a d d e d <text:s text:c="2"/>t o <text:s text:c="2"/>t h e <text:s text:c="2"/>e n d <text:s text:c="2"/>o f <text:s text:c="2"/>t h i s <text:s text:c="2"/>c l a u s e . I f <text:s text:c="2"/>t h e <text:s text:c="2"/>c l i e n t <text:s text:c="2"/>u n r e a s o n a b l y <text:s text:c="2"/>r e f u s e s <text:s text:c="2"/>a c c e s s <text:s text:c="2"/>t o <text:s text:c="2"/>a</text:p>
          </table:table-cell>
          <table:table-cell table:number-columns-repeated="1022"/>
        </table:table-row>
        <table:table-row table:style-name="ro1">
          <table:table-cell office:value-type="string" calcext:value-type="string">
            <text:p>C a l l - O f f <text:s text:c="2"/>C l a u s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 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3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 2 9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text:p>
          </table:table-cell>
          <table:table-cell office:value-type="string" calcext:value-type="string">
            <text:p>H e a l e s <text:s text:c="2"/>M e d i c a l <text:s text:c="2"/>A g r e e m e n t P l e a s e <text:s text:c="2"/>n o t e , <text:s text:c="2"/>m e d i c a l <text:s text:c="2"/>d a t a <text:s text:c="2"/>w i l l <text:s text:c="2"/>n o t <text:s text:c="2"/>b e <text:s text:c="2"/>p r o v i d e d <text:s text:c="2"/>t o t h e <text:s text:c="2"/>C o u n c i l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o u n c i l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o u n c i l .</text:p>
          </table:table-cell>
          <table:table-cell table:number-columns-repeated="1022"/>
        </table:table-row>
        <table:table-row table:style-name="ro1">
          <table:table-cell office:value-type="string" calcext:value-type="string">
            <text:p>C a l l - O f f <text:s text:c="2"/>C l a u s e 1 2 . <text:s text:c="2"/>S E R V I C E <text:s text:c="2"/>L E V E L S <text:s text:c="2"/>A N D <text:s text:c="2"/>R E M E D I E S <text:s text:c="2"/>I N T H E <text:s text:c="2"/>E V E N T <text:s text:c="2"/>O F <text:s text:c="2"/>I N A D E Q U A T E P E R F O R M A N C E <text:s text:c="2"/>O F <text:s text:c="2"/>T H E <text:s text:c="2"/>S E R V I C E S a n d S c h e d u l e <text:s text:c="2"/>1 <text:s text:c="2"/>3 . 1 . 5 <text:s text:c="2"/>a n d <text:s text:c="2"/>3 . 4 a n d S c h e d u l e <text:s text:c="2"/>2 <text:s text:c="2"/>2 . 2 . 3 - 2 . 2 . 5 1 2 . 3 . 7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text:p>
          </table:table-cell>
          <table:table-cell office:value-type="string" calcext:value-type="string">
            <text:p>H e a l e s <text:s text:c="2"/>M e d i c a l <text:s text:c="2"/>A g r e e m e n t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B r i s t o l <text:s text:c="2"/>C i t y C o u n c i l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a r e <text:s text:c="2"/>h a p p y <text:s text:c="2"/>t o <text:s text:c="2"/>a g r e e <text:s text:c="2"/>S L A s <text:s text:c="2"/>a n d <text:s text:c="2"/>K P I s <text:s text:c="2"/>w i t h B r i s t o l <text:s text:c="2"/>C i t y <text:s text:c="2"/>C o u n c i l <text:s text:c="2"/>d u r i n g <text:s text:c="2"/>i m p l e m e n t a t i o n . <text:s text:c="2"/>W e w o r k <text:s text:c="2"/>i n <text:s text:c="2"/>p a r t n e r s h i p <text:s text:c="2"/>w i t h <text:s text:c="2"/>o u r <text:s text:c="2"/>c l i e n t s <text:s text:c="2"/>t o <text:s text:c="2"/>p r o v i d e <text:s text:c="2"/>a s e r v i c e <text:s text:c="2"/>b e s p o k e <text:s text:c="2"/>t o <text:s text:c="2"/>e a c h <text:s text:c="2"/>o r g a n i s a t i o n . <text:s text:c="2"/>W e <text:s text:c="2"/>d o <text:s text:c="2"/>n o t h a v e <text:s text:c="2"/>a n y <text:s text:c="2"/>c u r r e n t <text:s text:c="2"/>c l i e n t <text:s text:c="2"/>r e l a t i o n s h i p s , <text:s text:c="2"/>i n c l u d i n g a n y <text:s text:c="2"/>E S P O <text:s text:c="2"/>c a l l <text:s text:c="2"/>o f f <text:s text:c="2"/>a g r e e m e n t s , <text:s text:c="2"/>t h a t <text:s text:c="2"/>f e a t u r e s e r v i c e <text:s text:c="2"/>c r e d i t s <text:s text:c="2"/>o r <text:s text:c="2"/>d e l a y <text:s text:c="2"/>p a y m e n t s , <text:s text:c="2"/>w h i c h <text:s text:c="2"/>h a s a l l o w e d <text:s text:c="2"/>u s <text:s text:c="2"/>t o <text:s text:c="2"/>m a i n t a i n <text:s text:c="2"/>p o s i t i v e <text:s text:c="2"/>r e l a t i o n s h i p s <text:s text:c="2"/>w i t h o u r <text:s text:c="2"/>c l i e n t s <text:s text:c="2"/>f o r <text:s text:c="2"/>m a n y <text:s text:c="2"/>y e a r s , <text:s text:c="2"/>s o m e <text:s text:c="2"/>f o r <text:s text:c="2"/>o v e r <text:s text:c="2"/>1 3 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o u n c i l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P E R S O N A L <text:s text:c="2"/>A N D <text:s text:c="2"/>D A T A <text:s text:c="2"/>S U B J E C T S a n d T h e <text:s text:c="2"/>P a r t i e s <text:s text:c="2"/>a c k n o w l e d g e <text:s text:c="2"/>t h a t <text:s text:c="2"/>f o r <text:s text:c="2"/>t h e <text:s text:c="2"/>p u r p o s e s o f <text:s text:c="2"/>t h e <text:s text:c="2"/>D a t a <text:s text:c="2"/>P r o t e c t i o n <text:s text:c="2"/>L e g i s l a t i o n , <text:s text:c="2"/>w h e r e <text:s text:c="2"/>t h e C u s t o m e r <text:s text:c="2"/>h a s <text:s text:c="2"/>c o m p l e t e d <text:s text:c="2"/>t h e <text:s text:c="2"/>s e c o n d <text:s text:c="2"/>c o l u m n <text:s text:c="2"/>o f t h e <text:s text:c="2"/>t a b l e <text:s text:c="2"/>i n <text:s text:c="2"/>S e c t i o n <text:s text:c="2"/>9 <text:s text:c="2"/>o f <text:s text:c="2"/>t h e <text:s text:c="2"/>M a s t e r <text:s text:c="2"/>C o n t r a c t S c h e d u l e <text:s text:c="2"/>t o <text:s text:c="2"/>s p e c i f y <text:s text:c="2"/>t h e <text:s text:c="2"/>p r o c e s s i n g <text:s text:c="2"/>o f <text:s text:c="2"/>P e r s o n a l D a t a <text:s text:c="2"/>i t <text:s text:c="2"/>r e q u i r e s <text:s text:c="2"/>t h e <text:s text:c="2"/>S e r v i c e <text:s text:c="2"/>P r o v i d e r <text:s text:c="2"/>t o <text:s text:c="2"/>p e r f o r m , t h e <text:s text:c="2"/>C u s t o m e r <text:s text:c="2"/>i s <text:s text:c="2"/>t h e <text:s text:c="2"/>C o n t r o l l e r <text:s text:c="2"/>a n d <text:s text:c="2"/>t h e <text:s text:c="2"/>S e r v i c e P r o v i d e r <text:s text:c="2"/>i s <text:s text:c="2"/>t h e <text:s text:c="2"/>P r o c e s s o r <text:s text:c="2"/>u n l e s s <text:s text:c="2"/>o t h e r w i s e s p e c i f i e d <text:s text:c="2"/>i n <text:s text:c="2"/>S e c t i o n <text:s text:c="2"/>9 <text:s text:c="2"/>o f <text:s text:c="2"/>t h e <text:s text:c="2"/>M a s t e r <text:s text:c="2"/>C o n t r a c t S c h e d u l e . <text:s text:c="2"/>T h e <text:s text:c="2"/>o n l y <text:s text:c="2"/>p r o c e s s i n g <text:s text:c="2"/>t h a t <text:s text:c="2"/>t h e P r o c e s s o r <text:s text:c="2"/>i s <text:s text:c="2"/>a u t h o r i s e d <text:s text:c="2"/>t o <text:s text:c="2"/>d o <text:s text:c="2"/>i s <text:s text:c="2"/>l i s t e d <text:s text:c="2"/>i n <text:s text:c="2"/>S e c t i o n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 7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7 . 4 . 2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4"/>t e r m i n a t e t h e <text:s text:c="2"/>C o n t r a c t , <text:s text:c="2"/>i n <text:s text:c="2"/>e i t h e r <text:s text:c="2"/>c a s e <text:s text:c="2"/>w i t h o u t <text:s text:c="2"/>p r e j u d i c e <text:s text:c="2"/>t o a n y <text:s text:c="2"/>o t h e r <text:s text:c="2"/>r i g h t s <text:s text:c="2"/>a n d <text:s text:c="2"/>r e m e d i e s <text:s text:c="2"/>o f <text:s text:c="2"/>t h e <text:s text:c="2"/>C u s t o m e r .</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W e <text:s text:c="2"/>r e q u e s t <text:s text:c="2"/>t h a t <text:s text:c="2"/>t h e <text:s text:c="2"/>c l a u s e <text:s text:c="2"/>b e <text:s text:c="2"/>a m e n d e d <text:s text:c="2"/>t o : <text:s text:c="2"/>“ I f t h e <text:s text:c="2"/>C u s t o m e r <text:s text:c="2"/>i n f o r m s <text:s text:c="2"/>t h e <text:s text:c="2"/>S e r v i c e <text:s text:c="2"/>P r o v i d e r <text:s text:c="2"/>i n w r i t i n g <text:s text:c="2"/>t h a t <text:s text:c="2"/>t h e <text:s text:c="2"/>C u s t o m e r <text:s text:c="2"/>r e a s o n a b l y <text:s text:c="2"/>b e l i e v e s t h a t <text:s text:c="2"/>a n y <text:s text:c="2"/>p a r t <text:s text:c="2"/>o f <text:s text:c="2"/>t h e <text:s text:c="4"/>S e r v i c e s <text:s text:c="2"/>d o e s <text:s text:c="2"/>n o t <text:s text:c="2"/>m e e t <text:s text:c="2"/>t h e r e q u i r e m e n t s <text:s text:c="2"/>o f <text:s text:c="2"/>t h e <text:s text:c="2"/>C o n t r a c t <text:s text:c="2"/>o r <text:s text:c="2"/>d i f f e r s <text:s text:c="2"/>i n <text:s text:c="2"/>a n y w a y <text:s text:c="2"/>f r o m <text:s text:c="2"/>t h o s e <text:s text:c="2"/>r e q u i r e m e n t s , <text:s text:c="2"/>a n d <text:s text:c="2"/>t h e <text:s text:c="2"/>S e r v i c e P r o v i d e r <text:s text:c="2"/>a g r e e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text:s text:c="2"/>o f t h e <text:s text:c="2"/>C o n t r a c t <text:s text:c="2"/>w i t h i n <text:s text:c="2"/>s u c h <text:s text:c="2"/>r e a s o n a b l e <text:s text:c="2"/>t i m e <text:s text:c="2"/>a s <text:s text:c="2"/>m a y b e <text:s text:c="2"/>s p e c i f i e d <text:s text:c="2"/>b y <text:s text:c="2"/>t h e <text:s text:c="2"/>C u s t o m e r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s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text:p>
          </table:table-cell>
          <table:table-cell table:number-columns-repeated="1022"/>
        </table:table-row>
        <table:table-row table:style-name="ro1">
          <table:table-cell office:value-type="string" calcext:value-type="string">
            <text:p>T e r m 1 6 . 1   T h e   C u s t o m e r   m a y ,   b y   w r i t t e n   n o t i c e   t o   t h e S e r v i c e       P r o v i d e r , </text:p>
            <text:p>     r e f u s e     </text:p>
            <text:p> t o       a d m i t </text:p>
            <text:p>     o n t o ,       o r w i t h d r a w       p e r m i s s i o n     </text:p>
            <text:p> t o     </text:p>
            <text:p> r e m a i n       o n , </text:p>
            <text:p>   </text:p>
            <text:p> t h e</text:p>
          </table:table-cell>
          <table:table-cell office:value-type="string" calcext:value-type="string">
            <text:p>H e a l e s <text:s text:c="2"/>M e d i c a l <text:s text:c="2"/>R e s p o n s e o f <text:s text:c="2"/>r e a s o n s <text:s text:c="2"/>t o <text:s text:c="2"/>a i d <text:s text:c="2"/>t h e <text:s text:c="2"/>i n v e s t i g a t i o n . <text:s text:c="2"/>W h e r e <text:s text:c="2"/>t h e i n v e s t i g a t i o n <text:s text:c="2"/>d o e s <text:s text:c="2"/>n o t <text:s text:c="2"/>b e l i e v e <text:s text:c="2"/>r e f u s a l <text:s text:c="2"/>o f <text:s text:c="2"/>a c c e s s i s <text:s text:c="2"/>r e a s o n a b l e , <text:s text:c="2"/>t h e <text:s text:c="2"/>S e r v i c e <text:s text:c="2"/>p r o v i d e r . <text:s text:c="2"/>w i l l <text:s text:c="2"/>h a v e <text:s text:c="2"/>a r i g h t <text:s text:c="2"/>o f <text:s text:c="2"/>a p p e a l . A s <text:s text:c="2"/>a b o v e . <text:s text:c="2"/>E v i d e n c e <text:s text:c="2"/>m u s t <text:s text:c="2"/>b e <text:s text:c="2"/>p r o v i d e d <text:s text:c="2"/>a n d <text:s text:c="2"/>t h e r e m u s t <text:s text:c="2"/>b e <text:s text:c="2"/>a <text:s text:c="2"/>r i g h t <text:s text:c="2"/>o f <text:s text:c="2"/>a p p e a l .</text:p>
          </table:table-cell>
          <table:table-cell table:number-columns-repeated="1022"/>
        </table:table-row>
        <table:table-row table:style-name="ro1">
          <table:table-cell office:value-type="string" calcext:value-type="string">
            <text:p>T e r m r e s u l t   o f   a   D e f a u l t   b y   t h e   S e r v i c e   P r o v i d e r ;   a n d 2 3 . 1       W h e r e     </text:p>
            <text:p> t h e       C u s t o m e r     </text:p>
            <text:p> t e r m i n a t e s     </text:p>
            <text:p> t h e C o n t r a c t       u n d e r       c l a u s e s       1 9 . 3       ( T e r m i n a t i o n       o n D e f a u l t ) ,   1 9 . 6   ( F i n a n c i a l   S t a n d i n g ) ,   1 9 . 7   ( A u d i t ) , 1 9 . 8       ( B e n c h m a r k i n g )       a n d       t h e n       m a k e s       o t h e r a r r a n g e m e n t s       f o r       t h e       s u p p l y       o f       G o o d s       a n d / o r t h e       S e r v i c e s ,       t h e       C u s t o m e r       m a y       r e c o v e r       f r o m t h e       S e r v i c e       P r o v i d e r </text:p>
            <text:p>   </text:p>
            <text:p> t h e       c o s t </text:p>
            <text:p>   </text:p>
            <text:p> r e a s o n a b l y i n c u r r e d       o f       m a k i n g       t h o s e       o t h e r       a r r a n g e m e n t s a n d   a n y   a d d i t i o n a l   e x p e n d i t u r e   i n c u r r e d   b y   t h e C u s t o m e r     </text:p>
            <text:p> t h r o u g h o u t </text:p>
            <text:p>   </text:p>
            <text:p> t h e       r e m a i n d e r       o f </text:p>
            <text:p>     t h e C o n t r a c t       P e r i o d .       T h e       C u s t o m e r       s h a l l       t a k e       a l l r e a s o n a b l e       s t e p s       t o       m i t i g a t e       s u c h       a d d i t i o n a l e x p e n d i t u r e .   W h e r e   t h e   C o n t r a c t   i s   t e r m i n a t e d u n d e r       c l a u s e s       1 9 . 3 ,       1 9 . 6 ,       1 9 . 7       a n d       1 9 . 8 . ,       n o f u r t h e r       p a y m e n t s       s h a l l </text:p>
            <text:p>     b e       p a y a b l e       b y     </text:p>
            <text:p> t h e C u s t o m e r       t o       t h e       S e r v i c e       P r o v i d e r       u n t i l       t h e C u s t o m e r       h a s       e s t a b l i s h e d       t h e       f i n a l       c o s t       o f m a k i n g   t h o s e   o t h e r   a r r a n g e m e n t s . 2 3 . 2   O n   t h e   t e r m i n a t i o n   o f   t h e   C o n t r a c t   f o r   a n y r e a s o n ,   t h e   S e r v i c e   P r o v i d e r   s h a l l : 2 3 . 2 . 1       i m m e d i a t e l y       r e t u r n       t o       t h e       C u s t o m e r       a l l C o n f i d e n t i a l       I n f o r m a t i o n ,       P e r s o n a l       D a t a       a n d C u s t o m e r ’ s       P r e - E x i s t i n g       I P R s       a n d       t h e       P r o j e c t S p e c i f i c     </text:p>
            <text:p> I P R s     </text:p>
            <text:p> i n     </text:p>
            <text:p> i t s       p o s s e s s i o n       o r     </text:p>
            <text:p> i n     </text:p>
            <text:p> t h e p o s s e s s i o n       o r </text:p>
            <text:p>     u n d e r </text:p>
            <text:p>   </text:p>
            <text:p> t h e       c o n t r o l </text:p>
            <text:p>     o f </text:p>
            <text:p>     a n y p e r m i t t e d   S e r v i c e   P r o v i d e r s   o r   S u b - C o n t r a c t o r s , w h i c h   w a s   o b t a i n e d   o r   p r o d u c e d   i n   t h e   c o u r s e o f   p r o v i d i n g   t h e   G o o d s   a n d / o r   S e r v i c e s ; 2 3 . 2 . 3   e x c e p t   w h e r e   t h e   r e t e n t i o n   o f   C u s t o m e r D a t a     i s   r e q u i r e d     b y   L a w ,       o n     t h e     e a r l i e r       o f       t h e r e c e i p t   o f   t h e   C u s t o m e r ' s   w r i t t e n   i n s t r u c t i o n s   o r 1 2       m o n t h s       a f t e r </text:p>
            <text:p>   </text:p>
            <text:p> t h e       d a t e       o f </text:p>
            <text:p>     e x p i r y       o r t e r m i n a t i o n ,   d e s t r o y   a l l   c o p i e s   o f   t h e   C u s t o m e r D a t a   a n d   p r o m p t l y   p r o v i d e   w r i t t e n   c o n f i r m a t i o n t o     </text:p>
            <text:p> t h e       C u s t o m e r     </text:p>
            <text:p> t h a t </text:p>
            <text:p>   </text:p>
            <text:p> t h e       d a t a       h a s       b e e n d e s t r o y e d . 2 9 . 3       T h e       S e r v i c e       P r o v i d e r       s h a l l       a f f o r d       t h e C u s t o m e r       a n d     </text:p>
            <text:p> t h e       A u d i t o r s       a c c e s s       t o     </text:p>
            <text:p> t h e r e c o r d s   a n d   a c c o u n t s   r e f e r r e d   t o   i n   c l a u s e   2 6 . 2 a t </text:p>
            <text:p>   </text:p>
            <text:p> t h e       S e r v i c e       P r o v i d e r ’ s       p r e m i s e s       a n d / o r p r o v i d e       c o p i e s       o f       s u c h       r e c o r d s       a n d       a c c o u n t s , a s   m a y   b e   r e q u i r e d   b y   t h e   C u s t o m e r   a n d / o r   t h e A u d i t o r s       f r o m       t i m e       t o       t i m e ,       i n       o r d e r       t h a t       t h e C u s t o m e r   a n d / o r   t h e   A u d i t o r s   m a y   c a r r y   o u t   a n i n s p e c t i o n   i n c l u d i n g   f o r   t h e   f o l l o w i n g   p u r p o s e s :</text:p>
          </table:table-cell>
          <table:table-cell office:value-type="string" calcext:value-type="string">
            <text:p>H e a l e s <text:s text:c="2"/>M e d i c a l <text:s text:c="2"/>R e s p o n s e W e <text:s text:c="2"/>w i l l <text:s text:c="2"/>n o t <text:s text:c="2"/>a g r e e <text:s text:c="2"/>t o <text:s text:c="2"/>t h i s <text:s text:c="2"/>c l a u s e . <text:s text:c="2"/>W e <text:s text:c="2"/>d o <text:s text:c="2"/>n o t c h a r g e <text:s text:c="2"/>i n <text:s text:c="2"/>a d v a n c e <text:s text:c="2"/>f o r <text:s text:c="2"/>s e r v i c e <text:s text:c="2"/>d e l i v e r e d . N . b . <text:s text:c="2"/>c l a u s e <text:s text:c="2"/>2 9 . 1 <text:s text:c="2"/>r e q u i r e s <text:s text:c="2"/>u s <text:s text:c="2"/>t o <text:s text:c="2"/>k e e p <text:s text:c="2"/>r e c o r d s <text:s text:c="2"/>f o r 6 <text:s text:c="2"/>y e a r s <text:s text:c="2"/>p o s t <text:s text:c="2"/>c o n t r a c t . W e <text:s text:c="2"/>w i l l <text:s text:c="2"/>p r o v i d e <text:s text:c="2"/>a n y <text:s text:c="2"/>c o n f i d e n t i a l <text:s text:c="2"/>d a t a <text:s text:c="2"/>t o <text:s text:c="2"/>a <text:s text:c="2"/>n e w p r o v i d e r <text:s text:c="2"/>o r <text:s text:c="2"/>m e d i c a l <text:s text:c="2"/>p e r s o n n e l , <text:s text:c="2"/>n o t <text:s text:c="2"/>t o <text:s text:c="2"/>t h e C u s t o m e r <text:s text:c="2"/>w i t h o u t <text:s text:c="2"/>t h e <text:s text:c="2"/>e x p r e s s <text:s text:c="2"/>w r i t t e n <text:s text:c="2"/>c o n s e n t <text:s text:c="2"/>o f e a c h <text:s text:c="2"/>d a t a <text:s text:c="2"/>s u b j e c t . T h i s <text:s text:c="2"/>c o n f l i c t s <text:s text:c="2"/>w i t h <text:s text:c="2"/>c l a u s e <text:s text:c="2"/>2 9 . 1 W i t h i n <text:s text:c="2"/>G D P R . <text:s text:c="2"/>W e <text:s text:c="2"/>c a n n o t <text:s text:c="2"/>p r o v i d e <text:s text:c="2"/>a c c e s s <text:s text:c="2"/>t o m e d i c a l <text:s text:c="2"/>r e c o r d s <text:s text:c="2"/>w i t h o u t <text:s text:c="2"/>a <text:s text:c="2"/>s u i t a b l e <text:s text:c="2"/>c o n f i d e n t i a l i t y a g r e e m e n t <text:s text:c="2"/>b e i n g <text:s text:c="2"/>s i g n e d <text:s text:c="2"/>o r <text:s text:c="2"/>t h e <text:s text:c="2"/>d a t a <text:s text:c="2"/>s u b j e c t ’ s c o n s e n t .</text:p>
          </table:table-cell>
          <table:table-cell table:number-columns-repeated="1022"/>
        </table:table-row>
        <table:table-row table:style-name="ro1">
          <table:table-cell office:value-type="string" calcext:value-type="string">
            <text:p>T e r m 2 9 . 4       T h e       S e r v i c e       P r o v i d e r       s h a l l       o n       r e q u e s t a f f o r d </text:p>
            <text:p>   </text:p>
            <text:p> t h e </text:p>
            <text:p>     C u s t o m e r , </text:p>
            <text:p>   </text:p>
            <text:p> t h e </text:p>
            <text:p>     C u s t o m e r ' s r e p r e s e n t a t i v e s       a n d / o r       t h e       A u d i t o r       a c c e s s       t o s u c h   r e c o r d s   a n d   a c c o u n t s   a s   m a y   b e   r e q u i r e d b y   t h e   C u s t o m e r   f r o m   t i m e   t o   t i m e . 2 9 . 8   T h e   P a r t i e s   a g r e e   t h a t   t h e y   s h a l l   b e a r   t h e i r o w n   r e s p e c t i v e   c o s t s   a n d   e x p e n s e s   i n c u r r e d   i n r e s p e c t       o f       c o m p l i a n c e       w i t h       t h e i r       o b l i g a t i o n s u n d e r   t h i s   c l a u s e   2 6 ,   u n l e s s   t h e   a u d i t   r e v e a l s   a m a t e r i a l       D e f a u l t       b y       t h e       S e r v i c e       P r o v i d e r       i n w h i c h   c a s e   t h e   S e r v i c e   P r o v i d e r   s h a l l   r e i m b u r s e t h e       C u s t o m e r       f o r       t h e       C u s t o m e r ' s       r e a s o n a b l e c o s t s   i n c u r r e d   i n   r e l a t i o n   t o   t h e   a u d i t . 4 3 . 2   A n y   n o t i c e   o r   o t h e r   c o m m u n i c a t i o n   w h i c h   i s t o   b e   g i v e n   b y   e i t h e r   P a r t y   t o   t h e   o t h e r   s h a l l   b e g i v e n   b y     l e t t e r     ( s e n t     b y   h a n d ,     p o s t ,     r e g i s t e r e d p o s t   o r   b y   t h e   r e c o r d e d   d e l i v e r y   s e r v i c e ) ,   o r   b y e l e c t r o n i c   m a i l   ( c o n f i r m e d   b y   l e t t e r ) .   S u c h   l e t t e r s s h a l l       b e       a d d r e s s e d       t o       t h e       o t h e r       P a r t y       i n       t h e m a n n e r   r e f e r r e d   t o   i n   c l a u s e   4 3 . 3 .   P r o v i d e d   t h e r e l e v a n t </text:p>
            <text:p>     c o m m u n i c a t i o n     </text:p>
            <text:p> i s       n o t </text:p>
            <text:p>     r e t u r n e d       a s u n d e l i v e r e d ,   t h e   n o t i c e   o r   c o m m u n i c a t i o n   s h a l l b e   d e e m e d   t o   h a v e   b e e n   g i v e n   t w o   ( 2 )   W o r k i n g D a y s       a f t e r       t h e       d a y       o n       w h i c h       t h e       l e t t e r       w a s p o s t e d ,       o r       f o u r       ( 4 )       h o u r s ,       i n       t h e       c a s e       o f e l e c t r o n i c   m a i l   o r   s o o n e r   w h e r e   t h e   o t h e r   P a r t y a c k n o w l e d g e s   r e c e i p t   o f   s u c h   l e t t e r s ,   f a c s i m i l e t r a n s m i s s i o n   o r   i t e m   o f   e l e c t r o n i c   m a i l . A P P E N D I X   T O   P A R T   A</text:p>
          </table:table-cell>
          <table:table-cell office:value-type="string" calcext:value-type="string">
            <text:p>H e a l e s <text:s text:c="2"/>M e d i c a l <text:s text:c="2"/>R e s p o n s e W i t h i n <text:s text:c="2"/>G D P R . <text:s text:c="2"/>W e <text:s text:c="2"/>c a n n o t <text:s text:c="2"/>p r o v i d e <text:s text:c="2"/>a c c e s s <text:s text:c="2"/>t o m e d i c a l <text:s text:c="2"/>r e c o r d s <text:s text:c="2"/>w i t h o u t <text:s text:c="2"/>a <text:s text:c="2"/>s u i t a b l e <text:s text:c="2"/>c o n f i d e n t i a l i t y a g r e e m e n t <text:s text:c="2"/>b e i n g <text:s text:c="2"/>s i g n e d <text:s text:c="2"/>o r <text:s text:c="2"/>t h e <text:s text:c="2"/>d a t a <text:s text:c="2"/>s u b j e c t ’ s c o n s e n t . W e <text:s text:c="2"/>w i l l <text:s text:c="2"/>n o t <text:s text:c="2"/>a c c e p t <text:s text:c="2"/>“ t h e <text:s text:c="2"/>a u d i t <text:s text:c="2"/>r e v e a l s <text:s text:c="2"/>a <text:s text:c="2"/>m a t e r i a l D e f a u l t <text:s text:c="2"/>b y <text:s text:c="2"/>t h e <text:s text:c="2"/>S e r v i c e <text:s text:c="2"/>P r o v i d e r <text:s text:c="2"/>i n <text:s text:c="2"/>w h i c h <text:s text:c="2"/>c a s e t h e <text:s text:c="2"/>S e r v i c e <text:s text:c="2"/>P r o v i d e r <text:s text:c="2"/>s h a l l <text:s text:c="2"/>r e i m b u r s e <text:s text:c="2"/>t h e C u s t o m e r <text:s text:c="2"/>f o r <text:s text:c="2"/>t h e <text:s text:c="2"/>C u s t o m e r ' s <text:s text:c="2"/>r e a s o n a b l e <text:s text:c="2"/>c o s t s i n c u r r e d <text:s text:c="2"/>i n <text:s text:c="2"/>r e l a t i o n <text:s text:c="2"/>t o <text:s text:c="2"/>t h e <text:s text:c="2"/>a u d i t . ” . I f <text:s text:c="2"/>t h e <text:s text:c="2"/>F i r e <text:s text:c="2"/>S e r v i c e <text:s text:c="2"/>c h o o s e s <text:s text:c="2"/>t o <text:s text:c="2"/>u n d e r t a k e <text:s text:c="2"/>a n a u d i t , <text:s text:c="2"/>t h e <text:s text:c="2"/>F i r e <text:s text:c="2"/>S e r v i c e <text:s text:c="2"/>c o s t s <text:s text:c="2"/>o f <text:s text:c="2"/>t h e <text:s text:c="2"/>a u d i t <text:s text:c="2"/>w i l l <text:s text:c="2"/>n o t b e <text:s text:c="2"/>m e t <text:s text:c="2"/>b y <text:s text:c="2"/>H e a l e s <text:s text:c="2"/>M e d i c a l . N o t i c e <text:s text:c="2"/>m a y <text:s text:c="2"/>n o t <text:s text:c="2"/>h a v e <text:s text:c="2"/>b e e n <text:s text:c="2"/>r e c e i v e d <text:s text:c="2"/>o n <text:s text:c="2"/>t h e <text:s text:c="2"/>2 n d w o r k i n g <text:s text:c="2"/>d a y <text:s text:c="2"/>d u e <text:s text:c="2"/>t o <text:s text:c="2"/>d e l a y s <text:s text:c="2"/>i n <text:s text:c="2"/>R o y a l <text:s text:c="2"/>M a i l <text:s text:c="2"/>s i n c e t h e <text:s text:c="2"/>C O V I D - 1 9 <text:s text:c="2"/>p a n d e m i c . h t t p s : / / p e r s o n a l . h e l p . r o y a l m a i l . c o m / a p p / a n s w e r s / d e t a i l / a _ i d / 1 2 5 5 6 R o y a l <text:s text:c="2"/>M a i l <text:s text:c="2"/>r e c e i v e d <text:s text:c="2"/>a <text:s text:c="2"/>£ 1 . 5 m <text:s text:c="2"/>f i n e <text:s text:c="2"/>f r o m <text:s text:c="2"/>O f c o m l a s t <text:s text:c="2"/>y e a r <text:s text:c="2"/>f o r <text:s text:c="2"/>f a i l i n g <text:s text:c="2"/>t o <text:s text:c="2"/>m e e t <text:s text:c="2"/>i t s <text:s text:c="2"/>t a r g e t <text:s text:c="2"/>o f <text:s text:c="2"/>9 3 % <text:s text:c="2"/>f i r s t c l a s s <text:s text:c="2"/>p o s t <text:s text:c="2"/>d e l i v e r e d <text:s text:c="2"/>w i t h i n <text:s text:c="2"/>a <text:s text:c="2"/>d a y <text:s text:c="2"/>o f <text:s text:c="2"/>c o l l e c t i o n a n d <text:s text:c="2"/>o v e r c h a r g i n g <text:s text:c="2"/>c u s t o m e r s <text:s text:c="2"/>f o r <text:s text:c="2"/>s e c o n d <text:s text:c="2"/>c l a s s s t a m p s . h t t p s : / / w w w . b b c . c o . u k / n e w s / b u s i n e s s - 5 3 3 6 1 5 7 9 P l e a s e <text:s text:c="2"/>c h a n g e <text:s text:c="2"/>t h i s <text:s text:c="2"/>“ t h r e e <text:s text:c="2"/>( 3 ) <text:s text:c="2"/>W o r k i n g <text:s text:c="2"/>D a y s a f t e r <text:s text:c="2"/>t h e <text:s text:c="2"/>d a y <text:s text:c="2"/>o n <text:s text:c="2"/>w h i c h <text:s text:c="2"/>t h e <text:s text:c="2"/>l e t t e r <text:s text:c="2"/>w a s <text:s text:c="2"/>p o s t e d ” W e <text:s text:c="2"/>u n d e r s t a n d <text:s text:c="2"/>t h e <text:s text:c="2"/>n e e d <text:s text:c="2"/>f o r <text:s text:c="2"/>K P I s <text:s text:c="2"/>h o w e v e r <text:s text:c="2"/>t h e y a r e <text:s text:c="2"/>o f t e n <text:s text:c="2"/>m i s u n d e r s t o o d <text:s text:c="2"/>a n d <text:s text:c="2"/>o v e r u s e d <text:s text:c="2"/>i n r e g a r d s <text:s text:c="2"/>t o <text:s text:c="2"/>p e r f o r m a n c e m o n i t o r i n g / m a n a g e m e n t <text:s text:c="2"/>a n d <text:s text:c="2"/>d o <text:s text:c="2"/>n o t <text:s text:c="2"/>a c h i e v e <text:s text:c="2"/>t h e e f f e c t <text:s text:c="4"/>r e q u i r e d , <text:s text:c="2"/>e . g . <text:s text:c="2"/>w o r k i n g <text:s text:c="2"/>i n <text:s text:c="2"/>p a r t n e r s h i p . <text:s text:c="2"/>I n c o n j u n c t i o n <text:s text:c="2"/>w i t h <text:s text:c="2"/>p e n a l t y <text:s text:c="2"/>c l a u s e s <text:s text:c="2"/>t h e y <text:s text:c="2"/>f o r c e <text:s text:c="2"/>t h e p r o v i d e r <text:s text:c="2"/>t o <text:s text:c="2"/>f o c u s <text:s text:c="2"/>o n <text:s text:c="2"/>w o r k i n g <text:s text:c="2"/>t o <text:s text:c="2"/>K P I s <text:s text:c="2"/>n o t <text:s text:c="2"/>r a t h e r d e l i v e r i n g <text:s text:c="2"/>a <text:s text:c="2"/>h i g h <text:s text:c="2"/>q u a l i t y <text:s text:c="2"/>s e r v i c e . A n <text:s text:c="2"/>e m e r g e n c y <text:s text:c="2"/>a p p o i n t m e n t <text:s text:c="2"/>c a n <text:s text:c="2"/>b e <text:s text:c="2"/>o f f e r e d w i t h i n <text:s text:c="2"/>2 <text:s text:c="2"/>w o r k i n g <text:s text:c="2"/>d a y s . <text:s text:c="2"/>4 8 <text:s text:c="2"/>h o u r s <text:s text:c="2"/>w o u l d <text:s text:c="2"/>o n l y <text:s text:c="2"/>b e a c h i e v a b l e <text:s text:c="2"/>i f <text:s text:c="2"/>t h e <text:s text:c="2"/>F i r e <text:s text:c="2"/>S e r v i c e <text:s text:c="2"/>w a s <text:s text:c="2"/>p a y i n g <text:s text:c="2"/>f o r s u f f i c i e n t <text:s text:c="2"/>7 <text:s text:c="2"/>d a y s <text:s text:c="2"/>r e s o u r c e s <text:s text:c="2"/>f o r <text:s text:c="2"/>t h e <text:s text:c="2"/>c o n t r a c t . D N A s / L a t e <text:s text:c="2"/>C a n c e l l a t i o n s <text:s text:c="4"/>o u t s i d e <text:s text:c="2"/>o f <text:s text:c="2"/>a n y <text:s text:c="2"/>c o r e c o n t r a c t <text:s text:c="2"/>( i . e . <text:s text:c="2"/>m o n t h l y <text:s text:c="2"/>i n c l u s i v e <text:s text:c="2"/>c h a r g e ) <text:s text:c="2"/>w i l l <text:s text:c="2"/>b e c h a r g e d <text:s text:c="2"/>a t <text:s text:c="2"/>t h e <text:s text:c="2"/>r e l e v a n t <text:s text:c="2"/>f e e . <text:s text:c="2"/>T h i s <text:s text:c="2"/>i s <text:s text:c="2"/>b e c a u s e <text:s text:c="2"/>i t <text:s text:c="2"/>i s</text:p>
          </table:table-cell>
          <table:table-cell table:number-columns-repeated="1022"/>
        </table:table-row>
        <table:table-row table:style-name="ro1">
          <table:table-cell office:value-type="string" calcext:value-type="string">
            <text:p>T e r m a n y <text:s text:c="4"/>s u m <text:s text:c="4"/>t h e n <text:s text:c="4"/>d u e , <text:s text:c="4"/>o r <text:s text:c="4"/>w h i c h <text:s text:c="2"/>a t <text:s text:c="4"/>a n y <text:s text:c="2"/>l a t e r <text:s text:c="4"/>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text:p>
          </table:table-cell>
          <table:table-cell office:value-type="string" calcext:value-type="string">
            <text:p>H e a l e s <text:s text:c="2"/>M e d i c a l <text:s text:c="2"/>R e s p o n s e c o n t r a c t <text:s text:c="2"/>b e t w e e n <text:s text:c="2"/>t h e <text:s text:c="2"/>P a r t i e s <text:s text:c="2"/>a n y <text:s text:c="2"/>s u m <text:s text:c="2"/>o f <text:s text:c="2"/>m o n e y i s <text:s text:c="2"/>r e c o v e r a b l e <text:s text:c="2"/>f r o m <text:s text:c="2"/>o r <text:s text:c="2"/>p a y a b l e <text:s text:c="2"/>b y <text:s text:c="2"/>t h e <text:s text:c="2"/>o n e <text:s text:c="2"/>P a r t y ( i n c l u d i n g <text:s text:c="2"/>a n y <text:s text:c="2"/>s u m <text:s text:c="2"/>w h i c h <text:s text:c="2"/>t h e <text:s text:c="2"/>t h a t <text:s text:c="2"/>P a r t y <text:s text:c="2"/>i s <text:s text:c="2"/>l i a b l e t o <text:s text:c="6"/>p a y <text:s text:c="6"/>t o <text:s text:c="6"/>t h e <text:s text:c="6"/>O t h e r <text:s text:c="6"/>P a r t y <text:s text:c="6"/>i n <text:s text:c="6"/>r e s p e c t <text:s text:c="6"/>o f <text:s text:c="6"/>a n y b r e a c h <text:s text:c="2"/>o f <text:s text:c="2"/>t h e <text:s text:c="2"/>C o n t r a c t ) , <text:s text:c="2"/>t h e <text:s text:c="2"/>S e c o n d <text:s text:c="2"/>P a r t y <text:s text:c="2"/>m a y u n i l a t e r a l l y <text:s text:c="2"/>d e d u c t <text:s text:c="2"/>t h a t <text:s text:c="2"/>s u m <text:s text:c="2"/>f r o m <text:s text:c="2"/>a n y <text:s text:c="2"/>s u m <text:s text:c="2"/>t h e n d u e , <text:s text:c="2"/>o r <text:s text:c="2"/>w h i c h <text:s text:c="2"/>a t <text:s text:c="2"/>a n y <text:s text:c="2"/>l a t e r <text:s text:c="2"/>t i m e <text:s text:c="2"/>m a y <text:s text:c="2"/>b e c o m e <text:s text:c="2"/>d u e t o <text:s text:c="2"/>t h e <text:s text:c="2"/>F i r s t <text:s text:c="2"/>P a r t y , <text:s text:c="2"/>u n d e r <text:s text:c="2"/>t h e <text:s text:c="2"/>C o n t r a c t . ”</text:p>
          </table:table-cell>
          <table:table-cell table:number-columns-repeated="1022"/>
        </table:table-row>
        <table:table-row table:style-name="ro1">
          <table:table-cell office:value-type="string" calcext:value-type="string">
            <text:p>T e r m 6 . <text:s text:c="2"/>C h a r g e s <text:s text:c="2"/>a n d <text:s text:c="2"/>P a y m e n t 1 2 . 1 . 1 <text:s text:c="2"/>T h e <text:s text:c="2"/>S e r v i c e <text:s text:c="2"/>P r o v i d e r <text:s text:c="2"/>s h a l l <text:s text:c="2"/>p r o v i d e <text:s text:c="2"/>t h e S e r v i c e s <text:s text:c="2"/>t o <text:s text:c="2"/>m e e t <text:s text:c="2"/>o r <text:s text:c="2"/>e x c e e d <text:s text:c="2"/>t h e <text:s text:c="2"/>S e r v i c e <text:s text:c="2"/>L e v e l s a n d <text:s text:c="2"/>a n y <text:s text:c="2"/>f a i l u r e <text:s text:c="2"/>t o <text:s text:c="2"/>m e e t <text:s text:c="2"/>t h e <text:s text:c="2"/>S e r v i c e <text:s text:c="2"/>L e v e l s <text:s text:c="2"/>s h a l l e n t i t l e <text:s text:c="2"/>t h e <text:s text:c="2"/>C u s t o m e r <text:s text:c="2"/>t o <text:s text:c="2"/>S e r v i c e <text:s text:c="2"/>C r e d i t s c a l c u l a t e d <text:s text:c="2"/>i n <text:s text:c="2"/>a c c o r d a n c e <text:s text:c="2"/>w i t h <text:s text:c="2"/>t h e <text:s text:c="2"/>p r o v i s i o n s <text:s text:c="2"/>o f t h e <text:s text:c="2"/>F o r m <text:s text:c="2"/>o f <text:s text:c="2"/>C o n t r a c t <text:s text:c="2"/>o r <text:s text:c="2"/>i n <text:s text:c="2"/>t h e <text:s text:c="2"/>e v e n t <text:s text:c="2"/>o f <text:s text:c="2"/>a <text:s text:c="2"/>C r i t i c a l S e r v i c e <text:s text:c="2"/>F a i l u r e <text:s text:c="2"/>s h a l l <text:s text:c="2"/>g i v e <text:s text:c="2"/>r i s e <text:s text:c="2"/>t o <text:s text:c="2"/>a <text:s text:c="2"/>r i g h t <text:s text:c="2"/>f o r <text:s text:c="2"/>t h e C u s t o m e r <text:s text:c="2"/>t o <text:s text:c="2"/>t e r m i n a t e <text:s text:c="2"/>t h e <text:s text:c="2"/>C o n t r a c t <text:s text:c="2"/>w i t h i m m e d i a t e <text:s text:c="2"/>e f f e c t <text:s text:c="2"/>u p o n <text:s text:c="2"/>g i v i n g <text:s text:c="2"/>w r i t t e n <text:s text:c="2"/>n o t i c e <text:s text:c="2"/>t o t h e <text:s text:c="2"/>S e r v i c e <text:s text:c="2"/>P r o v i d e r . 1 2 . 1 . 4 <text:s text:c="2"/>i f <text:s text:c="2"/>t h e <text:s text:c="2"/>M a s t e r <text:s text:c="2"/>C o n t r a c t <text:s text:c="2"/>S c h e d u l e <text:s text:c="2"/>a n d / o r</text:p>
          </table:table-cell>
          <table:table-cell office:value-type="string" calcext:value-type="string">
            <text:p>H e a l e s <text:s text:c="2"/>M e d i c a l <text:s text:c="2"/>R e s p o n s e W e <text:s text:c="2"/>i n v o i c e <text:s text:c="2"/>m o n t h l y <text:s text:c="2"/>i n <text:s text:c="2"/>a r r e a r s . <text:s text:c="2"/>W e <text:s text:c="2"/>d o <text:s text:c="2"/>n o t e x p e c t <text:s text:c="2"/>1 2 <text:s text:c="2"/>m o n t h s <text:s text:c="2"/>p a y m e n t <text:s text:c="2"/>i n <text:s text:c="2"/>a d v a n c e . W e <text:s text:c="2"/>w i l l <text:s text:c="2"/>n o t <text:s text:c="2"/>a c c e p t <text:s text:c="2"/>s e r v i c e <text:s text:c="2"/>c r e d i t s . <text:s text:c="2"/>W e <text:s text:c="2"/>a r e h a p p y <text:s text:c="2"/>t o <text:s text:c="2"/>a g r e e <text:s text:c="2"/>t h e <text:s text:c="2"/>S L A <text:s text:c="2"/>a n d <text:s text:c="2"/>r e a s o n a b l e <text:s text:c="2"/>K P I s a n d <text:s text:c="2"/>r e v i e w <text:s text:c="2"/>t h e s e <text:s text:c="2"/>t h r o u g h <text:s text:c="2"/>m a n a g e m e n t i n f o r m a t i o n <text:s text:c="2"/>r e p o r t s <text:s text:c="2"/>a n d <text:s text:c="2"/>m e e t i n g s . I t <text:s text:c="2"/>w i l l <text:s text:c="2"/>b e <text:s text:c="2"/>c o u n t e r - p r o d u c t i v e <text:s text:c="2"/>t o <text:s text:c="2"/>c a n c e l <text:s text:c="2"/>t h e c o n t r a c t <text:s text:c="2"/>w i t h <text:s text:c="2"/>i m m e d i a t e <text:s text:c="2"/>e f f e c t . <text:s text:c="2"/>W e <text:s text:c="2"/>w o u l d r e s p e c t f u l l y <text:s text:c="2"/>s u g g e s t <text:s text:c="2"/>t e r m i n a t i o n <text:s text:c="2"/>w i t h <text:s text:c="2"/>3 <text:s text:c="2"/>m o n t h s n o t i c e <text:s text:c="2"/>t o <text:s text:c="2"/>a l l o w <text:s text:c="2"/>t h e <text:s text:c="2"/>F i r e <text:s text:c="2"/>S e r v i c e <text:s text:c="2"/>s u f f i c i e n t <text:s text:c="2"/>t i m e <text:s text:c="2"/>t o a r r a n g e <text:s text:c="2"/>r e p l a c e m e n t <text:s text:c="2"/>s e r v i c e s . W e <text:s text:c="2"/>w i l l <text:s text:c="2"/>n o t <text:s text:c="2"/>a c c e p t <text:s text:c="2"/>d e l a y <text:s text:c="2"/>p a y m e n t s .</text:p>
          </table:table-cell>
          <table:table-cell table:number-columns-repeated="1022"/>
        </table:table-row>
        <table:table-row table:style-name="ro1">
          <table:table-cell office:value-type="string" calcext:value-type="string">
            <text:p>T e r m</text:p>
          </table:table-cell>
          <table:table-cell office:value-type="string" calcext:value-type="string">
            <text:p>H e a l e s <text:s text:c="2"/>M e d i c a l <text:s text:c="2"/>R e s p o n s e n o t <text:s text:c="2"/>f e a s i b l e <text:s text:c="2"/>t o <text:s text:c="2"/>r e - a r r a n g e <text:s text:c="2"/>a p p o i n t m e n t s <text:s text:c="2"/>f o r s c a r e <text:s text:c="2"/>r e s o u r c e s <text:s text:c="2"/>a t <text:s text:c="2"/>s h o r t - n o t i c e <text:s text:c="2"/>( I . e <text:s text:c="2"/>l e s s <text:s text:c="2"/>t h a n <text:s text:c="2"/>3 d a y s ) <text:s text:c="2"/>a s <text:s text:c="2"/>r e a s o n a b l e <text:s text:c="2"/>t i m e <text:s text:c="2"/>m u s t <text:s text:c="2"/>b e <text:s text:c="2"/>g i v e n <text:s text:c="2"/>t o e m p l o y e e s <text:s text:c="2"/>f o r <text:s text:c="2"/>a p p o i n t m e n t s . W e <text:s text:c="2"/>n o t <text:s text:c="2"/>s e e <text:s text:c="2"/>a <text:s text:c="2"/>r e a s o n <text:s text:c="2"/>w h y <text:s text:c="2"/>t h e <text:s text:c="2"/>% <text:s text:c="2"/>m o n i t o r i n g t a r g e t s <text:s text:c="2"/>i n c r e a s e <text:s text:c="2"/>f o r <text:s text:c="2"/>y e a r s <text:s text:c="2"/>2 <text:s text:c="2"/>a n d <text:s text:c="2"/>3 . T h e <text:s text:c="2"/>s a t i s f a c t i o n <text:s text:c="2"/>s u r v e y <text:s text:c="2"/>t a r g e t s <text:s text:c="2"/>a r e <text:s text:c="2"/>n o t <text:s text:c="2"/>e x p l i c i t <text:s text:c="2"/>– d o e s <text:s text:c="2"/>t h i s <text:s text:c="2"/>m e a n <text:s text:c="2"/>t h e <text:s text:c="2"/>n u m b e r <text:s text:c="2"/>o f <text:s text:c="2"/>s u r v e y s <text:s text:c="2"/>s e n t <text:s text:c="2"/>o u t ? r e s p o n d e d <text:s text:c="2"/>t o ? <text:s text:c="2"/>( i n <text:s text:c="2"/>w h i c h <text:s text:c="2"/>c a s e <text:s text:c="2"/>t h i s <text:s text:c="2"/>i s <text:s text:c="2"/>h i g h l y u n r e a l i s t i c ) <text:s text:c="2"/>o r <text:s text:c="2"/>t h a t <text:s text:c="2"/>a c h i e v e d ? <text:s text:c="2"/>( a g a i n <text:s text:c="2"/>u n r e a l i s t i c ) K P I s <text:s text:c="2"/>w i t h i n <text:s text:c="2"/>t h e <text:s text:c="2"/>S L A <text:s text:c="2"/>m u s t <text:s text:c="2"/>b e <text:s text:c="2"/>a g r e e d <text:s text:c="2"/>b y <text:s text:c="2"/>H e a l e s a n d <text:s text:c="2"/>t h e <text:s text:c="2"/>c o n t r a c t / S L A <text:s text:c="2"/>m u s t <text:s text:c="2"/>r e f l e c t <text:s text:c="2"/>t h e s e . M e d i c a l</text:p>
          </table:table-cell>
          <table:table-cell table:number-columns-repeated="1022"/>
        </table:table-row>
        <table:table-row table:style-name="ro1">
          <table:table-cell office:value-type="string" calcext:value-type="string">
            <text:p>C a l l - O f f <text:s text:c="2"/>C l a u s e 1 6 . 8 . 1 a n d T h e <text:s text:c="2"/>P a r t i e s <text:s text:c="2"/>a c k n o w l e d g e <text:s text:c="2"/>t h a t <text:s text:c="2"/>f o r <text:s text:c="2"/>t h e <text:s text:c="2"/>p u r p o s e s o f <text:s text:c="2"/>t h e <text:s text:c="2"/>D a t a <text:s text:c="2"/>P r o t e c t i o n <text:s text:c="2"/>L e g i s l a t i o n , <text:s text:c="2"/>w h e r e <text:s text:c="2"/>t h e C u s t o m e r <text:s text:c="2"/>h a s <text:s text:c="2"/>c o m p l e t e d <text:s text:c="2"/>t h e <text:s text:c="2"/>s e c o n d <text:s text:c="2"/>c o l u m n <text:s text:c="2"/>o f t h e <text:s text:c="2"/>t a b l e <text:s text:c="2"/>i n <text:s text:c="2"/>S e c t i o n <text:s text:c="2"/>9 <text:s text:c="2"/>o f <text:s text:c="2"/>t h e <text:s text:c="2"/>M a s t e r <text:s text:c="2"/>C o n t r a c t S c h e d u l e <text:s text:c="2"/>t o <text:s text:c="2"/>s p e c i f y <text:s text:c="2"/>t h e <text:s text:c="2"/>p r o c e s s i n g <text:s text:c="2"/>o f <text:s text:c="2"/>P e r s o n a l D a t a <text:s text:c="2"/>i t <text:s text:c="2"/>r e q u i r e s <text:s text:c="2"/>t h e <text:s text:c="2"/>S e r v i c e <text:s text:c="2"/>P r o v i d e r <text:s text:c="2"/>t o <text:s text:c="2"/>p e r f o r m , t h e <text:s text:c="2"/>C u s t o m e r <text:s text:c="2"/>i s <text:s text:c="2"/>t h e <text:s text:c="2"/>C o n t r o l l e r <text:s text:c="2"/>a n d <text:s text:c="2"/>t h e <text:s text:c="2"/>S e r v i c e P r o v i d e r <text:s text:c="2"/>i s <text:s text:c="2"/>t h e <text:s text:c="2"/>P r o c e s s o r <text:s text:c="2"/>u n l e s s <text:s text:c="2"/>o t h e r w i s e s p e c i f i e d <text:s text:c="2"/>i n <text:s text:c="2"/>S e c t i o n <text:s text:c="2"/>9 <text:s text:c="2"/>o f <text:s text:c="2"/>t h e <text:s text:c="2"/>M a s t e r <text:s text:c="2"/>C o n t r a c t S c h e d u l e . <text:s text:c="2"/>T h e <text:s text:c="2"/>o n l y <text:s text:c="2"/>p r o c e s s i n g <text:s text:c="2"/>t h a t <text:s text:c="2"/>t h e P r o c e s s o r <text:s text:c="2"/>i s <text:s text:c="2"/>a u t h o r i s e d <text:s text:c="2"/>t o <text:s text:c="2"/>d o <text:s text:c="2"/>i s <text:s text:c="2"/>l i s t e d <text:s text:c="2"/>i n <text:s text:c="2"/>S e c t i o n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 9 . <text:s text:c="2"/>S E R V I C E <text:s text:c="2"/>L E V E L S <text:s text:c="2"/>A N D <text:s text:c="2"/>R E M E D I E S <text:s text:c="2"/>I N T H E <text:s text:c="2"/>E V E N T <text:s text:c="2"/>O F <text:s text:c="2"/>I N A D E Q U A T E P E R F O R M A N C E <text:s text:c="2"/>O F <text:s text:c="2"/>T H E <text:s text:c="2"/>S E R V I C E S 9 . 1 , <text:s text:c="2"/>9 . 3 . 4 a n d S c h e d u l e <text:s text:c="2"/>1 <text:s text:c="2"/>3 . 3 . 1 a n d A p p e n d i x <text:s text:c="2"/>t o <text:s text:c="2"/>P a r t <text:s text:c="2"/>A <text:s text:c="2"/>2 . 1 <text:s text:c="2"/>t o <text:s text:c="2"/>2 . 6</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o u n c i l s , a n d <text:s text:c="2"/>i n n o v a t e <text:s text:c="2"/>o u r <text:s text:c="2"/>s e r v i c e s <text:s text:c="2"/>t o <text:s text:c="2"/>p r o v i d e <text:s text:c="2"/>m o d e r n a n d <text:s text:c="2"/>c u t t i n g <text:s text:c="2"/>e d g e <text:s text:c="2"/>O c c u p a t i o n a l <text:s text:c="2"/>H e a l t h .</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4"/>S e r v i c e s <text:s text:c="2"/>b y <text:s text:c="2"/>t h e C u s t o m e r <text:s text:c="2"/>o r <text:s text:c="2"/>a <text:s text:c="2"/>t h i r d <text:s text:c="2"/>p a r t y <text:s text:c="2"/>t o <text:s text:c="2"/>t h e <text:s text:c="2"/>e x t e n t <text:s text:c="2"/>t h a t <text:s text:c="2"/>s u c h c o s t s <text:s text:c="2"/>e x c e e d <text:s text:c="2"/>t h e <text:s text:c="2"/>p a y m e n t <text:s text:c="2"/>w h i c h <text:s text:c="2"/>w o u l d o t h e r w i s e <text:s text:c="2"/>h a v e <text:s text:c="2"/>b e e n <text:s text:c="2"/>p a y a b l e <text:s text:c="2"/>t o <text:s text:c="2"/>t h e <text:s text:c="2"/>S e r v i c e P r o v i d e r <text:s text:c="2"/>f o r <text:s text:c="2"/>s u c h <text:s text:c="2"/>p a r t <text:s text:c="2"/>o f <text:s text:c="2"/>t h e <text:s text:c="4"/>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e x p e n d i t u r e <text:s text:c="2"/>i n <text:s text:c="2"/>o b t a i n i n g <text:s text:c="2"/>r e p l a c e m e n t <text:s text:c="4"/>S e r v i c e s . 1 0 . 1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o u n c i l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W e <text:s text:c="2"/>a r e <text:s text:c="2"/>n o t <text:s text:c="2"/>a w a r e <text:s text:c="2"/>t h a t <text:s text:c="2"/>t h e r e <text:s text:c="2"/>h a s <text:s text:c="2"/>b e e n <text:s text:c="2"/>a n y o p p o r t u n i t y <text:s text:c="2"/>t o <text:s text:c="2"/>i n s p e c t <text:s text:c="2"/>p r e m i s e s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 r e f u s a l <text:s text:c="2"/>o f <text:s text:c="2"/>a c c e s s <text:s text:c="2"/>w i l l <text:s text:c="2"/>b e <text:s text:c="2"/>p r o v i d e d <text:s text:c="2"/>t o <text:s text:c="2"/>t h e <text:s text:c="2"/>S e r v i c e P r o v i d e r . ” <text:s text:c="2"/>b e <text:s text:c="2"/>a d d e d <text:s text:c="2"/>t o <text:s text:c="2"/>t h e <text:s text:c="2"/>e n d <text:s text:c="2"/>o f <text:s text:c="2"/>t h i s <text:s text:c="2"/>c l a u s e . I f <text:s text:c="2"/>t h e <text:s text:c="2"/>c l i e n t <text:s text:c="2"/>u n r e a s o n a b l y <text:s text:c="2"/>r e f u s e s <text:s text:c="2"/>a c c e s s <text:s text:c="2"/>t o <text:s text:c="2"/>a</text:p>
          </table:table-cell>
          <table:table-cell table:number-columns-repeated="1022"/>
        </table:table-row>
        <table:table-row table:style-name="ro1">
          <table:table-cell office:value-type="string" calcext:value-type="string">
            <text:p>C a l l - O f f <text:s text:c="2"/>C l a u s e D e f a u l t ) , <text:s text:c="2"/>1 9 . 6 <text:s text:c="2"/>( F i n a n c i a l <text:s text:c="2"/>S t a n d i n g ) , <text:s text:c="2"/>1 9 . 7 <text:s text:c="2"/>( A u d i t ) , 1 9 . 8 <text:s text:c="2"/>( B e n c h m a r k i n g ) <text:s text:c="2"/>a n d <text:s text:c="2"/>t h e n m a k e s <text:s text:c="2"/>o t h e r <text:s text:c="2"/>a r r a n g e m e n t s <text:s text:c="2"/>f o r <text:s text:c="2"/>t h e <text:s text:c="2"/>s u p p l y <text:s text:c="2"/>o f G o o d s <text:s text:c="2"/>a n d / o r <text:s text:c="2"/>t h e <text:s text:c="2"/>S e r v i c e s , <text:s text:c="2"/>t h e <text:s text:c="2"/>C u s t o m e r <text:s text:c="2"/>m a y r e c o v e r <text:s text:c="2"/>f r o m <text:s text:c="2"/>t h e <text:s text:c="2"/>S e r v i c e <text:s text:c="2"/>P r o v i d e r <text:s text:c="2"/>t h e <text:s text:c="2"/>c o s t r e a s o n a b l y <text:s text:c="2"/>i n c u r r e d <text:s text:c="2"/>o f <text:s text:c="2"/>m a k i n g <text:s text:c="2"/>t h o s e <text:s text:c="2"/>o t h e r a r r a n g e m e n t s <text:s text:c="2"/>a n d <text:s text:c="2"/>a n y <text:s text:c="2"/>a d d i t i o n a l <text:s text:c="2"/>e x p e n d i t u r e i n c u r r e d <text:s text:c="2"/>b y <text:s text:c="2"/>t h e <text:s text:c="2"/>C u s t o m e r <text:s text:c="2"/>t h r o u g h o u t <text:s text:c="2"/>t h e r e m a i n d e r <text:s text:c="2"/>o f <text:s text:c="2"/>t h e <text:s text:c="2"/>C o n t r a c t <text:s text:c="2"/>P e r i o d . <text:s text:c="2"/>T h e <text:s text:c="2"/>C u s t o m e r s h a l l <text:s text:c="2"/>t a k e <text:s text:c="2"/>a l l <text:s text:c="2"/>r e a s o n a b l e <text:s text:c="2"/>s t e p s <text:s text:c="2"/>t o <text:s text:c="2"/>m i t i g a t e <text:s text:c="2"/>s u c h a d d i t i o n a l <text:s text:c="2"/>e x p e n d i t u r e . <text:s text:c="2"/>W h e r e <text:s text:c="2"/>t h e <text:s text:c="2"/>C o n t r a c t <text:s text:c="2"/>i s t e r m i n a t e d <text:s text:c="2"/>u n d e r <text:s text:c="2"/>c l a u s e s <text:s text:c="2"/>1 9 . 3 , <text:s text:c="2"/>1 9 . 6 , <text:s text:c="2"/>1 9 . 7 <text:s text:c="2"/>a n d 1 9 . 8 . , <text:s text:c="2"/>n o <text:s text:c="2"/>f u r t h e r <text:s text:c="2"/>p a y m e n t s <text:s text:c="2"/>s h a l l <text:s text:c="2"/>b e <text:s text:c="2"/>p a y a b l e <text:s text:c="2"/>b y t h e <text:s text:c="2"/>C u s t o m e r <text:s text:c="2"/>t o <text:s text:c="2"/>t h e <text:s text:c="2"/>S e r v i c e <text:s text:c="2"/>P r o v i d e r <text:s text:c="2"/>u n t i l <text:s text:c="2"/>t h e C u s t o m e r <text:s text:c="2"/>h a s <text:s text:c="2"/>e s t a b l i s h e d <text:s text:c="2"/>t h e <text:s text:c="2"/>f i n a l <text:s text:c="2"/>c o s t <text:s text:c="2"/>o f m a k i n g <text:s text:c="2"/>t h o s e <text:s text:c="2"/>o t h e r <text:s text:c="2"/>a r r a n g e m e n t s . 2 0 . 4 . 1 <text:s text:c="2"/>i m m e d i a t e l y <text:s text:c="2"/>r e t u r n <text:s text:c="2"/>t o <text:s text:c="2"/>t h e <text:s text:c="2"/>C u s t o m e r <text:s text:c="2"/>a l l C o n f i d e n t i a l <text:s text:c="2"/>I n f o r m a t i o n , <text:s text:c="2"/>P e r s o n a l <text:s text:c="2"/>D a t a <text:s text:c="2"/>a n d C u s t o m e r ’ s <text:s text:c="2"/>P r e - E x i s t i n g <text:s text:c="2"/>I P R s <text:s text:c="2"/>a n d <text:s text:c="2"/>t h e <text:s text:c="2"/>P r o j e c t S p e c i f i c <text:s text:c="2"/>I P R s <text:s text:c="2"/>i n <text:s text:c="2"/>i t s <text:s text:c="2"/>p o s s e s s i o n <text:s text:c="2"/>o r <text:s text:c="2"/>i n <text:s text:c="2"/>t h e p o s s e s s i o n <text:s text:c="2"/>o r <text:s text:c="2"/>u n d e r <text:s text:c="2"/>t h e <text:s text:c="2"/>c o n t r o l <text:s text:c="2"/>o f <text:s text:c="2"/>a n y p e r m i t t e d <text:s text:c="2"/>S e r v i c e <text:s text:c="2"/>P r o v i d e r s <text:s text:c="2"/>o r <text:s text:c="2"/>S u b - C o n t r a c t o r s , w h i c h <text:s text:c="2"/>w a s <text:s text:c="2"/>o b t a i n e d <text:s text:c="2"/>o r <text:s text:c="2"/>p r o d u c e d <text:s text:c="2"/>i n <text:s text:c="2"/>t h e <text:s text:c="2"/>c o u r s e o f <text:s text:c="2"/>p r o v i d i n g <text:s text:c="2"/>t h e <text:s text:c="2"/>G o o d s <text:s text:c="2"/>a n d / o r <text:s text:c="2"/>S e r v i c e s ; 2 0 . 4 . 3 <text:s text:c="2"/>e x c e p t <text:s text:c="2"/>w h e r e <text:s text:c="2"/>t h e <text:s text:c="2"/>r e t e n t i o n <text:s text:c="2"/>o f <text:s text:c="2"/>C u s t o m e r D a t a <text:s text:c="2"/>i s <text:s text:c="2"/>r e q u i r e d <text:s text:c="2"/>b y <text:s text:c="2"/>L a w , <text:s text:c="2"/>o n <text:s text:c="2"/>t h e <text:s text:c="2"/>e a r l i e r <text:s text:c="2"/>o f <text:s text:c="2"/>t h e r e c e i p t <text:s text:c="2"/>o f <text:s text:c="2"/>t h e <text:s text:c="2"/>C u s t o m e r ' s <text:s text:c="2"/>w r i t t e n <text:s text:c="2"/>i n s t r u c t i o n s <text:s text:c="2"/>o r 1 2 <text:s text:c="2"/>m o n t h s <text:s text:c="2"/>a f t e r <text:s text:c="2"/>t h e <text:s text:c="2"/>d a t e <text:s text:c="2"/>o f <text:s text:c="2"/>e x p i r y <text:s text:c="2"/>o r t e r m i n a t i o n , <text:s text:c="2"/>d e s t r o y <text:s text:c="2"/>a l l <text:s text:c="2"/>c o p i e s <text:s text:c="2"/>o f <text:s text:c="2"/>t h e <text:s text:c="2"/>C u s t o m e r D a t a <text:s text:c="2"/>a n d <text:s text:c="2"/>p r o m p t l y <text:s text:c="2"/>p r o v i d e <text:s text:c="2"/>w r i t t e n <text:s text:c="2"/>c o n f i r m a t i o n t o <text:s text:c="2"/>t h e <text:s text:c="2"/>C u s t o m e r <text:s text:c="2"/>t h a t <text:s text:c="2"/>t h e <text:s text:c="2"/>d a t a <text:s text:c="2"/>h a s <text:s text:c="2"/>b e e n d e s t r o y e d . 2 6 . 4 <text:s text:c="2"/>T h e <text:s text:c="2"/>S e r v i c e <text:s text:c="2"/>P r o v i d e r <text:s text:c="2"/>s h a l l <text:s text:c="2"/>o n <text:s text:c="2"/>r e q u e s t a f f o r d <text:s text:c="2"/>t h e <text:s text:c="2"/>C u s t o m e r , <text:s text:c="2"/>t h e <text:s text:c="2"/>C u s t o m e r ' s r e p r e s e n t a t i v e s <text:s text:c="2"/>a n d / o r <text:s text:c="2"/>t h e <text:s text:c="2"/>A u d i t o r <text:s text:c="2"/>a c c e s s <text:s text:c="2"/>t o s u c h <text:s text:c="2"/>r e c o r d s <text:s text:c="2"/>a n d <text:s text:c="2"/>a c c o u n t s <text:s text:c="2"/>a s <text:s text:c="2"/>m a <text:s text:c="2"/>b e <text:s text:c="2"/>r e q u i r e d b y <text:s text:c="2"/>t h e <text:s text:c="2"/>C u s t o m e r <text:s text:c="2"/>f r o m <text:s text:c="2"/>t i m e <text:s text:c="2"/>t o <text:s text:c="2"/>t i m e . A p p e n d i x <text:s text:c="2"/>t o <text:s text:c="2"/>P a r t <text:s text:c="2"/>A <text:s text:c="2"/>3 . 1 <text:s text:c="2"/>K P I <text:s text:c="2"/>2 M a n a g e r / E m p l o y e e <text:s text:c="2"/>c o n t a c t e d , <text:s text:c="2"/>t o <text:s text:c="2"/>a r r a n g e a p p o i n t m e n t , <text:s text:c="2"/>w i t h i n <text:s text:c="2"/>2 <text:s text:c="2"/>w o r k i n g <text:s text:c="2"/>d a y s <text:s text:c="2"/>o f <text:s text:c="2"/>r e c e i p t <text:s text:c="2"/>o f r e f e r r a l</text:p>
          </table:table-cell>
          <table:table-cell office:value-type="string" calcext:value-type="string">
            <text:p>H e a l e s <text:s text:c="2"/>M e d i c a l <text:s text:c="2"/>A g r e e m e n t M e d i c a l <text:s text:c="2"/>d a t a <text:s text:c="2"/>c a n <text:s text:c="2"/>o n l y <text:s text:c="2"/>b e <text:s text:c="2"/>p r o v i d e d <text:s text:c="2"/>t o <text:s text:c="2"/>a n o t h e r O H <text:s text:c="2"/>p r o v i d e r <text:s text:c="2"/>b a s e d <text:s text:c="2"/>o n <text:s text:c="2"/>e m p l o y e e <text:s text:c="2"/>c o n s e n t . D a t a <text:s text:c="2"/>i s <text:s text:c="2"/>r e t a i n e d <text:s text:c="2"/>i n <text:s text:c="2"/>a <text:s text:c="2"/>r e a d o n l y , <text:s text:c="2"/>l i m i t e d <text:s text:c="2"/>a c c e s s A r c h i v e <text:s text:c="2"/>s e r v e r <text:s text:c="2"/>f o r <text:s text:c="2"/>a <text:s text:c="2"/>p e r i o d <text:s text:c="2"/>o f <text:s text:c="2"/>a t <text:s text:c="2"/>l e a s t <text:s text:c="2"/>6 <text:s text:c="2"/>y e a r s <text:s text:c="2"/>i n l i n e <text:s text:c="2"/>w i t h <text:s text:c="2"/>o u r <text:s text:c="2"/>D a t a <text:s text:c="2"/>R e t e n t i o n <text:s text:c="2"/>p o l i c y <text:s text:c="2"/>a n d <text:s text:c="2"/>F a c u l t y o f <text:s text:c="2"/>O c c u p a t i o n a l <text:s text:c="2"/>M e d i c i n e <text:s text:c="2"/>g u i d e l i n e s <text:s text:c="2"/>( a n d <text:s text:c="2"/>c l a u s e 2 6 . 1 ) . A c c e s s <text:s text:c="2"/>c a n n o t <text:s text:c="2"/>b e <text:s text:c="2"/>g i v e n <text:s text:c="2"/>t o <text:s text:c="2"/>e m p l o y e e <text:s text:c="2"/>m e d i c a l d a t a <text:s text:c="2"/>c a n n o t <text:s text:c="2"/>b e <text:s text:c="2"/>w i t h o u t <text:s text:c="2"/>e m p l o y e e <text:s text:c="2"/>c o n s e n t T h i s <text:s text:c="2"/>K P I <text:s text:c="2"/>d o e s <text:s text:c="2"/>n o t <text:s text:c="2"/>a l l o w <text:s text:c="2"/>f o r <text:s text:c="2"/>t r i a g e <text:s text:c="2"/>a n d <text:s text:c="2"/>t h e r e e f f e c t i v e l y <text:s text:c="2"/>f o r c e s <text:s text:c="2"/>a n <text:s text:c="2"/>a p p o i n t m e n t <text:s text:c="2"/>c h a r g e <text:s text:c="4"/>t o a v o i d <text:s text:c="2"/>a <text:s text:c="2"/>p e n a l t y . <text:s text:c="2"/>T h i s <text:s text:c="2"/>i s <text:s text:c="2"/>a n <text:s text:c="2"/>e x a m p l e <text:s text:c="2"/>o f <text:s text:c="2"/>a <text:s text:c="2"/>K P I p o t e n t i a l l y <text:s text:c="2"/>i n c u r r i n g <text:s text:c="2"/>a d d i t i o n a l <text:s text:c="2"/>c o s t <text:s text:c="2"/>t o <text:s text:c="2"/>t h e <text:s text:c="2"/>c l i e n t f o r <text:s text:c="2"/>n o <text:s text:c="4"/>r e a s o n . <text:s text:c="2"/>W e <text:s text:c="2"/>a r e <text:s text:c="2"/>h a p p y <text:s text:c="2"/>t o <text:s text:c="2"/>d o <text:s text:c="2"/>t h i s <text:s text:c="2"/>a n d</text:p>
          </table:table-cell>
          <table:table-cell table:number-columns-repeated="1022"/>
        </table:table-row>
        <table:table-row table:style-name="ro1">
          <table:table-cell office:value-type="string" calcext:value-type="string">
            <text:p>K P I <text:s text:c="2"/>3 . 1 <text:s text:c="2"/>- <text:s text:c="2"/>8 , <text:s text:c="2"/>9 L i n e <text:s text:c="2"/>m a n a g e r s <text:s text:c="2"/>r a t e <text:s text:c="2"/>s e r v i c e <text:s text:c="2"/>d e l i v e r y <text:s text:c="2"/>9 5 % <text:s text:c="2"/>a t ‘ s a t i s f i e d ’ <text:s text:c="2"/>o r <text:s text:c="2"/>a b o v e E m p l o y e e s <text:s text:c="2"/>r a t e <text:s text:c="2"/>s e r v i c e <text:s text:c="2"/>d e l i v e r y <text:s text:c="2"/>a t <text:s text:c="2"/>9 5 % ‘ s a t i s f i e d ’ <text:s text:c="2"/>o r <text:s text:c="2"/>a b o v e K P I <text:s text:c="2"/>4 . 1 <text:s text:c="2"/>– <text:s text:c="2"/>4 R e f e r r a l <text:s text:c="2"/>t r i a g e d <text:s text:c="2"/>w i t h i n <text:s text:c="2"/>2 <text:s text:c="2"/>h o u r s <text:s text:c="2"/>o f <text:s text:c="2"/>r e c e i p t</text:p>
          </table:table-cell>
          <table:table-cell office:value-type="string" calcext:value-type="string">
            <text:p>M a n a g e m e n t <text:s text:c="2"/>R e f e r r a l s <text:s text:c="2"/>s a v e s <text:s text:c="2"/>t i m e <text:s text:c="2"/>a n d <text:s text:c="2"/>c o s t <text:s text:c="2"/>f o r t h e <text:s text:c="2"/>c l i e n t . W e <text:s text:c="2"/>t r e a t <text:s text:c="2"/>a n y <text:s text:c="2"/>n o n <text:s text:c="2"/>r e p l i e s <text:s text:c="2"/>a s <text:s text:c="2"/>s a t i s f i e d W e <text:s text:c="2"/>c u r r e n t l y <text:s text:c="2"/>t r i a g e <text:s text:c="2"/>w i t h i n <text:s text:c="2"/>2 <text:s text:c="2"/>w o r k i n g <text:s text:c="2"/>d a y s . T r i a g e <text:s text:c="2"/>w i t h i n <text:s text:c="2"/>2 <text:s text:c="2"/>h o u r s <text:s text:c="2"/>w o u l d <text:s text:c="2"/>s u g g e s t <text:s text:c="2"/>t r i a g e <text:s text:c="2"/>i s <text:s text:c="2"/>n o t b e i n g <text:s text:c="2"/>u n d e r t a k e n <text:s text:c="2"/>b y <text:s text:c="2"/>a <text:s text:c="2"/>m e d i c a l <text:s text:c="2"/>r e s o u r c e . <text:s text:c="2"/>W e <text:s text:c="2"/>a r e</text:p>
          </table:table-cell>
          <table:table-cell table:number-columns-repeated="1022"/>
        </table:table-row>
        <table:table-row table:style-name="ro1">
          <table:table-cell office:value-type="string" calcext:value-type="string">
            <text:p>T e r m 4 . 6 . 5   h a v e   a l l   s u m s   p r e v i o u s l y   p a i d   b y   t h e   C l i e n t t o   t h e   S u p p l i e r   u n d e r   t h e   C o n t r a c t   r e f u n d e d   b y t h e   S u p p l i e r . 6 . 2   W h e r e   t h e   C l i e n t   i s   r e a s o n a b l y   s a t i s f i e d   t h a t a n y   e m p l o y e e ,   a g e n t ,   s u b - c o n t r a c t o r   o r c o n s u l t a n t   ( " R e p r e s e n t a t i v e " )   o f   t h e   S u p p l i e r   i s n o t   s u i t a b l e ,   f o r   a n y   r e a s o n ,   t o   b e   a l l o w e d a c c e s s   t o   a n y   o r   a l l   C l i e n t ' s   O f f i c e s ,   a n d p r o v i d e s   t h e   r e a s o n   i n   w r i t i n g   t o   t h e   S u p p l i e r , T h e   C l i e n t   w i l l   b e   e n t i t l e d   t o   i s s u e   a n   i n s t r u c t i o n r e g a r d i n g   t h e   e x c l u s i o n   o f   t h e   R e p r e s e n t a t i v e   i n q u e s t i o n   f r o m   C l i e n t ' s   O f f i c e s .   A n y   s u c h i n s t r u c t i o n   m u s t   b e   c o m p l i e d   w i t h   i m m e d i a t e l y b y   t h e   S u p p l i e r .   I f   t h e   S u p p l i e r   d i s a g r e e s   w i t h t h e   C l i e n t ’ s   d e c i s i o n   t h e   S u p p l i e r   m a y   r e f e r   t o t h e   d i s p u t e   r e s o l u t i o n   p r o c e d u r e . 1 5 . 4 </text:p>
            <text:p> T h e   C l i e n t   h a s   d e f i n e d   t h a t   t h e   f o l l o w i n g c a t e g o r i e s       o f       C l i e n t       P e r s o n a l       D a t a       w i l l       b e c o l l e c t e d   a n d   p r o c e s s e d   b y   t h e   S u p p l i e r   u n d e r t h e   C o n t r a c t :</text:p>
          </table:table-cell>
          <table:table-cell office:value-type="string" calcext:value-type="string">
            <text:p>H e a l e s <text:s text:c="2"/>M e d i c a l <text:s text:c="2"/>R e s p o n s e I t <text:s text:c="2"/>w o u l d <text:s text:c="2"/>b e <text:s text:c="2"/>u n r e a s o n a b l e <text:s text:c="2"/>f o r <text:s text:c="2"/>t h e <text:s text:c="2"/>c l i e n t <text:s text:c="2"/>t o <text:s text:c="2"/>r e q u i r e a l l <text:s text:c="2"/>s u m s <text:s text:c="2"/>p r e v i o u s l y <text:s text:c="2"/>p a i d <text:s text:c="2"/>f o r <text:s text:c="2"/>s e r v i c e s <text:s text:c="2"/>t o <text:s text:c="2"/>b e r e f u n d e d <text:s text:c="2"/>r a t h e r <text:s text:c="2"/>t h a n <text:s text:c="2"/>s p e c i f i c a l l y <text:s text:c="2"/>r e l a t i n g <text:s text:c="2"/>t o <text:s text:c="2"/>a p a r t i c u l a r <text:s text:c="2"/>s e r v i c e <text:s text:c="2"/>o r d e r e d . <text:s text:c="2"/>W e <text:s text:c="2"/>r e s p e c t f u l l y r e q u e s t <text:s text:c="2"/>t h i s <text:s text:c="2"/>r e q u e s t <text:s text:c="2"/>i s <text:s text:c="2"/>r e - w o r d e d . W e <text:s text:c="2"/>s u g g e s t <text:s text:c="2"/>t h e <text:s text:c="2"/>h i g h l i g h t e d <text:s text:c="2"/>a m e n d m e n t s <text:s text:c="2"/>d u e <text:s text:c="2"/>t o p r e v i o u s <text:s text:c="2"/>e x p e r i e n c e . <text:s text:c="2"/>W e <text:s text:c="2"/>h a d <text:s text:c="2"/>a <text:s text:c="2"/>s u c h <text:s text:c="2"/>a <text:s text:c="2"/>s i t u a t i o n a <text:s text:c="2"/>f e w <text:s text:c="2"/>y e a r s <text:s text:c="2"/>a g o <text:s text:c="2"/>w h e r e <text:s text:c="2"/>t h e <text:s text:c="2"/>C l i e n t <text:s text:c="2"/>m a d e <text:s text:c="2"/>s u c h <text:s text:c="2"/>a d e c i s i o n <text:s text:c="2"/>b u t <text:s text:c="2"/>w o u l d <text:s text:c="2"/>o r <text:s text:c="2"/>c o u l d <text:s text:c="2"/>n o t <text:s text:c="2"/>p r o v i d e <text:s text:c="2"/>a n y r e a s o n <text:s text:c="2"/>f o r <text:s text:c="2"/>d o i n g <text:s text:c="2"/>s o <text:s text:c="2"/>a n d <text:s text:c="2"/>w e <text:s text:c="2"/>w e r e <text:s text:c="2"/>s a t i s f i e d <text:s text:c="2"/>t h e t h e <text:s text:c="2"/>O H <text:s text:c="2"/>c l i n i c i a n <text:s text:c="2"/>w a s <text:s text:c="2"/>p e r f o r m i n g <text:s text:c="2"/>t h e i r <text:s text:c="2"/>d u t i e s s a t i s f a c t o r i l y <text:s text:c="2"/>w i t h <text:s text:c="2"/>n o <text:s text:c="2"/>i s s u e s <text:s text:c="2"/>o r <text:s text:c="2"/>c o m p l a i n t s . <text:s text:c="2"/>W e w e r e <text:s text:c="2"/>f o r c e d <text:s text:c="2"/>t o <text:s text:c="2"/>c o n c l u d e <text:s text:c="2"/>t h a t <text:s text:c="2"/>t h e <text:s text:c="2"/>d e c i s i o n <text:s text:c="2"/>w a s p e r s o n a l <text:s text:c="2"/>o r <text:s text:c="2"/>r a c i a l l y <text:s text:c="2"/>m o t i v a t e d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T h i s <text:s text:c="2"/>c l a u s e <text:s text:c="2"/>d o e s <text:s text:c="2"/>n o t <text:s text:c="2"/>t a k e <text:s text:c="2"/>i n t o <text:s text:c="2"/>a c c o u n t <text:s text:c="2"/>t h a t <text:s text:c="2"/>w e w i l l <text:s text:c="2"/>a s k <text:s text:c="2"/>f o r <text:s text:c="2"/>m o b i l e <text:s text:c="2"/>n u m b e r , <text:s text:c="2"/>p e r s o n a l <text:s text:c="2"/>a d d r e s s a n d <text:s text:c="2"/>m e d i c a l <text:s text:c="2"/>i n f o r m a t i o n <text:s text:c="2"/>f r o m <text:s text:c="2"/>t h e <text:s text:c="2"/>e m p l o y e e</text:p>
          </table:table-cell>
          <table:table-cell table:number-columns-repeated="1022"/>
        </table:table-row>
        <table:table-row table:style-name="ro1">
          <table:table-cell office:value-type="string" calcext:value-type="string">
            <text:p>T e r m 1 9 . 1 . 2   t o   r e f u s e   t o   a c c e p t   t h e   p r o v i s i o n   o f   a n y f u r t h e r   S e r v i c e s   b y   t h e   S u p p l i e r   a n d   t o   r e q u i r e t h e   i m m e d i a t e   r e p a y m e n t   b y   t h e   S u p p l i e r   o f   a l l s u m s       p r e v i o u s l y       p a i d       b y       t h e       C l i e n t       t o       t h e S u p p l i e r   u n d e r   t h e   C o n t r a c t ;   o r 2 2 . 4 </text:p>
            <text:p> A l l </text:p>
            <text:p>     a d d i t i o n a l       c o s t s       a r i s i n g     </text:p>
            <text:p> f r o m       t h e e x e r c i s e   o f   t h e   r i g h t   r e f e r r e d   t o   i n   c o n d i t i o n   2 2 . 3 s h a l l   b e   d u e   b y   a n d   c h a r g e d   t o   t h e   S u p p l i e r .</text:p>
          </table:table-cell>
          <table:table-cell office:value-type="string" calcext:value-type="string">
            <text:p>H e a l e s <text:s text:c="2"/>M e d i c a l <text:s text:c="2"/>R e s p o n s e T h i s <text:s text:c="2"/>c l a u s e <text:s text:c="2"/>r e q u i r e s <text:s text:c="2"/>r e - w o r d i n g . <text:s text:c="2"/>I t <text:s text:c="2"/>w o u l d <text:s text:c="2"/>b e c o m p l e t e l y <text:s text:c="2"/>u n r e a s o n a b l e <text:s text:c="2"/>t o <text:s text:c="2"/>h a v e <text:s text:c="2"/>x <text:s text:c="2"/>m o n t h s <text:s text:c="2"/>o r y e a r s <text:s text:c="2"/>o f <text:s text:c="2"/>s e r v i c e s <text:s text:c="2"/>a n d <text:s text:c="2"/>r e q u i r e <text:s text:c="2"/>t h e <text:s text:c="2"/>S u p p l i e r <text:s text:c="2"/>t o r e p a y <text:s text:c="2"/>a l l <text:s text:c="2"/>p r i o r <text:s text:c="2"/>s u m s <text:s text:c="2"/>i f <text:s text:c="2"/>t h e <text:s text:c="2"/>c l i e n t <text:s text:c="2"/>d e c i d e s <text:s text:c="2"/>t h e S u p p l i e r <text:s text:c="2"/>h a s <text:s text:c="2"/>f i e l d <text:s text:c="2"/>t o <text:s text:c="2"/>c o m p l y <text:s text:c="2"/>w i t h <text:s text:c="2"/>t h e <text:s text:c="2"/>c o n t r a c t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text:p>
          </table:table-cell>
          <table:table-cell table:number-columns-repeated="1022"/>
        </table:table-row>
        <table:table-row table:style-name="ro1">
          <table:table-cell office:value-type="string" calcext:value-type="string">
            <text:p>T e r m 1 5 . 7 . 1 4   t o   n o t i f y   t h e   C l i e n t   i m m e d i a t e l y   ( a n d   i n a n y       e v e n t       w i t h i n       t w o       h o u r s )       i f       i t       r e c e i v e s       a c o m p l a i n t ,       n o t i c e       o r       a n y       o t h e r       c o m m u n i c a t i o n c o n c e r n i n g       t h e       S u p p l i e r ' s       P r o c e s s i n g       o f       t h e C l i e n t   P e r s o n a l   D a t a ; 1 5 . 7 . 1 7       t o       r e s t r i c t       a n y       P r o c e s s i n g ,       r e t u r n       o r d e l e t e   t h e   C l i e n t   P e r s o n a l   D a t a   i m m e d i a t e l y   a s d i r e c t e d   b y   t h e   C l i e n t ;   a n d 1 5 . 8 . 2   a t </text:p>
            <text:p>   </text:p>
            <text:p> t h e       C l i e n t ' s       o p t i o n       a n d       a t </text:p>
            <text:p>   </text:p>
            <text:p> t h e S u p p l i e r ' s       s o l e       c o s t       a n d       e x p e n s e ,       e i t h e r :       ( i ) r e t u r n       t o       t h e       C l i e n t ;       o r       ( i i )       d e l e t e ,       a l l       C l i e n t P e r s o n a l </text:p>
            <text:p>     D a t a       w h e r e v e r </text:p>
            <text:p>     a n d     </text:p>
            <text:p> i n       w h a t e v e r m a n n e r   i t   i s   h e l d   o r   s t o r e d , 1 6 . 3 . 1   i s   e x e m p t   f r o m   d i s c l o s u r e   i n   a c c o r d a n c e w i t h   t h e   p r o v i s i o n s   o f   F O I S A   o r   t h e   E I R s ;   a n d / o r 1 6 . 3 . 2   i s       t o       b e       d i s c l o s e d       i n       r e s p o n s e       t o       a R e q u e s t   f o r   I n f o r m a t i o n .</text:p>
          </table:table-cell>
          <table:table-cell office:value-type="string" calcext:value-type="string">
            <text:p>H e a l e s <text:s text:c="2"/>M e d i c a l <text:s text:c="2"/>R e s p o n s e W e <text:s text:c="2"/>f e e l <text:s text:c="2"/>t h i s <text:s text:c="2"/>i s <text:s text:c="2"/>u n r e a s o n a b l e . <text:s text:c="2"/>I t <text:s text:c="2"/>i s <text:s text:c="2"/>r e a s o n a b l e <text:s text:c="2"/>t o r e p o r t <text:s text:c="2"/>a <text:s text:c="2"/>c o m p l a i n t <text:s text:c="2"/>w i t h i n <text:s text:c="2"/>2 <text:s text:c="2"/>w o r k i n g <text:s text:c="2"/>d a y s . W e <text:s text:c="2"/>w i l l <text:s text:c="2"/>r e t a i n <text:s text:c="2"/>d a t a <text:s text:c="2"/>i n <text:s text:c="2"/>a c c o r d a n c e <text:s text:c="2"/>w i t h <text:s text:c="2"/>t h e <text:s text:c="2"/>l a w a n d <text:s text:c="2"/>b e s t <text:s text:c="2"/>m e d i c a l <text:s text:c="2"/>p r a c t i c e . W e <text:s text:c="2"/>w i l l <text:s text:c="2"/>r e t a i n <text:s text:c="2"/>d a t a <text:s text:c="2"/>i n <text:s text:c="2"/>a c c o r d a n c e <text:s text:c="2"/>w i t h <text:s text:c="2"/>t h e <text:s text:c="2"/>l a w a n d <text:s text:c="2"/>b e s t <text:s text:c="2"/>m e d i c a l <text:s text:c="2"/>p r a c t i c e , <text:s text:c="2"/>w h i c h <text:s text:c="2"/>i s <text:s text:c="2"/>6 <text:s text:c="2"/>y e a r s <text:s text:c="2"/>p o s t c o n t r a c t <text:s text:c="2"/>e n d <text:s text:c="2"/>o r <text:s text:c="2"/>a n y <text:s text:c="2"/>l e g a l <text:s text:c="2"/>a c t i o n . <text:s text:c="2"/>E m p l o y e e <text:s text:c="2"/>d a t a w i l l <text:s text:c="2"/>b e <text:s text:c="2"/>p r o v i d e d <text:s text:c="2"/>t o <text:s text:c="2"/>a <text:s text:c="2"/>n e w <text:s text:c="2"/>p r o v i d e r . <text:s text:c="2"/>T h e <text:s text:c="2"/>c l i e n t h a s <text:s text:c="2"/>a c c e s s <text:s text:c="2"/>t o <text:s text:c="2"/>a l l <text:s text:c="2"/>o f <text:s text:c="2"/>t h e i r <text:s text:c="2"/>o w n <text:s text:c="2"/>i n f o r m a t i o n <text:s text:c="2"/>a l l <text:s text:c="2"/>t h e t i m e <text:s text:c="2"/>v i a <text:s text:c="2"/>o u r <text:s text:c="2"/>m a n a g e m e n t <text:s text:c="2"/>s y s t e m , <text:s text:c="2"/>a l t h o u g h <text:s text:c="2"/>t h i s c e a s e s <text:s text:c="2"/>o n <text:s text:c="2"/>c o n t r a c t <text:s text:c="2"/>e n d . W e <text:s text:c="2"/>u n d e r s t a n d <text:s text:c="2"/>t h e <text:s text:c="2"/>r e q u i r e m e n t s <text:s text:c="2"/>o n <text:s text:c="2"/>p u b l i c b o d i e s <text:s text:c="2"/>b y <text:s text:c="2"/>t h e <text:s text:c="2"/>F r e e d o m <text:s text:c="2"/>O f <text:s text:c="2"/>I n f o r m a t i o n <text:s text:c="2"/>A c t . W e <text:s text:c="2"/>w o u l d <text:s text:c="2"/>l i k e <text:s text:c="2"/>t o <text:s text:c="2"/>h i g h l i g h t <text:s text:c="2"/>t h e <text:s text:c="2"/>f a c t <text:s text:c="2"/>t h a t <text:s text:c="2"/>s o m e c o m p e t i t o r s <text:s text:c="2"/>u s e <text:s text:c="2"/>t h e <text:s text:c="2"/>F O I A <text:s text:c="2"/>i n <text:s text:c="2"/>o r d e r <text:s text:c="2"/>t o <text:s text:c="2"/>o b t a i n c o m m e r c i a l l y <text:s text:c="2"/>s e n s i t i v e <text:s text:c="2"/>d a t e <text:s text:c="2"/>o n <text:s text:c="2"/>t e c h n o l o g y ,</text:p>
          </table:table-cell>
          <table:table-cell table:number-columns-repeated="1022"/>
        </table:table-row>
        <table:table-row table:style-name="ro1">
          <table:table-cell office:value-type="string" calcext:value-type="string">
            <text:p>6.2 In the event of a Variation the Charges may also be varied. Subject to mutual consentbetween the parties, such variation in the Charges shall be calculated by the Council andnotified in writing to the Provider and shall be such amount as properly and fairly reflects thenature and extent of the Variation in all the circumstances.6.3 The Provider shall provide such information as may be reasonably required to enable suchvaried price to be calculated.</text:p>
          </table:table-cell>
          <table:table-cell office:value-type="string" calcext:value-type="string">
            <text:p>The charging for services is very complex and contains a number of variables, such as automatic application of discounts. Providing information to the Council to enable calculations of a change in charging will not grant the Council the requisite experience or knowledge to do this accurately, or achieve the Council’s the best price. We propose that the provider quotes the price, for the Council to query/agree. We request the following changes to these clauses:6.2 In the event of a Variation the Charges may also be varied. Subject to mutual consentbetween the parties, such variation in the Charges shall be calculated by the Provider andnotified in writing to the Council and shall be such amount as properly and fairly reflects thenature and extent of the Variation in all the circumstances.6.3 The Council will review the quoted pricing and agree the pricing where it is deemed reasonable. In the event that the parties cannot reach an agreement on a change in pricing, the parties will enter into Dispute Resolution Procedures.</text:p>
          </table:table-cell>
          <table:table-cell table:number-columns-repeated="1022"/>
        </table:table-row>
        <table:table-row table:style-name="ro1">
          <table:table-cell office:value-type="string" calcext:value-type="string">
            <text:p>7.1 The Council reserves the right:7.1.1 to refuse to admit to the Premises and to require the Provider to replace withanother suitably qualified person any Representative of the Provider whoseadmission would in the reasonable opinion of the Council be undesirable; and7.1.2 to request the replacement of any Representative of the Provider who in theCouncil's reasonable opinion is not suitably qualified or experienced to performthe Services.</text:p>
          </table:table-cell>
          <table:table-cell office:value-type="string" calcext:value-type="string">
            <text:p>Legitimate reasons for refusal to admit must be provided within any notice to remove personnel. There must also be a method for investigation into any issue and right of appeal.We say this based upon historical experience as (many years ago) a qualified, experienced member of staff was requested to be removed from a contract based upon a single individual’s (HR, not patient’s) request. There was no evidence provided to support the request at any point despite repeated requests and and we could only conclude that the request was personally or racially motivated.We request the clauses are amended to:7.1 The Council reserves the right, upon providing notification and reasons in writing:7.1.1 to refuse to admit to the Premises and to require the Provider to replace withanother suitably qualified person any Representative of the Provider whoseadmission would in the reasonable opinion of the Council be undesirable; and7.1.2 to request the replacement of any Representative of the Provider who in theCouncil's reasonable opinion is not suitably qualified or experienced to performthe Services.Add: 7.2 Where the Council has refused a Provider Representative admission to the premises, or requested replacement, the Provider may investigate reasons provided for such refusal of admission or request of replacement. If the investigation does not agree with the reasons provided by the Council, the Provider will have the right of appeal. [All subsequent clause numbers are increased.]</text:p>
          </table:table-cell>
          <table:table-cell table:number-columns-repeated="1022"/>
        </table:table-row>
        <table:table-row table:style-name="ro1">
          <table:table-cell office:value-type="string" calcext:value-type="string">
            <text:p>8.2 The rights referred to in Condition 8.1 (The Council's remedies) are:8.2.1 to refuse to accept any subsequent performance of the Services which theProvider attempts to make;8.2.2 to recover from the Provider any costs incurred by the Council in having a thirdparty provide substitute Services or in performing the Services itself;8.2.3 where the Council has paid in advance for Services that have not been performedby the Provider, to have such sums refunded by the Provider immediately onwritten request;8.2.4 to claim damages for any additional costs, loss or expenses incurred by theCouncil which are attributable to the Provider's failures set out in Condition 8.1(The Council's remedies);8.2.5 to terminate the Contract with immediate effect by giving written notice to theProvider.</text:p>
          </table:table-cell>
          <table:table-cell office:value-type="string" calcext:value-type="string">
            <text:p>We are not able to sign up to clause 8.2.2. We cannot pay for the Council to obtain services elsewhere. We accept the Council should not pay for services not delivered.Please remove this clause. ES please checkFor information regarding 8.2.5:All other forms of remedies should be undertaken before contract termination, for example mediation. Whilst we understand this contractual term it is is incorrect to assume that meeting a date required under the Contract results in a successful service. Dates and their associated KPIs are a useful guide but in reality there are only two measures which determine success of the Occupational Health service working in partnership with the client:1) Sickness absence. If your OH service does not help you reduce sickness absence you are not getting value for money. As the Council’s are aware, the current sickness absence rate is quite high.2) Employee health as part of social value. This goes beyond measuring attendance or the number taking up a lifestyle assessment. We can provide an online audit to conduct the ‘health’ of an organisation and whether it is meeting it’s objective through it’s health strategy with the support of the Occupational Health service. </text:p>
          </table:table-cell>
          <table:table-cell table:number-columns-repeated="1022"/>
        </table:table-row>
        <table:table-row table:style-name="ro1">
          <table:table-cell office:value-type="string" calcext:value-type="string">
            <text:p>10.1 Where PFS Section 5.1 states that TUPE terms are required the parties the terms andconditions contained in Annex 8 shall apply to this Contract.</text:p>
          </table:table-cell>
          <table:table-cell office:value-type="string" calcext:value-type="string">
            <text:p>For information, no action required:Specifications on 15/11/2021 stated that TUPE does not apply to this contract.</text:p>
          </table:table-cell>
          <table:table-cell table:number-columns-repeated="1022"/>
        </table:table-row>
        <table:table-row table:style-name="ro1">
          <table:table-cell office:value-type="string" calcext:value-type="string">
            <text:p>11.3.2 in respect of any Service Credits, is limited, in each Contract Year, to 60% of theCharges that are payable by the Council in the applicable Contract Year; and</text:p>
          </table:table-cell>
          <table:table-cell office:value-type="string" calcext:value-type="string">
            <text:p>For information, not action required:We will not accept service credits. </text:p>
          </table:table-cell>
          <table:table-cell table:number-columns-repeated="1022"/>
        </table:table-row>
        <table:table-row table:style-name="ro1">
          <table:table-cell office:value-type="string" calcext:value-type="string">
            <text:p>12.7 The Provider shall not be entitled to assert any credit, set-off or counterclaim against theCouncil in order to justify withholding payment of any amount in whole or in part. The Councilmay, without limiting its other rights or remedies, set off any amount owing to it by theProvider against any amount payable by the Council to the Provider.</text:p>
          </table:table-cell>
          <table:table-cell office:value-type="string" calcext:value-type="string">
            <text:p>Clauses should be reciprocal. It is unlikely that the Provider will owe money to the Council during the contract, however clause should be fair and equal to both sides. Please amend this clause to either of the following options:12.7 The Provider shall not be entitled to assert any credit, set-off or counterclaim against theCouncil in order to justify withholding payment of any amount in whole or in part. The Councilshall not be entitled to set off any amount owing to it by the Provider against any amount payable by the Council to the Provider.Or 12.7 The Provider shall be entitled to assert any credit, set-off or counterclaim against theCouncil in order to justify withholding payment of any amount in whole or in part. The Councilmay, without limiting its other rights or remedies, set off any amount owing to it by theProvider against any amount payable by the Council to the Provider.</text:p>
          </table:table-cell>
          <table:table-cell table:number-columns-repeated="1022"/>
        </table:table-row>
        <table:table-row table:style-name="ro1">
          <table:table-cell office:value-type="string" calcext:value-type="string">
            <text:p>14 Failure to achieve Target KPIs14.1 In the event that any Achieved KPI falls short of the relevant Target KPI, without prejudiceto any other rights the Council may have, the provisions of Condition 15 (Service Credits)shall apply.15 Service CreditsIf the Provider commits a Service Failure, the Provider shall pay to the Council the ServiceCredit set out in Part 2 of Annex 7 (Performance Regime).</text:p>
          </table:table-cell>
          <table:table-cell office:value-type="string" calcext:value-type="string">
            <text:p>Annex 7 has not been provided to bidders.We are not able to sign up to the service credits.In our experience, we have found that penalties such as service credits and delay payments create a culture of “box ticking” rather than a commitment to a quality service. If the service is focussed on meeting rigid criteria to avoid penalty, we are afforded less time to continually review and improve the service, provide a quality service bespoke to the needs of the Councils, and innovate our services to provide modern and cutting edge Occupational Health.We are happy to agree SLAs and KPIs with the Councils during implementation. We work in partnership with our clients to provide a service bespoke to each organisation. We do not have any current client relationships that feature service credits or delay payments, which has allowed us to maintain positive relationships with our clients for many years, some for over 12 years. We could only agree to service credits if a reciprocal service bonus scheme were introduced for exceeding targets. We prefer not to work this way, as we want to be clear about the price the client will pay before they order the service.Please change this clause to:15 Service CreditsService Credits will not apply to this agreement. If the Provider commits a Service Failure, this will be rectified by the Provider. If the Council remains unsatisfied, a discussion may be held within the parties to agree a resolution. In the event that the Council remains unsatisfied, the parties will enter into Dispute Resolution Procedures.</text:p>
          </table:table-cell>
          <table:table-cell table:number-columns-repeated="1022"/>
        </table:table-row>
        <table:table-row table:style-name="ro1">
          <table:table-cell office:value-type="string" calcext:value-type="string">
            <text:p>16.2 The Provider grants to the Council, with full title guarantee and free from all third party rights, all Intellectual Property Rights in the products of the Services unless otherwise provided in the Specification.16.3 The Provider shall, promptly at the Council's request, do (or procure to be done) all such further acts and things and execute (or procure the execution of) all such other documents as the Council may from time to time require for the purpose of securing for the Council the full benefit of the Contract, including all right, title and interest in and to the Intellectual Property Rights assigned or licensed to the Council in accordance with the Contract.</text:p>
          </table:table-cell>
          <table:table-cell office:value-type="string" calcext:value-type="string">
            <text:p>We believe that the intent of intellectual property clauses within this type of contract is to:-a) ensure that the client retains ownership of any IP it has allowed the provider to use b) acquire and retain in perpetuity the ownership of any intellectual content produced by the provider when processing data on behalf of the clientc) ensure protection from any third party when using the intellectual property of the provider during a contract term.We do not believe the client wishes to acquire all the Intellectual property of the provider which in terms of value, is likely to significantly exceed the value of the contract term; however long that may be. It would not be reasonable for example for the client to claim ownership of the provider name, logos, trademarks, software or document design or to use that beyond the contract term other than accessing it's data content in whatever form it is provided by the provider during or at the end of the contract.For example if the client is allowed to use stress assessment forms/process designed by Heales then ownership of the data content of these forms resides with the client in perpetuity and they have the right to assign this right or allow another provider to access/process this data. However the client would not have the right to continue to use this intellectual property, i.e continue using the stress assessment/forms process for the purposes of new stress assessments beyond the contract term, nor would the client have the right to assign these IP rights to anyone else. Intellectual Property Rights Definitionmeans patents inventions trademarks service marks logos design rights (whether registerable or otherwise) and applications for any of the foregoing; copyright database rights domain names trade or business names moral rights and other similar rights or obligations whether registerable or not in any country (including but not limited to the United Kingdom) and the right to sue for passing off;Intellectual Content Rights Definitionmeans the data content of any document whether electronic or paper processed on behalf of the client and/or provided by the provider to the client within the term of this contract. For avoidance of doubt this excludes the design of any document, database, logo, trademark, business name, website, or web service electronic or otherwise.Please amend this clause to:16.2 The Provider grants to the Council, with full title guarantee and free from all third party rights, all Intellectual Content Rights in the products of the Services unless otherwise provided in the Specification. Intellectual Property Rights held by the Provider shall remain with the Provider.16.3 The Provider shall, promptly at the Council's request, do (or procure to be done) all such further acts and things and execute (or procure the execution of) all such other documents as the Council may from time to time require for the purpose of securing for the Council the full benefit of the Contract, including all right, title and interest in and to the Intellectual Content Rights assigned or licensed to the Council in accordance with the Contract.</text:p>
          </table:table-cell>
          <table:table-cell table:number-columns-repeated="1022"/>
        </table:table-row>
        <table:table-row table:style-name="ro1">
          <table:table-cell office:value-type="string" calcext:value-type="string">
            <text:p>20.2 Without limiting its other rights or remedies, subject to any specific terms detailed in Annex 3, the Council may at any time terminate the Contract in whole or in part by giving the Provider 20 Business Days' notice, in which case the Council shall pay the Provider for any Services performed up until the date of termination, but shall not be liable for any anticipated profits or any other loss (either direct or indirect) in respect of the termination.</text:p>
          </table:table-cell>
          <table:table-cell office:value-type="string" calcext:value-type="string">
            <text:p>Please change this to:20.2 Without limiting its other rights or remedies, subject to any specific terms detailed in Annex 3, the Council may at any time terminate the Contract in whole or in part by giving the Provider 90 Days' notice, in which case the Council shall pay the Provider for anyServices performed up until the date of termination, but shall not be liable for any anticipated profits or any other loss (either direct or indirect) in respect of the termination.</text:p>
          </table:table-cell>
          <table:table-cell table:number-columns-repeated="1022"/>
        </table:table-row>
        <table:table-row table:style-name="ro1">
          <table:table-cell office:value-type="string" calcext:value-type="string">
            <text:p>27.2 The Provider shall on request afford the Council, the Council's Representatives or theCouncil's auditors such access to such information or records (including the information referred to in Conditions 27.1.1 and 27.1.2 (Audit)) as may (in the reasonable opinion of the Council) be required by the Council in order to comply with its legal obligations (including its obligations under FOIA and its obligations in connection with the Best Value Duty).</text:p>
          </table:table-cell>
          <table:table-cell office:value-type="string" calcext:value-type="string">
            <text:p>For information only, no action required:We are happy to meet this clause provided that confidentiality is maintained throughout. Confidential medical records will not be provided to the Council, the Council's Representatives or the Council's auditors without the express written consent of each data subject. </text:p>
          </table:table-cell>
          <table:table-cell table:number-columns-repeated="1022"/>
        </table:table-row>
        <table:table-row table:style-name="ro1">
          <table:table-cell office:value-type="string" calcext:value-type="string">
            <text:p>30.1 The Parties acknowledge that for the purposes of the Data Protection Law, the Council will either be the Controller and the Provider the Processor of Personal Data or both Parties a Controller.</text:p>
          </table:table-cell>
          <table:table-cell office:value-type="string" calcext:value-type="string">
            <text:p>For information, no action required:Both parties will be a Data Controller.</text:p>
          </table:table-cell>
          <table:table-cell table:number-columns-repeated="1022"/>
        </table:table-row>
        <table:table-row table:style-name="ro1">
          <table:table-cell office:value-type="string" calcext:value-type="string">
            <text:p>32.4 The Provider acknowledges that the Council may be obliged under the FOIA or EIR to disclose Information (including Commercially Sensitive Information):32.4.1 without obtaining consent from or consulting with the Provider; or342.4.2 following consultation with the Provider and having taken its views into account.32.5 Where Condition 32.4.1 (Freedom of information) applies the Council shall, in accordance with any recommendations issued under any code of practice issued under section 45 of FOIA, take reasonable steps, where appropriate, to give the Provider advanced notice, or failing that, to draw the disclosure to the Provider's attention as soon as practicable after any such disclosure.</text:p>
          </table:table-cell>
          <table:table-cell office:value-type="string" calcext:value-type="string">
            <text:p>For information only, no action required:We are aware that certain competitors seek a commercial advantage through FOIA requests from competitors clients. We provide a significant amount of information that is commercially sensitive, and whilst we understand the Freedom of Information Act, we would take great exception to being put ata commercial disadvantage through this type of action.For example we have recently come across two ‘confidential’ information documents by competitors detailing their procedures published by the tenderer and accessible by a simple google search, found when we were tendering for a contract and completing due diligence. This is no doubt a mistake but it underlines how easy it is for clients to inadvertently breach confidentiality.</text:p>
          </table:table-cell>
          <table:table-cell table:number-columns-repeated="1022"/>
        </table:table-row>
        <table:table-row table:style-name="ro1">
          <table:table-cell office:value-type="string" calcext:value-type="string">
            <text:p>34.2.2 if sent by pre-paid first-class post or other next working day delivery service, at9.00 am on the Working Day after posting or at the time recorded by the deliveryservice;</text:p>
          </table:table-cell>
          <table:table-cell office:value-type="string" calcext:value-type="string">
            <text:p>Royal Mail have been unable to consistently deliver first class post next working day due to the COVID-19 pandemic.Please amend this to:34.2.2 if sent by pre-paid first-class post or other next working day delivery service, at9.00 am on the third Working Day after posting or at the time recorded by the deliveryservice;</text:p>
          </table:table-cell>
          <table:table-cell table:number-columns-repeated="1022"/>
        </table:table-row>
        <table:table-row table:style-name="ro1">
          <table:table-cell office:value-type="string" calcext:value-type="string">
            <text:p>r e s p o n s i b l e <text:s text:c="2"/>f o r <text:s text:c="2"/>d e t e r m i n i n g <text:s text:c="2"/>i n <text:s text:c="2"/>i t s <text:s text:c="2"/>a b s o l u t e d i s c r e t i o n <text:s text:c="6"/>w h e t h e r S e n s i t i v e <text:s text:c="6"/>I n f o r m a t i o n <text:s text:c="6"/>a n d / o r <text:s text:c="6"/>a n y <text:s text:c="6"/>o t h e r i n f o r m a t i o n <text:s text:c="2"/>i s <text:s text:c="4"/>e x e m p t <text:s text:c="2"/>f r o m <text:s text:c="4"/>d i s c l o s u r e <text:s text:c="2"/>i n a c c o r d a n c e <text:s text:c="2"/>w i t h <text:s text:c="2"/>t h e <text:s text:c="2"/>F O I A <text:s text:c="2"/>a n d / o r <text:s text:c="2"/>t h e <text:s text:c="2"/>E I R .</text:p>
          </table:table-cell>
          <table:table-cell office:value-type="string" calcext:value-type="string">
            <text:p>a n y <text:s text:c="6"/>C o m m e r c i a l l y</text:p>
          </table:table-cell>
          <table:table-cell table:number-columns-repeated="1022"/>
        </table:table-row>
        <table:table-row table:style-name="ro1">
          <table:table-cell office:value-type="string" calcext:value-type="string">
            <text:p>T e r m c o n t r i b u t i o n s <text:s text:c="2"/>a n d <text:s text:c="2"/>o t h e r <text:s text:c="2"/>p a y m e n t s <text:s text:c="2"/>( a n d <text:s text:c="2"/>i n - t e r e s t <text:s text:c="6"/>p a y a b l e <text:s text:c="6"/>u n d e r <text:s text:c="6"/>t h e <text:s text:c="6"/>L G P S <text:s text:c="6"/>R e g u l a - t i o n s ) <text:s text:c="2"/>d u e <text:s text:c="2"/>f r o m <text:s text:c="2"/>t h e <text:s text:c="2"/>P r o v i d e r <text:s text:c="2"/>o r <text:s text:c="2"/>f r o m <text:s text:c="2"/>a n y r e l e v a n t <text:s text:c="2"/>S u b - C o n t r a c t o r <text:s text:c="2"/>u n d e r <text:s text:c="2"/>t h e <text:s text:c="2"/>A d m i s - s i o n <text:s text:c="2"/>A g r e e m e n t <text:s text:c="2"/>o r <text:s text:c="2"/>t h e <text:s text:c="2"/>L G P S <text:s text:c="2"/>R e g u l a t i o n s . P u r c h a s e <text:s text:c="2"/>o f <text:s text:c="2"/>S e r v i c e s <text:s text:c="2"/>C o n t r a c t <text:s text:c="2"/>R e s p o n s e <text:s text:c="188"/>P a g e <text:s text:c="2"/>1 2 <text:s text:c="2"/>o f <text:s text:c="2"/>1 2</text:p>
          </table:table-cell>
          <table:table-cell office:value-type="string" calcext:value-type="string">
            <text:p>H e a l e s <text:s text:c="2"/>M e d i c a l <text:s text:c="2"/>R e s p o n s e C O M M E R C I A L L Y <text:s text:c="2"/>S E N S I T I V E <text:s text:c="2"/>– <text:s text:c="2"/>C L I E N T <text:s text:c="2"/>C O N F I D E N T I A L</text:p>
          </table:table-cell>
          <table:table-cell table:number-columns-repeated="1022"/>
        </table:table-row>
        <table:table-row table:style-name="ro1">
          <table:table-cell office:value-type="string" calcext:value-type="string">
            <text:p>T e r m</text:p>
          </table:table-cell>
          <table:table-cell office:value-type="string" calcext:value-type="string">
            <text:p>H e a l e s   M e d i c a l   R e s p o n s e w o u l d   b e   a n   e x a m p l e   o f   a   s i t u a t i o n   r e q u i r i n g m e d i a t i o n . W e   s a y   t h i s   b a s e d   u p o n   h i s t o r i c a l   e x p e r i e n c e   a s ( m a n y   y e a r s   a g o )   a   q u a l i f i e d ,   e x p e r i e n c e d m e m b e r   o f   s t a f f   w a s   r e q u e s t e d   t o   b e   r e m o v e d f r o m   a   c o n t r a c t   b a s e d   u p o n   a   s i n g l e   i n d i v i d u a l ’ s ( H R ,   n o t   p a t i e n t ’ s )   r e q u e s t .   T h e r e   w a s   n o e v i d e n c e   p r o v i d e d   t o   s u p p o r t   t h e   r e q u e s t   a t   a n y p o i n t   d e s p i t e   r e p e a t e d   r e q u e s t s   a n d   a n d   w e c o u l d   o n l y   c o n c l u d e   t h a t   t h e   r e q u e s t   w a s p e r s o n a l l y   o r   r a c i a l l y   m o t i v a t e d . P l e a s e   c h a n g e   c l a u s e   t o : B 3 . 5 </text:p>
            <text:p> T h e       C o u n c i l       m a y ,       b y       w r i t t e n       n o t i c e , r e f u s e     </text:p>
            <text:p> t o       a d m i t </text:p>
            <text:p>     o n t o       o r       w i t h d r a w p e r m i s s i o n   t o   r e m a i n   o n   t h e   P r e m i s e s a n y   m e m b e r   o f   S t a f f   w h o s e   a d m i s s i o n o r       c o n t i n u e d       p r e s e n c e       w o u l d ,       i n       t h e r e a s o n a b l e       o p i n i o n     o f       t h e     C o u n c i l ,       b e u n d e s i r a b l e .       A d m i s s i o n       o r       c o n t i n u e d p r e s e n c e     w i l l </text:p>
            <text:p>     n o t </text:p>
            <text:p>     b e       u n r e a s o n a b l y r e f u s e d ,       a n d       r e a s o n s       f o r       r e f u s a l       o f a d m i t t a n c e   o r   w i t h d r a w a l   o f   p e r m i s s i o n t o       r e m a i n       o n       h e       P r e m i s e s       w i l l       b e p r o v i d e d     </text:p>
            <text:p> t o     </text:p>
            <text:p> t h e       C o n t r a c t o r . </text:p>
            <text:p>     T h e C o n t r a c t o r   w i l l   i n v e s t i g a t e   a n y   r e a s o n s p r o v i d e d ,     a n d   t h e   C o u n c i l   w i l l     p r o v i d e e v i d e n c e       o f </text:p>
            <text:p>   </text:p>
            <text:p> r e a s o n s     </text:p>
            <text:p> t o       a i d     </text:p>
            <text:p> t h e i n v e s t i g a t i o n .       W h e r e       t h e       i n v e s t i g a t i o n d o e s       n o t       b e l i e v e       r e f u s a l       o f       a c c e s s       i s r e a s o n a b l e ,   t h e   C o n t r a c t o r   w i l l   h a v e   a r i g h t   o f   a p p e a l .</text:p>
          </table:table-cell>
          <table:table-cell table:number-columns-repeated="1022"/>
        </table:table-row>
        <table:table-row table:style-name="ro1">
          <table:table-cell office:value-type="string" calcext:value-type="string">
            <text:p>T e r m</text:p>
          </table:table-cell>
          <table:table-cell office:value-type="string" calcext:value-type="string">
            <text:p>H e a l e s   M e d i c a l   R e s p o n s e c o n t i n u e   t o   u s e   t h i s   i n t e l l e c t u a l   p r o p e r t y ,   i . e c o n t i n u e   u s i n g   t h e   s t r e s s   a s s e s s m e n t / f o r m s p r o c e s s   f o r   t h e   p u r p o s e s   o f   n e w   s t r e s s a s s e s s m e n t s   b e y o n d   t h e   c o n t r a c t   t e r m ,   n o r w o u l d   t h e   c l i e n t   h a v e   t h e   r i g h t   t o   a s s i g n   t h e s e I P   r i g h t s   t o   a n y o n e   e l s e .   P l e a s e   n o t e ,   a c c e s s   t o t h e   s y s t e m   a n d   p o r t a l s   i s   r e v o k e d   a t   c o n t r a c t e n d . I n t e l l e c t u a l   P r o p e r t y   R i g h t s   D e f i n i t i o n m e a n s   p a t e n t s   i n v e n t i o n s   t r a d e m a r k s   s e r v i c e m a r k s   l o g o s   d e s i g n   r i g h t s   ( w h e t h e r   r e g i s t e r a b l e o r   o t h e r w i s e )   a n d   a p p l i c a t i o n s   f o r   a n y   o f   t h e f o r e g o i n g ;   c o p y r i g h t   d a t a b a s e   r i g h t s   d o m a i n n a m e s   t r a d e   o r   b u s i n e s s   n a m e s   m o r a l   r i g h t s a n d   o t h e r   s i m i l a r   r i g h t s   o r   o b l i g a t i o n s   w h e t h e r r e g i s t e r a b l e   o r   n o t   i n   a n y   c o u n t r y   ( i n c l u d i n g   b u t n o t   l i m i t e d   t o   t h e   U n i t e d   K i n g d o m )   a n d   t h e   r i g h t t o   s u e   f o r   p a s s i n g   o f f ; I n t e l l e c t u a l   C o n t e n t   R i g h t s   D e f i n i t i o n m e a n s   t h e   d a t a   c o n t e n t   o f   a n y   d o c u m e n t w h e t h e r   e l e c t r o n i c   o r   p a p e r   p r o c e s s e d   o n   b e h a l f o f   t h e   c l i e n t   a n d / o r   p r o v i d e d   b y   t h e   p r o v i d e r   t o t h e   c l i e n t   w i t h i n   t h e   t e r m   o f   t h i s   c o n t r a c t .   F o r a v o i d a n c e   o f   d o u b t   t h i s   e x c l u d e s   t h e   d e s i g n   o f a n y   d o c u m e n t ,     d a t a b a s e ,   l o g o ,   t r a d e m a r k , b u s i n e s s   n a m e ,   w e b s i t e ,   o r   w e b   s e r v i c e e l e c t r o n i c   o r   o t h e r w i s e . P l e a s e   c h a n g e   t h e s e   c l a u s e s   t o : F 1 . 2 </text:p>
            <text:p> A n y       I n t e l l e c t u a l     C o n t e n t     R i g h t s     c r e a t e d a s       a       r e s u l t       o f       t h e       S e r v i c e s ,       i n c l u d i n g t h o s e       p r e p a r e d       o r       c r e a t e d       b y       o r       o n b e h a l f   o f   t h e   C o n t r a c t o r ,   s h a l l   b e l o n g   t o t h e   C o u n c i l   u n l e s s   t h e   A u t h o r i s e d   O f f i c e r h a s   g i v e n   A p p r o v a l   o t h e r w i s e . F 1 . 3 </text:p>
            <text:p> T h e       C o n t r a c t o r       h e r e b y       g r a n t s ,       o r       s h a l l p r o c u r e   t h e   d i r e c t   g r a n t ,   t o   t h e   C o u n c i l ( a t   n o   c o s t   t o   t h e   C o u n c i l )   o f   a   p e r p e t u a l , r o y a l t y     </text:p>
            <text:p> f r e e , </text:p>
            <text:p>   </text:p>
            <text:p> i r r e v o c a b l e       a n d       n o n - e x c l u s i v e     </text:p>
            <text:p> l i c e n c e       o f </text:p>
            <text:p>   </text:p>
            <text:p> i t s     </text:p>
            <text:p> I n t e l l e c t u a l C o n t e n t       R i g h t s ,       a n d       s h a l l </text:p>
            <text:p>     a l l o w       t h e C o u n c i l       t o       u s e       t h e       I n t e l l e c t u a l       C o n t e n t R i g h t s       f o r       a n y       p u r p o s e       r e l a t i n g       t o       t h e e x e r c i s e       o f       t h e       b u s i n e s s       o r       f u n c t i o n       o f t h e     C o u n c i l     p r o v i d e d     i n   e a c h     c a s e   t h a t s u c h       r i g h t s       s h a l l       n o t       e x t e n d       t o       t h e</text:p>
          </table:table-cell>
          <table:table-cell table:number-columns-repeated="1022"/>
        </table:table-row>
        <table:table-row table:style-name="ro1">
          <table:table-cell office:value-type="string" calcext:value-type="string">
            <text:p>o b l i g e d       a t       a n y       t i m e       o r       t i m e s       w i t h o u t n o t i c e   t o   t h e   C o n t r a c t o r       t o   s e t   o f f   a n y l i a b i l i t y   o f   t h e   C o u n c i l   t o   t h e   C o n t r a c t o r a g a i n s t   a n y   l i a b i l i t y   o f   t h e   C o n t r a c t o r   t o t h e       C o u n c i l       ( i n       e i t h e r       c a s e       h o w s o e v e r a r i s i n g   a n d   w h e t h e r   a n y   s u c h   l i a b i l i t y   i s p r e s e n t </text:p>
            <text:p>   </text:p>
            <text:p> o r </text:p>
            <text:p>   </text:p>
            <text:p> f u t u r e , </text:p>
            <text:p>   </text:p>
            <text:p> l i q u i d a t e d </text:p>
            <text:p>   </text:p>
            <text:p> o r u n l i q u i d a t e d       a n d     </text:p>
            <text:p> i r r e s p e c t i v e       o f </text:p>
            <text:p>   </text:p>
            <text:p> t h e c u r r e n c y )       a n d       m a y       f o r       s u c h       p u r p o s e c o n v e r t   o r   e x c h a n g e   a n y   s u m s   o w i n g   t o t h e   C o n t r a c t o r   i n t o   a n y   o t h e r   c u r r e n c y   o r c u r r e n c i e s   i n   w h i c h   t h e   o b l i g a t i o n s   o f   t h e C o u n c i l   a r e   p a y a b l e   u n d e r   t h i s   C o n t r a c t . T h e       C o u n c i l ’ s       r i g h t s       u n d e r       t h i s       C l a u s e C 4 . 8       w i l l       b e       w i t h o u t       p r e j u d i c e       t o       a n y o t h e r   r i g h t s   o r   r e m e d i e s   a v a i l a b l e   t o   t h e C o u n c i l   u n d e r   t h i s   C o n t r a c t   o r   o t h e r w i s e .</text:p>
          </table:table-cell>
          <table:table-cell office:value-type="string" calcext:value-type="string">
            <text:p>H e a l e s   M e d i c a l   R e s p o n s e u n d e r   t h e   C o n t r a c t . C 4 . 8   r e m o v e d O r C 4 . 5 </text:p>
            <text:p> W h e r e v e r   u n d e r   t h e   C o n t r a c t   o r   a n y   o t h e r c o n t r a c t   b e t w e e n   t h e   P a r t i e s   a n y   s u m   o f m o n e y   i s   r e c o v e r a b l e   f r o m   o r   p a y a b l e   b y t h e   C o n t r a c t o r     ( i n c l u d i n g   a n y   s u m   w h i c h t h e       C o n t r a c t o r       i s       l i a b l e       t o       p a y       t o       t h e C o u n c i l   i n   r e s p e c t   o f   a n y   b r e a c h   o f   t h e C o n t r a c t ) ,       t h e       C o u n c i l       m a y       u n i l a t e r a l l y d e d u c t   t h a t   s u m   f r o m   a n y   s u m   t h e n   d u e , o r   w h i c h   a t   a n y   l a t e r   t i m e   m a y   b e c o m e d u e     </text:p>
            <text:p> t o     </text:p>
            <text:p> t h e       C o n t r a c t o r , </text:p>
            <text:p>     u n d e r </text:p>
            <text:p>   </text:p>
            <text:p> t h e C o n t r a c t .</text:p>
          </table:table-cell>
          <table:table-cell table:number-columns-repeated="1022"/>
        </table:table-row>
        <table:table-row table:style-name="ro1">
          <table:table-cell office:value-type="string" calcext:value-type="string">
            <text:p>T h e       P a r t i e s       a g r e e       t h a t       t h e y       s h a l l       b e a r t h e i r   o w n   r e s p e c t i v e   c o s t s   a n d   e x p e n s e s i n c u r r e d       i n       r e s p e c t       o f       c o m p l i a n c e       w i t h t h e i r </text:p>
            <text:p>     o b l i g a t i o n s       u n d e r </text:p>
            <text:p>   </text:p>
            <text:p> t h i s       C l a u s e u n l e s s     </text:p>
            <text:p> t h e       a u d i t </text:p>
            <text:p>     r e v e a l s       a       m a t e r i a l D e f a u l t   b y   t h e   C o n t r a c t o r   i n   w h i c h   c a s e t h e       C o n t r a c t o r </text:p>
            <text:p>     s h a l l </text:p>
            <text:p>   </text:p>
            <text:p> r e i m b u r s e     </text:p>
            <text:p> t h e C o u n c i l       f o r       t h e       C o u n c i l ' s       r e a s o n a b l e c o s t s   i n c u r r e d   i n   r e l a t i o n   t o   t h e   a u d i t .</text:p>
          </table:table-cell>
          <table:table-cell office:value-type="string" calcext:value-type="string">
            <text:p>H e a l t h   S u r v e i l l a n c e ) . P l e a s e   c h a n g e   t o : F 6 . 7 </text:p>
            <text:p> T h e       P a r t i e s       a g r e e       t h a t       t h e y       s h a l l       b e a r t h e i r   o w n   r e s p e c t i v e   c o s t s   a n d   e x p e n s e s i n c u r r e d       i n       r e s p e c t       o f       c o m p l i a n c e       w i t h t h e i r </text:p>
            <text:p>     o b l i g a t i o n s       u n d e r </text:p>
            <text:p>   </text:p>
            <text:p> t h i s       C l a u s e u n l e s s     </text:p>
            <text:p> t h e       a u d i t </text:p>
            <text:p>     r e v e a l s       a       m a t e r i a l D e f a u l t   b y   t h e   C o n t r a c t o r   i n   w h i c h   c a s e t h e       C o n t r a c t o r </text:p>
            <text:p>     s h a l l </text:p>
            <text:p>   </text:p>
            <text:p> r e i m b u r s e     </text:p>
            <text:p> t h e C o u n c i l       f o r       t h e       C o u n c i l ' s       r e a s o n a b l e c o s t s       i n c u r r e d       i n       r e l a t i o n       t o       t h e       a u d i t . T h e       C o u n c i l </text:p>
            <text:p>     w i l l </text:p>
            <text:p>     p r o v i d e       a       d e t a i l e d b r e a k d o w n       o f </text:p>
            <text:p>   </text:p>
            <text:p> t h e       r e a s o n a b l e       c o s t s i n c u r r e d   i n   r e l a t i o n   t o   t h e   a u d i t   w i t h   a n y i n v o i c e       f o r       r e i m b u r s e m e n t .       W h e r e       t h e C o n t r a c t o r   d o e s   n o t   b e l i e v e   a l l   c o s t s   a r e r e a s o n a b l e ,       t h e       d i s p u t e d       c o s t s       w i l l       b e d i s c u s s e d   b e t w e e n   t h e   p a r t i e s ,   a n d   i f   n o r e s o l u t i o n       f o u n d ,       t h e       p a r t i e s       w i l l       e n t e r i n t o   t h e   D i s p u t e   R e s o l u t i o n   P r o c e d u r e .</text:p>
          </table:table-cell>
          <table:table-cell table:number-columns-repeated="1022"/>
        </table:table-row>
        <table:table-row table:style-name="ro1">
          <table:table-cell office:value-type="string" calcext:value-type="string">
            <text:p>C l a u s e 4 . 1 I f <text:s text:c="2"/>t h e <text:s text:c="2"/>S u p p l i e r <text:s text:c="2"/>f a i l s <text:s text:c="2"/>t o <text:s text:c="2"/>p e r f o r m <text:s text:c="2"/>t h e <text:s text:c="2"/>S e r v i c e s <text:s text:c="2"/>b y t h e <text:s text:c="2"/>a p p l i c a b l e <text:s text:c="2"/>d a t e s , <text:s text:c="2"/>t h e <text:s text:c="2"/>C u s t o m e r <text:s text:c="2"/>s h a l l , w i t h o u t <text:s text:c="2"/>l i m i t i n g <text:s text:c="2"/>i t s <text:s text:c="2"/>o t h e r <text:s text:c="2"/>r i g h t s <text:s text:c="2"/>o r <text:s text:c="2"/>r e m e d i e s , <text:s text:c="2"/>h a v e o n e <text:s text:c="2"/>o r <text:s text:c="2"/>m o r e <text:s text:c="2"/>o f <text:s text:c="2"/>t h e <text:s text:c="2"/>f o l l o w i n g <text:s text:c="2"/>r i g h t s : 4 . 1 . 1 <text:s text:c="2"/>t o <text:s text:c="2"/>t e r m i n a t e <text:s text:c="2"/>t h e <text:s text:c="2"/>C o n t r a c t <text:s text:c="2"/>w i t h <text:s text:c="2"/>i m m e d i a t e e f f e c t <text:s text:c="2"/>b y <text:s text:c="2"/>g i v i n g <text:s text:c="2"/>w r i t t e n <text:s text:c="2"/>n o t i c e <text:s text:c="2"/>t o <text:s text:c="2"/>t h e <text:s text:c="2"/>S u p p l i e r ; 4 . 1 . 2 <text:s text:c="2"/>t o <text:s text:c="2"/>r e f u s e <text:s text:c="2"/>t o <text:s text:c="2"/>a c c e p t <text:s text:c="2"/>a n y <text:s text:c="2"/>s u b s e q u e n t p e r f o r m a n c e <text:s text:c="2"/>o f <text:s text:c="2"/>t h e <text:s text:c="2"/>S e r v i c e s <text:s text:c="2"/>w h i c h <text:s text:c="2"/>t h e <text:s text:c="2"/>S u p p l i e r a t t e m p t s <text:s text:c="2"/>t o <text:s text:c="2"/>m a k e ; 4 . 1 . 3 <text:s text:c="2"/>t o <text:s text:c="2"/>r e c o v e r <text:s text:c="2"/>f r o m <text:s text:c="2"/>t h e <text:s text:c="2"/>S u p p l i e r <text:s text:c="2"/>a n y <text:s text:c="2"/>c o s t s i n c u r r e d <text:s text:c="2"/>b y <text:s text:c="2"/>t h e <text:s text:c="2"/>C u s t o m e r <text:s text:c="2"/>i n <text:s text:c="2"/>o b t a i n i n g <text:s text:c="2"/>s u b s t i t u t e s e r v i c e s <text:s text:c="2"/>f r o m <text:s text:c="2"/>a <text:s text:c="2"/>t h i r d <text:s text:c="2"/>p a r t y ; 4 . 1 . 4 <text:s text:c="2"/>w h e r e <text:s text:c="2"/>t h e <text:s text:c="2"/>C u s t o m e r <text:s text:c="2"/>h a s <text:s text:c="2"/>p a i d <text:s text:c="2"/>i n <text:s text:c="2"/>a d v a n c e f o r <text:s text:c="2"/>S e r v i c e s <text:s text:c="2"/>t h a t <text:s text:c="2"/>h a v e <text:s text:c="2"/>n o t <text:s text:c="2"/>b e e n <text:s text:c="2"/>p r o v i d e d <text:s text:c="2"/>b y <text:s text:c="2"/>t h e S u p p l i e r , <text:s text:c="2"/>t o <text:s text:c="2"/>h a v e <text:s text:c="2"/>s u c h <text:s text:c="2"/>s u m s <text:s text:c="2"/>r e f u n d e d <text:s text:c="2"/>b y <text:s text:c="2"/>t h e S u p p l i e r ; <text:s text:c="2"/>o r 4 . 1 . 5 <text:s text:c="2"/>t o <text:s text:c="2"/>c l a i m <text:s text:c="2"/>d a m a g e s <text:s text:c="2"/>f o r <text:s text:c="2"/>a n y <text:s text:c="2"/>a d d i t i o n a l <text:s text:c="2"/>c o s t s , l o s s <text:s text:c="2"/>o r <text:s text:c="2"/>e x p e n s e s <text:s text:c="2"/>i n c u r r e d <text:s text:c="2"/>b y <text:s text:c="2"/>t h e <text:s text:c="2"/>C u s t o m e r w h i c h <text:s text:c="2"/>a r e <text:s text:c="2"/>i n <text:s text:c="2"/>a n y <text:s text:c="2"/>w a y <text:s text:c="2"/>a t t r i b u t a b l e <text:s text:c="2"/>t o <text:s text:c="2"/>t h e S u p p l i e r ’ s <text:s text:c="2"/>f a i l u r e <text:s text:c="2"/>t o <text:s text:c="2"/>m e e t <text:s text:c="2"/>s u c h <text:s text:c="2"/>d a t e s . 6 . 1 <text:s text:c="2"/>T h e <text:s text:c="2"/>C h a r g e s <text:s text:c="2"/>f o r <text:s text:c="2"/>t h e <text:s text:c="2"/>S e r v i c e s <text:s text:c="2"/>s h a l l <text:s text:c="2"/>b e <text:s text:c="2"/>s e t o u t <text:s text:c="2"/>i n <text:s text:c="2"/>S c h e d u l e <text:s text:c="2"/>4 <text:s text:c="2"/>a n d <text:s text:c="2"/>s h a l l <text:s text:c="2"/>b e <text:s text:c="2"/>t h e <text:s text:c="2"/>f u l l <text:s text:c="2"/>a n d e x c l u s i v e <text:s text:c="2"/>r e m u n e r a t i o n <text:s text:c="2"/>o f <text:s text:c="2"/>t h e <text:s text:c="2"/>S u p p l i e r <text:s text:c="2"/>i n r e s p e c t <text:s text:c="2"/>o f <text:s text:c="2"/>t h e <text:s text:c="2"/>p e r f o r m a n c e <text:s text:c="2"/>o f <text:s text:c="2"/>t h e <text:s text:c="2"/>S e r v i c e s . U n l e s s <text:s text:c="2"/>o t h e r w i s e <text:s text:c="2"/>a g r e e d <text:s text:c="2"/>i n <text:s text:c="2"/>w r i t i n g <text:s text:c="2"/>b y <text:s text:c="2"/>t h e C u s t o m e r , <text:s text:c="2"/>t h e <text:s text:c="2"/>C h a r g e s <text:s text:c="2"/>s h a l l <text:s text:c="2"/>i n c l u d e <text:s text:c="2"/>e v e r y c o s t <text:s text:c="2"/>a n d <text:s text:c="2"/>e x p e n s e <text:s text:c="2"/>o f <text:s text:c="2"/>t h e <text:s text:c="2"/>S u p p l i e r <text:s text:c="2"/>d i r e c t l y <text:s text:c="2"/>o r i n d i r e c t l y <text:s text:c="2"/>i n c u r r e d <text:s text:c="2"/>i n <text:s text:c="2"/>c o n n e c t i o n <text:s text:c="2"/>w i t h <text:s text:c="2"/>t h e p e r f o r m a n c e <text:s text:c="2"/>o f <text:s text:c="2"/>t h e <text:s text:c="2"/>S e r v i c e s . 6 . 4 <text:s text:c="2"/>W i t h i n <text:s text:c="2"/>f i v e <text:s text:c="2"/>d a y s <text:s text:c="2"/>a f t e r <text:s text:c="2"/>t h e <text:s text:c="2"/>d a t e <text:s text:c="2"/>o n <text:s text:c="2"/>w h i c h <text:s text:c="2"/>a n y</text:p>
          </table:table-cell>
          <table:table-cell office:value-type="string" calcext:value-type="string">
            <text:p>H e a l e s <text:s text:c="2"/>M e d i c a l <text:s text:c="2"/>R e s p o n s e 4 . 1 . 1 <text:s text:c="2"/>– <text:s text:c="2"/>a l l <text:s text:c="2"/>a v a i l a b l e <text:s text:c="2"/>r e m e d i e s <text:s text:c="2"/>s h o u l d <text:s text:c="2"/>b e c o n s i d e r e d <text:s text:c="2"/>b e f o r e <text:s text:c="2"/>t e r m i n a t i o n <text:s text:c="2"/>o f <text:s text:c="2"/>t h e <text:s text:c="2"/>c o n t r a c t . T h e <text:s text:c="2"/>S u p p l i e r <text:s text:c="2"/>m u s t <text:s text:c="2"/>b e <text:s text:c="2"/>a l l o w e d <text:s text:c="2"/>t o <text:s text:c="2"/>r e m e d y <text:s text:c="2"/>t h e i s s u e , <text:s text:c="2"/>a n d <text:s text:c="2"/>i f <text:s text:c="2"/>t h e <text:s text:c="2"/>C u s t o m e r <text:s text:c="2"/>i s <text:s text:c="2"/>n o t <text:s text:c="2"/>s a t i s f i e d <text:s text:c="2"/>t h e n t h e <text:s text:c="2"/>c a s e <text:s text:c="2"/>s h o u l d <text:s text:c="2"/>b e <text:s text:c="2"/>r e f e r r e d <text:s text:c="2"/>t o <text:s text:c="2"/>D i s p u t e R e s o l u t i o n <text:s text:c="2"/>P r o c e d u r e s , <text:s text:c="2"/>s u c h <text:s text:c="2"/>a s <text:s text:c="2"/>M e d i a t i o n , b e f o r e <text:s text:c="2"/>t e r m i n a t i o n <text:s text:c="2"/>o f <text:s text:c="2"/>t h e <text:s text:c="2"/>c o n t r a c t . <text:s text:c="2"/>P l e a s e a m e n d <text:s text:c="2"/>t h e <text:s text:c="2"/>c l a u s e <text:s text:c="2"/>t o <text:s text:c="2"/>r e a d <text:s text:c="2"/>“ t o <text:s text:c="2"/>t e r m i n a t e <text:s text:c="2"/>t h e C o n t r a c t <text:s text:c="2"/>w i t h <text:s text:c="2"/>i m m e d i a t e <text:s text:c="2"/>e f f e c t <text:s text:c="2"/>b y <text:s text:c="2"/>g i v i n g <text:s text:c="2"/>w r i t t e n n o t i c e <text:s text:c="2"/>t o <text:s text:c="2"/>t h e <text:s text:c="2"/>S u p p l i e r , <text:s text:c="2"/>w h e r e <text:s text:c="2"/>r e m e d i e s <text:s text:c="2"/>a r e <text:s text:c="2"/>n o t c o n s i d e r e d <text:s text:c="2"/>s u f f i c i e n t <text:s text:c="2"/>a n d <text:s text:c="2"/>t h e r e <text:s text:c="2"/>i s <text:s text:c="2"/>n o <text:s text:c="2"/>s a t i s f a c t o r y c o n c l u s i o n <text:s text:c="2"/>t o <text:s text:c="2"/>D i s p u t e <text:s text:c="2"/>R e s o l u t i o n <text:s text:c="2"/>P r o c e d u r e s <text:s text:c="2"/>o r M e d i a t i o n ; 4 . 1 . 3 <text:s text:c="2"/>– <text:s text:c="2"/>w e <text:s text:c="2"/>c a n n o t <text:s text:c="2"/>a c c e p t <text:s text:c="2"/>t h i s <text:s text:c="2"/>c l a u s e <text:s text:c="2"/>a s <text:s text:c="2"/>w r i t t e n . W e <text:s text:c="2"/>w i l l <text:s text:c="2"/>n o t <text:s text:c="2"/>c h a r g e <text:s text:c="2"/>f o r <text:s text:c="2"/>s e r v i c e s <text:s text:c="2"/>n o t <text:s text:c="2"/>d e l i v e r e d , <text:s text:c="2"/>a s i s <text:s text:c="2"/>r e a s o n a b l e , <text:s text:c="2"/>h o w e v e r <text:s text:c="2"/>w e <text:s text:c="2"/>a r e <text:s text:c="2"/>n o t <text:s text:c="2"/>a b l e <text:s text:c="2"/>t o <text:s text:c="2"/>a g r e e t o <text:s text:c="2"/>p a y i n g <text:s text:c="2"/>f o r <text:s text:c="2"/>s e r v i c e s <text:s text:c="2"/>o b t a i n e d <text:s text:c="2"/>e l s e w h e r e . <text:s text:c="2"/>W e r e q u e s t <text:s text:c="2"/>t h i s <text:s text:c="2"/>c l a u s e <text:s text:c="2"/>b e <text:s text:c="2"/>r e m o v e d . 4 . 1 . 5 <text:s text:c="2"/>– <text:s text:c="2"/>w e <text:s text:c="2"/>c a n n o t <text:s text:c="2"/>a c c e p t <text:s text:c="2"/>t h i s <text:s text:c="2"/>c l a u s e <text:s text:c="2"/>a s <text:s text:c="2"/>w r i t t e n , a s <text:s text:c="2"/>t h e r e <text:s text:c="2"/>i s <text:s text:c="2"/>n o <text:s text:c="2"/>l i m i t <text:s text:c="2"/>t o <text:s text:c="2"/>t h e <text:s text:c="2"/>c l a i m s <text:s text:c="2"/>t h a t <text:s text:c="2"/>m a y <text:s text:c="2"/>b e b r o u g h t , <text:s text:c="2"/>a n d <text:s text:c="2"/>t h e <text:s text:c="2"/>c l a u s e <text:s text:c="2"/>d o e s <text:s text:c="2"/>n o t <text:s text:c="2"/>r e q u i r e <text:s text:c="2"/>t h e C u s t o m e r <text:s text:c="2"/>t o <text:s text:c="2"/>p r o v i d e <text:s text:c="2"/>a <text:s text:c="2"/>d e t a i l e d <text:s text:c="2"/>i n v o i c e . <text:s text:c="2"/>W e w o u l d <text:s text:c="2"/>r e q u e s t <text:s text:c="2"/>t h a t <text:s text:c="2"/>t h i s <text:s text:c="2"/>c l a u s e <text:s text:c="2"/>b e <text:s text:c="2"/>r e m o v e d . T h i s <text:s text:c="2"/>c l a u s e <text:s text:c="2"/>i s <text:s text:c="2"/>c o n t r a r y <text:s text:c="2"/>t o <text:s text:c="2"/>t h e <text:s text:c="2"/>r e q u e s t <text:s text:c="2"/>i n A 3 _ P r i c i n g <text:s text:c="2"/>S c h e d u l e , <text:s text:c="2"/>w h e r e <text:s text:c="2"/>a d d i t i o n a l <text:s text:c="2"/>s e r v i c e s m a y <text:s text:c="2"/>b e <text:s text:c="2"/>r e q u i r e d <text:s text:c="2"/>o n <text:s text:c="2"/>a n <text:s text:c="2"/>a s <text:s text:c="2"/>a n d <text:s text:c="2"/>w h e n <text:s text:c="2"/>b a s i s . T h e r e f o r e <text:s text:c="2"/>a n <text:s text:c="2"/>i n c l u s i v e <text:s text:c="2"/>p r i c e <text:s text:c="2"/>i s <text:s text:c="2"/>n o t <text:s text:c="2"/>p o s s i b l e <text:s text:c="2"/>i n t h i s <text:s text:c="2"/>i n s t a n c e . <text:s text:c="2"/>D u e <text:s text:c="2"/>t o <text:s text:c="2"/>t h e <text:s text:c="2"/>n a t u r e <text:s text:c="2"/>o f <text:s text:c="2"/>O c c u p a t i o n a l H e a l t h , <text:s text:c="2"/>w h e r e <text:s text:c="2"/>s e r v i c e s <text:s text:c="2"/>a r e <text:s text:c="2"/>d e l i v e r e d <text:s text:c="2"/>i n a c c o r d a n c e <text:s text:c="2"/>w i t h <text:s text:c="2"/>t h e <text:s text:c="2"/>h e a l t h <text:s text:c="2"/>n e e d s <text:s text:c="2"/>o f <text:s text:c="2"/>i n d i v i d u a l s , i t <text:s text:c="2"/>w o u l d <text:s text:c="2"/>b e <text:s text:c="2"/>d i f f i c u l t <text:s text:c="2"/>f o r <text:s text:c="2"/>b o t h <text:s text:c="2"/>t h e <text:s text:c="2"/>C u s t o m e r <text:s text:c="2"/>a n d t h e <text:s text:c="2"/>S u p p l i e r <text:s text:c="2"/>t o <text:s text:c="2"/>o n l y <text:s text:c="2"/>d e l i v e r <text:s text:c="2"/>s e r v i c e s <text:s text:c="2"/>i n a c c o r d a n c e <text:s text:c="2"/>w i t h <text:s text:c="2"/>t h e <text:s text:c="2"/>p r i c i n g <text:s text:c="2"/>s c h e d u l e <text:s text:c="2"/>w i t h o u t p u t t i n g <text:s text:c="2"/>C u s t o m e r <text:s text:c="2"/>c o l l e a g u e s <text:s text:c="2"/>a t <text:s text:c="2"/>r i s k . <text:s text:c="2"/>T h e S u p p l i e r <text:s text:c="2"/>w i l l <text:s text:c="2"/>p r o v i d e <text:s text:c="2"/>m o n t h l y <text:s text:c="2"/>M a n a g e m e n t I n f o r m a t i o n <text:s text:c="2"/>w h i c h <text:s text:c="2"/>w i l l <text:s text:c="2"/>s h o w <text:s text:c="2"/>s p e n d <text:s text:c="2"/>a g a i n s t <text:s text:c="2"/>t h e b u d g e t , <text:s text:c="2"/>e n a b l i n g <text:s text:c="2"/>t h e <text:s text:c="2"/>C u s t o m e r <text:s text:c="2"/>t o <text:s text:c="2"/>b e <text:s text:c="2"/>f u l l y <text:s text:c="2"/>a w a r e o f <text:s text:c="2"/>s p e n d . P l e a s e <text:s text:c="2"/>a m e n d <text:s text:c="2"/>t h i s <text:s text:c="2"/>c l a u s e <text:s text:c="2"/>i n <text:s text:c="2"/>l i n e <text:s text:c="2"/>w i t h <text:s text:c="2"/>t h e <text:s text:c="2"/>p r i c i n g r e q u e s t e d . F o r <text:s text:c="2"/>i n f o r m a t i o n : <text:s text:c="2"/>W e <text:s text:c="2"/>e x p e c t <text:s text:c="2"/>a l l <text:s text:c="2"/>C u s t o m e r s <text:s text:c="2"/>t o <text:s text:c="2"/>p a y</text:p>
          </table:table-cell>
          <table:table-cell table:number-columns-repeated="1022"/>
        </table:table-row>
        <table:table-row table:style-name="ro1">
          <table:table-cell office:value-type="string" calcext:value-type="string">
            <text:p>1 3 . 3 . 2 <text:s text:c="4"/>A n y <text:s text:c="2"/>n o t i c e <text:s text:c="2"/>o r <text:s text:c="2"/>c o m m u n i c a t i o n <text:s text:c="2"/>s h a l l <text:s text:c="2"/>b e d e e m e d <text:s text:c="2"/>t o <text:s text:c="2"/>h a v e <text:s text:c="2"/>b e e n <text:s text:c="2"/>d u l y <text:s text:c="2"/>r e c e i v e d <text:s text:c="2"/>i f <text:s text:c="2"/>d e l i v e r e d p e r s o n a l l y , <text:s text:c="2"/>w h e n <text:s text:c="2"/>l e f t <text:s text:c="2"/>a t <text:s text:c="2"/>t h e <text:s text:c="2"/>a d d r e s s <text:s text:c="2"/>r e f e r r e d <text:s text:c="2"/>t o a b o v e <text:s text:c="2"/>o r , <text:s text:c="2"/>i f <text:s text:c="2"/>s e n t <text:s text:c="2"/>b y <text:s text:c="2"/>p r e p a i d <text:s text:c="2"/>f i r s t - c l a s s <text:s text:c="2"/>p o s t o r <text:s text:c="2"/>r e c o r d e d <text:s text:c="2"/>d e l i v e r y , <text:s text:c="2"/>a t <text:s text:c="2"/>9 . 0 0 <text:s text:c="2"/>a m <text:s text:c="2"/>o n <text:s text:c="2"/>t h e <text:s text:c="2"/>s e c o n d B u s i n e s s <text:s text:c="2"/>D a y <text:s text:c="2"/>a f t e r <text:s text:c="2"/>p o s t i n g , <text:s text:c="2"/>o r <text:s text:c="2"/>i f <text:s text:c="2"/>d e l i v e r e d b y <text:s text:c="2"/>c o m m e r c i a l <text:s text:c="2"/>c o u r i e r , <text:s text:c="2"/>o n <text:s text:c="2"/>t h e <text:s text:c="2"/>d a t e <text:s text:c="2"/>a n d <text:s text:c="2"/>a t <text:s text:c="2"/>t h e t i m e <text:s text:c="2"/>t h a t <text:s text:c="2"/>t h e <text:s text:c="2"/>c o u r i e r ’ s <text:s text:c="2"/>d e l i v e r y <text:s text:c="2"/>r e c e i p t <text:s text:c="2"/>i s s i g n e d , <text:s text:c="2"/>o r <text:s text:c="2"/>i f <text:s text:c="2"/>s e n t <text:s text:c="2"/>b y <text:s text:c="2"/>f a x , <text:s text:c="2"/>o n <text:s text:c="2"/>t h e <text:s text:c="2"/>n e x t <text:s text:c="2"/>B u s i n e s s D a y <text:s text:c="2"/>a f t e r <text:s text:c="2"/>t r a n s m i s s i o n .</text:p>
          </table:table-cell>
          <table:table-cell office:value-type="string" calcext:value-type="string">
            <text:p>C u s t o m e r <text:s text:c="2"/>m a y <text:s text:c="2"/>e n t e r <text:s text:c="2"/>t h e <text:s text:c="2"/>S u p p l i e r ’ s <text:s text:c="2"/>p r e m i s e s a n d <text:s text:c="2"/>t a k e <text:s text:c="2"/>p o s s e s s i o n <text:s text:c="2"/>o f <text:s text:c="2"/>t h e m , <text:s text:c="2"/>p r o v i d e d <text:s text:c="2"/>e x p l i c i t w r i t t e n <text:s text:c="2"/>c o n s e n t <text:s text:c="2"/>o f <text:s text:c="2"/>t h e <text:s text:c="2"/>d a t a <text:s text:c="2"/>s u b j e c t <text:s text:c="2"/>i s <text:s text:c="2"/>p r o v i d e d . U n t i l <text:s text:c="2"/>t h e y <text:s text:c="2"/>h a v e <text:s text:c="2"/>b e e n <text:s text:c="2"/>r e t u r n e d <text:s text:c="2"/>o r <text:s text:c="2"/>d e l i v e r e d , <text:s text:c="2"/>t h e S u p p l i e r <text:s text:c="2"/>s h a l l <text:s text:c="2"/>b e <text:s text:c="2"/>s o l e l y <text:s text:c="2"/>r e s p o n s i b l e <text:s text:c="2"/>f o r <text:s text:c="2"/>t h e i r s a f e <text:s text:c="2"/>k e e p i n g <text:s text:c="2"/>a n d <text:s text:c="2"/>w i l l <text:s text:c="2"/>n o t <text:s text:c="2"/>u s e <text:s text:c="2"/>t h e m <text:s text:c="2"/>f o r <text:s text:c="2"/>a n y p u r p o s e <text:s text:c="2"/>n o t <text:s text:c="2"/>c o n n e c t e d <text:s text:c="2"/>w i t h <text:s text:c="2"/>t h i s <text:s text:c="2"/>C o n t r a c t ; R o y a l <text:s text:c="2"/>M a i l <text:s text:c="2"/>h a v e <text:s text:c="2"/>r e c e n t l y <text:s text:c="2"/>b e e n <text:s text:c="2"/>f i n e d <text:s text:c="2"/>£ 1 . 5 m <text:s text:c="2"/>f o r n o t <text:s text:c="2"/>b e i n g <text:s text:c="2"/>a b l e <text:s text:c="2"/>t o <text:s text:c="2"/>d e l i v e r <text:s text:c="2"/>p o s t <text:s text:c="2"/>t o <text:s text:c="2"/>t h e i r <text:s text:c="2"/>s p e c i f i e d t i m e <text:s text:c="2"/>f r a m e s . <text:s text:c="2"/>F i r s t <text:s text:c="2"/>c l a s s <text:s text:c="2"/>p o s t <text:s text:c="2"/>c a n n o t <text:s text:c="2"/>c u r r e n t l y <text:s text:c="2"/>b e r e a s o n a b l y <text:s text:c="2"/>e x p e c t e d <text:s text:c="2"/>t o <text:s text:c="2"/>a r r i v e <text:s text:c="2"/>w i t h i n <text:s text:c="2"/>2 <text:s text:c="2"/>w o r k i n g d a y s . <text:s text:c="2"/>T h e <text:s text:c="2"/>c h a n g e <text:s text:c="2"/>i s <text:s text:c="2"/>h i g h l i g h t e d <text:s text:c="2"/>i n <text:s text:c="2"/>b o l d <text:s text:c="2"/>t e x t <text:s text:c="2"/>f o r c l a r i t y . P l e a s e <text:s text:c="2"/>a m e n d <text:s text:c="2"/>t o : <text:s text:c="2"/>1 3 . 3 . 2 A n y <text:s text:c="2"/>n o t i c e <text:s text:c="2"/>o r <text:s text:c="2"/>c o m m u n i c a t i o n <text:s text:c="2"/>s h a l l <text:s text:c="2"/>b e <text:s text:c="2"/>d e e m e d t o <text:s text:c="2"/>h a v e <text:s text:c="2"/>b e e n <text:s text:c="2"/>d u l y <text:s text:c="2"/>r e c e i v e d <text:s text:c="2"/>i f <text:s text:c="2"/>d e l i v e r e d p e r s o n a l l y , <text:s text:c="2"/>w h e n <text:s text:c="2"/>l e f t <text:s text:c="2"/>a t <text:s text:c="2"/>t h e <text:s text:c="2"/>a d d r e s s <text:s text:c="2"/>r e f e r r e d <text:s text:c="2"/>t o a b o v e <text:s text:c="2"/>o r , <text:s text:c="2"/>i f <text:s text:c="2"/>s e n t <text:s text:c="2"/>b y <text:s text:c="2"/>p r e p a i d <text:s text:c="2"/>f i r s t - c l a s s <text:s text:c="2"/>p o s t o r <text:s text:c="2"/>r e c o r d e d <text:s text:c="2"/>d e l i v e r y , <text:s text:c="2"/>a t <text:s text:c="2"/>9 . 0 0 <text:s text:c="2"/>a m <text:s text:c="2"/>o n <text:s text:c="2"/>t h e <text:s text:c="2"/>t h i r d B u s i n e s s <text:s text:c="2"/>D a y <text:s text:c="2"/>a f t e r <text:s text:c="2"/>p o s t i n g , <text:s text:c="2"/>o r <text:s text:c="2"/>i f <text:s text:c="2"/>d e l i v e r e d b y <text:s text:c="2"/>c o m m e r c i a l <text:s text:c="2"/>c o u r i e r , <text:s text:c="2"/>o n <text:s text:c="2"/>t h e <text:s text:c="2"/>d a t e <text:s text:c="2"/>a n d <text:s text:c="2"/>a t <text:s text:c="2"/>t h e t i m e <text:s text:c="2"/>t h a t <text:s text:c="2"/>t h e <text:s text:c="2"/>c o u r i e r ’ s <text:s text:c="2"/>d e l i v e r y <text:s text:c="2"/>r e c e i p t <text:s text:c="2"/>i s s i g n e d , <text:s text:c="2"/>o r <text:s text:c="2"/>i f <text:s text:c="2"/>s e n t <text:s text:c="2"/>b y <text:s text:c="2"/>f a x , <text:s text:c="2"/>o n <text:s text:c="2"/>t h e <text:s text:c="2"/>n e x t <text:s text:c="2"/>B u s i n e s s D a y <text:s text:c="2"/>a f t e r <text:s text:c="2"/>t r a n s m i s s i o n .</text:p>
          </table:table-cell>
          <table:table-cell table:number-columns-repeated="1022"/>
        </table:table-row>
        <table:table-row table:style-name="ro1">
          <table:table-cell office:value-type="string" calcext:value-type="string">
            <text:p>1 0 . 2 <text:s text:c="2"/>W i t h o u t <text:s text:c="2"/>l i m i t i n g <text:s text:c="2"/>i t s <text:s text:c="2"/>o t h e r <text:s text:c="2"/>r i g h t s <text:s text:c="2"/>o r <text:s text:c="2"/>r e m e d i e s , t h e <text:s text:c="2"/>C u s t o m e r <text:s text:c="2"/>m a y <text:s text:c="2"/>t e r m i n a t e <text:s text:c="2"/>t h e <text:s text:c="2"/>C o n t r a c t <text:s text:c="2"/>b y g i v i n g <text:s text:c="2"/>t h e <text:s text:c="2"/>S u p p l i e r <text:s text:c="2"/>t w o <text:s text:c="2"/>c a l e n d a r <text:s text:c="2"/>m o n t h s <text:s text:c="2"/>n o t i c e . 1 1 . 1 . <text:s text:c="2"/>O n <text:s text:c="2"/>t e r m i n a t i o n <text:s text:c="2"/>o f <text:s text:c="2"/>t h e <text:s text:c="2"/>C o n t r a c t <text:s text:c="2"/>f o r <text:s text:c="2"/>a n y r e a s o n : 1 1 . 1 . 1 <text:s text:c="2"/>t h e <text:s text:c="2"/>S u p p l i e r <text:s text:c="2"/>s h a l l <text:s text:c="2"/>i m m e d i a t e l y <text:s text:c="2"/>d e l i v e r <text:s text:c="2"/>t o t h e <text:s text:c="2"/>C u s t o m e r <text:s text:c="2"/>a l l <text:s text:c="2"/>D e l i v e r a b l e s <text:s text:c="2"/>a n d <text:s text:c="2"/>c o p i e s <text:s text:c="2"/>o f <text:s text:c="2"/>a l l P r o p r i e t a r y <text:s text:c="2"/>M a t e r i a l <text:s text:c="2"/>w h e t h e r <text:s text:c="2"/>o r <text:s text:c="2"/>n o t <text:s text:c="2"/>t h e n c o m p l e t e , <text:s text:c="2"/>a n d <text:s text:c="2"/>r e t u r n <text:s text:c="2"/>a l l <text:s text:c="2"/>C u s t o m e r <text:s text:c="2"/>M a t e r i a l s . <text:s text:c="2"/>I f t h e <text:s text:c="2"/>S u p p l i e r <text:s text:c="2"/>f a i l s <text:s text:c="2"/>t o <text:s text:c="2"/>d o <text:s text:c="2"/>s o , <text:s text:c="2"/>t h e n <text:s text:c="2"/>t h e <text:s text:c="2"/>C u s t o m e r m a y <text:s text:c="2"/>e n t e r <text:s text:c="2"/>t h e <text:s text:c="2"/>S u p p l i e r ’ s <text:s text:c="2"/>p r e m i s e s <text:s text:c="2"/>a n d <text:s text:c="2"/>t a k e p o s s e s s i o n <text:s text:c="2"/>o f <text:s text:c="2"/>t h e m . <text:s text:c="2"/>U n t i l <text:s text:c="2"/>t h e y <text:s text:c="2"/>h a v e <text:s text:c="2"/>b e e n r e t u r n e d <text:s text:c="2"/>o r <text:s text:c="2"/>d e l i v e r e d , <text:s text:c="2"/>t h e <text:s text:c="2"/>S u p p l i e r <text:s text:c="2"/>s h a l l <text:s text:c="2"/>b e s o l e l y <text:s text:c="2"/>r e s p o n s i b l e <text:s text:c="2"/>f o r <text:s text:c="2"/>t h e i r <text:s text:c="2"/>s a f e <text:s text:c="2"/>k e e p i n g <text:s text:c="2"/>a n d <text:s text:c="2"/>w i l l n o t <text:s text:c="2"/>u s e <text:s text:c="2"/>t h e m <text:s text:c="2"/>f o r <text:s text:c="2"/>a n y <text:s text:c="2"/>p u r p o s e <text:s text:c="2"/>n o t c o n n e c t e d <text:s text:c="2"/>w i t h <text:s text:c="2"/>t h i s <text:s text:c="2"/>C o n t r a c t ;</text:p>
          </table:table-cell>
          <table:table-cell office:value-type="string" calcext:value-type="string">
            <text:p>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u s t o m e r <text:s text:c="2"/>a n d / o r <text:s text:c="2"/>p r o v i d e d <text:s text:c="2"/>b y <text:s text:c="2"/>t h e <text:s text:c="2"/>p r o v i d e r t o <text:s text:c="2"/>t h e <text:s text:c="2"/>C u s t o m e r <text:s text:c="2"/>w i t h i n <text:s text:c="2"/>t h e <text:s text:c="2"/>t e r m <text:s text:c="2"/>o f <text:s text:c="2"/>t h i s <text:s text:c="2"/>c o n t r a c t . F o r <text:s text:c="2"/>a v o i d a n c e <text:s text:c="2"/>o f <text:s text:c="2"/>d o u b t <text:s text:c="2"/>t h i s <text:s text:c="2"/>e x c l u d e s <text:s text:c="2"/>t h e <text:s text:c="2"/>d e s i g n o f <text:s text:c="2"/>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a m e n d <text:s text:c="2"/>t h i s <text:s text:c="2"/>t o : <text:s text:c="2"/>W i t h o u t <text:s text:c="2"/>l i m i t i n g <text:s text:c="2"/>i t s <text:s text:c="2"/>o t h e r r i g h t s <text:s text:c="2"/>o r <text:s text:c="2"/>r e m e d i e s , <text:s text:c="2"/>t h e <text:s text:c="2"/>C u s t o m e r <text:s text:c="2"/>m a y <text:s text:c="2"/>t e r m i n a t e t h e <text:s text:c="2"/>C o n t r a c t <text:s text:c="2"/>b y <text:s text:c="2"/>g i v i n g <text:s text:c="2"/>t h e <text:s text:c="2"/>S u p p l i e r <text:s text:c="2"/>t h r e e c a l e n d a r <text:s text:c="2"/>m o n t h s <text:s text:c="2"/>n o t i c e . P l e a s e <text:s text:c="2"/>n o t e , <text:s text:c="2"/>m e d i c a l <text:s text:c="2"/>d a t a <text:s text:c="2"/>w i l l <text:s text:c="2"/>n o t <text:s text:c="2"/>b e <text:s text:c="2"/>p r o v i d e d t o <text:s text:c="2"/>t h e <text:s text:c="2"/>C u s t o m e r , <text:s text:c="2"/>i t <text:s text:c="2"/>w i l l <text:s text:c="2"/>b e <text:s text:c="2"/>p a s s e d <text:s text:c="2"/>d i r e c t l y <text:s text:c="2"/>t o <text:s text:c="2"/>t h e n e w <text:s text:c="2"/>O H <text:s text:c="2"/>p r o v i d e r . <text:s text:c="2"/>N o <text:s text:c="2"/>c o n f i d e n t i a l <text:s text:c="2"/>i n f o r m a t i o n w i l l <text:s text:c="2"/>b e <text:s text:c="2"/>p r o v i d e d <text:s text:c="2"/>w i t h o u t <text:s text:c="2"/>t h e <text:s text:c="2"/>e x p l i c i t <text:s text:c="2"/>c o n s e n t <text:s text:c="2"/>o f t h e <text:s text:c="2"/>d a t a <text:s text:c="2"/>s u b j e c t . <text:s text:c="2"/>W e <text:s text:c="2"/>a r e <text:s text:c="2"/>h a p p y <text:s text:c="2"/>t o <text:s text:c="2"/>t r a n s f e r r e c o r d s <text:s text:c="2"/>t o <text:s text:c="2"/>t h e <text:s text:c="2"/>a p p r o p r i a t e <text:s text:c="2"/>m e d i c a l <text:s text:c="2"/>c o n t a c t <text:s text:c="2"/>i n <text:s text:c="2"/>t h e n e w <text:s text:c="2"/>p r o v i d e r . <text:s text:c="2"/>I n <text:s text:c="2"/>a c c o r d a n c e <text:s text:c="2"/>w i t h <text:s text:c="2"/>o u r <text:s text:c="2"/>d a t a r e t e n t i o n <text:s text:c="2"/>g u i d e l i n e s , <text:s text:c="2"/>a s <text:s text:c="2"/>r e c o m m e n d e d <text:s text:c="2"/>b y <text:s text:c="2"/>t h e F O M , <text:s text:c="2"/>w e <text:s text:c="2"/>w i l l <text:s text:c="2"/>a l s o <text:s text:c="2"/>r e t a i n <text:s text:c="2"/>r e c o r d s <text:s text:c="2"/>i n <text:s text:c="2"/>a c c o r d a n c e w i t h <text:s text:c="2"/>r e l e v a n t <text:s text:c="2"/>l e g i s l a t i o n <text:s text:c="2"/>( 6 <text:s text:c="2"/>y e a r s <text:s text:c="2"/>f o l l o w i n g c o n t r a c t <text:s text:c="2"/>t e r m i n a t i o n , <text:s text:c="2"/>o r <text:s text:c="2"/>4 0 <text:s text:c="2"/>y e a r s <text:s text:c="2"/>f o r <text:s text:c="2"/>H e a l t h S u r v e i l l a n c e ) . <text:s text:c="2"/>W e <text:s text:c="2"/>w i l l <text:s text:c="2"/>n o t <text:s text:c="2"/>p a s s <text:s text:c="2"/>a l l <text:s text:c="2"/>d e l i v e r a b l e s a n d <text:s text:c="2"/>p r o p r i e t a r y <text:s text:c="2"/>m a t e r i a l <text:s text:c="2"/>t o <text:s text:c="2"/>t h e <text:s text:c="2"/>C u s t o m e r <text:s text:c="2"/>f o r <text:s text:c="2"/>t h e r e a s o n s <text:s text:c="2"/>d e s c r i b e d <text:s text:c="2"/>i n <text:s text:c="2"/>t h e <text:s text:c="2"/>r e s p o n s e <text:s text:c="2"/>t o <text:s text:c="2"/>7 . 3 . W e <text:s text:c="2"/>c a n <text:s text:c="2"/>n o t <text:s text:c="2"/>a l l o w <text:s text:c="2"/>t h e <text:s text:c="2"/>C u s t o m e r <text:s text:c="2"/>t o <text:s text:c="2"/>o b t a i n <text:s text:c="2"/>a c c e s s t o <text:s text:c="2"/>m e d i c a l <text:s text:c="2"/>d a t a <text:s text:c="2"/>w i t h o u t <text:s text:c="2"/>t h e <text:s text:c="2"/>e x p l i c i t <text:s text:c="2"/>w r i t t e n c o n s e n t <text:s text:c="2"/>o f <text:s text:c="2"/>t h e <text:s text:c="2"/>d a t a <text:s text:c="2"/>s u b j e c t . P l e a s e <text:s text:c="2"/>a m e n d <text:s text:c="2"/>t o : <text:s text:c="2"/>O n <text:s text:c="2"/>t e r m i n a t i o n <text:s text:c="2"/>o f <text:s text:c="2"/>t h e C o n t r a c t <text:s text:c="2"/>f o r <text:s text:c="2"/>a n y <text:s text:c="2"/>r e a s o n : 1 1 . 1 . 1 <text:s text:c="2"/>t h e <text:s text:c="2"/>S u p p l i e r <text:s text:c="2"/>s h a l l <text:s text:c="2"/>i m m e d i a t e l y <text:s text:c="2"/>d e l i v e r <text:s text:c="2"/>t o t h e <text:s text:c="2"/>C u s t o m e r ’ s <text:s text:c="2"/>n e w <text:s text:c="2"/>O c c u p a t i o n a l <text:s text:c="2"/>S u p p l i e r <text:s text:c="2"/>a l l C u s t o m e r <text:s text:c="2"/>D a t a <text:s text:c="2"/>w h e t h e r <text:s text:c="2"/>o r <text:s text:c="2"/>n o t <text:s text:c="2"/>t h e n <text:s text:c="2"/>c o m p l e t e , a n d <text:s text:c="2"/>r e t u r n <text:s text:c="2"/>t o <text:s text:c="2"/>t h e <text:s text:c="2"/>C u s t o m e r <text:s text:c="2"/>a l l <text:s text:c="2"/>C u s t o m e r M a t e r i a l s . <text:s text:c="2"/>I f <text:s text:c="2"/>t h e <text:s text:c="2"/>S u p p l i e r <text:s text:c="2"/>f a i l s <text:s text:c="2"/>t o <text:s text:c="2"/>d o <text:s text:c="2"/>s o , <text:s text:c="2"/>t h e n <text:s text:c="2"/>t h e</text:p>
          </table:table-cell>
          <table:table-cell table:number-columns-repeated="1022"/>
        </table:table-row>
        <table:table-row table:style-name="ro1">
          <table:table-cell office:value-type="string" calcext:value-type="string">
            <text:p>p a y m e n t <text:s text:c="2"/>b e c o m e s <text:s text:c="2"/>d u e <text:s text:c="2"/>t o <text:s text:c="2"/>t h e <text:s text:c="2"/>S u p p l i e r u n d e r <text:s text:c="2"/>t h e <text:s text:c="2"/>C o n t r a c t <text:s text:c="2"/>t h e <text:s text:c="2"/>C u s t o m e r <text:s text:c="2"/>s h a l l <text:s text:c="2"/>g i v e n o t i c e <text:s text:c="2"/>t o <text:s text:c="2"/>t h e <text:s text:c="2"/>S u p p l i e r <text:s text:c="2"/>s p e c i f y i n g <text:s text:c="2"/>t h e <text:s text:c="2"/>a m o u n t <text:s text:c="2"/>o f t h e <text:s text:c="2"/>p a y m e n t <text:s text:c="2"/>w h i c h <text:s text:c="2"/>h e <text:s text:c="2"/>p r o p o s e s <text:s text:c="2"/>t o <text:s text:c="2"/>m a k e <text:s text:c="2"/>i n r e l a t i o n <text:s text:c="2"/>t o <text:s text:c="2"/>t h e <text:s text:c="2"/>S u p p l i e r ’ s <text:s text:c="2"/>i n v o i c e <text:s text:c="2"/>a n d <text:s text:c="2"/>t h e <text:s text:c="2"/>b a s i s o n <text:s text:c="2"/>w h i c h <text:s text:c="2"/>t h a t <text:s text:c="2"/>a m o u n t <text:s text:c="2"/>i s <text:s text:c="2"/>c a l c u l a t e d . 6 . 7 <text:s text:c="2"/>T h e <text:s text:c="2"/>C u s t o m e r <text:s text:c="2"/>s h a l l <text:s text:c="2"/>g i v e <text:s text:c="2"/>t o <text:s text:c="2"/>t h e <text:s text:c="2"/>S u p p l i e r n o t i c e <text:s text:c="2"/>o f <text:s text:c="2"/>a n y <text:s text:c="2"/>d e d u c t i o n <text:s text:c="2"/>o r <text:s text:c="2"/>s e t <text:s text:c="2"/>o f f <text:s text:c="2"/>w h i c h <text:s text:c="2"/>h e p r o p o s e s <text:s text:c="2"/>t o <text:s text:c="2"/>m a k e <text:s text:c="2"/>a n d <text:s text:c="2"/>t h e <text:s text:c="2"/>s u m <text:s text:c="2"/>t h e <text:s text:c="2"/>C u s t o m e r c o n s i d e r s <text:s text:c="2"/>t o <text:s text:c="2"/>b e <text:s text:c="2"/>d u e <text:s text:c="2"/>o n <text:s text:c="2"/>t h e <text:s text:c="2"/>d a t e <text:s text:c="2"/>t h e n o t i c e <text:s text:c="2"/>i s <text:s text:c="2"/>s e r v e d <text:s text:c="2"/>a n d <text:s text:c="2"/>s u c h <text:s text:c="2"/>n o t i c e <text:s text:c="2"/>s h a l l <text:s text:c="2"/>s p e c i f y t h e <text:s text:c="2"/>a m o u n t <text:s text:c="2"/>p r o p o s e d <text:s text:c="2"/>t o <text:s text:c="2"/>b e <text:s text:c="2"/>w i t h h e l d <text:s text:c="2"/>a n d t h e <text:s text:c="2"/>b a s i s <text:s text:c="2"/>o n <text:s text:c="2"/>w h i c h <text:s text:c="2"/>t h a t <text:s text:c="2"/>s u m <text:s text:c="2"/>i s <text:s text:c="2"/>c a l c u l a t e d <text:s text:c="2"/>( t h e “ p a y <text:s text:c="2"/>l e s s <text:s text:c="2"/>n o t i c e ” ) . <text:s text:c="2"/>S u c h <text:s text:c="2"/>n o t i c e <text:s text:c="2"/>s h a l l <text:s text:c="2"/>b e g i v e n <text:s text:c="2"/>n o t <text:s text:c="2"/>l a t e r <text:s text:c="2"/>t h a n <text:s text:c="2"/>f i v e <text:s text:c="2"/>d a y s <text:s text:c="2"/>b e f o r e <text:s text:c="2"/>t h e <text:s text:c="2"/>f i n a l d a t e <text:s text:c="2"/>f o r <text:s text:c="2"/>p a y m e n t <text:s text:c="2"/>o f <text:s text:c="2"/>e a c h <text:s text:c="2"/>i n v o i c e <text:s text:c="2"/>u n d e r <text:s text:c="2"/>C l a u s e 6 . 5 <text:s text:c="2"/>( t h e <text:s text:c="2"/>“ p r e s c r i b e d <text:s text:c="2"/>p e r i o d ” ) . 7 . 3 <text:s text:c="2"/>T h e <text:s text:c="2"/>S u p p l i e r <text:s text:c="2"/>s h a l l <text:s text:c="2"/>o b t a i n <text:s text:c="2"/>w a i v e r s <text:s text:c="2"/>o f <text:s text:c="2"/>a l l m o r a l <text:s text:c="2"/>r i g h t s <text:s text:c="2"/>i n <text:s text:c="2"/>t h e <text:s text:c="2"/>P r o p r i e t a r y <text:s text:c="2"/>M a t e r i a l <text:s text:c="2"/>a n d t h e <text:s text:c="2"/>D e l i v e r a b l e s , <text:s text:c="2"/>t o <text:s text:c="2"/>w h i c h <text:s text:c="2"/>a n y <text:s text:c="2"/>i n d i v i d u a l <text:s text:c="2"/>i s <text:s text:c="2"/>n o w o r <text:s text:c="2"/>m a y <text:s text:c="2"/>b e <text:s text:c="2"/>a t <text:s text:c="2"/>a n y <text:s text:c="2"/>f u t u r e <text:s text:c="2"/>t i m e <text:s text:c="2"/>e n t i t l e d u n d e r <text:s text:c="2"/>C h a p t e r <text:s text:c="2"/>I V <text:s text:c="2"/>o f <text:s text:c="2"/>P a r t <text:s text:c="2"/>I <text:s text:c="2"/>o f <text:s text:c="2"/>t h e <text:s text:c="2"/>C o p y r i g h t</text:p>
          </table:table-cell>
          <table:table-cell office:value-type="string" calcext:value-type="string">
            <text:p>i n <text:s text:c="2"/>f u l l <text:s text:c="2"/>f o r <text:s text:c="2"/>a l l <text:s text:c="2"/>s e r v i c e s <text:s text:c="2"/>d e l i v e r e d . <text:s text:c="2"/>A n y <text:s text:c="2"/>d i s p u t e d p a y m e n t s <text:s text:c="2"/>w i l l <text:s text:c="2"/>b e <text:s text:c="2"/>d i s c u s s e d <text:s text:c="2"/>a n d <text:s text:c="2"/>i n v e s t i g a t e d . P l e a s e <text:s text:c="2"/>a d d : <text:s text:c="2"/>I f , <text:s text:c="2"/>f o l l o w i n g <text:s text:c="2"/>i n v e s t i g a t i o n <text:s text:c="2"/>o f <text:s text:c="2"/>t h e d i s p u t e d <text:s text:c="2"/>s u m <text:s text:c="2"/>a n d <text:s text:c="2"/>p a y <text:s text:c="2"/>l e s s <text:s text:c="2"/>n o t i c e , <text:s text:c="2"/>t h e <text:s text:c="2"/>S u p p l i e r d o e s <text:s text:c="2"/>n o t <text:s text:c="2"/>a g r e e <text:s text:c="2"/>w i t h <text:s text:c="2"/>t h e <text:s text:c="2"/>c a l c u l a t i o n <text:s text:c="2"/>t h e <text:s text:c="2"/>f u l l <text:s text:c="2"/>s u m i n v o i c e d <text:s text:c="2"/>w i l l <text:s text:c="2"/>b e c o m e <text:s text:c="2"/>d u e . W e <text:s text:c="2"/>a r e <text:s text:c="2"/>n o t <text:s text:c="2"/>a b l e <text:s text:c="2"/>t o <text:s text:c="2"/>w a i v e <text:s text:c="2"/>m o r a l <text:s text:c="2"/>r i g h t s <text:s text:c="2"/>t o <text:s text:c="2"/>a l l P r o p r i e t a r y <text:s text:c="2"/>M a t e r i a l s <text:s text:c="2"/>a n d <text:s text:c="2"/>D e l i v e r a b l e s , <text:s text:c="2"/>a s <text:s text:c="2"/>t h e s e i n c l u d e <text:s text:c="2"/>o u r <text:s text:c="2"/>I n t e l l e c t u a l <text:s text:c="2"/>P r o p e r t y <text:s text:c="2"/>w h i c h s i g n i f i c a n t l y <text:s text:c="2"/>e x c e e d s <text:s text:c="2"/>t h e <text:s text:c="2"/>v a l u e <text:s text:c="2"/>o f <text:s text:c="2"/>t h e <text:s text:c="2"/>c o n t r a c t t e r m . <text:s text:c="2"/>I t <text:s text:c="2"/>w o u l d <text:s text:c="2"/>n o t <text:s text:c="2"/>b e <text:s text:c="2"/>r e a s o n a b l e <text:s text:c="2"/>f o r <text:s text:c="2"/>e x a m p l e <text:s text:c="2"/>f o r t h e <text:s text:c="2"/>C u s t o m e r <text:s text:c="2"/>t o <text:s text:c="2"/>c l a i m <text:s text:c="2"/>o w n e r s h i p <text:s text:c="2"/>o f <text:s text:c="2"/>t h e <text:s text:c="2"/>p r o v i d e r</text:p>
          </table:table-cell>
          <table:table-cell table:number-columns-repeated="1022"/>
        </table:table-row>
        <table:table-row table:style-name="ro1">
          <table:table-cell office:value-type="string" calcext:value-type="string">
            <text:p>C l a u s e p a y m e n t <text:s text:c="2"/>t h e r e f o r ) <text:s text:c="2"/>a n d / o r <text:s text:c="2"/>c l a i m <text:s text:c="2"/>a n y <text:s text:c="2"/>a p p l i c a b l e L i q u i d a t e d <text:s text:c="2"/>D a m a g e s <text:s text:c="2"/>p u r s u a n t <text:s text:c="2"/>t o <text:s text:c="2"/>C o n d i t i o n <text:s text:c="2"/>6 . 1 8 . 2 <text:s text:c="2"/>A n y <text:s text:c="2"/>L i q u i d a t e d <text:s text:c="2"/>D a m a g e s <text:s text:c="2"/>s e t <text:s text:c="2"/>o u t <text:s text:c="2"/>i n <text:s text:c="2"/>t h e C o n t r a c t <text:s text:c="2"/>h a v e <text:s text:c="2"/>b e e n <text:s text:c="2"/>a g r e e d <text:s text:c="2"/>a s <text:s text:c="2"/>a <text:s text:c="2"/>g e n u i n e <text:s text:c="2"/>p r e - e s t i m a t e <text:s text:c="2"/>o f <text:s text:c="2"/>t h e <text:s text:c="2"/>l o s s <text:s text:c="2"/>t h a t <text:s text:c="2"/>w o u l d <text:s text:c="2"/>b e <text:s text:c="2"/>s u f f e r e d <text:s text:c="2"/>b y N W L <text:s text:c="2"/>i n <text:s text:c="2"/>t h e <text:s text:c="2"/>c i r c u m s t a n c e s <text:s text:c="2"/>i n <text:s text:c="2"/>w h i c h <text:s text:c="2"/>t h e y b e c o m e <text:s text:c="2"/>p a y a b l e . <text:s text:c="2"/>L i q u i d a t e d <text:s text:c="2"/>D a m a g e s <text:s text:c="2"/>p a i d <text:s text:c="2"/>o r d e d u c t e d <text:s text:c="2"/>( w h e t h e r <text:s text:c="2"/>o r <text:s text:c="2"/>n o t <text:s text:c="2"/>u p <text:s text:c="2"/>t o <text:s text:c="2"/>a n y <text:s text:c="2"/>a p p l i c a b l e c a p ) <text:s text:c="2"/>w i l l <text:s text:c="2"/>c o u n t <text:s text:c="2"/>t o w a r d s <text:s text:c="2"/>t h e <text:s text:c="2"/>o v e r a l l <text:s text:c="2"/>c a p <text:s text:c="2"/>o n <text:s text:c="2"/>t h e S u p p l i e r ’ s <text:s text:c="2"/>l i a b i l i t y <text:s text:c="2"/>i n <text:s text:c="2"/>r e s p e c t <text:s text:c="2"/>o f <text:s text:c="2"/>t h e <text:s text:c="2"/>S u p p l y . 1 8 . 4 <text:s text:c="2"/>N e i t h e r <text:s text:c="2"/>t h e <text:s text:c="2"/>S u p p l i e r <text:s text:c="2"/>n o r <text:s text:c="2"/>N W L <text:s text:c="2"/>s h a l l <text:s text:c="2"/>b e l i a b l e <text:s text:c="2"/>t o <text:s text:c="2"/>t h e <text:s text:c="2"/>o t h e r <text:s text:c="2"/>o r <text:s text:c="2"/>b e <text:s text:c="2"/>d e e m e d <text:s text:c="2"/>t o <text:s text:c="2"/>b e <text:s text:c="2"/>i n <text:s text:c="2"/>b r e a c h o f <text:s text:c="2"/>t h e <text:s text:c="2"/>C o n t r a c t <text:s text:c="2"/>b y <text:s text:c="2"/>r e a s o n <text:s text:c="2"/>o f <text:s text:c="2"/>a n y <text:s text:c="2"/>d e l a y <text:s text:c="2"/>i n p e r f o r m i n g , <text:s text:c="2"/>o r <text:s text:c="2"/>a n y <text:s text:c="2"/>f a i l u r e <text:s text:c="2"/>t o <text:s text:c="2"/>p e r f o r m , <text:s text:c="2"/>a n y <text:s text:c="2"/>o f <text:s text:c="2"/>i t s o b l i g a t i o n s <text:s text:c="2"/>i f <text:s text:c="2"/>t h e <text:s text:c="2"/>d e l a y <text:s text:c="2"/>o r <text:s text:c="2"/>f a i l u r e <text:s text:c="2"/>i s <text:s text:c="2"/>b e y o n d <text:s text:c="2"/>t h a t p a r t y ' s <text:s text:c="2"/>r e a s o n a b l e <text:s text:c="2"/>c o n t r o l . <text:s text:c="2"/>I f , <text:s text:c="2"/>h o w e v e r , <text:s text:c="2"/>t h e r e <text:s text:c="2"/>i s s u c h <text:s text:c="2"/>a <text:s text:c="2"/>d e l a y <text:s text:c="2"/>o r <text:s text:c="2"/>f a i l u r e <text:s text:c="2"/>o n <text:s text:c="2"/>t h e <text:s text:c="2"/>p a r t <text:s text:c="2"/>o f <text:s text:c="2"/>t h e S u p p l i e r <text:s text:c="2"/>i t <text:s text:c="2"/>s h a l l <text:s text:c="2"/>f o r t h w i t h <text:s text:c="2"/>r e p a y <text:s text:c="2"/>t o <text:s text:c="2"/>N W L <text:s text:c="2"/>a l l m o n i e s <text:s text:c="2"/>p a i d <text:s text:c="2"/>t o <text:s text:c="2"/>i t <text:s text:c="2"/>b y <text:s text:c="2"/>N W L <text:s text:c="2"/>( a n d <text:s text:c="2"/>t h i s <text:s text:c="2"/>r e m e d y <text:s text:c="2"/>s h a l l b e <text:s text:c="2"/>c u m u l a t i v e <text:s text:c="2"/>w i t h <text:s text:c="2"/>N W L ’ s <text:s text:c="2"/>o t h e r <text:s text:c="2"/>r e m e d i e s <text:s text:c="2"/>u n d e r t h e <text:s text:c="2"/>C o n t r a c t ) . O P T I O N <text:s text:c="2"/>B : <text:s text:c="2"/>T H I S <text:s text:c="2"/>O P T I O N <text:s text:c="2"/>B <text:s text:c="2"/>O N L Y <text:s text:c="2"/>A P P L I E S W H E R E <text:s text:c="2"/>T H E <text:s text:c="2"/>S U P P L I E R <text:s text:c="2"/>I S <text:s text:c="2"/>A <text:s text:c="2"/>D A T A C O N T R O L L E R</text:p>
          </table:table-cell>
          <table:table-cell office:value-type="string" calcext:value-type="string">
            <text:p>H e a l e s <text:s text:c="2"/>M e d i c a l <text:s text:c="2"/>A g r e e m e n t W e <text:s text:c="2"/>d o <text:s text:c="2"/>n o t <text:s text:c="2"/>a c c e p t <text:s text:c="2"/>p e n a l t y <text:s text:c="2"/>c l a u s e s T h i s <text:s text:c="2"/>n e e d s <text:s text:c="2"/>t o <text:s text:c="2"/>b e <text:s text:c="2"/>c l a r i f i e d <text:s text:c="2"/>i f <text:s text:c="2"/>i t <text:s text:c="2"/>a p p l i e s <text:s text:c="2"/>t o <text:s text:c="2"/>t h e w h o l e <text:s text:c="2"/>s e r v i c e <text:s text:c="2"/>c o n t r a c t <text:s text:c="2"/>o r <text:s text:c="2"/>t o <text:s text:c="2"/>a n <text:s text:c="2"/>i n d i v i d u a l <text:s text:c="2"/>s e r v i c e e l e m e n t <text:s text:c="2"/>o f <text:s text:c="2"/>t h e <text:s text:c="2"/>c o n t r a c t . <text:s text:c="2"/>W e <text:s text:c="2"/>c o u l d <text:s text:c="2"/>n o t <text:s text:c="2"/>a c c e p t <text:s text:c="2"/>t h i s c l a u s e <text:s text:c="2"/>i f <text:s text:c="2"/>i t <text:s text:c="2"/>g a v e <text:s text:c="2"/>N W L <text:s text:c="2"/>t h e <text:s text:c="2"/>r i g h t <text:s text:c="2"/>t o <text:s text:c="2"/>d e m a n d r e p a y m e n t <text:s text:c="2"/>o f <text:s text:c="2"/>a l l <text:s text:c="2"/>m o n i e s <text:s text:c="2"/>p a i d <text:s text:c="2"/>f o r <text:s text:c="2"/>s e r v i c e s d e l i v e r e d <text:s text:c="2"/>u n d e r <text:s text:c="2"/>t h e <text:s text:c="2"/>c o n t r a c t . T h e <text:s text:c="2"/>I C O <text:s text:c="2"/>r e g a r d s <text:s text:c="2"/>O c c u p a t i o n a l <text:s text:c="2"/>H e a l t h <text:s text:c="2"/>a s <text:s text:c="2"/>a <text:s text:c="2"/>J o i n t D a t a <text:s text:c="2"/>C o n t r o l l e r .</text:p>
          </table:table-cell>
          <table:table-cell table:number-columns-repeated="1022"/>
        </table:table-row>
        <table:table-row table:style-name="ro1">
          <table:table-cell office:value-type="string" calcext:value-type="string">
            <text:p>C l a u s e d a t a <text:s text:c="2"/>a n d <text:s text:c="2"/>i n f o r m a t i o n <text:s text:c="2"/>o f <text:s text:c="2"/>w h a t s o e v e r <text:s text:c="2"/>n a t u r e <text:s text:c="2"/>i n <text:s text:c="2"/>i t s p o s s e s s i o n <text:s text:c="2"/>a n d <text:s text:c="2"/>c a u s e <text:s text:c="2"/>i t s <text:s text:c="2"/>e m p l o y e e s <text:s text:c="2"/>t o <text:s text:c="2"/>s i g n a n y <text:s text:c="2"/>d o c u m e n t s <text:s text:c="2"/>n e c e s s a r y <text:s text:c="2"/>t o <text:s text:c="2"/>e n a b l e <text:s text:c="2"/>N W L <text:s text:c="2"/>t o <text:s text:c="2"/>f i l e a p p l i c a t i o n s <text:s text:c="2"/>f o r <text:s text:c="2"/>p a t e n t s <text:s text:c="2"/>t h r o u g h o u t <text:s text:c="2"/>t h e <text:s text:c="2"/>w o r l d a n d <text:s text:c="2"/>t o <text:s text:c="2"/>o b t a i n <text:s text:c="2"/>t i t l e <text:s text:c="2"/>t h e r e t o <text:s text:c="2"/>a n d <text:s text:c="2"/>t h e <text:s text:c="2"/>S u p p l i e r <text:s text:c="2"/>s h a l l u s e <text:s text:c="2"/>i t s <text:s text:c="2"/>b e s t <text:s text:c="2"/>e n d e a v o u r s <text:s text:c="2"/>t o <text:s text:c="2"/>f a c i l i t a t e <text:s text:c="2"/>t h e <text:s text:c="2"/>s a m e . 1 7 . 2 <text:s text:c="2"/>N W L <text:s text:c="2"/>s h a l l <text:s text:c="2"/>b e <text:s text:c="2"/>e n t i t l e d <text:s text:c="2"/>t o <text:s text:c="2"/>t e r m i n a t e <text:s text:c="2"/>t h e C o n t r a c t <text:s text:c="2"/>i n <text:s text:c="2"/>r e s p e c t <text:s text:c="2"/>o f <text:s text:c="2"/>a l l <text:s text:c="2"/>o r <text:s text:c="2"/>p a r t <text:s text:c="2"/>o n l y <text:s text:c="2"/>o f <text:s text:c="2"/>t h e S u p p l y <text:s text:c="2"/>b y <text:s text:c="2"/>g i v i n g <text:s text:c="2"/>n o t <text:s text:c="2"/>l e s s <text:s text:c="2"/>t h a n <text:s text:c="2"/>f i v e <text:s text:c="2"/>( 5 ) <text:s text:c="2"/>W o r k i n g D a y s ' <text:s text:c="2"/>n o t i c e <text:s text:c="2"/>i n <text:s text:c="2"/>W r i t i n g <text:s text:c="2"/>t o <text:s text:c="2"/>t h e <text:s text:c="2"/>S u p p l i e r <text:s text:c="2"/>p r i o r <text:s text:c="2"/>t o t h e <text:s text:c="2"/>c o m m e n c e m e n t <text:s text:c="2"/>o f <text:s text:c="2"/>p e r f o r m a n c e , <text:s text:c="2"/>i n <text:s text:c="2"/>w h i c h e v e n t <text:s text:c="2"/>N W L <text:s text:c="2"/>s h a l l <text:s text:c="2"/>p a y <text:s text:c="2"/>a n d <text:s text:c="2"/>t h e <text:s text:c="2"/>S u p p l i e r <text:s text:c="2"/>s h a l l a c c e p t <text:s text:c="2"/>i n <text:s text:c="2"/>s e t t l e m e n t <text:s text:c="2"/>o f <text:s text:c="2"/>a l l <text:s text:c="2"/>c l a i m s <text:s text:c="2"/>u n d e r <text:s text:c="2"/>t h e C o n t r a c t <text:s text:c="2"/>s u c h <text:s text:c="2"/>s u m <text:s text:c="2"/>a s <text:s text:c="2"/>s h a l l <text:s text:c="2"/>r e a s o n a b l y c o m p e n s a t e <text:s text:c="2"/>t h e <text:s text:c="2"/>S u p p l i e r <text:s text:c="2"/>f o r : <text:s text:c="2"/>. . . 1 7 . 3 . 3 <text:s text:c="2"/>t h e <text:s text:c="2"/>S u p p l i e r <text:s text:c="2"/>s h a l l <text:s text:c="2"/>h a v e <text:s text:c="2"/>c o m m i t t e d <text:s text:c="2"/>a n y b r e a c h <text:s text:c="2"/>o f <text:s text:c="2"/>t h e <text:s text:c="2"/>C o n t r a c t <text:s text:c="2"/>w h i c h <text:s text:c="2"/>e i t h e r <text:s text:c="2"/>i s <text:s text:c="2"/>n o t c a p a b l e <text:s text:c="2"/>o f <text:s text:c="2"/>r e m e d y <text:s text:c="2"/>o r , <text:s text:c="2"/>i f <text:s text:c="2"/>s u c h <text:s text:c="2"/>b r e a c h <text:s text:c="2"/>i s <text:s text:c="2"/>c a p a b l e o f <text:s text:c="2"/>r e m e d y , <text:s text:c="2"/>i t <text:s text:c="2"/>s h a l l <text:s text:c="2"/>h a v e <text:s text:c="2"/>f a i l e d <text:s text:c="2"/>t o <text:s text:c="2"/>r e m e d y <text:s text:c="2"/>w i t h i n f i v e <text:s text:c="2"/>( 5 ) <text:s text:c="2"/>W o r k i n g <text:s text:c="2"/>D a y s <text:s text:c="2"/>( o r <text:s text:c="2"/>w i t h i n <text:s text:c="2"/>a n y <text:s text:c="2"/>o t h e r a g r e e d <text:s text:c="2"/>t i m e s c a l e ) <text:s text:c="2"/>o f <text:s text:c="2"/>b e i n g <text:s text:c="2"/>r e q u i r e d <text:s text:c="2"/>b y <text:s text:c="2"/>N W L <text:s text:c="2"/>i n W r i t i n g <text:s text:c="2"/>t o <text:s text:c="2"/>d o <text:s text:c="2"/>s o . 1 7 . 6 <text:s text:c="2"/>W i t h o u t <text:s text:c="2"/>p r e j u d i c e <text:s text:c="2"/>t o <text:s text:c="2"/>a n y <text:s text:c="2"/>o t h e r <text:s text:c="2"/>p r o v i s i o n <text:s text:c="2"/>o f t h i s <text:s text:c="2"/>C o n t r a c t , <text:s text:c="2"/>N W L <text:s text:c="2"/>s h a l l <text:s text:c="2"/>h a v e <text:s text:c="2"/>t h e <text:s text:c="2"/>r i g h t <text:s text:c="2"/>a t <text:s text:c="2"/>a n y t i m e <text:s text:c="2"/>a n d <text:s text:c="2"/>f o r <text:s text:c="2"/>a n y <text:s text:c="2"/>r e a s o n <text:s text:c="2"/>t o <text:s text:c="2"/>t e r m i n a t e <text:s text:c="2"/>o r <text:s text:c="2"/>s u s p e n d t h e <text:s text:c="2"/>C o n t r a c t <text:s text:c="2"/>i n <text:s text:c="2"/>w h o l e <text:s text:c="2"/>o r <text:s text:c="2"/>i n <text:s text:c="2"/>p a r t <text:s text:c="2"/>b y <text:s text:c="2"/>g i v i n g <text:s text:c="2"/>t h e S u p p l i e r <text:s text:c="2"/>n o t <text:s text:c="2"/>l e s s <text:s text:c="2"/>t h a n <text:s text:c="2"/>5 <text:s text:c="2"/>w o r k i n g <text:s text:c="2"/>d a y s <text:s text:c="2"/>w r i t t e n n o t i c e <text:s text:c="2"/>w h e r e u p o n <text:s text:c="2"/>t h e <text:s text:c="2"/>p r o v i s i o n <text:s text:c="2"/>o f <text:s text:c="2"/>G o o d s , S e r v i c e s <text:s text:c="2"/>o r <text:s text:c="2"/>w o r k s <text:s text:c="2"/>u n d e r <text:s text:c="2"/>t h i s <text:s text:c="2"/>C o n t r a c t <text:s text:c="2"/>s h a l l <text:s text:c="2"/>b e d i s c o n t i n u e d <text:s text:c="2"/>a n d <text:s text:c="2"/>N W L <text:s text:c="2"/>s h a l l <text:s text:c="2"/>p a y <text:s text:c="2"/>t o <text:s text:c="2"/>t h e <text:s text:c="2"/>S u p p l i e r f a i r <text:s text:c="2"/>a n d <text:s text:c="2"/>r e a s o n a b l e <text:s text:c="2"/>c o m p e n s a t i o n <text:s text:c="2"/>f o r <text:s text:c="2"/>a n y <text:s text:c="2"/>w o r k - i n - p r o g r e s s <text:s text:c="2"/>a t <text:s text:c="2"/>t h e <text:s text:c="2"/>t i m e <text:s text:c="2"/>o f <text:s text:c="2"/>t e r m i n a t i o n <text:s text:c="2"/>b u t <text:s text:c="2"/>s u c h c o m p e n s a t i o n <text:s text:c="2"/>s h a l l <text:s text:c="2"/>n o t <text:s text:c="2"/>i n c l u d e <text:s text:c="2"/>I n d i r e c t <text:s text:c="2"/>C o s t s , l o s s <text:s text:c="2"/>o f <text:s text:c="2"/>a n t i c i p a t e d <text:s text:c="2"/>p r o f i t s <text:s text:c="2"/>o r <text:s text:c="2"/>a n y <text:s text:c="2"/>o t h e r c o n s e q u e n t i a l , <text:s text:c="2"/>s p e c i a l <text:s text:c="2"/>o r <text:s text:c="2"/>i n d i r e c t <text:s text:c="2"/>l o s s . 1 8 . 1 <text:s text:c="2"/>W i t h o u t <text:s text:c="2"/>p r e j u d i c e <text:s text:c="2"/>t o <text:s text:c="2"/>a n y <text:s text:c="2"/>o t h e r <text:s text:c="2"/>r i g h t <text:s text:c="2"/>o r r e m e d y <text:s text:c="2"/>a v a i l a b l e <text:s text:c="2"/>t o <text:s text:c="2"/>i t , <text:s text:c="2"/>i f <text:s text:c="2"/>a n y <text:s text:c="2"/>G o o d s <text:s text:c="2"/>o r <text:s text:c="2"/>S e r v i c e s a r e <text:s text:c="2"/>n o t <text:s text:c="2"/>s u p p l i e d <text:s text:c="2"/>o r <text:s text:c="2"/>p e r f o r m e d <text:s text:c="2"/>i n <text:s text:c="2"/>a c c o r d a n c e w i t h <text:s text:c="2"/>t h e <text:s text:c="2"/>C o n t r a c t , <text:s text:c="2"/>t h e n <text:s text:c="2"/>N W L <text:s text:c="2"/>m a y <text:s text:c="2"/>r e q u i r e <text:s text:c="2"/>t h e S u p p l i e r <text:s text:c="2"/>t o <text:s text:c="2"/>s u p p l y <text:s text:c="2"/>r e p l a c e m e n t <text:s text:c="2"/>G o o d s <text:s text:c="2"/>o r S e r v i c e s , <text:s text:c="2"/>f r e e <text:s text:c="2"/>o f <text:s text:c="2"/>c h a r g e , <text:s text:c="2"/>w h i c h <text:s text:c="2"/>a r e <text:s text:c="2"/>i n a c c o r d a n c e <text:s text:c="2"/>w i t h <text:s text:c="2"/>t h e <text:s text:c="2"/>C o n t r a c t <text:s text:c="2"/>w i t h i n <text:s text:c="2"/>f i v e <text:s text:c="2"/>( 5 ) W o r k i n g <text:s text:c="2"/>D a y s <text:s text:c="2"/>o f <text:s text:c="2"/>t h e <text:s text:c="2"/>d a t e <text:s text:c="2"/>o f <text:s text:c="2"/>N W L ’ s <text:s text:c="2"/>n o t i f i c a t i o n ( n o t w i t h s t a n d i n g <text:s text:c="2"/>a n y <text:s text:c="2"/>a c c e p t a n c e <text:s text:c="2"/>t h e r e o f <text:s text:c="2"/>o r</text:p>
          </table:table-cell>
          <table:table-cell office:value-type="string" calcext:value-type="string">
            <text:p>H e a l e s <text:s text:c="2"/>M e d i c a l <text:s text:c="2"/>A g r e e m e n t t h e <text:s text:c="2"/>c o n t r a c t . <text:s text:c="2"/>N W L <text:s text:c="2"/>m a y <text:s text:c="2"/>n o t <text:s text:c="2"/>d u p l i c a t e <text:s text:c="2"/>f o r m s <text:s text:c="2"/>o r a c q u i r e <text:s text:c="2"/>t h e <text:s text:c="2"/>I P <text:s text:c="2"/>o r <text:s text:c="4"/>s o f t w a r e , <text:s text:c="2"/>p r o c e s s e s <text:s text:c="2"/>o f <text:s text:c="2"/>f o r m s a n d <text:s text:c="2"/>c o n t i n u e <text:s text:c="2"/>t o <text:s text:c="2"/>u s e <text:s text:c="2"/>t h e m <text:s text:c="2"/>a f t e r <text:s text:c="2"/>c o n t r a c t <text:s text:c="2"/>e n d . W e <text:s text:c="2"/>c o u l d <text:s text:c="2"/>n o t <text:s text:c="2"/>a c c e p t <text:s text:c="2"/>t h i s <text:s text:c="2"/>c l a u s e . <text:s text:c="2"/>W e <text:s text:c="2"/>r e q u i r e <text:s text:c="2"/>3 m o n t h s <text:s text:c="2"/>n o t i c e <text:s text:c="2"/>t o <text:s text:c="2"/>t e r m i n a t e <text:s text:c="2"/>a <text:s text:c="2"/>c o n t r a c t , <text:s text:c="2"/>w h i c h <text:s text:c="2"/>i s s t a t e d <text:s text:c="2"/>i n <text:s text:c="2"/>c l a u s e <text:s text:c="2"/>4 . 6 <text:s text:c="2"/>o f <text:s text:c="2"/>t h e <text:s text:c="2"/>C o n t r a c t <text:s text:c="2"/>A g r e e m e n t <text:s text:c="2"/>– L i v e . d o c x W e <text:s text:c="2"/>b e l i e v e <text:s text:c="2"/>t h a t <text:s text:c="2"/>3 0 <text:s text:c="2"/>d a y s <text:s text:c="2"/>t o <text:s text:c="2"/>r e m e d y <text:s text:c="2"/>a <text:s text:c="2"/>b r e a c h <text:s text:c="2"/>i s m o r e <text:s text:c="2"/>r e a s o n a b l e <text:s text:c="2"/>p l u s <text:s text:c="2"/>i n d e p e n d e n t <text:s text:c="2"/>a r b i t r a t i o n <text:s text:c="2"/>i f w e <text:s text:c="2"/>d o <text:s text:c="2"/>n o t <text:s text:c="2"/>a g r e e <text:s text:c="2"/>t h e r e <text:s text:c="2"/>h a s <text:s text:c="2"/>b e e n <text:s text:c="2"/>a <text:s text:c="2"/>b r e a c h . <text:s text:c="2"/>T h i s c l a u s e <text:s text:c="2"/>s h o u l d <text:s text:c="2"/>r e f e r <text:s text:c="2"/>t o <text:s text:c="2"/>c l a u s e <text:s text:c="2"/>2 6 . W e <text:s text:c="2"/>c o u l d <text:s text:c="2"/>n o t <text:s text:c="2"/>a c c e p t <text:s text:c="2"/>t h i s <text:s text:c="2"/>c l a u s e . <text:s text:c="2"/>W e <text:s text:c="2"/>r e q u i r e <text:s text:c="2"/>3 m o n t h s <text:s text:c="2"/>n o t i c e <text:s text:c="2"/>t o <text:s text:c="2"/>t e r m i n a t e <text:s text:c="2"/>a <text:s text:c="2"/>c o n t r a c t . T h e r e <text:s text:c="2"/>m u s t <text:s text:c="2"/>b e <text:s text:c="2"/>i n d e p e n d e n t <text:s text:c="2"/>a r b i t r a t i o n <text:s text:c="2"/>i f <text:s text:c="2"/>w e <text:s text:c="2"/>d o n o t <text:s text:c="2"/>a g r e e <text:s text:c="2"/>t h a t <text:s text:c="2"/>t h e <text:s text:c="2"/>s e r v i c e <text:s text:c="2"/>w a s <text:s text:c="2"/>n o t <text:s text:c="2"/>s u p p l i e d <text:s text:c="2"/>i n a c c o r d a n c e <text:s text:c="2"/>w i t h <text:s text:c="4"/>t h e <text:s text:c="2"/>c o n t r a c t . <text:s text:c="2"/>T h i s <text:s text:c="2"/>c l a u s e s h o u l d <text:s text:c="2"/>r e f e r <text:s text:c="2"/>t o <text:s text:c="2"/>c l a u s e <text:s text:c="2"/>2 6 .</text:p>
          </table:table-cell>
          <table:table-cell table:number-columns-repeated="1022"/>
        </table:table-row>
        <table:table-row table:style-name="ro1">
          <table:table-cell office:value-type="string" calcext:value-type="string">
            <text:p>C l a u s e 6 . 3 <text:s text:c="2"/>U n l e s s <text:s text:c="2"/>o t h e r w i s e <text:s text:c="2"/>s t a t e d <text:s text:c="2"/>i n <text:s text:c="2"/>t h e <text:s text:c="2"/>P u r c h a s e O r d e r , <text:s text:c="2"/>N W L <text:s text:c="2"/>s h a l l <text:s text:c="2"/>p a y <text:s text:c="2"/>t h e <text:s text:c="2"/>P r i c e <text:s text:c="2"/>f o r <text:s text:c="2"/>t h e <text:s text:c="2"/>S u p p l y w i t h i n <text:s text:c="2"/>f o r t y <text:s text:c="2"/>f i v e <text:s text:c="2"/>( 4 5 ) <text:s text:c="2"/>d a y s <text:s text:c="2"/>a f t e r <text:s text:c="2"/>r e c e i p t <text:s text:c="2"/>b y <text:s text:c="2"/>N W L o f <text:s text:c="2"/>t h e <text:s text:c="2"/>S u p p l i e r ' s <text:s text:c="2"/>v a l i d <text:s text:c="2"/>a n d <text:s text:c="2"/>c o r r e c t <text:s text:c="2"/>i n v o i c e . 7 . 3 <text:s text:c="2"/>T h e <text:s text:c="2"/>S u p p l i e r <text:s text:c="2"/>s h a l l <text:s text:c="2"/>b e g i n <text:s text:c="2"/>p e r f o r m i n g <text:s text:c="2"/>t h e S u p p l y <text:s text:c="2"/>o n <text:s text:c="2"/>t h e <text:s text:c="2"/>d a t e <text:s text:c="2"/>s t a t e d <text:s text:c="2"/>i n <text:s text:c="2"/>t h e <text:s text:c="2"/>C o n t r a c t <text:s text:c="2"/>a n d s h a l l <text:s text:c="2"/>c o m p l e t e <text:s text:c="2"/>t h e <text:s text:c="2"/>p r o v i s i o n <text:s text:c="2"/>o f <text:s text:c="2"/>t h e <text:s text:c="2"/>S u p p l y <text:s text:c="2"/>b y t h e <text:s text:c="2"/>d a t e , <text:s text:c="2"/>o r <text:s text:c="2"/>w i t h i n <text:s text:c="2"/>t h e <text:s text:c="2"/>p e r i o d , <text:s text:c="2"/>s t a t e d <text:s text:c="2"/>i n <text:s text:c="2"/>t h e C o n t r a c t <text:s text:c="2"/>( w h i c h e v e r <text:s text:c="2"/>i s <text:s text:c="2"/>a p p l i c a b l e ) . <text:s text:c="2"/>I f <text:s text:c="2"/>r e q u e s t e d b y <text:s text:c="2"/>N W L , <text:s text:c="2"/>t h e <text:s text:c="2"/>S u p p l i e r <text:s text:c="2"/>s h a l l <text:s text:c="2"/>s u b m i t <text:s text:c="2"/>s u c h <text:s text:c="2"/>d e t a i l e d p r o g r a m m e s <text:s text:c="2"/>o f <text:s text:c="2"/>w o r k <text:s text:c="2"/>a n d <text:s text:c="2"/>p r o g r e s s <text:s text:c="2"/>r e p o r t s <text:s text:c="2"/>a s N W L <text:s text:c="2"/>m a y <text:s text:c="2"/>f r o m <text:s text:c="2"/>t i m e <text:s text:c="2"/>t o <text:s text:c="2"/>t i m e <text:s text:c="2"/>r e a s o n a b l y <text:s text:c="2"/>r e q u i r e . I n <text:s text:c="2"/>t h e <text:s text:c="2"/>e v e n t <text:s text:c="2"/>t h a t <text:s text:c="2"/>N W L <text:s text:c="2"/>b e l i e v e s , <text:s text:c="2"/>i n <text:s text:c="2"/>i t s <text:s text:c="2"/>a b s o l u t e d i s c r e t i o n , <text:s text:c="2"/>t h a t <text:s text:c="2"/>t h e <text:s text:c="2"/>S u p p l i e r <text:s text:c="2"/>i s <text:s text:c="2"/>u n l i k e l y <text:s text:c="2"/>e i t h e r <text:s text:c="2"/>t o a c h i e v e <text:s text:c="2"/>a n y <text:s text:c="2"/>p r o g r a m m e <text:s text:c="2"/>m i l e s t o n e s <text:s text:c="2"/>w h i c h <text:s text:c="2"/>N W L c o n s i d e r s <text:s text:c="2"/>t o <text:s text:c="2"/>b e <text:s text:c="2"/>k e y <text:s text:c="2"/>m i l e s t o n e s <text:s text:c="2"/>b y <text:s text:c="2"/>t h e <text:s text:c="2"/>d a t e a g r e e d <text:s text:c="2"/>f o r <text:s text:c="2"/>t h e m , <text:s text:c="2"/>o r <text:s text:c="2"/>t o <text:s text:c="2"/>c o m p l e t e <text:s text:c="2"/>t h e <text:s text:c="2"/>S u p p l y <text:s text:c="2"/>b y t h e <text:s text:c="2"/>d a t e <text:s text:c="2"/>( o r <text:s text:c="2"/>w i t h i n <text:s text:c="2"/>t h e <text:s text:c="2"/>p e r i o d ) <text:s text:c="2"/>f o r <text:s text:c="2"/>c o m p l e t i o n <text:s text:c="2"/>s e t o u t <text:s text:c="2"/>i n <text:s text:c="2"/>t h e <text:s text:c="2"/>C o n t r a c t <text:s text:c="2"/>( o r <text:s text:c="2"/>o t h e r w i s e <text:s text:c="2"/>a g r e e d <text:s text:c="2"/>i n W r i t i n g ) , <text:s text:c="2"/>t h e n <text:s text:c="2"/>N W L <text:s text:c="2"/>s h a l l <text:s text:c="2"/>b e <text:s text:c="2"/>e n t i t l e d <text:s text:c="2"/>t o <text:s text:c="2"/>n o t i f y <text:s text:c="2"/>t h e S u p p l i e r <text:s text:c="2"/>i n <text:s text:c="2"/>W r i t i n g <text:s text:c="2"/>t h a t <text:s text:c="2"/>a n y <text:s text:c="2"/>d a t e s <text:s text:c="2"/>o r <text:s text:c="2"/>p e r i o d s <text:s text:c="2"/>f o r d e l i v e r y <text:s text:c="2"/>a r e <text:s text:c="2"/>o f <text:s text:c="2"/>t h e <text:s text:c="2"/>e s s e n c e <text:s text:c="2"/>o f <text:s text:c="2"/>t h e <text:s text:c="2"/>C o n t r a c t . F o l l o w i n g <text:s text:c="2"/>s u c h <text:s text:c="2"/>n o t i f i c a t i o n , <text:s text:c="2"/>i f <text:s text:c="2"/>t h e <text:s text:c="2"/>S u p p l y <text:s text:c="2"/>i s <text:s text:c="2"/>n o t c o m p l e t e d , <text:s text:c="2"/>o r <text:s text:c="2"/>k e y <text:s text:c="2"/>m i l e s t o n e s <text:s text:c="2"/>a c h i e v e d , <text:s text:c="2"/>b y <text:s text:c="2"/>s u c h d a t e ( s ) , <text:s text:c="2"/>o r <text:s text:c="2"/>w i t h i n <text:s text:c="2"/>s u c h <text:s text:c="2"/>p e r i o d s , <text:s text:c="2"/>N W L <text:s text:c="2"/>s h a l l , w i t h o u t <text:s text:c="2"/>p r e j u d i c e <text:s text:c="2"/>t o <text:s text:c="2"/>a n y <text:s text:c="2"/>o t h e r <text:s text:c="2"/>r i g h t <text:s text:c="2"/>o r <text:s text:c="2"/>r e m e d y , b e <text:s text:c="2"/>e n t i t l e d <text:s text:c="2"/>( a t <text:s text:c="2"/>i t s <text:s text:c="2"/>o p t i o n ) <text:s text:c="2"/>t o <text:s text:c="2"/>r e g a r d <text:s text:c="2"/>t h e <text:s text:c="2"/>C o n t r a c t a s <text:s text:c="2"/>d i s c h a r g e d <text:s text:c="2"/>b y <text:s text:c="2"/>t h e <text:s text:c="2"/>S u p p l i e r ' s <text:s text:c="2"/>b r e a c h , <text:s text:c="2"/>t o r e l e a s e <text:s text:c="2"/>i t s e l f <text:s text:c="2"/>f r o m <text:s text:c="2"/>a n y <text:s text:c="2"/>o b l i g a t i o n <text:s text:c="2"/>t o <text:s text:c="2"/>a c c e p t <text:s text:c="2"/>a n d p a y <text:s text:c="2"/>f o r <text:s text:c="2"/>a n y <text:s text:c="2"/>G o o d s <text:s text:c="2"/>o r <text:s text:c="2"/>S e r v i c e s , <text:s text:c="2"/>t o <text:s text:c="2"/>c a n c e l <text:s text:c="2"/>a l l <text:s text:c="2"/>o r p a r t <text:s text:c="2"/>o f <text:s text:c="2"/>t h e <text:s text:c="2"/>C o n t r a c t <text:s text:c="2"/>y e t <text:s text:c="2"/>t o <text:s text:c="2"/>b e <text:s text:c="2"/>p e r f o r m e d , <text:s text:c="2"/>a n d <text:s text:c="2"/>t o r e q u i r e <text:s text:c="2"/>t h e <text:s text:c="2"/>r e p a y m e n t <text:s text:c="2"/>o f <text:s text:c="2"/>a n y <text:s text:c="2"/>p a r t <text:s text:c="2"/>o f <text:s text:c="2"/>t h e <text:s text:c="2"/>P r i c e w h i c h <text:s text:c="2"/>h a s <text:s text:c="2"/>b e e n <text:s text:c="2"/>p a i d . 1 3 . 2 <text:s text:c="2"/>T h e <text:s text:c="2"/>S u p p l i e r <text:s text:c="2"/>h e r e b y <text:s text:c="2"/>a s s i g n s <text:s text:c="2"/>t o <text:s text:c="2"/>N W L <text:s text:c="2"/>a l l i n v e n t i o n s , <text:s text:c="2"/>i m p r o v e m e n t s <text:s text:c="2"/>a n d <text:s text:c="2"/>d i s c o v e r i e s ( w h e t h e r <text:s text:c="2"/>p a t e n t a b l e <text:s text:c="2"/>o r <text:s text:c="2"/>n o t ) <text:s text:c="2"/>c o n c e i v e d <text:s text:c="2"/>i n <text:s text:c="2"/>t h e p e r f o r m a n c e <text:s text:c="2"/>o f <text:s text:c="2"/>t h e <text:s text:c="2"/>C o n t r a c t <text:s text:c="2"/>m a d e <text:s text:c="2"/>b y <text:s text:c="2"/>a n y p e r s o n <text:s text:c="2"/>e m p l o y e d <text:s text:c="2"/>b y <text:s text:c="2"/>o r <text:s text:c="2"/>w o r k i n g <text:s text:c="2"/>u n d e r <text:s text:c="2"/>t h e d i r e c t i o n <text:s text:c="2"/>o f <text:s text:c="2"/>t h e <text:s text:c="2"/>S u p p l i e r . <text:s text:c="2"/>O n <text:s text:c="2"/>c o m p l e t i o n <text:s text:c="2"/>o f <text:s text:c="2"/>t h e C o n t r a c t , <text:s text:c="2"/>t h e <text:s text:c="2"/>S u p p l i e r <text:s text:c="2"/>s h a l l <text:s text:c="2"/>g i v e <text:s text:c="2"/>t o <text:s text:c="2"/>N W L <text:s text:c="2"/>a l l d e s i g n s , <text:s text:c="2"/>n e g a t i v e s , <text:s text:c="2"/>e n g i n e e r i n g <text:s text:c="2"/>d r a w i n g s <text:s text:c="2"/>a n d</text:p>
          </table:table-cell>
          <table:table-cell office:value-type="string" calcext:value-type="string">
            <text:p>H e a l e s <text:s text:c="2"/>M e d i c a l <text:s text:c="2"/>A g r e e m e n t O u r <text:s text:c="2"/>t e r m s <text:s text:c="2"/>a r e <text:s text:c="2"/>s t r i c t l y <text:s text:c="2"/>3 0 <text:s text:c="2"/>d a y s . I t <text:s text:c="2"/>w i l l <text:s text:c="2"/>n e e d <text:s text:c="2"/>t o <text:s text:c="2"/>b e <text:s text:c="2"/>c l a r i f i e d <text:s text:c="2"/>w h e t h e r <text:s text:c="2"/>t h i s <text:s text:c="2"/>a p p l i e s <text:s text:c="2"/>t o t h e <text:s text:c="2"/>c o n t r a c t / s e r v i c e <text:s text:c="2"/>a s <text:s text:c="2"/>a <text:s text:c="2"/>w h o l e , <text:s text:c="2"/>i n <text:s text:c="2"/>w h i c h <text:s text:c="2"/>c a s e w e <text:s text:c="2"/>c o u l d <text:s text:c="2"/>n o t <text:s text:c="2"/>a c c e p t <text:s text:c="2"/>i t <text:s text:c="2"/>o r <text:s text:c="2"/>f o r <text:s text:c="2"/>a n <text:s text:c="2"/>i n d i v i d u a l <text:s text:c="2"/>s e r v i c e e l e m e n t . W e <text:s text:c="2"/>p r o v i d e <text:s text:c="2"/>a n <text:s text:c="2"/>o n l i n e <text:s text:c="2"/>m a n a g e m e n t <text:s text:c="2"/>s y s t e m <text:s text:c="2"/>a n d t h e <text:s text:c="2"/>r e s u l t s <text:s text:c="2"/>o f <text:s text:c="2"/>o u r <text:s text:c="2"/>s e r v i c e s <text:s text:c="2"/>a r e <text:s text:c="2"/>f o r m s <text:s text:c="2"/>s t o r e d w i t h i n <text:s text:c="2"/>t h e <text:s text:c="2"/>m a n a g e m e n t <text:s text:c="2"/>s y s t e m <text:s text:c="2"/>a n d <text:s text:c="2"/>p r o v i d e d <text:s text:c="2"/>t o N W M <text:s text:c="2"/>o r <text:s text:c="2"/>t h e <text:s text:c="2"/>e m p l o y e e . <text:s text:c="2"/>T h e <text:s text:c="2"/>c o n t e n t s <text:s text:c="2"/>o f f o r m s / r e s u l t s <text:s text:c="2"/>o f <text:s text:c="2"/>t h e <text:s text:c="2"/>s e r v i c e <text:s text:c="2"/>a r e <text:s text:c="2"/>t h e <text:s text:c="2"/>I P <text:s text:c="2"/>o f <text:s text:c="2"/>N W L b u t <text:s text:c="2"/>n o t h i n g <text:s text:c="2"/>e l s e . <text:s text:c="2"/>A <text:s text:c="2"/>f o r m <text:s text:c="2"/>d e s i g n <text:s text:c="2"/>f o r <text:s text:c="2"/>e x a m p l e <text:s text:c="2"/>i s c o p y r i g h t <text:s text:c="2"/>o f <text:s text:c="2"/>H e a l e s <text:s text:c="2"/>M e d i c l <text:s text:c="2"/>a n d <text:s text:c="2"/>w e <text:s text:c="2"/>o n l y <text:s text:c="2"/>l i c e n s e t h e <text:s text:c="2"/>u s e <text:s text:c="2"/>o f <text:s text:c="2"/>t h a t <text:s text:c="2"/>f o r m <text:s text:c="2"/>t o <text:s text:c="2"/>N W L <text:s text:c="2"/>f o r <text:s text:c="2"/>t h e <text:s text:c="2"/>d u r a t i o n <text:s text:c="2"/>o f</text:p>
          </table:table-cell>
          <table:table-cell table:number-columns-repeated="1022"/>
        </table:table-row>
        <table:table-row table:style-name="ro1">
          <table:table-cell office:value-type="string" calcext:value-type="string">
            <text:p>C a l l - O f f <text:s text:c="2"/>C l a u s e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2"/>G o o d s <text:s text:c="2"/>a n d / o r <text:s text:c="2"/>t e r m i n a t e <text:s text:c="2"/>t h e <text:s text:c="2"/>C o n t r a c t , <text:s text:c="2"/>i n <text:s text:c="2"/>e i t h e r <text:s text:c="2"/>c a s e <text:s text:c="2"/>w i t h o u t p r e j u d i c e <text:s text:c="2"/>t o <text:s text:c="2"/>a n y <text:s text:c="2"/>o t h e r <text:s text:c="2"/>r i g h t s <text:s text:c="2"/>a n d <text:s text:c="2"/>r e m e d i e s <text:s text:c="2"/>o f t h e <text:s text:c="2"/>C u s t o m e r . 9 . <text:s text:c="2"/>S E R V I C E <text:s text:c="2"/>L E V E L S <text:s text:c="2"/>A N D <text:s text:c="2"/>R E M E D I E S <text:s text:c="2"/>I N <text:s text:c="2"/>T H E E V E N T <text:s text:c="2"/>O F <text:s text:c="2"/>I N A D E Q U A T E <text:s text:c="2"/>P E R F O R M A N C E O F <text:s text:c="2"/>T H E <text:s text:c="2"/>S E R V I C E S a n d S c h e d u l e <text:s text:c="2"/>1 <text:s text:c="4"/>P a r t <text:s text:c="2"/>A <text:s text:c="2"/>2 . 1 . 3 <text:s text:c="2"/>a n d <text:s text:c="2"/>3 . 3 . 1 a n d <text:s text:c="2"/>P a r t <text:s text:c="2"/>B <text:s text:c="2"/>3 . 1 . 5 a n d S c h e d u l e <text:s text:c="2"/>2 <text:s text:c="2"/>2 . 3 - 2 . 5</text:p>
          </table:table-cell>
          <table:table-cell office:value-type="string" calcext:value-type="string">
            <text:p>H e a l e s <text:s text:c="2"/>M e d i c a l <text:s text:c="2"/>A g r e e m e n t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u s t o m e r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v e r y <text:s text:c="2"/>h i g h . W e <text:s text:c="2"/>w o u l d <text:s text:c="2"/>e x p e c t <text:s text:c="2"/>t h i s <text:s text:c="2"/>t o <text:s text:c="2"/>b e <text:s text:c="2"/>l e s s <text:s text:c="2"/>t h a n <text:s text:c="2"/>a <text:s text:c="2"/>t h i r d <text:s text:c="2"/>o f t h e <text:s text:c="2"/>q u o t e d <text:s text:c="2"/>r a t e , <text:s text:c="2"/>a n d <text:s text:c="2"/>w o u l d <text:s text:c="2"/>b e <text:s text:c="2"/>p r o - a c t i v e l y w o r k i n g <text:s text:c="2"/>t o <text:s text:c="2"/>b r i n g <text:s text:c="2"/>a b s e n c e <text:s text:c="2"/>t o <text:s text:c="2"/>t h i s <text:s text:c="2"/>l e v e l . 2 ) <text:s text:c="2"/>E m p l o y e e <text:s text:c="2"/>h e a l t h <text:s text:c="2"/>a s <text:s text:c="2"/>p a r t <text:s text:c="2"/>o f <text:s text:c="2"/>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s <text:s text:c="2"/>h e a l t h <text:s text:c="2"/>s t r a t e g y w i t h <text:s text:c="2"/>t h e <text:s text:c="2"/>s u p p o r t <text:s text:c="2"/>o f <text:s text:c="2"/>t h e <text:s text:c="2"/>O c c u p a t i o n a l <text:s text:c="2"/>H e a l t h s e r v i c e . W e <text:s text:c="2"/>a r e <text:s text:c="2"/>n o t <text:s text:c="2"/>a b l e <text:s text:c="2"/>t o <text:s text:c="2"/>s i g n <text:s text:c="2"/>u p <text:s text:c="2"/>t o <text:s text:c="2"/>t h e <text:s text:c="2"/>s e r v i c e <text:s text:c="2"/>c r e d i t s a n d <text:s text:c="2"/>d e l a y <text:s text:c="2"/>p a y m e n t s .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C u s t o m e r , <text:s text:c="2"/>a n d i n n o v a t e <text:s text:c="2"/>o u r <text:s text:c="2"/>s e r v i c e s <text:s text:c="2"/>t o <text:s text:c="2"/>p r o v i d e <text:s text:c="2"/>m o d e r n <text:s text:c="2"/>a n d c u t t i n g <text:s text:c="2"/>e d g e <text:s text:c="2"/>O c c u p a t i o n a l <text:s text:c="2"/>H e a l t h . W e <text:s text:c="2"/>a r e <text:s text:c="2"/>h a p p y <text:s text:c="2"/>t o <text:s text:c="2"/>a g r e e <text:s text:c="2"/>S L A s <text:s text:c="2"/>a n d <text:s text:c="2"/>K P I s <text:s text:c="2"/>w i t h C u s t o m e r <text:s text:c="2"/>d u r i n g <text:s text:c="2"/>i m p l e m e n t a t i o n . <text:s text:c="2"/>W e <text:s text:c="2"/>w o r k <text:s text:c="2"/>i n p a r t n e r s h i p <text:s text:c="2"/>w i t h <text:s text:c="2"/>o u r <text:s text:c="2"/>C u s t o m e r s <text:s text:c="2"/>t o <text:s text:c="2"/>p r o v i d e <text:s text:c="2"/>a s e r v i c e <text:s text:c="2"/>b e s p o k e <text:s text:c="2"/>t o <text:s text:c="2"/>e a c h <text:s text:c="2"/>o r g a n i s a t i o n . <text:s text:c="2"/>W e <text:s text:c="2"/>d o <text:s text:c="2"/>n o t h a v e <text:s text:c="2"/>a n y <text:s text:c="2"/>c u r r e n t <text:s text:c="2"/>C u s t o m e r <text:s text:c="2"/>r e l a t i o n s h i p s , i n c l u d i n g <text:s text:c="2"/>a n y <text:s text:c="2"/>E S P O <text:s text:c="2"/>c a l l <text:s text:c="2"/>o f f <text:s text:c="2"/>a g r e e m e n t s , <text:s text:c="2"/>t h a t f e a t u r e <text:s text:c="2"/>s e r v i c e <text:s text:c="2"/>c r e d i t s <text:s text:c="2"/>o r <text:s text:c="2"/>d e l a y <text:s text:c="2"/>p a y m e n t s , <text:s text:c="2"/>w h i c h h a s <text:s text:c="2"/>a l l o w e d <text:s text:c="2"/>u s <text:s text:c="2"/>t o <text:s text:c="2"/>m a i n t a i n <text:s text:c="2"/>p o s i t i v e <text:s text:c="2"/>r e l a t i o n s h i p s w i t h <text:s text:c="2"/>o u r <text:s text:c="2"/>C u s t o m e r s <text:s text:c="2"/>f o r <text:s text:c="2"/>m a n y <text:s text:c="2"/>y e a r s , <text:s text:c="2"/>s o m e <text:s text:c="2"/>f o r 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u s t o m e r <text:s text:c="2"/>w i l l <text:s text:c="2"/>p a y <text:s text:c="2"/>b e f o r e <text:s text:c="2"/>t h e y <text:s text:c="2"/>o r d e r</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S e r v i c e s <text:s text:c="2"/>b y <text:s text:c="2"/>t h e C u s t o m e r <text:s text:c="2"/>o r <text:s text:c="2"/>a <text:s text:c="2"/>t h i r d <text:s text:c="2"/>p a r t y <text:s text:c="2"/>t o <text:s text:c="2"/>t h e <text:s text:c="2"/>e x t e n t <text:s text:c="2"/>t h a t <text:s text:c="2"/>s u c h c o s t s <text:s text:c="2"/>e x c e e d <text:s text:c="2"/>t h e <text:s text:c="2"/>p a y m e n t <text:s text:c="2"/>w h i c h <text:s text:c="2"/>w o u l d o t h e r w i s e <text:s text:c="2"/>h a v e <text:s text:c="2"/>b e e n <text:s text:c="2"/>p a y a b l e <text:s text:c="2"/>t o <text:s text:c="2"/>t h e <text:s text:c="2"/>S e r v i c e P r o v i d e r <text:s text:c="2"/>f o r <text:s text:c="2"/>s u c h <text:s text:c="2"/>p a r t <text:s text:c="2"/>o f <text:s text:c="2"/>t h e <text:s text:c="4"/>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e x p e n d i t u r e <text:s text:c="2"/>i n <text:s text:c="2"/>o b t a i n i n g <text:s text:c="2"/>r e p l a c e m e n t <text:s text:c="4"/>S e r v i c e s . 1 0 . 1 . 1 <text:s text:c="2"/>T h e <text:s text:c="2"/>S e r v i c e <text:s text:c="2"/>P r o v i d e r <text:s text:c="2"/>a c k n o w l e d g e s <text:s text:c="2"/>t h a t i t <text:s text:c="2"/>h a s <text:s text:c="2"/>i n s p e c t e d <text:s text:c="2"/>t h e <text:s text:c="2"/>C u s t o m e r ’ s <text:s text:c="2"/>P r e m i s e s <text:s text:c="2"/>a n d h a s <text:s text:c="2"/>a d v i s e d <text:s text:c="2"/>t h e <text:s text:c="2"/>C u s t o m e r <text:s text:c="2"/>o f <text:s text:c="2"/>a n y <text:s text:c="2"/>a s p e c t <text:s text:c="2"/>o f <text:s text:c="2"/>t h e C u s t o m e r ’ s <text:s text:c="2"/>P r e m i s e s <text:s text:c="2"/>t h a t <text:s text:c="2"/>i s <text:s text:c="2"/>n o t <text:s text:c="2"/>s u i t a b l e <text:s text:c="2"/>f o r <text:s text:c="2"/>t h e p r o v i s i o n <text:s text:c="2"/>o f <text:s text:c="2"/>t h e <text:s text:c="2"/>G o o d s <text:s text:c="2"/>a n d / o r <text:s text:c="2"/>S e r v i c e s <text:s text:c="2"/>a n d <text:s text:c="2"/>t h a t t h e <text:s text:c="2"/>s p e c i f i e d <text:s text:c="2"/>a c t i o n s <text:s text:c="2"/>t o <text:s text:c="2"/>r e m e d y <text:s text:c="2"/>t h e <text:s text:c="2"/>u n s u i t a b l e a s p e c t s <text:s text:c="2"/>o f <text:s text:c="2"/>t h e <text:s text:c="2"/>C u s t o m e r ’ s <text:s text:c="2"/>P r e m i s e s , <text:s text:c="2"/>t o g e t h e r w i t h <text:s text:c="2"/>a <text:s text:c="2"/>t i m e t a b l e <text:s text:c="2"/>f o r <text:s text:c="2"/>a n d <text:s text:c="2"/>t h e <text:s text:c="2"/>c o s t s <text:s text:c="2"/>o f <text:s text:c="2"/>t h o s e a c t i o n s , <text:s text:c="2"/>h a v e <text:s text:c="2"/>b e e n <text:s text:c="2"/>s p e c i f i e d <text:s text:c="2"/>i n <text:s text:c="2"/>t h e <text:s text:c="2"/>M a s t e r C o n t r a c t <text:s text:c="2"/>S c h e d u l e <text:s text:c="2"/>a n d / o r <text:s text:c="2"/>a n y <text:s text:c="2"/>o t h e r <text:s text:c="2"/>C o n t r a c t D o c u m e n t . 1 0 . 1 . 2 <text:s text:c="2"/>I f <text:s text:c="2"/>t h e <text:s text:c="2"/>S e r v i c e <text:s text:c="2"/>P r o v i d e r <text:s text:c="2"/>h a s <text:s text:c="2"/>e i t h e r <text:s text:c="2"/>f a i l e d <text:s text:c="2"/>t o i n s p e c t <text:s text:c="2"/>t h e <text:s text:c="2"/>C u s t o m e r ’ s <text:s text:c="2"/>P r e m i s e s <text:s text:c="2"/>o r <text:s text:c="2"/>f a i l e d <text:s text:c="2"/>t o n o t i f y <text:s text:c="2"/>t h e <text:s text:c="2"/>C u s t o m e r <text:s text:c="2"/>o f <text:s text:c="2"/>a n y <text:s text:c="2"/>r e q u i r e d <text:s text:c="2"/>r e m e d i a l a c t i o n s <text:s text:c="2"/>i n <text:s text:c="2"/>a c c o r d a n c e <text:s text:c="2"/>w i t h <text:s text:c="2"/>c l a u s e <text:s text:c="4"/>t h e n <text:s text:c="2"/>t h e S e r v i c e <text:s text:c="2"/>P r o v i d e r <text:s text:c="2"/>s h a l l <text:s text:c="2"/>n o t <text:s text:c="2"/>b e <text:s text:c="2"/>e n t i t l e d <text:s text:c="2"/>t o <text:s text:c="2"/>r e c o v e r a n y <text:s text:c="2"/>a d d i t i o n a l <text:s text:c="2"/>c o s t s <text:s text:c="2"/>o r <text:s text:c="2"/>c h a r g e s <text:s text:c="2"/>f r o m <text:s text:c="2"/>t h e C u s t o m e r <text:s text:c="2"/>r e l a t i n g <text:s text:c="2"/>t o <text:s text:c="2"/>a n y <text:s text:c="2"/>u n s u i t a b l e <text:s text:c="2"/>a s p e c t s <text:s text:c="2"/>o f t h e <text:s text:c="2"/>C u s t o m e r ’ s <text:s text:c="2"/>P r e m i s e s <text:s text:c="2"/>e x c e p t <text:s text:c="2"/>i n <text:s text:c="2"/>r e s p e c t <text:s text:c="2"/>o f a n y <text:s text:c="2"/>l a t e n t <text:s text:c="2"/>s t r u c t u r a l <text:s text:c="2"/>d e f e c t <text:s text:c="2"/>i n <text:s text:c="2"/>t h e <text:s text:c="2"/>C u s t o m e r ’ s P r e m i s e s . <text:s text:c="4"/>T h e <text:s text:c="2"/>o n u s <text:s text:c="2"/>s h a l l <text:s text:c="2"/>b e <text:s text:c="2"/>o n <text:s text:c="2"/>t h e <text:s text:c="2"/>S e r v i c e P r o v i d e r <text:s text:c="2"/>t o <text:s text:c="2"/>p r o v e <text:s text:c="2"/>t o <text:s text:c="2"/>t h e <text:s text:c="2"/>C u s t o m e r <text:s text:c="2"/>t h a t <text:s text:c="2"/>a n y <text:s text:c="2"/>w o r k t o <text:s text:c="2"/>t h e <text:s text:c="2"/>C u s t o m e r ’ s <text:s text:c="2"/>P r e m i s e s <text:s text:c="2"/>i s <text:s text:c="2"/>r e q u i r e d <text:s text:c="2"/>i n r e s p e c t <text:s text:c="2"/>o f <text:s text:c="2"/>a <text:s text:c="2"/>l a t e n t <text:s text:c="2"/>s t r u c t u r a l <text:s text:c="2"/>d e f e c t <text:s text:c="2"/>a n d <text:s text:c="2"/>t h a t <text:s text:c="2"/>t h e a d d i t i o n a l <text:s text:c="2"/>c o s t s <text:s text:c="2"/>o r <text:s text:c="2"/>c h a r g e s <text:s text:c="2"/>a r e <text:s text:c="2"/>r e a s o n a b l e <text:s text:c="2"/>a n d</text:p>
          </table:table-cell>
          <table:table-cell office:value-type="string" calcext:value-type="string">
            <text:p>H e a l e s <text:s text:c="2"/>M e d i c a l <text:s text:c="2"/>A g r e e m e n t t h e <text:s text:c="2"/>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r e q u e s t <text:s text:c="2"/>t h e <text:s text:c="2"/>r e m o v a l <text:s text:c="2"/>o f <text:s text:c="2"/>s e r v i c e <text:s text:c="2"/>c r e d i t s <text:s text:c="2"/>a n d d e l a y <text:s text:c="2"/>p e n a l t i e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u s t o m e r o b t a i n i n g <text:s text:c="2"/>a n y <text:s text:c="2"/>p a r t <text:s text:c="2"/>o f <text:s text:c="2"/>t h e <text:s text:c="2"/>s e r v i c e s <text:s text:c="2"/>e l s e w h e r e . <text:s text:c="2"/>W e a c c e p t <text:s text:c="2"/>t h a t <text:s text:c="2"/>t h e <text:s text:c="2"/>C u s t o m e r <text:s text:c="2"/>s h o u l d <text:s text:c="2"/>n o t <text:s text:c="2"/>p a y <text:s text:c="2"/>f o r s e r v i c e s <text:s text:c="2"/>t h a t <text:s text:c="2"/>a r e <text:s text:c="2"/>n o t <text:s text:c="2"/>d e l i v e r e d . D u e <text:s text:c="2"/>t o <text:s text:c="2"/>C O V I D - 1 9 , <text:s text:c="2"/>n o <text:s text:c="2"/>S e r v i c e <text:s text:c="2"/>P r o v i d e r <text:s text:c="2"/>w i l l <text:s text:c="2"/>b e a b l e <text:s text:c="2"/>t o <text:s text:c="2"/>a g r e e <text:s text:c="2"/>t o <text:s text:c="2"/>t h e s e <text:s text:c="2"/>c l a u s e s <text:s text:c="2"/>p r i o r <text:s text:c="2"/>t o <text:s text:c="2"/>c o n t r a c t a w a r d . <text:s text:c="2"/>T h e <text:s text:c="2"/>C u s t o m e r <text:s text:c="2"/>P r e m i s e s <text:s text:c="2"/>s h o u l d <text:s text:c="2"/>o n l y <text:s text:c="2"/>b e v i e w e d <text:s text:c="2"/>b y <text:s text:c="2"/>t h e <text:s text:c="2"/>w i n n i n g <text:s text:c="2"/>S e r v i c e <text:s text:c="2"/>P r o v i d e r <text:s text:c="2"/>a f t e r c o n t r a c t <text:s text:c="2"/>a w a r d <text:s text:c="2"/>t o <text:s text:c="2"/>r e d u c e <text:s text:c="2"/>t h e <text:s text:c="2"/>r i s k <text:s text:c="2"/>o f <text:s text:c="2"/>i n f e c t i o n b o t h <text:s text:c="2"/>t o <text:s text:c="2"/>t h e <text:s text:c="2"/>c l i e n t <text:s text:c="2"/>s t a f f <text:s text:c="2"/>a n d <text:s text:c="2"/>p r o v i d e r <text:s text:c="2"/>s t a f f . A l l <text:s text:c="2"/>w e <text:s text:c="2"/>r e q u i r e <text:s text:c="2"/>f o r <text:s text:c="2"/>t h e <text:s text:c="2"/>S e r v i c e <text:s text:c="2"/>P r o v i d e r s <text:s text:c="2"/>r o o m <text:s text:c="2"/>i s a <text:s text:c="2"/>d e s k , <text:s text:c="2"/>c h a i r , <text:s text:c="2"/>a n d <text:s text:c="2"/>i d e a l l y <text:s text:c="2"/>i n t e r n e t <text:s text:c="2"/>a c c e s s ( h o w e v e r <text:s text:c="2"/>w e <text:s text:c="2"/>c a n <text:s text:c="2"/>a l s o <text:s text:c="2"/>u s e <text:s text:c="2"/>m o b i l e <text:s text:c="2"/>d a t a <text:s text:c="2"/>a c c e s s ) a n d <text:s text:c="2"/>i d e a l l y <text:s text:c="2"/>h a n d w a s h i n g <text:s text:c="2"/>f a c i l i t i e s <text:s text:c="2"/>( t h e <text:s text:c="2"/>O H p r a c t i t i o n e r <text:s text:c="2"/>w i l l <text:s text:c="2"/>h a v e <text:s text:c="2"/>a l c o h o l <text:s text:c="2"/>g e l <text:s text:c="2"/>a l s o ) . <text:s text:c="2"/>T h e <text:s text:c="2"/>r o o m m u s t <text:s text:c="2"/>n o t <text:s text:c="2"/>b e <text:s text:c="2"/>i n s i d e <text:s text:c="2"/>H R , <text:s text:c="2"/>a n d <text:s text:c="2"/>H R <text:s text:c="2"/>m u s t <text:s text:c="2"/>n o t <text:s text:c="2"/>b e <text:s text:c="2"/>a b l e t o <text:s text:c="2"/>s e e <text:s text:c="2"/>p a t i e n t s <text:s text:c="2"/>g o i n g <text:s text:c="2"/>i n <text:s text:c="2"/>a n d <text:s text:c="2"/>o u t . <text:s text:c="2"/>T h e <text:s text:c="2"/>r o o m s h o u l d <text:s text:c="2"/>n o t <text:s text:c="2"/>b e <text:s text:c="2"/>o f f <text:s text:c="2"/>a <text:s text:c="2"/>m a i n <text:s text:c="2"/>t h o r o u g h f a i r . <text:s text:c="2"/>W i n d o w s s h o u l d <text:s text:c="2"/>h a v e <text:s text:c="2"/>b l i n d s , <text:s text:c="2"/>a n d <text:s text:c="2"/>s h o u l d <text:s text:c="2"/>b e <text:s text:c="2"/>o p e n a b l e <text:s text:c="2"/>f o r f r e s h <text:s text:c="2"/>a i r <text:s text:c="2"/>( p a r t i c u l a r l y <text:s text:c="2"/>d u r i n g <text:s text:c="2"/>C O V I D ) . <text:s text:c="2"/>T h e <text:s text:c="2"/>r o o m s h o u l d <text:s text:c="2"/>n o t <text:s text:c="2"/>b e <text:s text:c="2"/>a b l e <text:s text:c="2"/>t o <text:s text:c="2"/>b e <text:s text:c="2"/>o v e r h e a r d <text:s text:c="2"/>f r o m <text:s text:c="2"/>o u t s i d e , o r <text:s text:c="2"/>a n y <text:s text:c="2"/>w o r k s t a t i o n s .</text:p>
          </table:table-cell>
          <table:table-cell table:number-columns-repeated="1022"/>
        </table:table-row>
        <table:table-row table:style-name="ro1">
          <table:table-cell office:value-type="string" calcext:value-type="string">
            <text:p>C a l l - O f f <text:s text:c="2"/>C l a u s e n e c e s s a r y . <text:s text:c="4"/>T h e <text:s text:c="2"/>S e r v i c e <text:s text:c="2"/>P r o v i d e r <text:s text:c="2"/>s h a l l <text:s text:c="2"/>n o t <text:s text:c="2"/>i n c u r s u c h <text:s text:c="2"/>a d d i t i o n a l <text:s text:c="2"/>c o s t s <text:s text:c="2"/>o r <text:s text:c="2"/>c h a r g e s <text:s text:c="2"/>w i t h o u t o b t a i n i n g <text:s text:c="2"/>A p p r o v a l . 1 1 . 2 . 7 <text:s text:c="2"/>T h e <text:s text:c="2"/>S e r v i c e <text:s text:c="2"/>P r o v i d e r <text:s text:c="2"/>s h a l l <text:s text:c="2"/>n o t <text:s text:c="2"/>s u s p e n d t h e <text:s text:c="2"/>s u p p l y <text:s text:c="2"/>o f <text:s text:c="2"/>t h e <text:s text:c="2"/>S e r v i c e s <text:s text:c="2"/>a n d / o r <text:s text:c="2"/>G o o d s <text:s text:c="2"/>( a s a p p l i c a b l e ) <text:s text:c="2"/>u n l e s s <text:s text:c="2"/>t h e <text:s text:c="2"/>S e r v i c e <text:s text:c="2"/>P r o v i d e r <text:s text:c="2"/>i s e n t i t l e d <text:s text:c="2"/>t o <text:s text:c="2"/>t e r m i n a t e <text:s text:c="2"/>t h e <text:s text:c="2"/>C o n t r a c t <text:s text:c="2"/>u n d e r <text:s text:c="2"/>c l a u s e 2 6 <text:s text:c="2"/>( T e r m i n a t i o n <text:s text:c="2"/>o n <text:s text:c="2"/>D e f a u l t ) <text:s text:c="2"/>f o r <text:s text:c="2"/>f a i l u r e <text:s text:c="2"/>t o <text:s text:c="2"/>p a y u n d i s p u t e d <text:s text:c="2"/>s u m s <text:s text:c="2"/>o f <text:s text:c="2"/>m o n e y . <text:s text:c="4"/>I n t e r e s t <text:s text:c="2"/>s h a l l <text:s text:c="2"/>b e p a y a b l e <text:s text:c="2"/>b y <text:s text:c="2"/>t h e <text:s text:c="2"/>C u s t o m e r <text:s text:c="2"/>o n <text:s text:c="2"/>t h e <text:s text:c="2"/>l a t e <text:s text:c="2"/>p a y m e n t <text:s text:c="2"/>o f a n y <text:s text:c="2"/>u n d i s p u t e d <text:s text:c="2"/>s u m s <text:s text:c="2"/>o f <text:s text:c="2"/>m o n e y <text:s text:c="2"/>p r o p e r l y i n v o i c e d <text:s text:c="2"/>a t <text:s text:c="2"/>3 % <text:s text:c="2"/>a b o v e <text:s text:c="2"/>t h e <text:s text:c="2"/>B a n k <text:s text:c="2"/>o f <text:s text:c="2"/>E n g l a n d <text:s text:c="2"/>b a s e r a t e .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ext:s text:c="2"/>-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I n <text:s text:c="2"/>t h e <text:s text:c="2"/>c a l l - o f f <text:s text:c="2"/>a g r e e m e n t <text:s text:c="2"/>s e n t , <text:s text:c="2"/>c l a u s e <text:s text:c="2"/>2 6 <text:s text:c="2"/>a p p e a r s t o <text:s text:c="2"/>b e <text:s text:c="2"/>R e c o r d s <text:s text:c="2"/>a n d <text:s text:c="2"/>A u d i t <text:s text:c="2"/>A c c e s s . <text:s text:c="2"/>T e r m i n a t i o n <text:s text:c="2"/>o n D e f a u l t <text:s text:c="2"/>a p p e a r s <text:s text:c="2"/>t o <text:s text:c="2"/>b e <text:s text:c="2"/>c l a u s e <text:s text:c="2"/>1 9 . 3 . <text:s text:c="2"/>P l e a s e c o n f i r m <text:s text:c="2"/>i f <text:s text:c="2"/>t h i s <text:s text:c="2"/>i s <text:s text:c="2"/>t h e <text:s text:c="2"/>c o r r e c t <text:s text:c="2"/>c l a u s e <text:s text:c="2"/>b e i n g <text:s text:c="2"/>r e f e r r e d t o , <text:s text:c="2"/>i f <text:s text:c="2"/>t h e <text:s text:c="2"/>C o u n c i l ’ s <text:s text:c="2"/>d o c u m e n t s <text:s text:c="2"/>a r e <text:s text:c="2"/>s h o w i n g <text:s text:c="2"/>t h e s a m e <text:s text:c="2"/>r e f e r e n c e s , <text:s text:c="2"/>a n d <text:s text:c="2"/>i f <text:s text:c="2"/>s o <text:s text:c="2"/>t h a t <text:s text:c="2"/>t h i s <text:s text:c="2"/>c l a u s e <text:s text:c="2"/>w i l l b e <text:s text:c="2"/>u p d a t e d <text:s text:c="2"/>w i t h <text:s text:c="2"/>t h e <text:s text:c="2"/>c o r r e c t <text:s text:c="2"/>r e f e r e n c e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a s <text:s text:c="2"/>p a y m e n t w i l l <text:s text:c="2"/>b e <text:s text:c="2"/>m o n t h l y <text:s text:c="2"/>i n <text:s text:c="2"/>a r r e a r s , <text:s text:c="2"/>h o w e v e r <text:s text:c="2"/>w e <text:s text:c="2"/>w o u l d e x p e c t <text:s text:c="2"/>t h e <text:s text:c="2"/>C u s t o m e r <text:s text:c="2"/>t o <text:s text:c="2"/>a g r e e <text:s text:c="2"/>t o <text:s text:c="2"/>t e r m s <text:s text:c="2"/>a n d c o n d i t i o n s <text:s text:c="2"/>t h a t <text:s text:c="2"/>a r e <text:s text:c="2"/>r e c i p r o c a l <text:s text:c="2"/>f o r <text:s text:c="2"/>b o t h <text:s text:c="2"/>p a r t i e s . F o r <text:s text:c="2"/>e x a m p l e <text:s text:c="2"/>i f <text:s text:c="2"/>t h e <text:s text:c="2"/>C u s t o m e r <text:s text:c="2"/>c a n <text:s text:c="2"/>o f f - s e t <text:s text:c="2"/>p a y m e n t a g a i n s t <text:s text:c="2"/>m o n e y <text:s text:c="2"/>d u e <text:s text:c="2"/>f r o m <text:s text:c="2"/>S e r v i c e <text:s text:c="2"/>P r o v i d e r s , <text:s text:c="2"/>t h e n t h e <text:s text:c="2"/>S e r v i c e <text:s text:c="2"/>P r o v i d e r <text:s text:c="2"/>m u s t <text:s text:c="2"/>b e <text:s text:c="2"/>a b l e <text:s text:c="2"/>t o <text:s text:c="2"/>o f f - s e t p a y m e n t <text:s text:c="2"/>t o <text:s text:c="2"/>t h e <text:s text:c="2"/>C u s t o m e r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 r e f u s a l <text:s text:c="2"/>o f <text:s text:c="2"/>a c c e s s <text:s text:c="2"/>w i l l <text:s text:c="2"/>b e <text:s text:c="2"/>p r o v i d e d <text:s text:c="2"/>t o <text:s text:c="2"/>t h e <text:s text:c="2"/>S e r v i c e P r o v i d e r . ” <text:s text:c="2"/>b e <text:s text:c="2"/>a d d e d <text:s text:c="2"/>t o <text:s text:c="2"/>t h e <text:s text:c="2"/>e n d <text:s text:c="2"/>o f <text:s text:c="2"/>t h i s <text:s text:c="2"/>c l a u s e . I f <text:s text:c="2"/>t h e <text:s text:c="2"/>C u s t o m e r <text:s text:c="2"/>u n r e a s o n a b l y <text:s text:c="2"/>r e f u s e s <text:s text:c="2"/>a c c e s s <text:s text:c="2"/>t o</text:p>
          </table:table-cell>
          <table:table-cell table:number-columns-repeated="1022"/>
        </table:table-row>
        <table:table-row table:style-name="ro1">
          <table:table-cell office:value-type="string" calcext:value-type="string">
            <text:p>C a l l - O f f <text:s text:c="2"/>C l a u s e M a s t e r <text:s text:c="2"/>C o n t r a c t <text:s text:c="2"/>S c h e d u l e <text:s text:c="2"/>– <text:s text:c="2"/>S e c t i o n <text:s text:c="2"/>9 P R O C E S S I N G , <text:s text:c="2"/>P E R S O N A L <text:s text:c="2"/>A N D <text:s text:c="2"/>D A T A S U B J E C T S A n d 1 6 . 8 <text:s text:c="2"/>P r o t e c t i o n <text:s text:c="2"/>o f <text:s text:c="2"/>P e r s o n a l <text:s text:c="2"/>D a t a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2"/>G o o d s <text:s text:c="2"/>a n d / o r S e r v i c e s <text:s text:c="2"/>d o e s <text:s text:c="2"/>n o t <text:s text:c="2"/>m e e t <text:s text:c="2"/>t h e <text:s text:c="2"/>r e q u i r e m e n t s <text:s text:c="2"/>o f <text:s text:c="2"/>t h e C o n t r a c t <text:s text:c="2"/>o r <text:s text:c="2"/>d i f f e r s <text:s text:c="2"/>i n <text:s text:c="2"/>a n y <text:s text:c="2"/>w a y <text:s text:c="2"/>f r o m <text:s text:c="2"/>t h o s e r e q u i r e m e n t s , <text:s text:c="2"/>t h e <text:s text:c="2"/>S e r v i c e <text:s text:c="2"/>P r o v i d e r <text:s text:c="2"/>s h a l l <text:s text:c="2"/>a t <text:s text:c="2"/>i t s o w n <text:s text:c="2"/>e x p e n s e <text:s text:c="2"/>r e - s c h e d u l e <text:s text:c="2"/>a n d <text:s text:c="2"/>c a r r y <text:s text:c="2"/>o u t <text:s text:c="2"/>t h e G o o d s <text:s text:c="2"/>a n d / o r <text:s text:c="2"/>S e r v i c e s <text:s text:c="2"/>i n <text:s text:c="2"/>a c c o r d a n c e <text:s text:c="2"/>w i t h <text:s text:c="2"/>t h e 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4 . 5 . 3 <text:s text:c="4"/>T i m e <text:s text:c="2"/>o f <text:s text:c="2"/>d e l i v e r y <text:s text:c="2"/>i n <text:s text:c="2"/>r e l a t i o n <text:s text:c="2"/>t o c o m m e n c i n g <text:s text:c="2"/>a n d / o r <text:s text:c="2"/>s u p p l y i n g <text:s text:c="2"/>t h e <text:s text:c="2"/>G o o d s <text:s text:c="2"/>a n d / o r S e r v i c e s <text:s text:c="2"/>s h a l l <text:s text:c="2"/>b e <text:s text:c="2"/>o f <text:s text:c="2"/>t h e <text:s text:c="2"/>e s s e n c e <text:s text:c="2"/>a n d <text:s text:c="2"/>i f <text:s text:c="2"/>t h e S e r v i c e <text:s text:c="2"/>P r o v i d e r <text:s text:c="2"/>f a i l s <text:s text:c="2"/>t o <text:s text:c="2"/>d e l i v e r <text:s text:c="2"/>t h e <text:s text:c="2"/>G o o d s a n d / o r <text:s text:c="2"/>S e r v i c e s <text:s text:c="2"/>w i t h i n <text:s text:c="2"/>t h e <text:s text:c="2"/>t i m e <text:s text:c="2"/>s p e c i f i e d <text:s text:c="2"/>i n a c c o r d a n c e <text:s text:c="2"/>w i t h <text:s text:c="2"/>c l a u s e <text:s text:c="2"/>4 . 1 . 1 <text:s text:c="2"/>a n d / o r <text:s text:c="2"/>t h e <text:s text:c="2"/>M a s t e r</text:p>
          </table:table-cell>
          <table:table-cell office:value-type="string" calcext:value-type="string">
            <text:p>H e a l e s <text:s text:c="2"/>M e d i c a l <text:s text:c="2"/>A g r e e m e n t T h i s <text:s text:c="2"/>s e c t i o n <text:s text:c="2"/>i s <text:s text:c="2"/>c u r r e n t l y <text:s text:c="2"/>b l a n k , <text:s text:c="2"/>o t h e r <text:s text:c="2"/>t h a n c u s t o m e r <text:s text:c="2"/>d r a f t i n g <text:s text:c="2"/>n o t e s . <text:s text:c="2"/>W e <text:s text:c="2"/>h a v e <text:s text:c="2"/>b e e n <text:s text:c="2"/>a d v i s e d b y <text:s text:c="2"/>t h e <text:s text:c="2"/>I C O <text:s text:c="2"/>t h a t <text:s text:c="2"/>O c c u p a t i o n a l <text:s text:c="2"/>H e a l t h <text:s text:c="2"/>s h o u l d <text:s text:c="2"/>b e c o n s i d e r e d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W e <text:s text:c="2"/>r e q u e s t <text:s text:c="2"/>t h a t <text:s text:c="2"/>t h e <text:s text:c="2"/>c l a u s e <text:s text:c="2"/>b e <text:s text:c="2"/>a m e n d e d <text:s text:c="2"/>t o : <text:s text:c="2"/>“ I f t h e <text:s text:c="2"/>C u s t o m e r <text:s text:c="2"/>i n f o r m s <text:s text:c="2"/>t h e <text:s text:c="2"/>S e r v i c e <text:s text:c="2"/>P r o v i d e r <text:s text:c="2"/>i n w r i t i n g <text:s text:c="2"/>t h a t <text:s text:c="2"/>t h e <text:s text:c="2"/>C u s t o m e r <text:s text:c="2"/>r e a s o n a b l y <text:s text:c="2"/>b e l i e v e s t h a t <text:s text:c="2"/>a n y <text:s text:c="2"/>p a r t <text:s text:c="2"/>o f <text:s text:c="2"/>t h e <text:s text:c="4"/>S e r v i c e s <text:s text:c="2"/>d o e s <text:s text:c="2"/>n o t <text:s text:c="2"/>m e e t <text:s text:c="2"/>t h e r e q u i r e m e n t s <text:s text:c="2"/>o f <text:s text:c="2"/>t h e <text:s text:c="2"/>C o n t r a c t <text:s text:c="2"/>o r <text:s text:c="2"/>d i f f e r s <text:s text:c="2"/>i n <text:s text:c="2"/>a n y w a y <text:s text:c="2"/>f r o m <text:s text:c="2"/>t h o s e <text:s text:c="2"/>r e q u i r e m e n t s , <text:s text:c="2"/>a n d <text:s text:c="2"/>t h e <text:s text:c="2"/>S e r v i c e P r o v i d e r <text:s text:c="2"/>a g r e e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text:s text:c="2"/>o f t h e <text:s text:c="2"/>C o n t r a c t <text:s text:c="2"/>w i t h i n <text:s text:c="2"/>s u c h <text:s text:c="2"/>r e a s o n a b l e <text:s text:c="2"/>t i m e <text:s text:c="2"/>a s <text:s text:c="2"/>m a y b e <text:s text:c="2"/>s p e c i f i e d <text:s text:c="2"/>b y <text:s text:c="2"/>t h e <text:s text:c="2"/>C u s t o m e r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text:p>
          </table:table-cell>
          <table:table-cell table:number-columns-repeated="1022"/>
        </table:table-row>
        <table:table-row table:style-name="ro1">
          <table:table-cell office:value-type="string" calcext:value-type="string">
            <text:p>C a l l - O f f <text:s text:c="2"/>C l a u s e ( 1 4 ) 1 6 . 1 0 . 1 0 <text:s text:c="2"/>I n <text:s text:c="2"/>t h e <text:s text:c="2"/>e v e n t <text:s text:c="2"/>t h a t <text:s text:c="2"/>t h e <text:s text:c="2"/>S e r v i c e <text:s text:c="2"/>P r o v i d e r f a i l s <text:s text:c="2"/>t o <text:s text:c="2"/>c o m p l y <text:s text:c="2"/>w i t h <text:s text:c="2"/>c l a u s e <text:s text:c="2"/>1 6 . 6 . 1 <text:s text:c="2"/>t o <text:s text:c="2"/>c l a u s e 1 6 . 6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1 6 . 1 2 . 3 <text:s text:c="2"/>T h e <text:s text:c="2"/>C u s t o m e r <text:s text:c="2"/>m a y <text:s text:c="2"/>c o n s u l t <text:s text:c="2"/>w i t h <text:s text:c="2"/>t h e S e r v i c e <text:s text:c="2"/>P r o v i d e r <text:s text:c="2"/>t o <text:s text:c="2"/>i n f o r m <text:s text:c="2"/>i t s <text:s text:c="2"/>d e c i s i o n <text:s text:c="2"/>r e g a r d i n g a n y <text:s text:c="2"/>r e d a c t i o n s <text:s text:c="2"/>b u t <text:s text:c="2"/>t h e <text:s text:c="2"/>C u s t o m e r <text:s text:c="2"/>s h a l l <text:s text:c="2"/>h a v e <text:s text:c="2"/>t h e f i n a l <text:s text:c="2"/>d e c i s i o n <text:s text:c="2"/>i n <text:s text:c="2"/>i t s <text:s text:c="2"/>a b s o l u t e <text:s text:c="2"/>d i s c r e t i o n . 2 0 . 1 <text:s text:c="2"/>W h e r e <text:s text:c="2"/>t h e <text:s text:c="2"/>C u s t o m e r <text:s text:c="2"/>t e r m i n a t e s <text:s text:c="2"/>t h e C o n t r a c t <text:s text:c="2"/>u n d e r <text:s text:c="2"/>c l a u s e s <text:s text:c="2"/>1 9 . 3 <text:s text:c="2"/>( T e r m i n a t i o n <text:s text:c="2"/>o n</text:p>
          </table:table-cell>
          <table:table-cell office:value-type="string" calcext:value-type="string">
            <text:p>H e a l e s <text:s text:c="2"/>M e d i c a l <text:s text:c="2"/>A g r e e m e n t r e q u e s t <text:s text:c="2"/>t h a t <text:s text:c="2"/>t h i s <text:s text:c="2"/>c l a u s e <text:s text:c="2"/>b e <text:s text:c="2"/>d e l e t e d <text:s text:c="2"/>f r o m <text:s text:c="2"/>t h e <text:s text:c="2"/>c a l l - o f f <text:s text:c="2"/>a g r e e m e n t , <text:s text:c="2"/>i n <text:s text:c="2"/>l i n e <text:s text:c="2"/>w i t h <text:s text:c="2"/>t h e <text:s text:c="2"/>E S P O <text:s text:c="2"/>c u s t o m e r d r a f t i n g <text:s text:c="2"/>n o t e . P l e a s e <text:s text:c="2"/>n o t e , <text:s text:c="2"/>T U P E <text:s text:c="2"/>h a s <text:s text:c="2"/>n o t <text:s text:c="2"/>b e e n <text:s text:c="2"/>t a k e n <text:s text:c="2"/>i n t o c o n s i d e r a t i o n <text:s text:c="2"/>i n <text:s text:c="2"/>p r i c i n g , <text:s text:c="2"/>i n <text:s text:c="2"/>l i n e <text:s text:c="2"/>w i t h <text:s text:c="2"/>t h e <text:s text:c="2"/>a d v i c e p r o v i d e d <text:s text:c="2"/>b y <text:s text:c="2"/>t h e <text:s text:c="2"/>C o u n c i l . <text:s text:c="2"/>I f <text:s text:c="2"/>T U P E <text:s text:c="2"/>d o e s <text:s text:c="2"/>a p p l y , p r i c i n g <text:s text:c="2"/>w o u l d <text:s text:c="2"/>h a v e <text:s text:c="2"/>t o <text:s text:c="2"/>b e <text:s text:c="2"/>r e - c o n s i d e r e d <text:s text:c="2"/>a n d <text:s text:c="2"/>r e - s u b m i t t e d . T h e <text:s text:c="2"/>c l a u s e <text:s text:c="2"/>n u m b e r s <text:s text:c="2"/>i n <text:s text:c="2"/>t h e <text:s text:c="2"/>s t a n d a r d <text:s text:c="2"/>E S P O <text:s text:c="2"/>c a l l - o f f <text:s text:c="2"/>a r e <text:s text:c="2"/>n o t <text:s text:c="2"/>s e q u e n t i a l , <text:s text:c="2"/>a n d <text:s text:c="2"/>s o m e <text:s text:c="2"/>a r e <text:s text:c="2"/>r e p e a t e d . W e <text:s text:c="2"/>w o u l d <text:s text:c="2"/>r e q u i r e <text:s text:c="2"/>c l a r i f i c a t i o n <text:s text:c="2"/>a s <text:s text:c="2"/>t o <text:s text:c="2"/>w h i c h c l a u s e s <text:s text:c="2"/>t h i s <text:s text:c="2"/>c l a u s e <text:s text:c="2"/>i s <text:s text:c="2"/>r e f e r r i n g <text:s text:c="2"/>t o <text:s text:c="2"/>b e f o r e <text:s text:c="2"/>s i g n i n g t o <text:s text:c="2"/>a g r e e <text:s text:c="2"/>t o <text:s text:c="2"/>t h i s <text:s text:c="2"/>c l a u s e <text:s text:c="2"/>a l l o w i n g <text:s text:c="2"/>t e r m i n a t i o n <text:s text:c="2"/>o f t h e <text:s text:c="2"/>c o n t r a c t <text:s text:c="2"/>w i t h <text:s text:c="2"/>i m m e d i a t e <text:s text:c="2"/>e f f e c t . I t <text:s text:c="2"/>a p p e a r s <text:s text:c="2"/>i n <text:s text:c="2"/>t h e <text:s text:c="2"/>c a l l - o f f <text:s text:c="2"/>t e r m s <text:s text:c="2"/>s e n t <text:s text:c="2"/>o v e r <text:s text:c="2"/>b y <text:s text:c="2"/>t h e C o u n c i l <text:s text:c="2"/>t h a t <text:s text:c="2"/>t h e r e <text:s text:c="2"/>i s <text:s text:c="2"/>n o <text:s text:c="2"/>c l a u s e <text:s text:c="2"/>1 6 . 6 . 4 <text:s text:c="2"/>t o <text:s text:c="2"/>c l a u s e 1 6 . 6 . 6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 W e <text:s text:c="2"/>w i l l <text:s text:c="2"/>n o t <text:s text:c="2"/>s i g n <text:s text:c="2"/>u p <text:s text:c="2"/>t o <text:s text:c="2"/>t h i s <text:s text:c="2"/>c l a u s e <text:s text:c="2"/>a s <text:s text:c="2"/>w r i t t e n .</text:p>
          </table:table-cell>
          <table:table-cell table:number-columns-repeated="1022"/>
        </table:table-row>
        <table:table-row table:style-name="ro1">
          <table:table-cell office:value-type="string" calcext:value-type="string">
            <text:p>C a l l - O f f <text:s text:c="2"/>C l a u s e C o n f i d e n t i a l <text:s text:c="2"/>I n f o r m a t i o n , <text:s text:c="2"/>P e r s o n a l <text:s text:c="2"/>D a t a <text:s text:c="2"/>a n d C u s t o m e r ’ s <text:s text:c="2"/>P r e - E x i s t i n g <text:s text:c="2"/>I P R s <text:s text:c="2"/>a n d <text:s text:c="2"/>t h e <text:s text:c="2"/>P r o j e c t S p e c i f i c <text:s text:c="2"/>I P R s <text:s text:c="2"/>i n <text:s text:c="2"/>i t s <text:s text:c="2"/>p o s s e s s i o n <text:s text:c="2"/>o r <text:s text:c="2"/>i n <text:s text:c="2"/>t h e p o s s e s s i o n <text:s text:c="2"/>o r <text:s text:c="2"/>u n d e r <text:s text:c="2"/>t h e <text:s text:c="2"/>c o n t r o l <text:s text:c="2"/>o f <text:s text:c="2"/>a n y p e r m i t t e d <text:s text:c="2"/>S e r v i c e <text:s text:c="2"/>P r o v i d e r s <text:s text:c="2"/>o r <text:s text:c="2"/>S u b - C o n t r a c t o r s , w h i c h <text:s text:c="2"/>w a s <text:s text:c="2"/>o b t a i n e d <text:s text:c="2"/>o r <text:s text:c="2"/>p r o d u c e d <text:s text:c="2"/>i n <text:s text:c="2"/>t h e <text:s text:c="2"/>c o u r s e o f <text:s text:c="2"/>p r o v i d i n g <text:s text:c="2"/>t h e <text:s text:c="2"/>G o o d s <text:s text:c="2"/>a n d / o r <text:s text:c="2"/>S e r v i c e s ; 2 0 . 4 . 2 <text:s text:c="2"/>c e a s e <text:s text:c="2"/>t o <text:s text:c="2"/>u s e <text:s text:c="2"/>t h e <text:s text:c="2"/>C u s t o m e r <text:s text:c="2"/>D a t a <text:s text:c="2"/>a n d , <text:s text:c="2"/>a t t h e <text:s text:c="2"/>d i r e c t i o n <text:s text:c="2"/>o f <text:s text:c="2"/>t h e <text:s text:c="2"/>C u s t o m e r <text:s text:c="2"/>p r o v i d e <text:s text:c="2"/>t h e C u s t o m e r <text:s text:c="2"/>a n d / o r <text:s text:c="2"/>t h e <text:s text:c="2"/>R e p l a c e m e n t <text:s text:c="2"/>S e r v i c e P r o v i d e r <text:s text:c="2"/>w i t h <text:s text:c="2"/>a <text:s text:c="2"/>c o m p l e t e <text:s text:c="2"/>a n d <text:s text:c="2"/>u n c o r r u p t e d v e r s i o n <text:s text:c="2"/>o f <text:s text:c="2"/>t h e <text:s text:c="2"/>C u s t o m e r <text:s text:c="2"/>D a t a <text:s text:c="2"/>i n <text:s text:c="2"/>e l e c t r o n i c <text:s text:c="2"/>f o r m i n <text:s text:c="2"/>t h e <text:s text:c="2"/>f o r m a t s <text:s text:c="2"/>a n d <text:s text:c="2"/>o n <text:s text:c="2"/>m e d i a <text:s text:c="2"/>a g r e e d <text:s text:c="2"/>w i t h <text:s text:c="2"/>t h e C u s t o m e r <text:s text:c="2"/>a n d / o r <text:s text:c="2"/>t h e <text:s text:c="2"/>R e p l a c e m e n t <text:s text:c="2"/>S e r v i c e P r o v i d e r ; 2 0 . 4 . 1 <text:s text:c="2"/>r e t u r n <text:s text:c="2"/>t o <text:s text:c="2"/>t h e <text:s text:c="2"/>C u s t o m e r <text:s text:c="2"/>a n y <text:s text:c="2"/>s u m s <text:s text:c="2"/>p r e p a i d i n <text:s text:c="2"/>r e s p e c t <text:s text:c="2"/>o f <text:s text:c="2"/>t h e <text:s text:c="2"/>G o o d s <text:s text:c="2"/>a n d / o r <text:s text:c="2"/>S e r v i c e s <text:s text:c="2"/>n o t p r o v i d e d <text:s text:c="2"/>b y <text:s text:c="2"/>t h e <text:s text:c="2"/>d a t e <text:s text:c="2"/>o f <text:s text:c="2"/>e x p i r y <text:s text:c="2"/>o r <text:s text:c="2"/>t e r m i n a t i o n ( h o w s o e v e r <text:s text:c="2"/>a r i s i n g ) ; <text:s text:c="2"/>a n d 2 6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 3 9 . 2 <text:s text:c="2"/>[ T h e <text:s text:c="2"/>P a r t i e s <text:s text:c="2"/>a g r e e <text:s text:c="2"/>t h a t <text:s text:c="2"/>t h e <text:s text:c="2"/>C o n t r a c t s ( R i g h t s <text:s text:c="2"/>o f <text:s text:c="2"/>T h i r d <text:s text:c="2"/>P a r t i e s ) <text:s text:c="2"/>A c t <text:s text:c="2"/>1 9 9 9 <text:s text:c="2"/>( C R O T P A ) s h a l l <text:s text:c="2"/>a p p l y <text:s text:c="2"/>t o <text:s text:c="2"/>c l a u s e <text:s text:c="2"/>1 4 <text:s text:c="2"/>t o <text:s text:c="2"/>t h e <text:s text:c="2"/>e x t e n t <text:s text:c="2"/>n e c e s s a r y t h a t <text:s text:c="2"/>a n y <text:s text:c="2"/>F o r m e r <text:s text:c="2"/>S e r v i c e <text:s text:c="2"/>P r o v i d e r <text:s text:c="2"/>a n d R e p l a c e m e n t <text:s text:c="2"/>S e r v i c e <text:s text:c="2"/>P r o v i d e r <text:s text:c="2"/>s h a l l <text:s text:c="2"/>h a v e <text:s text:c="2"/>t h e r i g h t <text:s text:c="2"/>t o <text:s text:c="2"/>e n f o r c e <text:s text:c="2"/>t h e <text:s text:c="2"/>o b l i g a t i o n s <text:s text:c="2"/>o w e d <text:s text:c="2"/>t o , <text:s text:c="2"/>a n d i n d e m n i t i e s <text:s text:c="2"/>g i v e n <text:s text:c="2"/>t o , <text:s text:c="2"/>t h e <text:s text:c="2"/>F o r m e r <text:s text:c="2"/>S e r v i c e P r o v i d e r <text:s text:c="2"/>a n d <text:s text:c="2"/>t h e <text:s text:c="2"/>R e p l a c e m e n t <text:s text:c="2"/>S e r v i c e <text:s text:c="2"/>P r o v i d e r b y <text:s text:c="2"/>t h e <text:s text:c="2"/>S e r v i c e <text:s text:c="2"/>P r o v i d e r <text:s text:c="2"/>u n d e r <text:s text:c="2"/>t h a t <text:s text:c="2"/>c l a u s e <text:s text:c="2"/>1 4 <text:s text:c="2"/>i n i t s <text:s text:c="2"/>o w n <text:s text:c="2"/>r i g h t <text:s text:c="2"/>p u r s u a n t <text:s text:c="2"/>t o <text:s text:c="2"/>c l a u s e <text:s text:c="2"/>1 ( 1 ) <text:s text:c="2"/>o f C R O T P A . ]</text:p>
          </table:table-cell>
          <table:table-cell office:value-type="string" calcext:value-type="string">
            <text:p>H e a l e s <text:s text:c="2"/>M e d i c a l <text:s text:c="2"/>A g r e e m e n t t h e <text:s text:c="2"/>C u s t o m e r , <text:s text:c="2"/>i t <text:s text:c="2"/>w i l l <text:s text:c="2"/>b e <text:s text:c="2"/>p a s s e d <text:s text:c="2"/>d i r e c t l y <text:s text:c="2"/>t o <text:s text:c="2"/>t h e n e w <text:s text:c="2"/>O H <text:s text:c="2"/>p r o v i d e r . <text:s text:c="2"/>N o <text:s text:c="2"/>c o n f i d e n t i a l <text:s text:c="2"/>i n f o r m a t i o n <text:s text:c="2"/>w i l l b e <text:s text:c="2"/>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ext:s text:c="2"/>t o 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text:s text:c="2"/>S u r v e i l l a n c e ) . I t <text:s text:c="2"/>i s <text:s text:c="2"/>u n l i k e l y <text:s text:c="2"/>t h a t <text:s text:c="2"/>a n y <text:s text:c="2"/>s u m s <text:s text:c="2"/>w i l l <text:s text:c="2"/>h a v e <text:s text:c="2"/>b e e n <text:s text:c="2"/>p r e - p a i d . <text:s text:c="2"/>S e r v i c e s <text:s text:c="2"/>a r e <text:s text:c="2"/>c h a r g e d <text:s text:c="2"/>m o n t h l y <text:s text:c="2"/>i n <text:s text:c="2"/>a r r e a r s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I n <text:s text:c="2"/>a c c o r d a n c e <text:s text:c="2"/>w i t h <text:s text:c="2"/>t h e <text:s text:c="2"/>c u s t o m e r <text:s text:c="2"/>d r a f t i n g <text:s text:c="2"/>n o t e , t h i s <text:s text:c="2"/>c l a u s e <text:s text:c="2"/>s h o u l d <text:s text:c="2"/>b e <text:s text:c="2"/>r e m o v e d <text:s text:c="2"/>i f <text:s text:c="2"/>T U P E <text:s text:c="2"/>d o e s <text:s text:c="2"/>n o t a p p l y .</text:p>
          </table:table-cell>
          <table:table-cell table:number-columns-repeated="1022"/>
        </table:table-row>
        <table:table-row table:style-name="ro1">
          <table:table-cell office:value-type="string" calcext:value-type="string">
            <text:p>C l a u s e 1 5 . 6 <text:s text:c="4"/>U p o n <text:s text:c="2"/>t e r m i n a t i o n <text:s text:c="2"/>o r <text:s text:c="2"/>e x p i r y <text:s text:c="2"/>o f <text:s text:c="2"/>t h e A g r e e m e n t , <text:s text:c="2"/>t h e <text:s text:c="2"/>C o n t r a c t o r <text:s text:c="2"/>s h a l l : 1 5 . 6 . 1 <text:s text:c="14"/>g i v e <text:s text:c="2"/>a l l <text:s text:c="2"/>r e a s o n a b l e <text:s text:c="2"/>a s s i s t a n c e <text:s text:c="2"/>t o t h e <text:s text:c="2"/>C o u n c i l <text:s text:c="2"/>a n d <text:s text:c="2"/>a n y <text:s text:c="2"/>i n c o m i n g C o n t r a c t o r <text:s text:c="2"/>o f <text:s text:c="2"/>t h e <text:s text:c="2"/>S e r v i c e s ; <text:s text:c="2"/>a n d 1 5 . 6 . 2 <text:s text:c="14"/>r e t u r n <text:s text:c="2"/>a l l <text:s text:c="2"/>r e q u e s t e d <text:s text:c="2"/>d o c u m e n t s , i n f o r m a t i o n <text:s text:c="2"/>a n d <text:s text:c="2"/>d a t a <text:s text:c="2"/>t o <text:s text:c="2"/>t h e <text:s text:c="2"/>C o u n c i l a s <text:s text:c="2"/>s o o n <text:s text:c="2"/>a s <text:s text:c="2"/>r e a s o n a b l y <text:s text:c="2"/>p r a c t i c a b l e . 2 0 . 1 <text:s text:c="2"/>A n y <text:s text:c="2"/>n o t i c e <text:s text:c="2"/>o r <text:s text:c="2"/>o t h e r <text:s text:c="2"/>c o m m u n i c a t i o n <text:s text:c="2"/>g i v e n <text:s text:c="2"/>t o a <text:s text:c="2"/>P a r t y <text:s text:c="2"/>u n d e r <text:s text:c="2"/>o r <text:s text:c="2"/>i n <text:s text:c="2"/>c o n n e c t i o n <text:s text:c="2"/>w i t h <text:s text:c="2"/>t h i s A g r e e m e n t <text:s text:c="2"/>s h a l l <text:s text:c="2"/>b e <text:s text:c="2"/>i n <text:s text:c="2"/>w r i t i n g <text:s text:c="2"/>m a r k e d <text:s text:c="2"/>f o r <text:s text:c="2"/>t h e a t t e n t i o n <text:s text:c="2"/>o f <text:s text:c="2"/>t h e <text:s text:c="2"/>P a r t y ' s <text:s text:c="2"/>R e p r e s e n t a t i v e <text:s text:c="2"/>a n d <text:s text:c="2"/>s h a l l b e <text:s text:c="2"/>d e l i v e r e d <text:s text:c="2"/>b y <text:s text:c="2"/>h a n d <text:s text:c="2"/>o r <text:s text:c="2"/>b y <text:s text:c="2"/>p r e - p a i d <text:s text:c="2"/>f i r s t - c l a s s p o s t <text:s text:c="2"/>o r <text:s text:c="2"/>o t h e r <text:s text:c="2"/>n e x t <text:s text:c="2"/>w o r k i n g <text:s text:c="2"/>d a y <text:s text:c="2"/>d e l i v e r y <text:s text:c="2"/>s e r v i c e <text:s text:c="2"/>a t i t s <text:s text:c="2"/>r e g i s t e r e d <text:s text:c="2"/>o f f i c e <text:s text:c="2"/>( i f <text:s text:c="2"/>a <text:s text:c="2"/>c o m p a n y ) <text:s text:c="2"/>o r <text:s text:c="2"/>i t s <text:s text:c="2"/>p r i n c i p a l p l a c e <text:s text:c="2"/>o f <text:s text:c="2"/>b u s i n e s s <text:s text:c="2"/>( i n <text:s text:c="2"/>a n y <text:s text:c="2"/>o t h e r <text:s text:c="2"/>c a s e ) . <text:s text:c="2"/>A n y <text:s text:c="2"/>n o t i c e o r <text:s text:c="2"/>c o m m u n i c a t i o n <text:s text:c="2"/>s h a l l <text:s text:c="2"/>b e <text:s text:c="2"/>d e e m e d <text:s text:c="2"/>t o <text:s text:c="2"/>h a v e <text:s text:c="2"/>b e e n r e c e i v e d : 2 0 . 1 . 1 <text:s text:c="14"/>i f <text:s text:c="2"/>d e l i v e r e d <text:s text:c="2"/>b y <text:s text:c="2"/>h a n d , <text:s text:c="2"/>o n s i g n a t u r e <text:s text:c="2"/>o f <text:s text:c="2"/>a <text:s text:c="2"/>d e l i v e r y <text:s text:c="2"/>r e c e i p t <text:s text:c="2"/>o r <text:s text:c="2"/>a t t h e <text:s text:c="2"/>t i m e <text:s text:c="2"/>t h e <text:s text:c="2"/>n o t i c e <text:s text:c="2"/>i s <text:s text:c="2"/>l e f t <text:s text:c="2"/>a t <text:s text:c="2"/>t h e p r o p e r <text:s text:c="2"/>a d d r e s s ; <text:s text:c="2"/>o r</text:p>
          </table:table-cell>
          <table:table-cell office:value-type="string" calcext:value-type="string">
            <text:p>H e a l e s <text:s text:c="2"/>M e d i c a l <text:s text:c="2"/>R e s p o n s e p a r t y <text:s text:c="2"/>t o <text:s text:c="2"/>t a k e <text:s text:c="2"/>e f f e c t <text:s text:c="2"/>o n <text:s text:c="2"/>a n y <text:s text:c="2"/>d a t e <text:s text:c="2"/>f a l l i n g <text:s text:c="2"/>a t <text:s text:c="2"/>l e a s t t h r e e <text:s text:c="2"/>( 3 ) <text:s text:c="2"/>m o n t h s <text:s text:c="2"/>l a t e r <text:s text:c="2"/>t h a n <text:s text:c="2"/>t h e <text:s text:c="2"/>d a t e <text:s text:c="2"/>o f <text:s text:c="2"/>s e r v i c e o f <text:s text:c="2"/>t h e <text:s text:c="2"/>r e l e v a n t <text:s text:c="2"/>n o t i c e . F o r <text:s text:c="2"/>i n f o r m a t i o n <text:s text:c="2"/>o n l y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 o <text:s text:c="2"/>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D u e <text:s text:c="2"/>t o <text:s text:c="2"/>t h e <text:s text:c="2"/>d e l a y s <text:s text:c="2"/>e x p e r i e n c e d <text:s text:c="2"/>b y <text:s text:c="2"/>R o y a l <text:s text:c="2"/>M a i l s i n c e <text:s text:c="2"/>t h e <text:s text:c="2"/>C O V I D - 1 9 <text:s text:c="2"/>p a n d e m i c , <text:s text:c="2"/>a n d <text:s text:c="2"/>t h e <text:s text:c="2"/>c u r r e n t R o y a l <text:s text:c="2"/>M a i l <text:s text:c="2"/>s t r i k e s , <text:s text:c="2"/>w e <text:s text:c="2"/>r e q u e s t <text:s text:c="2"/>t h a t <text:s text:c="2"/>p o s t e d n o t i c e s <text:s text:c="2"/>a r e <text:s text:c="2"/>c o n s i d e r e d <text:s text:c="2"/>d e l i v e r e d <text:s text:c="2"/>o n <text:s text:c="2"/>t h e <text:s text:c="2"/>t h i r d w o r k i n g <text:s text:c="2"/>d a y <text:s text:c="2"/>t o <text:s text:c="2"/>a l l o w <text:s text:c="2"/>f o r <text:s text:c="2"/>d e l i v e r y <text:s text:c="2"/>i n <text:s text:c="2"/>t h a t <text:s text:c="2"/>t i m e . W e <text:s text:c="2"/>r e q u e s t <text:s text:c="2"/>t h a t <text:s text:c="2"/>a l l <text:s text:c="2"/>n o t i c e s <text:s text:c="2"/>a r e <text:s text:c="2"/>s e n t <text:s text:c="2"/>b y <text:s text:c="2"/>e m a i l , o r <text:s text:c="2"/>b a c k e d <text:s text:c="2"/>u p <text:s text:c="2"/>b y <text:s text:c="2"/>e m a i l , <text:s text:c="2"/>t o <text:s text:c="2"/>e n s u r e <text:s text:c="2"/>r e c e i p t . P l e a s e <text:s text:c="2"/>c h a n g e <text:s text:c="2"/>2 0 . 1 . 2 <text:s text:c="2"/>t o : 2 0 . 1 . 2 <text:s text:c="6"/>i f <text:s text:c="2"/>s e n t <text:s text:c="2"/>b y <text:s text:c="2"/>p r e - p a i d <text:s text:c="2"/>f i r s t - c l a s s <text:s text:c="2"/>p o s t <text:s text:c="2"/>o r o t h e r <text:s text:c="2"/>n e x t <text:s text:c="2"/>w o r k i n g <text:s text:c="2"/>d a y <text:s text:c="2"/>d e l i v e r y <text:s text:c="2"/>s e r v i c e , <text:s text:c="2"/>a t <text:s text:c="2"/>9 . 0 0 a m <text:s text:c="2"/>o n <text:s text:c="2"/>t h e <text:s text:c="2"/>t h i r d <text:s text:c="2"/>W o r k i n g <text:s text:c="2"/>D a y <text:s text:c="2"/>a f t e r <text:s text:c="2"/>p o s t i n g <text:s text:c="2"/>o r <text:s text:c="2"/>a t t h e <text:s text:c="2"/>t i m e <text:s text:c="2"/>r e c o r d e d <text:s text:c="2"/>b y <text:s text:c="2"/>t h e <text:s text:c="2"/>d e l i v e r y <text:s text:c="2"/>s e r v i c e .</text:p>
          </table:table-cell>
          <table:table-cell table:number-columns-repeated="1022"/>
        </table:table-row>
        <table:table-row table:style-name="ro1">
          <table:table-cell office:value-type="string" calcext:value-type="string">
            <text:p>C l a u s e 9 . 3 <text:s text:c="6"/>D u r i n g <text:s text:c="2"/>t h e <text:s text:c="2"/>T e r m <text:s text:c="2"/>a n d <text:s text:c="2"/>f o r <text:s text:c="2"/>a <text:s text:c="2"/>p e r i o d <text:s text:c="2"/>o f <text:s text:c="2"/>s i x <text:s text:c="2"/>( 6 ) y e a r s <text:s text:c="2"/>a f t e r <text:s text:c="2"/>t h e <text:s text:c="2"/>d a t e <text:s text:c="2"/>o f <text:s text:c="2"/>e x p i r y <text:s text:c="2"/>o r <text:s text:c="2"/>t e r m i n a t i o n <text:s text:c="2"/>o f t h i s <text:s text:c="2"/>A g r e e m e n t <text:s text:c="2"/>( f o r <text:s text:c="2"/>w h a t e v e r <text:s text:c="2"/>r e a s o n ) , <text:s text:c="2"/>T h e C o u n c i l <text:s text:c="2"/>a n d <text:s text:c="2"/>i t s <text:s text:c="2"/>i n t e r n a l <text:s text:c="2"/>a n d <text:s text:c="2"/>e x t e r n a l <text:s text:c="2"/>a u d i t r e p r e s e n t a t i v e s <text:s text:c="2"/>s h a l l <text:s text:c="2"/>h a v e <text:s text:c="2"/>t h e <text:s text:c="2"/>r i g h t <text:s text:c="2"/>t o <text:s text:c="2"/>p e r f o r m a u d i t s <text:s text:c="2"/>a n d <text:s text:c="2"/>i n s p e c t i o n s <text:s text:c="2"/>o f <text:s text:c="2"/>t h e <text:s text:c="2"/>C o n t r a c t o r <text:s text:c="2"/>a n d <text:s text:c="2"/>i t s a p p r o v e d <text:s text:c="2"/>S u b - c o n t r a c t o r s <text:s text:c="2"/>f o r <text:s text:c="2"/>t h e <text:s text:c="2"/>f o l l o w i n g p u r p o s e s :</text:p>
          </table:table-cell>
          <table:table-cell office:value-type="string" calcext:value-type="string">
            <text:p>H e a l e s <text:s text:c="2"/>M e d i c a l <text:s text:c="2"/>R e s p o n s e b e h a l f <text:s text:c="2"/>o f <text:s text:c="2"/>t h e <text:s text:c="2"/>c l i e n t <text:s text:c="2"/>a n d / o r <text:s text:c="2"/>p r o v i d e d <text:s text:c="2"/>b y <text:s text:c="2"/>t h e p r o v i d e r <text:s text:c="2"/>t o <text:s text:c="2"/>t h e <text:s text:c="2"/>c l i e n t <text:s text:c="2"/>w i t h i n <text:s text:c="2"/>t h e <text:s text:c="2"/>t e r m <text:s text:c="2"/>o f <text:s text:c="2"/>t h i s c o n t r a c t . <text:s text:c="2"/>F o r <text:s text:c="2"/>a v o i d a n c e <text:s text:c="2"/>o f <text:s text:c="2"/>d o u b t <text:s text:c="2"/>t h i s <text:s text:c="2"/>e x c l u d e s t h e <text:s text:c="2"/>d e s i g n <text:s text:c="2"/>o f <text:s text:c="2"/>a n y <text:s text:c="2"/>d o c u m e n t , <text:s text:c="4"/>d a t a b a s e , <text:s text:c="2"/>l o g o , t r a d e m a r k , <text:s text:c="2"/>b u s i n e s s <text:s text:c="2"/>n a m e , <text:s text:c="2"/>w e b s i t e , <text:s text:c="2"/>o r <text:s text:c="2"/>w e b s e r v i c e <text:s text:c="2"/>e l e c t r o n i c <text:s text:c="2"/>o r <text:s text:c="2"/>o t h e r w i s e . W e <text:s text:c="2"/>b e l i e v e <text:s text:c="2"/>t h e <text:s text:c="2"/>d e f i n i t i o n <text:s text:c="2"/>a b o v e <text:s text:c="2"/>f o r <text:s text:c="2"/>I n t e l l e c t u a l C o n t e n t <text:s text:c="2"/>R i g h t s <text:s text:c="2"/>s h o u l d <text:s text:c="2"/>b e <text:s text:c="2"/>i n c l u d e d <text:s text:c="2"/>w i t h i n <text:s text:c="2"/>t h e d e f i n i t i o n s <text:s text:c="2"/>o f <text:s text:c="2"/>t h i s <text:s text:c="2"/>c o n t r a c t , <text:s text:c="2"/>a n d <text:s text:c="2"/>t h e <text:s text:c="2"/>c l a u s e c h a n g e d <text:s text:c="2"/>t o : 8 . 2 <text:s text:c="2"/>I n <text:s text:c="2"/>t h e <text:s text:c="2"/>a b s e n c e <text:s text:c="2"/>o f <text:s text:c="2"/>p r i o r <text:s text:c="2"/>w r i t t e n <text:s text:c="2"/>a g r e e m e n t b y <text:s text:c="2"/>t h e <text:s text:c="2"/>C o u n c i l <text:s text:c="2"/>t o <text:s text:c="2"/>t h e <text:s text:c="2"/>c o n t r a r y , <text:s text:c="2"/>a l l <text:s text:c="2"/>i n t e l l e c t u a l c o n t e n t <text:s text:c="2"/>r i g h t s <text:s text:c="2"/>c r e a t e d <text:s text:c="2"/>b y <text:s text:c="2"/>t h e <text:s text:c="2"/>C o n t r a c t o r <text:s text:c="2"/>o r S t a f f F o r <text:s text:c="2"/>i n f o r m a t i o n <text:s text:c="2"/>o n l y , <text:s text:c="2"/>n o <text:s text:c="2"/>c h a n g e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 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text:p>
          </table:table-cell>
          <table:table-cell table:number-columns-repeated="1022"/>
        </table:table-row>
        <table:table-row table:style-name="ro1">
          <table:table-cell office:value-type="string" calcext:value-type="string">
            <text:p>C l a u s e C o n t r a c t o r <text:s text:c="4"/>s h a l l , <text:s text:c="2"/>u n l e s s <text:s text:c="2"/>o t h e r w i s e <text:s text:c="2"/>a g r e e d , s u b m i t <text:s text:c="2"/>t w o <text:s text:c="2"/>c o p i e s <text:s text:c="2"/>o f <text:s text:c="2"/>a <text:s text:c="2"/>C h a n g e <text:s text:c="2"/>C o n t r o l <text:s text:c="2"/>N o t e s i g n e d <text:s text:c="2"/>b y <text:s text:c="2"/>t h e <text:s text:c="2"/>C o n t r a c t o r <text:s text:c="4"/>t o <text:s text:c="2"/>O x f o r d <text:s text:c="2"/>C i t y <text:s text:c="2"/>C o u n c i l w i t h i n <text:s text:c="2"/>t e n <text:s text:c="2"/>( 1 0 ) <text:s text:c="2"/>W o r k i n g <text:s text:c="2"/>D a y s <text:s text:c="2"/>o f <text:s text:c="2"/>t h e <text:s text:c="2"/>d a t e <text:s text:c="2"/>o f <text:s text:c="2"/>t h e r e q u e s t . S c h e d u l e <text:s text:c="2"/>7 1 . <text:s text:c="26"/>I t <text:s text:c="2"/>i s <text:s text:c="2"/>a <text:s text:c="2"/>c o n d i t i o n <text:s text:c="2"/>o f <text:s text:c="2"/>t h i s <text:s text:c="2"/>A g r e e m e n t <text:s text:c="2"/>t h a t f o r <text:s text:c="6"/>t h e <text:s text:c="6"/>d u r a t i o n <text:s text:c="6"/>o f <text:s text:c="6"/>t h e <text:s text:c="6"/>A g r e e m e n t <text:s text:c="6"/>a n d <text:s text:c="6"/>a n y e x t e n s i o n s <text:s text:c="2"/>t h e r e o f <text:s text:c="2"/>t h e <text:s text:c="2"/>C o n t r a c t o r : 1 . 1 <text:s text:c="18"/>p a y s <text:s text:c="2"/>a l l <text:s text:c="2"/>S t a f f <text:s text:c="2"/>w h o <text:s text:c="2"/>a r e <text:s text:c="2"/>e m p l o y e d b y <text:s text:c="2"/>t h e <text:s text:c="2"/>C o n t r a c t o r <text:s text:c="2"/>t o <text:s text:c="2"/>p e r f o r m <text:s text:c="2"/>t h e C o m m i s s i o n <text:s text:c="2"/>n o t <text:s text:c="2"/>l e s s <text:s text:c="2"/>t h a n <text:s text:c="2"/>t h e O x f o r d <text:s text:c="2"/>L i v i n g <text:s text:c="2"/>W a g e <text:s text:c="2"/>( u n l e s s o t h e r w i s e <text:s text:c="2"/>d i r e c t e d <text:s text:c="2"/>b y <text:s text:c="2"/>t h e C o u n c i l ) <text:s text:c="2"/>a s <text:s text:c="2"/>s e t <text:s text:c="2"/>a n n u a l l y <text:s text:c="2"/>b y <text:s text:c="2"/>t h e O x f o r d <text:s text:c="2"/>C i t y <text:s text:c="2"/>C o u n c i l <text:s text:c="2"/>( O C C ) ; 1 . 2 <text:s text:c="18"/>a g r e e s <text:s text:c="2"/>t o <text:s text:c="2"/>i n c r e a s e <text:s text:c="2"/>t h e <text:s text:c="2"/>a m o u n t w h i c h <text:s text:c="2"/>i t <text:s text:c="2"/>p a y s <text:s text:c="2"/>t o <text:s text:c="2"/>S t a f f <text:s text:c="2"/>b y <text:s text:c="2"/>t h e s a m e <text:s text:c="2"/>a m o u n t <text:s text:c="2"/>a s <text:s text:c="2"/>a n y <text:s text:c="2"/>i n c r e a s e t o <text:s text:c="2"/>t h e <text:s text:c="2"/>O x f o r d <text:s text:c="2"/>L i v i n g <text:s text:c="2"/>W a g e w i t h i n <text:s text:c="2"/>t w e l v e <text:s text:c="2"/>( 1 2 ) <text:s text:c="2"/>m o n t h s <text:s text:c="2"/>o f <text:s text:c="2"/>t h e d a t e <text:s text:c="2"/>o n <text:s text:c="2"/>w h i c h <text:s text:c="2"/>a n y <text:s text:c="2"/>i n c r e a s e <text:s text:c="2"/>i n t h e <text:s text:c="2"/>O x f o r d <text:s text:c="2"/>L i v i n g <text:s text:c="2"/>W a g e <text:s text:c="2"/>i s a n n o u n c e d <text:s text:c="2"/>b y <text:s text:c="2"/>t h e <text:s text:c="2"/>O C C <text:s text:c="2"/>( u n l e s s o t h e r w i s e <text:s text:c="2"/>d i r e c t e d <text:s text:c="2"/>b y <text:s text:c="2"/>t h e C o u n c i l ) ; <text:s text:c="2"/>a n d 1 . 3 <text:s text:c="18"/>c o - o p e r a t e <text:s text:c="2"/>a n d <text:s text:c="2"/>p r o v i d e <text:s text:c="2"/>a l l r e a s o n a b l e <text:s text:c="2"/>a s s i s t a n c e <text:s text:c="2"/>t o <text:s text:c="2"/>t h e C o u n c i l <text:s text:c="2"/>i n <text:s text:c="2"/>m o n i t o r i n g <text:s text:c="2"/>t h e <text:s text:c="2"/>e f f e c t o f <text:s text:c="2"/>t h e <text:s text:c="2"/>O x f o r d <text:s text:c="2"/>L i v i n g <text:s text:c="2"/>W a g e <text:s text:c="2"/>o n t h e <text:s text:c="2"/>q u a l i t y <text:s text:c="2"/>o f <text:s text:c="2"/>t h e <text:s text:c="2"/>W o r k s p r o v i d e d <text:s text:c="2"/>u n d e r <text:s text:c="2"/>t h i s <text:s text:c="2"/>A g r e e m e n t .</text:p>
          </table:table-cell>
          <table:table-cell office:value-type="string" calcext:value-type="string">
            <text:p>H e a l e s <text:s text:c="2"/>M e d i c a l <text:s text:c="2"/>R e s p o n s e O u r <text:s text:c="2"/>s t a f f <text:s text:c="2"/>m a y <text:s text:c="2"/>n o t <text:s text:c="2"/>l i v e <text:s text:c="2"/>w i t h i n <text:s text:c="2"/>t h e <text:s text:c="2"/>O x f o r d <text:s text:c="2"/>r e g i o n , a s <text:s text:c="2"/>O c c u p a t i o n a l <text:s text:c="2"/>H e a l t h <text:s text:c="2"/>s t a f f <text:s text:c="2"/>a r e <text:s text:c="2"/>e x t r e m e l y d i f f i c u l t <text:s text:c="2"/>t o <text:s text:c="2"/>r e c r u i t <text:s text:c="2"/>a n d <text:s text:c="2"/>m a y <text:s text:c="2"/>h a v e <text:s text:c="2"/>t o <text:s text:c="2"/>t r a v e l . <text:s text:c="2"/>W e w i l l <text:s text:c="2"/>p a y <text:s text:c="2"/>i n <text:s text:c="2"/>l i n e <text:s text:c="2"/>w i t h <text:s text:c="2"/>t h e <text:s text:c="2"/>R e a l <text:s text:c="2"/>L i v i n g <text:s text:c="2"/>W a g e <text:s text:c="2"/>i n w h i c h <text:s text:c="2"/>t h e y <text:s text:c="2"/>l i v e <text:s text:c="2"/>( w h i c h <text:s text:c="2"/>i s <text:s text:c="2"/>c u r r e n t l y <text:s text:c="2"/>h i g h e r <text:s text:c="2"/>t h a n t h e <text:s text:c="2"/>O x f o r d <text:s text:c="2"/>L i v i n g <text:s text:c="2"/>W a g e ) . P l e a s e <text:s text:c="2"/>c h a n g e <text:s text:c="2"/>c l a u s e s <text:s text:c="2"/>t o <text:s text:c="2"/>r e f l e c t <text:s text:c="2"/>R e a l <text:s text:c="2"/>L i v i n g W a g e , <text:s text:c="2"/>a s <text:s text:c="2"/>s t a t e d <text:s text:c="2"/>b y <text:s text:c="2"/>t h e <text:s text:c="2"/>L i v i n g <text:s text:c="2"/>W a g e F o u n d a t i o n .</text:p>
          </table:table-cell>
          <table:table-cell table:number-columns-repeated="1022"/>
        </table:table-row>
        <table:table-row table:style-name="ro1">
          <table:table-cell office:value-type="string" calcext:value-type="string">
            <text:p>W e <text:s text:c="2"/>a p p r e c i a t e <text:s text:c="2"/>y o u <text:s text:c="2"/>s e n d i n g <text:s text:c="2"/>a c r o s s <text:s text:c="2"/>y o u r <text:s text:c="2"/>h i g h <text:s text:c="2"/>v a l u e <text:s text:c="2"/>t e r m s <text:s text:c="2"/>a n d <text:s text:c="2"/>c o n d i t i o n s <text:s text:c="2"/>( a b o v e <text:s text:c="2"/>£ 1 8 6 k ) . <text:s text:c="2"/>I f <text:s text:c="2"/>t h i s <text:s text:c="2"/>i s a b o v e <text:s text:c="2"/>£ 1 8 6 k <text:s text:c="2"/>p e r <text:s text:c="2"/>a n n u m , <text:s text:c="2"/>b a s e d <text:s text:c="2"/>o n <text:s text:c="2"/>t h e <text:s text:c="2"/>u s a g e <text:s text:c="2"/>f i g u r e s <text:s text:c="2"/>a n d <text:s text:c="2"/>o u r <text:s text:c="2"/>e x p e r i e n c e <text:s text:c="2"/>w e <text:s text:c="2"/>b e l i e v e <text:s text:c="2"/>y o u r <text:s text:c="2"/>a n n u a l c o n t r a c t <text:s text:c="2"/>i s <text:s text:c="2"/>m o r e <text:s text:c="2"/>l i k e l y <text:s text:c="2"/>t o <text:s text:c="2"/>b e <text:s text:c="2"/>i n <text:s text:c="2"/>t h e <text:s text:c="2"/>r e g i o n <text:s text:c="2"/>o f <text:s text:c="2"/>£ 1 3 0 k . <text:s text:c="2"/>A <text:s text:c="2"/>C o n t r a c t <text:s text:c="2"/>B r e a k d o w n <text:s text:c="2"/>i s <text:s text:c="2"/>a v a i l a b l e <text:s text:c="2"/>i n <text:s text:c="2"/>t h e <text:s text:c="2"/>p r i c i n g s c h e d u l e , <text:s text:c="2"/>w e <text:s text:c="2"/>a r e <text:s text:c="2"/>h a p p y <text:s text:c="2"/>t o <text:s text:c="2"/>w o r k <text:s text:c="2"/>w i t h <text:s text:c="2"/>t h e <text:s text:c="2"/>C o u n c i l <text:s text:c="2"/>t o <text:s text:c="2"/>a d j u s t <text:s text:c="2"/>u s a g e <text:s text:c="2"/>f i g u r e s , <text:s text:c="2"/>r e m o v e <text:s text:c="2"/>s e r v i c e s <text:s text:c="2"/>i f r e q u i r e d . <text:s text:c="2"/>S o m e <text:s text:c="2"/>a s s u m p t i o n s <text:s text:c="2"/>h a v e <text:s text:c="2"/>b e e n <text:s text:c="2"/>m a d e <text:s text:c="2"/>i n <text:s text:c="2"/>p r i c i n g , <text:s text:c="2"/>s u c h <text:s text:c="2"/>a s <text:s text:c="2"/>p r e - e m p l o y m e n t <text:s text:c="2"/>r a t e <text:s text:c="2"/>a n d <text:s text:c="2"/>I l l - H e a l t h <text:s text:c="2"/>r e t i r e m e n t <text:s text:c="2"/>r a t e , <text:s text:c="2"/>a s <text:s text:c="2"/>w e l l <text:s text:c="2"/>a s <text:s text:c="2"/>r e v i e w <text:s text:c="2"/>a p p o i n t m e n t s , <text:s text:c="2"/>b a s e d <text:s text:c="2"/>o n <text:s text:c="2"/>o u r <text:s text:c="2"/>e x p e r i e n c e <text:s text:c="2"/>o f <text:s text:c="2"/>w o r k i n g <text:s text:c="2"/>w i t h o t h e r <text:s text:c="2"/>L o c a l <text:s text:c="2"/>A u t h o r i t i e s <text:s text:c="2"/>o v e r <text:s text:c="2"/>2 3 <text:s text:c="2"/>y e a r s . P l e a s e <text:s text:c="2"/>n o t e , <text:s text:c="2"/>t h i s <text:s text:c="2"/>c o n t r a c t <text:s text:c="2"/>i s <text:s text:c="2"/>i n <text:s text:c="2"/>d r a f t <text:s text:c="2"/>a n d <text:s text:c="2"/>c o n t a i n s <text:s text:c="2"/>m a n y <text:s text:c="2"/>d r a f t <text:s text:c="2"/>c l a u s e s <text:s text:c="2"/>t o <text:s text:c="2"/>b e <text:s text:c="2"/>c o m p l e t e d , <text:s text:c="2"/>s u c h <text:s text:c="2"/>a s “ s h a l l <text:s text:c="2"/>[ a p p l y / n o t <text:s text:c="2"/>a p p l y ] ” . <text:s text:c="2"/>P l e a s e <text:s text:c="2"/>n o t e <text:s text:c="2"/>t h a t <text:s text:c="2"/>n o <text:s text:c="2"/>p r o v i d e r <text:s text:c="2"/>c a n <text:s text:c="2"/>s i g n <text:s text:c="2"/>u p <text:s text:c="2"/>t o <text:s text:c="2"/>t h e <text:s text:c="2"/>c l a u s e s <text:s text:c="2"/>a s <text:s text:c="2"/>w r i t t e n <text:s text:c="2"/>a s <text:s text:c="2"/>t h e y a r e <text:s text:c="2"/>n o t <text:s text:c="2"/>i n <text:s text:c="2"/>t h e i r <text:s text:c="2"/>c o m p l e t e d <text:s text:c="2"/>f o r m , <text:s text:c="2"/>a n d <text:s text:c="2"/>c o n t a i n <text:s text:c="2"/>s u c h <text:s text:c="2"/>c o n t r a d i c t i o n s <text:s text:c="2"/>a s <text:s text:c="2"/>t h e <text:s text:c="2"/>o n e <text:s text:c="2"/>a b o v e . C l a u s e</text:p>
          </table:table-cell>
          <table:table-cell office:value-type="string" calcext:value-type="string">
            <text:p>H e a l e s <text:s text:c="2"/>M e d i c a l <text:s text:c="2"/>R e s p o n s e</text:p>
          </table:table-cell>
          <table:table-cell table:number-columns-repeated="1022"/>
        </table:table-row>
        <table:table-row table:style-name="ro1">
          <table:table-cell office:value-type="string" calcext:value-type="string">
            <text:p>C l a u s e n o t i c e . 7 . 1 <text:s text:c="2"/>T h e <text:s text:c="2"/>C o n t r a c t o r <text:s text:c="2"/>s h a l l <text:s text:c="2"/>n o t <text:s text:c="2"/>w i t h o u t <text:s text:c="2"/>t h e <text:s text:c="2"/>w r i t t e n c o n s e n t <text:s text:c="2"/>o f <text:s text:c="2"/>t h e <text:s text:c="2"/>C o u n c i l <text:s text:c="2"/>a s s i g n , <text:s text:c="2"/>s u b - c o n t r a c t , n o v a t e <text:s text:c="2"/>o r <text:s text:c="2"/>i n <text:s text:c="2"/>a n y <text:s text:c="2"/>w a y <text:s text:c="2"/>d i s p o s e <text:s text:c="2"/>o f <text:s text:c="2"/>t h e <text:s text:c="2"/>b e n e f i t <text:s text:c="2"/>a n d / o r <text:s text:c="2"/>t h e <text:s text:c="2"/>b u r d e n <text:s text:c="2"/>o f <text:s text:c="2"/>t h e <text:s text:c="2"/>A g r e e m e n t <text:s text:c="2"/>o r <text:s text:c="2"/>a n y <text:s text:c="2"/>p a r t <text:s text:c="2"/>o f <text:s text:c="2"/>t h e A g r e e m e n t . <text:s text:c="2"/>T h e <text:s text:c="2"/>C o u n c i l <text:s text:c="2"/>m a y , <text:s text:c="2"/>i n <text:s text:c="2"/>t h e <text:s text:c="2"/>g r a n t i n g <text:s text:c="2"/>o f</text:p>
          </table:table-cell>
          <table:table-cell office:value-type="string" calcext:value-type="string">
            <text:p>H e a l e s <text:s text:c="2"/>M e d i c a l <text:s text:c="2"/>R e s p o n s e 6 . 1 <text:s text:c="2"/>I f <text:s text:c="2"/>t h e <text:s text:c="2"/>C o u n c i l <text:s text:c="2"/>r e a s o n a b l y <text:s text:c="2"/>b e l i e v e s <text:s text:c="2"/>t h a t <text:s text:c="2"/>a n y o f <text:s text:c="2"/>t h e <text:s text:c="2"/>S t a f f <text:s text:c="2"/>a r e <text:s text:c="2"/>u n s u i t a b l e <text:s text:c="2"/>t o <text:s text:c="2"/>u n d e r t a k e <text:s text:c="2"/>w o r k <text:s text:c="2"/>i n r e s p e c t <text:s text:c="2"/>o f <text:s text:c="2"/>t h e <text:s text:c="2"/>A g r e e m e n t , <text:s text:c="2"/>i t <text:s text:c="2"/>m a y , <text:s text:c="2"/>b y <text:s text:c="2"/>g i v i n g w r i t t e n <text:s text:c="2"/>n o t i c e <text:s text:c="2"/>w i t h <text:s text:c="2"/>r e a s o n s <text:s text:c="2"/>t o <text:s text:c="2"/>t h e <text:s text:c="2"/>C o n t r a c t o r : 6 . 1 . 1 <text:s text:c="14"/>r e f u s e <text:s text:c="2"/>a d m i s s i o n <text:s text:c="2"/>t o <text:s text:c="2"/>t h e <text:s text:c="2"/>r e l e v a n t p e r s o n ( s ) <text:s text:c="2"/>t o <text:s text:c="2"/>t h e <text:s text:c="2"/>C o u n c i l ’ s <text:s text:c="2"/>p r e m i s e s ; 6 . . 1 . 2 <text:s text:c="14"/>d i r e c t <text:s text:c="2"/>t h e <text:s text:c="2"/>C o n t r a c t o r <text:s text:c="2"/>t o <text:s text:c="2"/>e n d <text:s text:c="2"/>t h e i n v o l v e m e n t <text:s text:c="2"/>i n <text:s text:c="2"/>t h e <text:s text:c="2"/>p r o v i s i o n <text:s text:c="2"/>o f <text:s text:c="2"/>t h e <text:s text:c="2"/>S e r v i c e s <text:s text:c="2"/>o f t h e <text:s text:c="2"/>r e l e v a n t <text:s text:c="2"/>p e r s o n ( s ) ; <text:s text:c="2"/>a n d / o r 6 . . 1 . 3 <text:s text:c="14"/>r e q u i r e <text:s text:c="2"/>t h a t <text:s text:c="2"/>t h e <text:s text:c="2"/>C o n t r a c t o r <text:s text:c="2"/>r e p l a c e a n y <text:s text:c="2"/>p e r s o n <text:s text:c="2"/>r e m o v e d <text:s text:c="2"/>u n d e r <text:s text:c="2"/>t h i s <text:s text:c="2"/>c l a u s e <text:s text:c="2"/>w i t h a n o t h e r <text:s text:c="2"/>s u i t a b l y <text:s text:c="2"/>q u a l i f i e d <text:s text:c="2"/>p e r s o n <text:s text:c="2"/>a n d <text:s text:c="2"/>p r o c u r e t h a t <text:s text:c="2"/>a n y <text:s text:c="2"/>s e c u r i t y <text:s text:c="2"/>p a s s <text:s text:c="2"/>i s s u e d <text:s text:c="2"/>b y <text:s text:c="2"/>t h e <text:s text:c="2"/>C o u n c i l <text:s text:c="2"/>t o t h e <text:s text:c="2"/>p e r s o n <text:s text:c="2"/>r e m o v e d <text:s text:c="2"/>i s <text:s text:c="2"/>s u r r e n d e r e d ; a n d <text:s text:c="2"/>t h e <text:s text:c="2"/>C o n t r a c t o r <text:s text:c="2"/>s h a l l <text:s text:c="2"/>c o m p l y <text:s text:c="2"/>w i t h <text:s text:c="2"/>a n y <text:s text:c="2"/>s u c h n o t i c e . <text:s text:c="2"/>T h e <text:s text:c="2"/>C o n t r a c t o r <text:s text:c="2"/>r e s e r v e s <text:s text:c="2"/>t h e <text:s text:c="2"/>r i g h t <text:s text:c="2"/>t o i n v e s t i g a t e <text:s text:c="2"/>a n y <text:s text:c="2"/>c l a i m s , <text:s text:c="2"/>a n d <text:s text:c="2"/>w h e r e <text:s text:c="2"/>t h e i n v e s t i g a t i o n <text:s text:c="2"/>d o e s <text:s text:c="2"/>n o t <text:s text:c="2"/>u p h o l d <text:s text:c="2"/>t h e <text:s text:c="2"/>r e a s o n s p r o v i d e d <text:s text:c="2"/>b y <text:s text:c="2"/>t h e <text:s text:c="2"/>C o u n c i l <text:s text:c="2"/>w i l l <text:s text:c="2"/>h a v e <text:s text:c="2"/>a <text:s text:c="2"/>r i g h t <text:s text:c="2"/>o f a p p e a l . W e <text:s text:c="2"/>a r e <text:s text:c="2"/>h a p p y <text:s text:c="2"/>t o <text:s text:c="2"/>a g r e e <text:s text:c="2"/>t o <text:s text:c="2"/>e i t h e r <text:s text:c="2"/>v e r s i o n <text:s text:c="2"/>o f <text:s text:c="2"/>t h i s c l a u s e <text:s text:c="2"/>s o <text:s text:c="2"/>l o n g <text:s text:c="2"/>a s <text:s text:c="2"/>i t <text:s text:c="2"/>i s <text:s text:c="2"/>r e c i p r o c a l <text:s text:c="2"/>a n d <text:s text:c="2"/>a p p l i e s <text:s text:c="2"/>t o b o t h <text:s text:c="2"/>p a r t i e s . <text:s text:c="2"/>W e <text:s text:c="2"/>w i l l <text:s text:c="2"/>n o t <text:s text:c="2"/>s u b m i t <text:s text:c="2"/>t o <text:s text:c="2"/>o p p o s i t e s t a n d a r d s <text:s text:c="2"/>b e t w e e n <text:s text:c="2"/>t h e <text:s text:c="2"/>t w o <text:s text:c="2"/>p a r t i e s , <text:s text:c="2"/>a s <text:s text:c="2"/>t h i s <text:s text:c="2"/>i s n o t <text:s text:c="2"/>f a i r <text:s text:c="2"/>a n d <text:s text:c="2"/>r e c i p r o c a l .</text:p>
          </table:table-cell>
          <table:table-cell table:number-columns-repeated="1022"/>
        </table:table-row>
        <table:table-row table:style-name="ro1">
          <table:table-cell office:value-type="string" calcext:value-type="string">
            <text:p>C l a u s e S e r v i c e s ; <text:s text:c="2"/>o r 8 . 2 <text:s text:c="12"/>e x c l u s i v e l y <text:s text:c="2"/>f o r <text:s text:c="2"/>t h e <text:s text:c="2"/>p u r p o s e <text:s text:c="2"/>o f p e r f o r m i n g <text:s text:c="2"/>t h e <text:s text:c="2"/>S e r v i c e s , s h a l l <text:s text:c="2"/>v e s t <text:s text:c="2"/>i n <text:s text:c="2"/>t h e <text:s text:c="2"/>C o u n c i l <text:s text:c="2"/>a b s o l u t e l y <text:s text:c="2"/>o n <text:s text:c="2"/>c r e a t i o n .</text:p>
          </table:table-cell>
          <table:table-cell office:value-type="string" calcext:value-type="string">
            <text:p>H e a l e s <text:s text:c="2"/>M e d i c a l <text:s text:c="2"/>R e s p o n s e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o w n e r s h i p <text:s text:c="2"/>o f <text:s text:c="2"/>a n y <text:s text:c="2"/>i n t e l l e c t u a l <text:s text:c="2"/>c o n t e n t <text:s text:c="2"/>p r o d u c e d b y <text:s text:c="2"/>t h e <text:s text:c="2"/>p r o v i d e r <text:s text:c="2"/>w h e n <text:s text:c="2"/>p r o c e s s i n g <text:s text:c="2"/>d a t a <text:s text:c="2"/>o n b e h a l f <text:s text:c="2"/>o f <text:s text:c="2"/>t h e <text:s text:c="2"/>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w h i c h <text:s text:c="2"/>i n <text:s text:c="2"/>t e r m s <text:s text:c="2"/>o f <text:s text:c="2"/>v a l u e , <text:s text:c="2"/>i s <text:s text:c="2"/>l i k e l y <text:s text:c="2"/>t o <text:s text:c="2"/>s i g n i f i c a n t l y e x c e e d <text:s text:c="2"/>t h e <text:s text:c="2"/>v a l u e <text:s text:c="2"/>o f <text:s text:c="2"/>t h e <text:s text:c="2"/>c o n t r a c t <text:s text:c="2"/>t e r m ; <text:s text:c="2"/>h o w e v e r l o n g <text:s text:c="2"/>t h a t <text:s text:c="2"/>m a y <text:s text:c="2"/>b e . <text:s text:c="2"/>I t <text:s text:c="2"/>w o u l d <text:s text:c="2"/>n o t <text:s text:c="2"/>b e <text:s text:c="2"/>r e a s o n a b l e f o r <text:s text:c="2"/>e x a m p l e <text:s text:c="2"/>f o r <text:s text:c="2"/>t h e <text:s text:c="2"/>c l i e n t <text:s text:c="2"/>t o <text:s text:c="2"/>c l a i m <text:s text:c="2"/>o w n e r s h i p <text:s text:c="2"/>o f t h e <text:s text:c="2"/>p r o v i d e r <text:s text:c="2"/>n a m e , <text:s text:c="2"/>l o g o s , <text:s text:c="2"/>t r a d e m a r k s , <text:s text:c="2"/>s o f t w a r e o r <text:s text:c="2"/>d o c u m e n t <text:s text:c="2"/>d e s i g n <text:s text:c="2"/>o r <text:s text:c="2"/>t o <text:s text:c="2"/>u s e <text:s text:c="2"/>t h a t <text:s text:c="2"/>b e y o n d <text:s text:c="2"/>t h e c o n t r a c t <text:s text:c="2"/>t e r m <text:s text:c="2"/>o t h e r <text:s text:c="2"/>t h a n <text:s text:c="2"/>a c c e s s i n g <text:s text:c="2"/>i t ' s <text:s text:c="2"/>d a t a c o n t e n t <text:s text:c="2"/>i n <text:s text:c="2"/>w h a t e v e r <text:s text:c="2"/>f o r m <text:s text:c="2"/>i t <text:s text:c="2"/>i s <text:s text:c="2"/>p r o v i d e d <text:s text:c="2"/>b y <text:s text:c="2"/>t h e p r o v i d e r <text:s text:c="2"/>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s t r e s s <text:s text:c="2"/>a s s e s s m e n t <text:s text:c="2"/>f o r m s / p r o c e s s <text:s text:c="2"/>d e s i g n e d <text:s text:c="2"/>b y H e a l e s <text:s text:c="2"/>t h e n <text:s text:c="2"/>o w n e r s h i p <text:s text:c="2"/>o f <text:s text:c="2"/>t h e <text:s text:c="2"/>d a t a <text:s text:c="2"/>c o n t e n t <text:s text:c="2"/>o f t h e s e <text:s text:c="2"/>f o r m s <text:s text:c="2"/>r e s i d e s <text:s text:c="2"/>w i t h <text:s text:c="2"/>t h e <text:s text:c="2"/>c l i e n t <text:s text:c="2"/>i n <text:s text:c="2"/>p e r p e t u i t y a n d <text:s text:c="2"/>t h e y <text:s text:c="2"/>h a v e <text:s text:c="2"/>t h e <text:s text:c="2"/>r i g h t <text:s text:c="2"/>t o <text:s text:c="2"/>a s s i g n <text:s text:c="2"/>t h i s <text:s text:c="2"/>r i g h t <text:s text:c="2"/>o r a l l o w <text:s text:c="2"/>a n o t h e r <text:s text:c="2"/>p r o v i d e r <text:s text:c="2"/>t o <text:s text:c="2"/>a c c e s s / p r o c e s s <text:s text:c="2"/>t h i s d a t a . <text:s text:c="2"/>H o w e v e r <text:s text:c="2"/>t h e <text:s text:c="2"/>c l i e n t <text:s text:c="2"/>w o u l d <text:s text:c="2"/>n o t <text:s text:c="2"/>h a v e <text:s text:c="2"/>t h e r i g h t <text:s text:c="2"/>t o <text:s text:c="2"/>c o n t i n u e <text:s text:c="2"/>t o <text:s text:c="2"/>u s e <text:s text:c="2"/>t h i s <text:s text:c="2"/>i n t e l l e c t u a l p r o p e r t y , <text:s text:c="2"/>i . e <text:s text:c="2"/>c o n t i n u e <text:s text:c="2"/>u s i n g <text:s text:c="2"/>t h e <text:s text:c="2"/>s t r e s s a s s e s s m e n t / f o r m s <text:s text:c="2"/>p r o c e s s <text:s text:c="2"/>f o r <text:s text:c="2"/>t h e <text:s text:c="2"/>p u r p o s e s <text:s text:c="2"/>o f n e w <text:s text:c="2"/>s t r e s s <text:s text:c="2"/>a s s e s s m e n t s <text:s text:c="2"/>b e y o n d <text:s text:c="2"/>t h e <text:s text:c="2"/>c o n t r a c t t e r m , <text:s text:c="2"/>n o r <text:s text:c="2"/>w o u l d <text:s text:c="2"/>t h e <text:s text:c="2"/>c l i e n t <text:s text:c="2"/>h a v e <text:s text:c="2"/>t h e <text:s text:c="2"/>r i g h t <text:s text:c="2"/>t o a s s i g n <text:s text:c="2"/>t h e s e <text:s text:c="2"/>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r e g i s t e r a b l e <text:s text:c="2"/>o r <text:s text:c="2"/>o t h e r w i s e ) <text:s text:c="2"/>a n d <text:s text:c="2"/>a p p l i c a t i o n s <text:s text:c="2"/>f o r a n y <text:s text:c="2"/>o f <text:s text:c="2"/>t h e <text:s text:c="2"/>f o r e g o i n g ; <text:s text:c="2"/>c o p y r i g h t <text:s text:c="2"/>d a t a b a s e <text:s text:c="2"/>r i g h t s d o m a i n <text:s text:c="2"/>n a m e s <text:s text:c="2"/>t r a d e <text:s text:c="2"/>o r <text:s text:c="2"/>b u s i n e s s <text:s text:c="2"/>n a m e s <text:s text:c="2"/>m o r a l r i g h t s <text:s text:c="2"/>a n d <text:s text:c="2"/>o t h e r <text:s text:c="2"/>s i m i l a r <text:s text:c="2"/>r i g h t s <text:s text:c="2"/>o r <text:s text:c="2"/>o b l i g a t i o n s w h e t h e r <text:s text:c="2"/>r e g i s t e r a b l e <text:s text:c="2"/>o r <text:s text:c="2"/>n o t <text:s text:c="2"/>i n <text:s text:c="2"/>a n y <text:s text:c="2"/>c o u n t r y ( i n c l u d i n g <text:s text:c="2"/>b u t <text:s text:c="2"/>n o t <text:s text:c="2"/>l i m i t e d <text:s text:c="2"/>t o <text:s text:c="2"/>t h e <text:s text:c="2"/>U n i t e d K i n g d o m ) <text:s text:c="2"/>a n d <text:s text:c="2"/>t h e <text:s text:c="2"/>r i g h t <text:s text:c="2"/>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text:p>
          </table:table-cell>
          <table:table-cell table:number-columns-repeated="1022"/>
        </table:table-row>
        <table:table-row table:style-name="ro1">
          <table:table-cell office:value-type="string" calcext:value-type="string">
            <text:p>5 . 1 <text:s text:c="14"/>I n <text:s text:c="2"/>t h e <text:s text:c="2"/>e v e n t <text:s text:c="2"/>t h a t <text:s text:c="2"/>a <text:s text:c="2"/>c o u r t <text:s text:c="2"/>m a k e s <text:s text:c="2"/>a D e c l a r a t i o n <text:s text:c="2"/>o f <text:s text:c="2"/>I n e f f e c t i v e n e s s , <text:s text:c="2"/>t h e <text:s text:c="2"/>C o u n c i l s h a l l <text:s text:c="2"/>a s <text:s text:c="2"/>s o o n <text:s text:c="2"/>a s <text:s text:c="2"/>r e a s o n a b l y <text:s text:c="2"/>p r a c t i c a b l e n o t i f y <text:s text:c="2"/>t h e <text:s text:c="2"/>C o n t r a c t o r <text:s text:c="2"/>a n d <text:s text:c="2"/>i n <text:s text:c="2"/>a n y <text:s text:c="2"/>e v e n t w i t h i n <text:s text:c="2"/>a <text:s text:c="2"/>p e r i o d <text:s text:c="2"/>o f <text:s text:c="2"/>s e v e n <text:s text:c="2"/>( 7 ) <text:s text:c="2"/>d a y s <text:s text:c="4"/>n o t i f y t h e <text:s text:c="2"/>C o n t r a c t o r <text:s text:c="2"/>o f <text:s text:c="2"/>a n y <text:s text:c="2"/>s u c h <text:s text:c="2"/>a c t i o n . <text:s text:c="2"/>T h e P a r t i e s <text:s text:c="2"/>a g r e e <text:s text:c="2"/>t h a t <text:s text:c="2"/>t h e <text:s text:c="2"/>p r o v i s i o n s <text:s text:c="2"/>o f <text:s text:c="2"/>t h i s c l a u s e <text:s text:c="2"/>5 . 2 . 9 <text:s text:c="2"/>s h a l l <text:s text:c="2"/>a p p l y <text:s text:c="2"/>a s <text:s text:c="2"/>f r o m <text:s text:c="2"/>t h e <text:s text:c="2"/>d a t e</text:p>
          </table:table-cell>
          <table:table-cell office:value-type="string" calcext:value-type="string">
            <text:p>c o n t r a c t <text:s text:c="2"/>i n <text:s text:c="2"/>a n y <text:s text:c="2"/>c o n t r a c t <text:s text:c="2"/>w e <text:s text:c="2"/>h a v e <text:s text:c="2"/>s e e n <text:s text:c="2"/>i n <text:s text:c="2"/>2 3 y e a r s , <text:s text:c="2"/>a n d <text:s text:c="2"/>b e l i e v e <text:s text:c="2"/>i t <text:s text:c="2"/>t o <text:s text:c="2"/>b e <text:s text:c="2"/>r e d u n d a n t . <text:s text:c="2"/>P l e a s e r e m o v e <text:s text:c="2"/>t h e s e <text:s text:c="2"/>c l a u s e s . T h e <text:s text:c="2"/>3 <text:s text:c="2"/>m o n t h <text:s text:c="2"/>t e r m i n a t i o n <text:s text:c="2"/>c l a u s e <text:s text:c="2"/>i s <text:s text:c="2"/>s u f f i c i e n t <text:s text:c="2"/>t o c o v e r <text:s text:c="2"/>t h i s .</text:p>
          </table:table-cell>
          <table:table-cell table:number-columns-repeated="1022"/>
        </table:table-row>
        <table:table-row table:style-name="ro1">
          <table:table-cell office:value-type="string" calcext:value-type="string">
            <text:p>C l a u s e t o <text:s text:c="2"/>t h e <text:s text:c="2"/>C o n t r a c t o r <text:s text:c="2"/>p r i o r <text:s text:c="2"/>t o <text:s text:c="2"/>t h e <text:s text:c="2"/>E x p i r y <text:s text:c="2"/>D a t e . <text:s text:c="4"/>T h e t e r m s <text:s text:c="2"/>a n d <text:s text:c="2"/>c o n d i t i o n s <text:s text:c="2"/>o f <text:s text:c="2"/>t h e <text:s text:c="2"/>A g r e e m e n t <text:s text:c="2"/>s h a l l a p p l y <text:s text:c="2"/>t h r o u g h o u t <text:s text:c="2"/>a n y <text:s text:c="2"/>s u c h <text:s text:c="2"/>E x t e n s i o n <text:s text:c="2"/>P e r i o d . 4 . 3 <text:s text:c="4"/>U n l e s s <text:s text:c="2"/>o t h e r w i s e <text:s text:c="2"/>s t a t e d <text:s text:c="2"/>i n <text:s text:c="2"/>S c h e d u l e <text:s text:c="2"/>2 <text:s text:c="2"/>t h e C h a r g e s <text:s text:c="2"/>s h a l l : 4 . 3 . 1 <text:s text:c="2"/>r e m a i n <text:s text:c="2"/>f i x e d <text:s text:c="2"/>d u r i n g <text:s text:c="2"/>t h e <text:s text:c="2"/>T e r m ; <text:s text:c="2"/>a n d 4 . 3 . 2 <text:s text:c="6"/>b e <text:s text:c="2"/>t h e <text:s text:c="2"/>f u l l <text:s text:c="2"/>a n d <text:s text:c="2"/>e x c l u s i v e <text:s text:c="2"/>r e m u n e r a t i o n <text:s text:c="2"/>o f t h e <text:s text:c="2"/>C o n t r a c t o r <text:s text:c="2"/>i n <text:s text:c="2"/>r e s p e c t <text:s text:c="2"/>o f <text:s text:c="2"/>t h e <text:s text:c="2"/>s u p p l y <text:s text:c="2"/>o f <text:s text:c="2"/>t h e S e r v i c e s <text:s text:c="2"/>a n d <text:s text:c="2"/>i n c l u d e s , <text:s text:c="2"/>w i t h o u t <text:s text:c="2"/>l i m i t a t i o n , <text:s text:c="2"/>a n y r o y a l t i e s , <text:s text:c="2"/>l i c e n c e <text:s text:c="2"/>f e e s , <text:s text:c="2"/>s u p p l i e s <text:s text:c="2"/>a n d <text:s text:c="2"/>a l l c o n s u m a b l e s <text:s text:c="2"/>u s e d <text:s text:c="2"/>b y <text:s text:c="2"/>t h e <text:s text:c="2"/>C o n t r a c t o r , <text:s text:c="2"/>t r a v e l <text:s text:c="2"/>a n d s u b s i s t e n c e <text:s text:c="2"/>e x p e n s e s <text:s text:c="2"/>a n d <text:s text:c="2"/>S t a f f <text:s text:c="2"/>c o s t s . 4 . 4 <text:s text:c="2"/>T h e <text:s text:c="2"/>C o u n c i l <text:s text:c="2"/>s h a l l <text:s text:c="2"/>p a y <text:s text:c="2"/>t h e <text:s text:c="2"/>C o n t r a c t o r <text:s text:c="2"/>t h e i n v o i c e d <text:s text:c="2"/>a m o u n t s <text:s text:c="2"/>n o <text:s text:c="2"/>l a t e r <text:s text:c="2"/>t h a n <text:s text:c="2"/>[ t e n <text:s text:c="2"/>( 1 0 ) <text:s text:c="2"/>O R t w e n t y <text:s text:c="2"/>( 2 0 ) ] <text:s text:c="2"/>W o r k i n g <text:s text:c="2"/>D a y s <text:s text:c="2"/>a f t e r <text:s text:c="2"/>r e c e i p t <text:s text:c="2"/>o f <text:s text:c="2"/>a <text:s text:c="2"/>v a l i d a n d <text:s text:c="2"/>u n d i s p u t e d <text:s text:c="2"/>i n v o i c e <text:s text:c="2"/>q u o t i n g <text:s text:c="2"/>t h e <text:s text:c="2"/>r e l e v a n t P u r c h a s e <text:s text:c="2"/>O r d e r <text:s text:c="2"/>N u m b e r . <text:s text:c="2"/>T h e <text:s text:c="2"/>C o u n c i l <text:s text:c="2"/>m a y , w i t h o u t <text:s text:c="2"/>p r e j u d i c e <text:s text:c="2"/>t o <text:s text:c="2"/>a n y <text:s text:c="2"/>o t h e r <text:s text:c="2"/>r i g h t s <text:s text:c="2"/>a n d r e m e d i e s <text:s text:c="2"/>u n d e r <text:s text:c="2"/>t h e <text:s text:c="2"/>A g r e e m e n t <text:s text:c="2"/>o r <text:s text:c="2"/>o t h e r w i s e , w i t h h o l d <text:s text:c="2"/>o r <text:s text:c="2"/>r e d u c e <text:s text:c="2"/>p a y m e n t s <text:s text:c="2"/>i n <text:s text:c="2"/>t h e <text:s text:c="2"/>e v e n t <text:s text:c="2"/>o f u n s a t i s f a c t o r y <text:s text:c="2"/>p e r f o r m a n c e <text:s text:c="2"/>o r <text:s text:c="2"/>i f <text:s text:c="2"/>i t <text:s text:c="2"/>r e c e i v e s <text:s text:c="2"/>a n i n v o i c e <text:s text:c="2"/>w h i c h <text:s text:c="2"/>i t <text:s text:c="2"/>b e l i e v e s <text:s text:c="2"/>i s <text:s text:c="2"/>n o t <text:s text:c="2"/>v a l i d <text:s text:c="2"/>a n d / <text:s text:c="2"/>o r p r o p e r l y <text:s text:c="2"/>d u e <text:s text:c="2"/>i n <text:s text:c="2"/>a c c o r d a n c e <text:s text:c="2"/>w i t h <text:s text:c="2"/>c l a u s e <text:s text:c="2"/>4 . 6 <text:s text:c="2"/>a n d 4 . 7 <text:s text:c="2"/>b e l o w . <text:s text:c="4"/>.</text:p>
          </table:table-cell>
          <table:table-cell office:value-type="string" calcext:value-type="string">
            <text:p>H e a l e s <text:s text:c="2"/>M e d i c a l <text:s text:c="2"/>R e s p o n s e a g r e e <text:s text:c="2"/>i t <text:s text:c="2"/>w i t h <text:s text:c="2"/>t h e <text:s text:c="2"/>C o u n c i l <text:s text:c="2"/>i n <text:s text:c="2"/>g o o d <text:s text:c="2"/>t i m e <text:s text:c="2"/>b e f o r e c o n t r a c t <text:s text:c="2"/>s t a r t . P l e a s e <text:s text:c="2"/>c h a n g e <text:s text:c="2"/>t o : 3 . 2 <text:s text:c="4"/>T h e <text:s text:c="2"/>C o u n c i l <text:s text:c="2"/>m a y <text:s text:c="2"/>e x t e n d <text:s text:c="2"/>t h e <text:s text:c="2"/>A g r e e m e n t f o r <text:s text:c="2"/>a <text:s text:c="2"/>p e r i o d <text:s text:c="2"/>o f <text:s text:c="2"/>t w e l v e <text:s text:c="2"/>( 1 2 ) <text:s text:c="2"/>m o n t h s <text:s text:c="2"/>o r <text:s text:c="2"/>a s o t h e r w i s e <text:s text:c="2"/>d e t a i l e d <text:s text:c="2"/>i n <text:s text:c="2"/>t h e <text:s text:c="2"/>C o n t r a c t <text:s text:c="2"/>P a r t i c u l a r s b y <text:s text:c="2"/>g i v i n g <text:s text:c="2"/>n o t <text:s text:c="2"/>l e s s <text:s text:c="2"/>t h a n <text:s text:c="2"/>n i n e t y <text:s text:c="2"/>( 9 0 ) <text:s text:c="2"/>W o r k i n g D a y s ’ <text:s text:c="2"/>n o t i c e <text:s text:c="2"/>i n <text:s text:c="2"/>w r i t i n g <text:s text:c="2"/>t o <text:s text:c="2"/>t h e <text:s text:c="2"/>C o n t r a c t o r <text:s text:c="2"/>p r i o r <text:s text:c="2"/>t o t h e <text:s text:c="2"/>E x p i r y <text:s text:c="2"/>D a t e . <text:s text:c="4"/>T h e <text:s text:c="2"/>t e r m s <text:s text:c="2"/>a n d <text:s text:c="2"/>c o n d i t i o n s <text:s text:c="2"/>o f t h e <text:s text:c="2"/>A g r e e m e n t <text:s text:c="2"/>s h a l l <text:s text:c="2"/>a p p l y <text:s text:c="2"/>t h r o u g h o u t <text:s text:c="2"/>a n y <text:s text:c="2"/>s u c h E x t e n s i o n <text:s text:c="2"/>P e r i o d . P r i c i n g <text:s text:c="2"/>w i l l <text:s text:c="2"/>b e <text:s text:c="2"/>r e v i e w e d <text:s text:c="2"/>a t <text:s text:c="2"/>e a c h <text:s text:c="2"/>c o n t r a c t e x t e n s i o n . <text:s text:c="2"/>F o r <text:s text:c="2"/>c l a r i t y <text:s text:c="2"/>p l e a s e <text:s text:c="2"/>c h a n g e <text:s text:c="2"/>c l a u s e <text:s text:c="2"/>t o : 4 . 3 . 1 <text:s text:c="2"/>r e m a i n <text:s text:c="2"/>f i x e d <text:s text:c="2"/>d u r i n g <text:s text:c="2"/>t h e <text:s text:c="2"/>I n i t i a l <text:s text:c="2"/>T e r m ; <text:s text:c="2"/>a n d T h e <text:s text:c="2"/>C o u n c i l <text:s text:c="2"/>h a s <text:s text:c="2"/>a s k e d <text:s text:c="2"/>f o r <text:s text:c="2"/>a p p o i n t m e n t <text:s text:c="2"/>f e e s o n l y . <text:s text:c="2"/>C o n s u m a b l e s <text:s text:c="2"/>v a r y <text:s text:c="2"/>g r e a t l y <text:s text:c="2"/>i n <text:s text:c="2"/>a c c o r d a n c e w i t h <text:s text:c="2"/>t h e <text:s text:c="2"/>t y p e <text:s text:c="2"/>o f <text:s text:c="2"/>a p p o i n t m e n t , <text:s text:c="2"/>f o r <text:s text:c="2"/>e x a m p l e <text:s text:c="2"/>a M a n a g e m e n t <text:s text:c="2"/>R e f e r r a l <text:s text:c="2"/>m a y <text:s text:c="2"/>n o t <text:s text:c="2"/>h a v e <text:s text:c="2"/>a n y , w h e r e <text:s text:c="2"/>a s <text:s text:c="2"/>a <text:s text:c="2"/>v a c c i n a t i o n <text:s text:c="2"/>a p p o i n t m e n t <text:s text:c="2"/>w i l l <text:s text:c="2"/>h a v e <text:s text:c="2"/>a s i g n i f i c a n t <text:s text:c="2"/>a m o u n t , <text:s text:c="2"/>d e p e n d i n g <text:s text:c="2"/>o n <text:s text:c="2"/>t h e v a c c i n a t i o n <text:s text:c="2"/>c o u r s e ( s ) . <text:s text:c="2"/>W e <text:s text:c="2"/>a r e <text:s text:c="2"/>u n a b l e <text:s text:c="2"/>t o i n c l u d e <text:s text:c="2"/>c o n s u m a b l e s <text:s text:c="2"/>i n <text:s text:c="2"/>c l i n i c <text:s text:c="2"/>c o s t s , <text:s text:c="2"/>a s <text:s text:c="2"/>a n y a p p o i n t m e n t s <text:s text:c="2"/>c a n <text:s text:c="2"/>o c c u r <text:s text:c="2"/>d u r i n g <text:s text:c="2"/>t h a t <text:s text:c="2"/>t i m e . T h e <text:s text:c="2"/>a d d i t i o n a l <text:s text:c="2"/>s e r v i c e s <text:s text:c="2"/>p r i c i n g , <text:s text:c="2"/>p r o v i d e d <text:s text:c="2"/>i n <text:s text:c="2"/>t h e p r i c i n g <text:s text:c="2"/>s c h e d u l e , <text:s text:c="2"/>i n c l u d e s <text:s text:c="2"/>a l l <text:s text:c="2"/>c o n s u m a b l e s <text:s text:c="2"/>i n t h e <text:s text:c="2"/>l i n e <text:s text:c="2"/>p r i c e <text:s text:c="2"/>( e . g . <text:s text:c="2"/>y o u <text:s text:c="2"/>w o u l d <text:s text:c="2"/>b e <text:s text:c="2"/>c h a r g e d <text:s text:c="2"/>a <text:s text:c="2"/>F l u v a c c i n a t i o n <text:s text:c="2"/>f o r <text:s text:c="2"/>a <text:s text:c="2"/>f l u <text:s text:c="2"/>v a c c i n a t i o n , <text:s text:c="2"/>n o t <text:s text:c="2"/>a <text:s text:c="2"/>v a c c i n e a p p o i n t m e n t <text:s text:c="2"/>a s <text:s text:c="2"/>t h i s <text:s text:c="2"/>i s <text:s text:c="2"/>t h e <text:s text:c="2"/>a p p o i n t m e n t <text:s text:c="2"/>o n l y ) . W e <text:s text:c="2"/>a r e <text:s text:c="2"/>h a p p y <text:s text:c="2"/>t o <text:s text:c="2"/>a c c e p t <text:s text:c="2"/>e i t h e r <text:s text:c="2"/>t e n <text:s text:c="2"/>o r <text:s text:c="2"/>t w e n t y w o r k i n g <text:s text:c="2"/>d a y s <text:s text:c="2"/>p a y m e n t <text:s text:c="2"/>t e r m s . <text:s text:c="2"/>W e <text:s text:c="2"/>u n d e r s t a n d t h a t <text:s text:c="2"/>t h e <text:s text:c="2"/>C o u n c i l <text:s text:c="2"/>w i l l <text:s text:c="2"/>n o t <text:s text:c="2"/>p a y <text:s text:c="2"/>d i s p u t e d <text:s text:c="2"/>p a r t s <text:s text:c="2"/>o f a n <text:s text:c="2"/>i n v o i c e , <text:s text:c="2"/>s u c h <text:s text:c="2"/>a s <text:s text:c="2"/>a n <text:s text:c="2"/>i n v a l i d <text:s text:c="2"/>i n v o i c e , <text:s text:c="2"/>h o w e v e r w e <text:s text:c="2"/>r e q u i r e <text:s text:c="2"/>p r o m p t <text:s text:c="2"/>p a y m e n t <text:s text:c="2"/>o f <text:s text:c="2"/>a l l <text:s text:c="2"/>u n d i s p u t e d i n v o i c e s <text:s text:c="2"/>a n d <text:s text:c="2"/>p a r t s <text:s text:c="2"/>o f <text:s text:c="2"/>i n v o i c e s . <text:s text:c="2"/>W e <text:s text:c="2"/>w i l l <text:s text:c="2"/>n o t a c c e p t <text:s text:c="2"/>w i t h h e l d <text:s text:c="2"/>o r <text:s text:c="2"/>r e d u c e d <text:s text:c="2"/>p a y m e n t s <text:s text:c="2"/>f o r u n s a t i s f a c t o r y <text:s text:c="2"/>p e r f o r m a n c e , <text:s text:c="2"/>t h i s <text:s text:c="2"/>w o u l d <text:s text:c="2"/>r e q u i r e a <text:s text:c="2"/>d i s c u s s i o n <text:s text:c="2"/>a n d <text:s text:c="2"/>a c c e p t a n c e <text:s text:c="2"/>b e f o r e <text:s text:c="2"/>s u c h d e c i s i o n <text:s text:c="2"/>c o u l d <text:s text:c="2"/>b e <text:s text:c="2"/>m a d e . <text:s text:c="2"/>U n s a t i s f a c t o r y p e r f o r m a n c e <text:s text:c="2"/>w o u l d <text:s text:c="2"/>h a v e <text:s text:c="2"/>t o <text:s text:c="2"/>b e <text:s text:c="2"/>d e m o n s t r a t e d w i t h <text:s text:c="2"/>p r o o f , <text:s text:c="2"/>a n d <text:s text:c="2"/>i n <text:s text:c="2"/>w r i t i n g . P l e a s e <text:s text:c="2"/>c h a n g e <text:s text:c="2"/>t h i s <text:s text:c="2"/>t o : 4 . 4 <text:s text:c="2"/>T h e <text:s text:c="2"/>C o u n c i l <text:s text:c="2"/>s h a l l <text:s text:c="2"/>p a y <text:s text:c="2"/>t h e <text:s text:c="2"/>C o n t r a c t o r <text:s text:c="2"/>t h e i n v o i c e d <text:s text:c="2"/>a m o u n t s <text:s text:c="2"/>n o <text:s text:c="2"/>l a t e r <text:s text:c="2"/>t h a n <text:s text:c="2"/>[ t e n <text:s text:c="2"/>( 1 0 ) <text:s text:c="2"/>O R t w e n t y <text:s text:c="2"/>( 2 0 ) ] <text:s text:c="2"/>W o r k i n g <text:s text:c="2"/>D a y s <text:s text:c="2"/>a f t e r <text:s text:c="2"/>r e c e i p t <text:s text:c="2"/>o f <text:s text:c="2"/>a v a l i d <text:s text:c="2"/>a n d <text:s text:c="2"/>u n d i s p u t e d <text:s text:c="2"/>i n v o i c e <text:s text:c="2"/>q u o t i n g <text:s text:c="2"/>t h e r e l e v a n t <text:s text:c="2"/>P u r c h a s e <text:s text:c="2"/>O r d e r <text:s text:c="2"/>N u m b e r . <text:s text:c="2"/>T h e <text:s text:c="2"/>C o u n c i l</text:p>
          </table:table-cell>
          <table:table-cell table:number-columns-repeated="1022"/>
        </table:table-row>
        <table:table-row table:style-name="ro1">
          <table:table-cell office:value-type="string" calcext:value-type="string">
            <text:p>C l a u s e 4 . 8 <text:s text:c="2"/>W i t h o u t <text:s text:c="2"/>p r e j u d i c e <text:s text:c="2"/>t o <text:s text:c="2"/>a n y <text:s text:c="2"/>o f <text:s text:c="2"/>i t s <text:s text:c="2"/>o t h e r <text:s text:c="2"/>r i g h t s <text:s text:c="2"/>o r r e m e d i e s , <text:s text:c="2"/>C o u n c i l <text:s text:c="2"/>m a y <text:s text:c="2"/>s u s p e n d <text:s text:c="2"/>p a y m e n t <text:s text:c="2"/>o f <text:s text:c="2"/>t h e C h a r g e s <text:s text:c="2"/>p a y a b l e <text:s text:c="2"/>o r <text:s text:c="2"/>r e d u c e <text:s text:c="2"/>p a y m e n t <text:s text:c="2"/>i n <text:s text:c="2"/>r e s p e c t <text:s text:c="2"/>o f a n y <text:s text:c="2"/>S e r v i c e s <text:s text:c="2"/>i n <text:s text:c="2"/>e a c h <text:s text:c="2"/>i n s t a n c e <text:s text:c="2"/>w h e r e <text:s text:c="2"/>t h e C o n t r a c t o r <text:s text:c="2"/>h a s <text:s text:c="2"/>c o m m i t t e d <text:s text:c="2"/>a <text:s text:c="2"/>P e r f o r m a n c e D e f a u l t , <text:s text:c="2"/>M a t e r i a l <text:s text:c="2"/>B r e a c h <text:s text:c="2"/>o r <text:s text:c="2"/>P e r s i s t e n t <text:s text:c="2"/>B r e a c h <text:s text:c="2"/>o f t h i s <text:s text:c="2"/>A g r e e m e n t . 4 . 9 <text:s text:c="4"/>W h e r e v e r <text:s text:c="2"/>u n d e r <text:s text:c="2"/>t h e <text:s text:c="2"/>A g r e e m e n t <text:s text:c="2"/>a n y <text:s text:c="2"/>s u m <text:s text:c="2"/>o f m o n e y <text:s text:c="2"/>i s <text:s text:c="2"/>r e c o v e r a b l e <text:s text:c="2"/>f r o m <text:s text:c="2"/>o r <text:s text:c="2"/>p a y a b l e <text:s text:c="2"/>b y <text:s text:c="2"/>t h e C o n t r a c t o r <text:s text:c="2"/>( i n c l u d i n g <text:s text:c="2"/>a n y <text:s text:c="2"/>s u m <text:s text:c="2"/>w h i c h <text:s text:c="2"/>t h e C o n t r a c t o r <text:s text:c="2"/>i s <text:s text:c="2"/>l i a b l e <text:s text:c="2"/>t o <text:s text:c="2"/>p a y <text:s text:c="2"/>t o <text:s text:c="2"/>C o u n c i l <text:s text:c="2"/>i n <text:s text:c="2"/>r e s p e c t <text:s text:c="2"/>o f a n y <text:s text:c="2"/>b r e a c h <text:s text:c="2"/>o f <text:s text:c="2"/>t h e <text:s text:c="2"/>A g r e e m e n t ) , <text:s text:c="2"/>C o u n c i l <text:s text:c="2"/>m a y u n i l a t e r a l l y <text:s text:c="2"/>d e d u c t <text:s text:c="2"/>t h a t <text:s text:c="2"/>s u m <text:s text:c="2"/>f r o m <text:s text:c="2"/>a n y <text:s text:c="2"/>s u m <text:s text:c="2"/>t h e n d u e , <text:s text:c="2"/>o r <text:s text:c="2"/>w h i c h <text:s text:c="2"/>a t <text:s text:c="2"/>a n y <text:s text:c="2"/>l a t e r <text:s text:c="2"/>t i m e <text:s text:c="2"/>m a y <text:s text:c="2"/>b e c o m e <text:s text:c="2"/>d u e t o <text:s text:c="2"/>t h e <text:s text:c="2"/>C o n t r a c t o r <text:s text:c="2"/>u n d e r <text:s text:c="2"/>t h e <text:s text:c="2"/>A g r e e m e n t <text:s text:c="2"/>o r <text:s text:c="2"/>u n d e r a n y <text:s text:c="2"/>o t h e r <text:s text:c="2"/>a g r e e m e n t <text:s text:c="2"/>o r <text:s text:c="2"/>c o n t r a c t <text:s text:c="2"/>w i t h <text:s text:c="2"/>C o u n c i l . 4 . 1 0 <text:s text:c="2"/>I f <text:s text:c="2"/>a <text:s text:c="2"/>p a y m e n t <text:s text:c="2"/>o f <text:s text:c="2"/>a n <text:s text:c="2"/>u n d i s p u t e d <text:s text:c="2"/>a m o u n t <text:s text:c="2"/>i s <text:s text:c="2"/>n o t m a d e <text:s text:c="2"/>b y <text:s text:c="2"/>t h e <text:s text:c="2"/>C o u n c i l <text:s text:c="2"/>b y <text:s text:c="2"/>t h e <text:s text:c="2"/>d u e <text:s text:c="2"/>d a t e , <text:s text:c="2"/>t h e n <text:s text:c="2"/>t h e C o n t r a c t o r <text:s text:c="2"/>s h a l l <text:s text:c="2"/>b e <text:s text:c="2"/>e n t i t l e d <text:s text:c="2"/>( u p o n <text:s text:c="2"/>w r i t t e n <text:s text:c="2"/>n o t i c e ) b u t <text:s text:c="2"/>n o t <text:s text:c="2"/>o b l i g e d <text:s text:c="2"/>t o <text:s text:c="2"/>c h a r g e <text:s text:c="2"/>t h e <text:s text:c="2"/>C o u n c i l <text:s text:c="2"/>i n t e r e s t <text:s text:c="2"/>o n t h e <text:s text:c="2"/>o v e r d u e <text:s text:c="2"/>a m o u n t <text:s text:c="2"/>f r o m <text:s text:c="2"/>t h e <text:s text:c="2"/>d u e <text:s text:c="2"/>d a t e <text:s text:c="2"/>f o r <text:s text:c="2"/>t h e p a y m e n t <text:s text:c="2"/>u p <text:s text:c="2"/>t o <text:s text:c="2"/>t h e <text:s text:c="2"/>d a t e <text:s text:c="2"/>o f <text:s text:c="2"/>p a y m e n t , <text:s text:c="2"/>a t <text:s text:c="2"/>t h e i n t e r e s t <text:s text:c="2"/>r a t e <text:s text:c="2"/>s p e c i f i e d <text:s text:c="2"/>i n <text:s text:c="2"/>t h e <text:s text:c="2"/>L a t e <text:s text:c="2"/>P a y m e n t <text:s text:c="2"/>o f C o m m e r c i a l <text:s text:c="2"/>D e b t s <text:s text:c="2"/>( I n t e r e s t ) <text:s text:c="2"/>A c t <text:s text:c="2"/>1 9 9 8 .</text:p>
          </table:table-cell>
          <table:table-cell office:value-type="string" calcext:value-type="string">
            <text:p>H e a l e s <text:s text:c="2"/>M e d i c a l <text:s text:c="2"/>R e s p o n s e m a y , <text:s text:c="2"/>w i t h o u t <text:s text:c="2"/>p r e j u d i c e <text:s text:c="2"/>t o <text:s text:c="2"/>a n y <text:s text:c="2"/>o t h e r <text:s text:c="2"/>r i g h t s <text:s text:c="2"/>a n d r e m e d i e s <text:s text:c="2"/>u n d e r <text:s text:c="2"/>t h e <text:s text:c="2"/>A g r e e m e n t <text:s text:c="2"/>o r <text:s text:c="2"/>o t h e r w i s e , w i t h h o l d <text:s text:c="2"/>o r <text:s text:c="2"/>r e d u c e <text:s text:c="2"/>p a y m e n t s <text:s text:c="2"/>i f <text:s text:c="2"/>i t <text:s text:c="2"/>r e c e i v e s <text:s text:c="2"/>a n i n v o i c e <text:s text:c="2"/>w h i c h <text:s text:c="2"/>i t <text:s text:c="2"/>b e l i e v e s <text:s text:c="2"/>i s <text:s text:c="2"/>n o t <text:s text:c="2"/>v a l i d <text:s text:c="2"/>a n d / <text:s text:c="2"/>o r p r o p e r l y <text:s text:c="2"/>d u e <text:s text:c="2"/>i n <text:s text:c="2"/>a c c o r d a n c e <text:s text:c="2"/>w i t h <text:s text:c="2"/>c l a u s e <text:s text:c="2"/>4 . 6 <text:s text:c="2"/>a n d 4 . 7 <text:s text:c="2"/>b e l o w . A s <text:s text:c="2"/>a b o v e , <text:s text:c="2"/>w e <text:s text:c="2"/>e x p e c t <text:s text:c="2"/>p a y m e n t <text:s text:c="2"/>f o r <text:s text:c="2"/>a l l <text:s text:c="2"/>s e r v i c e s d e l i v e r e d . <text:s text:c="2"/>W e <text:s text:c="2"/>u n d e r s t a n d <text:s text:c="2"/>t h a t <text:s text:c="2"/>t h e <text:s text:c="2"/>C o u n c i l <text:s text:c="2"/>w i l l n o t <text:s text:c="2"/>p a y <text:s text:c="2"/>f o r <text:s text:c="2"/>s e r v i c e s <text:s text:c="2"/>n o t <text:s text:c="2"/>d e l i v e r e d . <text:s text:c="2"/>I n <text:s text:c="2"/>t h e <text:s text:c="2"/>e v e n t o f <text:s text:c="2"/>a <text:s text:c="2"/>P e r f o r m a n c e <text:s text:c="2"/>D e f a u l t , <text:s text:c="2"/>w e <text:s text:c="2"/>w i l l <text:s text:c="2"/>p r o v i d e <text:s text:c="2"/>t h e C o u n c i l <text:s text:c="2"/>w i t h <text:s text:c="2"/>a n <text:s text:c="2"/>a c t i o n <text:s text:c="2"/>p l a n <text:s text:c="2"/>t o <text:s text:c="2"/>r e m e d y <text:s text:c="2"/>t h e d e f a u l t . <text:s text:c="2"/>I f <text:s text:c="2"/>a g r e e d , <text:s text:c="2"/>w e <text:s text:c="2"/>w i l l <text:s text:c="2"/>i m p l e m e n t <text:s text:c="2"/>a n d r e v i e w <text:s text:c="2"/>t h e <text:s text:c="2"/>r e m e d y <text:s text:c="2"/>a n d <text:s text:c="2"/>s h o w <text:s text:c="2"/>p e r f o r m a n c e i m p r o v e m e n t . <text:s text:c="2"/>I f <text:s text:c="2"/>t h e <text:s text:c="2"/>C o u n c i l <text:s text:c="2"/>a r e <text:s text:c="2"/>s t i l l <text:s text:c="2"/>n o t s a t i s f i e d <text:s text:c="2"/>t h e n <text:s text:c="2"/>t h e <text:s text:c="2"/>m a t t e r <text:s text:c="2"/>s h o u l d <text:s text:c="2"/>b e <text:s text:c="2"/>r e f e r r e d <text:s text:c="2"/>t o D i s p u t e <text:s text:c="2"/>R e s o l u t i o n <text:s text:c="2"/>P r o c e e d i n g s . P l e a s e <text:s text:c="2"/>c h a n g e <text:s text:c="2"/>t o : 4 . 8 <text:s text:c="2"/>W i t h o u t <text:s text:c="2"/>p r e j u d i c e <text:s text:c="2"/>t o <text:s text:c="2"/>a n y <text:s text:c="2"/>o f <text:s text:c="2"/>i t s <text:s text:c="2"/>o t h e r <text:s text:c="2"/>r i g h t s o r <text:s text:c="2"/>r e m e d i e s , <text:s text:c="2"/>C o u n c i l <text:s text:c="2"/>m a y <text:s text:c="2"/>s u s p e n d <text:s text:c="2"/>p a y m e n t <text:s text:c="2"/>o f t h e <text:s text:c="2"/>C h a r g e s <text:s text:c="2"/>p a y a b l e <text:s text:c="2"/>o r <text:s text:c="2"/>r e d u c e <text:s text:c="2"/>p a y m e n t <text:s text:c="2"/>i n r e s p e c t <text:s text:c="2"/>o f <text:s text:c="2"/>a n y <text:s text:c="2"/>S e r v i c e s <text:s text:c="2"/>i n <text:s text:c="2"/>e a c h <text:s text:c="2"/>i n s t a n c e <text:s text:c="2"/>w h e r e t h e <text:s text:c="2"/>C o n t r a c t o r <text:s text:c="2"/>h a s <text:s text:c="2"/>c o m m i t t e d <text:s text:c="2"/>a <text:s text:c="2"/>P e r f o r m a n c e D e f a u l t , <text:s text:c="2"/>M a t e r i a l <text:s text:c="2"/>B r e a c h <text:s text:c="2"/>o r <text:s text:c="2"/>P e r s i s t e n t <text:s text:c="2"/>B r e a c h o f <text:s text:c="2"/>t h i s <text:s text:c="2"/>A g r e e m e n t <text:s text:c="2"/>t h a t <text:s text:c="2"/>h a s <text:s text:c="2"/>r e s u l t e d <text:s text:c="2"/>i n u n d e l i v e r e d <text:s text:c="2"/>s e r v i c e s . <text:s text:c="2"/>A n y <text:s text:c="2"/>d e l i v e r e d <text:s text:c="2"/>s e r v i c e s w i l l <text:s text:c="2"/>b e <text:s text:c="2"/>p a i d <text:s text:c="2"/>f o r <text:s text:c="2"/>i n <text:s text:c="2"/>a c c o r d a n c e <text:s text:c="2"/>w i t h <text:s text:c="2"/>t h e <text:s text:c="2"/>c o n t r a c t t e r m s . W e <text:s text:c="2"/>a r e <text:s text:c="2"/>h a p p y <text:s text:c="2"/>t o <text:s text:c="2"/>a c c e p t <text:s text:c="2"/>t h i s <text:s text:c="2"/>c l a u s e <text:s text:c="2"/>p r o v i d e d <text:s text:c="2"/>i t i s <text:s text:c="2"/>r e c i p r o c a l <text:s text:c="2"/>a n d <text:s text:c="2"/>a p p l i e s <text:s text:c="2"/>t o <text:s text:c="2"/>b o t h <text:s text:c="2"/>p a r t i e s . C l a u s e s <text:s text:c="2"/>m u s t <text:s text:c="2"/>b e <text:s text:c="2"/>r e c i p r o c a l , <text:s text:c="2"/>w e <text:s text:c="2"/>w i l l <text:s text:c="2"/>n o t <text:s text:c="2"/>s i g n <text:s text:c="2"/>u p t o <text:s text:c="2"/>o n e - s i d e d , <text:s text:c="2"/>u n f a i r <text:s text:c="2"/>c o n t r a c t s . <text:s text:c="2"/>F o r <text:s text:c="2"/>e x a m p l e : 4 . 9 <text:s text:c="4"/>W h e r e v e r <text:s text:c="2"/>u n d e r <text:s text:c="2"/>t h e <text:s text:c="2"/>A g r e e m e n t <text:s text:c="2"/>a n y <text:s text:c="2"/>s u m o f <text:s text:c="2"/>m o n e y <text:s text:c="2"/>i s <text:s text:c="2"/>r e c o v e r a b l e <text:s text:c="2"/>f r o m <text:s text:c="2"/>o r <text:s text:c="2"/>p a y a b l e <text:s text:c="2"/>b y <text:s text:c="2"/>t h e e i t h e r <text:s text:c="2"/>p a r t y <text:s text:c="2"/>( i n c l u d i n g <text:s text:c="2"/>a n y <text:s text:c="2"/>s u m <text:s text:c="2"/>w h i c h <text:s text:c="2"/>t h e <text:s text:c="2"/>F i r s t P a r t y <text:s text:c="2"/>i s <text:s text:c="2"/>l i a b l e <text:s text:c="2"/>t o <text:s text:c="2"/>p a y <text:s text:c="2"/>t o <text:s text:c="2"/>S e c o n d <text:s text:c="2"/>P a r t y <text:s text:c="2"/>i n r e s p e c t <text:s text:c="2"/>o f <text:s text:c="2"/>a n y <text:s text:c="2"/>b r e a c h <text:s text:c="2"/>o f <text:s text:c="2"/>t h e <text:s text:c="2"/>A g r e e m e n t ) , <text:s text:c="2"/>t h e S e c o n d <text:s text:c="2"/>P a r t y <text:s text:c="2"/>m a y <text:s text:c="2"/>u n i l a t e r a l l y <text:s text:c="2"/>d e d u c t <text:s text:c="2"/>t h a t <text:s text:c="2"/>s u m f r o m <text:s text:c="2"/>a n y <text:s text:c="2"/>s u m <text:s text:c="2"/>t h e n <text:s text:c="2"/>d u e , <text:s text:c="2"/>o r <text:s text:c="2"/>w h i c h <text:s text:c="2"/>a t <text:s text:c="2"/>a n y <text:s text:c="2"/>l a t e r t i m e <text:s text:c="2"/>m a y <text:s text:c="2"/>b e c o m e <text:s text:c="2"/>d u e <text:s text:c="2"/>t o <text:s text:c="2"/>t h e <text:s text:c="2"/>F i r s t <text:s text:c="2"/>P a r t y <text:s text:c="2"/>u n d e r t h e <text:s text:c="2"/>A g r e e m e n t <text:s text:c="2"/>o r <text:s text:c="2"/>u n d e r <text:s text:c="2"/>a n y <text:s text:c="2"/>o t h e r <text:s text:c="2"/>a g r e e m e n t o r <text:s text:c="2"/>c o n t r a c t <text:s text:c="2"/>w i t h <text:s text:c="2"/>t h e <text:s text:c="2"/>S e c o n d <text:s text:c="2"/>P a r t y . T h e r e <text:s text:c="2"/>d o e s <text:s text:c="2"/>n o t <text:s text:c="2"/>a p p e a r <text:s text:c="2"/>t o <text:s text:c="2"/>b e <text:s text:c="2"/>a <text:s text:c="2"/>s p e c i f i c <text:s text:c="2"/>r a t e l i s t e d <text:s text:c="2"/>i n <text:s text:c="2"/>t h e <text:s text:c="2"/>A c t . <text:s text:c="2"/>W e <text:s text:c="2"/>a r e <text:s text:c="2"/>h a p p y <text:s text:c="2"/>t o <text:s text:c="2"/>a c c e p t <text:s text:c="2"/>t h i s <text:s text:c="2"/>a t t h e <text:s text:c="2"/>s t a t e d <text:s text:c="2"/>g o v e r n m e n t <text:s text:c="2"/>r a t e <text:s text:c="2"/>o f <text:s text:c="2"/>8 % . h t t p s : / / w w w . g o v . u k / l a t e - c o m m e r c i a l - p a y m e n t s - i n t e r e s t - d e b t - r e c o v e r y / c h a r g i n g - i n t e r e s t - c o m m e r c i a l - d e b t A s <text:s text:c="2"/>d e s c r i b e d <text:s text:c="2"/>o n <text:s text:c="2"/>g o v . u k , <text:s text:c="2"/>y o u <text:s text:c="2"/>c a n n o t <text:s text:c="2"/>u s e <text:s text:c="2"/>a l o w e r <text:s text:c="2"/>i n t e r e s t <text:s text:c="2"/>r a t e <text:s text:c="2"/>i f <text:s text:c="2"/>y o u <text:s text:c="2"/>h a v e <text:s text:c="2"/>a <text:s text:c="2"/>c o n t r a c t <text:s text:c="2"/>w i t h</text:p>
          </table:table-cell>
          <table:table-cell table:number-columns-repeated="1022"/>
        </table:table-row>
        <table:table-row table:style-name="ro1">
          <table:table-cell office:value-type="string" calcext:value-type="string">
            <text:p>C l a u s e 1 3 . 6 <text:s text:c="2"/>N o t w i t h s t a n d i n g <text:s text:c="2"/>t h e <text:s text:c="2"/>p r o v i s i o n s <text:s text:c="2"/>o f <text:s text:c="2"/>c l a u s e 1 3 . 3 <text:s text:c="2"/>b u t <text:s text:c="2"/>s u b j e c t <text:s text:c="2"/>a l w a y s <text:s text:c="2"/>t o <text:s text:c="2"/>c l a u s e 1 3 . 4 , <text:s text:c="2"/>t h e C o n t r a c t o r <text:s text:c="2"/>a s s u m e s <text:s text:c="2"/>r e s p o n s i b i l i t y <text:s text:c="2"/>f o r <text:s text:c="2"/>t h e f o l l o w i n g <text:s text:c="2"/>l o s s e s <text:s text:c="2"/>w h i c h <text:s text:c="2"/>m a y <text:s text:c="2"/>b e <text:s text:c="2"/>r e c o v e r a b l e <text:s text:c="2"/>b y <text:s text:c="2"/>t h e C o u n c i l : 1 3 . 6 . 1 <text:s text:c="14"/>t h e <text:s text:c="2"/>C o u n c i l ’ s <text:s text:c="2"/>a d d i t i o n a l</text:p>
          </table:table-cell>
          <table:table-cell office:value-type="string" calcext:value-type="string">
            <text:p>H e a l e s <text:s text:c="2"/>M e d i c a l <text:s text:c="2"/>R e s p o n s e j o i n t <text:s text:c="2"/>d a t a <text:s text:c="2"/>c o n t r o l l e r <text:s text:c="2"/>r e l a t i o n s h i p . W e <text:s text:c="2"/>w o u l d <text:s text:c="2"/>n o t <text:s text:c="2"/>s i g n <text:s text:c="2"/>u p <text:s text:c="2"/>t o <text:s text:c="2"/>1 3 . 6 . 1 , <text:s text:c="2"/>1 3 . 6 . 2 . <text:s text:c="2"/>P l e a s e r e m o v e <text:s text:c="2"/>t h e s e <text:s text:c="2"/>c l a u s e s <text:s text:c="2"/>a n d <text:s text:c="2"/>s t a t e <text:s text:c="2"/>N o t <text:s text:c="2"/>U s e d . 1 3 . 6 . 3 , <text:s text:c="2"/>1 3 . 6 . 4 , <text:s text:c="2"/>1 3 . 6 . 5 <text:s text:c="2"/>– <text:s text:c="2"/>t h e s e <text:s text:c="2"/>w o u l d <text:s text:c="2"/>h a v e <text:s text:c="2"/>t o <text:s text:c="2"/>b e p r o v e n <text:s text:c="2"/>c o s t s <text:s text:c="2"/>a c c e p t e d <text:s text:c="2"/>b y <text:s text:c="2"/>t h e <text:s text:c="2"/>s u p p l i e r . A c c e p t a n c e <text:s text:c="2"/>w i l l <text:s text:c="2"/>n o t <text:s text:c="2"/>b e <text:s text:c="2"/>u n r e a s o n a b l y <text:s text:c="2"/>w i t h h e l d .</text:p>
          </table:table-cell>
          <table:table-cell table:number-columns-repeated="1022"/>
        </table:table-row>
        <table:table-row table:style-name="ro1">
          <table:table-cell office:value-type="string" calcext:value-type="string">
            <text:p>u n d e r <text:s text:c="2"/>t h i s <text:s text:c="2"/>A g r e e m e n t . 9 . 8 <text:s text:c="2"/>T h e <text:s text:c="2"/>p a r t i e s <text:s text:c="2"/>a g r e e <text:s text:c="2"/>t h a t <text:s text:c="2"/>t h e y <text:s text:c="2"/>s h a l l <text:s text:c="2"/>b e a r <text:s text:c="2"/>t h e i r o w n <text:s text:c="2"/>c o s t s <text:s text:c="2"/>a n d <text:s text:c="2"/>e x p e n s e s <text:s text:c="2"/>i n c u r r e d <text:s text:c="2"/>i n <text:s text:c="2"/>r e s p e c t <text:s text:c="2"/>o f c o m p l i a n c e <text:s text:c="2"/>w i t h <text:s text:c="2"/>t h e i r <text:s text:c="2"/>o b l i g a t i o n s <text:s text:c="2"/>u n d e r <text:s text:c="2"/>t h i s c l a u s e <text:s text:c="2"/>9 , <text:s text:c="2"/>u n l e s s <text:s text:c="2"/>t h e <text:s text:c="2"/>a u d i t <text:s text:c="2"/>i d e n t i f i e s <text:s text:c="2"/>a <text:s text:c="2"/>m a t e r i a l f a i l u r e <text:s text:c="2"/>t o <text:s text:c="2"/>p e r f o r m <text:s text:c="2"/>i t s <text:s text:c="2"/>o b l i g a t i o n s <text:s text:c="2"/>u n d e r <text:s text:c="2"/>t h i s A g r e e m e n t <text:s text:c="2"/>i n <text:s text:c="2"/>a n y <text:s text:c="2"/>m a t e r i a l <text:s text:c="2"/>m a n n e r <text:s text:c="2"/>b y <text:s text:c="2"/>t h e C o n t r a c t o r <text:s text:c="2"/>o r <text:s text:c="2"/>i t s <text:s text:c="2"/>a p p r o v e d <text:s text:c="2"/>S u b - c o n t r a c t o r s <text:s text:c="2"/>i n w h i c h <text:s text:c="2"/>c a s e <text:s text:c="2"/>t h e <text:s text:c="2"/>C o n t r a c t o r <text:s text:c="2"/>s h a l l <text:s text:c="2"/>r e i m b u r s e <text:s text:c="2"/>t h e C o u n c i l <text:s text:c="2"/>f o r <text:s text:c="2"/>a l l <text:s text:c="2"/>t h e <text:s text:c="2"/>C o u n c i l ’ s <text:s text:c="2"/>r e a s o n a b l e <text:s text:c="2"/>c o s t s i n c u r r e d <text:s text:c="2"/>i n <text:s text:c="2"/>t h e <text:s text:c="2"/>c o u r s e <text:s text:c="2"/>o f <text:s text:c="2"/>t h e <text:s text:c="2"/>a u d i t . 1 1 . 3 <text:s text:c="4"/>N o t w i t h s t a n d i n g <text:s text:c="2"/>a n y <text:s text:c="2"/>o t h e r <text:s text:c="2"/>p r o v i s i o n <text:s text:c="2"/>i n <text:s text:c="2"/>t h e A g r e e m e n t , <text:s text:c="2"/>t h e <text:s text:c="2"/>C o u n c i l <text:s text:c="2"/>s h a l l <text:s text:c="2"/>b e <text:s text:c="2"/>r e s p o n s i b l e <text:s text:c="2"/>f o r d e t e r m i n i n g <text:s text:c="2"/>i n <text:s text:c="2"/>i t s <text:s text:c="2"/>a b s o l u t e <text:s text:c="2"/>d i s c r e t i o n <text:s text:c="2"/>w h e t h e r <text:s text:c="2"/>a n y I n f o r m a t i o n <text:s text:c="2"/>r e l a t i n g <text:s text:c="2"/>t o <text:s text:c="2"/>t h e <text:s text:c="2"/>C o n t r a c t o r <text:s text:c="2"/>o r <text:s text:c="2"/>t h e S e r v i c e s <text:s text:c="2"/>i s <text:s text:c="2"/>e x e m p t <text:s text:c="2"/>f r o m <text:s text:c="2"/>d i s c l o s u r e <text:s text:c="2"/>i n a c c o r d a n c e <text:s text:c="2"/>w i t h <text:s text:c="2"/>t h e <text:s text:c="2"/>F O I A <text:s text:c="2"/>a n d / o r <text:s text:c="2"/>t h e E n v i r o n m e n t a l <text:s text:c="2"/>I n f o r m a t i o n <text:s text:c="2"/>R e g u l a t i o n s <text:s text:c="2"/>2 0 0 4 . 1 2 . 1 <text:s text:c="6"/>T h e <text:s text:c="2"/>P a r t i e s <text:s text:c="2"/>a c k n o w l e d g e <text:s text:c="2"/>t h a t <text:s text:c="2"/>f o r <text:s text:c="2"/>t h e p u r p o s e s <text:s text:c="2"/>o f <text:s text:c="2"/>t h e <text:s text:c="2"/>D a t a <text:s text:c="2"/>P r o t e c t i o n <text:s text:c="2"/>L e g i s l a t i o n , <text:s text:c="2"/>t h e C o u n c i l <text:s text:c="2"/>i s <text:s text:c="2"/>t h e <text:s text:c="2"/>C o n t r o l l e r <text:s text:c="2"/>a n d <text:s text:c="2"/>t h e <text:s text:c="2"/>C o n t r a c t o r <text:s text:c="2"/>i s <text:s text:c="2"/>t h e P r o c e s s o r . <text:s text:c="2"/>T h e <text:s text:c="2"/>o n l y <text:s text:c="2"/>p r o c e s s i n g <text:s text:c="2"/>t h a t <text:s text:c="2"/>t h e C o n t r a c t o r <text:s text:c="2"/>i s <text:s text:c="2"/>a u t h o r i s e d <text:s text:c="2"/>t o <text:s text:c="2"/>d o <text:s text:c="2"/>i s <text:s text:c="2"/>l i s t e d <text:s text:c="2"/>i n S c h e d u l e <text:s text:c="2"/>3 <text:s text:c="2"/>b y <text:s text:c="2"/>t h e <text:s text:c="2"/>C o u n c i l <text:s text:c="2"/>a n d <text:s text:c="2"/>m a y <text:s text:c="2"/>n o t <text:s text:c="2"/>b e d e t e r m i n e d <text:s text:c="2"/>b y <text:s text:c="2"/>t h e <text:s text:c="2"/>C o n t r a c t o r .</text:p>
          </table:table-cell>
          <table:table-cell office:value-type="string" calcext:value-type="string">
            <text:p>W e <text:s text:c="2"/>a g r e e <text:s text:c="2"/>t o <text:s text:c="2"/>b e a r <text:s text:c="2"/>o u r <text:s text:c="2"/>o w n <text:s text:c="2"/>c o s t s <text:s text:c="2"/>u n d e r <text:s text:c="2"/>t h e c o n t r a c t <text:s text:c="2"/>t e r m , <text:s text:c="2"/>b u t <text:s text:c="2"/>c o s t s <text:s text:c="2"/>f o r <text:s text:c="2"/>a n y <text:s text:c="2"/>a u d i t <text:s text:c="2"/>a f t e r <text:s text:c="2"/>t h e e n d <text:s text:c="2"/>o f <text:s text:c="2"/>c o n t r a c t <text:s text:c="2"/>w i l l <text:s text:c="2"/>b e <text:s text:c="2"/>b o r n e <text:s text:c="2"/>b y <text:s text:c="2"/>t h e <text:s text:c="2"/>C o u n c i l . W e <text:s text:c="2"/>a r e <text:s text:c="2"/>h a p p y <text:s text:c="2"/>t o <text:s text:c="2"/>b e a r <text:s text:c="2"/>t h e <text:s text:c="2"/>c o s t s <text:s text:c="2"/>o f <text:s text:c="2"/>c o m p l y i n g w i t h <text:s text:c="2"/>t h e <text:s text:c="2"/>c o n t r a c t , <text:s text:c="2"/>a n d <text:s text:c="2"/>w i l l <text:s text:c="2"/>s u p p o r t <text:s text:c="2"/>t h e <text:s text:c="2"/>c o u n c i l <text:s text:c="2"/>i n a n y <text:s text:c="2"/>a u d i t <text:s text:c="2"/>i t <text:s text:c="2"/>m a y <text:s text:c="2"/>w i s h <text:s text:c="2"/>t o <text:s text:c="2"/>u n d e r t a k e , <text:s text:c="2"/>b u t <text:s text:c="2"/>w e <text:s text:c="2"/>w i l l n o t <text:s text:c="2"/>r e i m b u r s e <text:s text:c="2"/>t h e <text:s text:c="2"/>C o u n c i l <text:s text:c="2"/>u n d e r <text:s text:c="2"/>a n y c i r c u m s t a n c e s . P l e a s e <text:s text:c="2"/>r e m o v e <text:s text:c="2"/>t h e <text:s text:c="2"/>c l a u s e , <text:s text:c="2"/>o r <text:s text:c="2"/>c h a n g e <text:s text:c="2"/>t o : 9 . 8 <text:s text:c="2"/>T h e <text:s text:c="2"/>p a r t i e s <text:s text:c="2"/>a g r e e <text:s text:c="2"/>t h a t <text:s text:c="2"/>t h e y <text:s text:c="2"/>s h a l l <text:s text:c="2"/>b e a r <text:s text:c="2"/>t h e i r o w n <text:s text:c="2"/>c o s t s <text:s text:c="2"/>a n d <text:s text:c="2"/>e x p e n s e s <text:s text:c="2"/>i n c u r r e d <text:s text:c="2"/>i n <text:s text:c="2"/>r e s p e c t <text:s text:c="2"/>o f c o m p l i a n c e <text:s text:c="2"/>w i t h <text:s text:c="2"/>t h e i r <text:s text:c="2"/>o b l i g a t i o n s <text:s text:c="2"/>u n d e r <text:s text:c="2"/>t h i s c l a u s e <text:s text:c="2"/>9 , <text:s text:c="2"/>d u r i n g <text:s text:c="2"/>t h e <text:s text:c="2"/>c o n t r a c t <text:s text:c="2"/>t e r m . <text:s text:c="2"/>F o l l o w i n g t h e <text:s text:c="2"/>e n d <text:s text:c="2"/>o f <text:s text:c="2"/>c o n t r a c t , <text:s text:c="2"/>a u d i t <text:s text:c="2"/>c o s t s <text:s text:c="2"/>a n d <text:s text:c="2"/>e x p e n s e s w i l l <text:s text:c="2"/>b e <text:s text:c="2"/>b o r n e <text:s text:c="2"/>b y <text:s text:c="2"/>t h e <text:s text:c="2"/>C o u n c i l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 I f <text:s text:c="2"/>w e <text:s text:c="2"/>i d e n t i f y <text:s text:c="2"/>t h a t <text:s text:c="2"/>c o n f i d e n t i a l <text:s text:c="2"/>i n f o r m a t i o n <text:s text:c="2"/>h a s b e e n <text:s text:c="2"/>r e l e a s e d <text:s text:c="2"/>u n d e r <text:s text:c="2"/>t h e <text:s text:c="2"/>F O I A <text:s text:c="2"/>t h a t <text:s text:c="2"/>w e <text:s text:c="2"/>h a v e d i s a g r e e d <text:s text:c="2"/>w i t h , <text:s text:c="2"/>a n d <text:s text:c="2"/>o u r <text:s text:c="2"/>c o n f i d e n t i a l i t y <text:s text:c="2"/>h a s b e e n <text:s text:c="2"/>b r e a c h e d , <text:s text:c="2"/>w e <text:s text:c="2"/>w i l l <text:s text:c="2"/>c a n c e l <text:s text:c="2"/>t h e <text:s text:c="2"/>c o n t r a c t <text:s text:c="2"/>w i t h i m m e d i a t e <text:s text:c="2"/>e f f e c t . W e <text:s text:c="2"/>h a v e <text:s text:c="2"/>b e e n <text:s text:c="2"/>a d v i s e d <text:s text:c="2"/>b y <text:s text:c="2"/>t h e <text:s text:c="2"/>I C O <text:s text:c="2"/>t h a t O c c u p a t i o n a l <text:s text:c="2"/>H e a l t h <text:s text:c="2"/>s h o u l d <text:s text:c="2"/>b e <text:s text:c="2"/>c o n s i d e r e d d a t a <text:s text:c="2"/>c o n t r o l l e r <text:s text:c="2"/>o r <text:s text:c="2"/>j o i n t <text:s text:c="2"/>d a t a <text:s text:c="2"/>c o n t r o l l e r . <text:s text:c="2"/>T h i s <text:s text:c="2"/>i s b e c a u s e <text:s text:c="2"/>m e d i c a l <text:s text:c="2"/>d a t a <text:s text:c="2"/>i s <text:s text:c="2"/>a c q u i r e d <text:s text:c="2"/>b y <text:s text:c="2"/>O H <text:s text:c="2"/>a n d n o t <text:s text:c="2"/>t h e <text:s text:c="2"/>c u s t o m e r , <text:s text:c="2"/>a n d <text:s text:c="2"/>i s <text:s text:c="2"/>n o t <text:s text:c="2"/>v i e w a b l e <text:s text:c="2"/>b y <text:s text:c="2"/>t h e c u s t o m e r <text:s text:c="2"/>w i t h o u t <text:s text:c="2"/>t h e <text:s text:c="2"/>e x p r e s s <text:s text:c="2"/>c o n s e n t <text:s text:c="2"/>o f <text:s text:c="2"/>t h e d a t a <text:s text:c="2"/>s u b j e c t . T h i s <text:s text:c="2"/>c l a u s e , <text:s text:c="2"/>a n d <text:s text:c="2"/>a l l <text:s text:c="2"/>s u b s e q u e n t <text:s text:c="2"/>c l a u s e s <text:s text:c="2"/>s h o u l d b e <text:s text:c="2"/>c h a n g e d <text:s text:c="2"/>t o <text:s text:c="2"/>r e f l e c t <text:s text:c="2"/>a <text:s text:c="2"/>c o n t r o l l e r - c o n t r o l l e r <text:s text:c="2"/>o r</text:p>
          </table:table-cell>
          <table:table-cell table:number-columns-repeated="1022"/>
        </table:table-row>
        <table:table-row table:style-name="ro1">
          <table:table-cell office:value-type="string" calcext:value-type="string">
            <text:p>C l a u s e 4 . 1 1 <text:s text:c="6"/>T h e <text:s text:c="2"/>C o u n c i l <text:s text:c="2"/>m a y <text:s text:c="2"/>a t <text:s text:c="2"/>a n y <text:s text:c="2"/>t i m e <text:s text:c="2"/>s e t <text:s text:c="2"/>o f f <text:s text:c="2"/>a n y l i a b i l i t y <text:s text:c="2"/>o f <text:s text:c="2"/>t h e <text:s text:c="2"/>C o n t r a c t o r <text:s text:c="2"/>t o <text:s text:c="2"/>t h e <text:s text:c="2"/>C o u n c i l <text:s text:c="2"/>a g a i n s t a n y <text:s text:c="2"/>l i a b i l i t y <text:s text:c="2"/>o f <text:s text:c="2"/>t h e <text:s text:c="2"/>C o u n c i l <text:s text:c="2"/>t o <text:s text:c="2"/>t h e <text:s text:c="2"/>C o n t r a c t o r , w h e t h e r <text:s text:c="2"/>e i t h e r <text:s text:c="2"/>l i a b i l i t y <text:s text:c="2"/>i s <text:s text:c="2"/>p r e s e n t <text:s text:c="2"/>o r <text:s text:c="2"/>f u t u r e , l i q u i d a t e d <text:s text:c="2"/>o r <text:s text:c="2"/>u n l i q u i d a t e d , <text:s text:c="2"/>a n d <text:s text:c="2"/>w h e t h e r <text:s text:c="2"/>o r <text:s text:c="2"/>n o t e i t h e r <text:s text:c="2"/>l i a b i l i t y <text:s text:c="2"/>a r i s e s <text:s text:c="2"/>u n d e r <text:s text:c="2"/>t h i s <text:s text:c="2"/>A g r e e m e n t . <text:s text:c="2"/>A n y e x e r c i s e <text:s text:c="2"/>b y <text:s text:c="2"/>t h e <text:s text:c="2"/>C o u n c i l <text:s text:c="2"/>o f <text:s text:c="2"/>i t s <text:s text:c="2"/>r i g h t s <text:s text:c="2"/>u n d e r <text:s text:c="2"/>t h i s c l a u s e <text:s text:c="2"/>s h a l l <text:s text:c="2"/>n o t <text:s text:c="2"/>l i m i t <text:s text:c="2"/>o r <text:s text:c="2"/>a f f e c t <text:s text:c="2"/>a n y <text:s text:c="2"/>o t h e r <text:s text:c="2"/>r i g h t s <text:s text:c="2"/>o r r e m e d i e s <text:s text:c="2"/>a v a i l a b l e <text:s text:c="2"/>t o <text:s text:c="2"/>i t <text:s text:c="2"/>u n d e r <text:s text:c="2"/>t h i s <text:s text:c="2"/>A g r e e m e n t <text:s text:c="2"/>o r o t h e r w i s e . 4 . 1 2 <text:s text:c="2"/>A n y <text:s text:c="2"/>a m o u n t s <text:s text:c="2"/>d u e <text:s text:c="2"/>u n d e r <text:s text:c="2"/>t h i s <text:s text:c="2"/>A g r e e m e n t f r o m <text:s text:c="2"/>t h e <text:s text:c="2"/>C o n t r a c t o r <text:s text:c="2"/>t o <text:s text:c="2"/>t h e <text:s text:c="2"/>C o u n c i l <text:s text:c="2"/>s h a l l <text:s text:c="2"/>b e <text:s text:c="2"/>p a i d i n <text:s text:c="2"/>f u l l <text:s text:c="2"/>w i t h o u t <text:s text:c="2"/>a n y <text:s text:c="2"/>s e t - o f f , <text:s text:c="2"/>c o u n t e r c l a i m , <text:s text:c="2"/>d e d u c t i o n o r <text:s text:c="2"/>w i t h h o l d i n g <text:s text:c="2"/>( o t h e r <text:s text:c="2"/>t h a n <text:s text:c="2"/>d e d u c t i o n <text:s text:c="2"/>o r w i t h h o l d i n g <text:s text:c="2"/>t a x <text:s text:c="2"/>a s <text:s text:c="2"/>r e q u i r e d <text:s text:c="2"/>b y <text:s text:c="2"/>l a w ) . 6 . 1 <text:s text:c="2"/>I f <text:s text:c="2"/>t h e <text:s text:c="2"/>C o u n c i l <text:s text:c="2"/>r e a s o n a b l y <text:s text:c="2"/>b e l i e v e s <text:s text:c="2"/>t h a t <text:s text:c="2"/>a n y <text:s text:c="2"/>o f t h e <text:s text:c="2"/>S t a f f <text:s text:c="2"/>a r e <text:s text:c="2"/>u n s u i t a b l e <text:s text:c="2"/>t o <text:s text:c="2"/>u n d e r t a k e <text:s text:c="2"/>w o r k <text:s text:c="2"/>i n r e s p e c t <text:s text:c="2"/>o f <text:s text:c="2"/>t h e <text:s text:c="2"/>A g r e e m e n t , <text:s text:c="2"/>i t <text:s text:c="2"/>m a y , <text:s text:c="2"/>b y <text:s text:c="2"/>g i v i n g w r i t t e n <text:s text:c="2"/>n o t i c e <text:s text:c="2"/>t o <text:s text:c="2"/>t h e <text:s text:c="2"/>C o n t r a c t o r : 6 . 1 . 1 <text:s text:c="14"/>r e f u s e <text:s text:c="2"/>a d m i s s i o n <text:s text:c="2"/>t o <text:s text:c="2"/>t h e <text:s text:c="2"/>r e l e v a n t p e r s o n ( s ) <text:s text:c="2"/>t o <text:s text:c="2"/>t h e <text:s text:c="2"/>C o u n c i l ’ s <text:s text:c="2"/>p r e m i s e s ; 6 . . 1 . 2 <text:s text:c="14"/>d i r e c t <text:s text:c="2"/>t h e <text:s text:c="2"/>C o n t r a c t o r <text:s text:c="2"/>t o <text:s text:c="2"/>e n d <text:s text:c="2"/>t h e i n v o l v e m e n t <text:s text:c="2"/>i n <text:s text:c="2"/>t h e <text:s text:c="2"/>p r o v i s i o n <text:s text:c="2"/>o f <text:s text:c="2"/>t h e <text:s text:c="2"/>S e r v i c e s <text:s text:c="2"/>o f t h e <text:s text:c="2"/>r e l e v a n t <text:s text:c="2"/>p e r s o n ( s ) ; <text:s text:c="2"/>a n d / o r 6 . . 1 . 3 <text:s text:c="14"/>r e q u i r e <text:s text:c="2"/>t h a t <text:s text:c="2"/>t h e <text:s text:c="2"/>C o n t r a c t o r <text:s text:c="2"/>r e p l a c e <text:s text:c="2"/>a n y p e r s o n <text:s text:c="2"/>r e m o v e d <text:s text:c="2"/>u n d e r <text:s text:c="2"/>t h i s <text:s text:c="2"/>c l a u s e <text:s text:c="2"/>w i t h <text:s text:c="2"/>a n o t h e r s u i t a b l y <text:s text:c="2"/>q u a l i f i e d <text:s text:c="2"/>p e r s o n <text:s text:c="2"/>a n d <text:s text:c="2"/>p r o c u r e <text:s text:c="2"/>t h a t <text:s text:c="2"/>a n y s e c u r i t y <text:s text:c="2"/>p a s s <text:s text:c="2"/>i s s u e d <text:s text:c="2"/>b y <text:s text:c="2"/>t h e <text:s text:c="2"/>C o u n c i l <text:s text:c="2"/>t o <text:s text:c="2"/>t h e <text:s text:c="2"/>p e r s o n r e m o v e d <text:s text:c="2"/>i s <text:s text:c="2"/>s u r r e n d e r e d ; a n d <text:s text:c="2"/>t h e <text:s text:c="2"/>C o n t r a c t o r <text:s text:c="2"/>s h a l l <text:s text:c="2"/>c o m p l y <text:s text:c="2"/>w i t h <text:s text:c="2"/>a n y <text:s text:c="2"/>s u c h</text:p>
          </table:table-cell>
          <table:table-cell office:value-type="string" calcext:value-type="string">
            <text:p>H e a l e s <text:s text:c="2"/>M e d i c a l <text:s text:c="2"/>R e s p o n s e p u b l i c <text:s text:c="2"/>a u t h o r i t i e s . T h e s e <text:s text:c="2"/>c l a u s e s <text:s text:c="2"/>a r e <text:s text:c="2"/>n o t <text:s text:c="2"/>r e c i p r o c a l , <text:s text:c="2"/>a n d <text:s text:c="2"/>t h i s <text:s text:c="2"/>a n d t h e <text:s text:c="2"/>p r e c e d i n g <text:s text:c="2"/>c l a u s e s <text:s text:c="2"/>l i s t <text:s text:c="2"/>a l l <text:s text:c="2"/>t h e <text:s text:c="2"/>w a y s <text:s text:c="2"/>t h e C o u n c i l <text:s text:c="2"/>i n t e n d <text:s text:c="2"/>t o <text:s text:c="2"/>g e t <text:s text:c="2"/>o u t <text:s text:c="2"/>o f <text:s text:c="2"/>p a y i n g <text:s text:c="2"/>f o r <text:s text:c="2"/>s e r v i c e s r e n d e r e d , <text:s text:c="2"/>w h i c h <text:s text:c="2"/>a p p e a r s <text:s text:c="2"/>t o <text:s text:c="2"/>m a k e <text:s text:c="2"/>t h e <text:s text:c="2"/>c o n t r a c t w o r t h l e s s <text:s text:c="2"/>f r o m <text:s text:c="2"/>t h e <text:s text:c="2"/>p e r s p e c t i v e <text:s text:c="2"/>o f <text:s text:c="2"/>t h e <text:s text:c="2"/>P r o v i d e r . W e <text:s text:c="2"/>a r e <text:s text:c="2"/>h a p p y <text:s text:c="2"/>t o <text:s text:c="2"/>s i g n <text:s text:c="2"/>u p <text:s text:c="2"/>t o <text:s text:c="2"/>a n y <text:s text:c="2"/>r e c i p r o c a l c l a u s e s . <text:s text:c="2"/>W e <text:s text:c="2"/>w i l l <text:s text:c="2"/>a c c e p t <text:s text:c="2"/>w i t h e r <text:s text:c="2"/>4 . 1 1 <text:s text:c="2"/>O R <text:s text:c="2"/>4 . 1 2 p r o v i d e d <text:s text:c="2"/>t h e y <text:s text:c="2"/>a p p l y <text:s text:c="2"/>t o <text:s text:c="2"/>b o t h <text:s text:c="2"/>p a r t i e s . F o r <text:s text:c="2"/>e x a m p l e : 4 . 1 1 <text:s text:c="6"/>E i t h e r <text:s text:c="2"/>p a r t y <text:s text:c="2"/>m a y <text:s text:c="2"/>a t <text:s text:c="2"/>a n y <text:s text:c="2"/>t i m e <text:s text:c="2"/>s e t <text:s text:c="2"/>o f f <text:s text:c="2"/>a n y l i a b i l i t y <text:s text:c="2"/>o f <text:s text:c="2"/>t h e <text:s text:c="2"/>F i r s t <text:s text:c="2"/>P a r t y <text:s text:c="2"/>t o <text:s text:c="2"/>t h e <text:s text:c="2"/>S e c o n d <text:s text:c="2"/>P a r t y a g a i n s t <text:s text:c="2"/>a n y <text:s text:c="2"/>l i a b i l i t y <text:s text:c="2"/>o f <text:s text:c="2"/>t h e <text:s text:c="2"/>S e c o n d <text:s text:c="2"/>P a r t y <text:s text:c="2"/>t o <text:s text:c="2"/>t h e F i r s t <text:s text:c="2"/>P a r t y , <text:s text:c="2"/>w h e t h e r <text:s text:c="2"/>e i t h e r <text:s text:c="2"/>l i a b i l i t y <text:s text:c="2"/>i s <text:s text:c="2"/>p r e s e n t <text:s text:c="2"/>o r f u t u r e , <text:s text:c="2"/>l i q u i d a t e d <text:s text:c="2"/>o r <text:s text:c="2"/>u n l i q u i d a t e d , <text:s text:c="2"/>a n d <text:s text:c="2"/>w h e t h e r o r <text:s text:c="2"/>n o t <text:s text:c="2"/>e i t h e r <text:s text:c="2"/>l i a b i l i t y <text:s text:c="2"/>a r i s e s <text:s text:c="2"/>u n d e r <text:s text:c="2"/>t h i s A g r e e m e n t . <text:s text:c="2"/>A n y <text:s text:c="2"/>e x e r c i s e <text:s text:c="2"/>b y <text:s text:c="2"/>t h e <text:s text:c="2"/>S e c o n d <text:s text:c="2"/>P a r t y o f <text:s text:c="2"/>i t s <text:s text:c="2"/>r i g h t s <text:s text:c="2"/>u n d e r <text:s text:c="2"/>t h i s <text:s text:c="2"/>c l a u s e <text:s text:c="2"/>s h a l l <text:s text:c="2"/>n o t <text:s text:c="2"/>l i m i t <text:s text:c="2"/>o r a f f e c t <text:s text:c="2"/>a n y <text:s text:c="2"/>o t h e r <text:s text:c="2"/>r i g h t s <text:s text:c="2"/>o r <text:s text:c="2"/>r e m e d i e s <text:s text:c="2"/>a v a i l a b l e <text:s text:c="2"/>t o i t <text:s text:c="2"/>u n d e r <text:s text:c="2"/>t h i s <text:s text:c="2"/>A g r e e m e n t <text:s text:c="2"/>o r <text:s text:c="2"/>o t h e r w i s e . O R 4 . 1 2 <text:s text:c="2"/>A n y <text:s text:c="2"/>a m o u n t s <text:s text:c="2"/>d u e <text:s text:c="2"/>u n d e r <text:s text:c="2"/>t h i s <text:s text:c="2"/>A g r e e m e n t f r o m <text:s text:c="2"/>e i t h e r <text:s text:c="2"/>p a r t y <text:s text:c="2"/>t o <text:s text:c="2"/>t h e <text:s text:c="2"/>S e c o n d <text:s text:c="2"/>P a r t y <text:s text:c="2"/>s h a l l <text:s text:c="2"/>b e p a i d <text:s text:c="2"/>i n <text:s text:c="2"/>f u l l <text:s text:c="2"/>w i t h o u t <text:s text:c="2"/>a n y <text:s text:c="2"/>s e t - o f f , <text:s text:c="2"/>c o u n t e r c l a i m , d e d u c t i o n <text:s text:c="2"/>o r <text:s text:c="2"/>w i t h h o l d i n g <text:s text:c="2"/>( o t h e r <text:s text:c="2"/>t h a n <text:s text:c="2"/>d e d u c t i o n o r <text:s text:c="2"/>w i t h h o l d i n g <text:s text:c="2"/>t a x <text:s text:c="2"/>a s <text:s text:c="2"/>r e q u i r e d <text:s text:c="2"/>b y <text:s text:c="2"/>l a w ) . L e g i t i m a t e <text:s text:c="2"/>r e a s o n s <text:s text:c="2"/>f o r <text:s text:c="2"/>r e m o v a l <text:s text:c="2"/>m u s t <text:s text:c="2"/>b e p r o v i d e d <text:s text:c="2"/>w i t h i n <text:s text:c="2"/>a n y <text:s text:c="2"/>n o t i c e <text:s text:c="2"/>t o <text:s text:c="2"/>r e m o v e p e r s o n n e l . <text:s text:c="2"/>T h e r e <text:s text:c="2"/>m u s t <text:s text:c="2"/>a l s o <text:s text:c="2"/>b e <text:s text:c="2"/>a <text:s text:c="2"/>m e t h o d <text:s text:c="2"/>f o r i n v e s t i g a t i o n <text:s text:c="2"/>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a s <text:s text:c="2"/>(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i n d i v i d u a l ’ s <text:s text:c="2"/>( H R , <text:s text:c="2"/>n o t <text:s text:c="2"/>p a t i e n t ’ s ) <text:s text:c="2"/>r e q u e s t . <text:s text:c="2"/>T h e r e w a s <text:s text:c="2"/>n o <text:s text:c="2"/>e v i d e n c e <text:s text:c="2"/>p r o v i d e d <text:s text:c="2"/>t o <text:s text:c="2"/>s u p p o r t <text:s text:c="2"/>t h e r e q u e s t <text:s text:c="2"/>a t <text:s text:c="2"/>a n y <text:s text:c="2"/>p o i n t <text:s text:c="2"/>d e s p i t e <text:s text:c="2"/>r e p e a t e d <text:s text:c="2"/>r e q u e s t s a n d <text:s text:c="2"/>a n d <text:s text:c="2"/>w e <text:s text:c="2"/>c o u l d <text:s text:c="2"/>o n l y <text:s text:c="2"/>c o n c l u d e <text:s text:c="2"/>t h a t <text:s text:c="2"/>t h e r e q u e s t <text:s text:c="2"/>w a s <text:s text:c="2"/>p e r s o n a l l y <text:s text:c="2"/>o r <text:s text:c="2"/>r a c i a l l y <text:s text:c="2"/>m o t i v a t e d . P l e a s e <text:s text:c="2"/>c h a n g e <text:s text:c="2"/>t o :</text:p>
          </table:table-cell>
          <table:table-cell table:number-columns-repeated="1022"/>
        </table:table-row>
        <table:table-row table:style-name="ro1">
          <table:table-cell office:value-type="string" calcext:value-type="string">
            <text:p>“ s h a l l <text:s text:c="2"/>[ a p p l y / n o t <text:s text:c="2"/>a p p l y ] ” . <text:s text:c="2"/>P l e a s e <text:s text:c="2"/>n o t e <text:s text:c="2"/>t h a t <text:s text:c="2"/>n o <text:s text:c="2"/>p r o v i d e r <text:s text:c="2"/>c a n <text:s text:c="2"/>s i g n <text:s text:c="2"/>u p <text:s text:c="2"/>t o <text:s text:c="2"/>t h e <text:s text:c="2"/>c l a u s e s <text:s text:c="2"/>a s <text:s text:c="2"/>w r i t t e n <text:s text:c="2"/>a s <text:s text:c="2"/>t h e y a r e <text:s text:c="2"/>n o t <text:s text:c="2"/>i n <text:s text:c="2"/>t h e i r <text:s text:c="2"/>c o m p l e t e d <text:s text:c="2"/>f o r m , <text:s text:c="2"/>a n d <text:s text:c="2"/>c o n t a i n <text:s text:c="2"/>s u c h <text:s text:c="2"/>c o n t r a d i c t i o n s <text:s text:c="2"/>a s <text:s text:c="2"/>t h e <text:s text:c="2"/>o n e <text:s text:c="2"/>a b o v e . C l a u s e R e q u i r e d <text:s text:c="2"/>I n s u r a n c e P u b l i c <text:s text:c="2"/>l i a b i l i t y <text:s text:c="2"/>i n s u r a n c e <text:s text:c="2"/>w i t h <text:s text:c="2"/>a <text:s text:c="2"/>l i m i t <text:s text:c="2"/>o f <text:s text:c="2"/>i n d e m n i t y o f <text:s text:c="2"/>n o t <text:s text:c="2"/>l e s s <text:s text:c="2"/>t h a n <text:s text:c="2"/>t e n <text:s text:c="2"/>m i l l i o n <text:s text:c="2"/>p o u n d s <text:s text:c="2"/>S t e r l i n g ( £ 1 0 , 0 0 0 , 0 0 0 ) <text:s text:c="2"/>f o r <text:s text:c="2"/>a n y <text:s text:c="2"/>o c c u r r e n c e s <text:s text:c="2"/>a r i s i n g <text:s text:c="2"/>o u t <text:s text:c="2"/>o f e a c h <text:s text:c="2"/>a n d <text:s text:c="2"/>e v e r y <text:s text:c="2"/>e v e n t <text:s text:c="2"/>a n d <text:s text:c="2"/>u n l i m i t e d <text:s text:c="2"/>i n <text:s text:c="2"/>t h e a g g r e g a t e <text:s text:c="2"/>i n <text:s text:c="2"/>a n y <text:s text:c="2"/>o n e <text:s text:c="2"/>p e r i o d <text:s text:c="2"/>o f <text:s text:c="2"/>i n s u r a n c e ; <text:s text:c="2"/>T h e C o u n c i l ’ s <text:s text:c="2"/>( C o m p u l s o r y ) <text:s text:c="2"/>l i a b i l i t y <text:s text:c="2"/>i n s u r a n c e <text:s text:c="2"/>w i t h <text:s text:c="2"/>a l i m i t <text:s text:c="2"/>o f <text:s text:c="2"/>i n d e m n i t y <text:s text:c="2"/>o f <text:s text:c="2"/>n o t <text:s text:c="2"/>l e s s <text:s text:c="2"/>t h a n <text:s text:c="2"/>f i v e <text:s text:c="2"/>m i l l i o n p o u n d s <text:s text:c="2"/>S t e r l i n g <text:s text:c="2"/>( £ 5 , 0 0 0 , 0 0 0 ) <text:s text:c="2"/>f o r <text:s text:c="2"/>a n y o c c u r r e n c e s <text:s text:c="2"/>a r i s i n g <text:s text:c="2"/>o u t <text:s text:c="2"/>o f <text:s text:c="2"/>e a c h <text:s text:c="2"/>a n d <text:s text:c="2"/>e v e r y <text:s text:c="2"/>e v e n t , a n d <text:s text:c="2"/>u n l i m i t e d <text:s text:c="2"/>i n <text:s text:c="2"/>t h e <text:s text:c="2"/>a g g r e g a t e <text:s text:c="2"/>i n <text:s text:c="2"/>a n y <text:s text:c="2"/>o n e <text:s text:c="2"/>p e r i o d o f <text:s text:c="2"/>i n s u r a n c e ; <text:s text:c="2"/>W h e r e <text:s text:c="2"/>r e l e v a n t <text:s text:c="2"/>P r o f e s s i o n a l i n d e m n i t y <text:s text:c="2"/>i n s u r a n c e <text:s text:c="2"/>w i t h <text:s text:c="2"/>a <text:s text:c="2"/>l i m i t <text:s text:c="2"/>o f <text:s text:c="2"/>n o t <text:s text:c="2"/>l e s s <text:s text:c="2"/>t h a n o n e <text:s text:c="2"/>m i l l i o n <text:s text:c="2"/>p o u n d s <text:s text:c="2"/>S t e r l i n g <text:s text:c="2"/>( £ 1 , 0 0 0 , 0 0 0 ) <text:s text:c="2"/>f o r <text:s text:c="2"/>a n y o c c u r r e n c e s <text:s text:c="2"/>a r i s i n g <text:s text:c="2"/>o u t <text:s text:c="2"/>o f <text:s text:c="2"/>e a c h <text:s text:c="2"/>a n d <text:s text:c="2"/>e v e r y <text:s text:c="2"/>e v e n t ; a n d <text:s text:c="2"/>W h e r e <text:s text:c="2"/>r e l e v a n t , <text:s text:c="2"/>P r o d u c t <text:s text:c="2"/>l i a b i l i t y <text:s text:c="2"/>i n s u r a n c e w i t h <text:s text:c="2"/>a <text:s text:c="2"/>l i m i t <text:s text:c="2"/>o f <text:s text:c="2"/>n o t <text:s text:c="2"/>l e s s <text:s text:c="2"/>t h a n <text:s text:c="2"/>t w o <text:s text:c="2"/>m i l l i o n <text:s text:c="2"/>p o u n d s S t e r l i n g <text:s text:c="2"/>( £ 2 , 0 0 0 , 0 0 0 ) <text:s text:c="2"/>f o r <text:s text:c="2"/>a n y <text:s text:c="2"/>o c c u r r e n c e s <text:s text:c="2"/>a r i s i n g o u t <text:s text:c="2"/>o f <text:s text:c="2"/>e a c h <text:s text:c="2"/>a n d <text:s text:c="2"/>e v e r y <text:s text:c="2"/>e v e n t . [ V e h i c l e ' s <text:s text:c="2"/>m o t o r <text:s text:c="2"/>i n s u r a n c e : <text:s text:c="2"/>£ <text:s text:c="2"/>] [ T h e <text:s text:c="2"/>C o n t r a c t o r <text:s text:c="2"/>s h a l l <text:s text:c="2"/>e n s u r e <text:s text:c="2"/>t h a t <text:s text:c="2"/>t h e <text:s text:c="2"/>C o u n c i l ' s i n t e r e s t <text:s text:c="2"/>i s <text:s text:c="2"/>n o t e d <text:s text:c="2"/>o n <text:s text:c="2"/>e a c h <text:s text:c="2"/>i n s u r a n c e <text:s text:c="2"/>p o l i c y , <text:s text:c="2"/>o r <text:s text:c="2"/>t h a t a <text:s text:c="2"/>g e n e r i c <text:s text:c="2"/>i n t e r e s t <text:s text:c="2"/>c l a u s e <text:s text:c="2"/>h a s <text:s text:c="2"/>b e e n <text:s text:c="2"/>i n c l u d e d . ] 3 . 2 <text:s text:c="4"/>T h e <text:s text:c="2"/>C o u n c i l <text:s text:c="2"/>m a y <text:s text:c="2"/>e x t e n d <text:s text:c="2"/>t h e <text:s text:c="2"/>A g r e e m e n t <text:s text:c="2"/>f o r <text:s text:c="2"/>a p e r i o d <text:s text:c="2"/>o f <text:s text:c="2"/>u p <text:s text:c="2"/>t o <text:s text:c="2"/>s i x <text:s text:c="2"/>( 6 ) <text:s text:c="2"/>m o n t h s <text:s text:c="2"/>o r <text:s text:c="2"/>a s <text:s text:c="2"/>o t h e r w i s e d e t a i l e d <text:s text:c="2"/>i n <text:s text:c="2"/>t h e <text:s text:c="2"/>C o n t r a c t <text:s text:c="2"/>P a r t i c u l a r s <text:s text:c="2"/>b y <text:s text:c="2"/>g i v i n g <text:s text:c="2"/>n o t l e s s <text:s text:c="2"/>t h a n <text:s text:c="2"/>t e n <text:s text:c="2"/>( 1 0 ) <text:s text:c="2"/>W o r k i n g <text:s text:c="2"/>D a y s ’ <text:s text:c="2"/>n o t i c e <text:s text:c="2"/>i n <text:s text:c="2"/>w r i t i n g</text:p>
          </table:table-cell>
          <table:table-cell office:value-type="string" calcext:value-type="string">
            <text:p>H e a l e s <text:s text:c="2"/>M e d i c a l <text:s text:c="2"/>R e s p o n s e P l e a s e <text:s text:c="2"/>c a n <text:s text:c="2"/>y o u <text:s text:c="2"/>c l a r i f y <text:s text:c="2"/>T h e <text:s text:c="2"/>C o u n c i l ’ s ( c o m p u l s o r y ) <text:s text:c="2"/>l i a b i l i t y ? P r o d u c t s <text:s text:c="2"/>l i a b i l i t y <text:s text:c="2"/>i s <text:s text:c="2"/>n o t <text:s text:c="2"/>r e l e v a n t <text:s text:c="2"/>t o <text:s text:c="2"/>t h i s <text:s text:c="2"/>c o n t r a c t . W e <text:s text:c="2"/>a l s o <text:s text:c="2"/>h a v e <text:s text:c="2"/>E m p l o y e r s <text:s text:c="2"/>L i a b i l i t y <text:s text:c="2"/>i n s u r a n c e <text:s text:c="2"/>o f £ 1 0 m . W e <text:s text:c="2"/>a r e <text:s text:c="2"/>h a p p y <text:s text:c="2"/>t o <text:s text:c="2"/>e x t e n d <text:s text:c="2"/>c o n t r a c t s <text:s text:c="2"/>f o r <text:s text:c="2"/>m i n i m u m o f <text:s text:c="2"/>1 2 <text:s text:c="2"/>m o n t h s . <text:s text:c="2"/>W e <text:s text:c="2"/>r e q u i r e <text:s text:c="2"/>3 <text:s text:c="2"/>m o n t h s <text:s text:c="2"/>n o t i c e <text:s text:c="2"/>o f e x t e n s i o n , <text:s text:c="2"/>a s <text:s text:c="2"/>i s <text:s text:c="2"/>i n d u s t r y <text:s text:c="2"/>s t a n d a r d , <text:s text:c="2"/>t o <text:s text:c="2"/>c o m p l e t e a <text:s text:c="2"/>p r i c i n g <text:s text:c="2"/>r e v i e w <text:s text:c="2"/>i n <text:s text:c="2"/>l i n e <text:s text:c="2"/>w i t h <text:s text:c="2"/>a c t u a l <text:s text:c="2"/>u s a g e <text:s text:c="2"/>a n d</text:p>
          </table:table-cell>
          <table:table-cell table:number-columns-repeated="1022"/>
        </table:table-row>
        <table:table-row table:style-name="ro1">
          <table:table-cell office:value-type="string" calcext:value-type="string">
            <text:p>3 0 . 6 . 2 . 1 <text:s text:c="10"/>t o <text:s text:c="2"/>r e t a i n <text:s text:c="2"/>a n y m o n i e s <text:s text:c="2"/>o w e d <text:s text:c="2"/>t o <text:s text:c="2"/>t h e P r o v i d e r <text:s text:c="2"/>b y <text:s text:c="2"/>t h e <text:s text:c="2"/>C o u n c i l u n d e r <text:s text:c="2"/>t h i s <text:s text:c="2"/>C o n t r a c t <text:s text:c="2"/>u n t i l t h e <text:s text:c="2"/>P r o v i d e r <text:s text:c="2"/>s h a l l <text:s text:c="2"/>h a v e p a i d <text:s text:c="2"/>a l l <text:s text:c="2"/>m o n i e s <text:s text:c="2"/>o w e d <text:s text:c="2"/>t o <text:s text:c="2"/>t h e C o u n c i l <text:s text:c="2"/>u n d e r <text:s text:c="2"/>t h i s C o n t r a c t ; <text:s text:c="2"/>o r 3 0 . 6 . 2 . 2 <text:s text:c="10"/>t o <text:s text:c="2"/>d e d u c t <text:s text:c="2"/>a n y s u c h <text:s text:c="2"/>m o n i e s <text:s text:c="2"/>o w e d <text:s text:c="2"/>u n d e r t h i s <text:s text:c="2"/>C o n t r a c t <text:s text:c="2"/>f r o m <text:s text:c="2"/>t h e m o n i e s <text:s text:c="2"/>o w e d <text:s text:c="2"/>t o <text:s text:c="2"/>t h e P r o v i d e r <text:s text:c="2"/>u n d e r <text:s text:c="2"/>t h i s C o n t r a c t ; <text:s text:c="2"/>a n d 3 0 . 6 . 2 . 3 <text:s text:c="10"/>t o <text:s text:c="2"/>r e c o v e r <text:s text:c="2"/>a n y s u c h <text:s text:c="2"/>m o n i e s <text:s text:c="2"/>t o c o m p e n s a t e <text:s text:c="2"/>f o r <text:s text:c="2"/>t h e a d m i n i s t r a t i v e <text:s text:c="2"/>c o s t s i n c u r r e d <text:s text:c="2"/>a s <text:s text:c="2"/>a <text:s text:c="2"/>r e s u l t <text:s text:c="2"/>o f <text:s text:c="2"/>s u c h m a t e r i a l <text:s text:c="2"/>d e f a u l t <text:s text:c="2"/>o r t e r m i n a t i o n . i n <text:s text:c="2"/>a n y <text:s text:c="2"/>c a s e <text:s text:c="2"/>w i t h o u t <text:s text:c="2"/>p r e j u d i c e <text:s text:c="2"/>t o <text:s text:c="2"/>t h e <text:s text:c="2"/>p r o v i s i o n s <text:s text:c="2"/>o f C l a u s e <text:s text:c="2"/>3 9 <text:s text:c="2"/>( R e c o v e r y <text:s text:c="2"/>o f <text:s text:c="2"/>S u m s <text:s text:c="2"/>D u e ) .</text:p>
          </table:table-cell>
          <table:table-cell office:value-type="string" calcext:value-type="string">
            <text:p>S e r v i c e <text:s text:c="2"/>d u r i n g <text:s text:c="2"/>t h e <text:s text:c="2"/>p e r i o d <text:s text:c="2"/>o f <text:s text:c="2"/>n o t i c e u n l e s s <text:s text:c="2"/>t h e <text:s text:c="2"/>C o u n c i l <text:s text:c="2"/>r e q u e s t s <text:s text:c="2"/>o t h e r w i s e ; 3 0 . 6 . 2 <text:s text:c="4"/>t h e <text:s text:c="2"/>C o u n c i l <text:s text:c="2"/>s h a l l <text:s text:c="2"/>b e <text:s text:c="2"/>e n t i t l e d : 3 0 . 6 . 2 . 1 <text:s text:c="10"/>t o <text:s text:c="2"/>r e t a i n a n y <text:s text:c="2"/>u n d i s p u t e d m o n i e s <text:s text:c="2"/>o w e d <text:s text:c="2"/>t o <text:s text:c="2"/>t h e P r o v i d e r <text:s text:c="2"/>b y <text:s text:c="2"/>t h e C o u n c i l <text:s text:c="2"/>u n d e r <text:s text:c="2"/>t h i s C o n t r a c t <text:s text:c="2"/>u n t i l <text:s text:c="2"/>t h e P r o v i d e r <text:s text:c="2"/>s h a l l <text:s text:c="2"/>h a v e p a i d <text:s text:c="2"/>a l l <text:s text:c="2"/>u n d i s p u t e d m o n i e s <text:s text:c="2"/>o w e d <text:s text:c="2"/>t o <text:s text:c="2"/>t h e C o u n c i l <text:s text:c="2"/>u n d e r <text:s text:c="2"/>t h i s C o n t r a c t ; <text:s text:c="2"/>o r 3 0 . 6 . 2 . 2 <text:s text:c="10"/>t o <text:s text:c="2"/>d e d u c t a n y <text:s text:c="2"/>s u c h <text:s text:c="2"/>u n d i s p u t e d m o n i e s <text:s text:c="2"/>o w e d <text:s text:c="2"/>u n d e r t h i s <text:s text:c="2"/>C o n t r a c t <text:s text:c="2"/>f r o m <text:s text:c="2"/>t h e u n d i s p u t e d <text:s text:c="2"/>m o n i e s o w e d <text:s text:c="2"/>t o <text:s text:c="2"/>t h e <text:s text:c="2"/>P r o v i d e r u n d e r <text:s text:c="2"/>t h i s <text:s text:c="2"/>C o n t r a c t ; a n d 3 0 . 6 . 2 . 3 <text:s text:c="10"/>t o <text:s text:c="2"/>r e c o v e r a n y <text:s text:c="2"/>s u c h <text:s text:c="2"/>u n d i s p u t e d m o n i e s <text:s text:c="2"/>t o c o m p e n s a t e <text:s text:c="2"/>f o r <text:s text:c="2"/>t h e a d m i n i s t r a t i v e <text:s text:c="2"/>c o s t s i n c u r r e d <text:s text:c="2"/>a s <text:s text:c="2"/>a <text:s text:c="2"/>r e s u l t <text:s text:c="2"/>o f s u c h <text:s text:c="2"/>m a t e r i a l <text:s text:c="2"/>d e f a u l t o r <text:s text:c="2"/>t e r m i n a t i o n .</text:p>
          </table:table-cell>
          <table:table-cell table:number-columns-repeated="1022"/>
        </table:table-row>
        <table:table-row table:style-name="ro1">
          <table:table-cell office:value-type="string" calcext:value-type="string">
            <text:p>2 . <text:s text:c="14"/>T h e <text:s text:c="2"/>S u p p l i e r <text:s text:c="2"/>m u s t <text:s text:c="2"/>p r o v i d e <text:s text:c="2"/>t h e <text:s text:c="2"/>S e r v i c e s i n <text:s text:c="2"/>a c c o r d a n c e <text:s text:c="2"/>w i t h <text:s text:c="2"/>a n d <text:s text:c="2"/>h e r e b y u n d e r t a k e s <text:s text:c="2"/>t o <text:s text:c="2"/>p e r f o r m <text:s text:c="2"/>t h e <text:s text:c="2"/>t e r m s <text:s text:c="2"/>o f <text:s text:c="2"/>t h i s a g r e e m e n t , <text:s text:c="2"/>i n c l u d i n g <text:s text:c="2"/>t h e <text:s text:c="2"/>S p e c i f i c a t i o n , t h e <text:s text:c="2"/>S e r v i c e <text:s text:c="2"/>L e v e l s , <text:s text:c="2"/>t h e <text:s text:c="2"/>S u b - C o n t r a c t o r P r o v i s i o n s <text:s text:c="2"/>a n d <text:s text:c="2"/>t h e <text:s text:c="2"/>C u s t o m e r <text:s text:c="2"/>C a r e P r o c e d u r e s .</text:p>
          </table:table-cell>
          <table:table-cell office:value-type="string" calcext:value-type="string">
            <text:p>s h o u l d <text:s text:c="2"/>b e <text:s text:c="2"/>c o n s i d e r e d <text:s text:c="2"/>w i t h i n <text:s text:c="2"/>t h i s <text:s text:c="2"/>c l a u s e . <text:s text:c="2"/>T h i s c l a u s e <text:s text:c="2"/>w o u l d <text:s text:c="2"/>m a k e <text:s text:c="2"/>t h e <text:s text:c="2"/>t e n d e r <text:s text:c="2"/>p r o c e s s <text:s text:c="2"/>a l m o s t r e d u n d a n t <text:s text:c="2"/>– <text:s text:c="2"/>i n <text:s text:c="2"/>t h i s <text:s text:c="2"/>c a s e <text:s text:c="2"/>t h e <text:s text:c="2"/>C u s t o m e r <text:s text:c="2"/>w o u l d <text:s text:c="2"/>o n l y n e e d <text:s text:c="2"/>t o <text:s text:c="2"/>a s k <text:s text:c="2"/>f o r <text:s text:c="2"/>t h e <text:s text:c="2"/>p r i c e <text:s text:c="2"/>o f <text:s text:c="2"/>t h e <text:s text:c="2"/>s p e c i f i e d s e r v i c e s , <text:s text:c="2"/>a s <text:s text:c="2"/>h o w <text:s text:c="2"/>t h e <text:s text:c="2"/>p r o v i d e r <text:s text:c="2"/>p r o v i d e s <text:s text:c="2"/>t h e s e r v i c e <text:s text:c="2"/>w o u l d <text:s text:c="2"/>n o t <text:s text:c="2"/>b e <text:s text:c="2"/>t a k e n <text:s text:c="2"/>i n t o <text:s text:c="2"/>a c c o u n t <text:s text:c="2"/>a s <text:s text:c="2"/>s o o n a s <text:s text:c="2"/>t h e <text:s text:c="2"/>c o n t r a c t <text:s text:c="2"/>w a s <text:s text:c="2"/>a w a r d e d . P l e a s e <text:s text:c="2"/>c h a n g e <text:s text:c="2"/>t o :</text:p>
          </table:table-cell>
          <table:table-cell table:number-columns-repeated="1022"/>
        </table:table-row>
        <table:table-row table:style-name="ro1">
          <table:table-cell office:value-type="string" calcext:value-type="string">
            <text:p>i n <text:s text:c="2"/>i t s <text:s text:c="2"/>a b s o l u t e <text:s text:c="2"/>d i s c r e t i o n <text:s text:c="2"/>w h e t h e r <text:s text:c="2"/>a n y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F O I A <text:s text:c="2"/>a n d / o r <text:s text:c="2"/>t h e <text:s text:c="2"/>E I R s . 1 6 . 3 <text:s text:c="16"/>F o r <text:s text:c="2"/>t h e <text:s text:c="2"/>p u r p o s e s <text:s text:c="2"/>o f <text:s text:c="2"/>c l a u s e <text:s text:c="2"/>1 6 . 2 , m a t e r i a l <text:s text:c="2"/>b r e a c h <text:s text:c="2"/>m e a n s <text:s text:c="2"/>a <text:s text:c="2"/>b r e a c h <text:s text:c="2"/>( i n c l u d i n g <text:s text:c="2"/>a n a n t i c i p a t o r y <text:s text:c="2"/>b r e a c h ) <text:s text:c="2"/>t h a t <text:s text:c="2"/>i s <text:s text:c="2"/>s e r i o u s <text:s text:c="2"/>i n <text:s text:c="2"/>t h e w i d e s t <text:s text:c="2"/>s e n s e <text:s text:c="2"/>o f <text:s text:c="2"/>h a v i n g <text:s text:c="2"/>a <text:s text:c="2"/>s e r i o u s <text:s text:c="2"/>e f f e c t <text:s text:c="2"/>o n <text:s text:c="2"/>t h e b e n e f i t <text:s text:c="2"/>w h i c h <text:s text:c="2"/>t h e <text:s text:c="2"/>C u s t o m e r <text:s text:c="2"/>w o u l d <text:s text:c="2"/>o t h e r w i s e d e r i v e <text:s text:c="2"/>f r o m <text:s text:c="2"/>a <text:s text:c="2"/>s u b s t a n t i a l <text:s text:c="2"/>p o r t i o n <text:s text:c="2"/>o f <text:s text:c="2"/>t h i s a g r e e m e n t <text:s text:c="2"/>o v e r <text:s text:c="2"/>a n y o n e - m o n t h <text:s text:c="2"/>p e r i o d <text:s text:c="2"/>d u r i n g t h e <text:s text:c="2"/>t e r m <text:s text:c="2"/>o f <text:s text:c="2"/>t h i s <text:s text:c="2"/>a g r e e m e n t , <text:s text:c="2"/>a n d <text:s text:c="2"/>i n <text:s text:c="2"/>d e c i d i n g w h e t h e r <text:s text:c="2"/>a n y <text:s text:c="2"/>b r e a c h <text:s text:c="2"/>i s <text:s text:c="2"/>m a t e r i a l <text:s text:c="2"/>n o <text:s text:c="2"/>r e g a r d <text:s text:c="2"/>s h a l l b e <text:s text:c="2"/>h a d <text:s text:c="2"/>t o <text:s text:c="2"/>w h e t h e r <text:s text:c="2"/>i t <text:s text:c="2"/>o c c u r s <text:s text:c="2"/>b y <text:s text:c="2"/>s o m e <text:s text:c="2"/>a c c i d e n t , m i s h a p , <text:s text:c="2"/>m i s t a k e <text:s text:c="2"/>o r <text:s text:c="2"/>m i s u n d e r s t a n d i n g . 1 6 . 5 <text:s text:c="6"/>W i t h o u t <text:s text:c="2"/>a f f e c t i n g <text:s text:c="2"/>a n y <text:s text:c="2"/>o t h e r <text:s text:c="2"/>r i g h t <text:s text:c="2"/>o r r e m e d y <text:s text:c="2"/>a v a i l a b l e <text:s text:c="2"/>t o <text:s text:c="2"/>i t , <text:s text:c="2"/>t h e <text:s text:c="2"/>C u s t o m e r <text:s text:c="2"/>m a y t e r m i n a t e <text:s text:c="2"/>t h i s <text:s text:c="2"/>a g r e e m e n t <text:s text:c="2"/>a t <text:s text:c="2"/>a n y <text:s text:c="2"/>t i m e <text:s text:c="2"/>b y <text:s text:c="2"/>g i v i n g n o t <text:s text:c="2"/>l e s s <text:s text:c="2"/>t h a n <text:s text:c="2"/>2 1 <text:s text:c="2"/>d a y s ’ <text:s text:c="2"/>w r i t t e n <text:s text:c="2"/>n o t i c e <text:s text:c="2"/>t o <text:s text:c="2"/>t h e S u p p l i e r . 1 7 . 1 <text:s text:c="8"/>O n <text:s text:c="2"/>t e r m i n a t i o n <text:s text:c="2"/>o r <text:s text:c="2"/>e x p i r y <text:s text:c="2"/>o f <text:s text:c="2"/>t h i s a g r e e m e n t : ( a ) <text:s text:c="24"/>t h e <text:s text:c="2"/>S u p p l i e r <text:s text:c="2"/>s h a l l <text:s text:c="2"/>i m m e d i a t e l y d e l i v e r <text:s text:c="2"/>t o <text:s text:c="2"/>t h e <text:s text:c="2"/>C u s t o m e r <text:s text:c="2"/>a l l <text:s text:c="2"/>D e l i v e r a b l e s w h e t h e r <text:s text:c="2"/>o r <text:s text:c="2"/>n o t <text:s text:c="2"/>t h e n <text:s text:c="2"/>c o m p l e t e <text:s text:c="2"/>a n d <text:s text:c="2"/>r e t u r n <text:s text:c="2"/>a l l <text:s text:c="2"/>o f t h e <text:s text:c="2"/>C u s t o m e r <text:s text:c="2"/>M a t e r i a l s <text:s text:c="2"/>a n d <text:s text:c="2"/>t h e <text:s text:c="2"/>C u s t o m e r ' s E q u i p m e n t . <text:s text:c="2"/>I f <text:s text:c="2"/>t h e <text:s text:c="2"/>S u p p l i e r <text:s text:c="2"/>f a i l s <text:s text:c="2"/>t o <text:s text:c="2"/>d o <text:s text:c="2"/>s o , <text:s text:c="2"/>t h e n t h e <text:s text:c="2"/>C u s t o m e r <text:s text:c="2"/>m a y <text:s text:c="2"/>e n t e r <text:s text:c="2"/>t h e <text:s text:c="2"/>S u p p l i e r ' s p r e m i s e s <text:s text:c="2"/>a n d <text:s text:c="2"/>t a k e <text:s text:c="2"/>p o s s e s s i o n <text:s text:c="2"/>o f <text:s text:c="2"/>t h e m . <text:s text:c="2"/>U n t i l t h e y <text:s text:c="2"/>h a v e <text:s text:c="2"/>b e e n <text:s text:c="2"/>d e l i v e r e d <text:s text:c="2"/>o r <text:s text:c="2"/>r e t u r n e d , <text:s text:c="2"/>t h e S u p p l i e r <text:s text:c="2"/>s h a l l <text:s text:c="2"/>b e <text:s text:c="2"/>s o l e l y <text:s text:c="2"/>r e s p o n s i b l e <text:s text:c="2"/>f o r <text:s text:c="2"/>t h e</text:p>
          </table:table-cell>
          <table:table-cell office:value-type="string" calcext:value-type="string">
            <text:p>W e <text:s text:c="2"/>d o <text:s text:c="2"/>n o t <text:s text:c="2"/>a c c e p t <text:s text:c="2"/>t h a t <text:s text:c="2"/>a n y <text:s text:c="2"/>b r e a c h <text:s text:c="2"/>w o u l d <text:s text:c="2"/>b e c o n s i d e r e d <text:s text:c="2"/>a <text:s text:c="2"/>m a t e r i a l <text:s text:c="2"/>b r e a c h <text:s text:c="2"/>b e f o r e <text:s text:c="2"/>i t <text:s text:c="2"/>h a s <text:s text:c="2"/>b e e n c o m m i t t e d . <text:s text:c="2"/>T h e r e f o r e <text:s text:c="2"/>w e <text:s text:c="2"/>w o u l d <text:s text:c="2"/>l i k e <text:s text:c="2"/>a n t i c i p a t o r y b r e a c h <text:s text:c="2"/>r e m o v e d <text:s text:c="2"/>f r o m <text:s text:c="2"/>t h i s <text:s text:c="2"/>c l a u s e . P l e a s e <text:s text:c="2"/>c h a n g e <text:s text:c="2"/>t o : 1 6 . 3 <text:s text:c="16"/>F o r <text:s text:c="2"/>t h e <text:s text:c="2"/>p u r p o s e s <text:s text:c="2"/>o f <text:s text:c="2"/>c l a u s e <text:s text:c="2"/>1 6 . 2 , m a t e r i a l <text:s text:c="2"/>b r e a c h <text:s text:c="2"/>m e a n s <text:s text:c="2"/>a <text:s text:c="2"/>b r e a c h <text:s text:c="2"/>t h a t <text:s text:c="2"/>i s <text:s text:c="2"/>s e r i o u s <text:s text:c="2"/>i n t h e <text:s text:c="2"/>w i d e s t <text:s text:c="2"/>s e n s e <text:s text:c="2"/>o f <text:s text:c="2"/>h a v i n g <text:s text:c="2"/>a <text:s text:c="2"/>s e r i o u s <text:s text:c="2"/>e f f e c t <text:s text:c="2"/>o n <text:s text:c="2"/>t h e b e n e f i t <text:s text:c="2"/>w h i c h <text:s text:c="2"/>t h e <text:s text:c="2"/>C u s t o m e r <text:s text:c="2"/>w o u l d <text:s text:c="2"/>o t h e r w i s e d e r i v e <text:s text:c="2"/>f r o m <text:s text:c="2"/>a <text:s text:c="2"/>s u b s t a n t i a l <text:s text:c="2"/>p o r t i o n <text:s text:c="2"/>o f <text:s text:c="2"/>t h i s a g r e e m e n t <text:s text:c="2"/>o v e r <text:s text:c="2"/>a n y <text:s text:c="2"/>t h r e e - m o n t h <text:s text:c="2"/>p e r i o d <text:s text:c="2"/>d u r i n g t h e <text:s text:c="2"/>t e r m <text:s text:c="2"/>o f <text:s text:c="2"/>t h i s <text:s text:c="2"/>a g r e e m e n t , <text:s text:c="2"/>a n d <text:s text:c="2"/>i n <text:s text:c="2"/>d e c i d i n g w h e t h e r <text:s text:c="2"/>a n y <text:s text:c="2"/>b r e a c h <text:s text:c="2"/>i s <text:s text:c="2"/>m a t e r i a l <text:s text:c="2"/>n o <text:s text:c="2"/>r e g a r d <text:s text:c="2"/>s h a l l <text:s text:c="2"/>b e h a d <text:s text:c="2"/>t o <text:s text:c="2"/>w h e t h e r <text:s text:c="2"/>i t <text:s text:c="2"/>o c c u r s <text:s text:c="2"/>b y <text:s text:c="2"/>s o m e <text:s text:c="2"/>a c c i d e n t , m i s h a p , <text:s text:c="2"/>m i s t a k e <text:s text:c="2"/>o r <text:s text:c="2"/>m i s u n d e r s t a n d i n g . I t <text:s text:c="2"/>i s <text:s text:c="2"/>n o t <text:s text:c="2"/>r e a s o n a b l e <text:s text:c="2"/>t o <text:s text:c="2"/>p r o v i d e <text:s text:c="2"/>l e s s <text:s text:c="2"/>t h a n <text:s text:c="2"/>3 m o n t h s ’ <text:s text:c="2"/>n o t i c e <text:s text:c="2"/>o f <text:s text:c="2"/>t e r m i n a t i o n <text:s text:c="2"/>w i t h <text:s text:c="2"/>n o <text:s text:c="2"/>f a u l t . <text:s text:c="2"/>T h i s w o u l d <text:s text:c="2"/>n o t <text:s text:c="2"/>p r o v i d e <text:s text:c="2"/>t h e <text:s text:c="2"/>r e q u i s i t e <text:s text:c="2"/>t i m e <text:s text:c="2"/>f o r <text:s text:c="2"/>b o t h p a r t i e s <text:s text:c="2"/>t o <text:s text:c="2"/>m e e t <text:s text:c="2"/>t h e i r <text:s text:c="2"/>o b l i g a t i o n s <text:s text:c="2"/>w i t h <text:s text:c="2"/>r e g a r d <text:s text:c="2"/>t o T U P E . T e r m s <text:s text:c="2"/>s h o u l d <text:s text:c="2"/>b e <text:s text:c="2"/>r e c i p r o c a l <text:s text:c="2"/>– <text:s text:c="2"/>i t <text:s text:c="2"/>i s <text:s text:c="2"/>n o t <text:s text:c="2"/>r e a s o n a b l e t h a t <text:s text:c="2"/>t h e <text:s text:c="2"/>C u s t o m e r <text:s text:c="2"/>s h o u l d <text:s text:c="2"/>t e r m i n a t e <text:s text:c="2"/>w i t h o u t c a u s e <text:s text:c="2"/>w i t h <text:s text:c="2"/>2 1 <text:s text:c="2"/>d a y s <text:s text:c="2"/>n o t i c e , <text:s text:c="2"/>w h e r e a s <text:s text:c="2"/>t h e <text:s text:c="2"/>S u p p l i e r m u s t <text:s text:c="2"/>e n d u r e <text:s text:c="2"/>9 0 <text:s text:c="2"/>d a y s <text:s text:c="2"/>o f <text:s text:c="2"/>u n p a i d <text:s text:c="2"/>b i l l s <text:s text:c="2"/>b e f o r e <text:s text:c="2"/>w e c a n <text:s text:c="2"/>t e r m i n a t e <text:s text:c="2"/>( 1 6 . 6 ) . P l e a s e <text:s text:c="2"/>c h a n g e <text:s text:c="2"/>t o : 1 6 . 5 <text:s text:c="6"/>W i t h o u t <text:s text:c="2"/>a f f e c t i n g <text:s text:c="2"/>a n y <text:s text:c="2"/>o t h e r <text:s text:c="2"/>r i g h t <text:s text:c="2"/>o r <text:s text:c="2"/>r e m e d y a v a i l a b l e <text:s text:c="2"/>t o <text:s text:c="2"/>i t , <text:s text:c="2"/>t h e <text:s text:c="2"/>C u s t o m e r <text:s text:c="2"/>m a y <text:s text:c="2"/>t e r m i n a t e <text:s text:c="2"/>t h i s a g r e e m e n t <text:s text:c="2"/>a t <text:s text:c="2"/>a n y <text:s text:c="2"/>t i m e <text:s text:c="2"/>b y <text:s text:c="2"/>g i v i n g <text:s text:c="2"/>n o t <text:s text:c="2"/>l e s s <text:s text:c="2"/>t h a n <text:s text:c="2"/>9 0 d a y s ’ <text:s text:c="2"/>w r i t t e n <text:s text:c="2"/>n o t i c e <text:s text:c="2"/>t o <text:s text:c="2"/>t h e <text:s text:c="2"/>S u p p l i e r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text:p>
          </table:table-cell>
          <table:table-cell table:number-columns-repeated="1022"/>
        </table:table-row>
        <table:table-row table:style-name="ro1">
          <table:table-cell office:value-type="string" calcext:value-type="string">
            <text:p>b y <text:s text:c="2"/>t h e <text:s text:c="2"/>C u s t o m e r <text:s text:c="2"/>( w h e t h e r <text:s text:c="2"/>o r <text:s text:c="2"/>n o t <text:s text:c="2"/>t h a t <text:s text:c="2"/>b o d y <text:s text:c="2"/>a l s o p e r f o r m s <text:s text:c="2"/>o t h e r <text:s text:c="2"/>f u n c t i o n s ) ; <text:s text:c="2"/>o r ( b ) <text:s text:c="24"/>a n y <text:s text:c="2"/>p r i v a t e <text:s text:c="2"/>s e c t o r <text:s text:c="2"/>o r <text:s text:c="2"/>o t h e r <text:s text:c="2"/>b o d y w h i c h <text:s text:c="2"/>s u b s t a n t i a l l y <text:s text:c="2"/>p e r f o r m s <text:s text:c="2"/>a n y <text:s text:c="2"/>o f <text:s text:c="2"/>t h e f u n c t i o n s <text:s text:c="2"/>o f <text:s text:c="2"/>t h e <text:s text:c="2"/>C u s t o m e r <text:s text:c="2"/>( w h e t h e r <text:s text:c="2"/>o r <text:s text:c="2"/>n o t <text:s text:c="2"/>t h a t b o d y <text:s text:c="2"/>a l s o <text:s text:c="2"/>p e r f o r m s <text:s text:c="2"/>o t h e r <text:s text:c="2"/>f u n c t i o n s ) . 2 8 . 2 <text:s text:c="14"/>A n y <text:s text:c="2"/>s u c h <text:s text:c="2"/>n o t i c e <text:s text:c="2"/>o r <text:s text:c="2"/>c o m m u n i c a t i o n s h a l l <text:s text:c="2"/>b e <text:s text:c="2"/>d e e m e d <text:s text:c="2"/>t o <text:s text:c="2"/>h a v e <text:s text:c="2"/>b e e n <text:s text:c="2"/>r e c e i v e d : ( a ) <text:s text:c="24"/>i f <text:s text:c="2"/>d e l i v e r e d <text:s text:c="2"/>b y <text:s text:c="2"/>h a n d , <text:s text:c="2"/>o n <text:s text:c="2"/>s i g n a t u r e <text:s text:c="2"/>o f a <text:s text:c="2"/>d e l i v e r y <text:s text:c="2"/>r e c e i p t <text:s text:c="2"/>o r <text:s text:c="2"/>a t <text:s text:c="2"/>t h e <text:s text:c="2"/>t i m e <text:s text:c="2"/>t h e <text:s text:c="2"/>n o t i c e <text:s text:c="2"/>i s l e f t <text:s text:c="2"/>a t <text:s text:c="2"/>t h e <text:s text:c="2"/>p r o p e r <text:s text:c="2"/>a d d r e s s ; ( b ) <text:s text:c="24"/>i f <text:s text:c="2"/>s e n t <text:s text:c="2"/>b y <text:s text:c="2"/>p r e - p a i d <text:s text:c="2"/>f i r s t - c l a s s <text:s text:c="2"/>p o s t <text:s text:c="2"/>o r o t h e r <text:s text:c="2"/>n e x t <text:s text:c="2"/>B u s i n e s s <text:s text:c="2"/>D a y <text:s text:c="2"/>d e l i v e r y <text:s text:c="2"/>s e r v i c e s , <text:s text:c="2"/>a t 9 . 0 0 <text:s text:c="2"/>a m <text:s text:c="2"/>o n <text:s text:c="2"/>t h e <text:s text:c="2"/>s e c o n d <text:s text:c="2"/>B u s i n e s s <text:s text:c="2"/>D a y <text:s text:c="2"/>a f t e r</text:p>
          </table:table-cell>
          <table:table-cell office:value-type="string" calcext:value-type="string">
            <text:p>o n <text:s text:c="2"/>t h e <text:s text:c="2"/>S u p p l i e r <text:s text:c="2"/>a s <text:s text:c="2"/>s e t <text:s text:c="2"/>o u t <text:s text:c="2"/>i n <text:s text:c="2"/>t h i s <text:s text:c="2"/>a g r e e m e n t ; ( b ) <text:s text:c="24"/>t h e <text:s text:c="2"/>S u p p l i e r <text:s text:c="2"/>m a y <text:s text:c="2"/>r e q u i r e <text:s text:c="2"/>t h a t <text:s text:c="2"/>t h e <text:s text:c="2"/>s u b - c o n t r a c t o r <text:s text:c="2"/>e n t e r s <text:s text:c="2"/>i n t o <text:s text:c="2"/>a <text:s text:c="2"/>d e e d <text:s text:c="2"/>o f <text:s text:c="2"/>w a r r a n t y <text:s text:c="2"/>i n f a v o u r <text:s text:c="2"/>o f <text:s text:c="2"/>t h e <text:s text:c="2"/>S u p p l i e r <text:s text:c="2"/>i n <text:s text:c="2"/>s u c h <text:s text:c="2"/>t e r m s <text:s text:c="2"/>a s <text:s text:c="2"/>t h e S u p p l i e r <text:s text:c="2"/>s p e c i f i e s ; <text:s text:c="2"/>i f <text:s text:c="2"/>t h e <text:s text:c="2"/>S u p p l i e r <text:s text:c="2"/>d o e s <text:s text:c="2"/>s o r e q u i r e , <text:s text:c="2"/>t h e <text:s text:c="2"/>S u p p l i e r <text:s text:c="2"/>w i l l <text:s text:c="2"/>p r o c u r e <text:s text:c="2"/>t h a t <text:s text:c="2"/>s u c h <text:s text:c="2"/>d e e d o f <text:s text:c="2"/>w a r r a n t y <text:s text:c="2"/>i s <text:s text:c="2"/>e x e c u t e d <text:s text:c="2"/>b y <text:s text:c="2"/>t h e <text:s text:c="2"/>s u b - c o n t r a c t o r <text:s text:c="2"/>a n d d e l i v e r e d <text:s text:c="2"/>t o <text:s text:c="2"/>t h e <text:s text:c="2"/>S u p p l i e r <text:s text:c="2"/>i n <text:s text:c="2"/>a d v a n c e <text:s text:c="2"/>o r <text:s text:c="2"/>u p o n r e q u e s t ; <text:s text:c="2"/>a n d ( c ) <text:s text:c="24"/>a n y <text:s text:c="2"/>c o n s e n t <text:s text:c="2"/>f r o m <text:s text:c="2"/>t h e <text:s text:c="2"/>S u p p l i e r <text:s text:c="2"/>s h a l l <text:s text:c="2"/>n o t d i s c h a r g e <text:s text:c="2"/>t h e <text:s text:c="2"/>S u p p l i e r <text:s text:c="2"/>f r o m <text:s text:c="2"/>i t s <text:s text:c="2"/>o b l i g a t i o n s <text:s text:c="2"/>u n d e r t h i s <text:s text:c="2"/>a g r e e m e n t <text:s text:c="2"/>a n d <text:s text:c="2"/>t h e <text:s text:c="2"/>S u p p l i e r <text:s text:c="2"/>s h a l l <text:s text:c="2"/>r e m a i n <text:s text:c="2"/>f u l l y r e s p o n s i b l e <text:s text:c="2"/>a n d <text:s text:c="2"/>l i a b l e <text:s text:c="2"/>f o r <text:s text:c="2"/>t h e <text:s text:c="2"/>a c t s <text:s text:c="2"/>a n d <text:s text:c="2"/>o m i s s i o n s o f <text:s text:c="2"/>a n y <text:s text:c="2"/>s u b c o n t r a c t o r . D u e <text:s text:c="2"/>t o <text:s text:c="2"/>d e l a y s <text:s text:c="2"/>f r o m <text:s text:c="2"/>R o y a l <text:s text:c="2"/>M a i l <text:s text:c="2"/>w i t h <text:s text:c="2"/>t h e <text:s text:c="2"/>c u r r e n t s t r i k e s <text:s text:c="2"/>a n d <text:s text:c="2"/>s i n c e <text:s text:c="2"/>C O V I D - 1 9 , <text:s text:c="2"/>w e <text:s text:c="2"/>r e q u e s t <text:s text:c="2"/>t h a t <text:s text:c="2"/>p o s t i s <text:s text:c="2"/>c o n s i d e r e d <text:s text:c="2"/>r e c e i v e d <text:s text:c="2"/>o n <text:s text:c="2"/>t h e <text:s text:c="2"/>t h i r d <text:s text:c="2"/>B u s i n e s s <text:s text:c="2"/>D a y . P l e a s e <text:s text:c="2"/>c h a n g e <text:s text:c="2"/>t o : ( b ) <text:s text:c="24"/>i f <text:s text:c="2"/>s e n t <text:s text:c="2"/>b y <text:s text:c="2"/>p r e - p a i d <text:s text:c="2"/>f i r s t - c l a s s <text:s text:c="2"/>p o s t <text:s text:c="2"/>o r o t h e r <text:s text:c="2"/>n e x t <text:s text:c="2"/>B u s i n e s s <text:s text:c="2"/>D a y <text:s text:c="2"/>d e l i v e r y <text:s text:c="2"/>s e r v i c e s , <text:s text:c="2"/>a t 9 . 0 0 <text:s text:c="2"/>a m <text:s text:c="2"/>o n <text:s text:c="2"/>t h e <text:s text:c="2"/>t h i r d <text:s text:c="2"/>B u s i n e s s <text:s text:c="2"/>D a y <text:s text:c="2"/>a f t e r <text:s text:c="2"/>p o s t i n g ; o r</text:p>
          </table:table-cell>
          <table:table-cell table:number-columns-repeated="1022"/>
        </table:table-row>
        <table:table-row table:style-name="ro1">
          <table:table-cell office:value-type="string" calcext:value-type="string">
            <text:p>s a f e <text:s text:c="2"/>k e e p i n g <text:s text:c="2"/>o f <text:s text:c="2"/>a l l <text:s text:c="2"/>D e l i v e r a b l e s , <text:s text:c="2"/>C u s t o m e r M a t e r i a l s <text:s text:c="2"/>a n d <text:s text:c="2"/>C u s t o m e r ' s <text:s text:c="2"/>E q u i p m e n t <text:s text:c="2"/>i n <text:s text:c="2"/>i t s p o s s e s s i o n <text:s text:c="2"/>a n d <text:s text:c="2"/>w i l l <text:s text:c="2"/>n o t <text:s text:c="2"/>u s e <text:s text:c="2"/>t h e m <text:s text:c="2"/>f o r <text:s text:c="2"/>a n y p u r p o s e <text:s text:c="2"/>n o t <text:s text:c="2"/>c o n n e c t e d <text:s text:c="2"/>w i t h <text:s text:c="2"/>t h i s <text:s text:c="2"/>a g r e e m e n t ; 1 9 . 1 <text:s text:c="6"/>T h e <text:s text:c="2"/>S u p p l i e r <text:s text:c="2"/>s h a l l <text:s text:c="2"/>n o t <text:s text:c="2"/>a s s i g n , <text:s text:c="2"/>t r a n s f e r , m o r t g a g e , <text:s text:c="2"/>c h a r g e , <text:s text:c="2"/>s u b c o n t r a c t , <text:s text:c="2"/>l i c e n c e , d e c l a r e <text:s text:c="2"/>a <text:s text:c="2"/>t r u s t <text:s text:c="2"/>o v e r , <text:s text:c="2"/>d i s p o s e <text:s text:c="2"/>o f <text:s text:c="2"/>o r <text:s text:c="2"/>d e a l <text:s text:c="2"/>i n <text:s text:c="2"/>a n y o t h e r <text:s text:c="2"/>m a n n e r <text:s text:c="2"/>w i t h <text:s text:c="2"/>a n y <text:s text:c="2"/>o f <text:s text:c="2"/>i t s <text:s text:c="2"/>r i g h t s <text:s text:c="2"/>a n d o b l i g a t i o n s <text:s text:c="2"/>u n d e r <text:s text:c="2"/>t h i s <text:s text:c="2"/>a g r e e m e n t <text:s text:c="2"/>w i t h o u t <text:s text:c="2"/>t h e p r i o r <text:s text:c="2"/>w r i t t e n <text:s text:c="2"/>c o n s e n t <text:s text:c="2"/>o f <text:s text:c="2"/>t h e <text:s text:c="2"/>C u s t o m e r . <text:s text:c="4"/>I f <text:s text:c="2"/>t h e C u s t o m e r <text:s text:c="2"/>d o e s <text:s text:c="2"/>g i v e <text:s text:c="2"/>s u c h <text:s text:c="2"/>c o n s e n t <text:s text:c="2"/>t o <text:s text:c="2"/>a n y p r o p o s e d <text:s text:c="2"/>s u b c o n t r a c t i n g , <text:s text:c="2"/>t h e n , <text:s text:c="2"/>w i t h o u t <text:s text:c="2"/>l i m i t i n g a n y <text:s text:c="2"/>o t h e r <text:s text:c="2"/>r e q u i r e m e n t s <text:s text:c="2"/>w h i c h <text:s text:c="2"/>t h e <text:s text:c="2"/>C u s t o m e r m a y <text:s text:c="2"/>i m p o s e <text:s text:c="2"/>a s <text:s text:c="2"/>c o n d i t i o n s <text:s text:c="2"/>o f <text:s text:c="2"/>s u c h <text:s text:c="2"/>c o n s e n t : ( a ) <text:s text:c="24"/>t h e r e <text:s text:c="2"/>m u s t <text:s text:c="2"/>b e <text:s text:c="2"/>a <text:s text:c="2"/>s u b c o n t r a c t <text:s text:c="2"/>i n <text:s text:c="2"/>p l a c e w i t h <text:s text:c="2"/>t h e <text:s text:c="2"/>p r o p o s e d <text:s text:c="2"/>s u b - c o n t r a c t o r <text:s text:c="2"/>w h i c h i m p o s e s <text:s text:c="2"/>o b l i g a t i o n s <text:s text:c="2"/>o n <text:s text:c="2"/>t h e <text:s text:c="2"/>s u b - c o n t r a c t o r w h i c h <text:s text:c="2"/>a r e <text:s text:c="2"/>e q u i v a l e n t <text:s text:c="2"/>t o , <text:s text:c="2"/>a n d <text:s text:c="2"/>g i v e <text:s text:c="2"/>e f f e c t <text:s text:c="2"/>t o , <text:s text:c="2"/>t h e o b l i g a t i o n s <text:s text:c="2"/>o n <text:s text:c="2"/>t h e <text:s text:c="2"/>S u p p l i e r <text:s text:c="2"/>a s <text:s text:c="2"/>s e t <text:s text:c="2"/>o u t <text:s text:c="2"/>i n <text:s text:c="2"/>t h i s a g r e e m e n t ; ( b ) <text:s text:c="24"/>t h e <text:s text:c="2"/>C u s t o m e r <text:s text:c="2"/>m a y <text:s text:c="2"/>r e q u i r e <text:s text:c="2"/>t h a t <text:s text:c="2"/>t h e s u b - c o n t r a c t o r <text:s text:c="2"/>e n t e r s <text:s text:c="2"/>i n t o <text:s text:c="2"/>a <text:s text:c="2"/>d e e d <text:s text:c="2"/>o f <text:s text:c="2"/>w a r r a n t y i n <text:s text:c="2"/>f a v o u r <text:s text:c="2"/>o f <text:s text:c="2"/>t h e <text:s text:c="2"/>C u s t o m e r <text:s text:c="2"/>i n <text:s text:c="2"/>s u c h <text:s text:c="2"/>t e r m s <text:s text:c="2"/>a s <text:s text:c="2"/>t h e C u s t o m e r <text:s text:c="2"/>s p e c i f i e s ; <text:s text:c="2"/>i f <text:s text:c="2"/>t h e <text:s text:c="2"/>C u s t o m e r <text:s text:c="2"/>d o e s <text:s text:c="2"/>s o r e q u i r e , <text:s text:c="2"/>t h e <text:s text:c="2"/>S u p p l i e r <text:s text:c="2"/>w i l l <text:s text:c="2"/>p r o c u r e <text:s text:c="2"/>t h a t <text:s text:c="2"/>s u c h d e e d <text:s text:c="2"/>o f <text:s text:c="2"/>w a r r a n t y <text:s text:c="2"/>i s <text:s text:c="2"/>e x e c u t e d <text:s text:c="2"/>b y <text:s text:c="2"/>t h e <text:s text:c="2"/>s u b - c o n t r a c t o r <text:s text:c="2"/>a n d <text:s text:c="2"/>d e l i v e r e d <text:s text:c="2"/>t o <text:s text:c="2"/>t h e <text:s text:c="2"/>C u s t o m e r <text:s text:c="2"/>i n a d v a n c e <text:s text:c="2"/>o r <text:s text:c="2"/>u p o n <text:s text:c="2"/>r e q u e s t ; <text:s text:c="2"/>a n d ( c ) <text:s text:c="24"/>a n y <text:s text:c="2"/>c o n s e n t <text:s text:c="2"/>f r o m <text:s text:c="2"/>t h e <text:s text:c="2"/>C u s t o m e r <text:s text:c="2"/>s h a l l n o t <text:s text:c="2"/>d i s c h a r g e <text:s text:c="2"/>t h e <text:s text:c="2"/>S u p p l i e r <text:s text:c="2"/>f r o m <text:s text:c="2"/>i t s <text:s text:c="2"/>o b l i g a t i o n s u n d e r <text:s text:c="2"/>t h i s <text:s text:c="2"/>a g r e e m e n t <text:s text:c="2"/>a n d <text:s text:c="2"/>t h e <text:s text:c="2"/>S u p p l i e r <text:s text:c="2"/>s h a l l r e m a i n <text:s text:c="2"/>f u l l y <text:s text:c="2"/>r e s p o n s i b l e <text:s text:c="2"/>a n d <text:s text:c="2"/>l i a b l e <text:s text:c="2"/>f o r <text:s text:c="2"/>t h e <text:s text:c="2"/>a c t s a n d <text:s text:c="2"/>o m i s s i o n s <text:s text:c="2"/>o f <text:s text:c="2"/>a n y <text:s text:c="2"/>s u b c o n t r a c t o r . 1 . 2 <text:s text:c="32"/>T h e <text:s text:c="2"/>C u s t o m e r <text:s text:c="2"/>m a y <text:s text:c="2"/>a t <text:s text:c="2"/>a n y <text:s text:c="2"/>t i m e a s s i g n , <text:s text:c="2"/>t r a n s f e r , <text:s text:c="2"/>n o v a t e , <text:s text:c="2"/>m o r t g a g e , <text:s text:c="2"/>c h a r g e , s u b c o n t r a c t , <text:s text:c="2"/>l i c e n c e , <text:s text:c="2"/>d e c l a r e <text:s text:c="2"/>a <text:s text:c="2"/>t r u s t <text:s text:c="2"/>o v e r , d i s p o s e <text:s text:c="2"/>o f <text:s text:c="2"/>o r <text:s text:c="2"/>d e a l <text:s text:c="2"/>i n <text:s text:c="2"/>a n y <text:s text:c="2"/>o t h e r <text:s text:c="2"/>m a n n e r <text:s text:c="2"/>w i t h a n y <text:s text:c="2"/>o r <text:s text:c="2"/>a l l <text:s text:c="2"/>o f <text:s text:c="2"/>i t s <text:s text:c="2"/>r i g h t s <text:s text:c="2"/>a n d / o r <text:s text:c="2"/>o b l i g a t i o n s <text:s text:c="2"/>u n d e r t h i s <text:s text:c="2"/>a g r e e m e n t , <text:s text:c="2"/>o r <text:s text:c="2"/>a n y <text:s text:c="2"/>p a r t <text:s text:c="2"/>t h e r e o f <text:s text:c="2"/>t o : ( a ) <text:s text:c="24"/>a n y <text:s text:c="2"/>o t h e r <text:s text:c="2"/>b o d y <text:s text:c="2"/>e s t a b l i s h e d <text:s text:c="2"/>b y <text:s text:c="2"/>t h e C r o w n <text:s text:c="2"/>o r <text:s text:c="2"/>u n d e r <text:s text:c="2"/>s t a t u t e <text:s text:c="2"/>o r <text:s text:c="2"/>s t a t u t o r y <text:s text:c="2"/>i n s t r u m e n t i n <text:s text:c="2"/>o r d e r <text:s text:c="2"/>s u b s t a n t i a l l y <text:s text:c="2"/>t o <text:s text:c="2"/>p e r f o r m <text:s text:c="2"/>a n y <text:s text:c="2"/>o f <text:s text:c="2"/>t h e f u n c t i o n s <text:s text:c="2"/>t h a t <text:s text:c="2"/>h a d <text:s text:c="2"/>p r e v i o u s l y <text:s text:c="2"/>b e e n <text:s text:c="2"/>p e r f o r m e d</text:p>
          </table:table-cell>
          <table:table-cell office:value-type="string" calcext:value-type="string">
            <text:p>C l a u s e s <text:s text:c="2"/>m u s t <text:s text:c="2"/>b e <text:s text:c="2"/>r e c i p r o c a l . <text:s text:c="2"/>I f <text:s text:c="2"/>t h e <text:s text:c="2"/>C u s t o m e r <text:s text:c="2"/>c a n a s s i g n , <text:s text:c="2"/>n o v a t e , <text:s text:c="2"/>e t c . <text:s text:c="2"/>t h e n <text:s text:c="2"/>t h e <text:s text:c="2"/>S u p p l i e r <text:s text:c="2"/>s h o u l d <text:s text:c="2"/>d o . I f <text:s text:c="2"/>t h e <text:s text:c="2"/>S u p p l i e r <text:s text:c="2"/>c a n n o t , <text:s text:c="2"/>t h e <text:s text:c="2"/>C u s t o m e r <text:s text:c="2"/>s h o u l d <text:s text:c="2"/>n o t . W e <text:s text:c="2"/>a r e <text:s text:c="2"/>h a p p y <text:s text:c="2"/>t o <text:s text:c="2"/>a c c e p t <text:s text:c="2"/>e i t h e r <text:s text:c="2"/>i t e r a t i o n <text:s text:c="2"/>o f <text:s text:c="2"/>t h i s c l a u s e , <text:s text:c="2"/>s o <text:s text:c="2"/>l o n g <text:s text:c="2"/>a s <text:s text:c="2"/>t h e y <text:s text:c="2"/>a r e <text:s text:c="2"/>r e c i p r o c a l . <text:s text:c="2"/>F o r e x a m p l e : 1 9 . 1 <text:s text:c="30"/>T h e <text:s text:c="2"/>S u p p l i e r <text:s text:c="2"/>m a y <text:s text:c="2"/>a t <text:s text:c="2"/>a n y <text:s text:c="2"/>t i m e a s s i g n , <text:s text:c="2"/>t r a n s f e r , <text:s text:c="2"/>n o v a t e , <text:s text:c="2"/>m o r t g a g e , <text:s text:c="2"/>c h a r g e , s u b c o n t r a c t , <text:s text:c="2"/>l i c e n c e , <text:s text:c="2"/>d e c l a r e <text:s text:c="2"/>a <text:s text:c="2"/>t r u s t <text:s text:c="2"/>o v e r , <text:s text:c="2"/>d i s p o s e o f <text:s text:c="2"/>o r <text:s text:c="2"/>d e a l <text:s text:c="2"/>i n <text:s text:c="2"/>a n y <text:s text:c="2"/>o t h e r <text:s text:c="2"/>m a n n e r <text:s text:c="2"/>w i t h <text:s text:c="2"/>a n y <text:s text:c="2"/>o r <text:s text:c="2"/>a l l <text:s text:c="2"/>o f i t s <text:s text:c="2"/>r i g h t s <text:s text:c="2"/>a n d / o r <text:s text:c="2"/>o b l i g a t i o n s <text:s text:c="2"/>u n d e r <text:s text:c="2"/>t h i s <text:s text:c="2"/>a g r e e m e n t , o r <text:s text:c="2"/>a n y <text:s text:c="2"/>p a r t <text:s text:c="2"/>t h e r e o f <text:s text:c="2"/>t o : ( a ) <text:s text:c="24"/>a n y <text:s text:c="2"/>o t h e r <text:s text:c="2"/>b o d y <text:s text:c="2"/>e s t a b l i s h e d <text:s text:c="2"/>b y <text:s text:c="2"/>t h e C r o w n <text:s text:c="2"/>o r <text:s text:c="2"/>u n d e r <text:s text:c="2"/>s t a t u t e <text:s text:c="2"/>o r <text:s text:c="2"/>s t a t u t o r y <text:s text:c="2"/>i n s t r u m e n t <text:s text:c="2"/>i n o r d e r <text:s text:c="2"/>s u b s t a n t i a l l y <text:s text:c="2"/>t o <text:s text:c="2"/>p e r f o r m <text:s text:c="2"/>a n y <text:s text:c="2"/>o f <text:s text:c="2"/>t h e <text:s text:c="2"/>f u n c t i o n s t h a t <text:s text:c="2"/>h a d <text:s text:c="2"/>p r e v i o u s l y <text:s text:c="2"/>b e e n <text:s text:c="2"/>p e r f o r m e d <text:s text:c="2"/>b y <text:s text:c="2"/>t h e S u p p l i e r <text:s text:c="2"/>( w h e t h e r <text:s text:c="2"/>o r <text:s text:c="2"/>n o t <text:s text:c="2"/>t h a t <text:s text:c="2"/>b o d y <text:s text:c="2"/>a l s o <text:s text:c="2"/>p e r f o r m s o t h e r <text:s text:c="2"/>f u n c t i o n s ) ; <text:s text:c="2"/>o r ( b ) <text:s text:c="24"/>a n y <text:s text:c="2"/>p r i v a t e <text:s text:c="2"/>s e c t o r <text:s text:c="2"/>o r <text:s text:c="2"/>o t h e r <text:s text:c="2"/>b o d y <text:s text:c="2"/>w h i c h s u b s t a n t i a l l y <text:s text:c="2"/>p e r f o r m s <text:s text:c="2"/>a n y <text:s text:c="2"/>o f <text:s text:c="2"/>t h e <text:s text:c="2"/>f u n c t i o n s <text:s text:c="2"/>o f <text:s text:c="2"/>t h e S u p p l i e r <text:s text:c="2"/>( w h e t h e r <text:s text:c="2"/>o r <text:s text:c="2"/>n o t <text:s text:c="2"/>t h a t <text:s text:c="2"/>b o d y <text:s text:c="2"/>a l s o <text:s text:c="2"/>p e r f o r m s o t h e r <text:s text:c="2"/>f u n c t i o n s ) . O r 1 9 . 2 <text:s text:c="6"/>T h e <text:s text:c="2"/>C u s t o m e r <text:s text:c="2"/>s h a l l <text:s text:c="2"/>n o t <text:s text:c="2"/>a s s i g n , <text:s text:c="2"/>t r a n s f e r , m o r t g a g e , <text:s text:c="2"/>c h a r g e , <text:s text:c="2"/>s u b c o n t r a c t , <text:s text:c="2"/>l i c e n c e , <text:s text:c="2"/>d e c l a r e <text:s text:c="2"/>a t r u s t <text:s text:c="2"/>o v e r , <text:s text:c="2"/>d i s p o s e <text:s text:c="2"/>o f <text:s text:c="2"/>o r <text:s text:c="2"/>d e a l <text:s text:c="2"/>i n <text:s text:c="2"/>a n y <text:s text:c="2"/>o t h e r <text:s text:c="2"/>m a n n e r w i t h <text:s text:c="2"/>a n y <text:s text:c="2"/>o f <text:s text:c="2"/>i t s <text:s text:c="2"/>r i g h t s <text:s text:c="2"/>a n d <text:s text:c="2"/>o b l i g a t i o n s <text:s text:c="2"/>u n d e r <text:s text:c="2"/>t h i s a g r e e m e n t <text:s text:c="2"/>w i t h o u t <text:s text:c="2"/>t h e <text:s text:c="2"/>p r i o r <text:s text:c="2"/>w r i t t e n <text:s text:c="2"/>c o n s e n t <text:s text:c="2"/>o f t h e <text:s text:c="2"/>S u p p l i e r . <text:s text:c="4"/>I f <text:s text:c="2"/>t h e <text:s text:c="2"/>S u p p l i e r <text:s text:c="2"/>d o e s <text:s text:c="2"/>g i v e <text:s text:c="2"/>s u c h c o n s e n t <text:s text:c="2"/>t o <text:s text:c="2"/>a n y <text:s text:c="2"/>p r o p o s e d <text:s text:c="2"/>s u b c o n t r a c t i n g , <text:s text:c="2"/>t h e n , w i t h o u t <text:s text:c="2"/>l i m i t i n g <text:s text:c="2"/>a n y <text:s text:c="2"/>o t h e r <text:s text:c="2"/>r e q u i r e m e n t s <text:s text:c="2"/>w h i c h <text:s text:c="2"/>t h e S u p p l i e r <text:s text:c="2"/>m a y <text:s text:c="2"/>i m p o s e <text:s text:c="2"/>a s <text:s text:c="2"/>c o n d i t i o n s <text:s text:c="2"/>o f <text:s text:c="2"/>s u c h c o n s e n t : ( a ) <text:s text:c="24"/>t h e r e <text:s text:c="2"/>m u s t <text:s text:c="2"/>b e <text:s text:c="2"/>a <text:s text:c="2"/>s u b c o n t r a c t <text:s text:c="2"/>i n <text:s text:c="2"/>p l a c e w i t h <text:s text:c="2"/>t h e <text:s text:c="2"/>p r o p o s e d <text:s text:c="2"/>s u b - c o n t r a c t o r <text:s text:c="2"/>w h i c h <text:s text:c="2"/>i m p o s e s o b l i g a t i o n s <text:s text:c="2"/>o n <text:s text:c="2"/>t h e <text:s text:c="2"/>s u b - c o n t r a c t o r <text:s text:c="2"/>w h i c h <text:s text:c="2"/>a r e e q u i v a l e n t <text:s text:c="2"/>t o , <text:s text:c="2"/>a n d <text:s text:c="2"/>g i v e <text:s text:c="2"/>e f f e c t <text:s text:c="2"/>t o , <text:s text:c="2"/>t h e <text:s text:c="2"/>o b l i g a t i o n s</text:p>
          </table:table-cell>
          <table:table-cell table:number-columns-repeated="1022"/>
        </table:table-row>
        <table:table-row table:style-name="ro1">
          <table:table-cell office:value-type="string" calcext:value-type="string">
            <text:p>o u t <text:s text:c="2"/>t h e <text:s text:c="2"/>s u b j e c t <text:s text:c="2"/>m a t t e r , <text:s text:c="2"/>n a t u r e <text:s text:c="2"/>a n d <text:s text:c="2"/>p u r p o s e <text:s text:c="2"/>o f p r o c e s s i n g <text:s text:c="2"/>b y <text:s text:c="2"/>t h e <text:s text:c="2"/>S u p p l i e r , <text:s text:c="2"/>t h e <text:s text:c="2"/>d u r a t i o n <text:s text:c="2"/>o f <text:s text:c="2"/>t h e p r o c e s s i n g <text:s text:c="2"/>a n d <text:s text:c="2"/>t h e <text:s text:c="2"/>t y p e s <text:s text:c="2"/>o f <text:s text:c="2"/>P e r s o n a l <text:s text:c="2"/>D a t a <text:s text:c="2"/>a n d c a t e g o r i e s <text:s text:c="2"/>o f <text:s text:c="2"/>D a t a <text:s text:c="2"/>S u b j e c t <text:s text:c="2"/>( a s <text:s text:c="2"/>t h o s e e x p r e s s i o n s <text:s text:c="2"/>a r e <text:s text:c="2"/>d e f i n e d <text:s text:c="2"/>i n <text:s text:c="2"/>t h e <text:s text:c="2"/>D a t a <text:s text:c="2"/>P r o t e c t i o n L e g i s l a t i o n ) . 1 4 . 4 <text:s text:c="4"/>T h e <text:s text:c="2"/>C u s t o m e r <text:s text:c="2"/>s h a l l <text:s text:c="2"/>b e <text:s text:c="2"/>e n t i t l e d <text:s text:c="2"/>t o p u b l i c i s e <text:s text:c="2"/>t h i s <text:s text:c="2"/>a g r e e m e n t <text:s text:c="2"/>i n <text:s text:c="2"/>a c c o r d a n c e <text:s text:c="2"/>w i t h a n y <text:s text:c="2"/>l e g a l <text:s text:c="2"/>o b l i g a t i o n <text:s text:c="2"/>o n <text:s text:c="2"/>t h e <text:s text:c="2"/>C u s t o m e r , <text:s text:c="2"/>i n c l u d i n g a n y <text:s text:c="2"/>e x a m i n a t i o n <text:s text:c="2"/>o f <text:s text:c="2"/>t h i s <text:s text:c="2"/>a g r e e m e n t <text:s text:c="2"/>b y <text:s text:c="2"/>a n y a u d i t o r <text:s text:c="2"/>o r <text:s text:c="2"/>o t h e r w i s e <text:s text:c="2"/>a n d <text:s text:c="2"/>a n y <text:s text:c="2"/>p u b l i c a t i o n r e q u i r e d <text:s text:c="2"/>b y <text:s text:c="2"/>t h e <text:s text:c="2"/>c o n s t i t u t i o n , <text:s text:c="2"/>r u l e s <text:s text:c="2"/>o r <text:s text:c="2"/>p o l i c i e s <text:s text:c="2"/>o f t h e <text:s text:c="2"/>C u s t o m e r . 1 5 . 6 <text:s text:c="8"/>T h e <text:s text:c="2"/>S u p p l i e r <text:s text:c="2"/>a c k n o w l e d g e s <text:s text:c="2"/>t h a t <text:s text:c="2"/>t h e C u s t o m e r <text:s text:c="2"/>m a y <text:s text:c="2"/>b e <text:s text:c="2"/>r e q u i r e d <text:s text:c="2"/>u n d e r <text:s text:c="2"/>t h e <text:s text:c="2"/>F O I A <text:s text:c="2"/>a n d E I R s <text:s text:c="2"/>t o <text:s text:c="2"/>d i s c l o s e <text:s text:c="2"/>I n f o r m a t i o n <text:s text:c="2"/>( i n c l u d i n g C o m m e r c i a l l y <text:s text:c="2"/>S e n s i t i v e <text:s text:c="2"/>I n f o r m a t i o n ) <text:s text:c="2"/>w i t h o u t c o n s u l t i n g <text:s text:c="2"/>o r <text:s text:c="2"/>o b t a i n i n g <text:s text:c="2"/>c o n s e n t <text:s text:c="2"/>f r o m <text:s text:c="2"/>t h e S u p p l i e r . <text:s text:c="2"/>T h e <text:s text:c="2"/>C u s t o m e r <text:s text:c="2"/>s h a l l <text:s text:c="2"/>t a k e <text:s text:c="2"/>r e a s o n a b l e s t e p s <text:s text:c="2"/>t o <text:s text:c="2"/>n o t i f y <text:s text:c="2"/>t h e <text:s text:c="2"/>S u p p l i e r <text:s text:c="2"/>o f <text:s text:c="2"/>a <text:s text:c="2"/>r e l e v a n t R e q u e s t <text:s text:c="2"/>f o r <text:s text:c="2"/>I n f o r m a t i o n <text:s text:c="2"/>( i n <text:s text:c="2"/>a c c o r d a n c e <text:s text:c="2"/>w i t h t h e <text:s text:c="2"/>S e c r e t a r y <text:s text:c="2"/>o f <text:s text:c="2"/>S t a t e ' s <text:s text:c="2"/>s e c t i o n <text:s text:c="2"/>4 5 <text:s text:c="2"/>C o d e <text:s text:c="2"/>o f P r a c t i c e <text:s text:c="2"/>o n <text:s text:c="2"/>t h e <text:s text:c="2"/>D i s c h a r g e <text:s text:c="2"/>o f <text:s text:c="2"/>t h e <text:s text:c="2"/>F u n c t i o n s <text:s text:c="2"/>o f</text:p>
          </table:table-cell>
          <table:table-cell office:value-type="string" calcext:value-type="string">
            <text:p>P l e a s e <text:s text:c="2"/>c h a n g e <text:s text:c="2"/>t h i s <text:s text:c="2"/>c l a u s e <text:s text:c="2"/>t o : 1 3 . 2 <text:s text:c="6"/>T h e <text:s text:c="2"/>p a r t i e s <text:s text:c="2"/>a c k n o w l e d g e <text:s text:c="2"/>t h a t <text:s text:c="2"/>f o r <text:s text:c="2"/>t h e p u r p o s e s <text:s text:c="2"/>o f <text:s text:c="2"/>t h e <text:s text:c="2"/>D a t a <text:s text:c="2"/>P r o t e c t i o n <text:s text:c="2"/>L e g i s l a t i o n , <text:s text:c="2"/>b o t h p a r t i e s <text:s text:c="2"/>w i l l <text:s text:c="2"/>b e <text:s text:c="2"/>c o n s i d e r e d <text:s text:c="2"/>J o i n t <text:s text:c="2"/>D a t a <text:s text:c="2"/>C o n t r o l l e r s ( w h e r e <text:s text:c="2"/>t h e <text:s text:c="2"/>e x p r e s s i o n <text:s text:c="2"/>J o i n t <text:s text:c="2"/>D a t a <text:s text:c="2"/>C o n t r o l l e r <text:s text:c="2"/>h a s t h e <text:s text:c="2"/>m e a n i n g <text:s text:c="2"/>a s <text:s text:c="2"/>d e f i n e d <text:s text:c="2"/>i n <text:s text:c="2"/>t h e <text:s text:c="2"/>D a t a <text:s text:c="2"/>P r o t e c t i o n L e g i s l a t i o n ) . <text:s text:c="4"/>S c h e d u l e <text:s text:c="2"/>4 <text:s text:c="2"/>s e t s <text:s text:c="2"/>o u t <text:s text:c="2"/>t h e <text:s text:c="2"/>s u b j e c t m a t t e r , <text:s text:c="2"/>n a t u r e <text:s text:c="2"/>a n d <text:s text:c="2"/>p u r p o s e <text:s text:c="2"/>o f <text:s text:c="2"/>p r o c e s s i n g <text:s text:c="2"/>b y <text:s text:c="2"/>t h e S u p p l i e r , <text:s text:c="2"/>t h e <text:s text:c="2"/>d u r a t i o n <text:s text:c="2"/>o f <text:s text:c="2"/>t h e <text:s text:c="2"/>p r o c e s s i n g <text:s text:c="2"/>a n d <text:s text:c="2"/>t h e t y p e s <text:s text:c="2"/>o f <text:s text:c="2"/>P e r s o n a l <text:s text:c="2"/>D a t a <text:s text:c="2"/>a n d <text:s text:c="2"/>c a t e g o r i e s <text:s text:c="2"/>o f <text:s text:c="2"/>D a t a S u b j e c t <text:s text:c="2"/>( a s <text:s text:c="2"/>t h o s e <text:s text:c="2"/>e x p r e s s i o n s <text:s text:c="2"/>a r e <text:s text:c="2"/>d e f i n e d <text:s text:c="2"/>i n <text:s text:c="2"/>t h e D a t a <text:s text:c="2"/>P r o t e c t i o n <text:s text:c="2"/>L e g i s l a t i o n ) . A l l <text:s text:c="2"/>s u b s e q u e n t <text:s text:c="2"/>c l a u s e s <text:s text:c="2"/>s h o u l d <text:s text:c="2"/>b e <text:s text:c="2"/>c h a n g e d <text:s text:c="2"/>t o r e f l e c t <text:s text:c="2"/>a <text:s text:c="2"/>j o i n t <text:s text:c="2"/>d a t a <text:s text:c="2"/>c o n t r o l l e r <text:s text:c="2"/>r e l a t i o n s h i p . T h e <text:s text:c="2"/>t e r m s <text:s text:c="2"/>i n <text:s text:c="2"/>1 4 . <text:s text:c="2"/>C o n f i d e n t i a l i t y <text:s text:c="2"/>a r e <text:s text:c="2"/>n o t r e c i p r o c a l . <text:s text:c="2"/>T h e <text:s text:c="2"/>S u p p l i e r <text:s text:c="2"/>m a y <text:s text:c="2"/>n o t <text:s text:c="2"/>d i s c l o s e <text:s text:c="2"/>a n y c o n f i d e n t i a l <text:s text:c="2"/>i n f o r m a t i o n , <text:s text:c="2"/>w h e r e <text:s text:c="2"/>t h e <text:s text:c="2"/>C u s t o m e r <text:s text:c="2"/>i s e n t i t l e d <text:s text:c="2"/>t o <text:s text:c="2"/>p u b l i c i s e <text:s text:c="2"/>i t . <text:s text:c="2"/>W e <text:s text:c="2"/>p r o v i d e <text:s text:c="2"/>a <text:s text:c="2"/>l o t <text:s text:c="2"/>o f c o m m e r c i a l l y <text:s text:c="2"/>s e n s i t i v e , <text:s text:c="2"/>c o n f i d e n t i a l <text:s text:c="2"/>i n f o r m a t i o n d u r i n g <text:s text:c="2"/>t h e <text:s text:c="2"/>t e n d e r <text:s text:c="2"/>p r o c e s s <text:s text:c="2"/>a n d <text:s text:c="2"/>t h r o u g h o u t <text:s text:c="2"/>t h e c o n t r a c t , <text:s text:c="2"/>i t <text:s text:c="2"/>i s <text:s text:c="2"/>i m p e r a t i v e <text:s text:c="2"/>t h a t <text:s text:c="2"/>t h i s <text:s text:c="2"/>i s <text:s text:c="2"/>n o t <text:s text:c="2"/>d i s c l o s e d . P l e a s e <text:s text:c="2"/>c h a n g e <text:s text:c="2"/>t o : 1 4 . 4 <text:s text:c="4"/>T h e <text:s text:c="2"/>C u s t o m e r <text:s text:c="2"/>s h a l l <text:s text:c="2"/>b e <text:s text:c="2"/>e n t i t l e d <text:s text:c="2"/>t o <text:s text:c="2"/>p u b l i c i s e t h i s <text:s text:c="2"/>a g r e e m e n t <text:s text:c="2"/>i n <text:s text:c="2"/>a c c o r d a n c e <text:s text:c="2"/>w i t h <text:s text:c="2"/>a n y <text:s text:c="2"/>l e g a l o b l i g a t i o n <text:s text:c="2"/>o n <text:s text:c="2"/>t h e <text:s text:c="2"/>C u s t o m e r , <text:s text:c="2"/>w i t h <text:s text:c="2"/>t h e <text:s text:c="2"/>e x c e p t i o n <text:s text:c="2"/>o f a n y <text:s text:c="2"/>i n f o r m a t i o n <text:s text:c="2"/>m a r k e d <text:s text:c="2"/>f o r <text:s text:c="2"/>e x c l u s i o n <text:s text:c="2"/>o n <text:s text:c="2"/>t h e F r e e d o m <text:s text:c="2"/>o f <text:s text:c="2"/>I n f o r m a t i o n <text:s text:c="2"/>E x e m p t i o n s <text:s text:c="2"/>d o c u m e n t , i n c l u d i n g <text:s text:c="2"/>a n y <text:s text:c="2"/>e x a m i n a t i o n <text:s text:c="2"/>o f <text:s text:c="2"/>t h i s <text:s text:c="2"/>a g r e e m e n t <text:s text:c="2"/>b y a n y <text:s text:c="2"/>a u d i t o r <text:s text:c="2"/>o r <text:s text:c="2"/>o t h e r w i s e <text:s text:c="2"/>a n d <text:s text:c="2"/>a n y <text:s text:c="2"/>p u b l i c a t i o n r e q u i r e d <text:s text:c="2"/>b y <text:s text:c="2"/>t h e <text:s text:c="2"/>c o n s t i t u t i o n , <text:s text:c="2"/>r u l e s <text:s text:c="2"/>o r <text:s text:c="2"/>p o l i c i e s <text:s text:c="2"/>o f t h e <text:s text:c="2"/>C u s t o m e r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text:s text:c="2"/>s i g n i f i c a n t a m o u n t <text:s text:c="2"/>o f <text:s text:c="2"/>i n f o r m a t i o n <text:s text:c="2"/>t h a t <text:s text:c="2"/>i s <text:s text:c="2"/>c o m m e r c i a l l y s e n s i t i v e , <text:s text:c="2"/>a n d <text:s text:c="2"/>w h i l s t <text:s text:c="2"/>w e <text:s text:c="2"/>u n d e r s t a n d <text:s text:c="2"/>t h e <text:s text:c="2"/>F r e e d o m o f <text:s text:c="2"/>I n f o r m a t i o n <text:s text:c="2"/>A c t , <text:s text:c="2"/>w e <text:s text:c="2"/>w o u l d <text:s text:c="2"/>t a k e <text:s text:c="2"/>g r e a t <text:s text:c="2"/>e x c e p t i o n t o <text:s text:c="2"/>b e i n g <text:s text:c="2"/>p u t <text:s text:c="2"/>a t <text:s text:c="2"/>a <text:s text:c="2"/>c o m m e r c i a l <text:s text:c="2"/>d i s a d v a n t a g e t h r o u g h <text:s text:c="2"/>t h i s <text:s text:c="2"/>t y p e <text:s text:c="2"/>o f <text:s text:c="2"/>a c t i o n .</text:p>
          </table:table-cell>
          <table:table-cell table:number-columns-repeated="1022"/>
        </table:table-row>
        <table:table-row table:style-name="ro1">
          <table:table-cell office:value-type="string" calcext:value-type="string">
            <text:p>C l a u s e 3 . 1 <text:s text:c="2"/>T h e <text:s text:c="2"/>S u p p l i e r <text:s text:c="2"/>a c k n o w l e d g e s <text:s text:c="2"/>t h a t <text:s text:c="2"/>( i n p a r t i c u l a r <text:s text:c="2"/>b u t <text:s text:c="2"/>w i t h o u t <text:s text:c="2"/>l i m i t a t i o n ) <text:s text:c="2"/>i t <text:s text:c="2"/>i s <text:s text:c="2"/>e x p e c t e d t h a t , <text:s text:c="2"/>p u r s u a n t <text:s text:c="2"/>t o <text:s text:c="2"/>t h e <text:s text:c="2"/>T r a n s f e r <text:s text:c="2"/>o f <text:s text:c="2"/>U n d e r t a k i n g s ( P r o t e c t i o n <text:s text:c="2"/>o f <text:s text:c="2"/>E m p l o y m e n t ) <text:s text:c="2"/>R e g u l a t i o n s <text:s text:c="2"/>2 0 0 6 , o n <text:s text:c="2"/>o r <text:s text:c="2"/>a b o u t <text:s text:c="2"/>t h e <text:s text:c="2"/>C o m m e n c e m e n t <text:s text:c="2"/>D a t e <text:s text:c="2"/>t h e S u p p l i e r <text:s text:c="2"/>w i l l <text:s text:c="2"/>b e c o m e <text:s text:c="2"/>( o r <text:s text:c="2"/>r e m a i n ) <text:s text:c="2"/>t h e <text:s text:c="2"/>e m p l o y e r o f <text:s text:c="2"/>a n y <text:s text:c="2"/>e m p l o y e e s <text:s text:c="2"/>( w h e t h e r <text:s text:c="2"/>o f <text:s text:c="2"/>t h e <text:s text:c="2"/>C u s t o m e r <text:s text:c="2"/>o r a n y <text:s text:c="2"/>p r e v i o u s <text:s text:c="2"/>o r <text:s text:c="2"/>o t h e r <text:s text:c="2"/>s u p p l i e r ) <text:s text:c="2"/>w h o s e p a r t i c u l a r s <text:s text:c="2"/>h a v e <text:s text:c="2"/>b e f o r e <text:s text:c="2"/>t h e <text:s text:c="2"/>d a t e <text:s text:c="2"/>o f <text:s text:c="2"/>t h i s a g r e e m e n t <text:s text:c="2"/>b e e n <text:s text:c="2"/>d i s c l o s e d <text:s text:c="2"/>( w h e t h e r <text:s text:c="2"/>i n <text:s text:c="2"/>a n a n o n y m i s e d <text:s text:c="2"/>f o r m a t <text:s text:c="2"/>o r <text:s text:c="2"/>o t h e r w i s e ) <text:s text:c="2"/>t o <text:s text:c="2"/>t h e S u p p l i e r <text:s text:c="2"/>( w h e t h e r <text:s text:c="2"/>i n <text:s text:c="2"/>t h e <text:s text:c="2"/>r e l e v a n t <text:s text:c="2"/>i n v i t a t i o n <text:s text:c="2"/>t o q u o t e / t e n d e r <text:s text:c="2"/>o r <text:s text:c="2"/>o t h e r w i s e ) <text:s text:c="2"/>a s <text:s text:c="2"/>t r a n s f e r r i n g <text:s text:c="2"/>o r p o t e n t i a l l y <text:s text:c="2"/>t r a n s f e r r i n g <text:s text:c="2"/>e m p l o y e e s . 8 . 1 2 <text:s text:c="4"/>I f <text:s text:c="2"/>t h e <text:s text:c="2"/>C u s t o m e r <text:s text:c="2"/>f a i l s <text:s text:c="2"/>t o <text:s text:c="2"/>m a k e <text:s text:c="2"/>a <text:s text:c="2"/>p a y m e n t d u e <text:s text:c="2"/>t o <text:s text:c="2"/>t h e <text:s text:c="2"/>S u p p l i e r <text:s text:c="2"/>u n d e r <text:s text:c="2"/>t h i s <text:s text:c="2"/>a g r e e m e n t <text:s text:c="2"/>b y t h e <text:s text:c="2"/>d u e <text:s text:c="2"/>d a t e , <text:s text:c="2"/>t h e n , <text:s text:c="2"/>w i t h o u t <text:s text:c="2"/>l i m i t i n g <text:s text:c="2"/>t h e S u p p l i e r ' s <text:s text:c="2"/>r e m e d i e s <text:s text:c="2"/>u n d e r <text:s text:c="2"/>c l a u s e <text:s text:c="2"/>1 6 . 6 ( t e r m i n a t i o n ) , <text:s text:c="2"/>t h e <text:s text:c="2"/>C u s t o m e r <text:s text:c="2"/>s h a l l <text:s text:c="2"/>p a y <text:s text:c="2"/>i n t e r e s t o n <text:s text:c="2"/>t h e <text:s text:c="2"/>o v e r d u e <text:s text:c="2"/>s u m <text:s text:c="2"/>f r o m <text:s text:c="2"/>t h e <text:s text:c="2"/>d u e <text:s text:c="2"/>d a t e <text:s text:c="2"/>u n t i l p a y m e n t <text:s text:c="2"/>o f <text:s text:c="2"/>t h e <text:s text:c="2"/>o v e r d u e <text:s text:c="2"/>s u m , <text:s text:c="2"/>w h e t h e r <text:s text:c="2"/>b e f o r e o r <text:s text:c="2"/>a f t e r <text:s text:c="2"/>j u d g m e n t . <text:s text:c="4"/>I n t e r e s t <text:s text:c="2"/>u n d e r <text:s text:c="2"/>t h i s <text:s text:c="2"/>c l a u s e 8 . 1 2 <text:s text:c="2"/>w i l l <text:s text:c="2"/>a c c r u e <text:s text:c="2"/>e a c h <text:s text:c="2"/>d a y <text:s text:c="2"/>a t <text:s text:c="2"/>4 % <text:s text:c="2"/>p e r <text:s text:c="2"/>y e a r 8 . 1 3 <text:s text:c="4"/>I f <text:s text:c="2"/>t h e <text:s text:c="2"/>C u s t o m e r <text:s text:c="2"/>d i s p u t e s <text:s text:c="2"/>a <text:s text:c="2"/>p a y m e n t <text:s text:c="2"/>i n g o o d <text:s text:c="2"/>f a i t h , <text:s text:c="2"/>t h e n <text:s text:c="2"/>t h e <text:s text:c="2"/>i n t e r e s t <text:s text:c="2"/>p a y a b l e <text:s text:c="2"/>u n d e r c l a u s e <text:s text:c="2"/>8 . 1 2 <text:s text:c="2"/>i s <text:s text:c="2"/>o n l y <text:s text:c="2"/>p a y a b l e <text:s text:c="2"/>a f t e r <text:s text:c="2"/>t h e <text:s text:c="2"/>d i s p u t e <text:s text:c="2"/>i s r e s o l v e d <text:s text:c="2"/>o n <text:s text:c="2"/>s u m s <text:s text:c="2"/>f o u n d <text:s text:c="2"/>o r <text:s text:c="2"/>a g r e e d <text:s text:c="2"/>t o <text:s text:c="2"/>b e <text:s text:c="2"/>d u e , f r o m <text:s text:c="2"/>t h e <text:s text:c="2"/>d u e <text:s text:c="2"/>d a t e <text:s text:c="2"/>u n t i l <text:s text:c="2"/>p a y m e n t .</text:p>
          </table:table-cell>
          <table:table-cell office:value-type="string" calcext:value-type="string">
            <text:p>H e a l e s <text:s text:c="2"/>M e d i c a l <text:s text:c="2"/>R e s p o n s e B a s e d <text:s text:c="2"/>o n <text:s text:c="2"/>t h e <text:s text:c="2"/>c l a r i f i c a t i o n s <text:s text:c="2"/>r e c e i v e d <text:s text:c="2"/>1 7 t h N o v e m b e r , <text:s text:c="2"/>T U P E <text:s text:c="2"/>d o e s <text:s text:c="2"/>n o t <text:s text:c="2"/>a p p l y <text:s text:c="2"/>t o <text:s text:c="2"/>t h i s <text:s text:c="2"/>c o n t r a c t , t h e r e f o r e <text:s text:c="2"/>w e <text:s text:c="2"/>a r e <text:s text:c="2"/>h a p p y <text:s text:c="2"/>t o <text:s text:c="2"/>a c c e p t <text:s text:c="2"/>t h e <text:s text:c="2"/>c l a u s e . <text:s text:c="2"/>I f T U P E <text:s text:c="2"/>i s <text:s text:c="2"/>f o u n d <text:s text:c="2"/>t o <text:s text:c="2"/>a p p l y <text:s text:c="2"/>o u r <text:s text:c="2"/>p a r t i c i p a t i o n <text:s text:c="2"/>i n <text:s text:c="2"/>t h e t e n d e r , <text:s text:c="2"/>o u r <text:s text:c="2"/>p r i c i n g <text:s text:c="2"/>a n d <text:s text:c="2"/>o u r <text:s text:c="2"/>t e n d e r <text:s text:c="2"/>r e s p o n s e <text:s text:c="2"/>w i l l h a v e <text:s text:c="2"/>t o <text:s text:c="2"/>b e <text:s text:c="2"/>r e c o n s i d e r e d <text:s text:c="2"/>a n d <text:s text:c="2"/>m a y <text:s text:c="2"/>n e e d <text:s text:c="2"/>t o <text:s text:c="2"/>b e r e s u b m i t t e d . I t <text:s text:c="2"/>i s <text:s text:c="2"/>u n f o r t u n a t e <text:s text:c="2"/>t h a t <text:s text:c="2"/>t h e <text:s text:c="2"/>C o u n c i l <text:s text:c="2"/>d i d <text:s text:c="2"/>n o t r e s p o n d e d <text:s text:c="2"/>t o <text:s text:c="2"/>a <text:s text:c="2"/>s i n g l e <text:s text:c="2"/>c l a r i f i c a t i o n <text:s text:c="2"/>q u e s t i o n <text:s text:c="2"/>u n t i l <text:s text:c="2"/>3 w o r k i n g <text:s text:c="2"/>d a y s <text:s text:c="2"/>b e f o r e <text:s text:c="2"/>d e a d l i n e . <text:s text:c="2"/>C l a r i f i c a t i o n s <text:s text:c="2"/>a r e <text:s text:c="2"/>a t e n d e r e r s <text:s text:c="2"/>d u e <text:s text:c="2"/>d i l i g e n c e , <text:s text:c="2"/>a n d <text:s text:c="2"/>a l l o w s <text:s text:c="2"/>t h e m <text:s text:c="2"/>t o a p p r o p r i a t e l y <text:s text:c="2"/>a s s e s s <text:s text:c="2"/>w h e t h e r <text:s text:c="2"/>t h e y <text:s text:c="2"/>c a n / w i l l <text:s text:c="2"/>b i d . O n l y <text:s text:c="2"/>t h e <text:s text:c="2"/>i n c u m b e n t <text:s text:c="2"/>h a s <text:s text:c="2"/>h a d <text:s text:c="2"/>a c c e s s <text:s text:c="2"/>t o <text:s text:c="2"/>a l l <text:s text:c="2"/>t h e i n f o r m a t i o n <text:s text:c="2"/>a b o u t <text:s text:c="2"/>t h i s <text:s text:c="2"/>c o n t r a c t <text:s text:c="2"/>u n t i l <text:s text:c="2"/>t h i s <text:s text:c="2"/>d a t e , w h i c h <text:s text:c="2"/>b i a s e s <text:s text:c="2"/>t h e <text:s text:c="2"/>p r o c e s s <text:s text:c="2"/>t o w a r d s <text:s text:c="2"/>t h e m . <text:s text:c="2"/>I t <text:s text:c="2"/>i s n o r m a l l y <text:s text:c="2"/>r e a s o n a b l e <text:s text:c="2"/>t o <text:s text:c="2"/>a n s w e r <text:s text:c="2"/>c l a r i f i c a t i o n s <text:s text:c="2"/>2 w e e k s <text:s text:c="2"/>p r i o r <text:s text:c="2"/>t o <text:s text:c="2"/>d e a d l i n e , <text:s text:c="2"/>t o <text:s text:c="2"/>a l l o w <text:s text:c="2"/>t e n d e r e r s <text:s text:c="2"/>t o t a k e <text:s text:c="2"/>t h e <text:s text:c="2"/>c l a r i f i c a t i o n s <text:s text:c="2"/>i n t o <text:s text:c="2"/>a c c o u n t <text:s text:c="2"/>i n <text:s text:c="2"/>t h e i r <text:s text:c="2"/>b i d . I n t e r e s t <text:s text:c="2"/>i s <text:s text:c="2"/>c h a r g e d <text:s text:c="2"/>i n <text:s text:c="2"/>a c c o r d a n c e <text:s text:c="2"/>w i t h <text:s text:c="2"/>s t a t u t o r y l a t e <text:s text:c="2"/>p a y m e n t <text:s text:c="2"/>c h a r g e s , <text:s text:c="2"/>w h i c h <text:s text:c="2"/>i s <text:s text:c="2"/>8 % <text:s text:c="2"/>o v e r <text:s text:c="2"/>t h e <text:s text:c="2"/>B a n k o f <text:s text:c="2"/>E n g l a n d <text:s text:c="2"/>b a s e <text:s text:c="2"/>r a t e . h t t p s : / / w w w . g o v . u k / l a t e - c o m m e r c i a l - p a y m e n t s - i n t e r e s t - d e b t - r e c o v e r y / c h a r g i n g - i n t e r e s t - c o m m e r c i a l - d e b t P l e a s e <text:s text:c="2"/>c h a n g e <text:s text:c="2"/>t o : 8 . 1 2 <text:s text:c="4"/>I f <text:s text:c="2"/>t h e <text:s text:c="2"/>C u s t o m e r <text:s text:c="2"/>f a i l s <text:s text:c="2"/>t o <text:s text:c="2"/>m a k e <text:s text:c="2"/>a <text:s text:c="2"/>p a y m e n t d u e <text:s text:c="2"/>t o <text:s text:c="2"/>t h e <text:s text:c="2"/>S u p p l i e r <text:s text:c="2"/>u n d e r <text:s text:c="2"/>t h i s <text:s text:c="2"/>a g r e e m e n t <text:s text:c="2"/>b y <text:s text:c="2"/>t h e d u e <text:s text:c="2"/>d a t e , <text:s text:c="2"/>t h e n , <text:s text:c="2"/>w i t h o u t <text:s text:c="2"/>l i m i t i n g <text:s text:c="2"/>t h e <text:s text:c="2"/>S u p p l i e r ' s r e m e d i e s <text:s text:c="2"/>u n d e r <text:s text:c="2"/>c l a u s e <text:s text:c="2"/>1 6 . 6 <text:s text:c="2"/>( t e r m i n a t i o n ) , <text:s text:c="2"/>t h e C u s t o m e r <text:s text:c="2"/>s h a l l <text:s text:c="2"/>p a y <text:s text:c="2"/>i n t e r e s t <text:s text:c="2"/>o n <text:s text:c="2"/>t h e <text:s text:c="2"/>o v e r d u e <text:s text:c="2"/>s u m f r o m <text:s text:c="2"/>t h e <text:s text:c="2"/>d u e <text:s text:c="2"/>d a t e <text:s text:c="2"/>u n t i l <text:s text:c="2"/>p a y m e n t <text:s text:c="2"/>o f <text:s text:c="2"/>t h e <text:s text:c="2"/>o v e r d u e s u m , <text:s text:c="2"/>w h e t h e r <text:s text:c="2"/>b e f o r e <text:s text:c="2"/>o r <text:s text:c="2"/>a f t e r <text:s text:c="2"/>j u d g m e n t . <text:s text:c="4"/>I n t e r e s t u n d e r <text:s text:c="2"/>t h i s <text:s text:c="2"/>c l a u s e <text:s text:c="2"/>8 . 1 2 <text:s text:c="2"/>w i l l <text:s text:c="2"/>a c c r u e <text:s text:c="2"/>e a c h <text:s text:c="2"/>d a y <text:s text:c="2"/>a t <text:s text:c="2"/>8 % o v e r <text:s text:c="2"/>t h e <text:s text:c="2"/>B a n k <text:s text:c="2"/>o f <text:s text:c="2"/>E n g l a n d <text:s text:c="2"/>b a s e <text:s text:c="2"/>r a t e . W e <text:s text:c="2"/>w o u l d <text:s text:c="2"/>r e q u i r e <text:s text:c="2"/>e v i d e n c e <text:s text:c="2"/>o f <text:s text:c="2"/>r e a s o n s <text:s text:c="2"/>f o r <text:s text:c="2"/>d i s p u t e t o <text:s text:c="2"/>c o n s i d e r <text:s text:c="2"/>a <text:s text:c="2"/>d i s p u t e <text:s text:c="2"/>i n <text:s text:c="2"/>“ g o o d <text:s text:c="2"/>f a i t h ” . <text:s text:c="2"/>A n y <text:s text:c="2"/>d i s p u t e w h e r e <text:s text:c="2"/>e v i d e n c e <text:s text:c="2"/>i s <text:s text:c="2"/>n o t <text:s text:c="2"/>p r o v i d e d , <text:s text:c="2"/>a n d <text:s text:c="2"/>t h e <text:s text:c="2"/>d i s p u t e i s <text:s text:c="2"/>n o t <text:s text:c="2"/>u p h e l d , <text:s text:c="2"/>w i l l <text:s text:c="2"/>b e <text:s text:c="2"/>c h a r g e d <text:s text:c="2"/>i n t e r e s t <text:s text:c="2"/>i n a c c o r d a n c e <text:s text:c="2"/>w i t h <text:s text:c="2"/>8 . 1 2 . P l e a s e <text:s text:c="2"/>c h a n g e <text:s text:c="2"/>t o : 8 . 1 3 <text:s text:c="4"/>I f <text:s text:c="2"/>t h e <text:s text:c="2"/>C u s t o m e r <text:s text:c="2"/>d i s p u t e s <text:s text:c="2"/>a <text:s text:c="2"/>p a y m e n t <text:s text:c="2"/>i n <text:s text:c="2"/>g o o d f a i t h , <text:s text:c="2"/>a n d <text:s text:c="2"/>p r o v i d e s <text:s text:c="2"/>e v i d e n c e <text:s text:c="2"/>i n <text:s text:c="2"/>w r i t i n g <text:s text:c="2"/>o f <text:s text:c="2"/>t h e</text:p>
          </table:table-cell>
          <table:table-cell table:number-columns-repeated="1022"/>
        </table:table-row>
        <table:table-row table:style-name="ro1">
          <table:table-cell office:value-type="string" calcext:value-type="string">
            <text:p>A n n e x <text:s text:c="2"/>C f . <text:s text:c="26"/>Q u a l i t y <text:s text:c="2"/>o f <text:s text:c="2"/>t h e <text:s text:c="2"/>S e r v i c e s T h e <text:s text:c="2"/>S u p p l i e r <text:s text:c="2"/>m u s t <text:s text:c="2"/>e n s u r e <text:s text:c="2"/>t h a t <text:s text:c="2"/>t h e <text:s text:c="2"/>S e r v i c e s m e e t <text:s text:c="2"/>t h e <text:s text:c="2"/>S p e c i f i c a t i o n . <text:s text:c="4"/>A n y <text:s text:c="2"/>f a i l u r e <text:s text:c="2"/>i n <text:s text:c="2"/>t h i s r e s p e c t <text:s text:c="2"/>w h i c h <text:s text:c="2"/>t h e <text:s text:c="2"/>C u s t o m e r <text:s text:c="2"/>c o n s i d e r s <text:s text:c="2"/>s e r i o u s w i l l <text:s text:c="2"/>b e <text:s text:c="2"/>a <text:s text:c="2"/>b r e a c h <text:s text:c="2"/>o f <text:s text:c="2"/>t h i s <text:s text:c="2"/>S e r v i c e <text:s text:c="2"/>L e v e l , <text:s text:c="2"/>e n t i t l i n g t h e <text:s text:c="2"/>C u s t o m e r <text:s text:c="2"/>t o <text:s text:c="2"/>t e r m i n a t e <text:s text:c="2"/>t h i s <text:s text:c="2"/>a g r e e m e n t <text:s text:c="2"/>i n a c c o r d a n c e <text:s text:c="2"/>w i t h <text:s text:c="2"/>c l a u s e <text:s text:c="2"/>1 6 <text:s text:c="2"/>o f <text:s text:c="2"/>t h i s <text:s text:c="2"/>a g r e e m e n t . g . <text:s text:c="2"/>I n v o i c e s T h e <text:s text:c="2"/>S u p p l i e r <text:s text:c="2"/>s h a l l <text:s text:c="2"/>e n s u r e <text:s text:c="2"/>t h a t <text:s text:c="2"/>a l l <text:s text:c="2"/>i n v o i c e s <text:s text:c="2"/>t h a t i t <text:s text:c="2"/>s u b m i t s <text:s text:c="2"/>t o <text:s text:c="2"/>t h e <text:s text:c="2"/>C u s t o m e r <text:s text:c="2"/>a r e <text:s text:c="2"/>c o r r e c t <text:s text:c="2"/>a n d c o n t a i n <text:s text:c="2"/>n o <text:s text:c="2"/>e r r o r s . <text:s text:c="4"/>R e c e i p t <text:s text:c="2"/>b y <text:s text:c="2"/>t h e <text:s text:c="2"/>C u s t o m e r <text:s text:c="2"/>o f f i v e <text:s text:c="2"/>( 5 ) <text:s text:c="2"/>o r <text:s text:c="2"/>m o r e <text:s text:c="2"/>i n c o r r e c t <text:s text:c="2"/>i n v o i c e s <text:s text:c="2"/>i n <text:s text:c="2"/>a n y <text:s text:c="2"/>t h r e e ( 3 ) <text:s text:c="2"/>m o n t h <text:s text:c="2"/>p e r i o d <text:s text:c="2"/>w i l l <text:s text:c="2"/>b e <text:s text:c="2"/>a <text:s text:c="2"/>b r e a c h <text:s text:c="2"/>o f <text:s text:c="2"/>t h i s S e r v i c e <text:s text:c="2"/>L e v e l , <text:s text:c="2"/>e n t i t l i n g <text:s text:c="2"/>t h e <text:s text:c="2"/>C u s t o m e r <text:s text:c="2"/>t o t e r m i n a t e <text:s text:c="2"/>t h i s <text:s text:c="2"/>a g r e e m e n t <text:s text:c="2"/>i n <text:s text:c="2"/>a c c o r d a n c e <text:s text:c="2"/>w i t h c l a u s e <text:s text:c="2"/>1 6 <text:s text:c="2"/>o f <text:s text:c="2"/>t h i s <text:s text:c="2"/>a g r e e m e n t .</text:p>
          </table:table-cell>
          <table:table-cell office:value-type="string" calcext:value-type="string">
            <text:p>C u s t o m e r <text:s text:c="2"/>C a r e <text:s text:c="2"/>P r o c e d u r e s . E v i d e n c e <text:s text:c="2"/>f o r <text:s text:c="2"/>d e c i s i o n <text:s text:c="2"/>o f <text:s text:c="2"/>a <text:s text:c="2"/>s e r i o u s <text:s text:c="2"/>b r e a c h <text:s text:c="2"/>m u s t b e <text:s text:c="2"/>p r o v i d e d , <text:s text:c="2"/>a n d <text:s text:c="2"/>e f f o r t s <text:s text:c="2"/>m a d e <text:s text:c="2"/>b y <text:s text:c="2"/>b o t h <text:s text:c="2"/>p a r t i e s <text:s text:c="2"/>t o r e s o l v e <text:s text:c="2"/>t h e <text:s text:c="2"/>d i s p u t e <text:s text:c="2"/>p r i o r <text:s text:c="2"/>t o <text:s text:c="2"/>t e r m i n a t i o n . P l e a s e <text:s text:c="2"/>c h a n g e <text:s text:c="2"/>t o : f . <text:s text:c="26"/>Q u a l i t y <text:s text:c="2"/>o f <text:s text:c="2"/>t h e <text:s text:c="2"/>S e r v i c e s T h e <text:s text:c="2"/>S u p p l i e r <text:s text:c="2"/>m u s t <text:s text:c="2"/>e n s u r e <text:s text:c="2"/>t h a t <text:s text:c="2"/>t h e <text:s text:c="2"/>S e r v i c e s <text:s text:c="2"/>m e e t t h e <text:s text:c="2"/>S p e c i f i c a t i o n . <text:s text:c="4"/>A n y <text:s text:c="2"/>f a i l u r e <text:s text:c="2"/>i n <text:s text:c="2"/>t h i s <text:s text:c="2"/>r e s p e c t w h i c h <text:s text:c="2"/>t h e <text:s text:c="2"/>C u s t o m e r <text:s text:c="2"/>c o n s i d e r s <text:s text:c="2"/>s e r i o u s , <text:s text:c="2"/>a n d p r o v i d e s <text:s text:c="2"/>v e r i f i a b l e <text:s text:c="2"/>e v i d e n c e <text:s text:c="2"/>o f , <text:s text:c="2"/>w i l l <text:s text:c="2"/>b e <text:s text:c="2"/>a <text:s text:c="2"/>b r e a c h o f <text:s text:c="2"/>t h i s <text:s text:c="2"/>S e r v i c e <text:s text:c="2"/>L e v e l , <text:s text:c="2"/>e n t i t l i n g <text:s text:c="2"/>t h e <text:s text:c="2"/>C u s t o m e r <text:s text:c="2"/>t o <text:s text:c="2"/>a C o n t r a c t <text:s text:c="2"/>R e v i e w <text:s text:c="2"/>M e e t i n g <text:s text:c="2"/>t o <text:s text:c="2"/>r e s o l v e <text:s text:c="2"/>t h e <text:s text:c="2"/>i s s u e . <text:s text:c="2"/>I f e i t h e r <text:s text:c="2"/>p a r t y <text:s text:c="2"/>i s <text:s text:c="2"/>u n h a p p y <text:s text:c="2"/>w i t h <text:s text:c="2"/>t h e <text:s text:c="2"/>r e s u l t <text:s text:c="2"/>o f <text:s text:c="2"/>t h e R e v i e w <text:s text:c="2"/>M e e t i n g , <text:s text:c="2"/>t h e <text:s text:c="2"/>i s s u e <text:s text:c="2"/>w i l l <text:s text:c="2"/>b e <text:s text:c="2"/>e s c a l a t e d <text:s text:c="2"/>t o D i s p u t e <text:s text:c="2"/>R e s o l u t i o n <text:s text:c="2"/>P r o c e e d i n g s . <text:s text:c="2"/>I n <text:s text:c="2"/>t h e <text:s text:c="2"/>e v e n t t h a t <text:s text:c="2"/>D i s p u t e <text:s text:c="2"/>R e s o l u t i o n <text:s text:c="2"/>P r o c e e d i n g s <text:s text:c="2"/>a r e <text:s text:c="2"/>n o t s u c c e s s f u l , <text:s text:c="2"/>e i t h e r <text:s text:c="2"/>p a r t y <text:s text:c="2"/>h a s <text:s text:c="2"/>t h e <text:s text:c="2"/>r i g h t <text:s text:c="2"/>t o <text:s text:c="2"/>t e r m i n a t e t h i s <text:s text:c="2"/>a g r e e m e n t <text:s text:c="2"/>i n <text:s text:c="2"/>a c c o r d a n c e <text:s text:c="2"/>w i t h <text:s text:c="2"/>c l a u s e <text:s text:c="2"/>1 6 <text:s text:c="2"/>o f t h i s <text:s text:c="2"/>a g r e e m e n t . I m m e d i a t e <text:s text:c="2"/>t e r m i n a t i o n <text:s text:c="2"/>i s <text:s text:c="2"/>u n n e c e s s a r i l y <text:s text:c="2"/>o n e r o u s , a s <text:s text:c="2"/>s o m e <text:s text:c="2"/>e r r o r s <text:s text:c="2"/>a r e <text:s text:c="2"/>i n v o i c e s <text:s text:c="2"/>a r e <text:s text:c="2"/>d o w n <text:s text:c="2"/>t o <text:s text:c="2"/>t h e c l i e n t . P l e a s e <text:s text:c="2"/>c h a n g e <text:s text:c="2"/>t o : g . <text:s text:c="2"/>I n v o i c e s T h e <text:s text:c="2"/>S u p p l i e r <text:s text:c="2"/>s h a l l <text:s text:c="2"/>e n s u r e <text:s text:c="2"/>t h a t <text:s text:c="2"/>a l l <text:s text:c="2"/>i n v o i c e s <text:s text:c="2"/>t h a t <text:s text:c="2"/>i t s u b m i t s <text:s text:c="2"/>t o <text:s text:c="2"/>t h e <text:s text:c="2"/>C u s t o m e r <text:s text:c="2"/>a r e <text:s text:c="2"/>c o r r e c t <text:s text:c="2"/>a n d <text:s text:c="2"/>c o n t a i n n o <text:s text:c="2"/>e r r o r s . <text:s text:c="4"/>R e c e i p t <text:s text:c="2"/>b y <text:s text:c="2"/>t h e <text:s text:c="2"/>C u s t o m e r <text:s text:c="2"/>o f <text:s text:c="2"/>f i v e <text:s text:c="2"/>( 5 ) <text:s text:c="2"/>o r m o r e <text:s text:c="2"/>i n c o r r e c t <text:s text:c="2"/>i n v o i c e s <text:s text:c="2"/>i n <text:s text:c="2"/>a n y <text:s text:c="2"/>t h r e e <text:s text:c="2"/>( 3 ) <text:s text:c="2"/>m o n t h p e r i o d <text:s text:c="2"/>w i l l <text:s text:c="2"/>b e <text:s text:c="2"/>a <text:s text:c="2"/>b r e a c h <text:s text:c="2"/>o f <text:s text:c="2"/>t h i s <text:s text:c="2"/>S e r v i c e <text:s text:c="2"/>L e v e l , e n t i t l i n g <text:s text:c="2"/>t h e <text:s text:c="2"/>C u s t o m e r <text:s text:c="2"/>t o <text:s text:c="2"/>a <text:s text:c="2"/>C o n t r a c t <text:s text:c="2"/>R e v i e w M e e t i n g <text:s text:c="2"/>t o <text:s text:c="2"/>r e s o l v e <text:s text:c="2"/>t h e <text:s text:c="2"/>i s s u e . <text:s text:c="2"/>I f <text:s text:c="2"/>e i t h e r <text:s text:c="2"/>p a r t y <text:s text:c="2"/>i s u n h a p p y <text:s text:c="2"/>w i t h <text:s text:c="2"/>t h e <text:s text:c="2"/>r e s u l t <text:s text:c="2"/>o f <text:s text:c="2"/>t h e <text:s text:c="2"/>R e v i e w <text:s text:c="2"/>M e e t i n g , t h e <text:s text:c="2"/>i s s u e <text:s text:c="2"/>w i l l <text:s text:c="2"/>b e <text:s text:c="2"/>e s c a l a t e d <text:s text:c="2"/>t o <text:s text:c="2"/>D i s p u t e <text:s text:c="2"/>R e s o l u t i o n P r o c e e d i n g s . <text:s text:c="2"/>I n <text:s text:c="2"/>t h e <text:s text:c="2"/>e v e n t <text:s text:c="2"/>t h a t <text:s text:c="2"/>D i s p u t e R e s o l u t i o n <text:s text:c="2"/>P r o c e e d i n g s <text:s text:c="2"/>a r e <text:s text:c="2"/>n o t <text:s text:c="2"/>s u c c e s s f u l , e i t h e r <text:s text:c="2"/>p a r t y <text:s text:c="2"/>h a s <text:s text:c="2"/>t h e <text:s text:c="2"/>r i g h t <text:s text:c="2"/>t o <text:s text:c="2"/>t e r m i n a t e <text:s text:c="2"/>t h i s a g r e e m e n t <text:s text:c="2"/>i n <text:s text:c="2"/>a c c o r d a n c e <text:s text:c="2"/>w i t h <text:s text:c="2"/>c l a u s e <text:s text:c="2"/>1 6 <text:s text:c="2"/>o f <text:s text:c="2"/>t h i s a g r e e m e n t .</text:p>
          </table:table-cell>
          <table:table-cell table:number-columns-repeated="1022"/>
        </table:table-row>
        <table:table-row table:style-name="ro1">
          <table:table-cell office:value-type="string" calcext:value-type="string">
            <text:p>8 . 1 4 <text:s text:c="4"/>T h e <text:s text:c="2"/>C u s t o m e r <text:s text:c="2"/>m a y , <text:s text:c="2"/>a t <text:s text:c="2"/>a n y <text:s text:c="2"/>t i m e , <text:s text:c="2"/>s e t <text:s text:c="2"/>o f f a n y <text:s text:c="2"/>l i a b i l i t y <text:s text:c="2"/>o f <text:s text:c="2"/>t h e <text:s text:c="2"/>S u p p l i e r <text:s text:c="2"/>t o <text:s text:c="2"/>t h e <text:s text:c="2"/>C u s t o m e r a g a i n s t <text:s text:c="2"/>a n y <text:s text:c="2"/>l i a b i l i t y <text:s text:c="2"/>o f <text:s text:c="2"/>t h e <text:s text:c="2"/>C u s t o m e r <text:s text:c="2"/>t o <text:s text:c="2"/>t h e S u p p l i e r , <text:s text:c="2"/>w h e t h e r <text:s text:c="2"/>e i t h e r <text:s text:c="2"/>l i a b i l i t y <text:s text:c="2"/>i s <text:s text:c="2"/>p r e s e n t <text:s text:c="2"/>o r f u t u r e , <text:s text:c="2"/>l i q u i d a t e d <text:s text:c="2"/>o r <text:s text:c="2"/>u n l i q u i d a t e d , <text:s text:c="2"/>a n d <text:s text:c="2"/>w h e t h e r o r <text:s text:c="2"/>n o t <text:s text:c="2"/>e i t h e r <text:s text:c="2"/>l i a b i l i t y <text:s text:c="2"/>a r i s e s <text:s text:c="2"/>u n d e r <text:s text:c="2"/>t h i s a g r e e m e n t . <text:s text:c="4"/>A n y <text:s text:c="2"/>e x e r c i s e <text:s text:c="2"/>b y <text:s text:c="2"/>t h e <text:s text:c="2"/>C u s t o m e r <text:s text:c="2"/>o f i t s <text:s text:c="2"/>r i g h t s <text:s text:c="2"/>u n d e r <text:s text:c="2"/>t h i s <text:s text:c="2"/>c l a u s e <text:s text:c="2"/>s h a l l <text:s text:c="2"/>n o t <text:s text:c="2"/>l i m i t <text:s text:c="2"/>o r a f f e c t <text:s text:c="2"/>a n y <text:s text:c="2"/>o t h e r <text:s text:c="2"/>r i g h t s <text:s text:c="2"/>o r <text:s text:c="2"/>r e m e d i e s <text:s text:c="2"/>a v a i l a b l e <text:s text:c="2"/>t o i t <text:s text:c="2"/>u n d e r <text:s text:c="2"/>t h i s <text:s text:c="2"/>a g r e e m e n t <text:s text:c="2"/>o r <text:s text:c="2"/>o t h e r w i s e . 9 . 1 <text:s text:c="4"/>T h e <text:s text:c="2"/>S u p p l i e r <text:s text:c="2"/>s h a l l , <text:s text:c="2"/>d u r i n g <text:s text:c="2"/>a n d <text:s text:c="2"/>a f t e r <text:s text:c="2"/>t h e t e r m <text:s text:c="2"/>o f <text:s text:c="2"/>t h i s <text:s text:c="2"/>a g r e e m e n t , <text:s text:c="2"/>a l l o w <text:s text:c="2"/>t h e <text:s text:c="2"/>C u s t o m e r <text:s text:c="2"/>( o r i t s <text:s text:c="2"/>p r o f e s s i o n a l <text:s text:c="2"/>a d v i s e r s <text:s text:c="2"/>o r <text:s text:c="2"/>a u d i t o r s ) <text:s text:c="2"/>t o <text:s text:c="2"/>a c c e s s t h e <text:s text:c="2"/>S u p p l i e r ’ s <text:s text:c="2"/>p r e m i s e s , <text:s text:c="2"/>p e r s o n n e l , <text:s text:c="2"/>s y s t e m s a n d <text:s text:c="2"/>r e l e v a n t <text:s text:c="2"/>r e c o r d s <text:s text:c="2"/>t o : ( a ) <text:s text:c="24"/>v e r i f y <text:s text:c="2"/>c o m p l i a n c e <text:s text:c="2"/>b y <text:s text:c="2"/>t h e <text:s text:c="2"/>S u p p l i e r w i t h <text:s text:c="2"/>t h i s <text:s text:c="2"/>a g r e e m e n t , <text:s text:c="2"/>A p p l i c a b l e <text:s text:c="2"/>L a w s <text:s text:c="2"/>a n d <text:s text:c="2"/>t h e M a n d a t o r y <text:s text:c="2"/>P o l i c i e s ; ( b ) <text:s text:c="24"/>v e r i f y <text:s text:c="2"/>t h a t <text:s text:c="2"/>t h e <text:s text:c="2"/>C h a r g e s <text:s text:c="2"/>a n d <text:s text:c="2"/>a n y o t h e r <text:s text:c="2"/>s u m s <text:s text:c="2"/>c h a r g e d <text:s text:c="2"/>t o <text:s text:c="2"/>t h e <text:s text:c="2"/>C u s t o m e r <text:s text:c="2"/>u n d e r t h i s <text:s text:c="2"/>a g r e e m e n t <text:s text:c="2"/>a r e <text:s text:c="2"/>a c c u r a t e ; ( c ) <text:s text:c="24"/>i d e n t i f y <text:s text:c="2"/>o r <text:s text:c="2"/>i n v e s t i g a t e <text:s text:c="2"/>a c t u a l <text:s text:c="2"/>o r s u s p e c t e d <text:s text:c="2"/>f r a u d , <text:s text:c="2"/>i m p r o p r i e t y <text:s text:c="2"/>o r <text:s text:c="2"/>a c c o u n t i n g m i s t a k e s , <text:s text:c="2"/>a n y <text:s text:c="2"/>b r e a c h <text:s text:c="2"/>o r <text:s text:c="2"/>t h r e a t e n e d <text:s text:c="2"/>b r e a c h <text:s text:c="2"/>o f s e c u r i t y <text:s text:c="2"/>o r <text:s text:c="2"/>a n y <text:s text:c="2"/>c i r c u m s t a n c e s <text:s text:c="2"/>w h i c h <text:s text:c="2"/>m a y i m p a c t <text:s text:c="2"/>u p o n <text:s text:c="2"/>t h e <text:s text:c="2"/>f i n a n c i a l <text:s text:c="2"/>s t a b i l i t y <text:s text:c="2"/>o f <text:s text:c="2"/>t h e S u p p l i e r <text:s text:c="2"/>o r <text:s text:c="2"/>t h e i r <text:s text:c="2"/>a b i l i t y <text:s text:c="2"/>t o <text:s text:c="2"/>p e r f o r m <text:s text:c="2"/>t h e <text:s text:c="2"/>S e r v i c e s ;</text:p>
          </table:table-cell>
          <table:table-cell office:value-type="string" calcext:value-type="string">
            <text:p>r e a s o n s <text:s text:c="2"/>f o r <text:s text:c="2"/>d i s p u t e , <text:s text:c="2"/>t h e n <text:s text:c="2"/>t h e <text:s text:c="2"/>i n t e r e s t <text:s text:c="2"/>p a y a b l e u n d e r <text:s text:c="2"/>c l a u s e <text:s text:c="2"/>8 . 1 2 <text:s text:c="2"/>i s <text:s text:c="2"/>o n l y <text:s text:c="2"/>p a y a b l e <text:s text:c="2"/>a f t e r <text:s text:c="2"/>t h e d i s p u t e <text:s text:c="2"/>i s <text:s text:c="2"/>r e s o l v e d <text:s text:c="2"/>o n <text:s text:c="2"/>s u m s <text:s text:c="2"/>f o u n d <text:s text:c="2"/>o r <text:s text:c="2"/>a g r e e d <text:s text:c="2"/>t o b e <text:s text:c="2"/>d u e , <text:s text:c="2"/>f r o m <text:s text:c="2"/>t h e <text:s text:c="2"/>d u e <text:s text:c="2"/>d a t e <text:s text:c="2"/>u n t i l <text:s text:c="2"/>p a y m e n t . W e <text:s text:c="2"/>a r e <text:s text:c="2"/>h a p p y <text:s text:c="2"/>t o <text:s text:c="2"/>s i g n <text:s text:c="2"/>u p <text:s text:c="2"/>t o <text:s text:c="2"/>t h i s <text:s text:c="2"/>c l a u s e <text:s text:c="2"/>p r o v i d e d <text:s text:c="2"/>i t i s <text:s text:c="2"/>r e c i p r o c a l . <text:s text:c="2"/>C o n t r a c t <text:s text:c="2"/>t e r m s <text:s text:c="2"/>m u s t <text:s text:c="2"/>b e <text:s text:c="2"/>f a i r <text:s text:c="2"/>f o r <text:s text:c="2"/>b o t h p a r t i e s , <text:s text:c="2"/>e i t h e r <text:s text:c="2"/>b o t h <text:s text:c="2"/>p a r t i e s <text:s text:c="2"/>m a y <text:s text:c="2"/>o f f - s e t <text:s text:c="2"/>s u m s <text:s text:c="2"/>d u e , o r <text:s text:c="2"/>n e i t h e r <text:s text:c="2"/>c a n . P l e a s e <text:s text:c="2"/>r e m o v e <text:s text:c="2"/>o r <text:s text:c="2"/>c h a n g e <text:s text:c="2"/>t o : 8 . 1 4 <text:s text:c="2"/>E i t h e r <text:s text:c="2"/>p a r t y <text:s text:c="2"/>m a y , <text:s text:c="2"/>a t <text:s text:c="2"/>a n y <text:s text:c="2"/>t i m e , <text:s text:c="2"/>s e t <text:s text:c="2"/>o f f <text:s text:c="2"/>a n y l i a b i l i t y <text:s text:c="2"/>o f <text:s text:c="2"/>t h e <text:s text:c="2"/>s e c o n d <text:s text:c="2"/>p a r t y <text:s text:c="2"/>t o <text:s text:c="2"/>t h e <text:s text:c="2"/>f i r s t <text:s text:c="2"/>p a r t y a g a i n s t <text:s text:c="2"/>a n y <text:s text:c="2"/>l i a b i l i t y <text:s text:c="2"/>o f <text:s text:c="2"/>t h e <text:s text:c="2"/>f i r s t <text:s text:c="2"/>p a r t y <text:s text:c="2"/>t o <text:s text:c="2"/>t h e <text:s text:c="2"/>s e c o n d p a r t y , <text:s text:c="2"/>w h e t h e r <text:s text:c="2"/>e i t h e r <text:s text:c="2"/>l i a b i l i t y <text:s text:c="2"/>i s <text:s text:c="2"/>p r e s e n t <text:s text:c="2"/>o r <text:s text:c="2"/>f u t u r e , l i q u i d a t e d <text:s text:c="2"/>o r <text:s text:c="2"/>u n l i q u i d a t e d , <text:s text:c="2"/>a n d <text:s text:c="2"/>w h e t h e r <text:s text:c="2"/>o r <text:s text:c="2"/>n o t e i t h e r <text:s text:c="2"/>l i a b i l i t y <text:s text:c="2"/>a r i s e s <text:s text:c="2"/>u n d e r <text:s text:c="2"/>t h i s <text:s text:c="2"/>a g r e e m e n t . <text:s text:c="4"/>A n y e x e r c i s e <text:s text:c="2"/>b y <text:s text:c="2"/>e i t h e r <text:s text:c="2"/>p a r t y <text:s text:c="2"/>o f <text:s text:c="2"/>i t s <text:s text:c="2"/>r i g h t s <text:s text:c="2"/>u n d e r <text:s text:c="2"/>t h i s c l a u s e <text:s text:c="2"/>s h a l l <text:s text:c="2"/>n o t <text:s text:c="2"/>l i m i t <text:s text:c="2"/>o r <text:s text:c="2"/>a f f e c t <text:s text:c="2"/>a n y <text:s text:c="2"/>o t h e r <text:s text:c="2"/>r i g h t s <text:s text:c="2"/>o r r e m e d i e s <text:s text:c="2"/>a v a i l a b l e <text:s text:c="2"/>t o <text:s text:c="2"/>i t <text:s text:c="2"/>u n d e r <text:s text:c="2"/>t h i s <text:s text:c="2"/>a g r e e m e n t <text:s text:c="2"/>o r o t h e r w i s e . C l a u s e <text:s text:c="2"/>9 . 1 <text:s text:c="2"/>i s <text:s text:c="2"/>t o o <text:s text:c="2"/>o p e n , <text:s text:c="2"/>a n d <text:s text:c="2"/>d o e s <text:s text:c="2"/>n o t <text:s text:c="2"/>d e f i n e <text:s text:c="2"/>f o r h o w <text:s text:c="2"/>l o n g <text:s text:c="2"/>t h e <text:s text:c="2"/>c l a u s e s <text:s text:c="2"/>r e m a i n <text:s text:c="2"/>i n <text:s text:c="2"/>e f f e c t <text:s text:c="2"/>f o l l o w i n g t h e <text:s text:c="2"/>e n d <text:s text:c="2"/>o f <text:s text:c="2"/>c o n t r a c t . <text:s text:c="2"/>I n d u s t r y <text:s text:c="2"/>s t a n d a r d <text:s text:c="2"/>i s <text:s text:c="2"/>6 <text:s text:c="2"/>y e a r s f o l l o w i n g <text:s text:c="2"/>c o n t r a c t <text:s text:c="2"/>e n d . <text:s text:c="2"/>C o s t s <text:s text:c="2"/>f o r <text:s text:c="2"/>a u d i t s c o n d u c t e d <text:s text:c="2"/>o u t s i d e <text:s text:c="2"/>o f <text:s text:c="2"/>t h e <text:s text:c="2"/>c o n t r a c t <text:s text:c="2"/>t e r m <text:s text:c="2"/>a r e <text:s text:c="2"/>m e t b y <text:s text:c="2"/>t h e <text:s text:c="2"/>C u s t o m e r . W e <text:s text:c="2"/>a r e <text:s text:c="2"/>h a p p y <text:s text:c="2"/>t o <text:s text:c="2"/>m e e t <text:s text:c="2"/>t h e <text:s text:c="2"/>c l a u s e s , <text:s text:c="2"/>w i t h a m e n d m e n t s , <text:s text:c="2"/>p r o v i d e d <text:s text:c="2"/>t h a t <text:s text:c="2"/>c o n f i d e n t i a l i t y <text:s text:c="2"/>i s m a i n t a i n e d <text:s text:c="2"/>t h r o u g h o u t . <text:s text:c="2"/>A c c e s s <text:s text:c="2"/>t o <text:s text:c="2"/>m e d i c a l r e c o r d s <text:s text:c="2"/>w i l l <text:s text:c="2"/>n o t <text:s text:c="2"/>b e <text:s text:c="2"/>p r o v i d e d <text:s text:c="2"/>w i t h o u t <text:s text:c="2"/>t h e <text:s text:c="2"/>e x p r e s s w r i t t e n <text:s text:c="2"/>c o n s e n t <text:s text:c="2"/>o f <text:s text:c="2"/>e a c h <text:s text:c="2"/>d a t a <text:s text:c="2"/>s u b j e c t . P l e a s e <text:s text:c="2"/>c h a n g e <text:s text:c="2"/>c l a u s e <text:s text:c="2"/>9 . 1 <text:s text:c="2"/>t o : 9 . 1 <text:s text:c="4"/>T h e <text:s text:c="2"/>S u p p l i e r <text:s text:c="2"/>s h a l l , <text:s text:c="2"/>d u r i n g <text:s text:c="2"/>a n d <text:s text:c="2"/>a f t e r <text:s text:c="2"/>t h e <text:s text:c="2"/>t e r m o f <text:s text:c="2"/>t h i s <text:s text:c="2"/>a g r e e m e n t <text:s text:c="2"/>u p <text:s text:c="2"/>t o <text:s text:c="2"/>a <text:s text:c="2"/>p e r i o d <text:s text:c="2"/>o f <text:s text:c="2"/>6 <text:s text:c="2"/>y e a r s , <text:s text:c="2"/>a l l o w t h e <text:s text:c="2"/>C u s t o m e r <text:s text:c="2"/>( o r <text:s text:c="2"/>i t s <text:s text:c="2"/>p r o f e s s i o n a l <text:s text:c="2"/>a d v i s e r s <text:s text:c="2"/>o r a u d i t o r s ) <text:s text:c="2"/>t o <text:s text:c="2"/>a c c e s s <text:s text:c="2"/>t h e <text:s text:c="2"/>S u p p l i e r ’ s <text:s text:c="2"/>p r e m i s e s , p e r s o n n e l , <text:s text:c="2"/>s y s t e m s <text:s text:c="2"/>a n d <text:s text:c="2"/>r e l e v a n t <text:s text:c="2"/>r e c o r d s <text:s text:c="2"/>t o :</text:p>
          </table:table-cell>
          <table:table-cell table:number-columns-repeated="1022"/>
        </table:table-row>
        <table:table-row table:style-name="ro1">
          <table:table-cell office:value-type="string" calcext:value-type="string">
            <text:p>( e x c l u d i n g <text:s text:c="2"/>t h e <text:s text:c="2"/>C u s t o m e r <text:s text:c="2"/>M a t e r i a l s ) . 1 3 . 2 <text:s text:c="6"/>T h e <text:s text:c="2"/>p a r t i e s <text:s text:c="2"/>a c k n o w l e d g e <text:s text:c="2"/>t h a t <text:s text:c="2"/>f o r <text:s text:c="2"/>t h e p u r p o s e s <text:s text:c="2"/>o f <text:s text:c="2"/>t h e <text:s text:c="2"/>D a t a <text:s text:c="2"/>P r o t e c t i o n <text:s text:c="2"/>L e g i s l a t i o n , t h e <text:s text:c="2"/>C u s t o m e r <text:s text:c="2"/>i s <text:s text:c="2"/>t h e <text:s text:c="2"/>D a t a <text:s text:c="2"/>C o n t r o l l e r <text:s text:c="2"/>a n d <text:s text:c="2"/>t h e S u p p l i e r <text:s text:c="2"/>i s <text:s text:c="2"/>t h e <text:s text:c="2"/>D a t a <text:s text:c="2"/>P r o c e s s o r <text:s text:c="2"/>( w h e r e <text:s text:c="2"/>t h e e x p r e s s i o n s <text:s text:c="2"/>D a t a <text:s text:c="2"/>C o n t r o l l e r <text:s text:c="2"/>a n d <text:s text:c="2"/>D a t a P r o c e s s o r <text:s text:c="2"/>h a v e <text:s text:c="2"/>t h e <text:s text:c="2"/>m e a n i n g s <text:s text:c="2"/>a s <text:s text:c="2"/>d e f i n e d <text:s text:c="2"/>i n <text:s text:c="2"/>t h e D a t a <text:s text:c="2"/>P r o t e c t i o n <text:s text:c="2"/>L e g i s l a t i o n ) . <text:s text:c="4"/>S c h e d u l e <text:s text:c="2"/>4 <text:s text:c="2"/>s e t s</text:p>
          </table:table-cell>
          <table:table-cell office:value-type="string" calcext:value-type="string">
            <text:p>C u s t o m e r <text:s text:c="2"/>a l l <text:s text:c="2"/>I n t e l l e c t u a l <text:s text:c="2"/>C o n t e n t <text:s text:c="2"/>R i g h t s g e n e r a t e d <text:s text:c="2"/>i n <text:s text:c="2"/>t h e <text:s text:c="2"/>s u p p l y <text:s text:c="2"/>o f <text:s text:c="2"/>s e r v i c e s . 1 0 . 3 <text:s text:c="28"/>T h e <text:s text:c="2"/>S u p p l i e r : ( a ) <text:s text:c="22"/>N o t <text:s text:c="2"/>U s e d ( b ) <text:s text:c="24"/>a g r e e s <text:s text:c="2"/>n o t <text:s text:c="2"/>t o <text:s text:c="2"/>( a n d <text:s text:c="2"/>s h a l l <text:s text:c="2"/>e n s u r e <text:s text:c="2"/>t h a t a n y <text:s text:c="2"/>r e l e v a n t <text:s text:c="2"/>p e r s o n n e l <text:s text:c="2"/>s h a l l <text:s text:c="2"/>n o t ) <text:s text:c="2"/>i n s t i t u t e , s u p p o r t , <text:s text:c="2"/>m a i n t a i n <text:s text:c="2"/>o r <text:s text:c="2"/>p e r m i t <text:s text:c="2"/>a n y <text:s text:c="2"/>a c t i o n <text:s text:c="2"/>o r <text:s text:c="2"/>c l a i m <text:s text:c="2"/>t o t h e <text:s text:c="2"/>e f f e c t <text:s text:c="2"/>t h a t <text:s text:c="2"/>a n y <text:s text:c="2"/>t r e a t m e n t , <text:s text:c="2"/>e x p l o i t a t i o n <text:s text:c="2"/>o r <text:s text:c="2"/>u s e o f <text:s text:c="2"/>t h e <text:s text:c="2"/>I n t e l l e c t u a l <text:s text:c="2"/>C o n t e n t <text:s text:c="2"/>i n f r i n g e s <text:s text:c="2"/>a n y <text:s text:c="4"/>m o r a l r i g h t s . 1 0 . 4 <text:s text:c="18"/>T h e <text:s text:c="2"/>S u p p l i e r <text:s text:c="2"/>u n d e r t a k e s , <text:s text:c="2"/>a t <text:s text:c="2"/>a n y <text:s text:c="2"/>t i m e e i t h e r <text:s text:c="2"/>d u r i n g <text:s text:c="2"/>o r <text:s text:c="2"/>a f t e r <text:s text:c="2"/>t h e <text:s text:c="2"/>t e r m <text:s text:c="2"/>o f <text:s text:c="2"/>t h i s <text:s text:c="2"/>a g r e e m e n t , t o <text:s text:c="2"/>e x e c u t e <text:s text:c="2"/>a l l <text:s text:c="2"/>d o c u m e n t s , <text:s text:c="2"/>m a k e <text:s text:c="2"/>a l l <text:s text:c="2"/>a p p l i c a t i o n s , g i v e <text:s text:c="2"/>a l l <text:s text:c="2"/>a s s i s t a n c e <text:s text:c="2"/>a n d <text:s text:c="2"/>d o <text:s text:c="2"/>a l l <text:s text:c="2"/>a c t s <text:s text:c="2"/>a n d <text:s text:c="2"/>t h i n g s <text:s text:c="2"/>a s m a y , <text:s text:c="2"/>i n <text:s text:c="2"/>t h e <text:s text:c="2"/>r e a s o n a b l e <text:s text:c="2"/>o p i n i o n <text:s text:c="2"/>o f <text:s text:c="2"/>t h e <text:s text:c="2"/>C u s t o m e r , b e <text:s text:c="2"/>n e c e s s a r y <text:s text:c="2"/>o r <text:s text:c="2"/>d e s i r a b l e <text:s text:c="2"/>t o <text:s text:c="2"/>v e s t <text:s text:c="2"/>t h e <text:s text:c="2"/>I n t e l l e c t u a l C o n t e n t <text:s text:c="2"/>R i g h t s <text:s text:c="2"/>i n . 1 0 . 5 <text:s text:c="20"/>T h e <text:s text:c="2"/>S u p p l i e r : ( a ) <text:s text:c="24"/>w a r r a n t s <text:s text:c="2"/>t h a t <text:s text:c="2"/>t h e <text:s text:c="2"/>r e c e i p t , <text:s text:c="2"/>u s e <text:s text:c="2"/>a n d o n w a r d <text:s text:c="2"/>s u p p l y <text:s text:c="2"/>o f <text:s text:c="2"/>t h e <text:s text:c="2"/>I n t e l l e c t u a l <text:s text:c="2"/>C o n t e n t ( e x c l u d i n g <text:s text:c="2"/>t h e <text:s text:c="2"/>C u s t o m e r <text:s text:c="2"/>M a t e r i a l s ) <text:s text:c="2"/>b y <text:s text:c="2"/>t h e C u s t o m e r <text:s text:c="2"/>a n d <text:s text:c="2"/>i t s <text:s text:c="2"/>p e r m i t t e d <text:s text:c="2"/>s u b - l i c e n s e e s <text:s text:c="2"/>s h a l l n o t <text:s text:c="2"/>i n f r i n g e <text:s text:c="2"/>t h e <text:s text:c="2"/>r i g h t s , <text:s text:c="2"/>i n c l u d i n g <text:s text:c="2"/>a n y <text:s text:c="2"/>I n t e l l e c t u a l C o n t e n t <text:s text:c="2"/>R i g h t s , <text:s text:c="2"/>o f <text:s text:c="2"/>a n y <text:s text:c="2"/>t h i r d <text:s text:c="2"/>p a r t y ; <text:s text:c="2"/>a n d ( b ) <text:s text:c="24"/>s h a l l <text:s text:c="2"/>i n d e m n i f y <text:s text:c="2"/>t h e <text:s text:c="2"/>C u s t o m e r <text:s text:c="2"/>i n <text:s text:c="2"/>f u l l a g a i n s t <text:s text:c="2"/>a l l <text:s text:c="2"/>c o s t s , <text:s text:c="2"/>e x p e n s e s , <text:s text:c="2"/>d a m a g e s <text:s text:c="2"/>a n d l o s s e s , <text:s text:c="2"/>i n c l u d i n g <text:s text:c="2"/>a n y <text:s text:c="2"/>i n t e r e s t , <text:s text:c="2"/>f i n e s , <text:s text:c="2"/>l e g a l <text:s text:c="2"/>a n d o t h e r <text:s text:c="2"/>p r o f e s s i o n a l <text:s text:c="2"/>f e e s <text:s text:c="2"/>a n d <text:s text:c="2"/>e x p e n s e s <text:s text:c="2"/>a w a r d e d a g a i n s t <text:s text:c="2"/>o r <text:s text:c="2"/>i n c u r r e d <text:s text:c="2"/>o r <text:s text:c="2"/>p a i d <text:s text:c="2"/>b y <text:s text:c="2"/>t h e <text:s text:c="2"/>C u s t o m e r <text:s text:c="2"/>a s <text:s text:c="2"/>a r e s u l t <text:s text:c="2"/>o f <text:s text:c="2"/>o r <text:s text:c="2"/>i n <text:s text:c="2"/>c o n n e c t i o n <text:s text:c="2"/>w i t h <text:s text:c="2"/>a n y <text:s text:c="2"/>c l a i m <text:s text:c="2"/>b r o u g h t a g a i n s t <text:s text:c="2"/>t h e <text:s text:c="2"/>C u s t o m e r <text:s text:c="2"/>f o r <text:s text:c="2"/>a c t u a l <text:s text:c="2"/>o r <text:s text:c="2"/>a l l e g e d i n f r i n g e m e n t <text:s text:c="2"/>o f <text:s text:c="2"/>a <text:s text:c="2"/>t h i r d <text:s text:c="2"/>p a r t y ' s <text:s text:c="2"/>I n t e l l e c t u a l <text:s text:c="2"/>C o n t e n t R i g h t s <text:s text:c="2"/>a r i s i n g <text:s text:c="2"/>o u t <text:s text:c="2"/>o f , <text:s text:c="2"/>o r <text:s text:c="2"/>i n <text:s text:c="2"/>c o n n e c t i o n <text:s text:c="2"/>w i t h , <text:s text:c="2"/>t h e r e c e i p t , <text:s text:c="2"/>u s e <text:s text:c="2"/>o r <text:s text:c="2"/>s u p p l y <text:s text:c="2"/>o f <text:s text:c="2"/>t h e <text:s text:c="2"/>S e r v i c e s <text:s text:c="2"/>a n d / o r <text:s text:c="2"/>t h e D e l i v e r a b l e s <text:s text:c="2"/>( e x c l u d i n g <text:s text:c="2"/>t h e <text:s text:c="2"/>C u s t o m e r <text:s text:c="2"/>M a t e r i a l s )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text:p>
          </table:table-cell>
          <table:table-cell table:number-columns-repeated="1022"/>
        </table:table-row>
        <table:table-row table:style-name="ro1">
          <table:table-cell office:value-type="string" calcext:value-type="string">
            <text:p>w h i c h <text:s text:c="2"/>i t <text:s text:c="2"/>i s <text:s text:c="2"/>( o r <text:s text:c="2"/>t h e y <text:s text:c="2"/>a r e ) <text:s text:c="2"/>n o w <text:s text:c="2"/>o r <text:s text:c="2"/>m a y <text:s text:c="2"/>a t <text:s text:c="2"/>a n y f u t u r e <text:s text:c="2"/>t i m e <text:s text:c="2"/>b e <text:s text:c="2"/>e n t i t l e d <text:s text:c="2"/>u n d e r <text:s text:c="2"/>C h a p t e r <text:s text:c="2"/>I V <text:s text:c="2"/>o f <text:s text:c="2"/>t h e C o p y r i g h t <text:s text:c="2"/>D e s i g n s <text:s text:c="2"/>a n d <text:s text:c="2"/>P a t e n t s <text:s text:c="2"/>A c t <text:s text:c="2"/>1 9 8 8 <text:s text:c="2"/>o r a n y <text:s text:c="2"/>s i m i l a r <text:s text:c="2"/>p r o v i s i o n s <text:s text:c="2"/>o f <text:s text:c="2"/>l a w <text:s text:c="2"/>i n <text:s text:c="2"/>a n y <text:s text:c="2"/>j u r i s d i c t i o n , i n c l u d i n g <text:s text:c="2"/>( b u t <text:s text:c="2"/>w i t h o u t <text:s text:c="2"/>l i m i t a t i o n ) <text:s text:c="2"/>t h e <text:s text:c="2"/>r i g h t <text:s text:c="2"/>t o <text:s text:c="2"/>b e i d e n t i f i e d , <text:s text:c="2"/>t h e <text:s text:c="2"/>r i g h t <text:s text:c="2"/>o f <text:s text:c="2"/>i n t e g r i t y <text:s text:c="2"/>a n d <text:s text:c="2"/>t h e <text:s text:c="2"/>r i g h t a g a i n s t <text:s text:c="2"/>f a l s e <text:s text:c="2"/>a t t r i b u t i o n ; <text:s text:c="2"/>a n d ( b ) <text:s text:c="24"/>a g r e e s <text:s text:c="2"/>n o t <text:s text:c="2"/>t o <text:s text:c="2"/>( a n d <text:s text:c="2"/>s h a l l <text:s text:c="2"/>e n s u r e <text:s text:c="2"/>t h a t a n y <text:s text:c="2"/>r e l e v a n t <text:s text:c="2"/>p e r s o n n e l <text:s text:c="2"/>s h a l l <text:s text:c="2"/>n o t ) <text:s text:c="2"/>i n s t i t u t e , s u p p o r t , <text:s text:c="2"/>m a i n t a i n <text:s text:c="2"/>o r <text:s text:c="2"/>p e r m i t <text:s text:c="2"/>a n y <text:s text:c="2"/>a c t i o n <text:s text:c="2"/>o r <text:s text:c="2"/>c l a i m t o <text:s text:c="2"/>t h e <text:s text:c="2"/>e f f e c t <text:s text:c="2"/>t h a t <text:s text:c="2"/>a n y <text:s text:c="2"/>t r e a t m e n t , <text:s text:c="2"/>e x p l o i t a t i o n <text:s text:c="2"/>o r u s e <text:s text:c="2"/>o f <text:s text:c="2"/>t h e <text:s text:c="2"/>S e r v i c e s <text:s text:c="2"/>o r <text:s text:c="2"/>t h e <text:s text:c="2"/>D e l i v e r a b l e s i n f r i n g e s <text:s text:c="2"/>a n y <text:s text:c="2"/>s u c h <text:s text:c="2"/>m o r a l <text:s text:c="2"/>r i g h t s . 1 0 . 4 <text:s text:c="18"/>T h e <text:s text:c="2"/>S u p p l i e r <text:s text:c="2"/>u n d e r t a k e s , <text:s text:c="2"/>a t <text:s text:c="2"/>a n y <text:s text:c="2"/>t i m e e i t h e r <text:s text:c="2"/>d u r i n g <text:s text:c="2"/>o r <text:s text:c="2"/>a f t e r <text:s text:c="2"/>t h e <text:s text:c="2"/>t e r m <text:s text:c="2"/>o f <text:s text:c="2"/>t h i s a g r e e m e n t , <text:s text:c="2"/>t o <text:s text:c="2"/>e x e c u t e <text:s text:c="2"/>a l l <text:s text:c="2"/>d o c u m e n t s , <text:s text:c="2"/>m a k e <text:s text:c="2"/>a l l a p p l i c a t i o n s , <text:s text:c="2"/>g i v e <text:s text:c="2"/>a l l <text:s text:c="2"/>a s s i s t a n c e <text:s text:c="2"/>a n d <text:s text:c="2"/>d o <text:s text:c="2"/>a l l <text:s text:c="2"/>a c t s a n d <text:s text:c="2"/>t h i n g s <text:s text:c="2"/>a s <text:s text:c="2"/>m a y , <text:s text:c="2"/>i n <text:s text:c="2"/>t h e <text:s text:c="2"/>r e a s o n a b l e <text:s text:c="2"/>o p i n i o n o f <text:s text:c="2"/>t h e <text:s text:c="2"/>C u s t o m e r , <text:s text:c="2"/>b e <text:s text:c="2"/>n e c e s s a r y <text:s text:c="2"/>o r <text:s text:c="2"/>d e s i r a b l e <text:s text:c="2"/>t o v e s t <text:s text:c="2"/>t h e <text:s text:c="2"/>I n t e l l e c t u a l <text:s text:c="2"/>P r o p e r t y <text:s text:c="2"/>R i g h t s <text:s text:c="2"/>i n , <text:s text:c="2"/>a n d <text:s text:c="2"/>t o r e g i s t e r <text:s text:c="2"/>t h e m <text:s text:c="2"/>i n , <text:s text:c="2"/>t h e <text:s text:c="2"/>n a m e <text:s text:c="2"/>o f <text:s text:c="2"/>t h e <text:s text:c="2"/>C u s t o m e r , a n d <text:s text:c="2"/>o t h e r w i s e <text:s text:c="2"/>t o <text:s text:c="2"/>p r o t e c t <text:s text:c="2"/>a n d <text:s text:c="2"/>m a i n t a i n <text:s text:c="2"/>t h e I n t e l l e c t u a l <text:s text:c="2"/>P r o p e r t y <text:s text:c="2"/>R i g h t s <text:s text:c="2"/>i n <text:s text:c="2"/>t h e <text:s text:c="2"/>S e r v i c e s <text:s text:c="2"/>a n d t h e <text:s text:c="2"/>D e l i v e r a b l e s . 1 0 . 5 <text:s text:c="20"/>T h e <text:s text:c="2"/>S u p p l i e r : ( a ) <text:s text:c="24"/>w a r r a n t s <text:s text:c="2"/>t h a t <text:s text:c="2"/>t h e <text:s text:c="2"/>r e c e i p t , <text:s text:c="2"/>u s e <text:s text:c="2"/>a n d o n w a r d <text:s text:c="2"/>s u p p l y <text:s text:c="2"/>o f <text:s text:c="2"/>t h e <text:s text:c="2"/>S e r v i c e s <text:s text:c="2"/>a n d <text:s text:c="2"/>t h e D e l i v e r a b l e s <text:s text:c="2"/>( e x c l u d i n g <text:s text:c="2"/>t h e <text:s text:c="2"/>C u s t o m e r M a t e r i a l s ) <text:s text:c="2"/>b y <text:s text:c="2"/>t h e <text:s text:c="2"/>C u s t o m e r <text:s text:c="2"/>a n d <text:s text:c="2"/>i t s <text:s text:c="2"/>p e r m i t t e d s u b - l i c e n s e e s <text:s text:c="2"/>s h a l l <text:s text:c="2"/>n o t <text:s text:c="2"/>i n f r i n g e <text:s text:c="2"/>t h e <text:s text:c="2"/>r i g h t s , i n c l u d i n g <text:s text:c="2"/>a n y <text:s text:c="2"/>I n t e l l e c t u a l <text:s text:c="2"/>P r o p e r t y <text:s text:c="2"/>R i g h t s , <text:s text:c="2"/>o f a n y <text:s text:c="2"/>t h i r d <text:s text:c="2"/>p a r t y ; <text:s text:c="2"/>a n d ( b ) <text:s text:c="24"/>s h a l l <text:s text:c="2"/>i n d e m n i f y <text:s text:c="2"/>t h e <text:s text:c="2"/>C u s t o m e r <text:s text:c="2"/>i n <text:s text:c="2"/>f u l l a g a i n s t <text:s text:c="2"/>a l l <text:s text:c="2"/>c o s t s , <text:s text:c="2"/>e x p e n s e s , <text:s text:c="2"/>d a m a g e s <text:s text:c="2"/>a n d l o s s e s , <text:s text:c="2"/>i n c l u d i n g <text:s text:c="2"/>a n y <text:s text:c="2"/>i n t e r e s t , <text:s text:c="2"/>f i n e s , <text:s text:c="2"/>l e g a l <text:s text:c="2"/>a n d o t h e r <text:s text:c="2"/>p r o f e s s i o n a l <text:s text:c="2"/>f e e s <text:s text:c="2"/>a n d <text:s text:c="2"/>e x p e n s e s <text:s text:c="2"/>a w a r d e d a g a i n s t <text:s text:c="2"/>o r <text:s text:c="2"/>i n c u r r e d <text:s text:c="2"/>o r <text:s text:c="2"/>p a i d <text:s text:c="2"/>b y <text:s text:c="2"/>t h e <text:s text:c="2"/>C u s t o m e r <text:s text:c="2"/>a s a <text:s text:c="2"/>r e s u l t <text:s text:c="2"/>o f <text:s text:c="2"/>o r <text:s text:c="2"/>i n <text:s text:c="2"/>c o n n e c t i o n <text:s text:c="2"/>w i t h <text:s text:c="2"/>a n y <text:s text:c="2"/>c l a i m b r o u g h t <text:s text:c="2"/>a g a i n s t <text:s text:c="2"/>t h e <text:s text:c="2"/>C u s t o m e r <text:s text:c="2"/>f o r <text:s text:c="2"/>a c t u a l <text:s text:c="2"/>o r a l l e g e d <text:s text:c="2"/>i n f r i n g e m e n t <text:s text:c="2"/>o f <text:s text:c="2"/>a <text:s text:c="2"/>t h i r d <text:s text:c="2"/>p a r t y ' s I n t e l l e c t u a l <text:s text:c="2"/>P r o p e r t y <text:s text:c="2"/>R i g h t s <text:s text:c="2"/>a r i s i n g <text:s text:c="2"/>o u t <text:s text:c="2"/>o f , <text:s text:c="2"/>o r <text:s text:c="2"/>i n c o n n e c t i o n <text:s text:c="2"/>w i t h , <text:s text:c="2"/>t h e <text:s text:c="2"/>r e c e i p t , <text:s text:c="2"/>u s e <text:s text:c="2"/>o r <text:s text:c="2"/>s u p p l y <text:s text:c="2"/>o f t h e <text:s text:c="2"/>S e r v i c e s <text:s text:c="2"/>a n d / o r <text:s text:c="2"/>t h e <text:s text:c="2"/>D e l i v e r a b l e s</text:p>
          </table:table-cell>
          <table:table-cell office:value-type="string" calcext:value-type="string">
            <text:p>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text:s text:c="2"/>a l l t h e <text:s text:c="2"/>I n t e l l e c t u a l <text:s text:c="2"/>p r o p e r t y <text:s text:c="2"/>o f <text:s text:c="2"/>t h e <text:s text:c="2"/>p r o v i d e r <text:s text:c="2"/>w h i c h <text:s text:c="2"/>i n t e r m s <text:s text:c="2"/>o f <text:s text:c="2"/>v a l u e , <text:s text:c="2"/>i s <text:s text:c="2"/>l i k e l y <text:s text:c="2"/>t o <text:s text:c="2"/>s i g n i f i c a n t l y <text:s text:c="2"/>e x c e e d <text:s text:c="2"/>t h e v a l u e <text:s text:c="2"/>o f <text:s text:c="2"/>t h e <text:s text:c="2"/>c o n t r a c t <text:s text:c="2"/>t e r m ; <text:s text:c="2"/>h o w e v e r <text:s text:c="2"/>l o n g <text:s text:c="2"/>t h a t <text:s text:c="2"/>m a y b e . <text:s text:c="2"/>I t <text:s text:c="2"/>w o u l d <text:s text:c="2"/>n o t <text:s text:c="2"/>b e <text:s text:c="2"/>r e a s o n a b l e <text:s text:c="2"/>f o r <text:s text:c="2"/>e x a m p l e <text:s text:c="2"/>f o r 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text:s text:c="2"/>w h a t e v e r f o r m <text:s text:c="2"/>i t <text:s text:c="2"/>i s <text:s text:c="2"/>p r o v i d e d <text:s text:c="2"/>b y <text:s text:c="2"/>t h e <text:s text:c="2"/>p r o v i d e r <text:s text:c="2"/>d u r i n g <text:s text:c="2"/>o r <text:s text:c="2"/>a t <text:s text:c="2"/>t h e 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text:s text:c="2"/>I P 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text:s text:c="2"/>a n d 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t o : 1 0 . 2 <text:s text:c="30"/>T h e <text:s text:c="2"/>S u p p l i e r <text:s text:c="2"/>h e r e b y <text:s text:c="2"/>a s s i g n s <text:s text:c="2"/>t o <text:s text:c="2"/>t h e</text:p>
          </table:table-cell>
          <table:table-cell table:number-columns-repeated="1022"/>
        </table:table-row>
        <table:table-row table:style-name="ro1">
          <table:table-cell office:value-type="string" calcext:value-type="string">
            <text:p>t h e <text:s text:c="2"/>l o c a l <text:s text:c="2"/>g o v e r n m e n t <text:s text:c="2"/>o m b u d s m a n <text:s text:c="2"/>o r <text:s text:c="2"/>a n y a u d i t o r <text:s text:c="2"/>o r <text:s text:c="2"/>a u d i t <text:s text:c="2"/>a u t h o r i t y ; <text:s text:c="2"/>a n d / o r ( f ) <text:s text:c="26"/>e n a b l e <text:s text:c="2"/>t h e <text:s text:c="2"/>N a t i o n a l <text:s text:c="2"/>A u d i t <text:s text:c="2"/>O f f i c e , <text:s text:c="2"/>t h e l o c a l <text:s text:c="2"/>g o v e r n m e n t <text:s text:c="2"/>o m b u d s m a n <text:s text:c="2"/>a n d <text:s text:c="2"/>a n y <text:s text:c="2"/>o t h e r a u d i t o r , <text:s text:c="2"/>a u t h o r i t y <text:s text:c="2"/>o r <text:s text:c="2"/>r e g u l a t o r <text:s text:c="2"/>t o <text:s text:c="2"/>c a r r y <text:s text:c="2"/>o u t <text:s text:c="2"/>a n y r e l e v a n t <text:s text:c="2"/>i n s p e c t i o n <text:s text:c="2"/>o r <text:s text:c="2"/>e x a m i n a t i o n . 9 . 3 <text:s text:c="8"/>T h e <text:s text:c="2"/>C u s t o m e r <text:s text:c="2"/>s h a l l <text:s text:c="2"/>p r o v i d e <text:s text:c="2"/>a t <text:s text:c="2"/>l e a s t <text:s text:c="2"/>f i v e B u s i n e s s <text:s text:c="2"/>D a y s ' <text:s text:c="2"/>n o t i c e <text:s text:c="2"/>o f <text:s text:c="2"/>i t s <text:s text:c="2"/>i n t e n t i o n <text:s text:c="2"/>t o c o n d u c t <text:s text:c="2"/>a n <text:s text:c="2"/>a u d i t , <text:s text:c="2"/>u n l e s s <text:s text:c="2"/>e a r l i e r <text:s text:c="2"/>a c c e s s <text:s text:c="2"/>i s r e q u i r e d <text:s text:c="2"/>b y <text:s text:c="2"/>a n y <text:s text:c="2"/>o r d e r , <text:s text:c="2"/>a u d i t o r , <text:s text:c="2"/>a u t h o r i t y <text:s text:c="2"/>o r r e g u l a t o r . 9 . 4 <text:s text:c="2"/>T h e <text:s text:c="2"/>C u s t o m e r <text:s text:c="2"/>a n d <text:s text:c="2"/>i t s <text:s text:c="2"/>p r o f e s s i o n a l a d v i s e r s <text:s text:c="2"/>s h a l l <text:s text:c="2"/>h a v e <text:s text:c="2"/>t h e <text:s text:c="2"/>r i g h t <text:s text:c="2"/>t o <text:s text:c="2"/>t a k e <text:s text:c="2"/>c o p i e s <text:s text:c="2"/>o f a n y <text:s text:c="2"/>r e c o r d s <text:s text:c="2"/>w h i c h <text:s text:c="2"/>t h e y <text:s text:c="2"/>r e a s o n a b l y <text:s text:c="2"/>r e q u i r e <text:s text:c="2"/>a n d r e m o v e <text:s text:c="2"/>s u c h <text:s text:c="2"/>c o p i e s <text:s text:c="2"/>a n d <text:s text:c="2"/>t h e <text:s text:c="2"/>S u p p l i e r <text:s text:c="2"/>s h a l l p r o v i d e <text:s text:c="2"/>t h e <text:s text:c="2"/>n e c e s s a r y <text:s text:c="2"/>f a c i l i t i e s <text:s text:c="2"/>t o <text:s text:c="2"/>a s s i s t <text:s text:c="2"/>i n c o p y i n g <text:s text:c="2"/>f r e e <text:s text:c="2"/>o f <text:s text:c="2"/>c h a r g e . 1 0 . 2 <text:s text:c="30"/>T h e <text:s text:c="2"/>S u p p l i e r <text:s text:c="2"/>h e r e b y <text:s text:c="2"/>a s s i g n s <text:s text:c="2"/>t o t h e <text:s text:c="2"/>C u s t o m e r <text:s text:c="2"/>a l l <text:s text:c="2"/>e x i s t i n g <text:s text:c="2"/>a n d <text:s text:c="2"/>f u t u r e <text:s text:c="2"/>I n t e l l e c t u a l P r o p e r t y <text:s text:c="2"/>R i g h t s <text:s text:c="2"/>i n <text:s text:c="2"/>t h e <text:s text:c="2"/>S e r v i c e s <text:s text:c="2"/>a n d <text:s text:c="2"/>t h e D e l i v e r a b l e s <text:s text:c="2"/>t o <text:s text:c="2"/>t h e <text:s text:c="2"/>f u l l e s t <text:s text:c="2"/>e x t e n t <text:s text:c="2"/>p e r m i t t e d <text:s text:c="2"/>b y l a w . <text:s text:c="4"/>I n s o f a r <text:s text:c="2"/>a s <text:s text:c="2"/>t h e y <text:s text:c="2"/>d o <text:s text:c="2"/>n o t <text:s text:c="2"/>v e s t <text:s text:c="2"/>a u t o m a t i c a l l y b y <text:s text:c="2"/>o p e r a t i o n <text:s text:c="2"/>o f <text:s text:c="2"/>l a w <text:s text:c="2"/>o r <text:s text:c="2"/>u n d e r <text:s text:c="2"/>t h i s <text:s text:c="2"/>a g r e e m e n t , t h e <text:s text:c="2"/>S u p p l i e r <text:s text:c="2"/>h o l d s <text:s text:c="2"/>l e g a l <text:s text:c="2"/>t i t l e <text:s text:c="2"/>i n <text:s text:c="2"/>t h e <text:s text:c="2"/>s a m e <text:s text:c="2"/>o n t r u s t <text:s text:c="2"/>f o r <text:s text:c="2"/>t h e <text:s text:c="2"/>C u s t o m e r . 1 0 . 3 <text:s text:c="28"/>T h e <text:s text:c="2"/>S u p p l i e r : ( a ) <text:s text:c="24"/>w a i v e s <text:s text:c="2"/>( a n d <text:s text:c="2"/>s h a l l <text:s text:c="2"/>p r o c u r e <text:s text:c="2"/>t h a n <text:s text:c="2"/>a n y r e l e v a n t <text:s text:c="2"/>p e r s o n n e l <text:s text:c="2"/>s h a l l <text:s text:c="2"/>w a i v e ) <text:s text:c="2"/>a n y <text:s text:c="2"/>m o r a l r i g h t s <text:s text:c="2"/>i n <text:s text:c="2"/>t h e <text:s text:c="2"/>S e r v i c e s <text:s text:c="2"/>a n d <text:s text:c="2"/>t h e <text:s text:c="2"/>D e l i v e r a b l e s <text:s text:c="2"/>t o</text:p>
          </table:table-cell>
          <table:table-cell office:value-type="string" calcext:value-type="string">
            <text:p>N o t i c e <text:s text:c="2"/>o f <text:s text:c="2"/>a c c e s s <text:s text:c="2"/>t o <text:s text:c="2"/>p r e m i s e s <text:s text:c="2"/>m u s t <text:s text:c="2"/>b e <text:s text:c="2"/>p r o v i d e d , a s <text:s text:c="2"/>c o n f i d e n t i a l <text:s text:c="2"/>t e l e p h o n e <text:s text:c="2"/>c o n v e r s a t i o n s <text:s text:c="2"/>a r e c o n d u c t e d <text:s text:c="2"/>t h a t <text:s text:c="2"/>w e <text:s text:c="2"/>c o u l d <text:s text:c="2"/>n o t <text:s text:c="2"/>c o n d u c t <text:s text:c="2"/>d u r i n g <text:s text:c="2"/>a n o n - s i t e <text:s text:c="2"/>a u d i t . P l e a s e <text:s text:c="2"/>c h a n g e <text:s text:c="2"/>t o : 9 . 3 <text:s text:c="8"/>T h e <text:s text:c="2"/>C u s t o m e r <text:s text:c="2"/>s h a l l <text:s text:c="2"/>p r o v i d e <text:s text:c="2"/>a t <text:s text:c="2"/>l e a s t <text:s text:c="2"/>f i v e B u s i n e s s <text:s text:c="2"/>D a y s ' <text:s text:c="2"/>n o t i c e <text:s text:c="2"/>o f <text:s text:c="2"/>i t s <text:s text:c="2"/>i n t e n t i o n <text:s text:c="2"/>t o <text:s text:c="2"/>c o n d u c t a n <text:s text:c="2"/>a u d i t , <text:s text:c="2"/>u n l e s s <text:s text:c="2"/>e a r l i e r <text:s text:c="2"/>a c c e s s <text:s text:c="2"/>i s <text:s text:c="2"/>r e q u i r e d <text:s text:c="2"/>b y <text:s text:c="2"/>a n y o r d e r , <text:s text:c="2"/>a u d i t o r , <text:s text:c="2"/>a u t h o r i t y <text:s text:c="2"/>o r <text:s text:c="2"/>r e g u l a t o r , <text:s text:c="2"/>i n <text:s text:c="2"/>w h i c h c a s e <text:s text:c="2"/>n o t i c e <text:s text:c="2"/>w i l l <text:s text:c="2"/>b e <text:s text:c="2"/>p r o v i d e d <text:s text:c="2"/>n o <text:s text:c="2"/>l e s s <text:s text:c="2"/>t h a n <text:s text:c="2"/>2 B u s i n e s s <text:s text:c="2"/>D a y s <text:s text:c="2"/>i n <text:s text:c="2"/>a d v a n c e . F o r <text:s text:c="2"/>i n f o r m a t i o n <text:s text:c="2"/>o n l y , <text:s text:c="2"/>n o <text:s text:c="2"/>c h a n g e <text:s text:c="2"/>r e q u i r e d : A s <text:s text:c="2"/>a b o v e , <text:s text:c="2"/>m e d i c a l <text:s text:c="2"/>r e c o r d s <text:s text:c="2"/>w i l l <text:s text:c="2"/>n o t <text:s text:c="2"/>b e <text:s text:c="2"/>p r o v i d e d w i t h o u t <text:s text:c="2"/>t h e <text:s text:c="2"/>e x p r e s s <text:s text:c="2"/>w r i t t e n <text:s text:c="2"/>c o n s e n t <text:s text:c="2"/>o f <text:s text:c="2"/>t h e <text:s text:c="2"/>d a t a s u b j e c t . T h e <text:s text:c="2"/>C u s t o m e r <text:s text:c="2"/>h a s <text:s text:c="2"/>a c c e s s <text:s text:c="2"/>t o <text:s text:c="2"/>a l l <text:s text:c="2"/>i n f o r m a t i o n o n l i n e <text:s text:c="2"/>a n d <text:s text:c="2"/>c a n <text:s text:c="2"/>d o w n l o a d <text:s text:c="2"/>a n d <text:s text:c="2"/>p r i n t <text:s text:c="2"/>i n f o r m a t i o n <text:s text:c="2"/>a t a n y <text:s text:c="2"/>t i m e <text:s text:c="2"/>a s <text:s text:c="2"/>t h e y <text:s text:c="2"/>w i s h <text:s text:c="2"/>– <text:s text:c="2"/>t h e r e <text:s text:c="2"/>i s <text:s text:c="2"/>n o <text:s text:c="2"/>n e e d <text:s text:c="2"/>f o r c o p y i n g <text:s text:c="2"/>f a c i l i t i e s <text:s text:c="2"/>a n d <text:s text:c="2"/>w e <text:s text:c="2"/>w o u l d <text:s text:c="2"/>n o t <text:s text:c="2"/>p r i n t <text:s text:c="2"/>o r <text:s text:c="2"/>c o p y i n f o r m a t i o n <text:s text:c="2"/>f o r <text:s text:c="2"/>t h e <text:s text:c="2"/>c u s t o m e r , <text:s text:c="2"/>a s <text:s text:c="2"/>t h i s <text:s text:c="2"/>c a n <text:s text:c="2"/>b e <text:s text:c="2"/>d o n e a t <text:s text:c="2"/>a n y <text:s text:c="2"/>t i m e <text:s text:c="2"/>b y <text:s text:c="2"/>t h e <text:s text:c="2"/>c u s t o m e r <text:s text:c="2"/>w h e n <text:s text:c="2"/>n e e d e d . <text:s text:c="4"/>W e a d v i s e <text:s text:c="2"/>t h a t <text:s text:c="2"/>p r i n t i n g <text:s text:c="2"/>a n d <text:s text:c="2"/>c o p y i n g <text:s text:c="2"/>w i l l <text:s text:c="2"/>n o t <text:s text:c="2"/>m e e t <text:s text:c="2"/>t h e s u s t a i n a b i l i t y <text:s text:c="2"/>a n d <text:s text:c="2"/>s o c i a l <text:s text:c="2"/>v a l u e <text:s text:c="2"/>r e q u i r e m e n t s <text:s text:c="2"/>o f t h i s <text:s text:c="2"/>c o n t r a c t . T h e s e <text:s text:c="2"/>I P R <text:s text:c="2"/>c l a u s e s <text:s text:c="2"/>a r e <text:s text:c="2"/>s o m e <text:s text:c="2"/>o f <text:s text:c="2"/>t h e <text:s text:c="2"/>m o s t <text:s text:c="2"/>d a t e d c l a u s e s <text:s text:c="2"/>w e <text:s text:c="2"/>h a v e <text:s text:c="2"/>b e e n <text:s text:c="2"/>a s k e d <text:s text:c="2"/>t o <text:s text:c="2"/>s i g n <text:s text:c="2"/>u p <text:s text:c="2"/>t o <text:s text:c="2"/>i n y e a r s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text:s text:c="2"/>a n y 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text:p>
          </table:table-cell>
          <table:table-cell table:number-columns-repeated="1022"/>
        </table:table-row>
        <table:table-row table:style-name="ro1">
          <table:table-cell office:value-type="string" calcext:value-type="string">
            <text:p>C a l l - O f f <text:s text:c="2"/>C l a u s e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P l e a s e <text:s text:c="2"/>a m e n d <text:s text:c="2"/>t o :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e i t h e r p a r t y <text:s text:c="2"/>( i n c l u d i n g <text:s text:c="2"/>a n y <text:s text:c="2"/>s u m <text:s text:c="2"/>w h i c h <text:s text:c="2"/>t h e <text:s text:c="2"/>f i r s t <text:s text:c="2"/>p a r t y <text:s text:c="2"/>i s l i a b l e <text:s text:c="2"/>t o <text:s text:c="2"/>p a y <text:s text:c="2"/>t o <text:s text:c="2"/>t h e <text:s text:c="2"/>s e c o n d <text:s text:c="2"/>p a r t y <text:s text:c="2"/>i n <text:s text:c="2"/>r e s p e c t <text:s text:c="2"/>o f a n y <text:s text:c="2"/>b r e a c h <text:s text:c="2"/>o f <text:s text:c="2"/>t h e <text:s text:c="2"/>C o n t r a c t ) , <text:s text:c="2"/>t h e <text:s text:c="2"/>s e c o n d <text:s text:c="2"/>p a r t y m a y <text:s text:c="2"/>u n i l a t e r a l l y <text:s text:c="2"/>d e d u c t <text:s text:c="2"/>t h a t <text:s text:c="2"/>s u m <text:s text:c="2"/>f r o m <text:s text:c="2"/>a n y <text:s text:c="2"/>s u m t h e n <text:s text:c="2"/>d u e , <text:s text:c="2"/>o r <text:s text:c="2"/>w h i c h <text:s text:c="2"/>a t <text:s text:c="2"/>a n y <text:s text:c="2"/>l a t e r <text:s text:c="2"/>t i m e <text:s text:c="2"/>m a y <text:s text:c="2"/>b e c o m e d u e <text:s text:c="2"/>t o <text:s text:c="2"/>t h e <text:s text:c="2"/>f i r s t <text:s text:c="2"/>p a r t y <text:s text:c="2"/>u n d e r <text:s text:c="2"/>t h e <text:s text:c="2"/>C o n t r a c t <text:s text:c="2"/>o r <text:s text:c="2"/>u n d e r a n y <text:s text:c="2"/>o t h e r <text:s text:c="2"/>a g r e e m e n t <text:s text:c="2"/>o r <text:s text:c="2"/>c o n t r a c t <text:s text:c="2"/>w i t h <text:s text:c="2"/>t h e C u s t o m e r . . . . 1 1 . 3 . 3 <text:s text:c="2"/>N o t <text:s text:c="2"/>U s e d O R 1 1 . 3 . 1 <text:s text:c="2"/>T h e <text:s text:c="2"/>C u s t o m e r <text:s text:c="2"/>s h a l l <text:s text:c="2"/>m a k e <text:s text:c="2"/>a n y <text:s text:c="2"/>p a y m e n t s d u e <text:s text:c="2"/>t o <text:s text:c="2"/>t h e <text:s text:c="2"/>S e r v i c e <text:s text:c="2"/>P r o v i d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C u s t o m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S e r v i c e <text:s text:c="2"/>P r o v i d e r <text:s text:c="2"/>t o <text:s text:c="2"/>t h e <text:s text:c="2"/>C u s t o m e r . . . .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text:p>
          </table:table-cell>
          <table:table-cell table:number-columns-repeated="1022"/>
        </table:table-row>
        <table:table-row table:style-name="ro1">
          <table:table-cell office:value-type="string" calcext:value-type="string">
            <text:p>C a l l - O f f <text:s text:c="2"/>C l a u s e Q u a l i t y <text:s text:c="2"/>S t a n d a r d s P r e - e m p l o y m e n t <text:s text:c="2"/>c h e c k <text:s text:c="2"/>f o r <text:s text:c="2"/>s a f e t y <text:s text:c="2"/>c r i t i c a l <text:s text:c="2"/>o r s t a t u t o r y <text:s text:c="2"/>p o s t s : <text:s text:c="2"/>R e s p o n s e <text:s text:c="2"/>r e c e i v e d <text:s text:c="2"/>w i t h i n <text:s text:c="2"/>t w o ( 2 ) <text:s text:c="2"/>w o r k i n g <text:s text:c="2"/>d a y s <text:s text:c="2"/>o f <text:s text:c="2"/>t h e <text:s text:c="2"/>r e f e r r a l <text:s text:c="2"/>d a t e . Q u a l i t y <text:s text:c="2"/>S t a n d a r d s I n - s e r v i c e <text:s text:c="2"/>r e f e r r a l : <text:s text:c="2"/>E m p l o y e e s <text:s text:c="2"/>s h o u l d <text:s text:c="2"/>b e <text:s text:c="2"/>g i v e n f i v e <text:s text:c="2"/>( 5 ) <text:s text:c="2"/>w o r k i n g <text:s text:c="2"/>d a y s ’ <text:s text:c="2"/>n o t i c e <text:s text:c="2"/>o f <text:s text:c="2"/>r e f e r r a l a p p o i n t m e n t s . <text:s text:c="2"/>A d v i c e <text:s text:c="2"/>s h o u l d <text:s text:c="2"/>b e <text:s text:c="2"/>r e c e i v e d <text:s text:c="2"/>w i t h i n t w o <text:s text:c="2"/>( 2 ) <text:s text:c="2"/>w o r k i n g <text:s text:c="2"/>d a y s <text:s text:c="2"/>o f <text:s text:c="2"/>a p p o i n t m e n t . A p p o i n t m e n t s <text:s text:c="2"/>s h o u l d <text:s text:c="2"/>t a k e <text:s text:c="2"/>p l a c e <text:s text:c="2"/>w i t h i n <text:s text:c="2"/>e i g h t <text:s text:c="2"/>( 8 ) w o r k i n g <text:s text:c="2"/>d a y s <text:s text:c="2"/>o f <text:s text:c="2"/>t h e <text:s text:c="2"/>r e c e i p t <text:s text:c="2"/>o f <text:s text:c="2"/>r e f e r r a l .</text:p>
          </table:table-cell>
          <table:table-cell office:value-type="string" calcext:value-type="string">
            <text:p>H e a l e s <text:s text:c="2"/>M e d i c a l <text:s text:c="2"/>A g r e e m e n t T h i s <text:s text:c="2"/>c a n <text:s text:c="2"/>b e <text:s text:c="2"/>a c h i e v e d <text:s text:c="2"/>f r o m <text:s text:c="2"/>r e c e i p t / c o n f i r m a t i o n o f <text:s text:c="2"/>a l l <text:s text:c="2"/>n e c e s s a r y <text:s text:c="2"/>h e a l t h <text:s text:c="2"/>s u r v e i l l a n c e , <text:s text:c="2"/>u s u a l l y <text:s text:c="2"/>f r o m a n <text:s text:c="2"/>o n l i n e <text:s text:c="2"/>h e a l t h <text:s text:c="2"/>q u e s t i o n n a i r e <text:s text:c="2"/>w h i c h <text:s text:c="2"/>i s <text:s text:c="2"/>e - m a i l e d i m m e d i a t e l y <text:s text:c="2"/>a <text:s text:c="2"/>r e f e r r a l <text:s text:c="2"/>i s <text:s text:c="2"/>m a d e . S o m e <text:s text:c="2"/>P r e - e m p l o y m e n t <text:s text:c="2"/>c h e c k s <text:s text:c="2"/>w i l l <text:s text:c="2"/>r e q u i r e <text:s text:c="2"/>a n a p p o i n t m e n t <text:s text:c="2"/>t o <text:s text:c="2"/>c h e c k / c o n f i r m <text:s text:c="2"/>f i t n e s s <text:s text:c="2"/>f o r <text:s text:c="2"/>w o r k . T h e s e <text:s text:c="2"/>w i l l <text:s text:c="2"/>b e <text:s text:c="2"/>w i t h i n <text:s text:c="2"/>5 <text:s text:c="2"/>w o r k i n g <text:s text:c="2"/>d a y s <text:s text:c="2"/>w i t h <text:s text:c="2"/>t h e O H N / O H A <text:s text:c="2"/>o r <text:s text:c="2"/>1 0 <text:s text:c="2"/>w o r k i n g <text:s text:c="2"/>d a y s <text:s text:c="2"/>w i t h <text:s text:c="2"/>t h e <text:s text:c="2"/>O H P . W e <text:s text:c="2"/>r e q u e s t <text:s text:c="2"/>t h i s <text:s text:c="2"/>i s <text:s text:c="2"/>c l a r i f i e d <text:s text:c="2"/>w i t h i n <text:s text:c="2"/>t h e <text:s text:c="2"/>S L A <text:s text:c="2"/>a s f o l l o w s : P r e - e m p l o y m e n t <text:s text:c="2"/>c h e c k <text:s text:c="2"/>f o r <text:s text:c="2"/>s a f e t y <text:s text:c="2"/>c r i t i c a l <text:s text:c="2"/>o r s t a t u t o r y <text:s text:c="2"/>p o s t s : <text:s text:c="2"/>R e s p o n s e <text:s text:c="2"/>r e c e i v e d <text:s text:c="2"/>w i t h i n <text:s text:c="2"/>t w o ( 2 ) <text:s text:c="2"/>w o r k i n g <text:s text:c="2"/>d a y s <text:s text:c="2"/>o f <text:s text:c="2"/>t h e <text:s text:c="2"/>r e c e i p t <text:s text:c="2"/>o f <text:s text:c="2"/>h e a l t h i n f o r m a t i o n <text:s text:c="2"/>d a t e , <text:s text:c="2"/>o r <text:s text:c="2"/>a p p o i n t m e n t <text:s text:c="2"/>o r <text:s text:c="2"/>r e c e i p t <text:s text:c="2"/>o f <text:s text:c="2"/>a G P / C o n s u l t a n t <text:s text:c="2"/>r e p o r t <text:s text:c="2"/>w h e r e <text:s text:c="2"/>o n e <text:s text:c="2"/>i s <text:s text:c="2"/>n e e d e d . A p p o i n t m e n t s <text:s text:c="2"/>w i t h <text:s text:c="2"/>t h e <text:s text:c="2"/>O H P <text:s text:c="2"/>w i l l <text:s text:c="2"/>b e <text:s text:c="2"/>w i t h i n <text:s text:c="2"/>1 0 w o r k i n g <text:s text:c="2"/>d a y s <text:s text:c="2"/>n o t i c e . <text:s text:c="2"/>A d v i c e <text:s text:c="2"/>w i l l <text:s text:c="2"/>b e <text:s text:c="2"/>s e n t <text:s text:c="2"/>i n a c c o r d a n c e <text:s text:c="2"/>w i t h <text:s text:c="2"/>e m p l o y e e <text:s text:c="2"/>c o n s e n t . <text:s text:c="2"/>T h e e m p l o y e e <text:s text:c="2"/>c a n <text:s text:c="2"/>c h o o s e <text:s text:c="2"/>t o <text:s text:c="2"/>v i e w <text:s text:c="2"/>t h e <text:s text:c="2"/>r e p o r t <text:s text:c="2"/>b e f o r e r e l e a s e , <text:s text:c="2"/>i n <text:s text:c="2"/>w h i c h <text:s text:c="2"/>c a s e <text:s text:c="2"/>t h e y <text:s text:c="2"/>h a v e <text:s text:c="2"/>3 <text:s text:c="2"/>w o r k i n g <text:s text:c="2"/>d a y s ( 5 <text:s text:c="2"/>i f <text:s text:c="2"/>p o s t e d ) <text:s text:c="2"/>t o <text:s text:c="2"/>r e v i e w <text:s text:c="2"/>t h e <text:s text:c="2"/>r e p o r t <text:s text:c="2"/>a n d <text:s text:c="2"/>p r o v i d e f a c t u a l <text:s text:c="2"/>a m e n d m e n t s <text:s text:c="2"/>o r <text:s text:c="2"/>c o n f i r m / w i t h d r a w c o n s e n t <text:s text:c="2"/>t o <text:s text:c="2"/>r e l e a s e <text:s text:c="2"/>t h e <text:s text:c="2"/>r e p o r t <text:s text:c="2"/>b e f o r e <text:s text:c="2"/>t h e <text:s text:c="2"/>r e p o r t <text:s text:c="2"/>i s a u t o m a t i c a l l y <text:s text:c="2"/>r e l e a s e d . <text:s text:c="2"/>I f <text:s text:c="2"/>t h e y <text:s text:c="2"/>s u b m i t <text:s text:c="2"/>f a c t u a l a m e n d m e n t s <text:s text:c="2"/>t h a t <text:s text:c="2"/>a r e <text:s text:c="2"/>a c c e p t e d , <text:s text:c="2"/>a <text:s text:c="2"/>n e w <text:s text:c="2"/>r e p o r t <text:s text:c="2"/>i s c r e a t e d <text:s text:c="2"/>a n d <text:s text:c="2"/>t h e <text:s text:c="2"/>o l d <text:s text:c="2"/>o n e <text:s text:c="2"/>l o c k e d . <text:s text:c="2"/>T h e <text:s text:c="2"/>e m p l o y e e h a s <text:s text:c="2"/>2 <text:s text:c="2"/>w o r k i n g <text:s text:c="2"/>d a y s <text:s text:c="2"/>( 3 <text:s text:c="2"/>i f <text:s text:c="2"/>p o s t e d ) <text:s text:c="2"/>t o <text:s text:c="2"/>c o n f i r m <text:s text:c="2"/>o r w i t h d r a w <text:s text:c="2"/>c o n s e n t <text:s text:c="2"/>t o <text:s text:c="2"/>r e l e a s e <text:s text:c="2"/>t h e <text:s text:c="2"/>r e p o r t . S L A s <text:s text:c="2"/>c a n n o t <text:s text:c="2"/>b e <text:s text:c="2"/>u s e d <text:s text:c="2"/>t o <text:s text:c="2"/>c i r c u m v e n t <text:s text:c="2"/>e m p l o y e e c o n s e n t . <text:s text:c="2"/>O u r <text:s text:c="2"/>p r o c e s s <text:s text:c="2"/>i s <text:s text:c="2"/>r o b u s t <text:s text:c="2"/>a n d <text:s text:c="2"/>e n s u r e s t i m e l y <text:s text:c="2"/>r e l e a s e <text:s text:c="2"/>o f <text:s text:c="2"/>r e p o r t s . P l e a s e <text:s text:c="2"/>c h a n g e <text:s text:c="2"/>t o : I n - s e r v i c e <text:s text:c="2"/>r e f e r r a l : <text:s text:c="2"/>E m p l o y e e s <text:s text:c="2"/>s h o u l d <text:s text:c="2"/>b e <text:s text:c="2"/>g i v e n f i v e <text:s text:c="2"/>( 5 ) <text:s text:c="2"/>w o r k i n g <text:s text:c="2"/>d a y s ’ <text:s text:c="2"/>n o t i c e <text:s text:c="2"/>o f <text:s text:c="2"/>r e f e r r a l a p p o i n t m e n t s . <text:s text:c="2"/>A d v i c e <text:s text:c="2"/>s h o u l d <text:s text:c="2"/>b e <text:s text:c="2"/>c o m p i l e d <text:s text:c="2"/>a n d q u a l i t y <text:s text:c="2"/>c h e c k e d <text:s text:c="2"/>w i t h i n <text:s text:c="2"/>t w o <text:s text:c="2"/>( 2 ) <text:s text:c="2"/>w o r k i n g <text:s text:c="2"/>d a y s <text:s text:c="2"/>o f</text:p>
          </table:table-cell>
          <table:table-cell table:number-columns-repeated="1022"/>
        </table:table-row>
        <table:table-row table:style-name="ro1">
          <table:table-cell office:value-type="string" calcext:value-type="string">
            <text:p>C a l l - O f f <text:s text:c="2"/>C l a u s e E V E N T <text:s text:c="2"/>O F <text:s text:c="2"/>I N A D E Q U A T E <text:s text:c="2"/>P E R F O R M A N C E O F <text:s text:c="2"/>T H E <text:s text:c="2"/>S E R V I C E S A n d S c h e d u l e <text:s text:c="2"/>2 <text:s text:c="2"/>– <text:s text:c="2"/>2 . 3 , <text:s text:c="2"/>2 . 4 , <text:s text:c="2"/>2 . 5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G o o d s <text:s text:c="2"/>a n d / o r</text:p>
          </table:table-cell>
          <table:table-cell office:value-type="string" calcext:value-type="string">
            <text:p>H e a l e s <text:s text:c="2"/>M e d i c a l <text:s text:c="2"/>A g r e e m e n t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P l e a s e <text:s text:c="2"/>r e m o v e <text:s text:c="2"/>a l l <text:s text:c="2"/>r e f e r e n c e s <text:s text:c="2"/>t o <text:s text:c="2"/>S e r v i c e <text:s text:c="2"/>C r e d i t s , o r <text:s text:c="2"/>e l s e <text:s text:c="2"/>s t a t e <text:s text:c="2"/>t h a t <text:s text:c="2"/>S e r v i c e <text:s text:c="2"/>C r e d i t s <text:s text:c="2"/>w i l l <text:s text:c="2"/>n o t <text:s text:c="2"/>b e <text:s text:c="2"/>u s e d a t <text:s text:c="2"/>t h e <text:s text:c="2"/>t o p <text:s text:c="2"/>o f <text:s text:c="2"/>t h e <text:s text:c="2"/>s e c t i o n . W e <text:s text:c="2"/>a r e <text:s text:c="2"/>h a p p y <text:s text:c="2"/>f o r <text:s text:c="2"/>t h e <text:s text:c="2"/>i n c l u s i o n <text:s text:c="2"/>o f <text:s text:c="2"/>o t h e r <text:s text:c="2"/>f o r m s <text:s text:c="2"/>o f r e d r e s s , <text:s text:c="2"/>s u c h <text:s text:c="2"/>a s <text:s text:c="2"/>i n f o r m a l <text:s text:c="2"/>r e m e d y <text:s text:c="2"/>a n d <text:s text:c="2"/>e s c a l a t i o n t o <text:s text:c="2"/>d i s p u t e <text:s text:c="2"/>r e s o l u t i o n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text:p>
          </table:table-cell>
          <table:table-cell table:number-columns-repeated="1022"/>
        </table:table-row>
        <table:table-row table:style-name="ro1">
          <table:table-cell office:value-type="string" calcext:value-type="string">
            <text:p>C a l l - O f f <text:s text:c="2"/>C l a u s e 1 9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 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1 9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 2 5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text:p>
          </table:table-cell>
          <table:table-cell office:value-type="string" calcext:value-type="string">
            <text:p>H e a l e s <text:s text:c="2"/>M e d i c a l <text:s text:c="2"/>A g r e e m e n t n o t i c e <text:s text:c="2"/>i n <text:s text:c="2"/>w r i t i n g <text:s text:c="2"/>w i t h <text:s text:c="2"/>e f f e c t <text:s text:c="2"/>f r o m <text:s text:c="2"/>t h e <text:s text:c="2"/>d a t e s p e c i f i e d <text:s text:c="2"/>i n <text:s text:c="2"/>s u c h <text:s text:c="2"/>n o t i c e , <text:s text:c="2"/>w h i c h <text:s text:c="2"/>w i l l <text:s text:c="2"/>b e <text:s text:c="2"/>n o <text:s text:c="2"/>l e s s t h a n <text:s text:c="2"/>3 <text:s text:c="2"/>m o n t h s ’ <text:s text:c="2"/>f r o m <text:s text:c="2"/>t h e <text:s text:c="2"/>d a t e <text:s text:c="2"/>o f <text:s text:c="2"/>n o t i f i c a t i o n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P l e a s e <text:s text:c="2"/>a l s o <text:s text:c="2"/>c h e c k <text:s text:c="2"/>t h e <text:s text:c="2"/>r e f e r e n c e s . P l e a s e <text:s text:c="2"/>a m e n d <text:s text:c="2"/>t o : 2 0 . 1 <text:s text:c="2"/>W h e r e <text:s text:c="2"/>t h e <text:s text:c="2"/>C u s t o m e r <text:s text:c="2"/>t e r m i n a t e s <text:s text:c="2"/>t h e C o n t r a c t <text:s text:c="2"/>u n d e r <text:s text:c="2"/>c l a u s e s <text:s text:c="2"/>1 8 . 3 <text:s text:c="2"/>( T e r m i n a t i o n <text:s text:c="2"/>o n D e f a u l t ) , <text:s text:c="2"/>1 8 . 6 <text:s text:c="2"/>( F i n a n c i a l <text:s text:c="2"/>S t a n d i n g ) , <text:s text:c="2"/>1 8 . 7 <text:s text:c="2"/>( A u d i t ) , 1 8 . 8 <text:s text:c="2"/>( B e n c h m a r k i n g ) <text:s text:c="2"/>a n d <text:s text:c="2"/>t h e n <text:s text:c="2"/>m a k e s <text:s text:c="2"/>o t h e r a r r a n g e m e n t s <text:s text:c="2"/>f o r <text:s text:c="2"/>t h e <text:s text:c="2"/>s u p p l y <text:s text:c="2"/>o f <text:s text:c="4"/>t h e <text:s text:c="2"/>S e r v i c e s , t h e y <text:s text:c="2"/>w i l l <text:s text:c="2"/>n o t <text:s text:c="2"/>p a y <text:s text:c="2"/>t h e <text:s text:c="2"/>S e r v i c e <text:s text:c="2"/>P r o v i d e r <text:s text:c="2"/>f o r s e r v i c e s <text:s text:c="2"/>n o t <text:s text:c="2"/>r e n d e r e d . P l e a s e <text:s text:c="2"/>c h e c k <text:s text:c="2"/>a l l <text:s text:c="2"/>r e f e r e n c e s <text:s text:c="2"/>f o r <text:s text:c="2"/>t h i s <text:s text:c="2"/>s e c t i o n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 P l e a s e <text:s text:c="2"/>c h e c k <text:s text:c="2"/>r e f e r e n c e s <text:s text:c="2"/>o f <text:s text:c="2"/>a l l <text:s text:c="2"/>s u b s e q u e n t c l a u s e s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text:p>
          </table:table-cell>
          <table:table-cell table:number-columns-repeated="1022"/>
        </table:table-row>
        <table:table-row table:style-name="ro1">
          <table:table-cell office:value-type="string" calcext:value-type="string">
            <text:p>C a l l - O f f <text:s text:c="2"/>C l a u s e S e r v i c e s <text:s text:c="2"/>b y <text:s text:c="2"/>t h e <text:s text:c="2"/>C u s t o m e r <text:s text:c="2"/>o r <text:s text:c="2"/>a <text:s text:c="2"/>t h i r d <text:s text:c="2"/>p a r t y <text:s text:c="2"/>t o <text:s text:c="2"/>t h e e x t e n t <text:s text:c="2"/>t h a t <text:s text:c="2"/>s u c h <text:s text:c="2"/>c o s t s <text:s text:c="2"/>e x c e e d <text:s text:c="2"/>t h e <text:s text:c="2"/>p a y m e n t w h i c h <text:s text:c="2"/>w o u l d <text:s text:c="2"/>o t h e r w i s e <text:s text:c="2"/>h a v e <text:s text:c="2"/>b e e n <text:s text:c="2"/>p a y a b l e <text:s text:c="2"/>t o t h e <text:s text:c="2"/>S e r v i c e <text:s text:c="2"/>P r o v i d e r <text:s text:c="2"/>f o r <text:s text:c="2"/>s u c h <text:s text:c="2"/>p a r t <text:s text:c="2"/>o f <text:s text:c="2"/>t h e <text:s text:c="2"/>G o o d s a n d / o r <text:s text:c="2"/>S e r v i c e s <text:s text:c="2"/>a n d <text:s text:c="2"/>p r o v i d e d <text:s text:c="2"/>t h a t <text:s text:c="2"/>t h e <text:s text:c="2"/>C u s t o m e r u s e s <text:s text:c="2"/>i t s <text:s text:c="2"/>r e a s o n a b l e <text:s text:c="2"/>e n d e a v o u r s <text:s text:c="2"/>t o <text:s text:c="2"/>m i t i g a t e <text:s text:c="2"/>a n y a d d i t i o n a l <text:s text:c="2"/>e x p e n d i t u r e <text:s text:c="2"/>i n <text:s text:c="2"/>o b t a i n i n g <text:s text:c="2"/>r e p l a c e m e n t G o o d s <text:s text:c="2"/>a n d / o r <text:s text:c="2"/>S e r v i c e s . 1 0 . <text:s text:c="2"/>P r e m i s e s</text:p>
          </table:table-cell>
          <table:table-cell office:value-type="string" calcext:value-type="string">
            <text:p>H e a l e s <text:s text:c="2"/>M e d i c a l <text:s text:c="2"/>A g r e e m e n t P l e a s e <text:s text:c="2"/>c h a n g e <text:s text:c="2"/>t o : 9 . 3 . 8 <text:s text:c="2"/>n o t <text:s text:c="2"/>p a y <text:s text:c="2"/>f o r <text:s text:c="2"/>a n y <text:s text:c="2"/>u n d e l i v e r e d <text:s text:c="2"/>s e r v i c e s . I n <text:s text:c="2"/>a c c o r d a n c e <text:s text:c="2"/>w i t h <text:s text:c="2"/>t h e <text:s text:c="2"/>c a l l - o f f <text:s text:c="2"/>a n d <text:s text:c="2"/>s p e c i f i c a t i o n , s e r v i c e s <text:s text:c="2"/>w i l l <text:s text:c="2"/>b e <text:s text:c="2"/>p r o v i d e d <text:s text:c="2"/>o f f - s i t e . <text:s text:c="2"/>I f <text:s text:c="2"/>t h i s <text:s text:c="2"/>i s <text:s text:c="2"/>a g r e e d</text:p>
          </table:table-cell>
          <table:table-cell table:number-columns-repeated="1022"/>
        </table:table-row>
        <table:table-row table:style-name="ro1">
          <table:table-cell office:value-type="string" calcext:value-type="string">
            <text:p>C a l l - O f f <text:s text:c="2"/>C l a u s e 1 5 . 7 . 3 <text:s text:c="2"/>T o <text:s text:c="2"/>t h e <text:s text:c="2"/>e x t e n t <text:s text:c="2"/>t h a t <text:s text:c="2"/>C u s t o m e r <text:s text:c="2"/>D a t a <text:s text:c="2"/>i s h e l d <text:s text:c="2"/>a n d / o r <text:s text:c="2"/>p r o c e s s e d <text:s text:c="2"/>b y <text:s text:c="2"/>t h e <text:s text:c="2"/>S e r v i c e P r o v i d e r , <text:s text:c="2"/>t h e <text:s text:c="2"/>S e r v i c e <text:s text:c="2"/>P r o v i d e r <text:s text:c="2"/>s h a l l <text:s text:c="2"/>s u p p l y t h a t <text:s text:c="2"/>C u s t o m e r <text:s text:c="2"/>D a t a <text:s text:c="2"/>t o <text:s text:c="2"/>t h e <text:s text:c="2"/>C u s t o m e r <text:s text:c="2"/>a s r e q u e s t e d <text:s text:c="2"/>b y <text:s text:c="2"/>t h e <text:s text:c="2"/>C u s t o m e r <text:s text:c="2"/>a n d <text:s text:c="2"/>i n <text:s text:c="2"/>t h e f o r m a t <text:s text:c="2"/>s p e c i f i e d <text:s text:c="2"/>i n <text:s text:c="2"/>t h i s <text:s text:c="2"/>C o n t r a c t <text:s text:c="2"/>( i f <text:s text:c="2"/>a n y ) a n d <text:s text:c="2"/>i n <text:s text:c="2"/>a n y <text:s text:c="2"/>e v e n t <text:s text:c="2"/>a s <text:s text:c="2"/>s p e c i f i e d <text:s text:c="2"/>b y <text:s text:c="2"/>t h e C u s t o m e r <text:s text:c="2"/>f r o m <text:s text:c="2"/>t i m e <text:s text:c="2"/>t o <text:s text:c="2"/>t i m e <text:s text:c="2"/>i n <text:s text:c="2"/>w r i t i n g . 1 5 . 8 . 1 <text:s text:c="4"/>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 c o l u m n <text:s text:c="2"/>o f <text:s text:c="2"/>t h e <text:s text:c="2"/>t a b l e <text:s text:c="2"/>i n <text:s text:c="2"/>S e c t i o n <text:s text:c="2"/>9 <text:s text:c="2"/>o f <text:s text:c="2"/>t h e <text:s text:c="2"/>M a s t e r 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ext:s text:c="2"/>t o p e r f o r m , <text:s text:c="2"/>t h e <text:s text:c="2"/>C u s t o m e r <text:s text:c="2"/>i s <text:s text:c="2"/>t h e <text:s text:c="2"/>C o n t r o l l e r <text:s text:c="2"/>a n d <text:s text:c="2"/>t h e S e r v i c e <text:s text:c="2"/>P r o v i d e r <text:s text:c="2"/>i s <text:s text:c="2"/>t h e <text:s text:c="2"/>P r o c e s s o r <text:s text:c="2"/>u n l e s s o t h e r w i s e <text:s text:c="2"/>s p e c i f i e d <text:s text:c="2"/>i n <text:s text:c="2"/>S e c t i o n <text:s text:c="2"/>9 <text:s text:c="2"/>o f <text:s text:c="2"/>t h e <text:s text:c="2"/>M a s t e r C o n t r a c t <text:s text:c="2"/>S c h e d u l e . <text:s text:c="2"/>T h e <text:s text:c="2"/>o n l y <text:s text:c="2"/>p r o c e s s i n g <text:s text:c="2"/>t h a t <text:s text:c="2"/>t h e P r o c e s s o r <text:s text:c="2"/>i s <text:s text:c="2"/>a u t h o r i s e d <text:s text:c="2"/>t o <text:s text:c="2"/>d o <text:s text:c="2"/>i s <text:s text:c="2"/>l i s t e d <text:s text:c="2"/>i n <text:s text:c="2"/>S e c t i o n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text:p>
          </table:table-cell>
          <table:table-cell office:value-type="string" calcext:value-type="string">
            <text:p>H e a l e s <text:s text:c="2"/>M e d i c a l <text:s text:c="2"/>A g r e e m e n t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a m e n d <text:s text:c="2"/>t o : 1 3 . 5 <text:s text:c="2"/>T h e <text:s text:c="2"/>d e c i s i o n <text:s text:c="2"/>o f <text:s text:c="2"/>t h e <text:s text:c="2"/>C u s t o m e r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 <text:s text:c="2"/>A c c e s s w i l l <text:s text:c="2"/>n o t <text:s text:c="2"/>b e <text:s text:c="2"/>u n r e a s o n a b l y <text:s text:c="2"/>r e f u s e d , <text:s text:c="2"/>a n d <text:s text:c="2"/>r e a s o n s f o r <text:s text:c="2"/>r e f u s a l <text:s text:c="2"/>o f <text:s text:c="2"/>a c c e s s <text:s text:c="2"/>w i l l <text:s text:c="2"/>b e <text:s text:c="2"/>p r o v i d e d <text:s text:c="2"/>t o <text:s text:c="2"/>t h e S e r v i c e <text:s text:c="2"/>P r o v i d e r . <text:s text:c="2"/>T h e <text:s text:c="2"/>S e r v i c e <text:s text:c="2"/>P r o v i d e r <text:s text:c="2"/>w i l l i n v e s t i g a t e <text:s text:c="2"/>a n y <text:s text:c="2"/>r e a s o n s <text:s text:c="2"/>p r o v i d e d , <text:s text:c="2"/>a n d <text:s text:c="2"/>t h e C u s t o m e r <text:s text:c="2"/>w i l l <text:s text:c="2"/>p r o v i d e <text:s text:c="2"/>e v i d e n c e <text:s text:c="2"/>o f <text:s text:c="2"/>r e a s o n s <text:s text:c="2"/>t o <text:s text:c="2"/>a i d t h e <text:s text:c="2"/>i n v e s t i g a t i o n . <text:s text:c="2"/>W h e r e <text:s text:c="2"/>t h e <text:s text:c="2"/>i n v e s t i g a t i o n <text:s text:c="2"/>d o e s n o t <text:s text:c="2"/>b e l i e v e <text:s text:c="2"/>r e f u s a l <text:s text:c="2"/>o f <text:s text:c="2"/>a c c e s s <text:s text:c="2"/>i s <text:s text:c="2"/>r e a s o n a b l e , <text:s text:c="2"/>t h e S e r v i c e <text:s text:c="2"/>P r o v i d e r <text:s text:c="2"/>w i l l <text:s text:c="2"/>h a v e <text:s text:c="2"/>a <text:s text:c="2"/>r i g h t <text:s text:c="2"/>o f <text:s text:c="2"/>a p p e a l . F o r <text:s text:c="2"/>i n f o r m a t i o n <text:s text:c="2"/>o n l y , <text:s text:c="2"/>n o <text:s text:c="2"/>a c t i o n <text:s text:c="2"/>r e q u i r e d : T h e <text:s text:c="2"/>S e r v i c e <text:s text:c="2"/>P r o v i d e r <text:s text:c="2"/>w i l l <text:s text:c="2"/>n o t <text:s text:c="2"/>p r o v i d e <text:s text:c="2"/>m e d i c a l d a t a <text:s text:c="2"/>t o <text:s text:c="2"/>t h e <text:s text:c="2"/>C u s t o m e r <text:s text:c="2"/>w i t h o u t <text:s text:c="2"/>t h e <text:s text:c="2"/>e x p r e s s <text:s text:c="2"/>w r i t t e n c o n s e n t <text:s text:c="2"/>o f <text:s text:c="2"/>e a c h <text:s text:c="2"/>d a t a <text:s text:c="2"/>s u b j e c t <text:s text:c="2"/>a f f e c t e d , <text:s text:c="2"/>i n a c c o r d a n c e <text:s text:c="2"/>w i t h <text:s text:c="2"/>U K <text:s text:c="2"/>G D P R <text:s text:c="2"/>a n d <text:s text:c="2"/>I C O <text:s text:c="2"/>g u i d a n c e . B o t h <text:s text:c="2"/>p a r t i e s <text:s text:c="2"/>m u s t <text:s text:c="2"/>b e <text:s text:c="2"/>c o n s i d e r e d <text:s text:c="2"/>D a t a C o n t r o l l e r s <text:s text:c="2"/>o r <text:s text:c="2"/>J o i n t <text:s text:c="2"/>D a t a <text:s text:c="2"/>C o n t r o l l e r s .</text:p>
          </table:table-cell>
          <table:table-cell table:number-columns-repeated="1022"/>
        </table:table-row>
        <table:table-row table:style-name="ro1">
          <table:table-cell office:value-type="string" calcext:value-type="string">
            <text:p>C a l l - O f f <text:s text:c="2"/>C l a u s e 3 9 . 2 <text:s text:c="4"/>A n y <text:s text:c="2"/>n o t i c e <text:s text:c="2"/>o r <text:s text:c="2"/>o t h e r <text:s text:c="2"/>c o m m u n i c a t i o n <text:s text:c="2"/>w h i c h i s <text:s text:c="2"/>t o <text:s text:c="2"/>b e <text:s text:c="2"/>g i v e n <text:s text:c="2"/>b y <text:s text:c="2"/>e i t h e r <text:s text:c="2"/>P a r t y <text:s text:c="2"/>t o <text:s text:c="2"/>t h e <text:s text:c="2"/>o t h e r <text:s text:c="2"/>s h a l l b e <text:s text:c="2"/>g i v e n <text:s text:c="2"/>b y <text:s text:c="2"/>l e t t e r <text:s text:c="2"/>( s e n t <text:s text:c="2"/>b y <text:s text:c="2"/>h a n d , <text:s text:c="2"/>p o s t , r e g i s t e r e d <text:s text:c="2"/>p o s t <text:s text:c="2"/>o r <text:s text:c="2"/>b y <text:s text:c="2"/>t h e <text:s text:c="2"/>r e c o r d e d <text:s text:c="2"/>d e l i v e r y s e r v i c e ) , <text:s text:c="2"/>o r <text:s text:c="2"/>b y <text:s text:c="2"/>e l e c t r o n i c <text:s text:c="2"/>m a i l <text:s text:c="2"/>( c o n f i r m e d <text:s text:c="2"/>b y l e t t e r ) . <text:s text:c="2"/>S u c h <text:s text:c="2"/>l e t t e r s <text:s text:c="2"/>s h a l l <text:s text:c="2"/>b e <text:s text:c="2"/>a d d r e s s e d <text:s text:c="2"/>t o <text:s text:c="2"/>t h e o t h e r <text:s text:c="2"/>P a r t y <text:s text:c="2"/>i n <text:s text:c="2"/>t h e <text:s text:c="2"/>m a n n e r <text:s text:c="2"/>r e f e r r e d <text:s text:c="2"/>t o <text:s text:c="2"/>i n <text:s text:c="2"/>c l a u s e 4 0 . 3 . <text:s text:c="2"/>P r o v i d e d <text:s text:c="2"/>t h e <text:s text:c="2"/>r e l e v a n t <text:s text:c="2"/>c o m m u n i c a t i o n <text:s text:c="2"/>i s n o t <text:s text:c="2"/>r e t u r n e d <text:s text:c="2"/>a s <text:s text:c="2"/>u n d e l i v e r e d , <text:s text:c="2"/>t h e <text:s text:c="2"/>n o t i c e <text:s text:c="2"/>o r c o m m u n i c a t i o n <text:s text:c="2"/>s h a l l <text:s text:c="2"/>b e <text:s text:c="2"/>d e e m e d <text:s text:c="2"/>t o <text:s text:c="2"/>h a v e <text:s text:c="2"/>b e e n g i v e n <text:s text:c="2"/>t w o <text:s text:c="2"/>( 2 ) <text:s text:c="2"/>W o r k i n g <text:s text:c="2"/>D a y s <text:s text:c="2"/>a f t e r <text:s text:c="2"/>t h e <text:s text:c="2"/>d a y <text:s text:c="2"/>o n w h i c h <text:s text:c="2"/>t h e <text:s text:c="2"/>l e t t e r <text:s text:c="2"/>w a s <text:s text:c="2"/>p o s t e d , <text:s text:c="2"/>o r <text:s text:c="2"/>f o u r <text:s text:c="2"/>( 4 ) <text:s text:c="2"/>h o u r s , <text:s text:c="2"/>i n t h e <text:s text:c="2"/>c a s e <text:s text:c="2"/>o f <text:s text:c="2"/>e l e c t r o n i c <text:s text:c="2"/>m a i l <text:s text:c="2"/>o r <text:s text:c="2"/>s o o n e r <text:s text:c="2"/>w h e r e <text:s text:c="2"/>t h e o t h e r <text:s text:c="2"/>P a r t y <text:s text:c="2"/>a c k n o w l e d g e s <text:s text:c="2"/>r e c e i p t <text:s text:c="2"/>o f <text:s text:c="2"/>s u c h l e t t e r s , <text:s text:c="2"/>f a c s i m i l e <text:s text:c="2"/>t r a n s m i s s i o n <text:s text:c="2"/>o r <text:s text:c="2"/>i t e m <text:s text:c="2"/>o f e l e c t r o n i c <text:s text:c="2"/>m a i l .</text:p>
          </table:table-cell>
          <table:table-cell office:value-type="string" calcext:value-type="string">
            <text:p>H e a l e s <text:s text:c="2"/>M e d i c a l <text:s text:c="2"/>A g r e e m e n t c o n t r a c t <text:s text:c="2"/>t e r m <text:s text:c="2"/>w i l l <text:s text:c="2"/>b e <text:s text:c="2"/>m e t <text:s text:c="2"/>b y <text:s text:c="2"/>t h e <text:s text:c="2"/>C u s t o m e r . D u e <text:s text:c="2"/>t o <text:s text:c="2"/>t h e <text:s text:c="2"/>d e l a y s <text:s text:c="2"/>e x p e r i e n c e d <text:s text:c="2"/>b y <text:s text:c="2"/>R o y a l <text:s text:c="2"/>M a i l a n d <text:s text:c="2"/>o t h e r <text:s text:c="2"/>c o u r i e r s <text:s text:c="2"/>d u e <text:s text:c="2"/>t o <text:s text:c="2"/>t h e <text:s text:c="2"/>C O V I D - 1 9 p a n d e m i c , <text:s text:c="2"/>p l e a s e <text:s text:c="2"/>a l l o w <text:s text:c="2"/>3 <text:s text:c="2"/>w o r k i n g <text:s text:c="2"/>d a y s <text:s text:c="2"/>f o r p o s t a l <text:s text:c="2"/>n o t i c e s <text:s text:c="2"/>t o <text:s text:c="2"/>b e <text:s text:c="2"/>d e e m e d <text:s text:c="2"/>r e c e i v e d . P l e a s e <text:s text:c="2"/>c o r r e c t <text:s text:c="2"/>r e f e r e n c e . P l e a s e <text:s text:c="2"/>c h a n g e <text:s text:c="2"/>t o : 3 9 . 2 <text:s text:c="4"/>A n y <text:s text:c="2"/>n o t i c e <text:s text:c="2"/>o r <text:s text:c="2"/>o t h e r <text:s text:c="2"/>c o m m u n i c a t i o n <text:s text:c="2"/>w h i c h i s <text:s text:c="2"/>t o <text:s text:c="2"/>b e <text:s text:c="2"/>g i v e n <text:s text:c="2"/>b y <text:s text:c="2"/>e i t h e r <text:s text:c="2"/>P a r t y <text:s text:c="2"/>t o <text:s text:c="2"/>t h e <text:s text:c="2"/>o t h e r <text:s text:c="2"/>s h a l l b e <text:s text:c="2"/>g i v e n <text:s text:c="2"/>b y <text:s text:c="2"/>l e t t e r <text:s text:c="2"/>( s e n t <text:s text:c="2"/>b y <text:s text:c="2"/>h a n d , <text:s text:c="2"/>p o s t , <text:s text:c="2"/>r e g i s t e r e d p o s t <text:s text:c="2"/>o r <text:s text:c="2"/>b y <text:s text:c="2"/>t h e <text:s text:c="2"/>r e c o r d e d <text:s text:c="2"/>d e l i v e r y <text:s text:c="2"/>s e r v i c e ) , <text:s text:c="2"/>o r <text:s text:c="2"/>b y e l e c t r o n i c <text:s text:c="2"/>m a i l <text:s text:c="2"/>( c o n f i r m e d <text:s text:c="2"/>b y <text:s text:c="2"/>l e t t e r ) . <text:s text:c="2"/>S u c h <text:s text:c="2"/>l e t t e r s s h a l l <text:s text:c="2"/>b e <text:s text:c="2"/>a d d r e s s e d <text:s text:c="2"/>t o <text:s text:c="2"/>t h e <text:s text:c="2"/>o t h e r <text:s text:c="2"/>P a r t y <text:s text:c="2"/>i n <text:s text:c="2"/>t h e m a n n e r <text:s text:c="2"/>r e f e r r e d <text:s text:c="2"/>t o <text:s text:c="2"/>i n <text:s text:c="2"/>c l a u s e <text:s text:c="2"/>3 9 . 3 . <text:s text:c="2"/>P r o v i d e d <text:s text:c="2"/>t h e r e l e v a n t <text:s text:c="2"/>c o m m u n i c a t i o n <text:s text:c="2"/>i s <text:s text:c="2"/>n o t <text:s text:c="2"/>r e t u r n e d <text:s text:c="2"/>a s u n d e l i v e r e d , <text:s text:c="2"/>t h e <text:s text:c="2"/>n o t i c e <text:s text:c="2"/>o r <text:s text:c="2"/>c o m m u n i c a t i o n <text:s text:c="2"/>s h a l l b e <text:s text:c="2"/>d e e m e d <text:s text:c="2"/>t o <text:s text:c="2"/>h a v e <text:s text:c="2"/>b e e n <text:s text:c="2"/>g i v e n <text:s text:c="2"/>t h r e e <text:s text:c="2"/>( 3 ) W o r k i n g <text:s text:c="2"/>D a y s <text:s text:c="2"/>a f t e r <text:s text:c="2"/>t h e <text:s text:c="2"/>d a y <text:s text:c="2"/>o n <text:s text:c="2"/>w h i c h <text:s text:c="2"/>t h e <text:s text:c="2"/>l e t t e r w a s <text:s text:c="2"/>p o s t e d , <text:s text:c="2"/>o r <text:s text:c="2"/>f o u r <text:s text:c="2"/>( 4 ) <text:s text:c="2"/>h o u r s , <text:s text:c="2"/>i n <text:s text:c="2"/>t h e <text:s text:c="2"/>c a s e <text:s text:c="2"/>o f e l e c t r o n i c <text:s text:c="2"/>m a i l <text:s text:c="2"/>o r <text:s text:c="2"/>s o o n e r <text:s text:c="2"/>w h e r e <text:s text:c="2"/>t h e <text:s text:c="2"/>o t h e r <text:s text:c="2"/>P a r t y a c k n o w l e d g e s <text:s text:c="2"/>r e c e i p t <text:s text:c="2"/>o f <text:s text:c="2"/>s u c h <text:s text:c="2"/>l e t t e r s , <text:s text:c="2"/>f a c s i m i l e t r a n s m i s s i o n <text:s text:c="2"/>o r <text:s text:c="2"/>i t e m <text:s text:c="2"/>o f <text:s text:c="2"/>e l e c t r o n i c <text:s text:c="2"/>m a i l .</text:p>
          </table:table-cell>
          <table:table-cell table:number-columns-repeated="1022"/>
        </table:table-row>
        <table:table-row table:style-name="ro1">
          <table:table-cell office:value-type="string" calcext:value-type="string">
            <text:p>C a l l - O f f <text:s text:c="2"/>C l a u s e S c h e d u l e <text:s text:c="2"/>2 <text:s text:c="2"/>I m p l e m e n t a t i o n <text:s text:c="2"/>P l a n <text:s text:c="2"/>a n d M i l e s t o n e s</text:p>
          </table:table-cell>
          <table:table-cell office:value-type="string" calcext:value-type="string">
            <text:p>H e a l e s <text:s text:c="2"/>M e d i c a l <text:s text:c="2"/>A g r e e m e n t a p p o i n t m e n t <text:s text:c="2"/>w i t h i n <text:s text:c="2"/>5 <text:s text:c="2"/>w o r k i n g <text:s text:c="2"/>d a y s <text:s text:c="2"/>– <text:s text:c="2"/>t h e <text:s text:c="2"/>K P I <text:s text:c="2"/>i s s e t <text:s text:c="2"/>t o <text:s text:c="2"/>g u a r a n t e e <text:s text:c="2"/>s e r v i c e <text:s text:c="2"/>c r e d i t s , <text:s text:c="2"/>w h i c h <text:s text:c="2"/>i s <text:s text:c="2"/>n o t r e a s o n a b l e . K P I s <text:s text:c="2"/>c a n n o t <text:s text:c="2"/>b e <text:s text:c="2"/>u s e d <text:s text:c="2"/>t o <text:s text:c="2"/>c i r c u m v e n t <text:s text:c="2"/>e m p l o y e e c o n s e n t <text:s text:c="2"/>t o <text:s text:c="2"/>r e l e a s e <text:s text:c="2"/>a <text:s text:c="2"/>r e p o r t . C l i n i c s <text:s text:c="2"/>w i l l <text:s text:c="2"/>u s u a l l y <text:s text:c="2"/>b e <text:s text:c="2"/>a r r a n g e d <text:s text:c="2"/>i n <text:s text:c="2"/>a d v a n c e . P l e a s e <text:s text:c="2"/>s e e <text:s text:c="2"/>f u l l <text:s text:c="2"/>r e s p o n s e <text:s text:c="2"/>b e l o w . P a r t <text:s text:c="2"/>B p l e a s e <text:s text:c="2"/>r e m o v e <text:s text:c="2"/>3 . 1 . 5 . W e <text:s text:c="2"/>w i l l <text:s text:c="2"/>n o t <text:s text:c="2"/>s i g n <text:s text:c="2"/>u p <text:s text:c="2"/>t o <text:s text:c="2"/>D e l a y <text:s text:c="2"/>P a y m e n t s . <text:s text:c="2"/>P l e a s e r e m o v e <text:s text:c="2"/>r e f e r e n c e s <text:s text:c="2"/>t o <text:s text:c="2"/>d e l a y <text:s text:c="2"/>p a y m e n t s <text:s text:c="2"/>f r o m S c h e d u l e <text:s text:c="2"/>2 <text:s text:c="2"/>i n c l u d i n g <text:s text:c="2"/>i n : 2 . 3 , <text:s text:c="2"/>2 . 4 , <text:s text:c="2"/>2 . 5</text:p>
          </table:table-cell>
          <table:table-cell table:number-columns-repeated="1022"/>
        </table:table-row>
        <table:table-row table:style-name="ro1">
          <table:table-cell office:value-type="string" calcext:value-type="string">
            <text:p>C a l l - O f f <text:s text:c="2"/>C l a u s e 1 5 . 8 . 5 <text:s text:c="4"/>S u b j e c t <text:s text:c="2"/>t o <text:s text:c="2"/>c l a u s e <text:s text:c="2"/>1 6 . 8 . 6 , <text:s text:c="2"/>t h e S e r v i c e <text:s text:c="2"/>t h e <text:s text:c="2"/>P r o c e s s o r <text:s text:c="2"/>s h a l l <text:s text:c="2"/>n o t i f y <text:s text:c="2"/>t h e C o n t r o l l e r <text:s text:c="2"/>i m m e d i a t e l y <text:s text:c="2"/>i f <text:s text:c="2"/>i t : 1 5 . 9 <text:s text:c="4"/>S e c u r i t y <text:s text:c="2"/>o f <text:s text:c="2"/>P r e m i s e s 1 5 . 9 . 1 <text:s text:c="6"/>T h e <text:s text:c="2"/>C u s t o m e r <text:s text:c="2"/>s h a l l <text:s text:c="2"/>b e <text:s text:c="2"/>r e s p o n s i b l e <text:s text:c="2"/>f o r m a i n t a i n i n g <text:s text:c="2"/>t h e <text:s text:c="2"/>s e c u r i t y <text:s text:c="2"/>o f <text:s text:c="2"/>t h e <text:s text:c="2"/>C u s t o m e r ’ s P r e m i s e s <text:s text:c="2"/>i n <text:s text:c="2"/>a c c o r d a n c e <text:s text:c="2"/>w i t h <text:s text:c="2"/>i t s <text:s text:c="2"/>s t a n d a r d s e c u r i t y <text:s text:c="2"/>r e q u i r e m e n t s . <text:s text:c="2"/>T h e <text:s text:c="2"/>S e r v i c e <text:s text:c="2"/>P r o v i d e r s h a l l <text:s text:c="2"/>c o m p l y <text:s text:c="2"/>w i t h <text:s text:c="2"/>a l l <text:s text:c="2"/>r e a s o n a b l e <text:s text:c="2"/>s e c u r i t y r e q u i r e m e n t s <text:s text:c="2"/>o f <text:s text:c="2"/>t h e <text:s text:c="2"/>C u s t o m e r <text:s text:c="2"/>w h i l e <text:s text:c="2"/>o n <text:s text:c="2"/>t h e C u s t o m e r ’ s <text:s text:c="2"/>P r e m i s e s <text:s text:c="2"/>a n d <text:s text:c="2"/>s h a l l <text:s text:c="2"/>e n s u r e <text:s text:c="2"/>t h a t <text:s text:c="2"/>a l l S t a f f <text:s text:c="2"/>c o m p l y <text:s text:c="2"/>w i t h <text:s text:c="2"/>s u c h <text:s text:c="2"/>r e q u i r e m e n t s . 1 5 . 9 . 2 <text:s text:c="8"/>T h e <text:s text:c="2"/>C u s t o m e r <text:s text:c="2"/>s h a l l <text:s text:c="2"/>p r o v i d e <text:s text:c="2"/>t h e <text:s text:c="2"/>S e r v i c e P r o v i d e r <text:s text:c="2"/>u p o n <text:s text:c="2"/>r e q u e s t <text:s text:c="2"/>c o p i e s <text:s text:c="2"/>o f <text:s text:c="2"/>i t s <text:s text:c="2"/>w r i t t e n s e c u r i t y <text:s text:c="2"/>p r o c e d u r e s <text:s text:c="2"/>a n d <text:s text:c="2"/>s h a l l <text:s text:c="2"/>a f f o r d <text:s text:c="2"/>t h e <text:s text:c="2"/>S e r v i c e P r o v i d e r <text:s text:c="2"/>u p o n <text:s text:c="2"/>r e q u e s t <text:s text:c="2"/>a n <text:s text:c="2"/>o p p o r t u n i t y <text:s text:c="2"/>t o <text:s text:c="2"/>i n s p e c t i t s <text:s text:c="2"/>p h y s i c a l <text:s text:c="2"/>s e c u r i t y <text:s text:c="2"/>a r r a n g e m e n t s . 1 5 . 1 0 <text:s text:c="2"/>C o n f i d e n t i a l i t y 1 5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text:p>
          </table:table-cell>
          <table:table-cell office:value-type="string" calcext:value-type="string">
            <text:p>H e a l e s <text:s text:c="2"/>M e d i c a l <text:s text:c="2"/>A g r e e m e n t R e f e r e n c e <text:s text:c="2"/>i n c o r r e c t , <text:s text:c="2"/>p l e a s e <text:s text:c="2"/>c h e c k . <text:s text:c="2"/>W e <text:s text:c="2"/>b e l i e v e t h i s <text:s text:c="2"/>r e f e r s <text:s text:c="2"/>t o <text:s text:c="2"/>1 5 . 8 . 6 <text:s text:c="2"/>i n <text:s text:c="2"/>a c c o r d a n c e <text:s text:c="2"/>w i t h <text:s text:c="2"/>t h e <text:s text:c="2"/>r e s t o f <text:s text:c="2"/>t h e <text:s text:c="2"/>c l a u s e . I f <text:s text:c="2"/>o n - s i t e <text:s text:c="2"/>p r e m i s e s <text:s text:c="2"/>a r e <text:s text:c="2"/>n o t <text:s text:c="2"/>u s e d , <text:s text:c="2"/>t h e s e <text:s text:c="2"/>c l a u s e s c a n <text:s text:c="2"/>b e <text:s text:c="2"/>r e m o v e d . P l e a s e <text:s text:c="2"/>c h a n g e <text:s text:c="2"/>t o : 1 6 . 9 <text:s text:c="2"/>S e c u r i t y <text:s text:c="2"/>o f <text:s text:c="2"/>P r e m i s e s <text:s text:c="2"/>– <text:s text:c="2"/>N o t <text:s text:c="2"/>U s e d S o m e <text:s text:c="2"/>r e f e r e n c e s <text:s text:c="2"/>i n c o r r e c t , <text:s text:c="2"/>p l e a s e <text:s text:c="2"/>c h e c k . R e f e r e n c e s <text:s text:c="2"/>s h o u l d <text:s text:c="2"/>c o v e r <text:s text:c="2"/>1 5 . 1 0 <text:s text:c="2"/>– <text:s text:c="2"/>1 5 . 1 0 . 5 R e f e r e n c e s <text:s text:c="2"/>i n c o r r e c t . C l a u s e s <text:s text:c="2"/>s h o u l d <text:s text:c="2"/>b e <text:s text:c="2"/>r e c i p r o c a l . <text:s text:c="2"/>P l e a s e <text:s text:c="2"/>c h a n g e <text:s text:c="2"/>t o : 1 5 . 1 0 . 1 0 <text:s text:c="2"/>I n <text:s text:c="2"/>t h e <text:s text:c="2"/>e v e n t <text:s text:c="2"/>t h a t <text:s text:c="2"/>t h e <text:s text:c="2"/>S e r v i c e <text:s text:c="2"/>P r o v i d e r f a i l s <text:s text:c="2"/>t o <text:s text:c="2"/>c o m p l y <text:s text:c="2"/>w i t h <text:s text:c="2"/>c l a u s e <text:s text:c="2"/>1 5 . 1 0 . 1 <text:s text:c="2"/>t o <text:s text:c="2"/>c l a u s e 1 5 . 1 0 . 6 , <text:s text:c="2"/>t h e <text:s text:c="2"/>C u s t o m e r <text:s text:c="2"/>r e s e r v e s <text:s text:c="2"/>t h e <text:s text:c="2"/>r i g h t <text:s text:c="2"/>t o</text:p>
          </table:table-cell>
          <table:table-cell table:number-columns-repeated="1022"/>
        </table:table-row>
        <table:table-row table:style-name="ro1">
          <table:table-cell office:value-type="string" calcext:value-type="string">
            <text:p>C a l l - O f f <text:s text:c="2"/>C l a u s e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4 . 1 . 4 <text:s text:c="4"/>T h e <text:s text:c="2"/>S e r v i c e <text:s text:c="2"/>P r o v i d e r <text:s text:c="2"/>a c c e p t s r e s p o n s i b i l i t y <text:s text:c="2"/>f o r <text:s text:c="2"/>a l l <text:s text:c="2"/>d a m a g e <text:s text:c="2"/>t o , <text:s text:c="2"/>s h o r t a g e <text:s text:c="2"/>o r <text:s text:c="2"/>l o s s o f <text:s text:c="2"/>t h e <text:s text:c="2"/>O r d e r e d <text:s text:c="2"/>G o o d s <text:s text:c="2"/>i f : 4 . 1 . 4 . 1 <text:s text:c="2"/>t h e <text:s text:c="2"/>s a m e <text:s text:c="2"/>i s <text:s text:c="2"/>n o t i f i e d <text:s text:c="2"/>i n <text:s text:c="2"/>w r i t i n g <text:s text:c="2"/>t o <text:s text:c="2"/>t h e S e r v i c e <text:s text:c="2"/>P r o v i d e r <text:s text:c="2"/>w i t h i n <text:s text:c="2"/>t h r e e <text:s text:c="2"/>( 3 ) <text:s text:c="2"/>W o r k i n g <text:s text:c="2"/>D a y s o f <text:s text:c="2"/>r e c e i p t <text:s text:c="2"/>o f <text:s text:c="2"/>t h e <text:s text:c="2"/>O r d e r e d <text:s text:c="2"/>G o o d s <text:s text:c="2"/>b y <text:s text:c="2"/>t h e C u s t o m e r ; <text:s text:c="2"/>a n d</text:p>
          </table:table-cell>
          <table:table-cell office:value-type="string" calcext:value-type="string">
            <text:p>H e a l e s <text:s text:c="2"/>M e d i c a l <text:s text:c="2"/>A g r e e m e n t B o t h <text:s text:c="2"/>p a r t i e s <text:s text:c="2"/>w o u l d <text:s text:c="2"/>h a v e <text:s text:c="2"/>t o <text:s text:c="2"/>a g r e e <text:s text:c="2"/>t h a t <text:s text:c="2"/>t h e s e r v i c e <text:s text:c="2"/>d o e s <text:s text:c="2"/>n o t <text:s text:c="2"/>m e e t <text:s text:c="2"/>t h e <text:s text:c="2"/>r e q u i r e m e n t s , <text:s text:c="2"/>t h e C u s t o m e r <text:s text:c="2"/>c o u l d <text:s text:c="2"/>n o t <text:s text:c="2"/>c l a i m <text:s text:c="2"/>s e r v i c e <text:s text:c="2"/>d o e s <text:s text:c="2"/>n o t <text:s text:c="2"/>m e e t r e q u i r e m e n t s <text:s text:c="2"/>w h e r e <text:s text:c="2"/>H e a l e s <text:s text:c="2"/>p r o v i d e s <text:s text:c="2"/>e v i d e n c e t h a t <text:s text:c="2"/>s e r v i c e <text:s text:c="2"/>i s <text:s text:c="2"/>p r o v i d e d <text:s text:c="2"/>t o <text:s text:c="2"/>r e q u i r e m e n t s . P l e a s e <text:s text:c="2"/>c h a n g e <text:s text:c="2"/>t o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2"/>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a n d <text:s text:c="2"/>t h e S e r v i c e <text:s text:c="2"/>P r o v i d e r <text:s text:c="2"/>a g r e e s , <text:s text:c="2"/>t h e <text:s text:c="2"/>S e r v i c e <text:s text:c="2"/>P r o v i d e r s h a l l <text:s text:c="2"/>a t <text:s text:c="2"/>i t s <text:s text:c="2"/>o w n <text:s text:c="2"/>e x p e n s e <text:s text:c="2"/>r e - s c h e d u l e <text:s text:c="2"/>a n d <text:s text:c="2"/>c a r r y o u t <text:s text:c="2"/>t h e <text:s text:c="4"/>S e r v i c e s <text:s text:c="2"/>i n <text:s text:c="2"/>a c c o r d a n c e <text:s text:c="2"/>w i t h <text:s text:c="2"/>t h e 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text:s text:c="2"/>S u c h <text:s text:c="2"/>a g r e e m e n t <text:s text:c="2"/>w i l l <text:s text:c="2"/>n o t <text:s text:c="2"/>b e u n r e a s o n a b l y <text:s text:c="2"/>w i t h h e l d <text:s text:c="2"/>b y <text:s text:c="2"/>t h e <text:s text:c="2"/>S e r v i c e <text:s text:c="2"/>P r o v i d e r . <text:s text:c="2"/>I f t h e <text:s text:c="2"/>S e r v i c e <text:s text:c="2"/>P r o v i d e r <text:s text:c="2"/>d o e s <text:s text:c="2"/>n o t <text:s text:c="2"/>a g r e e <text:s text:c="2"/>t h a t <text:s text:c="2"/>t h e S e r v i c e s <text:s text:c="2"/>d o <text:s text:c="2"/>n o t <text:s text:c="2"/>m e e t <text:s text:c="2"/>t h e <text:s text:c="2"/>r e q u i r e m e n t s <text:s text:c="2"/>o f <text:s text:c="2"/>t h e c o n t r a c t <text:s text:c="2"/>o r <text:s text:c="2"/>d i f f e r s <text:s text:c="2"/>f r o m <text:s text:c="2"/>t h o s e <text:s text:c="2"/>r e q u i r e m e n t s , <text:s text:c="2"/>t h e p a r t i e s <text:s text:c="2"/>w i l l <text:s text:c="2"/>d i s c u s s <text:s text:c="2"/>r e s o l u t i o n s . <text:s text:c="2"/>I f <text:s text:c="2"/>a <text:s text:c="2"/>r e s o l u t i o n c a n n o t <text:s text:c="2"/>b e <text:s text:c="2"/>r e a c h e d , <text:s text:c="2"/>t h e <text:s text:c="2"/>p a r t i e s <text:s text:c="2"/>w i l l <text:s text:c="2"/>e n t e r <text:s text:c="2"/>i n t o D i s p u t e <text:s text:c="2"/>R e s o l u t i o n <text:s text:c="2"/>p r o c e e d i n g s . W e <text:s text:c="2"/>w o u l d <text:s text:c="2"/>b e <text:s text:c="2"/>p r o v i d i n g <text:s text:c="2"/>s e r v i c e s , <text:s text:c="2"/>n o t <text:s text:c="2"/>g o o d s , t h e s e <text:s text:c="2"/>c l a u s e s <text:s text:c="2"/>a r e <text:s text:c="2"/>n o t <text:s text:c="2"/>r e l e v a n t . P l e a s e <text:s text:c="2"/>c h a n g e <text:s text:c="2"/>t o 4 . 1 . 4 <text:s text:c="2"/>N o t <text:s text:c="2"/>U s e d 4 . 1 . 5 <text:s text:c="2"/>N o t <text:s text:c="2"/>U s e d .</text:p>
          </table:table-cell>
          <table:table-cell table:number-columns-repeated="1022"/>
        </table:table-row>
        <table:table-row table:style-name="ro1">
          <table:table-cell office:value-type="string" calcext:value-type="string">
            <text:p>4 . 4 <text:s text:c="2"/>D e l i v e r y <text:s text:c="2"/>( G o o d s <text:s text:c="2"/>o n l y ) 4 . 5 . 3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4"/>t e r m i n a t e t h e <text:s text:c="2"/>C o n t r a c t , <text:s text:c="2"/>i n <text:s text:c="2"/>e i t h e r <text:s text:c="2"/>c a s e <text:s text:c="2"/>w i t h o u t <text:s text:c="2"/>p r e j u d i c e <text:s text:c="2"/>t o a n y <text:s text:c="2"/>o t h e r <text:s text:c="2"/>r i g h t s <text:s text:c="2"/>a n d <text:s text:c="2"/>r e m e d i e s <text:s text:c="2"/>o f <text:s text:c="2"/>t h e <text:s text:c="2"/>C u s t o m e r .</text:p>
          </table:table-cell>
          <table:table-cell office:value-type="string" calcext:value-type="string">
            <text:p>A s <text:s text:c="2"/>w e <text:s text:c="2"/>a r e <text:s text:c="2"/>d e l i v e r i n g <text:s text:c="2"/>s e r v i c e s , <text:s text:c="2"/>n o t <text:s text:c="2"/>g o o d s , <text:s text:c="2"/>t h e s e c l a u s e s <text:s text:c="2"/>a r e n ’ t <text:s text:c="2"/>r e l e v a n t . P l e a s e <text:s text:c="2"/>c h a n g e <text:s text:c="2"/>t o : 4 . 4 <text:s text:c="2"/>D e l i v e r y <text:s text:c="2"/>( G o o d s <text:s text:c="2"/>o n l y ) <text:s text:c="2"/>– <text:s text:c="2"/>N o t <text:s text:c="2"/>U s e d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s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q u i t e <text:s text:c="2"/>h i g h . 2 ) <text:s text:c="2"/>E m p l o y e e <text:s text:c="2"/>h e a l t h <text:s text:c="2"/>a s <text:s text:c="2"/>p a r t <text:s text:c="2"/>o f <text:s text:c="4"/>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P l e a s e <text:s text:c="2"/>c h a n g e <text:s text:c="2"/>t o : 4 . 5 . 3 <text:s text:c="2"/>T i m e <text:s text:c="2"/>o f <text:s text:c="2"/>d e l i v e r y <text:s text:c="2"/>i n <text:s text:c="2"/>r e l a t i o n <text:s text:c="2"/>t o <text:s text:c="2"/>c o m m e n c i n g a n d / o r <text:s text:c="2"/>s u p p l y i n g <text:s text:c="2"/>t h e <text:s text:c="2"/>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C u s t o m e r <text:s text:c="2"/>a n d <text:s text:c="2"/>S e r v i c e <text:s text:c="2"/>P r o v i d e r <text:s text:c="2"/>w i l l <text:s text:c="2"/>d i s c u s s <text:s text:c="2"/>a n d a g r e e <text:s text:c="2"/>a <text:s text:c="2"/>r e s o l u t i o n . <text:s text:c="2"/>W h e r e <text:s text:c="2"/>a <text:s text:c="2"/>r e s o l u t i o n <text:s text:c="2"/>c a n n o t <text:s text:c="2"/>b e f o u n d , <text:s text:c="2"/>t h e <text:s text:c="2"/>p a r t i e s <text:s text:c="2"/>w i l l <text:s text:c="2"/>e n t e r <text:s text:c="2"/>i n t o <text:s text:c="2"/>D i s p u t e R e s o l u t i o n <text:s text:c="2"/>P r o c e e d i n g s . <text:s text:c="2"/>I f <text:s text:c="2"/>t h e <text:s text:c="2"/>C u s t o m e r <text:s text:c="2"/>i s <text:s text:c="2"/>s t i l l u n s a t i s f i e d <text:s text:c="2"/>f o l l o w i n g <text:s text:c="2"/>D i s p u t e <text:s text:c="2"/>R e s o l u t i o n P r o c e e d i n g s <text:s text:c="2"/>i t <text:s text:c="2"/>m a y <text:s text:c="2"/>r e l e a s e <text:s text:c="2"/>i t s e l f <text:s text:c="2"/>f r o m <text:s text:c="2"/>a n y o b l i g a t i o n <text:s text:c="2"/>t o <text:s text:c="2"/>t e r m i n a t e <text:s text:c="2"/>t h e <text:s text:c="2"/>C o n t r a c t <text:s text:c="2"/>w i t h o u t p r e j u d i c e <text:s text:c="2"/>t o <text:s text:c="2"/>a n y <text:s text:c="2"/>o t h e r <text:s text:c="2"/>r i g h t s <text:s text:c="2"/>a n d <text:s text:c="2"/>r e m e d i e s <text:s text:c="2"/>o f <text:s text:c="2"/>t h e C u s t o m e r .</text:p>
          </table:table-cell>
          <table:table-cell table:number-columns-repeated="1022"/>
        </table:table-row>
        <table:table-row table:style-name="ro1">
          <table:table-cell office:value-type="string" calcext:value-type="string">
            <text:p>C a l l - O f f <text:s text:c="2"/>C l a u s e 1 5 . 1 2 . 1 <text:s text:c="4"/>T h e <text:s text:c="2"/>P a r t i e s <text:s text:c="2"/>a c k n o w l e d g e <text:s text:c="2"/>t h a t , <text:s text:c="2"/>e x c e p t f o r <text:s text:c="2"/>a n y <text:s text:c="2"/>i n f o r m a t i o n <text:s text:c="2"/>w h i c h <text:s text:c="2"/>i s <text:s text:c="2"/>e x e m p t <text:s text:c="2"/>f r o m d i s c l o s u r e <text:s text:c="2"/>i n <text:s text:c="2"/>a c c o r d a n c e <text:s text:c="2"/>w i t h <text:s text:c="2"/>t h e <text:s text:c="2"/>p r o v i s i o n s <text:s text:c="2"/>o f t h e <text:s text:c="2"/>F O I A , <text:s text:c="2"/>t h e <text:s text:c="2"/>c o n t e n t <text:s text:c="2"/>o f <text:s text:c="2"/>t h e <text:s text:c="2"/>C o n t r a c t <text:s text:c="2"/>i s <text:s text:c="2"/>n o t C o n f i d e n t i a l <text:s text:c="2"/>I n f o r m a t i o n . <text:s text:c="4"/>T h e <text:s text:c="2"/>C u s t o m e r <text:s text:c="2"/>s h a l l b e <text:s text:c="2"/>r e s p o n s i b l e <text:s text:c="2"/>f o r <text:s text:c="2"/>d e t e r m i n i n g <text:s text:c="2"/>i n <text:s text:c="2"/>i t s <text:s text:c="2"/>a b s o l u t e d i s c r e t i o n <text:s text:c="2"/>w h e t h e r <text:s text:c="2"/>a n y <text:s text:c="2"/>o f <text:s text:c="2"/>t h e <text:s text:c="2"/>c o n t e n t <text:s text:c="2"/>o f <text:s text:c="2"/>t h e C o n t r a c t <text:s text:c="2"/>i s <text:s text:c="2"/>e x e m p t <text:s text:c="2"/>f r o m <text:s text:c="2"/>d i s c l o s u r e <text:s text:c="2"/>i n a c c o r d a n c e <text:s text:c="2"/>w i t h <text:s text:c="2"/>t h e <text:s text:c="2"/>p r o v i s i o n s <text:s text:c="2"/>o f <text:s text:c="2"/>t h e <text:s text:c="2"/>F O I A . 1 7 . <text:s text:c="2"/>L i a b i l i t i e s 1 7 . 2 . 8 <text:s text:c="12"/>T h e <text:s text:c="2"/>p r o v i s i o n s <text:s text:c="2"/>o f <text:s text:c="2"/>a n y <text:s text:c="2"/>i n s u r a n c e o r <text:s text:c="2"/>t h e <text:s text:c="2"/>a m o u n t <text:s text:c="2"/>o f <text:s text:c="2"/>c o v e r <text:s text:c="2"/>s h a l l <text:s text:c="2"/>n o t <text:s text:c="2"/>r e l i e v e t h e <text:s text:c="2"/>S e r v i c e <text:s text:c="2"/>P r o v i d e r <text:s text:c="2"/>o f <text:s text:c="2"/>a n y <text:s text:c="2"/>l i a b i l i t i e s u n d e r <text:s text:c="2"/>t h e <text:s text:c="2"/>C o n t r a c t . <text:s text:c="2"/>I t <text:s text:c="2"/>s h a l l <text:s text:c="2"/>b e <text:s text:c="2"/>t h e r e s p o n s i b i l i t y <text:s text:c="2"/>o f <text:s text:c="2"/>t h e <text:s text:c="2"/>S e r v i c e <text:s text:c="2"/>P r o v i d e r <text:s text:c="2"/>t o d e t e r m i n e <text:s text:c="2"/>t h e <text:s text:c="2"/>a m o u n t <text:s text:c="2"/>o f <text:s text:c="2"/>i n s u r a n c e <text:s text:c="2"/>c o v e r t h a t <text:s text:c="2"/>w i l l <text:s text:c="2"/>b e <text:s text:c="2"/>a d e q u a t e <text:s text:c="2"/>t o <text:s text:c="2"/>e n a b l e <text:s text:c="2"/>t h e S e r v i c e <text:s text:c="2"/>P r o v i d e r <text:s text:c="2"/>t o <text:s text:c="2"/>s a t i s f y <text:s text:c="2"/>a n y <text:s text:c="2"/>l i a b i l i t y r e f e r r e d <text:s text:c="2"/>t o <text:s text:c="2"/>i n <text:s text:c="2"/>c l a u s e <text:s text:c="2"/>1 8 . 1 8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 w i t h <text:s text:c="2"/>i m m e d i a t e <text:s text:c="2"/>e f f e c t <text:s text:c="2"/>i f <text:s text:c="2"/>t h e <text:s text:c="2"/>F r a m e w o r k A g r e e m e n t <text:s text:c="2"/>i s <text:s text:c="2"/>f u l l y <text:s text:c="2"/>o r <text:s text:c="2"/>p a r t l y <text:s text:c="2"/>t e r m i n a t e d <text:s text:c="2"/>f o r <text:s text:c="2"/>a n y r e a s o n <text:s text:c="2"/>w h a t s o e v e r .</text:p>
          </table:table-cell>
          <table:table-cell office:value-type="string" calcext:value-type="string">
            <text:p>H e a l e s <text:s text:c="2"/>M e d i c a l <text:s text:c="2"/>A g r e e m e n t a c t i o n . P l e a s e <text:s text:c="2"/>c h e c k <text:s text:c="2"/>a l l <text:s text:c="2"/>r e f e r e n c e s . <text:s text:c="2"/>W e <text:s text:c="2"/>b e l i e v e r e f e r e n c e s <text:s text:c="2"/>i n <text:s text:c="2"/>1 7 . 1 . 2 , <text:s text:c="2"/>1 7 . 1 . 4 , <text:s text:c="2"/>1 7 . 1 . 5 <text:s text:c="2"/>t o <text:s text:c="2"/>b e i n c o r r e c t . W e <text:s text:c="2"/>b e l i e v e <text:s text:c="2"/>t h e <text:s text:c="2"/>r e f e r e n c e <text:s text:c="2"/>s h o u l d <text:s text:c="2"/>p o i n t <text:s text:c="2"/>t o <text:s text:c="2"/>c l a u s e 1 7 . I t <text:s text:c="2"/>i s <text:s text:c="2"/>n o t <text:s text:c="2"/>r e a s o n a b l e <text:s text:c="2"/>f o r <text:s text:c="2"/>p r o v i d e r s <text:s text:c="2"/>t o <text:s text:c="2"/>b e a r <text:s text:c="2"/>t h e <text:s text:c="2"/>f u l l c o s t <text:s text:c="2"/>o f <text:s text:c="2"/>t h e <text:s text:c="2"/>F r a m e w o r k <text:s text:c="2"/>A g r e e m e n t ’ s <text:s text:c="2"/>t e r m i n a t i o n . P l e a s e <text:s text:c="2"/>a m e n d <text:s text:c="2"/>t o : 1 8 . 4 <text:s text:c="2"/>T h e <text:s text:c="2"/>C u s t o m e r <text:s text:c="2"/>m a y <text:s text:c="2"/>t e r m i n a t e <text:s text:c="2"/>t h e <text:s text:c="2"/>C o n t r a c t</text:p>
          </table:table-cell>
          <table:table-cell table:number-columns-repeated="1022"/>
        </table:table-row>
        <table:table-row table:style-name="ro1">
          <table:table-cell office:value-type="string" calcext:value-type="string">
            <text:p>C a l l - O f f <text:s text:c="2"/>C l a u s e 4 . 5 . 4 <text:s text:c="2"/>E x c e p t <text:s text:c="2"/>w h e r e <text:s text:c="2"/>o t h e r w i s e <text:s text:c="2"/>p r o v i d e d <text:s text:c="2"/>i n <text:s text:c="2"/>t h e C o n t r a c t , <text:s text:c="2"/>t h e <text:s text:c="2"/>G o o d s <text:s text:c="2"/>s h a l l <text:s text:c="2"/>b e <text:s text:c="2"/>i n s t a l l e d <text:s text:c="2"/>a n d <text:s text:c="2"/>t h e S e r v i c e s <text:s text:c="2"/>p r o v i d e d <text:s text:c="2"/>b y <text:s text:c="2"/>t h e <text:s text:c="2"/>S t a f f <text:s text:c="2"/>o r <text:s text:c="2"/>t h e <text:s text:c="2"/>S u b - C o n t r a c t o r s <text:s text:c="2"/>a t <text:s text:c="2"/>s u c h <text:s text:c="2"/>p l a c e <text:s text:c="2"/>o r <text:s text:c="2"/>p l a c e s <text:s text:c="2"/>a s <text:s text:c="2"/>s e t <text:s text:c="2"/>o u t <text:s text:c="2"/>i n t h e <text:s text:c="2"/>M a s t e r <text:s text:c="2"/>C o n t r a c t <text:s text:c="2"/>S c h e d u l e <text:s text:c="2"/>a n d / o r <text:s text:c="2"/>a n y <text:s text:c="2"/>o t h e r C o n t r a c t <text:s text:c="2"/>D o c u m e n t . 4 . 5 . 5 <text:s text:c="2"/>W h e r e <text:s text:c="2"/>t h e <text:s text:c="2"/>G o o d s <text:s text:c="2"/>a r e <text:s text:c="2"/>d e l i v e r e d <text:s text:c="2"/>b y <text:s text:c="2"/>t h e S e r v i c e <text:s text:c="2"/>P r o v i d e r , <text:s text:c="2"/>t h e <text:s text:c="2"/>p o i n t <text:s text:c="2"/>o f <text:s text:c="2"/>d e l i v e r y <text:s text:c="2"/>s h a l l <text:s text:c="2"/>b e w h e n <text:s text:c="2"/>t h e <text:s text:c="2"/>G o o d s <text:s text:c="2"/>a r e <text:s text:c="2"/>r e m o v e d <text:s text:c="2"/>f r o m <text:s text:c="2"/>t h e t r a n s p o r t i n g <text:s text:c="2"/>v e h i c l e <text:s text:c="2"/>a t <text:s text:c="2"/>t h e <text:s text:c="2"/>P r e m i s e s . <text:s text:c="2"/>W h e r e <text:s text:c="2"/>t h e G o o d s <text:s text:c="2"/>a r e <text:s text:c="2"/>c o l l e c t e d <text:s text:c="2"/>b y <text:s text:c="2"/>t h e <text:s text:c="2"/>C u s t o m e r , <text:s text:c="2"/>t h e <text:s text:c="2"/>p o i n t o f <text:s text:c="2"/>d e l i v e r y <text:s text:c="2"/>s h a l l <text:s text:c="2"/>b e <text:s text:c="2"/>w h e n <text:s text:c="2"/>t h e <text:s text:c="2"/>G o o d s <text:s text:c="2"/>a r e <text:s text:c="2"/>l o a d e d o n <text:s text:c="2"/>t h e <text:s text:c="2"/>C u s t o m e r ’ s <text:s text:c="2"/>v e h i c l e . 4 . 5 . 6 <text:s text:c="2"/>E x c e p t <text:s text:c="2"/>w h e r e <text:s text:c="2"/>o t h e r w i s e <text:s text:c="2"/>p r o v i d e d <text:s text:c="2"/>i n <text:s text:c="2"/>t h e C o n t r a c t , <text:s text:c="2"/>d e l i v e r y <text:s text:c="2"/>s h a l l <text:s text:c="2"/>i n c l u d e <text:s text:c="2"/>t h e <text:s text:c="2"/>u n l o a d i n g , s t a c k i n g <text:s text:c="2"/>o r <text:s text:c="2"/>i n s t a l l a t i o n <text:s text:c="2"/>o f <text:s text:c="2"/>t h e <text:s text:c="2"/>G o o d s <text:s text:c="2"/>b y <text:s text:c="2"/>t h e <text:s text:c="2"/>S t a f f o r <text:s text:c="2"/>t h e <text:s text:c="2"/>S e r v i c e <text:s text:c="2"/>P r o v i d e r ’ s <text:s text:c="2"/>S e r v i c e <text:s text:c="2"/>P r o v i d e r s <text:s text:c="2"/>o r c a r r i e r s <text:s text:c="2"/>a t <text:s text:c="2"/>s u c h <text:s text:c="2"/>p l a c e <text:s text:c="2"/>a s <text:s text:c="2"/>t h e <text:s text:c="2"/>C u s t o m e r <text:s text:c="2"/>o r <text:s text:c="2"/>d u l y a u t h o r i s e d <text:s text:c="2"/>p e r s o n <text:s text:c="2"/>s h a l l <text:s text:c="2"/>r e a s o n a b l y <text:s text:c="2"/>d i r e c t 4 . 5 . 8 <text:s text:c="4"/>T h e <text:s text:c="2"/>C u s t o m e r <text:s text:c="2"/>s h a l l <text:s text:c="2"/>b e <text:s text:c="2"/>u n d e r <text:s text:c="2"/>n o o b l i g a t i o n <text:s text:c="2"/>t o <text:s text:c="2"/>a c c e p t <text:s text:c="2"/>o r <text:s text:c="2"/>p a y <text:s text:c="2"/>f o r <text:s text:c="2"/>a n y <text:s text:c="2"/>G o o d s D e l i v e r e d <text:s text:c="2"/>i n <text:s text:c="2"/>e x c e s s <text:s text:c="2"/>o f <text:s text:c="2"/>t h e <text:s text:c="2"/>q u a n t i t y <text:s text:c="2"/>s p e c i f i e d <text:s text:c="2"/>i n t h e <text:s text:c="2"/>M a s t e r <text:s text:c="2"/>C o n t r a c t <text:s text:c="2"/>S c h e d u l e <text:s text:c="2"/>a n d / o r <text:s text:c="2"/>a n y <text:s text:c="2"/>o t h e r C o n t r a c t <text:s text:c="2"/>D o c u m e n t . <text:s text:c="2"/>I f <text:s text:c="2"/>t h e <text:s text:c="2"/>C u s t o m e r <text:s text:c="2"/>e l e c t s <text:s text:c="2"/>n o t t o <text:s text:c="2"/>a c c e p t <text:s text:c="2"/>s u c h <text:s text:c="2"/>o v e r - D e l i v e r e d <text:s text:c="2"/>G o o d s <text:s text:c="2"/>i t <text:s text:c="2"/>s h a l l g i v e <text:s text:c="2"/>n o t i c e <text:s text:c="2"/>i n <text:s text:c="2"/>w r i t i n g <text:s text:c="2"/>t o <text:s text:c="2"/>t h e <text:s text:c="2"/>S e r v i c e <text:s text:c="2"/>P r o v i d e r <text:s text:c="2"/>t o r e m o v e <text:s text:c="2"/>t h e m <text:s text:c="2"/>w i t h i n <text:s text:c="2"/>f i v e <text:s text:c="2"/>( 5 ) <text:s text:c="2"/>W o r k i n g <text:s text:c="2"/>D a y s <text:s text:c="2"/>a n d t o <text:s text:c="2"/>r e f u n d <text:s text:c="2"/>t o <text:s text:c="2"/>t h e <text:s text:c="2"/>C u s t o m e r <text:s text:c="2"/>a n y <text:s text:c="2"/>e x p e n s e s i n c u r r e d <text:s text:c="2"/>b y <text:s text:c="2"/>t h e <text:s text:c="2"/>C u s t o m e r <text:s text:c="2"/>a s <text:s text:c="2"/>a <text:s text:c="2"/>r e s u l t <text:s text:c="2"/>o f <text:s text:c="2"/>s u c h o v e r - D e l i v e r y <text:s text:c="2"/>( i n c l u d i n g <text:s text:c="2"/>b u t <text:s text:c="2"/>n o t <text:s text:c="2"/>l i m i t e d <text:s text:c="2"/>t o <text:s text:c="2"/>t h e c o s t s <text:s text:c="2"/>o f <text:s text:c="2"/>m o v i n g <text:s text:c="2"/>a n d <text:s text:c="2"/>s t o r i n g <text:s text:c="2"/>t h e <text:s text:c="2"/>G o o d s ) , <text:s text:c="2"/>f a i l i n g w h i c h <text:s text:c="2"/>t h e <text:s text:c="2"/>C u s t o m e r <text:s text:c="2"/>m a y <text:s text:c="2"/>d i s p o s e <text:s text:c="2"/>o f <text:s text:c="2"/>s u c h G o o d s <text:s text:c="2"/>a n d <text:s text:c="2"/>c h a r g e <text:s text:c="2"/>t h e <text:s text:c="2"/>S e r v i c e <text:s text:c="2"/>P r o v i d e r <text:s text:c="2"/>f o r <text:s text:c="2"/>t h e c o s t s <text:s text:c="2"/>o f <text:s text:c="2"/>s u c h <text:s text:c="2"/>d i s p o s a l . <text:s text:c="2"/>T h e <text:s text:c="2"/>r i s k <text:s text:c="2"/>i n <text:s text:c="2"/>a n y <text:s text:c="2"/>o v e r - D e l i v e r e d <text:s text:c="2"/>G o o d s <text:s text:c="2"/>s h a l l <text:s text:c="2"/>r e m a i n <text:s text:c="2"/>w i t h <text:s text:c="2"/>t h e <text:s text:c="2"/>S e r v i c e P r o v i d e r . 4 . 6 <text:s text:c="2"/>O w n e r s h i p <text:s text:c="2"/>a n d <text:s text:c="2"/>R i s k 4 . 7 <text:s text:c="2"/>G u a r a n t e e</text:p>
          </table:table-cell>
          <table:table-cell office:value-type="string" calcext:value-type="string">
            <text:p>H e a l e s <text:s text:c="2"/>M e d i c a l <text:s text:c="2"/>A g r e e m e n t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 4 . 5 . 4 <text:s text:c="2"/>N o t <text:s text:c="2"/>U s e d 4 . 5 . 5 <text:s text:c="2"/>N o t <text:s text:c="2"/>U s e d 4 . 5 . 6 <text:s text:c="2"/>N o t <text:s text:c="2"/>U s e d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 4 . 5 . 8 <text:s text:c="2"/>N o t <text:s text:c="2"/>U s e d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text:p>
          </table:table-cell>
          <table:table-cell table:number-columns-repeated="1022"/>
        </table:table-row>
        <table:table-row table:style-name="ro1">
          <table:table-cell office:value-type="string" calcext:value-type="string">
            <text:p>C a l l - O f f <text:s text:c="2"/>C l a u s e Q u a l i t y <text:s text:c="2"/>S t a n d a r d s C a s e <text:s text:c="2"/>C o n f e r e n c e : <text:s text:c="2"/>C a s e <text:s text:c="2"/>c o n f e r e n c e <text:s text:c="2"/>i s s c h e d u l e d <text:s text:c="2"/>w i t h i n <text:s text:c="2"/>t h r e e <text:s text:c="2"/>( 3 ) <text:s text:c="2"/>w o r k i n g <text:s text:c="2"/>d a y s <text:s text:c="2"/>o f r e q u e s t <text:s text:c="2"/>a n d <text:s text:c="2"/>h e l d <text:s text:c="2"/>w i t h i n <text:s text:c="2"/>e i g h t <text:s text:c="2"/>( 8 ) <text:s text:c="2"/>w o r k i n g <text:s text:c="2"/>d a y s o f <text:s text:c="2"/>t h e <text:s text:c="2"/>r e q u e s t . <text:s text:c="4"/>T h e <text:s text:c="2"/>c u s t o m e r <text:s text:c="2"/>i s <text:s text:c="2"/>i n f o r m e d <text:s text:c="2"/>o f <text:s text:c="2"/>t h e r e a s o n <text:s text:c="2"/>f o r <text:s text:c="2"/>a n y <text:s text:c="2"/>d e l a y s <text:s text:c="2"/>a n d <text:s text:c="2"/>i s <text:s text:c="2"/>g i v e n <text:s text:c="2"/>a n <text:s text:c="2"/>i n d i c a t i o n o f <text:s text:c="2"/>w h e n <text:s text:c="2"/>a <text:s text:c="2"/>r e s p o n s e <text:s text:c="2"/>w i l l <text:s text:c="2"/>b e <text:s text:c="2"/>r e c e i v e d . 7 . <text:s text:c="2"/>C o n f i d e n t i a l <text:s text:c="2"/>I n f o r m a t i o n</text:p>
          </table:table-cell>
          <table:table-cell office:value-type="string" calcext:value-type="string">
            <text:p>H e a l e s <text:s text:c="2"/>M e d i c a l <text:s text:c="2"/>A g r e e m e n t a p p o i n t m e n t , <text:s text:c="2"/>a n d <text:s text:c="2"/>r e l e a s e d <text:s text:c="2"/>i n <text:s text:c="2"/>a c c o r d a n c e <text:s text:c="2"/>w i t h e m p l o y e e <text:s text:c="2"/>c o n s e n t . <text:s text:c="2"/>A p p o i n t m e n t s <text:s text:c="2"/>w i t h <text:s text:c="2"/>t h e O H N / O H A <text:s text:c="2"/>s h o u l d <text:s text:c="2"/>t a k e <text:s text:c="2"/>p l a c e <text:s text:c="2"/>w i t h i n <text:s text:c="2"/>e i g h t <text:s text:c="2"/>( 8 ) w o r k i n g <text:s text:c="2"/>d a y s <text:s text:c="2"/>o f <text:s text:c="2"/>t h e <text:s text:c="2"/>r e c e i p t <text:s text:c="2"/>o f <text:s text:c="2"/>r e f e r r a l . A p p o i n t m e n t s <text:s text:c="2"/>w i t h <text:s text:c="2"/>t h e <text:s text:c="2"/>O H P <text:s text:c="2"/>s h o u l d <text:s text:c="2"/>t a k e <text:s text:c="2"/>p l a c e w i t h i n <text:s text:c="2"/>t e n <text:s text:c="2"/>( 1 0 ) <text:s text:c="2"/>w o r k i n g <text:s text:c="2"/>d a y s <text:s text:c="2"/>o f <text:s text:c="2"/>t h e <text:s text:c="2"/>r e c e i p t <text:s text:c="2"/>o f r e f e r r a l . O H P <text:s text:c="2"/>a p p o i n t m e n t s <text:s text:c="2"/>a r e <text:s text:c="2"/>s c h e d u l e d <text:s text:c="2"/>w i t h i n <text:s text:c="2"/>1 0 w o r k i n g <text:s text:c="2"/>d a y s . P l e a s e <text:s text:c="2"/>c h a n g e <text:s text:c="2"/>S L A <text:s text:c="2"/>t o : C a s e <text:s text:c="2"/>c o n f e r e n c e <text:s text:c="2"/>i s <text:s text:c="2"/>s c h e d u l e d <text:s text:c="2"/>w i t h i n <text:s text:c="2"/>t h r e e <text:s text:c="2"/>( 3 ) w o r k i n g <text:s text:c="2"/>d a y s <text:s text:c="2"/>o f <text:s text:c="2"/>r e q u e s t <text:s text:c="2"/>a n d <text:s text:c="2"/>h e l d <text:s text:c="2"/>w i t h i n <text:s text:c="2"/>e i g h t <text:s text:c="2"/>( 8 ) w o r k i n g <text:s text:c="2"/>d a y s <text:s text:c="2"/>o f <text:s text:c="2"/>t h e <text:s text:c="2"/>r e q u e s t <text:s text:c="2"/>w i t h <text:s text:c="2"/>t h e <text:s text:c="2"/>O H N / O H A o r <text:s text:c="2"/>w i t h i n <text:s text:c="2"/>t e n <text:s text:c="2"/>( 1 0 ) <text:s text:c="2"/>w o r k i n g <text:s text:c="2"/>d a y s <text:s text:c="2"/>o f <text:s text:c="2"/>t h e <text:s text:c="2"/>r e q u e s t w i t h <text:s text:c="2"/>t h e <text:s text:c="2"/>O H P . <text:s text:c="4"/>T h e <text:s text:c="2"/>c u s t o m e r <text:s text:c="2"/>i s <text:s text:c="2"/>i n f o r m e d <text:s text:c="2"/>o f <text:s text:c="2"/>t h e r e a s o n <text:s text:c="2"/>f o r <text:s text:c="2"/>a n y <text:s text:c="2"/>d e l a y s <text:s text:c="2"/>a n d <text:s text:c="2"/>i s <text:s text:c="2"/>g i v e n <text:s text:c="2"/>a n <text:s text:c="2"/>i n d i c a t i o n o f <text:s text:c="2"/>w h e n <text:s text:c="2"/>a <text:s text:c="2"/>r e s p o n s e <text:s text:c="2"/>w i l l <text:s text:c="2"/>b e <text:s text:c="2"/>r e c e i v e d . A <text:s text:c="2"/>F r e e d o m <text:s text:c="2"/>o f <text:s text:c="2"/>I n f o r m a t i o n <text:s text:c="2"/>A c t <text:s text:c="2"/>E x e m p t i o n s <text:s text:c="2"/>l i s t h a s <text:s text:c="2"/>b e e n <text:s text:c="2"/>p r o v i d e d <text:s text:c="2"/>a s <text:s text:c="2"/>p a r t <text:s text:c="2"/>o f <text:s text:c="2"/>t h e <text:s text:c="2"/>t e n d e r . <text:s text:c="2"/>A l l i n f o r m a t i o n <text:s text:c="2"/>p r o v i d e d <text:s text:c="2"/>w i t h i n <text:s text:c="2"/>t h a t <text:s text:c="2"/>l i s t <text:s text:c="2"/>M U S T <text:s text:c="2"/>b e d e e m e d <text:s text:c="2"/>C o m m e r c i a l l y <text:s text:c="2"/>S e n s i t i v e <text:s text:c="2"/>I n f o r m a t i o n P l e a s e <text:s text:c="2"/>a d d :</text:p>
          </table:table-cell>
          <table:table-cell table:number-columns-repeated="1022"/>
        </table:table-row>
        <table:table-row table:style-name="ro1">
          <table:table-cell office:value-type="string" calcext:value-type="string">
            <text:p>C l a u s e s i m i l a r <text:s text:c="2"/>p r o v i s i o n s <text:s text:c="2"/>o f <text:s text:c="2"/>l a w <text:s text:c="2"/>i n <text:s text:c="2"/>a n y <text:s text:c="2"/>j u r i s d i c t i o n . 1 2 . 4 <text:s text:c="2"/>Y o u <text:s text:c="2"/>s h a l l , <text:s text:c="2"/>p r o m p t l y <text:s text:c="2"/>a t <text:s text:c="2"/>O u r <text:s text:c="2"/>r e q u e s t , <text:s text:c="2"/>d o <text:s text:c="2"/>( o r p r o c u r e <text:s text:c="2"/>t o <text:s text:c="2"/>b e <text:s text:c="2"/>d o n e ) <text:s text:c="2"/>a l l <text:s text:c="2"/>s u c h <text:s text:c="2"/>f u r t h e r <text:s text:c="2"/>a c t s <text:s text:c="2"/>a n d t h i n g s <text:s text:c="2"/>a n d <text:s text:c="2"/>t h e <text:s text:c="2"/>e x e c u t i o n <text:s text:c="2"/>o f <text:s text:c="2"/>a l l <text:s text:c="2"/>s u c h <text:s text:c="2"/>o t h e r d o c u m e n t s <text:s text:c="2"/>a s <text:s text:c="2"/>W e <text:s text:c="2"/>m a y <text:s text:c="2"/>f r o m <text:s text:c="2"/>t i m e <text:s text:c="2"/>t o <text:s text:c="2"/>t i m e <text:s text:c="2"/>r e q u i r e f o r <text:s text:c="2"/>t h e <text:s text:c="2"/>p u r p o s e <text:s text:c="2"/>o f <text:s text:c="2"/>s e c u r i n g <text:s text:c="2"/>T e e s s i d e <text:s text:c="2"/>U n i v e r s i t y t h e <text:s text:c="2"/>f u l l <text:s text:c="2"/>b e n e f i t <text:s text:c="2"/>o f <text:s text:c="2"/>t h e <text:s text:c="2"/>C o n t r a c t , <text:s text:c="2"/>i n c l u d i n g <text:s text:c="2"/>a l l <text:s text:c="2"/>r i g h t , t i t l e <text:s text:c="2"/>a n d <text:s text:c="2"/>i n t e r e s t <text:s text:c="2"/>i n <text:s text:c="2"/>a n d <text:s text:c="2"/>t o <text:s text:c="2"/>t h e <text:s text:c="2"/>I n t e l l e c t u a l P r o p e r t y <text:s text:c="2"/>R i g h t s <text:s text:c="2"/>a s s i g n e d <text:s text:c="2"/>t o <text:s text:c="2"/>T e e s s i d e <text:s text:c="2"/>U n i v e r s i t y i n <text:s text:c="2"/>a c c o r d a n c e <text:s text:c="2"/>w i t h <text:s text:c="2"/>C o n d i t i o n <text:s text:c="2"/>1 2 . 1 5 . 3 <text:s text:c="2"/>N o t w i t h s t a n d i n g <text:s text:c="2"/>C o n d i t i o n <text:s text:c="2"/>1 5 . 2 , <text:s text:c="2"/>t h e <text:s text:c="2"/>l o s s e s f o r <text:s text:c="2"/>w h i c h <text:s text:c="2"/>Y o u <text:s text:c="2"/>a s s u m e <text:s text:c="2"/>r e s p o n s i b i l i t y <text:s text:c="2"/>a n d <text:s text:c="2"/>w h i c h s h a l l , <text:s text:c="2"/>( s u b j e c t <text:s text:c="2"/>t o <text:s text:c="2"/>C o n d i t i o n <text:s text:c="2"/>1 5 . 4 ) , <text:s text:c="2"/>b e r e c o v e r a b l e <text:s text:c="2"/>b y <text:s text:c="2"/>T e e s s i d e <text:s text:c="2"/>U n i v e r s i t y <text:s text:c="2"/>i n c l u d e : ( a ) <text:s text:c="2"/>a n y <text:s text:c="2"/>s u m s <text:s text:c="2"/>p a i d <text:s text:c="2"/>b y <text:s text:c="2"/>T e e s s i d e <text:s text:c="2"/>U n i v e r s i t y <text:s text:c="2"/>t o <text:s text:c="2"/>Y o u p u r s u a n t <text:s text:c="2"/>t o <text:s text:c="2"/>t h i s <text:s text:c="2"/>C o n t r a c t , <text:s text:c="2"/>i n <text:s text:c="2"/>r e s p e c t <text:s text:c="2"/>o f <text:s text:c="2"/>a n y G o o d s <text:s text:c="2"/>a n d <text:s text:c="2"/>/ <text:s text:c="2"/>o r <text:s text:c="2"/>E q u i p m e n t <text:s text:c="2"/>a n d <text:s text:c="2"/>/ <text:s text:c="2"/>o r <text:s text:c="2"/>S e r v i c e s <text:s text:c="2"/>n o t p r o v i d e d <text:s text:c="2"/>i n <text:s text:c="2"/>a c c o r d a n c e <text:s text:c="2"/>w i t h <text:s text:c="2"/>t h e <text:s text:c="2"/>t e r m s <text:s text:c="2"/>o f <text:s text:c="2"/>t h i s C o n t r a c t ; ( b ) <text:s text:c="2"/>a d d i t i o n a l <text:s text:c="2"/>c o s t s <text:s text:c="2"/>o r <text:s text:c="2"/>p r o c u r i n g <text:s text:c="2"/>a n d i m p l e m e n t i n g <text:s text:c="2"/>r e p l a c e m e n t s <text:s text:c="2"/>f o r , <text:s text:c="2"/>o r <text:s text:c="2"/>a l t e r n a t i v e s t o <text:s text:c="2"/>t h e <text:s text:c="2"/>G o o d s <text:s text:c="2"/>a n d <text:s text:c="2"/>/ <text:s text:c="2"/>o r <text:s text:c="2"/>E q u i p m e n t <text:s text:c="2"/>a n d <text:s text:c="2"/>/ <text:s text:c="2"/>o r S e r v i c e s , <text:s text:c="2"/>i n c l u d i n g <text:s text:c="2"/>c o n s u l t a n c y <text:s text:c="2"/>c o s t s , <text:s text:c="2"/>a d d i t i o n a l c o s t s <text:s text:c="2"/>o f <text:s text:c="2"/>m a n a g e m e n t <text:s text:c="2"/>t i m e <text:s text:c="2"/>a n d <text:s text:c="2"/>o t h e r <text:s text:c="2"/>p e r s o n n e l c o s t s <text:s text:c="2"/>a n d <text:s text:c="2"/>c o s t s <text:s text:c="2"/>o f <text:s text:c="2"/>e q u i p m e n t <text:s text:c="2"/>a n d <text:s text:c="2"/>m a t e r i a l s ; a n d ( c ) <text:s text:c="2"/>l o s s e s <text:s text:c="2"/>i n c u r r e d <text:s text:c="2"/>b y <text:s text:c="2"/>T e e s s i d e <text:s text:c="2"/>U n i v e r s i t y a r i s i n g <text:s text:c="2"/>o u t <text:s text:c="2"/>o f <text:s text:c="2"/>o r <text:s text:c="2"/>i n <text:s text:c="2"/>c o n n e c t i o n <text:s text:c="2"/>w i t h <text:s text:c="2"/>a n y <text:s text:c="2"/>c l a i m , d e m a n d , <text:s text:c="2"/>f i n e , <text:s text:c="2"/>p e n a l t y , <text:s text:c="2"/>a c t i o n , <text:s text:c="2"/>i n v e s t i g a t i o n <text:s text:c="2"/>o r p r o c e e d i n g <text:s text:c="2"/>b y <text:s text:c="2"/>a n y <text:s text:c="2"/>t h i r d <text:s text:c="2"/>p a r t y <text:s text:c="2"/>( i n c l u d i n g <text:s text:c="2"/>a n y s u b c o n t r a c t o r , <text:s text:c="2"/>p e r s o n n e l <text:s text:c="2"/>o f <text:s text:c="2"/>Y o u , <text:s text:c="2"/>r e g u l a t o r <text:s text:c="2"/>o r c u s t o m e r <text:s text:c="2"/>o f <text:s text:c="2"/>T e e s s i d e <text:s text:c="2"/>U n i v e r s i t y ) <text:s text:c="2"/>a g a i n s t T e e s s i d e <text:s text:c="2"/>U n i v e r s i t y <text:s text:c="2"/>c a u s e d <text:s text:c="2"/>b y <text:s text:c="2"/>Y o u r <text:s text:c="2"/>a c t <text:s text:c="2"/>o r o m i s s i o n . 1 5 . 4 <text:s text:c="2"/>Y o u r <text:s text:c="2"/>t o t a l <text:s text:c="2"/>l i a b i l i t y <text:s text:c="2"/>t o <text:s text:c="2"/>T e e s s i d e <text:s text:c="2"/>U n i v e r s i t y <text:s text:c="2"/>i n r e s p e c t <text:s text:c="2"/>o f <text:s text:c="2"/>a l l <text:s text:c="2"/>o t h e r <text:s text:c="2"/>l o s s e s <text:s text:c="2"/>a r i s i n g <text:s text:c="2"/>u n d e r <text:s text:c="2"/>o r <text:s text:c="2"/>i n c o n n e c t i o n <text:s text:c="2"/>w i t h <text:s text:c="2"/>t h e <text:s text:c="2"/>C o n t r a c t , <text:s text:c="2"/>w h e t h e r <text:s text:c="2"/>i n c o n t r a c t , <text:s text:c="2"/>t o r t <text:s text:c="2"/>( i n c l u d i n g <text:s text:c="2"/>n e g l i g e n c e ) , <text:s text:c="2"/>b r e a c h <text:s text:c="2"/>o f</text:p>
          </table:table-cell>
          <table:table-cell office:value-type="string" calcext:value-type="string">
            <text:p>H e a l e s <text:s text:c="2"/>M e d i c a l <text:s text:c="2"/>R e s p o n s e P l e a s e <text:s text:c="2"/>c h a n g e <text:s text:c="2"/>t o : 1 2 . 2 <text:s text:c="2"/>Y o u <text:s text:c="2"/>a s s i g n <text:s text:c="2"/>t o <text:s text:c="2"/>T e e s s i d e <text:s text:c="2"/>U n i v e r s i t y , <text:s text:c="2"/>w i t h <text:s text:c="2"/>f u l l t i t l e <text:s text:c="2"/>g u a r a n t e e <text:s text:c="2"/>a n d <text:s text:c="2"/>f r e e <text:s text:c="2"/>f r o m <text:s text:c="2"/>a l l <text:s text:c="2"/>t h i r d <text:s text:c="2"/>p a r t y r i g h t s , <text:s text:c="2"/>a l l <text:s text:c="2"/>I n t e l l e c t u a l <text:s text:c="2"/>C o n t e n t <text:s text:c="2"/>R i g h t s . 1 2 . 3 <text:s text:c="2"/>Y o u <text:s text:c="2"/>s h a l l <text:s text:c="2"/>o b t a i n <text:s text:c="2"/>w a i v e r s <text:s text:c="2"/>o f <text:s text:c="2"/>a l l <text:s text:c="2"/>m o r a l <text:s text:c="2"/>r i g h t s i n <text:s text:c="2"/>t h e <text:s text:c="2"/>I n t e l l e c t u a l <text:s text:c="2"/>C o n t e n t s , <text:s text:c="2"/>i n c l u d i n g <text:s text:c="2"/>f o r <text:s text:c="2"/>t h e a v o i d a n c e <text:s text:c="2"/>o f <text:s text:c="2"/>d o u b t <text:s text:c="2"/>t h e <text:s text:c="2"/>D e l i v e r a b l e s , <text:s text:c="2"/>o f <text:s text:c="2"/>t h e S e r v i c e s <text:s text:c="2"/>t o <text:s text:c="2"/>w h i c h <text:s text:c="2"/>a n y <text:s text:c="2"/>i n d i v i d u a l <text:s text:c="2"/>i s <text:s text:c="2"/>n o w <text:s text:c="2"/>o r <text:s text:c="2"/>m a y b e <text:s text:c="2"/>a t <text:s text:c="2"/>a n y <text:s text:c="2"/>f u t u r e <text:s text:c="2"/>t i m e <text:s text:c="2"/>e n t i t l e d . 1 2 . 4 <text:s text:c="2"/>Y o u <text:s text:c="2"/>s h a l l , <text:s text:c="2"/>p r o m p t l y <text:s text:c="2"/>a t <text:s text:c="2"/>O u r <text:s text:c="2"/>r e q u e s t , <text:s text:c="2"/>d o <text:s text:c="2"/>( o r p r o c u r e <text:s text:c="2"/>t o <text:s text:c="2"/>b e <text:s text:c="2"/>d o n e ) <text:s text:c="2"/>a l l <text:s text:c="2"/>s u c h <text:s text:c="2"/>f u r t h e r <text:s text:c="2"/>a c t s <text:s text:c="2"/>a n d t h i n g s <text:s text:c="2"/>a n d <text:s text:c="2"/>t h e <text:s text:c="2"/>e x e c u t i o n <text:s text:c="2"/>o f <text:s text:c="2"/>a l l <text:s text:c="2"/>s u c h <text:s text:c="2"/>o t h e r d o c u m e n t s <text:s text:c="2"/>a s <text:s text:c="2"/>W e <text:s text:c="2"/>m a y <text:s text:c="2"/>f r o m <text:s text:c="2"/>t i m e <text:s text:c="2"/>t o <text:s text:c="2"/>t i m e <text:s text:c="2"/>r e q u i r e f o r <text:s text:c="2"/>t h e <text:s text:c="2"/>p u r p o s e <text:s text:c="2"/>o f <text:s text:c="2"/>s e c u r i n g <text:s text:c="2"/>T e e s s i d e <text:s text:c="2"/>U n i v e r s i t y t h e <text:s text:c="2"/>f u l l <text:s text:c="2"/>b e n e f i t <text:s text:c="2"/>o f <text:s text:c="2"/>t h e <text:s text:c="2"/>C o n t r a c t , <text:s text:c="2"/>i n c l u d i n g <text:s text:c="2"/>a l l <text:s text:c="2"/>r i g h t , t i t l e <text:s text:c="2"/>a n d <text:s text:c="2"/>i n t e r e s t <text:s text:c="2"/>i n <text:s text:c="2"/>a n d <text:s text:c="2"/>t o <text:s text:c="2"/>t h e <text:s text:c="2"/>I n t e l l e c t u a l C o n t e n t <text:s text:c="2"/>R i g h t s <text:s text:c="2"/>a s s i g n e d <text:s text:c="2"/>t o <text:s text:c="2"/>T e e s s i d e <text:s text:c="2"/>U n i v e r s i t y i n <text:s text:c="2"/>a c c o r d a n c e <text:s text:c="2"/>w i t h <text:s text:c="2"/>C o n d i t i o n <text:s text:c="2"/>1 2 . A s <text:s text:c="2"/>s t a t e d <text:s text:c="2"/>a g a i n s t <text:s text:c="2"/>c l a u s e <text:s text:c="2"/>1 0 , <text:s text:c="2"/>W e <text:s text:c="2"/>w i l l <text:s text:c="2"/>n o t <text:s text:c="2"/>p a y <text:s text:c="2"/>f o r t h e <text:s text:c="2"/>U n i v e r s i t y <text:s text:c="2"/>t o <text:s text:c="2"/>o b t a i n <text:s text:c="2"/>s e r v i c e s <text:s text:c="2"/>e l s e w h e r e . <text:s text:c="2"/>T h e C u s t o m e r <text:s text:c="2"/>s h o u l d <text:s text:c="2"/>p a y <text:s text:c="2"/>f o r <text:s text:c="2"/>a l l <text:s text:c="2"/>s e r v i c e s <text:s text:c="2"/>d e l i v e r e d . W e <text:s text:c="2"/>a c c e p t <text:s text:c="2"/>t h a t <text:s text:c="2"/>t h e <text:s text:c="2"/>C u s t o m e r <text:s text:c="2"/>s h o u l d <text:s text:c="2"/>n o t <text:s text:c="2"/>p a y <text:s text:c="2"/>f o r s e r v i c e s <text:s text:c="2"/>n o t <text:s text:c="2"/>d e l i v e r e d . S e r v i c e s <text:s text:c="2"/>a r e <text:s text:c="2"/>c h a r g e d <text:s text:c="2"/>i n <text:s text:c="2"/>a r r e a r s , <text:s text:c="2"/>i t <text:s text:c="2"/>i s <text:s text:c="2"/>u n l i k e l y t h a t <text:s text:c="2"/>t h e <text:s text:c="2"/>U n i v e r s i t y <text:s text:c="2"/>w i l l <text:s text:c="2"/>h a v e <text:s text:c="2"/>p a i d <text:s text:c="2"/>f o r <text:s text:c="2"/>s e r v i c e s <text:s text:c="2"/>n o t p r o v i d e d . P l e a s e <text:s text:c="2"/>c h a n g e <text:s text:c="2"/>t o : 1 5 . 3 <text:s text:c="2"/>N o t w i t h s t a n d i n g <text:s text:c="2"/>C o n d i t i o n <text:s text:c="2"/>1 5 . 2 , <text:s text:c="2"/>t h e <text:s text:c="2"/>l o s s e s f o r <text:s text:c="2"/>w h i c h <text:s text:c="2"/>Y o u <text:s text:c="2"/>a s s u m e <text:s text:c="2"/>r e s p o n s i b i l i t y <text:s text:c="2"/>a n d <text:s text:c="2"/>w h i c h s h a l l , <text:s text:c="2"/>( s u b j e c t <text:s text:c="2"/>t o <text:s text:c="2"/>C o n d i t i o n <text:s text:c="2"/>1 5 . 4 ) , <text:s text:c="2"/>b e r e c o v e r a b l e <text:s text:c="2"/>b y <text:s text:c="2"/>T e e s s i d e <text:s text:c="2"/>U n i v e r s i t y <text:s text:c="2"/>i n c l u d e : ( a ) <text:s text:c="2"/>a n y <text:s text:c="2"/>s u m s <text:s text:c="2"/>p a i d <text:s text:c="2"/>b y <text:s text:c="2"/>T e e s s i d e <text:s text:c="2"/>U n i v e r s i t y <text:s text:c="2"/>t o <text:s text:c="2"/>Y o u p u r s u a n t <text:s text:c="2"/>t o <text:s text:c="2"/>t h i s <text:s text:c="2"/>C o n t r a c t , <text:s text:c="2"/>i n <text:s text:c="2"/>r e s p e c t <text:s text:c="2"/>o f <text:s text:c="2"/>a n y G o o d s <text:s text:c="2"/>a n d <text:s text:c="2"/>/ <text:s text:c="2"/>o r <text:s text:c="2"/>E q u i p m e n t <text:s text:c="2"/>a n d <text:s text:c="2"/>/ <text:s text:c="2"/>o r <text:s text:c="2"/>S e r v i c e s <text:s text:c="2"/>n o t p r o v i d e d <text:s text:c="2"/>i n <text:s text:c="2"/>a c c o r d a n c e <text:s text:c="2"/>w i t h <text:s text:c="2"/>t h e <text:s text:c="2"/>t e r m s <text:s text:c="2"/>o f <text:s text:c="2"/>t h i s C o n t r a c t ; ( b ) <text:s text:c="2"/>n o t <text:s text:c="2"/>u s e d ; <text:s text:c="2"/>a n d ( c ) <text:s text:c="2"/>l o s s e s <text:s text:c="2"/>i n c u r r e d <text:s text:c="2"/>b y <text:s text:c="2"/>T e e s s i d e <text:s text:c="2"/>U n i v e r s i t y a r i s i n g <text:s text:c="2"/>o u t <text:s text:c="2"/>o f <text:s text:c="2"/>o r <text:s text:c="2"/>i n <text:s text:c="2"/>c o n n e c t i o n <text:s text:c="2"/>w i t h <text:s text:c="2"/>a n y <text:s text:c="2"/>c l a i m , d e m a n d , <text:s text:c="2"/>f i n e , <text:s text:c="2"/>p e n a l t y , <text:s text:c="2"/>a c t i o n , <text:s text:c="2"/>i n v e s t i g a t i o n <text:s text:c="2"/>o r p r o c e e d i n g <text:s text:c="2"/>b y <text:s text:c="2"/>a n y <text:s text:c="2"/>t h i r d <text:s text:c="2"/>p a r t y <text:s text:c="2"/>( i n c l u d i n g <text:s text:c="2"/>a n y s u b c o n t r a c t o r , <text:s text:c="2"/>p e r s o n n e l <text:s text:c="2"/>o f <text:s text:c="2"/>Y o u , <text:s text:c="2"/>r e g u l a t o r <text:s text:c="2"/>o r c u s t o m e r <text:s text:c="2"/>o f <text:s text:c="2"/>T e e s s i d e <text:s text:c="2"/>U n i v e r s i t y ) <text:s text:c="2"/>a g a i n s t T e e s s i d e <text:s text:c="2"/>U n i v e r s i t y <text:s text:c="2"/>c a u s e d <text:s text:c="2"/>b y <text:s text:c="2"/>Y o u r <text:s text:c="2"/>a c t <text:s text:c="2"/>o r o m i s s i o n . P l e a s e <text:s text:c="2"/>c h a n g e <text:s text:c="2"/>t o : 1 5 . 4 <text:s text:c="2"/>Y o u r <text:s text:c="2"/>t o t a l <text:s text:c="2"/>l i a b i l i t y <text:s text:c="2"/>t o <text:s text:c="2"/>T e e s s i d e <text:s text:c="2"/>U n i v e r s i t y <text:s text:c="2"/>i n r e s p e c t <text:s text:c="2"/>o f <text:s text:c="2"/>a l l <text:s text:c="2"/>o t h e r <text:s text:c="2"/>l o s s e s <text:s text:c="2"/>a r i s i n g <text:s text:c="2"/>u n d e r <text:s text:c="2"/>o r <text:s text:c="2"/>i n c o n n e c t i o n <text:s text:c="2"/>w i t h <text:s text:c="2"/>t h e <text:s text:c="2"/>C o n t r a c t , <text:s text:c="2"/>w h e t h e r <text:s text:c="2"/>i n</text:p>
          </table:table-cell>
          <table:table-cell table:number-columns-repeated="1022"/>
        </table:table-row>
        <table:table-row table:style-name="ro1">
          <table:table-cell office:value-type="string" calcext:value-type="string">
            <text:p>C l a u s e m o d i f y <text:s text:c="2"/>t h e <text:s text:c="2"/>S o f t w a r e <text:s text:c="2"/>i n <text:s text:c="2"/>w h o l e <text:s text:c="2"/>o r <text:s text:c="2"/>i n <text:s text:c="2"/>p a r t <text:s text:c="2"/>e x c e p t : ( I ) <text:s text:c="2"/>a s <text:s text:c="2"/>p r o v i d e d <text:s text:c="2"/>i n <text:s text:c="2"/>t h i s <text:s text:c="2"/>C o n d i t i o n <text:s text:c="2"/>7 ; ( i i ) <text:s text:c="2"/>a s <text:s text:c="2"/>p e r m i t t e d <text:s text:c="2"/>b y <text:s text:c="2"/>l a w ; <text:s text:c="2"/>o r ( i i i ) <text:s text:c="2"/>t o <text:s text:c="2"/>t h e <text:s text:c="2"/>e x t e n t <text:s text:c="2"/>t h a t <text:s text:c="2"/>s u c h <text:s text:c="2"/>a c t i o n <text:s text:c="2"/>i s <text:s text:c="2"/>l e g i t i m a t e l y r e q u i r e d <text:s text:c="2"/>f o r <text:s text:c="2"/>t h e <text:s text:c="2"/>p u r p o s e s <text:s text:c="2"/>o f <text:s text:c="2"/>i n t e g r a t i n g <text:s text:c="2"/>t h e o p e r a t i o n <text:s text:c="2"/>o f <text:s text:c="2"/>t h e <text:s text:c="2"/>S o f t w a r e <text:s text:c="2"/>w i t h <text:s text:c="2"/>t h e <text:s text:c="2"/>o p e r a t i o n <text:s text:c="2"/>o f o t h e r <text:s text:c="2"/>s o f t w a r e <text:s text:c="2"/>o r <text:s text:c="2"/>s y s t e m s <text:s text:c="2"/>u s e d <text:s text:c="2"/>b y <text:s text:c="2"/>T e e s s i d e U n i v e r s i t y . ( h ) <text:s text:c="2"/>W e <text:s text:c="2"/>s h a l l <text:s text:c="2"/>o n l y <text:s text:c="2"/>m a k e <text:s text:c="2"/>s o <text:s text:c="2"/>m a n y <text:s text:c="2"/>c o p i e s <text:s text:c="2"/>o f <text:s text:c="2"/>t h e S o f t w a r e <text:s text:c="2"/>a s <text:s text:c="2"/>a r e <text:s text:c="2"/>r e a s o n a b l y <text:s text:c="2"/>n e c e s s a r y <text:s text:c="2"/>f o r o p e r a t i o n a l <text:s text:c="2"/>u s e <text:s text:c="2"/>a n d <text:s text:c="2"/>s e c u r i t y .</text:p>
          </table:table-cell>
          <table:table-cell office:value-type="string" calcext:value-type="string">
            <text:p>H e a l e s <text:s text:c="2"/>M e d i c a l <text:s text:c="2"/>R e s p o n s e 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b e h a l f <text:s text:c="2"/>o f <text:s text:c="2"/>t h e <text:s text:c="2"/>c l i e n t <text:s text:c="2"/>a n d / o r <text:s text:c="2"/>p r o v i d e d <text:s text:c="2"/>b y <text:s text:c="2"/>t h e p r o v i d e r <text:s text:c="2"/>t o <text:s text:c="2"/>t h e <text:s text:c="2"/>c l i e n t <text:s text:c="2"/>w i t h i n <text:s text:c="2"/>t h e <text:s text:c="2"/>t e r m <text:s text:c="2"/>o f <text:s text:c="2"/>t h i s c o n t r a c t . <text:s text:c="2"/>F o r <text:s text:c="2"/>a v o i d a n c e <text:s text:c="2"/>o f <text:s text:c="2"/>d o u b t <text:s text:c="2"/>t h i s <text:s text:c="2"/>e x c l u d e s t h e <text:s text:c="2"/>d e s i g n <text:s text:c="2"/>o f <text:s text:c="2"/>a n y <text:s text:c="2"/>d o c u m e n t , <text:s text:c="4"/>d a t a b a s e , <text:s text:c="2"/>l o g o , t r a d e m a r k , <text:s text:c="2"/>b u s i n e s s <text:s text:c="2"/>n a m e , <text:s text:c="2"/>w e b s i t e , <text:s text:c="2"/>o r <text:s text:c="2"/>w e b s e r v i c e <text:s text:c="2"/>e l e c t r o n i c <text:s text:c="2"/>o r <text:s text:c="2"/>o t h e r w i s e . P l e a s e <text:s text:c="2"/>c h a n g e <text:s text:c="2"/>t h e s e <text:s text:c="2"/>c l a u s e s <text:s text:c="2"/>t o : 7 . 2 <text:s text:c="2"/>F o r <text:s text:c="2"/>a l l <text:s text:c="2"/>S o f t w a r e <text:s text:c="2"/>s u p p l i e d <text:s text:c="2"/>u n d e r <text:s text:c="2"/>a n y <text:s text:c="2"/>o f <text:s text:c="2"/>t h e a b o v e <text:s text:c="2"/>7 . 1 <text:s text:c="2"/>( a ) <text:s text:c="2"/>t o <text:s text:c="2"/>7 . 1 <text:s text:c="2"/>( d ) : ( a ) <text:s text:c="2"/>Y o u <text:s text:c="2"/>h e r e b y <text:s text:c="2"/>g r a n t <text:s text:c="2"/>t o <text:s text:c="2"/>T e e s s i d e <text:s text:c="2"/>U n i v e r s i t y <text:s text:c="2"/>a r e v o c a b l e <text:s text:c="2"/>l i c e n c e <text:s text:c="2"/>t o <text:s text:c="2"/>U s e <text:s text:c="2"/>t h e <text:s text:c="2"/>s o f t w a r e <text:s text:c="2"/>( w h e t h e r m o d i f i e d <text:s text:c="2"/>a s <text:s text:c="2"/>h e r e i n a f t e r <text:s text:c="2"/>p r o v i d e d <text:s text:c="2"/>o r <text:s text:c="2"/>n o t ) <text:s text:c="2"/>u n t i l c o n t r a c t <text:s text:c="2"/>e x p i r y <text:s text:c="2"/>o r <text:s text:c="2"/>t e r m i n a t i o n , <text:s text:c="2"/>i n c l u d i n g <text:s text:c="2"/>t h a t s u p p l i e d <text:s text:c="2"/>o n <text:s text:c="2"/>t h e <text:s text:c="2"/>G o o d s <text:s text:c="2"/>a n d <text:s text:c="2"/>/ <text:s text:c="2"/>o r <text:s text:c="2"/>E q u i p m e n t <text:s text:c="2"/>o r <text:s text:c="2"/>i n c o n j u n c t i o n <text:s text:c="2"/>w i t h <text:s text:c="2"/>t h e <text:s text:c="2"/>S e r v i c e s <text:s text:c="2"/>a s <text:s text:c="2"/>t h e <text:s text:c="2"/>c a s e <text:s text:c="2"/>m a y b e ; ( b ) <text:s text:c="2"/>n o t <text:s text:c="2"/>u s e d ; ( c ) <text:s text:c="2"/>n o t <text:s text:c="2"/>u s e d ; ( d ) <text:s text:c="2"/>a l l <text:s text:c="2"/>Y o u r <text:s text:c="2"/>I n t e l l e c t u a l <text:s text:c="2"/>P r o p e r t y <text:s text:c="2"/>R i g h t s <text:s text:c="2"/>i n <text:s text:c="2"/>t h e S o f t w a r e <text:s text:c="2"/>s h a l l <text:s text:c="2"/>r e m a i n <text:s text:c="2"/>v e s t e d <text:s text:c="2"/>i n <text:s text:c="2"/>Y o u ; ( e ) <text:s text:c="2"/>w h e r e <text:s text:c="2"/>I n t e l l e c t u a l <text:s text:c="2"/>C o n t e n t <text:s text:c="2"/>h a s <text:s text:c="2"/>b e e n p r o v i d e d <text:s text:c="2"/>W e <text:s text:c="2"/>s h a l l <text:s text:c="2"/>h a v e <text:s text:c="2"/>t h e <text:s text:c="2"/>I n t e l l e c t u a l <text:s text:c="2"/>C o n t e n t R i g h t s <text:s text:c="2"/>i n <text:s text:c="2"/>a n y <text:s text:c="2"/>m o d i f i c a t i o n <text:s text:c="2"/>o r <text:s text:c="2"/>a d d i t i o n s <text:s text:c="2"/>m a d e <text:s text:c="2"/>t o t h e <text:s text:c="2"/>C o n t e n t , <text:s text:c="2"/>b u t <text:s text:c="2"/>s h a l l <text:s text:c="2"/>i n <text:s text:c="2"/>n o <text:s text:c="2"/>c a s e <text:s text:c="2"/>a c q u i r e <text:s text:c="2"/>t h e I n t e l l e c t u a l <text:s text:c="2"/>P r o p e r t y <text:s text:c="2"/>R i g h t s <text:s text:c="2"/>i n <text:s text:c="2"/>t h e <text:s text:c="2"/>S o f t w a r e i t s e l f ; ( f ) <text:s text:c="2"/>W e <text:s text:c="2"/>s h a l l <text:s text:c="2"/>n o t <text:s text:c="2"/>a s s i g n <text:s text:c="2"/>o r <text:s text:c="2"/>s u b - l i c e n c e <text:s text:c="2"/>t o <text:s text:c="2"/>a n y t h i r d <text:s text:c="2"/>p a r t y <text:s text:c="2"/>t o <text:s text:c="2"/>h a v e <text:s text:c="2"/>t h e <text:s text:c="2"/>u s e <text:s text:c="2"/>o f <text:s text:c="2"/>t h e <text:s text:c="2"/>S o f t w a r e , i n c l u d i n g <text:s text:c="2"/>a n y <text:s text:c="2"/>t r a n s l a t i o n , <text:s text:c="2"/>c o m p i l a t i o n , a d a p t a t i o n , <text:s text:c="2"/>e n h a n c e m e n t <text:s text:c="2"/>o r <text:s text:c="2"/>a n y <text:s text:c="2"/>o t h e r <text:s text:c="2"/>v e r s i o n o f <text:s text:c="2"/>t h e <text:s text:c="2"/>S o f t w a r e . ( I ) <text:s text:c="2"/>n o t <text:s text:c="2"/>u s e d ( I I ) W e <text:s text:c="2"/>m a y <text:s text:c="2"/>g r a n t <text:s text:c="2"/>a c c e s s <text:s text:c="2"/>t o <text:s text:c="2"/>O u r <text:s text:c="2"/>i n t e r n a l <text:s text:c="2"/>a n d</text:p>
          </table:table-cell>
          <table:table-cell table:number-columns-repeated="1022"/>
        </table:table-row>
        <table:table-row table:style-name="ro1">
          <table:table-cell office:value-type="string" calcext:value-type="string">
            <text:p>C l a u s e 7 . 9 <text:s text:c="2"/>W h e r e , <text:s text:c="2"/>a t <text:s text:c="2"/>a n y <text:s text:c="2"/>t i m e , <text:s text:c="2"/>W e <text:s text:c="2"/>h a v e <text:s text:c="2"/>n o t <text:s text:c="2"/>e n t e r e d i n t o <text:s text:c="2"/>a <text:s text:c="2"/>m a i n t e n a n c e <text:s text:c="2"/>a g r e e m e n t <text:s text:c="2"/>o f <text:s text:c="2"/>t h e <text:s text:c="2"/>k i n d r e f e r r e d <text:s text:c="2"/>t o <text:s text:c="2"/>a t <text:s text:c="2"/>C o n d i t i o n <text:s text:c="2"/>7 . 8 , <text:s text:c="2"/>W e <text:s text:c="2"/>w i l l <text:s text:c="2"/>b e <text:s text:c="2"/>e n t i t l e d t o <text:s text:c="2"/>m a i n t a i n <text:s text:c="2"/>t h e <text:s text:c="2"/>E q u i p m e n t <text:s text:c="2"/>a n d <text:s text:c="2"/>a n y <text:s text:c="2"/>S o f t w a r e o u r s e l v e s , <text:s text:c="2"/>o r <text:s text:c="2"/>b y <text:s text:c="2"/>o r <text:s text:c="2"/>t h r o u g h <text:s text:c="2"/>a n y <text:s text:c="2"/>t h i r d <text:s text:c="2"/>p a r t y , <text:s text:c="2"/>a n d i n <text:s text:c="2"/>t h a t <text:s text:c="2"/>c a s e <text:s text:c="2"/>U s e <text:s text:c="2"/>w i l l <text:s text:c="2"/>e x t e n d <text:s text:c="2"/>t o <text:s text:c="2"/>p e r m i t t i n g <text:s text:c="2"/>s u c h m a i n t e n a n c e <text:s text:c="2"/>o f <text:s text:c="2"/>t h e <text:s text:c="2"/>S o f t w a r e . 1 0 . <text:s text:c="2"/>O u r <text:s text:c="2"/>r e m e d i e s 1 0 . <text:s text:c="2"/>1 <text:s text:c="4"/>I f <text:s text:c="2"/>Y o u <text:s text:c="2"/>f a i l <text:s text:c="2"/>t o <text:s text:c="2"/>d e l i v e r <text:s text:c="2"/>t h e <text:s text:c="2"/>G o o d s <text:s text:c="2"/>a n d / o r E q u i p m e n t <text:s text:c="2"/>a n d / o r <text:s text:c="2"/>p e r f o r m <text:s text:c="2"/>t h e <text:s text:c="2"/>S e r v i c e s <text:s text:c="2"/>b y <text:s text:c="2"/>t h e a p p l i c a b l e <text:s text:c="2"/>d a t e , <text:s text:c="2"/>W e <text:s text:c="2"/>s h a l l , <text:s text:c="2"/>w i t h o u t <text:s text:c="2"/>l i m i t i n g <text:s text:c="2"/>O u r o t h e r <text:s text:c="2"/>r i g h t s <text:s text:c="2"/>o r <text:s text:c="2"/>r e m e d i e s , <text:s text:c="2"/>h a v e <text:s text:c="2"/>o n e <text:s text:c="2"/>o r <text:s text:c="2"/>m o r e <text:s text:c="2"/>o f t h e <text:s text:c="2"/>f o l l o w i n g <text:s text:c="2"/>r i g h t s : ( a ) <text:s text:c="2"/>t o <text:s text:c="2"/>t e r m i n a t e <text:s text:c="2"/>t h e <text:s text:c="2"/>C o n t r a c t <text:s text:c="2"/>w i t h <text:s text:c="2"/>i m m e d i a t e e f f e c t <text:s text:c="2"/>b y <text:s text:c="2"/>g i v i n g <text:s text:c="2"/>w r i t t e n <text:s text:c="2"/>n o t i c e <text:s text:c="2"/>t o <text:s text:c="2"/>Y o u ; ( b ) <text:s text:c="2"/>t o <text:s text:c="2"/>r e f u s e <text:s text:c="2"/>t o <text:s text:c="2"/>a c c e p t <text:s text:c="2"/>a n y <text:s text:c="2"/>s u b s e q u e n t p e r f o r m a n c e <text:s text:c="2"/>o f <text:s text:c="2"/>t h e <text:s text:c="2"/>S e r v i c e s <text:s text:c="2"/>a n d / o r <text:s text:c="2"/>d e l i v e r y <text:s text:c="2"/>o f t h e <text:s text:c="2"/>G o o d s <text:s text:c="2"/>a n d / o r <text:s text:c="2"/>E q u i p m e n t <text:s text:c="2"/>w h i c h <text:s text:c="2"/>Y o u <text:s text:c="2"/>a t t e m p t t o <text:s text:c="2"/>m a k e ; ( c ) <text:s text:c="2"/>t o <text:s text:c="2"/>r e c o v e r <text:s text:c="2"/>f r o m <text:s text:c="2"/>Y o u <text:s text:c="2"/>a n y <text:s text:c="2"/>c o s t s <text:s text:c="2"/>i n c u r r e d <text:s text:c="2"/>b y T e e s s i d e <text:s text:c="2"/>U n i v e r s i t y <text:s text:c="2"/>i n <text:s text:c="2"/>o b t a i n i n g <text:s text:c="2"/>s u b s t i t u t e g o o d s <text:s text:c="2"/>a n d / o r <text:s text:c="2"/>e q u i p m e n t <text:s text:c="2"/>a n d / o r <text:s text:c="2"/>s e r v i c e s <text:s text:c="2"/>f r o m <text:s text:c="2"/>a t h i r d <text:s text:c="2"/>p a r t y ;</text:p>
          </table:table-cell>
          <table:table-cell office:value-type="string" calcext:value-type="string">
            <text:p>H e a l e s <text:s text:c="2"/>M e d i c a l <text:s text:c="2"/>R e s p o n s e e x t e r n a l <text:s text:c="2"/>a u d i t o r s , <text:s text:c="2"/>e m p l o y e e s <text:s text:c="2"/>a n d <text:s text:c="2"/>s u p p l i e r s <text:s text:c="2"/>w h o n e e d <text:s text:c="2"/>t o <text:s text:c="2"/>h a v e <text:s text:c="2"/>a c c e s s . <text:s text:c="2"/>A d d i t i o n a l <text:s text:c="2"/>u s e r <text:s text:c="2"/>a c c e s s m a y <text:s text:c="2"/>b e <text:s text:c="2"/>g r a n t e d <text:s text:c="2"/>t h r o u g h <text:s text:c="2"/>r e f e r r a l <text:s text:c="2"/>o f <text:s text:c="2"/>a n I n f o r m a t i o n <text:s text:c="2"/>A c c e s s <text:s text:c="2"/>c a s e P r o v i d i n g <text:s text:c="2"/>a l w a y s <text:s text:c="2"/>t h a t <text:s text:c="2"/>t h e <text:s text:c="2"/>a c c e s s <text:s text:c="2"/>g r a n t e d <text:s text:c="2"/>d o e s n o t <text:s text:c="2"/>g o <text:s text:c="2"/>b e y o n d <text:s text:c="2"/>t h e <text:s text:c="2"/>t e r m s <text:s text:c="2"/>o f <text:s text:c="2"/>t h e <text:s text:c="2"/>l i c e n c e <text:s text:c="2"/>w i t h i n t h i s <text:s text:c="2"/>C o n d i t i o n <text:s text:c="2"/>7 <text:s text:c="2"/>a n d <text:s text:c="2"/>s u i t a b l e <text:s text:c="2"/>t e r m s <text:s text:c="2"/>a r e <text:s text:c="2"/>p u t <text:s text:c="2"/>i n p l a c e <text:s text:c="2"/>t o <text:s text:c="2"/>p r o t e c t <text:s text:c="2"/>t h e <text:s text:c="2"/>c o n f i d e n t i a l <text:s text:c="2"/>n a t u r e <text:s text:c="2"/>o f <text:s text:c="2"/>t h e S o f t w a r e ; ( g ) <text:s text:c="2"/>W e <text:s text:c="2"/>s h a l l <text:s text:c="2"/>h a v e <text:s text:c="2"/>n o <text:s text:c="2"/>r i g h t <text:s text:c="2"/>t o <text:s text:c="2"/>c o p y , <text:s text:c="2"/>a d a p t , r e v e r s e <text:s text:c="2"/>e n g i n e e r , <text:s text:c="2"/>d e c o m p i l e , <text:s text:c="2"/>d i s a s s e m b l e <text:s text:c="2"/>o r m o d i f y <text:s text:c="2"/>t h e <text:s text:c="2"/>S o f t w a r e <text:s text:c="2"/>i n <text:s text:c="2"/>w h o l e <text:s text:c="2"/>o r <text:s text:c="2"/>i n <text:s text:c="2"/>p a r t <text:s text:c="2"/>e x c e p t : ( I ) <text:s text:c="2"/>a s <text:s text:c="2"/>p r o v i d e d <text:s text:c="2"/>i n <text:s text:c="2"/>t h i s <text:s text:c="2"/>C o n d i t i o n <text:s text:c="2"/>7 ; ( i i ) <text:s text:c="2"/>a s <text:s text:c="2"/>p e r m i t t e d <text:s text:c="2"/>b y <text:s text:c="2"/>l a w ; <text:s text:c="2"/>o r ( i i i ) <text:s text:c="2"/>t o <text:s text:c="2"/>t h e <text:s text:c="2"/>e x t e n t <text:s text:c="2"/>t h a t <text:s text:c="2"/>s u c h <text:s text:c="2"/>a c t i o n <text:s text:c="2"/>i s <text:s text:c="2"/>l e g i t i m a t e l y r e q u i r e d <text:s text:c="2"/>f o r <text:s text:c="2"/>t h e <text:s text:c="2"/>p u r p o s e s <text:s text:c="2"/>o f <text:s text:c="2"/>i n t e g r a t i n g <text:s text:c="2"/>t h e o p e r a t i o n <text:s text:c="2"/>o f <text:s text:c="2"/>t h e <text:s text:c="2"/>S o f t w a r e <text:s text:c="2"/>w i t h <text:s text:c="2"/>t h e <text:s text:c="2"/>o p e r a t i o n <text:s text:c="2"/>o f o t h e r <text:s text:c="2"/>s o f t w a r e <text:s text:c="2"/>o r <text:s text:c="2"/>s y s t e m s <text:s text:c="2"/>u s e d <text:s text:c="2"/>b y <text:s text:c="2"/>T e e s s i d e U n i v e r s i t y . <text:s text:c="2"/>S u c h <text:s text:c="2"/>w o r k <text:s text:c="2"/>w i l l <text:s text:c="2"/>b e <text:s text:c="2"/>u n d e r t a k e n <text:s text:c="2"/>i n c o n j u n c t i o n <text:s text:c="2"/>w i t h <text:s text:c="2"/>t h e <text:s text:c="2"/>Y o u . ( h ) <text:s text:c="2"/>n o t <text:s text:c="2"/>u s e d T h e <text:s text:c="2"/>U n i v e r s i t y <text:s text:c="2"/>w i l l <text:s text:c="2"/>n o t <text:s text:c="2"/>b e <text:s text:c="2"/>p e r m i t t e d <text:s text:c="2"/>t o <text:s text:c="2"/>m a i n t a i n m e d i c a l <text:s text:c="2"/>e q u i p m e n t <text:s text:c="2"/>o r <text:s text:c="2"/>s o f t w a r e , <text:s text:c="2"/>a l l <text:s text:c="2"/>m a i n t e n a n c e i s <text:s text:c="2"/>u n d e r t a k e n <text:s text:c="2"/>b y <text:s text:c="2"/>U s . <text:s text:c="2"/>E q u i p m e n t <text:s text:c="2"/>i s <text:s text:c="2"/>a u d i t e d , t e s t e d <text:s text:c="2"/>a n d <text:s text:c="2"/>m a i n t a i n e d <text:s text:c="2"/>a t <text:s text:c="2"/>l e a s t <text:s text:c="2"/>a n n u a l l y , <text:s text:c="2"/>a n d m o n i t o r e d <text:s text:c="2"/>o n <text:s text:c="2"/>a <text:s text:c="2"/>r e g u l a r <text:s text:c="2"/>b a s i s . P l e a s e <text:s text:c="2"/>c h a n g e <text:s text:c="2"/>t o : 7 . 9 <text:s text:c="2"/>W h e r e , <text:s text:c="2"/>a t <text:s text:c="2"/>a n y <text:s text:c="2"/>t i m e , <text:s text:c="2"/>W e <text:s text:c="2"/>h a v e <text:s text:c="2"/>n o t <text:s text:c="2"/>e n t e r e d i n t o <text:s text:c="2"/>a <text:s text:c="2"/>m a i n t e n a n c e <text:s text:c="2"/>a g r e e m e n t <text:s text:c="2"/>o f <text:s text:c="2"/>t h e <text:s text:c="2"/>k i n d r e f e r r e d <text:s text:c="2"/>t o <text:s text:c="2"/>a t <text:s text:c="2"/>C o n d i t i o n <text:s text:c="2"/>7 . 8 , <text:s text:c="2"/>W e <text:s text:c="2"/>w i l l <text:s text:c="2"/>b e <text:s text:c="2"/>e n t i t l e d t o <text:s text:c="2"/>r e q u e s t <text:s text:c="2"/>m a i n t e n a n c e <text:s text:c="2"/>b y <text:s text:c="2"/>Y o u <text:s text:c="2"/>o f <text:s text:c="2"/>E q u i p m e n t a n d <text:s text:c="2"/>a n y <text:s text:c="2"/>S o f t w a r e . T h e s e <text:s text:c="2"/>c l a u s e s <text:s text:c="2"/>r e q u i r e <text:s text:c="2"/>m o r e <text:s text:c="2"/>c o n t e x t <text:s text:c="2"/>t o <text:s text:c="2"/>b e r e a s o n a b l e <text:s text:c="2"/>– <text:s text:c="2"/>c u r r e n t l y <text:s text:c="2"/>t h e s e <text:s text:c="2"/>c l a u s e s <text:s text:c="2"/>d o e s <text:s text:c="2"/>n o t p r e c l u d e <text:s text:c="2"/>s e r v i c e s <text:s text:c="2"/>n o t <text:s text:c="2"/>p e r f o r m e d <text:s text:c="2"/>d u e <text:s text:c="2"/>t o s t u d e n t / s c h o o l <text:s text:c="2"/>c h o o s i n g <text:s text:c="2"/>t o <text:s text:c="2"/>m o v e <text:s text:c="2"/>a n a p p o i n t m e n t , <text:s text:c="2"/>e t c . , <text:s text:c="2"/>a n d <text:s text:c="2"/>e n a b l e <text:s text:c="2"/>t h e <text:s text:c="2"/>U n i v e r s i t y <text:s text:c="2"/>t o t e r m i n a t e <text:s text:c="2"/>a n d <text:s text:c="2"/>s e e k <text:s text:c="2"/>f i n a n c i a l <text:s text:c="2"/>d a m a g e s <text:s text:c="2"/>f o r <text:s text:c="2"/>a s i n g l e <text:s text:c="2"/>a p p o i n t m e n t <text:s text:c="2"/>n o t <text:s text:c="2"/>p e r f o r m e d <text:s text:c="2"/>w i t h i n <text:s text:c="2"/>t h e S L A <text:s text:c="2"/>f o r <text:s text:c="2"/>w h a t e v e r <text:s text:c="2"/>r e a s o n , <text:s text:c="2"/>w h e t h e r <text:s text:c="2"/>t h e <text:s text:c="2"/>f a u l t <text:s text:c="2"/>o f U s <text:s text:c="2"/>o r <text:s text:c="2"/>n o t . S e r v i c e s <text:s text:c="2"/>a r e <text:s text:c="2"/>c h a r g e d <text:s text:c="2"/>m o n t h l y <text:s text:c="2"/>i n <text:s text:c="2"/>a r r e a r s , t h e r e f o r e <text:s text:c="2"/>r e f u n d s <text:s text:c="2"/>w i l l <text:s text:c="2"/>n o t <text:s text:c="2"/>a p p l y <text:s text:c="2"/>a s <text:s text:c="2"/>Y o u <text:s text:c="2"/>w i l l <text:s text:c="2"/>n o t h a v e <text:s text:c="2"/>p a i d <text:s text:c="2"/>i n <text:s text:c="2"/>a d v a n c e . W e <text:s text:c="2"/>w i l l <text:s text:c="2"/>n o t <text:s text:c="2"/>p a y <text:s text:c="2"/>f o r <text:s text:c="2"/>t h e <text:s text:c="2"/>U n i v e r s i t y <text:s text:c="2"/>t o <text:s text:c="2"/>o b t a i n s e r v i c e s <text:s text:c="2"/>e l s e w h e r e . <text:s text:c="2"/>T h e <text:s text:c="2"/>C u s t o m e r <text:s text:c="2"/>s h o u l d <text:s text:c="2"/>p a y</text:p>
          </table:table-cell>
          <table:table-cell table:number-columns-repeated="1022"/>
        </table:table-row>
        <table:table-row table:style-name="ro1">
          <table:table-cell office:value-type="string" calcext:value-type="string">
            <text:p>C l a u s e ( d ) <text:s text:c="2"/>w h e r e <text:s text:c="2"/>W e <text:s text:c="2"/>h a v e <text:s text:c="2"/>p a i d <text:s text:c="2"/>i n <text:s text:c="2"/>a d v a n c e <text:s text:c="2"/>f o r <text:s text:c="2"/>S e r v i c e s t h a t <text:s text:c="2"/>h a v e <text:s text:c="2"/>n o t <text:s text:c="2"/>b e e n <text:s text:c="2"/>p r o v i d e d <text:s text:c="2"/>b y <text:s text:c="2"/>Y o u <text:s text:c="2"/>a n d / o r G o o d s <text:s text:c="2"/>a n d / o r <text:s text:c="2"/>E q u i p m e n t <text:s text:c="2"/>w h i c h <text:s text:c="2"/>h a v e <text:s text:c="2"/>n o t <text:s text:c="2"/>b e e n d e l i v e r e d <text:s text:c="2"/>b y <text:s text:c="2"/>Y o u , <text:s text:c="2"/>t o <text:s text:c="2"/>h a v e <text:s text:c="2"/>s u c h <text:s text:c="2"/>s u m s <text:s text:c="2"/>r e f u n d e d b y <text:s text:c="2"/>Y o u ; <text:s text:c="2"/>a n d ( e ) <text:s text:c="2"/>t o <text:s text:c="2"/>c l a i m <text:s text:c="2"/>d a m a g e s <text:s text:c="2"/>f o r <text:s text:c="2"/>a n y <text:s text:c="2"/>a d d i t i o n a l <text:s text:c="2"/>c o s t s , l o s s <text:s text:c="2"/>o r <text:s text:c="2"/>e x p e n s e s <text:s text:c="2"/>i n c u r r e d <text:s text:c="2"/>b y <text:s text:c="2"/>T e e s s i d e U n i v e r s i t y <text:s text:c="2"/>w h i c h <text:s text:c="2"/>a r e <text:s text:c="2"/>i n <text:s text:c="2"/>a n y <text:s text:c="2"/>w a y <text:s text:c="2"/>a t t r i b u t a b l e <text:s text:c="2"/>t o Y o u r <text:s text:c="2"/>f a i l u r e <text:s text:c="2"/>t o <text:s text:c="2"/>m e e t <text:s text:c="2"/>s u c h <text:s text:c="2"/>d a t e s . 1 2 . 2 <text:s text:c="2"/>Y o u <text:s text:c="2"/>a s s i g n <text:s text:c="2"/>t o <text:s text:c="2"/>T e e s s i d e <text:s text:c="2"/>U n i v e r s i t y , <text:s text:c="2"/>w i t h <text:s text:c="2"/>f u l l t i t l e <text:s text:c="2"/>g u a r a n t e e <text:s text:c="2"/>a n d <text:s text:c="2"/>f r e e <text:s text:c="2"/>f r o m <text:s text:c="2"/>a l l <text:s text:c="2"/>t h i r d <text:s text:c="2"/>p a r t y r i g h t s , <text:s text:c="2"/>a l l <text:s text:c="2"/>I n t e l l e c t u a l <text:s text:c="2"/>P r o p e r t y <text:s text:c="2"/>R i g h t s <text:s text:c="2"/>i n <text:s text:c="2"/>t h e p r o d u c t s <text:s text:c="2"/>o f <text:s text:c="2"/>t h e <text:s text:c="2"/>S e r v i c e s , <text:s text:c="2"/>i n c l u d i n g <text:s text:c="2"/>f o r <text:s text:c="2"/>t h e a v o i d a n c e <text:s text:c="2"/>o f <text:s text:c="2"/>d o u b t <text:s text:c="2"/>t h e <text:s text:c="2"/>D e l i v e r a b l e s . 1 2 . 3 <text:s text:c="2"/>Y o u <text:s text:c="2"/>s h a l l <text:s text:c="2"/>o b t a i n <text:s text:c="2"/>w a i v e r s <text:s text:c="2"/>o f <text:s text:c="2"/>a l l <text:s text:c="2"/>m o r a l <text:s text:c="2"/>r i g h t s i n <text:s text:c="2"/>t h e <text:s text:c="2"/>p r o d u c t s , <text:s text:c="2"/>i n c l u d i n g <text:s text:c="2"/>f o r <text:s text:c="2"/>t h e <text:s text:c="2"/>a v o i d a n c e <text:s text:c="2"/>o f d o u b t <text:s text:c="2"/>t h e <text:s text:c="2"/>D e l i v e r a b l e s , <text:s text:c="2"/>o f <text:s text:c="2"/>t h e <text:s text:c="2"/>S e r v i c e s <text:s text:c="2"/>t o <text:s text:c="2"/>w h i c h a n y <text:s text:c="2"/>i n d i v i d u a l <text:s text:c="2"/>i s <text:s text:c="2"/>n o w <text:s text:c="2"/>o r <text:s text:c="2"/>m a y <text:s text:c="2"/>b e <text:s text:c="2"/>a t <text:s text:c="2"/>a n y <text:s text:c="2"/>f u t u r e t i m e <text:s text:c="2"/>e n t i t l e d <text:s text:c="2"/>u n d e r <text:s text:c="2"/>C h a p t e r <text:s text:c="2"/>I V <text:s text:c="2"/>o f <text:s text:c="2"/>P a r t <text:s text:c="2"/>I <text:s text:c="2"/>o f <text:s text:c="2"/>t h e C o p y r i g h t <text:s text:c="2"/>D e s i g n s <text:s text:c="2"/>a n d <text:s text:c="2"/>P a t e n t s <text:s text:c="2"/>A c t <text:s text:c="2"/>1 9 8 8 <text:s text:c="2"/>o r <text:s text:c="2"/>a n y</text:p>
          </table:table-cell>
          <table:table-cell office:value-type="string" calcext:value-type="string">
            <text:p>H e a l e s <text:s text:c="2"/>M e d i c a l <text:s text:c="2"/>R e s p o n s e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G o o d s <text:s text:c="2"/>a n d / o r <text:s text:c="2"/>E q u i p m e n t <text:s text:c="2"/>h a v e <text:s text:c="2"/>b e e n <text:s text:c="2"/>r e m o v e d f r o m <text:s text:c="2"/>t h i s <text:s text:c="2"/>c l a u s e <text:s text:c="2"/>a s <text:s text:c="2"/>n o t <text:s text:c="2"/>r e l e v a n t , <text:s text:c="2"/>a s <text:s text:c="2"/>a n y e q u i p m e n t <text:s text:c="2"/>d e l i v e r e d <text:s text:c="2"/>i s <text:s text:c="2"/>f o r <text:s text:c="2"/>o u r <text:s text:c="2"/>o w n <text:s text:c="2"/>u s e <text:s text:c="2"/>i n d e l i v e r y <text:s text:c="2"/>o f <text:s text:c="2"/>t h e <text:s text:c="2"/>s e r v i c e s . P l e a s e <text:s text:c="2"/>c h a n g e <text:s text:c="2"/>t o : 1 0 . <text:s text:c="2"/>O u r <text:s text:c="2"/>r e m e d i e s 1 0 . <text:s text:c="2"/>1 <text:s text:c="4"/>I f <text:s text:c="2"/>Y o u <text:s text:c="2"/>f a i l <text:s text:c="2"/>t o <text:s text:c="4"/>p e r f o r m <text:s text:c="2"/>t h e <text:s text:c="2"/>S e r v i c e s <text:s text:c="2"/>b y <text:s text:c="2"/>t h e a p p l i c a b l e <text:s text:c="2"/>d a t e , <text:s text:c="2"/>W e <text:s text:c="2"/>s h a l l <text:s text:c="2"/>a t t e n d <text:s text:c="2"/>a <text:s text:c="2"/>m e e t i n g <text:s text:c="2"/>w i t h Y o u <text:s text:c="2"/>t o <text:s text:c="2"/>d i s c u s s <text:s text:c="2"/>r e m e d y <text:s text:c="2"/>o f <text:s text:c="2"/>t h e <text:s text:c="2"/>f a i l u r e . <text:s text:c="2"/>Y o u <text:s text:c="2"/>w i l l b r i n g <text:s text:c="2"/>a n <text:s text:c="2"/>a c t i o n <text:s text:c="2"/>p l a n <text:s text:c="2"/>t o <text:s text:c="2"/>t h i s <text:s text:c="2"/>m e e t i n g , <text:s text:c="2"/>w h i c h <text:s text:c="2"/>w i l l b e <text:s text:c="2"/>d i s c u s s e d <text:s text:c="2"/>a n d <text:s text:c="2"/>a <text:s text:c="2"/>c o u r s e <text:s text:c="2"/>o f <text:s text:c="2"/>a c t i o n <text:s text:c="2"/>a g r e e d . W h e r e <text:s text:c="2"/>t h i s <text:s text:c="2"/>r e m e d y <text:s text:c="2"/>i s <text:s text:c="2"/>u n d e r t a k e n <text:s text:c="2"/>a n d <text:s text:c="2"/>W e <text:s text:c="2"/>a r e s t i l l <text:s text:c="2"/>u n s a t i s f i e d , <text:s text:c="2"/>W e <text:s text:c="2"/>a n d <text:s text:c="2"/>Y o u <text:s text:c="2"/>w i l l <text:s text:c="2"/>e n t e r <text:s text:c="2"/>D i s p u t e R e s o l u t i o n <text:s text:c="2"/>P r o c e e d i n g s . <text:s text:c="2"/>I f <text:s text:c="2"/>W e <text:s text:c="2"/>r e m a i n u n s a t i s f i e d <text:s text:c="2"/>f o l l o w i n g <text:s text:c="2"/>a n y <text:s text:c="2"/>r e s o l u t i o n <text:s text:c="2"/>a g r e e d <text:s text:c="2"/>i n D i s p u t e <text:s text:c="2"/>R e s o l u t i o n <text:s text:c="2"/>P r o c e e d i n g s , <text:s text:c="2"/>w e , <text:s text:c="2"/>w i t h o u t l i m i t i n g <text:s text:c="2"/>O u r <text:s text:c="2"/>o t h e r <text:s text:c="2"/>r i g h t s <text:s text:c="2"/>o r <text:s text:c="2"/>r e m e d i e s , <text:s text:c="2"/>h a v e <text:s text:c="2"/>o n e o r <text:s text:c="2"/>m o r e <text:s text:c="2"/>o f <text:s text:c="2"/>t h e <text:s text:c="2"/>f o l l o w i n g <text:s text:c="2"/>r i g h t s : ( a ) <text:s text:c="2"/>t o <text:s text:c="2"/>t e r m i n a t e <text:s text:c="2"/>t h e <text:s text:c="2"/>C o n t r a c t <text:s text:c="2"/>w i t h <text:s text:c="2"/>i m m e d i a t e e f f e c t <text:s text:c="2"/>b y <text:s text:c="2"/>g i v i n g <text:s text:c="2"/>w r i t t e n <text:s text:c="2"/>n o t i c e <text:s text:c="2"/>t o <text:s text:c="2"/>Y o u ; ( b ) <text:s text:c="2"/>t o <text:s text:c="2"/>r e f u s e <text:s text:c="2"/>t o <text:s text:c="2"/>a c c e p t <text:s text:c="2"/>a n y <text:s text:c="2"/>s u b s e q u e n t p e r f o r m a n c e <text:s text:c="2"/>o f <text:s text:c="2"/>t h e <text:s text:c="2"/>S e r v i c e s <text:s text:c="2"/>a n d / o r <text:s text:c="2"/>d e l i v e r y <text:s text:c="2"/>o f t h e <text:s text:c="2"/>G o o d s <text:s text:c="2"/>a n d / o r <text:s text:c="2"/>E q u i p m e n t <text:s text:c="2"/>w h i c h <text:s text:c="2"/>Y o u <text:s text:c="2"/>a t t e m p t t o <text:s text:c="2"/>m a k e ; ( c ) <text:s text:c="2"/>n o t <text:s text:c="2"/>u s e d ; ( d ) <text:s text:c="2"/>w h e r e <text:s text:c="2"/>W e <text:s text:c="2"/>h a v e <text:s text:c="2"/>p a i d <text:s text:c="2"/>i n <text:s text:c="2"/>a d v a n c e <text:s text:c="2"/>f o r <text:s text:c="2"/>S e r v i c e s t h a t <text:s text:c="2"/>h a v e <text:s text:c="2"/>n o t <text:s text:c="2"/>b e e n <text:s text:c="2"/>p r o v i d e d <text:s text:c="2"/>b y <text:s text:c="2"/>Y o u <text:s text:c="2"/>a n d / o r G o o d s <text:s text:c="2"/>a n d / o r <text:s text:c="2"/>E q u i p m e n t <text:s text:c="2"/>w h i c h <text:s text:c="2"/>h a v e <text:s text:c="2"/>n o t <text:s text:c="2"/>b e e n d e l i v e r e d <text:s text:c="2"/>b y <text:s text:c="2"/>Y o u , <text:s text:c="2"/>t o <text:s text:c="2"/>h a v e <text:s text:c="2"/>s u c h <text:s text:c="2"/>s u m s <text:s text:c="2"/>r e f u n d e d b y <text:s text:c="2"/>Y o u ; <text:s text:c="2"/>a n d ( e ) <text:s text:c="2"/>t o <text:s text:c="2"/>c l a i m <text:s text:c="2"/>d a m a g e s <text:s text:c="2"/>f o r <text:s text:c="2"/>a n y <text:s text:c="2"/>a d d i t i o n a l <text:s text:c="2"/>c o s t s , l o s s <text:s text:c="2"/>o r <text:s text:c="2"/>e x p e n s e s <text:s text:c="2"/>i n c u r r e d <text:s text:c="2"/>b y <text:s text:c="2"/>T e e s s i d e U n i v e r s i t y <text:s text:c="2"/>w h i c h <text:s text:c="2"/>a r e <text:s text:c="2"/>i n <text:s text:c="2"/>a n y <text:s text:c="2"/>w a y <text:s text:c="2"/>a t t r i b u t a b l e <text:s text:c="2"/>t o Y o u r <text:s text:c="2"/>f a i l u r e <text:s text:c="2"/>t o <text:s text:c="2"/>m e e t <text:s text:c="2"/>s u c h <text:s text:c="2"/>d a t e s . A s <text:s text:c="2"/>w i t h <text:s text:c="2"/>7 . 2 , <text:s text:c="2"/>w e <text:s text:c="2"/>w i l l <text:s text:c="2"/>n o t <text:s text:c="2"/>p r o v i d e <text:s text:c="2"/>t h e <text:s text:c="2"/>I n t e l l e c t u a l P r o p e r t y <text:s text:c="2"/>r i g h t s <text:s text:c="2"/>t o <text:s text:c="2"/>O u r <text:s text:c="2"/>s y s t e m s <text:s text:c="2"/>a n d <text:s text:c="2"/>p r o d u c t s <text:s text:c="2"/>o f s e r v i c e s . <text:s text:c="2"/>I n t e l l e c t u a l <text:s text:c="2"/>C o n t e n t <text:s text:c="2"/>r i g h t s <text:s text:c="2"/>w i l l <text:s text:c="2"/>v e s t <text:s text:c="2"/>w i t h t h e <text:s text:c="2"/>U n i v e r s i t y <text:s text:c="2"/>( e . g . <text:s text:c="2"/>c o n t e n t <text:s text:c="2"/>e n t e r e d <text:s text:c="2"/>i n t o <text:s text:c="2"/>f o r m s ) . W e <text:s text:c="2"/>w i l l <text:s text:c="2"/>n o t <text:s text:c="2"/>w a i v e <text:s text:c="2"/>m o r a l <text:s text:c="2"/>r i g h t s <text:s text:c="2"/>t o <text:s text:c="2"/>o u r <text:s text:c="2"/>S y s t e m , t h e <text:s text:c="2"/>v a l u e <text:s text:c="2"/>o f <text:s text:c="2"/>w h i c h <text:s text:c="2"/>i s <text:s text:c="2"/>s i g n i f i c a n t l y <text:s text:c="2"/>g r e a t e r <text:s text:c="2"/>t h a n t h e <text:s text:c="2"/>v a l u e <text:s text:c="2"/>o f <text:s text:c="2"/>t h i s <text:s text:c="2"/>( a n d <text:s text:c="2"/>a l l ) <text:s text:c="2"/>c o n t r a c t s <text:s text:c="2"/>w i t h <text:s text:c="2"/>U s . <text:s text:c="2"/>A t n o <text:s text:c="2"/>t i m e <text:s text:c="2"/>w i l l <text:s text:c="2"/>a n y <text:s text:c="2"/>i n d i v i d u a l <text:s text:c="2"/>a t <text:s text:c="2"/>T e e s s i d e <text:s text:c="2"/>U n i v e r s i t y b e <text:s text:c="2"/>e n t i t l e d <text:s text:c="2"/>t o <text:s text:c="2"/>C o p y r i g h t <text:s text:c="2"/>D e s i g n s <text:s text:c="2"/>a n d <text:s text:c="2"/>P a t e n t s <text:s text:c="2"/>f o r O u r <text:s text:c="2"/>I n t e l l e c t u a l <text:s text:c="2"/>P r o p e r t y .</text:p>
          </table:table-cell>
          <table:table-cell table:number-columns-repeated="1022"/>
        </table:table-row>
        <table:table-row table:style-name="ro1">
          <table:table-cell office:value-type="string" calcext:value-type="string">
            <text:p>C l a u s e T e r m s <text:s text:c="2"/>&amp; <text:s text:c="2"/>C o n d i t i o n s <text:s text:c="2"/>R e s p o n s e <text:s text:c="190"/>P a g e <text:s text:c="2"/>9 <text:s text:c="2"/>o f <text:s text:c="2"/>9</text:p>
          </table:table-cell>
          <table:table-cell office:value-type="string" calcext:value-type="string">
            <text:p>H e a l e s <text:s text:c="2"/>M e d i c a l <text:s text:c="2"/>R e s p o n s e a n d <text:s text:c="2"/>a t <text:s text:c="2"/>t h e <text:s text:c="2"/>t i m e <text:s text:c="2"/>t h a t <text:s text:c="2"/>t h e <text:s text:c="2"/>c o u r i e r ' s <text:s text:c="2"/>d e l i v e r y <text:s text:c="2"/>r e c e i p t i s <text:s text:c="2"/>s i g n e d ; <text:s text:c="2"/>o r , <text:s text:c="2"/>i f <text:s text:c="2"/>s e n t <text:s text:c="2"/>b y <text:s text:c="2"/>f a x <text:s text:c="2"/>, <text:s text:c="2"/>o n e <text:s text:c="2"/>B u s i n e s s <text:s text:c="2"/>D a y a f t e r <text:s text:c="2"/>t r a n s m i s s i o n .</text:p>
          </table:table-cell>
          <table:table-cell table:number-columns-repeated="1022"/>
        </table:table-row>
        <table:table-row table:style-name="ro1">
          <table:table-cell office:value-type="string" calcext:value-type="string">
            <text:p>C l a u s e t h i s <text:s text:c="2"/>C o n t r a c t <text:s text:c="2"/>o n <text:s text:c="2"/>g i v i n g <text:s text:c="2"/>6 <text:s text:c="2"/>m o n t h s ’ <text:s text:c="2"/>n o t i c e <text:s text:c="2"/>i n w r i t i n g <text:s text:c="2"/>t o <text:s text:c="2"/>Y o u <text:s text:c="2"/>i f : ( I ) <text:s text:c="2"/>t h e <text:s text:c="2"/>C o n t r a c t <text:s text:c="2"/>h a s <text:s text:c="2"/>b e e n <text:s text:c="2"/>s u b j e c t <text:s text:c="2"/>t o <text:s text:c="2"/>a s u b s t a n t i a l <text:s text:c="2"/>m o d i f i c a t i o n <text:s text:c="2"/>w h i c h <text:s text:c="2"/>w o u l d <text:s text:c="2"/>h a v e <text:s text:c="2"/>a r e q u i r e d <text:s text:c="2"/>a <text:s text:c="2"/>n e w <text:s text:c="2"/>p r o c u r e m e n t <text:s text:c="2"/>p r o c e d u r e <text:s text:c="2"/>i n a c c o r d a n c e <text:s text:c="2"/>w i t h <text:s text:c="2"/>R e g u l a t i o n <text:s text:c="2"/>7 2 ( 9 ) <text:s text:c="2"/>o f <text:s text:c="2"/>t h e <text:s text:c="2"/>P u b l i c C o n t r a c t <text:s text:c="2"/>R e g u l a t i o n s <text:s text:c="2"/>2 0 1 5 ; ( i i ) <text:s text:c="2"/>Y o u <text:s text:c="2"/>h a v e , <text:s text:c="2"/>a t <text:s text:c="2"/>t h e <text:s text:c="2"/>t i m e <text:s text:c="2"/>o f <text:s text:c="2"/>c o n t r a c t <text:s text:c="2"/>a w a r d , b e e n <text:s text:c="2"/>i n <text:s text:c="2"/>o n e <text:s text:c="2"/>o f <text:s text:c="2"/>t h e <text:s text:c="2"/>s i t u a t i o n s <text:s text:c="2"/>r e f e r r e d <text:s text:c="2"/>t o <text:s text:c="2"/>i n R e g u l a t i o n <text:s text:c="2"/>5 7 ( 1 ) <text:s text:c="2"/>o f <text:s text:c="2"/>t h e <text:s text:c="2"/>P u b l i c <text:s text:c="2"/>C o n t r a c t R e g u l a t i o n s <text:s text:c="2"/>2 0 1 5 , <text:s text:c="2"/>i n c l u d i n g <text:s text:c="2"/>a s <text:s text:c="2"/>a <text:s text:c="2"/>r e s u l t <text:s text:c="2"/>o f <text:s text:c="2"/>t h e a p p l i c a t i o n <text:s text:c="2"/>o f <text:s text:c="2"/>R e g u l a t i o n <text:s text:c="2"/>5 7 ( 2 ) <text:s text:c="2"/>o f <text:s text:c="2"/>t h e <text:s text:c="2"/>P u b l i c C o n t r a c t <text:s text:c="2"/>R e g u l a t i o n s <text:s text:c="2"/>2 0 1 5 , <text:s text:c="2"/>a n d <text:s text:c="2"/>s h o u l d t h e r e f o r e <text:s text:c="2"/>h a v e <text:s text:c="2"/>b e e n <text:s text:c="2"/>e x c l u d e d <text:s text:c="2"/>f r o m <text:s text:c="2"/>t h e p r o c u r e m e n t <text:s text:c="2"/>p r o c e d u r e ; <text:s text:c="2"/>o r ( i i i ) <text:s text:c="2"/>t h e <text:s text:c="2"/>C o n t r a c t <text:s text:c="2"/>s h o u l d <text:s text:c="2"/>n o t <text:s text:c="2"/>h a v e <text:s text:c="2"/>b e e n <text:s text:c="2"/>a w a r d e d t o <text:s text:c="2"/>Y o u <text:s text:c="2"/>i n <text:s text:c="2"/>v i e w <text:s text:c="2"/>o f <text:s text:c="2"/>a <text:s text:c="2"/>s e r i o u s <text:s text:c="2"/>i n f r i n g e m e n t <text:s text:c="2"/>o f <text:s text:c="2"/>t h e o b l i g a t i o n s <text:s text:c="2"/>u n d e r <text:s text:c="2"/>t h e <text:s text:c="2"/>T r e a t i e s <text:s text:c="2"/>a n d <text:s text:c="2"/>t h e <text:s text:c="2"/>P u b l i c C o n t r a c t s <text:s text:c="2"/>D i r e c t i v e <text:s text:c="2"/>t h a t <text:s text:c="2"/>h a s <text:s text:c="2"/>b e e n <text:s text:c="2"/>d e c l a r e d <text:s text:c="2"/>b y t h e <text:s text:c="2"/>C o u r t <text:s text:c="2"/>o f <text:s text:c="2"/>J u s t i c e <text:s text:c="2"/>o f <text:s text:c="2"/>t h e <text:s text:c="2"/>E u r o p e a n <text:s text:c="2"/>U n i o n <text:s text:c="2"/>i n <text:s text:c="2"/>a p r o c e d u r e <text:s text:c="2"/>u n d e r <text:s text:c="2"/>A r t i c l e <text:s text:c="2"/>2 5 8 <text:s text:c="2"/>o f <text:s text:c="2"/>T r e a t y <text:s text:c="2"/>o f <text:s text:c="2"/>t h e F u n c t i o n i n g <text:s text:c="2"/>o f <text:s text:c="2"/>t h e <text:s text:c="2"/>E u r o p e a n <text:s text:c="2"/>U n i o n . 3 2 . <text:s text:c="2"/>C o n s e q u e n c e s <text:s text:c="2"/>o f <text:s text:c="2"/>t e r m i n a t i o n O n <text:s text:c="2"/>t e r m i n a t i o n <text:s text:c="2"/>o f <text:s text:c="2"/>t h e <text:s text:c="2"/>C o n t r a c t <text:s text:c="2"/>f o r <text:s text:c="2"/>w h a t e v e r r e a s o n , <text:s text:c="2"/>Y o u <text:s text:c="2"/>s h a l l <text:s text:c="2"/>i m m e d i a t e l y <text:s text:c="2"/>d e l i v e r <text:s text:c="2"/>t o T e e s s i d e <text:s text:c="2"/>U n i v e r s i t y <text:s text:c="2"/>a l l <text:s text:c="2"/>D e l i v e r a b l e s <text:s text:c="2"/>w h e t h e r <text:s text:c="2"/>o r n o t <text:s text:c="2"/>t h e n <text:s text:c="2"/>c o m p l e t e , <text:s text:c="2"/>a n d <text:s text:c="2"/>r e t u r n <text:s text:c="2"/>a l l <text:s text:c="2"/>U n i v e r s i t y M a t e r i a l s <text:s text:c="2"/>t o <text:s text:c="2"/>T e e s s i d e <text:s text:c="2"/>U n i v e r s i t y . <text:s text:c="2"/>I f <text:s text:c="2"/>Y o u <text:s text:c="2"/>f a i l <text:s text:c="2"/>t o <text:s text:c="2"/>d o s o , <text:s text:c="2"/>t h e n <text:s text:c="2"/>W e <text:s text:c="2"/>m a y <text:s text:c="2"/>e n t e r <text:s text:c="2"/>Y o u r <text:s text:c="2"/>p r e m i s e s <text:s text:c="2"/>a n d <text:s text:c="2"/>t a k e p o s s e s s i o n <text:s text:c="2"/>o f <text:s text:c="2"/>t h e m . <text:s text:c="2"/>U n t i l <text:s text:c="2"/>t h e y <text:s text:c="2"/>h a v e <text:s text:c="2"/>b e e n r e t u r n e d <text:s text:c="2"/>o r <text:s text:c="2"/>d e l i v e r e d , <text:s text:c="2"/>Y o u <text:s text:c="2"/>s h a l l <text:s text:c="2"/>b e <text:s text:c="2"/>s o l e l y r e s p o n s i b l e <text:s text:c="2"/>f o r <text:s text:c="2"/>t h e i r <text:s text:c="2"/>s a f e <text:s text:c="2"/>k e e p i n g <text:s text:c="2"/>a n d <text:s text:c="2"/>w i l l <text:s text:c="2"/>n o t u s e <text:s text:c="2"/>t h e m <text:s text:c="2"/>f o r <text:s text:c="2"/>a n y <text:s text:c="2"/>p u r p o s e <text:s text:c="2"/>n o t <text:s text:c="2"/>c o n n e c t e d <text:s text:c="2"/>w i t h t h i s <text:s text:c="2"/>C o n t r a c t . 3 6 . 1 <text:s text:c="2"/>A s s i g n m e n t <text:s text:c="2"/>a n d <text:s text:c="2"/>o t h e r <text:s text:c="2"/>d e a l i n g s . ( a ) <text:s text:c="2"/>W e <text:s text:c="2"/>m a y <text:s text:c="2"/>a t <text:s text:c="2"/>a n y <text:s text:c="2"/>t i m e <text:s text:c="2"/>a s s i g n , <text:s text:c="2"/>t r a n s f e r , m o r t g a g e , <text:s text:c="2"/>c h a r g e , <text:s text:c="2"/>s u b c o n t r a c t <text:s text:c="2"/>o r <text:s text:c="2"/>d e a l <text:s text:c="2"/>i n <text:s text:c="2"/>a n y o t h e r <text:s text:c="2"/>m a n n e r <text:s text:c="2"/>w i t h <text:s text:c="2"/>a l l <text:s text:c="2"/>o r <text:s text:c="2"/>a n y <text:s text:c="2"/>o f <text:s text:c="2"/>O u r <text:s text:c="2"/>r i g h t s <text:s text:c="2"/>o r o b l i g a t i o n s <text:s text:c="2"/>u n d e r <text:s text:c="2"/>t h e <text:s text:c="2"/>C o n t r a c t . ( b ) <text:s text:c="2"/>Y o u <text:s text:c="2"/>m a y <text:s text:c="2"/>n o t <text:s text:c="2"/>a s s i g n , <text:s text:c="2"/>t r a n s f e r , <text:s text:c="2"/>m o r t g a g e , c h a r g e , <text:s text:c="2"/>s u b c o n t r a c t , <text:s text:c="2"/>d e c l a r e <text:s text:c="2"/>a <text:s text:c="2"/>t r u s t <text:s text:c="2"/>o v e r <text:s text:c="2"/>o r <text:s text:c="2"/>d e a l i n <text:s text:c="2"/>a n y <text:s text:c="2"/>o t h e r <text:s text:c="2"/>m a n n e r <text:s text:c="2"/>w i t h <text:s text:c="2"/>a l l <text:s text:c="2"/>o r <text:s text:c="2"/>a n y <text:s text:c="2"/>o f <text:s text:c="2"/>Y o u r <text:s text:c="2"/>r i g h t s o r <text:s text:c="2"/>o b l i g a t i o n s <text:s text:c="2"/>u n d e r <text:s text:c="2"/>t h e <text:s text:c="2"/>C o n t r a c t <text:s text:c="2"/>w i t h o u t <text:s text:c="2"/>O u r p r i o r <text:s text:c="2"/>w r i t t e n <text:s text:c="2"/>c o n s e n t .</text:p>
          </table:table-cell>
          <table:table-cell office:value-type="string" calcext:value-type="string">
            <text:p>H e a l e s <text:s text:c="2"/>M e d i c a l <text:s text:c="2"/>R e s p o n s e w r i t i n g <text:s text:c="2"/>t o <text:s text:c="2"/>Y o u <text:s text:c="2"/>i f : ( I ) <text:s text:c="2"/>t h e <text:s text:c="2"/>C o n t r a c t <text:s text:c="2"/>h a s <text:s text:c="2"/>b e e n <text:s text:c="2"/>s u b j e c t <text:s text:c="2"/>t o <text:s text:c="2"/>a s u b s t a n t i a l <text:s text:c="2"/>m o d i f i c a t i o n <text:s text:c="2"/>w h i c h <text:s text:c="2"/>w o u l d <text:s text:c="2"/>h a v e <text:s text:c="2"/>a r e q u i r e d <text:s text:c="2"/>a <text:s text:c="2"/>n e w <text:s text:c="2"/>p r o c u r e m e n t <text:s text:c="2"/>p r o c e d u r e <text:s text:c="2"/>i n a c c o r d a n c e <text:s text:c="2"/>w i t h <text:s text:c="2"/>R e g u l a t i o n <text:s text:c="2"/>7 2 ( 9 ) <text:s text:c="2"/>o f <text:s text:c="2"/>t h e <text:s text:c="2"/>P u b l i c C o n t r a c t <text:s text:c="2"/>R e g u l a t i o n s <text:s text:c="2"/>2 0 1 5 ; ( i i ) <text:s text:c="2"/>Y o u <text:s text:c="2"/>h a v e , <text:s text:c="2"/>a t <text:s text:c="2"/>t h e <text:s text:c="2"/>t i m e <text:s text:c="2"/>o f <text:s text:c="2"/>c o n t r a c t <text:s text:c="2"/>a w a r d , b e e n <text:s text:c="2"/>i n <text:s text:c="2"/>o n e <text:s text:c="2"/>o f <text:s text:c="2"/>t h e <text:s text:c="2"/>s i t u a t i o n s <text:s text:c="2"/>r e f e r r e d <text:s text:c="2"/>t o <text:s text:c="2"/>i n R e g u l a t i o n <text:s text:c="2"/>5 7 ( 1 ) <text:s text:c="2"/>o f <text:s text:c="2"/>t h e <text:s text:c="2"/>P u b l i c <text:s text:c="2"/>C o n t r a c t R e g u l a t i o n s <text:s text:c="2"/>2 0 1 5 , <text:s text:c="2"/>i n c l u d i n g <text:s text:c="2"/>a s <text:s text:c="2"/>a <text:s text:c="2"/>r e s u l t <text:s text:c="2"/>o f <text:s text:c="2"/>t h e a p p l i c a t i o n <text:s text:c="2"/>o f <text:s text:c="2"/>R e g u l a t i o n <text:s text:c="2"/>5 7 ( 2 ) <text:s text:c="2"/>o f <text:s text:c="2"/>t h e <text:s text:c="2"/>P u b l i c C o n t r a c t <text:s text:c="2"/>R e g u l a t i o n s <text:s text:c="2"/>2 0 1 5 , <text:s text:c="2"/>a n d <text:s text:c="2"/>s h o u l d t h e r e f o r e <text:s text:c="2"/>h a v e <text:s text:c="2"/>b e e n <text:s text:c="2"/>e x c l u d e d <text:s text:c="2"/>f r o m <text:s text:c="2"/>t h e p r o c u r e m e n t <text:s text:c="2"/>p r o c e d u r e ; <text:s text:c="2"/>o r ( i i i ) <text:s text:c="2"/>t h e <text:s text:c="2"/>C o n t r a c t <text:s text:c="2"/>s h o u l d <text:s text:c="2"/>n o t <text:s text:c="2"/>h a v e <text:s text:c="2"/>b e e n <text:s text:c="2"/>a w a r d e d t o <text:s text:c="2"/>Y o u <text:s text:c="2"/>i n <text:s text:c="2"/>v i e w <text:s text:c="2"/>o f <text:s text:c="2"/>a <text:s text:c="2"/>s e r i o u s <text:s text:c="2"/>i n f r i n g e m e n t <text:s text:c="2"/>o f <text:s text:c="2"/>t h e o b l i g a t i o n s <text:s text:c="2"/>u n d e r <text:s text:c="2"/>t h e <text:s text:c="2"/>T r e a t i e s <text:s text:c="2"/>a n d <text:s text:c="2"/>t h e <text:s text:c="2"/>P u b l i c C o n t r a c t s <text:s text:c="2"/>D i r e c t i v e <text:s text:c="2"/>t h a t <text:s text:c="2"/>h a s <text:s text:c="2"/>b e e n <text:s text:c="2"/>d e c l a r e d <text:s text:c="2"/>b y t h e <text:s text:c="2"/>C o u r t <text:s text:c="2"/>o f <text:s text:c="2"/>J u s t i c e <text:s text:c="2"/>o f <text:s text:c="2"/>t h e <text:s text:c="2"/>E u r o p e a n <text:s text:c="2"/>U n i o n <text:s text:c="2"/>i n <text:s text:c="2"/>a p r o c e d u r e <text:s text:c="2"/>u n d e r <text:s text:c="2"/>A r t i c l e <text:s text:c="2"/>2 5 8 <text:s text:c="2"/>o f <text:s text:c="2"/>T r e a t y <text:s text:c="2"/>o f <text:s text:c="2"/>t h e F u n c t i o n i n g <text:s text:c="2"/>o f <text:s text:c="2"/>t h e <text:s text:c="2"/>E u r o p e a n <text:s text:c="2"/>U n i o n . F o r <text:s text:c="2"/>i n f o r m a t i o n <text:s text:c="2"/>o n l y , <text:s text:c="2"/>n o <text:s text:c="2"/>a c t i o n <text:s text:c="2"/>r e q u i r e d : P l e a s e <text:s text:c="2"/>n o t e , <text:s text:c="2"/>m e d i c a l <text:s text:c="2"/>d a t a <text:s text:c="2"/>w i l l <text:s text:c="2"/>n o t <text:s text:c="2"/>b e <text:s text:c="2"/>p r o v i d e d t o <text:s text:c="2"/>t h e <text:s text:c="2"/>U n i v e r s i t y , <text:s text:c="2"/>i t <text:s text:c="2"/>w i l l <text:s text:c="2"/>b e <text:s text:c="2"/>p a s s e d <text:s text:c="2"/>d i r e c t l y <text:s text:c="2"/>t o <text:s text:c="2"/>t h e n e w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text:s text:c="2"/>T h e <text:s text:c="2"/>U n i v e r s i t y <text:s text:c="2"/>w i l l <text:s text:c="2"/>n o t <text:s text:c="2"/>b e <text:s text:c="2"/>a l l o w e d t o <text:s text:c="2"/>e n t e r <text:s text:c="2"/>O u r <text:s text:c="2"/>p r e m i s e s <text:s text:c="2"/>a n d <text:s text:c="2"/>t a k e <text:s text:c="2"/>p o s s e s s i o n <text:s text:c="2"/>o f m e d i c a l <text:s text:c="2"/>d a t a <text:s text:c="2"/>w i t h o u t <text:s text:c="2"/>t h e <text:s text:c="2"/>e x p r e s s <text:s text:c="2"/>w r i t t e n c o n s e n t <text:s text:c="2"/>o f <text:s text:c="2"/>e v e r y <text:s text:c="2"/>d a t a <text:s text:c="2"/>s u b j e c t . C l a u s e s <text:s text:c="2"/>s h o u l d <text:s text:c="2"/>b e <text:s text:c="2"/>r e c i p r o c a l . P l e a s e <text:s text:c="2"/>c h a n g e <text:s text:c="2"/>t h e s e <text:s text:c="2"/>c l a u s e s <text:s text:c="2"/>t o <text:s text:c="2"/>b e <text:s text:c="2"/>r e c i p r o c a l , e i t h e r : a ) <text:s text:c="2"/>W e <text:s text:c="2"/>m a y <text:s text:c="2"/>a t <text:s text:c="2"/>a n y <text:s text:c="2"/>t i m e <text:s text:c="2"/>a s s i g n , <text:s text:c="2"/>t r a n s f e r , m o r t g a g e , <text:s text:c="2"/>c h a r g e , <text:s text:c="2"/>s u b c o n t r a c t <text:s text:c="2"/>o r <text:s text:c="2"/>d e a l <text:s text:c="2"/>i n <text:s text:c="2"/>a n y o t h e r <text:s text:c="2"/>m a n n e r <text:s text:c="2"/>w i t h <text:s text:c="2"/>a l l <text:s text:c="2"/>o r <text:s text:c="2"/>a n y <text:s text:c="2"/>o f <text:s text:c="2"/>O u r <text:s text:c="2"/>r i g h t s <text:s text:c="2"/>o r o b l i g a t i o n s <text:s text:c="2"/>u n d e r <text:s text:c="2"/>t h e <text:s text:c="2"/>C o n t r a c t . ( b ) <text:s text:c="2"/>Y o u <text:s text:c="2"/>m a y <text:s text:c="2"/>a t <text:s text:c="2"/>a n y <text:s text:c="2"/>t i m e <text:s text:c="2"/>a s s i g n , <text:s text:c="2"/>t r a n s f e r , m o r t g a g e , <text:s text:c="2"/>c h a r g e , <text:s text:c="2"/>s u b c o n t r a c t , <text:s text:c="2"/>d e c l a r e <text:s text:c="2"/>a <text:s text:c="2"/>t r u s t o v e r <text:s text:c="2"/>o r <text:s text:c="2"/>d e a l <text:s text:c="2"/>i n <text:s text:c="2"/>a n y <text:s text:c="2"/>o t h e r <text:s text:c="2"/>m a n n e r <text:s text:c="2"/>w i t h <text:s text:c="2"/>a l l <text:s text:c="2"/>o r <text:s text:c="2"/>a n y</text:p>
          </table:table-cell>
          <table:table-cell table:number-columns-repeated="1022"/>
        </table:table-row>
        <table:table-row table:style-name="ro1">
          <table:table-cell office:value-type="string" calcext:value-type="string">
            <text:p>C l a u s e 7 . 2 <text:s text:c="2"/>F o r <text:s text:c="2"/>a l l <text:s text:c="2"/>S o f t w a r e <text:s text:c="2"/>s u p p l i e d <text:s text:c="2"/>u n d e r <text:s text:c="2"/>a n y <text:s text:c="2"/>o f <text:s text:c="2"/>t h e a b o v e <text:s text:c="2"/>7 . 1 <text:s text:c="2"/>( a ) <text:s text:c="2"/>t o <text:s text:c="2"/>7 . 1 <text:s text:c="2"/>( d ) : ( a ) <text:s text:c="2"/>Y o u <text:s text:c="2"/>h e r e b y <text:s text:c="2"/>g r a n t <text:s text:c="2"/>t o <text:s text:c="2"/>T e e s s i d e <text:s text:c="2"/>U n i v e r s i t y <text:s text:c="2"/>a w o r l d w i d e <text:s text:c="2"/>i r r e v o c a b l e <text:s text:c="2"/>l i c e n c e <text:s text:c="2"/>t o <text:s text:c="2"/>U s e <text:s text:c="2"/>t h e s o f t w a r e <text:s text:c="2"/>( w h e t h e r <text:s text:c="2"/>m o d i f i e d <text:s text:c="2"/>a s <text:s text:c="2"/>h e r e i n a f t e r p r o v i d e d <text:s text:c="2"/>o r <text:s text:c="2"/>n o t ) <text:s text:c="2"/>i n c l u d i n g <text:s text:c="2"/>t h a t <text:s text:c="2"/>s u p p l i e d <text:s text:c="2"/>o n <text:s text:c="2"/>t h e G o o d s <text:s text:c="2"/>a n d <text:s text:c="2"/>/ <text:s text:c="2"/>o r <text:s text:c="2"/>E q u i p m e n t <text:s text:c="2"/>o r <text:s text:c="2"/>i n <text:s text:c="2"/>c o n j u n c t i o n <text:s text:c="2"/>w i t h t h e <text:s text:c="2"/>S e r v i c e s <text:s text:c="2"/>a s <text:s text:c="2"/>t h e <text:s text:c="2"/>c a s e <text:s text:c="2"/>m a y <text:s text:c="2"/>b e ; ( b ) <text:s text:c="2"/>Y o u <text:s text:c="2"/>w i l l <text:s text:c="2"/>p r o v i d e <text:s text:c="2"/>t h e <text:s text:c="2"/>S o f t w a r e <text:s text:c="2"/>i n <text:s text:c="2"/>o b j e c t <text:s text:c="2"/>c o d e u n l e s s <text:s text:c="2"/>o t h e r w i s e <text:s text:c="2"/>a g r e e d <text:s text:c="2"/>i n <text:s text:c="2"/>t h e <text:s text:c="2"/>C o n t r a c t . S o f t w a r e <text:s text:c="2"/>s h o u l d <text:s text:c="2"/>b e <text:s text:c="2"/>p r o v i d e d <text:s text:c="2"/>o n <text:s text:c="2"/>i n d u s t r y s t a n d a r d <text:s text:c="2"/>s o f t w a r e <text:s text:c="2"/>t r a n s f e r / u s e <text:s text:c="2"/>m e d i a ; ( c ) <text:s text:c="2"/>w h e r e <text:s text:c="2"/>t h e <text:s text:c="2"/>S o f t w a r e <text:s text:c="2"/>i s <text:s text:c="2"/>p r o v i d e d <text:s text:c="2"/>i n <text:s text:c="2"/>s o u r c e c o d e <text:s text:c="2"/>W e <text:s text:c="2"/>s h a l l <text:s text:c="2"/>i n <text:s text:c="2"/>p e r p e t u i t y <text:s text:c="2"/>h a v e <text:s text:c="2"/>t h e <text:s text:c="2"/>r i g h t <text:s text:c="2"/>t o m o d i f y <text:s text:c="2"/>o r <text:s text:c="2"/>a d d <text:s text:c="2"/>t o <text:s text:c="2"/>a n y <text:s text:c="2"/>o f <text:s text:c="2"/>t h e <text:s text:c="2"/>S o f t w a r e <text:s text:c="2"/>w i t h o u t r e f e r e n c e <text:s text:c="2"/>o r <text:s text:c="2"/>o b l i g a t i o n <text:s text:c="2"/>t o <text:s text:c="2"/>Y o u <text:s text:c="2"/>a n d <text:s text:c="2"/>s h a l l <text:s text:c="2"/>n o t <text:s text:c="2"/>b e o b l i g e d <text:s text:c="2"/>t o <text:s text:c="2"/>l i c e n c e <text:s text:c="2"/>b a c k <text:s text:c="2"/>t o <text:s text:c="2"/>Y o u <text:s text:c="2"/>a n y <text:s text:c="2"/>m o d i f i c a t i o n s o r <text:s text:c="2"/>a d d i t i o n s ; ( d ) <text:s text:c="2"/>a l l <text:s text:c="2"/>Y o u r <text:s text:c="2"/>I n t e l l e c t u a l <text:s text:c="2"/>P r o p e r t y <text:s text:c="2"/>R i g h t s <text:s text:c="2"/>i n <text:s text:c="2"/>t h e S o f t w a r e <text:s text:c="2"/>s h a l l <text:s text:c="2"/>r e m a i n <text:s text:c="2"/>v e s t e d <text:s text:c="2"/>i n <text:s text:c="2"/>Y o u ; ( e ) <text:s text:c="2"/>w h e r e <text:s text:c="2"/>s o u r c e <text:s text:c="2"/>c o d e <text:s text:c="2"/>h a s <text:s text:c="2"/>b e e n <text:s text:c="2"/>p r o v i d e d <text:s text:c="2"/>W e s h a l l <text:s text:c="2"/>h a v e <text:s text:c="2"/>t h e <text:s text:c="2"/>I n t e l l e c t u a l <text:s text:c="2"/>P r o p e r t y <text:s text:c="2"/>R i g h t s <text:s text:c="2"/>i n <text:s text:c="2"/>a n y m o d i f i c a t i o n <text:s text:c="2"/>o r <text:s text:c="2"/>a d d i t i o n s <text:s text:c="2"/>m a d e <text:s text:c="2"/>t o <text:s text:c="2"/>t h e <text:s text:c="2"/>S o f t w a r e , b u t <text:s text:c="2"/>s h a l l <text:s text:c="2"/>i n <text:s text:c="2"/>n o <text:s text:c="2"/>c a s e <text:s text:c="2"/>a c q u i r e <text:s text:c="2"/>t h e <text:s text:c="2"/>I n t e l l e c t u a l P r o p e r t y <text:s text:c="2"/>R i g h t s <text:s text:c="2"/>i n <text:s text:c="2"/>t h e <text:s text:c="2"/>S o f t w a r e <text:s text:c="2"/>i t s e l f ; ( f ) <text:s text:c="2"/>W e <text:s text:c="2"/>s h a l l <text:s text:c="2"/>n o t <text:s text:c="2"/>a s s i g n <text:s text:c="2"/>o r <text:s text:c="2"/>s u b - l i c e n c e <text:s text:c="2"/>t o <text:s text:c="2"/>a n y t h i r d <text:s text:c="2"/>p a r t y <text:s text:c="2"/>t o <text:s text:c="2"/>h a v e <text:s text:c="2"/>t h e <text:s text:c="2"/>u s e <text:s text:c="2"/>o f <text:s text:c="2"/>t h e <text:s text:c="2"/>S o f t w a r e , i n c l u d i n g <text:s text:c="2"/>a n y <text:s text:c="2"/>t r a n s l a t i o n , <text:s text:c="2"/>c o m p i l a t i o n , a d a p t a t i o n , <text:s text:c="2"/>e n h a n c e m e n t <text:s text:c="2"/>o r <text:s text:c="2"/>a n y <text:s text:c="2"/>o t h e r <text:s text:c="2"/>v e r s i o n o f <text:s text:c="2"/>t h e <text:s text:c="2"/>S o f t w a r e <text:s text:c="2"/>w i t h o u t <text:s text:c="2"/>Y o u r <text:s text:c="2"/>p r i o r <text:s text:c="2"/>w r i t t e n c o n s e n t <text:s text:c="2"/>( s u c h <text:s text:c="2"/>c o n s e n t <text:s text:c="2"/>n o t <text:s text:c="2"/>t o <text:s text:c="2"/>b e <text:s text:c="2"/>u n r e a s o n a b l y d e l a y e d <text:s text:c="2"/>o r <text:s text:c="2"/>w i t h h e l d ) <text:s text:c="2"/>e x c e p t <text:s text:c="2"/>w h e r e : ( I ) <text:s text:c="2"/>W e <text:s text:c="2"/>r e q u i r e <text:s text:c="2"/>t o <text:s text:c="2"/>d o <text:s text:c="2"/>s o <text:s text:c="2"/>i n <text:s text:c="2"/>u n d e r t a k i n g <text:s text:c="2"/>a c t i v i t i e s w i t h <text:s text:c="2"/>o t h e r <text:s text:c="2"/>o r g a n i s a t i o n s <text:s text:c="2"/>t h a t <text:s text:c="2"/>W e <text:s text:c="2"/>h a v e <text:s text:c="2"/>d u e r e a s o n <text:s text:c="2"/>t o <text:s text:c="2"/>p r o v i d e <text:s text:c="2"/>a c c e s s <text:s text:c="2"/>t o <text:s text:c="2"/>t h a t <text:s text:c="2"/>S o f t w a r e <text:s text:c="2"/>t o ; a n d ( I I ) W e <text:s text:c="2"/>m a y <text:s text:c="2"/>g r a n t <text:s text:c="2"/>a c c e s s <text:s text:c="2"/>t o <text:s text:c="2"/>O u r <text:s text:c="2"/>i n t e r n a l <text:s text:c="2"/>a n d e x t e r n a l <text:s text:c="2"/>a u d i t o r s , <text:s text:c="2"/>e m p l o y e e s <text:s text:c="2"/>a n d <text:s text:c="2"/>s u p p l i e r s <text:s text:c="2"/>w h o n e e d <text:s text:c="2"/>t o <text:s text:c="2"/>h a v e <text:s text:c="2"/>a c c e s s . P r o v i d i n g <text:s text:c="2"/>a l w a y s <text:s text:c="2"/>t h a t <text:s text:c="2"/>t h e <text:s text:c="2"/>a c c e s s <text:s text:c="2"/>g r a n t e d <text:s text:c="2"/>d o e s n o t <text:s text:c="2"/>g o <text:s text:c="2"/>b e y o n d <text:s text:c="2"/>t h e <text:s text:c="2"/>t e r m s <text:s text:c="2"/>o f <text:s text:c="2"/>t h e <text:s text:c="2"/>l i c e n c e <text:s text:c="2"/>w i t h i n t h i s <text:s text:c="2"/>C o n d i t i o n <text:s text:c="2"/>7 <text:s text:c="2"/>a n d <text:s text:c="2"/>s u i t a b l e <text:s text:c="2"/>t e r m s <text:s text:c="2"/>a r e <text:s text:c="2"/>p u t <text:s text:c="2"/>i n p l a c e <text:s text:c="2"/>t o <text:s text:c="2"/>p r o t e c t <text:s text:c="2"/>t h e <text:s text:c="2"/>c o n f i d e n t i a l <text:s text:c="2"/>n a t u r e <text:s text:c="2"/>o f <text:s text:c="2"/>t h e S o f t w a r e ; ( g ) <text:s text:c="2"/>W e <text:s text:c="2"/>s h a l l <text:s text:c="2"/>h a v e <text:s text:c="2"/>n o <text:s text:c="2"/>r i g h t <text:s text:c="2"/>t o <text:s text:c="2"/>c o p y , <text:s text:c="2"/>a d a p t , r e v e r s e <text:s text:c="2"/>e n g i n e e r , <text:s text:c="2"/>d e c o m p i l e , <text:s text:c="2"/>d i s a s s e m b l e <text:s text:c="2"/>o r</text:p>
          </table:table-cell>
          <table:table-cell office:value-type="string" calcext:value-type="string">
            <text:p>H e a l e s <text:s text:c="2"/>M e d i c a l <text:s text:c="2"/>R e s p o n s e S o f t w a r e , <text:s text:c="2"/>i n <text:s text:c="2"/>t h i s <text:s text:c="2"/>i n s t a n c e <text:s text:c="2"/>a c c e s s <text:s text:c="2"/>t o <text:s text:c="2"/>o u r <text:s text:c="2"/>o n l i n e s y s t e m , <text:s text:c="2"/>w i l l <text:s text:c="2"/>b e <text:s text:c="2"/>l i c e n s e d <text:s text:c="2"/>f o r <text:s text:c="2"/>t h e <text:s text:c="2"/>d u r a t i o n <text:s text:c="2"/>o f <text:s text:c="2"/>t h e c o n t r a c t <text:s text:c="2"/>o n l y , <text:s text:c="2"/>a t <text:s text:c="2"/>c o n t r a c t <text:s text:c="2"/>e n d <text:s text:c="2"/>a c c e s s <text:s text:c="2"/>w i l l <text:s text:c="2"/>b e r e v o k e d <text:s text:c="2"/>a n d <text:s text:c="2"/>d a t a <text:s text:c="2"/>t r a n s f e r r e d <text:s text:c="2"/>t o <text:s text:c="2"/>t h e <text:s text:c="2"/>n e w s u p p l i e r . <text:s text:c="2"/>T h e <text:s text:c="2"/>S y s t e m <text:s text:c="2"/>a n d <text:s text:c="2"/>p o r t a l s <text:s text:c="2"/>o b j e c t <text:s text:c="2"/>c o d e a n d <text:s text:c="2"/>s o u r c e <text:s text:c="2"/>c o d e <text:s text:c="2"/>w i l l <text:s text:c="2"/>n o t <text:s text:c="2"/>b e <text:s text:c="2"/>p r o v i d e d , <text:s text:c="2"/>a n d m o d i f i c a t i o n <text:s text:c="2"/>a n d <text:s text:c="2"/>a l t e r a t i o n <text:s text:c="2"/>i s <text:s text:c="2"/>n o t <text:s text:c="2"/>p e r m i t t e d . <text:s text:c="2"/>A s t h e <text:s text:c="2"/>s y s t e m <text:s text:c="2"/>a n d <text:s text:c="2"/>p o r t a l s <text:s text:c="2"/>a r e <text:s text:c="2"/>w e b <text:s text:c="2"/>b a s e d , <text:s text:c="2"/>t h e r e w i l l <text:s text:c="2"/>b e <text:s text:c="2"/>n o <text:s text:c="2"/>n e e d <text:s text:c="2"/>t o <text:s text:c="2"/>m a k e <text:s text:c="2"/>c o p i e s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o w n e r s h i p <text:s text:c="2"/>o f <text:s text:c="2"/>a n y <text:s text:c="2"/>i n t e l l e c t u a l <text:s text:c="2"/>c o n t e n t <text:s text:c="2"/>p r o d u c e d b y <text:s text:c="2"/>t h e <text:s text:c="2"/>p r o v i d e r <text:s text:c="2"/>w h e n <text:s text:c="2"/>p r o c e s s i n g <text:s text:c="2"/>d a t a <text:s text:c="2"/>o n <text:s text:c="2"/>b e h a l f o f <text:s text:c="2"/>t h e <text:s text:c="2"/>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 h a t <text:s text:c="2"/>m a y <text:s text:c="2"/>b e . <text:s text:c="2"/>I t <text:s text:c="2"/>w o u l d <text:s text:c="2"/>n o t <text:s text:c="2"/>b e <text:s text:c="2"/>r e a s o n a b l e <text:s text:c="2"/>f o r e x a m p l e <text:s text:c="2"/>f o r <text:s text:c="2"/>t h e <text:s text:c="2"/>c l i e n t <text:s text:c="2"/>t o <text:s text:c="2"/>c l a i m <text:s text:c="2"/>o w n e r s h i p <text:s text:c="2"/>o f <text:s text:c="2"/>t h e p r o v i d e r <text:s text:c="2"/>n a m e , <text:s text:c="2"/>l o g o s , <text:s text:c="2"/>t r a d e m a r k s , <text:s text:c="2"/>s o f t w a r e <text:s text:c="2"/>o r d o c u m e n t <text:s text:c="2"/>d e s i g n <text:s text:c="2"/>o r <text:s text:c="2"/>t o <text:s text:c="2"/>u s e <text:s text:c="2"/>t h a t <text:s text:c="2"/>b e y o n d <text:s text:c="2"/>t h e c o n t r a c t <text:s text:c="2"/>t e r m <text:s text:c="2"/>o t h e r <text:s text:c="2"/>t h a n <text:s text:c="2"/>a c c e s s i n g <text:s text:c="2"/>i t ' s <text:s text:c="2"/>d a t a c o n t e n t <text:s text:c="2"/>i n <text:s text:c="2"/>w h a t e v e r <text:s text:c="2"/>f o r m <text:s text:c="2"/>i t <text:s text:c="2"/>i s <text:s text:c="2"/>p r o v i d e d <text:s text:c="2"/>b y <text:s text:c="2"/>t h e p r o v i d e r <text:s text:c="2"/>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text:p>
          </table:table-cell>
          <table:table-cell table:number-columns-repeated="1022"/>
        </table:table-row>
        <table:table-row table:style-name="ro1">
          <table:table-cell office:value-type="string" calcext:value-type="string">
            <text:p>C l a u s e s t a t u t o r y <text:s text:c="2"/>d u t y , <text:s text:c="2"/>o r <text:s text:c="2"/>o t h e r w i s e , <text:s text:c="2"/>s h a l l <text:s text:c="2"/>n o t <text:s text:c="2"/>e x c e e d w h i c h e v e r <text:s text:c="2"/>i s <text:s text:c="2"/>t h e <text:s text:c="2"/>h i g h e r <text:s text:c="2"/>o f : ( a ) <text:s text:c="2"/>1 5 0 % <text:s text:c="2"/>o f <text:s text:c="2"/>t h e <text:s text:c="2"/>t o t a l <text:s text:c="2"/>o r d e r <text:s text:c="2"/>v a l u e <text:s text:c="2"/>o f <text:s text:c="2"/>t h e <text:s text:c="2"/>O r d e r ; a n d ( b ) <text:s text:c="2"/>t h e <text:s text:c="2"/>m i n i m u m <text:s text:c="2"/>a m o u n t s <text:s text:c="2"/>o f <text:s text:c="2"/>t h e <text:s text:c="2"/>i n s u r a n c e p o l i c i e s <text:s text:c="2"/>s p e c i f i e d <text:s text:c="2"/>u n d e r <text:s text:c="2"/>C o n d i t i o n <text:s text:c="2"/>1 6 . 1 8 . 2 <text:s text:c="2"/>Y o u <text:s text:c="2"/>a c k n o w l e d g e <text:s text:c="2"/>t h a t <text:s text:c="2"/>W e <text:s text:c="2"/>m a y <text:s text:c="2"/>b e <text:s text:c="2"/>r e q u i r e d u n d e r <text:s text:c="2"/>t h e <text:s text:c="2"/>F O I A <text:s text:c="2"/>a n d <text:s text:c="2"/>t h e <text:s text:c="2"/>E n v i r o n m e n t a l I n f o r m a t i o n <text:s text:c="2"/>R e g u l a t i o n s <text:s text:c="2"/>2 0 0 4 <text:s text:c="2"/>t o <text:s text:c="2"/>d i s c l o s e i n f o r m a t i o n <text:s text:c="2"/>c o n c e r n i n g <text:s text:c="2"/>Y o u <text:s text:c="2"/>o r <text:s text:c="2"/>t h e <text:s text:c="2"/>G o o d s <text:s text:c="2"/>a n d / o r S e r v i c e s <text:s text:c="2"/>( i n c l u d i n g <text:s text:c="2"/>c o m m e r c i a l l y <text:s text:c="2"/>s e n s i t i v e i n f o r m a t i o n ) <text:s text:c="2"/>w i t h o u t <text:s text:c="2"/>c o n s u l t i n g <text:s text:c="2"/>Y o u <text:s text:c="2"/>o r <text:s text:c="2"/>o b t a i n i n g Y o u r <text:s text:c="2"/>c o n s e n t . <text:s text:c="2"/>I n <text:s text:c="2"/>t h e s e <text:s text:c="2"/>c i r c u m s t a n c e s <text:s text:c="2"/>W e <text:s text:c="2"/>s h a l l , i n <text:s text:c="2"/>a c c o r d a n c e <text:s text:c="2"/>w i t h <text:s text:c="2"/>a n y <text:s text:c="2"/>r e l e v a n t <text:s text:c="2"/>g u i d a n c e i s s u e d <text:s text:c="2"/>u n d e r <text:s text:c="2"/>t h e <text:s text:c="2"/>F O I A , <text:s text:c="2"/>t a k e <text:s text:c="2"/>r e a s o n a b l e <text:s text:c="2"/>s t e p s , w h e r e <text:s text:c="2"/>a p p r o p r i a t e , <text:s text:c="2"/>t o <text:s text:c="2"/>g i v e <text:s text:c="2"/>Y o u <text:s text:c="2"/>a d v a n c e <text:s text:c="2"/>n o t i c e , o r <text:s text:c="2"/>f a i l i n g <text:s text:c="2"/>t h a t , <text:s text:c="2"/>t o <text:s text:c="2"/>d r a w <text:s text:c="2"/>t h e <text:s text:c="2"/>d i s c l o s u r e <text:s text:c="2"/>t o <text:s text:c="2"/>Y o u r a t t e n t i o n <text:s text:c="2"/>a f t e r <text:s text:c="2"/>a n y <text:s text:c="2"/>s u c h <text:s text:c="2"/>d i s c l o s u r e . 1 9 . 2 <text:s text:c="2"/>T h e <text:s text:c="2"/>p a r t i e s <text:s text:c="2"/>a c k n o w l e d g e <text:s text:c="2"/>t h a t <text:s text:c="2"/>f o r <text:s text:c="2"/>t h e p u r p o s e s <text:s text:c="2"/>o f <text:s text:c="2"/>t h e <text:s text:c="2"/>D a t a <text:s text:c="2"/>P r o t e c t i o n <text:s text:c="2"/>L e g i s l a t i o n , T e e s s i d e <text:s text:c="2"/>U n i v e r s i t y <text:s text:c="2"/>i s <text:s text:c="2"/>t h e <text:s text:c="2"/>d a t a <text:s text:c="2"/>c o n t r o l l e r <text:s text:c="2"/>a n d Y o u <text:s text:c="2"/>a r e <text:s text:c="2"/>t h e <text:s text:c="2"/>d a t a <text:s text:c="2"/>p r o c e s s o r <text:s text:c="2"/>( w h e r e <text:s text:c="2"/>D a t a C o n t r o l l e r <text:s text:c="2"/>a n d <text:s text:c="2"/>D a t a <text:s text:c="2"/>P r o c e s s o r <text:s text:c="2"/>h a v e <text:s text:c="2"/>t h e m e a n i n g s <text:s text:c="2"/>a s <text:s text:c="2"/>d e f i n e d <text:s text:c="2"/>i n <text:s text:c="2"/>t h e <text:s text:c="2"/>D a t a <text:s text:c="2"/>P r o t e c t i o n L e g i s l a t i o n ) . <text:s text:c="2"/>Y o u <text:s text:c="2"/>w i l l <text:s text:c="2"/>n o t i f y <text:s text:c="2"/>T e e s s i d e <text:s text:c="2"/>U n i v e r s i t y i m m e d i a t e l y <text:s text:c="2"/>i f <text:s text:c="2"/>Y o u <text:s text:c="2"/>c o n s i d e r <text:s text:c="2"/>t h a t <text:s text:c="2"/>a n y <text:s text:c="2"/>o f <text:s text:c="2"/>T e e s s i d e U n i v e r s i t y ’ s <text:s text:c="2"/>i n s t r u c t i o n s <text:s text:c="2"/>i n f r i n g e <text:s text:c="2"/>t h e <text:s text:c="2"/>D a t a P r o t e c t i o n <text:s text:c="2"/>L e g i s l a t i o n . A l l <text:s text:c="2"/>s u b s e q u e n t <text:s text:c="2"/>D a t a <text:s text:c="2"/>P r o t e c t i o n <text:s text:c="2"/>C l a u s e s 3 1 . <text:s text:c="2"/>T e r m i n a t i o n 3 1 . 1 <text:s text:c="2"/>W i t h o u t <text:s text:c="2"/>l i m i t i n g <text:s text:c="2"/>O u r <text:s text:c="2"/>o t h e r <text:s text:c="2"/>r i g h t s <text:s text:c="2"/>o r r e m e d i e s , <text:s text:c="2"/>W e <text:s text:c="2"/>m a y <text:s text:c="2"/>t e r m i n a t e <text:s text:c="2"/>t h e <text:s text:c="2"/>C o n t r a c t : ( a ) <text:s text:c="2"/>i n <text:s text:c="2"/>r e s p e c t <text:s text:c="2"/>o f <text:s text:c="2"/>t h e <text:s text:c="2"/>s u p p l y <text:s text:c="2"/>o f <text:s text:c="2"/>S e r v i c e s , <text:s text:c="2"/>b y g i v i n g <text:s text:c="2"/>Y o u <text:s text:c="2"/>w r i t t e n <text:s text:c="2"/>n o t i c e ; <text:s text:c="2"/>a n d ( b ) <text:s text:c="2"/>i n <text:s text:c="2"/>r e s p e c t <text:s text:c="2"/>o f <text:s text:c="2"/>t h e <text:s text:c="2"/>s u p p l y <text:s text:c="2"/>o f <text:s text:c="2"/>G o o d s <text:s text:c="2"/>a n d / o r E q u i p m e n t , <text:s text:c="2"/>i n <text:s text:c="2"/>w h o l e <text:s text:c="2"/>o r <text:s text:c="2"/>i n <text:s text:c="2"/>p a r t <text:s text:c="2"/>a t <text:s text:c="2"/>a n y <text:s text:c="2"/>t i m e b e f o r e <text:s text:c="2"/>d e l i v e r y <text:s text:c="2"/>w i t h <text:s text:c="2"/>i m m e d i a t e <text:s text:c="2"/>e f f e c t <text:s text:c="2"/>b y <text:s text:c="2"/>g i v i n g w r i t t e n <text:s text:c="2"/>n o t i c e <text:s text:c="2"/>t o <text:s text:c="2"/>Y o u , <text:s text:c="2"/>w h e r e u p o n <text:s text:c="2"/>Y o u <text:s text:c="2"/>s h a l l d i s c o n t i n u e <text:s text:c="2"/>a l l <text:s text:c="2"/>w o r k <text:s text:c="2"/>o n <text:s text:c="2"/>t h e <text:s text:c="2"/>C o n t r a c t . <text:s text:c="2"/>W e <text:s text:c="2"/>s h a l l p a y <text:s text:c="2"/>Y o u <text:s text:c="2"/>f a i r <text:s text:c="2"/>a n d <text:s text:c="2"/>r e a s o n a b l e <text:s text:c="2"/>c o m p e n s a t i o n <text:s text:c="2"/>f o r a n y <text:s text:c="2"/>w o r k <text:s text:c="2"/>i n <text:s text:c="2"/>p r o g r e s s <text:s text:c="2"/>o n <text:s text:c="2"/>t h e <text:s text:c="2"/>G o o d s <text:s text:c="2"/>a n d / o r E q u i p m e n t <text:s text:c="2"/>a t <text:s text:c="2"/>t h e <text:s text:c="2"/>t i m e <text:s text:c="2"/>o f <text:s text:c="2"/>t e r m i n a t i o n , <text:s text:c="2"/>b u t <text:s text:c="2"/>s u c h c o m p e n s a t i o n <text:s text:c="2"/>s h a l l <text:s text:c="2"/>n o t <text:s text:c="2"/>i n c l u d e <text:s text:c="2"/>l o s s <text:s text:c="2"/>o f a n t i c i p a t e d <text:s text:c="2"/>p r o f i t s <text:s text:c="2"/>o r <text:s text:c="2"/>a n y <text:s text:c="2"/>c o n s e q u e n t i a l <text:s text:c="2"/>l o s s ; a n d ( c ) <text:s text:c="2"/>w h e r e <text:s text:c="2"/>t h e <text:s text:c="2"/>C o n t r a c t <text:s text:c="2"/>i s <text:s text:c="2"/>s u b j e c t <text:s text:c="2"/>t o <text:s text:c="2"/>t h e <text:s text:c="2"/>P u b l i c C o n t r a c t <text:s text:c="2"/>R e g u l a t i o n s <text:s text:c="2"/>2 0 1 5 <text:s text:c="2"/>W e <text:s text:c="2"/>m a y <text:s text:c="2"/>t e r m i n a t e</text:p>
          </table:table-cell>
          <table:table-cell office:value-type="string" calcext:value-type="string">
            <text:p>H e a l e s <text:s text:c="2"/>M e d i c a l <text:s text:c="2"/>R e s p o n s e c o n t r a c t , <text:s text:c="2"/>t o r t <text:s text:c="2"/>( i n c l u d i n g <text:s text:c="2"/>n e g l i g e n c e ) , <text:s text:c="2"/>b r e a c h <text:s text:c="2"/>o f s t a t u t o r y <text:s text:c="2"/>d u t y , <text:s text:c="2"/>o r <text:s text:c="2"/>o t h e r w i s e , <text:s text:c="2"/>s h a l l <text:s text:c="2"/>n o t <text:s text:c="2"/>e x c e e d w h i c h e v e r <text:s text:c="2"/>i s <text:s text:c="2"/>t h e <text:s text:c="2"/>h i g h e r <text:s text:c="2"/>o f : ( a ) <text:s text:c="2"/>1 5 0 % <text:s text:c="2"/>o f <text:s text:c="2"/>t h e <text:s text:c="2"/>a n n u a l <text:s text:c="2"/>o r d e r <text:s text:c="2"/>v a l u e <text:s text:c="2"/>o f <text:s text:c="2"/>t h e <text:s text:c="2"/>O r d e r ; a n d ( b ) <text:s text:c="2"/>t h e <text:s text:c="2"/>m i n i m u m <text:s text:c="2"/>a m o u n t s <text:s text:c="2"/>o f <text:s text:c="2"/>t h e <text:s text:c="2"/>i n s u r a n c e p o l i c i e s <text:s text:c="2"/>s p e c i f i e d <text:s text:c="2"/>u n d e r <text:s text:c="2"/>C o n d i t i o n <text:s text:c="2"/>1 6 . F o r <text:s text:c="2"/>i n f o r m a t i o n , <text:s text:c="2"/>n o <text:s text:c="2"/>a c t i o n <text:s text:c="2"/>r e q u i r e d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b e c a u s e <text:s text:c="2"/>m e d i c a l <text:s text:c="2"/>d a t a <text:s text:c="2"/>i s <text:s text:c="2"/>a c q u i r e d <text:s text:c="2"/>b y <text:s text:c="2"/>O H <text:s text:c="2"/>a n d n o t <text:s text:c="2"/>t h e <text:s text:c="2"/>c u s t o m e r , <text:s text:c="2"/>a n d <text:s text:c="2"/>i s <text:s text:c="2"/>n o t <text:s text:c="2"/>v i e w a b l e <text:s text:c="2"/>b y <text:s text:c="2"/>t h e c u s t o m e r <text:s text:c="2"/>w i t h o u t <text:s text:c="2"/>t h e <text:s text:c="2"/>e x p r e s s <text:s text:c="2"/>c o n s e n t <text:s text:c="2"/>o f <text:s text:c="2"/>t h e d a t a <text:s text:c="2"/>s u b j e c t . P l e a s e <text:s text:c="2"/>c h a n g e <text:s text:c="2"/>t h i s <text:s text:c="2"/>s e c t i o n <text:s text:c="2"/>1 9 <text:s text:c="2"/>t o <text:s text:c="2"/>r e f l e c t <text:s text:c="2"/>a C o n t r o l l e r <text:s text:c="2"/>t o <text:s text:c="2"/>C o n t r o l l e r <text:s text:c="2"/>r e l a t i o n s h i p . W e <text:s text:c="2"/>w o u l d <text:s text:c="2"/>l i k e <text:s text:c="2"/>t o <text:s text:c="2"/>s t i p u l a t e <text:s text:c="2"/>t h e <text:s text:c="2"/>l e n g t h <text:s text:c="2"/>o f <text:s text:c="2"/>w r i t t e n n o t i c e <text:s text:c="2"/>f o r <text:s text:c="2"/>t e r m i n a t i o n <text:s text:c="2"/>w i t h o u t <text:s text:c="2"/>c a u s e <text:s text:c="2"/>– <text:s text:c="2"/>i t <text:s text:c="2"/>i s <text:s text:c="2"/>n o t r e a s o n a b l e <text:s text:c="2"/>t o <text:s text:c="2"/>t e r m i n a t e <text:s text:c="2"/>w i t h <text:s text:c="2"/>n o <text:s text:c="2"/>c a u s e <text:s text:c="2"/>a n d <text:s text:c="2"/>n o n o t i c e . W e <text:s text:c="2"/>a r e <text:s text:c="2"/>n o t <text:s text:c="2"/>s u p p l y i n g <text:s text:c="2"/>g o o d s , <text:s text:c="2"/>t h e r e f o r e <text:s text:c="2"/>g o o d s h a s <text:s text:c="2"/>b e e n <text:s text:c="2"/>r e m o v e d <text:s text:c="2"/>a s <text:s text:c="2"/>n o t <text:s text:c="2"/>r e l e v a n t . P l e a s e <text:s text:c="2"/>c h a n g e <text:s text:c="2"/>t o : 3 1 . <text:s text:c="2"/>T e r m i n a t i o n 3 1 . 1 <text:s text:c="2"/>W i t h o u t <text:s text:c="2"/>l i m i t i n g <text:s text:c="2"/>O u r <text:s text:c="2"/>o t h e r <text:s text:c="2"/>r i g h t s <text:s text:c="2"/>o r r e m e d i e s , <text:s text:c="2"/>W e <text:s text:c="2"/>m a y <text:s text:c="2"/>t e r m i n a t e <text:s text:c="2"/>t h e <text:s text:c="2"/>C o n t r a c t : ( a ) <text:s text:c="2"/>i n <text:s text:c="2"/>r e s p e c t <text:s text:c="2"/>o f <text:s text:c="2"/>t h e <text:s text:c="2"/>s u p p l y <text:s text:c="2"/>o f <text:s text:c="2"/>S e r v i c e s , <text:s text:c="2"/>b y g i v i n g <text:s text:c="2"/>Y o u <text:s text:c="2"/>3 <text:s text:c="2"/>m o n t h s ’ <text:s text:c="2"/>w r i t t e n <text:s text:c="2"/>n o t i c e ; <text:s text:c="2"/>a n d ( b ) n o t <text:s text:c="2"/>u s e d ; <text:s text:c="2"/>a n d ( c ) <text:s text:c="2"/>w h e r e <text:s text:c="2"/>t h e <text:s text:c="2"/>C o n t r a c t <text:s text:c="2"/>i s <text:s text:c="2"/>s u b j e c t <text:s text:c="2"/>t o <text:s text:c="2"/>t h e <text:s text:c="2"/>P u b l i c C o n t r a c t <text:s text:c="2"/>R e g u l a t i o n s <text:s text:c="2"/>2 0 1 5 <text:s text:c="2"/>W e <text:s text:c="2"/>m a y <text:s text:c="2"/>t e r m i n a t e t h i s <text:s text:c="2"/>C o n t r a c t <text:s text:c="2"/>o n <text:s text:c="2"/>g i v i n g <text:s text:c="2"/>6 <text:s text:c="2"/>m o n t h s ’ <text:s text:c="2"/>n o t i c e <text:s text:c="2"/>i n</text:p>
          </table:table-cell>
          <table:table-cell table:number-columns-repeated="1022"/>
        </table:table-row>
        <table:table-row table:style-name="ro1">
          <table:table-cell office:value-type="string" calcext:value-type="string">
            <text:p>C l a u s e 3 6 . 2 <text:s text:c="2"/>A u d i t . <text:s text:c="4"/>W e <text:s text:c="2"/>r e s e r v e <text:s text:c="2"/>t h e <text:s text:c="2"/>r i g h t <text:s text:c="2"/>t o <text:s text:c="2"/>r e a s o n a b l y r e q u e s t <text:s text:c="2"/>a n d <text:s text:c="2"/>Y o u <text:s text:c="2"/>h e r e b y <text:s text:c="2"/>a g r e e <text:s text:c="2"/>t o <text:s text:c="2"/>s u p p l y , <text:s text:c="2"/>a n y r e c e i p t s <text:s text:c="2"/>o r <text:s text:c="2"/>i n v o i c e s <text:s text:c="2"/>f r o m <text:s text:c="2"/>Y o u r <text:s text:c="2"/>s u b - c o n t r a c t o r s a s <text:s text:c="2"/>W e <text:s text:c="2"/>m a y <text:s text:c="2"/>s p e c i f y . <text:s text:c="4"/>W e <text:s text:c="2"/>a n d <text:s text:c="2"/>o u r <text:s text:c="2"/>d u l y <text:s text:c="2"/>a p p o i n t e d a g e n t s <text:s text:c="2"/>s h a l l <text:s text:c="2"/>h a v e <text:s text:c="2"/>f u l l <text:s text:c="2"/>a u d i t <text:s text:c="2"/>r i g h t s <text:s text:c="2"/>o f <text:s text:c="2"/>a l l d o c u m e n t s <text:s text:c="2"/>p r o d u c e d <text:s text:c="2"/>w h o l l y <text:s text:c="2"/>o r <text:s text:c="2"/>p a r t l y <text:s text:c="2"/>f o r <text:s text:c="2"/>t h e p u r p o s e <text:s text:c="2"/>o f <text:s text:c="2"/>t h e <text:s text:c="2"/>C o n t r a c t <text:s text:c="2"/>i n c l u d i n g <text:s text:c="2"/>t h e <text:s text:c="2"/>r i g h t <text:s text:c="2"/>t o i n s p e c t <text:s text:c="2"/>d o c u m e n t s <text:s text:c="2"/>a n d <text:s text:c="2"/>t o <text:s text:c="2"/>t a k e <text:s text:c="2"/>c o p i e s . 3 6 . 3 <text:s text:c="2"/>N o t i c e s . ( a ) <text:s text:c="2"/>A n y <text:s text:c="2"/>n o t i c e <text:s text:c="2"/>o r <text:s text:c="2"/>o t h e r <text:s text:c="2"/>c o m m u n i c a t i o n <text:s text:c="2"/>g i v e n <text:s text:c="2"/>t o a <text:s text:c="2"/>p a r t y <text:s text:c="2"/>u n d e r <text:s text:c="2"/>o r <text:s text:c="2"/>i n <text:s text:c="2"/>c o n n e c t i o n <text:s text:c="2"/>w i t h <text:s text:c="2"/>t h e <text:s text:c="2"/>C o n t r a c t s h a l l <text:s text:c="2"/>b e <text:s text:c="2"/>i n <text:s text:c="2"/>w r i t i n g , <text:s text:c="2"/>a d d r e s s e d <text:s text:c="2"/>t o <text:s text:c="2"/>t h a t <text:s text:c="2"/>p a r t y <text:s text:c="2"/>a t <text:s text:c="2"/>i t s r e g i s t e r e d <text:s text:c="2"/>o f f i c e <text:s text:c="2"/>( i f <text:s text:c="2"/>i t <text:s text:c="2"/>i s <text:s text:c="2"/>a <text:s text:c="2"/>c o m p a n y ) <text:s text:c="2"/>o r <text:s text:c="2"/>i t s p r i n c i p a l <text:s text:c="2"/>p l a c e <text:s text:c="2"/>o f <text:s text:c="2"/>b u s i n e s s <text:s text:c="2"/>( i n <text:s text:c="2"/>a n y <text:s text:c="2"/>o t h e r <text:s text:c="2"/>c a s e ) o r <text:s text:c="2"/>s u c h <text:s text:c="2"/>o t h e r <text:s text:c="2"/>a d d r e s s <text:s text:c="2"/>a s <text:s text:c="2"/>t h a t <text:s text:c="2"/>p a r t y <text:s text:c="2"/>m a y <text:s text:c="2"/>h a v e s p e c i f i e d <text:s text:c="2"/>t o <text:s text:c="2"/>t h e <text:s text:c="2"/>o t h e r <text:s text:c="2"/>p a r t y <text:s text:c="2"/>i n <text:s text:c="2"/>w r i t i n g <text:s text:c="2"/>i n a c c o r d a n c e <text:s text:c="2"/>w i t h <text:s text:c="2"/>t h i s <text:s text:c="2"/>C o n d i t i o n , <text:s text:c="2"/>a n d <text:s text:c="2"/>s h a l l <text:s text:c="2"/>b e d e l i v e r e d <text:s text:c="2"/>p e r s o n a l l y , <text:s text:c="2"/>o r <text:s text:c="2"/>s e n t <text:s text:c="2"/>b y <text:s text:c="2"/>p r e - p a i d <text:s text:c="2"/>f i r s t c l a s s <text:s text:c="2"/>p o s t <text:s text:c="2"/>o r <text:s text:c="2"/>o t h e r <text:s text:c="2"/>n e x t <text:s text:c="2"/>w o r k i n g <text:s text:c="2"/>d a y <text:s text:c="2"/>d e l i v e r y s e r v i c e , <text:s text:c="2"/>c o m m e r c i a l <text:s text:c="2"/>c o u r i e r , <text:s text:c="2"/>f a x . ( b ) <text:s text:c="2"/>A <text:s text:c="2"/>n o t i c e <text:s text:c="2"/>o r <text:s text:c="2"/>o t h e r <text:s text:c="2"/>c o m m u n i c a t i o n <text:s text:c="2"/>s h a l l <text:s text:c="2"/>b e d e e m e d <text:s text:c="2"/>t o <text:s text:c="2"/>h a v e <text:s text:c="2"/>b e e n <text:s text:c="2"/>r e c e i v e d : <text:s text:c="2"/>i f <text:s text:c="2"/>d e l i v e r e d p e r s o n a l l y , <text:s text:c="2"/>w h e n <text:s text:c="2"/>l e f t <text:s text:c="2"/>a t <text:s text:c="2"/>t h e <text:s text:c="2"/>a d d r e s s <text:s text:c="2"/>r e f e r r e d <text:s text:c="2"/>t o i n <text:s text:c="2"/>C o n d i t i o n <text:s text:c="2"/>; <text:s text:c="2"/>i f <text:s text:c="2"/>s e n t <text:s text:c="2"/>b y <text:s text:c="2"/>p r e - p a i d <text:s text:c="2"/>f i r s t <text:s text:c="2"/>c l a s s <text:s text:c="2"/>p o s t o r <text:s text:c="2"/>o t h e r <text:s text:c="2"/>n e x t <text:s text:c="2"/>w o r k i n g <text:s text:c="2"/>d a y <text:s text:c="2"/>d e l i v e r y <text:s text:c="2"/>s e r v i c e , <text:s text:c="2"/>a t 9 . 0 0 <text:s text:c="2"/>a m <text:s text:c="2"/>o n <text:s text:c="2"/>t h e <text:s text:c="2"/>s e c o n d <text:s text:c="2"/>B u s i n e s s <text:s text:c="2"/>D a y <text:s text:c="2"/>a f t e r p o s t i n g ; <text:s text:c="2"/>i f <text:s text:c="2"/>d e l i v e r e d <text:s text:c="2"/>b y <text:s text:c="2"/>c o m m e r c i a l <text:s text:c="2"/>c o u r i e r , <text:s text:c="2"/>o n t h e <text:s text:c="2"/>d a t e <text:s text:c="2"/>a n d <text:s text:c="2"/>a t <text:s text:c="2"/>t h e <text:s text:c="2"/>t i m e <text:s text:c="2"/>t h a t <text:s text:c="2"/>t h e <text:s text:c="2"/>c o u r i e r ' s d e l i v e r y <text:s text:c="2"/>r e c e i p t <text:s text:c="2"/>i s <text:s text:c="2"/>s i g n e d ; <text:s text:c="2"/>o r , <text:s text:c="2"/>i f <text:s text:c="2"/>s e n t <text:s text:c="2"/>b y <text:s text:c="2"/>f a x <text:s text:c="2"/>, <text:s text:c="2"/>o n e B u s i n e s s <text:s text:c="2"/>D a y <text:s text:c="2"/>a f t e r <text:s text:c="2"/>t r a n s m i s s i o n .</text:p>
          </table:table-cell>
          <table:table-cell office:value-type="string" calcext:value-type="string">
            <text:p>H e a l e s <text:s text:c="2"/>M e d i c a l <text:s text:c="2"/>R e s p o n s e o f <text:s text:c="2"/>Y o u r <text:s text:c="2"/>r i g h t s <text:s text:c="2"/>o r <text:s text:c="2"/>o b l i g a t i o n s <text:s text:c="2"/>u n d e r <text:s text:c="2"/>t h e <text:s text:c="2"/>C o n t r a c t <text:s text:c="2"/>. O R a ) <text:s text:c="2"/>W e <text:s text:c="2"/>m a y <text:s text:c="2"/>a t <text:s text:c="2"/>n o t <text:s text:c="2"/>a s s i g n , <text:s text:c="2"/>t r a n s f e r , <text:s text:c="2"/>m o r t g a g e , c h a r g e , <text:s text:c="2"/>s u b c o n t r a c t <text:s text:c="2"/>o r <text:s text:c="2"/>d e a l <text:s text:c="2"/>i n <text:s text:c="2"/>a n y <text:s text:c="2"/>o t h e r <text:s text:c="2"/>m a n n e r w i t h <text:s text:c="2"/>a l l <text:s text:c="2"/>o r <text:s text:c="2"/>a n y <text:s text:c="2"/>o f <text:s text:c="2"/>O u r <text:s text:c="2"/>r i g h t s <text:s text:c="2"/>o r <text:s text:c="2"/>o b l i g a t i o n s <text:s text:c="2"/>u n d e r t h e <text:s text:c="2"/>C o n t r a c t <text:s text:c="2"/>w i t h o u t <text:s text:c="2"/>Y o u r <text:s text:c="2"/>p r i o r <text:s text:c="2"/>w r i t t e n <text:s text:c="2"/>c o n s e n t . ( b ) <text:s text:c="2"/>Y o u <text:s text:c="2"/>m a y <text:s text:c="2"/>n o t <text:s text:c="2"/>a s s i g n , <text:s text:c="2"/>t r a n s f e r , <text:s text:c="2"/>m o r t g a g e , c h a r g e , <text:s text:c="2"/>s u b c o n t r a c t , <text:s text:c="2"/>d e c l a r e <text:s text:c="2"/>a <text:s text:c="2"/>t r u s t <text:s text:c="2"/>o v e r <text:s text:c="2"/>o r <text:s text:c="2"/>d e a l i n <text:s text:c="2"/>a n y <text:s text:c="2"/>o t h e r <text:s text:c="2"/>m a n n e r <text:s text:c="2"/>w i t h <text:s text:c="2"/>a l l <text:s text:c="2"/>o r <text:s text:c="2"/>a n y <text:s text:c="2"/>o f <text:s text:c="2"/>Y o u r r i g h t s <text:s text:c="2"/>o r <text:s text:c="2"/>o b l i g a t i o n s <text:s text:c="2"/>u n d e r <text:s text:c="2"/>t h e <text:s text:c="2"/>C o n t r a c t <text:s text:c="2"/>w i t h o u t O u r <text:s text:c="2"/>p r i o r <text:s text:c="2"/>w r i t t e n <text:s text:c="2"/>c o n s e n t . F o r <text:s text:c="2"/>i n f o r m a t i o n <text:s text:c="2"/>o n l y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D u e <text:s text:c="2"/>t o <text:s text:c="2"/>t h e <text:s text:c="2"/>d e l a y s <text:s text:c="2"/>R o y a l <text:s text:c="2"/>M a i l <text:s text:c="2"/>a n d <text:s text:c="2"/>o t h e r <text:s text:c="2"/>c o u r i e r s a r e <text:s text:c="2"/>e x p e r i e n c i n g <text:s text:c="2"/>d u r i n g <text:s text:c="2"/>t h e <text:s text:c="2"/>C O V I D - 1 9 P a n d e m i c , <text:s text:c="2"/>w e <text:s text:c="2"/>r e q u e s t <text:s text:c="2"/>t h a t <text:s text:c="2"/>n o t i c e s <text:s text:c="2"/>p o s t e d <text:s text:c="2"/>a r e c o n s i d e r e d <text:s text:c="2"/>d e l i v e r e d <text:s text:c="2"/>a f t e r <text:s text:c="2"/>3 <text:s text:c="2"/>w o r k i n g <text:s text:c="2"/>d a y s <text:s text:c="2"/>– w h i c h <text:s text:c="2"/>g i v e s <text:s text:c="2"/>a <text:s text:c="2"/>m o r e <text:s text:c="2"/>r e a s o n a b l e <text:s text:c="2"/>c h a n c e <text:s text:c="2"/>o f <text:s text:c="2"/>u s h a v i n g <text:s text:c="2"/>r e c e i v e d <text:s text:c="2"/>t h e <text:s text:c="2"/>n o t i c e <text:s text:c="2"/>b e f o r e <text:s text:c="2"/>a n y <text:s text:c="2"/>t i m e <text:s text:c="2"/>l i m i t s s t a r t . P l e a s e <text:s text:c="2"/>c h a n g e <text:s text:c="2"/>t o : 3 6 . 3 <text:s text:c="2"/>N o t i c e s . ( a ) <text:s text:c="2"/>A n y <text:s text:c="2"/>n o t i c e <text:s text:c="2"/>o r <text:s text:c="2"/>o t h e r <text:s text:c="2"/>c o m m u n i c a t i o n <text:s text:c="2"/>g i v e n <text:s text:c="2"/>t o a <text:s text:c="2"/>p a r t y <text:s text:c="2"/>u n d e r <text:s text:c="2"/>o r <text:s text:c="2"/>i n <text:s text:c="2"/>c o n n e c t i o n <text:s text:c="2"/>w i t h <text:s text:c="2"/>t h e <text:s text:c="2"/>C o n t r a c t s h a l l <text:s text:c="2"/>b e <text:s text:c="2"/>i n <text:s text:c="2"/>w r i t i n g , <text:s text:c="2"/>a d d r e s s e d <text:s text:c="2"/>t o <text:s text:c="2"/>t h a t <text:s text:c="2"/>p a r t y <text:s text:c="2"/>a t <text:s text:c="2"/>i t s r e g i s t e r e d <text:s text:c="2"/>o f f i c e <text:s text:c="2"/>( i f <text:s text:c="2"/>i t <text:s text:c="2"/>i s <text:s text:c="2"/>a <text:s text:c="2"/>c o m p a n y ) <text:s text:c="2"/>o r <text:s text:c="2"/>i t s p r i n c i p a l <text:s text:c="2"/>p l a c e <text:s text:c="2"/>o f <text:s text:c="2"/>b u s i n e s s <text:s text:c="2"/>( i n <text:s text:c="2"/>a n y <text:s text:c="2"/>o t h e r <text:s text:c="2"/>c a s e ) o r <text:s text:c="2"/>s u c h <text:s text:c="2"/>o t h e r <text:s text:c="2"/>a d d r e s s <text:s text:c="2"/>a s <text:s text:c="2"/>t h a t <text:s text:c="2"/>p a r t y <text:s text:c="2"/>m a y <text:s text:c="2"/>h a v e s p e c i f i e d <text:s text:c="2"/>t o <text:s text:c="2"/>t h e <text:s text:c="2"/>o t h e r <text:s text:c="2"/>p a r t y <text:s text:c="2"/>i n <text:s text:c="2"/>w r i t i n g <text:s text:c="2"/>i n a c c o r d a n c e <text:s text:c="2"/>w i t h <text:s text:c="2"/>t h i s <text:s text:c="2"/>C o n d i t i o n , <text:s text:c="2"/>a n d <text:s text:c="2"/>s h a l l <text:s text:c="2"/>b e d e l i v e r e d <text:s text:c="2"/>p e r s o n a l l y , <text:s text:c="2"/>o r <text:s text:c="2"/>s e n t <text:s text:c="2"/>b y <text:s text:c="2"/>p r e - p a i d <text:s text:c="2"/>f i r s t c l a s s <text:s text:c="2"/>p o s t <text:s text:c="2"/>o r <text:s text:c="2"/>o t h e r <text:s text:c="2"/>n e x t <text:s text:c="2"/>w o r k i n g <text:s text:c="2"/>d a y <text:s text:c="2"/>d e l i v e r y s e r v i c e , <text:s text:c="2"/>c o m m e r c i a l <text:s text:c="2"/>c o u r i e r , <text:s text:c="2"/>f a x . ( b ) <text:s text:c="2"/>A <text:s text:c="2"/>n o t i c e <text:s text:c="2"/>o r <text:s text:c="2"/>o t h e r <text:s text:c="2"/>c o m m u n i c a t i o n <text:s text:c="2"/>s h a l l <text:s text:c="2"/>b e d e e m e d <text:s text:c="2"/>t o <text:s text:c="2"/>h a v e <text:s text:c="2"/>b e e n <text:s text:c="2"/>r e c e i v e d : <text:s text:c="2"/>i f <text:s text:c="2"/>d e l i v e r e d p e r s o n a l l y , <text:s text:c="2"/>w h e n <text:s text:c="2"/>l e f t <text:s text:c="2"/>a t <text:s text:c="2"/>t h e <text:s text:c="2"/>a d d r e s s <text:s text:c="2"/>r e f e r r e d <text:s text:c="2"/>t o i n <text:s text:c="2"/>C o n d i t i o n <text:s text:c="2"/>; <text:s text:c="2"/>i f <text:s text:c="2"/>s e n t <text:s text:c="2"/>b y <text:s text:c="2"/>p r e - p a i d <text:s text:c="2"/>f i r s t <text:s text:c="2"/>c l a s s <text:s text:c="2"/>p o s t o r <text:s text:c="2"/>o t h e r <text:s text:c="2"/>n e x t <text:s text:c="2"/>w o r k i n g <text:s text:c="2"/>d a y <text:s text:c="2"/>d e l i v e r y <text:s text:c="2"/>s e r v i c e , <text:s text:c="2"/>a t 9 . 0 0 <text:s text:c="2"/>a m <text:s text:c="2"/>o n <text:s text:c="2"/>t h e <text:s text:c="2"/>t h i r d <text:s text:c="2"/>B u s i n e s s <text:s text:c="2"/>D a y <text:s text:c="2"/>a f t e r <text:s text:c="2"/>p o s t i n g ; i f <text:s text:c="2"/>d e l i v e r e d <text:s text:c="2"/>b y <text:s text:c="2"/>c o m m e r c i a l <text:s text:c="2"/>c o u r i e r , <text:s text:c="2"/>o n <text:s text:c="2"/>t h e <text:s text:c="2"/>d a t e</text:p>
          </table:table-cell>
          <table:table-cell table:number-columns-repeated="1022"/>
        </table:table-row>
        <table:table-row table:style-name="ro1">
          <table:table-cell office:value-type="string" calcext:value-type="string">
            <text:p>C a l l - O f f <text:s text:c="2"/>C l a u s e A n d 1 6 . 1 2 . 1 <text:s text:c="4"/>T h e <text:s text:c="2"/>P a r t i e s <text:s text:c="2"/>a c k n o w l e d g e <text:s text:c="2"/>t h a t , <text:s text:c="2"/>e x c e p t f o r <text:s text:c="2"/>a n y <text:s text:c="2"/>i n f o r m a t i o n <text:s text:c="2"/>w h i c h <text:s text:c="2"/>i s <text:s text:c="2"/>e x e m p t <text:s text:c="2"/>f r o m d i s c l o s u r e <text:s text:c="2"/>i n <text:s text:c="2"/>a c c o r d a n c e <text:s text:c="2"/>w i t h <text:s text:c="2"/>t h e <text:s text:c="2"/>p r o v i s i o n s <text:s text:c="2"/>o f t h e <text:s text:c="2"/>F O I A , <text:s text:c="2"/>t h e <text:s text:c="2"/>c o n t e n t <text:s text:c="2"/>o f <text:s text:c="2"/>t h e <text:s text:c="2"/>C o n t r a c t <text:s text:c="2"/>i s <text:s text:c="2"/>n o t C o n f i d e n t i a l <text:s text:c="2"/>I n f o r m a t i o n . <text:s text:c="4"/>T h e <text:s text:c="2"/>C u s t o m e r <text:s text:c="2"/>s h a l l b e <text:s text:c="2"/>r e s p o n s i b l e <text:s text:c="2"/>f o r <text:s text:c="2"/>d e t e r m i n i n g <text:s text:c="2"/>i n <text:s text:c="2"/>i t s <text:s text:c="2"/>a b s o l u t e d i s c r e t i o n <text:s text:c="2"/>w h e t h e r <text:s text:c="2"/>a n y <text:s text:c="2"/>o f <text:s text:c="2"/>t h e <text:s text:c="2"/>c o n t e n t <text:s text:c="2"/>o f <text:s text:c="2"/>t h e C o n t r a c t <text:s text:c="2"/>i s <text:s text:c="2"/>e x e m p t <text:s text:c="2"/>f r o m <text:s text:c="2"/>d i s c l o s u r e <text:s text:c="2"/>i n a c c o r d a n c e <text:s text:c="2"/>w i t h <text:s text:c="2"/>t h e <text:s text:c="2"/>p r o v i s i o n s <text:s text:c="2"/>o f <text:s text:c="2"/>t h e <text:s text:c="2"/>F O I A . 1 9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 w i t h <text:s text:c="2"/>i m m e d i a t e <text:s text:c="2"/>e f f e c t <text:s text:c="2"/>i f <text:s text:c="2"/>t h e <text:s text:c="2"/>F r a m e w o r k A g r e e m e n t <text:s text:c="2"/>i s <text:s text:c="2"/>f u l l y <text:s text:c="2"/>o r <text:s text:c="2"/>p a r t l y <text:s text:c="2"/>t e r m i n a t e d <text:s text:c="2"/>f o r <text:s text:c="2"/>a n y r e a s o n <text:s text:c="2"/>w h a t s o e v e r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 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0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text:p>
          </table:table-cell>
          <table:table-cell office:value-type="string" calcext:value-type="string">
            <text:p>H e a l e s <text:s text:c="2"/>M e d i c a l <text:s text:c="2"/>A g r e e m e n t I t <text:s text:c="2"/>i s <text:s text:c="2"/>n o t <text:s text:c="2"/>r e a s o n a b l e <text:s text:c="2"/>f o r <text:s text:c="2"/>p r o v i d e r s <text:s text:c="2"/>t o <text:s text:c="2"/>b e a r <text:s text:c="2"/>t h e <text:s text:c="2"/>f u l l c o s t <text:s text:c="2"/>o f <text:s text:c="2"/>t h e <text:s text:c="2"/>F r a m e w o r k <text:s text:c="2"/>A g r e e m e n t ’ s <text:s text:c="2"/>t e r m i n a t i o n . P l e a s e <text:s text:c="2"/>a m e n d <text:s text:c="2"/>t o : 1 9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 w i t h <text:s text:c="2"/>3 <text:s text:c="2"/>m o n t h s ’ <text:s text:c="2"/>n o t i c e <text:s text:c="2"/>i f <text:s text:c="2"/>t h e <text:s text:c="2"/>F r a m e w o r k A g r e e m e n t <text:s text:c="2"/>i s <text:s text:c="2"/>f u l l y <text:s text:c="2"/>o r <text:s text:c="2"/>p a r t l y <text:s text:c="2"/>t e r m i n a t e d <text:s text:c="2"/>f o r <text:s text:c="2"/>a n y r e a s o n <text:s text:c="2"/>w h a t s o e v e r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P l e a s e <text:s text:c="2"/>a m e n d <text:s text:c="2"/>t o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y <text:s text:c="2"/>w i l l <text:s text:c="2"/>n o t <text:s text:c="2"/>p a y <text:s text:c="2"/>t h e <text:s text:c="2"/>S e r v i c e <text:s text:c="2"/>P r o v i d e r <text:s text:c="2"/>f o r s e r v i c e s <text:s text:c="2"/>n o t <text:s text:c="2"/>r e n d e r e d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P E R S O N A L <text:s text:c="2"/>A N D <text:s text:c="2"/>D A T A <text:s text:c="2"/>S U B J E C T S a n d 1 6 . 8 . 1 <text:s text:c="2"/>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 c o l u m n <text:s text:c="2"/>o f <text:s text:c="2"/>t h e <text:s text:c="2"/>t a b l e <text:s text:c="2"/>i n <text:s text:c="2"/>S e c t i o n <text:s text:c="2"/>9 <text:s text:c="2"/>o f <text:s text:c="2"/>t h e <text:s text:c="2"/>M a s t e r 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ext:s text:c="2"/>t o p e r f o r m , <text:s text:c="2"/>t h e <text:s text:c="2"/>C u s t o m e r <text:s text:c="2"/>i s <text:s text:c="2"/>t h e <text:s text:c="2"/>C o n t r o l l e r <text:s text:c="2"/>a n d <text:s text:c="2"/>t h e S e r v i c e <text:s text:c="2"/>P r o v i d e r <text:s text:c="2"/>i s <text:s text:c="2"/>t h e <text:s text:c="2"/>P r o c e s s o r <text:s text:c="2"/>u n l e s s o t h e r w i s e <text:s text:c="2"/>s p e c i f i e d <text:s text:c="2"/>i n <text:s text:c="2"/>S e c t i o n <text:s text:c="2"/>9 <text:s text:c="2"/>o f <text:s text:c="2"/>t h e <text:s text:c="2"/>M a s t e r C o n t r a c t <text:s text:c="2"/>S c h e d u l e . <text:s text:c="2"/>T h e <text:s text:c="2"/>o n l y <text:s text:c="2"/>p r o c e s s i n g <text:s text:c="2"/>t h a t <text:s text:c="2"/>t h e P r o c e s s o r <text:s text:c="2"/>i s <text:s text:c="2"/>a u t h o r i s e d <text:s text:c="2"/>t o <text:s text:c="2"/>d o <text:s text:c="2"/>i s <text:s text:c="2"/>l i s t e d <text:s text:c="2"/>i n <text:s text:c="2"/>S e c t i o n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B o t h <text:s text:c="2"/>p a r t i e s <text:s text:c="2"/>w o u l d <text:s text:c="2"/>h a v e <text:s text:c="2"/>t o <text:s text:c="2"/>a g r e e <text:s text:c="2"/>t h a t <text:s text:c="2"/>t h e s e r v i c e <text:s text:c="2"/>d o e s <text:s text:c="2"/>n o t <text:s text:c="2"/>m e e t <text:s text:c="2"/>t h e <text:s text:c="2"/>r e q u i r e m e n t s , S t e v e n a g e <text:s text:c="2"/>B o r o u g h <text:s text:c="2"/>C o u n c i l <text:s text:c="2"/>c o u l d <text:s text:c="2"/>n o t <text:s text:c="2"/>c l a i m s e r v i c e <text:s text:c="2"/>d o e s <text:s text:c="2"/>n o t <text:s text:c="2"/>m e e t <text:s text:c="2"/>r e q u i r e m e n t s <text:s text:c="2"/>w h e r e H e a l e s <text:s text:c="2"/>p r o v i d e s <text:s text:c="2"/>e v i d e n c e <text:s text:c="2"/>t h a t <text:s text:c="2"/>s e r v i c e <text:s text:c="2"/>i s p r o v i d e d <text:s text:c="2"/>t o <text:s text:c="2"/>r e q u i r e m e n t s . P l e a s e <text:s text:c="2"/>c h a n g e <text:s text:c="2"/>t o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text:p>
          </table:table-cell>
          <table:table-cell table:number-columns-repeated="1022"/>
        </table:table-row>
        <table:table-row table:style-name="ro1">
          <table:table-cell office:value-type="string" calcext:value-type="string">
            <text:p>C a l l - O f f <text:s text:c="2"/>C l a u s e 1 4 . <text:s text:c="2"/>T U P E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1 6 . 1 1 . 3 <text:s text:c="2"/>T h e <text:s text:c="2"/>C u s t o m e r <text:s text:c="2"/>s h a l l <text:s text:c="2"/>b e <text:s text:c="2"/>r e s p o n s i b l e <text:s text:c="2"/>f o r d e t e r m i n i n g <text:s text:c="2"/>i n <text:s text:c="2"/>i t s <text:s text:c="2"/>a b s o l u t e <text:s text:c="2"/>d i s c r e t i o n <text:s text:c="2"/>a n d n o t w i t h s t a n d i n g <text:s text:c="2"/>a n y <text:s text:c="2"/>o t h e r <text:s text:c="2"/>p r o v i s i o n <text:s text:c="2"/>i n <text:s text:c="2"/>t h e C o n t r a c t <text:s text:c="2"/>o r <text:s text:c="2"/>a n y <text:s text:c="2"/>o t h e r <text:s text:c="2"/>C o n t r a c t <text:s text:c="2"/>w h e t h e r <text:s text:c="2"/>t h e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p r o v i s i o n s <text:s text:c="2"/>o f <text:s text:c="2"/>t h e <text:s text:c="2"/>F O I A <text:s text:c="2"/>o r t h e <text:s text:c="2"/>E n v i r o n m e n t a l <text:s text:c="2"/>I n f o r m a t i o n <text:s text:c="2"/>R e g u l a t i o n s .</text:p>
          </table:table-cell>
          <table:table-cell office:value-type="string" calcext:value-type="string">
            <text:p>H e a l e s <text:s text:c="2"/>M e d i c a l <text:s text:c="2"/>A g r e e m e n t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a m e n d <text:s text:c="2"/>t o : 1 3 . 5 <text:s text:c="2"/>T h e <text:s text:c="2"/>d e c i s i o n <text:s text:c="2"/>o f <text:s text:c="2"/>t h e <text:s text:c="2"/>C u s t o m e r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 <text:s text:c="2"/>A c c e s s w i l l <text:s text:c="2"/>n o t <text:s text:c="2"/>b e <text:s text:c="2"/>u n r e a s o n a b l y <text:s text:c="2"/>r e f u s e d , <text:s text:c="2"/>a n d <text:s text:c="2"/>r e a s o n s f o r <text:s text:c="2"/>r e f u s a l <text:s text:c="2"/>o f <text:s text:c="2"/>a c c e s s <text:s text:c="2"/>w i l l <text:s text:c="2"/>b e <text:s text:c="2"/>p r o v i d e d <text:s text:c="2"/>t o <text:s text:c="2"/>t h e S e r v i c e <text:s text:c="2"/>P r o v i d e r . <text:s text:c="2"/>T h e <text:s text:c="2"/>S e r v i c e <text:s text:c="2"/>P r o v i d e r <text:s text:c="2"/>w i l l i n v e s t i g a t e <text:s text:c="2"/>a n y <text:s text:c="2"/>r e a s o n s <text:s text:c="2"/>p r o v i d e d , <text:s text:c="2"/>a n d <text:s text:c="2"/>t h e C u s t o m e r <text:s text:c="2"/>w i l l <text:s text:c="2"/>p r o v i d e <text:s text:c="2"/>e v i d e n c e <text:s text:c="2"/>o f <text:s text:c="2"/>r e a s o n s <text:s text:c="2"/>t o <text:s text:c="2"/>a i d t h e <text:s text:c="2"/>i n v e s t i g a t i o n . <text:s text:c="2"/>W h e r e <text:s text:c="2"/>t h e <text:s text:c="2"/>i n v e s t i g a t i o n <text:s text:c="2"/>d o e s n o t <text:s text:c="2"/>b e l i e v e <text:s text:c="2"/>r e f u s a l <text:s text:c="2"/>o f <text:s text:c="2"/>a c c e s s <text:s text:c="2"/>i s <text:s text:c="2"/>r e a s o n a b l e , <text:s text:c="2"/>t h e S e r v i c e <text:s text:c="2"/>P r o v i d e r <text:s text:c="2"/>w i l l <text:s text:c="2"/>h a v e <text:s text:c="2"/>a <text:s text:c="2"/>r i g h t <text:s text:c="2"/>o f <text:s text:c="2"/>a p p e a l . S t e v e n a g e <text:s text:c="2"/>B o r o u g h <text:s text:c="2"/>C o u n c i l <text:s text:c="2"/>h a s <text:s text:c="2"/>c o n f i r m e d <text:s text:c="2"/>t h e r e i s <text:s text:c="2"/>n o <text:s text:c="2"/>T U P E <text:s text:c="2"/>w i t h <text:s text:c="2"/>r e g a r d s <text:s text:c="2"/>t o <text:s text:c="2"/>t h i s <text:s text:c="2"/>c o n t r a c t . P l e a s e <text:s text:c="2"/>r e m o v e <text:s text:c="2"/>a l l <text:s text:c="2"/>c l a u s e s <text:s text:c="2"/>a n d <text:s text:c="2"/>c h a n g e <text:s text:c="2"/>t o 1 4 . <text:s text:c="2"/>T U P E <text:s text:c="2"/>– <text:s text:c="2"/>N o t <text:s text:c="2"/>U s e d . C l a u s e s <text:s text:c="2"/>s h o u l d <text:s text:c="2"/>b e <text:s text:c="2"/>r e c i p r o c a l . <text:s text:c="2"/>P l e a s e <text:s text:c="2"/>c h a n g e <text:s text:c="2"/>t o :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text:s text:c="2"/>I n <text:s text:c="2"/>t h e <text:s text:c="2"/>e v e n t <text:s text:c="2"/>t h a t <text:s text:c="2"/>t h e <text:s text:c="2"/>C u s t o m e r f a i l s <text:s text:c="2"/>t o <text:s text:c="2"/>c o m p l y <text:s text:c="2"/>w i t h <text:s text:c="2"/>c l a u s e <text:s text:c="2"/>1 6 . 1 0 . 1 <text:s text:c="2"/>t o <text:s text:c="2"/>c l a u s e 1 6 . 1 0 . 6 , <text:s text:c="2"/>t h e <text:s text:c="2"/>S e r v i c e <text:s text:c="2"/>P r o v i d e r <text:s text:c="2"/>r e s e r v e s <text:s text:c="2"/>t h e <text:s text:c="2"/>r i g h t t o <text:s text:c="2"/>t e r m i n a t e <text:s text:c="2"/>t h e <text:s text:c="2"/>C o n t r a c t <text:s text:c="2"/>w i t h <text:s text:c="2"/>i m m e d i a t e <text:s text:c="2"/>e f f e c t b y <text:s text:c="2"/>n o t i c e <text:s text:c="2"/>i n <text:s text:c="2"/>w r i t i n g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text:p>
          </table:table-cell>
          <table:table-cell table:number-columns-repeated="1022"/>
        </table:table-row>
        <table:table-row table:style-name="ro1">
          <table:table-cell office:value-type="string" calcext:value-type="string">
            <text:p>C a l l - O f f <text:s text:c="2"/>C l a u s e 2 6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 4 0 . 2 <text:s text:c="4"/>A n y <text:s text:c="2"/>n o t i c e <text:s text:c="2"/>o r <text:s text:c="2"/>o t h e r <text:s text:c="2"/>c o m m u n i c a t i o n w h i c h <text:s text:c="2"/>i s <text:s text:c="2"/>t o <text:s text:c="2"/>b e <text:s text:c="2"/>g i v e n <text:s text:c="2"/>b y <text:s text:c="2"/>e i t h e r P a r t y <text:s text:c="2"/>t o <text:s text:c="2"/>t h e <text:s text:c="2"/>o t h e r <text:s text:c="2"/>s h a l l <text:s text:c="2"/>b e <text:s text:c="2"/>g i v e n b y <text:s text:c="2"/>l e t t e r <text:s text:c="2"/>( s e n t <text:s text:c="2"/>b y <text:s text:c="2"/>h a n d , <text:s text:c="2"/>p o s t , r e g i s t e r e d <text:s text:c="2"/>p o s t <text:s text:c="2"/>o r <text:s text:c="2"/>b y <text:s text:c="2"/>t h e r e c o r d e d <text:s text:c="2"/>d e l i v e r y <text:s text:c="2"/>s e r v i c e ) , <text:s text:c="2"/>o r <text:s text:c="2"/>b y e l e c t r o n i c <text:s text:c="2"/>m a i l <text:s text:c="2"/>( c o n f i r m e d <text:s text:c="2"/>b y l e t t e r ) . <text:s text:c="2"/>S u c h <text:s text:c="2"/>l e t t e r s <text:s text:c="2"/>s h a l l <text:s text:c="2"/>b e a d d r e s s e d <text:s text:c="2"/>t o <text:s text:c="2"/>t h e <text:s text:c="2"/>o t h e r <text:s text:c="2"/>P a r t y <text:s text:c="2"/>i n t h e <text:s text:c="2"/>m a n n e r <text:s text:c="2"/>r e f e r r e d <text:s text:c="2"/>t o <text:s text:c="2"/>i n <text:s text:c="2"/>c l a u s e 4 0 . 3 . <text:s text:c="2"/>P r o v i d e d <text:s text:c="2"/>t h e <text:s text:c="2"/>r e l e v a n t c o m m u n i c a t i o n <text:s text:c="2"/>i s <text:s text:c="2"/>n o t <text:s text:c="2"/>r e t u r n e d <text:s text:c="2"/>a s u n d e l i v e r e d , <text:s text:c="2"/>t h e <text:s text:c="2"/>n o t i c e <text:s text:c="2"/>o r c o m m u n i c a t i o n <text:s text:c="2"/>s h a l l <text:s text:c="2"/>b e <text:s text:c="2"/>d e e m e d t o <text:s text:c="2"/>h a v e <text:s text:c="2"/>b e e n <text:s text:c="2"/>g i v e n <text:s text:c="2"/>t w o <text:s text:c="2"/>( 2 ) W o r k i n g <text:s text:c="2"/>D a y s <text:s text:c="2"/>a f t e r <text:s text:c="2"/>t h e <text:s text:c="2"/>d a y <text:s text:c="2"/>o n w h i c h <text:s text:c="2"/>t h e <text:s text:c="2"/>l e t t e r <text:s text:c="2"/>w a s <text:s text:c="2"/>p o s t e d , <text:s text:c="2"/>o r f o u r <text:s text:c="2"/>( 4 ) <text:s text:c="2"/>h o u r s , <text:s text:c="2"/>i n <text:s text:c="2"/>t h e <text:s text:c="2"/>c a s e <text:s text:c="2"/>o f e l e c t r o n i c <text:s text:c="2"/>m a i l <text:s text:c="2"/>o r <text:s text:c="2"/>s o o n e r <text:s text:c="2"/>w h e r e t h e <text:s text:c="2"/>o t h e r <text:s text:c="2"/>P a r t y <text:s text:c="2"/>a c k n o w l e d g e s r e c e i p t <text:s text:c="2"/>o f <text:s text:c="2"/>s u c h <text:s text:c="2"/>l e t t e r s , <text:s text:c="2"/>f a c s i m i l e t r a n s m i s s i o n <text:s text:c="2"/>o r <text:s text:c="2"/>i t e m <text:s text:c="2"/>o f <text:s text:c="2"/>e l e c t r o n i c m a i l .</text:p>
          </table:table-cell>
          <table:table-cell office:value-type="string" calcext:value-type="string">
            <text:p>H e a l e s <text:s text:c="2"/>M e d i c a l <text:s text:c="2"/>A g r e e m e n t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D u e <text:s text:c="2"/>t o <text:s text:c="2"/>t h e <text:s text:c="2"/>d e l a y s <text:s text:c="2"/>e x p e r i e n c e d <text:s text:c="2"/>b y <text:s text:c="2"/>R o y a l <text:s text:c="2"/>M a i l a n d <text:s text:c="2"/>o t h e r <text:s text:c="2"/>c o u r i e r s <text:s text:c="2"/>d u e <text:s text:c="2"/>t o <text:s text:c="2"/>t h e <text:s text:c="2"/>C O V I D - 1 9 p a n d e m i c , <text:s text:c="2"/>p l e a s e <text:s text:c="2"/>a l l o w <text:s text:c="2"/>3 <text:s text:c="2"/>w o r k i n g <text:s text:c="2"/>d a y s <text:s text:c="2"/>f o r p o s t a l <text:s text:c="2"/>n o t i c e s <text:s text:c="2"/>t o <text:s text:c="2"/>b e <text:s text:c="2"/>d e e m e d <text:s text:c="2"/>r e c e i v e d . P l e a s e <text:s text:c="2"/>c h a n g e <text:s text:c="2"/>t o : 4 0 . 2 <text:s text:c="4"/>A n y <text:s text:c="2"/>n o t i c e <text:s text:c="2"/>o r <text:s text:c="2"/>o t h e r <text:s text:c="2"/>c o m m u n i c a t i o n <text:s text:c="2"/>w h i c h i s <text:s text:c="2"/>t o <text:s text:c="2"/>b e <text:s text:c="2"/>g i v e n <text:s text:c="2"/>b y <text:s text:c="2"/>e i t h e r <text:s text:c="2"/>P a r t y <text:s text:c="2"/>t o <text:s text:c="2"/>t h e <text:s text:c="2"/>o t h e r <text:s text:c="2"/>s h a l l b e <text:s text:c="2"/>g i v e n <text:s text:c="2"/>b y <text:s text:c="2"/>l e t t e r <text:s text:c="2"/>( s e n t <text:s text:c="2"/>b y <text:s text:c="2"/>h a n d , <text:s text:c="2"/>p o s t , <text:s text:c="2"/>r e g i s t e r e d p o s t <text:s text:c="2"/>o r <text:s text:c="2"/>b y <text:s text:c="2"/>t h e <text:s text:c="2"/>r e c o r d e d <text:s text:c="2"/>d e l i v e r y <text:s text:c="2"/>s e r v i c e ) , <text:s text:c="2"/>o r <text:s text:c="2"/>b y e l e c t r o n i c <text:s text:c="2"/>m a i l <text:s text:c="2"/>( c o n f i r m e d <text:s text:c="2"/>b y <text:s text:c="2"/>l e t t e r ) . <text:s text:c="2"/>S u c h <text:s text:c="2"/>l e t t e r s s h a l l <text:s text:c="2"/>b e <text:s text:c="2"/>a d d r e s s e d <text:s text:c="2"/>t o <text:s text:c="2"/>t h e <text:s text:c="2"/>o t h e r <text:s text:c="2"/>P a r t y <text:s text:c="2"/>i n <text:s text:c="2"/>t h e m a n n e r <text:s text:c="2"/>r e f e r r e d <text:s text:c="2"/>t o <text:s text:c="2"/>i n <text:s text:c="2"/>c l a u s e <text:s text:c="2"/>4 0 . 3 . <text:s text:c="2"/>P r o v i d e d <text:s text:c="2"/>t h e r e l e v a n t <text:s text:c="2"/>c o m m u n i c a t i o n <text:s text:c="2"/>i s <text:s text:c="2"/>n o t <text:s text:c="2"/>r e t u r n e d <text:s text:c="2"/>a s u n d e l i v e r e d , <text:s text:c="2"/>t h e <text:s text:c="2"/>n o t i c e <text:s text:c="2"/>o r <text:s text:c="2"/>c o m m u n i c a t i o n <text:s text:c="2"/>s h a l l b e <text:s text:c="2"/>d e e m e d <text:s text:c="2"/>t o <text:s text:c="2"/>h a v e <text:s text:c="2"/>b e e n <text:s text:c="2"/>g i v e n <text:s text:c="2"/>t h r e e <text:s text:c="2"/>( 3 ) W o r k i n g <text:s text:c="2"/>D a y s <text:s text:c="2"/>a f t e r <text:s text:c="2"/>t h e <text:s text:c="2"/>d a y <text:s text:c="2"/>o n <text:s text:c="2"/>w h i c h <text:s text:c="2"/>t h e <text:s text:c="2"/>l e t t e r w a s <text:s text:c="2"/>p o s t e d , <text:s text:c="2"/>o r <text:s text:c="2"/>f o u r <text:s text:c="2"/>( 4 ) <text:s text:c="2"/>h o u r s , <text:s text:c="2"/>i n <text:s text:c="2"/>t h e <text:s text:c="2"/>c a s e <text:s text:c="2"/>o f e l e c t r o n i c <text:s text:c="2"/>m a i l <text:s text:c="2"/>o r <text:s text:c="2"/>s o o n e r <text:s text:c="2"/>w h e r e <text:s text:c="2"/>t h e <text:s text:c="2"/>o t h e r <text:s text:c="2"/>P a r t y a c k n o w l e d g e s <text:s text:c="2"/>r e c e i p t <text:s text:c="2"/>o f <text:s text:c="2"/>s u c h <text:s text:c="2"/>l e t t e r s , <text:s text:c="2"/>f a c s i m i l e t r a n s m i s s i o n <text:s text:c="2"/>o r <text:s text:c="2"/>i t e m <text:s text:c="2"/>o f <text:s text:c="2"/>e l e c t r o n i c <text:s text:c="2"/>m a i l .</text:p>
          </table:table-cell>
          <table:table-cell table:number-columns-repeated="1022"/>
        </table:table-row>
        <table:table-row table:style-name="ro1">
          <table:table-cell office:value-type="string" calcext:value-type="string">
            <text:p>C a l l - O f f <text:s text:c="2"/>C l a u s e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e i t h e r p a r t y <text:s text:c="2"/>( i n c l u d i n g <text:s text:c="2"/>a n y <text:s text:c="2"/>s u m <text:s text:c="2"/>w h i c h <text:s text:c="2"/>t h e <text:s text:c="2"/>f i r s t <text:s text:c="2"/>p a r t y <text:s text:c="2"/>i s l i a b l e <text:s text:c="2"/>t o <text:s text:c="2"/>p a y <text:s text:c="2"/>t o <text:s text:c="2"/>t h e <text:s text:c="2"/>s e c o n d <text:s text:c="2"/>p a r t y <text:s text:c="2"/>i n <text:s text:c="2"/>r e s p e c t <text:s text:c="2"/>o f a n y <text:s text:c="2"/>b r e a c h <text:s text:c="2"/>o f <text:s text:c="2"/>t h e <text:s text:c="2"/>C o n t r a c t ) , <text:s text:c="2"/>t h e <text:s text:c="2"/>s e c o n d <text:s text:c="2"/>p a r t y m a y <text:s text:c="2"/>u n i l a t e r a l l y <text:s text:c="2"/>d e d u c t <text:s text:c="2"/>t h a t <text:s text:c="2"/>s u m <text:s text:c="2"/>f r o m <text:s text:c="2"/>a n y <text:s text:c="2"/>s u m t h e n <text:s text:c="2"/>d u e , <text:s text:c="2"/>o r <text:s text:c="2"/>w h i c h <text:s text:c="2"/>a t <text:s text:c="2"/>a n y <text:s text:c="2"/>l a t e r <text:s text:c="2"/>t i m e <text:s text:c="2"/>m a y <text:s text:c="2"/>b e c o m e d u e <text:s text:c="2"/>t o <text:s text:c="2"/>t h e <text:s text:c="2"/>f i r s t <text:s text:c="2"/>p a r t y <text:s text:c="2"/>u n d e r <text:s text:c="2"/>t h e <text:s text:c="2"/>C o n t r a c t <text:s text:c="2"/>o r <text:s text:c="2"/>u n d e r a n y <text:s text:c="2"/>o t h e r <text:s text:c="2"/>a g r e e m e n t <text:s text:c="2"/>o r <text:s text:c="2"/>c o n t r a c t <text:s text:c="2"/>w i t h <text:s text:c="2"/>t h e C u s t o m e r . . . . 1 1 . 3 . 3 <text:s text:c="2"/>N o t <text:s text:c="2"/>U s e d O R 1 1 . 3 . 1 <text:s text:c="2"/>T h e <text:s text:c="2"/>C u s t o m e r <text:s text:c="2"/>s h a l l <text:s text:c="2"/>m a k e <text:s text:c="2"/>a n y <text:s text:c="2"/>p a y m e n t s d u e <text:s text:c="2"/>t o <text:s text:c="2"/>t h e <text:s text:c="2"/>S e r v i c e <text:s text:c="2"/>P r o v i d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C u s t o m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S e r v i c e <text:s text:c="2"/>P r o v i d e r <text:s text:c="2"/>t o <text:s text:c="2"/>t h e <text:s text:c="2"/>C u s t o m e r . . . .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text:p>
          </table:table-cell>
          <table:table-cell table:number-columns-repeated="1022"/>
        </table:table-row>
        <table:table-row table:style-name="ro1">
          <table:table-cell office:value-type="string" calcext:value-type="string">
            <text:p>C a l l - O f f <text:s text:c="2"/>C l a u s e 4 . 1 . 4 <text:s text:c="4"/>T h e <text:s text:c="2"/>S e r v i c e <text:s text:c="2"/>P r o v i d e r <text:s text:c="2"/>a c c e p t s r e s p o n s i b i l i t y <text:s text:c="2"/>f o r <text:s text:c="2"/>a l l <text:s text:c="2"/>d a m a g e <text:s text:c="2"/>t o , <text:s text:c="2"/>s h o r t a g e <text:s text:c="2"/>o r <text:s text:c="2"/>l o s s o f <text:s text:c="2"/>t h e <text:s text:c="2"/>O r d e r e d <text:s text:c="2"/>G o o d s <text:s text:c="2"/>i f : 4 . 1 . 4 . 1 <text:s text:c="2"/>t h e <text:s text:c="2"/>s a m e <text:s text:c="2"/>i s <text:s text:c="2"/>n o t i f i e d <text:s text:c="2"/>i n <text:s text:c="2"/>w r i t i n g <text:s text:c="2"/>t o <text:s text:c="2"/>t h e S e r v i c e <text:s text:c="2"/>P r o v i d e r <text:s text:c="2"/>w i t h i n <text:s text:c="2"/>t h r e e <text:s text:c="2"/>( 3 ) <text:s text:c="2"/>W o r k i n g <text:s text:c="2"/>D a y s o f <text:s text:c="2"/>r e c e i p t <text:s text:c="2"/>o f <text:s text:c="2"/>t h e <text:s text:c="2"/>O r d e r e d <text:s text:c="2"/>G o o d s <text:s text:c="2"/>b y <text:s text:c="2"/>t h e C u s t o m e r ; <text:s text:c="2"/>a n d 4 . 1 . 4 . 2 <text:s text:c="2"/>t h e <text:s text:c="2"/>O r d e r e d <text:s text:c="2"/>G o o d s <text:s text:c="2"/>h a v e <text:s text:c="2"/>b e e n <text:s text:c="2"/>h a n d l e d b y <text:s text:c="2"/>t h e <text:s text:c="2"/>C u s t o m e r <text:s text:c="2"/>i n <text:s text:c="2"/>a c c o r d a n c e <text:s text:c="2"/>w i t h <text:s text:c="2"/>t h e <text:s text:c="2"/>S e r v i c e P r o v i d e r ’ s <text:s text:c="2"/>i n s t r u c t i o n s . 4 . 1 . 5 <text:s text:c="2"/>W h e r e <text:s text:c="2"/>t h e <text:s text:c="2"/>S e r v i c e <text:s text:c="2"/>P r o v i d e r <text:s text:c="2"/>a c c e p t s r e s p o n s i b i l i t y <text:s text:c="2"/>u n d e r <text:s text:c="2"/>c l a u s e <text:s text:c="2"/>4 . 1 . 4 <text:s text:c="2"/>i t <text:s text:c="2"/>s h a l l , <text:s text:c="2"/>a t <text:s text:c="2"/>i t s s o l e <text:s text:c="2"/>o p t i o n , <text:s text:c="2"/>r e p l a c e <text:s text:c="2"/>o r <text:s text:c="2"/>r e p a i r <text:s text:c="2"/>t h e <text:s text:c="2"/>O r d e r e d G o o d s <text:s text:c="2"/>( o r <text:s text:c="2"/>p a r t <text:s text:c="2"/>t h e r e o f ) <text:s text:c="2"/>w h i c h <text:s text:c="2"/>h a v e <text:s text:c="2"/>b e e n p r o v e n , <text:s text:c="2"/>t o <text:s text:c="2"/>t h e <text:s text:c="2"/>S e r v i c e <text:s text:c="2"/>P r o v i d e r ’ s <text:s text:c="2"/>r e a s o n a b l e s a t i s f a c t i o n , <text:s text:c="2"/>t o <text:s text:c="2"/>h a v e <text:s text:c="2"/>b e e n <text:s text:c="2"/>l o s t <text:s text:c="2"/>o r <text:s text:c="2"/>d a m a g e d <text:s text:c="2"/>i n t r a n s i t .</text:p>
          </table:table-cell>
          <table:table-cell office:value-type="string" calcext:value-type="string">
            <text:p>H e a l e s <text:s text:c="2"/>M e d i c a l <text:s text:c="2"/>A g r e e m e n t W e <text:s text:c="2"/>w o u l d <text:s text:c="2"/>b e <text:s text:c="2"/>p r o v i d i n g <text:s text:c="2"/>s e r v i c e s , <text:s text:c="2"/>n o t <text:s text:c="2"/>g o o d s , t h e s e <text:s text:c="2"/>c l a u s e s <text:s text:c="2"/>a r e <text:s text:c="2"/>n o t <text:s text:c="2"/>r e l e v a n t . P l e a s e <text:s text:c="2"/>c h a n g e <text:s text:c="2"/>t o 4 . 1 . 4 <text:s text:c="2"/>N o t <text:s text:c="2"/>U s e d 4 . 1 . 5 <text:s text:c="2"/>N o t <text:s text:c="2"/>U s e d .</text:p>
          </table:table-cell>
          <table:table-cell table:number-columns-repeated="1022"/>
        </table:table-row>
        <table:table-row table:style-name="ro1">
          <table:table-cell office:value-type="string" calcext:value-type="string">
            <text:p>C a l l - O f f <text:s text:c="2"/>C l a u s e 9 . <text:s text:c="2"/>S E R V I C E <text:s text:c="2"/>L E V E L S <text:s text:c="2"/>A N D <text:s text:c="2"/>R E M E D I E S <text:s text:c="2"/>I N <text:s text:c="2"/>T H E E V E N T <text:s text:c="2"/>O F <text:s text:c="2"/>I N A D E Q U A T E <text:s text:c="2"/>P E R F O R M A N C E O F <text:s text:c="2"/>T H E <text:s text:c="2"/>S E R V I C E S A n d S c h e d u l e <text:s text:c="2"/>2 <text:s text:c="2"/>– <text:s text:c="2"/>2 . 3 , <text:s text:c="2"/>2 . 4 , <text:s text:c="2"/>2 . 5</text:p>
          </table:table-cell>
          <table:table-cell office:value-type="string" calcext:value-type="string">
            <text:p>H e a l e s <text:s text:c="2"/>M e d i c a l <text:s text:c="2"/>A g r e e m e n t w i t h <text:s text:c="2"/>t h e <text:s text:c="2"/>s u p p o r t <text:s text:c="2"/>o f <text:s text:c="2"/>t h e <text:s text:c="2"/>O c c u p a t i o n a l <text:s text:c="2"/>H e a l t h s e r v i c e . P l e a s e <text:s text:c="2"/>c h a n g e <text:s text:c="2"/>t o : 4 . 5 . 3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C u s t o m e r <text:s text:c="2"/>a n d <text:s text:c="2"/>S e r v i c e <text:s text:c="2"/>P r o v i d e r <text:s text:c="2"/>w i l l <text:s text:c="2"/>d i s c u s s <text:s text:c="2"/>a n d a g r e e <text:s text:c="2"/>a <text:s text:c="2"/>r e s o l u t i o n . <text:s text:c="2"/>W h e r e <text:s text:c="2"/>a <text:s text:c="2"/>r e s o l u t i o n <text:s text:c="2"/>c a n n o t <text:s text:c="2"/>b e f o u n d , <text:s text:c="2"/>t h e <text:s text:c="2"/>p a r t i e s <text:s text:c="2"/>w i l l <text:s text:c="2"/>e n t e r <text:s text:c="2"/>i n t o <text:s text:c="2"/>D i s p u t e R e s o l u t i o n <text:s text:c="2"/>P r o c e e d i n g s . <text:s text:c="2"/>I f <text:s text:c="2"/>t h e <text:s text:c="2"/>C u s t o m e r <text:s text:c="2"/>i s <text:s text:c="2"/>s t i l l u n s a t i s f i e d <text:s text:c="2"/>f o l l o w i n g <text:s text:c="2"/>D i s p u t e <text:s text:c="2"/>R e s o l u t i o n P r o c e e d i n g s <text:s text:c="2"/>i t <text:s text:c="2"/>m a y <text:s text:c="2"/>r e l e a s e <text:s text:c="2"/>i t s e l f <text:s text:c="2"/>f r o m <text:s text:c="2"/>a n y o b l i g a t i o n <text:s text:c="2"/>t o <text:s text:c="2"/>t e r m i n a t e <text:s text:c="2"/>t h e <text:s text:c="2"/>C o n t r a c t <text:s text:c="2"/>w i t h o u t p r e j u d i c e <text:s text:c="2"/>t o <text:s text:c="2"/>a n y <text:s text:c="2"/>o t h e r <text:s text:c="2"/>r i g h t s <text:s text:c="2"/>a n d <text:s text:c="2"/>r e m e d i e s <text:s text:c="2"/>o f <text:s text:c="2"/>t h e C u s t o m e r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G o o d s <text:s text:c="2"/>a n d / o r S e r v i c e s <text:s text:c="2"/>b y <text:s text:c="2"/>t h e <text:s text:c="2"/>C u s t o m e r <text:s text:c="2"/>o r <text:s text:c="2"/>a <text:s text:c="2"/>t h i r d <text:s text:c="2"/>p a r t y <text:s text:c="2"/>t o <text:s text:c="2"/>t h e e x t e n t <text:s text:c="2"/>t h a t <text:s text:c="2"/>s u c h <text:s text:c="2"/>c o s t s <text:s text:c="2"/>e x c e e d <text:s text:c="2"/>t h e <text:s text:c="2"/>p a y m e n t w h i c h <text:s text:c="2"/>w o u l d <text:s text:c="2"/>o t h e r w i s e <text:s text:c="2"/>h a v e <text:s text:c="2"/>b e e n <text:s text:c="2"/>p a y a b l e <text:s text:c="2"/>t o t h e <text:s text:c="2"/>S e r v i c e <text:s text:c="2"/>P r o v i d e r <text:s text:c="2"/>f o r <text:s text:c="2"/>s u c h <text:s text:c="2"/>p a r t <text:s text:c="2"/>o f <text:s text:c="2"/>t h e <text:s text:c="2"/>G o o d s a n d / o r <text:s text:c="2"/>S e r v i c e s <text:s text:c="2"/>a n d <text:s text:c="2"/>p r o v i d e d <text:s text:c="2"/>t h a t <text:s text:c="2"/>t h e <text:s text:c="2"/>C u s t o m e r u s e s <text:s text:c="2"/>i t s <text:s text:c="2"/>r e a s o n a b l e <text:s text:c="2"/>e n d e a v o u r s <text:s text:c="2"/>t o <text:s text:c="2"/>m i t i g a t e <text:s text:c="2"/>a n y a d d i t i o n a l <text:s text:c="2"/>e x p e n d i t u r e <text:s text:c="2"/>i n <text:s text:c="2"/>o b t a i n i n g <text:s text:c="2"/>r e p l a c e m e n t G o o d s <text:s text:c="2"/>a n d / o r <text:s text:c="2"/>S e r v i c e s .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text:p>
          </table:table-cell>
          <table:table-cell office:value-type="string" calcext:value-type="string">
            <text:p>H e a l e s <text:s text:c="2"/>M e d i c a l <text:s text:c="2"/>A g r e e m e n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P l e a s e <text:s text:c="2"/>s t a t e <text:s text:c="2"/>s e c t i o n <text:s text:c="2"/>9 <text:s text:c="2"/>a s <text:s text:c="2"/>– <text:s text:c="2"/>N o t <text:s text:c="2"/>U s e d A n d <text:s text:c="2"/>a d d <text:s text:c="2"/>t o <text:s text:c="2"/>S c h e d u l e <text:s text:c="2"/>2 “ D e l a y <text:s text:c="2"/>p a y m e n t s <text:s text:c="2"/>w i l l <text:s text:c="2"/>n o t <text:s text:c="2"/>b e <text:s text:c="2"/>u s e d <text:s text:c="2"/>i n <text:s text:c="2"/>t h i s c o n t r a c t ” . W e <text:s text:c="2"/>n o t e <text:s text:c="2"/>t h a t <text:s text:c="2"/>S c h e d u l e <text:s text:c="2"/>1 <text:s text:c="2"/>d o e s <text:s text:c="2"/>n o t <text:s text:c="2"/>s t a t e <text:s text:c="2"/>S e r v i c e C r e d i t s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c h a n g e <text:s text:c="2"/>t o : 9 . 3 . 8 <text:s text:c="2"/>n o t <text:s text:c="2"/>p a y <text:s text:c="2"/>f o r <text:s text:c="2"/>a n y <text:s text:c="2"/>u n d e l i v e r e d <text:s text:c="2"/>s e r v i c e s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ext:s text:c="2"/>t e r m s 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a m e n d <text:s text:c="2"/>t o :</text:p>
          </table:table-cell>
          <table:table-cell table:number-columns-repeated="1022"/>
        </table:table-row>
        <table:table-row table:style-name="ro1">
          <table:table-cell office:value-type="string" calcext:value-type="string">
            <text:p>C l a u s e 9 . 9 <text:s text:c="14"/>C o m m e r c i a l <text:s text:c="2"/>v e h i c l e s <text:s text:c="2"/>s h a l l <text:s text:c="2"/>n o t <text:s text:c="2"/>e n t e r o r <text:s text:c="2"/>l e a v e <text:s text:c="2"/>s c h o o l <text:s text:c="2"/>p r e m i s e s <text:s text:c="2"/>o f <text:s text:c="2"/>t h e <text:s text:c="2"/>A u t h o r i t y d u r i n g <text:s text:c="2"/>m o r n i n g , <text:s text:c="2"/>m i d d a y <text:s text:c="2"/>a n d <text:s text:c="2"/>a f t e r n o o n b r e a k s . . 1 0 <text:s text:c="12"/>C o m m e r c i a l <text:s text:c="2"/>v e h i c l e s <text:s text:c="2"/>v i s i t i n g <text:s text:c="2"/>t h e A u t h o r i t y ' s <text:s text:c="2"/>p r e m i s e s <text:s text:c="2"/>s h a l l <text:s text:c="2"/>b e <text:s text:c="2"/>f i t t e d <text:s text:c="2"/>w i t h a u d i b l e <text:s text:c="2"/>r e v e r s i n g <text:s text:c="2"/>a l a r m s . 9 . 1 1 <text:s text:c="10"/>T i m e <text:s text:c="2"/>s h a l l <text:s text:c="2"/>b e <text:s text:c="2"/>o f <text:s text:c="2"/>t h e <text:s text:c="2"/>e s s e n c e <text:s text:c="2"/>f o r <text:s text:c="2"/>t h e s u p p l y <text:s text:c="2"/>o r <text:s text:c="2"/>p e r f o r m a n c e <text:s text:c="2"/>o f <text:s text:c="2"/>t h e <text:s text:c="2"/>S e r v i c e <text:s text:c="2"/>i n a c c o r d a n c e <text:s text:c="2"/>w i t h <text:s text:c="2"/>t h e <text:s text:c="2"/>d a t e <text:s text:c="2"/>a n d <text:s text:c="2"/>t i m e <text:s text:c="2"/>a s s p e c i f i e d <text:s text:c="2"/>i n <text:s text:c="2"/>t h e <text:s text:c="2"/>C o n t r a c t <text:s text:c="2"/>o r <text:s text:c="2"/>a n <text:s text:c="2"/>O r d e r . <text:s text:c="4"/>T h e A u t h o r i t y <text:s text:c="2"/>s h a l l <text:s text:c="2"/>b e <text:s text:c="2"/>u n d e r <text:s text:c="2"/>n o <text:s text:c="2"/>o b l i g a t i o n <text:s text:c="2"/>t o a c c e p t <text:s text:c="2"/>o r <text:s text:c="2"/>p a y <text:s text:c="2"/>f o r <text:s text:c="2"/>a n y <text:s text:c="2"/>S e r v i c e <text:s text:c="2"/>p r o v i d e d e a r l i e r <text:s text:c="2"/>t h a n <text:s text:c="2"/>a s <text:s text:c="2"/>s t a t e d <text:s text:c="2"/>i n <text:s text:c="2"/>t h e <text:s text:c="2"/>C o n t r a c t <text:s text:c="2"/>o r <text:s text:c="2"/>a n O r d e r <text:s text:c="2"/>( a s <text:s text:c="2"/>t h e <text:s text:c="2"/>c a s e <text:s text:c="2"/>m a y b e ) <text:s text:c="2"/>u n l e s s <text:s text:c="2"/>a g r e e d i n <text:s text:c="2"/>w r i t i n g <text:s text:c="2"/>b y <text:s text:c="2"/>t h e <text:s text:c="2"/>A u t h o r i t y <text:s text:c="2"/>i n <text:s text:c="2"/>a d v a n c e . 1 0 <text:s text:c="4"/>C O N T R A C T O R ’ S <text:s text:c="2"/>D E F A U L T h o u l d <text:s text:c="2"/>t h e <text:s text:c="2"/>C o n t r a c t o r <text:s text:c="2"/>n o t <text:s text:c="2"/>c o m p l e t e <text:s text:c="2"/>a n y p a r t <text:s text:c="2"/>o f <text:s text:c="2"/>t h e <text:s text:c="2"/>S e r v i c e <text:s text:c="2"/>i n <text:s text:c="2"/>a c c o r d a n c e <text:s text:c="2"/>w i t h <text:s text:c="2"/>t h e C o n t r a c t <text:s text:c="2"/>t o <text:s text:c="2"/>t h e <text:s text:c="2"/>A u t h o r i t y ’ s <text:s text:c="2"/>s a t i s f a c t i o n , <text:s text:c="2"/>t h e A u t h o r i t y <text:s text:c="2"/>s h a l l <text:s text:c="2"/>b e <text:s text:c="2"/>e n t i t l e d <text:s text:c="2"/>t o <text:s text:c="2"/>w i t h h o l d p a y m e n t <text:s text:c="2"/>o f <text:s text:c="2"/>t h e <text:s text:c="2"/>P r i c e <text:s text:c="2"/>i n <text:s text:c="2"/>r e s p e c t <text:s text:c="2"/>o f <text:s text:c="2"/>O r d e r s p l a c e d <text:s text:c="2"/>u n t i l <text:s text:c="2"/>a p p r o v e d <text:s text:c="2"/>s t e p s <text:s text:c="2"/>h a v e <text:s text:c="2"/>b e e n t a k e n <text:s text:c="2"/>b y <text:s text:c="2"/>t h e <text:s text:c="2"/>C o n t r a c t o r <text:s text:c="2"/>t o <text:s text:c="2"/>r e c t i f y <text:s text:c="2"/>s u c h <text:s text:c="2"/>n o n - p e r f o r m a n c e <text:s text:c="2"/>t o <text:s text:c="2"/>t h e <text:s text:c="2"/>A u t h o r i t y ’ s <text:s text:c="2"/>s a t i s f a c t i o n . 1 1 . 1 <text:s text:c="2"/>T h e <text:s text:c="2"/>A u t h o r i t y <text:s text:c="2"/>m a y <text:s text:c="2"/>t e r m i n a t e <text:s text:c="2"/>a n y <text:s text:c="2"/>O r d e r o r <text:s text:c="2"/>p a r t <text:s text:c="2"/>o f <text:s text:c="2"/>a n <text:s text:c="2"/>O r d e r <text:s text:c="2"/>a t <text:s text:c="2"/>a n y <text:s text:c="2"/>t i m e <text:s text:c="2"/>b y <text:s text:c="2"/>g i v i n g r e a s o n a b l e <text:s text:c="2"/>a d v a n c e <text:s text:c="2"/>w r i t t e n <text:s text:c="2"/>n o t i c e <text:s text:c="2"/>t o <text:s text:c="2"/>t h e C o n t r a c t o r . <text:s text:c="4"/>O n <text:s text:c="2"/>r e c e i p t <text:s text:c="2"/>o f <text:s text:c="2"/>s u c h <text:s text:c="2"/>a <text:s text:c="2"/>n o t i c e f r o m <text:s text:c="2"/>t h e <text:s text:c="2"/>A u t h o r i t y , <text:s text:c="2"/>t h e <text:s text:c="2"/>C o n t r a c t o r <text:s text:c="2"/>s h a l l c e a s e <text:s text:c="2"/>a l l <text:s text:c="2"/>p r e p a r a t i o n s <text:s text:c="2"/>o r <text:s text:c="2"/>w o r k <text:s text:c="2"/>i n <text:s text:c="2"/>r e s p e c t <text:s text:c="2"/>o f t h e <text:s text:c="2"/>O r d e r . <text:s text:c="4"/>I n <text:s text:c="2"/>f u l l <text:s text:c="2"/>s e t t l e m e n t <text:s text:c="2"/>b u t <text:s text:c="2"/>s t r i c t l y s u b j e c t <text:s text:c="2"/>t o <text:s text:c="2"/>C o n d i t i o n s <text:s text:c="2"/>1 0 , <text:s text:c="2"/>1 2 <text:s text:c="2"/>a n d <text:s text:c="2"/>1 5 <text:s text:c="2"/>t h e A u t h o r i t y <text:s text:c="2"/>s h a l l <text:s text:c="2"/>p a y <text:s text:c="2"/>t h e <text:s text:c="2"/>C o n t r a c t o r <text:s text:c="2"/>a</text:p>
          </table:table-cell>
          <table:table-cell office:value-type="string" calcext:value-type="string">
            <text:p>H e a l e s   M e d i c a l   R e s p o n s e A g r e e m e n t ; W e   d o   n o t   u t i l i s e   c o m m e r c i a l   v e h i c l e s   i n   t h e   d e l i v e r y   o f t h e   O c c u p a t i o n a l   h e a l t h   S e r v i c e ,   a n d   a r e   u n l i k e l y   t o   v i s i t S c h o o l   s i t e s . T h e s e   c l a u s e s   a r e   n o t   r e l e v a n t . P l e a s e   r e m o v e   t h e s e   c l a u s e s . S L A s   a r e   u s u a l l y   s t a t e d   a s   “ w i t h i n   X   w o r k i n g   d a y s . ” W e   w o u l d   e x p e c t   t h e   A u t h o r i t y   t o   p a y   f o r   a l l   s e r v i c e s o r d e r e d   a n d   d e l i v e r e d . P l e a s e   c h a n g e   t o : 9 . 1 1           T i m e   s h a l l   b e   o f   t h e   e s s e n c e   f o r   t h e   s u p p l y   o r p e r f o r m a n c e   o f   t h e   S e r v i c e   i n   a c c o r d a n c e   w i t h   t h e   d a t e a n d   t i m e   a s   s p e c i f i e d   i n   t h e   C o n t r a c t   o r   a n   O r d e r .     T h e A u t h o r i t y   s h a l l   a c c e p t   a n d   p a y   f o r   a l l   s e r v i c e s   d e l i v e r e d . R e a s o n s   f o r   w i t h h o l d i n g   o f   p a y m e n t   m u s t   b e   p r o v i d e d   i n w r i t i n g   a n d   a g r e e d   b y   t h e   P r o v i d e r .   I f   t h e   P r o v i d e r   d o   n o t a g r e e   t h e   r e a s o n ,   a n d   c a n   p r o v i d e   e v i d e n c e   o f c o m p l i a n c e ,   p a y m e n t   w i l l   b e   d u e   i n   f u l l   i n   a c c o r d a n c e w i t h   s t a n d a r d   p a y m e n t   t e r m s . P l e a s e   c h a n g e   t o : 1 0     C O N T R A C T O R ’ S   D E F A U L T S h o u l d   t h e   C o n t r a c t o r   n o t   c o m p l e t e   a n y   p a r t   o f   t h e S e r v i c e   i n   a c c o r d a n c e   w i t h   t h e   C o n t r a c t   t o   t h e   A u t h o r i t y ’ s s a t i s f a c t i o n ,   a n d   t h e   A u t h o r i t y   p r o v i d e s   r e a s o n s   f o r d i s s a t i s f a c t i o n   i n   w r i t i n g ,   t h e   P r o v i d e r   w i l l   i n v e s t i g a t e s u c h   c o n c e r n s   a n d   t h e   A u t h o r i t y   s h a l l   b e   e n t i t l e d   t o w i t h h o l d   p a y m e n t   o f   t h e   P r i c e   i n   r e s p e c t   o f   O r d e r s p l a c e d   u n t i l   a p p r o v e d   s t e p s   h a v e   b e e n   t a k e n   b y   t h e C o n t r a c t o r   t o   r e c t i f y   s u c h   n o n - p e r f o r m a n c e   t o   t h e A u t h o r i t y ’ s   s a t i s f a c t i o n .   I n   t h e   e v e n t   t h a t   t h e   C o n t r a c t o r d o e s   n o t   a g r e e   w i t h   r e a s o n s   p r o v i d e d ,   a n d   p r o v i d e s e v i d e n c e   o f   c o m p l i a n c e ,   t h e   A u t h o r i t y   w i l l   p a y   a l l   c h a r g e s i n   f u l l   i n   a c c o r d a n c e   w i t h   t h e   n o r m a l   p a y m e n t   t e r m s .   I f t h i s   i s   n o t   a g r e e d   b y   t h e   A u t h o r i t y ,   t h e   m a t t e r   w i l l   b e r e f e r r e d   t o   D i s p u t e   R e s o l u t i o n   P r o c e e d i n g s . T h e   t e r m   “ O r d e r ”   h e r e   i s   t o o   b r o a d ,   a n d   i n c o m p a t i b l e w i t h   a n   O c c u p a t i o n a l   H e a l t h   s e r v i c e .   O c c u p a t i o n a l H e a l t h   s e r v i c e s   c a n n o t   w o r k   t h i s   w a y ,   a s   t i m e   i s   o f   t h e e s s e n c e   i n   d e l i v e r y . W o r k   b e g i n s   o n   t h e   o r d e r   i m m e d i a t e l y   u p o n   p l a c e m e n t   o f t h e   o r d e r . 9 </text:p>
            <text:p>     S </text:p>
            <text:p> F o r   e x a m p l e ,   t h e   A u t h o r i t y   c a n n o t   t e r m i n a t e   a n   o r d e r   f o r</text:p>
          </table:table-cell>
          <table:table-cell table:number-columns-repeated="1022"/>
        </table:table-row>
        <table:table-row table:style-name="ro1">
          <table:table-cell office:value-type="string" calcext:value-type="string">
            <text:p>N O R T H <text:s text:c="2"/>T Y N E S I D E <text:s text:c="2"/>C O U N C I L G E N E R A L <text:s text:c="2"/>C O N D I T I O N S <text:s text:c="2"/>O F <text:s text:c="2"/>C O N T R A C T <text:s text:c="2"/>F O R <text:s text:c="2"/>T H E <text:s text:c="2"/>S U P P L Y <text:s text:c="2"/>O F <text:s text:c="2"/>S E R V I C E S 4 . 3 <text:s text:c="4"/>N o t w i t h s t a n d i n g <text:s text:c="2"/>a n y <text:s text:c="2"/>i n f o r m a t i o n <text:s text:c="2"/>i n r e g a r d <text:s text:c="2"/>t o <text:s text:c="2"/>e s t i m a t e d <text:s text:c="2"/>v a l u e <text:s text:c="2"/>a n d / o r <text:s text:c="2"/>v o l u m e <text:s text:c="2"/>o f s e r v i c e / w o r k <text:s text:c="2"/>s e t <text:s text:c="2"/>o u t <text:s text:c="2"/>i n <text:s text:c="2"/>t h e <text:s text:c="2"/>S p e c i f i c a t i o n <text:s text:c="2"/>o r o t h e r w i s e <text:s text:c="2"/>t h e <text:s text:c="2"/>A u t h o r i t y <text:s text:c="2"/>g i v e s <text:s text:c="2"/>n o r e p r e s e n t a t i o n <text:s text:c="2"/>o r <text:s text:c="2"/>g u a r a n t e e <text:s text:c="2"/>w h a t s o e v e r <text:s text:c="2"/>a s t o <text:s text:c="2"/>w h e t h e r <text:s text:c="2"/>a n y <text:s text:c="2"/>O r d e r <text:s text:c="2"/>w i l l <text:s text:c="2"/>b e <text:s text:c="2"/>p l a c e d <text:s text:c="2"/>d u r i n g t h e <text:s text:c="2"/>C o n t r a c t <text:s text:c="2"/>P e r i o d <text:s text:c="2"/>o r <text:s text:c="2"/>u n d e r <text:s text:c="2"/>t h e <text:s text:c="2"/>C o n t r a c t . 4 . 4 <text:s text:c="2"/>T h e <text:s text:c="2"/>A u t h o r i t y <text:s text:c="2"/>d o e s <text:s text:c="2"/>n o t <text:s text:c="2"/>a c c e p t <text:s text:c="2"/>l i a b i l i t y w h a t s o e v e r <text:s text:c="2"/>a s <text:s text:c="2"/>t o <text:s text:c="2"/>t h e <text:s text:c="2"/>a c t u a l <text:s text:c="2"/>v a l u e <text:s text:c="2"/>o r n u m b e r <text:s text:c="2"/>o f <text:s text:c="2"/>O r d e r s <text:s text:c="2"/>w h i c h <text:s text:c="2"/>m a y <text:s text:c="2"/>b e <text:s text:c="2"/>p l a c e d w i t h <text:s text:c="2"/>t h e <text:s text:c="2"/>C o n t r a c t o r <text:s text:c="2"/>s a v e <text:s text:c="2"/>a n d <text:s text:c="2"/>e x c e p t <text:s text:c="2"/>a n y l i a b i l i t y <text:s text:c="2"/>a r i s i n g <text:s text:c="2"/>f r o m <text:s text:c="2"/>a n y <text:s text:c="2"/>f r a u d u l e n t <text:s text:c="2"/>a c t <text:s text:c="2"/>o f a n y <text:s text:c="2"/>e m p l o y e e s <text:s text:c="2"/>o f <text:s text:c="2"/>t h e <text:s text:c="2"/>A u t h o r i t y .</text:p>
          </table:table-cell>
          <table:table-cell office:value-type="string" calcext:value-type="string">
            <text:p>b e t w e e n <text:s text:c="2"/>t h e <text:s text:c="2"/>C o n t r a c t <text:s text:c="2"/>D o c u m e n t s , <text:s text:c="2"/>t h e <text:s text:c="2"/>c o n f l i c t <text:s text:c="2"/>s h a l l <text:s text:c="2"/>b e r e s o l v e d <text:s text:c="2"/>i n <text:s text:c="2"/>a c c o r d a n c e <text:s text:c="2"/>w i t h <text:s text:c="2"/>t h e <text:s text:c="2"/>a b o v e <text:s text:c="2"/>o r d e r <text:s text:c="2"/>o f p r e c e d e n c e . P l e a s e <text:s text:c="2"/>n o t e , <text:s text:c="2"/>p r i c i n g <text:s text:c="2"/>i s <text:s text:c="2"/>p r o v i d e d <text:s text:c="2"/>i n <text:s text:c="2"/>g o o d <text:s text:c="2"/>f a i t h , <text:s text:c="2"/>a n d <text:s text:c="2"/>t h e c o n t r a c t <text:s text:c="2"/>p r i c e <text:s text:c="2"/>w i l l <text:s text:c="2"/>a p p l y <text:s text:c="2"/>w h e t h e r <text:s text:c="2"/>a n y <text:s text:c="2"/>o r d e r <text:s text:c="2"/>i s <text:s text:c="2"/>p l a c e d <text:s text:c="2"/>o r n o t . <text:s text:c="2"/>I m p l e m e n t i n g <text:s text:c="2"/>a n d <text:s text:c="2"/>m o n i t o r i n g <text:s text:c="2"/>a <text:s text:c="2"/>c o n t r a c t <text:s text:c="2"/>i s <text:s text:c="2"/>a <text:s text:c="2"/>l a b o u r i n t e n s i v e <text:s text:c="2"/>p r o c e s s <text:s text:c="2"/>a n d <text:s text:c="2"/>i s <text:s text:c="2"/>c h a r g e a b l e <text:s text:c="2"/>r e g a r d l e s s <text:s text:c="2"/>o f w h e t h e r <text:s text:c="2"/>o r d e r s <text:s text:c="2"/>a r e <text:s text:c="2"/>p l a c e d . <text:s text:c="2"/>P r i c i n g <text:s text:c="2"/>c a n <text:s text:c="2"/>b e <text:s text:c="2"/>r e v i e w e d <text:s text:c="2"/>a t a n y <text:s text:c="2"/>t i m e <text:s text:c="2"/>i n <text:s text:c="2"/>l i n e <text:s text:c="2"/>w i t h <text:s text:c="2"/>a c t u a l <text:s text:c="2"/>u s a g e . <text:s text:c="2"/>T h e <text:s text:c="2"/>A u t h o r i t y <text:s text:c="2"/>w i l l <text:s text:c="2"/>b e p r o v i d e d <text:s text:c="2"/>m o n t h l y <text:s text:c="2"/>m a n a g e m e n t <text:s text:c="2"/>i n f o r m a t i o n <text:s text:c="2"/>t o <text:s text:c="2"/>t r a c k <text:s text:c="2"/>t h e i r u s a g e <text:s text:c="2"/>a n d <text:s text:c="2"/>s p e n d . <text:s text:c="2"/>P l e a s e <text:s text:c="2"/>n o t e <text:s text:c="2"/>t h a t <text:s text:c="2"/>t h e <text:s text:c="2"/>A u t h o r i t y <text:s text:c="2"/>i s <text:s text:c="2"/>n o t e n t i t l e d <text:s text:c="2"/>t o <text:s text:c="2"/>a n y <text:s text:c="2"/>r e f u n d s <text:s text:c="2"/>f o r <text:s text:c="2"/>n o t <text:s text:c="2"/>p l a c i n g <text:s text:c="2"/>a n y <text:s text:c="2"/>o r d e r s <text:s text:c="2"/>w h e n p r o v i d e d <text:s text:c="2"/>w i t h <text:s text:c="2"/>u s a g e <text:s text:c="2"/>i n f o r m a t i o n <text:s text:c="2"/>a n d <text:s text:c="2"/>h a v i n g <text:s text:c="2"/>t h e o p p o r t u n i t y <text:s text:c="2"/>t o <text:s text:c="2"/>c h a n g e <text:s text:c="2"/>t h e <text:s text:c="2"/>p r i c i n g <text:s text:c="2"/>a t <text:s text:c="2"/>a n y <text:s text:c="2"/>t i m e . <text:s text:c="2"/>W e <text:s text:c="2"/>a r e <text:s text:c="2"/>a s e r v i c e <text:s text:c="2"/>p r o v i d e r , <text:s text:c="2"/>n o t <text:s text:c="2"/>a <text:s text:c="2"/>b a n k . U n d e r <text:s text:c="2"/>c l a u s e <text:s text:c="2"/>4 . 3 <text:s text:c="2"/>– <text:s text:c="2"/>a g a i n , <text:s text:c="2"/>t h i s <text:s text:c="2"/>c l a u s e <text:s text:c="2"/>r e n d e r s <text:s text:c="2"/>t h e <text:s text:c="2"/>t e n d e r r e d u n d a n t . <text:s text:c="2"/>W e <text:s text:c="2"/>h a v e <text:s text:c="2"/>p r o v i d e d <text:s text:c="2"/>a <text:s text:c="2"/>p r i c e <text:s text:c="2"/>a n d <text:s text:c="2"/>a <text:s text:c="2"/>t e n d e r <text:s text:c="2"/>a n d</text:p>
          </table:table-cell>
          <table:table-cell table:number-columns-repeated="1022"/>
        </table:table-row>
        <table:table-row table:style-name="ro1">
          <table:table-cell office:value-type="string" calcext:value-type="string">
            <text:p>C l a u s e f o l l o w i n g <text:s text:c="2"/>a n d <text:s text:c="2"/>t h e <text:s text:c="2"/>C o n t r a c t o r <text:s text:c="2"/>s h a l l <text:s text:c="2"/>c o m p l y p r o m p t l y , <text:s text:c="2"/>w i t h o u t <text:s text:c="2"/>d e l a y <text:s text:c="2"/>( a n d <text:s text:c="2"/>a t <text:s text:c="2"/>i t s <text:s text:c="2"/>o w n e x p e n s e , <text:s text:c="2"/>w i t h o u t <text:s text:c="2"/>c h a r g i n g <text:s text:c="2"/>t h e <text:s text:c="2"/>A u t h o r i t y ) w i t h <text:s text:c="2"/>s u c h <text:s text:c="2"/>r e q u i r e m e n t s <text:s text:c="2"/>i n <text:s text:c="2"/>a c c o r d a n c e <text:s text:c="2"/>w i t h a <text:s text:c="2"/>t i m e t a b l e <text:s text:c="2"/>s p e c i f i e d <text:s text:c="2"/>b y <text:s text:c="2"/>t h e <text:s text:c="2"/>A u t h o r i t y : 2 . 3 . 1 <text:s text:c="26"/>t o <text:s text:c="2"/>d e l i v e r <text:s text:c="2"/>u p <text:s text:c="2"/>t o <text:s text:c="2"/>t h e <text:s text:c="2"/>A u t h o r i t y a l l <text:s text:c="2"/>e q u i p m e n t , <text:s text:c="2"/>m a t e r i a l s <text:s text:c="2"/>a n d <text:s text:c="2"/>p r o p e r t y <text:s text:c="2"/>o f <text:s text:c="2"/>t h e A u t h o r i t y <text:s text:c="2"/>t h a t <text:s text:c="2"/>i t <text:s text:c="2"/>h a d <text:s text:c="2"/>s u p p l i e d <text:s text:c="2"/>t o <text:s text:c="2"/>t h e C o n t r a c t o r <text:s text:c="2"/>i t s <text:s text:c="2"/>e m p l o y e e s , <text:s text:c="2"/>a g e n t s <text:s text:c="2"/>o r <text:s text:c="2"/>t h e i r e m p l o y e e s <text:s text:c="2"/>o r <text:s text:c="2"/>a g e n t s <text:s text:c="2"/>i n <text:s text:c="2"/>c o n n e c t i o n <text:s text:c="2"/>w i t h <text:s text:c="2"/>t h e C o n t r a c t ; 2 . 3 . 2 <text:s text:c="26"/>t o <text:s text:c="2"/>d e l i v e r <text:s text:c="2"/>u p <text:s text:c="2"/>t o <text:s text:c="2"/>t h e <text:s text:c="2"/>A u t h o r i t y o r <text:s text:c="2"/>i t s <text:s text:c="2"/>n o m i n e e <text:s text:c="2"/>( t o <text:s text:c="2"/>t h e <text:s text:c="2"/>e x t e n t <text:s text:c="2"/>p e r m i t t e d <text:s text:c="2"/>b y l a w ) <text:s text:c="2"/>p r i n t e d <text:s text:c="2"/>c o p i e s <text:s text:c="2"/>o f <text:s text:c="2"/>t h e <text:s text:c="2"/>C o n t r a c t G e n e r a t e d <text:s text:c="2"/>M a t e r i a l s <text:s text:c="2"/>a n d <text:s text:c="2"/>A u t h o r i t y ’ s C o n f i d e n t i a l <text:s text:c="2"/>I n f o r m a t i o n <text:s text:c="2"/>t h e n <text:s text:c="2"/>i n <text:s text:c="2"/>t h e C o n t r a c t o r ’ s <text:s text:c="2"/>p o s s e s s i o n , <text:s text:c="2"/>c u s t o d y <text:s text:c="2"/>o r <text:s text:c="2"/>c o n t r o l ; 2 . 3 . 3 <text:s text:c="26"/>t o <text:s text:c="2"/>d e l i v e r <text:s text:c="2"/>u p <text:s text:c="2"/>t o <text:s text:c="2"/>t h e <text:s text:c="2"/>A u t h o r i t y o r <text:s text:c="2"/>i t s <text:s text:c="2"/>n o m i n e e <text:s text:c="2"/>( t o <text:s text:c="2"/>t h e <text:s text:c="2"/>e x t e n t <text:s text:c="2"/>p e r m i t t e d <text:s text:c="2"/>b y l a w ) <text:s text:c="2"/>s u c h <text:s text:c="2"/>C o n t r a c t <text:s text:c="2"/>G e n e r a t e d <text:s text:c="2"/>M a t e r i a l s a n d <text:s text:c="2"/>A u t h o r i t y ’ s <text:s text:c="2"/>C o n f i d e n t i a l <text:s text:c="2"/>I n f o r m a t i o n t h e n <text:s text:c="2"/>i n <text:s text:c="2"/>t h e <text:s text:c="2"/>C o n t r a c t o r ’ s <text:s text:c="2"/>p o s s e s s i o n , c u s t o d y <text:s text:c="2"/>o r <text:s text:c="2"/>c o n t r o l <text:s text:c="2"/>a s <text:s text:c="2"/>a t <text:s text:c="2"/>t h e <text:s text:c="2"/>d a t e <text:s text:c="2"/>o f t e r m i n a t i o n <text:s text:c="2"/>o n <text:s text:c="2"/>s u i t a b l e <text:s text:c="2"/>s t o r a g e <text:s text:c="2"/>m e d i a <text:s text:c="2"/>a n d f o r m a t s <text:s text:c="2"/>( g e n e r a l l y <text:s text:c="2"/>a v a i l a b l e <text:s text:c="2"/>a t <text:s text:c="2"/>t h e <text:s text:c="2"/>r e l e v a n t t i m e ) <text:s text:c="2"/>a s <text:s text:c="2"/>m a y <text:s text:c="2"/>b e <text:s text:c="2"/>r e a s o n a b l y <text:s text:c="2"/>d e s i g n a t e d <text:s text:c="2"/>b y t h e <text:s text:c="2"/>A u t h o r i t y <text:s text:c="2"/>o r <text:s text:c="2"/>i t s <text:s text:c="2"/>n o m i n e e ; <text:s text:c="2"/>a n d 2 . 3 . 4 <text:s text:c="26"/>p r o v i d e <text:s text:c="2"/>t o <text:s text:c="2"/>t h e <text:s text:c="2"/>A u t h o r i t y <text:s text:c="2"/>o r <text:s text:c="2"/>i t s n o m i n e e <text:s text:c="2"/>( t o <text:s text:c="2"/>t h e <text:s text:c="2"/>e x t e n t <text:s text:c="2"/>p e r m i t t e d <text:s text:c="2"/>b y <text:s text:c="2"/>l a w ) c o - o p e r a t i o n <text:s text:c="2"/>a n d <text:s text:c="2"/>i n f o r m a t i o n <text:s text:c="2"/>a s <text:s text:c="2"/>t h e A u t h o r i t y <text:s text:c="2"/>o r <text:s text:c="2"/>i t s <text:s text:c="2"/>n o m i n e e <text:s text:c="2"/>m a y <text:s text:c="2"/>r e a s o n a b l y r e q u e s t <text:s text:c="2"/>i n <text:s text:c="2"/>o r d e r <text:s text:c="2"/>t o <text:s text:c="2"/>a c h i e v e <text:s text:c="2"/>a n <text:s text:c="2"/>o r d e r l y <text:s text:c="2"/>a n d t i m e l y <text:s text:c="2"/>h a n d - o v e r <text:s text:c="2"/>o f <text:s text:c="2"/>s u c h <text:s text:c="2"/>m a t e r i a l s <text:s text:c="2"/>a n d i n f o r m a t i o n <text:s text:c="2"/>t o <text:s text:c="2"/>t h e <text:s text:c="2"/>A u t h o r i t y <text:s text:c="2"/>o r <text:s text:c="2"/>i t s <text:s text:c="2"/>n o m i n e e . 1 4 <text:s text:c="2"/>– <text:s text:c="2"/>P r i c e T h e <text:s text:c="2"/>C o n t r a c t o r <text:s text:c="2"/>s h a l l <text:s text:c="2"/>n o t <text:s text:c="2"/>b e <text:s text:c="2"/>e n t i t l e d <text:s text:c="2"/>t o <text:s text:c="2"/>r e t a i n o r <text:s text:c="2"/>s e t <text:s text:c="2"/>o f f <text:s text:c="2"/>a n y <text:s text:c="2"/>a m o u n t <text:s text:c="2"/>d u e <text:s text:c="2"/>t o <text:s text:c="2"/>i t <text:s text:c="2"/>f r o m <text:s text:c="2"/>t h e A u t h o r i t y . <text:s text:c="4"/>T h e <text:s text:c="2"/>A u t h o r i t y <text:s text:c="2"/>m a y <text:s text:c="2"/>s e t <text:s text:c="2"/>o f f <text:s text:c="2"/>a n y a m o u n t <text:s text:c="2"/>d u e <text:s text:c="2"/>t o <text:s text:c="2"/>i t <text:s text:c="2"/>f r o m <text:s text:c="2"/>t h e <text:s text:c="2"/>C o n t r a c t o r ( i n c l u d i n g <text:s text:c="2"/>a n y <text:s text:c="2"/>a p p l i c a b l e <text:s text:c="2"/>V A T <text:s text:c="2"/>p a y a b l e ) a g a i n s t <text:s text:c="2"/>a n y <text:s text:c="2"/>a m o u n t <text:s text:c="2"/>d u e <text:s text:c="2"/>t o <text:s text:c="2"/>t h e <text:s text:c="2"/>C o n t r a c t o r . T h e <text:s text:c="2"/>A u t h o r i t y <text:s text:c="2"/>s h a l l <text:s text:c="2"/>n o t i f y <text:s text:c="2"/>t h e <text:s text:c="2"/>C o n t r a c t o r <text:s text:c="2"/>a s s o o n <text:s text:c="2"/>a s <text:s text:c="2"/>r e a s o n a b l y <text:s text:c="2"/>p r a c t i c a b l e <text:s text:c="2"/>o f <text:s text:c="2"/>a n y <text:s text:c="2"/>s u c h</text:p>
          </table:table-cell>
          <table:table-cell office:value-type="string" calcext:value-type="string">
            <text:p>H e a l e s   M e d i c a l   R e s p o n s e w e   h a v e   n e v e r   s e e n   t h i s   c l a u s e   i n   a n y   c o n t r a c t   a n d   a r e u n a b l e   t o   s e e   t h e   r e a s o n   f o r   i t s   i n c l u s i o n . P l e a s e   n o t e   t h a t   r e c o r d s   w i l l   b e   p r o v i d e d   t o   t h e a p p r o p r i a t e   m e d i c a l   c o n t a c t   o f   t h e   n e w   p r o v i d e r .   N o m e d i c a l   d a t a   w i l l   b e   p r o v i d e d   t o   t h e   A u t h o r i t y   w i t h o u t   t h e e x p r e s s   w r i t t e n   c o n s e n t   o f   t h e   d a t a   s u b j e c t . P l e a s e   c h a n g e   t o : 1 2 . 1             I f   t h e   C o n t r a c t   t e r m i n a t e s   i n   w h o l e   o r   i n   p a r t ,   o r u p o n   t h e   e x p i r y   o f   t h e   C o n t r a c t ,   t h e   A u t h o r i t y   m a y   r e q u i r e t h e   C o n t r a c t o r   t o   d o   a n y   o n e   o r   m o r e   o f   t h e   f o l l o w i n g   a n d t h e   C o n t r a c t o r   s h a l l   c o m p l y   p r o m p t l y ,   w i t h o u t   d e l a y     w i t h s u c h   r e q u i r e m e n t s   i n   a c c o r d a n c e   w i t h   a   t i m e t a b l e s p e c i f i e d   b y   t h e   A u t h o r i t y : 2 . 3 . 1                           t o   d e l i v e r   u p   t o   t h e   A u t h o r i t y   a l l   e q u i p m e n t , m a t e r i a l s   a n d   p r o p e r t y   o f   t h e   A u t h o r i t y   t h a t   i t   h a d s u p p l i e d   t o   t h e   C o n t r a c t o r   i t s   e m p l o y e e s ,   a g e n t s   o r   t h e i r e m p l o y e e s   o r   a g e n t s   i n   c o n n e c t i o n   w i t h   t h e   C o n t r a c t ; 2 . 3 . 2                           t o   d e l i v e r   u p   t o   t h e   A u t h o r i t y   o r   i t s   n o m i n e e ( t o   t h e   e x t e n t   p e r m i t t e d   b y   l a w )   a n y   p a p e r   r e c o r d s   o r A u t h o r i t y   C o n f i d e n t i a l   I n f o r m a t i o n   g e n e r a t e d   d u r i n g   t h e c o u r s e   o f   t h e   c o n t r a c t   t h e n   i n   t h e   C o n t r a c t o r ’ s p o s s e s s i o n ,   c u s t o d y   o r   c o n t r o l ; 2 . 3 . 3                           t o   d e l i v e r   u p   t o   t h e   A u t h o r i t y   o r   i t s   n o m i n e e ( t o   t h e   e x t e n t   p e r m i t t e d   b y   l a w )   s u c h   C o n t r a c t   G e n e r a t e d M a t e r i a l s   a n d   A u t h o r i t y ’ s   C o n f i d e n t i a l   I n f o r m a t i o n   t h e n   i n t h e   C o n t r a c t o r ’ s   p o s s e s s i o n ,   c u s t o d y   o r   c o n t r o l   a s   a t   t h e d a t e   o f   t e r m i n a t i o n   o n   s u i t a b l e   s t o r a g e   m e d i a   a n d f o r m a t s   ( g e n e r a l l y   a v a i l a b l e   a t   t h e   r e l e v a n t   t i m e )   a s   m a y b e   r e a s o n a b l y   d e s i g n a t e d   b y   t h e   A u t h o r i t y   o r   i t s n o m i n e e ;   a n d 2 . 3 . 4                           p r o v i d e   t o   t h e   A u t h o r i t y   o r   i t s   n o m i n e e   ( t o t h e   e x t e n t   p e r m i t t e d   b y   l a w )   c o - o p e r a t i o n   a n d   i n f o r m a t i o n a s   t h e   A u t h o r i t y   o r   i t s   n o m i n e e   m a y   r e a s o n a b l y   r e q u e s t i n   o r d e r   t o   a c h i e v e   a n   o r d e r l y   a n d   t i m e l y   h a n d - o v e r   o f s u c h   m a t e r i a l s   a n d   i n f o r m a t i o n   t o   t h e   A u t h o r i t y   o r   i t s n o m i n e e . C l a u s e s   m u s t   b e   r e c i p r o c a l .   W e   a r e   h a p p y   t o   a g r e e   t o t e r m s   w h e r e   b o t h   p a r t i e s   m a y   o f f - s e t   a m o u n t s   o r   n e i t h e r c a n   –   w e   w i l l   n o t   s i g n   u p   t o   o n e - s i d e d ,   u n f a i r   c l a u s e s . P l e a s e   c h a n g e   t h i s   c l a u s e   s o   b o t h   s i d e s   m a t c h ,   f o r e x a m p l e : 1 4   –   P r i c e T h e   C o n t r a c t o r   s h a l l   n o t   b e   e n t i t l e d   t o   r e t a i n   o r   s e t   o f f 1 </text:p>
            <text:p>     1 </text:p>
            <text:p>     1 </text:p>
            <text:p>     1 </text:p>
            <text:p>     1 </text:p>
            <text:p>     1 </text:p>
            <text:p>     1 </text:p>
            <text:p>     1 </text:p>
            <text:p> a n y   a m o u n t   d u e   t o   i t   f r o m   t h e   A u t h o r i t y .     T h e   A u t h o r i t y</text:p>
          </table:table-cell>
          <table:table-cell table:number-columns-repeated="1022"/>
        </table:table-row>
        <table:table-row table:style-name="ro1">
          <table:table-cell office:value-type="string" calcext:value-type="string">
            <text:p>C l a u s e r e t e n t i o n <text:s text:c="2"/>o r <text:s text:c="2"/>s e t <text:s text:c="2"/>o f f . 1 5 . 7 <text:s text:c="8"/>I f <text:s text:c="2"/>t h e <text:s text:c="2"/>d e t e r m i n a t i o n <text:s text:c="2"/>o f <text:s text:c="2"/>a n y <text:s text:c="2"/>d i s p u t e c o n d u c t e d <text:s text:c="2"/>p u r s u a n t <text:s text:c="2"/>t o <text:s text:c="2"/>p a r a g r a p h <text:s text:c="2"/>1 5 . 5 s h o w s <text:s text:c="2"/>t h a t <text:s text:c="2"/>t h e <text:s text:c="2"/>A u t h o r i t y <text:s text:c="2"/>h a s <text:s text:c="2"/>w i t h h e l d <text:s text:c="2"/>a n y a m o u n t <text:s text:c="2"/>w h i c h <text:s text:c="2"/>t h e <text:s text:c="2"/>C o n t r a c t o r <text:s text:c="2"/>w a s <text:s text:c="2"/>e n t i t l e d <text:s text:c="2"/>t o b e <text:s text:c="2"/>p a i d <text:s text:c="2"/>t h e <text:s text:c="2"/>A u t h o r i t y <text:s text:c="2"/>s h a l l <text:s text:c="2"/>p a y <text:s text:c="2"/>s u c h <text:s text:c="2"/>a m o u n t t o <text:s text:c="2"/>t h e <text:s text:c="2"/>C o n t r a c t o r <text:s text:c="2"/>w i t h <text:s text:c="2"/>i n t e r e s t <text:s text:c="2"/>o n <text:s text:c="2"/>t h a t a m o u n t <text:s text:c="2"/>a t <text:s text:c="2"/>t h e <text:s text:c="2"/>r a t e <text:s text:c="2"/>o f <text:s text:c="2"/>2 % <text:s text:c="2"/>a b o v e <text:s text:c="2"/>t h e <text:s text:c="2"/>B a s e R a t e <text:s text:c="2"/>c a l c u l a t e d <text:s text:c="2"/>o n <text:s text:c="2"/>a <text:s text:c="2"/>d a i l y <text:s text:c="2"/>b a s i s <text:s text:c="2"/>a n d c o m p o u n d e d <text:s text:c="2"/>q u a r t e r l y <text:s text:c="2"/>f r o m <text:s text:c="2"/>t h e <text:s text:c="2"/>d a t e <text:s text:c="2"/>o n w h i c h <text:s text:c="2"/>p a y m e n t <text:s text:c="2"/>s h o u l d <text:s text:c="2"/>h a v e <text:s text:c="2"/>b e e n <text:s text:c="2"/>m a d e u n t i l <text:s text:c="2"/>a l l <text:s text:c="2"/>r e l e v a n t <text:s text:c="2"/>m o n i e s <text:s text:c="2"/>h a v e <text:s text:c="2"/>b e e n <text:s text:c="2"/>p a i d <text:s text:c="2"/>i n f u l l <text:s text:c="2"/>a n d <text:s text:c="2"/>w h e t h e r <text:s text:c="2"/>b e f o r e <text:s text:c="2"/>o r <text:s text:c="2"/>a f t e r <text:s text:c="2"/>j u d g e m e n t . 1 8 . 3 <text:s text:c="4"/>T h e <text:s text:c="2"/>C o n t r a c t o r <text:s text:c="2"/>s h a l l <text:s text:c="2"/>p r i o r <text:s text:c="2"/>t o <text:s text:c="2"/>t h e C o m m e n c e m e n t <text:s text:c="2"/>D a t e <text:s text:c="2"/>a n d <text:s text:c="2"/>o n <text:s text:c="2"/>e a c h a n n i v e r s a r y <text:s text:c="2"/>o f <text:s text:c="2"/>t h e <text:s text:c="2"/>C o m m e n c e m e n t <text:s text:c="2"/>D a t e a n d / o r <text:s text:c="2"/>w i t h i n <text:s text:c="2"/>t h r e e <text:s text:c="2"/>d a y s <text:s text:c="2"/>o f <text:s text:c="2"/>t h e <text:s text:c="2"/>A u t h o r i t y ’ s w r i t t e n <text:s text:c="2"/>r e q u e s t , <text:s text:c="2"/>s u p p l y <text:s text:c="2"/>t o <text:s text:c="2"/>t h e <text:s text:c="2"/>A u t h o r i t y <text:s text:c="2"/>a c o p y <text:s text:c="2"/>o f <text:s text:c="2"/>t h e <text:s text:c="2"/>p o l i c i e s <text:s text:c="2"/>( i n c l u d i n g <text:s text:c="2"/>s c h e d u l e s ) <text:s text:c="2"/>o f t h e <text:s text:c="2"/>i n s u r a n c e s <text:s text:c="2"/>r e f e r r e d <text:s text:c="2"/>t o <text:s text:c="2"/>i n <text:s text:c="2"/>t h i s <text:s text:c="2"/>C o n d i t i o n , t o g e t h e r <text:s text:c="2"/>w i t h <text:s text:c="2"/>d o c u m e n t a r y <text:s text:c="2"/>e v i d e n c e <text:s text:c="2"/>t h a t</text:p>
          </table:table-cell>
          <table:table-cell office:value-type="string" calcext:value-type="string">
            <text:p>H e a l e s <text:s text:c="2"/>M e d i c a l <text:s text:c="2"/>R e s p o n s e s h a l l <text:s text:c="2"/>n o t <text:s text:c="2"/>b e <text:s text:c="2"/>e n t i t l e d <text:s text:c="2"/>t o <text:s text:c="2"/>r e t a i n <text:s text:c="2"/>o r <text:s text:c="2"/>s e t <text:s text:c="2"/>o f f <text:s text:c="2"/>a n y <text:s text:c="2"/>a m o u n t <text:s text:c="2"/>d u e <text:s text:c="2"/>t o i t <text:s text:c="2"/>f r o m <text:s text:c="2"/>t h e <text:s text:c="2"/>C u s t o m e r . I n t e r e s t <text:s text:c="2"/>i s <text:s text:c="2"/>c h a r g e d <text:s text:c="2"/>a c c o r d i n g <text:s text:c="2"/>t o <text:s text:c="2"/>t h e <text:s text:c="2"/>s t a t u t o r y <text:s text:c="2"/>l a t e p a y m e n t <text:s text:c="2"/>t e r m s , <text:s text:c="2"/>w h i c h <text:s text:c="2"/>i s <text:s text:c="2"/>8 % <text:s text:c="2"/>o v e r <text:s text:c="2"/>t h e <text:s text:c="2"/>B a n k <text:s text:c="2"/>o f <text:s text:c="2"/>E n g l a n d b a s e <text:s text:c="2"/>r a t e . h t t p s : / / w w w . g o v . u k / l a t e - c o m m e r c i a l - p a y m e n t s - i n t e r e s t - d e b t - r e c o v e r y / c h a r g i n g - i n t e r e s t - c o m m e r c i a l - d e b t P l e a s e <text:s text:c="2"/>n o t e <text:s text:c="2"/>“ Y o u <text:s text:c="2"/>c a n n o t <text:s text:c="2"/>u s e <text:s text:c="2"/>a <text:s text:c="2"/>l o w e r <text:s text:c="2"/>i n t e r e s t <text:s text:c="2"/>r a t e <text:s text:c="2"/>i f <text:s text:c="2"/>y o u h a v e <text:s text:c="2"/>a <text:s text:c="2"/>c o n t r a c t <text:s text:c="2"/>w i t h <text:s text:c="2"/>p u b l i c <text:s text:c="2"/>a u t h o r i t i e s . ” P l e a s e <text:s text:c="2"/>c h a n g e <text:s text:c="2"/>t o : 1 5 . 7 <text:s text:c="8"/>I f <text:s text:c="2"/>t h e <text:s text:c="2"/>d e t e r m i n a t i o n <text:s text:c="2"/>o f <text:s text:c="2"/>a n y <text:s text:c="2"/>d i s p u t e <text:s text:c="2"/>c o n d u c t e d p u r s u a n t <text:s text:c="2"/>t o <text:s text:c="2"/>p a r a g r a p h <text:s text:c="2"/>1 5 . 5 <text:s text:c="2"/>s h o w s <text:s text:c="2"/>t h a t <text:s text:c="2"/>t h e <text:s text:c="2"/>A u t h o r i t y <text:s text:c="2"/>h a s w i t h h e l d <text:s text:c="2"/>a n y <text:s text:c="2"/>a m o u n t <text:s text:c="2"/>w h i c h <text:s text:c="2"/>t h e <text:s text:c="2"/>C o n t r a c t o r <text:s text:c="2"/>w a s <text:s text:c="2"/>e n t i t l e d <text:s text:c="2"/>t o b e <text:s text:c="2"/>p a i d <text:s text:c="2"/>t h e <text:s text:c="2"/>A u t h o r i t y <text:s text:c="2"/>s h a l l <text:s text:c="2"/>p a y <text:s text:c="2"/>s u c h <text:s text:c="2"/>a m o u n t <text:s text:c="2"/>t o <text:s text:c="2"/>t h e C o n t r a c t o r <text:s text:c="2"/>w i t h <text:s text:c="2"/>i n t e r e s t <text:s text:c="2"/>o n <text:s text:c="2"/>t h a t <text:s text:c="2"/>a m o u n t <text:s text:c="2"/>a t <text:s text:c="2"/>t h e <text:s text:c="2"/>r a t e <text:s text:c="2"/>o f <text:s text:c="2"/>8 % a b o v e <text:s text:c="2"/>t h e <text:s text:c="2"/>B a n k <text:s text:c="2"/>o f <text:s text:c="2"/>E n g l a n d <text:s text:c="2"/>B a s e <text:s text:c="2"/>R a t e <text:s text:c="2"/>c a l c u l a t e d <text:s text:c="2"/>o n <text:s text:c="2"/>a d a i l y <text:s text:c="2"/>b a s i s <text:s text:c="2"/>a n d <text:s text:c="2"/>c o m p o u n d e d <text:s text:c="2"/>q u a r t e r l y <text:s text:c="2"/>f r o m <text:s text:c="2"/>t h e <text:s text:c="2"/>d a t e <text:s text:c="2"/>o n w h i c h <text:s text:c="2"/>p a y m e n t <text:s text:c="2"/>s h o u l d <text:s text:c="2"/>h a v e <text:s text:c="2"/>b e e n <text:s text:c="2"/>m a d e <text:s text:c="2"/>u n t i l <text:s text:c="2"/>a l l <text:s text:c="2"/>r e l e v a n t m o n i e s <text:s text:c="2"/>h a v e <text:s text:c="2"/>b e e n <text:s text:c="2"/>p a i d <text:s text:c="2"/>i n <text:s text:c="2"/>f u l l <text:s text:c="2"/>a n d <text:s text:c="2"/>w h e t h e r <text:s text:c="2"/>b e f o r e <text:s text:c="2"/>o r <text:s text:c="2"/>a f t e r j u d g e m e n t . P l e a s e <text:s text:c="2"/>c h a n g e <text:s text:c="2"/>t o : 1 8 . 3 <text:s text:c="4"/>T h e <text:s text:c="2"/>C o n t r a c t o r <text:s text:c="2"/>s h a l l , <text:s text:c="2"/>w i t h i n <text:s text:c="2"/>t h r e e <text:s text:c="2"/>d a y s <text:s text:c="2"/>o f <text:s text:c="2"/>t h e A u t h o r i t y ’ s <text:s text:c="2"/>w r i t t e n <text:s text:c="2"/>r e q u e s t , <text:s text:c="2"/>s u p p l y <text:s text:c="2"/>t o <text:s text:c="2"/>t h e <text:s text:c="2"/>A u t h o r i t y <text:s text:c="2"/>a <text:s text:c="2"/>c o p y o f <text:s text:c="2"/>t h e <text:s text:c="2"/>p o l i c i e s <text:s text:c="2"/>( i n c l u d i n g <text:s text:c="2"/>s c h e d u l e s ) <text:s text:c="2"/>o f <text:s text:c="2"/>t h e <text:s text:c="2"/>i n s u r a n c e s r e f e r r e d <text:s text:c="2"/>t o <text:s text:c="2"/>i n <text:s text:c="2"/>t h i s <text:s text:c="2"/>C o n d i t i o n , <text:s text:c="2"/>t o g e t h e r <text:s text:c="2"/>w i t h <text:s text:c="2"/>d o c u m e n t a r y e v i d e n c e <text:s text:c="2"/>t h a t <text:s text:c="2"/>s u c h <text:s text:c="2"/>i n s u r a n c e s <text:s text:c="2"/>a r e <text:s text:c="2"/>p r o p e r l y <text:s text:c="2"/>m a i n t a i n e d .</text:p>
          </table:table-cell>
          <table:table-cell table:number-columns-repeated="1022"/>
        </table:table-row>
        <table:table-row table:style-name="ro1">
          <table:table-cell office:value-type="string" calcext:value-type="string">
            <text:p>C l a u s e d a t e <text:s text:c="2"/>o f <text:s text:c="2"/>t h e <text:s text:c="2"/>C o n t r a c t <text:s text:c="2"/>o r <text:s text:c="2"/>i f <text:s text:c="2"/>l a t e r <text:s text:c="2"/>t h e <text:s text:c="2"/>d a t e <text:s text:c="2"/>o n w h i c h <text:s text:c="2"/>s u c h <text:s text:c="2"/>r i g h t s <text:s text:c="2"/>c o m e <text:s text:c="2"/>i n t o <text:s text:c="2"/>e x i s t e n c e . <text:s text:c="4"/>T h e C o n t r a c t o r <text:s text:c="2"/>s h a l l <text:s text:c="2"/>p r o c u r e <text:s text:c="2"/>t h e <text:s text:c="2"/>a s s i g n m e n t <text:s text:c="2"/>o f a l l <text:s text:c="2"/>s u c h <text:s text:c="2"/>r i g h t s <text:s text:c="2"/>b y <text:s text:c="2"/>t h e <text:s text:c="2"/>a u t h o r <text:s text:c="2"/>o r <text:s text:c="2"/>c r e a t o r e m p l o y e d <text:s text:c="2"/>o r <text:s text:c="2"/>o t h e r w i s e <text:s text:c="2"/>c o n t r a c t e d <text:s text:c="2"/>t o C o n t r a c t o r <text:s text:c="2"/>w h o <text:s text:c="2"/>m a y <text:s text:c="2"/>a c q u i r e <text:s text:c="2"/>a n y <text:s text:c="2"/>s u c h r i g h t s <text:s text:c="2"/>b y <text:s text:c="2"/>o p e r a t i o n <text:s text:c="2"/>o f <text:s text:c="2"/>l a w <text:s text:c="2"/>o r <text:s text:c="2"/>o t h e r w i s e .</text:p>
          </table:table-cell>
          <table:table-cell office:value-type="string" calcext:value-type="string">
            <text:p>H e a l e s <text:s text:c="2"/>M e d i c a l <text:s text:c="2"/>R e s p o n s e d o c u m e n t <text:s text:c="2"/>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text:s text:c="2"/>w h a t e v e r <text:s text:c="2"/>f o r m <text:s text:c="2"/>i t i s <text:s text:c="2"/>p r o v i d e d <text:s text:c="2"/>b y <text:s text:c="2"/>t h e <text:s text:c="2"/>p r o v i d e r <text:s text:c="2"/>d u r i n g <text:s text:c="2"/>o r <text:s text:c="2"/>a t <text:s text:c="2"/>t h e <text:s text:c="2"/>e n d <text:s text:c="2"/>o f <text:s text:c="2"/>t h e 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ext:s text:c="2"/>t h e n o w n e r s h i p <text:s text:c="2"/>o f <text:s text:c="2"/>t h e <text:s text:c="2"/>d a t a <text:s text:c="2"/>c o n t e n t <text:s text:c="2"/>o f <text:s text:c="2"/>t h e s e <text:s text:c="2"/>f o r m s <text:s text:c="2"/>r e s i d e s <text:s text:c="2"/>w i t h t h e <text:s text:c="2"/>c l i e n t <text:s text:c="2"/>i n <text:s text:c="2"/>p e r p e t u i t y <text:s text:c="2"/>a n d <text:s text:c="2"/>t h e y <text:s text:c="2"/>h a v e <text:s text:c="2"/>t h e <text:s text:c="2"/>r i g h t <text:s text:c="2"/>t o <text:s text:c="2"/>a s s i g n t h i s <text:s text:c="2"/>r i g h t <text:s text:c="2"/>o r <text:s text:c="2"/>a l l o w <text:s text:c="2"/>a n o t h e r <text:s text:c="2"/>p r o v i d e r <text:s text:c="2"/>t o <text:s text:c="2"/>a c c e s s / p r o c e s s <text:s text:c="2"/>t h i s d a t a . <text:s text:c="2"/>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text:s text:c="2"/>c o n t i n u e u s i n g <text:s text:c="2"/>t h e <text:s text:c="2"/>s t r e s s <text:s text:c="2"/>a s s e s s m e n t / f o r m s <text:s text:c="2"/>p r o c e s s <text:s text:c="2"/>f o r <text:s text:c="2"/>t h e p u r p o s e s <text:s text:c="2"/>o f <text:s text:c="2"/>n e w <text:s text:c="2"/>s t r e s s <text:s text:c="2"/>a s s e s s m e n t s <text:s text:c="2"/>b e y o n d <text:s text:c="2"/>t h e c o n t r a c t <text:s text:c="2"/>t e r m , <text:s text:c="2"/>n o r <text:s text:c="2"/>w o u l d <text:s text:c="2"/>t h e <text:s text:c="2"/>c l i e n t <text:s text:c="2"/>h a v e <text:s text:c="2"/>t h e <text:s text:c="2"/>r i g h t <text:s text:c="2"/>t o a s s i g n <text:s text:c="2"/>t h e s e <text:s text:c="2"/>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text:s text:c="2"/>m a r k s l o g o s <text:s text:c="2"/>d e s i g n <text:s text:c="2"/>r i g h t s <text:s text:c="2"/>( w h e t h e r <text:s text:c="2"/>r e g i s t e r a b l e <text:s text:c="2"/>o r <text:s text:c="2"/>o t h e r w i s e ) a n d <text:s text:c="2"/>a p p l i c a t i o n s <text:s text:c="2"/>f o r <text:s text:c="2"/>a n y <text:s text:c="2"/>o f <text:s text:c="2"/>t h e <text:s text:c="2"/>f o r e g o i n g ; <text:s text:c="2"/>c o p y r i g h t d a t a b a s e <text:s text:c="2"/>r i g h t s <text:s text:c="2"/>d o m a i n <text:s text:c="2"/>n a m e s <text:s text:c="2"/>t r a d e <text:s text:c="2"/>o r <text:s text:c="2"/>b u s i n e s s <text:s text:c="2"/>n a m e s m o r a l <text:s text:c="2"/>r i g h t s <text:s text:c="2"/>a n d <text:s text:c="2"/>o t h e r <text:s text:c="2"/>s i m i l a r <text:s text:c="2"/>r i g h t s <text:s text:c="2"/>o r <text:s text:c="2"/>o b l i g a t i o n s w h e t h e r <text:s text:c="2"/>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ext:s text:c="2"/>t o <text:s text:c="2"/>s u e <text:s text:c="2"/>f o r p a s s i n g <text:s text:c="2"/>o f f ; I n t e l l e c t u a l <text:s text:c="2"/>C o n t e n t <text:s text:c="2"/>R i g h t s <text:s text:c="2"/>D e f i n i t i o n m e a n s <text:s text:c="2"/>t h e <text:s text:c="2"/>d a t a <text:s text:c="2"/>c o n t e n t <text:s text:c="2"/>o f <text:s text:c="2"/>a n y <text:s text:c="2"/>d o c u m e n t <text:s text:c="2"/>w h e t h e r e l e c t r o n i c <text:s text:c="2"/>o r <text:s text:c="2"/>p a p e r <text:s text:c="2"/>p r o c e s s e d <text:s text:c="2"/>o n <text:s text:c="2"/>b e h a l f <text:s text:c="2"/>o f <text:s text:c="2"/>t h e <text:s text:c="2"/>c l i e n t a n d / o r <text:s text:c="2"/>p r o v i d e d <text:s text:c="2"/>b y <text:s text:c="2"/>t h e <text:s text:c="2"/>p r o v i d e r <text:s text:c="2"/>t o <text:s text:c="2"/>t h e <text:s text:c="2"/>c l i e n t <text:s text:c="2"/>w i t h i n <text:s text:c="2"/>t h e t e r m <text:s text:c="2"/>o f <text:s text:c="2"/>t h i s <text:s text:c="2"/>c o n t r a c t . <text:s text:c="2"/>F o r <text:s text:c="2"/>a v o i d a n c e <text:s text:c="2"/>o f <text:s text:c="2"/>d o u b t <text:s text:c="2"/>t h i s e x c l u d e s <text:s text:c="2"/>t h e <text:s text:c="2"/>d e s i g n <text:s text:c="2"/>o f <text:s text:c="2"/>a n y <text:s text:c="2"/>d o c u m e n t , <text:s text:c="4"/>d a t a b a s e , <text:s text:c="2"/>l o g o , t r a d e m a r k , <text:s text:c="2"/>b u s i n e s s <text:s text:c="2"/>n a m e , <text:s text:c="2"/>w e b s i t e , <text:s text:c="2"/>o r <text:s text:c="2"/>w e b <text:s text:c="2"/>s e r v i c e e l e c t r o n i c <text:s text:c="2"/>o r <text:s text:c="2"/>o t h e r w i s e . P l e a s e <text:s text:c="2"/>c h a n g e <text:s text:c="2"/>1 9 . 1 <text:s text:c="2"/>t o : 1 9 . 1 <text:s text:c="12"/>A l l <text:s text:c="2"/>I n t e l l e c t u a l <text:s text:c="2"/>C o n t e n t <text:s text:c="2"/>R i g h t s <text:s text:c="2"/>i n <text:s text:c="2"/>t h e S p e c i f i c a t i o n , <text:s text:c="2"/>a n y <text:s text:c="2"/>o t h e r <text:s text:c="2"/>s p e c i f i c a t i o n s <text:s text:c="2"/>p r e p a r e d <text:s text:c="2"/>b y <text:s text:c="2"/>o r <text:s text:c="2"/>o n b e h a l f <text:s text:c="2"/>o f <text:s text:c="2"/>t h e <text:s text:c="2"/>C o n t r a c t o r <text:s text:c="2"/>f o r <text:s text:c="2"/>t h e <text:s text:c="2"/>A u t h o r i t y <text:s text:c="2"/>i n <text:s text:c="2"/>c o n n e c t i o n w i t h <text:s text:c="2"/>t h e <text:s text:c="2"/>C o n t r a c t , <text:s text:c="2"/>a n d <text:s text:c="2"/>t h e <text:s text:c="2"/>C o n t r a c t <text:s text:c="2"/>G e n e r a t e d <text:s text:c="2"/>M a t e r i a l s ( i n c l u d i n g <text:s text:c="2"/>w i t h o u t <text:s text:c="2"/>l i m i t a t i o n <text:s text:c="2"/>a l l <text:s text:c="2"/>S p e c i a l <text:s text:c="2"/>D e l i v e r a b l e s ) <text:s text:c="2"/>s h a l l v e s t <text:s text:c="2"/>i n <text:s text:c="2"/>a n d <text:s text:c="2"/>r e m a i n <text:s text:c="2"/>v e s t e d <text:s text:c="2"/>i n <text:s text:c="2"/>t h e <text:s text:c="2"/>A u t h o r i t y <text:s text:c="2"/>a b s o l u t e l y i m m e d i a t e l y <text:s text:c="2"/>u p o n <text:s text:c="2"/>c r e a t i o n <text:s text:c="2"/>a n d <text:s text:c="2"/>b e <text:s text:c="2"/>t h e <text:s text:c="2"/>e x c l u s i v e <text:s text:c="2"/>p r o p e r t y o f <text:s text:c="2"/>t h e <text:s text:c="2"/>A u t h o r i t y . <text:s text:c="2"/>I f <text:s text:c="2"/>a n d <text:s text:c="2"/>t o <text:s text:c="2"/>t h e <text:s text:c="2"/>e x t e n t <text:s text:c="2"/>t h a t <text:s text:c="2"/>s u c h <text:s text:c="2"/>r i g h t s <text:s text:c="2"/>d o n o t <text:s text:c="2"/>s o <text:s text:c="2"/>v e s t <text:s text:c="2"/>o n <text:s text:c="2"/>c r e a t i o n , <text:s text:c="2"/>t h e <text:s text:c="2"/>C o n t r a c t o r <text:s text:c="2"/>h e r e b y <text:s text:c="2"/>a s s i g n s <text:s text:c="2"/>t o t h e <text:s text:c="2"/>A u t h o r i t y <text:s text:c="2"/>w i t h <text:s text:c="2"/>f u l l <text:s text:c="2"/>t i t l e <text:s text:c="2"/>g u a r a n t e e <text:s text:c="2"/>a l l <text:s text:c="2"/>r i g h t s <text:s text:c="2"/>t i t l e <text:s text:c="2"/>a n d i n t e r e s t <text:s text:c="2"/>i n <text:s text:c="2"/>s u c h <text:s text:c="2"/>I n t e l l e c t u a l <text:s text:c="2"/>C o n t e n t <text:s text:c="2"/>R i g h t s <text:s text:c="2"/>( w h e t h e r p r e s e n t <text:s text:c="2"/>o r <text:s text:c="2"/>f u t u r e ) <text:s text:c="2"/>w i t h <text:s text:c="2"/>e f f e c t <text:s text:c="2"/>f r o m <text:s text:c="2"/>a n d <text:s text:c="2"/>i n c l u d i n g <text:s text:c="2"/>t h e e f f e c t i v e <text:s text:c="2"/>d a t e <text:s text:c="2"/>o f <text:s text:c="2"/>t h e <text:s text:c="2"/>C o n t r a c t <text:s text:c="2"/>o r <text:s text:c="2"/>i f <text:s text:c="2"/>l a t e r <text:s text:c="2"/>t h e <text:s text:c="2"/>d a t e <text:s text:c="2"/>o n <text:s text:c="2"/>w h i c h s u c h <text:s text:c="2"/>r i g h t s <text:s text:c="2"/>c o m e <text:s text:c="2"/>i n t o <text:s text:c="2"/>e x i s t e n c e . <text:s text:c="4"/>T h e <text:s text:c="2"/>C o n t r a c t o r <text:s text:c="2"/>s h a l l p r o c u r e <text:s text:c="2"/>t h e <text:s text:c="2"/>a s s i g n m e n t <text:s text:c="2"/>o f <text:s text:c="2"/>a l l <text:s text:c="2"/>s u c h <text:s text:c="2"/>r i g h t s <text:s text:c="2"/>b y <text:s text:c="2"/>t h e <text:s text:c="2"/>a u t h o r <text:s text:c="2"/>o r c r e a t o r <text:s text:c="2"/>e m p l o y e d <text:s text:c="2"/>o r <text:s text:c="2"/>o t h e r w i s e <text:s text:c="2"/>c o n t r a c t e d <text:s text:c="2"/>t o <text:s text:c="2"/>C o n t r a c t o r</text:p>
          </table:table-cell>
          <table:table-cell table:number-columns-repeated="1022"/>
        </table:table-row>
        <table:table-row table:style-name="ro1">
          <table:table-cell office:value-type="string" calcext:value-type="string">
            <text:p>C l a u s e a   r e s u l t   o f   a   t e r m i n a t i o n   u n d e r   C o n d i t i o n 1 1 . 3   a n d   i n   d o i n g   s o   i n c u r   a n y           a d d i t i o n a l e x p e n d i t u r e   i n   s e c u r i n g   t h e   p e r f o r m a n c e   o f t h e   r e q u i r e m e n t s   o f   t h e   C o n t r a c t   i n   t o t a l , t h i s   s h a l l   b e   r e c o v e r a b l e   f r o m   t h e C o n t r a c t o r   a s   a   d e b t ; 1 2 . 1 . 4   b e   e n t i t l e d   t o   d e d u c t   f r o m   a n y   s u m o r   s u m s   w h i c h   w o u l d   h a v e   b e e n   d u e   f r o m t h e   A u t h o r i t y   t o   t h e   C o n t r a c t o r   u n d e r   t h i s C o n t r a c t   o r   a n y   o t h e r   c o n t r a c t   o r   o t h e r w i s e a n d   t o   r e c o v e r   t h e   s a m e   f r o m   t h e C o n t r a c t o r   a s   a   d e b t   i n   r e s p e c t   o f   a n y   l o s s o r   d a m a g e   t o   t h e   A u t h o r i t y   r e s u l t i n g   f r o m   o r a r i s i n g   o u t   o f   t h e   t e r m i n a t i o n   o f   t h i s C o n t r a c t .     S u c h   l o s s   o r   d a m a g e   s h a l l i n c l u d e   t h e   r e a s o n a b l e   c o s t   t o   t h e   A u t h o r i t y o f   t h e   t i m e   s p e n t   b y   i t s   o f f i c e r s   i n t e r m i n a t i n g   t h e   C o n t r a c t   a n d   i n   m a k i n g a l t e r n a t i v e   a r r a n g e m e n t s   f o r   t h e   p r o v i s i o n o f   t h e   S e r v i c e   o r   a n y   p a r t s   t h e r e o f   a s   a r e s u l t   o f   a   t e r m i n a t i o n   u n d e r   C o n d i t i o n 1 1 . 3 .     A l l   s u c h   s u m s   s h a l l   b e   a s c e r t a i n e d a n d   c e r t i f i e d   b y   t h e   A u t h o r i t y ’ s   H e a d   o f S t r a t e g i c   F i n a n c e   w h o s e   d e c i s i o n   s h a l l   b e f i n a l   i n   t h e   a b s e n c e   o f   m a n i f e s t   e r r o r ;     a n d 1 </text:p>
            <text:p> 2 . 1 . 5       i n   t h e   e v e n t   t h a t   a n y   s u m   o f   m o n e y o w e d   b y   t h e   C o n t r a c t o r   t o   t h e   A u t h o r i t y   ( t h e C o n t r a c t o r ’ s   d e b t )   e x c e e d s   a n y   s u m   o f m o n e y   o w e d   b y   t h e   A u t h o r i t y   t o   t h e C o n t r a c t o r   ( t h e   A u t h o r i t y ’ s   d e b t )   u n d e r   t h i s C o n t r a c t   t h e n   t h e   A u t h o r i t y   s h a l l ,   a t   i t s   s o l e d i s c r e t i o n ,   b e   e n t i t l e d   t o   d e d u c t   t h e C o n t r a c t o r ’ s   d e b t   f r o m   a n y   f u t u r e A u t h o r i t y ’ s   d e b t   o r   t o   r e c o v e r   t h e C o n t r a c t o r ’ s   d e b t   a s   a   c i v i l   d e b t . 1 2 . 2 . 2                           t h e   e x p i r a t i o n   o r   a n y t e r m i n a t i o n   o f   t h i s   C o n t r a c t   ( h o w s o e v e r o c c a s i o n e d )   s h a l l   n o t   a f f e c t   t h e   c o m i n g   i n t o f o r c e   o r   t h e   c o n t i n u a n c e   i n   f o r c e   o f   a n y p r o v i s i o n   o f   t h e   C o n t r a c t   h e r e o f   w h i c h   i s e x p r e s s l y   o r   b y   i m p l i c a t i o n   i n t e n d e d   t o c o m e   i n t o   f o r c e   o r   c o n t i n u e   i n   f o r c e   o n   o r a f t e r   t h e   e x p i r a t i o n   o r   s u c h   t e r m i n a t i o n . 1 2 . 1             I f   t h e   C o n t r a c t   t e r m i n a t e s   i n   w h o l e o r   i n   p a r t ,   o r   u p o n   t h e   e x p i r y   o f   t h e C o n t r a c t ,   t h e   A u t h o r i t y   m a y   r e q u i r e   t h e C o n t r a c t o r   t o   d o   a n y   o n e   o r   m o r e   o f   t h e</text:p>
          </table:table-cell>
          <table:table-cell office:value-type="string" calcext:value-type="string">
            <text:p>H e a l e s <text:s text:c="2"/>M e d i c a l <text:s text:c="2"/>R e s p o n s e e l s e w h e r e . <text:s text:c="2"/>T h e <text:s text:c="2"/>C u s t o m e r <text:s text:c="2"/>s h o u l d <text:s text:c="2"/>p a y <text:s text:c="2"/>f o r <text:s text:c="2"/>a l l <text:s text:c="2"/>s e r v i c e s d e l i v e r e d . <text:s text:c="2"/>W e <text:s text:c="2"/>a c c e p t <text:s text:c="2"/>t h a t <text:s text:c="2"/>t h e <text:s text:c="2"/>C u s t o m e r <text:s text:c="2"/>s h o u l d <text:s text:c="2"/>n o t <text:s text:c="2"/>p a y f o r <text:s text:c="2"/>s e r v i c e s <text:s text:c="2"/>n o t <text:s text:c="2"/>d e l i v e r e d . P l e a s e <text:s text:c="2"/>r e m o v e <text:s text:c="2"/>t h i s <text:s text:c="2"/>c l a u s e . A l l <text:s text:c="2"/>t e r m s <text:s text:c="2"/>s h o u l d <text:s text:c="2"/>b e <text:s text:c="2"/>r e c i p r o c a l . <text:s text:c="2"/>W e <text:s text:c="2"/>d o n ’ t <text:s text:c="2"/>f o r e s e e <text:s text:c="2"/>a s i t u a t i o n <text:s text:c="2"/>w h e r e <text:s text:c="2"/>t h e <text:s text:c="2"/>C o n t r a c t o r <text:s text:c="2"/>o w e s <text:s text:c="2"/>t h e <text:s text:c="2"/>A u t h o r i t y <text:s text:c="2"/>m o n e y , h o w e v e r <text:s text:c="2"/>w e <text:s text:c="2"/>w o u l d <text:s text:c="2"/>e x p e c t <text:s text:c="2"/>t h e <text:s text:c="2"/>A u t h o r i t y <text:s text:c="2"/>t o <text:s text:c="2"/>a g r e e <text:s text:c="2"/>t o <text:s text:c="2"/>t e r m s a n d <text:s text:c="2"/>c o n d i t i o n s <text:s text:c="2"/>t h a t <text:s text:c="2"/>a r e <text:s text:c="2"/>r e c i p r o c a l <text:s text:c="2"/>f o r <text:s text:c="2"/>b o t h <text:s text:c="2"/>p a r t i e s , <text:s text:c="2"/>f o r e x a m p l e <text:s text:c="2"/>i f <text:s text:c="2"/>t h e <text:s text:c="2"/>A u t h o r i t y <text:s text:c="2"/>c a n <text:s text:c="2"/>o f f - s e t <text:s text:c="2"/>p a y m e n t <text:s text:c="2"/>a g a i n s t m o n e y <text:s text:c="2"/>d u e <text:s text:c="2"/>f r o m <text:s text:c="2"/>C o n t r a c t o r s , <text:s text:c="2"/>t h e n <text:s text:c="2"/>t h e <text:s text:c="2"/>C o n t r a c t o r <text:s text:c="2"/>m u s t b e <text:s text:c="2"/>a b l e <text:s text:c="2"/>t o <text:s text:c="2"/>o f f - s e t <text:s text:c="2"/>p a y m e n t <text:s text:c="2"/>t o <text:s text:c="2"/>t h e <text:s text:c="2"/>A u t h o r i t y <text:s text:c="2"/>a g a i n s t <text:s text:c="2"/>s u m s d u e . C o n t r a c t s <text:s text:c="2"/>s h o u l d <text:s text:c="2"/>b e <text:s text:c="2"/>w r i t t e n <text:s text:c="2"/>t o <text:s text:c="2"/>w o r k <text:s text:c="2"/>f o r <text:s text:c="2"/>b o t h <text:s text:c="2"/>p a r t i e s , <text:s text:c="2"/>t h e y s h o u l d <text:s text:c="2"/>n o t <text:s text:c="2"/>b e <text:s text:c="2"/>o n e <text:s text:c="2"/>s i d e d . <text:s text:c="2"/>T h i s <text:s text:c="2"/>i s <text:s text:c="2"/>a <text:s text:c="2"/>s e r v i c e <text:s text:c="2"/>n o t <text:s text:c="2"/>a <text:s text:c="2"/>p r o d u c t . P l e a s e <text:s text:c="2"/>c h a n g e <text:s text:c="2"/>c l a u s e s <text:s text:c="2"/>i n <text:s text:c="2"/>l i n e <text:s text:c="2"/>w i t h <text:s text:c="2"/>o u r <text:s text:c="2"/>c o m m e n t s . T h i s <text:s text:c="2"/>c l a u s e <text:s text:c="2"/>i s <text:s text:c="2"/>n o t <text:s text:c="2"/>r e a d a b l e <text:s text:c="2"/>– <text:s text:c="2"/>p l e a s e <text:s text:c="2"/>r e m o v e <text:s text:c="2"/>o r <text:s text:c="2"/>r e w r i t e <text:s text:c="2"/>i n p l a i n <text:s text:c="2"/>E n g l i s h <text:s text:c="2"/>f o r <text:s text:c="2"/>u s <text:s text:c="2"/>t o <text:s text:c="2"/>a s s e s s <text:s text:c="2"/>w h e t h e r <text:s text:c="2"/>w e <text:s text:c="2"/>c a n <text:s text:c="2"/>a c c e p t <text:s text:c="2"/>i t . W e <text:s text:c="2"/>c a n n o t <text:s text:c="2"/>a c c e p t <text:s text:c="2"/>t h i s <text:s text:c="2"/>c l a u s e <text:s text:c="2"/>a s <text:s text:c="2"/>w r i t t e n . D a t a <text:s text:c="2"/>i s <text:s text:c="2"/>e l e c t r o n i c , <text:s text:c="2"/>a n d <text:s text:c="2"/>a v a i l a b l e <text:s text:c="2"/>t h r o u g h o u t <text:s text:c="2"/>t h e <text:s text:c="2"/>c o n t r a c t e l e c t r o n i c a l l y . <text:s text:c="2"/>P r i n t e d <text:s text:c="2"/>m a t e r i a l <text:s text:c="2"/>w i l l <text:s text:c="2"/>n o t <text:s text:c="2"/>b e <text:s text:c="2"/>p r o v i d e d . <text:s text:c="2"/>I n <text:s text:c="2"/>a n y c a s e , <text:s text:c="2"/>i t <text:s text:c="2"/>w o u l d <text:s text:c="2"/>n o t <text:s text:c="2"/>b e <text:s text:c="2"/>p o s s i b l e <text:s text:c="2"/>t o <text:s text:c="2"/>p r i n t <text:s text:c="2"/>a n <text:s text:c="2"/>e n t i r e <text:s text:c="2"/>c o n t r a c t s w o r t h <text:s text:c="2"/>o f <text:s text:c="2"/>d o c u m e n t a t i o n <text:s text:c="2"/>w i t h o u t <text:s text:c="2"/>c h a r g e <text:s text:c="2"/>t o <text:s text:c="2"/>t h e <text:s text:c="2"/>C o u n c i l ,</text:p>
          </table:table-cell>
          <table:table-cell table:number-columns-repeated="1022"/>
        </table:table-row>
        <table:table-row table:style-name="ro1">
          <table:table-cell office:value-type="string" calcext:value-type="string">
            <text:p>C l a u s e S c h e d u l e <text:s text:c="2"/>3 <text:s text:c="2"/>– <text:s text:c="2"/>T e r m s <text:s text:c="2"/>a n d <text:s text:c="2"/>C o n d i t i o n s <text:s text:c="2"/>I n c l u d i n g <text:s text:c="2"/>S p e c i f i c <text:s text:c="2"/>C o n d i t i o n s 1 . 4 <text:s text:c="2"/>I f <text:s text:c="2"/>t h e <text:s text:c="2"/>A u t h o r i t y <text:s text:c="2"/>w i s h e s <text:s text:c="2"/>t o <text:s text:c="2"/>e x e r c i s e <text:s text:c="2"/>t h e e x t e n s i o n <text:s text:c="2"/>o p t i o n <text:s text:c="2"/>a s <text:s text:c="2"/>p r o v i d e d <text:s text:c="2"/>i n <text:s text:c="2"/>C o n d i t i o n <text:s text:c="2"/>2 o f <text:s text:c="2"/>t h e <text:s text:c="2"/>G e n e r a l <text:s text:c="2"/>C o n d i t i o n s <text:s text:c="2"/>o f <text:s text:c="2"/>C o n t r a c t <text:s text:c="2"/>a n d S p e c i f i c <text:s text:c="2"/>C o n d i t i o n <text:s text:c="2"/>1 . 3 <text:s text:c="2"/>a b o v e <text:s text:c="2"/>i t <text:s text:c="2"/>s h a l l <text:s text:c="4"/>g i v e t h e <text:s text:c="2"/>C o n t r a c t o r <text:s text:c="2"/>n o t <text:s text:c="2"/>l e s s <text:s text:c="2"/>t h a n <text:s text:c="2"/>1 <text:s text:c="2"/>m o n t h s ’ n o t i c e <text:s text:c="2"/>i n <text:s text:c="2"/>w r i t i n g <text:s text:c="2"/>b e f o r e <text:s text:c="2"/>t h e <text:s text:c="2"/>e x p i r y <text:s text:c="2"/>o f <text:s text:c="2"/>t h e o r i g i n a l <text:s text:c="2"/>C o n t r a c t <text:s text:c="2"/>P e r i o d <text:s text:c="2"/>o r <text:s text:c="2"/>e x t e n d e d C o n t a c t <text:s text:c="2"/>P e r i o d <text:s text:c="2"/>a n d <text:s text:c="2"/>t h e <text:s text:c="2"/>C o n t r a c t <text:s text:c="2"/>P e r i o d s h a l l <text:s text:c="2"/>b e <text:s text:c="2"/>s o <text:s text:c="2"/>e x t e n d e d <text:s text:c="2"/>b y <text:s text:c="2"/>s u c h <text:s text:c="2"/>n o t i c e <text:s text:c="2"/>f o r <text:s text:c="2"/>a f u r t h e r <text:s text:c="2"/>p e r i o d <text:s text:c="2"/>( o r <text:s text:c="2"/>p e r i o d s ) <text:s text:c="2"/>a s <text:s text:c="2"/>s p e c i f i e d <text:s text:c="2"/>i n s u c h <text:s text:c="2"/>n o t i c e <text:s text:c="2"/>a n d <text:s text:c="2"/>u p o n <text:s text:c="2"/>t h e <text:s text:c="2"/>s a m e <text:s text:c="2"/>t e r m s <text:s text:c="2"/>a n d c o n d i t i o n s . 3 . 2 <text:s text:c="2"/>I n <text:s text:c="2"/>s u b s e q u e n t <text:s text:c="2"/>y e a r s <text:s text:c="2"/>t h e <text:s text:c="2"/>a m o u n t s <text:s text:c="2"/>a n d r a t e s <text:s text:c="2"/>c o n t a i n e d <text:s text:c="2"/>i n <text:s text:c="2"/>t h e <text:s text:c="2"/>S c h e d u l e <text:s text:c="2"/>o f <text:s text:c="2"/>P r i c e s m a y <text:s text:c="2"/>b e <text:s text:c="2"/>r e v i e w e d <text:s text:c="2"/>a n n u a l l y <text:s text:c="2"/>a t <text:s text:c="2"/>t h e <text:s text:c="2"/>r e q u e s t <text:s text:c="2"/>o f e i t h e r <text:s text:c="2"/>p a r t y <text:s text:c="2"/>i n <text:s text:c="2"/>a c c o r d a n c e <text:s text:c="2"/>w i t h <text:s text:c="2"/>t h i s <text:s text:c="2"/>S p e c i f i c C o n d i t i o n <text:s text:c="2"/>3 . 3 . 3 <text:s text:c="2"/>T h e <text:s text:c="2"/>A u t h o r i t y <text:s text:c="2"/>w i l l <text:s text:c="2"/>o n l y <text:s text:c="2"/>c o n s i d e r <text:s text:c="4"/>a n i n c r e a s e <text:s text:c="2"/>t o <text:s text:c="2"/>t h e <text:s text:c="2"/>P r i c e <text:s text:c="2"/>o n <text:s text:c="2"/>r e v i e w <text:s text:c="2"/>w h e r e <text:s text:c="2"/>t h e P r o v i d e r <text:s text:c="2"/>c a n <text:s text:c="2"/>d e m o n s t r a t e <text:s text:c="2"/>i t <text:s text:c="2"/>h a s <text:s text:c="2"/>i n c r e a s e d S t a f f <text:s text:c="2"/>c o s t s . 3 . 4 <text:s text:c="4"/>N o <text:s text:c="2"/>i n c r e a s e <text:s text:c="2"/>i n <text:s text:c="2"/>t h e <text:s text:c="2"/>P r i c e <text:s text:c="2"/>m a y <text:s text:c="2"/>b e <text:s text:c="2"/>m a d e w i t h o u t <text:s text:c="2"/>t h e <text:s text:c="2"/>p r i o r <text:s text:c="2"/>w r i t t e n <text:s text:c="2"/>c o n s e n t <text:s text:c="2"/>o f <text:s text:c="2"/>t h e A u t h o r i t y . <text:s text:c="2"/>T h e <text:s text:c="2"/>C o n t r a c t o r <text:s text:c="2"/>s h a l l <text:s text:c="2"/>f i r s t <text:s text:c="2"/>g i v e <text:s text:c="2"/>t h e A u t h o r i t y , <text:s text:c="2"/>f o r <text:s text:c="2"/>t h e i r <text:s text:c="2"/>c o n s i d e r a t i o n <text:s text:c="2"/>a n d <text:s text:c="2"/>r e v i e w , n o t <text:s text:c="2"/>l e s s <text:s text:c="2"/>t h a n <text:s text:c="2"/>2 8 <text:s text:c="2"/>d a y s <text:s text:c="2"/>w r i t t e n <text:s text:c="2"/>n o t i c e <text:s text:c="2"/>o f <text:s text:c="2"/>a n y p r o p o s e d <text:s text:c="2"/>v a r i a t i o n <text:s text:c="2"/>i n <text:s text:c="2"/>P r i c e <text:s text:c="2"/>a n d <text:s text:c="2"/>p r o v i d e d o c u m e n t a r y <text:s text:c="2"/>e v i d e n c e <text:s text:c="2"/>i n <text:s text:c="2"/>s u p p o r t <text:s text:c="2"/>o f <text:s text:c="2"/>t h e a p p l i c a t i o n . 3 . 5 <text:s text:c="4"/>N o t h i n g <text:s text:c="2"/>i n <text:s text:c="2"/>t h i s <text:s text:c="2"/>C o n t r a c t <text:s text:c="2"/>i m p o s e s <text:s text:c="2"/>a n o b l i g a t i o n <text:s text:c="2"/>o n <text:s text:c="2"/>t h e <text:s text:c="2"/>A u t h o r i t y <text:s text:c="2"/>t o <text:s text:c="2"/>i n c r e a s e <text:s text:c="2"/>t h e P r i c e <text:s text:c="2"/>o n <text:s text:c="2"/>r e v i e w .</text:p>
          </table:table-cell>
          <table:table-cell office:value-type="string" calcext:value-type="string">
            <text:p>H e a l e s <text:s text:c="2"/>M e d i c a l <text:s text:c="2"/>R e s p o n s e T o <text:s text:c="2"/>e n a b l e <text:s text:c="2"/>t i m e <text:s text:c="2"/>f o r <text:s text:c="2"/>a <text:s text:c="2"/>t h o r o u g h <text:s text:c="2"/>p r i c i n g <text:s text:c="2"/>r e v i e w <text:s text:c="2"/>i n <text:s text:c="2"/>l i n e <text:s text:c="2"/>w i t h a c t u a l <text:s text:c="2"/>u s a g e , <text:s text:c="2"/>t o <text:s text:c="2"/>e n s u r e <text:s text:c="2"/>t h e <text:s text:c="2"/>b e s t <text:s text:c="2"/>p r i c i n g <text:s text:c="2"/>f o r <text:s text:c="2"/>t h e <text:s text:c="2"/>C o u n c i l , p l e a s e <text:s text:c="2"/>a l l o w <text:s text:c="2"/>3 <text:s text:c="2"/>m o n t h s ’ <text:s text:c="2"/>n o t i c e <text:s text:c="2"/>i n <text:s text:c="2"/>w r i t i n g <text:s text:c="2"/>o f <text:s text:c="2"/>i n t e n t i o n <text:s text:c="2"/>t o e x t e n d <text:s text:c="2"/>t h e <text:s text:c="2"/>c o n t r a c t . P l e a s e <text:s text:c="2"/>c h a n g e <text:s text:c="2"/>t o : 1 . 4 <text:s text:c="2"/>I f <text:s text:c="2"/>t h e <text:s text:c="2"/>A u t h o r i t y <text:s text:c="2"/>w i s h e s <text:s text:c="2"/>t o <text:s text:c="2"/>e x e r c i s e <text:s text:c="2"/>t h e <text:s text:c="2"/>e x t e n s i o n o p t i o n <text:s text:c="2"/>a s <text:s text:c="2"/>p r o v i d e d <text:s text:c="2"/>i n <text:s text:c="2"/>C o n d i t i o n <text:s text:c="2"/>2 <text:s text:c="2"/>o f <text:s text:c="2"/>t h e <text:s text:c="2"/>G e n e r a l C o n d i t i o n s <text:s text:c="2"/>o f <text:s text:c="2"/>C o n t r a c t <text:s text:c="2"/>a n d <text:s text:c="2"/>S p e c i f i c <text:s text:c="2"/>C o n d i t i o n <text:s text:c="2"/>1 . 3 <text:s text:c="2"/>a b o v e i t <text:s text:c="2"/>s h a l l <text:s text:c="4"/>g i v e <text:s text:c="2"/>t h e <text:s text:c="2"/>C o n t r a c t o r <text:s text:c="2"/>n o t <text:s text:c="2"/>l e s s <text:s text:c="2"/>t h a n <text:s text:c="2"/>3 <text:s text:c="2"/>m o n t h s ’ <text:s text:c="2"/>n o t i c e i n <text:s text:c="2"/>w r i t i n g <text:s text:c="2"/>b e f o r e <text:s text:c="2"/>t h e <text:s text:c="2"/>e x p i r y <text:s text:c="2"/>o f <text:s text:c="2"/>t h e <text:s text:c="2"/>o r i g i n a l <text:s text:c="2"/>C o n t r a c t <text:s text:c="2"/>P e r i o d o r <text:s text:c="2"/>e x t e n d e d <text:s text:c="2"/>C o n t a c t <text:s text:c="2"/>P e r i o d <text:s text:c="2"/>a n d <text:s text:c="2"/>t h e <text:s text:c="2"/>C o n t r a c t <text:s text:c="2"/>P e r i o d <text:s text:c="2"/>s h a l l b e <text:s text:c="2"/>s o <text:s text:c="2"/>e x t e n d e d <text:s text:c="2"/>b y <text:s text:c="2"/>s u c h <text:s text:c="2"/>n o t i c e <text:s text:c="2"/>f o r <text:s text:c="2"/>a <text:s text:c="2"/>f u r t h e r <text:s text:c="2"/>p e r i o d <text:s text:c="2"/>( o r p e r i o d s ) <text:s text:c="2"/>a s <text:s text:c="2"/>s p e c i f i e d <text:s text:c="2"/>i n <text:s text:c="2"/>s u c h <text:s text:c="2"/>n o t i c e <text:s text:c="2"/>a n d <text:s text:c="2"/>u p o n <text:s text:c="2"/>t h e <text:s text:c="2"/>s a m e t e r m s <text:s text:c="2"/>a n d <text:s text:c="2"/>c o n d i t i o n s . W e <text:s text:c="2"/>a r e <text:s text:c="2"/>h a p p y <text:s text:c="2"/>t o <text:s text:c="2"/>a g r e e <text:s text:c="2"/>t h i s <text:s text:c="2"/>c l a u s e . <text:s text:c="2"/>I n <text:s text:c="2"/>l i n e <text:s text:c="2"/>w i t h <text:s text:c="2"/>t h e r e s p o n s e <text:s text:c="2"/>t o <text:s text:c="2"/>1 . 4 <text:s text:c="2"/>a b o v e , <text:s text:c="2"/>p l e a s e <text:s text:c="2"/>a l l o w <text:s text:c="2"/>3 <text:s text:c="2"/>m o n t h s ’ <text:s text:c="2"/>n o t i c e <text:s text:c="2"/>o f e x t e n s i o n <text:s text:c="2"/>t o <text:s text:c="2"/>a l l o w <text:s text:c="2"/>t i m e <text:s text:c="2"/>f o r <text:s text:c="2"/>t h e <text:s text:c="2"/>r e v i e w <text:s text:c="2"/>o f <text:s text:c="2"/>t h e <text:s text:c="2"/>S c h e d u l e <text:s text:c="2"/>o f P r i c e s . W e <text:s text:c="2"/>a r e <text:s text:c="2"/>u n a b l e <text:s text:c="2"/>t o <text:s text:c="2"/>a c c e p t <text:s text:c="2"/>t h i s <text:s text:c="2"/>c l a u s e . <text:s text:c="2"/>W e <text:s text:c="2"/>w i l l <text:s text:c="2"/>p r o p o s e <text:s text:c="2"/>a n i n c r e a s e <text:s text:c="2"/>t o <text:s text:c="2"/>t h e <text:s text:c="2"/>p r i c e <text:s text:c="2"/>b a s e d <text:s text:c="2"/>o n <text:s text:c="2"/>a n <text:s text:c="2"/>a n a l y s i s <text:s text:c="2"/>o f <text:s text:c="2"/>t h e <text:s text:c="2"/>m a r k e t b a s e d <text:s text:c="2"/>o n <text:s text:c="2"/>s t a f f <text:s text:c="2"/>c o s t s , <text:s text:c="2"/>e n e r g y <text:s text:c="2"/>c o s t s , <text:s text:c="2"/>t e c h n o l o g y <text:s text:c="2"/>c o s t s <text:s text:c="2"/>( e g n o r m a l <text:s text:c="2"/>b u s i n e s s <text:s text:c="2"/>o v e r h e a d s ) . <text:s text:c="2"/>T h e <text:s text:c="2"/>C o u n c i l <text:s text:c="2"/>c a n <text:s text:c="2"/>c o n s i d e r t h e <text:s text:c="2"/>p r o p o s e d <text:s text:c="2"/>p r i c e , <text:s text:c="2"/>a n d <text:s text:c="2"/>w e <text:s text:c="2"/>c a n <text:s text:c="2"/>a m e n d <text:s text:c="2"/>u s a g e <text:s text:c="2"/>i f <text:s text:c="2"/>r e q u i r e d . I f <text:s text:c="2"/>a n <text:s text:c="2"/>a g r e e m e n t <text:s text:c="2"/>i s <text:s text:c="2"/>n o t <text:s text:c="2"/>r e a c h e d , <text:s text:c="2"/>t h e <text:s text:c="2"/>e x t e n s i o n <text:s text:c="2"/>w i l l <text:s text:c="2"/>n o t <text:s text:c="2"/>b e a g r e e d . W e <text:s text:c="2"/>a r e <text:s text:c="2"/>h a p p y <text:s text:c="2"/>t o <text:s text:c="2"/>a d j u s t <text:s text:c="2"/>t h e <text:s text:c="2"/>p r i c e <text:s text:c="2"/>b a s e d <text:s text:c="2"/>o n <text:s text:c="2"/>a c t u a l <text:s text:c="2"/>u s a g e t h r o u g h o u t <text:s text:c="2"/>t h e <text:s text:c="2"/>c o n t r a c t <text:s text:c="2"/>a s <text:s text:c="2"/>n e e d e d . P l e a s e <text:s text:c="2"/>r e m o v e <text:s text:c="2"/>t h i s <text:s text:c="2"/>c l a u s e . I n <text:s text:c="2"/>l i n e <text:s text:c="2"/>w i t h <text:s text:c="2"/>t h e <text:s text:c="2"/>r e s p o n s e <text:s text:c="2"/>t o <text:s text:c="2"/>1 . 4 <text:s text:c="2"/>a b o v e , <text:s text:c="2"/>p l e a s e <text:s text:c="2"/>c h a n g e <text:s text:c="2"/>t h e n o t i c e <text:s text:c="2"/>p e r i o d <text:s text:c="2"/>t o <text:s text:c="2"/>3 <text:s text:c="2"/>m o n t h s <text:s text:c="2"/>– <text:s text:c="2"/>i t <text:s text:c="2"/>w o u l d <text:s text:c="2"/>n o t <text:s text:c="2"/>b e <text:s text:c="2"/>r e a s o n a b l e <text:s text:c="2"/>t o g i v e <text:s text:c="2"/>1 <text:s text:c="2"/>m o n t h s ’ <text:s text:c="2"/>n o t i c e <text:s text:c="2"/>o f <text:s text:c="2"/>e x t e n s i o n <text:s text:c="2"/>a n d <text:s text:c="2"/>r e q u i r e <text:s text:c="2"/>p r i c i n g <text:s text:c="2"/>f o r r e v i e w <text:s text:c="2"/>w i t h <text:s text:c="2"/>2 8 <text:s text:c="2"/>d a y s <text:s text:c="2"/>n o t i c e . <text:s text:c="2"/>T h i s <text:s text:c="2"/>w o u l d <text:s text:c="2"/>m e a n <text:s text:c="2"/>t h a t <text:s text:c="2"/>t h e p r i c i n g <text:s text:c="2"/>r e v i e w <text:s text:c="2"/>n e e d e d <text:s text:c="2"/>t o <text:s text:c="2"/>b e <text:s text:c="2"/>c o m p l e t e d <text:s text:c="2"/>o n <text:s text:c="2"/>t h e <text:s text:c="2"/>d a y <text:s text:c="2"/>o f <text:s text:c="2"/>t h e n o t i c e , <text:s text:c="2"/>a s <text:s text:c="2"/>a n <text:s text:c="2"/>S M E <text:s text:c="2"/>w e <text:s text:c="2"/>h a v e <text:s text:c="2"/>a <text:s text:c="2"/>s m a l l <text:s text:c="2"/>a n d <text:s text:c="2"/>e f f i c i e n t <text:s text:c="2"/>t e a m w h o <text:s text:c="2"/>s c h e d u l e <text:s text:c="2"/>p r i c i n g <text:s text:c="2"/>w o r k <text:s text:c="2"/>4 - 6 <text:s text:c="2"/>w e e k s <text:s text:c="2"/>i n <text:s text:c="2"/>a d v a n c e <text:s text:c="2"/>t o <text:s text:c="2"/>a l l o w t i m e <text:s text:c="2"/>f o r <text:s text:c="2"/>c o m m u n i c a t i o n s <text:s text:c="2"/>a n d <text:s text:c="2"/>a m e n d m e n t s . B y <text:s text:c="2"/>t h e <text:s text:c="2"/>s a m e <text:s text:c="2"/>t o k e n , <text:s text:c="2"/>n o t h i n g <text:s text:c="2"/>i n <text:s text:c="2"/>t h i s <text:s text:c="2"/>c o n t r a c t <text:s text:c="2"/>i m p o s e s <text:s text:c="2"/>a n o b l i g a t i o n <text:s text:c="2"/>o n <text:s text:c="2"/>t h e <text:s text:c="2"/>P r o v i d e r <text:s text:c="2"/>t o <text:s text:c="2"/>o f f e r <text:s text:c="2"/>s e r v i c e s <text:s text:c="2"/>d u r i n g <text:s text:c="2"/>a n e x t e n s i o n <text:s text:c="2"/>a t <text:s text:c="2"/>t h e <text:s text:c="2"/>s a m e <text:s text:c="2"/>r a t e <text:s text:c="2"/>a s <text:s text:c="2"/>t h e <text:s text:c="2"/>c o n t r a c t <text:s text:c="2"/>d e s p i t e i n f l a t i o n <text:s text:c="2"/>a n d <text:s text:c="2"/>r i s i n g <text:s text:c="2"/>r e s o u r c e <text:s text:c="2"/>a n d <text:s text:c="2"/>o v e r h e a d <text:s text:c="2"/>c o s t s . <text:s text:c="2"/>I t s h o u l d <text:s text:c="2"/>n o t <text:s text:c="2"/>b e <text:s text:c="2"/>i n c u m b e n t <text:s text:c="2"/>u p o n <text:s text:c="2"/>t h e <text:s text:c="2"/>p r o v i d e r <text:s text:c="2"/>( a n <text:s text:c="2"/>S M E ) <text:s text:c="2"/>t o</text:p>
          </table:table-cell>
          <table:table-cell table:number-columns-repeated="1022"/>
        </table:table-row>
        <table:table-row table:style-name="ro1">
          <table:table-cell office:value-type="string" calcext:value-type="string">
            <text:p>C l a u s e 7 <text:s text:c="6"/>D A M A G E <text:s text:c="2"/>T O <text:s text:c="2"/>A U T H O R I T Y <text:s text:c="2"/>P R O P E R T Y h o u l d <text:s text:c="2"/>t h e <text:s text:c="2"/>C o n t r a c t o r <text:s text:c="2"/>c a u s e <text:s text:c="2"/>a n y <text:s text:c="2"/>d a m a g e t o <text:s text:c="2"/>A u t h o r i t y <text:s text:c="2"/>p r o p e r t y <text:s text:c="2"/>i n <text:s text:c="2"/>c o n n e c t i o n <text:s text:c="2"/>w i t h <text:s text:c="2"/>t h e p r o v i s i o n <text:s text:c="2"/>o f <text:s text:c="2"/>t h e <text:s text:c="2"/>S e r v i c e , <text:s text:c="2"/>o r <text:s text:c="2"/>p e r f o r m a n c e <text:s text:c="2"/>o f t h e <text:s text:c="2"/>C o n t r a c t <text:s text:c="4"/>t h e <text:s text:c="2"/>C o n t r a c t o r <text:s text:c="2"/>s h a l l <text:s text:c="2"/>r e c t i f y s u c h <text:s text:c="2"/>d a m a g e <text:s text:c="2"/>a t <text:s text:c="2"/>i t s <text:s text:c="2"/>s o l e <text:s text:c="2"/>e x p e n s e <text:s text:c="2"/>w i t h i n f o u r t e e n <text:s text:c="2"/>d a y s <text:s text:c="2"/>o f <text:s text:c="2"/>t h e <text:s text:c="2"/>A u t h o r i t y <text:s text:c="2"/>n o t i f y i n g <text:s text:c="2"/>t h e C o n t r a c t o r <text:s text:c="2"/>o f <text:s text:c="2"/>t h e <text:s text:c="2"/>d a m a g e 8 . 2 <text:s text:c="4"/>W h e r e <text:s text:c="2"/>a p p l i c a b l e <text:s text:c="2"/>a n d <text:s text:c="2"/>u p o n <text:s text:c="2"/>t h e A u t h o r i t y ’ s <text:s text:c="2"/>r e q u e s t <text:s text:c="2"/>t h e <text:s text:c="2"/>C o n t r a c t o r <text:s text:c="2"/>s h a l l p r o v i d e <text:s text:c="2"/>t o <text:s text:c="2"/>t h e <text:s text:c="2"/>A u t h o r i s e d <text:s text:c="2"/>O f f i c e r <text:s text:c="2"/>p r i o r <text:s text:c="2"/>t o <text:s text:c="2"/>t h e C o m m e n c e m e n t <text:s text:c="2"/>D a t e <text:s text:c="2"/>a <text:s text:c="2"/>s c h e d u l e <text:s text:c="2"/>o f <text:s text:c="2"/>a l l p r e m i s e s , <text:s text:c="2"/>d e p o t s <text:s text:c="2"/>a n d <text:s text:c="2"/>e q u i p m e n t <text:s text:c="2"/>t o <text:s text:c="2"/>b e <text:s text:c="2"/>u s e d b y <text:s text:c="2"/>t h e <text:s text:c="2"/>C o n t r a c t o r <text:s text:c="2"/>i n <text:s text:c="2"/>t h e <text:s text:c="2"/>p r o v i s i o n <text:s text:c="2"/>o f <text:s text:c="2"/>t h e S e r v i c e . <text:s text:c="4"/>A n y <text:s text:c="2"/>c h a n g e s <text:s text:c="2"/>t o <text:s text:c="2"/>s u c h <text:s text:c="2"/>s c h e d u l e d u r i n g <text:s text:c="2"/>t h e <text:s text:c="2"/>C o n t r a c t <text:s text:c="2"/>P e r i o d <text:s text:c="2"/>s h a l l <text:s text:c="2"/>b e <text:s text:c="2"/>n o t i f i e d i n <text:s text:c="2"/>w r i t i n g <text:s text:c="2"/>t o <text:s text:c="2"/>t h e <text:s text:c="2"/>A u t h o r i s e d <text:s text:c="2"/>O f f i c e r <text:s text:c="2"/>a t <text:s text:c="2"/>l e a s t 2 1 <text:s text:c="2"/>d a y s <text:s text:c="2"/>p r i o r <text:s text:c="2"/>t o <text:s text:c="2"/>t h e <text:s text:c="2"/>c h a n g e <text:s text:c="2"/>t a k i n g <text:s text:c="2"/>p l a c e T h e <text:s text:c="2"/>C o n t r a c t o r <text:s text:c="2"/>s h a l l <text:s text:c="2"/>a l l o w <text:s text:c="2"/>t h e <text:s text:c="2"/>A u t h o r i s e d O f f i c e r <text:s text:c="2"/>t h e <text:s text:c="2"/>u s e <text:s text:c="2"/>o f <text:s text:c="2"/>s u c h <text:s text:c="2"/>p r e m i s e s , <text:s text:c="2"/>d e p o t s a n d <text:s text:c="2"/>e q u i p m e n t <text:s text:c="2"/>a s <text:s text:c="2"/>m a y <text:s text:c="2"/>r e a s o n a b l y <text:s text:c="2"/>b e r e q u i r e d <text:s text:c="2"/>t o <text:s text:c="2"/>e n s u r e <text:s text:c="2"/>t h e <text:s text:c="2"/>p r o p e r <text:s text:c="2"/>p e r f o r m a n c e o f <text:s text:c="2"/>t h e <text:s text:c="2"/>C o n t r a c t . 8 . 3 <text:s text:c="4"/>W h e r e <text:s text:c="2"/>a p p l i c a b l e <text:s text:c="2"/>t h e <text:s text:c="2"/>C o n t r a c t o r <text:s text:c="2"/>s h a l l a t <text:s text:c="2"/>a l l <text:s text:c="2"/>t i m e s <text:s text:c="2"/>d u r i n g <text:s text:c="2"/>t h e <text:s text:c="2"/>C o n t r a c t <text:s text:c="2"/>P e r i o d p e r m i t <text:s text:c="2"/>t h e <text:s text:c="2"/>A u t h o r i s e d <text:s text:c="2"/>O f f i c e r <text:s text:c="2"/>a c c e s s <text:s text:c="2"/>t o <text:s text:c="2"/>a l l p r e m i s e s <text:s text:c="2"/>o c c u p i e d <text:s text:c="2"/>b y <text:s text:c="2"/>t h e <text:s text:c="2"/>C o n t r a c t o r <text:s text:c="2"/>f o r <text:s text:c="2"/>t h e p u r p o s e <text:s text:c="2"/>o f <text:s text:c="2"/>t h e <text:s text:c="2"/>C o n t r a c t <text:s text:c="2"/>a n d <text:s text:c="2"/>s h a l l <text:s text:c="2"/>a l l o w <text:s text:c="2"/>t h e</text:p>
          </table:table-cell>
          <table:table-cell office:value-type="string" calcext:value-type="string">
            <text:p>H e a l e s   M e d i c a l   R e s p o n s e b e   r e f e r r e d   t o   D i s p u t e   R e s o l u t i o n   P r o c e e d i n g s . I n   2 3   y e a r s   p r o v i d i n g   s e r v i c e s ,   w e   h a v e   n o t   s e e n   a p r o p e r t y   c l a u s e s   t h a t   d i d   n o t   i n c l u d e   “ f a i r   w e a r   &amp;   t e a r ” . W e   a r e   h a p p y   t o   a g r e e   t o   t h i s   c l a u s e ,   i f   f a i r   w e a r   a n d   t e a r i s   c o n s i d e r e d . P l e a s e   c h a n g e   t o : 7       D A M A G E   T O   A U T H O R I T Y   P R O P E R T Y h o u l d   t h e   C o n t r a c t o r   c a u s e   a n y   d a m a g e   t o   A u t h o r i t y p r o p e r t y   i n   c o n n e c t i o n   w i t h   t h e   p r o v i s i o n   o f   t h e   S e r v i c e , o r   p e r f o r m a n c e   o f   t h e   C o n t r a c t ,   o t h e r   t h a n   f a i r   w e a r   &amp; t e a r ,     t h e   C o n t r a c t o r   s h a l l   r e c t i f y   s u c h   d a m a g e   a t   i t s   s o l e e x p e n s e   w i t h i n   f o u r t e e n   d a y s   o f   t h e   A u t h o r i t y   n o t i f y i n g t h e   C o n t r a c t o r   o f   t h e   d a m a g e N o r m a l l y   t h e   A u t h o r i t y   w o u l d   l e t   t h e   C o n t r a c t o r   k n o w w h i c h   r o o m s   c o u l d   b e   m a d e   a v a i l a b l e   f o r   p r o v i s i o n   o f   t h e s e r v i c e s ,   a n d   a   l i s t   o f   e q u i p m e n t   t h a t   w i l l   b e   a v a i l a b l e   t o t h e   c o n t r a c t o r ,   a n d   t h i s   i s   m u t u a l l y   a g r e e d .   I t   i s   n o t   u s u a l f o r   t h e   C o n t r a c t o r   t o   i n f o r m   t h e   A u t h o r i t y   o f   t h e   p r e m i s e s , w e   w i l l   u s e   a n d   c h a n g e   t h i s   o f   o u r   o w n   v o l i t i o n .   W e   w i l l n o t   r e q u i r e   a n y   a d d i t i o n a l   e q u i p m e n t   a s   o u r   r e s o u r c e s a r e   e x p e r i e n c e d   w i t h   b r i n g i n g   a l l   e q u i p m e n t   r e q u i r e d   f o r t h e i r   c l i n i c s .   O n l y   t h e   i n c u m b e n t   w i l l   h a v e   a c c e s s   t o   a   f u l l l i s t   o f   l o c a t i o n s   a n d   e q u i p m e n t . T h e   A u t h o r i s e d   O f f i c e r   m a y   a c c e s s   p r e m i s e s   a n d   d e p o t s , b u t   i s   h i g h l y   u n l i k e l y   t o   b e   q u a l i f i e d   t o   u s e   t h e   m e d i c a l e q u i p m e n t   t o   e n s u r e   t h e   p r o p e r   p e r f o r m a n c e   o f   t h e c o n t r a c t . T h i s   c l a u s e   r e f l e c t s   b a c k   t o   t h e   m i c r o - m a n a g e m e n t   s t y l e o f   p u b l i c   b o d i e s   o f   1 0 - 2 0   y e a r s   a g o .   T h i s   h a r k s   b a c k   t o i n t e r n a l   O c c u p a t i o n a l   H e a l t h   s e r v i c e s ,   a n d   i s   m o r e a p p l i c a b l e   t o   t h e m   t h a n   e x t e r n a l   O H   p r o v i s i o n . A s   w e   a r e   p r o v i d i n g   s e r v i c e s ,   n o t   g o o d s ,   t h i s   c l a u s e   i s n o t   r e l e v a n t .   I t   a l s o   e f f e c t i v e l y   d u p l i c a t e s   c l a u s e   8 . 2 . P l e a s e   r e m o v e   t h i s   c l a u s e . S </text:p>
            <text:p>     S</text:p>
          </table:table-cell>
          <table:table-cell table:number-columns-repeated="1022"/>
        </table:table-row>
        <table:table-row table:style-name="ro1">
          <table:table-cell office:value-type="string" calcext:value-type="string">
            <text:p>C l a u s e 1 1 . 3 <text:s text:c="4"/>T h e <text:s text:c="2"/>A u t h o r i t y <text:s text:c="2"/>s h a l l <text:s text:c="2"/>b e <text:s text:c="2"/>e n t i t l e d <text:s text:c="2"/>t o t e r m i n a t e <text:s text:c="2"/>t h i s <text:s text:c="2"/>C o n t r a c t <text:s text:c="2"/>w i t h <text:s text:c="2"/>i m m e d i a t e e f f e c t <text:s text:c="2"/>b y <text:s text:c="2"/>g i v i n g <text:s text:c="2"/>n o t i c e <text:s text:c="2"/>i n <text:s text:c="2"/>w r i t i n g <text:s text:c="2"/>t o <text:s text:c="2"/>t h e C o n t r a c t o r . 1 . 3 . 1 <text:s text:c="26"/>i f <text:s text:c="2"/>t h e <text:s text:c="2"/>C o n t r a c t o r <text:s text:c="2"/>c o m m i t s <text:s text:c="2"/>a s e r i e s <text:s text:c="2"/>o f <text:s text:c="2"/>p e r s i s t e n t <text:s text:c="2"/>b r e a c h e s <text:s text:c="2"/>o f <text:s text:c="2"/>t h e C o n t r a c t <text:s text:c="2"/>w h i c h <text:s text:c="2"/>r e m a i n <text:s text:c="2"/>u n r e s o l v e d <text:s text:c="2"/>f o r <text:s text:c="2"/>a p e r i o d <text:s text:c="2"/>a s <text:s text:c="2"/>d e e m e d <text:s text:c="2"/>r e a s o n a b l e <text:s text:c="2"/>b y <text:s text:c="2"/>t h e A u t h o r i t y <text:s text:c="2"/>a f t e r <text:s text:c="2"/>t h e <text:s text:c="2"/>C o n t r a c t o r <text:s text:c="2"/>h a s <text:s text:c="2"/>r e c e i v e d n o t i c e <text:s text:c="2"/>t h e r e o f <text:s text:c="2"/>f r o m <text:s text:c="2"/>t h e <text:s text:c="2"/>A u t h o r i t y ; 1 1 . 3 . 8 <text:s text:c="2"/>i f <text:s text:c="2"/>t h e r e <text:s text:c="2"/>i s <text:s text:c="2"/>a <text:s text:c="2"/>c h a n g e <text:s text:c="2"/>o f <text:s text:c="2"/>k e y <text:s text:c="2"/>p e r s o n n e l o r <text:s text:c="2"/>r e p r e s e n t a t i v e <text:s text:c="2"/>o f <text:s text:c="2"/>t h e <text:s text:c="2"/>C o n t r a c t o r <text:s text:c="2"/>w o r k i n g o n <text:s text:c="2"/>t h e <text:s text:c="2"/>C o n t r a c t / a n <text:s text:c="2"/>O r d e r <text:s text:c="2"/>w i t h o u t <text:s text:c="2"/>t h e A u t h o r i t y ’ s <text:s text:c="2"/>p r i o r <text:s text:c="2"/>w r i t t e n <text:s text:c="2"/>a g r e e m e n t ;</text:p>
          </table:table-cell>
          <table:table-cell office:value-type="string" calcext:value-type="string">
            <text:p>H e a l e s   M e d i c a l   R e s p o n s e I t   i s   n o t   r e a s o n a b l e   f o r   t h e   A u t h o r i t y   t o   t e r m i n a t e   t h i s c o n t r a c t   i m m e d i a t e l y   f o r   n o   c a u s e . F o r   c l a r i t y ,   p l e a s e   c o u l d   t h e   A u t h o r i t y   d e f i n e   t h e   p e r i o d   o f b r e a c h e s ?   T h e   s t a n d a r d   t e r m   w o u l d   b e   3   m o n t h s . P l e a s e   c h a n g e   1 1 . 3   t o : 1 1 . 3     T h e   A u t h o r i t y   s h a l l   b e   e n t i t l e d   t o   t e r m i n a t e   t h i s C o n t r a c t   w i t h   3   m o n t h s ’   n o t i c e   b y   g i v i n g   n o t i c e   i n   w r i t i n g t o   t h e   C o n t r a c t o r . T h i s   c l a u s e   i s   o n e r o u s ,   a n d   w e   h a v e   n o t   s e e n   i t   i n   c l i e n t c o n t r a c t s   p r e v i o u s l y .   W e   d o   n o t   b e l i e v e   i t   i s   r e a s o n a b l e   i n a l l   c a s e s   t o   a l l o w   i m m e d i a t e   t e r m i n a t i o n   o f   a   c o n t r a c t d u e   t o   a   c h a n g e   o f   k e y   p e r s o n n e l   ( r e s o u r c e s   a s s i g n e d   t o 1 </text:p>
            <text:p> t h e   c o n t r a c t )   w i t h o u t   t h e   A u t h o r i t y ’ s   p r i o r   w r i t t e n</text:p>
          </table:table-cell>
          <table:table-cell table:number-columns-repeated="1022"/>
        </table:table-row>
        <table:table-row table:style-name="ro1">
          <table:table-cell office:value-type="string" calcext:value-type="string">
            <text:p>C l a u s e 1 9 . 3 <text:s text:c="8"/>S u b j e c t <text:s text:c="2"/>t o <text:s text:c="2"/>C o n d i t i o n s <text:s text:c="2"/>1 9 . 1 <text:s text:c="2"/>a n d <text:s text:c="2"/>1 9 . 2 a b o v e , <text:s text:c="2"/>t h e <text:s text:c="2"/>A u t h o r i t y <text:s text:c="2"/>s h a l l <text:s text:c="2"/>n o t <text:s text:c="2"/>a c q u i r e <text:s text:c="2"/>t i t l e <text:s text:c="2"/>t o t h e <text:s text:c="2"/>C o n t r a c t o r ’ s <text:s text:c="2"/>o w n <text:s text:c="2"/>p r e - e x i s t i n g <text:s text:c="2"/>a n d / o r a n y <text:s text:c="2"/>t h i r d <text:s text:c="2"/>p a r t y <text:s text:c="2"/>I n t e l l e c t u a l <text:s text:c="2"/>P r o p e r t y <text:s text:c="2"/>R i g h t s i n <text:s text:c="2"/>a n y <text:s text:c="2"/>S p e c i a l <text:s text:c="2"/>D e l i v e r a b l e s . <text:s text:c="4"/>T h e C o n t r a c t o r <text:s text:c="2"/>h e r e b y <text:s text:c="2"/>g r a n t s <text:s text:c="2"/>a n d <text:s text:c="2"/>u n d e r t a k e s <text:s text:c="2"/>t o p r o c u r e <text:s text:c="2"/>t h e <text:s text:c="2"/>o w n e r s <text:s text:c="2"/>o f <text:s text:c="2"/>t h e <text:s text:c="2"/>t h i r d <text:s text:c="2"/>p a r t y I n t e l l e c t u a l <text:s text:c="2"/>P r o p e r t y <text:s text:c="2"/>R i g h t s <text:s text:c="2"/>i n <text:s text:c="2"/>t h e <text:s text:c="2"/>S p e c i a l D e l i v e r a b l e s <text:s text:c="2"/>g r a n t <text:s text:c="2"/>f o r <text:s text:c="2"/>t h e <text:s text:c="2"/>b e n e f i t <text:s text:c="2"/>o f <text:s text:c="2"/>t h e A u t h o r i t y , <text:s text:c="2"/>i t s <text:s text:c="2"/>e m p l o y e e s <text:s text:c="2"/>a n d <text:s text:c="2"/>a u t h o r i s e d p e r s o n s <text:s text:c="2"/>a <text:s text:c="2"/>r o y a l t y <text:s text:c="2"/>f r e e , <text:s text:c="2"/>t r a n s f e r a b l e , <text:s text:c="2"/>w o r l d - w i d e , <text:s text:c="2"/>p e r p e t u a l , <text:s text:c="2"/>n o n - e x c l u s i v e , <text:s text:c="2"/>i r r e v o c a b l e a n d <text:s text:c="2"/>s u b - l i c e n s a b l e <text:s text:c="2"/>l i c e n c e <text:s text:c="2"/>t o <text:s text:c="2"/>u s e , r e p r o d u c e , <text:s text:c="2"/>m o d i f y , <text:s text:c="2"/>a d a p t , <text:s text:c="2"/>e n h a n c e , <text:s text:c="2"/>p u b l i s h , b r o a d c a s t , <text:s text:c="2"/>d i s s e m i n a t e <text:s text:c="2"/>a n d <text:s text:c="2"/>o t h e r w i s e <text:s text:c="2"/>d e a l w i t h <text:s text:c="2"/>t h e <text:s text:c="2"/>S p e c i a l <text:s text:c="2"/>D e l i v e r a b l e s <text:s text:c="2"/>o n <text:s text:c="2"/>a n y <text:s text:c="2"/>m e d i a ( w h e t h e r <text:s text:c="2"/>n o w <text:s text:c="2"/>k n o w n <text:s text:c="2"/>o r <text:s text:c="2"/>i n <text:s text:c="2"/>t h e <text:s text:c="2"/>f u t u r e ) <text:s text:c="2"/>f o r <text:s text:c="2"/>a l l p u r p o s e s <text:s text:c="2"/>c o n t e m p l a t e d <text:s text:c="2"/>b y <text:s text:c="2"/>t h e <text:s text:c="2"/>C o n t r a c t <text:s text:c="2"/>o r t o <text:s text:c="2"/>t h e <text:s text:c="2"/>e x t e n t <text:s text:c="2"/>r e q u i r e d <text:s text:c="2"/>b y <text:s text:c="2"/>t h e <text:s text:c="2"/>A u t h o r i t y <text:s text:c="2"/>a n y o f <text:s text:c="2"/>i t s <text:s text:c="2"/>e m p l o y e e s <text:s text:c="2"/>a u t h o r i s e d <text:s text:c="2"/>p e r s o n s c o n t r a c t o r s <text:s text:c="2"/>a n d <text:s text:c="2"/>s u c c e s s o r s <text:s text:c="2"/>i n <text:s text:c="2"/>t i t l e <text:s text:c="2"/>i n <text:s text:c="2"/>o r d e r t o <text:s text:c="2"/>r e a l i s e <text:s text:c="2"/>o r <text:s text:c="2"/>i m p l e m e n t <text:s text:c="2"/>t h e <text:s text:c="2"/>f u l l <text:s text:c="2"/>b e n e f i t s <text:s text:c="2"/>o f t h e <text:s text:c="2"/>S e r v i c e . 1 9 . 4 <text:s text:c="8"/>T h e <text:s text:c="2"/>C o n t r a c t o r <text:s text:c="2"/>s h a l l <text:s text:c="2"/>e n s u r e <text:s text:c="2"/>t h a t <text:s text:c="2"/>t h e p e r s o n n e l <text:s text:c="2"/>i t <text:s text:c="2"/>e n g a g e s <text:s text:c="2"/>i n <text:s text:c="2"/>p r o v i d i n g <text:s text:c="2"/>t h e S e r v i c e <text:s text:c="2"/>a r e <text:s text:c="2"/>e n g a g e d <text:s text:c="2"/>o n <text:s text:c="2"/>t h e <text:s text:c="2"/>b a s i s <text:s text:c="2"/>t h a t <text:s text:c="2"/>a n y a n d <text:s text:c="2"/>a l l <text:s text:c="2"/>I n t e l l e c t u a l <text:s text:c="2"/>P r o p e r t y <text:s text:c="2"/>R i g h t s <text:s text:c="2"/>i n <text:s text:c="2"/>o r a r i s i n g <text:s text:c="2"/>o u t <text:s text:c="2"/>o f <text:s text:c="2"/>a n y <text:s text:c="2"/>w o r k <text:s text:c="2"/>d o n e <text:s text:c="2"/>b y <text:s text:c="2"/>s u c h p e r s o n s <text:s text:c="2"/>b e l o n g s <text:s text:c="2"/>t o <text:s text:c="2"/>t h e <text:s text:c="2"/>A u t h o r i t y <text:s text:c="2"/>a b s o l u t e l y i m m e d i a t e l y <text:s text:c="2"/>o n <text:s text:c="2"/>c r e a t i o n <text:s text:c="2"/>a n d <text:s text:c="2"/>t h a t <text:s text:c="2"/>t h e y <text:s text:c="2"/>w a i v e a n y <text:s text:c="2"/>a n d <text:s text:c="2"/>a l l <text:s text:c="2"/>s u c h <text:s text:c="2"/>r i g h t s <text:s text:c="2"/>i n <text:s text:c="2"/>r e s p e c t <text:s text:c="2"/>t h e r e o f . 1 9 . 5 <text:s text:c="8"/>S h o u l d <text:s text:c="2"/>a n y <text:s text:c="2"/>o f <text:s text:c="2"/>t h e <text:s text:c="2"/>d a t a d o c u m e n t a t i o n <text:s text:c="2"/>t h i n g s <text:s text:c="2"/>a n d <text:s text:c="2"/>m a t e r i a l s s u p p l i e d <text:s text:c="2"/>b y <text:s text:c="2"/>t h e <text:s text:c="2"/>C o n t r a c t o r <text:s text:c="2"/>i n <text:s text:c="2"/>c o n n e c t i o n w i t h <text:s text:c="2"/>t h e <text:s text:c="2"/>C o n t r a c t <text:s text:c="2"/>( i n c l u d i n g <text:s text:c="2"/>t h e <text:s text:c="2"/>C o n t r a c t G e n e r a t e d <text:s text:c="2"/>D e l i v e r a b l e s <text:s text:c="2"/>a n d <text:s text:c="2"/>S p e c i a l D e l i v e r a b l e s ) <text:s text:c="2"/>i n c o r p o r a t e <text:s text:c="2"/>a n y <text:s text:c="2"/>p r e - e x i s t i n g o r <text:s text:c="2"/>t h i r d <text:s text:c="2"/>p a r t y <text:s text:c="2"/>m a t e r i a l s , <text:s text:c="2"/>t h e <text:s text:c="2"/>C o n t r a c t o r <text:s text:c="2"/>w i l l p r o c u r e <text:s text:c="4"/>t h e <text:s text:c="2"/>o w n e r s <text:s text:c="2"/>g r a n t <text:s text:c="2"/>f o r <text:s text:c="2"/>t h e <text:s text:c="2"/>b e n e f i t <text:s text:c="2"/>o f t h e <text:s text:c="2"/>A u t h o r i t y , <text:s text:c="2"/>i t s <text:s text:c="2"/>e m p l o y e e s <text:s text:c="2"/>a n d <text:s text:c="2"/>a u t h o r i s e d p e r s o n s <text:s text:c="2"/>a <text:s text:c="2"/>r o y a l t y <text:s text:c="2"/>f r e e <text:s text:c="2"/>t r a n s f e r a b l e <text:s text:c="2"/>w o r l d - w i d e , <text:s text:c="2"/>p e r p e t u a l , <text:s text:c="2"/>n o n - e x c l u s i v e , <text:s text:c="2"/>i r r e v o c a b l e a n d <text:s text:c="2"/>s u b - l i c e n s a b l e <text:s text:c="2"/>l i c e n c e <text:s text:c="2"/>t o <text:s text:c="2"/>u s e , r e p r o d u c e , <text:s text:c="2"/>m o d i f y , <text:s text:c="2"/>a d a p t , <text:s text:c="2"/>e n h a n c e , <text:s text:c="2"/>p u b l i s h , b r o a d c a s t , <text:s text:c="2"/>d i s s e m i n a t e <text:s text:c="2"/>a n d <text:s text:c="2"/>o t h e r w i s e <text:s text:c="2"/>d e a l w i t h <text:s text:c="2"/>t h e <text:s text:c="2"/>S p e c i a l <text:s text:c="2"/>D e l i v e r a b l e s <text:s text:c="2"/>o n <text:s text:c="2"/>a n y <text:s text:c="2"/>m e d i a ( w h e t h e r <text:s text:c="2"/>n o w <text:s text:c="2"/>k n o w n <text:s text:c="2"/>o r <text:s text:c="2"/>i n <text:s text:c="2"/>t h e <text:s text:c="2"/>f u t u r e ) <text:s text:c="2"/>f o r <text:s text:c="2"/>a l l</text:p>
          </table:table-cell>
          <table:table-cell office:value-type="string" calcext:value-type="string">
            <text:p>H e a l e s <text:s text:c="2"/>M e d i c a l <text:s text:c="2"/>R e s p o n s e w h o <text:s text:c="2"/>m a y <text:s text:c="2"/>a c q u i r e <text:s text:c="2"/>a n y <text:s text:c="2"/>s u c h <text:s text:c="2"/>r i g h t s <text:s text:c="2"/>b y <text:s text:c="2"/>o p e r a t i o n <text:s text:c="2"/>o f <text:s text:c="2"/>l a w <text:s text:c="2"/>o r o t h e r w i s e . P l e a s e <text:s text:c="2"/>c h a n g e <text:s text:c="2"/>t o : 1 9 . 3 <text:s text:c="8"/>S u b j e c t <text:s text:c="2"/>t o <text:s text:c="2"/>C o n d i t i o n s <text:s text:c="2"/>1 9 . 1 <text:s text:c="2"/>a n d <text:s text:c="2"/>1 9 . 2 <text:s text:c="2"/>a b o v e , <text:s text:c="2"/>t h e A u t h o r i t y <text:s text:c="2"/>s h a l l <text:s text:c="2"/>n o t <text:s text:c="2"/>a c q u i r e <text:s text:c="2"/>t i t l e <text:s text:c="2"/>t o <text:s text:c="2"/>t h e <text:s text:c="2"/>C o n t r a c t o r ’ s <text:s text:c="2"/>o w n p r e - e x i s t i n g <text:s text:c="2"/>a n d / o r <text:s text:c="2"/>a n y <text:s text:c="2"/>t h i r d <text:s text:c="2"/>p a r t y <text:s text:c="2"/>I n t e l l e c t u a l <text:s text:c="2"/>P r o p e r t y R i g h t s <text:s text:c="2"/>i n <text:s text:c="2"/>a n y <text:s text:c="2"/>S p e c i a l <text:s text:c="2"/>D e l i v e r a b l e s . <text:s text:c="4"/>T h e <text:s text:c="2"/>C o n t r a c t o r h e r e b y <text:s text:c="2"/>g r a n t s <text:s text:c="2"/>a n d <text:s text:c="2"/>u n d e r t a k e s <text:s text:c="2"/>t o <text:s text:c="2"/>p r o c u r e <text:s text:c="2"/>t h e <text:s text:c="2"/>o w n e r s <text:s text:c="2"/>o f t h e <text:s text:c="2"/>t h i r d <text:s text:c="2"/>p a r t y <text:s text:c="2"/>I n t e l l e c t u a l <text:s text:c="2"/>C o n t e n t <text:s text:c="2"/>R i g h t s <text:s text:c="2"/>i n <text:s text:c="2"/>t h e <text:s text:c="2"/>S p e c i a l D e l i v e r a b l e s <text:s text:c="2"/>g r a n t <text:s text:c="2"/>f o r <text:s text:c="2"/>t h e <text:s text:c="2"/>b e n e f i t <text:s text:c="2"/>o f <text:s text:c="2"/>t h e <text:s text:c="2"/>A u t h o r i t y , <text:s text:c="2"/>i t s e m p l o y e e s <text:s text:c="2"/>a n d <text:s text:c="2"/>a u t h o r i s e d <text:s text:c="2"/>p e r s o n s <text:s text:c="2"/>a <text:s text:c="2"/>r o y a l t y <text:s text:c="2"/>f r e e , t r a n s f e r a b l e , <text:s text:c="2"/>w o r l d - w i d e , <text:s text:c="2"/>p e r p e t u a l , <text:s text:c="2"/>n o n - e x c l u s i v e , i r r e v o c a b l e <text:s text:c="2"/>a n d <text:s text:c="2"/>s u b - l i c e n s a b l e <text:s text:c="2"/>l i c e n c e <text:s text:c="2"/>t o <text:s text:c="2"/>u s e , <text:s text:c="2"/>r e p r o d u c e , m o d i f y , <text:s text:c="2"/>a d a p t , <text:s text:c="2"/>e n h a n c e , <text:s text:c="2"/>p u b l i s h , <text:s text:c="2"/>b r o a d c a s t , <text:s text:c="2"/>d i s s e m i n a t e a n d <text:s text:c="2"/>o t h e r w i s e <text:s text:c="2"/>d e a l <text:s text:c="2"/>w i t h <text:s text:c="2"/>t h e <text:s text:c="2"/>S p e c i a l <text:s text:c="2"/>D e l i v e r a b l e s <text:s text:c="2"/>o n <text:s text:c="2"/>a n y m e d i a <text:s text:c="2"/>( w h e t h e r <text:s text:c="2"/>n o w <text:s text:c="2"/>k n o w n <text:s text:c="2"/>o r <text:s text:c="2"/>i n <text:s text:c="2"/>t h e <text:s text:c="2"/>f u t u r e ) <text:s text:c="2"/>f o r <text:s text:c="2"/>a l l p u r p o s e s <text:s text:c="2"/>c o n t e m p l a t e d <text:s text:c="2"/>b y <text:s text:c="2"/>t h e <text:s text:c="2"/>C o n t r a c t <text:s text:c="2"/>o r <text:s text:c="2"/>t o <text:s text:c="2"/>t h e <text:s text:c="2"/>e x t e n t r e q u i r e d <text:s text:c="2"/>b y <text:s text:c="2"/>t h e <text:s text:c="2"/>A u t h o r i t y <text:s text:c="2"/>a n y <text:s text:c="2"/>o f <text:s text:c="2"/>i t s <text:s text:c="2"/>e m p l o y e e s <text:s text:c="2"/>a u t h o r i s e d p e r s o n s <text:s text:c="2"/>c o n t r a c t o r s <text:s text:c="2"/>a n d <text:s text:c="2"/>s u c c e s s o r s <text:s text:c="2"/>i n <text:s text:c="2"/>t i t l e <text:s text:c="2"/>i n <text:s text:c="2"/>o r d e r <text:s text:c="2"/>t o r e a l i s e <text:s text:c="2"/>o r <text:s text:c="2"/>i m p l e m e n t <text:s text:c="2"/>t h e <text:s text:c="2"/>f u l l <text:s text:c="2"/>b e n e f i t s <text:s text:c="2"/>o f <text:s text:c="2"/>t h e <text:s text:c="2"/>S e r v i c e . L i c e n s e <text:s text:c="2"/>t o <text:s text:c="2"/>I n t e l l e c t u a l <text:s text:c="2"/>P r o p e r t y <text:s text:c="2"/>R i g h t s <text:s text:c="2"/>i s <text:s text:c="2"/>n o n - t r a n s f e r a b l e , <text:s text:c="2"/>e x c l u s i v e <text:s text:c="2"/>a n d <text:s text:c="2"/>r e v o k e d <text:s text:c="2"/>a t <text:s text:c="2"/>t h e <text:s text:c="2"/>e n d <text:s text:c="2"/>o f c o n t r a c t . P l e a s e <text:s text:c="2"/>c h a n g e <text:s text:c="2"/>t o : 1 9 . 4 <text:s text:c="8"/>T h e <text:s text:c="2"/>C o n t r a c t o r <text:s text:c="2"/>s h a l l <text:s text:c="2"/>e n s u r e <text:s text:c="2"/>t h a t <text:s text:c="2"/>t h e <text:s text:c="2"/>p e r s o n n e l <text:s text:c="2"/>i t e n g a g e s <text:s text:c="2"/>i n <text:s text:c="2"/>p r o v i d i n g <text:s text:c="2"/>t h e <text:s text:c="2"/>S e r v i c e <text:s text:c="2"/>a r e <text:s text:c="2"/>e n g a g e d <text:s text:c="2"/>o n <text:s text:c="2"/>t h e b a s i s <text:s text:c="2"/>t h a t <text:s text:c="2"/>a n y <text:s text:c="2"/>a n d <text:s text:c="2"/>a l l <text:s text:c="2"/>I n t e l l e c t u a l <text:s text:c="2"/>C o n t e n t <text:s text:c="2"/>R i g h t s <text:s text:c="2"/>i n <text:s text:c="2"/>o r a r i s i n g <text:s text:c="2"/>o u t <text:s text:c="2"/>o f <text:s text:c="2"/>a n y <text:s text:c="2"/>w o r k <text:s text:c="2"/>d o n e <text:s text:c="2"/>b y <text:s text:c="2"/>s u c h <text:s text:c="2"/>p e r s o n s <text:s text:c="2"/>b e l o n g s <text:s text:c="2"/>t o t h e <text:s text:c="2"/>A u t h o r i t y <text:s text:c="2"/>a b s o l u t e l y <text:s text:c="2"/>i m m e d i a t e l y <text:s text:c="2"/>o n <text:s text:c="2"/>c r e a t i o n <text:s text:c="2"/>a n d <text:s text:c="2"/>t h a t t h e y <text:s text:c="2"/>w a i v e <text:s text:c="2"/>a n y <text:s text:c="2"/>a n d <text:s text:c="2"/>a l l <text:s text:c="2"/>s u c h <text:s text:c="2"/>r i g h t s <text:s text:c="2"/>i n <text:s text:c="2"/>r e s p e c t <text:s text:c="2"/>t h e r e o f . P l e a s e <text:s text:c="2"/>d e f i n e <text:s text:c="2"/>“ t h i n g s ” .</text:p>
          </table:table-cell>
          <table:table-cell table:number-columns-repeated="1022"/>
        </table:table-row>
        <table:table-row table:style-name="ro1">
          <table:table-cell office:value-type="string" calcext:value-type="string">
            <text:p>C l a u s e t h e <text:s text:c="2"/>A u t h o r i t y <text:s text:c="2"/>a n d <text:s text:c="2"/>m a y <text:s text:c="2"/>n o t <text:s text:c="2"/>b e <text:s text:c="2"/>d e t e r m i n e d <text:s text:c="2"/>b y t h e <text:s text:c="2"/>C o n t r a c t o r . 3 1 . 6 <text:s text:c="2"/>T h e <text:s text:c="2"/>C o n t r a c t o r <text:s text:c="2"/>a c k n o w l e d g e s <text:s text:c="2"/>t h a t <text:s text:c="2"/>a n y l i s t s <text:s text:c="2"/>o r <text:s text:c="2"/>s c h e d u l e s <text:s text:c="2"/>p r o v i d e d <text:s text:c="2"/>b y <text:s text:c="2"/>t h e C o n t r a c t o r <text:s text:c="2"/>o u t l i n i n g <text:s text:c="2"/>c o m m e r c i a l <text:s text:c="2"/>s e n s i t i v e i n f o r m a t i o n <text:s text:c="2"/>n o t <text:s text:c="2"/>f o r <text:s text:c="2"/>d i s c l o s u r e <text:s text:c="2"/>a r e <text:s text:c="2"/>o f i n d i c a t i v e <text:s text:c="2"/>v a l u e <text:s text:c="2"/>o n l y <text:s text:c="2"/>a n d <text:s text:c="2"/>t h a t <text:s text:c="2"/>t h e <text:s text:c="2"/>A u t h o r i t y m a y <text:s text:c="2"/>n e v e r t h e l e s s <text:s text:c="2"/>b e <text:s text:c="2"/>o b l i g e d <text:s text:c="2"/>t o <text:s text:c="2"/>d i s c l o s e <text:s text:c="2"/>i t i n <text:s text:c="2"/>a c c o r d a n c e <text:s text:c="2"/>w i t h <text:s text:c="2"/>t h e <text:s text:c="2"/>F O I A <text:s text:c="2"/>o r <text:s text:c="2"/>t h e <text:s text:c="2"/>E I R . 3 2 <text:s text:c="10"/>R E C O R D <text:s text:c="2"/>K E E P I N G o r <text:s text:c="2"/>a u d i t i n g <text:s text:c="2"/>a n d <text:s text:c="2"/>n a t i o n a l <text:s text:c="2"/>a u d i t i n g <text:s text:c="2"/>o f f i c e r e q u i r e m e n t s , <text:s text:c="2"/>t h e <text:s text:c="2"/>C o n t r a c t o r <text:s text:c="2"/>s h a l l <text:s text:c="2"/>k e e p <text:s text:c="2"/>a n d m a i n t a i n <text:s text:c="2"/>u n t i l <text:s text:c="2"/>s i x <text:s text:c="2"/>y e a r s <text:s text:c="2"/>( o r <text:s text:c="2"/>t w e l v e <text:s text:c="2"/>y e a r s <text:s text:c="2"/>i f t h e <text:s text:c="2"/>C o n t r a c t <text:s text:c="2"/>i s <text:s text:c="2"/>e x e c u t e d <text:s text:c="2"/>a s <text:s text:c="2"/>a <text:s text:c="2"/>D e e d ) <text:s text:c="2"/>a f t e r t h e <text:s text:c="2"/>C o n t r a c t <text:s text:c="2"/>h a s <text:s text:c="2"/>b e e n <text:s text:c="2"/>c o m p l e t e d , <text:s text:c="2"/>o r <text:s text:c="2"/>a s l o n g <text:s text:c="2"/>a <text:s text:c="2"/>p e r i o d <text:s text:c="2"/>a s <text:s text:c="2"/>m a y <text:s text:c="2"/>b e <text:s text:c="2"/>a g r e e d <text:s text:c="2"/>b e t w e e n t h e <text:s text:c="2"/>p a r t i e s , <text:s text:c="2"/>f u l l <text:s text:c="2"/>a n d <text:s text:c="2"/>a c c u r a t e <text:s text:c="2"/>r e c o r d s <text:s text:c="2"/>o f <text:s text:c="2"/>t h e C o n t r a c t <text:s text:c="2"/>i n c l u d i n g <text:s text:c="2"/>t h e <text:s text:c="2"/>S e r v i c e <text:s text:c="2"/>p r o v i d e d u n d e r <text:s text:c="2"/>i t , <text:s text:c="2"/>a l l <text:s text:c="2"/>e x p e n d i t u r e <text:s text:c="2"/>r e i m b u r s e d <text:s text:c="2"/>b y <text:s text:c="2"/>t h e A u t h o r i t y , <text:s text:c="2"/>a n d <text:s text:c="2"/>a l l <text:s text:c="2"/>p a y m e n t s <text:s text:c="2"/>m a d e <text:s text:c="2"/>b y <text:s text:c="2"/>t h e A u t h o r i t y . <text:s text:c="4"/>T h e <text:s text:c="2"/>C o n t r a c t o r <text:s text:c="2"/>s h a l l <text:s text:c="2"/>o n <text:s text:c="2"/>r e q u e s t a f f o r d <text:s text:c="2"/>t h e <text:s text:c="2"/>A u t h o r i t y <text:s text:c="2"/>o r <text:s text:c="2"/>t h e <text:s text:c="2"/>A u t h o r i t y ’ s r e p r e s e n t a t i v e s <text:s text:c="2"/>s u c h <text:s text:c="2"/>a c c e s s <text:s text:c="2"/>t o <text:s text:c="2"/>( a n d <text:s text:c="2"/>c o p i e s o f ) <text:s text:c="2"/>t h o s e <text:s text:c="2"/>r e c o r d s <text:s text:c="2"/>a s <text:s text:c="2"/>m a y <text:s text:c="2"/>b e <text:s text:c="2"/>r e q u i r e d <text:s text:c="2"/>b y <text:s text:c="2"/>t h e A u t h o r i t y <text:s text:c="2"/>i n <text:s text:c="2"/>c o n n e c t i o n <text:s text:c="2"/>w i t h <text:s text:c="2"/>t h e <text:s text:c="2"/>C o n t r a c t . 3 6 . 2 <text:s text:c="8"/>A n y <text:s text:c="2"/>n o t i c e <text:s text:c="2"/>s e r v e d <text:s text:c="2"/>p e r s o n a l l y <text:s text:c="2"/>w i l l <text:s text:c="2"/>b e d e e m e d <text:s text:c="2"/>t o <text:s text:c="2"/>h a v e <text:s text:c="2"/>b e e n <text:s text:c="2"/>s e r v e d <text:s text:c="2"/>o n <text:s text:c="2"/>t h e <text:s text:c="2"/>d a y <text:s text:c="2"/>o f d e l i v e r y , <text:s text:c="2"/>a n y <text:s text:c="2"/>n o t i c e <text:s text:c="2"/>s e n t <text:s text:c="2"/>b y <text:s text:c="2"/>p o s t <text:s text:c="2"/>w i l l <text:s text:c="2"/>b e d e e m e d <text:s text:c="2"/>t o <text:s text:c="2"/>h a v e <text:s text:c="2"/>b e e n <text:s text:c="2"/>s e r v e d <text:s text:c="2"/>4 8 <text:s text:c="2"/>h o u r s <text:s text:c="2"/>a f t e r i t <text:s text:c="2"/>w a s <text:s text:c="2"/>p o s t e d .</text:p>
          </table:table-cell>
          <table:table-cell office:value-type="string" calcext:value-type="string">
            <text:p>H e a l e s   M e d i c a l   R e s p o n s e P l e a s e   c h a n g e   a l l   c l a u s e s   u n d e r   s e c t i o n   3 0   t o   a c o n t r o l l e r   –   c o n t r o l l e r   r e l a t i o n s h i p   o r   j o i n t   c o n t r o l l e r r e l a t i o n s h i p . F o r   i n f o r m a t i o n ,   n o   a c t i o n   r e q u i r e d : W e   a r e   a w a r e   t h a t   c e r t a i n   c o m p e t i t o r s   s e e k   a c o m m e r c i a l   a d v a n t a g e   t h r o u g h   F O I A   r e q u e s t s   f r o m c o m p e t i t o r s   c l i e n t s .   W e   p r o v i d e   a   s i g n i f i c a n t   a m o u n t   o f i n f o r m a t i o n   t h a t   i s   c o m m e r c i a l l y   s e n s i t i v e ,   a n d   w h i l s t   w e u n d e r s t a n d   t h e   F r e e d o m   o f   I n f o r m a t i o n   A c t ,   w e   w o u l d t a k e   g r e a t   e x c e p t i o n   t o   b e i n g   p u t   a t   a   c o m m e r c i a l d i s a d v a n t a g e   t h r o u g h   t h i s   t y p e   o f   a c t i o n . F o r   i n f o r m a t i o n ,   n o   a c t i o n   r e q u i r e d : W e   a r e   h a p p y   t o   m e e t   t h i s   c l a u s e   p r o v i d e d   t h a t c o n f i d e n t i a l i t y   i s   m a i n t a i n e d   t h r o u g h o u t .   C o n f i d e n t i a l m e d i c a l   r e c o r d s   w i l l   n o t   b e   p r o v i d e d   t o   t h e   A u t h o r i t y w i t h o u t   t h e   e x p r e s s   w r i t t e n   c o n s e n t   o f   e a c h   d a t a   s u b j e c t . P l e a s e   n o t e ,   c o s t s   f o r   a u d i t s   c o n d u c t e d   o u t s i d e   o f   t h e c o n t r a c t   t e r m   w i l l   b e   m e t   b y   t h e   A u t h o r i t y . I n   l i g h t   o f   t h e   C O V I D - 1 9   p a n d e m i c   a n d   c u r r e n t   R o y a l M a i l   s t r i k e s ,   i t   i s   n o t   r e a s o n a b l e   t o   a s s u m e   p o s t   w i l l   h a v e b e e n   d e l i v e r e d   4 8   h o u r s   a f t e r   p o s t i n g . P l e a s e   c h a n g e   t o : F </text:p>
            <text:p> 3 6 . 2         A n y   n o t i c e   s e r v e d   p e r s o n a l l y   w i l l   b e   d e e m e d   t o</text:p>
          </table:table-cell>
          <table:table-cell table:number-columns-repeated="1022"/>
        </table:table-row>
        <table:table-row table:style-name="ro1">
          <table:table-cell office:value-type="string" calcext:value-type="string">
            <text:p>C l a u s e c o m p l a i n t   a n d   d i s c u s s i n g   t h e   c o m p l a i n t   w i t h t h e   P r o v i d e r ,   a n d   a n y   R e g u l a t o r y   B o d y . W i t h o u t   p r e j u d i c e   t o   a n y   o t h e r   r i g h t s   t h e A u t h o r i t y   m a y   h a v e   u n d e r   t h i s   C o n t r a c t ,   t h e A u t h o r i t y   m a y ,   i n   i t s   s o l e   d i s c r e t i o n ,   u p h o l d t h e   c o m p l a i n t   a n d   t a k e   a n y   a c t i o n   s p e c i f i e d i n   G e n e r a l   C o n d i t i o n s   2 0   -   D i s p u t e R e s o l u t i o n   P r o c e d u r e 1 3 . 3           T h e   C o n t r a c t o r   h e r e b y   a g r e e s   t o , u p o n   t h e   A u t h o r i t y ’ s   r e q u e s t ,   u t i l i s e   t h e A u t h o r i t y ’ s   e - p r o c u r e m e n t   s o l u t i o n   d u r i n g t h e   C o n t r a c t   P e r i o d   a n d   a l s o   a g r e e s   t o : 1 </text:p>
            <text:p> 3 . 3 . 1       C o m p l e t e   a n d   r e t u r n   a l o n g   w i t h   t h e r e l e v a n t   d o c u m e n t a t i o n ,   t h e   N e w   S u p p l i e r F o r m ; 1 3 . 3 . 2   A c c e p t   a n d   p r o c e s s   e l e c t r o n i c O r d e r s   i n   r e s p o n s e   t o   t h e   t r a n s m i s s i o n   o f a n y   s u c h   e l e c t r o n i c   O r d e r s   i s s u e d   f r o m   t h e S y s t e m   v i a   e m a i l . 1 3 . 3 . 3   P r o d u c e   a n d   t r a n s m i t   e l e c t r o n i c i n v o i c e s   i n   a c c o r d a n c e   w i t h   t h e   t e c h n i c a l s p e c i f i c a t i o n   o f   t h e   A u t h o r i t y . 1 3 . 3 . 4       U s e   o f   t h e   [ G o v e r n m e n t ’ s ] p r o c u r e m e n t   c a r d   w h e r e   i t   i s   d e e m e d a p p r o p r i a t e   b y   t h e   A u t h o r i t y ; S c h e d u l e   2   –   T h e   C o n t r a c t   T e r m s T h e   C o n t r a c t   T e r m s   s h a l l   c o m p r i s e   t h e C o n t r a c t   D o c u m e n t s   ( a s   d e f i n e d   b y   t h e G e n e r a l   C o n d i t i o n s   f o r   t h e   S u p p l y   o f S e r v i c e s   a s   s e t   o u t   i n   f u l l   o n   t h e   N E P O P o r t a l   r e f e r e n c e   D N 6 4 1 3 9 4 ( a )               T h e s e   A r t i c l e s   o f   A g r e e m e n t ( b )               C o n t r a c t o r ’ s   F o r m   o f   T e n d e r ( c )                 S p e c i f i c   C o n d i t i o n s ( d )               G e n e r a l   C o n d i t i o n s   o f   C o n t r a c t ( e )               S p e c i f i c a t i o n ( f )                 S c h e d u l e   o f   P r i c e s ( g )               C o n t r a c t o r ’ s   M e t h o d   S t a t e m e n t ( h )               A l l   S c h e d u l e s   t o   t h e   C o n d i t i o n s . I n   t h e   e v e n t   o f   a n d   o n l y   t o   t h e   e x t e n t   o f   a n y c o n f l i c t   b e t w e e n   t h e   C o n t r a c t   D o c u m e n t s , t h e   c o n f l i c t   s h a l l   b e   r e s o l v e d   i n   a c c o r d a n c e w i t h   t h e   a b o v e   o r d e r   o f   p r e c e d e n c e .</text:p>
          </table:table-cell>
          <table:table-cell office:value-type="string" calcext:value-type="string">
            <text:p>H e a l e s <text:s text:c="2"/>M e d i c a l <text:s text:c="2"/>R e s p o n s e b e e n <text:s text:c="2"/>p e r f o r m e d <text:s text:c="2"/>o r <text:s text:c="2"/>a b o u t <text:s text:c="2"/>t h e <text:s text:c="2"/>m a t e r i a l s <text:s text:c="2"/>o r <text:s text:c="2"/>p r o c e d u r e s u s e d <text:s text:c="2"/>o r <text:s text:c="2"/>a b o u t <text:s text:c="2"/>a n y <text:s text:c="2"/>o t h e r <text:s text:c="2"/>m a t t e r <text:s text:c="2"/>c o n n e c t e d <text:s text:c="2"/>w i t h <text:s text:c="2"/>t h e p e r f o r m a n c e <text:s text:c="2"/>o f <text:s text:c="2"/>t h e <text:s text:c="2"/>P r o v i d e r ’ s <text:s text:c="2"/>o b l i g a t i o n s <text:s text:c="2"/>u n d e r <text:s text:c="2"/>t h i s C o n t r a c t , <text:s text:c="2"/>t h e n <text:s text:c="2"/>t h e <text:s text:c="2"/>A u t h o r i t y <text:s text:c="2"/>s h a l l <text:s text:c="2"/>n o t i f y <text:s text:c="2"/>t h e <text:s text:c="2"/>P r o v i d e r , <text:s text:c="2"/>a n d w h e r e <text:s text:c="2"/>c o n s i d e r e d <text:s text:c="2"/>a p p r o p r i a t e <text:s text:c="2"/>b y <text:s text:c="2"/>t h e <text:s text:c="2"/>A u t h o r i t y , i n v e s t i g a t e <text:s text:c="2"/>t h e <text:s text:c="2"/>c o m p l a i n t . U n d e r <text:s text:c="2"/>c l a u s e <text:s text:c="2"/>1 3 . 3 . 4 , <text:s text:c="2"/>w e <text:s text:c="2"/>w o u l d <text:s text:c="2"/>b e <text:s text:c="2"/>h a p p y <text:s text:c="2"/>t o <text:s text:c="2"/>a c c e p t <text:s text:c="2"/>a p r o c u r e m e n t <text:s text:c="2"/>c a r d <text:s text:c="2"/>b u t <text:s text:c="2"/>w o u l d <text:s text:c="2"/>h a v e <text:s text:c="2"/>t o <text:s text:c="2"/>t r a n s f e r <text:s text:c="2"/>a n y <text:s text:c="2"/>c o s t s <text:s text:c="2"/>i n d o i n g <text:s text:c="2"/>s o <text:s text:c="2"/>t o <text:s text:c="2"/>t h e <text:s text:c="2"/>c l i e n t . <text:s text:c="2"/>F o r <text:s text:c="2"/>e x a m p l e , <text:s text:c="2"/>i f <text:s text:c="2"/>w e <text:s text:c="2"/>h a v e <text:s text:c="2"/>t o <text:s text:c="2"/>r e g i s t e r o r <text:s text:c="2"/>p a y <text:s text:c="2"/>f o r <text:s text:c="2"/>a <text:s text:c="2"/>s e r v i c e <text:s text:c="2"/>t o <text:s text:c="2"/>r e c e i v e <text:s text:c="2"/>p a y m e n t , <text:s text:c="2"/>t h e s e <text:s text:c="2"/>c h a r g e s w i l l <text:s text:c="2"/>b e <text:s text:c="2"/>l e v i e d <text:s text:c="2"/>t o <text:s text:c="2"/>t h e <text:s text:c="2"/>c l i e n t . T h e <text:s text:c="2"/>t e n d e r <text:s text:c="2"/>r e s p o n s e <text:s text:c="2"/>i s <text:s text:c="2"/>p r o v i d e d <text:s text:c="2"/>a s <text:s text:c="2"/>a <text:s text:c="2"/>r e s p o n s e <text:s text:c="2"/>t o <text:s text:c="2"/>t h e s p e c i f i c a t i o n <text:s text:c="2"/>a n d <text:s text:c="2"/>t h e <text:s text:c="2"/>t e n d e r <text:s text:c="2"/>i s <text:s text:c="2"/>a w a r d e d <text:s text:c="2"/>o n <text:s text:c="2"/>t h a t <text:s text:c="2"/>b a s i s . T h e <text:s text:c="2"/>o r d e r <text:s text:c="2"/>o f <text:s text:c="2"/>t h e s e <text:s text:c="2"/>d o c u m e n t s <text:s text:c="2"/>r e n d e r <text:s text:c="2"/>t h e <text:s text:c="2"/>t e n d e r r e s p o n s e <text:s text:c="2"/>r e d u n d a n t <text:s text:c="2"/>– <text:s text:c="2"/>r e g a r d l e s s <text:s text:c="2"/>o f <text:s text:c="2"/>w h e t h e r <text:s text:c="2"/>w e <text:s text:c="2"/>h a v e s t a t e d <text:s text:c="2"/>w e <text:s text:c="2"/>w i l l <text:s text:c="2"/>p r o v i d e <text:s text:c="2"/>s e r v i c e s <text:s text:c="2"/>t o <text:s text:c="2"/>a <text:s text:c="2"/>c e r t a i n <text:s text:c="2"/>s t a n d a r d , <text:s text:c="2"/>i f t h a t <text:s text:c="2"/>s t a n d a r d <text:s text:c="2"/>i s <text:s text:c="2"/>d i f f e r e n t <text:s text:c="2"/>t o <text:s text:c="2"/>t h e <text:s text:c="2"/>s p e c i f i c a t i o n <text:s text:c="2"/>t h e n <text:s text:c="2"/>t h e s e t e r m s <text:s text:c="2"/>w o u l d <text:s text:c="2"/>h o l d <text:s text:c="2"/>u s <text:s text:c="2"/>t o <text:s text:c="2"/>t h e <text:s text:c="2"/>s p e c i f i c a t i o n <text:s text:c="2"/>– <text:s text:c="2"/>t h i s <text:s text:c="2"/>i s <text:s text:c="2"/>t h e <text:s text:c="2"/>n o t t h e <text:s text:c="2"/>b e s t <text:s text:c="2"/>s o l u t i o n <text:s text:c="2"/>f o r <text:s text:c="2"/>t h e <text:s text:c="2"/>q u a l i t y <text:s text:c="2"/>o f <text:s text:c="2"/>t h e <text:s text:c="2"/>c o n t r a c t . A s <text:s text:c="2"/>t h e <text:s text:c="2"/>c o n t r a c t <text:s text:c="2"/>i s <text:s text:c="2"/>a w a r d e d <text:s text:c="2"/>b a s e d <text:s text:c="2"/>o n <text:s text:c="2"/>t h e <text:s text:c="2"/>t e n d e r r e s p o n s e , <text:s text:c="2"/>i t <text:s text:c="2"/>i s <text:s text:c="2"/>r e a s o n a b l e <text:s text:c="2"/>f o r <text:s text:c="2"/>t h e <text:s text:c="2"/>o r d e r <text:s text:c="2"/>o f <text:s text:c="2"/>p r e c e d e n c e <text:s text:c="2"/>t o b e <text:s text:c="2"/>i n <text:s text:c="2"/>l i n e <text:s text:c="2"/>w i t h <text:s text:c="2"/>t h e <text:s text:c="2"/>l i s t <text:s text:c="2"/>b e l o w . P l e a s e <text:s text:c="2"/>c h a n g e <text:s text:c="2"/>t o : T h e <text:s text:c="2"/>C o n t r a c t <text:s text:c="2"/>T e r m s <text:s text:c="2"/>s h a l l <text:s text:c="2"/>c o m p r i s e <text:s text:c="2"/>t h e <text:s text:c="2"/>C o n t r a c t D o c u m e n t s <text:s text:c="2"/>( a s <text:s text:c="2"/>d e f i n e d <text:s text:c="2"/>b y <text:s text:c="2"/>t h e <text:s text:c="2"/>G e n e r a l <text:s text:c="2"/>C o n d i t i o n s <text:s text:c="2"/>f o r <text:s text:c="2"/>t h e S u p p l y <text:s text:c="2"/>o f <text:s text:c="2"/>S e r v i c e s <text:s text:c="2"/>a s <text:s text:c="2"/>s e t <text:s text:c="2"/>o u t <text:s text:c="2"/>i n <text:s text:c="2"/>f u l l <text:s text:c="2"/>o n <text:s text:c="2"/>t h e <text:s text:c="2"/>N E P O <text:s text:c="2"/>P o r t a l r e f e r e n c e <text:s text:c="2"/>D N 6 4 1 3 9 4 ( a ) <text:s text:c="14"/>T h e s e <text:s text:c="2"/>A r t i c l e s <text:s text:c="2"/>o f <text:s text:c="2"/>A g r e e m e n t ( b ) <text:s text:c="14"/>C o n t r a c t o r ’ s <text:s text:c="2"/>F o r m <text:s text:c="2"/>o f <text:s text:c="2"/>T e n d e r</text:p>
          </table:table-cell>
          <table:table-cell table:number-columns-repeated="1022"/>
        </table:table-row>
        <table:table-row table:style-name="ro1">
          <table:table-cell office:value-type="string" calcext:value-type="string">
            <text:p>C l a u s e 6 . 2 <text:s text:c="28"/>T h e <text:s text:c="2"/>P r o v i d e r <text:s text:c="2"/>m u s t <text:s text:c="2"/>d e l i v e r <text:s text:c="2"/>t h e i n f o r m a t i o n <text:s text:c="2"/>r e q u i r e d <text:s text:c="2"/>u n d e r <text:s text:c="2"/>c l a u s e <text:s text:c="2"/>6 . 1 <text:s text:c="2"/>i n <text:s text:c="2"/>t h e f o r m a t , <text:s text:c="2"/>m a n n e r , <text:s text:c="2"/>f r e q u e n c y <text:s text:c="2"/>a n d <text:s text:c="2"/>t i m e s c a l e s s p e c i f i e d <text:s text:c="2"/>i n <text:s text:c="2"/>S p e c i f i c a t i o n <text:s text:c="2"/>a n d <text:s text:c="2"/>m u s t <text:s text:c="2"/>e n s u r e t h a t <text:s text:c="2"/>t h e <text:s text:c="2"/>i n f o r m a t i o n <text:s text:c="2"/>i s <text:s text:c="2"/>a c c u r a t e <text:s text:c="2"/>a n d c o m p l e t e . 6 . 3 <text:s text:c="12"/>I n <text:s text:c="2"/>a d d i t i o n <text:s text:c="2"/>t o <text:s text:c="2"/>t h e <text:s text:c="2"/>i n f o r m a t i o n r e q u i r e d <text:s text:c="2"/>u n d e r <text:s text:c="2"/>c l a u s e <text:s text:c="2"/>6 . 1 , <text:s text:c="2"/>t h e <text:s text:c="2"/>A u t h o r i t y m a y <text:s text:c="2"/>r e q u e s t <text:s text:c="2"/>f r o m <text:s text:c="2"/>t h e <text:s text:c="2"/>P r o v i d e r <text:s text:c="2"/>a n y <text:s text:c="2"/>o t h e r i n f o r m a t i o n <text:s text:c="2"/>i t <text:s text:c="2"/>r e a s o n a b l y <text:s text:c="2"/>r e q u i r e s <text:s text:c="2"/>i n <text:s text:c="2"/>r e l a t i o n t o <text:s text:c="2"/>t h i s <text:s text:c="2"/>C o n t r a c t <text:s text:c="2"/>a n d <text:s text:c="2"/>t h e <text:s text:c="2"/>P r o v i d e r <text:s text:c="2"/>m u s t d e l i v e r <text:s text:c="2"/>s u c h <text:s text:c="2"/>r e q u e s t e d <text:s text:c="2"/>i n f o r m a t i o n <text:s text:c="2"/>i n <text:s text:c="2"/>a t i m e l y <text:s text:c="2"/>m a n n e r . 6 . 8 <text:s text:c="2"/>T h e <text:s text:c="2"/>P r o v i d e r <text:s text:c="2"/>a g r e e s <text:s text:c="2"/>t h a t <text:s text:c="2"/>i t <text:s text:c="2"/>s h a l l , <text:s text:c="2"/>a t <text:s text:c="2"/>n o c o s t <text:s text:c="2"/>t o <text:s text:c="2"/>t h e <text:s text:c="2"/>A u t h o r i t y , <text:s text:c="2"/>u s e <text:s text:c="2"/>a l l <text:s text:c="2"/>i t s <text:s text:c="2"/>r e a s o n a b l e e n d e a v o u r s <text:s text:c="2"/>t o <text:s text:c="2"/>a s s i s t <text:s text:c="2"/>t h e <text:s text:c="2"/>A u t h o r i t y <text:s text:c="2"/>w i t h <text:s text:c="2"/>a n y r e q u i r e m e n t s <text:s text:c="2"/>a n d / o r <text:s text:c="2"/>r e q u e s t <text:s text:c="2"/>f o r d o c u m e n t a t i o n <text:s text:c="2"/>t h e <text:s text:c="2"/>A u t h o r i t y <text:s text:c="2"/>m a y <text:s text:c="2"/>h a v e <text:s text:c="2"/>i n c o n n e c t i o n <text:s text:c="2"/>w i t h <text:s text:c="2"/>S e r v i c e <text:s text:c="2"/>R e v i e w s <text:s text:c="2"/>o r <text:s text:c="2"/>p o s t - c o n t r a c t <text:s text:c="2"/>m o n i t o r i n g <text:s text:c="2"/>o f <text:s text:c="2"/>t h e <text:s text:c="2"/>S e r v i c e .</text:p>
          </table:table-cell>
          <table:table-cell office:value-type="string" calcext:value-type="string">
            <text:p>H e a l e s <text:s text:c="2"/>M e d i c a l <text:s text:c="2"/>R e s p o n s e s u b s i d i s e <text:s text:c="2"/>s e r v i c e s <text:s text:c="2"/>f o r <text:s text:c="2"/>a <text:s text:c="2"/>p u b l i c <text:s text:c="2"/>s e c t o r <text:s text:c="2"/>o r g a n i s a t i o n , f u n d e d <text:s text:c="2"/>w i t h <text:s text:c="2"/>p u b l i c <text:s text:c="2"/>m o n e y . <text:s text:c="2"/>C o n t r a c t s <text:s text:c="2"/>s h o u l d <text:s text:c="2"/>b e <text:s text:c="2"/>r e c i p r o c a l – <text:s text:c="2"/>w e <text:s text:c="2"/>a r e <text:s text:c="2"/>h a p p y <text:s text:c="2"/>t o <text:s text:c="2"/>s i g n <text:s text:c="2"/>u p <text:s text:c="2"/>t o <text:s text:c="2"/>t h i s <text:s text:c="2"/>c l a u s e <text:s text:c="2"/>p r o v i d e d <text:s text:c="2"/>s i m i l a r p r o t e c t i o n <text:s text:c="2"/>i s <text:s text:c="2"/>a f f o r d e d <text:s text:c="2"/>t o <text:s text:c="2"/>t h e <text:s text:c="2"/>P r o v i d e r . P l e a s e <text:s text:c="2"/>c h a n g e <text:s text:c="2"/>t o : 3 . 5 <text:s text:c="4"/>N o t h i n g <text:s text:c="2"/>i n <text:s text:c="2"/>t h i s <text:s text:c="2"/>C o n t r a c t <text:s text:c="2"/>i m p o s e s <text:s text:c="2"/>a n <text:s text:c="2"/>o b l i g a t i o n <text:s text:c="2"/>o n <text:s text:c="2"/>t h e A u t h o r i t y <text:s text:c="2"/>t o <text:s text:c="2"/>i n c r e a s e <text:s text:c="2"/>t h e <text:s text:c="2"/>P r i c e <text:s text:c="2"/>o n <text:s text:c="2"/>r e v i e w . <text:s text:c="2"/>N o t h i n g <text:s text:c="2"/>i n <text:s text:c="2"/>t h i s C o n t r a c t <text:s text:c="2"/>i m p o s e s <text:s text:c="2"/>a n <text:s text:c="2"/>o b l i g a t i o n <text:s text:c="2"/>o n <text:s text:c="2"/>t h e <text:s text:c="2"/>P r o v i d e r <text:s text:c="2"/>t o p r o v i d e <text:s text:c="2"/>s e r v i c e s <text:s text:c="2"/>a t <text:s text:c="2"/>t h e <text:s text:c="2"/>o r i g i n a l <text:s text:c="2"/>c o n t r a c t <text:s text:c="2"/>c o s t <text:s text:c="2"/>d u r i n g <text:s text:c="2"/>a n e x t e n s i o n <text:s text:c="2"/>p e r i o d , <text:s text:c="2"/>w h e r e <text:s text:c="2"/>p r i c e s <text:s text:c="2"/>f o r <text:s text:c="2"/>s e r v i c e s <text:s text:c="2"/>h a v e <text:s text:c="2"/>r i s e n . S L A s <text:s text:c="2"/>a r e <text:s text:c="2"/>n o r m a l l y <text:s text:c="2"/>a g r e e d <text:s text:c="2"/>w i t h <text:s text:c="2"/>t h e <text:s text:c="2"/>c l i e n t <text:s text:c="2"/>d u r i n g i m p l e m e n t a t i o n <text:s text:c="2"/>– <text:s text:c="2"/>t h e <text:s text:c="2"/>t e n d e r <text:s text:c="2"/>r e s p o n s e <text:s text:c="2"/>i s <text:s text:c="2"/>a <text:s text:c="2"/>r e s p o n s e <text:s text:c="2"/>t o t h e <text:s text:c="2"/>s p e c i f i c a t i o n . <text:s text:c="2"/>C o n t r a c t i n g <text:s text:c="2"/>t h e <text:s text:c="2"/>P r o v i d e r <text:s text:c="2"/>t o <text:s text:c="2"/>p r o v i d e s e r v i c e s <text:s text:c="2"/>i n <text:s text:c="2"/>l i n e <text:s text:c="2"/>w i t h <text:s text:c="2"/>t h e <text:s text:c="2"/>s p e c i f i c a t i o n , <text:s text:c="2"/>r e g a r d l e s s <text:s text:c="2"/>o f w h e t h e r <text:s text:c="2"/>i t <text:s text:c="2"/>h a s <text:s text:c="2"/>b e e n <text:s text:c="2"/>a w a r d e d <text:s text:c="2"/>b a s e d <text:s text:c="2"/>o n <text:s text:c="2"/>t h e <text:s text:c="2"/>t e n d e r r e s p o n s e <text:s text:c="2"/>o r <text:s text:c="2"/>a g r e e d <text:s text:c="2"/>o t h e r w i s e <text:s text:c="2"/>d u r i n g <text:s text:c="2"/>i m p l e m e n t a t i o n m e e t i n g s <text:s text:c="2"/>r e n d e r s <text:s text:c="2"/>t h e <text:s text:c="2"/>t e n d e r <text:s text:c="2"/>r e s p o n s e <text:s text:c="2"/>r e d u n d a n t . P l e a s e <text:s text:c="2"/>c h a n g e <text:s text:c="2"/>t o : 6 . 2 <text:s text:c="28"/>T h e <text:s text:c="2"/>P r o v i d e r <text:s text:c="2"/>m u s t <text:s text:c="2"/>d e l i v e r <text:s text:c="2"/>t h e <text:s text:c="2"/>i n f o r m a t i o n r e q u i r e d <text:s text:c="2"/>u n d e r <text:s text:c="2"/>c l a u s e <text:s text:c="2"/>6 . 1 <text:s text:c="2"/>i n <text:s text:c="2"/>t h e <text:s text:c="2"/>f o r m a t , <text:s text:c="2"/>m a n n e r , f r e q u e n c y <text:s text:c="2"/>a n d <text:s text:c="2"/>t i m e s c a l e s <text:s text:c="2"/>s p e c i f i e d <text:s text:c="2"/>i n <text:s text:c="2"/>t h e <text:s text:c="2"/>a g r e e d <text:s text:c="2"/>S e r v i c e L e v e l <text:s text:c="2"/>A g r e e m e n t <text:s text:c="2"/>a n d <text:s text:c="2"/>m u s t <text:s text:c="2"/>e n s u r e <text:s text:c="2"/>t h a t <text:s text:c="2"/>t h e <text:s text:c="2"/>i n f o r m a t i o n <text:s text:c="2"/>i s a c c u r a t e <text:s text:c="2"/>a n d <text:s text:c="2"/>c o m p l e t e . W e <text:s text:c="2"/>a r e <text:s text:c="2"/>h a p p y <text:s text:c="2"/>t o <text:s text:c="2"/>a g r e e <text:s text:c="2"/>t o <text:s text:c="2"/>t h i s <text:s text:c="2"/>c l a u s e , <text:s text:c="2"/>p l e a s e <text:s text:c="2"/>n o t e <text:s text:c="2"/>t h a t <text:s text:c="2"/>i n s o m e <text:s text:c="2"/>c a s e s <text:s text:c="2"/>o t h e r <text:s text:c="2"/>i n f o r m a t i o n <text:s text:c="2"/>w i l l <text:s text:c="2"/>i n c u r <text:s text:c="2"/>a n <text:s text:c="2"/>a d d i t i o n a l c h a r g e , <text:s text:c="2"/>f o r <text:s text:c="2"/>e x a m p l e <text:s text:c="2"/>a d d i t i o n a l <text:s text:c="2"/>r e p o r t s . P l e a s e <text:s text:c="2"/>c h a n g e <text:s text:c="2"/>t o : 6 . 3 <text:s text:c="12"/>I n <text:s text:c="2"/>a d d i t i o n <text:s text:c="2"/>t o <text:s text:c="2"/>t h e <text:s text:c="2"/>i n f o r m a t i o n <text:s text:c="2"/>r e q u i r e d <text:s text:c="2"/>u n d e r c l a u s e <text:s text:c="2"/>6 . 1 , <text:s text:c="2"/>t h e <text:s text:c="2"/>A u t h o r i t y <text:s text:c="2"/>m a y <text:s text:c="2"/>r e q u e s t <text:s text:c="2"/>f r o m <text:s text:c="2"/>t h e <text:s text:c="2"/>P r o v i d e r a n y <text:s text:c="2"/>o t h e r <text:s text:c="2"/>i n f o r m a t i o n <text:s text:c="2"/>i t <text:s text:c="2"/>r e a s o n a b l y <text:s text:c="2"/>r e q u i r e s <text:s text:c="2"/>i n <text:s text:c="2"/>r e l a t i o n <text:s text:c="2"/>t o t h i s <text:s text:c="2"/>C o n t r a c t <text:s text:c="2"/>a n d <text:s text:c="2"/>t h e <text:s text:c="2"/>P r o v i d e r <text:s text:c="2"/>m u s t <text:s text:c="2"/>d e l i v e r <text:s text:c="2"/>s u c h r e q u e s t e d <text:s text:c="2"/>i n f o r m a t i o n <text:s text:c="2"/>i n <text:s text:c="2"/>a <text:s text:c="2"/>t i m e l y <text:s text:c="2"/>m a n n e r . <text:s text:c="2"/>T h e <text:s text:c="2"/>A u t h o r i t y a c k n o w l e d g e s <text:s text:c="2"/>t h a t <text:s text:c="2"/>t h i s <text:s text:c="2"/>m a y <text:s text:c="2"/>i n c u r <text:s text:c="2"/>a n <text:s text:c="2"/>a d d i t i o n a l <text:s text:c="2"/>c h a r g e , <text:s text:c="2"/>i n l i n e <text:s text:c="2"/>w i t h <text:s text:c="2"/>t h e <text:s text:c="2"/>p r i c e s <text:s text:c="2"/>a g r e e d . S e r v i c e <text:s text:c="2"/>c h a r g e s <text:s text:c="2"/>c o v e r <text:s text:c="2"/>t h e <text:s text:c="2"/>l e n g t h <text:s text:c="2"/>o f <text:s text:c="2"/>t h e <text:s text:c="2"/>c o n t r a c t , <text:s text:c="2"/>o r e x t e n s i o n . <text:s text:c="2"/>P l e a s e <text:s text:c="2"/>n o t e <text:s text:c="2"/>t h a t <text:s text:c="2"/>a n y <text:s text:c="2"/>p o s t - c o n t r a c t <text:s text:c="2"/>m o n i t o r i n g w i l l <text:s text:c="2"/>b e <text:s text:c="2"/>c h a r g e d . <text:s text:c="2"/>P o s t - c o n t r a c t , <text:s text:c="2"/>d a t a <text:s text:c="2"/>w i l l <text:s text:c="2"/>b e <text:s text:c="2"/>t r a n s f e r r e d <text:s text:c="2"/>t o t h e <text:s text:c="2"/>n e w <text:s text:c="2"/>p r o v i d e r . Q u a r t e r l y <text:s text:c="2"/>S e r v i c e <text:s text:c="2"/>R e v i e w s <text:s text:c="2"/>a r e <text:s text:c="2"/>i n c l u d e d <text:s text:c="2"/>w i t h i n <text:s text:c="2"/>t h e c o n t r a c t <text:s text:c="2"/>c o s t . <text:s text:c="2"/>A d d i t i o n a l <text:s text:c="2"/>s e r v i c e <text:s text:c="2"/>r e v i e w s <text:s text:c="2"/>w i l l <text:s text:c="2"/>b e <text:s text:c="2"/>c h a r g e d . W e <text:s text:c="2"/>a r e <text:s text:c="2"/>h a p p y <text:s text:c="2"/>t o <text:s text:c="2"/>r e v i e w <text:s text:c="2"/>p r i c i n g <text:s text:c="2"/>a t <text:s text:c="2"/>a n y <text:s text:c="2"/>t i m e <text:s text:c="2"/>t o <text:s text:c="2"/>i n c r e a s e t h e <text:s text:c="2"/>n u m b e r <text:s text:c="2"/>o f <text:s text:c="2"/>s e r v i c e <text:s text:c="2"/>r e v i e w s <text:s text:c="2"/>i n c l u d e d <text:s text:c="2"/>w i t h <text:s text:c="2"/>t h e <text:s text:c="2"/>c o n t r a c t . P l e a s e <text:s text:c="2"/>c h a n g e <text:s text:c="2"/>t o : 6 . 8 <text:s text:c="2"/>T h e <text:s text:c="2"/>P r o v i d e r <text:s text:c="2"/>a g r e e s <text:s text:c="2"/>t h a t <text:s text:c="2"/>i t <text:s text:c="2"/>s h a l l , <text:s text:c="2"/>a t <text:s text:c="2"/>n o <text:s text:c="2"/>a d d i t i o n a l <text:s text:c="2"/>c o s t t o <text:s text:c="2"/>t h e <text:s text:c="2"/>A u t h o r i t y , <text:s text:c="2"/>u s e <text:s text:c="2"/>a l l <text:s text:c="2"/>i t s <text:s text:c="2"/>r e a s o n a b l e <text:s text:c="2"/>e n d e a v o u r s <text:s text:c="2"/>t o</text:p>
          </table:table-cell>
          <table:table-cell table:number-columns-repeated="1022"/>
        </table:table-row>
        <table:table-row table:style-name="ro1">
          <table:table-cell office:value-type="string" calcext:value-type="string">
            <text:p>C l a u s e 6 . 9 <text:s text:c="12"/>S u b j e c t <text:s text:c="2"/>t o <text:s text:c="2"/>c o m p l i a n c e <text:s text:c="2"/>w i t h <text:s text:c="2"/>D a t a P r o t e c t i o n <text:s text:c="2"/>L e g i s l a t i o n , <text:s text:c="2"/>t h e <text:s text:c="2"/>P r o v i d e r <text:s text:c="2"/>s h a l l e n s u r e <text:s text:c="2"/>a c c e s s <text:s text:c="2"/>b y <text:s text:c="2"/>t h e <text:s text:c="2"/>A u t h o r i t y ’ s <text:s text:c="2"/>O f f i c e r s <text:s text:c="2"/>t o a l l <text:s text:c="2"/>r e c o r d s <text:s text:c="2"/>h e l d <text:s text:c="2"/>b y <text:s text:c="2"/>t h e <text:s text:c="2"/>P r o v i d e r <text:s text:c="2"/>r e l e v a n t <text:s text:c="2"/>t o t h e <text:s text:c="2"/>S e r v i c e . 6 . 1 0 <text:s text:c="8"/>F o r <text:s text:c="2"/>t h e <text:s text:c="2"/>a v o i d a n c e <text:s text:c="2"/>o f <text:s text:c="2"/>d o u b t <text:s text:c="2"/>t h e <text:s text:c="2"/>r i g h t s o f <text:s text:c="2"/>a c c e s s <text:s text:c="2"/>t o <text:s text:c="2"/>i n f o r m a t i o n <text:s text:c="2"/>i n c l u d e d <text:s text:c="2"/>i n <text:s text:c="2"/>t h i s C o n t r a c t <text:s text:c="2"/>s h a l l <text:s text:c="2"/>i n c l u d e <text:s text:c="2"/>t h e <text:s text:c="2"/>r i g h t <text:s text:c="2"/>a n d <text:s text:c="2"/>p o w e r , a t <text:s text:c="2"/>a l l <text:s text:c="2"/>r e a s o n a b l e <text:s text:c="2"/>t i m e s , <text:s text:c="2"/>t o <text:s text:c="2"/>i n t e r v i e w <text:s text:c="2"/>S t a f f , <text:s text:c="2"/>t o h a v e <text:s text:c="2"/>a c c e s s <text:s text:c="2"/>t o <text:s text:c="2"/>a n d <text:s text:c="2"/>t a k e <text:s text:c="2"/>c o p i e s <text:s text:c="2"/>o f <text:s text:c="2"/>a n y <text:s text:c="2"/>o r <text:s text:c="2"/>a l l d o c u m e n t a t i o n , <text:s text:c="2"/>i n c l u d i n g <text:s text:c="2"/>e l e c t r o n i c <text:s text:c="2"/>d a t a , r e l e v a n t <text:s text:c="2"/>a n d <text:s text:c="2"/>r e l a t i n g <text:s text:c="2"/>t o <text:s text:c="2"/>t h i s <text:s text:c="2"/>C o n t r a c t . 6 . 1 1 <text:s text:c="2"/>T h e <text:s text:c="2"/>P r o v i d e r <text:s text:c="2"/>s h a l l , <text:s text:c="2"/>o n <text:s text:c="2"/>r e c e i p t <text:s text:c="2"/>o f r e a s o n a b l e <text:s text:c="2"/>n o t i c e , <text:s text:c="2"/>a t t e n d <text:s text:c="2"/>m e e t i n g s <text:s text:c="2"/>t o d i s c u s s <text:s text:c="2"/>t h e <text:s text:c="2"/>m o n i t o r i n g <text:s text:c="2"/>o f <text:s text:c="2"/>t h i s <text:s text:c="2"/>C o n t r a c t . 6 . 1 3 <text:s text:c="2"/>A l l <text:s text:c="2"/>i n f o r m a t i o n <text:s text:c="2"/>m a d e <text:s text:c="2"/>a v a i l a b l e <text:s text:c="2"/>o r r e c e i v e d <text:s text:c="2"/>b y <text:s text:c="2"/>t h e <text:s text:c="2"/>A u t h o r i t y <text:s text:c="2"/>s h a l l <text:s text:c="2"/>b e <text:s text:c="2"/>t r e a t e d <text:s text:c="2"/>a s c o n f i d e n t i a l <text:s text:c="2"/>i n f o r m a t i o n <text:s text:c="2"/>a n d <text:s text:c="2"/>t h e r e f o r e s u b j e c t <text:s text:c="2"/>t o <text:s text:c="2"/>S e c t i o n <text:s text:c="2"/>2 7 <text:s text:c="2"/>o f <text:s text:c="2"/>t h e <text:s text:c="2"/>G e n e r a l C o n d i t i o n s <text:s text:c="2"/>o f <text:s text:c="2"/>C o n t r a c t .</text:p>
          </table:table-cell>
          <table:table-cell office:value-type="string" calcext:value-type="string">
            <text:p>H e a l e s <text:s text:c="2"/>M e d i c a l <text:s text:c="2"/>R e s p o n s e a s s i s t <text:s text:c="2"/>t h e <text:s text:c="2"/>A u t h o r i t y <text:s text:c="2"/>w i t h <text:s text:c="2"/>a n y <text:s text:c="2"/>r e q u i r e m e n t s <text:s text:c="2"/>a n d / o r <text:s text:c="2"/>r e q u e s t f o r <text:s text:c="2"/>d o c u m e n t a t i o n <text:s text:c="2"/>t h e <text:s text:c="2"/>A u t h o r i t y <text:s text:c="2"/>m a y <text:s text:c="2"/>h a v e <text:s text:c="2"/>i n <text:s text:c="2"/>c o n n e c t i o n w i t h <text:s text:c="2"/>a g r e e d <text:s text:c="2"/>S e r v i c e <text:s text:c="2"/>R e v i e w s <text:s text:c="2"/>d u r i n g <text:s text:c="2"/>t h e <text:s text:c="2"/>S e r v i c e . <text:s text:c="2"/>T h e A u t h o r i t y <text:s text:c="2"/>a c c e p t s <text:s text:c="2"/>t h a t <text:s text:c="2"/>p o s t - c o n t r a c t <text:s text:c="2"/>m o n i t o r i n g <text:s text:c="2"/>w i l l <text:s text:c="2"/>b e c h a r g e d <text:s text:c="2"/>a t <text:s text:c="2"/>t h e <text:s text:c="2"/>p r e v a i l i n g <text:s text:c="2"/>a d - h o c <text:s text:c="2"/>r a t e . F o r <text:s text:c="2"/>i n f o r m a t i o n <text:s text:c="2"/>o n l y , <text:s text:c="2"/>n o <text:s text:c="2"/>c h a n g e <text:s text:c="2"/>r e q u i r e d : N o <text:s text:c="2"/>c o n f i d e n t i a l <text:s text:c="2"/>i n f o r m a t i o n , <text:s text:c="2"/>s u c h <text:s text:c="2"/>a s <text:s text:c="2"/>M e d i c a l <text:s text:c="2"/>i n f o r m a t i o n , w i l l <text:s text:c="2"/>b e <text:s text:c="2"/>p r o v i d e d <text:s text:c="2"/>w i t h o u t <text:s text:c="2"/>t h e <text:s text:c="2"/>e x p r e s s <text:s text:c="2"/>w r i t t e n <text:s text:c="2"/>c o n s e n t <text:s text:c="2"/>o f e a c h <text:s text:c="2"/>d a t a <text:s text:c="2"/>s u b j e c t . T h e <text:s text:c="2"/>C o u n c i l <text:s text:c="2"/>d o e s <text:s text:c="2"/>n o t <text:s text:c="2"/>h a v e <text:s text:c="2"/>t h e <text:s text:c="2"/>r i g h t <text:s text:c="2"/>t o <text:s text:c="2"/>i n t e r v i e w <text:s text:c="2"/>s t a f f w i t h o u t <text:s text:c="2"/>n o t i c e <text:s text:c="2"/>– <text:s text:c="2"/>a n <text:s text:c="2"/>a p p r o p r i a t e <text:s text:c="2"/>t i m e <text:s text:c="2"/>m u s t <text:s text:c="2"/>b e <text:s text:c="2"/>a g r e e d <text:s text:c="2"/>w i t h t h e <text:s text:c="2"/>c o n t r a c t <text:s text:c="2"/>k e y <text:s text:c="2"/>s t a k e h o l d e r s <text:s text:c="2"/>b e f o r e <text:s text:c="2"/>a n y <text:s text:c="2"/>i n t e r v i e w i n g w o u l d <text:s text:c="2"/>t a k e <text:s text:c="2"/>p l a c e . A c c e s s <text:s text:c="2"/>t o <text:s text:c="2"/>a l l <text:s text:c="2"/>i n f o r m a t i o n <text:s text:c="2"/>t h a t <text:s text:c="2"/>t h e <text:s text:c="2"/>u s e r <text:s text:c="2"/>h a s <text:s text:c="2"/>p e r m i s s i o n s <text:s text:c="2"/>t o v i e w <text:s text:c="2"/>i s <text:s text:c="2"/>a v a i l a b l e <text:s text:c="2"/>a t <text:s text:c="2"/>a l l <text:s text:c="2"/>t i m e s <text:s text:c="2"/>d u r i n g <text:s text:c="2"/>t h e <text:s text:c="2"/>c o n t r a c t <text:s text:c="2"/>– <text:s text:c="2"/>t h i s <text:s text:c="2"/>i s a v a i l a b l e <text:s text:c="2"/>f o r <text:s text:c="2"/>t h e m <text:s text:c="2"/>a t <text:s text:c="2"/>a n y <text:s text:c="2"/>t i m e . <text:s text:c="2"/>A s <text:s text:c="2"/>a l l <text:s text:c="2"/>d a t a <text:s text:c="2"/>i s <text:s text:c="2"/>e l e c t r o n i c , t h e r e <text:s text:c="2"/>w i l l <text:s text:c="2"/>b e <text:s text:c="2"/>n o <text:s text:c="2"/>r e q u i r e m e n t <text:s text:c="2"/>t o <text:s text:c="2"/>t a k e <text:s text:c="2"/>c o p i e s , <text:s text:c="2"/>i n f o r m a t i o n t h e <text:s text:c="2"/>A u t h o r i t y <text:s text:c="2"/>c a n <text:s text:c="2"/>l e g a l l y <text:s text:c="2"/>s e e <text:s text:c="2"/>i s <text:s text:c="2"/>a v a i l a b l e <text:s text:c="2"/>o n l i n e <text:s text:c="2"/>a n d <text:s text:c="2"/>c a n b e <text:s text:c="2"/>d o w n l o a d e d <text:s text:c="2"/>o r <text:s text:c="2"/>p r i n t e d <text:s text:c="2"/>t h e m s e l v e s . A g a i n , <text:s text:c="2"/>m e d i c a l <text:s text:c="2"/>i n f o r m a t i o n <text:s text:c="2"/>i s <text:s text:c="2"/>n o t <text:s text:c="2"/>a v a i l a b l e <text:s text:c="2"/>t o <text:s text:c="2"/>t h e A u t h o r i t y <text:s text:c="2"/>w i t h o u t <text:s text:c="2"/>t h e <text:s text:c="2"/>e x p r e s s <text:s text:c="2"/>w r i t t e n <text:s text:c="2"/>c o n s e n t <text:s text:c="2"/>o f <text:s text:c="2"/>e a c h d a t a <text:s text:c="2"/>s u b j e c t . P l e a s e <text:s text:c="2"/>c h a n g e <text:s text:c="2"/>t o : 6 . 1 0 <text:s text:c="8"/>F o r <text:s text:c="2"/>t h e <text:s text:c="2"/>a v o i d a n c e <text:s text:c="2"/>o f <text:s text:c="2"/>d o u b t <text:s text:c="2"/>t h e <text:s text:c="2"/>r i g h t s <text:s text:c="2"/>o f <text:s text:c="2"/>a c c e s s <text:s text:c="2"/>t o i n f o r m a t i o n <text:s text:c="2"/>i n c l u d e d <text:s text:c="2"/>i n <text:s text:c="2"/>t h i s <text:s text:c="2"/>C o n t r a c t <text:s text:c="2"/>s h a l l <text:s text:c="2"/>i n c l u d e <text:s text:c="2"/>t h e r i g h t <text:s text:c="2"/>a n d <text:s text:c="2"/>p o w e r , <text:s text:c="2"/>a t <text:s text:c="2"/>a l l <text:s text:c="2"/>r e a s o n a b l e <text:s text:c="2"/>t i m e s , <text:s text:c="2"/>t o <text:s text:c="2"/>i n t e r v i e w <text:s text:c="2"/>S t a f f w i t h <text:s text:c="2"/>t h e <text:s text:c="2"/>S e r v i c e <text:s text:c="2"/>P r o v i d e r ’ s <text:s text:c="2"/>c o n s e n t , <text:s text:c="2"/>t o <text:s text:c="2"/>h a v e <text:s text:c="2"/>a c c e s s <text:s text:c="2"/>t o a n d <text:s text:c="2"/>t a k e <text:s text:c="2"/>c o p i e s <text:s text:c="2"/>o f <text:s text:c="2"/>a n y <text:s text:c="2"/>o r <text:s text:c="2"/>a l l <text:s text:c="2"/>d o c u m e n t a t i o n , <text:s text:c="2"/>i n c l u d i n g e l e c t r o n i c <text:s text:c="2"/>d a t a , <text:s text:c="2"/>b a s e d <text:s text:c="2"/>o n <text:s text:c="2"/>d a t a <text:s text:c="2"/>s u b j e c t <text:s text:c="2"/>c o n s e n t <text:s text:c="2"/>i f r e q u i r e d , <text:s text:c="2"/>r e l e v a n t <text:s text:c="2"/>a n d <text:s text:c="2"/>r e l a t i n g <text:s text:c="2"/>t o <text:s text:c="2"/>t h i s <text:s text:c="2"/>C o n t r a c t . F o r <text:s text:c="2"/>i n f o r m a t i o n <text:s text:c="2"/>o n l y , <text:s text:c="2"/>n o <text:s text:c="2"/>c h a n g e <text:s text:c="2"/>r e q u i r e d : A s <text:s text:c="2"/>a b o v e , <text:s text:c="2"/>q u a r t e r l y <text:s text:c="2"/>s e r v i c e <text:s text:c="2"/>r e v i e w <text:s text:c="2"/>m e e t i n g s <text:s text:c="2"/>a r e <text:s text:c="2"/>i n c l u d e d w i t h i n <text:s text:c="2"/>t h e <text:s text:c="2"/>c o n t r a c t . <text:s text:c="2"/>A d d i t i o n a l <text:s text:c="2"/>m e e t i n g s <text:s text:c="2"/>c a n <text:s text:c="2"/>b e <text:s text:c="2"/>p r o v i d e d a t <text:s text:c="2"/>a n <text:s text:c="2"/>a d d i t i o n a l <text:s text:c="2"/>c o s t . <text:s text:c="2"/>W e <text:s text:c="2"/>a r e <text:s text:c="2"/>h a p p y <text:s text:c="2"/>t o <text:s text:c="2"/>r e v i e w <text:s text:c="2"/>p r i c i n g <text:s text:c="2"/>a t a n y <text:s text:c="2"/>t i m e <text:s text:c="2"/>t o <text:s text:c="2"/>i n c r e a s e <text:s text:c="2"/>t h e <text:s text:c="2"/>n u m b e r <text:s text:c="2"/>o f <text:s text:c="2"/>c o n t r a c t <text:s text:c="2"/>m o n i t o r i n g m e e t i n g s <text:s text:c="2"/>i f <text:s text:c="2"/>n e e d e d . W e <text:s text:c="2"/>a r e <text:s text:c="2"/>h a p p y <text:s text:c="2"/>t o <text:s text:c="2"/>s i g n <text:s text:c="2"/>u p <text:s text:c="2"/>t o <text:s text:c="2"/>t h i s <text:s text:c="2"/>p r o v i d e d <text:s text:c="2"/>t h e <text:s text:c="2"/>c l a u s e <text:s text:c="2"/>i s r e c i p r o c a l . P l e a s e <text:s text:c="2"/>c h a n g e <text:s text:c="2"/>t o : 6 . 1 3 <text:s text:c="2"/>A l l <text:s text:c="2"/>i n f o r m a t i o n <text:s text:c="2"/>m a d e <text:s text:c="2"/>a v a i l a b l e <text:s text:c="2"/>o r <text:s text:c="2"/>r e c e i v e d <text:s text:c="2"/>b y <text:s text:c="2"/>t h e e i t h e r <text:s text:c="2"/>p a r t y <text:s text:c="2"/>s h a l l <text:s text:c="2"/>b e <text:s text:c="2"/>t r e a t e d <text:s text:c="2"/>a s <text:s text:c="2"/>c o n f i d e n t i a l <text:s text:c="2"/>i n f o r m a t i o n a n d <text:s text:c="2"/>t h e r e f o r e <text:s text:c="2"/>s u b j e c t <text:s text:c="2"/>t o <text:s text:c="2"/>S e c t i o n <text:s text:c="2"/>2 7 <text:s text:c="2"/>o f <text:s text:c="2"/>t h e <text:s text:c="2"/>G e n e r a l C o n d i t i o n s <text:s text:c="2"/>o f <text:s text:c="2"/>C o n t r a c t .</text:p>
          </table:table-cell>
          <table:table-cell table:number-columns-repeated="1022"/>
        </table:table-row>
        <table:table-row table:style-name="ro1">
          <table:table-cell office:value-type="string" calcext:value-type="string">
            <text:p>C l a u s e 7 . 1 <text:s text:c="12"/>A t <text:s text:c="2"/>a l l <text:s text:c="2"/>t i m e s , <text:s text:c="2"/>t h e <text:s text:c="2"/>P r o v i d e r <text:s text:c="2"/>m u s t e n s u r e <text:s text:c="2"/>t h a t : a ) <text:s text:c="8"/>e a c h <text:s text:c="2"/>o f <text:s text:c="2"/>t h e <text:s text:c="2"/>S t a f f <text:s text:c="2"/>i s <text:s text:c="2"/>s u i t a b l y <text:s text:c="2"/>q u a l i f i e d a n d <text:s text:c="2"/>e x p e r i e n c e d , <text:s text:c="2"/>a d e q u a t e l y <text:s text:c="2"/>t r a i n e d <text:s text:c="2"/>a n d c a p a b l e <text:s text:c="2"/>o f <text:s text:c="2"/>p r o v i d i n g <text:s text:c="2"/>t h e <text:s text:c="2"/>a p p l i c a b l e S e r v i c e s <text:s text:c="2"/>i n <text:s text:c="2"/>r e s p e c t <text:s text:c="2"/>o f <text:s text:c="2"/>w h i c h <text:s text:c="2"/>t h e y <text:s text:c="2"/>a r e e n g a g e d ; b ) <text:s text:c="8"/>t h e r e <text:s text:c="2"/>i s <text:s text:c="2"/>a n <text:s text:c="2"/>a d e q u a t e <text:s text:c="2"/>n u m b e r <text:s text:c="2"/>o f <text:s text:c="2"/>S t a f f <text:s text:c="2"/>t o p r o v i d e <text:s text:c="2"/>t h e <text:s text:c="2"/>S e r v i c e s <text:s text:c="2"/>p r o p e r l y <text:s text:c="2"/>i n <text:s text:c="2"/>a c c o r d a n c e w i t h <text:s text:c="2"/>t h e <text:s text:c="2"/>p r o v i s i o n s <text:s text:c="2"/>o f <text:s text:c="2"/>t h e <text:s text:c="2"/>a p p l i c a b l e <text:s text:c="2"/>S e r v i c e S p e c i f i c a t i o n ; c ) <text:s text:c="8"/>w h e r e <text:s text:c="2"/>a p p l i c a b l e , <text:s text:c="2"/>S t a f f <text:s text:c="2"/>a r e <text:s text:c="2"/>r e g i s t e r e d w i t h <text:s text:c="2"/>t h e <text:s text:c="2"/>a p p r o p r i a t e <text:s text:c="2"/>p r o f e s s i o n a l <text:s text:c="2"/>r e g u l a t o r y b o d y ; <text:s text:c="2"/>a n d d ) <text:s text:c="8"/>S t a f f <text:s text:c="2"/>a r e <text:s text:c="2"/>a w a r e <text:s text:c="2"/>o f <text:s text:c="2"/>a n d <text:s text:c="2"/>r e s p e c t <text:s text:c="2"/>e q u a l i t y a n d <text:s text:c="2"/>h u m a n <text:s text:c="2"/>r i g h t s <text:s text:c="2"/>o f <text:s text:c="2"/>c o l l e a g u e s <text:s text:c="2"/>a n d <text:s text:c="2"/>S e r v i c e U s e r s . 1 0 . 4 <text:s text:c="8"/>S u b j e c t <text:s text:c="2"/>t o <text:s text:c="2"/>G u i d a n c e <text:s text:c="2"/>a n d <text:s text:c="2"/>w h e r e a p p r o p r i a t e , <text:s text:c="2"/>t h e <text:s text:c="2"/>S e r v i c e <text:s text:c="2"/>U s e r <text:s text:c="2"/>H e a l t h R e c o r d s <text:s text:c="2"/>s h o u l d <text:s text:c="2"/>i n c l u d e <text:s text:c="2"/>t h e <text:s text:c="2"/>S e r v i c e <text:s text:c="2"/>U s e r ’ s v e r i f i e d <text:s text:c="2"/>N H S <text:s text:c="2"/>n u m b e r .</text:p>
          </table:table-cell>
          <table:table-cell office:value-type="string" calcext:value-type="string">
            <text:p>H e a l e s <text:s text:c="2"/>M e d i c a l <text:s text:c="2"/>R e s p o n s e A s <text:s text:c="2"/>a b o v e , <text:s text:c="2"/>s e r v i c e s <text:s text:c="2"/>w i l l <text:s text:c="2"/>b e <text:s text:c="2"/>p r o v i d e d <text:s text:c="2"/>i n <text:s text:c="2"/>l i n e <text:s text:c="2"/>w i t h <text:s text:c="2"/>t h e a g r e e d <text:s text:c="2"/>S L A . <text:s text:c="2"/>C l a u s e s <text:s text:c="2"/>c o m m i t t i n g <text:s text:c="2"/>p r o v i d e r s <text:s text:c="2"/>t o <text:s text:c="2"/>o f f e r <text:s text:c="2"/>t h e s e r v i c e <text:s text:c="2"/>i n <text:s text:c="2"/>l i n e <text:s text:c="2"/>w i t h <text:s text:c="2"/>t h e <text:s text:c="2"/>s p e c i f i c a t i o n <text:s text:c="2"/>r e n d e r <text:s text:c="2"/>a g r e e d <text:s text:c="2"/>S L A s a n d <text:s text:c="2"/>t e n d e r <text:s text:c="2"/>r e s p o n s e s <text:s text:c="2"/>r e d u n d a n t . P l e a s e <text:s text:c="2"/>c h a n g e <text:s text:c="2"/>b ) <text:s text:c="2"/>t o : b ) <text:s text:c="8"/>t h e r e <text:s text:c="2"/>i s <text:s text:c="2"/>a n <text:s text:c="2"/>a d e q u a t e <text:s text:c="2"/>n u m b e r <text:s text:c="2"/>o f <text:s text:c="2"/>S t a f f <text:s text:c="2"/>t o <text:s text:c="2"/>p r o v i d e <text:s text:c="2"/>t h e S e r v i c e s <text:s text:c="2"/>p r o p e r l y <text:s text:c="2"/>i n <text:s text:c="2"/>a c c o r d a n c e <text:s text:c="2"/>w i t h <text:s text:c="2"/>t h e <text:s text:c="2"/>p r o v i s i o n s <text:s text:c="2"/>o f t h e <text:s text:c="2"/>a g r e e d <text:s text:c="2"/>S e r v i c e <text:s text:c="2"/>L e v e l <text:s text:c="2"/>A g r e e m e n t ; F i r s t l y , <text:s text:c="2"/>n o <text:s text:c="2"/>c l i e n t <text:s text:c="2"/>o u t s i d e <text:s text:c="2"/>t h e <text:s text:c="2"/>N H S <text:s text:c="2"/>r e q u i r e s <text:s text:c="2"/>t h e <text:s text:c="2"/>N H S n u m b e r <text:s text:c="2"/>f r o m <text:s text:c="2"/>t h e <text:s text:c="2"/>e m p l o y e e . S e c o n d l y , <text:s text:c="2"/>o b t a i n i n g <text:s text:c="2"/>N H S <text:s text:c="2"/>n u m b e r s <text:s text:c="2"/>i s <text:s text:c="2"/>q u i t e <text:s text:c="2"/>d i f f i c u l t . <text:s text:c="2"/>W e d o <text:s text:c="2"/>n o t <text:s text:c="2"/>r e q u i r e <text:s text:c="2"/>t h e <text:s text:c="2"/>N H S <text:s text:c="2"/>n u m b e r <text:s text:c="2"/>t o <text:s text:c="2"/>i d e n t i f y <text:s text:c="2"/>a n <text:s text:c="2"/>i n d i v i d u a l .</text:p>
          </table:table-cell>
          <table:table-cell table:number-columns-repeated="1022"/>
        </table:table-row>
        <table:table-row table:style-name="ro1">
          <table:table-cell office:value-type="string" calcext:value-type="string">
            <text:p>C l a u s e A u t h o r i t y <text:s text:c="2"/>i n <text:s text:c="2"/>w r i t i n g . 4 0 . 2 <text:s text:c="8"/>F o r <text:s text:c="2"/>t h e <text:s text:c="2"/>a v o i d a n c e <text:s text:c="2"/>o f <text:s text:c="2"/>d o u b t , <text:s text:c="2"/>a n y a m e n d m e n t <text:s text:c="2"/>o r <text:s text:c="2"/>v a r i a t i o n <text:s text:c="2"/>c o n t a i n e d <text:s text:c="2"/>i n <text:s text:c="2"/>t h e T e n d e r <text:s text:c="2"/>o r <text:s text:c="2"/>t h e <text:s text:c="2"/>M e t h o d <text:s text:c="2"/>S t a t e m e n t <text:s text:c="2"/>s u b m i t t e d b y <text:s text:c="2"/>t h e <text:s text:c="2"/>C o n t r a c t o r <text:s text:c="2"/>w h i c h <text:s text:c="2"/>i s <text:s text:c="2"/>i n c o n s i s t e n t <text:s text:c="2"/>w i t h t h e <text:s text:c="2"/>S p e c i f i c a t i o n <text:s text:c="2"/>o r <text:s text:c="2"/>t h e <text:s text:c="2"/>C o n d i t i o n s <text:s text:c="2"/>i s <text:s text:c="2"/>o f <text:s text:c="2"/>n o l e g a l <text:s text:c="2"/>e f f e c t <text:s text:c="2"/>a n d <text:s text:c="2"/>d o e s <text:s text:c="2"/>n o t <text:s text:c="2"/>f o r m <text:s text:c="2"/>p a r t <text:s text:c="2"/>o f <text:s text:c="2"/>t h e C o n t r a c t , <text:s text:c="2"/>s a v e <text:s text:c="2"/>a n d <text:s text:c="2"/>e x c e p t <text:s text:c="2"/>a n y <text:s text:c="2"/>s u c h a m e n d m e n t <text:s text:c="2"/>o r <text:s text:c="2"/>v a r i a t i o n <text:s text:c="2"/>e x p r e s s l y <text:s text:c="2"/>a n d s p e c i f i c a l l y <text:s text:c="2"/>a g r e e d , <text:s text:c="2"/>d u l y <text:s text:c="2"/>a u t h o r i s e d <text:s text:c="2"/>a n d s i g n e d <text:s text:c="2"/>b y <text:s text:c="2"/>t h e <text:s text:c="2"/>A u t h o r i t y <text:s text:c="2"/>i n <text:s text:c="2"/>w r i t i n g <text:s text:c="2"/>a s <text:s text:c="2"/>f o r m i n g p a r t <text:s text:c="2"/>o f <text:s text:c="2"/>t h e <text:s text:c="2"/>C o n t r a c t <text:s text:c="2"/>P R O V I D E D <text:s text:c="2"/>A L W A Y S t h a t <text:s text:c="2"/>s u c h <text:s text:c="2"/>a m e n d m e n t s <text:s text:c="2"/>o r <text:s text:c="2"/>v a r i a t i o n s <text:s text:c="2"/>a r e <text:s text:c="2"/>t o b e <text:s text:c="2"/>i n t e r p r e t e d <text:s text:c="2"/>i n <text:s text:c="2"/>s a m e <text:s text:c="2"/>t h e <text:s text:c="2"/>o r d e r <text:s text:c="2"/>o f <text:s text:c="2"/>p r i o r i t y a s <text:s text:c="2"/>s e t <text:s text:c="2"/>o u t <text:s text:c="2"/>i n <text:s text:c="2"/>C o n d i t i o n <text:s text:c="2"/>4 1 . 4 1 . 1 <text:s text:c="2"/>I n <text:s text:c="2"/>t h e <text:s text:c="2"/>e v e n t <text:s text:c="2"/>o f <text:s text:c="2"/>a n d <text:s text:c="2"/>o n l y <text:s text:c="2"/>t o <text:s text:c="2"/>t h e <text:s text:c="2"/>e x t e n t o f <text:s text:c="2"/>a n y <text:s text:c="2"/>c o n f l i c t <text:s text:c="2"/>b e t w e e n <text:s text:c="2"/>t h e <text:s text:c="2"/>C o n d i t i o n s , <text:s text:c="2"/>t h e S p e c i f i c a t i o n , <text:s text:c="2"/>t h e <text:s text:c="2"/>I n s t r u c t i o n s <text:s text:c="2"/>f o r <text:s text:c="2"/>T e n d e r i n g , t h e <text:s text:c="2"/>T e n d e r <text:s text:c="2"/>a n d <text:s text:c="2"/>o t h e r <text:s text:c="2"/>d o c u m e n t s <text:s text:c="2"/>r e f e r r e d <text:s text:c="2"/>t o o r <text:s text:c="2"/>i n c o r p o r a t e d <text:s text:c="2"/>i n t o <text:s text:c="2"/>t h e <text:s text:c="2"/>C o n t r a c t , <text:s text:c="2"/>t h e c o n f l i c t <text:s text:c="2"/>s h a l l <text:s text:c="2"/>b e <text:s text:c="2"/>r e s o l v e d <text:s text:c="2"/>i n <text:s text:c="2"/>a c c o r d a n c e <text:s text:c="2"/>w i t h t h e <text:s text:c="2"/>f o l l o w i n g <text:s text:c="2"/>d e s c e n d i n g <text:s text:c="2"/>o r d e r <text:s text:c="2"/>o f p r e c e d e n c e . h e <text:s text:c="2"/>C o n d i t i o n s <text:s text:c="2"/>o f <text:s text:c="2"/>C o n t r a c t <text:s text:c="2"/>s h a l l <text:s text:c="2"/>p r e v a i l o v e r : t h e <text:s text:c="2"/>S p e c i f i c a t i o n ; t h e <text:s text:c="2"/>A p p e n d i c e s <text:s text:c="2"/>a n d <text:s text:c="2"/>S c h e d u l e s ; t h e <text:s text:c="2"/>I n s t r u c t i o n s <text:s text:c="2"/>f o r <text:s text:c="2"/>T e n d e r i n g ; t h e <text:s text:c="2"/>T e n d e r <text:s text:c="2"/>a n d <text:s text:c="2"/>t h e <text:s text:c="2"/>M e t h o d <text:s text:c="2"/>S t a t e m e n t ; a n y <text:s text:c="2"/>o t h e r <text:s text:c="2"/>d o c u m e n t <text:s text:c="2"/>r e f e r r e d <text:s text:c="2"/>t o <text:s text:c="2"/>a n d i n c o r p o r a t e d <text:s text:c="2"/>i n <text:s text:c="2"/>t h i s <text:s text:c="2"/>C o n t r a c t .</text:p>
          </table:table-cell>
          <table:table-cell office:value-type="string" calcext:value-type="string">
            <text:p>H e a l e s   M e d i c a l   R e s p o n s e T h e   c o n t r a c t   i s   a w a r d e d   b a s e d   o n   t h e   m e t h o d   s t a t e m e n t w h i c h   i s   o u r   r e s p o n s e   t o   t h e   t e n d e r ,   t o   s t a t e   t h a t   i t   i s   o f n o   l e g a l   e f f e c t   a n d   d o e s   n o t   f o r m   p a r t   o f   t h e   c o n t r a c t r e n d e r s   t h e   t e n d e r   r e s p o n s e   r e d u n d a n t . W e   c a n n o t   a g r e e   t o   t h i s   c l a u s e ,   p l e a s e   r e m o v e   i t . W e   h a v e   a l r e a d y   r e s p o n d e d   t o   t h i s   c l a u s e   i n   S c h e d u l e   3 –   t h e   t e n d e r   r e s p o n s e   m u s t   f e a t u r e   h i g h e r   i n   t h i s   l i s t .   W e d o   n o t   u n d e r s t a n d   w h y   t h i s   c l a u s e   i s   d u p l i c a t e d   o v e r s e v e r a l   d o c u m e n t s . P l e a s e   c h a n g e   t o : 4 1 . 1   I n   t h e   e v e n t   o f   a n d   o n l y   t o   t h e   e x t e n t   o f   a n y   c o n f l i c t b e t w e e n   t h e   C o n d i t i o n s ,   t h e   S p e c i f i c a t i o n ,   t h e I n s t r u c t i o n s   f o r   T e n d e r i n g ,   t h e   T e n d e r   a n d   o t h e r d o c u m e n t s   r e f e r r e d   t o   o r   i n c o r p o r a t e d   i n t o   t h e   C o n t r a c t , t h e   c o n f l i c t   s h a l l   b e   r e s o l v e d   i n   a c c o r d a n c e   w i t h   t h e f o l l o w i n g   d e s c e n d i n g   o r d e r   o f   p r e c e d e n c e . h e   C o n d i t i o n s   o f   C o n t r a c t   s h a l l   p r e v a i l   o v e r : t h e   T e n d e r   a n d   t h e   M e t h o d   S t a t e m e n t ; t h e   S p e c i f i c a t i o n ; t h e   A p p e n d i c e s   a n d   S c h e d u l e s ; t </text:p>
            <text:p>     t </text:p>
            <text:p> t h e   I n s t r u c t i o n s   f o r   T e n d e r i n g ;</text:p>
          </table:table-cell>
          <table:table-cell table:number-columns-repeated="1022"/>
        </table:table-row>
        <table:table-row table:style-name="ro1">
          <table:table-cell office:value-type="string" calcext:value-type="string">
            <text:p>C l a u s e p u r p o s e s <text:s text:c="2"/>c o n t e m p l a t e d <text:s text:c="2"/>b y <text:s text:c="2"/>t h e <text:s text:c="2"/>C o n t r a c t <text:s text:c="2"/>o r t o <text:s text:c="2"/>t h e <text:s text:c="2"/>e x t e n t <text:s text:c="2"/>r e q u i r e d <text:s text:c="2"/>b y <text:s text:c="2"/>t h e <text:s text:c="2"/>A u t h o r i t y <text:s text:c="2"/>a n y o f <text:s text:c="2"/>i t s <text:s text:c="2"/>e m p l o y e e s <text:s text:c="2"/>a u t h o r i s e d <text:s text:c="2"/>p e r s o n s c o n t r a c t o r s <text:s text:c="2"/>a n d <text:s text:c="2"/>s u c c e s s o r s <text:s text:c="2"/>i n <text:s text:c="2"/>t i t l e <text:s text:c="2"/>i n <text:s text:c="2"/>o r d e r t o <text:s text:c="2"/>r e a l i s e <text:s text:c="2"/>o r <text:s text:c="2"/>i m p l e m e n t <text:s text:c="2"/>t h e <text:s text:c="2"/>f u l l <text:s text:c="2"/>b e n e f i t s <text:s text:c="2"/>o f t h e <text:s text:c="2"/>S e r v i c e . <text:s text:c="2"/>, 1 9 . 6 <text:s text:c="8"/>T h e <text:s text:c="2"/>C o n t r a c t o r <text:s text:c="2"/>h e r e b y <text:s text:c="2"/>w a i v e s <text:s text:c="2"/>a n d w i l l <text:s text:c="2"/>p r o c u r e <text:s text:c="2"/>i t s <text:s text:c="2"/>e m p l o y e e s , <text:s text:c="2"/>s u b - c o n t r a c t o r s a n d <text:s text:c="2"/>a g e n t s <text:s text:c="2"/>t o <text:s text:c="2"/>w a i v e <text:s text:c="2"/>a l l <text:s text:c="2"/>m o r a l <text:s text:c="2"/>r i g h t s <text:s text:c="2"/>i n <text:s text:c="2"/>a l l t h e <text:s text:c="2"/>t h i n g s <text:s text:c="2"/>a n d <text:s text:c="2"/>m a t e r i a l s <text:s text:c="2"/>m e n t i o n e d <text:s text:c="2"/>i n C o n d i t i o n <text:s text:c="2"/>1 9 . 1 <text:s text:c="2"/>a n d <text:s text:c="2"/>o t h e r <text:s text:c="2"/>t h i n g s <text:s text:c="2"/>a n d m a t e r i a l s <text:s text:c="2"/>i n <text:s text:c="2"/>w h i c h <text:s text:c="2"/>t h e <text:s text:c="2"/>I n t e l l e c t u a l <text:s text:c="2"/>P r o p e r t y R i g h t s <text:s text:c="2"/>e i t h e r <text:s text:c="2"/>h a v e <text:s text:c="2"/>b e e n <text:s text:c="2"/>o r <text:s text:c="2"/>w i l l <text:s text:c="2"/>b e <text:s text:c="2"/>a s s i g n e d t o <text:s text:c="2"/>t h e <text:s text:c="2"/>A u t h o r i t y <text:s text:c="2"/>u n d e r <text:s text:c="2"/>t h i s <text:s text:c="2"/>C o n t r a c t . 1 9 . 7 <text:s text:c="8"/>T h e <text:s text:c="2"/>C o n t r a c t o r <text:s text:c="2"/>w a r r a n t s <text:s text:c="2"/>t h a t <text:s text:c="2"/>t h e p r o v i s i o n <text:s text:c="2"/>o f <text:s text:c="2"/>t h e <text:s text:c="2"/>S e r v i c e <text:s text:c="2"/>a n d <text:s text:c="2"/>t h e <text:s text:c="2"/>u s e <text:s text:c="2"/>a n d p o s s e s s i o n <text:s text:c="2"/>b y <text:s text:c="2"/>t h e <text:s text:c="2"/>A u t h o r i t y , <text:s text:c="2"/>a n y <text:s text:c="2"/>o f <text:s text:c="2"/>i t s e m p l o y e e s <text:s text:c="2"/>a u t h o r i s e d <text:s text:c="2"/>p e r s o n s , <text:s text:c="2"/>c o n t r a c t o r s a n d <text:s text:c="2"/>s u c c e s s o r s <text:s text:c="2"/>i n <text:s text:c="2"/>t i t l e <text:s text:c="2"/>o f <text:s text:c="2"/>a n y d o c u m e n t a t i o n , <text:s text:c="2"/>t h i n g s , <text:s text:c="2"/>g o o d s <text:s text:c="2"/>a n d <text:s text:c="2"/>m a t e r i a l s ( i n c l u d i n g <text:s text:c="2"/>t h e <text:s text:c="2"/>C o n t r a c t <text:s text:c="2"/>G e n e r a t e d <text:s text:c="2"/>M a t e r i a l s a n d <text:s text:c="2"/>S p e c i a l <text:s text:c="2"/>D e l i v e r a b l e s ) <text:s text:c="2"/>d e v e l o p e d p r o d u c e d <text:s text:c="2"/>o r <text:s text:c="2"/>s u p p l i e d <text:s text:c="2"/>b y <text:s text:c="2"/>t h e <text:s text:c="2"/>C o n t r a c t o r u n d e r <text:s text:c="2"/>o r <text:s text:c="2"/>i n <text:s text:c="2"/>c o n n e c t i o n <text:s text:c="2"/>w i t h <text:s text:c="2"/>t h i s <text:s text:c="2"/>C o n t r a c t <text:s text:c="2"/>d o</text:p>
          </table:table-cell>
          <table:table-cell office:value-type="string" calcext:value-type="string">
            <text:p>H e a l e s <text:s text:c="2"/>M e d i c a l <text:s text:c="2"/>R e s p o n s e P l e a s e <text:s text:c="2"/>n o t e , <text:s text:c="2"/>t h e <text:s text:c="2"/>u s e <text:s text:c="2"/>o f <text:s text:c="2"/>“ t h i n g s ” <text:s text:c="2"/>i s <text:s text:c="2"/>d u e <text:s text:c="2"/>t o <text:s text:c="2"/>t h e <text:s text:c="2"/>o r i g i n a l <text:s text:c="2"/>1 9 . 5 a n d <text:s text:c="2"/>1 9 . 6 . <text:s text:c="2"/>W e <text:s text:c="2"/>a r e <text:s text:c="2"/>u n c l e a r <text:s text:c="2"/>a s <text:s text:c="2"/>t o <text:s text:c="2"/>t h e <text:s text:c="2"/>d e f i n i t i o n <text:s text:c="2"/>o f <text:s text:c="2"/>“ t h i n g s ” a n d <text:s text:c="2"/>h a v e <text:s text:c="2"/>n o t <text:s text:c="2"/>s e e n <text:s text:c="2"/>t h i s <text:s text:c="2"/>p r e v i o u s l y <text:s text:c="2"/>i n <text:s text:c="2"/>l e g a l d o c u m e n t a t i o n . P l e a s e <text:s text:c="2"/>c h a n g e <text:s text:c="2"/>t o : 1 9 . 6 <text:s text:c="8"/>T h e <text:s text:c="2"/>C o n t r a c t o r <text:s text:c="2"/>h e r e b y <text:s text:c="2"/>w a i v e s <text:s text:c="2"/>a n d <text:s text:c="2"/>w i l l <text:s text:c="2"/>p r o c u r e <text:s text:c="2"/>i t s e m p l o y e e s , <text:s text:c="2"/>s u b - c o n t r a c t o r s <text:s text:c="2"/>a n d <text:s text:c="2"/>a g e n t s <text:s text:c="2"/>t o <text:s text:c="2"/>w a i v e <text:s text:c="2"/>a l l m o r a l <text:s text:c="2"/>r i g h t s <text:s text:c="2"/>i n <text:s text:c="2"/>a l l <text:s text:c="2"/>t h e <text:s text:c="2"/>t h i n g s <text:s text:c="2"/>a n d <text:s text:c="2"/>m a t e r i a l s <text:s text:c="2"/>m e n t i o n e d <text:s text:c="2"/>i n C o n d i t i o n <text:s text:c="2"/>1 9 . 1 <text:s text:c="2"/>a n d <text:s text:c="2"/>o t h e r <text:s text:c="2"/>t h i n g s <text:s text:c="2"/>a n d <text:s text:c="2"/>m a t e r i a l s <text:s text:c="2"/>i n <text:s text:c="2"/>w h i c h t h e <text:s text:c="2"/>I n t e l l e c t u a l <text:s text:c="2"/>C o n t e n t <text:s text:c="2"/>R i g h t s <text:s text:c="2"/>e i t h e r <text:s text:c="2"/>h a v e <text:s text:c="2"/>b e e n <text:s text:c="2"/>o r <text:s text:c="2"/>w i l l <text:s text:c="2"/>b e a s s i g n e d <text:s text:c="2"/>t o <text:s text:c="2"/>t h e <text:s text:c="2"/>A u t h o r i t y <text:s text:c="2"/>u n d e r <text:s text:c="2"/>t h i s <text:s text:c="2"/>C o n t r a c t . 1 9 . 7 <text:s text:c="8"/>T h e <text:s text:c="2"/>C o n t r a c t o r <text:s text:c="2"/>w a r r a n t s <text:s text:c="2"/>t h a t <text:s text:c="2"/>t h e <text:s text:c="2"/>p r o v i s i o n <text:s text:c="2"/>o f <text:s text:c="2"/>t h e S e r v i c e <text:s text:c="2"/>a n d <text:s text:c="2"/>t h e <text:s text:c="2"/>u s e <text:s text:c="2"/>a n d <text:s text:c="2"/>p o s s e s s i o n <text:s text:c="2"/>b y <text:s text:c="2"/>t h e <text:s text:c="2"/>A u t h o r i t y , <text:s text:c="2"/>a n y o f <text:s text:c="2"/>i t s <text:s text:c="2"/>e m p l o y e e s <text:s text:c="2"/>a u t h o r i s e d <text:s text:c="2"/>p e r s o n s , <text:s text:c="2"/>c o n t r a c t o r s <text:s text:c="2"/>a n d s u c c e s s o r s <text:s text:c="2"/>i n <text:s text:c="2"/>t i t l e <text:s text:c="2"/>o f <text:s text:c="2"/>a n y <text:s text:c="2"/>d o c u m e n t a t i o n , <text:s text:c="2"/>t h i n g s , <text:s text:c="2"/>g o o d s a n d <text:s text:c="2"/>m a t e r i a l s <text:s text:c="2"/>( i n c l u d i n g <text:s text:c="2"/>t h e <text:s text:c="2"/>C o n t r a c t <text:s text:c="2"/>G e n e r a t e d M a t e r i a l s <text:s text:c="2"/>a n d <text:s text:c="2"/>S p e c i a l <text:s text:c="2"/>D e l i v e r a b l e s ) <text:s text:c="2"/>d e v e l o p e d <text:s text:c="2"/>p r o d u c e d o r <text:s text:c="2"/>s u p p l i e d <text:s text:c="2"/>b y <text:s text:c="2"/>t h e <text:s text:c="2"/>C o n t r a c t o r <text:s text:c="2"/>u n d e r <text:s text:c="2"/>o r <text:s text:c="2"/>i n <text:s text:c="2"/>c o n n e c t i o n <text:s text:c="2"/>w i t h t h i s <text:s text:c="2"/>C o n t r a c t <text:s text:c="2"/>d o <text:s text:c="2"/>n o t <text:s text:c="2"/>a n d <text:s text:c="2"/>s h a l l <text:s text:c="2"/>n o t <text:s text:c="2"/>i n f r i n g e <text:s text:c="2"/>a n y <text:s text:c="2"/>I n t e l l e c t u a l C o n t e n t <text:s text:c="2"/>R i g h t s <text:s text:c="2"/>o r <text:s text:c="2"/>a n y <text:s text:c="2"/>r i g h t s <text:s text:c="2"/>o f <text:s text:c="2"/>a n y <text:s text:c="2"/>t h i r d <text:s text:c="2"/>p a r t y .</text:p>
          </table:table-cell>
          <table:table-cell table:number-columns-repeated="1022"/>
        </table:table-row>
        <table:table-row table:style-name="ro1">
          <table:table-cell office:value-type="string" calcext:value-type="string">
            <text:p>C l a u s e r e a s o n a b l e   c h a r g e   f o r   t h e   S e r v i c e   ( i f   a n y ) p r o v i d e d   u p   t o   t h e   d a t e   o f   t e r m i n a t i o n   o f t h a t   O r d e r .     T h e   t e r m i n a t i o n   o f   a n   i n d i v i d u a l O r d e r   w i l l   n o t   o p e r a t e   t o   t e r m i n a t e   a n y o t h e r   O r d e r   o r   t h i s   C o n t r a c t   b u t c o n s e q u e n t i a l   a m e n d m e n t s   t o   a n y r e m a i n i n g   O r d e r   m a y   b e   n e c e s s a r y   a n d   w i l l b e   a g r e e d   b e t w e e n   t h e   p a r t i e s . T e r m i n a t i o n   o f   a n   O r d e r   o r   p a r t   o f   a n   O r d e r s h a l l   n o t   a f f e c t   a n y   a c c r u e d   r i g h t s   o r l i a b i l i t i e s   o f   e i t h e r   p a r t y   n o r   s h a l l   i t   a f f e c t   t h e c o m i n g   i n t o   f o r c e   o r   t h e   c o n t i n u a t i o n   i n f o r c e   o f   a n y   p r o v i s i o n   o f   t h i s   C o n t r a c t   w h i c h e x p r e s s l y   o r   b y   i m p l i c a t i o n   i s   i n t e n d e d   t o c o m e   i n t o   f o r c e   o r   c o n t i n u e   i n   f o r c e   o n   o r a f t e r   t h e   e x p i r y   o r   t e r m i n a t i o n   ( h o w s o e v e r o c c a s i o n e d   o f )   a n   O r d e r   o r   t h e   C o n t r a c t . 1 1 . 2         W i t h o u t   p r e j u d i c e   t o   o t h e r   p r o v i s i o n s o f   t h i s   C o n t r a c t ,   t h i s   C o n t r a c t   i s   t e r m i n a b l e b y   t h e   A u t h o r i t y   a t   i t s   o p t i o n   a t   a n y   t i m e   b y g i v i n g   n o t   l e s s   t h a n   f o u r t e e n   d a y s   n o t i c e   i n w r i t i n g   t o   t h a t   e f f e c t   t o   t h e   C o n t r a c t o r   a n d t h i s   C o n t r a c t   s h a l l   t e r m i n a t e   i m m e d i a t e l y u p o n   t h e   e x p i r y   o f   s u c h   n o t i c e   a n d   t h e A u t h o r i t y   s h a l l   f u r t h e r   h a v e   t h e   r i g h t   t o i n s t r u c t   a n o t h e r   c o n t r a c t o r   t o   p e r f o r m   t h e C o n t r a c t .   T h e   g r o u n d s   f o r   t e r m i n a t i o n   o f   t h e c o n t r a c t   s h a l l   i n c l u d e : 1 </text:p>
            <text:p> 1 . 2 . 1   w h e r e   t h e   c o n t a c t   i s   s u b j e c t   t o s u b s t a n t i a l   m o d i f i c a t i o n   r e q u i r i n g   a   f u r t h e r p r o c u r e m e n t   p r o c e s s ; 1 . 2 . 2   w h e r e   t h e   C o n t r a c t o r   s h o u l d   h a v e b e e n   e x c l u d e d   f r o m   t h e   p r o c u r e m e n t p r o c e s s   f o r   a n y   r e a s o n ; 1 . 2 . 3     w h e r e   t h e   c o n t r a c t   s h o u l d   n o t   h a v e b e e n   a w a r d e d   t o   t h e   C o n t r a c t o r   a s   a   r e s u l t</text:p>
          </table:table-cell>
          <table:table-cell office:value-type="string" calcext:value-type="string">
            <text:p>H e a l e s   M e d i c a l   R e s p o n s e a   q u e s t i o n n a i r e ,   a s   i t   i s   s e n t   a u t o m a t i c a l l y   u p o n   o r d e r ( r e f e r r a l ) .   T h e   d e l i v e r a b l e   h a s   a l r e a d y   b e e n   r e c e i v e d . A   r e f e r r a l   m u s t   b e   t r i a g e d   i n   2   w o r k i n g d a y s / q u e s t i o n n a i r e   s c r e e n e d   i n   2   w o r k i n g   d a y s   –   a g a i n t h e r e   i s   n o t   e n o u g h   t i m e   t o   e n a b l e   t h i s   s e r v i c e   t o   b e c a n c e l l e d . A p p o i n t m e n t s   m a y   b e   c a n c e l l e d   w i t h o u t   c h a r g e   u p   t o   3 w o r k i n g   d a y s   p r i o r   t o   t h e   a p p o i n t m e n t .   T h i s   w o u l d   o n l y c a n c e l   t h e   a p p o i n t m e n t ,   n o t   t h e   o r d e r .   A l l   w o r k c o m p l e t e d   o n   t h e   o r d e r   t h u s   f a r   i s   c h a r g e a b l e . I f   a n   o r d e r   i s   d e f i n e d   a s   a   r e f e r r a l ,   w h i c h   i s   m a n a g e d   a s a   c a s e   f o r   O H ,   w e   c a n   a c c e p t   t h e   A u t h o r i t y   c a n c e l l i n g   a c a s e   p a r t   w a y   t h r o u g h   s u c h   t h a t   n o   f u r t h e r   w o r k   i s u n d e r t a k e n   a n d   c h a r g e d   f o r . A l l   n o n - c a n c e l l a b l e   w o r k   w i l l   b e   c h a r g e a b l e   i n   l i n e   w i t h t h e   o r i g i n a l   o r d e r . T h i s   c l a u s e   w i l l   n e e d   t o   b e   r e w r i t t e n   i n   l i n e   w i t h   o u r c o m m e n t s   b e f o r e   w e   c a n   a c c e p t . W e   d o   n o t   k n o w   a t   t h i s   p o i n t   w h e t h e r   T U P E   w i l l   b e a p p l i c a b l e   t o   t h i s   c o n t r a c t ,   i t   i s   r e a s o n a b l e   f o r   a   c l i e n t w a n t i n g   t o   t e r m i n a t e   a   c o n t r a c t   t o   p r o v i d e   3   m o n t h s n o t i c e   t o   e n s u r e   T U P E   p r o v i s i o n s   c a n   b e   m e t   a n d   t h a t p r o p e r   h a n d o v e r   o f   t h e   O H   r e c o r d s   c a n   b e   m a n a g e d   i n a c c o r d a n c e   w i t h   F a c u l t y   o f   M e d i c i n e   p r o c e d u r e s . I f   t h e   c o n t r a c t   i s   c a n c e l l e d   u n d e r   1 1 . 2 . 1 - 1 1 . 2 . 3   w e   w o u l d s a y   t h a t   t h e   C o u n c i l s   t e n d e r   p r o c e s s   i s   s e r i o u s l y d e f i c i e n t .   T e n d e r   p r o c e s s e s   s h o u l d   p i c k   u p   t h e s e   t e n d e r s a n d   e x c l u d e   t h e m   b e f o r e   a w a r d . P l e a s e   c h a n g e   t o : 1 1 . 2         W i t h o u t   p r e j u d i c e   t o   o t h e r   p r o v i s i o n s   o f   t h i s C o n t r a c t ,   t h i s   C o n t r a c t   i s   t e r m i n a b l e   b y   t h e   A u t h o r i t y   a t i t s   o p t i o n   a t   a n y   t i m e   b y   g i v i n g   n o t   l e s s   t h a n   3   m o n t h s n o t i c e   i n   w r i t i n g   t o   t h a t   e f f e c t   t o   t h e   C o n t r a c t o r   a n d   t h i s C o n t r a c t   s h a l l   t e r m i n a t e   i m m e d i a t e l y   u p o n   t h e   e x p i r y   o f s u c h   n o t i c e   a n d   t h e   A u t h o r i t y   s h a l l   f u r t h e r   h a v e   t h e   r i g h t t o   i n s t r u c t   a n o t h e r   c o n t r a c t o r   t o   p e r f o r m   t h e   C o n t r a c t . T h e   g r o u n d s   f o r   t e r m i n a t i o n   o f   t h e   c o n t r a c t   s h a l l   i n c l u d e : 1 </text:p>
            <text:p>     1</text:p>
          </table:table-cell>
          <table:table-cell table:number-columns-repeated="1022"/>
        </table:table-row>
        <table:table-row table:style-name="ro1">
          <table:table-cell office:value-type="string" calcext:value-type="string">
            <text:p>C l a u s e 2 2 . 1 <text:s text:c="2"/>T h e <text:s text:c="2"/>S e r v i c e <text:s text:c="2"/>P r o v i d e r <text:s text:c="2"/>m a y <text:s text:c="2"/>n o t <text:s text:c="2"/>a s s i g n , t r a n s f e r , <text:s text:c="2"/>s u b c o n t r a c t <text:s text:c="2"/>o r <text:s text:c="2"/>d e a l <text:s text:c="2"/>i n <text:s text:c="2"/>a n y <text:s text:c="2"/>o t h e r m a n n e r <text:s text:c="2"/>w i t h <text:s text:c="2"/>i t s <text:s text:c="2"/>r i g h t s <text:s text:c="2"/>a n d <text:s text:c="2"/>o b l i g a t i o n s <text:s text:c="2"/>u n d e r <text:s text:c="2"/>t h i s C o n t r a c t <text:s text:c="2"/>o r <text:s text:c="2"/>a n y <text:s text:c="2"/>p a r t , <text:s text:c="2"/>s h a r e <text:s text:c="2"/>o r <text:s text:c="2"/>i n t e r e s t <text:s text:c="2"/>i n <text:s text:c="2"/>t h i s C o n t r a c t <text:s text:c="2"/>w i t h o u t <text:s text:c="2"/>t h e <text:s text:c="2"/>p r i o r <text:s text:c="2"/>w r i t t e n <text:s text:c="2"/>c o n s e n t <text:s text:c="2"/>o f <text:s text:c="2"/>t h e C o u n c i l . 2 2 . 2 <text:s text:c="2"/>T h e <text:s text:c="2"/>C o u n c i l <text:s text:c="2"/>m a y <text:s text:c="2"/>a s s i g n <text:s text:c="2"/>o r <text:s text:c="2"/>t r a n s f e r <text:s text:c="2"/>t h e b e n e f i t <text:s text:c="2"/>o f <text:s text:c="2"/>a n y <text:s text:c="2"/>o f <text:s text:c="2"/>i t s <text:s text:c="2"/>r i g h t s <text:s text:c="2"/>u n d e r <text:s text:c="2"/>t h i s <text:s text:c="2"/>C o n t r a c t .</text:p>
          </table:table-cell>
          <table:table-cell office:value-type="string" calcext:value-type="string">
            <text:p>H e a l e s <text:s text:c="2"/>M e d i c a l <text:s text:c="2"/>R e s p o n s e C l a u s e s <text:s text:c="2"/>s h o u l d <text:s text:c="2"/>b e <text:s text:c="2"/>r e c i p r o c a l . <text:s text:c="2"/>W e <text:s text:c="2"/>a r e <text:s text:c="2"/>h a p p y <text:s text:c="2"/>t o a c c e p t <text:s text:c="2"/>e i t h e r <text:s text:c="2"/>c l a u s e , <text:s text:c="2"/>p r o v i d e d <text:s text:c="2"/>i t <text:s text:c="2"/>a p p l i e s <text:s text:c="2"/>t o <text:s text:c="2"/>b o t h t h e <text:s text:c="2"/>S e r v i c e <text:s text:c="2"/>P r o v i d e r <text:s text:c="2"/>a n d <text:s text:c="2"/>t h e <text:s text:c="2"/>C u s t o m e r . E i t h e r : 2 2 . 1 <text:s text:c="2"/>T h e <text:s text:c="2"/>S e r v i c e <text:s text:c="2"/>P r o v i d e r <text:s text:c="2"/>m a y <text:s text:c="2"/>n o t <text:s text:c="2"/>a s s i g n , t r a n s f e r , <text:s text:c="2"/>s u b c o n t r a c t <text:s text:c="2"/>o r <text:s text:c="2"/>d e a l <text:s text:c="2"/>i n <text:s text:c="2"/>a n y <text:s text:c="2"/>o t h e r m a n n e r <text:s text:c="2"/>w i t h <text:s text:c="2"/>i t s <text:s text:c="2"/>r i g h t s <text:s text:c="2"/>a n d <text:s text:c="2"/>o b l i g a t i o n s <text:s text:c="2"/>u n d e r <text:s text:c="2"/>t h i s C o n t r a c t <text:s text:c="2"/>o r <text:s text:c="2"/>a n y <text:s text:c="2"/>p a r t , <text:s text:c="2"/>s h a r e <text:s text:c="2"/>o r <text:s text:c="2"/>i n t e r e s t <text:s text:c="2"/>i n <text:s text:c="2"/>t h i s C o n t r a c t <text:s text:c="2"/>w i t h o u t <text:s text:c="2"/>t h e <text:s text:c="2"/>p r i o r <text:s text:c="2"/>w r i t t e n <text:s text:c="2"/>c o n s e n t <text:s text:c="2"/>o f <text:s text:c="2"/>t h e C o u n c i l . 2 2 . 2 <text:s text:c="2"/>T h e <text:s text:c="2"/>C u s t o m e r <text:s text:c="2"/>m a y <text:s text:c="2"/>n o t <text:s text:c="2"/>a s s i g n , <text:s text:c="2"/>t r a n s f e r , s u b c o n t r a c t <text:s text:c="2"/>o r <text:s text:c="2"/>d e a l <text:s text:c="2"/>i n <text:s text:c="2"/>a n y <text:s text:c="2"/>o t h e r <text:s text:c="2"/>m a n n e r <text:s text:c="2"/>w i t h <text:s text:c="2"/>i t s r i g h t s <text:s text:c="2"/>a n d <text:s text:c="2"/>o b l i g a t i o n s <text:s text:c="2"/>u n d e r <text:s text:c="2"/>t h i s <text:s text:c="2"/>C o n t r a c t <text:s text:c="2"/>o r <text:s text:c="2"/>a n y p a r t , <text:s text:c="2"/>s h a r e <text:s text:c="2"/>o r <text:s text:c="2"/>i n t e r e s t <text:s text:c="2"/>i n <text:s text:c="2"/>t h i s <text:s text:c="2"/>C o n t r a c t <text:s text:c="2"/>w i t h o u t t h e <text:s text:c="2"/>p r i o r <text:s text:c="2"/>w r i t t e n <text:s text:c="2"/>c o n s e n t <text:s text:c="2"/>o f <text:s text:c="2"/>t h e <text:s text:c="2"/>S e r v i c e <text:s text:c="2"/>P r o v i d e r .</text:p>
          </table:table-cell>
          <table:table-cell table:number-columns-repeated="1022"/>
        </table:table-row>
        <table:table-row table:style-name="ro1">
          <table:table-cell office:value-type="string" calcext:value-type="string">
            <text:p>C l a u s e a n d 1 2 . 1 2 <text:s text:c="2"/>T r a n s p a r e n c y <text:s text:c="2"/>– <text:s text:c="2"/>w h o l e <text:s text:c="2"/>s e c t i o n 1 5 . 2 . 2 <text:s text:c="6"/>T h e <text:s text:c="2"/>S e r v i c e <text:s text:c="2"/>P r o v i d e r <text:s text:c="2"/>f a i l s <text:s text:c="4"/>t o <text:s text:c="2"/>m e e t <text:s text:c="2"/>t h e K P I <text:s text:c="2"/>T a r g e t <text:s text:c="2"/>a n d <text:s text:c="2"/>f a i l s <text:s text:c="2"/>t o <text:s text:c="2"/>r e m e d y <text:s text:c="2"/>t h i s <text:s text:c="2"/>t o <text:s text:c="2"/>t h e <text:s text:c="2"/>t h e s a t i s f a c t i o n <text:s text:c="2"/>o f <text:s text:c="2"/>t h e <text:s text:c="2"/>C o u n c i l <text:s text:c="2"/>w i t h i n <text:s text:c="2"/>1 0 <text:s text:c="2"/>( t e n ) W o r k i n g <text:s text:c="2"/>D a y s <text:s text:c="2"/>o f <text:s text:c="2"/>w r i t t e n <text:s text:c="2"/>n o t i c e <text:s text:c="2"/>f r o m <text:s text:c="2"/>t h e <text:s text:c="2"/>C o u n c i l n o t i f y i n g <text:s text:c="2"/>t h e <text:s text:c="2"/>S e r v i c e <text:s text:c="2"/>P r o v i d e r <text:s text:c="2"/>o f <text:s text:c="2"/>t h e <text:s text:c="2"/>f a i l u r e <text:s text:c="2"/>a n d s t a t i n g <text:s text:c="2"/>t h a t <text:s text:c="2"/>i f <text:s text:c="2"/>i t <text:s text:c="2"/>i s <text:s text:c="2"/>n o t <text:s text:c="2"/>r e m e d i e d <text:s text:c="2"/>t h i s <text:s text:c="2"/>C o n t r a c t <text:s text:c="2"/>w i l l b e <text:s text:c="2"/>t e r m i n a t e d ; 1 5 . 5 <text:s text:c="2"/>T h e <text:s text:c="2"/>D i s p u t e <text:s text:c="2"/>R e s o l u t i o n <text:s text:c="2"/>P r o c e d u r e <text:s text:c="2"/>s h a l l n o t <text:s text:c="2"/>a p p l y <text:s text:c="2"/>t o <text:s text:c="2"/>a n y <text:s text:c="2"/>i s s u e s <text:s text:c="2"/>c o n c e r n i n g <text:s text:c="2"/>t e r m i n a t i o n o f <text:s text:c="2"/>t h i s <text:s text:c="2"/>C o n t r a c t P 1 5 . 7 <text:s text:c="2"/>W i t h i n <text:s text:c="2"/>5 <text:s text:c="2"/>( f i v e ) <text:s text:c="2"/>W o r k i n g <text:s text:c="2"/>D a y s <text:s text:c="2"/>o f <text:s text:c="2"/>t h e</text:p>
          </table:table-cell>
          <table:table-cell office:value-type="string" calcext:value-type="string">
            <text:p>H e a l e s <text:s text:c="2"/>M e d i c a l <text:s text:c="2"/>R e s p o n s e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 B e c a u s e <text:s text:c="2"/>w e <text:s text:c="2"/>a r e <text:s text:c="2"/>a w a r e <text:s text:c="2"/>t h a t <text:s text:c="2"/>f o r <text:s text:c="2"/>a l l <text:s text:c="2"/>i n t e n t s <text:s text:c="2"/>a n d p u r p o s e s <text:s text:c="2"/>E S P O <text:s text:c="2"/>i s <text:s text:c="2"/>L e i c e s t e r s h i r e <text:s text:c="2"/>C o u n t y C o u n c i l , <text:s text:c="2"/>w e <text:s text:c="2"/>h a v e <text:s text:c="2"/>a d v i s e d <text:s text:c="2"/>i n <text:s text:c="2"/>f e e d b a c k <text:s text:c="2"/>t o <text:s text:c="2"/>E S P O t h a t <text:s text:c="2"/>w e <text:s text:c="2"/>h a v e <text:s text:c="2"/>b e e n <text:s text:c="2"/>p r o v i d e d <text:s text:c="2"/>w i t h <text:s text:c="2"/>c o m m e r c i a l l y s e n s i t i v e <text:s text:c="2"/>i n f o r m a t i o n <text:s text:c="2"/>b y <text:s text:c="2"/>o t h e r <text:s text:c="2"/>c l i e n t s <text:s text:c="2"/>a n d <text:s text:c="2"/>h a v e i n f o r m e d <text:s text:c="2"/>t h e <text:s text:c="2"/>c l i e n t s <text:s text:c="2"/>c o n c e r n e d <text:s text:c="2"/>t h a t <text:s text:c="2"/>w e <text:s text:c="2"/>s h o u l d n o t <text:s text:c="2"/>b e <text:s text:c="2"/>i n <text:s text:c="2"/>r e c e i p t <text:s text:c="2"/>o f <text:s text:c="2"/>s u c h <text:s text:c="2"/>i n f o r m a t i o n . <text:s text:c="2"/>T h e r e f o r e w e <text:s text:c="2"/>a r e <text:s text:c="2"/>c o n f i d e n t <text:s text:c="2"/>t h a t <text:s text:c="2"/>o u r <text:s text:c="2"/>c o m m e r c i a l l y <text:s text:c="2"/>s e n s i t i v e i n f o r m a t i o n , <text:s text:c="2"/>i n c l u d i n g <text:s text:c="2"/>p r i c i n g , <text:s text:c="2"/>h a s <text:s text:c="2"/>b e e n p r o v i d e d <text:s text:c="2"/>t o <text:s text:c="2"/>o u r <text:s text:c="2"/>c o m p e t i t o r s . <text:s text:c="2"/>W e <text:s text:c="2"/>f i n d <text:s text:c="2"/>t h i s <text:s text:c="2"/>e n t i r e l y u n a c c e p t a b l e . T h i s <text:s text:c="2"/>c l a u s e <text:s text:c="2"/>i s <text:s text:c="2"/>o n e r o u s , <text:s text:c="2"/>a n d <text:s text:c="2"/>n o t <text:s text:c="2"/>o n e <text:s text:c="2"/>w e <text:s text:c="2"/>h a v e s e e n <text:s text:c="2"/>i n <text:s text:c="2"/>o t h e r <text:s text:c="2"/>E S P O <text:s text:c="2"/>c a l l - o f f s . <text:s text:c="2"/>I t <text:s text:c="2"/>i s <text:s text:c="2"/>n o t r e a s o n a b l e <text:s text:c="2"/>t o <text:s text:c="2"/>d e m a n d <text:s text:c="2"/>r e m e d y <text:s text:c="2"/>w i t h i n <text:s text:c="2"/>1 0 w o r k i n g <text:s text:c="2"/>d a y s <text:s text:c="2"/>f o r <text:s text:c="2"/>a <text:s text:c="2"/>s i n g l e <text:s text:c="2"/>m i s s e d <text:s text:c="2"/>K P I <text:s text:c="2"/>i n <text:s text:c="2"/>t h e m i d s t <text:s text:c="2"/>o f <text:s text:c="2"/>a <text:s text:c="2"/>w e l l - k n o w n <text:s text:c="2"/>g l o b a l <text:s text:c="2"/>m e d i c a l <text:s text:c="2"/>r e s o u r c e s h o r t a g e , <text:s text:c="2"/>d u r i n g <text:s text:c="2"/>a <text:s text:c="2"/>p a n d e m i c . W e <text:s text:c="2"/>a r e <text:s text:c="2"/>h a p p y <text:s text:c="2"/>t o <text:s text:c="2"/>a g r e e <text:s text:c="2"/>K P I s , <text:s text:c="2"/>a n d <text:s text:c="2"/>w h e r e <text:s text:c="2"/>t h e s e a r e <text:s text:c="2"/>n o t <text:s text:c="2"/>m e t <text:s text:c="2"/>a g r e e <text:s text:c="2"/>a n <text:s text:c="2"/>a c t i o n <text:s text:c="2"/>p l a n <text:s text:c="2"/>f o r <text:s text:c="2"/>r e m e d y <text:s text:c="2"/>t o t h e <text:s text:c="2"/>b e n e f i t <text:s text:c="2"/>o f <text:s text:c="2"/>b o t h <text:s text:c="2"/>p a r t i e s . F o r <text:s text:c="2"/>t h e <text:s text:c="2"/>a v o i d a n c e <text:s text:c="2"/>o f <text:s text:c="2"/>d o u b t , <text:s text:c="2"/>w e <text:s text:c="2"/>w i l l <text:s text:c="2"/>n o t <text:s text:c="2"/>s i g n <text:s text:c="2"/>u p t o <text:s text:c="2"/>c l a u s e <text:s text:c="2"/>1 5 . 2 . 2 <text:s text:c="2"/>a s <text:s text:c="2"/>w r i t t e n . P l e a s e <text:s text:c="2"/>c h a n g e <text:s text:c="2"/>t o 1 5 . 2 . 2 <text:s text:c="2"/>N o t <text:s text:c="2"/>U s e d W e <text:s text:c="2"/>h a v e <text:s text:c="2"/>n o t <text:s text:c="2"/>s e e n <text:s text:c="2"/>t h i s <text:s text:c="2"/>c l a u s e <text:s text:c="2"/>i n <text:s text:c="2"/>p r e v i o u s <text:s text:c="2"/>E S P O c a l l - o f f s . <text:s text:c="2"/>D i s p u t e <text:s text:c="2"/>R e s o l u t i o n <text:s text:c="2"/>p r o c e e d i n g s <text:s text:c="2"/>a r e <text:s text:c="2"/>a n a p p r o p r i a t e <text:s text:c="2"/>c o u r s e <text:s text:c="2"/>o f <text:s text:c="2"/>a c t i o n <text:s text:c="2"/>t o <text:s text:c="2"/>a v o i d <text:s text:c="2"/>c o n t r a c t t e r m i n a t i o n <text:s text:c="2"/>a n d <text:s text:c="2"/>s e e k <text:s text:c="2"/>a n <text:s text:c="2"/>a g r e e a b l e <text:s text:c="2"/>r e s o l u t i o n , w h i c h <text:s text:c="2"/>i s <text:s text:c="2"/>i n <text:s text:c="2"/>t h e <text:s text:c="2"/>b e s t <text:s text:c="2"/>i n t e r e s t <text:s text:c="2"/>o f <text:s text:c="2"/>a l l <text:s text:c="2"/>p a r t i e s . D i s p u t e <text:s text:c="2"/>R e s o l u t i o n <text:s text:c="2"/>P r o c e d u r e <text:s text:c="2"/>s h a l l <text:s text:c="2"/>a p p l y <text:s text:c="2"/>t o <text:s text:c="2"/>a l l i s s u e s <text:s text:c="2"/>b e f o r e <text:s text:c="2"/>t e r m i n a t i o n <text:s text:c="2"/>o f <text:s text:c="2"/>a <text:s text:c="2"/>c o n t r a c t . P l e a s e <text:s text:c="2"/>c h a n g e <text:s text:c="2"/>t h i s <text:s text:c="2"/>c l a u s e <text:s text:c="2"/>t o : 1 5 . 5 <text:s text:c="2"/>T h e <text:s text:c="2"/>D i s p u t e <text:s text:c="2"/>R e s o l u t i o n <text:s text:c="2"/>P r o c e d u r e <text:s text:c="2"/>s h a l l <text:s text:c="2"/>b e u t i l i s e d <text:s text:c="2"/>b e f o r e <text:s text:c="2"/>a n y <text:s text:c="2"/>t e r m i n a t i o n <text:s text:c="2"/>o f <text:s text:c="2"/>c o n t r a c t . 1 5 . 7 . 2 <text:s text:c="2"/>d i r e c t l y <text:s text:c="2"/>c o n t r a d i c t s <text:s text:c="2"/>2 1 . 1 . F o r <text:s text:c="2"/>i n f o r m a t i o n , <text:s text:c="2"/>n o <text:s text:c="2"/>a c t i o n <text:s text:c="2"/>r e q u i r e d :</text:p>
          </table:table-cell>
          <table:table-cell table:number-columns-repeated="1022"/>
        </table:table-row>
        <table:table-row table:style-name="ro1">
          <table:table-cell office:value-type="string" calcext:value-type="string">
            <text:p>C l a u s e C l a u s e <text:s text:c="2"/>1 2 : <text:s text:c="2"/>D a t a <text:s text:c="2"/>P r o t e c t i o n F o r <text:s text:c="2"/>t h e <text:s text:c="2"/>p u r p o s e s <text:s text:c="2"/>o f <text:s text:c="2"/>t h i s <text:s text:c="2"/>c o n t r a c t , <text:s text:c="2"/>t h e <text:s text:c="2"/>f o l l o w i n g D a t a <text:s text:c="2"/>P r o t e c t i o n <text:s text:c="2"/>C o n d i t i o n <text:s text:c="2"/>w i l l <text:s text:c="2"/>a p p l y : C l a u s e <text:s text:c="2"/>1 2 <text:s text:c="2"/>- <text:s text:c="2"/>P e r s o n a l <text:s text:c="2"/>D a t a <text:s text:c="2"/>w i l l <text:s text:c="2"/>b e <text:s text:c="2"/>p r o c e s s e d <text:s text:c="2"/>a s a <text:s text:c="2"/>r e s u l t <text:s text:c="2"/>o f <text:s text:c="2"/>t h e <text:s text:c="2"/>p r o v i s i o n <text:s text:c="2"/>o f <text:s text:c="2"/>t h e <text:s text:c="2"/>S e r v i c e s <text:s text:c="2"/>u n d e r t h i s <text:s text:c="2"/>C o n t r a c t 3 . 4 . 2 <text:s text:c="4"/>T i m e <text:s text:c="2"/>o f <text:s text:c="2"/>d e l i v e r y <text:s text:c="2"/>i n <text:s text:c="2"/>r e l a t i o n <text:s text:c="2"/>t o c o m m e n c i n g <text:s text:c="2"/>a n d / o r <text:s text:c="2"/>s u p p l y i n g <text:s text:c="2"/>t h e <text:s text:c="2"/>S e r v i c e s <text:s text:c="2"/>s h a l l b e <text:s text:c="2"/>o f <text:s text:c="2"/>t h e <text:s text:c="2"/>e s s e n c e <text:s text:c="2"/>a n d <text:s text:c="2"/>i f <text:s text:c="2"/>t h e <text:s text:c="2"/>S e r v i c e <text:s text:c="2"/>P r o v i d e r f a i l s <text:s text:c="2"/>t o <text:s text:c="2"/>d e l i v e r <text:s text:c="2"/>t h e <text:s text:c="2"/>S e r v i c e s <text:s text:c="2"/>w i t h i n <text:s text:c="2"/>t h e <text:s text:c="2"/>t i m e s p e c i f i e d <text:s text:c="2"/>i n <text:s text:c="2"/>a c c o r d a n c e <text:s text:c="2"/>w i t h <text:s text:c="2"/>t h e <text:s text:c="2"/>S p e c i f i c a t i o n <text:s text:c="2"/>o r o t h e r <text:s text:c="2"/>C o n t r a c t <text:s text:c="2"/>D o c u m e n t , <text:s text:c="2"/>w i t h o u t <text:s text:c="2"/>p r i o r <text:s text:c="2"/>w r i t t e n a p p r o v a l , <text:s text:c="2"/>t h e <text:s text:c="2"/>C o u n c i l <text:s text:c="2"/>m a y <text:s text:c="2"/>r e l e a s e <text:s text:c="2"/>i t s e l f <text:s text:c="2"/>f r o m a n y <text:s text:c="2"/>o b l i g a t i o n <text:s text:c="2"/>t o <text:s text:c="2"/>a c c e p t <text:s text:c="2"/>a n d <text:s text:c="2"/>p a y <text:s text:c="2"/>f o r <text:s text:c="2"/>t h e S e r v i c e s <text:s text:c="2"/>a n d / o r <text:s text:c="2"/>t e r m i n a t e <text:s text:c="2"/>t h e <text:s text:c="2"/>C o n t r a c t , <text:s text:c="2"/>i n <text:s text:c="2"/>e i t h e r c a s e <text:s text:c="2"/>w i t h o u t <text:s text:c="2"/>p r e j u d i c e <text:s text:c="2"/>t o <text:s text:c="2"/>a n y <text:s text:c="2"/>o t h e r <text:s text:c="2"/>r i g h t s <text:s text:c="2"/>a n d r e m e d i e s <text:s text:c="2"/>o f <text:s text:c="2"/>t h e <text:s text:c="2"/>C o u n c i l .</text:p>
          </table:table-cell>
          <table:table-cell office:value-type="string" calcext:value-type="string">
            <text:p>H e a l e s <text:s text:c="2"/>M e d i c a l <text:s text:c="2"/>R e s p o n s e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b e c a u s e <text:s text:c="2"/>m e d i c a l <text:s text:c="2"/>d a t a <text:s text:c="2"/>i s <text:s text:c="2"/>a c q u i r e d <text:s text:c="2"/>b y <text:s text:c="2"/>O H <text:s text:c="2"/>a n d n o t <text:s text:c="2"/>t h e <text:s text:c="2"/>c u s t o m e r , <text:s text:c="2"/>a n d <text:s text:c="2"/>i s <text:s text:c="2"/>n o t <text:s text:c="2"/>v i e w a b l e <text:s text:c="2"/>b y <text:s text:c="2"/>t h e c u s t o m e r <text:s text:c="2"/>w i t h o u t <text:s text:c="2"/>t h e <text:s text:c="2"/>e x p r e s s <text:s text:c="2"/>c o n s e n t <text:s text:c="2"/>o f <text:s text:c="2"/>t h e d a t a <text:s text:c="2"/>s u b j e c t . P l e a s e <text:s text:c="2"/>n o t e <text:s text:c="2"/>t h a t <text:s text:c="2"/>c l a u s e <text:s text:c="2"/>1 2 <text:s text:c="2"/>i s <text:s text:c="2"/>I n t e l l e c t u a l P r o p e r t y <text:s text:c="2"/>R i g h t s <text:s text:c="2"/>i n <text:s text:c="2"/>t h i s <text:s text:c="2"/>c o n t r a c t . <text:s text:c="2"/>C l a u s e <text:s text:c="2"/>1 2 . 8 <text:s text:c="2"/>i s P r o t e c t i o n <text:s text:c="2"/>o f <text:s text:c="2"/>p e r s o n a l <text:s text:c="2"/>d a t a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s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q u i t e <text:s text:c="2"/>h i g h . 2 ) <text:s text:c="2"/>E m p l o y e e <text:s text:c="2"/>h e a l t h <text:s text:c="2"/>a s <text:s text:c="2"/>p a r t <text:s text:c="2"/>o f <text:s text:c="4"/>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P l e a s e <text:s text:c="2"/>c h a n g e <text:s text:c="2"/>t o : 3 . 4 . 2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t h e <text:s text:c="2"/>S p e c i f i c a t i o n <text:s text:c="2"/>o r <text:s text:c="2"/>o t h e r C o n t r a c t <text:s text:c="2"/>D o c u m e n t , <text:s text:c="2"/>w i t h o u t <text:s text:c="2"/>p r i o r <text:s text:c="2"/>w r i t t e n A p p r o v a l , <text:s text:c="2"/>t h e <text:s text:c="2"/>C o u n c i l <text:s text:c="2"/>a n d <text:s text:c="2"/>S e r v i c e <text:s text:c="2"/>P r o v i d e r <text:s text:c="2"/>w i l l d i s c u s s <text:s text:c="2"/>a n d <text:s text:c="2"/>a g r e e <text:s text:c="2"/>a <text:s text:c="2"/>r e s o l u t i o n . <text:s text:c="2"/>W h e r e <text:s text:c="2"/>a</text:p>
          </table:table-cell>
          <table:table-cell table:number-columns-repeated="1022"/>
        </table:table-row>
        <table:table-row table:style-name="ro1">
          <table:table-cell office:value-type="string" calcext:value-type="string">
            <text:p>C l a u s e T e r m i n a t i o n <text:s text:c="2"/>D a t e , <text:s text:c="2"/>t h e <text:s text:c="2"/>S e r v i c e <text:s text:c="2"/>P r o v i d e r <text:s text:c="2"/>m u s t : 1 5 . 7 . 1 <text:s text:c="2"/>r e t u r n <text:s text:c="2"/>a l l <text:s text:c="2"/>C o u n c i l <text:s text:c="2"/>D a t a <text:s text:c="2"/>a n d <text:s text:c="2"/>D o c u m e n t s a n d <text:s text:c="2"/>D a t a <text:s text:c="2"/>p r o v i d e d <text:s text:c="2"/>b y <text:s text:c="2"/>t h e <text:s text:c="2"/>C o u n c i l ; <text:s text:c="2"/>a n d 1 5 . 7 . 2 <text:s text:c="2"/>p r o v i d e <text:s text:c="2"/>c o p i e s <text:s text:c="2"/>o f <text:s text:c="2"/>a l l <text:s text:c="2"/>o t h e r <text:s text:c="2"/>C o u n c i l <text:s text:c="2"/>D a t a a n d <text:s text:c="2"/>D o c u m e n t s <text:s text:c="2"/>a n d <text:s text:c="2"/>D a t a <text:s text:c="2"/>u s e d <text:s text:c="2"/>i n <text:s text:c="2"/>c o n n e c t i o n w i t h <text:s text:c="2"/>t h e <text:s text:c="2"/>S e r v i c e s <text:s text:c="2"/>t o <text:s text:c="2"/>t h e <text:s text:c="2"/>C o u n c i l <text:s text:c="2"/>a n d <text:s text:c="2"/>d e l e t e <text:s text:c="2"/>a n y C o u n c i l <text:s text:c="2"/>D a t a <text:s text:c="2"/>f r o m <text:s text:c="2"/>t h e <text:s text:c="2"/>S e r v i c e <text:s text:c="2"/>P r o v i d e r ’ s <text:s text:c="2"/>I T S y s t e m . 1 5 . 8 <text:s text:c="2"/>W h e r e <text:s text:c="2"/>t h e <text:s text:c="2"/>C o n t r a c t <text:s text:c="2"/>i s <text:s text:c="2"/>t e r m i n a t e d <text:s text:c="2"/>i n a c c o r d a n c e <text:s text:c="2"/>w i t h <text:s text:c="2"/>C l a u s e <text:s text:c="2"/>1 7 . 2 <text:s text:c="2"/>a n y <text:s text:c="2"/>p r o v i s i o n s <text:s text:c="2"/>o f t h e <text:s text:c="2"/>C o n t r a c t <text:s text:c="2"/>w h i c h <text:s text:c="2"/>r e q u i r e <text:s text:c="2"/>a n y <text:s text:c="2"/>p a y m e n t <text:s text:c="2"/>t o <text:s text:c="2"/>b e m a d e <text:s text:c="2"/>t o <text:s text:c="2"/>t h e <text:s text:c="2"/>S e r v i c e <text:s text:c="2"/>P r o v i d e r <text:s text:c="2"/>i n <text:s text:c="2"/>r e s p e c t <text:s text:c="2"/>o f <text:s text:c="2"/>t h e S e r v i c e s <text:s text:c="2"/>w i l l <text:s text:c="2"/>c e a s e <text:s text:c="2"/>t o <text:s text:c="2"/>a p p l y <text:s text:c="2"/>u n t i l <text:s text:c="2"/>t h e <text:s text:c="2"/>C o u n c i l h a s <text:s text:c="2"/>q u a n t i f i e d <text:s text:c="2"/>i t s <text:s text:c="2"/>c o s t s <text:s text:c="2"/>a n d <text:s text:c="2"/>l o s s e s <text:s text:c="2"/>r e s u l t i n g f r o m <text:s text:c="2"/>t e r m i n a t i o n .</text:p>
          </table:table-cell>
          <table:table-cell office:value-type="string" calcext:value-type="string">
            <text:p>H e a l e s <text:s text:c="2"/>M e d i c a l <text:s text:c="2"/>R e s p o n s e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A l l <text:s text:c="2"/>d e l i v e r e d <text:s text:c="2"/>s e r v i c e s <text:s text:c="2"/>m u s t <text:s text:c="2"/>b e <text:s text:c="2"/>p a i d <text:s text:c="2"/>f o r <text:s text:c="2"/>i n a c c o r d a n c e <text:s text:c="2"/>w i t h <text:s text:c="2"/>t h e <text:s text:c="2"/>p a y m e n t <text:s text:c="2"/>t e r m s . U n d e l i v e r e d <text:s text:c="2"/>s e r v i c e s <text:s text:c="2"/>w i l l <text:s text:c="2"/>n o t <text:s text:c="2"/>b e <text:s text:c="2"/>c h a r g e d .</text:p>
          </table:table-cell>
          <table:table-cell table:number-columns-repeated="1022"/>
        </table:table-row>
        <table:table-row table:style-name="ro1">
          <table:table-cell office:value-type="string" calcext:value-type="string">
            <text:p>C l a u s e 9 . 3 <text:s text:c="2"/>U n l e s s <text:s text:c="2"/>s p e c i f i e d <text:s text:c="2"/>t o <text:s text:c="2"/>t h e <text:s text:c="2"/>c o n t r a r y <text:s text:c="2"/>i n <text:s text:c="2"/>a n y C o n t r a c t <text:s text:c="2"/>D o c u m e n t <text:s text:c="2"/>o r <text:s text:c="2"/>t h e <text:s text:c="2"/>C o n t r a c t <text:s text:c="2"/>P a r t i c u l a r s , t h e <text:s text:c="2"/>F e e s <text:s text:c="2"/>s h a l l <text:s text:c="2"/>r e m a i n <text:s text:c="2"/>f i x e d <text:s text:c="2"/>f o r <text:s text:c="2"/>T e r m . 1 0 . 4 <text:s text:c="4"/>T h e <text:s text:c="2"/>d e c i s i o n <text:s text:c="2"/>o f <text:s text:c="2"/>t h e <text:s text:c="2"/>C o u n c i l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t h i s <text:s text:c="2"/>C l a u s e <text:s text:c="2"/>s h a l l <text:s text:c="2"/>b e <text:s text:c="2"/>f i n a l <text:s text:c="2"/>a n d <text:s text:c="2"/>c o n c l u s i v e .</text:p>
          </table:table-cell>
          <table:table-cell office:value-type="string" calcext:value-type="string">
            <text:p>H e a l e s <text:s text:c="2"/>M e d i c a l <text:s text:c="2"/>R e s p o n s e w h e t h e r <text:s text:c="2"/>b y <text:s text:c="2"/>w a y <text:s text:c="2"/>o f <text:s text:c="2"/>s e t - o f f , <text:s text:c="2"/>c o u n t e r c l a i m , d i s c o u n t , <text:s text:c="2"/>a b a t e m e n t <text:s text:c="2"/>o r <text:s text:c="2"/>o t h e r w i s e <text:s text:c="2"/>u n l e s s <text:s text:c="2"/>t h e C o u n c i l <text:s text:c="2"/>h a s <text:s text:c="2"/>a <text:s text:c="2"/>v a l i d <text:s text:c="2"/>c o u r t <text:s text:c="2"/>o r d e r <text:s text:c="2"/>r e q u i r i n g <text:s text:c="2"/>a n a m o u n t <text:s text:c="2"/>e q u a l <text:s text:c="2"/>t o <text:s text:c="2"/>s u c h <text:s text:c="2"/>d e d u c t i o n <text:s text:c="2"/>t o <text:s text:c="2"/>b e <text:s text:c="2"/>p a i d <text:s text:c="2"/>b y t h e <text:s text:c="2"/>S e r v i c e <text:s text:c="2"/>P r o v i d e r <text:s text:c="2"/>t o <text:s text:c="2"/>t h e <text:s text:c="2"/>C o u n c i l . . . . 9 . 2 . 2 <text:s text:c="2"/>T h e <text:s text:c="2"/>S e r v i c e <text:s text:c="2"/>P r o v i d e r <text:s text:c="2"/>s h a l l <text:s text:c="2"/>m a k e <text:s text:c="2"/>a n y p a y m e n t s <text:s text:c="2"/>d u e <text:s text:c="2"/>t o <text:s text:c="2"/>t h e <text:s text:c="2"/>C o u n c i l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o u n c i l <text:s text:c="2"/>t o <text:s text:c="2"/>t h e S e r v i c e <text:s text:c="2"/>P r o v i d e r . P r i c i n g <text:s text:c="2"/>r e v i e w s <text:s text:c="2"/>w i l l <text:s text:c="2"/>b e <text:s text:c="2"/>h e l d <text:s text:c="2"/>a t <text:s text:c="2"/>e a c h <text:s text:c="2"/>c o n t r a c t e x t e n s i o n , <text:s text:c="2"/>p l e a s e <text:s text:c="2"/>c h a n g e <text:s text:c="2"/>c l a u s e <text:s text:c="2"/>t o : 9 . 3 <text:s text:c="2"/>U n l e s s <text:s text:c="2"/>s p e c i f i e d <text:s text:c="2"/>t o <text:s text:c="2"/>t h e <text:s text:c="2"/>c o n t r a r y <text:s text:c="2"/>i n <text:s text:c="2"/>a n y C o n t r a c t <text:s text:c="2"/>D o c u m e n t <text:s text:c="2"/>o r <text:s text:c="2"/>t h e <text:s text:c="2"/>C o n t r a c t <text:s text:c="2"/>P a r t i c u l a r s , t h e <text:s text:c="2"/>F e e s <text:s text:c="2"/>s h a l l <text:s text:c="2"/>r e m a i n <text:s text:c="2"/>f i x e d <text:s text:c="2"/>f o r <text:s text:c="2"/>t h e <text:s text:c="2"/>I n i t i a l <text:s text:c="2"/>T e r m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a m e n d <text:s text:c="2"/>t o : 1 0 . 4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t h i s <text:s text:c="2"/>c l a u s e <text:s text:c="2"/>s h a l l <text:s text:c="2"/>b e <text:s text:c="2"/>f i n a l <text:s text:c="2"/>a n d <text:s text:c="2"/>c o n c l u s i v e . <text:s text:c="2"/>A c c e s s w i l l <text:s text:c="2"/>n o t <text:s text:c="2"/>b e <text:s text:c="2"/>u n r e a s o n a b l y <text:s text:c="2"/>r e f u s e d , <text:s text:c="2"/>a n d <text:s text:c="2"/>r e a s o n s f o r <text:s text:c="2"/>r e f u s a l <text:s text:c="2"/>o f <text:s text:c="2"/>a c c e s s <text:s text:c="2"/>w i l l <text:s text:c="2"/>b e <text:s text:c="2"/>p r o v i d e d <text:s text:c="2"/>t o <text:s text:c="2"/>t h e</text:p>
          </table:table-cell>
          <table:table-cell table:number-columns-repeated="1022"/>
        </table:table-row>
        <table:table-row table:style-name="ro1">
          <table:table-cell office:value-type="string" calcext:value-type="string">
            <text:p>9 . 1 8 <text:s text:c="2"/>I n t e r e s t <text:s text:c="2"/>s h a l l <text:s text:c="2"/>b e <text:s text:c="2"/>p a y a b l e <text:s text:c="2"/>b y <text:s text:c="2"/>t h e <text:s text:c="2"/>C o u n c i l <text:s text:c="2"/>o n t h e <text:s text:c="2"/>l a t e <text:s text:c="2"/>p a y m e n t <text:s text:c="2"/>o f <text:s text:c="2"/>a n y <text:s text:c="2"/>u n d i s p u t e d <text:s text:c="2"/>s u m s <text:s text:c="2"/>o f m o n e y <text:s text:c="2"/>p r o p e r l y <text:s text:c="2"/>i n v o i c e d <text:s text:c="2"/>a t <text:s text:c="2"/>3 % <text:s text:c="2"/>a b o v e <text:s text:c="2"/>t h e <text:s text:c="2"/>B a n k o f <text:s text:c="2"/>E n g l a n d <text:s text:c="2"/>b a s e <text:s text:c="2"/>r a t e . 9 . 2 <text:s text:c="2"/>R e c o v e r y <text:s text:c="2"/>o f <text:s text:c="2"/>S u m s <text:s text:c="2"/>D u e 9 . 2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o u n c i l <text:s text:c="2"/>i n r e s p e c t <text:s text:c="2"/>o f <text:s text:c="2"/>a n y <text:s text:c="2"/>b r e a c h <text:s text:c="2"/>o f <text:s text:c="2"/>t h e <text:s text:c="2"/>C o n t r a c t ) , <text:s text:c="2"/>t h e C o u n c i l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o u n c i l . 9 . 2 . 2 <text:s text:c="2"/>T h e <text:s text:c="2"/>S e r v i c e <text:s text:c="2"/>P r o v i d e r <text:s text:c="2"/>s h a l l <text:s text:c="2"/>m a k e <text:s text:c="2"/>a n y p a y m e n t s <text:s text:c="2"/>d u e <text:s text:c="2"/>t o <text:s text:c="2"/>t h e <text:s text:c="2"/>C o u n c i l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o u n c i l <text:s text:c="2"/>t o <text:s text:c="2"/>t h e S e r v i c e <text:s text:c="2"/>P r o v i d e r .</text:p>
          </table:table-cell>
          <table:table-cell office:value-type="string" calcext:value-type="string">
            <text:p>I n t e r e s t <text:s text:c="2"/>s h a l l <text:s text:c="2"/>b e <text:s text:c="2"/>c h a r g e d <text:s text:c="2"/>i n <text:s text:c="2"/>l i n e <text:s text:c="2"/>w i t h <text:s text:c="2"/>t h e s t a t u t o r y <text:s text:c="2"/>l a t e <text:s text:c="2"/>p a y m e n t <text:s text:c="2"/>f e e , <text:s text:c="2"/>w h i c h <text:s text:c="2"/>i s <text:s text:c="2"/>8 % <text:s text:c="2"/>p l u s <text:s text:c="2"/>t h e B a n k <text:s text:c="2"/>o f <text:s text:c="2"/>E n g l a n d <text:s text:c="2"/>b a s e <text:s text:c="2"/>r a t e h t t p s : / / w w w . g o v . u k / l a t e - c o m m e r c i a l - p a y m e n t s - i n t e r e s t - d e b t - r e c o v e r y / c h a r g i n g - i n t e r e s t - c o m m e r c i a l - d e b t T h i s <text:s text:c="2"/>i s <text:s text:c="2"/>c l e a r <text:s text:c="2"/>t h a t <text:s text:c="2"/>y o u <text:s text:c="2"/>c a n n o t <text:s text:c="2"/>u s e <text:s text:c="2"/>a <text:s text:c="2"/>l o w e r <text:s text:c="2"/>i n t e r e s t r a t e <text:s text:c="2"/>i f <text:s text:c="2"/>y o u <text:s text:c="2"/>h a v e <text:s text:c="2"/>a <text:s text:c="2"/>c o n t r a c t <text:s text:c="2"/>w i t h <text:s text:c="2"/>p u b l i c a u t h o r i t i e s . P l e a s e <text:s text:c="2"/>c h a n g e <text:s text:c="2"/>t o : 9 . 1 8 <text:s text:c="2"/>I n t e r e s t <text:s text:c="2"/>s h a l l <text:s text:c="2"/>b e <text:s text:c="2"/>p a y a b l e <text:s text:c="2"/>b y <text:s text:c="2"/>t h e <text:s text:c="2"/>C o u n c i l <text:s text:c="2"/>o n t h e <text:s text:c="2"/>l a t e <text:s text:c="2"/>p a y m e n t <text:s text:c="2"/>o f <text:s text:c="2"/>a n y <text:s text:c="2"/>u n d i s p u t e d <text:s text:c="2"/>s u m s <text:s text:c="2"/>o f m o n e y <text:s text:c="2"/>p r o p e r l y <text:s text:c="2"/>i n v o i c e d <text:s text:c="2"/>a t <text:s text:c="2"/>8 % <text:s text:c="2"/>a b o v e <text:s text:c="2"/>t h e <text:s text:c="2"/>B a n k o f <text:s text:c="2"/>E n g l a n d <text:s text:c="2"/>b a s e <text:s text:c="2"/>r a t e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 e r m s <text:s text:c="2"/>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text:s text:c="2"/>W e <text:s text:c="2"/>d o <text:s text:c="2"/>n o t <text:s text:c="2"/>m i n d <text:s text:c="2"/>w h i c h <text:s text:c="2"/>c l a u s e <text:s text:c="2"/>a p p l i e s t o <text:s text:c="2"/>b o t h <text:s text:c="2"/>p a r t i e s , <text:s text:c="2"/>s o <text:s text:c="2"/>l o n g <text:s text:c="2"/>a s <text:s text:c="2"/>t h e y <text:s text:c="2"/>a r e <text:s text:c="2"/>r e c i p r o c a l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a m e n d <text:s text:c="2"/>t o : 9 . 2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e i t h e r p a r t y <text:s text:c="2"/>( i n c l u d i n g <text:s text:c="2"/>a n y <text:s text:c="2"/>s u m <text:s text:c="2"/>w h i c h <text:s text:c="2"/>t h e <text:s text:c="2"/>f i r s t <text:s text:c="2"/>p a r t y <text:s text:c="2"/>i s l i a b l e <text:s text:c="2"/>t o <text:s text:c="2"/>p a y <text:s text:c="2"/>t o <text:s text:c="2"/>t h e <text:s text:c="2"/>s e c o n d <text:s text:c="2"/>p a r t y <text:s text:c="2"/>i n <text:s text:c="2"/>r e s p e c t <text:s text:c="2"/>o f a n y <text:s text:c="2"/>b r e a c h <text:s text:c="2"/>o f <text:s text:c="2"/>t h e <text:s text:c="2"/>C o n t r a c t ) , <text:s text:c="2"/>t h e <text:s text:c="2"/>s e c o n d <text:s text:c="2"/>p a r t y m a y <text:s text:c="2"/>u n i l a t e r a l l y <text:s text:c="2"/>d e d u c t <text:s text:c="2"/>t h a t <text:s text:c="2"/>s u m <text:s text:c="2"/>f r o m <text:s text:c="2"/>a n y <text:s text:c="2"/>s u m t h e n <text:s text:c="2"/>d u e , <text:s text:c="2"/>o r <text:s text:c="2"/>w h i c h <text:s text:c="2"/>a t <text:s text:c="2"/>a n y <text:s text:c="2"/>l a t e r <text:s text:c="2"/>t i m e <text:s text:c="2"/>m a y b e c o m e <text:s text:c="2"/>d u e <text:s text:c="2"/>t o <text:s text:c="2"/>t h e <text:s text:c="2"/>f i r s t <text:s text:c="2"/>p a r t y <text:s text:c="2"/>u n d e r <text:s text:c="2"/>t h e <text:s text:c="2"/>C o n t r a c t o r <text:s text:c="2"/>u n d e r <text:s text:c="2"/>a n y <text:s text:c="2"/>o t h e r <text:s text:c="2"/>a g r e e m e n t <text:s text:c="2"/>o r <text:s text:c="2"/>c o n t r a c t <text:s text:c="2"/>w i t h t h e <text:s text:c="2"/>C u s t o m e r . . . . 9 . 2 . 2 <text:s text:c="2"/>N o t <text:s text:c="2"/>U s e d O R 9 . 2 . 1 <text:s text:c="2"/>T h e <text:s text:c="2"/>C o u n c i l <text:s text:c="2"/>s h a l l <text:s text:c="2"/>m a k e <text:s text:c="2"/>a n y <text:s text:c="2"/>p a y m e n t s <text:s text:c="2"/>d u e t o <text:s text:c="2"/>t h e <text:s text:c="2"/>S e r v i c e <text:s text:c="2"/>P r o v i d e r <text:s text:c="2"/>w i t h o u t <text:s text:c="2"/>a n y <text:s text:c="2"/>d e d u c t i o n</text:p>
          </table:table-cell>
          <table:table-cell table:number-columns-repeated="1022"/>
        </table:table-row>
        <table:table-row table:style-name="ro1">
          <table:table-cell office:value-type="string" calcext:value-type="string">
            <text:p>C l a u s e 7 . 3 . 3 <text:s text:c="2"/>i f <text:s text:c="2"/>t h e <text:s text:c="2"/>C o n t r a c t <text:s text:c="2"/>p r o v i d e s <text:s text:c="2"/>f o r <text:s text:c="2"/>t h e <text:s text:c="2"/>p a y m e n t <text:s text:c="2"/>o f D e l a y <text:s text:c="2"/>P a y m e n t s , <text:s text:c="2"/>t h e n <text:s text:c="2"/>t h e <text:s text:c="2"/>S e r v i c e <text:s text:c="2"/>P r o v i d e r <text:s text:c="2"/>s h a l l p a y <text:s text:c="2"/>s u c h <text:s text:c="2"/>a m o u n t s <text:s text:c="2"/>o n <text:s text:c="2"/>d e m a n d . <text:s text:c="4"/>T h e <text:s text:c="2"/>D e l a y P a y m e n t s <text:s text:c="2"/>w i l l <text:s text:c="2"/>a c c r u e <text:s text:c="2"/>o n <text:s text:c="2"/>a <text:s text:c="2"/>d a i l y <text:s text:c="2"/>b a s i s <text:s text:c="2"/>f r o m <text:s text:c="2"/>t h e r e l e v a n t <text:s text:c="2"/>M i l e s t o n e <text:s text:c="2"/>D a t e <text:s text:c="2"/>a n d <text:s text:c="2"/>w i l l <text:s text:c="2"/>c o n t i n u e <text:s text:c="2"/>t o a c c r u e <text:s text:c="2"/>u n t i l <text:s text:c="2"/>t h e <text:s text:c="2"/>d a t e <text:s text:c="2"/>w h e n <text:s text:c="2"/>t h e <text:s text:c="2"/>M i l e s t o n e <text:s text:c="2"/>i s <text:s text:c="2"/>m e t ; 7 . 3 . 7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o u n c i l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S e r v i c e s <text:s text:c="2"/>b y <text:s text:c="2"/>t h e C o u n c i l <text:s text:c="2"/>o r <text:s text:c="2"/>a <text:s text:c="2"/>t h i r d <text:s text:c="2"/>p a r t y <text:s text:c="2"/>t o <text:s text:c="2"/>t h e <text:s text:c="2"/>e x t e n t <text:s text:c="2"/>t h a t <text:s text:c="2"/>s u c h</text:p>
          </table:table-cell>
          <table:table-cell office:value-type="string" calcext:value-type="string">
            <text:p>H e a l e s <text:s text:c="2"/>M e d i c a l <text:s text:c="2"/>R e s p o n s e r e s o l u t i o n <text:s text:c="2"/>c a n n o t <text:s text:c="2"/>b e <text:s text:c="2"/>f o u n d , <text:s text:c="2"/>t h e <text:s text:c="2"/>p a r t i e s <text:s text:c="2"/>w i l l <text:s text:c="2"/>e n t e r i n t o <text:s text:c="2"/>D i s p u t e <text:s text:c="2"/>R e s o l u t i o n <text:s text:c="2"/>P r o c e e d i n g s . <text:s text:c="2"/>I f <text:s text:c="2"/>t h e C o u n c i l <text:s text:c="2"/>i s <text:s text:c="2"/>s t i l l <text:s text:c="2"/>u n s a t i s f i e d <text:s text:c="2"/>f o l l o w i n g <text:s text:c="2"/>D i s p u t e R e s o l u t i o n <text:s text:c="2"/>P r o c e e d i n g s <text:s text:c="2"/>i t <text:s text:c="2"/>m a y <text:s text:c="2"/>r e l e a s e <text:s text:c="2"/>i t s e l f f r o m <text:s text:c="2"/>a n y <text:s text:c="2"/>o b l i g a t i o n <text:s text:c="2"/>t o <text:s text:c="2"/>t e r m i n a t e <text:s text:c="2"/>t h e <text:s text:c="2"/>C o n t r a c t w i t h o u t <text:s text:c="2"/>p r e j u d i c e <text:s text:c="2"/>t o <text:s text:c="2"/>a n y <text:s text:c="2"/>o t h e r <text:s text:c="2"/>r i g h t s <text:s text:c="2"/>a n d r e m e d i e s <text:s text:c="2"/>o f <text:s text:c="2"/>t h e <text:s text:c="2"/>C o u n c i l W e <text:s text:c="2"/>w i l l <text:s text:c="2"/>n o t <text:s text:c="2"/>s i g n <text:s text:c="2"/>u p <text:s text:c="2"/>t o <text:s text:c="2"/>d e l a y <text:s text:c="2"/>p a y m e n t s . I n <text:s text:c="2"/>o u r <text:s text:c="2"/>e x p e r i e n c e , <text:s text:c="2"/>w e <text:s text:c="2"/>h a v e <text:s text:c="2"/>f o u n d <text:s text:c="2"/>t h a t <text:s text:c="2"/>p e n a l t i e s s u c h <text:s text:c="2"/>a s <text:s text:c="2"/>d e l a y <text:s text:c="2"/>p a y m e n t s <text:s text:c="2"/>c r e a t e <text:s text:c="2"/>a <text:s text:c="2"/>c u l t u r e <text:s text:c="2"/>o f <text:s text:c="2"/>“ b o x t i c k i n g ” <text:s text:c="2"/>r a t h e r <text:s text:c="2"/>t h a n <text:s text:c="2"/>a <text:s text:c="2"/>c o m m i t m e n t <text:s text:c="2"/>t o <text:s text:c="2"/>a <text:s text:c="2"/>q u a l i t y s e r v i c e . <text:s text:c="2"/>I f <text:s text:c="2"/>t h e <text:s text:c="2"/>s e r v i c e <text:s text:c="2"/>i s <text:s text:c="2"/>f o c u s s e d <text:s text:c="2"/>o n <text:s text:c="2"/>m e e t i n g r i g i d <text:s text:c="2"/>c r i t e r i a <text:s text:c="2"/>t o <text:s text:c="2"/>a v o i d <text:s text:c="2"/>p e n a l t y , <text:s text:c="2"/>w e <text:s text:c="2"/>a r e <text:s text:c="2"/>a f f o r d e d l e s s <text:s text:c="2"/>t i m e <text:s text:c="2"/>t o <text:s text:c="2"/>c o n t i n u a l l y <text:s text:c="2"/>r e v i e w <text:s text:c="2"/>a n d <text:s text:c="2"/>i m p r o v e <text:s text:c="2"/>t h e s e r v i c e , <text:s text:c="2"/>p r o v i d e <text:s text:c="2"/>a <text:s text:c="2"/>q u a l i t y <text:s text:c="2"/>s e r v i c e <text:s text:c="2"/>b e s p o k e <text:s text:c="2"/>t o <text:s text:c="2"/>t h e n e e d s <text:s text:c="2"/>o f <text:s text:c="2"/>t h e <text:s text:c="2"/>C u s t o m e r , <text:s text:c="2"/>a n d <text:s text:c="2"/>i n n o v a t e <text:s text:c="2"/>o u r s e r v i c e s <text:s text:c="2"/>t o <text:s text:c="2"/>p r o v i d e <text:s text:c="2"/>m o d e r n <text:s text:c="2"/>a n d <text:s text:c="2"/>c u t t i n g <text:s text:c="2"/>e d g e 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r e q u e s t <text:s text:c="2"/>t h e <text:s text:c="2"/>r e m o v a l <text:s text:c="2"/>o f <text:s text:c="2"/>d e l a y <text:s text:c="2"/>p e n a l t i e s . W e <text:s text:c="2"/>w i l l <text:s text:c="2"/>n o t <text:s text:c="2"/>p a y <text:s text:c="2"/>a n y <text:s text:c="2"/>a d d i t i o n a l <text:s text:c="2"/>c h a r g e s <text:s text:c="2"/>f o r <text:s text:c="2"/>t h e c l i e n t <text:s text:c="2"/>o b t a i n i n g <text:s text:c="2"/>a n y <text:s text:c="2"/>p a r t <text:s text:c="2"/>o f <text:s text:c="2"/>t h e <text:s text:c="2"/>s e r v i c e s e l s e w h e r e . <text:s text:c="2"/>W e <text:s text:c="2"/>a c c e p t <text:s text:c="2"/>t h a t <text:s text:c="2"/>t h e <text:s text:c="2"/>c l i e n t <text:s text:c="2"/>s h o u l d <text:s text:c="2"/>n o t p a y <text:s text:c="2"/>f o r <text:s text:c="2"/>s e r v i c e s <text:s text:c="2"/>t h a t <text:s text:c="2"/>a r e <text:s text:c="2"/>n o t <text:s text:c="2"/>d e l i v e r e d . P l e a s e <text:s text:c="2"/>c h a n g e <text:s text:c="2"/>t o : 7 . 3 . 7 <text:s text:c="2"/>n o t <text:s text:c="2"/>p a y <text:s text:c="2"/>f o r <text:s text:c="2"/>a n y <text:s text:c="2"/>u n d e l i v e r e d <text:s text:c="2"/>s e r v i c e s .</text:p>
          </table:table-cell>
          <table:table-cell table:number-columns-repeated="1022"/>
        </table:table-row>
        <table:table-row table:style-name="ro1">
          <table:table-cell office:value-type="string" calcext:value-type="string">
            <text:p>C l a u s e 1 2 . 7 . 3 <text:s text:c="2"/>T o <text:s text:c="2"/>t h e <text:s text:c="2"/>e x t e n t <text:s text:c="2"/>t h a t <text:s text:c="2"/>C o u n c i l <text:s text:c="2"/>D a t a <text:s text:c="2"/>i s <text:s text:c="2"/>h e l d a n d / o r <text:s text:c="2"/>p r o c e s s e d <text:s text:c="2"/>b y <text:s text:c="2"/>t h e <text:s text:c="2"/>S e r v i c e <text:s text:c="2"/>P r o v i d e r , <text:s text:c="2"/>t h e S e r v i c e <text:s text:c="2"/>P r o v i d e r <text:s text:c="2"/>s h a l l <text:s text:c="2"/>s u p p l y <text:s text:c="2"/>t h a t <text:s text:c="2"/>C o u n c i l <text:s text:c="2"/>D a t a t o <text:s text:c="2"/>t h e <text:s text:c="2"/>C o u n c i l <text:s text:c="2"/>a s <text:s text:c="2"/>r e q u e s t e d <text:s text:c="2"/>b y <text:s text:c="2"/>t h e <text:s text:c="2"/>C o u n c i l <text:s text:c="2"/>a n d i n <text:s text:c="2"/>t h e <text:s text:c="2"/>f o r m a t <text:s text:c="2"/>s p e c i f i e d <text:s text:c="2"/>i n <text:s text:c="2"/>t h i s <text:s text:c="2"/>C o n t r a c t <text:s text:c="2"/>( i f <text:s text:c="2"/>a n y ) a n d <text:s text:c="2"/>i n <text:s text:c="2"/>a n y <text:s text:c="2"/>e v e n t <text:s text:c="2"/>a s <text:s text:c="2"/>s p e c i f i e d <text:s text:c="2"/>b y <text:s text:c="2"/>t h e <text:s text:c="2"/>C o u n c i l f r o m <text:s text:c="2"/>t i m e <text:s text:c="2"/>t o <text:s text:c="2"/>t i m e <text:s text:c="2"/>i n <text:s text:c="2"/>w r i t i n g . 1 2 . 8 . 1 <text:s text:c="2"/>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o n t r a c t <text:s text:c="2"/>P a r t i c u l a r s <text:s text:c="2"/>C o u n c i l <text:s text:c="2"/>s p e c i f y t h e <text:s text:c="2"/>p r o c e s s i n g <text:s text:c="2"/>o f <text:s text:c="2"/>P e r s o n a l <text:s text:c="2"/>D a t a <text:s text:c="2"/>i t <text:s text:c="2"/>r e q u i r e s <text:s text:c="2"/>t h e S e r v i c e <text:s text:c="2"/>P r o v i d e r <text:s text:c="2"/>t o <text:s text:c="2"/>p e r f o r m , <text:s text:c="2"/>t h e <text:s text:c="2"/>C o u n c i l <text:s text:c="2"/>i s <text:s text:c="2"/>t h e C o n t r o l l e r <text:s text:c="2"/>a n d <text:s text:c="2"/>t h e <text:s text:c="2"/>S e r v i c e <text:s text:c="2"/>P r o v i d e r <text:s text:c="2"/>i s <text:s text:c="2"/>t h e P r o c e s s o r <text:s text:c="2"/>u n l e s s <text:s text:c="2"/>o t h e r w i s e <text:s text:c="2"/>s p e c i f i e d . <text:s text:c="4"/>T h e <text:s text:c="2"/>o n l y p r o c e s s i n g <text:s text:c="2"/>t h a t <text:s text:c="2"/>a n y <text:s text:c="2"/>P r o c e s s o r <text:s text:c="2"/>i s <text:s text:c="2"/>a u t h o r i s e d <text:s text:c="2"/>t o d o <text:s text:c="2"/>u n d e r <text:s text:c="2"/>t h i s <text:s text:c="2"/>C o n t r a c t <text:s text:c="2"/>i s <text:s text:c="2"/>s e t <text:s text:c="2"/>o u t <text:s text:c="2"/>i n <text:s text:c="2"/>t h e <text:s text:c="2"/>C o n t r a c t P a r t i c u l a r s <text:s text:c="2"/>b y <text:s text:c="2"/>t h e <text:s text:c="2"/>C o n t r o l l e r <text:s text:c="2"/>a n d <text:s text:c="2"/>m a y <text:s text:c="2"/>n o t <text:s text:c="2"/>b e d e t e r m i n e d <text:s text:c="2"/>b y <text:s text:c="2"/>t h e <text:s text:c="2"/>P r o c e s s o r . <text:s text:c="2"/>T h e <text:s text:c="2"/>t e r m s P r o c e s s o r <text:s text:c="2"/>a n d <text:s text:c="2"/>C o n t r o l l e r <text:s text:c="2"/>b e l o w <text:s text:c="2"/>i n <text:s text:c="2"/>t h i s <text:s text:c="2"/>C l a u s e s h a l l <text:s text:c="2"/>a p p l y <text:s text:c="2"/>t o <text:s text:c="2"/>t h e <text:s text:c="2"/>a p p r o p r i a t e <text:s text:c="2"/>P a r t y . 1 2 . 1 0 . 1 0 <text:s text:c="2"/>I n <text:s text:c="2"/>t h e <text:s text:c="2"/>e v e n t <text:s text:c="2"/>t h a t <text:s text:c="2"/>t h e <text:s text:c="2"/>S e r v i c e <text:s text:c="2"/>P r o v i d e r f a i l s <text:s text:c="2"/>t o <text:s text:c="2"/>c o m p l y <text:s text:c="2"/>w i t h <text:s text:c="2"/>c l a u s e <text:s text:c="2"/>1 2 . 6 . 1 <text:s text:c="2"/>t o <text:s text:c="2"/>c l a u s e 1 2 . 6 . 6 , <text:s text:c="2"/>t h e <text:s text:c="2"/>C o u n c i l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text:p>
          </table:table-cell>
          <table:table-cell office:value-type="string" calcext:value-type="string">
            <text:p>H e a l e s <text:s text:c="2"/>M e d i c a l <text:s text:c="2"/>R e s p o n s e S e r v i c e <text:s text:c="2"/>P r o v i d e r . <text:s text:c="2"/>T h e <text:s text:c="2"/>S e r v i c e <text:s text:c="2"/>P r o v i d e r <text:s text:c="2"/>w i l l i n v e s t i g a t e <text:s text:c="2"/>a n y <text:s text:c="2"/>r e a s o n s <text:s text:c="2"/>p r o v i d e d , <text:s text:c="2"/>a n d <text:s text:c="2"/>t h e C u s t o m e r <text:s text:c="2"/>w i l l <text:s text:c="2"/>p r o v i d e <text:s text:c="2"/>e v i d e n c e <text:s text:c="2"/>o f <text:s text:c="2"/>r e a s o n s <text:s text:c="2"/>t o a i d <text:s text:c="2"/>t h e <text:s text:c="2"/>i n v e s t i g a t i o n . <text:s text:c="2"/>W h e r e <text:s text:c="2"/>t h e <text:s text:c="2"/>i n v e s t i g a t i o n d o e s <text:s text:c="2"/>n o t <text:s text:c="2"/>b e l i e v e <text:s text:c="2"/>r e f u s a l <text:s text:c="2"/>o f <text:s text:c="2"/>a c c e s s <text:s text:c="2"/>i s r e a s o n a b l e , <text:s text:c="2"/>t h e <text:s text:c="2"/>S e r v i c e <text:s text:c="2"/>P r o v i d e r <text:s text:c="2"/>w i l l <text:s text:c="2"/>h a v e <text:s text:c="2"/>a r i g h t <text:s text:c="2"/>o f <text:s text:c="2"/>a p p e a l . F o r <text:s text:c="2"/>i n f o r m a t i o n <text:s text:c="2"/>o n l y , <text:s text:c="2"/>n o <text:s text:c="2"/>c h a n g e <text:s text:c="2"/>r e q u i r e d : M e d i c a l <text:s text:c="2"/>d a t a <text:s text:c="2"/>c a n <text:s text:c="2"/>o n l y <text:s text:c="2"/>b e <text:s text:c="2"/>r e l e a s e d <text:s text:c="2"/>w i t h <text:s text:c="2"/>t h e e x p r e s s <text:s text:c="2"/>c o n s e n t <text:s text:c="2"/>o f <text:s text:c="2"/>t h e <text:s text:c="2"/>d a t a <text:s text:c="2"/>s u b j e c t . T h e <text:s text:c="2"/>I C O <text:s text:c="2"/>r e c o m m e n d <text:s text:c="2"/>t h a t <text:s text:c="2"/>O c c u p a t i o n a l <text:s text:c="2"/>H e a l t h p r o v i d e r s <text:s text:c="2"/>a r e <text:s text:c="2"/>c o n s i d e r e d <text:s text:c="2"/>j o i n t <text:s text:c="2"/>d a t a <text:s text:c="2"/>c o n t r o l l e r s <text:s text:c="2"/>o r d a t a <text:s text:c="2"/>c o n t r o l l e r s , <text:s text:c="2"/>a s <text:s text:c="2"/>s t a t e d <text:s text:c="2"/>a b o v e . T h e <text:s text:c="2"/>s u b s e q u e n t <text:s text:c="2"/>c l a u s e s <text:s text:c="2"/>s h o u l d <text:s text:c="2"/>b e <text:s text:c="2"/>c o n t r o l l e r - c o n t r o l l e r <text:s text:c="2"/>o r <text:s text:c="2"/>j o i n t <text:s text:c="2"/>d a t a <text:s text:c="2"/>c o n t r o l l e r <text:s text:c="2"/>c l a u s e s . <text:s text:c="2"/>A s c h e d u l e <text:s text:c="2"/>o f <text:s text:c="2"/>p r o c e s s i n g <text:s text:c="2"/>w i l l <text:s text:c="2"/>b e <text:s text:c="2"/>c o m p l e t e d <text:s text:c="2"/>b y <text:s text:c="2"/>t h e S e r v i c e <text:s text:c="2"/>P r o v i d e r <text:s text:c="2"/>f o r <text:s text:c="2"/>t h e <text:s text:c="2"/>p r o c e s s i n g <text:s text:c="2"/>c o m p l e t e d o n <text:s text:c="2"/>C o u n c i l <text:s text:c="2"/>d a t a . W e <text:s text:c="2"/>b e l i e v e <text:s text:c="2"/>t h a t <text:s text:c="2"/>t h e s e <text:s text:c="2"/>c l a u s e s <text:s text:c="2"/>s h o u l d <text:s text:c="2"/>r e f e r e n c e 1 2 . 1 0 . 1 <text:s text:c="2"/>t o <text:s text:c="2"/>1 2 . 1 0 . 6 <text:s text:c="2"/>– <text:s text:c="2"/>t h e s e <text:s text:c="2"/>a r e <text:s text:c="2"/>m a n u a l <text:s text:c="2"/>f i e l d s a n d <text:s text:c="2"/>p r e s e n t <text:s text:c="2"/>i n c o r r e c t l y <text:s text:c="2"/>i n <text:s text:c="2"/>e v e r y <text:s text:c="2"/>E S P O <text:s text:c="2"/>c a l l - o f f . <text:s text:c="2"/>I f i n c o r r e c t , <text:s text:c="2"/>p l e a s e <text:s text:c="2"/>c h a n g e . C l a u s e s <text:s text:c="2"/>s h o u l d <text:s text:c="2"/>b e <text:s text:c="2"/>r e c i p r o c a l . <text:s text:c="2"/>P l e a s e <text:s text:c="2"/>c h a n g e <text:s text:c="2"/>t o :</text:p>
          </table:table-cell>
          <table:table-cell table:number-columns-repeated="1022"/>
        </table:table-row>
        <table:table-row table:style-name="ro1">
          <table:table-cell office:value-type="string" calcext:value-type="string">
            <text:p>o n <text:s text:c="2"/>t h e <text:s text:c="2"/>C u s t o m e r ’ s <text:s text:c="2"/>v e h i c l e . 4 . 6 <text:s text:c="2"/>O w n e r s h i p <text:s text:c="2"/>a n d <text:s text:c="2"/>R i s k a n d 4 . 7 <text:s text:c="2"/>G u a r a n t e e 9 . <text:s text:c="2"/>S E R V I C E <text:s text:c="2"/>L E V E L S <text:s text:c="2"/>A N D <text:s text:c="2"/>R E M E D I E S <text:s text:c="2"/>I N <text:s text:c="2"/>T H E E V E N T <text:s text:c="2"/>O F <text:s text:c="2"/>I N A D E Q U A T E <text:s text:c="2"/>P E R F O R M A N C E O F <text:s text:c="2"/>T H E <text:s text:c="2"/>S E R V I C E S a n d S c h e d u l e <text:s text:c="2"/>1 <text:s text:c="2"/>3 . 3 . 1 , A p p e n d i x <text:s text:c="2"/>t o <text:s text:c="2"/>P a r t <text:s text:c="2"/>A , <text:s text:c="2"/>P a r t <text:s text:c="2"/>B 3 . 1 . 5 a n d S c h e d u l e <text:s text:c="2"/>2 <text:s text:c="2"/>2 . 3 - 2 . 5</text:p>
          </table:table-cell>
          <table:table-cell office:value-type="string" calcext:value-type="string">
            <text:p>N o t <text:s text:c="2"/>a p p l i c a b l e . P l e a s e <text:s text:c="2"/>c h a n g e <text:s text:c="2"/>t o : 4 . 6 <text:s text:c="2"/>O w n e r s h i p <text:s text:c="2"/>a n d <text:s text:c="2"/>R i s k <text:s text:c="2"/>– <text:s text:c="2"/>N o t <text:s text:c="2"/>U s e d [ c l a u s e s <text:s text:c="2"/>d e l e t e d ] 4 . 7 <text:s text:c="2"/>G u a r a n t e e <text:s text:c="2"/>– <text:s text:c="2"/>N o t <text:s text:c="2"/>U s e d [ c l a u s e s <text:s text:c="2"/>d e l e t e d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text:p>
          </table:table-cell>
          <table:table-cell table:number-columns-repeated="1022"/>
        </table:table-row>
        <table:table-row table:style-name="ro1">
          <table:table-cell office:value-type="string" calcext:value-type="string">
            <text:p>C a l l - O f f <text:s text:c="2"/>C l a u s e 4 . 5 . 3 <text:s text:c="2"/>T i m e <text:s text:c="2"/>o f <text:s text:c="2"/>d e l i v e r y <text:s text:c="2"/>i n <text:s text:c="2"/>r e l a t i o n <text:s text:c="2"/>t o <text:s text:c="2"/>c o m m e n c i n g a n d / o r <text:s text:c="2"/>s u p p l y i n g <text:s text:c="2"/>t h e <text:s text:c="2"/>G o o d s <text:s text:c="2"/>a n d / o r <text:s text:c="2"/>S e r v i c e s s h a l l <text:s text:c="2"/>b e <text:s text:c="2"/>o f <text:s text:c="2"/>t h e <text:s text:c="2"/>e s s e n c e <text:s text:c="2"/>a n d <text:s text:c="2"/>i f <text:s text:c="2"/>t h e <text:s text:c="2"/>S e r v i c e P r o v i d e r <text:s text:c="2"/>f a i l s <text:s text:c="2"/>t o <text:s text:c="2"/>d e l i v e r <text:s text:c="2"/>t h e <text:s text:c="2"/>G o o d s <text:s text:c="2"/>a n d / o r S e r v i c e s <text:s text:c="2"/>w i t h i n <text:s text:c="2"/>t h e <text:s text:c="2"/>t i m e <text:s text:c="2"/>s p e c i f i e d <text:s text:c="2"/>i n <text:s text:c="2"/>a c c o r d a n c e w i t h <text:s text:c="2"/>c l a u s e <text:s text:c="2"/>4 . 1 . 1 <text:s text:c="2"/>a n d / o r <text:s text:c="2"/>t h e <text:s text:c="2"/>M a s t e r <text:s text:c="2"/>C o n t r a c t S c h e d u l e <text:s text:c="2"/>a n d / o r <text:s text:c="2"/>a n y <text:s text:c="2"/>o t h e r <text:s text:c="2"/>C o n t r a c t <text:s text:c="2"/>D o c u m e n t a n d <text:s text:c="2"/>w i t h o u t <text:s text:c="2"/>p r i o r <text:s text:c="2"/>w r i t t e n <text:s text:c="2"/>A p p r o v a l , <text:s text:c="2"/>t h e <text:s text:c="2"/>C u s t o m e r m a y <text:s text:c="2"/>r e l e a s e <text:s text:c="2"/>i t s e l f <text:s text:c="2"/>f r o m <text:s text:c="2"/>a n y <text:s text:c="2"/>o b l i g a t i o n <text:s text:c="2"/>t o <text:s text:c="2"/>a c c e p t a n d <text:s text:c="2"/>p a y <text:s text:c="2"/>f o r <text:s text:c="2"/>t h e <text:s text:c="2"/>G o o d s <text:s text:c="2"/>a n d / o r <text:s text:c="2"/>t e r m i n a t e <text:s text:c="2"/>t h e C o n t r a c t , <text:s text:c="2"/>i n <text:s text:c="2"/>e i t h e r <text:s text:c="2"/>c a s e <text:s text:c="2"/>w i t h o u t <text:s text:c="2"/>p r e j u d i c e <text:s text:c="2"/>t o <text:s text:c="2"/>a n y o t h e r <text:s text:c="2"/>r i g h t s <text:s text:c="2"/>a n d <text:s text:c="2"/>r e m e d i e s <text:s text:c="2"/>o f <text:s text:c="2"/>t h e <text:s text:c="2"/>C u s t o m e r . 4 . 5 . 5 <text:s text:c="2"/>W h e r e <text:s text:c="2"/>t h e <text:s text:c="2"/>G o o d s <text:s text:c="2"/>a r e <text:s text:c="2"/>d e l i v e r e d <text:s text:c="2"/>b y <text:s text:c="2"/>t h e S e r v i c e <text:s text:c="2"/>P r o v i d e r , <text:s text:c="2"/>t h e <text:s text:c="2"/>p o i n t <text:s text:c="2"/>o f <text:s text:c="2"/>d e l i v e r y <text:s text:c="2"/>s h a l l <text:s text:c="2"/>b e w h e n <text:s text:c="2"/>t h e <text:s text:c="2"/>G o o d s <text:s text:c="2"/>a r e <text:s text:c="2"/>r e m o v e d <text:s text:c="2"/>f r o m <text:s text:c="2"/>t h e t r a n s p o r t i n g <text:s text:c="2"/>v e h i c l e <text:s text:c="2"/>a t <text:s text:c="2"/>t h e <text:s text:c="2"/>P r e m i s e s . <text:s text:c="2"/>W h e r e <text:s text:c="2"/>t h e G o o d s <text:s text:c="2"/>a r e <text:s text:c="2"/>c o l l e c t e d <text:s text:c="2"/>b y <text:s text:c="2"/>t h e <text:s text:c="2"/>C u s t o m e r , <text:s text:c="2"/>t h e <text:s text:c="2"/>p o i n t o f <text:s text:c="2"/>d e l i v e r y <text:s text:c="2"/>s h a l l <text:s text:c="2"/>b e <text:s text:c="2"/>w h e n <text:s text:c="2"/>t h e <text:s text:c="2"/>G o o d s <text:s text:c="2"/>a r e <text:s text:c="2"/>l o a d e d</text:p>
          </table:table-cell>
          <table:table-cell office:value-type="string" calcext:value-type="string">
            <text:p>H e a l e s <text:s text:c="2"/>M e d i c a l <text:s text:c="2"/>A g r e e m e n t [ c l a u s e s <text:s text:c="2"/>d e l e t e d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2 ) <text:s text:c="2"/>E m p l o y e e <text:s text:c="2"/>h e a l t h <text:s text:c="2"/>a s <text:s text:c="2"/>p a r t <text:s text:c="2"/>o f <text:s text:c="2"/>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s <text:s text:c="2"/>o b j e c t i v e <text:s text:c="2"/>t h r o u g h <text:s text:c="2"/>i t s <text:s text:c="2"/>h e a l t h <text:s text:c="2"/>s t r a t e g y w i t h <text:s text:c="2"/>t h e <text:s text:c="2"/>s u p p o r t <text:s text:c="2"/>o f <text:s text:c="2"/>t h e <text:s text:c="2"/>O c c u p a t i o n a l <text:s text:c="2"/>H e a l t h s e r v i c e . P l e a s e <text:s text:c="2"/>c h a n g e <text:s text:c="2"/>t o : 4 . 5 . 3 <text:s text:c="2"/>T i m e <text:s text:c="2"/>o f <text:s text:c="2"/>d e l i v e r y <text:s text:c="2"/>i n <text:s text:c="2"/>r e l a t i o n <text:s text:c="2"/>t o <text:s text:c="2"/>c o m m e n c i n g a n d / o r <text:s text:c="2"/>s u p p l y i n g <text:s text:c="2"/>t h e <text:s text:c="2"/>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2"/>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S e r v i c e <text:s text:c="2"/>P r o v i d e r <text:s text:c="2"/>w i l l <text:s text:c="2"/>p r o v i d e <text:s text:c="2"/>a n <text:s text:c="2"/>a c t i o n <text:s text:c="2"/>p l a n <text:s text:c="2"/>t o t h e <text:s text:c="2"/>C u s t o m e r <text:s text:c="2"/>t o <text:s text:c="2"/>b e <text:s text:c="2"/>d i s c u s s e d <text:s text:c="2"/>a n d <text:s text:c="2"/>i m p l e m e n t e d a s <text:s text:c="2"/>a g r e e d . <text:s text:c="2"/>W h e r e <text:s text:c="2"/>t h e <text:s text:c="2"/>S e r v i c e <text:s text:c="2"/>P r o v i d e r <text:s text:c="2"/>f a i l s <text:s text:c="2"/>t o d e l i v e r <text:s text:c="2"/>t h e <text:s text:c="2"/>S e r v i c e s <text:s text:c="2"/>i n <text:s text:c="2"/>a c c o r d a n c e <text:s text:c="2"/>w i t h <text:s text:c="2"/>t h e a c t i o n <text:s text:c="2"/>p l a n , <text:s text:c="2"/>t h e <text:s text:c="2"/>C u s t o m e r <text:s text:c="2"/>a n d <text:s text:c="2"/>t h e <text:s text:c="2"/>S e r v i c e P r o v i d e r <text:s text:c="2"/>w i l l <text:s text:c="2"/>e n t e r <text:s text:c="2"/>d i s p u t e <text:s text:c="2"/>r e s o l u t i o n <text:s text:c="2"/>p r o c e d u r e s . I f <text:s text:c="2"/>d i s p u t e <text:s text:c="2"/>r e s o l u t i o n <text:s text:c="2"/>p r o c e d u r e s <text:s text:c="2"/>a r e <text:s text:c="2"/>n o t s u c c e s s f u l , <text:s text:c="2"/>t h e <text:s text:c="2"/>C u s t o m e r <text:s text:c="2"/>m a y <text:s text:c="2"/>t e r m i n a t e <text:s text:c="2"/>t h e C o n t r a c t , <text:s text:c="2"/>w i t h o u t <text:s text:c="2"/>p r e j u d i c e <text:s text:c="2"/>t o <text:s text:c="2"/>a n y <text:s text:c="2"/>o t h e r <text:s text:c="2"/>r i g h t s a n d <text:s text:c="2"/>r e m e d i e s <text:s text:c="2"/>o f <text:s text:c="2"/>t h e <text:s text:c="2"/>C u s t o m e r . N o t <text:s text:c="2"/>a p p l i c a b l e . P l e a s e <text:s text:c="2"/>c h a n g e <text:s text:c="2"/>t o : 4 . 5 . 5 <text:s text:c="2"/>N o t <text:s text:c="2"/>u s e d</text:p>
          </table:table-cell>
          <table:table-cell table:number-columns-repeated="1022"/>
        </table:table-row>
        <table:table-row table:style-name="ro1">
          <table:table-cell office:value-type="string" calcext:value-type="string">
            <text:p>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G o o d s <text:s text:c="2"/>a n d / o r S e r v i c e s <text:s text:c="2"/>b y <text:s text:c="2"/>t h e <text:s text:c="2"/>C u s t o m e r <text:s text:c="2"/>o r <text:s text:c="2"/>a <text:s text:c="2"/>t h i r d <text:s text:c="2"/>p a r t y <text:s text:c="2"/>t o <text:s text:c="2"/>t h e e x t e n t <text:s text:c="2"/>t h a t <text:s text:c="2"/>s u c h <text:s text:c="2"/>c o s t s <text:s text:c="2"/>e x c e e d <text:s text:c="2"/>t h e <text:s text:c="2"/>p a y m e n t w h i c h <text:s text:c="2"/>w o u l d <text:s text:c="2"/>o t h e r w i s e <text:s text:c="2"/>h a v e <text:s text:c="2"/>b e e n <text:s text:c="2"/>p a y a b l e <text:s text:c="2"/>t o t h e <text:s text:c="2"/>S e r v i c e <text:s text:c="2"/>P r o v i d e r <text:s text:c="2"/>f o r <text:s text:c="2"/>s u c h <text:s text:c="2"/>p a r t <text:s text:c="2"/>o f <text:s text:c="2"/>t h e <text:s text:c="2"/>G o o d s a n d / o r <text:s text:c="2"/>S e r v i c e s <text:s text:c="2"/>a n d <text:s text:c="2"/>p r o v i d e d <text:s text:c="2"/>t h a t <text:s text:c="2"/>t h e <text:s text:c="2"/>C u s t o m e r u s e s <text:s text:c="2"/>i t s <text:s text:c="2"/>r e a s o n a b l e <text:s text:c="2"/>e n d e a v o u r s <text:s text:c="2"/>t o <text:s text:c="2"/>m i t i g a t e <text:s text:c="2"/>a n y a d d i t i o n a l <text:s text:c="2"/>e x p e n d i t u r e <text:s text:c="2"/>i n <text:s text:c="2"/>o b t a i n i n g <text:s text:c="2"/>r e p l a c e m e n t G o o d s <text:s text:c="2"/>a n d / o r <text:s text:c="2"/>S e r v i c e s . 1 0 . 1 . 1 . <text:s text:c="2"/>T h e <text:s text:c="2"/>S e r v i c e <text:s text:c="2"/>P r o v i d e r <text:s text:c="2"/>a c k n o w l e d g e s <text:s text:c="2"/>t h a t i t <text:s text:c="2"/>h a s <text:s text:c="2"/>i n s p e c t e d <text:s text:c="2"/>t h e <text:s text:c="2"/>C u s t o m e r ’ s <text:s text:c="2"/>P r e m i s e s <text:s text:c="2"/>a n d h a s <text:s text:c="2"/>a d v i s e d <text:s text:c="2"/>t h e <text:s text:c="2"/>C u s t o m e r <text:s text:c="2"/>o f <text:s text:c="2"/>a n y <text:s text:c="2"/>a s p e c t <text:s text:c="2"/>o f <text:s text:c="2"/>t h e C u s t o m e r ’ s <text:s text:c="2"/>P r e m i s e s <text:s text:c="2"/>t h a t <text:s text:c="2"/>i s <text:s text:c="2"/>n o t <text:s text:c="2"/>s u i t a b l e <text:s text:c="2"/>f o r <text:s text:c="2"/>t h e p r o v i s i o n <text:s text:c="2"/>o f <text:s text:c="2"/>t h e <text:s text:c="2"/>G o o d s <text:s text:c="2"/>a n d / o r <text:s text:c="2"/>S e r v i c e s <text:s text:c="2"/>a n d <text:s text:c="2"/>t h a t t h e <text:s text:c="2"/>s p e c i f i e d <text:s text:c="2"/>a c t i o n s <text:s text:c="2"/>t o <text:s text:c="2"/>r e m e d y <text:s text:c="2"/>t h e <text:s text:c="2"/>u n s u i t a b l e a s p e c t s <text:s text:c="2"/>o f <text:s text:c="2"/>t h e <text:s text:c="2"/>C u s t o m e r ’ s <text:s text:c="2"/>P r e m i s e s , <text:s text:c="2"/>t o g e t h e r w i t h <text:s text:c="2"/>a <text:s text:c="2"/>t i m e t a b l e <text:s text:c="2"/>f o r <text:s text:c="2"/>a n d <text:s text:c="2"/>t h e <text:s text:c="2"/>c o s t s <text:s text:c="2"/>o f <text:s text:c="2"/>t h o s e a c t i o n s , <text:s text:c="2"/>h a v e <text:s text:c="2"/>b e e n <text:s text:c="2"/>s p e c i f i e d <text:s text:c="2"/>i n <text:s text:c="2"/>t h e <text:s text:c="2"/>M a s t e r C o n t r a c t <text:s text:c="2"/>S c h e d u l e <text:s text:c="2"/>a n d / o r <text:s text:c="2"/>a n y <text:s text:c="2"/>o t h e r <text:s text:c="2"/>C o n t r a c t D o c u m e n t .</text:p>
          </table:table-cell>
          <table:table-cell office:value-type="string" calcext:value-type="string">
            <text:p>. . . 9 . 3 . 4 <text:s text:c="2"/>– <text:s text:c="2"/>n o t <text:s text:c="2"/>u s e d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c h a n g e <text:s text:c="2"/>t o 9 . 3 . 8 <text:s text:c="2"/>– <text:s text:c="2"/>n o t <text:s text:c="2"/>u s e d F a c e - t o - f a c e <text:s text:c="2"/>s e r v i c e s <text:s text:c="2"/>a r e <text:s text:c="2"/>l i k e l y <text:s text:c="2"/>t o <text:s text:c="2"/>b e <text:s text:c="2"/>h e l d <text:s text:c="2"/>o f f - s i t e , <text:s text:c="2"/>h o w e v e r <text:s text:c="2"/>f o r <text:s text:c="2"/>a n y <text:s text:c="2"/>o n - s i t e <text:s text:c="2"/>s e r v i c e s <text:s text:c="2"/>w e <text:s text:c="2"/>c a n o n l y <text:s text:c="2"/>s i g n <text:s text:c="2"/>u p <text:s text:c="2"/>t o <text:s text:c="2"/>t h i s <text:s text:c="2"/>c l a u s e <text:s text:c="2"/>i f <text:s text:c="2"/>i t <text:s text:c="2"/>h a s <text:s text:c="2"/>b e e n <text:s text:c="2"/>p o s s i b l e t o <text:s text:c="2"/>i n s p e c t <text:s text:c="2"/>t h e <text:s text:c="2"/>C u s t o m e r ’ s <text:s text:c="2"/>P r e m i s e s . <text:s text:c="2"/>I f , <text:s text:c="2"/>d u e <text:s text:c="2"/>t o C O V I D - 1 9 <text:s text:c="2"/>p a n d e m i c <text:s text:c="2"/>r e s t r i c t i o n s , <text:s text:c="2"/>i t <text:s text:c="2"/>h a s <text:s text:c="2"/>n o t <text:s text:c="2"/>b e e n p o s s i b l e <text:s text:c="2"/>t o <text:s text:c="2"/>i n s p e c t <text:s text:c="2"/>o n - s i t e <text:s text:c="2"/>f a c i l i t i e s , <text:s text:c="2"/>p l e a s e c h a n g e <text:s text:c="2"/>t o : 1 0 . 1 . 1 . <text:s text:c="2"/>T h e <text:s text:c="2"/>S e r v i c e <text:s text:c="2"/>P r o v i d e r <text:s text:c="2"/>a c k n o w l e d g e s <text:s text:c="2"/>t h a t i t <text:s text:c="2"/>h a s <text:s text:c="2"/>r e c e i v e d <text:s text:c="2"/>a n <text:s text:c="2"/>i n v e n t o r y <text:s text:c="2"/>a n d <text:s text:c="2"/>p h o t o g r a p h s <text:s text:c="2"/>o f t h e <text:s text:c="2"/>C u s t o m e r ’ s <text:s text:c="2"/>P r e m i s e s <text:s text:c="2"/>a n d <text:s text:c="2"/>h a s <text:s text:c="2"/>a d v i s e d <text:s text:c="2"/>t h e C u s t o m e r <text:s text:c="2"/>o f <text:s text:c="2"/>a n y <text:s text:c="2"/>a s p e c t <text:s text:c="2"/>o f <text:s text:c="2"/>t h e <text:s text:c="2"/>C u s t o m e r ’ s</text:p>
          </table:table-cell>
          <table:table-cell table:number-columns-repeated="1022"/>
        </table:table-row>
        <table:table-row table:style-name="ro1">
          <table:table-cell office:value-type="string" calcext:value-type="string">
            <text:p>C a l l - O f f <text:s text:c="2"/>C l a u s e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 1 6 . 1 0 . 1 0 <text:s text:c="2"/>I n <text:s text:c="2"/>t h e <text:s text:c="2"/>e v e n t <text:s text:c="2"/>t h a t <text:s text:c="2"/>t h e <text:s text:c="2"/>S e r v i c e <text:s text:c="2"/>P r o v i d e r f a i l s <text:s text:c="2"/>t o <text:s text:c="2"/>c o m p l y <text:s text:c="2"/>w i t h <text:s text:c="2"/>c l a u s e <text:s text:c="2"/>1 6 . 6 . 1 <text:s text:c="2"/>t o <text:s text:c="2"/>c l a u s e 1 6 . 6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1 6 . 1 1 . 3 <text:s text:c="2"/>T h e <text:s text:c="2"/>C u s t o m e r <text:s text:c="2"/>s h a l l <text:s text:c="2"/>b e <text:s text:c="2"/>r e s p o n s i b l e <text:s text:c="2"/>f o r d e t e r m i n i n g <text:s text:c="2"/>i n <text:s text:c="2"/>i t s <text:s text:c="2"/>a b s o l u t e <text:s text:c="2"/>d i s c r e t i o n <text:s text:c="2"/>a n d n o t w i t h s t a n d i n g <text:s text:c="2"/>a n y <text:s text:c="2"/>o t h e r <text:s text:c="2"/>p r o v i s i o n <text:s text:c="2"/>i n <text:s text:c="2"/>t h e C o n t r a c t <text:s text:c="2"/>o r <text:s text:c="2"/>a n y <text:s text:c="2"/>o t h e r <text:s text:c="2"/>C o n t r a c t <text:s text:c="2"/>w h e t h e r <text:s text:c="2"/>t h e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p r o v i s i o n s <text:s text:c="2"/>o f <text:s text:c="2"/>t h e <text:s text:c="2"/>F O I A <text:s text:c="2"/>o r t h e <text:s text:c="2"/>E n v i r o n m e n t a l <text:s text:c="2"/>I n f o r m a t i o n <text:s text:c="2"/>R e g u l a t i o n s .</text:p>
          </table:table-cell>
          <table:table-cell office:value-type="string" calcext:value-type="string">
            <text:p>H e a l e s <text:s text:c="2"/>M e d i c a l <text:s text:c="2"/>A g r e e m e n t a n d <text:s text:c="2"/>t h e <text:s text:c="2"/>C u s t o m e r <text:s text:c="2"/>w i l l <text:s text:c="2"/>p r o v i d e <text:s text:c="2"/>e v i d e n c e <text:s text:c="2"/>o f r e a s o n s <text:s text:c="2"/>t o <text:s text:c="2"/>a i d <text:s text:c="2"/>t h e <text:s text:c="2"/>i n v e s t i g a t i o n . <text:s text:c="2"/>W h e r e <text:s text:c="2"/>t h e i n v e s t i g a t i o n <text:s text:c="2"/>d o e s <text:s text:c="2"/>n o t <text:s text:c="2"/>b e l i e v e <text:s text:c="2"/>r e f u s a l <text:s text:c="2"/>o f <text:s text:c="2"/>a c c e s s i s <text:s text:c="2"/>r e a s o n a b l e , <text:s text:c="2"/>t h e <text:s text:c="2"/>S e r v i c e <text:s text:c="2"/>P r o v i d e r <text:s text:c="2"/>w i l l <text:s text:c="2"/>h a v e <text:s text:c="2"/>a r i g h t <text:s text:c="2"/>o f <text:s text:c="2"/>a p p e a l . I n <text:s text:c="2"/>l i n e <text:s text:c="2"/>w i t h <text:s text:c="2"/>t h e <text:s text:c="2"/>a b o v e , <text:s text:c="2"/>p l e a s e <text:s text:c="2"/>c h a n g e <text:s text:c="2"/>t o : 1 3 . 5 <text:s text:c="2"/>T h e <text:s text:c="2"/>d e c i s i o n <text:s text:c="2"/>o f <text:s text:c="2"/>t h e <text:s text:c="2"/>C u s t o m e r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s u b j e c t <text:s text:c="2"/>t o <text:s text:c="2"/>i n v e s t i g a t i o n , <text:s text:c="2"/>a n d t h e <text:s text:c="2"/>S e r v i c e <text:s text:c="2"/>P r o v i d e r <text:s text:c="2"/>s h a l l <text:s text:c="2"/>r e t a i n <text:s text:c="2"/>t h e <text:s text:c="2"/>r i g h t <text:s text:c="2"/>o f a p p e a l <text:s text:c="2"/>w h e r e <text:s text:c="2"/>t h e y <text:s text:c="2"/>b e l i e v e <text:s text:c="2"/>a c c e s s <text:s text:c="2"/>h a s <text:s text:c="2"/>b e e n u n r e a s o n a b l y <text:s text:c="2"/>r e f u s e d . <text:s text:c="2"/>I n <text:s text:c="2"/>t h e <text:s text:c="2"/>e v e n t <text:s text:c="2"/>t h a t <text:s text:c="2"/>t h e s e r v i c e <text:s text:c="2"/>P r o v i d e r <text:s text:c="2"/>d o e s <text:s text:c="2"/>n o t <text:s text:c="2"/>a g r e e <text:s text:c="2"/>w i t h <text:s text:c="2"/>t h e r e a s o n s <text:s text:c="2"/>p r o v i d e d , <text:s text:c="2"/>t h e <text:s text:c="2"/>p a r t i e s <text:s text:c="2"/>s h a l l <text:s text:c="2"/>e n t e r <text:s text:c="2"/>i n t o d i s p u t e <text:s text:c="2"/>r e s o l u t i o n <text:s text:c="2"/>p r o c e e d i n g s . I n <text:s text:c="2"/>t h i s <text:s text:c="2"/>c a l l <text:s text:c="2"/>o f f <text:s text:c="2"/>a g r e e m e n t <text:s text:c="2"/>t h e r e <text:s text:c="2"/>a r e <text:s text:c="2"/>n o <text:s text:c="2"/>c l a u s e s 1 6 . 6 . 1 <text:s text:c="2"/>t o <text:s text:c="2"/>1 6 . 6 . 6 . <text:s text:c="2"/>W e <text:s text:c="2"/>w o u l d <text:s text:c="2"/>r e q u i r e <text:s text:c="2"/>c l a r i f i c a t i o n a s <text:s text:c="2"/>t o <text:s text:c="2"/>w h i c h <text:s text:c="2"/>c l a u s e s <text:s text:c="2"/>t h i s <text:s text:c="2"/>c l a u s e <text:s text:c="2"/>i s <text:s text:c="2"/>r e f e r r i n g <text:s text:c="2"/>t o b e f o r e <text:s text:c="2"/>s i g n i n g <text:s text:c="2"/>t o <text:s text:c="2"/>a g r e e <text:s text:c="2"/>t o <text:s text:c="2"/>t h i s <text:s text:c="2"/>c l a u s e <text:s text:c="2"/>a l l o w i n g t e r m i n a t i o n <text:s text:c="2"/>o f <text:s text:c="2"/>t h e <text:s text:c="2"/>c o n t r a c t <text:s text:c="2"/>w i t h <text:s text:c="2"/>i m m e d i a t e <text:s text:c="2"/>e f f e c t . W e <text:s text:c="2"/>b e l i e v e <text:s text:c="2"/>t h e <text:s text:c="2"/>c l a u s e s <text:s text:c="2"/>s h o u l d <text:s text:c="2"/>b e <text:s text:c="2"/>1 6 . 1 0 . 1 <text:s text:c="2"/>t o c l a u s e <text:s text:c="2"/>1 6 . 1 0 . 6 . W e <text:s text:c="2"/>a r e <text:s text:c="2"/>h a p p y <text:s text:c="2"/>t o <text:s text:c="2"/>s i g n <text:s text:c="2"/>u p <text:s text:c="2"/>t o <text:s text:c="2"/>r e c i p r o c a l <text:s text:c="2"/>c l a u s e s . P l e a s e <text:s text:c="2"/>c h a n g e <text:s text:c="2"/>t o :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text:s text:c="2"/>I n <text:s text:c="2"/>t h e <text:s text:c="2"/>e v e n t <text:s text:c="2"/>t h a t <text:s text:c="2"/>t h e <text:s text:c="2"/>C u s t o m e r f a i l s <text:s text:c="2"/>t o <text:s text:c="2"/>c o m p l y <text:s text:c="2"/>w i t h <text:s text:c="2"/>c l a u s e <text:s text:c="2"/>1 6 . 1 0 . 1 <text:s text:c="2"/>t o <text:s text:c="2"/>c l a u s e 1 6 . 1 0 . 6 , <text:s text:c="2"/>t h e <text:s text:c="2"/>S e r v i c e <text:s text:c="2"/>P r o v i d e r <text:s text:c="2"/>r e s e r v e s <text:s text:c="2"/>t h e <text:s text:c="2"/>r i g h t t o <text:s text:c="2"/>t e r m i n a t e <text:s text:c="2"/>t h e <text:s text:c="2"/>C o n t r a c t <text:s text:c="2"/>w i t h <text:s text:c="2"/>i m m e d i a t e <text:s text:c="2"/>e f f e c t b y <text:s text:c="2"/>n o t i c e <text:s text:c="2"/>i n <text:s text:c="2"/>w r i t i n g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text:p>
          </table:table-cell>
          <table:table-cell table:number-columns-repeated="1022"/>
        </table:table-row>
        <table:table-row table:style-name="ro1">
          <table:table-cell office:value-type="string" calcext:value-type="string">
            <text:p>C a l l - O f f <text:s text:c="2"/>C l a u s e w h i c h <text:s text:c="2"/>c a s e <text:s text:c="2"/>t h e <text:s text:c="2"/>S e r v i c e <text:s text:c="2"/>P r o v i d e r <text:s text:c="2"/>s h a l l <text:s text:c="2"/>r e i m b u r s e t h e <text:s text:c="2"/>C u s t o m e r <text:s text:c="2"/>f o r <text:s text:c="2"/>t h e <text:s text:c="2"/>C u s t o m e r ' s <text:s text:c="2"/>r e a s o n a b l e c o s t s <text:s text:c="2"/>i n c u r r e d <text:s text:c="2"/>i n <text:s text:c="2"/>r e l a t i o n <text:s text:c="2"/>t o <text:s text:c="2"/>t h e <text:s text:c="2"/>a u d i t . 4 0 . 2 <text:s text:c="2"/>A n y <text:s text:c="2"/>n o t i c e <text:s text:c="2"/>o r <text:s text:c="2"/>o t h e r <text:s text:c="2"/>c o m m u n i c a t i o n <text:s text:c="2"/>w h i c h <text:s text:c="2"/>i s t o <text:s text:c="2"/>b e <text:s text:c="2"/>g i v e n <text:s text:c="2"/>b y <text:s text:c="2"/>e i t h e r <text:s text:c="2"/>P a r t y <text:s text:c="2"/>t o <text:s text:c="2"/>t h e <text:s text:c="2"/>o t h e r <text:s text:c="2"/>s h a l l <text:s text:c="2"/>b e g i v e n <text:s text:c="2"/>b y <text:s text:c="2"/>l e t t e r <text:s text:c="2"/>( s e n t <text:s text:c="2"/>b y <text:s text:c="2"/>h a n d , <text:s text:c="2"/>p o s t , <text:s text:c="2"/>r e g i s t e r e d p o s t <text:s text:c="2"/>o r <text:s text:c="2"/>b y <text:s text:c="2"/>t h e <text:s text:c="2"/>r e c o r d e d <text:s text:c="2"/>d e l i v e r y <text:s text:c="2"/>s e r v i c e ) , <text:s text:c="2"/>o r <text:s text:c="2"/>b y e l e c t r o n i c <text:s text:c="2"/>m a i l <text:s text:c="2"/>( c o n f i r m e d <text:s text:c="2"/>b y <text:s text:c="2"/>l e t t e r ) . <text:s text:c="2"/>S u c h <text:s text:c="2"/>l e t t e r s s h a l l <text:s text:c="2"/>b e <text:s text:c="2"/>a d d r e s s e d <text:s text:c="2"/>t o <text:s text:c="2"/>t h e <text:s text:c="2"/>o t h e r <text:s text:c="2"/>P a r t y <text:s text:c="2"/>i n <text:s text:c="2"/>t h e m a n n e r <text:s text:c="2"/>r e f e r r e d <text:s text:c="2"/>t o <text:s text:c="2"/>i n <text:s text:c="2"/>c l a u s e <text:s text:c="2"/>4 0 . 3 . <text:s text:c="2"/>P r o v i d e d <text:s text:c="2"/>t h e r e l e v a n t <text:s text:c="2"/>c o m m u n i c a t i o n <text:s text:c="2"/>i s <text:s text:c="2"/>n o t <text:s text:c="2"/>r e t u r n e d <text:s text:c="2"/>a s u n d e l i v e r e d , <text:s text:c="2"/>t h e <text:s text:c="2"/>n o t i c e <text:s text:c="2"/>o r <text:s text:c="2"/>c o m m u n i c a t i o n <text:s text:c="2"/>s h a l l b e <text:s text:c="2"/>d e e m e d <text:s text:c="2"/>t o <text:s text:c="2"/>h a v e <text:s text:c="2"/>b e e n <text:s text:c="2"/>g i v e n <text:s text:c="2"/>t w o <text:s text:c="2"/>( 2 ) <text:s text:c="2"/>W o r k i n g D a y s <text:s text:c="2"/>a f t e r <text:s text:c="2"/>t h e <text:s text:c="2"/>d a y <text:s text:c="2"/>o n <text:s text:c="2"/>w h i c h <text:s text:c="2"/>t h e <text:s text:c="2"/>l e t t e r <text:s text:c="2"/>w a s p o s t e d , <text:s text:c="2"/>o r <text:s text:c="2"/>f o u r <text:s text:c="2"/>( 4 ) <text:s text:c="2"/>h o u r s , <text:s text:c="2"/>i n <text:s text:c="2"/>t h e <text:s text:c="2"/>c a s e <text:s text:c="2"/>o f e l e c t r o n i c <text:s text:c="2"/>m a i l <text:s text:c="2"/>o r <text:s text:c="2"/>s o o n e r <text:s text:c="2"/>w h e r e <text:s text:c="2"/>t h e <text:s text:c="2"/>o t h e r <text:s text:c="2"/>P a r t y a c k n o w l e d g e s <text:s text:c="2"/>r e c e i p t <text:s text:c="2"/>o f <text:s text:c="2"/>s u c h <text:s text:c="2"/>l e t t e r s , <text:s text:c="2"/>f a c s i m i l e t r a n s m i s s i o n <text:s text:c="2"/>o r <text:s text:c="2"/>i t e m <text:s text:c="2"/>o f <text:s text:c="2"/>e l e c t r o n i c <text:s text:c="2"/>m a i l .</text:p>
          </table:table-cell>
          <table:table-cell office:value-type="string" calcext:value-type="string">
            <text:p>H e a l e s <text:s text:c="2"/>M e d i c a l <text:s text:c="2"/>A g r e e m e n t w i t h <text:s text:c="2"/>t h e i r <text:s text:c="2"/>o b l i g a t i o n s <text:s text:c="2"/>u n d e r <text:s text:c="2"/>t h i s <text:s text:c="2"/>c l a u s e <text:s text:c="2"/>2 6 , u n l e s s <text:s text:c="2"/>t h e <text:s text:c="2"/>a u d i t <text:s text:c="2"/>r e v e a l s <text:s text:c="2"/>a <text:s text:c="2"/>m a t e r i a l <text:s text:c="2"/>D e f a u l t <text:s text:c="2"/>b y <text:s text:c="2"/>t h e S e r v i c e <text:s text:c="2"/>P r o v i d e r <text:s text:c="2"/>i n <text:s text:c="2"/>w h i c h <text:s text:c="2"/>c a s e <text:s text:c="2"/>t h e <text:s text:c="2"/>S e r v i c e P r o v i d e r <text:s text:c="2"/>s h a l l <text:s text:c="2"/>r e i m b u r s e <text:s text:c="2"/>t h e <text:s text:c="2"/>C u s t o m e r <text:s text:c="2"/>f o r <text:s text:c="2"/>t h e C u s t o m e r ' s <text:s text:c="2"/>r e a s o n a b l e <text:s text:c="2"/>c o s t s <text:s text:c="2"/>i n c u r r e d <text:s text:c="2"/>i n <text:s text:c="2"/>r e l a t i o n t o <text:s text:c="2"/>t h e <text:s text:c="2"/>a u d i t . R o y a l <text:s text:c="2"/>M a i l <text:s text:c="2"/>i s <text:s text:c="2"/>e x p e r i e n c i n g <text:s text:c="2"/>d e l a y s <text:s text:c="2"/>d u e <text:s text:c="2"/>t o <text:s text:c="2"/>t h e C O V I D - 1 9 <text:s text:c="2"/>p a n d e m i c . P l e a s e <text:s text:c="2"/>c h a n g e <text:s text:c="2"/>t o : 4 0 . 2 <text:s text:c="2"/>A n y <text:s text:c="2"/>n o t i c e <text:s text:c="2"/>o r <text:s text:c="2"/>o t h e r <text:s text:c="2"/>c o m m u n i c a t i o n <text:s text:c="2"/>w h i c h <text:s text:c="2"/>i s t o <text:s text:c="2"/>b e <text:s text:c="2"/>g i v e n <text:s text:c="2"/>b y <text:s text:c="2"/>e i t h e r <text:s text:c="2"/>P a r t y <text:s text:c="2"/>t o <text:s text:c="2"/>t h e <text:s text:c="2"/>o t h e r <text:s text:c="2"/>s h a l l <text:s text:c="2"/>b e g i v e n <text:s text:c="2"/>b y <text:s text:c="2"/>l e t t e r <text:s text:c="2"/>( s e n t <text:s text:c="2"/>b y <text:s text:c="2"/>h a n d , <text:s text:c="2"/>p o s t , <text:s text:c="2"/>r e g i s t e r e d p o s t <text:s text:c="2"/>o r <text:s text:c="2"/>b y <text:s text:c="2"/>t h e <text:s text:c="2"/>r e c o r d e d <text:s text:c="2"/>d e l i v e r y <text:s text:c="2"/>s e r v i c e ) , <text:s text:c="2"/>o r <text:s text:c="2"/>b y e l e c t r o n i c <text:s text:c="2"/>m a i l <text:s text:c="2"/>( c o n f i r m e d <text:s text:c="2"/>b y <text:s text:c="2"/>l e t t e r ) . <text:s text:c="2"/>S u c h <text:s text:c="2"/>l e t t e r s s h a l l <text:s text:c="2"/>b e <text:s text:c="2"/>a d d r e s s e d <text:s text:c="2"/>t o <text:s text:c="2"/>t h e <text:s text:c="2"/>o t h e r <text:s text:c="2"/>P a r t y <text:s text:c="2"/>i n <text:s text:c="2"/>t h e m a n n e r <text:s text:c="2"/>r e f e r r e d <text:s text:c="2"/>t o <text:s text:c="2"/>i n <text:s text:c="2"/>c l a u s e <text:s text:c="2"/>4 0 . 3 . <text:s text:c="2"/>P r o v i d e d <text:s text:c="2"/>t h e r e l e v a n t <text:s text:c="2"/>c o m m u n i c a t i o n <text:s text:c="2"/>i s <text:s text:c="2"/>n o t <text:s text:c="2"/>r e t u r n e d <text:s text:c="2"/>a s u n d e l i v e r e d , <text:s text:c="2"/>t h e <text:s text:c="2"/>n o t i c e <text:s text:c="2"/>o r <text:s text:c="2"/>c o m m u n i c a t i o n <text:s text:c="2"/>s h a l l b e <text:s text:c="2"/>d e e m e d <text:s text:c="2"/>t o <text:s text:c="2"/>h a v e <text:s text:c="2"/>b e e n <text:s text:c="2"/>g i v e n <text:s text:c="2"/>t h r e e <text:s text:c="2"/>( 3 ) W o r k i n g <text:s text:c="2"/>D a y s <text:s text:c="2"/>a f t e r <text:s text:c="2"/>t h e <text:s text:c="2"/>d a y <text:s text:c="2"/>o n <text:s text:c="2"/>w h i c h <text:s text:c="2"/>t h e <text:s text:c="2"/>l e t t e r w a s <text:s text:c="2"/>p o s t e d , <text:s text:c="2"/>o r <text:s text:c="2"/>f o u r <text:s text:c="2"/>( 4 ) <text:s text:c="2"/>h o u r s , <text:s text:c="2"/>i n <text:s text:c="2"/>t h e <text:s text:c="2"/>c a s e <text:s text:c="2"/>o f e l e c t r o n i c <text:s text:c="2"/>m a i l <text:s text:c="2"/>o r <text:s text:c="2"/>s o o n e r <text:s text:c="2"/>w h e r e <text:s text:c="2"/>t h e <text:s text:c="2"/>o t h e r <text:s text:c="2"/>P a r t y a c k n o w l e d g e s <text:s text:c="2"/>r e c e i p t <text:s text:c="2"/>o f <text:s text:c="2"/>s u c h <text:s text:c="2"/>l e t t e r s , <text:s text:c="2"/>f a c s i m i l e t r a n s m i s s i o n <text:s text:c="2"/>o r <text:s text:c="2"/>i t e m <text:s text:c="2"/>o f <text:s text:c="2"/>e l e c t r o n i c <text:s text:c="2"/>m a i l .</text:p>
          </table:table-cell>
          <table:table-cell table:number-columns-repeated="1022"/>
        </table:table-row>
        <table:table-row table:style-name="ro1">
          <table:table-cell office:value-type="string" calcext:value-type="string">
            <text:p>C a l l - O f f <text:s text:c="2"/>C l a u s e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text:p>
          </table:table-cell>
          <table:table-cell office:value-type="string" calcext:value-type="string">
            <text:p>H e a l e s <text:s text:c="2"/>M e d i c a l <text:s text:c="2"/>A g r e e m e n t P r e m i s e s <text:s text:c="2"/>t h a t <text:s text:c="2"/>i s <text:s text:c="2"/>n o t <text:s text:c="2"/>s u i t a b l e <text:s text:c="2"/>f o r <text:s text:c="2"/>t h e <text:s text:c="2"/>p r o v i s i o n <text:s text:c="2"/>o f t h e <text:s text:c="2"/>S e r v i c e s <text:s text:c="2"/>a n d <text:s text:c="2"/>t h a t <text:s text:c="2"/>t h e <text:s text:c="2"/>s p e c i f i e d <text:s text:c="2"/>a c t i o n s <text:s text:c="2"/>t o r e m e d y <text:s text:c="2"/>t h e <text:s text:c="2"/>u n s u i t a b l e <text:s text:c="2"/>a s p e c t s <text:s text:c="2"/>o f <text:s text:c="2"/>t h e C u s t o m e r ’ s <text:s text:c="2"/>P r e m i s e s , <text:s text:c="2"/>t o g e t h e r <text:s text:c="2"/>w i t h <text:s text:c="2"/>a <text:s text:c="2"/>t i m e t a b l e f o r <text:s text:c="2"/>a n d <text:s text:c="2"/>t h e <text:s text:c="2"/>c o s t s <text:s text:c="2"/>o f <text:s text:c="2"/>t h o s e <text:s text:c="2"/>a c t i o n s , <text:s text:c="2"/>h a v e <text:s text:c="2"/>b e e n s p e c i f i e d <text:s text:c="2"/>i n <text:s text:c="2"/>t h e <text:s text:c="2"/>M a s t e r <text:s text:c="2"/>C o n t r a c t <text:s text:c="2"/>S c h e d u l e <text:s text:c="2"/>a n d / o r a n y <text:s text:c="2"/>o t h e r <text:s text:c="2"/>C o n t r a c t <text:s text:c="2"/>D o c u m e n t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ext:s text:c="2"/>t e r m s 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c h a n g e <text:s text:c="2"/>t o :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C u s t o m e r , <text:s text:c="2"/>t h e <text:s text:c="2"/>S e r v i c e <text:s text:c="2"/>P r o v i d e r <text:s text:c="2"/>m a y <text:s text:c="2"/>u n i l a t e r a l l y d e d u c t <text:s text:c="2"/>t h a t <text:s text:c="2"/>s u m <text:s text:c="2"/>f r o m <text:s text:c="2"/>a n y <text:s text:c="2"/>s u m <text:s text:c="2"/>t h e n <text:s text:c="2"/>d u e , <text:s text:c="2"/>o r w h i c h <text:s text:c="2"/>a t <text:s text:c="2"/>a n y <text:s text:c="2"/>l a t e r <text:s text:c="2"/>t i m e <text:s text:c="2"/>m a y <text:s text:c="2"/>b e c o m e <text:s text:c="2"/>d u e <text:s text:c="2"/>t o <text:s text:c="2"/>t h e C u s t o m e r <text:s text:c="2"/>u n d e r <text:s text:c="2"/>t h e <text:s text:c="2"/>C o n t r a c t <text:s text:c="2"/>o r <text:s text:c="2"/>u n d e r <text:s text:c="2"/>a n y <text:s text:c="2"/>o t h e r a g r e e m e n t <text:s text:c="2"/>o r <text:s text:c="2"/>c o n t r a c t <text:s text:c="2"/>w i t h <text:s text:c="2"/>t h e <text:s text:c="2"/>S e r v i c e <text:s text:c="2"/>P r o v i d e r . O R 1 1 . 3 . 1 <text:s text:c="2"/>T h e <text:s text:c="2"/>C u s t o m e r <text:s text:c="2"/>s h a l l <text:s text:c="2"/>m a k e <text:s text:c="2"/>a n y <text:s text:c="2"/>p a y m e n t s d u e <text:s text:c="2"/>t o <text:s text:c="2"/>t h e <text:s text:c="2"/>S e r v i c e <text:s text:c="2"/>P r o v i d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P E R S O N A L <text:s text:c="2"/>A N D <text:s text:c="2"/>D A T A <text:s text:c="2"/>S U B J E C T S 1 . <text:s text:c="2"/>I N T R O D U C T I O N I d e n t i t y <text:s text:c="2"/>o f <text:s text:c="2"/>t h e <text:s text:c="2"/>C o n t r o l l e r <text:s text:c="2"/>a n d <text:s text:c="2"/>P r o c e s s o r <text:s text:c="2"/>- <text:s text:c="2"/>T h e P a r t i e s <text:s text:c="2"/>a c k n o w l e d g e <text:s text:c="2"/>t h a t <text:s text:c="2"/>f o r <text:s text:c="2"/>t h e <text:s text:c="2"/>p u r p o s e s <text:s text:c="2"/>o f t h e <text:s text:c="2"/>D a t a <text:s text:c="2"/>P r o t e c t i o n <text:s text:c="2"/>L e g i s l a t i o n , <text:s text:c="2"/>t h e <text:s text:c="2"/>C u s t o m e r <text:s text:c="2"/>i s t h e <text:s text:c="2"/>C o n t r o l l e r <text:s text:c="2"/>a n d <text:s text:c="2"/>t h e <text:s text:c="2"/>S e r v i c e <text:s text:c="2"/>P r o v i d e r <text:s text:c="2"/>i s <text:s text:c="2"/>t h e P r o c e s s o r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4 . 4 <text:s text:c="2"/>D e l i v e r y <text:s text:c="2"/>( G o o d s <text:s text:c="2"/>o n l y )</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P l e a s e <text:s text:c="2"/>c h a n g e <text:s text:c="2"/>t o : 1 . <text:s text:c="2"/>I N T R O D U C T I O N I d e n t i t y <text:s text:c="2"/>o f <text:s text:c="2"/>t h e <text:s text:c="2"/>C o n t r o l l e r <text:s text:c="2"/>a n d <text:s text:c="2"/>P r o c e s s o r <text:s text:c="2"/>- <text:s text:c="2"/>T h e P a r t i e s <text:s text:c="2"/>a c k n o w l e d g e <text:s text:c="2"/>t h a t <text:s text:c="2"/>f o r <text:s text:c="2"/>t h e <text:s text:c="2"/>p u r p o s e s <text:s text:c="2"/>o f <text:s text:c="2"/>t h e D a t a <text:s text:c="2"/>P r o t e c t i o n <text:s text:c="2"/>L e g i s l a t i o n , <text:s text:c="2"/>b o t h <text:s text:c="2"/>t h e <text:s text:c="2"/>C u s t o m e r a n d <text:s text:c="2"/>t h e <text:s text:c="2"/>S e r v i c e <text:s text:c="2"/>p r o v i d e r <text:s text:c="2"/>w i l l <text:s text:c="2"/>b e <text:s text:c="2"/>c o n s i d e r e d <text:s text:c="2"/>D a t a C o n t r o l l e r s . W e <text:s text:c="2"/>a r e <text:s text:c="2"/>h a p p y <text:s text:c="2"/>t o <text:s text:c="2"/>r e - s c h e d u l e <text:s text:c="2"/>a n d <text:s text:c="2"/>p r o v i d e <text:s text:c="2"/>a n y s e r v i c e s <text:s text:c="2"/>t h a t <text:s text:c="2"/>d o <text:s text:c="2"/>n o t <text:s text:c="2"/>m e e t <text:s text:c="2"/>t h e <text:s text:c="2"/>r e q u i r e m e n t s <text:s text:c="2"/>o f t h e <text:s text:c="2"/>c o n t r a c t <text:s text:c="2"/>w h e r e <text:s text:c="2"/>w e <text:s text:c="2"/>a g r e e <text:s text:c="2"/>t h a t <text:s text:c="2"/>t h e y <text:s text:c="2"/>t o <text:s text:c="2"/>n o t m e e t <text:s text:c="2"/>t h e <text:s text:c="2"/>r e q u i r e m e n t s <text:s text:c="2"/>o f <text:s text:c="2"/>t h e <text:s text:c="2"/>c o n t r a c t . <text:s text:c="2"/>U p o n r e c e i p t <text:s text:c="2"/>o f <text:s text:c="2"/>t h e <text:s text:c="2"/>w r i t t e n <text:s text:c="2"/>i n f o r m a t i o n <text:s text:c="2"/>t h a t <text:s text:c="2"/>t h e C u s t o m e r <text:s text:c="2"/>r e a s o n a b l e <text:s text:c="2"/>b e l i e v e s <text:s text:c="2"/>t h a t <text:s text:c="2"/>s e r v i c e <text:s text:c="2"/>d o e s n o t <text:s text:c="2"/>m e e t <text:s text:c="2"/>t h e <text:s text:c="2"/>r e q u i r e m e n t s <text:s text:c="2"/>o r <text:s text:c="2"/>t h e <text:s text:c="2"/>c o n t r a c t , <text:s text:c="2"/>w e w i l l <text:s text:c="2"/>i n v e s t i g a t e <text:s text:c="2"/>t h e <text:s text:c="2"/>c o m p l a i n t <text:s text:c="2"/>f o l l o w i n g <text:s text:c="2"/>o u r c o m p l a i n t <text:s text:c="2"/>p r o c e s s . <text:s text:c="2"/>I f <text:s text:c="2"/>u p h e l d , <text:s text:c="2"/>t h e <text:s text:c="2"/>r e - s c h e d u l e d s e r v i c e <text:s text:c="2"/>w i l l <text:s text:c="2"/>b e <text:s text:c="2"/>c a r r i e d <text:s text:c="2"/>o u t <text:s text:c="2"/>a t <text:s text:c="2"/>H e a l e s <text:s text:c="2"/>e x p e n s e . P l e a s e <text:s text:c="2"/>c h a n g e <text:s text:c="2"/>t o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a n d <text:s text:c="2"/>t h e S e r v i c e <text:s text:c="2"/>P r o v i d e r <text:s text:c="2"/>a g r e e s , <text:s text:c="2"/>t h e <text:s text:c="2"/>S e r v i c e <text:s text:c="2"/>P r o v i d e r s h a l l <text:s text:c="2"/>a t <text:s text:c="2"/>i t s <text:s text:c="2"/>o w n <text:s text:c="2"/>e x p e n s e <text:s text:c="2"/>r e - s c h e d u l e <text:s text:c="2"/>a n d <text:s text:c="2"/>c a r r y o u t <text:s text:c="2"/>t h e <text:s text:c="2"/>S e r v i c e s <text:s text:c="2"/>i n <text:s text:c="2"/>a c c o r d a n c e <text:s text:c="2"/>w i t h <text:s text:c="2"/>t h e 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T h i s <text:s text:c="2"/>s e c t i o n <text:s text:c="2"/>i s <text:s text:c="2"/>n o t <text:s text:c="2"/>r e l e v a n t <text:s text:c="2"/>a s <text:s text:c="2"/>t h e <text:s text:c="2"/>c a l l - o f f a g r e e m e n t <text:s text:c="2"/>i s <text:s text:c="2"/>f o r <text:s text:c="2"/>s e r v i c e s . P l e a s e <text:s text:c="2"/>c h a n g e <text:s text:c="2"/>t o : 4 . 4 <text:s text:c="2"/>D e l i v e r y <text:s text:c="2"/>( G o o d s <text:s text:c="2"/>o n l y ) <text:s text:c="2"/>– <text:s text:c="2"/>n o t <text:s text:c="2"/>u s e d</text:p>
          </table:table-cell>
          <table:table-cell table:number-columns-repeated="1022"/>
        </table:table-row>
        <table:table-row table:style-name="ro1">
          <table:table-cell office:value-type="string" calcext:value-type="string">
            <text:p>C a l l - O f f <text:s text:c="2"/>C l a u s e 1 3 . 1 <text:s text:c="2"/>T h e <text:s text:c="2"/>C u s t o m e r <text:s text:c="2"/>m a y , <text:s text:c="2"/>b y <text:s text:c="2"/>w r i t t e n <text:s text:c="2"/>n o t i c e <text:s text:c="2"/>t o <text:s text:c="2"/>t h e S e r v i c e <text:s text:c="2"/>P r o v i d e r , <text:s text:c="2"/>r e f u s e <text:s text:c="2"/>t o <text:s text:c="2"/>a d m i t <text:s text:c="2"/>o n t o , <text:s text:c="2"/>o r w i t h d r a w <text:s text:c="2"/>p e r m i s s i o n <text:s text:c="2"/>t o <text:s text:c="2"/>r e m a i n <text:s text:c="2"/>o n , <text:s text:c="2"/>t h e C u s t o m e r ’ s <text:s text:c="2"/>P r e m i s e s : 1 3 . 1 . 1 <text:s text:c="2"/>a n y <text:s text:c="2"/>m e m b e r <text:s text:c="2"/>o f <text:s text:c="2"/>t h e <text:s text:c="2"/>S t a f f ; <text:s text:c="2"/>o r 1 3 . 1 . 2 <text:s text:c="2"/>a n y <text:s text:c="2"/>p e r s o n <text:s text:c="2"/>e m p l o y e d <text:s text:c="2"/>o r <text:s text:c="2"/>e n g a g e d <text:s text:c="2"/>b y <text:s text:c="2"/>a n y m e m b e r <text:s text:c="2"/>o f <text:s text:c="2"/>t h e <text:s text:c="2"/>S t a f f , w h o s e <text:s text:c="2"/>a d m i s s i o n <text:s text:c="2"/>o r <text:s text:c="2"/>c o n t i n u e d <text:s text:c="2"/>p r e s e n c e <text:s text:c="2"/>w o u l d , i n <text:s text:c="2"/>t h e <text:s text:c="2"/>r e a s o n a b l e <text:s text:c="2"/>o p i n i o n <text:s text:c="2"/>o f <text:s text:c="2"/>t h e <text:s text:c="2"/>C u s t o m e r , <text:s text:c="2"/>b e u n d e s i r a b l e .</text:p>
          </table:table-cell>
          <table:table-cell office:value-type="string" calcext:value-type="string">
            <text:p>H e a l e s <text:s text:c="2"/>M e d i c a l <text:s text:c="2"/>A g r e e m e n t u n l e s s <text:s text:c="2"/>t h e <text:s text:c="2"/>C u s t o m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S e r v i c e <text:s text:c="2"/>P r o v i d e r <text:s text:c="2"/>t o <text:s text:c="2"/>t h e <text:s text:c="2"/>C u s t o m e r . A n d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c h a n g e <text:s text:c="2"/>t o : 1 3 . 1 <text:s text:c="2"/>T h e <text:s text:c="2"/>C u s t o m e r <text:s text:c="2"/>m a y , <text:s text:c="2"/>b y <text:s text:c="2"/>w r i t t e n <text:s text:c="2"/>n o t i c e <text:s text:c="2"/>t o <text:s text:c="2"/>t h e S e r v i c e <text:s text:c="2"/>P r o v i d e r , <text:s text:c="2"/>r e f u s e <text:s text:c="2"/>t o <text:s text:c="2"/>a d m i t <text:s text:c="2"/>o n t o , <text:s text:c="2"/>o r w i t h d r a w <text:s text:c="2"/>p e r m i s s i o n <text:s text:c="2"/>t o <text:s text:c="2"/>r e m a i n <text:s text:c="2"/>o n , <text:s text:c="2"/>t h e C u s t o m e r ’ s <text:s text:c="2"/>P r e m i s e s : 1 3 . 1 . 1 <text:s text:c="2"/>a n y <text:s text:c="2"/>m e m b e r <text:s text:c="2"/>o f <text:s text:c="2"/>t h e <text:s text:c="2"/>S t a f f ; <text:s text:c="2"/>o r 1 3 . 1 . 2 <text:s text:c="2"/>a n y <text:s text:c="2"/>p e r s o n <text:s text:c="2"/>e m p l o y e d <text:s text:c="2"/>o r <text:s text:c="2"/>e n g a g e d <text:s text:c="2"/>b y <text:s text:c="2"/>a n y m e m b e r <text:s text:c="2"/>o f <text:s text:c="2"/>t h e <text:s text:c="2"/>S t a f f , w h o s e <text:s text:c="2"/>a d m i s s i o n <text:s text:c="2"/>o r <text:s text:c="2"/>c o n t i n u e d <text:s text:c="2"/>p r e s e n c e <text:s text:c="2"/>w o u l d , i n <text:s text:c="2"/>t h e <text:s text:c="2"/>r e a s o n a b l e <text:s text:c="2"/>o p i n i o n <text:s text:c="2"/>o f <text:s text:c="2"/>t h e <text:s text:c="2"/>C u s t o m e r , <text:s text:c="2"/>b e u n d e s i r a b l e . <text:s text:c="2"/>A c c e s s <text:s text:c="2"/>w i l l <text:s text:c="2"/>n o t <text:s text:c="2"/>b e <text:s text:c="2"/>u n r e a s o n a b l y r e f u s e d , <text:s text:c="2"/>a n d <text:s text:c="2"/>r e a s o n s <text:s text:c="2"/>f o r <text:s text:c="2"/>r e f u s a l <text:s text:c="2"/>o f <text:s text:c="2"/>a c c e s s <text:s text:c="2"/>w i l l b e <text:s text:c="2"/>p r o v i d e d <text:s text:c="2"/>t o <text:s text:c="2"/>t h e <text:s text:c="2"/>S e r v i c e <text:s text:c="2"/>P r o v i d e r . <text:s text:c="2"/>T h e <text:s text:c="2"/>S e r v i c e P r o v i d e r <text:s text:c="2"/>w i l l <text:s text:c="2"/>i n v e s t i g a t e <text:s text:c="2"/>a n y <text:s text:c="2"/>r e a s o n s <text:s text:c="2"/>p r o v i d e d ,</text:p>
          </table:table-cell>
          <table:table-cell table:number-columns-repeated="1022"/>
        </table:table-row>
        <table:table-row table:style-name="ro1">
          <table:table-cell office:value-type="string" calcext:value-type="string">
            <text:p>C a l l - O f f <text:s text:c="2"/>C l a u s e A n d 1 6 . 1 2 . 1 <text:s text:c="2"/>T h e <text:s text:c="2"/>P a r t i e s <text:s text:c="2"/>a c k n o w l e d g e <text:s text:c="2"/>t h a t , <text:s text:c="2"/>e x c e p t f o r <text:s text:c="2"/>a n y <text:s text:c="2"/>i n f o r m a t i o n <text:s text:c="2"/>w h i c h <text:s text:c="2"/>i s <text:s text:c="2"/>e x e m p t <text:s text:c="2"/>f r o m d i s c l o s u r e <text:s text:c="2"/>i n <text:s text:c="2"/>a c c o r d a n c e <text:s text:c="2"/>w i t h <text:s text:c="2"/>t h e <text:s text:c="2"/>p r o v i s i o n s <text:s text:c="2"/>o f t h e <text:s text:c="2"/>F O I A , <text:s text:c="2"/>t h e <text:s text:c="2"/>c o n t e n t <text:s text:c="2"/>o f <text:s text:c="2"/>t h e <text:s text:c="2"/>C o n t r a c t <text:s text:c="2"/>i s <text:s text:c="2"/>n o t C o n f i d e n t i a l <text:s text:c="2"/>I n f o r m a t i o n . <text:s text:c="2"/>T h e <text:s text:c="2"/>C u s t o m e r <text:s text:c="2"/>s h a l l <text:s text:c="2"/>b e r e s p o n s i b l e <text:s text:c="2"/>f o r <text:s text:c="2"/>d e t e r m i n i n g <text:s text:c="2"/>i n <text:s text:c="2"/>i t s <text:s text:c="2"/>a b s o l u t e d i s c r e t i o n <text:s text:c="2"/>w h e t h e r <text:s text:c="2"/>a n y <text:s text:c="2"/>o f <text:s text:c="2"/>t h e <text:s text:c="2"/>c o n t e n t <text:s text:c="2"/>o f <text:s text:c="2"/>t h e C o n t r a c t <text:s text:c="2"/>i s <text:s text:c="2"/>e x e m p t <text:s text:c="2"/>f r o m <text:s text:c="2"/>d i s c l o s u r e <text:s text:c="2"/>i n a c c o r d a n c e <text:s text:c="2"/>w i t h <text:s text:c="2"/>t h e <text:s text:c="2"/>p r o v i s i o n s <text:s text:c="2"/>o f <text:s text:c="2"/>t h e <text:s text:c="2"/>F O I A . 1 9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 w i t h <text:s text:c="2"/>i m m e d i a t e <text:s text:c="2"/>e f f e c t <text:s text:c="2"/>i f <text:s text:c="2"/>t h e <text:s text:c="2"/>F r a m e w o r k A g r e e m e n t <text:s text:c="2"/>i s <text:s text:c="2"/>f u l l y <text:s text:c="2"/>o r <text:s text:c="2"/>p a r t l y <text:s text:c="2"/>t e r m i n a t e d <text:s text:c="2"/>f o r <text:s text:c="2"/>a n y r e a s o n <text:s text:c="2"/>w h a t s o e v e r .</text:p>
          </table:table-cell>
          <table:table-cell office:value-type="string" calcext:value-type="string">
            <text:p>H e a l e s <text:s text:c="2"/>M e d i c a l <text:s text:c="2"/>A g r e e m e n t c o m m e r c i a l <text:s text:c="2"/>d i s a d v a n t a g e <text:s text:c="2"/>t h r o u g h <text:s text:c="2"/>t h i s <text:s text:c="2"/>t y p e <text:s text:c="2"/>o f a c t i o n . I t <text:s text:c="2"/>i s <text:s text:c="2"/>n o t <text:s text:c="2"/>r e a s o n a b l e <text:s text:c="2"/>f o r <text:s text:c="2"/>p r o v i d e r s <text:s text:c="2"/>t o <text:s text:c="2"/>b e a r <text:s text:c="2"/>t h e <text:s text:c="2"/>f u l l c o s t <text:s text:c="2"/>o f <text:s text:c="2"/>t h e <text:s text:c="2"/>F r a m e w o r k <text:s text:c="2"/>A g r e e m e n t ’ s <text:s text:c="2"/>t e r m i n a t i o n . P l e a s e <text:s text:c="2"/>c h a n g e <text:s text:c="2"/>t o : 1 9 . 4 <text:s text:c="2"/>T h e <text:s text:c="2"/>C u s t o m e r <text:s text:c="2"/>m a y <text:s text:c="2"/>t e r m i n a t e <text:s text:c="2"/>t h e <text:s text:c="2"/>C o n t r a c t</text:p>
          </table:table-cell>
          <table:table-cell table:number-columns-repeated="1022"/>
        </table:table-row>
        <table:table-row table:style-name="ro1">
          <table:table-cell office:value-type="string" calcext:value-type="string">
            <text:p>C a l l - O f f <text:s text:c="2"/>C l a u s e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 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0 . 4 <text:s text:c="2"/>O n <text:s text:c="2"/>t h e <text:s text:c="2"/>t e r m i n a t i o n <text:s text:c="2"/>o f <text:s text:c="2"/>t h e <text:s text:c="2"/>C o n t r a c t <text:s text:c="2"/>f o r <text:s text:c="2"/>a n y r e a s o n , <text:s text:c="2"/>t h e <text:s text:c="2"/>S e r v i c e <text:s text:c="2"/>P r o v i d e r <text:s text:c="2"/>s h a l l : 2 0 . 4 . 1 <text:s text:c="2"/>i m m e d i a t e l y <text:s text:c="2"/>r e t u r n <text:s text:c="2"/>t o <text:s text:c="2"/>t h e <text:s text:c="2"/>C u s t o m e r <text:s text:c="2"/>a l l C o n f i d e n t i a l <text:s text:c="2"/>I n f o r m a t i o n , <text:s text:c="2"/>P e r s o n a l <text:s text:c="2"/>D a t a <text:s text:c="2"/>a n d C u s t o m e r ’ s <text:s text:c="2"/>P r e - E x i s t i n g <text:s text:c="2"/>I P R s <text:s text:c="2"/>a n d <text:s text:c="2"/>t h e <text:s text:c="2"/>P r o j e c t S p e c i f i c <text:s text:c="2"/>I P R s <text:s text:c="2"/>i n <text:s text:c="2"/>i t s <text:s text:c="2"/>p o s s e s s i o n <text:s text:c="2"/>o r <text:s text:c="2"/>i n <text:s text:c="2"/>t h e p o s s e s s i o n <text:s text:c="2"/>o r <text:s text:c="2"/>u n d e r <text:s text:c="2"/>t h e <text:s text:c="2"/>c o n t r o l <text:s text:c="2"/>o f <text:s text:c="2"/>a n y p e r m i t t e d <text:s text:c="2"/>S e r v i c e <text:s text:c="2"/>P r o v i d e r s <text:s text:c="2"/>o r <text:s text:c="2"/>S u b - C o n t r a c t o r s , w h i c h <text:s text:c="2"/>w a s <text:s text:c="2"/>o b t a i n e d <text:s text:c="2"/>o r <text:s text:c="2"/>p r o d u c e d <text:s text:c="2"/>i n <text:s text:c="2"/>t h e <text:s text:c="2"/>c o u r s e o f <text:s text:c="2"/>p r o v i d i n g <text:s text:c="2"/>t h e <text:s text:c="2"/>G o o d s <text:s text:c="2"/>a n d / o r <text:s text:c="2"/>S e r v i c e s ; 2 6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 2 6 . 8 <text:s text:c="2"/>T h e <text:s text:c="2"/>P a r t i e s <text:s text:c="2"/>a g r e e <text:s text:c="2"/>t h a t <text:s text:c="2"/>t h e y <text:s text:c="2"/>s h a l l <text:s text:c="2"/>b e a r <text:s text:c="2"/>t h e i r o w n <text:s text:c="2"/>r e s p e c t i v e <text:s text:c="2"/>c o s t s <text:s text:c="2"/>a n d <text:s text:c="2"/>e x p e n s e s <text:s text:c="2"/>i n c u r r e d <text:s text:c="2"/>i n r e s p e c t <text:s text:c="2"/>o f <text:s text:c="2"/>c o m p l i a n c e <text:s text:c="2"/>w i t h <text:s text:c="2"/>t h e i r <text:s text:c="2"/>o b l i g a t i o n s u n d e r <text:s text:c="2"/>t h i s <text:s text:c="2"/>c l a u s e <text:s text:c="2"/>2 6 , <text:s text:c="2"/>u n l e s s <text:s text:c="2"/>t h e <text:s text:c="2"/>a u d i t <text:s text:c="2"/>r e v e a l s <text:s text:c="2"/>a m a t e r i a l <text:s text:c="2"/>D e f a u l t <text:s text:c="2"/>b y <text:s text:c="2"/>t h e <text:s text:c="2"/>S e r v i c e <text:s text:c="2"/>P r o v i d e r <text:s text:c="2"/>i n</text:p>
          </table:table-cell>
          <table:table-cell office:value-type="string" calcext:value-type="string">
            <text:p>H e a l e s <text:s text:c="2"/>M e d i c a l <text:s text:c="2"/>A g r e e m e n t t h a n <text:s text:c="2"/>3 <text:s text:c="2"/>m o n t h s ’ <text:s text:c="2"/>f r o m <text:s text:c="2"/>t h e <text:s text:c="2"/>d a t e <text:s text:c="2"/>o f <text:s text:c="2"/>n o t i c e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P l e a s e <text:s text:c="2"/>c h a n g e <text:s text:c="2"/>t o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2"/>t h e <text:s text:c="2"/>S e r v i c e s , <text:s text:c="2"/>t h e C u s t o m e r <text:s text:c="2"/>w i l l <text:s text:c="2"/>n o t <text:s text:c="2"/>p a y <text:s text:c="2"/>t h e <text:s text:c="2"/>S e r v i c e <text:s text:c="2"/>P r o v i d e r <text:s text:c="2"/>f o r a n y <text:s text:c="2"/>s e r v i c e s <text:s text:c="2"/>n o t <text:s text:c="2"/>d e l i v e r e d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P l e a s e <text:s text:c="2"/>c h a n g e <text:s text:c="2"/>t o : 2 6 . 8 <text:s text:c="2"/>T h e <text:s text:c="2"/>P a r t i e s <text:s text:c="2"/>a g r e e <text:s text:c="2"/>t h a t <text:s text:c="2"/>t h e y <text:s text:c="2"/>s h a l l <text:s text:c="2"/>b e a r <text:s text:c="2"/>t h e i r o w n <text:s text:c="2"/>r e s p e c t i v e <text:s text:c="2"/>c o s t s <text:s text:c="2"/>a n d <text:s text:c="2"/>e x p e n s e s <text:s text:c="2"/>i n c u r r e d d u r i n g <text:s text:c="2"/>t h e <text:s text:c="2"/>c o n t r a c t <text:s text:c="2"/>t e r m <text:s text:c="2"/>i n <text:s text:c="2"/>r e s p e c t <text:s text:c="2"/>o f <text:s text:c="2"/>c o m p l i a n c e</text:p>
          </table:table-cell>
          <table:table-cell table:number-columns-repeated="1022"/>
        </table:table-row>
        <table:table-row table:style-name="ro1">
          <table:table-cell office:value-type="string" calcext:value-type="string">
            <text:p>C l a u s e r e l a t i o n <text:s text:c="2"/>t o <text:s text:c="2"/>w h i c h <text:s text:c="2"/>t h e <text:s text:c="2"/>I n t e l l e c t u a l <text:s text:c="2"/>P r o p e r t y <text:s text:c="2"/>R i g h t s a r i s e ; 2 3 . 1 . 7 <text:s text:c="2"/>p e r m i t <text:s text:c="2"/>t h e <text:s text:c="2"/>P u r c h a s e r <text:s text:c="2"/>t o <text:s text:c="2"/>e n g a g e <text:s text:c="2"/>a <text:s text:c="2"/>t h i r d p a r t y <text:s text:c="2"/>t o <text:s text:c="2"/>u s e , <text:s text:c="2"/>m o d i f y , <text:s text:c="2"/>a d a p t <text:s text:c="2"/>o r <text:s text:c="2"/>e n h a n c e <text:s text:c="2"/>a n y <text:s text:c="2"/>s u c h p r o d u c t s , <text:s text:c="2"/>p r o v i d e d <text:s text:c="2"/>t h a t <text:s text:c="2"/>s u c h <text:s text:c="2"/>t h i r d <text:s text:c="2"/>p a r t y <text:s text:c="2"/>s h a l l h a v e <text:s text:c="2"/>e n t e r e d <text:s text:c="2"/>i n t o <text:s text:c="2"/>a <text:s text:c="2"/>c o n f i d e n t i a l i t y <text:s text:c="2"/>a g r e e m e n t w i t h <text:s text:c="2"/>t h e <text:s text:c="2"/>P u r c h a s e r <text:s text:c="2"/>i n <text:s text:c="2"/>a <text:s text:c="2"/>f o r m <text:s text:c="2"/>t o <text:s text:c="2"/>t h e <text:s text:c="2"/>r e a s o n a b l e s a t i s f a c t i o n <text:s text:c="2"/>o f <text:s text:c="2"/>t h e <text:s text:c="2"/>C o n t r a c t o r ; <text:s text:c="2"/>a n d 2 3 . 1 . 8 <text:s text:c="2"/>c a r r y <text:s text:c="2"/>t h e <text:s text:c="2"/>r i g h t <text:s text:c="2"/>t o <text:s text:c="2"/>g r a n t <text:s text:c="2"/>s u b - l i c e n c e s ; 2 3 . 1 . 1 1 <text:s text:c="2"/>O n <text:s text:c="2"/>t h e <text:s text:c="2"/>t e r m i n a t i o n <text:s text:c="2"/>o f <text:s text:c="2"/>t h e <text:s text:c="2"/>C o n t r a c t p u r s u a n t <text:s text:c="2"/>t o <text:s text:c="2"/>C l a u s e <text:s text:c="2"/>2 2 . 1 . 1 , <text:s text:c="2"/>C l a u s e <text:s text:c="2"/>5 . 1 . 1 ( r e j e c t i o n <text:s text:c="2"/>o f <text:s text:c="2"/>G o o d s ) , <text:s text:c="2"/>C l a u s e <text:s text:c="2"/>9 . 1 . 2 <text:s text:c="2"/>( c o n f l i c t <text:s text:c="2"/>o f i n t e r e s t ) <text:s text:c="2"/>o r <text:s text:c="2"/>2 9 . 1 . 4 <text:s text:c="2"/>( c o r r u p t i o n ) , <text:s text:c="2"/>t h e <text:s text:c="2"/>C o n t r a c t o r w i l l <text:s text:c="2"/>i n d e m n i f y <text:s text:c="2"/>t h e <text:s text:c="2"/>P u r c h a s e r <text:s text:c="2"/>i n <text:s text:c="2"/>r e s p e c t <text:s text:c="2"/>o f : - 2 3 . 1 . 1 2 <text:s text:c="2"/>a n y <text:s text:c="2"/>a d d i t i o n a l <text:s text:c="2"/>o p e r a t i o n a l <text:s text:c="2"/>a n d a d m i n i s t r a t i v e <text:s text:c="2"/>c o s t s <text:s text:c="2"/>a n d <text:s text:c="2"/>e x p e n s e s <text:s text:c="2"/>s u f f e r e d <text:s text:c="2"/>o r i n c u r r e d <text:s text:c="2"/>b y <text:s text:c="2"/>t h e <text:s text:c="2"/>P u r c h a s e r <text:s text:c="2"/>a s <text:s text:c="2"/>a <text:s text:c="2"/>r e s u l t <text:s text:c="2"/>o f <text:s text:c="2"/>s u c h t e r m i n a t i o n ; 2 3 . 1 . 1 3 <text:s text:c="2"/>t h e <text:s text:c="2"/>c o s t s <text:s text:c="2"/>a n d <text:s text:c="2"/>e x p e n s e s <text:s text:c="2"/>s u f f e r e d <text:s text:c="2"/>o r i n c u r r e d <text:s text:c="2"/>b y <text:s text:c="2"/>t h e <text:s text:c="2"/>P u r c h a s e r <text:s text:c="2"/>i n <text:s text:c="2"/>p r o v i d i n g <text:s text:c="2"/>( o r p r o c u r i n g <text:s text:c="2"/>t h a t <text:s text:c="2"/>a n o t h e r <text:s text:c="2"/>p a r t y <text:s text:c="2"/>p r o v i d e s ) <text:s text:c="2"/>g o o d s <text:s text:c="2"/>o r s e r v i c e s <text:s text:c="2"/>s i m i l a r <text:s text:c="2"/>t o <text:s text:c="2"/>t h e <text:s text:c="2"/>G o o d s <text:s text:c="2"/>o r <text:s text:c="2"/>S e r v i c e s <text:s text:c="2"/>o n <text:s text:c="2"/>a t e m p o r a r y <text:s text:c="2"/>b a s i s <text:s text:c="2"/>u n t i l <text:s text:c="2"/>t h e <text:s text:c="2"/>c o m p l e t i o n <text:s text:c="2"/>o f <text:s text:c="2"/>a t e n d e r i n g <text:s text:c="2"/>o r <text:s text:c="2"/>r e a p p o i n t m e n t <text:s text:c="2"/>p r o c e s s <text:s text:c="2"/>c a r r i e d <text:s text:c="2"/>o u t b y <text:s text:c="2"/>t h e <text:s text:c="2"/>P u r c h a s e r <text:s text:c="2"/>t o <text:s text:c="2"/>f i n d <text:s text:c="2"/>a <text:s text:c="2"/>s u c c e s s o r <text:s text:c="2"/>t o <text:s text:c="2"/>t h e C o n t r a c t o r , <text:s text:c="2"/>b u t <text:s text:c="2"/>o n l y <text:s text:c="2"/>t o <text:s text:c="2"/>t h e <text:s text:c="2"/>e x t e n t <text:s text:c="2"/>t h a t <text:s text:c="2"/>s u c h c o s t s <text:s text:c="2"/>a n d <text:s text:c="2"/>e x p e n s e s <text:s text:c="2"/>e x c e e d <text:s text:c="2"/>t h e <text:s text:c="2"/>C h a r g e s <text:s text:c="2"/>t h a t w o u l d <text:s text:c="2"/>h a v e <text:s text:c="2"/>b e e n <text:s text:c="2"/>p a y a b l e <text:s text:c="2"/>( o r <text:s text:c="2"/>a <text:s text:c="2"/>r e a s o n a b l e e s t i m a t e <text:s text:c="2"/>o f <text:s text:c="2"/>s u c h <text:s text:c="2"/>c h a r g e s , <text:s text:c="2"/>t o <text:s text:c="2"/>t h e <text:s text:c="2"/>e x t e n t u n c e r t a i n ) <text:s text:c="2"/>h a d <text:s text:c="2"/>t h e <text:s text:c="2"/>C o n t r a c t <text:s text:c="2"/>n o t <text:s text:c="2"/>b e e n t e r m i n a t e d ; <text:s text:c="2"/>a n d 2 3 . 1 . 1 4 <text:s text:c="2"/>t h e <text:s text:c="2"/>c o s t s <text:s text:c="2"/>a n d <text:s text:c="2"/>e x p e n s e s <text:s text:c="2"/>s u f f e r e d <text:s text:c="2"/>o r i n c u r r e d <text:s text:c="2"/>b y <text:s text:c="2"/>t h e <text:s text:c="2"/>P u r c h a s e r <text:s text:c="2"/>i n <text:s text:c="2"/>c a r r y i n g <text:s text:c="2"/>o u t <text:s text:c="2"/>t h e t e n d e r i n g <text:s text:c="2"/>o r <text:s text:c="2"/>r e a p p o i n t m e n t <text:s text:c="2"/>p r o c e s s <text:s text:c="2"/>r e f e r r e d <text:s text:c="2"/>t o i n <text:s text:c="2"/>C l a u s e <text:s text:c="2"/>2 3 . 1 . 1 1 . 2 3 . 1 . 1 7 <text:s text:c="2"/>T h e <text:s text:c="2"/>P u r c h a s e r <text:s text:c="2"/>s h a l l <text:s text:c="2"/>r e i m b u r s e <text:s text:c="2"/>t o <text:s text:c="2"/>t h e C o n t r a c t o r <text:s text:c="2"/>a l l <text:s text:c="2"/>r e a s o n a b l e <text:s text:c="2"/>c o s t s <text:s text:c="2"/>a n d <text:s text:c="2"/>e x p e n s e s i n c u r r e d <text:s text:c="2"/>b y <text:s text:c="2"/>t h e <text:s text:c="2"/>C o n t r a c t o r <text:s text:c="2"/>i n <text:s text:c="2"/>s a t i s f y i n g <text:s text:c="2"/>t h e p r o v i s i o n s <text:s text:c="2"/>o f <text:s text:c="2"/>C l a u s e <text:s text:c="2"/>2 3 . 1 . 6 .</text:p>
          </table:table-cell>
          <table:table-cell office:value-type="string" calcext:value-type="string">
            <text:p>H e a l e s <text:s text:c="2"/>M e d i c a l <text:s text:c="2"/>R e s p o n s e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c h a n g e <text:s text:c="2"/>c l a u s e s <text:s text:c="2"/>t o : 2 3 . 1 . 1 1 <text:s text:c="2"/>N o t <text:s text:c="2"/>U s e d 2 3 . 1 . 1 2 <text:s text:c="2"/>N o t <text:s text:c="2"/>U s e d 2 3 . 1 . 1 3 <text:s text:c="2"/>N o t <text:s text:c="2"/>U s e d 2 3 . 1 . 1 4 <text:s text:c="2"/>N o t <text:s text:c="2"/>U s e d 2 3 . 1 . 1 5 <text:s text:c="2"/>N o t <text:s text:c="2"/>U s e d W h e r e <text:s text:c="2"/>s e r v i c e s <text:s text:c="2"/>a r e <text:s text:c="2"/>r e q u i r e d <text:s text:c="2"/>a f t e r <text:s text:c="2"/>c o n t r a c t <text:s text:c="2"/>e n d , s e r v i c e s <text:s text:c="2"/>w i l l <text:s text:c="2"/>b e <text:s text:c="2"/>c h a r g e d <text:s text:c="2"/>a t <text:s text:c="2"/>t h e <text:s text:c="2"/>p r e v a i l i n g <text:s text:c="2"/>a d - h o c r a t e . P l e a s e <text:s text:c="2"/>c h a n g e <text:s text:c="2"/>t o : 2 3 . 1 . 1 7 <text:s text:c="2"/>T h e <text:s text:c="2"/>P u r c h a s e r <text:s text:c="2"/>s h a l l <text:s text:c="2"/>p a y <text:s text:c="2"/>f o r <text:s text:c="2"/>a l l <text:s text:c="2"/>s e r v i c e s</text:p>
          </table:table-cell>
          <table:table-cell table:number-columns-repeated="1022"/>
        </table:table-row>
        <table:table-row table:style-name="ro1">
          <table:table-cell office:value-type="string" calcext:value-type="string">
            <text:p>C l a u s e 2 <text:s text:c="2"/>G o o d s <text:s text:c="2"/>– <text:s text:c="2"/>W h o l e <text:s text:c="2"/>S e c t i o n 4 <text:s text:c="2"/>D e l i v e r y <text:s text:c="2"/>– <text:s text:c="2"/>4 . 1 . 3 <text:s text:c="2"/>– <text:s text:c="2"/>4 . 1 . 1 2 5 <text:s text:c="2"/>I n s p e c t i o n <text:s text:c="2"/>a n d <text:s text:c="2"/>R e j e c t i o n <text:s text:c="2"/>– <text:s text:c="2"/>W h o l e <text:s text:c="2"/>S e c t i o n 6 <text:s text:c="2"/>W a r r a n t i e s <text:s text:c="2"/>a n d <text:s text:c="2"/>R e p r e s e n t a t i o n s <text:s text:c="2"/>– <text:s text:c="2"/>6 . 1 . 1 - 6 . 1 . 5 7 <text:s text:c="2"/>P r o p e r t y <text:s text:c="2"/>a n d <text:s text:c="2"/>R i s k <text:s text:c="2"/>– <text:s text:c="2"/>W h o l e <text:s text:c="2"/>S e c t i o n 8 . 1 . 8 <text:s text:c="2"/>T h e <text:s text:c="2"/>C o n t r a c t o r <text:s text:c="2"/>a g r e e s <text:s text:c="2"/>t o <text:s text:c="2"/>i m m e d i a t e l y n o t i f y <text:s text:c="2"/>t h e <text:s text:c="2"/>P u r c h a s e r <text:s text:c="2"/>i f <text:s text:c="2"/>i t <text:s text:c="2"/>b e l i e v e s <text:s text:c="2"/>t h a t <text:s text:c="2"/>i t <text:s text:c="2"/>m a y <text:s text:c="2"/>b e u n a b l e <text:s text:c="2"/>t o <text:s text:c="2"/>a c h i e v e <text:s text:c="2"/>a n y <text:s text:c="2"/>p a r t i c u l a r <text:s text:c="2"/>M i l e s t o n e . <text:s text:c="2"/>I f t h e <text:s text:c="2"/>C o n t r a c t o r <text:s text:c="2"/>f a i l s <text:s text:c="2"/>t o <text:s text:c="2"/>a c h i e v e <text:s text:c="2"/>a n y <text:s text:c="2"/>M i l e s t o n e <text:s text:c="2"/>o n o r <text:s text:c="2"/>b y <text:s text:c="2"/>t h e <text:s text:c="2"/>r e l e v a n t <text:s text:c="2"/>d a t e <text:s text:c="2"/>o t h e r <text:s text:c="2"/>t h a n <text:s text:c="2"/>d u e <text:s text:c="2"/>t o <text:s text:c="2"/>a <text:s text:c="2"/>d e l a y c a u s e d <text:s text:c="2"/>b y <text:s text:c="2"/>t h e <text:s text:c="2"/>P u r c h a s e r <text:s text:c="2"/>t h a t <text:s text:c="2"/>h a s <text:s text:c="2"/>b e e n <text:s text:c="2"/>n o t i f i e d i n <text:s text:c="2"/>w r i t i n g <text:s text:c="2"/>b y <text:s text:c="2"/>t h e <text:s text:c="2"/>C o n t r a c t o r <text:s text:c="2"/>t o <text:s text:c="2"/>t h e <text:s text:c="2"/>P u r c h a s e r <text:s text:c="2"/>a s s o o n <text:s text:c="2"/>a s <text:s text:c="2"/>r e a s o n a b l y <text:s text:c="2"/>p r a c t i c a b l e , <text:s text:c="2"/>a <text:s text:c="2"/>F o r c e M a j e u r e <text:s text:c="2"/>e v e n t <text:s text:c="2"/>o r <text:s text:c="2"/>w h e r e <text:s text:c="2"/>a n <text:s text:c="2"/>e x t e n s i o n <text:s text:c="2"/>o f <text:s text:c="2"/>t i m e <text:s text:c="2"/>i s a g r e e d <text:s text:c="2"/>b y <text:s text:c="2"/>t h e <text:s text:c="2"/>p a r t i e s , <text:s text:c="2"/>t h e n <text:s text:c="2"/>t h e <text:s text:c="2"/>P u r c h a s e r <text:s text:c="2"/>w i l l h a v e <text:s text:c="2"/>t h e <text:s text:c="2"/>r i g h t <text:s text:c="2"/>( w i t h o u t <text:s text:c="2"/>p r e j u d i c e <text:s text:c="2"/>t o <text:s text:c="2"/>a l l <text:s text:c="2"/>o t h e r r i g h t s <text:s text:c="2"/>a n d <text:s text:c="2"/>r e m e d i e s <text:s text:c="2"/>a v a i l a b l e <text:s text:c="2"/>t o <text:s text:c="2"/>i t <text:s text:c="2"/>u n d e r <text:s text:c="2"/>t h e s e c o n d i t i o n s <text:s text:c="2"/>o r <text:s text:c="2"/>o t h e r w i s e ) , <text:s text:c="2"/>a t <text:s text:c="2"/>i t s <text:s text:c="2"/>d i s c r e t i o n , <text:s text:c="2"/>t o d e d u c t <text:s text:c="2"/>b y <text:s text:c="2"/>w a y <text:s text:c="2"/>o f <text:s text:c="2"/>l i q u i d a t e d <text:s text:c="2"/>d a m a g e s <text:s text:c="2"/>( a n d <text:s text:c="2"/>a s <text:s text:c="2"/>a g e n u i n e <text:s text:c="2"/>p r e - e s t i m a t e <text:s text:c="2"/>a n d <text:s text:c="2"/>n o t <text:s text:c="2"/>b y <text:s text:c="2"/>w a y <text:s text:c="2"/>o f <text:s text:c="2"/>p e n a l t y ) f r o m <text:s text:c="2"/>a n y <text:s text:c="2"/>a m o u n t s <text:s text:c="2"/>p a y a b l e <text:s text:c="2"/>t o <text:s text:c="2"/>t h e <text:s text:c="2"/>C o n t r a c t o r , t h e <text:s text:c="2"/>a m o u n t <text:s text:c="2"/>s e t <text:s text:c="2"/>o u t <text:s text:c="2"/>i n <text:s text:c="2"/>t h e <text:s text:c="2"/>p a r t i c u l a r <text:s text:c="2"/>P u r c h a s e O r d e r <text:s text:c="2"/>( w h i c h <text:s text:c="2"/>s h a l l <text:s text:c="2"/>b e <text:s text:c="2"/>c a l c u l a t e d <text:s text:c="2"/>i n <text:s text:c="2"/>a c c o r d a n c e w i t h <text:s text:c="2"/>t h e <text:s text:c="2"/>a n t i c i p a t e d <text:s text:c="2"/>c o s t <text:s text:c="2"/>t o <text:s text:c="2"/>t h e <text:s text:c="2"/>P u r c h a s e r <text:s text:c="2"/>o f s u c h <text:s text:c="2"/>f a i l u r e ) <text:s text:c="2"/>f o r <text:s text:c="2"/>e a c h <text:s text:c="2"/>w e e k <text:s text:c="2"/>o r <text:s text:c="2"/>p a r t <text:s text:c="2"/>o f <text:s text:c="2"/>a <text:s text:c="2"/>w e e k t h a t <text:s text:c="2"/>t h e <text:s text:c="2"/>a c h i e v e m e n t <text:s text:c="2"/>o f <text:s text:c="2"/>t h e <text:s text:c="2"/>M i l e s t o n e <text:s text:c="2"/>i s</text:p>
          </table:table-cell>
          <table:table-cell office:value-type="string" calcext:value-type="string">
            <text:p>H e a l e s <text:s text:c="2"/>M e d i c a l <text:s text:c="2"/>R e s p o n s e S e c t i o n <text:s text:c="2"/>n o t <text:s text:c="2"/>r e l e v a n t <text:s text:c="2"/>a s <text:s text:c="2"/>c o n t r a c t <text:s text:c="2"/>i s <text:s text:c="2"/>f o r <text:s text:c="2"/>S e r v i c e s P l e a s e <text:s text:c="2"/>c h a n g e <text:s text:c="2"/>t o : 2 <text:s text:c="2"/>G o o d s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4 . 1 . 3 <text:s text:c="2"/>N o t <text:s text:c="2"/>U s e d t o 4 . 1 . 1 2 <text:s text:c="2"/>N o t <text:s text:c="2"/>U s e d S e c t i o n <text:s text:c="2"/>n o t <text:s text:c="2"/>r e l e v a n t <text:s text:c="2"/>a s <text:s text:c="2"/>c o n t r a c t <text:s text:c="2"/>i s <text:s text:c="2"/>f o r <text:s text:c="2"/>S e r v i c e s P l e a s e <text:s text:c="2"/>c h a n g e <text:s text:c="2"/>t o : 5 <text:s text:c="2"/>I n s p e c t i o n <text:s text:c="2"/>a n d <text:s text:c="2"/>R e j e c t i o n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6 . 1 . 1 <text:s text:c="2"/>N o t <text:s text:c="2"/>U s e d t o <text:s text:c="2"/>6 . 1 . 5 <text:s text:c="2"/>N o t <text:s text:c="2"/>U s e d S e c t i o n <text:s text:c="2"/>n o t <text:s text:c="2"/>r e l e v a n t <text:s text:c="2"/>a s <text:s text:c="2"/>c o n t r a c t <text:s text:c="2"/>i s <text:s text:c="2"/>f o r <text:s text:c="2"/>S e r v i c e s P l e a s e <text:s text:c="2"/>c h a n g e <text:s text:c="2"/>t o : 7 <text:s text:c="2"/>P r o p e r t y <text:s text:c="2"/>a n d <text:s text:c="2"/>R i s k <text:s text:c="2"/>( N o t <text:s text:c="2"/>U s e d ) [ C l a u s e s <text:s text:c="2"/>r e m o v e d ] W e <text:s text:c="2"/>c h a r g e <text:s text:c="2"/>f o r <text:s text:c="2"/>s e r v i c e s <text:s text:c="2"/>i n <text:s text:c="2"/>a r r e a r s , <text:s text:c="2"/>a n d <text:s text:c="2"/>w i l l <text:s text:c="2"/>n o t c h a r g e <text:s text:c="2"/>u n t i l <text:s text:c="2"/>t h e <text:s text:c="2"/>s e r v i c e <text:s text:c="2"/>i s <text:s text:c="2"/>d e l i v e r e d . <text:s text:c="2"/>W e <text:s text:c="2"/>w i l l w o r k <text:s text:c="2"/>i n <text:s text:c="2"/>p a r t n e r s h i p <text:s text:c="2"/>w i t h <text:s text:c="2"/>t h e <text:s text:c="2"/>C o l l e g e <text:s text:c="2"/>t o <text:s text:c="2"/>p r o v i d e s e r v i c e s <text:s text:c="2"/>t o <text:s text:c="2"/>t h e <text:s text:c="2"/>d a t e <text:s text:c="2"/>a g r e e d , <text:s text:c="2"/>a n d <text:s text:c="2"/>w h e r e <text:s text:c="2"/>t h i s <text:s text:c="2"/>i s n o t <text:s text:c="2"/>p o s s i b l e <text:s text:c="2"/>w e <text:s text:c="2"/>w i l l <text:s text:c="2"/>a g r e e <text:s text:c="2"/>i n t e r i m <text:s text:c="2"/>m e a s u r e s <text:s text:c="2"/>t o e n s u r e <text:s text:c="2"/>t h e <text:s text:c="2"/>s e r v i c e <text:s text:c="2"/>c a n <text:s text:c="2"/>s t i l l <text:s text:c="2"/>b e <text:s text:c="2"/>d e l i v e r e d . <text:s text:c="2"/>W e <text:s text:c="2"/>w i l l n o t <text:s text:c="2"/>a g r e e <text:s text:c="2"/>t o <text:s text:c="2"/>a m o u n t s <text:s text:c="2"/>d e d u c t e d <text:s text:c="2"/>f o r <text:s text:c="2"/>s e r v i c e s d e l i v e r e d . <text:s text:c="2"/>W e <text:s text:c="2"/>d o <text:s text:c="2"/>n o t <text:s text:c="2"/>a c c e p t <text:s text:c="2"/>c o n t r a c t s <text:s text:c="2"/>w i t h p e n a l t i e s . P l e a s e <text:s text:c="2"/>c h a n g e <text:s text:c="2"/>c l a u s e <text:s text:c="2"/>t o : 8 . 1 . 8 <text:s text:c="2"/>T h e <text:s text:c="2"/>C o n t r a c t o r <text:s text:c="2"/>a g r e e s <text:s text:c="2"/>t o <text:s text:c="2"/>i m m e d i a t e l y n o t i f y <text:s text:c="2"/>t h e <text:s text:c="2"/>P u r c h a s e r <text:s text:c="2"/>i f <text:s text:c="2"/>i t <text:s text:c="2"/>b e l i e v e s <text:s text:c="2"/>t h a t <text:s text:c="2"/>i t <text:s text:c="2"/>m a y <text:s text:c="2"/>b e u n a b l e <text:s text:c="2"/>t o <text:s text:c="2"/>a c h i e v e <text:s text:c="2"/>a n y <text:s text:c="2"/>p a r t i c u l a r <text:s text:c="2"/>M i l e s t o n e . <text:s text:c="2"/>I f t h e <text:s text:c="2"/>C o n t r a c t o r <text:s text:c="2"/>f a i l s <text:s text:c="2"/>t o <text:s text:c="2"/>a c h i e v e <text:s text:c="2"/>a n y <text:s text:c="2"/>M i l e s t o n e <text:s text:c="2"/>o n o r <text:s text:c="2"/>b y <text:s text:c="2"/>t h e <text:s text:c="2"/>r e l e v a n t <text:s text:c="2"/>d a t e <text:s text:c="2"/>o t h e r <text:s text:c="2"/>t h a n <text:s text:c="2"/>d u e <text:s text:c="2"/>t o <text:s text:c="2"/>a <text:s text:c="2"/>d e l a y c a u s e d <text:s text:c="2"/>b y <text:s text:c="2"/>t h e <text:s text:c="2"/>P u r c h a s e r <text:s text:c="2"/>t h a t <text:s text:c="2"/>h a s <text:s text:c="2"/>b e e n <text:s text:c="2"/>n o t i f i e d i n <text:s text:c="2"/>w r i t i n g <text:s text:c="2"/>b y <text:s text:c="2"/>t h e <text:s text:c="2"/>C o n t r a c t o r <text:s text:c="2"/>t o <text:s text:c="2"/>t h e <text:s text:c="2"/>P u r c h a s e r <text:s text:c="2"/>a s s o o n <text:s text:c="2"/>a s <text:s text:c="2"/>r e a s o n a b l y <text:s text:c="2"/>p r a c t i c a b l e , <text:s text:c="2"/>a <text:s text:c="2"/>F o r c e M a j e u r e <text:s text:c="2"/>e v e n t <text:s text:c="2"/>o r <text:s text:c="2"/>w h e r e <text:s text:c="2"/>a n <text:s text:c="2"/>e x t e n s i o n <text:s text:c="2"/>o f <text:s text:c="2"/>t i m e <text:s text:c="2"/>i s</text:p>
          </table:table-cell>
          <table:table-cell table:number-columns-repeated="1022"/>
        </table:table-row>
        <table:table-row table:style-name="ro1">
          <table:table-cell office:value-type="string" calcext:value-type="string">
            <text:p>C l a u s e t h e <text:s text:c="2"/>C o n t r a c t o r <text:s text:c="2"/>u n d e r <text:s text:c="2"/>t h i s <text:s text:c="2"/>A g r e e m e n t <text:s text:c="2"/>i n <text:s text:c="2"/>a n y p e r i o d <text:s text:c="2"/>o f <text:s text:c="2"/>t w e l v e <text:s text:c="2"/>m o n t h s ; <text:s text:c="2"/>o r <text:s text:c="2"/>( b ) <text:s text:c="2"/>t h e <text:s text:c="2"/>s u m <text:s text:c="2"/>o f £ 2 , 0 0 0 , 0 0 0 ] <text:s text:c="2"/>h o w e v e r <text:s text:c="2"/>t h a t <text:s text:c="2"/>l i a b i l i t y <text:s text:c="2"/>a r i s e s i n c l u d i n g <text:s text:c="2"/>b r e a c h <text:s text:c="2"/>o f <text:s text:c="2"/>c o n t r a c t , <text:s text:c="2"/>d e l i c t , m i s r e p r e s e n t a t i o n <text:s text:c="2"/>( e x c e p t <text:s text:c="2"/>f r a u d u l e n t m i s r e p r e s e n t a t i o n ) <text:s text:c="2"/>o r <text:s text:c="2"/>b r e a c h <text:s text:c="2"/>o f <text:s text:c="2"/>s t a t u t o r y <text:s text:c="2"/>d u t y ; a n d 1 9 . 1 . 3 <text:s text:c="2"/>A l l <text:s text:c="2"/>r i g h t s <text:s text:c="2"/>( i n c l u d i n g <text:s text:c="2"/>o w n e r s h i p <text:s text:c="2"/>a n d I n t e l l e c t u a l <text:s text:c="2"/>P r o p e r t y <text:s text:c="2"/>R i g h t s ) <text:s text:c="2"/>i n <text:s text:c="2"/>a n y <text:s text:c="2"/>r e p o r t s , d o c u m e n t s , <text:s text:c="2"/>s p e c i f i c a t i o n s , <text:s text:c="2"/>i n s t r u c t i o n s , <text:s text:c="2"/>p l a n s , d r a w i n g s , <text:s text:c="2"/>p a t e n t s , <text:s text:c="2"/>m o d e l s <text:s text:c="2"/>o r <text:s text:c="2"/>d e s i g n s <text:s text:c="2"/>w h e t h e r i n <text:s text:c="2"/>w r i t i n g , <text:s text:c="2"/>o r <text:s text:c="2"/>o n <text:s text:c="2"/>m a g n e t i c <text:s text:c="2"/>o r <text:s text:c="2"/>o t h e r <text:s text:c="2"/>m e d i a <text:s text:c="2"/>o r d i s t r i b u t e d <text:s text:c="2"/>e l e c t r o n i c a l l y : 1 9 . 1 . 4 <text:s text:c="2"/>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text:s text:c="2"/>P u r c h a s e r ; o r 1 9 . 1 . 5 <text:s text:c="2"/>p r e p a r e d <text:s text:c="2"/>b y <text:s text:c="2"/>o r <text:s text:c="2"/>f o r <text:s text:c="2"/>t h e <text:s text:c="2"/>C o n t r a c t o r <text:s text:c="2"/>f o r <text:s text:c="2"/>u s e , o r <text:s text:c="2"/>i n t e n d e d <text:s text:c="2"/>u s e , <text:s text:c="2"/>i n <text:s text:c="2"/>r e l a t i o n <text:s text:c="2"/>t o <text:s text:c="2"/>t h e <text:s text:c="2"/>p e r f o r m a n c e o f <text:s text:c="2"/>t h e <text:s text:c="2"/>C o n t r a c t <text:s text:c="2"/>a r e <text:s text:c="2"/>h e r e b y <text:s text:c="2"/>a s s i g n e d <text:s text:c="2"/>t o <text:s text:c="2"/>a n d <text:s text:c="2"/>s h a l l v e s t <text:s text:c="2"/>i n <text:s text:c="2"/>t h e <text:s text:c="2"/>P u r c h a s e r .</text:p>
          </table:table-cell>
          <table:table-cell office:value-type="string" calcext:value-type="string">
            <text:p>H e a l e s <text:s text:c="2"/>M e d i c a l <text:s text:c="2"/>R e s p o n s e a g g r e g a t e <text:s text:c="2"/>C h a r g e s <text:s text:c="2"/>p a i d <text:s text:c="2"/>o r <text:s text:c="2"/>p a y a b l e <text:s text:c="2"/>t o <text:s text:c="2"/>t h e C o n t r a c t o r <text:s text:c="2"/>u n d e r <text:s text:c="2"/>t h i s <text:s text:c="2"/>A g r e e m e n t <text:s text:c="2"/>i n <text:s text:c="2"/>a n y <text:s text:c="2"/>p e r i o d o f <text:s text:c="2"/>t w e l v e <text:s text:c="2"/>m o n t h s <text:s text:c="2"/>h o w e v e r <text:s text:c="2"/>t h a t <text:s text:c="2"/>l i a b i l i t y <text:s text:c="2"/>a r i s e s i n c l u d i n g <text:s text:c="2"/>b r e a c h <text:s text:c="2"/>o f <text:s text:c="2"/>c o n t r a c t , <text:s text:c="2"/>d e l i c t , m i s r e p r e s e n t a t i o n <text:s text:c="2"/>( e x c e p t <text:s text:c="2"/>f r a u d u l e n t m i s r e p r e s e n t a t i o n ) <text:s text:c="2"/>o r <text:s text:c="2"/>b r e a c h <text:s text:c="2"/>o f <text:s text:c="2"/>s t a t u t o r y <text:s text:c="2"/>d u t y ; a n d W e <text:s text:c="2"/>w i l l <text:s text:c="2"/>n o t <text:s text:c="2"/>s i g n <text:s text:c="2"/>u p <text:s text:c="2"/>t o <text:s text:c="2"/>t h i s <text:s text:c="2"/>c l a u s e <text:s text:c="2"/>a s <text:s text:c="2"/>w r i t t e n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P l e a s e <text:s text:c="2"/>i n c l u d e <text:s text:c="2"/>a <text:s text:c="2"/>d e f i n i t i o n <text:s text:c="2"/>o f <text:s text:c="2"/>I n t e l l e c t u a l</text:p>
          </table:table-cell>
          <table:table-cell table:number-columns-repeated="1022"/>
        </table:table-row>
        <table:table-row table:style-name="ro1">
          <table:table-cell office:value-type="string" calcext:value-type="string">
            <text:p>C l a u s e 2 6 . 1 . 1 1 <text:s text:c="2"/>U p o n <text:s text:c="2"/>t h e <text:s text:c="2"/>e x p i r y <text:s text:c="2"/>o r <text:s text:c="2"/>t e r m i n a t i o n <text:s text:c="2"/>o f <text:s text:c="2"/>t h e C o n t r a c t , <text:s text:c="2"/>t h e <text:s text:c="2"/>C o n t r a c t o r <text:s text:c="2"/>w i l l <text:s text:c="2"/>p r o m p t l y , <text:s text:c="2"/>a n d <text:s text:c="2"/>i n a n y <text:s text:c="2"/>e v e n t <text:s text:c="2"/>w i t h i n <text:s text:c="2"/>1 4 <text:s text:c="2"/>d a y s <text:s text:c="2"/>o f <text:s text:c="2"/>s u c h <text:s text:c="2"/>e x p i r y <text:s text:c="2"/>o r t e r m i n a t i o n , <text:s text:c="2"/>r e t u r n <text:s text:c="2"/>t o <text:s text:c="2"/>t h e <text:s text:c="2"/>P u r c h a s e r <text:s text:c="2"/>o r <text:s text:c="2"/>d e s t r o y ( a t <text:s text:c="2"/>t h e <text:s text:c="2"/>a b s o l u t e <text:s text:c="2"/>d i s c r e t i o n <text:s text:c="2"/>o f <text:s text:c="2"/>t h e <text:s text:c="2"/>P u r c h a s e r ) <text:s text:c="2"/>a n y C o n f i d e n t i a l <text:s text:c="2"/>I n f o r m a t i o n <text:s text:c="2"/>i n <text:s text:c="2"/>i t s <text:s text:c="2"/>p o s s e s s i o n , <text:s text:c="2"/>a n d p r o v i d e <text:s text:c="2"/>t h e <text:s text:c="2"/>P u r c h a s e r <text:s text:c="2"/>w i t h <text:s text:c="2"/>a <text:s text:c="2"/>c e r t i f i c a t e , <text:s text:c="2"/>s i g n e d b y <text:s text:c="2"/>a <text:s text:c="2"/>d u l y <text:s text:c="2"/>a u t h o r i s e d <text:s text:c="2"/>o f f i c e r , <text:s text:c="2"/>c e r t i f y i n g <text:s text:c="2"/>t h a t <text:s text:c="2"/>t h e C o n t r a c t o r <text:s text:c="2"/>h a s <text:s text:c="2"/>c o m p l i e d <text:s text:c="2"/>w i t h <text:s text:c="2"/>i t s <text:s text:c="2"/>o b l i g a t i o n s u n d e r <text:s text:c="2"/>t h i s <text:s text:c="2"/>C l a u s e <text:s text:c="2"/>2 6 . 1 . 1 1 . <text:s text:c="2"/>T h e <text:s text:c="2"/>o b l i g a t i o n <text:s text:c="2"/>t o d e s t r o y <text:s text:c="2"/>a n y <text:s text:c="2"/>C o n f i d e n t i a l <text:s text:c="2"/>I n f o r m a t i o n <text:s text:c="2"/>p u r s u a n t <text:s text:c="2"/>t o t h i s <text:s text:c="2"/>C l a u s e <text:s text:c="2"/>2 6 . 1 . 1 1 <text:s text:c="2"/>i n c l u d e s <text:s text:c="2"/>a n <text:s text:c="2"/>o b l i g a t i o n <text:s text:c="2"/>t o p e r m a n e n t l y <text:s text:c="2"/>d e l e t e <text:s text:c="2"/>f r o m <text:s text:c="2"/>a n y <text:s text:c="2"/>i n f o r m a t i o n t e c h n o l o g y <text:s text:c="2"/>s y s t e m s <text:s text:c="2"/>o w n e d <text:s text:c="2"/>a n d / o r <text:s text:c="2"/>u s e d <text:s text:c="2"/>b y <text:s text:c="2"/>t h e C o n t r a c t o r , <text:s text:c="2"/>a n y <text:s text:c="2"/>c o p i e s <text:s text:c="2"/>o f <text:s text:c="2"/>t h a t <text:s text:c="2"/>C o n f i d e n t i a l I n f o r m a t i o n <text:s text:c="2"/>h e l d <text:s text:c="2"/>i n <text:s text:c="2"/>e l e c t r o n i c <text:s text:c="2"/>f o r m . 2 6 . 1 . 1 4 <text:s text:c="2"/>T h e <text:s text:c="2"/>P u r c h a s e r <text:s text:c="2"/>w i l l <text:s text:c="2"/>b e <text:s text:c="2"/>e n t i t l e d <text:s text:c="2"/>t o d e t e r m i n e <text:s text:c="2"/>a t <text:s text:c="2"/>i t s <text:s text:c="2"/>a b s o l u t e <text:s text:c="2"/>d i s c r e t i o n <text:s text:c="2"/>w h e t h e r <text:s text:c="2"/>t o d i s c l o s e <text:s text:c="2"/>u p o n <text:s text:c="2"/>r e q u e s t <text:s text:c="2"/>o r <text:s text:c="2"/>o t h e r w i s e <text:s text:c="2"/>p u b l i s h <text:s text:c="2"/>a n y i n f o r m a t i o n <text:s text:c="2"/>u n d e r <text:s text:c="2"/>t h e <text:s text:c="2"/>I n f o r m a t i o n <text:s text:c="2"/>L e g i s l a t i o n , i n c l u d i n g <text:s text:c="2"/>( a l t h o u g h <text:s text:c="2"/>n o t <text:s text:c="2"/>o n l y ) <text:s text:c="2"/>a n y <text:s text:c="2"/>i n f o r m a t i o n p r o v i d e d <text:s text:c="2"/>t o <text:s text:c="2"/>i t <text:s text:c="2"/>b y <text:s text:c="2"/>t h e <text:s text:c="2"/>C o n t r a c t o r <text:s text:c="2"/>o r <text:s text:c="2"/>w h i c h <text:s text:c="2"/>r e l a t e s i n <text:s text:c="2"/>a n y <text:s text:c="2"/>w a y <text:s text:c="2"/>t o <text:s text:c="2"/>t h e <text:s text:c="2"/>C o n t r a c t o r <text:s text:c="2"/>o r <text:s text:c="2"/>t h e <text:s text:c="2"/>C o n t r a c t . <text:s text:c="2"/>I n p a r t i c u l a r <text:s text:c="2"/>t h e <text:s text:c="2"/>P u r c h a s e r <text:s text:c="2"/>w i l l <text:s text:c="2"/>b e <text:s text:c="2"/>e n t i t l e d <text:s text:c="2"/>t o d e t e r m i n e <text:s text:c="2"/>a t <text:s text:c="2"/>i t s <text:s text:c="2"/>a b s o l u t e <text:s text:c="2"/>d i s c r e t i o n <text:s text:c="2"/>w h e t h e r <text:s text:c="2"/>i t <text:s text:c="2"/>i s r e q u i r e d <text:s text:c="2"/>t o <text:s text:c="2"/>d i s c l o s e <text:s text:c="2"/>u p o n <text:s text:c="2"/>r e q u e s t <text:s text:c="2"/>o r <text:s text:c="2"/>o t h e r w i s e p u b l i s h <text:s text:c="2"/>a n y <text:s text:c="2"/>i n f o r m a t i o n <text:s text:c="2"/>u n d e r <text:s text:c="2"/>t h e <text:s text:c="2"/>I n f o r m a t i o n L e g i s l a t i o n , <text:s text:c="2"/>o r <text:s text:c="2"/>w h e t h e r , <text:s text:c="2"/>e v e n <text:s text:c="2"/>i f <text:s text:c="2"/>i t <text:s text:c="2"/>i s <text:s text:c="2"/>n o t <text:s text:c="2"/>r e q u i r e d t o <text:s text:c="2"/>d i s c l o s e <text:s text:c="2"/>u p o n <text:s text:c="2"/>r e q u e s t <text:s text:c="2"/>o r <text:s text:c="2"/>o t h e r w i s e <text:s text:c="2"/>p u b l i s h t h a t <text:s text:c="2"/>i n f o r m a t i o n <text:s text:c="2"/>u n d e r <text:s text:c="2"/>t h e <text:s text:c="2"/>I n f o r m a t i o n L e g i s l a t i o n , <text:s text:c="2"/>i t <text:s text:c="2"/>w o u l d <text:s text:c="2"/>n e v e r t h e l e s s <text:s text:c="2"/>b e <text:s text:c="2"/>i n <text:s text:c="2"/>t h e p u b l i c <text:s text:c="2"/>i n t e r e s t <text:s text:c="2"/>t o <text:s text:c="2"/>d o <text:s text:c="2"/>s o . 2 7 . 2 . 1 <text:s text:c="2"/>E a c h <text:s text:c="2"/>P a r t y <text:s text:c="2"/>s h a l l <text:s text:c="2"/>c o m p l y <text:s text:c="2"/>w i t h <text:s text:c="2"/>i t s r e s p e c t i v e <text:s text:c="2"/>o b l i g a t i o n s <text:s text:c="2"/>u n d e r <text:s text:c="2"/>t h e p r o v i s i o n s <text:s text:c="2"/>o f <text:s text:c="2"/>t h e <text:s text:c="2"/>D a t a <text:s text:c="2"/>P r o t e c t i o n <text:s text:c="2"/>L e g i s l a t i o n . <text:s text:c="2"/>I n p a r t i c u l a r , <text:s text:c="2"/>e a c h <text:s text:c="2"/>p a r t y <text:s text:c="2"/>s h a l l <text:s text:c="2"/>c o m p l y <text:s text:c="2"/>w i t h <text:s text:c="2"/>i t s r e s p e c t i v e <text:s text:c="2"/>p r o v i s i o n s <text:s text:c="2"/>s e t <text:s text:c="2"/>o u t <text:s text:c="2"/>i n <text:s text:c="2"/>t h e <text:s text:c="2"/>G D P R , <text:s text:c="2"/>t h e D a t a <text:s text:c="2"/>P r o t e c t i o n <text:s text:c="2"/>A c t <text:s text:c="2"/>2 0 1 8 <text:s text:c="2"/>( D P A <text:s text:c="2"/>2 0 1 8 ) <text:s text:c="2"/>a n d <text:s text:c="2"/>a n y a d d i t i o n a l <text:s text:c="2"/>D a t a <text:s text:c="2"/>P r i v a c y <text:s text:c="2"/>l a w s <text:s text:c="2"/>o f <text:s text:c="2"/>a <text:s text:c="2"/>c o u n t r y a p p l i c a b l e <text:s text:c="2"/>t o <text:s text:c="2"/>t h i s <text:s text:c="2"/>c o n t r a c t <text:s text:c="2"/>o r <text:s text:c="2"/>t o <text:s text:c="2"/>t h e <text:s text:c="2"/>C o n t r a c t o r . W i t h o u t <text:s text:c="2"/>p r e j u d i c e <text:s text:c="2"/>t o <text:s text:c="2"/>t h e <text:s text:c="2"/>m e a n i n g <text:s text:c="2"/>a f f o r d e d <text:s text:c="2"/>t o e a c h <text:s text:c="2"/>p a r t y <text:s text:c="2"/>u n d e r <text:s text:c="2"/>t h e <text:s text:c="2"/>G D P R <text:s text:c="2"/>a n d <text:s text:c="2"/>D P A <text:s text:c="2"/>2 0 1 8 , <text:s text:c="2"/>t h e i n t e n t i o n <text:s text:c="2"/>o f <text:s text:c="2"/>t h e <text:s text:c="2"/>p a r t i e s <text:s text:c="2"/>i s <text:s text:c="2"/>t h a t <text:s text:c="2"/>i n <text:s text:c="2"/>r e s p e c t <text:s text:c="2"/>o f <text:s text:c="2"/>t h e P u r c h a s e r <text:s text:c="2"/>D a t a <text:s text:c="2"/>a n d <text:s text:c="2"/>a n y <text:s text:c="2"/>p e r s o n a l <text:s text:c="2"/>d a t a p r o c e s s e d <text:s text:c="2"/>o n <text:s text:c="2"/>b e h a l f <text:s text:c="2"/>o f <text:s text:c="2"/>t h e <text:s text:c="2"/>P u r c h a s e r <text:s text:c="2"/>b y <text:s text:c="2"/>t h e C o n t r a c t o r , <text:s text:c="2"/>t h e <text:s text:c="2"/>P u r c h a s e r <text:s text:c="2"/>s h a l l <text:s text:c="2"/>b e <text:s text:c="2"/>t h e <text:s text:c="2"/>d a t a c o n t r o l l e r <text:s text:c="2"/>a n d <text:s text:c="2"/>t h e <text:s text:c="2"/>C o n t r a c t o r <text:s text:c="2"/>s h a l l <text:s text:c="2"/>b e <text:s text:c="2"/>a <text:s text:c="2"/>d a t a p r o c e s s o r . <text:s text:c="2"/>A s <text:s text:c="2"/>u s e d <text:s text:c="2"/>i n <text:s text:c="2"/>t h i s <text:s text:c="2"/>C l a u s e <text:s text:c="2"/>t h e <text:s text:c="2"/>t e r m s " p r o c e s s " , <text:s text:c="2"/>" p r o c e s s i n g ” , <text:s text:c="2"/>“ p e r s o n a l <text:s text:c="2"/>d a t a ” <text:s text:c="2"/>a n d “ d a t a <text:s text:c="2"/>s u b j e c t s ” <text:s text:c="2"/>s h a l l <text:s text:c="2"/>h a v e <text:s text:c="2"/>t h e <text:s text:c="2"/>m e a n i n g s</text:p>
          </table:table-cell>
          <table:table-cell office:value-type="string" calcext:value-type="string">
            <text:p>H e a l e s <text:s text:c="2"/>M e d i c a l <text:s text:c="2"/>R e s p o n s e F o r <text:s text:c="2"/>i n f o r m a t i o n <text:s text:c="2"/>o n l y , <text:s text:c="2"/>n o <text:s text:c="2"/>c h a n g e <text:s text:c="2"/>r e q u i r e d : P l e a s e <text:s text:c="2"/>n o t e , <text:s text:c="2"/>M e d i c a l <text:s text:c="2"/>R e c o r d s <text:s text:c="2"/>m u s t <text:s text:c="2"/>b e <text:s text:c="2"/>r e t a i n e d i n <text:s text:c="2"/>a c c o r d a n c e <text:s text:c="2"/>w i t h <text:s text:c="2"/>l e g i s l a t i o n , <text:s text:c="2"/>a n d <text:s text:c="2"/>w i l l <text:s text:c="2"/>n o t <text:s text:c="2"/>b e p a s s e d <text:s text:c="2"/>t o <text:s text:c="2"/>t h e <text:s text:c="2"/>C o l l e g e . <text:s text:c="2"/>M e d i c a l <text:s text:c="2"/>R e c o r d s <text:s text:c="2"/>w i l l <text:s text:c="2"/>b e p a s s e d <text:s text:c="2"/>t o <text:s text:c="2"/>t h e <text:s text:c="2"/>q u a l i f i e d <text:s text:c="2"/>M e d i c a l <text:s text:c="2"/>O f f i c e r <text:s text:c="2"/>o f <text:s text:c="2"/>t h e n e w <text:s text:c="2"/>p r o v i d e r . <text:s text:c="2"/>S t a f f <text:s text:c="2"/>M e m b e r s <text:s text:c="2"/>m u s t <text:s text:c="2"/>h a v e <text:s text:c="2"/>t h e o p p o r t u n i t y <text:s text:c="2"/>t o <text:s text:c="2"/>o p t <text:s text:c="2"/>o u t <text:s text:c="2"/>o f <text:s text:c="2"/>d a t a <text:s text:c="2"/>t r a n s f e r <text:s text:c="2"/>u n d e r <text:s text:c="2"/>U K G D P R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I n f o r m a t i o n <text:s text:c="2"/>L e g i s l a t i o n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 <text:s text:c="2"/>p a r t i c u l a r l y <text:s text:c="2"/>i f <text:s text:c="2"/>i t <text:s text:c="2"/>i s <text:s text:c="4"/>n o t <text:s text:c="2"/>r e q u i r e d <text:s text:c="2"/>t o <text:s text:c="2"/>p u b l i s h o u r <text:s text:c="2"/>c o m m e r c i a l l y <text:s text:c="2"/>s e n s i t i v e <text:s text:c="2"/>i n f o r m a t i o n <text:s text:c="2"/>u n d e r I n f o r m a t i o n <text:s text:c="2"/>L e g i s l a t i o n . <text:s text:c="2"/>W e <text:s text:c="2"/>w o u l d <text:s text:c="2"/>c o n s i d e r d i s c l o s u r e <text:s text:c="2"/>o f <text:s text:c="2"/>o u r <text:s text:c="2"/>c o m m e r c i a l l y <text:s text:c="2"/>s e n s i t i v e i n f o r m a t i o n <text:s text:c="2"/>w h e r e <text:s text:c="2"/>n o t <text:s text:c="2"/>r e q u i r e d <text:s text:c="2"/>u n d e r <text:s text:c="2"/>l e g i s l a t i o n a <text:s text:c="2"/>b r e a c h <text:s text:c="2"/>o f <text:s text:c="2"/>c o n t r a c t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b e c a u s e <text:s text:c="2"/>m e d i c a l <text:s text:c="2"/>d a t a <text:s text:c="2"/>i s <text:s text:c="2"/>a c q u i r e d <text:s text:c="2"/>b y <text:s text:c="2"/>O H <text:s text:c="2"/>a n d n o t <text:s text:c="2"/>t h e <text:s text:c="2"/>c u s t o m e r , <text:s text:c="2"/>a n d <text:s text:c="2"/>i s <text:s text:c="2"/>n o t <text:s text:c="2"/>v i e w a b l e <text:s text:c="2"/>b y <text:s text:c="2"/>t h e c u s t o m e r <text:s text:c="2"/>w i t h o u t <text:s text:c="2"/>t h e <text:s text:c="2"/>e x p r e s s <text:s text:c="2"/>c o n s e n t <text:s text:c="2"/>o f <text:s text:c="2"/>t h e d a t a <text:s text:c="2"/>s u b j e c t . P l e a s e <text:s text:c="2"/>c h a n g e <text:s text:c="2"/>t o : 2 7 . 2 . 1 <text:s text:c="2"/>E a c h <text:s text:c="2"/>P a r t y <text:s text:c="2"/>s h a l l <text:s text:c="2"/>c o m p l y <text:s text:c="2"/>w i t h <text:s text:c="2"/>i t s r e s p e c t i v e <text:s text:c="2"/>o b l i g a t i o n s <text:s text:c="2"/>u n d e r <text:s text:c="2"/>t h e p r o v i s i o n s <text:s text:c="2"/>o f <text:s text:c="2"/>t h e <text:s text:c="2"/>D a t a <text:s text:c="2"/>P r o t e c t i o n <text:s text:c="2"/>L e g i s l a t i o n . <text:s text:c="2"/>I n p a r t i c u l a r , <text:s text:c="2"/>e a c h <text:s text:c="2"/>p a r t y <text:s text:c="2"/>s h a l l <text:s text:c="2"/>c o m p l y <text:s text:c="2"/>w i t h <text:s text:c="2"/>i t s r e s p e c t i v e <text:s text:c="2"/>p r o v i s i o n s <text:s text:c="2"/>s e t <text:s text:c="2"/>o u t <text:s text:c="2"/>i n <text:s text:c="2"/>t h e <text:s text:c="2"/>G D P R , <text:s text:c="2"/>t h e D a t a <text:s text:c="2"/>P r o t e c t i o n <text:s text:c="2"/>A c t <text:s text:c="2"/>2 0 1 8 <text:s text:c="2"/>( D P A <text:s text:c="2"/>2 0 1 8 ) <text:s text:c="2"/>a n d <text:s text:c="2"/>a n y a d d i t i o n a l <text:s text:c="2"/>D a t a <text:s text:c="2"/>P r i v a c y <text:s text:c="2"/>l a w s <text:s text:c="2"/>o f <text:s text:c="2"/>a <text:s text:c="2"/>c o u n t r y a p p l i c a b l e <text:s text:c="2"/>t o <text:s text:c="2"/>t h i s <text:s text:c="2"/>c o n t r a c t <text:s text:c="2"/>o r <text:s text:c="2"/>t o <text:s text:c="2"/>t h e <text:s text:c="2"/>C o n t r a c t o r .</text:p>
          </table:table-cell>
          <table:table-cell table:number-columns-repeated="1022"/>
        </table:table-row>
        <table:table-row table:style-name="ro1">
          <table:table-cell office:value-type="string" calcext:value-type="string">
            <text:p>C l a u s e 2 1 . 1 . 9 <text:s text:c="2"/>I f <text:s text:c="2"/>a n y <text:s text:c="2"/>s u m <text:s text:c="2"/>o f <text:s text:c="2"/>m o n e y <text:s text:c="2"/>s h a l l <text:s text:c="2"/>b e <text:s text:c="2"/>d u e <text:s text:c="2"/>f r o m t h e <text:s text:c="2"/>C o n t r a c t o r <text:s text:c="2"/>t o <text:s text:c="2"/>t h e <text:s text:c="2"/>P u r c h a s e r , <text:s text:c="2"/>t h e <text:s text:c="2"/>s a m e <text:s text:c="2"/>m a y b e <text:s text:c="2"/>d e d u c t e d <text:s text:c="2"/>f r o m <text:s text:c="2"/>a n y <text:s text:c="2"/>s u m <text:s text:c="2"/>t h e n <text:s text:c="2"/>d u e <text:s text:c="2"/>o r <text:s text:c="2"/>w h i c h <text:s text:c="2"/>a t a n y <text:s text:c="2"/>t i m e <text:s text:c="2"/>t h e r e a f t e r <text:s text:c="2"/>m a y <text:s text:c="2"/>b e c o m e <text:s text:c="2"/>d u e <text:s text:c="2"/>t o <text:s text:c="2"/>t h e C o n t r a c t o r <text:s text:c="2"/>u n d e r <text:s text:c="2"/>t h e <text:s text:c="2"/>C o n t r a c t <text:s text:c="2"/>o r <text:s text:c="2"/>a n y <text:s text:c="2"/>o t h e r c o n t r a c t <text:s text:c="2"/>o r <text:s text:c="2"/>C o n t r a c t <text:s text:c="2"/>w i t h <text:s text:c="2"/>t h e <text:s text:c="2"/>P u r c h a s e r .</text:p>
          </table:table-cell>
          <table:table-cell office:value-type="string" calcext:value-type="string">
            <text:p>H e a l e s <text:s text:c="2"/>M e d i c a l <text:s text:c="2"/>R e s p o n s e C o n t e n t <text:s text:c="2"/>w i t h i n <text:s text:c="2"/>c l a u s e <text:s text:c="2"/>1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c l a u s e s <text:s text:c="2"/>t o : 1 9 . 1 . 3 <text:s text:c="2"/>A l l <text:s text:c="2"/>I n t e l l e c t u a l <text:s text:c="2"/>C o n t e n t <text:s text:c="2"/>R i g h t s <text:s text:c="2"/>w h e t h e r <text:s text:c="2"/>i n w r i t i n g , <text:s text:c="2"/>o r <text:s text:c="2"/>o n <text:s text:c="2"/>m a g n e t i c <text:s text:c="2"/>o r <text:s text:c="2"/>o t h e r <text:s text:c="2"/>m e d i a <text:s text:c="2"/>o r d i s t r i b u t e d <text:s text:c="2"/>e l e c t r o n i c a l l y : 1 9 . 1 . 4 <text:s text:c="2"/>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text:s text:c="2"/>P u r c h a s e r ; o r 1 9 . 1 . 5 <text:s text:c="2"/>p r e p a r e d <text:s text:c="2"/>b y <text:s text:c="2"/>o r <text:s text:c="2"/>f o r <text:s text:c="2"/>t h e <text:s text:c="2"/>C o n t r a c t o r <text:s text:c="2"/>f o r <text:s text:c="2"/>u s e , o r <text:s text:c="2"/>i n t e n d e d <text:s text:c="2"/>u s e , <text:s text:c="2"/>i n <text:s text:c="2"/>r e l a t i o n <text:s text:c="2"/>t o <text:s text:c="2"/>t h e <text:s text:c="2"/>p e r f o r m a n c e o f <text:s text:c="2"/>t h e <text:s text:c="2"/>C o n t r a c t <text:s text:c="2"/>a r e <text:s text:c="2"/>h e r e b y <text:s text:c="2"/>a s s i g n e d <text:s text:c="2"/>t o <text:s text:c="2"/>a n d <text:s text:c="2"/>s h a l l v e s t <text:s text:c="2"/>i n <text:s text:c="2"/>t h e <text:s text:c="2"/>P u r c h a s e r . P l e a s e <text:s text:c="2"/>a d d <text:s text:c="2"/>c l a u s e : 1 9 . 1 . 6 <text:s text:c="2"/>a l l <text:s text:c="2"/>I n t e l l e c t u a l <text:s text:c="2"/>P r o p e r t y <text:s text:c="2"/>p r o v i d e d <text:s text:c="2"/>t o <text:s text:c="2"/>t h e P u r c h a s e r <text:s text:c="2"/>b y <text:s text:c="2"/>t h e <text:s text:c="2"/>C o n t r a c t o r <text:s text:c="2"/>s h a l l <text:s text:c="2"/>r e m a i n <text:s text:c="2"/>t h e p r o p e r t y <text:s text:c="2"/>o f <text:s text:c="2"/>t h e <text:s text:c="2"/>C o n t r a c t o r W e <text:s text:c="2"/>d o n ’ t <text:s text:c="2"/>f o r e s e e <text:s text:c="2"/>a <text:s text:c="2"/>s i t u a t i o n <text:s text:c="2"/>w h e r e <text:s text:c="2"/>t h e C o n t r a c t o r <text:s text:c="2"/>o w e s <text:s text:c="2"/>t h e <text:s text:c="2"/>P u r c h a s e r <text:s text:c="2"/>m o n e y , <text:s text:c="2"/>h o w e v e r w e <text:s text:c="2"/>w o u l d <text:s text:c="2"/>e x p e c t <text:s text:c="2"/>t h e <text:s text:c="2"/>P u r c h a s e r <text:s text:c="2"/>t o <text:s text:c="2"/>a g r e e <text:s text:c="2"/>t o t e r m s <text:s text:c="2"/>a n d <text:s text:c="2"/>c o n d i t i o n s <text:s text:c="2"/>t h a t <text:s text:c="2"/>a r e <text:s text:c="2"/>r e c i p r o c a l <text:s text:c="2"/>f o r <text:s text:c="2"/>b o t h p a r t i e s , <text:s text:c="2"/>f o r <text:s text:c="2"/>e x a m p l e <text:s text:c="2"/>i f <text:s text:c="2"/>t h e <text:s text:c="2"/>P u r c h a s e r <text:s text:c="2"/>c a n <text:s text:c="2"/>o f f - s e t p a y m e n t <text:s text:c="2"/>a g a i n s t <text:s text:c="2"/>m o n e y <text:s text:c="2"/>d u e <text:s text:c="2"/>f r o m <text:s text:c="2"/>C o n t r a c t o r , t h e n <text:s text:c="2"/>t h e <text:s text:c="2"/>C o n t r a c t o r <text:s text:c="2"/>m u s t <text:s text:c="2"/>b e <text:s text:c="2"/>a b l e <text:s text:c="2"/>t o <text:s text:c="2"/>o f f - s e t p a y m e n t <text:s text:c="2"/>t o <text:s text:c="2"/>t h e <text:s text:c="2"/>C u s t o m e r <text:s text:c="2"/>a g a i n s t <text:s text:c="2"/>s u m s <text:s text:c="2"/>d u e .</text:p>
          </table:table-cell>
          <table:table-cell table:number-columns-repeated="1022"/>
        </table:table-row>
        <table:table-row table:style-name="ro1">
          <table:table-cell office:value-type="string" calcext:value-type="string">
            <text:p>C l a u s e 2 2 . 1 . 1 4 <text:s text:c="2"/>t h e <text:s text:c="2"/>C o n t r a c t o r <text:s text:c="2"/>h a s <text:s text:c="2"/>f a i l e d <text:s text:c="2"/>t o <text:s text:c="2"/>a c h i e v e <text:s text:c="2"/>t h e S e r v i c e <text:s text:c="2"/>L e v e l s <text:s text:c="2"/>t o <text:s text:c="2"/>a <text:s text:c="2"/>d e g r e e <text:s text:c="2"/>t h a t <text:s text:c="2"/>t h e <text:s text:c="2"/>P u r c h a s e r h a s <text:s text:c="2"/>b e e n <text:s text:c="2"/>e n t i t l e d <text:s text:c="2"/>t o <text:s text:c="2"/>S e r v i c e <text:s text:c="2"/>C r e d i t s <text:s text:c="2"/>a m o u n t i n g t o <text:s text:c="2"/>2 5 % <text:s text:c="2"/>o r <text:s text:c="2"/>m o r e <text:s text:c="2"/>o f <text:s text:c="2"/>t h e <text:s text:c="2"/>a p p l i c a b l e <text:s text:c="2"/>m o n t h l y C h a r g e s <text:s text:c="2"/>f o r <text:s text:c="2"/>t w o <text:s text:c="2"/>c a l e n d a r <text:s text:c="2"/>m o n t h s <text:s text:c="2"/>i n <text:s text:c="2"/>a n y <text:s text:c="2"/>p e r i o d o f <text:s text:c="2"/>s i x <text:s text:c="2"/>m o n t h s ; 2 2 . 1 . 1 7 <text:s text:c="2"/>T h e <text:s text:c="2"/>P u r c h a s e r <text:s text:c="2"/>s h a l l <text:s text:c="2"/>b e <text:s text:c="2"/>e n t i t l e d <text:s text:c="2"/>t o t e r m i n a t e <text:s text:c="2"/>t h e <text:s text:c="2"/>C o n t r a c t <text:s text:c="2"/>b y <text:s text:c="2"/>g i v i n g <text:s text:c="2"/>n o t <text:s text:c="2"/>l e s s <text:s text:c="2"/>t h a n 3 0 <text:s text:c="2"/>d a y s ’ <text:s text:c="2"/>n o t i c e <text:s text:c="2"/>t o <text:s text:c="2"/>t h e <text:s text:c="2"/>C o n t r a c t o r . <text:s text:c="2"/>I n <text:s text:c="2"/>t h e <text:s text:c="2"/>e v e n t <text:s text:c="2"/>o f a n y <text:s text:c="2"/>s u c h <text:s text:c="2"/>t e r m i n a t i o n , <text:s text:c="2"/>t h e <text:s text:c="2"/>C o n t r a c t o r <text:s text:c="2"/>s h a l l <text:s text:c="2"/>b e e n t i t l e d <text:s text:c="2"/>t o <text:s text:c="2"/>p a y m e n t <text:s text:c="2"/>i n <text:s text:c="2"/>r e s p e c t <text:s text:c="2"/>o f <text:s text:c="2"/>a l l <text:s text:c="2"/>G o o d s <text:s text:c="2"/>a n d S e r v i c e s <text:s text:c="2"/>s u p p l i e d <text:s text:c="2"/>u p <text:s text:c="2"/>t o <text:s text:c="2"/>t h e <text:s text:c="2"/>e f f e c t i v e <text:s text:c="2"/>d a t e <text:s text:c="2"/>o f t e r m i n a t i o n . 2 3 . 1 . 3 <text:s text:c="2"/>I f <text:s text:c="2"/>o n <text:s text:c="2"/>t h e <text:s text:c="2"/>t e r m i n a t i o n <text:s text:c="2"/>o r <text:s text:c="2"/>e x p i r y <text:s text:c="2"/>o f <text:s text:c="2"/>t h e C o n t r a c t <text:s text:c="2"/>a n y <text:s text:c="2"/>I n t e l l e c t u a l <text:s text:c="2"/>P r o p e r t y <text:s text:c="2"/>R i g h t s <text:s text:c="2"/>i n c o n n e c t i o n <text:s text:c="2"/>w i t h <text:s text:c="2"/>t h e <text:s text:c="2"/>C o n t r a c t <text:s text:c="2"/>o w n e d <text:s text:c="2"/>b y <text:s text:c="2"/>a C o n t r a c t o r <text:s text:c="2"/>P a r t y <text:s text:c="2"/>a r e <text:s text:c="2"/>r e q u i r e d <text:s text:c="2"/>b y <text:s text:c="2"/>t h e <text:s text:c="2"/>P u r c h a s e r f o r <text:s text:c="2"/>t h e <text:s text:c="2"/>e f f i c i e n t <text:s text:c="2"/>c o n d u c t <text:s text:c="2"/>o f <text:s text:c="2"/>i t s <text:s text:c="2"/>b u s i n e s s <text:s text:c="2"/>o r <text:s text:c="2"/>t h e o r d e r l y <text:s text:c="2"/>a n d <text:s text:c="2"/>e f f i c i e n t <text:s text:c="2"/>t r a n s i t i o n , <text:s text:c="2"/>w i t h <text:s text:c="2"/>m i n i m u m d i s r u p t i o n <text:s text:c="2"/>t o <text:s text:c="2"/>t h e <text:s text:c="2"/>P u r c h a s e r , <text:s text:c="2"/>o f <text:s text:c="2"/>t h e <text:s text:c="2"/>p e r f o r m a n c e o f <text:s text:c="2"/>t h e <text:s text:c="2"/>C o n t r a c t o r ’ s <text:s text:c="2"/>o b l i g a t i o n s <text:s text:c="2"/>u n d e r <text:s text:c="2"/>t h e C o n t r a c t <text:s text:c="2"/>t o <text:s text:c="2"/>t h e <text:s text:c="2"/>P u r c h a s e r <text:s text:c="2"/>o r <text:s text:c="2"/>a <text:s text:c="2"/>t h i r d <text:s text:c="2"/>p a r t y , <text:s text:c="2"/>t h e P u r c h a s e r <text:s text:c="2"/>m a y <text:s text:c="2"/>a c q u i r e <text:s text:c="2"/>f r o m <text:s text:c="2"/>t h e <text:s text:c="2"/>C o n t r a c t o r <text:s text:c="2"/>a t t h e <text:s text:c="2"/>t h e n <text:s text:c="2"/>f a i r <text:s text:c="2"/>m a r k e t <text:s text:c="2"/>r a t e <text:s text:c="2"/>a <text:s text:c="2"/>n o n - e x c l u s i v e <text:s text:c="2"/>l i c e n c e t o <text:s text:c="2"/>u s e <text:s text:c="2"/>a n y <text:s text:c="2"/>s u c h <text:s text:c="2"/>I n t e l l e c t u a l <text:s text:c="2"/>P r o p e r t y <text:s text:c="2"/>R i g h t s w h i c h <text:s text:c="2"/>l i c e n c e <text:s text:c="2"/>s h a l l : 2 3 . 1 . 4 <text:s text:c="2"/>b e <text:s text:c="2"/>s u b j e c t <text:s text:c="2"/>t o <text:s text:c="2"/>a <text:s text:c="2"/>s i n g l e , <text:s text:c="2"/>o n e - o f f <text:s text:c="2"/>p a y m e n t ; 2 3 . 1 . 5 <text:s text:c="2"/>b e <text:s text:c="2"/>p e r p e t u a l <text:s text:c="2"/>a n d <text:s text:c="2"/>i r r e v o c a b l e ; 2 3 . 1 . 6 <text:s text:c="2"/>a f f o r d <text:s text:c="2"/>t h e <text:s text:c="2"/>P u r c h a s e r <text:s text:c="2"/>t h e <text:s text:c="2"/>r i g h t <text:s text:c="2"/>t o <text:s text:c="2"/>m a k e s u c h <text:s text:c="2"/>m o d i f i c a t i o n s , <text:s text:c="2"/>a d a p t a t i o n s <text:s text:c="2"/>a n d e n h a n c e m e n t s <text:s text:c="2"/>a s <text:s text:c="2"/>i t <text:s text:c="2"/>s e e s <text:s text:c="2"/>f i t <text:s text:c="2"/>t o <text:s text:c="2"/>p r o d u c t s <text:s text:c="2"/>i n</text:p>
          </table:table-cell>
          <table:table-cell office:value-type="string" calcext:value-type="string">
            <text:p>H e a l e s <text:s text:c="2"/>M e d i c a l <text:s text:c="2"/>R e s p o n s e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c h a n g e <text:s text:c="2"/>t o : 2 1 . 1 . 9 <text:s text:c="2"/>I f <text:s text:c="2"/>a n y <text:s text:c="2"/>s u m <text:s text:c="2"/>o f <text:s text:c="2"/>m o n e y <text:s text:c="2"/>s h a l l <text:s text:c="2"/>b e <text:s text:c="2"/>d u e <text:s text:c="2"/>f r o m t h e <text:s text:c="2"/>o n e <text:s text:c="2"/>p a r t y <text:s text:c="2"/>t o <text:s text:c="2"/>t h e <text:s text:c="2"/>o t h e r <text:s text:c="2"/>p a r t y , <text:s text:c="2"/>t h e <text:s text:c="2"/>s a m e <text:s text:c="2"/>m a y b e <text:s text:c="2"/>d e d u c t e d <text:s text:c="2"/>f r o m <text:s text:c="2"/>a n y <text:s text:c="2"/>s u m <text:s text:c="2"/>t h e n <text:s text:c="2"/>d u e <text:s text:c="2"/>o r <text:s text:c="2"/>w h i c h <text:s text:c="2"/>a t a n y <text:s text:c="2"/>t i m e <text:s text:c="2"/>t h e r e a f t e r <text:s text:c="2"/>m a y <text:s text:c="2"/>b e c o m e <text:s text:c="2"/>d u e <text:s text:c="2"/>t o <text:s text:c="2"/>t h e <text:s text:c="2"/>f i r s t p a r t y <text:s text:c="2"/>u n d e r <text:s text:c="2"/>t h e <text:s text:c="2"/>C o n t r a c t <text:s text:c="2"/>o r <text:s text:c="2"/>a n y <text:s text:c="2"/>o t h e r <text:s text:c="2"/>c o n t r a c t <text:s text:c="2"/>o r C o n t r a c t <text:s text:c="2"/>w i t h <text:s text:c="2"/>t h e <text:s text:c="2"/>s e c o n d <text:s text:c="2"/>p a r t y . W e <text:s text:c="2"/>w i l l <text:s text:c="2"/>n o t <text:s text:c="2"/>s i g n <text:s text:c="2"/>u p <text:s text:c="2"/>t o <text:s text:c="2"/>s e r v i c e <text:s text:c="2"/>c r e d i t s . P l e a s e <text:s text:c="2"/>c h a n g e <text:s text:c="2"/>c l a u s e <text:s text:c="2"/>t o : 2 2 . 1 . 1 4 <text:s text:c="2"/>N o t <text:s text:c="2"/>U s e d T h i s <text:s text:c="2"/>c l a u s e <text:s text:c="2"/>s h o u l d <text:s text:c="2"/>b e <text:s text:c="2"/>a m e n d e d <text:s text:c="2"/>t o : 2 2 . 1 . 1 7 <text:s text:c="2"/>T h e <text:s text:c="2"/>P u r c h a s e r <text:s text:c="2"/>s h a l l <text:s text:c="2"/>b e <text:s text:c="2"/>e n t i t l e d <text:s text:c="2"/>t o t e r m i n a t e <text:s text:c="2"/>t h e <text:s text:c="2"/>C o n t r a c t <text:s text:c="2"/>b y <text:s text:c="2"/>g i v i n g <text:s text:c="2"/>n o t <text:s text:c="2"/>l e s s t h a n <text:s text:c="2"/>9 0 <text:s text:c="2"/>d a y s ’ <text:s text:c="2"/>n o t i c e <text:s text:c="2"/>t o <text:s text:c="2"/>t h e <text:s text:c="2"/>C o n t r a c t o r . <text:s text:c="2"/>I n t h e <text:s text:c="2"/>e v e n t <text:s text:c="2"/>o f <text:s text:c="2"/>a n y <text:s text:c="2"/>s u c h <text:s text:c="2"/>t e r m i n a t i o n , <text:s text:c="2"/>t h e C o n t r a c t o r <text:s text:c="2"/>s h a l l <text:s text:c="2"/>b e <text:s text:c="2"/>e n t i t l e d <text:s text:c="2"/>t o <text:s text:c="2"/>p a y m e n t <text:s text:c="2"/>i n r e s p e c t <text:s text:c="2"/>o f <text:s text:c="2"/>a l l <text:s text:c="2"/>G o o d s <text:s text:c="2"/>a n d <text:s text:c="2"/>S e r v i c e s s u p p l i e d <text:s text:c="2"/>u p <text:s text:c="2"/>t o <text:s text:c="2"/>t h e <text:s text:c="2"/>e f f e c t i v e <text:s text:c="2"/>d a t e <text:s text:c="2"/>o f t e r m i n a t i o n . O n <text:s text:c="2"/>t e r m i n a t i o n <text:s text:c="2"/>o r <text:s text:c="2"/>e x p i r y , <text:s text:c="2"/>d a t a <text:s text:c="2"/>w i l l <text:s text:c="2"/>b e <text:s text:c="2"/>t r a n s f e r r e d t o <text:s text:c="2"/>t h e <text:s text:c="2"/>n e w <text:s text:c="2"/>p r o v i d e r . <text:s text:c="2"/>A c c e s s <text:s text:c="2"/>t o <text:s text:c="2"/>t h e <text:s text:c="2"/>M a n a g e m e n t S y s t e m <text:s text:c="2"/>w i l l <text:s text:c="2"/>b e <text:s text:c="2"/>w i t h d r a w n . <text:s text:c="2"/>W e <text:s text:c="2"/>w i l l <text:s text:c="2"/>n o t <text:s text:c="2"/>i s s u e <text:s text:c="2"/>a l i c e n s e <text:s text:c="2"/>t o <text:s text:c="2"/>o u r <text:s text:c="2"/>b e s p o k e <text:s text:c="2"/>s y s t e m <text:s text:c="2"/>t o <text:s text:c="2"/>o u r c o m p e t i t o r s , <text:s text:c="2"/>a s <text:s text:c="2"/>t h i s <text:s text:c="2"/>i s <text:s text:c="2"/>c o m m e r c i a l l y <text:s text:c="2"/>s e n s i t i v e . W e <text:s text:c="2"/>w o u l d <text:s text:c="2"/>n o t <text:s text:c="2"/>p e r m i t <text:s text:c="2"/>t h e <text:s text:c="2"/>P u r c h a s e r <text:s text:c="2"/>o r <text:s text:c="2"/>a n y <text:s text:c="2"/>T h i r d P a r t y <text:s text:c="2"/>t o <text:s text:c="2"/>m o d i f y , <text:s text:c="2"/>a d a p t <text:s text:c="2"/>o r <text:s text:c="2"/>e n h a n c e <text:s text:c="2"/>o u r <text:s text:c="2"/>s y s t e m . T h e r e <text:s text:c="2"/>a r e <text:s text:c="2"/>n o <text:s text:c="2"/>s u b - l i c e n s e <text:s text:c="2"/>r i g h t s <text:s text:c="2"/>t o <text:s text:c="2"/>o u r <text:s text:c="2"/>s y s t e m . W e <text:s text:c="2"/>w i l l , <text:s text:c="2"/>o f <text:s text:c="2"/>c o u r s e , <text:s text:c="2"/>p r o v i d e <text:s text:c="2"/>a l l <text:s text:c="2"/>c a s e <text:s text:c="2"/>d a t a / m e d i c a l r e c o r d s <text:s text:c="2"/>( o f <text:s text:c="2"/>s t a f f <text:s text:c="2"/>m e m b e r s <text:s text:c="2"/>w h o <text:s text:c="2"/>h a v e <text:s text:c="2"/>n o t <text:s text:c="2"/>o p t e d o u t <text:s text:c="2"/>o f <text:s text:c="2"/>t r a n s f e r ) <text:s text:c="2"/>t o <text:s text:c="2"/>a l l o w <text:s text:c="2"/>t h e <text:s text:c="2"/>s e r v i c e s <text:s text:c="2"/>t o <text:s text:c="2"/>t r a n s i t i o n s m o o t h l y <text:s text:c="2"/>u p o n <text:s text:c="2"/>r e q u e s t . P l e a s e <text:s text:c="2"/>c h a n g e <text:s text:c="2"/>t o : 2 3 . 1 . 3 <text:s text:c="2"/>N o t <text:s text:c="2"/>U s e d t o 2 3 . 1 . 1 0 <text:s text:c="2"/>N o t <text:s text:c="2"/>U s e d</text:p>
          </table:table-cell>
          <table:table-cell table:number-columns-repeated="1022"/>
        </table:table-row>
        <table:table-row table:style-name="ro1">
          <table:table-cell office:value-type="string" calcext:value-type="string">
            <text:p>C l a u s e 1 0 . 1 . 4 <text:s text:c="2"/>t h e <text:s text:c="2"/>C o n t r a c t o r <text:s text:c="2"/>s h a l l <text:s text:c="2"/>u n d e r t a k e <text:s text:c="2"/>a c o m p r e h e n s i v e <text:s text:c="2"/>a n a l y s i s <text:s text:c="2"/>o f <text:s text:c="2"/>t h e <text:s text:c="2"/>r e a s o n <text:s text:c="2"/>f o r <text:s text:c="2"/>s u c h f a i l u r e <text:s text:c="2"/>t o <text:s text:c="2"/>p e r f o r m <text:s text:c="2"/>t h e <text:s text:c="2"/>S e r v i c e s <text:s text:c="2"/>( o r <text:s text:c="2"/>a n y <text:s text:c="2"/>e l e m e n t t h e r e o f ) <text:s text:c="2"/>t o <text:s text:c="2"/>m e e t <text:s text:c="2"/>o r <text:s text:c="2"/>e x c e e d <text:s text:c="2"/>t h e <text:s text:c="2"/>S e r v i c e <text:s text:c="2"/>L e v e l s a n d <text:s text:c="2"/>s h a l l <text:s text:c="2"/>a r r a n g e <text:s text:c="2"/>a l l <text:s text:c="2"/>s u c h <text:s text:c="2"/>a d d i t i o n a l <text:s text:c="2"/>r e s o u r c e s a s <text:s text:c="2"/>a r e <text:s text:c="2"/>r e a s o n a b l y <text:s text:c="2"/>n e c e s s a r y <text:s text:c="2"/>d e p e n d i n g <text:s text:c="2"/>o n <text:s text:c="2"/>t h e c r i t i c a l i t y <text:s text:c="2"/>o f <text:s text:c="2"/>t h e <text:s text:c="2"/>f a i l u r e <text:s text:c="2"/>t o <text:s text:c="2"/>e n s u r e <text:s text:c="2"/>t h a t <text:s text:c="2"/>s u c h f a i l u r e <text:s text:c="2"/>d o e s <text:s text:c="2"/>n o t <text:s text:c="2"/>r e c u r <text:s text:c="2"/>a n d <text:s text:c="2"/>s h a l l <text:s text:c="2"/>p r o v i d e <text:s text:c="2"/>a d e t a i l e d <text:s text:c="2"/>r e p o r t <text:s text:c="2"/>t o <text:s text:c="2"/>t h e <text:s text:c="2"/>P u r c h a s e r <text:s text:c="2"/>d e s c r i b i n g <text:s text:c="2"/>t h e r e s u l t s <text:s text:c="2"/>o f <text:s text:c="2"/>s u c h <text:s text:c="2"/>a n a l y s i s <text:s text:c="2"/>a n d <text:s text:c="2"/>t h e <text:s text:c="2"/>a c t i o n <text:s text:c="2"/>i t <text:s text:c="2"/>h a s t a k e n <text:s text:c="2"/>a t <text:s text:c="2"/>n o <text:s text:c="2"/>a d d i t i o n a l <text:s text:c="2"/>c h a r g e <text:s text:c="2"/>t o <text:s text:c="2"/>t h e <text:s text:c="2"/>P u r c h a s e r ; a n d 1 0 <text:s text:c="2"/>. 1 . 9 . <text:s text:c="2"/>t h e <text:s text:c="2"/>C o n t r a c t o r <text:s text:c="2"/>a c k n o w l e d g e s <text:s text:c="2"/>t h a t <text:s text:c="2"/>i t</text:p>
          </table:table-cell>
          <table:table-cell office:value-type="string" calcext:value-type="string">
            <text:p>H e a l e s <text:s text:c="2"/>M e d i c a l <text:s text:c="2"/>R e s p o n s e w i t h <text:s text:c="2"/>o u r <text:s text:c="2"/>c l i e n t s <text:s text:c="2"/>f o r <text:s text:c="2"/>m a n y <text:s text:c="2"/>y e a r s , <text:s text:c="2"/>s o m e <text:s text:c="2"/>f o r <text:s text:c="2"/>o v e r 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T h e <text:s text:c="2"/>s u c c e s s <text:s text:c="2"/>o f <text:s text:c="2"/>t h e <text:s text:c="2"/>s e r v i c e <text:s text:c="2"/>c a n <text:s text:c="2"/>b e <text:s text:c="2"/>m e a s u r e d <text:s text:c="2"/>b y s i c k n e s s <text:s text:c="2"/>a b s e n c e <text:s text:c="2"/>a n d <text:s text:c="2"/>e m p l o y e e <text:s text:c="2"/>h e a l t h , <text:s text:c="2"/>w h i c h r e q u i r e s <text:s text:c="2"/>t h e <text:s text:c="2"/>P u r c h a s e r <text:s text:c="2"/>a n d <text:s text:c="2"/>t h e <text:s text:c="2"/>O c c u p a t i o n a l H e a l t h <text:s text:c="2"/>s e r v i c e <text:s text:c="2"/>w o r k i n g <text:s text:c="2"/>i n <text:s text:c="2"/>p a r t n e r s h i p . W e <text:s text:c="2"/>w o u l d <text:s text:c="2"/>s u g g e s t <text:s text:c="2"/>t h e <text:s text:c="2"/>r e m o v a l <text:s text:c="2"/>o f <text:s text:c="2"/>s e r v i c e c r e d i t s <text:s text:c="2"/>a n d <text:s text:c="2"/>d e l a y <text:s text:c="2"/>p e n a l t i e s . P l e a s e <text:s text:c="2"/>c h a n g e <text:s text:c="2"/>c l a u s e <text:s text:c="2"/>t o : 1 0 . 1 . 3 <text:s text:c="2"/>N o t <text:s text:c="2"/>U s e d W e <text:s text:c="2"/>m o n i t o r <text:s text:c="2"/>t h e <text:s text:c="2"/>s e r v i c e <text:s text:c="2"/>c o n s t a n t l y <text:s text:c="2"/>a n d <text:s text:c="2"/>b r i n g <text:s text:c="2"/>i n a d d i t i o n a l <text:s text:c="2"/>r e s o u r c e s <text:s text:c="2"/>a s <text:s text:c="2"/>r e q u i r e d <text:s text:c="2"/>t o <text:s text:c="2"/>m e e t <text:s text:c="2"/>t h e s e r v i c e <text:s text:c="2"/>l e v e l s . <text:s text:c="2"/>P l e a s e <text:s text:c="2"/>n o t e , <text:s text:c="2"/>t h a t <text:s text:c="2"/>a d d i t i o n a l s e r v i c e s / r e s o u r c e s <text:s text:c="2"/>a r e <text:s text:c="2"/>c h a r g e a b l e <text:s text:c="2"/>a s <text:s text:c="2"/>d e s c r i b e d i n <text:s text:c="2"/>t h e <text:s text:c="2"/>p r i c i n g . <text:s text:c="2"/>F o r <text:s text:c="2"/>e x a m p l e , <text:s text:c="2"/>i f <text:s text:c="2"/>t h e <text:s text:c="2"/>C o l l e g e r e q u i r e s <text:s text:c="2"/>a d d i t i o n a l <text:s text:c="2"/>c l i n i c <text:s text:c="2"/>d a y s <text:s text:c="2"/>t h e s e <text:s text:c="2"/>w i l l <text:s text:c="2"/>b e c h a n g e d <text:s text:c="2"/>a t <text:s text:c="2"/>t h e <text:s text:c="2"/>s e r v i c e <text:s text:c="2"/>e l e m e n t <text:s text:c="2"/>r a t e . <text:s text:c="2"/>W e <text:s text:c="2"/>w i l l <text:s text:c="2"/>n o t s i g n <text:s text:c="2"/>u p <text:s text:c="2"/>t o <text:s text:c="2"/>S e r v i c e <text:s text:c="2"/>L e v e l s <text:s text:c="2"/>t h a t <text:s text:c="2"/>a r e <text:s text:c="2"/>n o t <text:s text:c="2"/>p o s s i b l e t o <text:s text:c="2"/>m e e t <text:s text:c="2"/>w i t h <text:s text:c="2"/>t h e <text:s text:c="2"/>a g r e e d <text:s text:c="2"/>S e r v i c e . <text:s text:c="2"/>M I <text:s text:c="2"/>c a n <text:s text:c="2"/>i n c l u d e u s a g e <text:s text:c="2"/>a g a i n s t <text:s text:c="2"/>s e r v i c e <text:s text:c="2"/>l e v e l s <text:s text:c="2"/>a s <text:s text:c="2"/>s t a n d a r d , <text:s text:c="2"/>t h i s w i l l <text:s text:c="2"/>n o t <text:s text:c="2"/>r e q u i r e <text:s text:c="2"/>a n <text:s text:c="2"/>a d d i t i o n a l <text:s text:c="2"/>r e p o r t . <text:s text:c="2"/>I f <text:s text:c="2"/>t h e C o l l e g e <text:s text:c="2"/>w i s h <text:s text:c="2"/>f o r <text:s text:c="2"/>r e p o r t s <text:s text:c="2"/>m o r e <text:s text:c="2"/>o f t e n <text:s text:c="2"/>t h a n m o n t h l y , <text:s text:c="2"/>t h e <text:s text:c="2"/>a d d i t i o n a l <text:s text:c="2"/>r e p o r t s <text:s text:c="2"/>w i l l <text:s text:c="2"/>b e <text:s text:c="2"/>c h a r g e d <text:s text:c="2"/>a t t h e <text:s text:c="2"/>S e r v i c e <text:s text:c="2"/>E l e m e n t <text:s text:c="2"/>r a t e . <text:s text:c="2"/>C o l l e g e <text:s text:c="2"/>s y s t e m <text:s text:c="2"/>u s e r s w i t h <text:s text:c="2"/>a p p r o p r i a t e <text:s text:c="2"/>p e r m i s s i o n s <text:s text:c="2"/>c a n <text:s text:c="2"/>v i e w <text:s text:c="2"/>r e p o r t s o n l i n e , <text:s text:c="2"/>f o r <text:s text:c="2"/>n o <text:s text:c="2"/>c h a r g e , <text:s text:c="2"/>a t <text:s text:c="2"/>a n y <text:s text:c="2"/>t i m e . P l e a s e <text:s text:c="2"/>c h a n g e <text:s text:c="2"/>t o : 1 0 . 1 . 4 <text:s text:c="2"/>t h e <text:s text:c="2"/>C o n t r a c t o r <text:s text:c="2"/>s h a l l <text:s text:c="2"/>u n d e r t a k e <text:s text:c="2"/>a c o m p r e h e n s i v e <text:s text:c="2"/>a n a l y s i s <text:s text:c="2"/>o f <text:s text:c="2"/>t h e <text:s text:c="2"/>r e a s o n <text:s text:c="2"/>f o r <text:s text:c="2"/>s u c h f a i l u r e <text:s text:c="2"/>t o <text:s text:c="2"/>p e r f o r m <text:s text:c="2"/>t h e <text:s text:c="2"/>S e r v i c e s <text:s text:c="2"/>( o r <text:s text:c="2"/>a n y <text:s text:c="2"/>e l e m e n t t h e r e o f ) <text:s text:c="2"/>t o <text:s text:c="2"/>m e e t <text:s text:c="2"/>o r <text:s text:c="2"/>e x c e e d <text:s text:c="2"/>t h e <text:s text:c="2"/>S e r v i c e <text:s text:c="2"/>L e v e l s a n d <text:s text:c="2"/>s h a l l <text:s text:c="2"/>a r r a n g e <text:s text:c="2"/>a l l <text:s text:c="2"/>s u c h <text:s text:c="2"/>a d d i t i o n a l <text:s text:c="2"/>r e s o u r c e s a s <text:s text:c="2"/>a r e <text:s text:c="2"/>r e a s o n a b l y <text:s text:c="2"/>n e c e s s a r y <text:s text:c="2"/>d e p e n d i n g <text:s text:c="2"/>o n <text:s text:c="2"/>t h e c r i t i c a l i t y <text:s text:c="2"/>o f <text:s text:c="2"/>t h e <text:s text:c="2"/>f a i l u r e <text:s text:c="2"/>t o <text:s text:c="2"/>e n s u r e <text:s text:c="2"/>t h a t <text:s text:c="2"/>s u c h <text:s text:c="2"/>f a i l u r e d o e s <text:s text:c="2"/>n o t <text:s text:c="2"/>r e c u r <text:s text:c="2"/>a n d <text:s text:c="2"/>s h a l l <text:s text:c="2"/>p r o v i d e <text:s text:c="2"/>a <text:s text:c="2"/>d e t a i l e d r e p o r t <text:s text:c="2"/>t o <text:s text:c="2"/>t h e <text:s text:c="2"/>P u r c h a s e r <text:s text:c="2"/>d e s c r i b i n g <text:s text:c="2"/>t h e <text:s text:c="2"/>r e s u l t s <text:s text:c="2"/>o f s u c h <text:s text:c="2"/>a n a l y s i s <text:s text:c="2"/>a n d <text:s text:c="2"/>t h e <text:s text:c="2"/>a c t i o n <text:s text:c="2"/>i t <text:s text:c="2"/>h a s <text:s text:c="2"/>t a k e n ; <text:s text:c="2"/>a n d W e <text:s text:c="2"/>d o <text:s text:c="2"/>n o t <text:s text:c="2"/>u n d e r s t a n d <text:s text:c="2"/>t h e <text:s text:c="2"/>i n t e n t <text:s text:c="2"/>o f <text:s text:c="2"/>t h i s <text:s text:c="2"/>c l a u s e .</text:p>
          </table:table-cell>
          <table:table-cell table:number-columns-repeated="1022"/>
        </table:table-row>
        <table:table-row table:style-name="ro1">
          <table:table-cell office:value-type="string" calcext:value-type="string">
            <text:p>C l a u s e s h a l l <text:s text:c="2"/>h a v e <text:s text:c="2"/>n o <text:s text:c="2"/>r i g h t <text:s text:c="2"/>t o <text:s text:c="2"/>b e <text:s text:c="2"/>i d e n t i f i e d <text:s text:c="2"/>a s <text:s text:c="2"/>t h e <text:s text:c="2"/>a u t h o r o f <text:s text:c="2"/>a n y <text:s text:c="2"/>D e l i v e r a b l e , <text:s text:c="2"/>a n d <text:s text:c="2"/>h e r e b y <text:s text:c="2"/>w a i v e s <text:s text:c="2"/>a n y <text:s text:c="2"/>s u c h r i g h t s <text:s text:c="2"/>c o n f e r r e d <text:s text:c="2"/>b y <text:s text:c="2"/>l a w . 1 1 . 1 . 1 2 <text:s text:c="2"/>T h e <text:s text:c="2"/>p a r t i e s <text:s text:c="2"/>w i l l <text:s text:c="2"/>p a y <text:s text:c="2"/>i n t e r e s t <text:s text:c="2"/>o n <text:s text:c="2"/>a n y a m o u n t <text:s text:c="2"/>p a y a b l e <text:s text:c="2"/>u n d e r <text:s text:c="2"/>t h e <text:s text:c="2"/>C o n t r a c t <text:s text:c="2"/>n o t <text:s text:c="2"/>p a i d <text:s text:c="2"/>o n t h e <text:s text:c="2"/>d u e <text:s text:c="2"/>d a t e , <text:s text:c="2"/>f o r <text:s text:c="2"/>t h e <text:s text:c="2"/>p e r i o d <text:s text:c="2"/>f r o m <text:s text:c="2"/>t h a t <text:s text:c="2"/>d a t e <text:s text:c="2"/>t o <text:s text:c="2"/>t h e d a t e <text:s text:c="2"/>o f <text:s text:c="2"/>p a y m e n t <text:s text:c="2"/>a t <text:s text:c="2"/>a <text:s text:c="2"/>r a t e <text:s text:c="2"/>e q u a l <text:s text:c="2"/>t o <text:s text:c="2"/>3 % <text:s text:c="2"/>a b o v e <text:s text:c="2"/>t h e b a s e <text:s text:c="2"/>r a t e <text:s text:c="2"/>s e t <text:s text:c="2"/>f r o m <text:s text:c="2"/>t i m e <text:s text:c="2"/>t o <text:s text:c="2"/>t i m e <text:s text:c="2"/>b y <text:s text:c="2"/>t h e <text:s text:c="2"/>B a n k <text:s text:c="2"/>o f E n g l a n d . 1 3 . 1 . 7 <text:s text:c="2"/>T h e <text:s text:c="2"/>P u r c h a s e r <text:s text:c="2"/>m a y <text:s text:c="2"/>r e f u s e <text:s text:c="2"/>t o <text:s text:c="2"/>a d m i t <text:s text:c="2"/>t o t h e <text:s text:c="2"/>P r e m i s e s <text:s text:c="2"/>a n y <text:s text:c="2"/>C o n t r a c t <text:s text:c="2"/>W o r k e r <text:s text:c="2"/>w h o s e a d m i s s i o n <text:s text:c="2"/>w o u l d <text:s text:c="2"/>b e , <text:s text:c="2"/>i n <text:s text:c="2"/>t h e <text:s text:c="2"/>o p i n i o n <text:s text:c="2"/>o f <text:s text:c="2"/>t h e P u r c h a s e r , <text:s text:c="2"/>u n d e s i r a b l e . 1 3 . 1 . 9 <text:s text:c="2"/>I f <text:s text:c="2"/>t h e <text:s text:c="2"/>P u r c h a s e r <text:s text:c="2"/>s o <text:s text:c="2"/>d i r e c t s , <text:s text:c="2"/>t h e C o n t r a c t o r <text:s text:c="2"/>w i l l <text:s text:c="2"/>s u b m i t <text:s text:c="2"/>a <text:s text:c="2"/>b a s i c <text:s text:c="2"/>D i s c l o s u r e C e r t i f i c a t e <text:s text:c="2"/>o b t a i n e d <text:s text:c="2"/>f r o m <text:s text:c="2"/>D i s c l o s u r e <text:s text:c="2"/>S c o t l a n d <text:s text:c="2"/>i n r e s p e c t <text:s text:c="2"/>o f <text:s text:c="2"/>a n y <text:s text:c="2"/>C o n t r a c t <text:s text:c="2"/>W o r k e r s <text:s text:c="2"/>w h o <text:s text:c="2"/>r e q u i r e s</text:p>
          </table:table-cell>
          <table:table-cell office:value-type="string" calcext:value-type="string">
            <text:p>H e a l e s <text:s text:c="2"/>M e d i c a l <text:s text:c="2"/>R e s p o n s e A l l <text:s text:c="2"/>d e l i v e r a b l e s <text:s text:c="2"/>d e l i v e r e d <text:s text:c="2"/>b y <text:s text:c="2"/>O H <text:s text:c="2"/>t o <text:s text:c="2"/>t h e <text:s text:c="2"/>C o l l e g e a r e <text:s text:c="2"/>a u t h o r e d <text:s text:c="2"/>b y <text:s text:c="2"/>O H , <text:s text:c="2"/>w e <text:s text:c="2"/>d o <text:s text:c="2"/>n o t <text:s text:c="2"/>w a i v e <text:s text:c="2"/>a n y <text:s text:c="2"/>r i g h t s o f <text:s text:c="2"/>a u t h o r s h i p . <text:s text:c="2"/>F o r m s <text:s text:c="2"/>m u s t <text:s text:c="2"/>b e <text:s text:c="2"/>s i g n e d <text:s text:c="2"/>b y <text:s text:c="2"/>O H c l i n i c i a n s <text:s text:c="2"/>b y <text:s text:c="2"/>l a w , <text:s text:c="2"/>r e p o r t s <text:s text:c="2"/>m u s t <text:s text:c="2"/>b e <text:s text:c="2"/>a t t r i b u t a b l e <text:s text:c="2"/>t o t h e <text:s text:c="2"/>c l i n i c i a n . P l e a s e <text:s text:c="2"/>c h a n g e <text:s text:c="2"/>c l a u s e <text:s text:c="2"/>t o : 1 0 . 1 . 9 <text:s text:c="2"/>N o t <text:s text:c="2"/>U s e d I n t e r e s t <text:s text:c="2"/>d u e <text:s text:c="2"/>w i l l <text:s text:c="2"/>b e <text:s text:c="2"/>i n <text:s text:c="2"/>l i n e <text:s text:c="2"/>w i t h <text:s text:c="2"/>s t a t u t o r y <text:s text:c="2"/>i n t e r e s t h t t p s : / / w w w . g o v . u k / l a t e - c o m m e r c i a l - p a y m e n t s - i n t e r e s t - d e b t - r e c o v e r y / c h a r g i n g - i n t e r e s t - c o m m e r c i a l - d e b t P l e a s e <text:s text:c="2"/>c h a n g e <text:s text:c="2"/>c l a u s e <text:s text:c="2"/>t o : 1 1 . 1 . 1 2 <text:s text:c="2"/>1 1 . 1 . 1 2 <text:s text:c="2"/>T h e <text:s text:c="2"/>p a r t i e s <text:s text:c="2"/>w i l l <text:s text:c="2"/>p a y <text:s text:c="2"/>i n t e r e s t <text:s text:c="2"/>o n a n y <text:s text:c="2"/>a m o u n t <text:s text:c="2"/>p a y a b l e <text:s text:c="2"/>u n d e r <text:s text:c="2"/>t h e <text:s text:c="2"/>C o n t r a c t <text:s text:c="2"/>n o t <text:s text:c="2"/>p a i d o n <text:s text:c="2"/>t h e <text:s text:c="2"/>d u e <text:s text:c="2"/>d a t e , <text:s text:c="2"/>f o r <text:s text:c="2"/>t h e <text:s text:c="2"/>p e r i o d <text:s text:c="2"/>f r o m <text:s text:c="2"/>t h a t <text:s text:c="2"/>d a t e <text:s text:c="2"/>t o t h e <text:s text:c="2"/>d a t e <text:s text:c="2"/>o f <text:s text:c="2"/>p a y m e n t <text:s text:c="2"/>a t <text:s text:c="2"/>a <text:s text:c="2"/>r a t e <text:s text:c="2"/>e q u a l <text:s text:c="2"/>t o <text:s text:c="2"/>8 % <text:s text:c="2"/>a b o v e t h e <text:s text:c="2"/>b a s e <text:s text:c="2"/>r a t e <text:s text:c="2"/>s e t <text:s text:c="2"/>f r o m <text:s text:c="2"/>t i m e <text:s text:c="2"/>t o <text:s text:c="2"/>t i m e <text:s text:c="2"/>b y <text:s text:c="2"/>t h e <text:s text:c="2"/>B a n k o f <text:s text:c="2"/>E n g l a n d . L e g i t i m a t e <text:s text:c="2"/>r e a s o n s <text:s text:c="2"/>f o r <text:s text:c="2"/>r e f u s a l <text:s text:c="2"/>t o <text:s text:c="2"/>a d m i t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A s <text:s text:c="2"/>s e r v i c e s <text:s text:c="2"/>w i l l <text:s text:c="2"/>b e <text:s text:c="2"/>p r o v i d e d <text:s text:c="2"/>o f f - s i t e , <text:s text:c="2"/>w e <text:s text:c="2"/>d o <text:s text:c="2"/>n o t f o r s e e <text:s text:c="2"/>t h i s <text:s text:c="2"/>t o <text:s text:c="2"/>b e <text:s text:c="2"/>a n <text:s text:c="2"/>i s s u e . P l e a s e <text:s text:c="2"/>c h a n g e <text:s text:c="2"/>t o : 1 3 . 1 . 7 <text:s text:c="2"/>T h e <text:s text:c="2"/>P u r c h a s e r <text:s text:c="2"/>m a y , <text:s text:c="2"/>u p o n <text:s text:c="2"/>p r o v i s i o n <text:s text:c="2"/>o f w r i t t e n <text:s text:c="2"/>n o t i c e <text:s text:c="2"/>c o n t a i n i n g <text:s text:c="2"/>r e a s o n s <text:s text:c="2"/>w h y , <text:s text:c="2"/>r e f u s e <text:s text:c="2"/>t o a d m i t <text:s text:c="2"/>t o <text:s text:c="2"/>t h e <text:s text:c="2"/>P r e m i s e s <text:s text:c="2"/>a n y <text:s text:c="2"/>C o n t r a c t <text:s text:c="2"/>W o r k e r w h o s e <text:s text:c="2"/>a d m i s s i o n <text:s text:c="2"/>w o u l d <text:s text:c="2"/>b e , <text:s text:c="2"/>i n <text:s text:c="2"/>t h e <text:s text:c="2"/>o p i n i o n <text:s text:c="2"/>o f <text:s text:c="2"/>t h e P u r c h a s e r , <text:s text:c="2"/>u n d e s i r a b l e . <text:s text:c="2"/>T h e <text:s text:c="2"/>C o n t r a c t o r <text:s text:c="2"/>r e t a i n s t h e <text:s text:c="2"/>r i g h t <text:s text:c="2"/>o f <text:s text:c="2"/>i n v e s t i g a t i o n <text:s text:c="2"/>a n d <text:s text:c="2"/>r i g h t <text:s text:c="2"/>o f <text:s text:c="2"/>a p p e a l . D i s c l o s u r e <text:s text:c="2"/>C e r t i f i c a t e s <text:s text:c="2"/>m a y <text:s text:c="2"/>o n l y <text:s text:c="2"/>b e <text:s text:c="2"/>s o u g h t w h e r e <text:s text:c="2"/>t h e <text:s text:c="2"/>C o n t r a c t <text:s text:c="2"/>W o r k e r <text:s text:c="2"/>i s <text:s text:c="2"/>u n d e r t a k i n g r e g u l a t e d <text:s text:c="2"/>a c t i v i t y , <text:s text:c="2"/>s u c h <text:s text:c="2"/>a s <text:s text:c="2"/>w o r k <text:s text:c="2"/>w i t h <text:s text:c="2"/>C h i l d r e n a n d <text:s text:c="2"/>V u l n e r a b l e <text:s text:c="2"/>A d u l t s . <text:s text:c="2"/>W e <text:s text:c="2"/>d o <text:s text:c="2"/>n o t <text:s text:c="2"/>f o r s e e <text:s text:c="2"/>a n y</text:p>
          </table:table-cell>
          <table:table-cell table:number-columns-repeated="1022"/>
        </table:table-row>
        <table:table-row table:style-name="ro1">
          <table:table-cell office:value-type="string" calcext:value-type="string">
            <text:p>C l a u s e a s c r i b e d <text:s text:c="2"/>t o <text:s text:c="2"/>t h e m <text:s text:c="2"/>i n <text:s text:c="2"/>t h e <text:s text:c="2"/>D a t a <text:s text:c="2"/>P r o t e c t i o n L e g i s l a t i o n . 3 3 . 1 . 1 <text:s text:c="2"/>T h e <text:s text:c="2"/>C o n t r a c t o r <text:s text:c="2"/>s h a l l <text:s text:c="2"/>n o t <text:s text:c="2"/>a s s i g n , <text:s text:c="2"/>n o v a t e , s u b <text:s text:c="2"/>c o n t r a c t <text:s text:c="2"/>o r <text:s text:c="2"/>o t h e r w i s e <text:s text:c="2"/>t r a n s f e r <text:s text:c="2"/>o r <text:s text:c="2"/>d i s p o s e <text:s text:c="2"/>o f i t s <text:s text:c="2"/>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P u r c h a s e r . a n d 3 3 . 1 . 4 <text:s text:c="2"/>T h e <text:s text:c="2"/>P u r c h a s e r <text:s text:c="2"/>s h a l l <text:s text:c="2"/>b e <text:s text:c="2"/>e n t i t l e d <text:s text:c="2"/>t o <text:s text:c="2"/>a s s i g n , n o v a t e , <text:s text:c="2"/>s u b <text:s text:c="2"/>c o n t r a c t <text:s text:c="2"/>o r <text:s text:c="2"/>o t h e r w i s e <text:s text:c="2"/>t r a n s f e r <text:s text:c="2"/>o r d i s p o s e <text:s text:c="2"/>o f <text:s text:c="2"/>i t s <text:s text:c="2"/>i n t e r e s t <text:s text:c="2"/>i n <text:s text:c="2"/>t h e <text:s text:c="2"/>C o n t r a c t <text:s text:c="2"/>o r <text:s text:c="2"/>a n y <text:s text:c="2"/>p a r t t h e r e o f : 3 3 . 1 . 5 <text:s text:c="2"/>t o <text:s text:c="2"/>a n y <text:s text:c="2"/>p e r s o n <text:s text:c="2"/>( i n c l u d i n g <text:s text:c="2"/>b u t <text:s text:c="2"/>n o t <text:s text:c="2"/>l i m i t e d <text:s text:c="2"/>t o 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P u r c h a s e r ; <text:s text:c="2"/>o r 3 3 . 1 . 6 <text:s text:c="2"/>w i t h <text:s text:c="2"/>t h e <text:s text:c="2"/>p r e v i o u s <text:s text:c="2"/>c o n s e n t <text:s text:c="2"/>i n <text:s text:c="2"/>w r i t i n g <text:s text:c="2"/>o f <text:s text:c="2"/>t h e P u r c h a s e r <text:s text:c="2"/>( w h i c h <text:s text:c="2"/>w i l l <text:s text:c="2"/>n o t b e <text:s text:c="2"/>u n r e a s o n a b l y <text:s text:c="2"/>w i t h h e l d <text:s text:c="2"/>o r <text:s text:c="2"/>d e l a y e d ) . 3 8 <text:s text:c="2"/>A u d i t <text:s text:c="2"/>A c c e s s <text:s text:c="2"/>– <text:s text:c="2"/>W h o l e <text:s text:c="2"/>S e c t i o n</text:p>
          </table:table-cell>
          <table:table-cell office:value-type="string" calcext:value-type="string">
            <text:p>H e a l e s   M e d i c a l   R e s p o n s e W i t h o u t   p r e j u d i c e   t o   t h e   m e a n i n g   a f f o r d e d   t o e a c h   p a r t y   u n d e r   t h e   G D P R   a n d   D P A   2 0 1 8 ,   t h e i n t e n t i o n   o f   t h e   p a r t i e s   i s   t h a t   t h e   P u r c h a s e r   a n d t h e   C o n t r a c t o r   w i l l   b e   c o n s i d e r e d   J o i n t   D a t a C o n t r o l l e r s . S u b s e q u e n t   c l a u s e s   s h o u l d   b e   c h a n g e d   t o   J o i n t D a t a   C o n t r o l l e r   c l a u s e s . C l a u s e s   s h o u l d   b e   r e c i p r o c a l ,   w e   a r e   h a p p y w i t h   e i t h e r   i t e r a t i o n   o f   t h e   c l a u s e   b u t   t h e   c l a u s e s s h o u l d   a p p l y   e q u a l l y   t o   t h e   P u r c h a s e r   a n d   t h e C o n t r a c t o r . W e   a r e   u n s u r e   w h y   i n   3 3 . 1 . 6   t h e   P u r c h a s e r w o u l d   h a v e   t o   c o n s e n t   t o   a s s i g n a t i o n   b y   t h e P u r c h a s e r   t o   a n o t h e r   b o d y .   W e   b e l i e v e   t h i s s h o u l d   r e a d   “ C o n t r a c t o r ” . P l e a s e   c h a n g e   e i t h e r 3 3 . 1 . 1   T h e   C o n t r a c t o r   s h a l l   b e   e n t i t l e d   t o a s s i g n ,   n o v a t e ,   s u b   c o n t r a c t   o r   o t h e r w i s e t r a n s f e r   o r   d i s p o s e   o f   i t s   i n t e r e s t   i n   t h e   C o n t r a c t o r   a n y   p a r t t h e r e o f : 3 3 . 1 . 1 . 1   t o   a n y   p e r s o n   ( i n c l u d i n g   b u t   n o t   l i m i t e d t o   a n y   b o d y   i n   t h e   p r i v a t e   s e c t o r )   w h i c h s u b s t a n t i a l l y   p e r f o r m s   a n y   o f   t h e   f u n c t i o n s   t h a t p r e v i o u s l y   h a d   b e e n   p e r f o r m e d   b y   t h e C o n t r a c t o r ;   o r 3 3 . 1 . 1 . 2   w i t h   t h e   p r e v i o u s   c o n s e n t   i n   w r i t i n g   o f t h e   P u r c h a s e r   ( w h i c h   w i l l   n o t b e   u n r e a s o n a b l y   w i t h h e l d   o r   d e l a y e d ) . …   3 </text:p>
            <text:p> 3 . 1 . 6   w i t h   t h e   p r e v i o u s   c o n s e n t   i n   w r i t i n g   o f   t h e C o n t r a c t o r   ( w h i c h   w i l l   n o t b e   u n r e a s o n a b l y   w i t h h e l d   o r   d e l a y e d ) . O R 3 3 . 1 . 4     T h e   P u r c h a s e r   s h a l l   n o t   a s s i g n ,   n o v a t e , s u b   c o n t r a c t   o r   o t h e r w i s e   t r a n s f e r   o r   d i s p o s e   o f i t s   i n t e r e s t   i n   t h e   C o n t r a c t   o r   a n y   p a r t   t h e r e o f w i t h o u t   t h e   p r e v i o u s   c o n s e n t   i n   w r i t i n g   o f   t h e C o n t r a c t o r . 3 3 . 1 . 5   N o t   U s e d 3 3 . 1 . 6   N o t   U s e d F o r   i n f o r m a t i o n ,   n o t   a c t i o n   r e q u i r e d : A c c e s s   t o   m e d i c a l   r e c o r d   w i l l   n o t   b e   p r o v i d e d w i t h o u t   t h e   D a t a   S u b j e c t s   e x p r e s s   w r i t t e n c o n s e n t .   T h e   P u r c h a s e r / A u d i t o r s   m a y   n o t</text:p>
          </table:table-cell>
          <table:table-cell table:number-columns-repeated="1022"/>
        </table:table-row>
        <table:table-row table:style-name="ro1">
          <table:table-cell office:value-type="string" calcext:value-type="string">
            <text:p>C l a u s e a c c e s s <text:s text:c="2"/>t o <text:s text:c="2"/>a n y <text:s text:c="2"/>P r e m i s e s , <text:s text:c="2"/>p r i o r <text:s text:c="2"/>t o <text:s text:c="2"/>s u c h <text:s text:c="2"/>a c c e s s b e i n g <text:s text:c="2"/>t a k e n . 1 4 . 1 . 5 <text:s text:c="2"/>T h e <text:s text:c="2"/>C o n t r a c t o r <text:s text:c="2"/>w i l l <text:s text:c="2"/>r e t u r n <text:s text:c="2"/>a l l <text:s text:c="2"/>I s s u e d P r o p e r t y <text:s text:c="2"/>o n <text:s text:c="2"/>d e m a n d , <text:s text:c="2"/>a t <text:s text:c="2"/>a n y <text:s text:c="2"/>t i m e , <text:s text:c="2"/>a n d <text:s text:c="2"/>w i t h i n <text:s text:c="2"/>7 d a y s <text:s text:c="2"/>o f <text:s text:c="2"/>t h e <text:s text:c="2"/>t e r m i n a t i o n <text:s text:c="2"/>o r <text:s text:c="2"/>e x p i r y <text:s text:c="2"/>o f <text:s text:c="2"/>t h e <text:s text:c="2"/>C o n t r a c t . T o <text:s text:c="2"/>t h e <text:s text:c="2"/>e x t e n t <text:s text:c="2"/>t h a t <text:s text:c="2"/>I s s u e d <text:s text:c="2"/>P r o p e r t y <text:s text:c="2"/>i n c l u d e s w o r k i n g <text:s text:c="2"/>p a p e r s <text:s text:c="2"/>o r <text:s text:c="2"/>o t h e r <text:s text:c="2"/>w r i t t e n <text:s text:c="2"/>m a t e r i a l s , <text:s text:c="2"/>a t <text:s text:c="2"/>t h e s a m e <text:s text:c="2"/>t i m e <text:s text:c="2"/>a s <text:s text:c="2"/>t h e <text:s text:c="2"/>C o n t r a c t o r <text:s text:c="2"/>r e t u r n s <text:s text:c="2"/>s u c h I s s u e d <text:s text:c="2"/>P r o p e r t y <text:s text:c="2"/>i t <text:s text:c="2"/>s h a l l <text:s text:c="2"/>a l s o <text:s text:c="2"/>r e t u r n <text:s text:c="2"/>c o p i e s <text:s text:c="2"/>i t <text:s text:c="2"/>h a s m a d e <text:s text:c="2"/>o f <text:s text:c="2"/>s u c h <text:s text:c="2"/>I s s u e d <text:s text:c="2"/>P r o p e r t y <text:s text:c="2"/>a n d <text:s text:c="2"/>a n y <text:s text:c="2"/>o t h e r m a t e r i a l s <text:s text:c="2"/>o f <text:s text:c="2"/>w h a t s o e v e r <text:s text:c="2"/>n a t u r e <text:s text:c="2"/>p r e p a r e d <text:s text:c="2"/>b y <text:s text:c="2"/>t h e C o n t r a c t o r <text:s text:c="2"/>u s i n g <text:s text:c="2"/>t h e <text:s text:c="2"/>i n f o r m a t i o n <text:s text:c="2"/>i n <text:s text:c="2"/>s u c h <text:s text:c="2"/>I s s u e d P r o p e r t y . 1 7 . 1 . 3 <text:s text:c="2"/>t h e <text:s text:c="2"/>a g g r e g a t e <text:s text:c="2"/>l i a b i l i t y <text:s text:c="2"/>o f <text:s text:c="2"/>a <text:s text:c="2"/>p a r t y <text:s text:c="2"/>i n r e s p e c t <text:s text:c="2"/>o f <text:s text:c="2"/>l o s s <text:s text:c="2"/>o r <text:s text:c="2"/>d a m a g e <text:s text:c="2"/>c a u s e d <text:s text:c="2"/>b y <text:s text:c="2"/>i t s n e g l i g e n c e <text:s text:c="2"/>t o <text:s text:c="2"/>a n y <text:s text:c="2"/>t a n g i b l e <text:s text:c="2"/>p r o p e r t y <text:s text:c="2"/>o f <text:s text:c="2"/>t h e <text:s text:c="2"/>o t h e r p a r t y <text:s text:c="2"/>s h a l l <text:s text:c="2"/>n o t <text:s text:c="2"/>e x c e e d <text:s text:c="2"/>[ £ 5 , 0 0 0 , 0 0 0 ] ; <text:s text:c="2"/>a n d 1 7 . 1 . 4 <text:s text:c="2"/>t h e <text:s text:c="2"/>a g g r e g a t e <text:s text:c="2"/>l i a b i l i t y <text:s text:c="2"/>o f <text:s text:c="2"/>a <text:s text:c="2"/>p a r t y <text:s text:c="2"/>i n r e s p e c t <text:s text:c="2"/>o f <text:s text:c="2"/>a n y <text:s text:c="2"/>c l a i m <text:s text:c="2"/>m a d e <text:s text:c="2"/>b y <text:s text:c="2"/>t h e <text:s text:c="2"/>o t h e r <text:s text:c="2"/>p a r t y u n d e r <text:s text:c="2"/>t h e <text:s text:c="2"/>C o n t r a c t <text:s text:c="2"/>f l o w i n g <text:s text:c="2"/>f r o m <text:s text:c="2"/>a n y <text:s text:c="2"/>o n e <text:s text:c="2"/>e v e n t o r <text:s text:c="2"/>a <text:s text:c="2"/>s e r i e s <text:s text:c="2"/>o f <text:s text:c="2"/>c o n n e c t e d <text:s text:c="2"/>e v e n t s <text:s text:c="2"/>( o t h e r <text:s text:c="2"/>t h a n <text:s text:c="2"/>i n r e s p e c t <text:s text:c="2"/>o f <text:s text:c="2"/>c l a i m s <text:s text:c="2"/>f o r <text:s text:c="2"/>l o s s <text:s text:c="2"/>o r <text:s text:c="2"/>d a m a g e <text:s text:c="2"/>c a u s e d <text:s text:c="2"/>b y t h e <text:s text:c="2"/>p a r t y ’ s <text:s text:c="2"/>n e g l i g e n c e <text:s text:c="2"/>t o <text:s text:c="2"/>a n y <text:s text:c="2"/>t a n g i b l e <text:s text:c="2"/>p r o p e r t y o f <text:s text:c="2"/>t h e <text:s text:c="2"/>o t h e r <text:s text:c="2"/>p a r t y ) <text:s text:c="2"/>s h a l l <text:s text:c="2"/>n o t <text:s text:c="2"/>e x c e e d <text:s text:c="2"/>[ t h e <text:s text:c="2"/>g r e a t e r o f : <text:s text:c="2"/>( a ) <text:s text:c="2"/>t h e <text:s text:c="2"/>a g g r e g a t e <text:s text:c="2"/>C h a r g e s <text:s text:c="2"/>p a i d <text:s text:c="2"/>o r <text:s text:c="2"/>p a y a b l e <text:s text:c="2"/>t o</text:p>
          </table:table-cell>
          <table:table-cell office:value-type="string" calcext:value-type="string">
            <text:p>H e a l e s <text:s text:c="2"/>M e d i c a l <text:s text:c="2"/>R e s p o n s e r e g u l a t e d <text:s text:c="2"/>w o r k <text:s text:c="2"/>b e i n g <text:s text:c="2"/>u n d e r t a k e n <text:s text:c="2"/>w i t h <text:s text:c="2"/>t h i s c o n t r a c t . <text:s text:c="2"/>W e <text:s text:c="2"/>d o <text:s text:c="2"/>n o t <text:s text:c="2"/>u n d e r t a k e <text:s text:c="2"/>D B S <text:s text:c="2"/>c h e c k s u n l e s s <text:s text:c="2"/>n e c e s s a r y . P l e a s e <text:s text:c="2"/>c h a n g e <text:s text:c="2"/>t o : 1 3 . 1 . 9 <text:s text:c="2"/>I f <text:s text:c="2"/>t h e <text:s text:c="2"/>P u r c h a s e r <text:s text:c="2"/>s o <text:s text:c="2"/>d i r e c t s , <text:s text:c="2"/>a c t i n g r e a s o n a b l y , <text:s text:c="2"/>t h e <text:s text:c="2"/>C o n t r a c t o r <text:s text:c="2"/>w i l l <text:s text:c="2"/>s u b m i t <text:s text:c="2"/>a <text:s text:c="2"/>b a s i c D i s c l o s u r e <text:s text:c="2"/>C e r t i f i c a t e <text:s text:c="2"/>o b t a i n e d <text:s text:c="2"/>f r o m <text:s text:c="2"/>D i s c l o s u r e S c o t l a n d <text:s text:c="2"/>i n <text:s text:c="2"/>r e s p e c t <text:s text:c="2"/>o f <text:s text:c="2"/>a n y <text:s text:c="2"/>C o n t r a c t <text:s text:c="2"/>W o r k e r s w h o <text:s text:c="2"/>r e q u i r e s <text:s text:c="2"/>a c c e s s <text:s text:c="2"/>t o <text:s text:c="2"/>a n y <text:s text:c="2"/>P r e m i s e s , <text:s text:c="2"/>p r i o r <text:s text:c="2"/>t o s u c h <text:s text:c="2"/>a c c e s s <text:s text:c="2"/>b e i n g <text:s text:c="2"/>t a k e n . <text:s text:c="2"/>D i s c l o s u r e C e r t i f i c a t e s <text:s text:c="2"/>w i l l <text:s text:c="2"/>o n l y <text:s text:c="2"/>b e <text:s text:c="2"/>r e q u e s t e d <text:s text:c="2"/>w h e r e <text:s text:c="2"/>t h e r e i s <text:s text:c="2"/>r e a s o n <text:s text:c="2"/>t o <text:s text:c="2"/>d o <text:s text:c="2"/>s o . F o r <text:s text:c="2"/>i n f o r m a t i o n , <text:s text:c="2"/>n o <text:s text:c="2"/>c h a n g e <text:s text:c="2"/>r e q u i r e d : F o r <text:s text:c="2"/>t h e <text:s text:c="2"/>a v o i d a n c e <text:s text:c="2"/>o f <text:s text:c="2"/>d o u b t , <text:s text:c="2"/>M e d i c a l <text:s text:c="2"/>R e c o r d s w i l l <text:s text:c="2"/>b e <text:s text:c="2"/>p a s s e d <text:s text:c="2"/>d i r e c t l y <text:s text:c="2"/>t o <text:s text:c="2"/>t h e <text:s text:c="2"/>n e w <text:s text:c="2"/>p r o v i d e r , <text:s text:c="2"/>n o t t o <text:s text:c="2"/>t h e <text:s text:c="2"/>C o l l e g e . <text:s text:c="2"/>N o <text:s text:c="2"/>c o n f i d e n t i a l <text:s text:c="2"/>i n f o r m a t i o n <text:s text:c="2"/>w i l l b e <text:s text:c="2"/>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 o <text:s text:c="2"/>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M e d i c a l <text:s text:c="2"/>R e c o r d s <text:s text:c="2"/>w i l l <text:s text:c="2"/>b e <text:s text:c="2"/>p a s s e d <text:s text:c="2"/>o v e r <text:s text:c="2"/>i n a c c o r d a n c e <text:s text:c="2"/>w i t h <text:s text:c="2"/>t h e <text:s text:c="2"/>a g r e e d <text:s text:c="2"/>d a t a <text:s text:c="2"/>t r a n s f e r <text:s text:c="2"/>p l a n , a h e a d <text:s text:c="2"/>o f <text:s text:c="2"/>t h e <text:s text:c="2"/>n e w <text:s text:c="2"/>c o n t r a c t <text:s text:c="2"/>s t a r t <text:s text:c="2"/>d a t e . £ 5 , 0 0 0 , 0 0 0 <text:s text:c="2"/>i s <text:s text:c="2"/>w e l l <text:s text:c="2"/>i n <text:s text:c="2"/>e x c e s s <text:s text:c="2"/>o f <text:s text:c="2"/>t h e <text:s text:c="2"/>c o n t r a c t l i f e t i m e <text:s text:c="2"/>v a l u e . <text:s text:c="2"/>W e <text:s text:c="2"/>e s t i m a t e <text:s text:c="2"/>t h e <text:s text:c="2"/>a n n u a l <text:s text:c="2"/>c o n t r a c t v a l u e <text:s text:c="2"/>t o <text:s text:c="2"/>b e <text:s text:c="2"/>£ 2 5 - 3 0 , 0 0 0 <text:s text:c="2"/>b a s e d <text:s text:c="2"/>o n <text:s text:c="2"/>u s a g e <text:s text:c="2"/>f i g u r e s p r o v i d e d . P l e a s e <text:s text:c="2"/>c h a n g e <text:s text:c="2"/>t o 1 7 . 1 . 3 <text:s text:c="2"/>t h e <text:s text:c="2"/>a g g r e g a t e <text:s text:c="2"/>l i a b i l i t y <text:s text:c="2"/>o f <text:s text:c="2"/>a <text:s text:c="2"/>p a r t y <text:s text:c="2"/>i n r e s p e c t <text:s text:c="2"/>o f <text:s text:c="2"/>l o s s <text:s text:c="2"/>o r <text:s text:c="2"/>d a m a g e <text:s text:c="2"/>c a u s e d <text:s text:c="2"/>b y <text:s text:c="2"/>i t s n e g l i g e n c e <text:s text:c="2"/>t o <text:s text:c="2"/>a n y <text:s text:c="2"/>t a n g i b l e <text:s text:c="2"/>p r o p e r t y <text:s text:c="2"/>o f <text:s text:c="2"/>t h e <text:s text:c="2"/>o t h e r p a r t y <text:s text:c="2"/>s h a l l <text:s text:c="2"/>n o t <text:s text:c="2"/>e x c e e d <text:s text:c="2"/>[ £ 5 0 , 0 0 0 ] ; <text:s text:c="2"/>a n d F o r <text:s text:c="2"/>t h e <text:s text:c="2"/>r e a s o n s <text:s text:c="2"/>a b o v e , <text:s text:c="2"/>p l e a s e <text:s text:c="2"/>c h a n g e <text:s text:c="2"/>t o 1 7 . 1 . 4 <text:s text:c="2"/>t h e <text:s text:c="2"/>a g g r e g a t e <text:s text:c="2"/>l i a b i l i t y <text:s text:c="2"/>o f <text:s text:c="2"/>a <text:s text:c="2"/>p a r t y <text:s text:c="2"/>i n r e s p e c t <text:s text:c="2"/>o f <text:s text:c="2"/>a n y <text:s text:c="2"/>c l a i m <text:s text:c="2"/>m a d e <text:s text:c="2"/>b y <text:s text:c="2"/>t h e <text:s text:c="2"/>o t h e r <text:s text:c="2"/>p a r t y u n d e r <text:s text:c="2"/>t h e <text:s text:c="2"/>C o n t r a c t <text:s text:c="2"/>f l o w i n g <text:s text:c="2"/>f r o m <text:s text:c="2"/>a n y <text:s text:c="2"/>o n e <text:s text:c="2"/>e v e n t o r <text:s text:c="2"/>a <text:s text:c="2"/>s e r i e s <text:s text:c="2"/>o f <text:s text:c="2"/>c o n n e c t e d <text:s text:c="2"/>e v e n t s <text:s text:c="2"/>( o t h e r <text:s text:c="2"/>t h a n <text:s text:c="2"/>i n r e s p e c t <text:s text:c="2"/>o f <text:s text:c="2"/>c l a i m s <text:s text:c="2"/>f o r <text:s text:c="2"/>l o s s <text:s text:c="2"/>o r <text:s text:c="2"/>d a m a g e <text:s text:c="2"/>c a u s e d <text:s text:c="2"/>b y t h e <text:s text:c="2"/>p a r t y ’ s <text:s text:c="2"/>n e g l i g e n c e <text:s text:c="2"/>t o <text:s text:c="2"/>a n y <text:s text:c="2"/>t a n g i b l e <text:s text:c="2"/>p r o p e r t y o f <text:s text:c="2"/>t h e <text:s text:c="2"/>o t h e r <text:s text:c="2"/>p a r t y ) <text:s text:c="2"/>s h a l l <text:s text:c="2"/>n o t <text:s text:c="2"/>e x c e e d <text:s text:c="2"/>t h e</text:p>
          </table:table-cell>
          <table:table-cell table:number-columns-repeated="1022"/>
        </table:table-row>
        <table:table-row table:style-name="ro1">
          <table:table-cell office:value-type="string" calcext:value-type="string">
            <text:p>C l a u s e o v e r d u e . 9 . 1 . 9 <text:s text:c="2"/>i f <text:s text:c="2"/>t h e <text:s text:c="2"/>C o n t r a c t <text:s text:c="2"/>i s <text:s text:c="2"/>t e r m i n a t e d <text:s text:c="2"/>p u r s u a n t <text:s text:c="2"/>t o C l a u s e <text:s text:c="2"/>9 . 1 . 2 <text:s text:c="2"/>a n d <text:s text:c="2"/>i n <text:s text:c="2"/>t h e <text:s text:c="2"/>P u r c h a s e r ' s <text:s text:c="2"/>r e a s o n a b l e o p i n i o n <text:s text:c="2"/>t h e <text:s text:c="2"/>r e l e v a n t <text:s text:c="2"/>c o n f l i c t <text:s text:c="2"/>o f <text:s text:c="2"/>i n t e r e s t <text:s text:c="2"/>e x i s t e d <text:s text:c="2"/>a t t h e <text:s text:c="2"/>t i m e <text:s text:c="2"/>o f <text:s text:c="2"/>t h e <text:s text:c="2"/>a w a r d <text:s text:c="2"/>o f <text:s text:c="2"/>t h e <text:s text:c="2"/>C o n t r a c t <text:s text:c="2"/>a n d <text:s text:c="2"/>c o u l d h a v e <text:s text:c="2"/>b e e n <text:s text:c="2"/>d i s c o v e r e d <text:s text:c="2"/>w i t h <text:s text:c="2"/>t h e <text:s text:c="2"/>a p p l i c a t i o n <text:s text:c="2"/>b y t h e <text:s text:c="2"/>C o n t r a c t o r <text:s text:c="2"/>o f <text:s text:c="2"/>d u e <text:s text:c="2"/>d i l i g e n c e <text:s text:c="2"/>a n d <text:s text:c="2"/>o u g h t <text:s text:c="2"/>t o h a v e <text:s text:c="2"/>b e e n <text:s text:c="2"/>d i s c l o s e d <text:s text:c="2"/>i n <text:s text:c="2"/>t h e <text:s text:c="2"/>T e n d e r <text:s text:c="2"/>D o c u m e n t , t h e n <text:s text:c="2"/>n o t w i t h s t a n d i n g <text:s text:c="2"/>C l a u s e <text:s text:c="2"/>2 3 <text:s text:c="2"/>( C o n s e q u e n c e s o f <text:s text:c="2"/>T e r m i n a t i o n ) , <text:s text:c="2"/>n o <text:s text:c="2"/>p a y m e n t <text:s text:c="2"/>s h a l l <text:s text:c="2"/>b e <text:s text:c="2"/>d u e <text:s text:c="2"/>f o r <text:s text:c="2"/>a n y S e r v i c e s <text:s text:c="2"/>p r o v i d e d <text:s text:c="2"/>b y <text:s text:c="2"/>t h e <text:s text:c="2"/>C o n t r a c t o r . 1 0 . 1 . 3 <text:s text:c="2"/>S e r v i c e <text:s text:c="2"/>C r e d i t s <text:s text:c="2"/>w i l l <text:s text:c="2"/>b e <text:s text:c="2"/>a p p l i e d <text:s text:c="2"/>i n a c c o r d a n c e <text:s text:c="2"/>w i t h <text:s text:c="2"/>t h e <text:s text:c="2"/>m e c h a n i s m <text:s text:c="2"/>s e t <text:s text:c="2"/>o u t <text:s text:c="2"/>i n <text:s text:c="2"/>t h e a g r e e m e n t <text:s text:c="2"/>a n d <text:s text:c="2"/>s h a l l <text:s text:c="2"/>a u t o m a t i c a l l y <text:s text:c="2"/>b e <text:s text:c="2"/>d e d u c t e d b y <text:s text:c="2"/>t h e <text:s text:c="2"/>C o n t r a c t o r <text:s text:c="2"/>f r o m <text:s text:c="2"/>t h e <text:s text:c="2"/>C h a r g e s <text:s text:c="2"/>o w i n g <text:s text:c="2"/>b y t h e <text:s text:c="2"/>P u r c h a s e r <text:s text:c="2"/>t o <text:s text:c="2"/>t h e <text:s text:c="2"/>C o n t r a c t o r , <text:s text:c="2"/>a n d <text:s text:c="2"/>c l e a r l y i n d i c a t e d <text:s text:c="2"/>o n <text:s text:c="2"/>a n y <text:s text:c="2"/>i n v o i c e <text:s text:c="2"/>s u b m i t t e d <text:s text:c="2"/>b y <text:s text:c="2"/>t h e C o n t r a c t o r <text:s text:c="2"/>i n <text:s text:c="2"/>a c c o r d a n c e <text:s text:c="2"/>w i t h <text:s text:c="2"/>C l a u s e <text:s text:c="2"/>1 1 ; <text:s text:c="2"/>a n d</text:p>
          </table:table-cell>
          <table:table-cell office:value-type="string" calcext:value-type="string">
            <text:p>H e a l e s <text:s text:c="2"/>M e d i c a l <text:s text:c="2"/>R e s p o n s e a g r e e d <text:s text:c="2"/>b y <text:s text:c="2"/>t h e <text:s text:c="2"/>p a r t i e s , <text:s text:c="2"/>t h e n <text:s text:c="2"/>t h e <text:s text:c="2"/>P u r c h a s e r <text:s text:c="2"/>w i l l h a v e <text:s text:c="2"/>t h e <text:s text:c="2"/>r i g h t <text:s text:c="2"/>( w i t h o u t <text:s text:c="2"/>p r e j u d i c e <text:s text:c="2"/>t o <text:s text:c="2"/>a l l <text:s text:c="2"/>o t h e r r i g h t s <text:s text:c="2"/>a n d <text:s text:c="2"/>r e m e d i e s <text:s text:c="2"/>a v a i l a b l e <text:s text:c="2"/>t o <text:s text:c="2"/>i t <text:s text:c="2"/>u n d e r <text:s text:c="2"/>t h e s e c o n d i t i o n s <text:s text:c="2"/>o r <text:s text:c="2"/>o t h e r w i s e ) , <text:s text:c="2"/>t o <text:s text:c="2"/>r e q u e s t <text:s text:c="2"/>a <text:s text:c="2"/>C o n t r a c t M e e t i n g <text:s text:c="2"/>w i t h <text:s text:c="2"/>t h e <text:s text:c="2"/>C o n t r a c t o r , <text:s text:c="2"/>t o <text:s text:c="2"/>w h i c h <text:s text:c="2"/>t h e C o n t r a c t o r <text:s text:c="2"/>w i l l <text:s text:c="2"/>b r i n g <text:s text:c="2"/>a n <text:s text:c="2"/>a c t i o n <text:s text:c="2"/>p l a n <text:s text:c="2"/>a n d <text:s text:c="2"/>t i m e l i n e f o r <text:s text:c="2"/>t h e <text:s text:c="2"/>m i l e s t o n e <text:s text:c="2"/>t o <text:s text:c="2"/>b e <text:s text:c="2"/>d e l i v e r e d . <text:s text:c="2"/>I f <text:s text:c="2"/>t h e P u r c h a s e r <text:s text:c="2"/>d o e s <text:s text:c="2"/>n o t <text:s text:c="2"/>a g r e e <text:s text:c="2"/>w i t h <text:s text:c="2"/>t h e <text:s text:c="2"/>m i l e s t o n e t i m e l i n e <text:s text:c="2"/>a n d <text:s text:c="2"/>a c t i o n <text:s text:c="2"/>p l a n , <text:s text:c="2"/>a n d <text:s text:c="2"/>t h e <text:s text:c="2"/>p a r t i e s <text:s text:c="2"/>c a n n o t r e a c h <text:s text:c="2"/>a n <text:s text:c="2"/>a g r e e m e n t , <text:s text:c="2"/>t h e <text:s text:c="2"/>i s s u e <text:s text:c="2"/>w i l l <text:s text:c="2"/>b e <text:s text:c="2"/>r e f e r r e d t o <text:s text:c="2"/>D i s p u t e <text:s text:c="2"/>R e s o l u t i o n <text:s text:c="2"/>P r o c e e d i n g s . W e <text:s text:c="2"/>w o u l d <text:s text:c="2"/>e x p e c t <text:s text:c="2"/>p a y m e n t <text:s text:c="2"/>o f <text:s text:c="2"/>a n y <text:s text:c="2"/>s e r v i c e s d e l i v e r e d , <text:s text:c="2"/>b u t <text:s text:c="2"/>u n d e r s t a n d <text:s text:c="2"/>i n <text:s text:c="2"/>t h e s e c i r c u m s t a n c e s <text:s text:c="2"/>t h a t <text:s text:c="2"/>t h e <text:s text:c="2"/>c o n t r a c t <text:s text:c="2"/>w o u l d <text:s text:c="2"/>b e t e r m i n a t e d <text:s text:c="2"/>a n d <text:s text:c="2"/>n o <text:s text:c="2"/>f u r t h e r <text:s text:c="2"/>p a y m e n t <text:s text:c="2"/>w o u l d <text:s text:c="2"/>b e m a d e . P l e a s e <text:s text:c="2"/>c h a n g e <text:s text:c="2"/>c l a u s e <text:s text:c="2"/>t o : 9 . 1 . 9 <text:s text:c="2"/>i f <text:s text:c="2"/>t h e <text:s text:c="2"/>C o n t r a c t <text:s text:c="2"/>i s <text:s text:c="2"/>t e r m i n a t e d <text:s text:c="2"/>p u r s u a n t <text:s text:c="2"/>t o C l a u s e <text:s text:c="2"/>9 . 1 . 2 <text:s text:c="2"/>a n d <text:s text:c="2"/>i n <text:s text:c="2"/>t h e <text:s text:c="2"/>P u r c h a s e r ' s <text:s text:c="2"/>r e a s o n a b l e o p i n i o n <text:s text:c="2"/>t h e <text:s text:c="2"/>r e l e v a n t <text:s text:c="2"/>c o n f l i c t <text:s text:c="2"/>o f <text:s text:c="2"/>i n t e r e s t <text:s text:c="2"/>e x i s t e d <text:s text:c="2"/>a t t h e <text:s text:c="2"/>t i m e <text:s text:c="2"/>o f <text:s text:c="2"/>t h e <text:s text:c="2"/>a w a r d <text:s text:c="2"/>o f <text:s text:c="2"/>t h e <text:s text:c="2"/>C o n t r a c t <text:s text:c="2"/>a n d <text:s text:c="2"/>c o u l d h a v e <text:s text:c="2"/>b e e n <text:s text:c="2"/>d i s c o v e r e d <text:s text:c="2"/>w i t h <text:s text:c="2"/>t h e <text:s text:c="2"/>a p p l i c a t i o n <text:s text:c="2"/>b y t h e <text:s text:c="2"/>C o n t r a c t o r <text:s text:c="2"/>o f <text:s text:c="2"/>d u e <text:s text:c="2"/>d i l i g e n c e <text:s text:c="2"/>a n d <text:s text:c="2"/>o u g h t <text:s text:c="2"/>t o h a v e <text:s text:c="2"/>b e e n <text:s text:c="2"/>d i s c l o s e d <text:s text:c="2"/>i n <text:s text:c="2"/>t h e <text:s text:c="2"/>T e n d e r <text:s text:c="2"/>D o c u m e n t , t h e n <text:s text:c="2"/>n o t w i t h s t a n d i n g <text:s text:c="2"/>C l a u s e <text:s text:c="2"/>2 3 <text:s text:c="2"/>( C o n s e q u e n c e s o f <text:s text:c="2"/>T e r m i n a t i o n ) , <text:s text:c="2"/>n o <text:s text:c="2"/>p a y m e n t <text:s text:c="2"/>s h a l l <text:s text:c="2"/>b e <text:s text:c="2"/>d u e <text:s text:c="2"/>f o r <text:s text:c="2"/>a n y S e r v i c e s <text:s text:c="2"/>n o t <text:s text:c="2"/>p r o v i d e d <text:s text:c="2"/>b y <text:s text:c="2"/>t h e <text:s text:c="2"/>C o n t r a c t o r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q u a l i t y <text:s text:c="2"/>s e r v i c e <text:s text:c="2"/>b e s p o k e <text:s text:c="2"/>t o <text:s text:c="2"/>t h e <text:s text:c="2"/>n e e d s <text:s text:c="2"/>o f <text:s text:c="2"/>C i t y <text:s text:c="2"/>o f G l a s g o w <text:s text:c="2"/>C o l l e g e , <text:s text:c="2"/>a n d <text:s text:c="2"/>i n n o v a t e <text:s text:c="2"/>o u r <text:s text:c="2"/>s e r v i c e s <text:s text:c="2"/>t o p r o v i d e <text:s text:c="2"/>m o d e r n <text:s text:c="2"/>a n d <text:s text:c="2"/>c u t t i n g <text:s text:c="2"/>e d g e <text:s text:c="2"/>O c c u p a t i o n a l H e a l t h . W e <text:s text:c="2"/>a r e <text:s text:c="2"/>h a p p y <text:s text:c="2"/>t o <text:s text:c="2"/>a g r e e <text:s text:c="2"/>S L A s <text:s text:c="2"/>a n d <text:s text:c="2"/>K P I s <text:s text:c="2"/>w i t h <text:s text:c="2"/>t h e C o l l e g e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text:s text:c="2"/>t h a t <text:s text:c="2"/>f e a t u r e s e r v i c e <text:s text:c="2"/>c r e d i t s <text:s text:c="2"/>o r <text:s text:c="2"/>d e l a y <text:s text:c="2"/>p a y m e n t s , <text:s text:c="2"/>w h i c h <text:s text:c="2"/>h a s a l l o w e d <text:s text:c="2"/>u s <text:s text:c="2"/>t o <text:s text:c="2"/>m a i n t a i n <text:s text:c="2"/>p o s i t i v e <text:s text:c="2"/>r e l a t i o n s h i p s</text:p>
          </table:table-cell>
          <table:table-cell table:number-columns-repeated="1022"/>
        </table:table-row>
        <table:table-row table:style-name="ro1">
          <table:table-cell office:value-type="string" calcext:value-type="string">
            <text:p>C l a u s e 4 3 . <text:s text:c="2"/>T r a n s f e r <text:s text:c="2"/>o f <text:s text:c="2"/>E m p l o y e e s 4 5 . 1 . 3 <text:s text:c="2"/>I f <text:s text:c="2"/>t h e <text:s text:c="2"/>s y s t e m <text:s text:c="2"/>t r i a l s <text:s text:c="2"/>a n d <text:s text:c="2"/>t e s t i n g <text:s text:c="2"/>a r e <text:s text:c="2"/>n o t c o m p l e t e d <text:s text:c="2"/>t o <text:s text:c="2"/>t h e <text:s text:c="2"/>r e a s o n a b l e <text:s text:c="2"/>s a t i s f a c t i o n <text:s text:c="2"/>o f <text:s text:c="2"/>t h e P u r c h a s e r : 4 5 . 1 . 4 <text:s text:c="2"/>b e f o r e <text:s text:c="2"/>t h e <text:s text:c="2"/>C o m m e n c e m e n t <text:s text:c="2"/>D a t e , <text:s text:c="2"/>t h e C o n t r a c t o r <text:s text:c="2"/>m a y <text:s text:c="2"/>c a r r y <text:s text:c="2"/>o u t <text:s text:c="2"/>t h e <text:s text:c="2"/>s y s t e m <text:s text:c="2"/>t r i a l s <text:s text:c="2"/>a n d t e s t i n g <text:s text:c="2"/>o n <text:s text:c="2"/>a n y <text:s text:c="2"/>n u m b e r <text:s text:c="2"/>o f <text:s text:c="2"/>o c c a s i o n s <text:s text:c="2"/>p r i o r <text:s text:c="2"/>t o <text:s text:c="2"/>t h e C o m m e n c e m e n t <text:s text:c="2"/>D a t e <text:s text:c="2"/>i n <text:s text:c="2"/>a c c o r d a n c e <text:s text:c="2"/>w i t h <text:s text:c="2"/>t h e p r o v i s i o n s <text:s text:c="2"/>o f <text:s text:c="2"/>t h i s <text:s text:c="2"/>C l a u s e <text:s text:c="2"/>4 5 . 1 . 3 ; <text:s text:c="2"/>a n d 4 5 . 1 . 5 <text:s text:c="2"/>b y <text:s text:c="2"/>t h e <text:s text:c="2"/>C o m m e n c e m e n t <text:s text:c="2"/>D a t e , <text:s text:c="2"/>t h e P u r c h a s e r <text:s text:c="2"/>m a y <text:s text:c="2"/>( w i t h o u t <text:s text:c="2"/>p r e j u d i c e <text:s text:c="2"/>t o <text:s text:c="2"/>a n y <text:s text:c="2"/>o t h e r r i g h t <text:s text:c="2"/>o r <text:s text:c="2"/>r e m e d y <text:s text:c="2"/>w h i c h <text:s text:c="2"/>i t <text:s text:c="2"/>m a y <text:s text:c="2"/>h a v e ) : 4 5 . 1 . 6 <text:s text:c="2"/>n o t i f y <text:s text:c="2"/>t h e <text:s text:c="2"/>C o n t r a c t o r <text:s text:c="2"/>o f <text:s text:c="2"/>a <text:s text:c="2"/>r e v i s e d C o m m e n c e m e n t <text:s text:c="2"/>D a t e <text:s text:c="2"/>t o <text:s text:c="2"/>a l l o w <text:s text:c="2"/>t h e <text:s text:c="2"/>C o n t r a c t o r a d d i t i o n a l <text:s text:c="2"/>t i m e <text:s text:c="2"/>t o <text:s text:c="2"/>c o m p l e t e <text:s text:c="2"/>t h e <text:s text:c="2"/>s y s t e m <text:s text:c="2"/>t r i a l s <text:s text:c="2"/>a n d t e s t i n g <text:s text:c="2"/>t o <text:s text:c="2"/>t h e <text:s text:c="2"/>r e a s o n a b l e <text:s text:c="2"/>s a t i s f a c t i o n <text:s text:c="2"/>o f <text:s text:c="2"/>t h e P u r c h a s e r ; <text:s text:c="2"/>o r 4 5 . 1 . 7 <text:s text:c="2"/>t e r m i n a t e <text:s text:c="2"/>t h e <text:s text:c="2"/>C o n t r a c t <text:s text:c="2"/>w i t h <text:s text:c="2"/>i m m e d i a t e e f f e c t <text:s text:c="2"/>b y <text:s text:c="2"/>g i v i n g <text:s text:c="2"/>w r i t t e n <text:s text:c="2"/>n o t i c e <text:s text:c="2"/>o f <text:s text:c="2"/>t e r m i n a t i o n <text:s text:c="2"/>t o t h e <text:s text:c="2"/>C o n t r a c t o r <text:s text:c="2"/>i n <text:s text:c="2"/>w h i c h <text:s text:c="2"/>c a s e <text:s text:c="2"/>t h e <text:s text:c="2"/>P u r c h a s e r s h a l l <text:s text:c="2"/>h a v e <text:s text:c="2"/>n o <text:s text:c="2"/>l i a b i l i t y <text:s text:c="2"/>i n <text:s text:c="2"/>r e s p e c t <text:s text:c="2"/>o f <text:s text:c="2"/>a n y <text:s text:c="2"/>c o s t s <text:s text:c="2"/>o r e x p e n s e s <text:s text:c="2"/>i n c u r r e d <text:s text:c="2"/>b y <text:s text:c="2"/>t h e <text:s text:c="2"/>C o n t r a c t o r <text:s text:c="2"/>a r i s i n g <text:s text:c="2"/>o u t o f <text:s text:c="2"/>o r <text:s text:c="2"/>i n <text:s text:c="2"/>c o n n e c t i o n <text:s text:c="2"/>w i t h <text:s text:c="2"/>t h e <text:s text:c="2"/>C o n t r a c t <text:s text:c="2"/>i n c l u d i n g t h e <text:s text:c="2"/>p e r f o r m a n c e <text:s text:c="2"/>o f <text:s text:c="2"/>t h e <text:s text:c="2"/>s y s t e m <text:s text:c="2"/>t r i a l s <text:s text:c="2"/>o r <text:s text:c="2"/>t e s t i n g ( a n d <text:s text:c="2"/>t h e <text:s text:c="2"/>t e r m i n a t i o n <text:s text:c="2"/>w i l l <text:s text:c="2"/>b e <text:s text:c="2"/>d e e m e d <text:s text:c="2"/>f o r <text:s text:c="2"/>t h e p u r p o s e s <text:s text:c="2"/>o f <text:s text:c="2"/>C l a u s e <text:s text:c="2"/>2 3 . 1 . 5 <text:s text:c="2"/>o f <text:s text:c="2"/>t h i s <text:s text:c="2"/>a g r e e m e n t <text:s text:c="2"/>t o h a v e <text:s text:c="2"/>b e e n <text:s text:c="2"/>e f f e c t e d <text:s text:c="2"/>p u r s u a n t <text:s text:c="2"/>t o <text:s text:c="2"/>C l a u s e <text:s text:c="2"/>2 2 . 1 . 1 <text:s text:c="2"/>o f t h i s <text:s text:c="2"/>a g r e e m e n t . 4 5 . 1 . 9 <text:s text:c="2"/>A f t e r <text:s text:c="2"/>t h e <text:s text:c="2"/>c o m p l e t i o n <text:s text:c="2"/>o f <text:s text:c="2"/>t h e <text:s text:c="2"/>s y s t e m <text:s text:c="2"/>t r i a l s a n d <text:s text:c="2"/>t e s t i n g <text:s text:c="2"/>t o <text:s text:c="2"/>t h e <text:s text:c="2"/>r e a s o n a b l e s a t i s f a c t i o n <text:s text:c="2"/>o f <text:s text:c="2"/>t h e <text:s text:c="2"/>P u r c h a s e r , <text:s text:c="2"/>t h e <text:s text:c="2"/>C o n t r a c t o r</text:p>
          </table:table-cell>
          <table:table-cell office:value-type="string" calcext:value-type="string">
            <text:p>H e a l e s <text:s text:c="2"/>M e d i c a l <text:s text:c="2"/>R e s p o n s e w i t h o u t <text:s text:c="2"/>n o t i c e <text:s text:c="2"/>t a k e <text:s text:c="2"/>a c c e s s <text:s text:c="2"/>t o <text:s text:c="2"/>R e c o r d s <text:s text:c="2"/>i n <text:s text:c="2"/>t h e e v e n t <text:s text:c="2"/>o f <text:s text:c="2"/>s u s p e c t e d <text:s text:c="2"/>f r a u d u l e n t <text:s text:c="2"/>a c t i v i t y , <text:s text:c="2"/>w i t h o u t t h e <text:s text:c="2"/>e x p r e s s <text:s text:c="2"/>w r i t t e n <text:s text:c="2"/>c o n s e n t <text:s text:c="2"/>o f <text:s text:c="2"/>t h e <text:s text:c="2"/>D a t a S u b j e c t s , <text:s text:c="2"/>a s <text:s text:c="2"/>t h i s <text:s text:c="2"/>w o u l d <text:s text:c="2"/>v i o l a t e <text:s text:c="2"/>D a t a <text:s text:c="2"/>P r o t e c t i o n l a w s . P l e a s e <text:s text:c="2"/>n o t e , <text:s text:c="2"/>i f <text:s text:c="2"/>T U P E <text:s text:c="2"/>a p p l i e s <text:s text:c="2"/>t o <text:s text:c="2"/>t h e <text:s text:c="2"/>o u t g o i n g c o n t r a c t , <text:s text:c="2"/>p r i c i n g <text:s text:c="2"/>w i l l <text:s text:c="2"/>h a v e <text:s text:c="2"/>t o <text:s text:c="2"/>b e <text:s text:c="2"/>r e c o n s i d e r e d a n d <text:s text:c="2"/>r e s u b m i t t e d , <text:s text:c="2"/>a n d <text:s text:c="2"/>t h e s e <text:s text:c="2"/>c l a u s e s <text:s text:c="2"/>r e - e x a m i n e d . P l e a s e <text:s text:c="2"/>b e <text:s text:c="2"/>a w a r e <text:s text:c="2"/>t h a t <text:s text:c="2"/>t h e <text:s text:c="2"/>r e f e r e n c e s <text:s text:c="2"/>i n <text:s text:c="2"/>t h i s c l a u s e <text:s text:c="2"/>a r e <text:s text:c="2"/>n o t <text:s text:c="2"/>c o r r e c t <text:s text:c="2"/>a n d <text:s text:c="2"/>m u s t <text:s text:c="2"/>b e <text:s text:c="2"/>r e v i e w e d , e . g . <text:s text:c="2"/>4 3 . 1 . 6 <text:s text:c="2"/>r e f e r s <text:s text:c="2"/>t o <text:s text:c="2"/>“ t h i s <text:s text:c="2"/>c l a u s e <text:s text:c="2"/>4 2 ” O u r <text:s text:c="2"/>s y s t e m <text:s text:c="2"/>i s <text:s text:c="2"/>u t i l i s e d <text:s text:c="2"/>o n <text:s text:c="2"/>a l l <text:s text:c="2"/>c o n t r a c t s <text:s text:c="2"/>a n d <text:s text:c="2"/>t o c o n d u c t <text:s text:c="2"/>o u r <text:s text:c="2"/>o w n <text:s text:c="2"/>b u s i n e s s . <text:s text:c="2"/>I t <text:s text:c="2"/>i s <text:s text:c="2"/>d e s i g n e d <text:s text:c="2"/>a n d m a i n t a i n e d <text:s text:c="2"/>i n <text:s text:c="2"/>h o u s e . <text:s text:c="2"/>A n y <text:s text:c="2"/>d i s s a t i s f a c t i o n <text:s text:c="2"/>w i t h t h e <text:s text:c="2"/>s y s t e m <text:s text:c="2"/>s h o u l d <text:s text:c="2"/>b e <text:s text:c="2"/>n o t i f i e d <text:s text:c="2"/>i m m e d i a t e l y <text:s text:c="2"/>s o o u r <text:s text:c="2"/>t e a m <text:s text:c="2"/>c a n <text:s text:c="2"/>i n v e s t i g a t e <text:s text:c="2"/>a n d <text:s text:c="2"/>m a k e <text:s text:c="2"/>a n y c h a n g e s <text:s text:c="2"/>n e e d e d , <text:s text:c="2"/>o r <text:s text:c="2"/>r e s p o n d . <text:s text:c="2"/>A d d i t i o n a l <text:s text:c="2"/>t r a i n i n g o r <text:s text:c="2"/>t r a i n i n g <text:s text:c="2"/>d o c u m e n t s <text:s text:c="2"/>m a y <text:s text:c="2"/>b e <text:s text:c="2"/>p r o v i d e d . <text:s text:c="2"/>T h e s y s t e m <text:s text:c="2"/>w i l l <text:s text:c="2"/>b e <text:s text:c="2"/>r e a d y <text:s text:c="2"/>t o <text:s text:c="2"/>a c c e p t <text:s text:c="2"/>r e f e r r a l s <text:s text:c="2"/>o n <text:s text:c="2"/>t h e c o n t r a c t <text:s text:c="2"/>c o m m e n c e m e n t <text:s text:c="2"/>d a t e . W e <text:s text:c="2"/>f i n d <text:s text:c="2"/>t h e <text:s text:c="2"/>l a c k <text:s text:c="2"/>o f <text:s text:c="2"/>s u b <text:s text:c="2"/>p o i n t s <text:s text:c="2"/>i n <text:s text:c="2"/>t h i s <text:s text:c="2"/>d o c u m e n t c o n f u s i n g , <text:s text:c="2"/>t h e r e <text:s text:c="2"/>a r e <text:s text:c="2"/>a <text:s text:c="2"/>n u m b e r <text:s text:c="2"/>o f <text:s text:c="2"/>l i s t s <text:s text:c="2"/>i n <text:s text:c="2"/>t h i s t e r m s <text:s text:c="2"/>a n d <text:s text:c="2"/>c o n d i t i o n s <text:s text:c="2"/>t h a t <text:s text:c="2"/>a r e <text:s text:c="2"/>a l l <text:s text:c="2"/>a t <text:s text:c="2"/>t h e <text:s text:c="2"/>s a m e l e v e l <text:s text:c="2"/>a s <text:s text:c="2"/>t h e <text:s text:c="2"/>p o i n t <text:s text:c="2"/>t h e y <text:s text:c="2"/>r e f e r <text:s text:c="2"/>t o . <text:s text:c="2"/>I n <text:s text:c="2"/>t h i s <text:s text:c="2"/>e x a m p l e w e <text:s text:c="2"/>s h o u l d <text:s text:c="2"/>h a v e <text:s text:c="2"/>2 <text:s text:c="2"/>s u b <text:s text:c="2"/>l i s t s <text:s text:c="2"/>( 4 5 . 1 . 4 <text:s text:c="2"/>s h o u l d <text:s text:c="2"/>b e 4 5 . 1 . 3 . 1 <text:s text:c="2"/>e t c ; <text:s text:c="2"/>a n d <text:s text:c="2"/>4 5 . 1 . 5 <text:s text:c="2"/>s h o u l d <text:s text:c="2"/>b e <text:s text:c="2"/>4 5 . 1 . 3 . 2 . 1 . e t c ) <text:s text:c="4"/>A g a i n <text:s text:c="2"/>r e f e r e n c e s <text:s text:c="2"/>p o i n t <text:s text:c="2"/>t o <text:s text:c="2"/>t h a t <text:s text:c="2"/>h a v i n g <text:s text:c="2"/>b e e n t h e <text:s text:c="2"/>c a s e , <text:s text:c="2"/>a s <text:s text:c="2"/>4 5 . 1 . 4 <text:s text:c="2"/>r e f e r s <text:s text:c="2"/>t o <text:s text:c="2"/>“ t h i s <text:s text:c="2"/>c l a u s e <text:s text:c="2"/>4 5 , 1 , 3 ” . P l e a s e <text:s text:c="2"/>c h a n g e <text:s text:c="2"/>t o 4 5 . 1 . 3 <text:s text:c="2"/>I f <text:s text:c="2"/>t h e <text:s text:c="2"/>s y s t e m <text:s text:c="2"/>t r i a l s <text:s text:c="2"/>a n d <text:s text:c="2"/>t e s t i n g <text:s text:c="2"/>a r e <text:s text:c="2"/>n o t c o m p l e t e d <text:s text:c="2"/>t o <text:s text:c="2"/>t h e <text:s text:c="2"/>r e a s o n a b l e <text:s text:c="2"/>s a t i s f a c t i o n <text:s text:c="2"/>o f <text:s text:c="2"/>t h e P u r c h a s e r , <text:s text:c="2"/>t h e <text:s text:c="2"/>P u r c h a s e r <text:s text:c="2"/>s h o u l d <text:s text:c="2"/>p r o v i d e r e a s o n s <text:s text:c="2"/>f o r <text:s text:c="2"/>d i s s a t i s f a c t i o n <text:s text:c="2"/>i n <text:s text:c="2"/>w r i t i n g . <text:s text:c="2"/>T h e C o n t r a c t o r <text:s text:c="2"/>w i l l <text:s text:c="2"/>c o n d u c t <text:s text:c="2"/>a n <text:s text:c="2"/>i n v e s t i g a t i o n <text:s text:c="2"/>a n d u n d e r t a k e <text:s text:c="2"/>a n y <text:s text:c="2"/>s y s t e m <text:s text:c="2"/>f i x e s <text:s text:c="2"/>i d e n t i f i e d <text:s text:c="2"/>i n <text:s text:c="2"/>t h e i n v e s t i g a t i o n . 4 5 . 1 . 4 <text:s text:c="2"/>N o t <text:s text:c="2"/>U s e d 4 5 . 1 . 5 <text:s text:c="2"/>N o t <text:s text:c="2"/>U s e d 4 5 . 1 . 6 <text:s text:c="2"/>N o t <text:s text:c="2"/>U s e d 4 5 . 1 . 7 <text:s text:c="2"/>N o t <text:s text:c="2"/>U s e d P l e a s e <text:s text:c="2"/>n o t e , <text:s text:c="2"/>o u r <text:s text:c="2"/>s y s t e m <text:s text:c="2"/>i s <text:s text:c="2"/>a <text:s text:c="2"/>s e r v i c e , <text:s text:c="2"/>n o t <text:s text:c="2"/>a g o o d . <text:s text:c="2"/>U p g r a d e s <text:s text:c="2"/>m a y <text:s text:c="2"/>b e <text:s text:c="2"/>m a d e <text:s text:c="2"/>f r o m <text:s text:c="2"/>t i m e <text:s text:c="2"/>t o t i m e , <text:s text:c="2"/>i t <text:s text:c="2"/>w i l l <text:s text:c="2"/>n o t <text:s text:c="2"/>b e <text:s text:c="2"/>p o s s i b l e <text:s text:c="2"/>f o r <text:s text:c="2"/>t h e <text:s text:c="2"/>C o l l e g e <text:s text:c="2"/>t o <text:s text:c="2"/>u s e</text:p>
          </table:table-cell>
          <table:table-cell table:number-columns-repeated="1022"/>
        </table:table-row>
        <table:table-row table:style-name="ro1">
          <table:table-cell office:value-type="string" calcext:value-type="string">
            <text:p>C l a u s e m a y <text:s text:c="2"/>n o t <text:s text:c="2"/>u s e <text:s text:c="2"/>a l t e r n a t i v e <text:s text:c="2"/>G o o d s <text:s text:c="2"/>i n <text:s text:c="2"/>t h e <text:s text:c="2"/>d e l i v e r y <text:s text:c="2"/>o f t h e <text:s text:c="2"/>S e r v i c e s <text:s text:c="2"/>( o r <text:s text:c="2"/>p r o v i d e <text:s text:c="2"/>a l t e r n a t i v e <text:s text:c="2"/>G o o d s ) <text:s text:c="2"/>i n p e r f o r m a n c e <text:s text:c="2"/>o f <text:s text:c="2"/>t h e <text:s text:c="2"/>C o n t r a c t <text:s text:c="2"/>w i t h o u t <text:s text:c="2"/>t h e <text:s text:c="2"/>p r i o r w r i t t e n <text:s text:c="2"/>c o n s e n t <text:s text:c="2"/>o f <text:s text:c="2"/>t h e <text:s text:c="2"/>P u r c h a s e r . <text:s text:c="2"/>I n <text:s text:c="2"/>c o n s i d e r i n g a <text:s text:c="2"/>r e q u e s t <text:s text:c="2"/>f o r <text:s text:c="2"/>c o n s e n t , <text:s text:c="2"/>t h e <text:s text:c="2"/>P u r c h a s e r <text:s text:c="2"/>m a y <text:s text:c="2"/>a s k f o r <text:s text:c="2"/>a l l <text:s text:c="2"/>r e a s o n a b l e <text:s text:c="2"/>i n f o r m a t i o n <text:s text:c="2"/>c o n c e r n i n g <text:s text:c="2"/>t h e r e a s o n <text:s text:c="2"/>f o r <text:s text:c="2"/>t h e <text:s text:c="2"/>r e q u e s t <text:s text:c="2"/>a n d <text:s text:c="2"/>a s <text:s text:c="2"/>r e g a r d s <text:s text:c="2"/>t h e p r o p o s e d <text:s text:c="2"/>a l t e r n a t i v e s , <text:s text:c="2"/>a n d <text:s text:c="2"/>m a y <text:s text:c="2"/>r e q u i r e <text:s text:c="2"/>s y s t e m t r i a l s <text:s text:c="2"/>a n d <text:s text:c="2"/>t e s t i n g <text:s text:c="2"/>t o <text:s text:c="2"/>b e <text:s text:c="2"/>c a r r i e d <text:s text:c="2"/>o u t <text:s text:c="2"/>i n <text:s text:c="2"/>r e s p e c t <text:s text:c="2"/>o f t h e <text:s text:c="2"/>p r o p o s e d <text:s text:c="2"/>a l t e r n a t i v e s , <text:s text:c="2"/>p r i o r <text:s text:c="2"/>t o <text:s text:c="2"/>m a k i n g <text:s text:c="2"/>i t s d e c i s i o n <text:s text:c="2"/>a s <text:s text:c="2"/>t o <text:s text:c="2"/>w h e t h e r <text:s text:c="2"/>t o <text:s text:c="2"/>g r a n t <text:s text:c="2"/>o r <text:s text:c="2"/>w i t h h o l d <text:s text:c="2"/>i t s c o n s e n t 4 6 <text:s text:c="2"/>A c c e p t a n c e <text:s text:c="2"/>T e s t s <text:s text:c="2"/>– <text:s text:c="2"/>W h o l e <text:s text:c="2"/>S e c t i o n</text:p>
          </table:table-cell>
          <table:table-cell office:value-type="string" calcext:value-type="string">
            <text:p>H e a l e s <text:s text:c="2"/>M e d i c a l <text:s text:c="2"/>R e s p o n s e a <text:s text:c="2"/>p r e v i o u s <text:s text:c="2"/>v e r s i o n <text:s text:c="2"/>o f <text:s text:c="2"/>o u r <text:s text:c="2"/>o n l i n e <text:s text:c="2"/>s y s t e m <text:s text:c="2"/>i f u p g r a d e d . <text:s text:c="2"/>T h e <text:s text:c="2"/>C o l l e g e <text:s text:c="2"/>w i l l <text:s text:c="2"/>b e <text:s text:c="2"/>n o t i f i e d <text:s text:c="2"/>o f p l a n n e d <text:s text:c="2"/>u p d a t e s <text:s text:c="2"/>o n <text:s text:c="2"/>t h e <text:s text:c="2"/>f r o n t <text:s text:c="2"/>p a g e <text:s text:c="2"/>o f <text:s text:c="2"/>t h e s y s t e m . T h i s <text:s text:c="2"/>s e c t i o n <text:s text:c="2"/>i s <text:s text:c="2"/>n o t <text:s text:c="2"/>r e l e v a n t <text:s text:c="2"/>t o <text:s text:c="2"/>t h i s <text:s text:c="2"/>c o n t r a c t <text:s text:c="2"/>a s <text:s text:c="2"/>i t r e l a t e s <text:s text:c="2"/>t o <text:s text:c="2"/>G o o d s <text:s text:c="2"/>n o t <text:s text:c="2"/>S e r v i c e s .</text:p>
          </table:table-cell>
          <table:table-cell table:number-columns-repeated="1022"/>
        </table:table-row>
        <table:table-row table:style-name="ro1">
          <table:table-cell office:value-type="string" calcext:value-type="string">
            <text:p>C l a u s e e x t e n d e d   p e r i o d   a s   m a y   b e   a l l o w e d   b y   t h e G D C ,   t h e   C o n t r a c t o r   w i l l   b e   l i a b l e   f o r   a n y r e a s o n a b l e   l o s s   o r   e x p e n s e   w h i c h   t h e   G D C s h a l l   i n c u r   b y   r e a s o n   o f   s u c h   f a i l u r e   a n d   t h e G D C   s h a l l   b e   e n t i t l e d   t o   d e d u c t   s u c h   d a m a g e s , l o s s   o r   e x p e n s e   f r o m   a n y   m o n i e s   w h i c h   m a y b e c o m e   p a y a b l e   t o   t h e   C o n t r a c t o r . 3 8 . 1     I f   a n y   m o n e y   i s   r e c o v e r a b l e   f r o m   o r p a y a b l e   b y   t h e   C o n t r a c t o r   u n d e r   t h e   C o n t r a c t , w i t h o u t   p r e j u d i c e   t o   t h e   p o w e r   t o   t e r m i n a t e u n d e r   t h e   C o n t r a c t   o r   t o   a n y   o t h e r   r e m e d y a v a i l a b l e   u n d e r   t h i s   C o n t r a c t   o r   o t h e r w i s e   b y l a w ,   t h a t   s u m   m a y   b e   d e d u c t e d   f r o m   a n y   s u m t h e n   d u e ,   o r   w h i c h   a t   a n y   l a t e r   t i m e   m a y b e c o m e   d u e ,   t o   t h e   C o n t r a c t o r   u n d e r   t h i s C o n t r a c t   o r   u n d e r   a n y   o t h e r   a g r e e m e n t   o r c o n t r a c t   w i t h   G D C . 3 9 . 3                             T h e   G D C   m a y   i m m e d i a t e l y t e r m i n a t e   t h e   w h o l e   C o n t r a c t   o n   w r i t t e n   n o t i c e a n d   s h a l l   b e   e n t i t l e d   t o   e n t e r   i n t o   a l t e r n a t i v e a g r e e m e n t s   w i t h   c o n t r a c t o r s   f o r   t h e   S e r v i c e s   i f : 3 9 . 3 . 1                       t h e   C o n t r a c t o r ' s   p e r f o r m a n c e c o n s i s t e n t l y   f a l l s   b e l o w   t h e   l e v e l s   o f p e r f o r m a n c e   d e f i n e d   i n   t h e   C o n t r a c t   a n d   f a i l s   t o</text:p>
          </table:table-cell>
          <table:table-cell office:value-type="string" calcext:value-type="string">
            <text:p>H e a l e s <text:s text:c="2"/>M e d i c a l <text:s text:c="2"/>R e s p o n s e s u c h   t i m e   a s   p a y m e n t   i s   d u e .   A g r e e m e n t   w i l l   n o t b e   u n r e a s o n a b l y   w i t h h e l d . P l e a s e   c h a n g e   t o : 3 4 . 1     I f   t h e   C o n t r a c t o r   f a i l s   t o   p r o v i d e   t h e S e r v i c e s   i n   a c c o r d a n c e   w i t h   t h e   t i m e   o r   t i m e s s t a t e d   i n   t h e   C o n t r a c t   o r   a n y   O r d e r   o r   a n y e x t e n d e d   p e r i o d   a s   m a y   b e   a l l o w e d   b y   t h e G D C ,   t h e   C o n t r a c t o r   w i l l   b e   l i a b l e   f o r   a n y r e a s o n a b l e   l o s s   o r   e x p e n s e   w h i c h   t h e   G D C s h a l l   i n c u r   b y   r e a s o n   o f   s u c h   f a i l u r e   a n d   t h e G D C   s h a l l   b e   e n t i t l e d   t o   d e d u c t   s u c h   d a m a g e s , l o s s   o r   e x p e n s e   f r o m   a n y   m o n i e s   w h i c h   m a y b e c o m e   p a y a b l e   t o   t h e   C o n t r a c t o r   w i t h   t h e a g r e e m e n t   o f   t h e   C o n t r a c t o r .   S u c h   a g r e e m e n t w i l l   n o t   b e   u n r e a s o n a b l y   w i t h h e l d .   W h e r e   t h e C o n t r a c t o r   d o e s   n o t   a g r e e   w i t h   t h e   d e d u c t i o n s , t h e   p a r t i e s   m a y   h o l d   a   m e e t i n g   t o   r e s o l v e   t h e d i s p u t e .   I n   t h e   e v e n t   t h a t   t h e   p a r t i e s   r e m a i n u n s a t i s f i e d ,   t h e   m a t t e r   w i l l   b e   r e f e r r e d   t o   d i s p u t e r e s o l u t i o n   p r o d c e e d i n g s . W e   d o n ’ t   f o r e s e e   a   s i t u a t i o n   w h e r e   t h e C o n t r a c t o r   o w e s   t h e   G D C   m o n e y ,   h o w e v e r   w e w o u l d   e x p e c t   t h e   G D C   t o   a g r e e   t o   t e r m s   a n d c o n d i t i o n s   t h a t   a r e   r e c i p r o c a l   f o r   b o t h   p a r t i e s , f o r   e x a m p l e   i f   t h e   G D C   c a n   d e d u c t   p a y m e n t a g a i n s t   m o n e y   d u e   f r o m   C o n t r a c t o r s ,   t h e n   t h e C o n t r a c t o r   m u s t   b e   a b l e   t o   d e d u c t   p a y m e n t   t o t h e   G D C   a g a i n s t   s u m s   d u e . C o n t r a c t s   s h o u l d   b e   w r i t t e n   t o   w o r k   f o r   b o t h p a r t i e s ,   t h e y   s h o u l d   n o t   b e   o n e   s i d e d .   T h i s   i s   a s e r v i c e   n o t   a   p r o d u c t . P l e a s e   a m e n d   t o : 3 8 . 1     I f   a n y   m o n e y   i s   r e c o v e r a b l e   f r o m   o r p a y a b l e   b y   e i t h e r   p a r t y   u n d e r   t h e   C o n t r a c t , w i t h o u t   p r e j u d i c e   t o   t h e   p o w e r   t o   t e r m i n a t e u n d e r   t h e   C o n t r a c t   o r   t o   a n y   o t h e r   r e m e d y a v a i l a b l e   u n d e r   t h i s   C o n t r a c t   o r   o t h e r w i s e   b y l a w ,   t h a t   s u m   m a y   b e   d e d u c t e d   f r o m   a n y   s u m t h e n   d u e ,   o r   w h i c h   a t   a n y   l a t e r   t i m e   m a y b e c o m e   d u e ,   t o   t h e   s e c o n d   p a r t y   u n d e r   t h i s C o n t r a c t   o r   u n d e r   a n y   o t h e r   a g r e e m e n t   o r c o n t r a c t   w i t h   t h e   f i r s t   p a r t y . W e   b e l i e v e   i m m e d i a t e   t e r m i n a t i o n   f o r   a   s e r v i c e m i s s i n g   a   t i m e s c a l e   i s   n o t   n e c e s s a r y ,   w h e n   b o t h p a r t i e s   c a n   w o r k   i n   p a r t n e r s h i p   t o   i m p r o v e s e r v i c e   l e v e l s   f o r   t h e   b e n e f i t   o f   t h e   c o n t r a c t . T h i s   s o l u t i o n   i s   b e t t e r   f o r   a l l   p a r t i e s . 3 9 . 3 . 3   i s   c o v e r e d   b y   3 9 . 3 . 1 ,   w i t h o u t   t h e   n e e d   f o r</text:p>
          </table:table-cell>
          <table:table-cell table:number-columns-repeated="1022"/>
        </table:table-row>
        <table:table-row table:style-name="ro1">
          <table:table-cell office:value-type="string" calcext:value-type="string">
            <text:p>C l a u s e 1 . 1                               I n   t h e   e v e n t   o f   t h e r e   b e i n g   a   c o n f l i c t b e t w e e n   t h e   c l a u s e s   o f   t h e   C o n t r a c t ,   t h e   o r d e r o f   p r e c e d e n c e   f o r   r e s o l v i n g   t h e   c o n f l i c t   i s : a )                     t h e   S e r v i c e s   O r d e r ; b )                     t h e   T e r m s   a n d   C o n d i t i o n s   o f   C o n t r a c t f o r   t h e   P r o v i s i o n   o f   S e r v i c e s ; c )                   t h e   G D C ’ s   I n v i t a t i o n   t o   T e n d e r   i n c l u d i n g a n y   a p p e n d i c e s ; d )                   t h e   C o n t r a c t o r ’ s   T e n d e r . 3 . 1                                 T h e   C o n t r a c t o r   w a r r a n t s   t h a t   t h e p r o v i s i o n   o f   a n y   S e r v i c e s   s e t   o u t   i n   t h e S p e c i f i c a t i o n   a n d / o r   t h e   s u b j e c t   o f   t h i s   C o n t r a c t s h a l l   b e   c o m p l e t e d : 3 . 1 . 1                       i n   a c c o r d a n c e   w i t h   t h e   S p e c i f i c a t i o n a n d   a n y   o t h e r   d e s c r i p t i o n s   p r o v i d e d   t o   t h e C o n t r a c t o r   b y   t h e   G D C   o r   v i c e   v e r s a ; 3 . 1 . 2                       i n   a c c o r d a n c e   w i t h   a l l   a p p l i c a b l e l e g a l   r e q u i r e m e n t s ; 3 . 1 . 3                       w i t h   r e a s o n a b l e   c a r e   a n d   s k i l l   i n a c c o r d a n c e   w i t h   g e n e r a l l y   r e c o g n i s e d c o m m e r c i a l   p r a c t i c e s   a n d   s t a n d a r d s ; 3 . 1 . 4                       i n   a c c o r d a n c e   w i t h   a l l   o f   G D C ’ s</text:p>
          </table:table-cell>
          <table:table-cell office:value-type="string" calcext:value-type="string">
            <text:p>H e a l e s <text:s text:c="2"/>M e d i c a l <text:s text:c="2"/>R e s p o n s e T h e   t e n d e r   i s   s u b m i t t e d   t o   d e s c r i b e   h o w   w e   w i l l p r o v i d e   s e r v i c e s ,   a n d   i s   a w a r d e d   o n   t h a t   b a s i s . T h i s   o r d e r   r e n d e r s   t h e   t e n d e r   r e d u n d a n t , b e c a u s e   r e g a r d l e s s   o f   w h a t   w e   s a y   w e   w i l l d e l i v e r   a n d   w h a t   i s   a g r e e d ,   i f   t h e r e   i s   a   c o n f l i c t t h e   I T T   t a k e s   p r e c e d e n c e .   T h e   t e n d e r   i s   a r e s p o n s e   t o   t h e   I T T . P l e a s e   c h a n g e   t o : a )                     t h e   S e r v i c e s   O r d e r ; b )                     t h e   T e r m s   a n d   C o n d i t i o n s   o f   C o n t r a c t f o r   t h e   P r o v i s i o n   o f   S e r v i c e s ; c )                   t h e   C o n t r a c t o r ’ s   T e n d e r . d )                   t h e   G D C ’ s   I n v i t a t i o n   t o   T e n d e r   i n c l u d i n g a n y   a p p e n d i c e s ; A g a i n ,   t h e   t e n d e r   i s   a   r e s p o n s e   t o   t h e S p e c i f i c a t i o n   a n d   I T T ,   d e t a i l i n g   h o w   i t   w i l l   b e f u l f i l l e d .   3 . 1   a n d   3 . 2   n e g a t e   t h e   t e n d e r .   I f   t h e t e n d e r   s t a t e s   d o i n g   s o m e t h i n g   i n   a   w a y   t h a t   i s d i f f e r e n t   t o   t h e   t e n d e r ,   a n d   t h a t   i s   a g r e e d ,   t h a t s h o u l d   b e   t h e   s t a n d a r d   t o   w h i c h   t h e   s e r v i c e   i s p r o v i d e d . P l e a s e   c h a n g e   t o : 3 . 2                                 A n y   S e r v i c e s   s u p p l i e d   u n d e r   t h e C o n t r a c t   s h a l l   b e   i n   c o n f o r m a n c e   w i t h   a n y s p e c i f i c a t i o n   o r   t e n d e r   r e s p o n s e .</text:p>
          </table:table-cell>
          <table:table-cell table:number-columns-repeated="1022"/>
        </table:table-row>
        <table:table-row table:style-name="ro1">
          <table:table-cell office:value-type="string" calcext:value-type="string">
            <text:p>C l a u s e ( b )               C o o p e r a t e   i n   t h e   t r a n s f e r   o f   G o o d s   o r p r o p e r t y   i n   a c c o r d a n c e   w i t h   a r r a n g e m e n t s   t o   b e n o t i f i e d   t o   i t   b y   G D C ;   a n d , ( c )                 C e a s e   t o   u s e   t h e   G D C   B r a n d .</text:p>
          </table:table-cell>
          <table:table-cell office:value-type="string" calcext:value-type="string">
            <text:p>H e a l e s <text:s text:c="2"/>M e d i c a l <text:s text:c="2"/>R e s p o n s e p r o v i d e d   b y   t h e   G D C   t o   t h e   C o n t r a c t o r   f o r   t h e p u r p o s e   o f   t h i s   C o n t r a c t ; ( b )   D e l i v e r   t o   t h e   G D C i i .                     a l l   s p e c i f i c a t i o n s ,   p r o g r a m s   a n d   o t h e r d o c u m e n t a t i o n   c o m p r i s e d   i n   t h e   d e l i v e r a b l e s a n d   e x i s t i n g   a t   t h e   d a t e   o f   t e r m i n a t i o n ,   w h e t h e r o r   n o t   t h e n   c o m p l e t e .     A l l   I n t e l l e c t u a l   C o n t e n t R i g h t s   i n   s u c h   m a t e r i a l s   s h a l l   a u t o m a t i c a l l y p a s s   t o   t h e   G D C   ( t o   t h e   e x t e n t   t h a t   t h e y   h a v e n o t   a l r e a d y   d o n e   s o   b y   v i r t u e   o f   c l a u s e ) .   A l l I n t e l l e c t u a l   P r o p e r t y   r i g h t s   r e t a i n e d   b y   t h e C o n t r a c t o r   w i l l   b e   r e v o k e d   a t   t h e   s e n d   o f s e r v i c e ; ( b )               C o o p e r a t e   i n   t h e   t r a n s f e r   o f   G o o d s   o r p r o p e r t y   i n   a c c o r d a n c e   w i t h   a r r a n g e m e n t s   t o   b e n o t i f i e d   t o   i t   b y   G D C ;   a n d , ( c )                 C e a s e   t o   u s e   t h e   G D C   B r a n d .</text:p>
          </table:table-cell>
          <table:table-cell table:number-columns-repeated="1022"/>
        </table:table-row>
        <table:table-row table:style-name="ro1">
          <table:table-cell office:value-type="string" calcext:value-type="string">
            <text:p>C l a u s e m e e t   t h e   d e f i n e d   l e v e l s   o f   p e r f o r m a n c e   w i t h i n 3 0   d a y s   o f   a   w r i t t e n   n o t i c e   b y   t h e   G D C ; 3 9 . 3 . 2                       t h e   C o n t r a c t o r   c o m m i t s   a   m a t e r i a l b r e a c h   o f   a n y   o f   t h e   p r o v i s i o n s   o f   t h e   C o n t r a c t a n d   i n   t h e   e v e n t   o f   a   b r e a c h   c a p a b l e   o f   r e m e d y f a i l s   t o   r e m e d y   t h e   s a m e   w i t h i n   3 0   d a y s   o f   a w r i t t e n   n o t i c e   g i v i n g   f u l l   p a r t i c u l a r s   o f   t h e b r e a c h ; 3 9 . 3 . 3                       t h e   C o n t r a c t o r   f a i l s   t o   d e l i v e r   t h e G o o d s   o r   c a r r y   o u t   t h e   S e r v i c e s   w i t h i n   t h e   t i m e s s p e c i f i e d   i n   t h e   C o n t r a c t ; 4 0 . 1       I f   G D C   t e r m i n a t e s   t h e   C o n t r a c t   u n d e r c l a u s e   3 9   i t   m a y   a r r a n g e   f o r   t h e   S e r v i c e s   t o   b e c a r r i e d   o u t   o r   p r o v i d e d   b y   a l t e r n a t i v e   m e a n s a n d   t h e   C o n t r a c t o r   w i l l   b e   l i a b l e   f o r   t h e   a m o u n t b y   w h i c h   t h e   a g g r e g a t e   o f   t h e   c o s t   o f   o b t a i n i n g t h e   S e r v i c e s   i n   t h i s   w a y   e x c e e d s   t h e   a m o u n t w h i c h   w o u l d   h a v e   b e e n   p a y a b l e   t o   t h e C o n t r a c t o r   i n   r e s p e c t   o f   S e r v i c e s   s o   r e p l a c e d . 4 0 . 2         I f   t h e   C o n t r a c t   i s   t e r m i n a t e d   u n d e r   c l a u s e 3 9   t h e n   l i a b i l i t y   b y   t h e   G D C   t o w a r d s   t h e C o n t r a c t o r   a n d   a n y   r i g h t s   o r   a d d i t i o n a l   c l a i m s h o w s o e v e r   a r i s i n g   f r o m   t h i s   C o n t r a c t   a s   a g a i n s t t h e   G D C   s h a l l   c e a s e . 4 0 . 4             O n   c e s s a t i o n   o f   t h i s   C o n t r a c t   f o r   a n y r e a s o n ,   t h e   C o n t r a c t o r   s h a l l : ( a )           D e l i v e r   t o   t h e   G D C : i .                         a l l   c o p i e s   o f   i n f o r m a t i o n   a n d   d a t a p r o v i d e d   b y   t h e   G D C   t o   t h e   C o n t r a c t o r   f o r   t h e p u r p o s e   o f   t h i s   C o n t r a c t ;   a n d i i .                     a l l   s p e c i f i c a t i o n s ,   p r o g r a m s   a n d   o t h e r d o c u m e n t a t i o n   c o m p r i s e d   i n   t h e   d e l i v e r a b l e s a n d   e x i s t i n g   a t   t h e   d a t e   o f   t e r m i n a t i o n ,   w h e t h e r o r   n o t   t h e n   c o m p l e t e .     A l l   I n t e l l e c t u a l   P r o p e r t y R i g h t s   i n   s u c h   m a t e r i a l s   s h a l l   a u t o m a t i c a l l y p a s s   t o   t h e   G D C   ( t o   t h e   e x t e n t   t h a t   t h e y   h a v e n o t   a l r e a d y   d o n e   s o   b y   v i r t u e   o f   c l a u s e ) ;</text:p>
          </table:table-cell>
          <table:table-cell office:value-type="string" calcext:value-type="string">
            <text:p>H e a l e s <text:s text:c="2"/>M e d i c a l <text:s text:c="2"/>R e s p o n s e t e r m i n a t i o n   a f t e r   a   s i n g l e   i n s t a n c e   o f   l a t e d e l i v e r y . I f   s e r v i c e   l e v e l s   a r e   n o t   b e i n g   m e t ,   t h e C o n t r a c t o r   w i l l   p r o v i d e   a n   a c t i o n   p l a n ,   t o   b e d i s c u s s e d   a n d   a g r e e d   w i t h   t h e   G D C .   T h e   G D C i s   c o n t i n u a l l y   u p d a t e d   o n   s e r v i c e   p e r f o r m a n c e . W h i l s t   u n l i k e l y ,   T U P E   c o u l d   b e   i n v o l v e d   i n   t h e c o n t r a c t ,   a n d   t e r m i n a t i o n   o f   t h e   c o n t r a c t   w i t h i m m e d i a t e   e f f e c t   w o u l d   v e r y   l i k e l y   c o n t r a v e n e T U P E   r e g u l a t i o n s   a s   w e   w o u l d   n o t   b e   a b l e   t o u n d e r t a k e   t h e   r e l e v a n t   c o n s u l t a t i o n .   T h i s   w o u l d a l s o   p o t e n t i a l l y   b r e a c h   T U P E   t e r m s   a n d c o n d i t i o n s . P l e a s e   r e m o v e   3 9 . 3 . 3 . W e   a g r e e   t h a t   t h e   G D C   s h o u l d   n o t   p a y   f o r s e r v i c e s   u n d e l i v e r e d .   W e   w i l l   n o t   p a y   f o r s e r v i c e s   t o   b e   o b t a i n e d   e l s e w h e r e .   I n   2 3   y e a r s o f   p r o v i d i n g   s e r v i c e s ,   t h i s   s i t u a t i o n   h a s   n e v e r a r i s e n ,   a n d   w e   b e l i e v e   t h e   r i s k   o f   t e r m i n a t i o n   f o r a n y   r e a s o n   s t a t e d   i n   3 9 . 3   i s   v e r y   l o w . W e   w i l l   n o t   s i g n   u p   t o   t h i s   c l a u s e . T h e   G D C   w i l l   c o n t i n u e   t o   b e   l i a b l e   f o r   a n y b r e a c h e s   a n d   c l a i m s   t h a t   o c c u r   u p   t o   t h e t e r m i n a t i o n   d a t e .   T h e   G D C   s h o u l d   p a y   f o r   a n y a n d   a l l   d e l i v e r e d   s e r v i c e s . W e   f e e l   t h i s   c l a u s e   s h o u l d   b e   c l a r i f i e d ,   t o   s h o w t h a t   a n y   r i g h t s   o r   c l a i m s   c o n t i n u e   t o   e x i s t   u p u n t i l   t h e   p o i n t   o f   t e r m i n a t i o n . A l t e r n a t i v e l y ,   4 0 . 2   c a n   b e   r e m o v e d . O n   c e s s a t i o n   o f   t h e   c o n t r a c t   m e d i c a l   d a t a   w i l l b e   d e l i v e r e d   t o   t h e   a p p r o p r i a t e   m e d i c a l p r o f e s s i o n a l   a t   t h e   n e w   p r o v i d e r ,   n o t   t h e   G D C . I n t e l l e c t u a l   P r o p e r t y   r i g h t s   w i l l   n o t   p a s s   t o   t h e G D C .   I n t e l l e c t u a l   C o n t e n t   r i g h t s   a r e   h e l d   b y   t h e G D C .   D e f i n i t i o n s   a r e   p r o v i d e d   a b o v e . P l e a s e   c h a n g e   t h e s e   c l a u s e s   t o : 4 0 . 4             O n   c e s s a t i o n   o f   t h i s   C o n t r a c t   f o r   a n y r e a s o n ,   t h e   C o n t r a c t o r   s h a l l : ( a )           D e l i v e r   t o   t h e   G D C ’ s   n e w   p r o v i d e r : i .                         a l l   c o p i e s   o f   i n f o r m a t i o n   a n d   d a t a</text:p>
          </table:table-cell>
          <table:table-cell table:number-columns-repeated="1022"/>
        </table:table-row>
        <table:table-row table:style-name="ro1">
          <table:table-cell office:value-type="string" calcext:value-type="string">
            <text:p>C l a u s e 2 9 . 8 . 4       p r o d u c t   l i a b i l i t y   i n s u r a n c e   w i t h   a   l i m i t   i f a t   l e a s t   £ 5   m i l l i o n   p e r   c l a i m . 3 1 . 1       U n l e s s   o t h e r w i s e   a g r e e d   i n   w r i t i n g   a l l W o r k s   p r o d u c e d   b y   t h e   C o n t r a c t o r   ( f o r   e x a m p l e t o o l s ,   p a t t e r n s ,   d r a w i n g s ,   a r t w o r k   a n d   o t h e r d o c u m e n t s ,   r e p o r t s   o r   e q u i p m e n t )   i n p e r f o r m a n c e   o f   t h e   C o n t r a c t ,   s u p p l i e d   b y   G D C o r   m a d e   s p e c i f i c a l l y   a t   t h e   G D C ’ s   e x p e n s e   o r r e q u e s t   s h a l l   r e m a i n   o r   b e c o m e   t h e   p r o p e r t y   o f t h e   G D C   a n d   o n   c o m p l e t i o n   o r   c a n c e l l a t i o n   o f t h e   C o n t r a c t   t h e   c o n t r a c t i b l e   d e l i v e r a b l e s   s h a l l b e   d e l i v e r e d   b y   t h e   C o n t r a c t o r   t o   t h e   G D C .</text:p>
          </table:table-cell>
          <table:table-cell office:value-type="string" calcext:value-type="string">
            <text:p>H e a l e s <text:s text:c="2"/>M e d i c a l <text:s text:c="2"/>R e s p o n s e T h e   c o n t r a c t   i s   f o r   s e r v i c e s ,   n o t   p r o d u c t s ,   s o p r o d u c t   l i a b i l i t y   i n s u r a n c e   i s   n o t   r e l e v a n t . P l e a s e   c h a n g e   t o : 2 9 . 8 . 4   N o t   U s e d W e   b e l i e v e   t h a t   t h e   i n t e n t   o f   i n t e l l e c t u a l   p r o p e r t y c l a u s e s   w i t h i n   t h i s   t y p e   o f   c o n t r a c t   i s   t o : - a )   e n s u r e   t h a t   t h e   c l i e n t   r e t a i n s   o w n e r s h i p   o f a n y   I P   i t   h a s   a l l o w e d   t h e   p r o v i d e r   t o   u s e b )   a c q u i r e   a n d   r e t a i n   i n   p e r p e t u i t y   t h e   o w n e r s h i p o f   a n y   i n t e l l e c t u a l   c o n t e n t   p r o d u c e d   b y   t h e p r o v i d e r   w h e n   p r o c e s s i n g   d a t a   o n   b e h a l f   o f   t h e c l i e n t c )   e n s u r e   p r o t e c t i o n   f r o m   a n y   t h i r d   p a r t y   w h e n u s i n g   t h e   i n t e l l e c t u a l   p r o p e r t y   o f   t h e   p r o v i d e r d u r i n g   a   c o n t r a c t   t e r m . W e   d o   n o t   b e l i e v e   t h e   c l i e n t   w i s h e s   t o   a c q u i r e a l l   t h e   I n t e l l e c t u a l   p r o p e r t y   o f   t h e   p r o v i d e r   w h i c h i n   t e r m s   o f   v a l u e ,   i s   l i k e l y   t o   s i g n i f i c a n t l y   e x c e e d t h e   v a l u e   o f   t h e   c o n t r a c t   t e r m ;   h o w e v e r   l o n g   t h a t m a y   b e .   I t   w o u l d   n o t   b e   r e a s o n a b l e   f o r   e x a m p l e f o r   t h e   c l i e n t   t o   c l a i m   o w n e r s h i p   o f   t h e   p r o v i d e r n a m e ,   l o g o s ,   t r a d e m a r k s ,   s o f t w a r e   o r   d o c u m e n t d e s i g n   o r   t o   u s e   t h a t   b e y o n d   t h e   c o n t r a c t   t e r m o t h e r   t h a n   a c c e s s i n g   i t ' s   d a t a   c o n t e n t   i n w h a t e v e r   f o r m   i t   i s   p r o v i d e d   b y   t h e   p r o v i d e r d u r i n g   o r   a t   t h e   e n d   o f   t h e   c o n t r a c t . F o r   e x a m p l e   i f   t h e   c l i e n t   i s   a l l o w e d   t o   u s e   s t r e s s a s s e s s m e n t   f o r m s / p r o c e s s   d e s i g n e d   b y   H e a l e s t h e n   o w n e r s h i p   o f   t h e   d a t a   c o n t e n t   o f   t h e s e f o r m s   r e s i d e s   w i t h   t h e   c l i e n t   i n   p e r p e t u i t y   a n d t h e y   h a v e   t h e   r i g h t   t o   a s s i g n   t h i s   r i g h t   o r   a l l o w a n o t h e r   p r o v i d e r   t o   a c c e s s / p r o c e s s   t h i s   d a t a . H o w e v e r   t h e   c l i e n t   w o u l d   n o t   h a v e   t h e   r i g h t   t o c o n t i n u e   t o   u s e   t h i s   i n t e l l e c t u a l   p r o p e r t y ,   i . e c o n t i n u e   u s i n g   t h e   s t r e s s   a s s e s s m e n t / f o r m s p r o c e s s   f o r   t h e   p u r p o s e s   o f   n e w   s t r e s s a s s e s s m e n t s   b e y o n d   t h e   c o n t r a c t   t e r m ,   n o r w o u l d   t h e   c l i e n t   h a v e   t h e   r i g h t   t o   a s s i g n   t h e s e I P   r i g h t s   t o   a n y o n e   e l s e . I n t e l l e c t u a l   P r o p e r t y   R i g h t s   D e f i n i t i o n m e a n s   p a t e n t s   i n v e n t i o n s   t r a d e m a r k s   s e r v i c e m a r k s   l o g o s   d e s i g n   r i g h t s   ( w h e t h e r   r e g i s t e r a b l e o r   o t h e r w i s e )   a n d   a p p l i c a t i o n s   f o r   a n y   o f   t h e f o r e g o i n g ;   c o p y r i g h t   d a t a b a s e   r i g h t s   d o m a i n n a m e s   t r a d e   o r   b u s i n e s s   n a m e s   m o r a l   r i g h t s</text:p>
          </table:table-cell>
          <table:table-cell table:number-columns-repeated="1022"/>
        </table:table-row>
        <table:table-row table:style-name="ro1">
          <table:table-cell office:value-type="string" calcext:value-type="string">
            <text:p>C l a u s e d i s c l o s e   I n f o r m a t i o n : ( a )                         w i t h o u t   c o n s u l t i n g   w i t h   t h e C o n t r a c t o r ;   o r , ( b )                         f o l l o w i n g   c o n s u l t a t i o n   w i t h   t h e C o n t r a c t o r   a n d   h a v i n g   t a k e n   i t s   v i e w s   i n t o a c c o u n t . A n d 2 3 . 7   T h e   C o n t r a c t o r   a c k n o w l e d g e s   t h a t   a n y   l i s t s o r   s c h e d u l e s   p r o v i d e d   b y   i t   o u t l i n i n g   c o n f i d e n t i a l i n f o r m a t i o n   a r e   o f   i n d i c a t i v e   v a l u e   o n l y   a n d   t h a t t h e   G D C   m a y   n e v e r t h e l e s s   b e   o b l i g e d   t o d i s c l o s e   c o n f i d e n t i a l   i n f o r m a t i o n   i n   o r d e r   t o s a t i s f y   a   R e q u e s t   f o r   I n f o r m a t i o n . 2 6 . 1   W h e r e   a   c o m p l a i n t   i s   r e c e i v e d   a b o u t   t h e s t a n d a r d   o f   t h e   S e r v i c e s   o r   t h e   m a n n e r   i n   w h i c h a n y   S e r v i c e s   h a v e   b e e n   s u p p l i e d   o r   t h e p r o c e d u r e s   u s e d   o r   a n y   o t h e r   m a t t e r   c o n n e c t e d w i t h   t h e   p e r f o r m a n c e   o f   t h e   C o n t r a c t o r ’ s o b l i g a t i o n s   u n d e r   t h e   C o n t r a c t ,   t h e n   t h e   G D C s h a l l   n o t i f y   t h e   C o n t r a c t o r ,   a n d   w h e r e c o n s i d e r e d   a p p r o p r i a t e   b y   t h e   G D C ,   i n v e s t i g a t e t h e   c o m p l a i n t .   T h e   G D C   m a y ,   w i t h o u t   r e f e r e n c e t o   t h e   C o n t r a c t o r ,   u p h o l d   t h e   c o m p l a i n t   a n d   t a k e f u r t h e r   a c t i o n   i n   a c c o r d a n c e   w i t h   c l a u s e s   3 8 a n d   3 9   o f   t h e   C o n t r a c t . 2 6 . 2     W i t h o u t   p r e j u d i c e   t o   i t s   r i g h t   u n d e r   c l a u s e 3 8   ( R e c o v e r y ) ,   w h e r e   t h e   C o n t r a c t o r   f a i l s   o r   i s u n a b l e   t o   p e r f o r m   t h e   S e r v i c e s   a s   p e r   t h e C o n t r a c t ,   t h e   G D C   m a y   c h a r g e   t h e   C o n t r a c t o r f o r   a n y   c o s t s   r e a s o n a b l y   i n c u r r e d   a n d   a n y r e a s o n a b l e   a d m i n i s t r a t i o n   c o s t s   i n   r e s p e c t   o f t h e   s u p p l y   o f   a n y   p a r t   o f   t h e   S e r v i c e s   b y   t h e G D C   o r   a   t h i r d   p a r t y   w h e t h e r   o r   n o t   s u c h   c o s t s e x c e e d   t h e   p a y m e n t   w h i c h   w o u l d   o t h e r w i s e h a v e   b e e n   p a y a b l e   t o   t h e   C o n t r a c t o r   f o r   s u c h p a r t   o f   t h e   S e r v i c e s ,   a n d   p r o v i d e d   t h a t   t h e   G D C u s e s   i t s   r e a s o n a b l e   e n d e a v o u r s   t o   m i t i g a t e   a n y a d d i t i o n a l   e x p e n d i t u r e   i n   o b t a i n i n g   r e p l a c e m e n t S e r v i c e s .</text:p>
          </table:table-cell>
          <table:table-cell office:value-type="string" calcext:value-type="string">
            <text:p>H e a l e s <text:s text:c="2"/>M e d i c a l <text:s text:c="2"/>R e s p o n s e W e   h a v e   a   r o b u s t   c o m p l a i n t s   p r o c e s s   w h e r e b y a l l   c o m p l a i n t s   a r e   r e s o l v e d   o n - t h e - s p o t   o r i n v e s t i g a t e d   b y   O H .   W e   w o u l d   n o t   a c c e p t   a G D C   r u l i n g   o f   a n   u p h e l d   c o m p l a i n t   w i t h   r e g a r d t o   t h e   O H   s e r v i c e   w i t h o u t   r e f e r e n c e   t o   O H ,   a s w e   f a i l   t o   s e e   h o w   t h i s   c o u l d   b e   i n v e s t i g a t e d w i t h o u t   t h e   i n c l u s i o n   o f   O H . P l e a s e   c h a n g e   c l a u s e   t o : 2 6 . 1   W h e r e   a   c o m p l a i n t   i s   r e c e i v e d   a b o u t   t h e s t a n d a r d   o f   t h e   S e r v i c e s   o r   t h e   m a n n e r   i n   w h i c h a n y   S e r v i c e s   h a v e   b e e n   s u p p l i e d   o r   t h e p r o c e d u r e s   u s e d   o r   a n y   o t h e r   m a t t e r   c o n n e c t e d w i t h   t h e   p e r f o r m a n c e   o f   t h e   C o n t r a c t o r ’ s o b l i g a t i o n s   u n d e r   t h e   C o n t r a c t ,   t h e n   t h e   G D C s h a l l   n o t i f y   t h e   C o n t r a c t o r ,   a n d   w h e r e c o n s i d e r e d   a p p r o p r i a t e   b y   t h e   G D C ,   i n v e s t i g a t e t h e   c o m p l a i n t . W e   d o   n o t   c o n s i d e r   t h i s   t o   b e   a   c o n s i d e r a b l e r i s k ,   a s   w i t h i n   t h e   w h o l e   c o n t r a c t   t e r m   w e   h a v e n o t   r e c e i v e d   a   c o m p l a i n t   f r o m   t h e   G D C . H o w e v e r ,   w e   w i l l   n o t   a g r e e   t o   t h i s   c l a u s e .   W e w i l l   n o t   p a y   a n y   a d d i t i o n a l   c h a r g e s   f o r   t h e   c l i e n t o b t a i n i n g   a n y   p a r t   o f   t h e   s e r v i c e s   e l s e w h e r e . W e   a c c e p t   t h a t   t h e   c l i e n t   s h o u l d   n o t   p a y   f o r s e r v i c e s   t h a t   a r e   n o t   d e l i v e r e d . P l e a s e   c h a n g e   t o : 2 6 . 2   W i t h o u t   p r e j u d i c e   t o   i t s   r i g h t   u n d e r   c l a u s e 3 8   ( R e c o v e r y ) ,   w h e r e   t h e   C o n t r a c t o r   f a i l s   o r   i s u n a b l e   t o   p e r f o r m   t h e   S e r v i c e s   a s   p e r   t h e C o n t r a c t ,   t h e   G D C   w i l l   n o t   p a y   f o r   a n y u n d e l i v e r e d   s e r v i c e s .</text:p>
          </table:table-cell>
          <table:table-cell table:number-columns-repeated="1022"/>
        </table:table-row>
        <table:table-row table:style-name="ro1">
          <table:table-cell office:value-type="string" calcext:value-type="string">
            <text:p>5 . 1   T h e   C o n t r a c t o r   s h a l l   n o t   m a k e   a n y   c h a n g e s t o   K e y   P e r s o n n e l   w i t h o u t   t h e   p r i o r   w r i t t e n c o n s e n t   o f   t h e   G D C . 7 . 7       E a c h   R e p o r t   s h a l l   b e   v e r i f i e d   w i t h   a s t a t e m e n t   o f   t r u t h   s i g n e d   b y   t h e   m e d i c a l e x a m i n e r   a s   r e p r e s e n t i n g   t h e   t r u e   a n d   c o m p l e t e p r o f e s s i o n a l   o p i n i o n   o n   t h e   m a t t e r s   t o   w h i c h t h e y   r e f e r . 7 . 8   I n   t h e   e v e n t   a   R e p o r t   i s   n o t   v e r i f i e d   b y   a s t a t e m e n t   o f   t r u t h   o r   i s   n o t   i n   t h e   a g r e e d   f o r m a t , o r   i s   d e e m e d   i n c o m p l e t e   b y   t h e   G D C ,   t h e   G D C s h a l l   h a v e   t h e   r i g h t   r e j e c t   t h e   R e p o r t   a n d r e q u e s t   t h a t   t h e   C o n t r a c t o r   p r o v i d e s   a   v e r i f i e d R e p o r t   i n   t h e   a g r e e d   f o r m a t   a t   n o   a d d i t i o n a l c o s t s   t o   t h e   G D C . 1 8 . 2   T h e   C o n t r a c t o r   s h a l l   g r a n t   t o   G D C ,   o r   i t s a u t h o r i s e d   a g e n t s ,   s u c h   a c c e s s   t o   t h o s e r e c o r d s   a s   t h e y   m a y   r e a s o n a b l y   r e q u i r e   i n c o n n e c t i o n   w i t h   t h e   C o n t r a c t .</text:p>
          </table:table-cell>
          <table:table-cell office:value-type="string" calcext:value-type="string">
            <text:p>P l e a s e   n o t e ,   t h e r e   m a y   b e   t i m e s   w h e r e   t h e r e   i s u n a v o i d a b l e   c h a n g e s   t o   K e y   P e r s o n n e l ,   s u c h   a s i l l - h e a l t h ,   a   s t a f f   m e m b e r   l e a v i n g ,   o r   r e t i r e m e n t . A s   t h e   i n c u m b e n t ,   t o   d a t e   t h e   G D C   h a s a c c e p t e d   a   s i n g e d   r e p o r t   a s   b e i n g   t h e   t r u e   a n d c o m p l e t e   p r o f e s s i o n a l   o p i n i o n ,   b e c a u s e   t h i s s i g n a t u r e   i s   a   s t a t e m e n t   o f   t r u t h . W e   a r e   h a p p y   t o   a g r e e   t h i s   c l a u s e ,   p l e a s e   s e e c o m m e n t   a b o v e .   W e   a r e   h a p p y   t o   c u s t o m i s e t h e   F i t   t o   P r a c t i s e   r e p o r t   w i t h   a   s t a t e m e n t   o f t r u t h ,   a s   w e   h a v e   b e e n   t h r o u g h o u t   t h e   c u r r e n t c o n t r a c t . F o r   i n f o r m a t i o n ,   n o   a c t i o n   r e q u i r e d : W e   a r e   h a p p y   t o   m e e t   t h i s   c l a u s e   p r o v i d e d   t h a t c o n f i d e n t i a l i t y   i s   m a i n t a i n e d   t h r o u g h o u t . C o n f i d e n t i a l   m e d i c a l   r e c o r d s   w i l l   n o t   b e p r o v i d e d   t o   t h e   G D C   w i t h o u t   t h e   e x p r e s s   w r i t t e n</text:p>
          </table:table-cell>
          <table:table-cell table:number-columns-repeated="1022"/>
        </table:table-row>
        <table:table-row table:style-name="ro1">
          <table:table-cell office:value-type="string" calcext:value-type="string">
            <text:p>C l a u s e 3 1 . 2       T h e   r i g h t s   i n   a n y   W o r k s   o r   M a t e r i a l s o w n e d   b y   t h e   C o n t r a c t o r s   w h i c h   w e r e   n o t c r e a t e d   i n   t h e   p e r f o r m a n c e   o f   t h i s   C o n t r a c t   a n d w h i c h   a r e   n e c e s s a r y   f o r   t h e   u s e   c o n t e m p l a t e d i n   3 1 . 1   a b o v e   a r e   i r r e v o c a b l y   l i c e n s e d   t o   t h e G D C   i t s   l i c e n s e e s   a n d   a s s i g n s   i n   p e r p e t u i t y ,   i n a l l   m e d i a . 3 1 . 3       I n   c o n s i d e r a t i o n   o f   t h e   A g r e e d   P r i c e p a y a b l e   u n d e r   t h e   C o n t r a c t   t h e   C o n t r a c t o r a s s i g n s   t o   t h e   G D C   a b s o l u t e l y   w i t h   f u l l   t i t l e g u a r a n t e e   a l l   t h e   p r e s e n t   a n d   f u t u r e   I n t e l l e c t u a l P r o p e r t y   R i g h t s   i n   t h e   S e r v i c e s   a n d   a l l   o t h e r m a t e r i a l s   a n d   d e l i v e r a b l e s   c r e a t e d   b y   t h e C o n t r a c t o r   p u r s u a n t   t o   t h i s   A g r e e m e n t . 3 4 . 1     I f   t h e   C o n t r a c t o r   f a i l s   t o   p r o v i d e   t h e S e r v i c e s   i n   a c c o r d a n c e   w i t h   t h e   t i m e   o r   t i m e s s t a t e d   i n   t h e   C o n t r a c t   o r   a n y   O r d e r   o r   a n y</text:p>
          </table:table-cell>
          <table:table-cell office:value-type="string" calcext:value-type="string">
            <text:p>H e a l e s <text:s text:c="2"/>M e d i c a l <text:s text:c="2"/>R e s p o n s e a n d   o t h e r   s i m i l a r   r i g h t s   o r   o b l i g a t i o n s   w h e t h e r r e g i s t e r a b l e   o r   n o t   i n   a n y   c o u n t r y   ( i n c l u d i n g   b u t n o t   l i m i t e d   t o   t h e   U n i t e d   K i n g d o m )   a n d   t h e   r i g h t t o   s u e   f o r   p a s s i n g   o f f ; I n t e l l e c t u a l   C o n t e n t   R i g h t s   D e f i n i t i o n m e a n s   t h e   d a t a   c o n t e n t   o f   a n y   d o c u m e n t w h e t h e r   e l e c t r o n i c   o r   p a p e r   p r o c e s s e d   o n   b e h a l f o f   t h e   c l i e n t   a n d / o r   p r o v i d e d   b y   t h e   p r o v i d e r   t o t h e   c l i e n t   w i t h i n   t h e   t e r m   o f   t h i s   c o n t r a c t .   F o r a v o i d a n c e   o f   d o u b t   t h i s   e x c l u d e s   t h e   d e s i g n   o f a n y   d o c u m e n t ,     d a t a b a s e ,   l o g o ,   t r a d e m a r k , b u s i n e s s   n a m e ,   w e b s i t e ,   o r   w e b   s e r v i c e e l e c t r o n i c   o r   o t h e r w i s e . P l e a s e   i n c l u d e   t h e   d e f i n i t i o n   o f   I n t e l l e c t u a l C o n t e n t   R i g h t s   D e f i n i t i o n ,   a n d   c h a n g e   t h i s c l a u s e   t o : 3 1 . 1       U n l e s s   o t h e r w i s e   a g r e e d   i n   w r i t i n g   a l l I n t e l l e c t u a l   C o n t e n t   p r o d u c e d   b y   t h e   C o n t r a c t o r i n   p e r f o r m a n c e   o f   t h e   C o n t r a c t ,   s u p p l i e d   b y G D C   o r   m a d e   s p e c i f i c a l l y   a t   t h e   G D C ’ s   e x p e n s e o r   r e q u e s t   s h a l l   r e m a i n   o r   b e c o m e   t h e   p r o p e r t y o f   t h e   G D C   a n d   o n   c o m p l e t i o n   o r   c a n c e l l a t i o n   o f t h e   C o n t r a c t   t h e   c o n t r a c t i b l e   d e l i v e r a b l e s   s h a l l b e   d e l i v e r e d   b y   t h e   C o n t r a c t o r   t o   t h e   G D C . A c c e s s   t o   t h e   s y s t e m   i s   r e v o k e d   u p o n   e n d   o f c o n t r a c t .   W e   w i l l   n o t   s i g n   u p   t o   t h i s   c l a u s e ,   f o r t h e   r e a s o n s   d e s c r i b e d   a b o v e . P l e a s e   c h a n g e   t o : 3 1 . 2   T h e   r i g h t s   t o   a l l   p r e - e x i s t i n g   i n t e l l e c t u a l p r o p e r t y   w i l l   v e s t   i n   t h e   c r e a t o r . T h e   v a l u e   o f   t h e   I n t e l l e c t u a l   P r o p e r t y   u s e d   i n d e l i v e r y   o f   t h e   c o n t r a c t   f a r   o u t w e i g h s   t h e   v a l u e o f   t h e   c o n t r a c t .   W e   w i l l   n o t   s i g n   u p   t o   t h i s c l a u s e . P l e a s e   s e e   d e f i n i t i o n   o f   I n t e l l e c t u a l   P r o p e r t y   a n d I n t e l l e c t u a l   C o n t e n t   u n d e r   3 1 . 1 . T h i s   c l a u s e   c a n   b e   r e m o v e d ,   a s   a l l   d e l i v e r a b l e s a r e   d e l i v e r e d   d u r i n g   t h e   c o n t r a c t .   A f t e r   c o n t r a c t e n d   t h e r e   a r e   n o   f u r t h e r   d e l i v e r a b l e s . T h e   G D C   s h o u l d   p a y   f o r   a l l   s e r v i c e s   p r o v i d e d .   I f d e d u c t i o n s   a r e   t o   b e   m a d e ,   t h e s e   m u s t   b e m a d e   i n   a g r e e m e n t   w i t h   H e a l e s   M e d i c a l   b e f o r e</text:p>
          </table:table-cell>
          <table:table-cell table:number-columns-repeated="1022"/>
        </table:table-row>
        <table:table-row table:style-name="ro1">
          <table:table-cell office:value-type="string" calcext:value-type="string">
            <text:p>5.3.3    the Company may, where Service Credits are specified in Schedule 3, recover Service Credits in accordance with clause 5.5.5.4     Service Credits may be recovered by the Company as a credit against the next invoice which may subsequently be due for issue under this Agreement or, if no such invoice is due, as a debt due from the Supplier and payable within 30 days after demand.  The Company shall be entitled to set off all monies due to the Supplier under this Agreement in satisfaction of any such liability of the Supplier.5.5  The Supplier acknowledges and agrees that the Service Credits are a price adjustment to reflect the difference in value to the Company of the Services actually received in the event of a failure to meet the Service Levels and are not a penalty or a pre-estimate of the loss that the Company may suffer or incur as a result of such failure.</text:p>
          </table:table-cell>
          <table:table-cell office:value-type="string" calcext:value-type="string">
            <text:p>We are not able to sign up to the service credits and delay paymentsIn our experience, we have found that penalties such as service credits and delay payments create a culture of “box ticking” rather than a commitment to a quality service. If the service is focussed on meeting rigid criteria to avoid penalty, we are afforded less time to continually review and improve the service, provide a quality service bespoke to the needs of Aberdeen International Airport, and innovate our services to provide modern and cutting edge Occupational Health.We are happy to agree SLAs and KPIs with AIA during implementation. We work in partnership with our clients to provide a service bespoke to each organisation. We do not have any current client relationships that feature service credits or delay payments, which has allowed us to maintain positive relationships with our clients for many years. We could only agree to service credits if a reciprocal service bonus scheme were introduced for exceeding targets. We prefer not to work this way, as we want to be clear about the price the client will pay before they order the service.The success of the service can be measured by sickness absence and employee health, which requires the Purchaser and the Occupational Health service working in partnership.We would suggest the removal of service credits and delay penalties.We monitor the service constantly and bring in additional resources as required to meet the service levels. Please note, that additional services/resources are chargeable as described in the pricing. Reports can be produced at no additional charge, MI can include usage against service levels as standard.With regards to 5.5, service credits can only be considered a penalty. Services cannot improve if a small company is required to accept less than the value of delivering the service. The SLA as stated in the tender is far in excess of usage requirements, and would require a full time service from an OHA and OHP to achieve. This is not the best value for money that the Airport can receive from this contract, nor will it achieve the savings the Airport has wished to achieve by going to tender. </text:p>
          </table:table-cell>
          <table:table-cell table:number-columns-repeated="1022"/>
        </table:table-row>
        <table:table-row table:style-name="ro1">
          <table:table-cell office:value-type="string" calcext:value-type="string">
            <text:p>6.4 If the Company does not accept the Deliverables, the Company shall notify the Supplier and the Supplier shall rework or correct deficiencies or replace the Deliverable within a mutually agreed time period or (failing agreement) within 10 Working Days from notification.</text:p>
          </table:table-cell>
          <table:table-cell office:value-type="string" calcext:value-type="string">
            <text:p>The clause as written allows for the Company to not accept the Deliverables for any reason, or for no reason – this clause is too open to misuse. Please change to: 6.4 If the Company reasonably believes that the Deliverables to not meet the specification, the Company shall notify the Supplier of the reasons in writing and the Supplier shall rework or correct deficiencies or replace the Deliverable within a mutually agreed time period or (failing agreement) within 10 Working Days from notification. Where the Supplier does not agree with the reasons, the parties will meet to discuss the matter and agree a resolution. In the event a resolution cannot be agreed, the issue will be referred to Dispute Resolution Proceedings such as Mediation. </text:p>
          </table:table-cell>
          <table:table-cell table:number-columns-repeated="1022"/>
        </table:table-row>
        <table:table-row table:style-name="ro1">
          <table:table-cell office:value-type="string" calcext:value-type="string">
            <text:p>7.4 If Service Credits are set out in Schedule 3 then, without prejudice to any of its other rights under this Agreement, the Company shall be entitled to the payment of the Service Credits if the Supplier fails to provide the Services (or any element of them) by the date specified in the Programme. The Service Credits are accepted by both parties as being a genuine pre-estimate of the loss the Company is likely to suffer as a result of the delay and not a penalty. </text:p>
          </table:table-cell>
          <table:table-cell office:value-type="string" calcext:value-type="string">
            <text:p>Please see statements on Service Credits above.Please remove these clauses. </text:p>
          </table:table-cell>
          <table:table-cell table:number-columns-repeated="1022"/>
        </table:table-row>
        <table:table-row table:style-name="ro1">
          <table:table-cell office:value-type="string" calcext:value-type="string">
            <text:p>8.1 The Fees for the Services are set out in (or calculated in accordance with) Schedule 4.  No disbursements and/or other expenses shall be charged by the Supplier unless expressly stated in Schedule 4.</text:p>
          </table:table-cell>
          <table:table-cell office:value-type="string" calcext:value-type="string">
            <text:p>Pricing notes and service element pricing for additional services has been provided with this tender. These must be included within schedule 4. </text:p>
          </table:table-cell>
          <table:table-cell table:number-columns-repeated="1022"/>
        </table:table-row>
        <table:table-row table:style-name="ro1">
          <table:table-cell office:value-type="string" calcext:value-type="string">
            <text:p>8.2 The Supplier shall notify the Company’s Contract Manager when the fees incurred to date in respect of the Services reach 80% of the Fees.  When the aggregate amount paid by the Company to the Supplier reaches the Fees, no further amount shall be due from the Company to the Supplier in respect of the Services, unless otherwise agreed in writing by the Company.</text:p>
          </table:table-cell>
          <table:table-cell office:value-type="string" calcext:value-type="string">
            <text:p>The Supplier will supply monthly Management Information so AIA will always be aware of their usage against spend. In the near future AIA will be able to track this online at anytime, the new reporting feature is due for release in Q3 2022. We could only accept this clause if AIA accepted that no further services would be ordered once the Contract Value was reached. We have supplied a service element rate for AIA, which shows the costs for services not included within the core. Normally, once the contract value is reached, services are charged at the service element rate. Any additional services are charged at the service element rate. Contract pricing is flexible, any overuse in one area is covered by underuse in another area until the contract value is reached. In the event that AIA has not utilised their full contract value, additional services can be included within that budget. </text:p>
          </table:table-cell>
          <table:table-cell table:number-columns-repeated="1022"/>
        </table:table-row>
        <table:table-row table:style-name="ro1">
          <table:table-cell office:value-type="string" calcext:value-type="string">
            <text:p>8.8   Any payment due from the Company to the Supplier which is not paid by the due date shall bear interest at the rate of 2% per annum above the base lending rate of Barclays Bank plc from time to time from the due date for payment until the date when payment is made provided that:8.8.1     such interest shall not be payable in respect of any invoice that the Company is disputing in good faith; and8.8.2     the Supplier has issued a reminder to the Company at the address specified in clause 8.5 in respect of such overdue invoice and the period of 14 days from the date of such reminder has elapsed without payment being received.</text:p>
          </table:table-cell>
          <table:table-cell office:value-type="string" calcext:value-type="string">
            <text:p>We will sign up to this clause with the same terms described in legislation. If a part of an invoice is disputed, interest must still be paid on late payment of any undisputed part of the invoice. Please change to:8.8   Any payment due from the Company to the Supplier which is not paid by the due date shall bear interest at the rate of 8% per annum above the base rate of the Bank of England from the due date for payment until the date when payment is made provided that:8.8.1     such interest shall not be payable in respect of any invoice, or part thereof, that the Company is disputing in good faith; and8.8.2     the Supplier has issued a reminder to the Company at the address specified in clause 8.5 in respect of such overdue invoice and the period of 14 days from the date of such reminder has elapsed without payment being received.</text:p>
          </table:table-cell>
          <table:table-cell table:number-columns-repeated="1022"/>
        </table:table-row>
        <table:table-row table:style-name="ro1">
          <table:table-cell office:value-type="string" calcext:value-type="string">
            <text:p>8.11   The Company may (without limiting any other rights or remedies it may have) set off part or all such payments due to the Supplier under this Agreement against any amounts due from the Supplier to the Company under this Agreement.  The Company reserves the right to withhold payment of any invoice in respect of (i) the suspension of any performance of any Services by the Supplier or (ii) of any work which does not comply with the terms of this Agreement.</text:p>
          </table:table-cell>
          <table:table-cell office:value-type="string" calcext:value-type="string">
            <text:p>We are happy to agree to this clause so long as it is reciprocal. Please change to:8.11   Either party may (without limiting any other rights or remedies it may have) set off part or all such payments due to the Second Party under this Agreement against any amounts due from the First Party to the Second Party under this Agreement.  The Company reserves the right to withhold payment of any invoice in respect of (i) the suspension of any performance of any Services by the Supplier or (ii) of any work which does not comply with the terms of this Agreement, in the consideration of both parties.</text:p>
          </table:table-cell>
          <table:table-cell table:number-columns-repeated="1022"/>
        </table:table-row>
        <table:table-row table:style-name="ro1">
          <table:table-cell office:value-type="string" calcext:value-type="string">
            <text:p>11.4  The Company may by written notice to the Supplier refuse to admit any Supplier Personnel onto, or withdraw permission for such staff to remain at, the Location.  Upon receiving a written demand from the Company, the Supplier shall (at the Supplier’s cost) replace any member of the Supplier Personnel.</text:p>
          </table:table-cell>
          <table:table-cell office:value-type="string" calcext:value-type="string">
            <text:p>Legitimate reasons for refusal to admit must be provided within any notice to remove personnel. There must also be a method for investigation into any issue and right of appeal.We say this based upon historical experience as (many years ago) a qualified, experienced member of staff was requested to be removed from a contract based upon a single individual’s (HR, not patient’s) request. There was no evidence provided to support the request at any point despite repeated requests and and we could only conclude that the request was personally or racially motivated.Please change to:11.4  The Company may by written notice to the Supplier refuse to admit any Supplier Personnel onto, or withdraw permission for such staff to remain at, the Location.  Written notice will include reasons for refusal or withdrawal of permission. Upon receiving a written demand from the Company, the Supplier shall (at the Supplier’s cost) investigate the claims, and if upheld replace any member of the Supplier Personnel. The Supplier retains the right of appeal where claims are not upheld. </text:p>
          </table:table-cell>
          <table:table-cell table:number-columns-repeated="1022"/>
        </table:table-row>
        <table:table-row table:style-name="ro1">
          <table:table-cell office:value-type="string" calcext:value-type="string">
            <text:p>11.5 The Supplier shall:11.5.1     provide all Supplier Personnel with any uniform and/or protective clothing which may be required, such uniform and clothing to be of consistent design and quality satisfactory to the Company;11.5.2     ensure that such uniform is worn at all times when the Supplier Personnel are on duty at the Location and that the same shall be kept clean and in good repair and the Supplier shall bear all costs in connection therewith;11.5.3     ensure that all Supplier Personnel working in external areas wear appropriate high visibility garments manufactured to the relevant British Standard; and11.5.4     ensure that all Supplier Personnel can at all times when on the Company’s premises be easily identified by means of a prominent identity tag.</text:p>
          </table:table-cell>
          <table:table-cell office:value-type="string" calcext:value-type="string">
            <text:p>OH staff are not required to wear uniforms, but will wear identification cards. The OH practitioners will not be working outside.Please change to:11.5 The Supplier shall:11.5.1     provide all Supplier Personnel with any protective clothing which may be required11.5.2     Not Used11.5.3     Not Used11.5.4     ensure that all Supplier Personnel can at all times when on the Company’s premises be easily identified by means of a prominent identity tag</text:p>
          </table:table-cell>
          <table:table-cell table:number-columns-repeated="1022"/>
        </table:table-row>
        <table:table-row table:style-name="ro1">
          <table:table-cell office:value-type="string" calcext:value-type="string">
            <text:p>11.6   The Supplier shall pay such charges as arise from its subscription to the scheme sponsored by the Company for the provision of staff car parking facilities and staff catering facilities and shall ensure that the Supplier’s Personnel do not make personal use of any amenities, facilities or services in public or staff accommodation except those specifically notified in writing by the Company to the Supplier.  Free car parking is not provided under this Agreement.</text:p>
          </table:table-cell>
          <table:table-cell office:value-type="string" calcext:value-type="string">
            <text:p>It is understood that the price for parking will be paid by OH, and charged back to AIAL in the contract price. </text:p>
          </table:table-cell>
          <table:table-cell table:number-columns-repeated="1022"/>
        </table:table-row>
        <table:table-row table:style-name="ro1">
          <table:table-cell office:value-type="string" calcext:value-type="string">
            <text:p>16.2  If the Company deems any Accommodation necessary the Company and the Supplier shall enter into a separate property agreement (substantially in the form of Schedule 15) the execution of which shall be a condition precedent to occupation of the Accommodation by the Supplier.  Occupation may be on the basis of a lease or a non-exclusive licence solely for the purposes of performing the Supplier's obligations under this Agreement.</text:p>
          </table:table-cell>
          <table:table-cell office:value-type="string" calcext:value-type="string">
            <text:p>Please note, no lease rates have been provided for the use of on-site accommodation. Pricing provided to AIA does not take into consideration any accommodation costs for on-site services. Should AIA require payment for leasing of on-site rooms, off-site services will be provided, or AIA can request a pricing variation upon provision of all the relevant information.</text:p>
          </table:table-cell>
          <table:table-cell table:number-columns-repeated="1022"/>
        </table:table-row>
        <table:table-row table:style-name="ro1">
          <table:table-cell office:value-type="string" calcext:value-type="string">
            <text:p>17.1  The Supplier shall compile the reports specified in Schedule 9 and deliver them to the Company on the basis set out therein.  Any additional reports to be delivered by the Supplier to the Company will be agreed in writing between the parties.</text:p>
          </table:table-cell>
          <table:table-cell office:value-type="string" calcext:value-type="string">
            <text:p>Please note, any reports not included within the core contract price will be charged at the service element rate provided. </text:p>
          </table:table-cell>
          <table:table-cell table:number-columns-repeated="1022"/>
        </table:table-row>
        <table:table-row table:style-name="ro1">
          <table:table-cell office:value-type="string" calcext:value-type="string">
            <text:p>17.3  During the Term and for a period of two years thereafter, or for a period of seven years from the date of creation of the Records (whichever is longer) the Supplier shall keep full, true and accurate Records to show compliance with its obligations under this Agreement together with any other records that are required by any professional rules of any regulatory body which apply to the activities of the Supplier or as may from time to time be agreed in writing between the Company and the Supplier.</text:p>
          </table:table-cell>
          <table:table-cell office:value-type="string" calcext:value-type="string">
            <text:p>Records are kept in accordance with legislation and our Data Retention and Destruction policy. For OH records this is 6 years from the end of the contract, or 40 years for some Health Surveillances. </text:p>
          </table:table-cell>
          <table:table-cell table:number-columns-repeated="1022"/>
        </table:table-row>
        <table:table-row table:style-name="ro1">
          <table:table-cell office:value-type="string" calcext:value-type="string">
            <text:p>21.4   For the purposes set out in clause 21.3, the Supplier:21.4.1   hereby grants (and shall ensure that its sub-contractors grant) to the Company and its nominated representatives free of charge a right of accompanied access to the Supplier Personnel, Supplier’s premises (or any other premises where the relevant information is stored), systems and information between 09.00-17.00 on any Working Day; and21.4.2 shall have the right to accompany the relevant Company staff or representatives conducting such audit.</text:p>
          </table:table-cell>
          <table:table-cell office:value-type="string" calcext:value-type="string">
            <text:p>We are happy to meet this clause provided that confidentiality is maintained throughout. Confidential medical records will not be provided to the Customer without the express written consent of each data subject. </text:p>
          </table:table-cell>
          <table:table-cell table:number-columns-repeated="1022"/>
        </table:table-row>
        <table:table-row table:style-name="ro1">
          <table:table-cell office:value-type="string" calcext:value-type="string">
            <text:p>22.4    The Supplier shall grant to the Company and/or shall procure the grant to the Company of a non-exclusive, royalty free, perpetual, irrevocable licence for the Company to:22.4.1     use any software necessary for the receipt and enjoyment of the Services;22.4.2     use the Background IPR in connection with the receipt and enjoyment of the Services and the Deliverables; and22.4.3     sub-license to other members of the Company Group the use of the Background IPR to the extent necessary for the receipt and enjoyment of the Services.</text:p>
          </table:table-cell>
          <table:table-cell office:value-type="string" calcext:value-type="string">
            <text:p>Use of the Background IPR, including our Management System and portals, will be licenced for the term of the contract only, and will be revoked following Contract End. Please change to:22.4    The Supplier shall grant to the Company and/or shall procure the grant to the Company of an exclusive, royalty free, licence for the duration of the Contract for the Company to:22.4.1     use any software necessary for the receipt and enjoyment of the Services;22.4.2     use the Background IPR in connection with the receipt and enjoyment of the Services and the Deliverables; and22.4.3     Not Used.</text:p>
          </table:table-cell>
          <table:table-cell table:number-columns-repeated="1022"/>
        </table:table-row>
        <table:table-row table:style-name="ro1">
          <table:table-cell office:value-type="string" calcext:value-type="string">
            <text:p>22.5 The Supplier will disclose to the Company all inventions which the Supplier may make in performing its obligations under this Agreement which are:ES – advice needed22.5.1     directly related to Foreground IPR; or22.5.2     wholly or substantially based on the Company’s own existing Intellectual Property Rights as referred to in clause 22.1.22.6         All Intellectual Property Rights in and to the inventions referred to in clause 22.5 shall vest in and be owned absolutely by the Company or, to the extent that they do not, are hereby assigned with full title guarantee to the Company and the Supplier will act consistently with the Company’s ownership of them.22.7       If the Supplier discloses a patentable invention to the Company, the Company may require the Supplier to assist the Company with the preparation of documentation to file a patent application in respect of such invention.  If an employee of the Supplier has developed such invention, he shall be named on any patent application filed by the Company under this clause in respect of such invention and compensation due to him under s.40 of the Patents Act 1977 or otherwise shall be payable to the Supplier.  General22.8        The Supplier will execute all documents and perform such acts as may be reasonably necessary to enable the Company to obtain and/or maintain the rights granted to the Company under this clause 22.22.9   The rights granted to the Company under this clause are deemed to include rights in respect of Services and/or Deliverables produced and provided (in whole or in part) by the Supplier’s sub-contractors and sub-consultants and the Supplier will include provisions in the Supplier’s contracts with its sub-contractors and sub-consultants to give effect to the Company’s rights under this clause 22.22.10      The Supplier agrees and will procure that its sub-contractors and sub-consultants agree to waive the exercise against the Company of all Moral Rights under the Copyright, Designs and Patents Act 1988.22.11</text:p>
          </table:table-cell>
          <table:table-cell office:value-type="string" calcext:value-type="string">
            <text:p>We will not sign up to this clause as written.We believe that the intent of intellectual property clauses within this type of contract is to:-a) ensure that the client retains ownership of any IP it has allowed the provider to use b) acquire and retain in perpetuity the ownership of any intellectual content produced by the provider when processing data on behalf of the clientc) ensure protection from any third party when using the intellectual property of the provider during a contract term.We do not believe the client wishes to acquire all the Intellectual property of the provider which in terms of value, is likely to significantly exceed the value of the contract term; however long that may be. It would not be reasonable for example for the client to claim ownership of the provider name, logos, trademarks, software or document design or to use that beyond the contract term other than accessing its data content in whatever form it is provided by the provider during or at the end of the contract.For example if the client is allowed to use stress assessment forms/process designed by Heales then ownership of the data content of these forms resides with the client in perpetuity and they have the right to assign this right or allow another provider to access/process this data. However the client would not have the right to continue to use this intellectual property, i.e continue using the stress assessment/forms process for the purposes of new stress assessments beyond the contract term, nor would the client have the right to assign these IP rights to anyone else. Please change all clauses listed opposite to reflect Intellectual Content, and not Intellectual Property.</text:p>
          </table:table-cell>
          <table:table-cell table:number-columns-repeated="1022"/>
        </table:table-row>
        <table:table-row table:style-name="ro1">
          <table:table-cell office:value-type="string" calcext:value-type="string">
            <text:p>26.3 If the costs incurred by the Company as a result of the exercise of its Step-in Right (the “Step-in Costs”) are greater than the sums that the Company would have been liable to pay the Supplier in respect of the relevant Services if it had not exercised its Step-in Right (the “Original Costs”), the Supplier shall be liable to pay the Company the difference between the Original Costs and the Step-In Costs.</text:p>
          </table:table-cell>
          <table:table-cell office:value-type="string" calcext:value-type="string">
            <text:p>We will not sign up to this clause. While we accept that the Company will not pay for services not delivered, we are not able to pay for services obtained elsewhere.</text:p>
          </table:table-cell>
          <table:table-cell table:number-columns-repeated="1022"/>
        </table:table-row>
        <table:table-row table:style-name="ro1">
          <table:table-cell office:value-type="string" calcext:value-type="string">
            <text:p>27 Retendered ServicesAt any time (i) during the 12 month period prior to the Expiry Date or (ii) from the date on which a Termination Notice is served by the Company, the Supplier shall at the request of the Company provide to the Company all information relating to the relevant Services and access to such of the Supplier Personnel as may be reasonably necessary for the purposes of providing, or assembling a proposal and/or bid submission in relation to, the relevant Services.  The Company shall have the right to pass such information to any third party tendering for or proposing to provide the Services, subject to such third party having entered into obligations of confidentiality which the Company reasonably considers appropriate.</text:p>
          </table:table-cell>
          <table:table-cell office:value-type="string" calcext:value-type="string">
            <text:p>We are happy to provide information suitable for tenderers to compile a tender. The only information to be sent to tenderers will be information provided by us to the Company for that purpose. All other information is commercially sensitive and commercially confidential. Details of prices, or unredacted Management Information must not be published under any circumstances. </text:p>
          </table:table-cell>
          <table:table-cell table:number-columns-repeated="1022"/>
        </table:table-row>
        <table:table-row table:style-name="ro1">
          <table:table-cell office:value-type="string" calcext:value-type="string">
            <text:p>29.1 The Company may terminate this Agreement in whole or in part at any time by giving to the Supplier a Termination Notice.</text:p>
          </table:table-cell>
          <table:table-cell office:value-type="string" calcext:value-type="string">
            <text:p>Due to the size of this contract, this contract will be treated as a whole. The contract may be terminated in whole, not in part. Please change this to:29.1 The Company may terminate this Agreement in whole by giving to the Supplier a Termination Notice with no less than 3 months’ notice.</text:p>
          </table:table-cell>
          <table:table-cell table:number-columns-repeated="1022"/>
        </table:table-row>
        <table:table-row table:style-name="ro1">
          <table:table-cell office:value-type="string" calcext:value-type="string">
            <text:p>30.1 On expiry or termination of this Agreement for whatever reason each party shall return to the other party (or, at the other party's written request, irretrievably delete and/or destroy, subject at all times to compliance with the  Data Protection Law ( which has the meaning ascribed to that term in Schedule 12) and the professional rules of any regulatory body which apply to the activities of the Supplier) all property belonging to the other party (including Confidential Information, other data and (in the case of the Supplier) Company property, including materials and documents) which may be in the possession or control of that party or (in the case of the Supplier) any of the Supplier's Personnel.</text:p>
          </table:table-cell>
          <table:table-cell office:value-type="string" calcext:value-type="string">
            <text:p>Please note, medical data will not be provided to the Customer, it will be passed directly to the new OH provider. No confidential information will be provided without the explicit consent of the data subject. We are happy to transfer records to the appropriate medical contact in the new provider. In accordance with our data retention guidelines, as recommended by the FOM, we will also retain records in accordance with relevant legislation (6 years following contract termination, or 40 years for Health Surveillance).Due to the medical nature of OH data, OH records cannot be destroyed until outside of the time period specified by legislation.</text:p>
          </table:table-cell>
          <table:table-cell table:number-columns-repeated="1022"/>
        </table:table-row>
        <table:table-row table:style-name="ro1">
          <table:table-cell office:value-type="string" calcext:value-type="string">
            <text:p>30.5 Upon termination of this Agreement or any element of the Services for any reason the Company shall be entitled to a refund of any Fees for Services paid in advance under this Agreement, such refund to be calculated in accordance with the following formula:</text:p>
          </table:table-cell>
          <table:table-cell office:value-type="string" calcext:value-type="string">
            <text:p>Services are paid for monthly in arrears.Please remove this clause. </text:p>
          </table:table-cell>
          <table:table-cell table:number-columns-repeated="1022"/>
        </table:table-row>
        <table:table-row table:style-name="ro1">
          <table:table-cell office:value-type="string" calcext:value-type="string">
            <text:p>33.1.1 a third party liability policy with an indemnity limit of at least £10,000,000 for any one occurrence or series of occurrences arising from any one event, to be maintained in force for the duration of this Agreement; and</text:p>
          </table:table-cell>
          <table:table-cell office:value-type="string" calcext:value-type="string">
            <text:p>We will maintain Employer’s Liability up to £10,000,000; Public and Products Liability to £10,000,000; and Medical Malpractice and Professional Indemnity Cover to £5,000,000. This is appropriate and sufficient to all OH contracts we undertake. </text:p>
          </table:table-cell>
          <table:table-cell table:number-columns-repeated="1022"/>
        </table:table-row>
        <table:table-row table:style-name="ro1">
          <table:table-cell office:value-type="string" calcext:value-type="string">
            <text:p>38.3.3.   if sent by recorded delivery or registered post, two Working Days after the date of posting (such date as evidenced by a receipt of posting); or</text:p>
          </table:table-cell>
          <table:table-cell office:value-type="string" calcext:value-type="string">
            <text:p>Due to the delays Royal Mail are experiencing since the start of the COVID-19 pandemic, please change this to:38.3.3 if sent by recorded delivery or registered post, three Working Days after the date of posting (such date as evidenced by a receipt of posting); or</text:p>
          </table:table-cell>
          <table:table-cell table:number-columns-repeated="1022"/>
        </table:table-row>
        <table:table-row table:style-name="ro1">
          <table:table-cell office:value-type="string" calcext:value-type="string">
            <text:p>Schedule 10</text:p>
          </table:table-cell>
          <table:table-cell office:value-type="string" calcext:value-type="string">
            <text:p>We note that Schedule 10 is still in draft, and the requirement for ISO 22301/ISO27001 optional. Alpha Health Services is not currently ISO27001 accredited, and has not been for the duration of the provision to AIA thus far. Since becoming part of the Heales family, Alpha Health Services uses the Heales Medical Occupational Health system, which is Cyber Essentials accredited.</text:p>
          </table:table-cell>
          <table:table-cell table:number-columns-repeated="1022"/>
        </table:table-row>
        <table:table-row table:style-name="ro1">
          <table:table-cell office:value-type="string" calcext:value-type="string">
            <text:p>Schedule 12</text:p>
          </table:table-cell>
          <table:table-cell office:value-type="string" calcext:value-type="string">
            <text:p>The ICO recommend that for the purposes of Occupational Health, both parties are considered Joint Data Controllers. This is because OH receives medical information directly from the data subject and data subject’s primary care that is not accessible to the Company. Please change Schedule 12 to reflect a Controller – Controller relationship. This can include the Annes to Schedule 12, as OH will process information provided by the Company.</text:p>
          </table:table-cell>
          <table:table-cell table:number-columns-repeated="1022"/>
        </table:table-row>
        <table:table-row table:style-name="ro1">
          <table:table-cell office:value-type="string" calcext:value-type="string">
            <text:p>Schedule 131.2       Consequences of Benchmarking The parties shall agree the methodology to measure the results of the benchmarking exercise and unless otherwise agreed the market level shall be determined as at least the upper quartile (most competitive) of the Reference Group (“Market Level”). Should the results of the benchmarking show that the delivery of the Services and/or Deliverables is below the Market Level in terms of performance, then an action plan will be developed to bring performance up to the required level. Should the results of the benchmarking show that the Fees for the Services and/or Deliverables are higher than the Market Level for the Reference Group then the Fees shall be reduced to match the Market Level.   Should the results of the benchmarking show that the Fees for the Services and/or Deliverables are lower than the Market Level then the Fees shall be maintained in line with the Fees agreed.</text:p>
          </table:table-cell>
          <table:table-cell office:value-type="string" calcext:value-type="string">
            <text:p>The investment in innovation and innovations produced are unique to Alpha Health Services and Heales Medical. We could not accept a reduction in price based on benchmarking, as it is not possible to benchmark a like for like service with the same method of delivery including our system and innovations. We also cannot agree clauses that are not reciprocal. It is not reasonable to decrease the price of a service based on benchmarking, but not similarly increase the price of the service where the market level is higher. We have based pricing on a fixed price for 3 years, in the face of a global pandemic, global resource schortages, inflation and war, for which the supplier bears the business risk of vastly increased prices. We cannot allow a decrease in price if there is no scope for increase. These clauses reflect AIAL requiring the maximum service for the least price, with opportunity to decrease pricing at every opportunity. This is not a reciprocal agreement and does not reflect working in partnership with the supplier.Please change section 1.2 to: 1.2       Consequences of Benchmarking The parties shall agree the methodology to measure the results of the benchmarking exercise and unless otherwise agreed the market level shall be determined as at least the upper quartile (most competitive) of the Reference Group (“Market Level”). Should the results of the benchmarking show that the delivery of the Services and/or Deliverables is below the Market Level in terms of performance, then an action plan will be developed to bring performance up to the required level.</text:p>
          </table:table-cell>
          <table:table-cell table:number-columns-repeated="1022"/>
        </table:table-row>
        <table:table-row table:style-name="ro1">
          <table:table-cell office:value-type="string" calcext:value-type="string">
            <text:p>1.3       Costs of Benchmarking The benchmarking exercise shall be conducted during business hours and shall be conducted at the Company’s expense.  If the Company demonstrate to the reasonable satisfaction of the Supplier that they are able to procure like services of the same quality and quantity, and upon the same terms or similar terms at a price that is less than the Market Level, then the Supplier shall be liable for the cost of the Benchmarker.  </text:p>
          </table:table-cell>
          <table:table-cell office:value-type="string" calcext:value-type="string">
            <text:p>As above, we would have to be satisfied that any services stated as a lower cost were genuinely like for like. As we continually innovate, and lead innovation across the industry, it is unlikely that the Company will be able to find a like for like service. As such, we would not accept charges for Benchmarking where the service was not offering the same level of continual innovation, customisation and flexibility to the customer. The purposes of benchmarking is to see if prices can be lowered. We will not lower the contract price based on benchmarking. We have previously offered ad-hoc services to AIAL, which would provide more flexibility and is a more appropriate cost, and does not commit AIAL to purchasing any services. If AIAL wish to withdraw from the contract at any time, ad-hoc services may be a more appropriate choice than signing a 3 year contract.</text:p>
          </table:table-cell>
          <table:table-cell table:number-columns-repeated="1022"/>
        </table:table-row>
        <table:table-row table:style-name="ro1">
          <table:table-cell office:value-type="string" calcext:value-type="string">
            <text:p>5 . 6 . 3 <text:s text:c="2"/>t h e <text:s text:c="2"/>C o n t r a c t o r <text:s text:c="2"/>a c k n o w l e d g e s <text:s text:c="2"/>t h a t <text:s text:c="2"/>i t <text:s text:c="2"/>s h a l l h a v e <text:s text:c="2"/>n o <text:s text:c="2"/>r i g h t <text:s text:c="2"/>t o <text:s text:c="2"/>b e <text:s text:c="2"/>i d e n t i f i e d <text:s text:c="2"/>a s <text:s text:c="2"/>t h e <text:s text:c="2"/>a u t h o r <text:s text:c="2"/>o f a n y <text:s text:c="2"/>D e l i v e r a b l e , <text:s text:c="2"/>a n d <text:s text:c="2"/>h e r e b y <text:s text:c="2"/>w a i v e s <text:s text:c="2"/>a n y <text:s text:c="2"/>s u c h r i g h t s <text:s text:c="2"/>c o n f e r r e d <text:s text:c="2"/>b y <text:s text:c="2"/>l a w . 6 . <text:s text:c="2"/>R E M E D I E S 6 . 1 5 <text:s text:c="2"/>c l a i m <text:s text:c="2"/>d a m a g e s <text:s text:c="2"/>f r o m <text:s text:c="2"/>t h e <text:s text:c="2"/>C o n t r a c t o r <text:s text:c="2"/>f o r <text:s text:c="2"/>a n y c o s t s , <text:s text:c="2"/>e x p e n s e s <text:s text:c="2"/>o r <text:s text:c="2"/>l o s s e s <text:s text:c="2"/>r e s u l t i n g <text:s text:c="2"/>f r o m <text:s text:c="2"/>t h e C o n t r a c t o r ’ s <text:s text:c="2"/>f a i l u r e <text:s text:c="2"/>t o <text:s text:c="2"/>p r o p e r l y <text:s text:c="2"/>m a n u f a c t u r e <text:s text:c="2"/>a n d d e l i v e r <text:s text:c="2"/>t h e <text:s text:c="2"/>G o o d s <text:s text:c="2"/>o r <text:s text:c="2"/>p e r f o r m <text:s text:c="2"/>t h e <text:s text:c="2"/>S e r v i c e s <text:s text:c="2"/>i n a c c o r d a n c e <text:s text:c="2"/>w i t h <text:s text:c="2"/>t h e <text:s text:c="2"/>C o n t r a c t <text:s text:c="2"/>( i n c l u d i n g , <text:s text:c="2"/>w i t h o u t l i m i t a t i o n , <text:s text:c="2"/>t h e <text:s text:c="2"/>r e a s o n a b l e <text:s text:c="2"/>c o s t s <text:s text:c="2"/>i n c u r r e d <text:s text:c="2"/>i n o b t a i n i n g <text:s text:c="2"/>s u b s t i t u t e <text:s text:c="2"/>g o o d s <text:s text:c="2"/>o r <text:s text:c="2"/>s e r v i c e s <text:s text:c="2"/>f r o m <text:s text:c="2"/>a</text:p>
          </table:table-cell>
          <table:table-cell office:value-type="string" calcext:value-type="string">
            <text:p>f o r <text:s text:c="2"/>t h e <text:s text:c="2"/>m i l e s t o n e <text:s text:c="2"/>t o <text:s text:c="2"/>b e <text:s text:c="2"/>d e l i v e r e d . <text:s text:c="2"/>I f <text:s text:c="2"/>t h e P u r c h a s e r <text:s text:c="2"/>d o e s <text:s text:c="2"/>n o t <text:s text:c="2"/>a g r e e <text:s text:c="2"/>w i t h <text:s text:c="2"/>t h e <text:s text:c="2"/>m i l e s t o n e t i m e l i n e <text:s text:c="2"/>a n d <text:s text:c="2"/>a c t i o n <text:s text:c="2"/>p l a n , <text:s text:c="2"/>a n d <text:s text:c="2"/>t h e <text:s text:c="2"/>p a r t i e s <text:s text:c="2"/>c a n n o t r e a c h <text:s text:c="2"/>a n <text:s text:c="2"/>a g r e e m e n t , <text:s text:c="2"/>t h e <text:s text:c="2"/>i s s u e <text:s text:c="2"/>w i l l <text:s text:c="2"/>b e <text:s text:c="2"/>r e f e r r e d t o <text:s text:c="2"/>D i s p u t e <text:s text:c="2"/>R e s o l u t i o n <text:s text:c="2"/>P r o c e e d i n g s . W e <text:s text:c="2"/>d o <text:s text:c="2"/>n o t <text:s text:c="2"/>u n d e r s t a n d <text:s text:c="2"/>t h e <text:s text:c="2"/>i n t e n t <text:s text:c="2"/>o f <text:s text:c="2"/>t h i s <text:s text:c="2"/>c l a u s e . A l l <text:s text:c="2"/>d e l i v e r a b l e s <text:s text:c="2"/>d e l i v e r e d <text:s text:c="2"/>b y <text:s text:c="2"/>O H <text:s text:c="2"/>t o <text:s text:c="2"/>t h e <text:s text:c="2"/>C o l l e g e a r e <text:s text:c="2"/>a u t h o r e d <text:s text:c="2"/>b y <text:s text:c="2"/>O H , <text:s text:c="2"/>w e <text:s text:c="2"/>d o <text:s text:c="2"/>n o t <text:s text:c="2"/>w a i v e <text:s text:c="2"/>a n y <text:s text:c="2"/>r i g h t s o f <text:s text:c="2"/>a u t h o r s h i p . <text:s text:c="2"/>F o r m s <text:s text:c="2"/>m u s t <text:s text:c="2"/>b e <text:s text:c="2"/>s i g n e d <text:s text:c="2"/>b y <text:s text:c="2"/>O H c l i n i c i a n s <text:s text:c="2"/>b y <text:s text:c="2"/>l a w , <text:s text:c="2"/>r e p o r t s <text:s text:c="2"/>m u s t <text:s text:c="2"/>b e <text:s text:c="2"/>a t t r i b u t a b l e <text:s text:c="2"/>t o t h e <text:s text:c="2"/>c l i n i c i a n . P l e a s e <text:s text:c="2"/>c h a n g e <text:s text:c="2"/>c l a u s e <text:s text:c="2"/>t o : 5 . 6 . 3 <text:s text:c="2"/>N o t <text:s text:c="2"/>U s e d P l e a s e <text:s text:c="2"/>r e m o v e <text:s text:c="2"/>( i n c l u d i n g , <text:s text:c="2"/>w i t h o u t <text:s text:c="2"/>l i m i t a t i o n , <text:s text:c="2"/>t h e r e a s o n a b l e <text:s text:c="2"/>c o s t s <text:s text:c="2"/>i n c u r r e d <text:s text:c="2"/>i n <text:s text:c="2"/>o b t a i n i n g s u b s t i t u t e <text:s text:c="2"/>g o o d s <text:s text:c="2"/>o r <text:s text:c="2"/>s e r v i c e s <text:s text:c="2"/>f r o m <text:s text:c="2"/>a <text:s text:c="2"/>d i f f e r e n t s u p p l i e r ) . W e <text:s text:c="2"/>w i l l <text:s text:c="2"/>n o t <text:s text:c="2"/>a c c e p t <text:s text:c="2"/>c o s t s <text:s text:c="2"/>i n c u r r e d <text:s text:c="2"/>f o r <text:s text:c="2"/>t h e p u r c h a s e <text:s text:c="2"/>o f <text:s text:c="2"/>a n y <text:s text:c="2"/>s e r v i c e s <text:s text:c="2"/>f r o m <text:s text:c="2"/>a n o t h e r <text:s text:c="2"/>s u p p l i e r .</text:p>
          </table:table-cell>
          <table:table-cell table:number-columns-repeated="1022"/>
        </table:table-row>
        <table:table-row table:style-name="ro1">
          <table:table-cell office:value-type="string" calcext:value-type="string">
            <text:p>m a y <text:s text:c="2"/>n o t <text:s text:c="2"/>u s e <text:s text:c="2"/>a l t e r n a t i v e <text:s text:c="2"/>G o o d s <text:s text:c="2"/>i n <text:s text:c="2"/>t h e <text:s text:c="2"/>d e l i v e r y <text:s text:c="2"/>o f t h e <text:s text:c="2"/>S e r v i c e s <text:s text:c="2"/>( o r <text:s text:c="2"/>p r o v i d e <text:s text:c="2"/>a l t e r n a t i v e <text:s text:c="2"/>G o o d s ) <text:s text:c="2"/>i n p e r f o r m a n c e <text:s text:c="2"/>o f <text:s text:c="2"/>t h e <text:s text:c="2"/>C o n t r a c t <text:s text:c="2"/>w i t h o u t <text:s text:c="2"/>t h e <text:s text:c="2"/>p r i o r w r i t t e n <text:s text:c="2"/>c o n s e n t <text:s text:c="2"/>o f <text:s text:c="2"/>t h e <text:s text:c="2"/>P u r c h a s e r . <text:s text:c="2"/>I n <text:s text:c="2"/>c o n s i d e r i n g a <text:s text:c="2"/>r e q u e s t <text:s text:c="2"/>f o r <text:s text:c="2"/>c o n s e n t , <text:s text:c="2"/>t h e <text:s text:c="2"/>P u r c h a s e r <text:s text:c="2"/>m a y <text:s text:c="2"/>a s k f o r <text:s text:c="2"/>a l l <text:s text:c="2"/>r e a s o n a b l e <text:s text:c="2"/>i n f o r m a t i o n <text:s text:c="2"/>c o n c e r n i n g <text:s text:c="2"/>t h e r e a s o n <text:s text:c="2"/>f o r <text:s text:c="2"/>t h e <text:s text:c="2"/>r e q u e s t <text:s text:c="2"/>a n d <text:s text:c="2"/>a s <text:s text:c="2"/>r e g a r d s <text:s text:c="2"/>t h e p r o p o s e d <text:s text:c="2"/>a l t e r n a t i v e s , <text:s text:c="2"/>a n d <text:s text:c="2"/>m a y <text:s text:c="2"/>r e q u i r e <text:s text:c="2"/>s y s t e m t r i a l s <text:s text:c="2"/>a n d <text:s text:c="2"/>t e s t i n g <text:s text:c="2"/>t o <text:s text:c="2"/>b e <text:s text:c="2"/>c a r r i e d <text:s text:c="2"/>o u t <text:s text:c="2"/>i n <text:s text:c="2"/>r e s p e c t <text:s text:c="2"/>o f t h e <text:s text:c="2"/>p r o p o s e d <text:s text:c="2"/>a l t e r n a t i v e s , <text:s text:c="2"/>p r i o r <text:s text:c="2"/>t o <text:s text:c="2"/>m a k i n g <text:s text:c="2"/>i t s d e c i s i o n <text:s text:c="2"/>a s <text:s text:c="2"/>t o <text:s text:c="2"/>w h e t h e r <text:s text:c="2"/>t o <text:s text:c="2"/>g r a n t <text:s text:c="2"/>o r <text:s text:c="2"/>w i t h h o l d <text:s text:c="2"/>i t s c o n s e n t 3 2 . <text:s text:c="2"/>I N D E M N I T I E S 3 2 . 1 , <text:s text:c="2"/>3 2 . 2 3 3 . <text:s text:c="2"/>L I M I T A T I O N <text:s text:c="2"/>O F <text:s text:c="2"/>L I A B I L I T Y 3 3 . 3 . 1 <text:s text:c="4"/>t h e <text:s text:c="2"/>a g g r e g a t e <text:s text:c="2"/>l i a b i l i t y <text:s text:c="2"/>o f <text:s text:c="2"/>a <text:s text:c="2"/>p a r t y <text:s text:c="2"/>i n r e s p e c t <text:s text:c="2"/>o f <text:s text:c="2"/>l o s s <text:s text:c="2"/>o r <text:s text:c="2"/>d a m a g e <text:s text:c="2"/>c a u s e d <text:s text:c="2"/>b y <text:s text:c="2"/>i t s n e g l i g e n c e <text:s text:c="2"/>t o <text:s text:c="2"/>a n y <text:s text:c="2"/>t a n g i b l e <text:s text:c="2"/>p r o p e r t y <text:s text:c="2"/>o f <text:s text:c="2"/>t h e <text:s text:c="2"/>o t h e r p a r t y <text:s text:c="2"/>s h a l l <text:s text:c="2"/>n o t <text:s text:c="2"/>e x c e e d <text:s text:c="2"/>f i v e <text:s text:c="2"/>M i l l i o n <text:s text:c="2"/>P o u n d s ( £ 5 , 0 0 0 , 0 0 0 ) ; <text:s text:c="2"/>a n d</text:p>
          </table:table-cell>
          <table:table-cell office:value-type="string" calcext:value-type="string">
            <text:p>a <text:s text:c="2"/>p r e v i o u s <text:s text:c="2"/>v e r s i o n <text:s text:c="2"/>o f <text:s text:c="2"/>o u r <text:s text:c="2"/>o n l i n e <text:s text:c="2"/>s y s t e m <text:s text:c="2"/>i f u p g r a d e d . <text:s text:c="2"/>T h e <text:s text:c="2"/>C o l l e g e <text:s text:c="2"/>w i l l <text:s text:c="2"/>b e <text:s text:c="2"/>n o t i f i e d <text:s text:c="2"/>o f p l a n n e d <text:s text:c="2"/>u p d a t e s <text:s text:c="2"/>o n <text:s text:c="2"/>t h e <text:s text:c="2"/>f r o n t <text:s text:c="2"/>p a g e <text:s text:c="2"/>o f <text:s text:c="2"/>t h e s y s t e m . A s <text:s text:c="2"/>w e <text:s text:c="2"/>a r e <text:s text:c="2"/>n o t <text:s text:c="2"/>s u p p l y i n g <text:s text:c="2"/>g o o d s <text:s text:c="2"/>p l e a s e <text:s text:c="2"/>d e l e t e c l a u s e s <text:s text:c="2"/>3 2 . 1 , <text:s text:c="2"/>3 2 . 2 £ 5 , 0 0 0 , 0 0 0 <text:s text:c="2"/>i s <text:s text:c="2"/>w e l l <text:s text:c="2"/>i n <text:s text:c="2"/>e x c e s s <text:s text:c="2"/>o f <text:s text:c="2"/>t h e <text:s text:c="2"/>c o n t r a c t l i f e t i m e <text:s text:c="2"/>v a l u e . <text:s text:c="2"/>W e <text:s text:c="2"/>e s t i m a t e <text:s text:c="2"/>t h e <text:s text:c="2"/>a n n u a l <text:s text:c="2"/>c o n t r a c t v a l u e <text:s text:c="2"/>t o <text:s text:c="2"/>b e <text:s text:c="2"/>a b o u t <text:s text:c="2"/>£ 2 5 , 0 0 0 <text:s text:c="2"/>b a s e d <text:s text:c="2"/>o n <text:s text:c="2"/>u s a g e f i g u r e s <text:s text:c="2"/>p r o v i d e d . P l e a s e <text:s text:c="2"/>c h a n g e <text:s text:c="2"/>t o 3 3 . 3 . 1 <text:s text:c="6"/>t h e <text:s text:c="2"/>a g g r e g a t e <text:s text:c="2"/>l i a b i l i t y <text:s text:c="2"/>o f <text:s text:c="2"/>a <text:s text:c="2"/>p a r t y <text:s text:c="2"/>i n</text:p>
          </table:table-cell>
          <table:table-cell table:number-columns-repeated="1022"/>
        </table:table-row>
        <table:table-row table:style-name="ro1">
          <table:table-cell office:value-type="string" calcext:value-type="string">
            <text:p>3 8 . 6 <text:s text:c="2"/>T h e <text:s text:c="2"/>c o s t s <text:s text:c="2"/>a n d <text:s text:c="2"/>e x p e n s e s <text:s text:c="2"/>o f <text:s text:c="2"/>t h e <text:s text:c="2"/>P u r c h a s e r r e f e r r e d <text:s text:c="2"/>t o <text:s text:c="2"/>i n <text:s text:c="2"/>C l a u s e <text:s text:c="2"/>3 8 . 5 . 2 <text:s text:c="2"/>s h a l l <text:s text:c="2"/>i n c l u d e r e a s o n a b l e <text:s text:c="2"/>c h a r g e s <text:s text:c="2"/>t o <text:s text:c="2"/>r e f l e c t <text:s text:c="2"/>t h e <text:s text:c="2"/>a p p l i c a t i o n <text:s text:c="2"/>o f t h e <text:s text:c="2"/>P u r c h a s e r ' s <text:s text:c="2"/>i n t e r n a l <text:s text:c="2"/>r e s o u r c e s , <text:s text:c="2"/>e v i d e n c e d b y <text:s text:c="2"/>r e c o r d s <text:s text:c="2"/>o f <text:s text:c="2"/>t i m e <text:s text:c="2"/>s p e n t <text:s text:c="2"/>a n d <text:s text:c="2"/>o t h e r <text:s text:c="2"/>r e s o u r c e s a p p l i e d . 3 9 3 9 . <text:s text:c="2"/>E X I T <text:s text:c="2"/>A S S I S T A N C E 3 9 . 4 . 1 <text:s text:c="6"/>d e t a i l s <text:s text:c="2"/>o f <text:s text:c="2"/>a l l <text:s text:c="2"/>t o o l s , <text:s text:c="2"/>e q u i p m e n t , <text:s text:c="2"/>s o f t w a r e a n d <text:s text:c="2"/>o t h e r <text:s text:c="2"/>m a t e r i a l s <text:s text:c="2"/>u s e d <text:s text:c="2"/>b y <text:s text:c="2"/>t h e <text:s text:c="2"/>C o n t r a c t o r <text:s text:c="2"/>t o p r o v i d e <text:s text:c="2"/>t h e <text:s text:c="2"/>S e r v i c e s ; 4 0 . <text:s text:c="2"/>A S S I G N M E N T <text:s text:c="2"/>A N D <text:s text:c="2"/>S U B - C O N T R A C T I N G 4 0 . 1 <text:s text:c="2"/>T h e <text:s text:c="2"/>C o n t r a c t o r <text:s text:c="2"/>s h a l l <text:s text:c="2"/>n o t <text:s text:c="2"/>a s s i g n , <text:s text:c="2"/>n o v a t e , s u b <text:s text:c="2"/>c o n t r a c t <text:s text:c="2"/>o r <text:s text:c="2"/>o t h e r w i s e <text:s text:c="2"/>t r a n s f e r <text:s text:c="2"/>o r <text:s text:c="2"/>d i s p o s e <text:s text:c="2"/>o f i t s <text:s text:c="2"/>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P u r c h a s e r . a n d 4 0 . 4 <text:s text:c="2"/>T h e <text:s text:c="2"/>P u r c h a s e r <text:s text:c="2"/>s h a l l <text:s text:c="2"/>b e <text:s text:c="2"/>e n t i t l e d <text:s text:c="2"/>t o <text:s text:c="2"/>a s s i g n , n o v a t e , <text:s text:c="2"/>s u b <text:s text:c="2"/>c o n t r a c t <text:s text:c="2"/>o r <text:s text:c="2"/>o t h e r w i s e <text:s text:c="2"/>t r a n s f e r <text:s text:c="2"/>o r d i s p o s e <text:s text:c="2"/>o f <text:s text:c="2"/>i t s <text:s text:c="2"/>i n t e r e s t <text:s text:c="2"/>i n <text:s text:c="2"/>t h e <text:s text:c="2"/>C o n t r a c t <text:s text:c="2"/>o r <text:s text:c="2"/>a n y p a r t t h e r e o f : 4 0 . 4 . 1 <text:s text:c="2"/>t o <text:s text:c="2"/>a n y <text:s text:c="2"/>p e r s o n <text:s text:c="2"/>( i n c l u d i n g <text:s text:c="2"/>b u t <text:s text:c="2"/>n o t <text:s text:c="2"/>l i m i t e d t o <text:s text:c="2"/>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P u r c h a s e r ; <text:s text:c="2"/>o r 4 0 . 4 . 2 <text:s text:c="2"/>w i t h <text:s text:c="2"/>t h e <text:s text:c="2"/>p r e v i o u s <text:s text:c="2"/>c o n s e n t <text:s text:c="2"/>i n <text:s text:c="2"/>w r i t i n g <text:s text:c="2"/>o f t h e <text:s text:c="2"/>P u r c h a s e r <text:s text:c="2"/>( w h i c h <text:s text:c="2"/>w i l l <text:s text:c="2"/>n o t b e <text:s text:c="2"/>u n r e a s o n a b l y <text:s text:c="2"/>w i t h h e l d <text:s text:c="2"/>o r <text:s text:c="2"/>d e l a y e d ) .</text:p>
          </table:table-cell>
          <table:table-cell office:value-type="string" calcext:value-type="string">
            <text:p>W e <text:s text:c="2"/>w i l l <text:s text:c="2"/>n o t <text:s text:c="2"/>b e <text:s text:c="2"/>h e l d <text:s text:c="2"/>l i a b l e <text:s text:c="2"/>f o r <text:s text:c="2"/>c o s t s <text:s text:c="2"/>w h e r e <text:s text:c="2"/>t h e p u r c h a s e r <text:s text:c="2"/>t e r m i n a t e s <text:s text:c="2"/>t h e <text:s text:c="2"/>c o n t r a c t . P l e a s e <text:s text:c="2"/>r e m o v e <text:s text:c="2"/>t h i s <text:s text:c="2"/>c l a u s e <text:s text:c="4"/>o r <text:s text:c="2"/>s t a t e <text:s text:c="2"/>a s <text:s text:c="2"/>‘ N o t u s e d ’ O u r <text:s text:c="2"/>m a n a g e m e n t <text:s text:c="2"/>s y s t e m <text:s text:c="2"/>i s <text:s text:c="2"/>p r o p r i e t a r y . <text:s text:c="2"/>W e <text:s text:c="2"/>w i l l n o t <text:s text:c="2"/>p r o v i d e <text:s text:c="2"/>d e t a i l s <text:s text:c="2"/>o f <text:s text:c="2"/>o u r <text:s text:c="2"/>s o f t w a r e <text:s text:c="2"/>t o <text:s text:c="2"/>t h e C o l l e g e <text:s text:c="2"/>o r <text:s text:c="2"/>a n y <text:s text:c="2"/>c o m p e t i t o r <text:s text:c="2"/>f o r <text:s text:c="2"/>s e c u r i t y <text:s text:c="2"/>a n d I n t e l l e c t u a l <text:s text:c="2"/>P r o p e r t y <text:s text:c="2"/>r e a s o n s . T h e <text:s text:c="2"/>t o o l s <text:s text:c="2"/>u s e d <text:s text:c="2"/>a r e <text:s text:c="2"/>g e n e r a l l y <text:s text:c="2"/>s t a n d a r d <text:s text:c="2"/>b u t a s p e c t s <text:s text:c="2"/>o f <text:s text:c="2"/>t o o l s <text:s text:c="2"/>u s e d <text:s text:c="2"/>m a y <text:s text:c="2"/>a l s o <text:s text:c="2"/>b e <text:s text:c="2"/>p r o p r i e t a r y . P l e a s e <text:s text:c="2"/>d e l e t e <text:s text:c="2"/>c l a u s e <text:s text:c="2"/>3 9 . 4 . 1 C l a u s e s <text:s text:c="2"/>s h o u l d <text:s text:c="2"/>b e <text:s text:c="2"/>r e c i p r o c a l , <text:s text:c="2"/>w e <text:s text:c="2"/>a r e <text:s text:c="2"/>h a p p y w i t h <text:s text:c="2"/>e i t h e r <text:s text:c="2"/>i t e r a t i o n <text:s text:c="2"/>o f <text:s text:c="2"/>t h e <text:s text:c="2"/>c l a u s e <text:s text:c="2"/>b u t <text:s text:c="2"/>t h e <text:s text:c="2"/>c l a u s e s s h o u l d <text:s text:c="2"/>a p p l y <text:s text:c="2"/>e q u a l l y <text:s text:c="2"/>t o <text:s text:c="2"/>t h e <text:s text:c="2"/>P u r c h a s e r <text:s text:c="2"/>a n d <text:s text:c="2"/>t h e C o n t r a c t o r . P l e a s e <text:s text:c="2"/>c h a n g e <text:s text:c="2"/>e i t h e r 4 0 . 1 <text:s text:c="2"/>T h e <text:s text:c="2"/>C o n t r a c t o r <text:s text:c="2"/>s h a l l <text:s text:c="2"/>b e <text:s text:c="2"/>e n t i t l e d <text:s text:c="2"/>t o <text:s text:c="2"/>a s s i g n , n o v a t e , <text:s text:c="2"/>s u b <text:s text:c="2"/>c o n t r a c t <text:s text:c="2"/>o r <text:s text:c="2"/>o t h e r w i s e <text:s text:c="2"/>t r a n s f e r <text:s text:c="2"/>o r d i s p o s e <text:s text:c="2"/>o f <text:s text:c="2"/>i t s <text:s text:c="2"/>i n t e r e s t <text:s text:c="2"/>i n <text:s text:c="2"/>t h e <text:s text:c="2"/>C o n t r a c t <text:s text:c="2"/>o r <text:s text:c="2"/>a n y <text:s text:c="2"/>p a r t t h e r e o f : 4 0 . 1 . 1 <text:s text:c="2"/>t o <text:s text:c="2"/>a n y <text:s text:c="2"/>p e r s o n <text:s text:c="2"/>( i n c l u d i n g <text:s text:c="2"/>b u t <text:s text:c="2"/>n o t <text:s text:c="2"/>l i m i t e d <text:s text:c="2"/>t o 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C o n t r a c t o r ; <text:s text:c="2"/>o r 4 0 . 1 . 2 <text:s text:c="2"/>w i t h <text:s text:c="2"/>t h e <text:s text:c="2"/>p r e v i o u s <text:s text:c="2"/>c o n s e n t <text:s text:c="2"/>i n <text:s text:c="2"/>w r i t i n g <text:s text:c="2"/>o f <text:s text:c="2"/>t h e P u r c h a s e r <text:s text:c="2"/>( w h i c h <text:s text:c="2"/>w i l l <text:s text:c="2"/>n o t b e <text:s text:c="2"/>u n r e a s o n a b l y <text:s text:c="2"/>w i t h h e l d <text:s text:c="2"/>o r <text:s text:c="2"/>d e l a y e d ) . O R 4 0 . 4 <text:s text:c="4"/>T h e <text:s text:c="2"/>P u r c h a s e r <text:s text:c="2"/>s h a l l <text:s text:c="2"/>n o t <text:s text:c="2"/>a s s i g n , <text:s text:c="2"/>n o v a t e , s u b <text:s text:c="2"/>c o n t r a c t <text:s text:c="2"/>o r <text:s text:c="2"/>o t h e r w i s e <text:s text:c="2"/>t r a n s f e r <text:s text:c="2"/>o r <text:s text:c="2"/>d i s p o s e <text:s text:c="2"/>o f i t s <text:s text:c="2"/>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C o n t r a c t o r . 4 0 . 4 . 1 <text:s text:c="2"/>N o t <text:s text:c="2"/>U s e d 4 0 . 4 . 2 <text:s text:c="2"/>N o t <text:s text:c="2"/>U s e d</text:p>
          </table:table-cell>
          <table:table-cell table:number-columns-repeated="1022"/>
        </table:table-row>
        <table:table-row table:style-name="ro1">
          <table:table-cell office:value-type="string" calcext:value-type="string">
            <text:p>1 4 . 7 <text:s text:c="2"/>T h e <text:s text:c="2"/>P u r c h a s e r <text:s text:c="2"/>m a y <text:s text:c="2"/>r e f u s e <text:s text:c="2"/>t o <text:s text:c="2"/>a d m i t <text:s text:c="2"/>t o <text:s text:c="2"/>t h e P r e m i s e s <text:s text:c="2"/>a n y <text:s text:c="2"/>C o n t r a c t <text:s text:c="2"/>W o r k e r <text:s text:c="2"/>w h o s e a d m i s s i o n <text:s text:c="2"/>w o u l d <text:s text:c="2"/>b e , <text:s text:c="2"/>i n <text:s text:c="2"/>t h e <text:s text:c="2"/>o p i n i o n <text:s text:c="2"/>o f <text:s text:c="2"/>t h e P u r c h a s e r , <text:s text:c="2"/>u n d e s i r a b l e .</text:p>
          </table:table-cell>
          <table:table-cell office:value-type="string" calcext:value-type="string">
            <text:p>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c l a u s e s <text:s text:c="2"/>t o : 1 3 . 2 <text:s text:c="2"/>A l l <text:s text:c="2"/>I n t e l l e c t u a l <text:s text:c="2"/>C o n t e n t <text:s text:c="2"/>R i g h t s <text:s text:c="2"/>w h e t h e r <text:s text:c="2"/>i n w r i t i n g , <text:s text:c="2"/>o r <text:s text:c="2"/>o n <text:s text:c="2"/>m a g n e t i c <text:s text:c="2"/>o r <text:s text:c="2"/>o t h e r <text:s text:c="2"/>m e d i a <text:s text:c="2"/>o r d i s t r i b u t e d <text:s text:c="2"/>e l e c t r o n i c a l l y : 1 3 . 2 . 1 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text:s text:c="2"/>P u r c h a s e r ; a n d 1 3 . 2 . 2 <text:s text:c="2"/>p r e p a r e d <text:s text:c="2"/>b y <text:s text:c="2"/>o r <text:s text:c="2"/>f o r <text:s text:c="2"/>t h e <text:s text:c="2"/>C o n t r a c t o r <text:s text:c="2"/>f o r <text:s text:c="2"/>u s e , o r <text:s text:c="2"/>i n t e n d e d <text:s text:c="2"/>u s e , <text:s text:c="2"/>i n <text:s text:c="2"/>r e l a t i o n <text:s text:c="2"/>t o <text:s text:c="2"/>t h e <text:s text:c="2"/>p e r f o r m a n c e o f <text:s text:c="2"/>t h e <text:s text:c="2"/>C o n t r a c t <text:s text:c="2"/>a r e <text:s text:c="2"/>h e r e b y <text:s text:c="2"/>a s s i g n e d <text:s text:c="2"/>t o <text:s text:c="2"/>a n d <text:s text:c="2"/>s h a l l v e s t <text:s text:c="2"/>i n <text:s text:c="2"/>t h e <text:s text:c="2"/>P u r c h a s e r . P l e a s e <text:s text:c="2"/>a d d <text:s text:c="2"/>c l a u s e : 1 3 . 3 <text:s text:c="2"/>a l l <text:s text:c="2"/>I n t e l l e c t u a l <text:s text:c="2"/>P r o p e r t y <text:s text:c="2"/>p r o v i d e d <text:s text:c="2"/>t o <text:s text:c="2"/>t h e P u r c h a s e r <text:s text:c="2"/>b y <text:s text:c="2"/>t h e <text:s text:c="2"/>C o n t r a c t o r <text:s text:c="2"/>s h a l l <text:s text:c="2"/>r e m a i n <text:s text:c="2"/>t h e p r o p e r t y <text:s text:c="2"/>o f <text:s text:c="2"/>t h e <text:s text:c="2"/>C o n t r a c t o r L e g i t i m a t e <text:s text:c="2"/>r e a s o n s <text:s text:c="2"/>f o r <text:s text:c="2"/>r e f u s a l <text:s text:c="2"/>t o <text:s text:c="2"/>a d m i t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A s <text:s text:c="2"/>s e r v i c e s <text:s text:c="2"/>w i l l <text:s text:c="2"/>b e <text:s text:c="2"/>p r o v i d e d <text:s text:c="2"/>o f f - s i t e , <text:s text:c="2"/>w e <text:s text:c="2"/>d o <text:s text:c="2"/>n o t f o r s e e <text:s text:c="2"/>t h i s <text:s text:c="2"/>t o <text:s text:c="2"/>b e <text:s text:c="2"/>a n <text:s text:c="2"/>i s s u e . P l e a s e <text:s text:c="2"/>c h a n g e <text:s text:c="2"/>t o :</text:p>
          </table:table-cell>
          <table:table-cell table:number-columns-repeated="1022"/>
        </table:table-row>
        <table:table-row table:style-name="ro1">
          <table:table-cell office:value-type="string" calcext:value-type="string">
            <text:p>C l a u s e 2 . <text:s text:c="2"/>G O O D S <text:s text:c="2"/>– <text:s text:c="2"/>W h o l e <text:s text:c="2"/>S e c t i o n 3 . <text:s text:c="2"/>D E L I V E R Y <text:s text:c="2"/>O F <text:s text:c="2"/>G O O D S <text:s text:c="2"/>– <text:s text:c="2"/>W h o l e <text:s text:c="2"/>S e c t i o n 4 <text:s text:c="2"/>A C C E P T A N C E <text:s text:c="2"/>T E S T I N G , <text:s text:c="2"/>I N S P E C T I O N A N D <text:s text:c="2"/>R . E J E C T I O N <text:s text:c="2"/>O F <text:s text:c="2"/>G O O D S <text:s text:c="2"/>– <text:s text:c="2"/>W h o l e S e c t i o n 5 . <text:s text:c="2"/>S U P P L Y <text:s text:c="2"/>O F <text:s text:c="2"/>S E R V I C E S 5 . 5 <text:s text:c="2"/>T h e <text:s text:c="2"/>C o n t r a c t o r <text:s text:c="2"/>a g r e e s <text:s text:c="2"/>t o <text:s text:c="2"/>i m m e d i a t e l y <text:s text:c="2"/>n o t i f y t h e <text:s text:c="2"/>P u r c h a s e r <text:s text:c="2"/>i f <text:s text:c="2"/>i t <text:s text:c="2"/>b e l i e v e s <text:s text:c="2"/>t h a t <text:s text:c="2"/>i t <text:s text:c="2"/>m a y <text:s text:c="2"/>b e u n a b l e <text:s text:c="2"/>t o <text:s text:c="2"/>a c h i e v e <text:s text:c="2"/>a n y <text:s text:c="2"/>p a r t i c u l a r <text:s text:c="2"/>M i l e s t o n e . <text:s text:c="2"/>I f t h e <text:s text:c="2"/>C o n t r a c t o r <text:s text:c="2"/>f a i l s <text:s text:c="2"/>t o <text:s text:c="2"/>a c h i e v e <text:s text:c="2"/>a n y <text:s text:c="2"/>M i l e s t o n e <text:s text:c="2"/>o n o r <text:s text:c="2"/>b y <text:s text:c="2"/>t h e <text:s text:c="2"/>r e l e v a n t <text:s text:c="2"/>d a t e <text:s text:c="2"/>o t h e r <text:s text:c="2"/>t h a n <text:s text:c="2"/>d u e <text:s text:c="2"/>t o <text:s text:c="2"/>a d e l a y <text:s text:c="2"/>c a u s e d <text:s text:c="2"/>b y <text:s text:c="2"/>t h e <text:s text:c="2"/>P u r c h a s e r <text:s text:c="2"/>t h a t <text:s text:c="2"/>h a s <text:s text:c="2"/>b e e n n o t i f i e d <text:s text:c="2"/>i n <text:s text:c="2"/>w r i t i n g <text:s text:c="2"/>b y <text:s text:c="2"/>t h e <text:s text:c="2"/>C o n t r a c t o r <text:s text:c="2"/>t o <text:s text:c="2"/>t h e P u r c h a s e r <text:s text:c="2"/>a s <text:s text:c="2"/>s o o n <text:s text:c="2"/>a s <text:s text:c="2"/>r e a s o n a b l y <text:s text:c="2"/>p r a c t i c a b l e , <text:s text:c="2"/>a F o r c e <text:s text:c="2"/>M a j e u r e <text:s text:c="2"/>e v e n t <text:s text:c="2"/>o r <text:s text:c="2"/>w h e r e <text:s text:c="2"/>a n <text:s text:c="2"/>e x t e n s i o n <text:s text:c="2"/>o f t i m e <text:s text:c="2"/>i s <text:s text:c="2"/>a g r e e d <text:s text:c="2"/>b y <text:s text:c="2"/>t h e <text:s text:c="2"/>p a r t i e s , <text:s text:c="2"/>t h e n <text:s text:c="2"/>t h e P u r c h a s e r <text:s text:c="2"/>w i l l <text:s text:c="2"/>h a v e <text:s text:c="2"/>t h e <text:s text:c="2"/>r i g h t <text:s text:c="2"/>( w i t h o u t <text:s text:c="2"/>p r e j u d i c e t o <text:s text:c="2"/>a l l <text:s text:c="2"/>o t h e r <text:s text:c="2"/>r i g h t s <text:s text:c="2"/>a n d <text:s text:c="2"/>r e m e d i e s <text:s text:c="2"/>a v a i l a b l e <text:s text:c="2"/>t o <text:s text:c="2"/>i t u n d e r <text:s text:c="2"/>t h e s e <text:s text:c="2"/>c o n d i t i o n s <text:s text:c="2"/>o r <text:s text:c="2"/>o t h e r w i s e ) , <text:s text:c="2"/>a t <text:s text:c="2"/>i t s d i s c r e t i o n , <text:s text:c="2"/>t o <text:s text:c="2"/>d e d u c t <text:s text:c="2"/>b y <text:s text:c="2"/>w a y <text:s text:c="2"/>o f <text:s text:c="2"/>l i q u i d a t e d d a m a g e s <text:s text:c="2"/>( a n d <text:s text:c="2"/>a s <text:s text:c="2"/>a <text:s text:c="2"/>g e n u i n e <text:s text:c="2"/>p r e - e s t i m a t e <text:s text:c="2"/>a n d n o t <text:s text:c="2"/>b y <text:s text:c="2"/>w a y <text:s text:c="2"/>o f <text:s text:c="2"/>p e n a l t y ) <text:s text:c="2"/>f r o m <text:s text:c="2"/>a n y <text:s text:c="2"/>a m o u n t s p a y a b l e <text:s text:c="2"/>t o <text:s text:c="2"/>t h e <text:s text:c="2"/>C o n t r a c t o r , <text:s text:c="2"/>t h e <text:s text:c="2"/>a m o u n t <text:s text:c="2"/>s e t <text:s text:c="2"/>o u t <text:s text:c="2"/>i n t h e <text:s text:c="2"/>p a r t i c u l a r <text:s text:c="2"/>P u r c h a s e <text:s text:c="2"/>O r d e r <text:s text:c="2"/>( w h i c h <text:s text:c="2"/>s h a l l <text:s text:c="2"/>b e c a l c u l a t e d <text:s text:c="2"/>i n <text:s text:c="2"/>a c c o r d a n c e <text:s text:c="2"/>w i t h <text:s text:c="2"/>t h e <text:s text:c="2"/>a n t i c i p a t e d c o s t <text:s text:c="2"/>t o <text:s text:c="2"/>t h e <text:s text:c="2"/>P u r c h a s e r <text:s text:c="2"/>o f <text:s text:c="2"/>s u c h <text:s text:c="2"/>f a i l u r e ) <text:s text:c="2"/>f o r <text:s text:c="2"/>e a c h w e e k <text:s text:c="2"/>o r <text:s text:c="2"/>p a r t <text:s text:c="2"/>o f <text:s text:c="2"/>a <text:s text:c="2"/>w e e k <text:s text:c="2"/>t h a t <text:s text:c="2"/>t h e <text:s text:c="2"/>a c h i e v e m e n t <text:s text:c="2"/>o f t h e <text:s text:c="2"/>M i l e s t o n e <text:s text:c="2"/>i s <text:s text:c="2"/>o v e r d u e .</text:p>
          </table:table-cell>
          <table:table-cell office:value-type="string" calcext:value-type="string">
            <text:p>H e a l e s <text:s text:c="2"/>M e d i c a l <text:s text:c="2"/>R e s p o n s e S e c t i o n <text:s text:c="2"/>n o t <text:s text:c="2"/>r e l e v a n t <text:s text:c="2"/>a s <text:s text:c="2"/>c o n t r a c t <text:s text:c="2"/>i s <text:s text:c="2"/>f o r <text:s text:c="2"/>S e r v i c e s P l e a s e <text:s text:c="2"/>c h a n g e <text:s text:c="2"/>t o : 2 <text:s text:c="2"/>G O O D S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3 <text:s text:c="2"/>D E L I V E R Y <text:s text:c="2"/>O F <text:s text:c="2"/>G O O D S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4 <text:s text:c="2"/>A C C E P T A N C E <text:s text:c="2"/>T E S T I N G , <text:s text:c="2"/>I N S P E C T I O N <text:s text:c="2"/>A N D R E J E C T I O N <text:s text:c="2"/>O F <text:s text:c="2"/>G O O D S <text:s text:c="2"/>( N o t <text:s text:c="2"/>U s e d ) [ C l a u s e s <text:s text:c="2"/>r e m o v e d ] W e <text:s text:c="2"/>c h a r g e <text:s text:c="2"/>f o r <text:s text:c="2"/>s e r v i c e s <text:s text:c="2"/>i n <text:s text:c="2"/>a r r e a r s , <text:s text:c="2"/>a n d <text:s text:c="2"/>w i l l <text:s text:c="2"/>n o t c h a r g e <text:s text:c="2"/>u n t i l <text:s text:c="2"/>t h e <text:s text:c="2"/>s e r v i c e <text:s text:c="2"/>i s <text:s text:c="2"/>d e l i v e r e d . <text:s text:c="2"/>W e <text:s text:c="2"/>w i l l w o r k <text:s text:c="2"/>i n <text:s text:c="2"/>p a r t n e r s h i p <text:s text:c="2"/>w i t h <text:s text:c="2"/>t h e <text:s text:c="2"/>C o l l e g e <text:s text:c="2"/>t o <text:s text:c="2"/>p r o v i d e s e r v i c e s <text:s text:c="2"/>t o <text:s text:c="2"/>t h e <text:s text:c="2"/>d a t e <text:s text:c="2"/>a g r e e d , <text:s text:c="2"/>a n d <text:s text:c="2"/>w h e r e <text:s text:c="2"/>t h i s <text:s text:c="2"/>i s n o t <text:s text:c="2"/>p o s s i b l e <text:s text:c="2"/>w e <text:s text:c="2"/>w i l l <text:s text:c="2"/>a g r e e <text:s text:c="2"/>i n t e r i m <text:s text:c="2"/>m e a s u r e s <text:s text:c="2"/>t o e n s u r e <text:s text:c="2"/>t h e <text:s text:c="2"/>s e r v i c e <text:s text:c="2"/>c a n <text:s text:c="2"/>s t i l l <text:s text:c="2"/>b e <text:s text:c="2"/>d e l i v e r e d . <text:s text:c="2"/>W e <text:s text:c="2"/>w i l l n o t <text:s text:c="2"/>a g r e e <text:s text:c="2"/>t o <text:s text:c="2"/>a m o u n t s <text:s text:c="2"/>d e d u c t e d <text:s text:c="2"/>f o r <text:s text:c="2"/>s e r v i c e s d e l i v e r e d . <text:s text:c="2"/>W e <text:s text:c="2"/>d o <text:s text:c="2"/>n o t <text:s text:c="2"/>a c c e p t <text:s text:c="2"/>c o n t r a c t s <text:s text:c="2"/>w i t h p e n a l t i e s . P l e a s e <text:s text:c="2"/>c h a n g e <text:s text:c="2"/>c l a u s e <text:s text:c="2"/>t o : 5 . 5 <text:s text:c="2"/>T h e <text:s text:c="2"/>C o n t r a c t o r <text:s text:c="2"/>a g r e e s <text:s text:c="2"/>t o <text:s text:c="2"/>i m m e d i a t e l y <text:s text:c="2"/>n o t i f y t h e <text:s text:c="2"/>P u r c h a s e r <text:s text:c="2"/>i f <text:s text:c="2"/>i t <text:s text:c="2"/>b e l i e v e s <text:s text:c="2"/>t h a t <text:s text:c="2"/>i t <text:s text:c="2"/>m a y <text:s text:c="2"/>b e <text:s text:c="2"/>u n a b l e t o <text:s text:c="2"/>a c h i e v e <text:s text:c="2"/>a n y <text:s text:c="2"/>p a r t i c u l a r <text:s text:c="2"/>M i l e s t o n e . <text:s text:c="2"/>I f <text:s text:c="2"/>t h e C o n t r a c t o r <text:s text:c="2"/>f a i l s <text:s text:c="2"/>t o <text:s text:c="2"/>a c h i e v e <text:s text:c="2"/>a n y <text:s text:c="2"/>M i l e s t o n e <text:s text:c="2"/>o n <text:s text:c="2"/>o r b y <text:s text:c="2"/>t h e <text:s text:c="2"/>r e l e v a n t <text:s text:c="2"/>d a t e <text:s text:c="2"/>o t h e r <text:s text:c="2"/>t h a n <text:s text:c="2"/>d u e <text:s text:c="2"/>t o <text:s text:c="2"/>a <text:s text:c="2"/>d e l a y c a u s e d <text:s text:c="2"/>b y <text:s text:c="2"/>t h e <text:s text:c="2"/>P u r c h a s e r <text:s text:c="2"/>t h a t <text:s text:c="2"/>h a s <text:s text:c="2"/>b e e n <text:s text:c="2"/>n o t i f i e d i n <text:s text:c="2"/>w r i t i n g <text:s text:c="2"/>b y <text:s text:c="2"/>t h e <text:s text:c="2"/>C o n t r a c t o r <text:s text:c="2"/>t o <text:s text:c="2"/>t h e <text:s text:c="2"/>P u r c h a s e r <text:s text:c="2"/>a s s o o n <text:s text:c="2"/>a s <text:s text:c="2"/>r e a s o n a b l y <text:s text:c="2"/>p r a c t i c a b l e , <text:s text:c="2"/>a <text:s text:c="2"/>F o r c e M a j e u r e <text:s text:c="2"/>e v e n t <text:s text:c="2"/>o r <text:s text:c="2"/>w h e r e <text:s text:c="2"/>a n <text:s text:c="2"/>e x t e n s i o n <text:s text:c="2"/>o f <text:s text:c="2"/>t i m e <text:s text:c="2"/>i s a g r e e d <text:s text:c="2"/>b y <text:s text:c="2"/>t h e <text:s text:c="2"/>p a r t i e s , <text:s text:c="2"/>t h e n <text:s text:c="2"/>t h e <text:s text:c="2"/>P u r c h a s e r <text:s text:c="2"/>w i l l h a v e <text:s text:c="2"/>t h e <text:s text:c="2"/>r i g h t <text:s text:c="2"/>( w i t h o u t <text:s text:c="2"/>p r e j u d i c e <text:s text:c="2"/>t o <text:s text:c="2"/>a l l <text:s text:c="2"/>o t h e r r i g h t s <text:s text:c="2"/>a n d <text:s text:c="2"/>r e m e d i e s <text:s text:c="2"/>a v a i l a b l e <text:s text:c="2"/>t o <text:s text:c="2"/>i t <text:s text:c="2"/>u n d e r <text:s text:c="2"/>t h e s e c o n d i t i o n s <text:s text:c="2"/>o r <text:s text:c="2"/>o t h e r w i s e ) , <text:s text:c="2"/>t o <text:s text:c="2"/>r e q u e s t <text:s text:c="2"/>a <text:s text:c="2"/>C o n t r a c t M e e t i n g <text:s text:c="2"/>w i t h <text:s text:c="2"/>t h e <text:s text:c="2"/>C o n t r a c t o r , <text:s text:c="2"/>t o <text:s text:c="2"/>w h i c h <text:s text:c="2"/>t h e C o n t r a c t o r <text:s text:c="2"/>w i l l <text:s text:c="2"/>b r i n g <text:s text:c="2"/>a n <text:s text:c="2"/>a c t i o n <text:s text:c="2"/>p l a n <text:s text:c="2"/>a n d <text:s text:c="2"/>t i m e l i n e</text:p>
          </table:table-cell>
          <table:table-cell table:number-columns-repeated="1022"/>
        </table:table-row>
        <table:table-row table:style-name="ro1">
          <table:table-cell office:value-type="string" calcext:value-type="string">
            <text:p>1 4 . 9 <text:s text:c="2"/>I f <text:s text:c="2"/>t h e <text:s text:c="2"/>P u r c h a s e r <text:s text:c="2"/>s o <text:s text:c="2"/>d i r e c t s , <text:s text:c="2"/>t h e <text:s text:c="2"/>C o n t r a c t o r w i l l <text:s text:c="2"/>s u b m i t <text:s text:c="2"/>a <text:s text:c="2"/>b a s i c <text:s text:c="2"/>D i s c l o s u r e <text:s text:c="2"/>C e r t i f i c a t e o b t a i n e d <text:s text:c="2"/>f r o m <text:s text:c="2"/>D i s c l o s u r e <text:s text:c="2"/>S c o t l a n d <text:s text:c="2"/>i n <text:s text:c="2"/>r e s p e c t <text:s text:c="2"/>o f a n y <text:s text:c="2"/>C o n t r a c t <text:s text:c="2"/>W o r k e r s <text:s text:c="2"/>w h o <text:s text:c="2"/>r e q u i r e s <text:s text:c="2"/>a c c e s s <text:s text:c="2"/>t o a n y <text:s text:c="2"/>P r e m i s e s , <text:s text:c="2"/>p r i o r <text:s text:c="2"/>t o <text:s text:c="2"/>s u c h <text:s text:c="2"/>a c c e s s <text:s text:c="2"/>b e i n g t a k e n . 1 5 . <text:s text:c="2"/>I S S U E D <text:s text:c="2"/>P R O P E R T Y 1 5 . 4 <text:s text:c="2"/>T h e <text:s text:c="2"/>C o n t r a c t o r <text:s text:c="2"/>w i l l <text:s text:c="2"/>r e t u r n <text:s text:c="2"/>a l l <text:s text:c="2"/>I s s u e d P r o p e r t y <text:s text:c="2"/>o n <text:s text:c="2"/>d e m a n d , <text:s text:c="2"/>a t <text:s text:c="2"/>a n y <text:s text:c="2"/>t i m e , <text:s text:c="2"/>a n d <text:s text:c="2"/>w i t h i n <text:s text:c="2"/>7 d a y s <text:s text:c="2"/>o f <text:s text:c="2"/>t h e <text:s text:c="2"/>t e r m i n a t i o n <text:s text:c="2"/>o r <text:s text:c="2"/>e x p i r y <text:s text:c="2"/>o f <text:s text:c="2"/>t h e C o n t r a c t . <text:s text:c="2"/>T o <text:s text:c="2"/>t h e <text:s text:c="2"/>e x t e n t <text:s text:c="2"/>t h a t <text:s text:c="2"/>I s s u e d <text:s text:c="2"/>P r o p e r t y i n c l u d e s <text:s text:c="2"/>w o r k i n g <text:s text:c="2"/>p a p e r s <text:s text:c="2"/>o r <text:s text:c="2"/>o t h e r <text:s text:c="2"/>w r i t t e n m a t e r i a l s , <text:s text:c="2"/>a t <text:s text:c="2"/>t h e <text:s text:c="2"/>s a m e <text:s text:c="2"/>t i m e <text:s text:c="2"/>a s <text:s text:c="2"/>t h e <text:s text:c="2"/>C o n t r a c t o r r e t u r n s <text:s text:c="2"/>s u c h <text:s text:c="2"/>I s s u e d <text:s text:c="2"/>P r o p e r t y <text:s text:c="2"/>i t <text:s text:c="2"/>s h a l l <text:s text:c="2"/>a l s o <text:s text:c="2"/>r e t u r n c o p i e s <text:s text:c="2"/>i t <text:s text:c="2"/>h a s <text:s text:c="2"/>m a d e <text:s text:c="2"/>o f <text:s text:c="2"/>s u c h <text:s text:c="2"/>I s s u e d <text:s text:c="2"/>P r o p e r t y <text:s text:c="2"/>a n d a n y <text:s text:c="2"/>o t h e r <text:s text:c="2"/>m a t e r i a l s <text:s text:c="2"/>o f <text:s text:c="2"/>w h a t s o e v e r <text:s text:c="2"/>n a t u r e p r e p a r e d <text:s text:c="2"/>b y <text:s text:c="2"/>t h e <text:s text:c="2"/>C o n t r a c t o r <text:s text:c="2"/>u s i n g <text:s text:c="2"/>t h e i n f o r m a t i o n <text:s text:c="2"/>i n <text:s text:c="2"/>s u c h <text:s text:c="2"/>I s s u e d <text:s text:c="2"/>P r o p e r t y . 1 6 . <text:s text:c="2"/>A U D I T <text:s text:c="2"/>A C C E S S <text:s text:c="2"/>– <text:s text:c="2"/>W h o l e <text:s text:c="2"/>S e c t i o n</text:p>
          </table:table-cell>
          <table:table-cell office:value-type="string" calcext:value-type="string">
            <text:p>p e r s o n a l l y <text:s text:c="2"/>o r <text:s text:c="2"/>r a c i a l l y <text:s text:c="2"/>m o t i v a t e d . A s <text:s text:c="2"/>s e r v i c e s <text:s text:c="2"/>w i l l <text:s text:c="2"/>b e <text:s text:c="2"/>p r o v i d e d <text:s text:c="2"/>o f f - s i t e , <text:s text:c="2"/>w e <text:s text:c="2"/>d o <text:s text:c="2"/>n o t f o r s e e <text:s text:c="2"/>t h i s <text:s text:c="2"/>t o <text:s text:c="2"/>b e <text:s text:c="2"/>a n <text:s text:c="2"/>i s s u e . P l e a s e <text:s text:c="2"/>c h a n g e <text:s text:c="2"/>t o : 1 4 . 7 <text:s text:c="2"/>T h e <text:s text:c="2"/>P u r c h a s e r <text:s text:c="2"/>m a y , <text:s text:c="2"/>u p o n <text:s text:c="2"/>p r o v i s i o n <text:s text:c="2"/>o f w r i t t e n <text:s text:c="2"/>n o t i c e <text:s text:c="2"/>c o n t a i n i n g <text:s text:c="2"/>r e a s o n s <text:s text:c="2"/>w h y , <text:s text:c="2"/>r e f u s e <text:s text:c="2"/>t o a d m i t <text:s text:c="2"/>t o <text:s text:c="2"/>t h e <text:s text:c="2"/>P r e m i s e s <text:s text:c="2"/>a n y <text:s text:c="2"/>C o n t r a c t <text:s text:c="2"/>W o r k e r w h o s e <text:s text:c="2"/>a d m i s s i o n <text:s text:c="2"/>w o u l d <text:s text:c="2"/>b e , <text:s text:c="2"/>i n <text:s text:c="2"/>t h e <text:s text:c="2"/>o p i n i o n <text:s text:c="2"/>o f <text:s text:c="2"/>t h e P u r c h a s e r , <text:s text:c="2"/>u n d e s i r a b l e . <text:s text:c="2"/>T h e <text:s text:c="2"/>C o n t r a c t o r <text:s text:c="2"/>r e t a i n s t h e <text:s text:c="2"/>r i g h t <text:s text:c="2"/>o f <text:s text:c="2"/>i n v e s t i g a t i o n <text:s text:c="2"/>a n d <text:s text:c="2"/>r i g h t <text:s text:c="2"/>o f <text:s text:c="2"/>a p p e a l . D i s c l o s u r e <text:s text:c="2"/>C e r t i f i c a t e s <text:s text:c="2"/>m a y <text:s text:c="2"/>o n l y <text:s text:c="2"/>b e <text:s text:c="2"/>s o u g h t w h e r e <text:s text:c="2"/>t h e <text:s text:c="2"/>C o n t r a c t <text:s text:c="2"/>W o r k e r <text:s text:c="2"/>i s <text:s text:c="2"/>u n d e r t a k i n g r e g u l a t e d <text:s text:c="2"/>a c t i v i t y , <text:s text:c="2"/>s u c h <text:s text:c="2"/>a s <text:s text:c="2"/>w o r k <text:s text:c="2"/>w i t h <text:s text:c="2"/>C h i l d r e n a n d <text:s text:c="2"/>V u l n e r a b l e <text:s text:c="2"/>A d u l t s . <text:s text:c="2"/>W e <text:s text:c="2"/>d o <text:s text:c="2"/>n o t <text:s text:c="2"/>f o r s e e <text:s text:c="2"/>a n y r e g u l a t e d <text:s text:c="2"/>w o r k <text:s text:c="2"/>b e i n g <text:s text:c="2"/>u n d e r t a k e n <text:s text:c="2"/>w i t h <text:s text:c="2"/>t h i s c o n t r a c t . <text:s text:c="2"/>W e <text:s text:c="2"/>d o <text:s text:c="2"/>n o t <text:s text:c="2"/>u n d e r t a k e <text:s text:c="2"/>D B S <text:s text:c="2"/>c h e c k s u n l e s s <text:s text:c="2"/>n e c e s s a r y . P l e a s e <text:s text:c="2"/>c h a n g e <text:s text:c="2"/>t o : 1 4 . 9 <text:s text:c="2"/>I f <text:s text:c="2"/>t h e <text:s text:c="2"/>P u r c h a s e r <text:s text:c="2"/>s o <text:s text:c="2"/>d i r e c t s , <text:s text:c="2"/>a c t i n g r e a s o n a b l y , <text:s text:c="2"/>t h e <text:s text:c="2"/>C o n t r a c t o r <text:s text:c="2"/>w i l l <text:s text:c="2"/>s u b m i t <text:s text:c="2"/>a <text:s text:c="2"/>b a s i c D i s c l o s u r e <text:s text:c="2"/>C e r t i f i c a t e <text:s text:c="2"/>o b t a i n e d <text:s text:c="2"/>f r o m <text:s text:c="2"/>D i s c l o s u r e S c o t l a n d <text:s text:c="2"/>i n <text:s text:c="2"/>r e s p e c t <text:s text:c="2"/>o f <text:s text:c="2"/>a n y <text:s text:c="2"/>C o n t r a c t <text:s text:c="2"/>W o r k e r s w h o <text:s text:c="2"/>r e q u i r e s <text:s text:c="2"/>a c c e s s <text:s text:c="2"/>t o <text:s text:c="2"/>a n y <text:s text:c="2"/>P r e m i s e s , <text:s text:c="2"/>p r i o r <text:s text:c="2"/>t o s u c h <text:s text:c="2"/>a c c e s s <text:s text:c="2"/>b e i n g <text:s text:c="2"/>t a k e n . <text:s text:c="2"/>D i s c l o s u r e C e r t i f i c a t e s <text:s text:c="2"/>w i l l <text:s text:c="2"/>o n l y <text:s text:c="2"/>b e <text:s text:c="2"/>r e q u e s t e d <text:s text:c="2"/>w h e r e <text:s text:c="2"/>t h e r e i s <text:s text:c="2"/>r e a s o n <text:s text:c="2"/>t o <text:s text:c="2"/>d o <text:s text:c="2"/>s o . F o r <text:s text:c="2"/>i n f o r m a t i o n , <text:s text:c="2"/>n o <text:s text:c="2"/>c h a n g e <text:s text:c="2"/>r e q u i r e d : F o r <text:s text:c="2"/>t h e <text:s text:c="2"/>a v o i d a n c e <text:s text:c="2"/>o f <text:s text:c="2"/>d o u b t , <text:s text:c="2"/>M e d i c a l <text:s text:c="2"/>R e c o r d s w i l l <text:s text:c="2"/>b e <text:s text:c="2"/>p a s s e d <text:s text:c="2"/>d i r e c t l y <text:s text:c="2"/>t o <text:s text:c="2"/>t h e <text:s text:c="2"/>n e w <text:s text:c="2"/>p r o v i d e r , <text:s text:c="2"/>n o t t o <text:s text:c="2"/>t h e <text:s text:c="2"/>C o l l e g e . <text:s text:c="2"/>N o <text:s text:c="2"/>c o n f i d e n t i a l <text:s text:c="2"/>i n f o r m a t i o n <text:s text:c="2"/>w i l l b e <text:s text:c="2"/>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 o <text:s text:c="2"/>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M e d i c a l <text:s text:c="2"/>R e c o r d s <text:s text:c="2"/>w i l l <text:s text:c="2"/>b e <text:s text:c="2"/>p a s s e d <text:s text:c="2"/>o v e r <text:s text:c="2"/>i n a c c o r d a n c e <text:s text:c="2"/>w i t h <text:s text:c="2"/>t h e <text:s text:c="2"/>a g r e e d <text:s text:c="2"/>d a t a <text:s text:c="2"/>t r a n s f e r <text:s text:c="2"/>p l a n , a h e a d <text:s text:c="2"/>o f <text:s text:c="2"/>t h e <text:s text:c="2"/>n e w <text:s text:c="2"/>c o n t r a c t <text:s text:c="2"/>s t a r t <text:s text:c="2"/>d a t e . F o r <text:s text:c="2"/>i n f o r m a t i o n , <text:s text:c="2"/>n o t <text:s text:c="2"/>a c t i o n <text:s text:c="2"/>r e q u i r e d :</text:p>
          </table:table-cell>
          <table:table-cell table:number-columns-repeated="1022"/>
        </table:table-row>
        <table:table-row table:style-name="ro1">
          <table:table-cell office:value-type="string" calcext:value-type="string">
            <text:p>r e f e r r e d <text:s text:c="2"/>t o <text:s text:c="2"/>i n <text:s text:c="2"/>C l a u s e <text:s text:c="2"/>3 8 . 5 . 2 <text:s text:c="2"/>s h a l l <text:s text:c="2"/>i n c l u d e r e a s o n a b l e <text:s text:c="2"/>c h a r g e s <text:s text:c="2"/>t o <text:s text:c="2"/>r e f l e c t <text:s text:c="2"/>t h e <text:s text:c="2"/>a p p l i c a t i o n <text:s text:c="2"/>o f t h e <text:s text:c="2"/>P u r c h a s e r ' s <text:s text:c="2"/>i n t e r n a l <text:s text:c="2"/>r e s o u r c e s , <text:s text:c="2"/>e v i d e n c e d b y <text:s text:c="2"/>r e c o r d s <text:s text:c="2"/>o f <text:s text:c="2"/>t i m e <text:s text:c="2"/>s p e n t <text:s text:c="2"/>a n d <text:s text:c="2"/>o t h e r <text:s text:c="2"/>r e s o u r c e s a p p l i e d . 3 9 3 9 . E X I T <text:s text:c="2"/>A S S I S T A N C E 3 9 . 4 . 1 <text:s text:c="6"/>d e t a i l s <text:s text:c="2"/>o f <text:s text:c="2"/>a l l <text:s text:c="2"/>t o o l s , <text:s text:c="2"/>e q u i p m e n t , <text:s text:c="2"/>s o f t w a r e a n d <text:s text:c="2"/>o t h e r <text:s text:c="2"/>m a t e r i a l s <text:s text:c="2"/>u s e d <text:s text:c="2"/>b y <text:s text:c="2"/>t h e <text:s text:c="2"/>C o n t r a c t o r <text:s text:c="2"/>t o p r o v i d e <text:s text:c="2"/>t h e <text:s text:c="2"/>S e r v i c e s ; 4 0 . <text:s text:c="2"/>A S S I G N A T I O N <text:s text:c="2"/>A N D <text:s text:c="2"/>S U B - C O N T R A C T I N G 4 0 . 1 <text:s text:c="2"/>T h e <text:s text:c="2"/>C o n t r a c t o r <text:s text:c="2"/>s h a l l <text:s text:c="2"/>n o t <text:s text:c="2"/>a s s i g n , <text:s text:c="2"/>n o v a t e , s u b <text:s text:c="2"/>c o n t r a c t <text:s text:c="2"/>o r <text:s text:c="2"/>o t h e r w i s e <text:s text:c="2"/>t r a n s f e r <text:s text:c="2"/>o r <text:s text:c="2"/>d i s p o s e <text:s text:c="2"/>o f i t s <text:s text:c="2"/>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P u r c h a s e r . a n d 4 0 . 4 <text:s text:c="2"/>T h e <text:s text:c="2"/>P u r c h a s e r <text:s text:c="2"/>s h a l l <text:s text:c="2"/>b e <text:s text:c="2"/>e n t i t l e d <text:s text:c="2"/>t o <text:s text:c="2"/>a s s i g n , n o v a t e , <text:s text:c="2"/>s u b <text:s text:c="2"/>c o n t r a c t <text:s text:c="2"/>o r <text:s text:c="2"/>o t h e r w i s e <text:s text:c="2"/>t r a n s f e r <text:s text:c="2"/>o r d i s p o s e <text:s text:c="2"/>o f <text:s text:c="2"/>i t s <text:s text:c="2"/>i n t e r e s t <text:s text:c="2"/>i n <text:s text:c="2"/>t h e <text:s text:c="2"/>C o n t r a c t <text:s text:c="2"/>o r <text:s text:c="2"/>a n y <text:s text:c="2"/>p a r t t h e r e o f : 4 0 . 4 . 1 <text:s text:c="2"/>t o <text:s text:c="2"/>a n y <text:s text:c="2"/>p e r s o n <text:s text:c="2"/>( i n c l u d i n g <text:s text:c="2"/>b u t <text:s text:c="2"/>n o t <text:s text:c="2"/>l i m i t e d <text:s text:c="2"/>t o 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P u r c h a s e r ; <text:s text:c="2"/>o r 4 0 . 4 . 2 <text:s text:c="2"/>w i t h <text:s text:c="2"/>t h e <text:s text:c="2"/>p r e v i o u s <text:s text:c="2"/>c o n s e n t <text:s text:c="2"/>i n <text:s text:c="2"/>w r i t i n g <text:s text:c="2"/>o f <text:s text:c="2"/>t h e P u r c h a s e r <text:s text:c="2"/>( w h i c h <text:s text:c="2"/>w i l l <text:s text:c="2"/>n o t b e <text:s text:c="2"/>u n r e a s o n a b l y <text:s text:c="2"/>w i t h h e l d <text:s text:c="2"/>o r <text:s text:c="2"/>d e l a y e d ) .</text:p>
          </table:table-cell>
          <table:table-cell office:value-type="string" calcext:value-type="string">
            <text:p>p u r c h a s e r <text:s text:c="2"/>t e r m i n a t e s <text:s text:c="2"/>t h e <text:s text:c="2"/>c o n t r a c t . P l e a s e <text:s text:c="2"/>r e m o v e <text:s text:c="2"/>t h i s <text:s text:c="2"/>c l a u s e <text:s text:c="4"/>o r <text:s text:c="2"/>s t a t e <text:s text:c="2"/>a s <text:s text:c="2"/>‘ N o t u s e d ’ O u r <text:s text:c="2"/>m a n a g e m e n t <text:s text:c="2"/>s y s t e m <text:s text:c="2"/>i s <text:s text:c="2"/>p r o p r i e t a r y . <text:s text:c="2"/>W e <text:s text:c="2"/>w i l l n o t <text:s text:c="2"/>p r o v i d e <text:s text:c="2"/>d e t a i l s <text:s text:c="2"/>o f <text:s text:c="2"/>o u r <text:s text:c="2"/>s o f t w a r e <text:s text:c="2"/>t o <text:s text:c="2"/>t h e C o l l e g e <text:s text:c="2"/>o r <text:s text:c="2"/>a n y <text:s text:c="2"/>c o m p e t i t o r <text:s text:c="2"/>f o r <text:s text:c="2"/>s e c u r i t y <text:s text:c="2"/>a n d I n t e l l e c t u a l <text:s text:c="2"/>P r o p e r t y <text:s text:c="2"/>r e a s o n s . T h e <text:s text:c="2"/>t o o l s <text:s text:c="2"/>u s e d <text:s text:c="2"/>a r e <text:s text:c="2"/>g e n e r a l l y <text:s text:c="2"/>s t a n d a r d <text:s text:c="2"/>b u t a s p e c t s <text:s text:c="2"/>o f <text:s text:c="2"/>t o o l s <text:s text:c="2"/>u s e d <text:s text:c="2"/>m a y <text:s text:c="2"/>a l s o <text:s text:c="2"/>b e <text:s text:c="2"/>p r o p r i e t a r y . P l e a s e <text:s text:c="2"/>d e l e t e <text:s text:c="2"/>c l a u s e <text:s text:c="2"/>3 9 . 4 . 1 C l a u s e s <text:s text:c="2"/>s h o u l d <text:s text:c="2"/>b e <text:s text:c="2"/>r e c i p r o c a l , <text:s text:c="2"/>w e <text:s text:c="2"/>a r e <text:s text:c="2"/>h a p p y w i t h <text:s text:c="2"/>e i t h e r <text:s text:c="2"/>i t e r a t i o n <text:s text:c="2"/>o f <text:s text:c="2"/>t h e <text:s text:c="2"/>c l a u s e <text:s text:c="2"/>b u t <text:s text:c="2"/>t h e <text:s text:c="2"/>c l a u s e s s h o u l d <text:s text:c="2"/>a p p l y <text:s text:c="2"/>e q u a l l y <text:s text:c="2"/>t o <text:s text:c="2"/>t h e <text:s text:c="2"/>P u r c h a s e r <text:s text:c="2"/>a n d <text:s text:c="2"/>t h e C o n t r a c t o r . P l e a s e <text:s text:c="2"/>c h a n g e <text:s text:c="2"/>e i t h e r 4 0 . 1 <text:s text:c="2"/>T h e <text:s text:c="2"/>C o n t r a c t o r <text:s text:c="2"/>s h a l l <text:s text:c="2"/>b e <text:s text:c="2"/>e n t i t l e d <text:s text:c="2"/>t o <text:s text:c="2"/>a s s i g n , n o v a t e , <text:s text:c="2"/>s u b <text:s text:c="2"/>c o n t r a c t <text:s text:c="2"/>o r <text:s text:c="2"/>o t h e r w i s e <text:s text:c="2"/>t r a n s f e r <text:s text:c="2"/>o r d i s p o s e <text:s text:c="2"/>o f <text:s text:c="2"/>i t s <text:s text:c="2"/>i n t e r e s t <text:s text:c="2"/>i n <text:s text:c="2"/>t h e <text:s text:c="2"/>C o n t r a c t <text:s text:c="2"/>o r <text:s text:c="2"/>a n y <text:s text:c="2"/>p a r t t h e r e o f : 4 0 . 1 . 1 <text:s text:c="2"/>t o <text:s text:c="2"/>a n y <text:s text:c="2"/>p e r s o n <text:s text:c="2"/>( i n c l u d i n g <text:s text:c="2"/>b u t <text:s text:c="2"/>n o t <text:s text:c="2"/>l i m i t e d <text:s text:c="2"/>t o 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C o n t r a c t o r ; <text:s text:c="2"/>o r 4 0 . 1 . 2 <text:s text:c="2"/>w i t h <text:s text:c="2"/>t h e <text:s text:c="2"/>p r e v i o u s <text:s text:c="2"/>c o n s e n t <text:s text:c="2"/>i n <text:s text:c="2"/>w r i t i n g <text:s text:c="2"/>o f <text:s text:c="2"/>t h e P u r c h a s e r <text:s text:c="2"/>( w h i c h <text:s text:c="2"/>w i l l <text:s text:c="2"/>n o t b e <text:s text:c="2"/>u n r e a s o n a b l y <text:s text:c="2"/>w i t h h e l d <text:s text:c="2"/>o r <text:s text:c="2"/>d e l a y e d ) . O R 4 0 . 4 <text:s text:c="4"/>T h e <text:s text:c="2"/>P u r c h a s e r <text:s text:c="2"/>s h a l l <text:s text:c="2"/>n o t <text:s text:c="2"/>a s s i g n , <text:s text:c="2"/>n o v a t e , s u b <text:s text:c="2"/>c o n t r a c t <text:s text:c="2"/>o r <text:s text:c="2"/>o t h e r w i s e <text:s text:c="2"/>t r a n s f e r <text:s text:c="2"/>o r <text:s text:c="2"/>d i s p o s e <text:s text:c="2"/>o f i t s <text:s text:c="2"/>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C o n t r a c t o r . 4 0 . 4 . 1 <text:s text:c="2"/>N o t <text:s text:c="2"/>U s e d 4 0 . 4 . 2 <text:s text:c="2"/>N o t <text:s text:c="2"/>U s e d</text:p>
          </table:table-cell>
          <table:table-cell table:number-columns-repeated="1022"/>
        </table:table-row>
        <table:table-row table:style-name="ro1">
          <table:table-cell office:value-type="string" calcext:value-type="string">
            <text:p>2 0 . <text:s text:c="2"/>S T A F F <text:s text:c="2"/>T R A N S F E R <text:s text:c="2"/>O N C O M M E N C E M E N T 2 3 . <text:s text:c="2"/>S Y S T E M <text:s text:c="2"/>T R I A L S <text:s text:c="2"/>D U R I N G <text:s text:c="2"/>L E A D - I N P E R I O D 2 3 . 3 <text:s text:c="2"/>I f <text:s text:c="2"/>t h e <text:s text:c="2"/>s y s t e m <text:s text:c="2"/>t r i a l s <text:s text:c="2"/>a n d <text:s text:c="2"/>t e s t i n g <text:s text:c="2"/>a r e <text:s text:c="2"/>n o t c o m p l e t e d <text:s text:c="2"/>t o <text:s text:c="2"/>t h e <text:s text:c="2"/>r e a s o n a b l e <text:s text:c="2"/>s a t i s f a c t i o n <text:s text:c="2"/>o f <text:s text:c="2"/>t h e P u r c h a s e r : 2 3 . 3 . 1 <text:s text:c="2"/>b e f o r e <text:s text:c="2"/>t h e <text:s text:c="2"/>C o m m e n c e m e n t <text:s text:c="2"/>D a t e , <text:s text:c="2"/>t h e C o n t r a c t o r <text:s text:c="2"/>m a y <text:s text:c="2"/>c a r r y <text:s text:c="2"/>o u t <text:s text:c="2"/>t h e <text:s text:c="2"/>s y s t e m <text:s text:c="2"/>t r i a l s <text:s text:c="2"/>a n d t e s t i n g <text:s text:c="2"/>o n <text:s text:c="2"/>a n y <text:s text:c="2"/>n u m b e r <text:s text:c="2"/>o f <text:s text:c="2"/>o c c a s i o n s <text:s text:c="2"/>p r i o r <text:s text:c="2"/>t o <text:s text:c="2"/>t h e C o m m e n c e m e n t <text:s text:c="2"/>D a t e <text:s text:c="2"/>i n <text:s text:c="2"/>a c c o r d a n c e <text:s text:c="2"/>w i t h <text:s text:c="2"/>t h e p r o v i s i o n s <text:s text:c="2"/>o f <text:s text:c="2"/>t h i s <text:s text:c="2"/>C l a u s e <text:s text:c="2"/>2 3 . 3 ; <text:s text:c="2"/>a n d 2 3 . 3 . 2 <text:s text:c="2"/>b y <text:s text:c="2"/>t h e <text:s text:c="2"/>C o m m e n c e m e n t <text:s text:c="2"/>D a t e , <text:s text:c="2"/>t h e P u r c h a s e r <text:s text:c="2"/>m a y <text:s text:c="2"/>( w i t h o u t <text:s text:c="2"/>p r e j u d i c e <text:s text:c="2"/>t o <text:s text:c="2"/>a n y <text:s text:c="2"/>o t h e r r i g h t <text:s text:c="2"/>o r <text:s text:c="2"/>r e m e d y <text:s text:c="2"/>w h i c h <text:s text:c="2"/>i t <text:s text:c="2"/>m a y <text:s text:c="2"/>h a v e ) :</text:p>
          </table:table-cell>
          <table:table-cell office:value-type="string" calcext:value-type="string">
            <text:p>A c c e s s <text:s text:c="2"/>t o <text:s text:c="2"/>m e d i c a l <text:s text:c="2"/>r e c o r d <text:s text:c="2"/>w i l l <text:s text:c="2"/>n o t <text:s text:c="2"/>b e <text:s text:c="2"/>p r o v i d e d w i t h o u t <text:s text:c="2"/>t h e <text:s text:c="2"/>D a t a <text:s text:c="2"/>S u b j e c t s <text:s text:c="2"/>e x p r e s s <text:s text:c="2"/>w r i t t e n c o n s e n t . <text:s text:c="2"/>T h e <text:s text:c="2"/>P u r c h a s e r / A u d i t o r s <text:s text:c="2"/>m a y <text:s text:c="2"/>n o t w i t h o u t <text:s text:c="2"/>n o t i c e <text:s text:c="2"/>t a k e <text:s text:c="2"/>a c c e s s <text:s text:c="2"/>t o <text:s text:c="2"/>R e c o r d s <text:s text:c="2"/>i n <text:s text:c="2"/>t h e e v e n t <text:s text:c="2"/>o f <text:s text:c="2"/>s u s p e c t e d <text:s text:c="2"/>f r a u d u l e n t <text:s text:c="2"/>a c t i v i t y , <text:s text:c="2"/>w i t h o u t t h e <text:s text:c="2"/>e x p r e s s <text:s text:c="2"/>w r i t t e n <text:s text:c="2"/>c o n s e n t <text:s text:c="2"/>o f <text:s text:c="2"/>t h e <text:s text:c="2"/>D a t a S u b j e c t s , <text:s text:c="2"/>a s <text:s text:c="2"/>t h i s <text:s text:c="2"/>w o u l d <text:s text:c="2"/>v i o l a t e <text:s text:c="2"/>D a t a <text:s text:c="2"/>P r o t e c t i o n l a w s . P l e a s e <text:s text:c="2"/>n o t e , <text:s text:c="2"/>i f <text:s text:c="2"/>T U P E <text:s text:c="2"/>a p p l i e s <text:s text:c="2"/>t o <text:s text:c="2"/>t h e <text:s text:c="2"/>C U R R E N T o u t g o i n g <text:s text:c="2"/>c o n t r a c t , <text:s text:c="2"/>p r i c i n g <text:s text:c="2"/>w i l l <text:s text:c="2"/>h a v e <text:s text:c="2"/>t o <text:s text:c="2"/>b e r e c o n s i d e r e d <text:s text:c="2"/>a n d <text:s text:c="2"/>r e s u b m i t t e d , <text:s text:c="2"/>a n d <text:s text:c="2"/>t h e s e c l a u s e s <text:s text:c="2"/>r e - e x a m i n e d . O u r <text:s text:c="2"/>s y s t e m <text:s text:c="2"/>i s <text:s text:c="2"/>u t i l i s e d <text:s text:c="2"/>o n <text:s text:c="2"/>a l l <text:s text:c="2"/>c o n t r a c t s <text:s text:c="2"/>a n d <text:s text:c="2"/>t o c o n d u c t <text:s text:c="2"/>o u r <text:s text:c="2"/>o w n <text:s text:c="2"/>b u s i n e s s . <text:s text:c="2"/>I t <text:s text:c="2"/>i s <text:s text:c="2"/>d e s i g n e d <text:s text:c="2"/>a n d m a i n t a i n e d <text:s text:c="2"/>i n <text:s text:c="2"/>h o u s e . <text:s text:c="2"/>A n y <text:s text:c="2"/>d i s s a t i s f a c t i o n <text:s text:c="2"/>w i t h t h e <text:s text:c="2"/>s y s t e m <text:s text:c="2"/>s h o u l d <text:s text:c="2"/>b e <text:s text:c="2"/>n o t i f i e d <text:s text:c="2"/>i m m e d i a t e l y <text:s text:c="2"/>s o o u r <text:s text:c="2"/>t e a m <text:s text:c="2"/>c a n <text:s text:c="2"/>i n v e s t i g a t e <text:s text:c="2"/>a n d <text:s text:c="2"/>m a k e <text:s text:c="2"/>a n y c h a n g e s <text:s text:c="2"/>n e e d e d , <text:s text:c="2"/>o r <text:s text:c="2"/>r e s p o n d . <text:s text:c="2"/>A d d i t i o n a l <text:s text:c="2"/>t r a i n i n g o r <text:s text:c="2"/>t r a i n i n g <text:s text:c="2"/>d o c u m e n t s <text:s text:c="2"/>m a y <text:s text:c="2"/>b e <text:s text:c="2"/>p r o v i d e d . <text:s text:c="2"/>T h e s y s t e m <text:s text:c="2"/>w i l l <text:s text:c="2"/>b e <text:s text:c="2"/>r e a d y <text:s text:c="2"/>t o <text:s text:c="2"/>a c c e p t <text:s text:c="2"/>r e f e r r a l s <text:s text:c="2"/>o n <text:s text:c="2"/>t h e c o n t r a c t <text:s text:c="2"/>c o m m e n c e m e n t <text:s text:c="2"/>d a t e . T h i s <text:s text:c="2"/>e n t i r e <text:s text:c="2"/>c l a u s e <text:s text:c="2"/>i s <text:s text:c="2"/>w r i t t e n <text:s text:c="2"/>i n <text:s text:c="2"/>r e s p e c t <text:s text:c="2"/>o f <text:s text:c="2"/>a p r o v i d e r <text:s text:c="2"/>p r o v i d i n g <text:s text:c="2"/>s o f t w a r e <text:s text:c="2"/>t h a t <text:s text:c="2"/>t h e <text:s text:c="2"/>p u r c h a s e r w i l l <text:s text:c="2"/>i n s t a l l <text:s text:c="2"/>a n d <text:s text:c="2"/>u s e , <text:s text:c="2"/>w h i c h <text:s text:c="2"/>i s <text:s text:c="2"/>n o t <text:s text:c="2"/>t h e <text:s text:c="2"/>c a s e . I t <text:s text:c="2"/>i s <text:s text:c="2"/>n o t <text:s text:c="2"/>r e l e v a n t <text:s text:c="2"/>t o <text:s text:c="2"/>t h e <text:s text:c="2"/>w a y <text:s text:c="2"/>i n <text:s text:c="2"/>w h i c h <text:s text:c="2"/>w e <text:s text:c="2"/>p r o v i d e t h e <text:s text:c="2"/>s e r v i c e s <text:s text:c="2"/>v i a <text:s text:c="2"/>a n <text:s text:c="2"/>o n l i n e <text:s text:c="2"/>m a n a g e m e n t <text:s text:c="2"/>s y s t e m .</text:p>
          </table:table-cell>
          <table:table-cell table:number-columns-repeated="1022"/>
        </table:table-row>
        <table:table-row table:style-name="ro1">
          <table:table-cell office:value-type="string" calcext:value-type="string">
            <text:p>I n t e l l e c t u a l <text:s text:c="2"/>P r o p e r t y <text:s text:c="2"/>R i g h t s ) <text:s text:c="2"/>i n <text:s text:c="2"/>a n y <text:s text:c="2"/>r e p o r t s , d o c u m e n t s , <text:s text:c="2"/>s p e c i f i c a t i o n s , <text:s text:c="2"/>i n s t r u c t i o n s , <text:s text:c="2"/>p l a n s , d r a w i n g s , <text:s text:c="2"/>p a t e n t s , <text:s text:c="2"/>m o d e l s <text:s text:c="2"/>o r <text:s text:c="2"/>d e s i g n s <text:s text:c="2"/>w h e t h e r i n <text:s text:c="2"/>w r i t i n g , <text:s text:c="2"/>o r <text:s text:c="2"/>o n <text:s text:c="2"/>m a g n e t i c <text:s text:c="2"/>o r <text:s text:c="2"/>o t h e r <text:s text:c="2"/>m e d i a <text:s text:c="2"/>o r d i s t r i b u t e d <text:s text:c="2"/>e l e c t r o n i c a l l y : 1 3 . 2 . 1 <text:s text:c="2"/>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text:s text:c="2"/>P u r c h a s e r ; a n d 1 3 . 2 . 2 <text:s text:c="2"/>p r e p a r e d <text:s text:c="2"/>b y <text:s text:c="2"/>o r <text:s text:c="2"/>f o r <text:s text:c="2"/>t h e <text:s text:c="2"/>C o n t r a c t o r <text:s text:c="2"/>f o r <text:s text:c="2"/>u s e , o r <text:s text:c="2"/>i n t e n d e d <text:s text:c="2"/>u s e , <text:s text:c="2"/>i n <text:s text:c="2"/>r e l a t i o n <text:s text:c="2"/>t o <text:s text:c="2"/>t h e <text:s text:c="2"/>p e r f o r m a n c e o f <text:s text:c="2"/>t h e <text:s text:c="2"/>C o n t r a c t <text:s text:c="2"/>a r e <text:s text:c="2"/>h e r e b y <text:s text:c="2"/>a s s i g n e d <text:s text:c="2"/>t o <text:s text:c="2"/>a n d <text:s text:c="2"/>s h a l l v e s t <text:s text:c="2"/>i n <text:s text:c="2"/>t h e <text:s text:c="2"/>P u r c h a s e r .</text:p>
          </table:table-cell>
          <table:table-cell office:value-type="string" calcext:value-type="string">
            <text:p>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P l e a s e <text:s text:c="2"/>i n c l u d e <text:s text:c="2"/>a <text:s text:c="2"/>d e f i n i t i o n <text:s text:c="2"/>o f <text:s text:c="2"/>I n t e l l e c t u a l C o n t e n t <text:s text:c="2"/>w i t h i n <text:s text:c="2"/>c l a u s e <text:s text:c="2"/>1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text:p>
          </table:table-cell>
          <table:table-cell table:number-columns-repeated="1022"/>
        </table:table-row>
        <table:table-row table:style-name="ro1">
          <table:table-cell office:value-type="string" calcext:value-type="string">
            <text:p>S e r v i c e s <text:s text:c="2"/>p r o v i d e d <text:s text:c="2"/>b y <text:s text:c="2"/>t h e <text:s text:c="2"/>C o n t r a c t o r . 1 0 <text:s text:c="2"/>C O N F I D E N T I A L I T Y 1 0 . 4 <text:s text:c="2"/>U p o n <text:s text:c="2"/>t h e <text:s text:c="2"/>e x p i r y <text:s text:c="2"/>o r <text:s text:c="2"/>t e r m i n a t i o n <text:s text:c="2"/>o f <text:s text:c="2"/>t h e P e r i o d , <text:s text:c="2"/>t h e <text:s text:c="2"/>C o n t r a c t o r <text:s text:c="2"/>w i l l <text:s text:c="2"/>p r o m p t l y , <text:s text:c="2"/>a n d <text:s text:c="2"/>i n <text:s text:c="2"/>a n y e v e n t <text:s text:c="2"/>w i t h i n <text:s text:c="2"/>1 4 <text:s text:c="2"/>d a y s <text:s text:c="2"/>o f <text:s text:c="2"/>s u c h <text:s text:c="2"/>e x p i r y <text:s text:c="2"/>o r t e r m i n a t i o n , <text:s text:c="2"/>r e t u r n <text:s text:c="2"/>t o <text:s text:c="2"/>t h e <text:s text:c="2"/>P u r c h a s e r <text:s text:c="2"/>o r <text:s text:c="2"/>d e s t r o y ( a t <text:s text:c="2"/>t h e <text:s text:c="2"/>a b s o l u t e <text:s text:c="2"/>d i s c r e t i o n <text:s text:c="2"/>o f <text:s text:c="2"/>t h e <text:s text:c="2"/>P u r c h a s e r ) <text:s text:c="2"/>a n y C o n f i d e n t i a l <text:s text:c="2"/>I n f o r m a t i o n <text:s text:c="2"/>i n <text:s text:c="2"/>i t s <text:s text:c="2"/>p o s s e s s i o n , <text:s text:c="2"/>a n d p r o v i d e <text:s text:c="2"/>t h e <text:s text:c="2"/>P u r c h a s e r <text:s text:c="2"/>w i t h <text:s text:c="2"/>a <text:s text:c="2"/>c e r t i f i c a t e , <text:s text:c="2"/>s i g n e d b y <text:s text:c="2"/>a <text:s text:c="2"/>d u l y <text:s text:c="2"/>a u t h o r i s e d <text:s text:c="2"/>o f f i c e r , <text:s text:c="2"/>c e r t i f y i n g <text:s text:c="2"/>t h a t <text:s text:c="2"/>t h e C o n t r a c t o r <text:s text:c="2"/>h a s <text:s text:c="2"/>c o m p l i e d <text:s text:c="2"/>w i t h <text:s text:c="2"/>i t s <text:s text:c="2"/>o b l i g a t i o n s</text:p>
          </table:table-cell>
          <table:table-cell office:value-type="string" calcext:value-type="string">
            <text:p>h a v e <text:s text:c="2"/>b e e n <text:s text:c="2"/>d i s c o v e r e d <text:s text:c="2"/>w i t h <text:s text:c="2"/>t h e <text:s text:c="2"/>a p p l i c a t i o n <text:s text:c="2"/>b y t h e <text:s text:c="2"/>C o n t r a c t o r <text:s text:c="2"/>o f <text:s text:c="2"/>d u e <text:s text:c="2"/>d i l i g e n c e <text:s text:c="2"/>a n d <text:s text:c="2"/>o u g h t <text:s text:c="2"/>t o h a v e <text:s text:c="2"/>b e e n <text:s text:c="2"/>d i s c l o s e d <text:s text:c="2"/>i n <text:s text:c="2"/>t h e <text:s text:c="2"/>T e n d e r <text:s text:c="2"/>D o c u m e n t , t h e n <text:s text:c="2"/>n o t w i t h s t a n d i n g <text:s text:c="2"/>C l a u s e <text:s text:c="2"/>3 8 <text:s text:c="2"/>( C o n s e q u e n c e s o f <text:s text:c="2"/>T e r m i n a t i o n ) , <text:s text:c="2"/>n o <text:s text:c="2"/>p a y m e n t <text:s text:c="2"/>s h a l l <text:s text:c="2"/>b e <text:s text:c="2"/>d u e <text:s text:c="2"/>f o r <text:s text:c="2"/>a n y S e r v i c e s <text:s text:c="2"/>n o t <text:s text:c="2"/>p r o v i d e d <text:s text:c="2"/>b y <text:s text:c="2"/>t h e <text:s text:c="2"/>C o n t r a c t o r . F o r <text:s text:c="2"/>i n f o r m a t i o n <text:s text:c="2"/>o n l y , <text:s text:c="2"/>n o <text:s text:c="2"/>c h a n g e <text:s text:c="2"/>r e q u i r e d : P l e a s e <text:s text:c="2"/>n o t e , <text:s text:c="2"/>M e d i c a l <text:s text:c="2"/>R e c o r d s <text:s text:c="2"/>m u s t <text:s text:c="2"/>b e <text:s text:c="2"/>r e t a i n e d i n <text:s text:c="2"/>a c c o r d a n c e <text:s text:c="2"/>w i t h <text:s text:c="2"/>l e g i s l a t i o n , <text:s text:c="2"/>a n d <text:s text:c="2"/>w i l l <text:s text:c="2"/>n o t <text:s text:c="2"/>b e p a s s e d <text:s text:c="2"/>t o <text:s text:c="2"/>t h e <text:s text:c="2"/>C o l l e g e . <text:s text:c="2"/>M e d i c a l <text:s text:c="2"/>R e c o r d s <text:s text:c="2"/>w i l l <text:s text:c="2"/>b e p a s s e d <text:s text:c="2"/>t o <text:s text:c="2"/>t h e <text:s text:c="2"/>q u a l i f i e d <text:s text:c="2"/>M e d i c a l <text:s text:c="2"/>O f f i c e r <text:s text:c="2"/>o f <text:s text:c="2"/>t h e n e w <text:s text:c="2"/>p r o v i d e r . <text:s text:c="2"/>S t a f f <text:s text:c="2"/>M e m b e r s <text:s text:c="2"/>m u s t <text:s text:c="2"/>h a v e <text:s text:c="2"/>t h e o p p o r t u n i t y <text:s text:c="2"/>t o <text:s text:c="2"/>o p t <text:s text:c="2"/>o u t <text:s text:c="2"/>o f <text:s text:c="2"/>d a t a <text:s text:c="2"/>t r a n s f e r <text:s text:c="2"/>u n d e r <text:s text:c="2"/>U K G D P R .</text:p>
          </table:table-cell>
          <table:table-cell table:number-columns-repeated="1022"/>
        </table:table-row>
        <table:table-row table:style-name="ro1">
          <table:table-cell office:value-type="string" calcext:value-type="string">
            <text:p>d e d u c t e d <text:s text:c="2"/>f r o m <text:s text:c="2"/>a n y <text:s text:c="2"/>s u m <text:s text:c="2"/>t h e n <text:s text:c="2"/>d u e <text:s text:c="2"/>o r <text:s text:c="2"/>w h i c h <text:s text:c="2"/>a t a n y <text:s text:c="2"/>t i m e <text:s text:c="2"/>t h e r e a f t e r <text:s text:c="2"/>m a y <text:s text:c="2"/>b e c o m e <text:s text:c="2"/>d u e <text:s text:c="2"/>t o <text:s text:c="2"/>t h e C o n t r a c t o r <text:s text:c="2"/>u n d e r <text:s text:c="2"/>t h e <text:s text:c="2"/>C o n t r a c t <text:s text:c="2"/>o r <text:s text:c="2"/>a n y <text:s text:c="2"/>o t h e r c o n t r a c t <text:s text:c="2"/>o r <text:s text:c="2"/>C o n t r a c t <text:s text:c="2"/>w i t h <text:s text:c="2"/>t h e <text:s text:c="2"/>P u r c h a s e r . 3 7 . <text:s text:c="2"/>T E R M I N A T I O N 3 7 . 1 <text:s text:c="2"/>T h e <text:s text:c="2"/>P u r c h a s e r <text:s text:c="2"/>m a y <text:s text:c="2"/>t e r m i n a t e <text:s text:c="2"/>t h e <text:s text:c="2"/>C o n t r a c t a t <text:s text:c="2"/>a n y <text:s text:c="2"/>t i m e <text:s text:c="2"/>b y <text:s text:c="2"/>g i v i n g <text:s text:c="2"/>3 0 <text:s text:c="2"/>d a y s ’ <text:s text:c="2"/>w r i t t e n <text:s text:c="2"/>n o t i c e <text:s text:c="2"/>t o t h e <text:s text:c="2"/>C o n t r a c t o r . <text:s text:c="2"/>I n <text:s text:c="2"/>t h e <text:s text:c="2"/>e v e n t <text:s text:c="2"/>o f <text:s text:c="2"/>a n y <text:s text:c="2"/>s u c h t e r m i n a t i o n , <text:s text:c="2"/>t h e <text:s text:c="2"/>C o n t r a c t o r <text:s text:c="2"/>s h a l l <text:s text:c="2"/>b e <text:s text:c="2"/>e n t i t l e d <text:s text:c="2"/>t o p a y m e n t <text:s text:c="2"/>i n <text:s text:c="2"/>r e s p e c t <text:s text:c="2"/>o f <text:s text:c="2"/>a l l <text:s text:c="2"/>G o o d s <text:s text:c="2"/>a n d <text:s text:c="2"/>S e r v i c e s s u p p l i e d <text:s text:c="2"/>u p <text:s text:c="2"/>t o <text:s text:c="2"/>t h e <text:s text:c="2"/>e f f e c t i v e <text:s text:c="2"/>d a t e <text:s text:c="2"/>o f <text:s text:c="2"/>t e r m i n a t i o n .</text:p>
          </table:table-cell>
          <table:table-cell office:value-type="string" calcext:value-type="string">
            <text:p>w e <text:s text:c="2"/>w o u l d <text:s text:c="2"/>e x p e c t <text:s text:c="2"/>t h e <text:s text:c="2"/>P u r c h a s e r <text:s text:c="2"/>t o <text:s text:c="2"/>a g r e e <text:s text:c="2"/>t o t e r m s <text:s text:c="2"/>a n d <text:s text:c="2"/>c o n d i t i o n s <text:s text:c="2"/>t h a t <text:s text:c="2"/>a r e <text:s text:c="2"/>r e c i p r o c a l <text:s text:c="2"/>f o r <text:s text:c="2"/>b o t h p a r t i e s , <text:s text:c="2"/>f o r <text:s text:c="2"/>e x a m p l e <text:s text:c="2"/>i f <text:s text:c="2"/>t h e <text:s text:c="2"/>P u r c h a s e r <text:s text:c="2"/>c a n <text:s text:c="2"/>o f f - s e t p a y m e n t <text:s text:c="2"/>a g a i n s t <text:s text:c="2"/>m o n e y <text:s text:c="2"/>d u e <text:s text:c="2"/>f r o m <text:s text:c="2"/>C o n t r a c t o r , t h e n <text:s text:c="2"/>t h e <text:s text:c="2"/>C o n t r a c t o r <text:s text:c="2"/>m u s t <text:s text:c="2"/>b e <text:s text:c="2"/>a b l e <text:s text:c="2"/>t o <text:s text:c="2"/>o f f - s e t p a y m e n t <text:s text:c="2"/>t o <text:s text:c="2"/>t h e <text:s text:c="2"/>C u s t o m e r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c h a n g e <text:s text:c="2"/>t o : 3 6 . 5 <text:s text:c="2"/>I f <text:s text:c="2"/>a n y <text:s text:c="2"/>s u m <text:s text:c="2"/>o f <text:s text:c="2"/>m o n e y <text:s text:c="2"/>s h a l l <text:s text:c="2"/>b e <text:s text:c="2"/>d u e <text:s text:c="2"/>f r o m <text:s text:c="2"/>t h e o n e <text:s text:c="2"/>p a r t y <text:s text:c="2"/>t o <text:s text:c="2"/>t h e <text:s text:c="2"/>o t h e r <text:s text:c="2"/>p a r t y , <text:s text:c="2"/>t h e <text:s text:c="2"/>s a m e <text:s text:c="2"/>m a y <text:s text:c="2"/>b e d e d u c t e d <text:s text:c="2"/>f r o m <text:s text:c="2"/>a n y <text:s text:c="2"/>s u m <text:s text:c="2"/>t h e n <text:s text:c="2"/>d u e <text:s text:c="2"/>o r <text:s text:c="2"/>w h i c h <text:s text:c="2"/>a t a n y <text:s text:c="2"/>t i m e <text:s text:c="2"/>t h e r e a f t e r <text:s text:c="2"/>m a y <text:s text:c="2"/>b e c o m e <text:s text:c="2"/>d u e <text:s text:c="2"/>t o <text:s text:c="2"/>t h e <text:s text:c="2"/>f i r s t p a r t y <text:s text:c="2"/>u n d e r <text:s text:c="2"/>t h e <text:s text:c="2"/>C o n t r a c t <text:s text:c="2"/>o r <text:s text:c="2"/>a n y <text:s text:c="2"/>o t h e r <text:s text:c="2"/>c o n t r a c t <text:s text:c="2"/>o r C o n t r a c t <text:s text:c="2"/>w i t h <text:s text:c="2"/>t h e <text:s text:c="2"/>s e c o n d <text:s text:c="2"/>p a r t y . I t <text:s text:c="2"/>m a y <text:s text:c="2"/>b e <text:s text:c="2"/>d i f f i c u l t <text:s text:c="2"/>t o <text:s text:c="2"/>p r o p e r l y <text:s text:c="2"/>c o m p l y <text:s text:c="2"/>w i t h <text:s text:c="2"/>T U P E l e g i s l a t i o n <text:s text:c="2"/>i n <text:s text:c="2"/>t h e <text:s text:c="2"/>e v e n t <text:s text:c="2"/>o f <text:s text:c="2"/>i m m e d i a t e <text:s text:c="2"/>o r <text:s text:c="2"/>3 0 <text:s text:c="2"/>d a y s t e r m i n a t i o n . <text:s text:c="2"/>W e <text:s text:c="2"/>w o u l d <text:s text:c="2"/>a d v i s e <text:s text:c="2"/>t h a t <text:s text:c="2"/>a <text:s text:c="2"/>r e a s o n a b l e n o t i c e <text:s text:c="2"/>p e r i o d <text:s text:c="2"/>i s <text:s text:c="2"/>9 0 <text:s text:c="2"/>d a y s . T h i s <text:s text:c="2"/>c l a u s e <text:s text:c="2"/>s h o u l d <text:s text:c="2"/>b e <text:s text:c="2"/>a m e n d e d <text:s text:c="2"/>t o : 3 7 . 1 <text:s text:c="2"/>T h e <text:s text:c="2"/>P u r c h a s e r <text:s text:c="2"/>s h a l l <text:s text:c="2"/>b e <text:s text:c="2"/>e n t i t l e d <text:s text:c="2"/>t o t e r m i n a t e <text:s text:c="2"/>t h e <text:s text:c="2"/>C o n t r a c t <text:s text:c="2"/>b y <text:s text:c="2"/>g i v i n g <text:s text:c="2"/>n o t <text:s text:c="2"/>l e s s</text:p>
          </table:table-cell>
          <table:table-cell table:number-columns-repeated="1022"/>
        </table:table-row>
        <table:table-row table:style-name="ro1">
          <table:table-cell office:value-type="string" calcext:value-type="string">
            <text:p>s h a l l <text:s text:c="2"/>b e <text:s text:c="2"/>d u e <text:s text:c="2"/>f o r <text:s text:c="2"/>a n y <text:s text:c="2"/>S e r v i c e s <text:s text:c="2"/>p r o v i d e d <text:s text:c="2"/>b y <text:s text:c="2"/>t h e C o n t r a c t o r . 1 0 <text:s text:c="2"/>C O N F I D E N T I A L I T Y 1 0 . 4 <text:s text:c="2"/>U p o n <text:s text:c="2"/>t h e <text:s text:c="2"/>e x p i r y <text:s text:c="2"/>o r <text:s text:c="2"/>t e r m i n a t i o n <text:s text:c="2"/>o f <text:s text:c="2"/>t h e P e r i o d , <text:s text:c="2"/>t h e <text:s text:c="2"/>C o n t r a c t o r <text:s text:c="2"/>w i l l <text:s text:c="2"/>p r o m p t l y , <text:s text:c="2"/>a n d <text:s text:c="2"/>i n <text:s text:c="2"/>a n y e v e n t <text:s text:c="2"/>w i t h i n <text:s text:c="2"/>1 4 <text:s text:c="2"/>d a y s <text:s text:c="2"/>o f <text:s text:c="2"/>s u c h <text:s text:c="2"/>e x p i r y <text:s text:c="2"/>o r t e r m i n a t i o n , <text:s text:c="2"/>r e t u r n <text:s text:c="2"/>t o <text:s text:c="2"/>t h e <text:s text:c="2"/>P u r c h a s e r <text:s text:c="2"/>o r <text:s text:c="2"/>d e s t r o y ( a t <text:s text:c="2"/>t h e <text:s text:c="2"/>a b s o l u t e <text:s text:c="2"/>d i s c r e t i o n <text:s text:c="2"/>o f <text:s text:c="2"/>t h e <text:s text:c="2"/>P u r c h a s e r ) a n y <text:s text:c="2"/>C o n f i d e n t i a l <text:s text:c="2"/>I n f o r m a t i o n <text:s text:c="2"/>i n <text:s text:c="2"/>i t s <text:s text:c="2"/>p o s s e s s i o n , a n d <text:s text:c="2"/>p r o v i d e <text:s text:c="2"/>t h e <text:s text:c="2"/>P u r c h a s e r <text:s text:c="2"/>w i t h <text:s text:c="2"/>a <text:s text:c="2"/>c e r t i f i c a t e , s i g n e d <text:s text:c="2"/>b y <text:s text:c="2"/>a <text:s text:c="2"/>d u l y <text:s text:c="2"/>a u t h o r i s e d <text:s text:c="2"/>o f f i c e r , <text:s text:c="2"/>c e r t i f y i n g t h a t <text:s text:c="2"/>t h e <text:s text:c="2"/>C o n t r a c t o r <text:s text:c="2"/>h a s <text:s text:c="2"/>c o m p l i e d <text:s text:c="2"/>w i t h <text:s text:c="2"/>i t s</text:p>
          </table:table-cell>
          <table:table-cell office:value-type="string" calcext:value-type="string">
            <text:p>h a v e <text:s text:c="2"/>b e e n <text:s text:c="2"/>d i s c o v e r e d <text:s text:c="2"/>w i t h <text:s text:c="2"/>t h e <text:s text:c="2"/>a p p l i c a t i o n <text:s text:c="2"/>b y t h e <text:s text:c="2"/>C o n t r a c t o r <text:s text:c="2"/>o f <text:s text:c="2"/>d u e <text:s text:c="2"/>d i l i g e n c e <text:s text:c="2"/>a n d <text:s text:c="2"/>o u g h t <text:s text:c="2"/>t o h a v e <text:s text:c="2"/>b e e n <text:s text:c="2"/>d i s c l o s e d <text:s text:c="2"/>i n <text:s text:c="2"/>t h e <text:s text:c="2"/>T e n d e r <text:s text:c="2"/>D o c u m e n t , t h e n <text:s text:c="2"/>n o t w i t h s t a n d i n g <text:s text:c="2"/>C l a u s e <text:s text:c="2"/>3 8 <text:s text:c="2"/>( C o n s e q u e n c e s o f <text:s text:c="2"/>T e r m i n a t i o n ) , <text:s text:c="2"/>n o <text:s text:c="2"/>p a y m e n t <text:s text:c="2"/>s h a l l <text:s text:c="2"/>b e <text:s text:c="2"/>d u e <text:s text:c="2"/>f o r <text:s text:c="2"/>a n y S e r v i c e s <text:s text:c="2"/>n o t <text:s text:c="2"/>p r o v i d e d <text:s text:c="2"/>b y <text:s text:c="2"/>t h e <text:s text:c="2"/>C o n t r a c t o r . F o r <text:s text:c="2"/>i n f o r m a t i o n <text:s text:c="2"/>o n l y , <text:s text:c="2"/>n o <text:s text:c="2"/>c h a n g e <text:s text:c="2"/>r e q u i r e d : P l e a s e <text:s text:c="2"/>n o t e , <text:s text:c="2"/>M e d i c a l <text:s text:c="2"/>R e c o r d s <text:s text:c="2"/>m u s t <text:s text:c="2"/>b e <text:s text:c="2"/>r e t a i n e d i n <text:s text:c="2"/>a c c o r d a n c e <text:s text:c="2"/>w i t h <text:s text:c="2"/>l e g i s l a t i o n , <text:s text:c="2"/>a n d <text:s text:c="2"/>w i l l <text:s text:c="2"/>n o t <text:s text:c="2"/>b e p a s s e d <text:s text:c="2"/>t o <text:s text:c="2"/>t h e <text:s text:c="2"/>C o l l e g e . <text:s text:c="2"/>M e d i c a l <text:s text:c="2"/>R e c o r d s <text:s text:c="2"/>w i l l <text:s text:c="2"/>b e p a s s e d <text:s text:c="2"/>t o <text:s text:c="2"/>t h e <text:s text:c="2"/>q u a l i f i e d <text:s text:c="2"/>M e d i c a l <text:s text:c="2"/>O f f i c e r <text:s text:c="2"/>o f <text:s text:c="2"/>t h e n e w <text:s text:c="2"/>p r o v i d e r . <text:s text:c="2"/>S t a f f <text:s text:c="2"/>M e m b e r s <text:s text:c="2"/>m u s t <text:s text:c="2"/>h a v e <text:s text:c="2"/>t h e o p p o r t u n i t y <text:s text:c="2"/>t o <text:s text:c="2"/>o p t <text:s text:c="2"/>o u t <text:s text:c="2"/>o f <text:s text:c="2"/>d a t a <text:s text:c="2"/>t r a n s f e r <text:s text:c="2"/>u n d e r <text:s text:c="2"/>U K G D P R .</text:p>
          </table:table-cell>
          <table:table-cell table:number-columns-repeated="1022"/>
        </table:table-row>
        <table:table-row table:style-name="ro1">
          <table:table-cell office:value-type="string" calcext:value-type="string">
            <text:p>C o n t r a c t o r <text:s text:c="2"/>u n d e r <text:s text:c="2"/>t h e <text:s text:c="2"/>C o n t r a c t <text:s text:c="2"/>o r <text:s text:c="2"/>a n y <text:s text:c="2"/>o t h e r c o n t r a c t <text:s text:c="2"/>o r <text:s text:c="2"/>C o n t r a c t <text:s text:c="2"/>w i t h <text:s text:c="2"/>t h e <text:s text:c="2"/>P u r c h a s e r . 3 7 . <text:s text:c="2"/>T E R M I N A T I O N 3 7 . 1 <text:s text:c="2"/>T h e <text:s text:c="2"/>P u r c h a s e r <text:s text:c="2"/>m a y <text:s text:c="2"/>t e r m i n a t e <text:s text:c="2"/>t h e <text:s text:c="2"/>C o n t r a c t a t <text:s text:c="2"/>a n y <text:s text:c="2"/>t i m e <text:s text:c="2"/>b y <text:s text:c="2"/>g i v i n g <text:s text:c="2"/>3 0 <text:s text:c="2"/>d a y s ’ <text:s text:c="2"/>w r i t t e n <text:s text:c="2"/>n o t i c e <text:s text:c="2"/>t o t h e <text:s text:c="2"/>C o n t r a c t o r . <text:s text:c="2"/>I n <text:s text:c="2"/>t h e <text:s text:c="2"/>e v e n t <text:s text:c="2"/>o f <text:s text:c="2"/>a n y <text:s text:c="2"/>s u c h t e r m i n a t i o n , <text:s text:c="2"/>t h e <text:s text:c="2"/>C o n t r a c t o r <text:s text:c="2"/>s h a l l <text:s text:c="2"/>b e <text:s text:c="2"/>e n t i t l e d <text:s text:c="2"/>t o p a y m e n t <text:s text:c="2"/>i n <text:s text:c="2"/>r e s p e c t <text:s text:c="2"/>o f <text:s text:c="2"/>a l l <text:s text:c="2"/>G o o d s <text:s text:c="2"/>a n d <text:s text:c="2"/>S e r v i c e s s u p p l i e d <text:s text:c="2"/>u p <text:s text:c="2"/>t o <text:s text:c="2"/>t h e <text:s text:c="2"/>e f f e c t i v e <text:s text:c="2"/>d a t e <text:s text:c="2"/>o f <text:s text:c="2"/>t e r m i n a t i o n .</text:p>
          </table:table-cell>
          <table:table-cell office:value-type="string" calcext:value-type="string">
            <text:p>p a r t i e s , <text:s text:c="2"/>f o r <text:s text:c="2"/>e x a m p l e <text:s text:c="2"/>i f <text:s text:c="2"/>t h e <text:s text:c="2"/>P u r c h a s e r <text:s text:c="2"/>c a n <text:s text:c="2"/>o f f - s e t p a y m e n t <text:s text:c="2"/>a g a i n s t <text:s text:c="2"/>m o n e y <text:s text:c="2"/>d u e <text:s text:c="2"/>f r o m <text:s text:c="2"/>C o n t r a c t o r , t h e n <text:s text:c="2"/>t h e <text:s text:c="2"/>C o n t r a c t o r <text:s text:c="2"/>m u s t <text:s text:c="2"/>b e <text:s text:c="2"/>a b l e <text:s text:c="2"/>t o <text:s text:c="2"/>o f f - s e t p a y m e n t <text:s text:c="2"/>t o <text:s text:c="2"/>t h e <text:s text:c="2"/>C u s t o m e r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c h a n g e <text:s text:c="2"/>t o : 3 6 . 5 <text:s text:c="2"/>I f <text:s text:c="2"/>a n y <text:s text:c="2"/>s u m <text:s text:c="2"/>o f <text:s text:c="2"/>m o n e y <text:s text:c="2"/>s h a l l <text:s text:c="2"/>b e <text:s text:c="2"/>d u e <text:s text:c="2"/>f r o m <text:s text:c="2"/>t h e o n e <text:s text:c="2"/>p a r t y <text:s text:c="2"/>t o <text:s text:c="2"/>t h e <text:s text:c="2"/>o t h e r <text:s text:c="2"/>p a r t y , <text:s text:c="2"/>t h e <text:s text:c="2"/>s a m e <text:s text:c="2"/>m a y <text:s text:c="2"/>b e d e d u c t e d <text:s text:c="2"/>f r o m <text:s text:c="2"/>a n y <text:s text:c="2"/>s u m <text:s text:c="2"/>t h e n <text:s text:c="2"/>d u e <text:s text:c="2"/>o r <text:s text:c="2"/>w h i c h <text:s text:c="2"/>a t a n y <text:s text:c="2"/>t i m e <text:s text:c="2"/>t h e r e a f t e r <text:s text:c="2"/>m a y <text:s text:c="2"/>b e c o m e <text:s text:c="2"/>d u e <text:s text:c="2"/>t o <text:s text:c="2"/>t h e <text:s text:c="2"/>f i r s t p a r t y <text:s text:c="2"/>u n d e r <text:s text:c="2"/>t h e <text:s text:c="2"/>C o n t r a c t <text:s text:c="2"/>o r <text:s text:c="2"/>a n y <text:s text:c="2"/>o t h e r <text:s text:c="2"/>c o n t r a c t <text:s text:c="2"/>o r C o n t r a c t <text:s text:c="2"/>w i t h <text:s text:c="2"/>t h e <text:s text:c="2"/>s e c o n d <text:s text:c="2"/>p a r t y . I t <text:s text:c="2"/>m a y <text:s text:c="2"/>b e <text:s text:c="2"/>d i f f i c u l t <text:s text:c="2"/>t o <text:s text:c="2"/>p r o p e r l y <text:s text:c="2"/>c o m p l y <text:s text:c="2"/>w i t h <text:s text:c="2"/>T U P E l e g i s l a t i o n <text:s text:c="2"/>i n <text:s text:c="2"/>t h e <text:s text:c="2"/>e v e n t <text:s text:c="2"/>o f <text:s text:c="2"/>i m m e d i a t e <text:s text:c="2"/>o r <text:s text:c="2"/>3 0 <text:s text:c="2"/>d a y s t e r m i n a t i o n . <text:s text:c="2"/>W e <text:s text:c="2"/>w o u l d <text:s text:c="2"/>a d v i s e <text:s text:c="2"/>t h a t <text:s text:c="2"/>a <text:s text:c="2"/>r e a s o n a b l e n o t i c e <text:s text:c="2"/>p e r i o d <text:s text:c="2"/>i s <text:s text:c="2"/>9 0 <text:s text:c="2"/>d a y s . T h i s <text:s text:c="2"/>c l a u s e <text:s text:c="2"/>s h o u l d <text:s text:c="2"/>b e <text:s text:c="2"/>a m e n d e d <text:s text:c="2"/>t o : 3 7 . 1 <text:s text:c="2"/>T h e <text:s text:c="2"/>P u r c h a s e r <text:s text:c="2"/>s h a l l <text:s text:c="2"/>b e <text:s text:c="2"/>e n t i t l e d <text:s text:c="2"/>t o t e r m i n a t e <text:s text:c="2"/>t h e <text:s text:c="2"/>C o n t r a c t <text:s text:c="2"/>b y <text:s text:c="2"/>g i v i n g <text:s text:c="2"/>n o t <text:s text:c="2"/>l e s s</text:p>
          </table:table-cell>
          <table:table-cell table:number-columns-repeated="1022"/>
        </table:table-row>
        <table:table-row table:style-name="ro1">
          <table:table-cell office:value-type="string" calcext:value-type="string">
            <text:p>1 3 . 2 <text:s text:c="4"/>A l l <text:s text:c="2"/>r i g h t s <text:s text:c="2"/>( i n c l u d i n g <text:s text:c="2"/>o w n e r s h i p <text:s text:c="2"/>a n d I n t e l l e c t u a l <text:s text:c="2"/>P r o p e r t y <text:s text:c="2"/>R i g h t s ) <text:s text:c="2"/>i n <text:s text:c="2"/>a n y <text:s text:c="2"/>r e p o r t s , d o c u m e n t s , <text:s text:c="2"/>s p e c i f i c a t i o n s , <text:s text:c="2"/>i n s t r u c t i o n s , <text:s text:c="2"/>p l a n s , d r a w i n g s , <text:s text:c="2"/>p a t e n t s , <text:s text:c="2"/>m o d e l s <text:s text:c="2"/>o r <text:s text:c="2"/>d e s i g n s <text:s text:c="2"/>w h e t h e r i n <text:s text:c="2"/>w r i t i n g , <text:s text:c="2"/>o r <text:s text:c="2"/>o n <text:s text:c="2"/>m a g n e t i c <text:s text:c="2"/>o r <text:s text:c="2"/>o t h e r <text:s text:c="2"/>m e d i a <text:s text:c="2"/>o r d i s t r i b u t e d <text:s text:c="2"/>e l e c t r o n i c a l l y : 1 3 . 2 . 1 <text:s text:c="2"/>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P u r c h a s e r ; <text:s text:c="2"/>a n d 1 3 . 2 . 2 <text:s text:c="2"/>p r e p a r e d <text:s text:c="2"/>b y <text:s text:c="2"/>o r <text:s text:c="2"/>f o r <text:s text:c="2"/>t h e <text:s text:c="2"/>C o n t r a c t o r <text:s text:c="2"/>f o r u s e , <text:s text:c="2"/>o r <text:s text:c="2"/>i n t e n d e d <text:s text:c="2"/>u s e , <text:s text:c="2"/>i n <text:s text:c="2"/>r e l a t i o n <text:s text:c="2"/>t o <text:s text:c="2"/>t h e p e r f o r m a n c e <text:s text:c="2"/>o f <text:s text:c="2"/>t h e <text:s text:c="2"/>C o n t r a c t <text:s text:c="2"/>a r e <text:s text:c="2"/>h e r e b y a s s i g n e d <text:s text:c="2"/>t o <text:s text:c="2"/>a n d <text:s text:c="2"/>s h a l l <text:s text:c="2"/>v e s t <text:s text:c="2"/>i n <text:s text:c="2"/>t h e <text:s text:c="2"/>P u r c h a s e r .</text:p>
          </table:table-cell>
          <table:table-cell office:value-type="string" calcext:value-type="string">
            <text:p>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P l e a s e <text:s text:c="2"/>i n c l u d e <text:s text:c="2"/>a <text:s text:c="2"/>d e f i n i t i o n <text:s text:c="2"/>o f <text:s text:c="2"/>I n t e l l e c t u a l C o n t e n t <text:s text:c="2"/>w i t h i n <text:s text:c="2"/>c l a u s e <text:s text:c="2"/>1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text:p>
          </table:table-cell>
          <table:table-cell table:number-columns-repeated="1022"/>
        </table:table-row>
        <table:table-row table:style-name="ro1">
          <table:table-cell office:value-type="string" calcext:value-type="string">
            <text:p>2 0 . <text:s text:c="2"/>S T A F F <text:s text:c="2"/>T R A N S F E R <text:s text:c="2"/>O N <text:s text:c="2"/>C O M M E N C E M E N T <text:s text:c="2"/>P l e a s e <text:s text:c="2"/>n o t e , <text:s text:c="2"/>i f <text:s text:c="2"/>T U P E <text:s text:c="2"/>a p p l i e s <text:s text:c="2"/>t o <text:s text:c="2"/>t h e <text:s text:c="2"/>c u r r e n t 2 3 . <text:s text:c="2"/>S Y S T E M <text:s text:c="2"/>T R I A L S <text:s text:c="2"/>D U R I N G <text:s text:c="2"/>L E A D - I N P E R I O D 2 3 . 3 <text:s text:c="2"/>I f <text:s text:c="2"/>t h e <text:s text:c="2"/>s y s t e m <text:s text:c="2"/>t r i a l s <text:s text:c="2"/>a n d <text:s text:c="2"/>t e s t i n g <text:s text:c="2"/>a r e <text:s text:c="2"/>n o t c o m p l e t e d <text:s text:c="2"/>t o <text:s text:c="2"/>t h e <text:s text:c="2"/>r e a s o n a b l e <text:s text:c="2"/>s a t i s f a c t i o n <text:s text:c="2"/>o f <text:s text:c="2"/>t h e P u r c h a s e r : 2 3 . 3 . 1 <text:s text:c="2"/>b e f o r e <text:s text:c="2"/>t h e <text:s text:c="2"/>C o m m e n c e m e n t <text:s text:c="2"/>D a t e , <text:s text:c="2"/>t h e C o n t r a c t o r <text:s text:c="2"/>m a y <text:s text:c="2"/>c a r r y <text:s text:c="2"/>o u t <text:s text:c="2"/>t h e <text:s text:c="2"/>s y s t e m <text:s text:c="2"/>t r i a l s <text:s text:c="2"/>a n d t e s t i n g <text:s text:c="2"/>o n <text:s text:c="2"/>a n y <text:s text:c="2"/>n u m b e r <text:s text:c="2"/>o f <text:s text:c="2"/>o c c a s i o n s <text:s text:c="2"/>p r i o r <text:s text:c="2"/>t o <text:s text:c="2"/>t h e C o m m e n c e m e n t <text:s text:c="2"/>D a t e <text:s text:c="2"/>i n <text:s text:c="2"/>a c c o r d a n c e <text:s text:c="2"/>w i t h <text:s text:c="2"/>t h e p r o v i s i o n s <text:s text:c="2"/>o f <text:s text:c="2"/>t h i s <text:s text:c="2"/>C l a u s e <text:s text:c="2"/>2 3 . 3 ; <text:s text:c="2"/>a n d 2 3 . 3 . 2 <text:s text:c="2"/>b y <text:s text:c="2"/>t h e <text:s text:c="2"/>C o m m e n c e m e n t <text:s text:c="2"/>D a t e , <text:s text:c="2"/>t h e P u r c h a s e r <text:s text:c="2"/>m a y <text:s text:c="2"/>( w i t h o u t <text:s text:c="2"/>p r e j u d i c e <text:s text:c="2"/>t o <text:s text:c="2"/>a n y <text:s text:c="2"/>o t h e r r i g h t <text:s text:c="2"/>o r <text:s text:c="2"/>r e m e d y <text:s text:c="2"/>w h i c h <text:s text:c="2"/>i t <text:s text:c="2"/>m a y <text:s text:c="2"/>h a v e ) :</text:p>
          </table:table-cell>
          <table:table-cell office:value-type="string" calcext:value-type="string">
            <text:p>t h e <text:s text:c="2"/>e x p r e s s <text:s text:c="2"/>w r i t t e n <text:s text:c="2"/>c o n s e n t <text:s text:c="2"/>o f <text:s text:c="2"/>t h e <text:s text:c="2"/>D a t a S u b j e c t s , <text:s text:c="2"/>a s <text:s text:c="2"/>t h i s <text:s text:c="2"/>w o u l d <text:s text:c="2"/>v i o l a t e <text:s text:c="2"/>D a t a <text:s text:c="2"/>P r o t e c t i o n l a w s . o u t g o i n g <text:s text:c="2"/>c o n t r a c t , <text:s text:c="2"/>p r i c i n g <text:s text:c="2"/>w i l l <text:s text:c="2"/>h a v e <text:s text:c="2"/>t o <text:s text:c="2"/>b e r e c o n s i d e r e d <text:s text:c="2"/>a n d <text:s text:c="2"/>r e s u b m i t t e d , <text:s text:c="2"/>a n d <text:s text:c="2"/>t h e s e c l a u s e s <text:s text:c="2"/>r e - e x a m i n e d . O u r <text:s text:c="2"/>s y s t e m <text:s text:c="2"/>i s <text:s text:c="2"/>u t i l i s e d <text:s text:c="2"/>o n <text:s text:c="2"/>a l l <text:s text:c="2"/>c o n t r a c t s <text:s text:c="2"/>a n d <text:s text:c="2"/>t o c o n d u c t <text:s text:c="2"/>o u r <text:s text:c="2"/>o w n <text:s text:c="2"/>b u s i n e s s . <text:s text:c="2"/>I t <text:s text:c="2"/>i s <text:s text:c="2"/>d e s i g n e d <text:s text:c="2"/>a n d m a i n t a i n e d <text:s text:c="2"/>i n <text:s text:c="2"/>h o u s e . <text:s text:c="2"/>A n y <text:s text:c="2"/>d i s s a t i s f a c t i o n <text:s text:c="2"/>w i t h t h e <text:s text:c="2"/>s y s t e m <text:s text:c="2"/>s h o u l d <text:s text:c="2"/>b e <text:s text:c="2"/>n o t i f i e d <text:s text:c="2"/>i m m e d i a t e l y <text:s text:c="2"/>s o o u r <text:s text:c="2"/>t e a m <text:s text:c="2"/>c a n <text:s text:c="2"/>i n v e s t i g a t e <text:s text:c="2"/>a n d <text:s text:c="2"/>m a k e <text:s text:c="2"/>a n y c h a n g e s <text:s text:c="2"/>n e e d e d , <text:s text:c="2"/>o r <text:s text:c="2"/>r e s p o n d . <text:s text:c="2"/>A d d i t i o n a l <text:s text:c="2"/>t r a i n i n g o r <text:s text:c="2"/>t r a i n i n g <text:s text:c="2"/>d o c u m e n t s <text:s text:c="2"/>m a y <text:s text:c="2"/>b e <text:s text:c="2"/>p r o v i d e d . <text:s text:c="2"/>T h e s y s t e m <text:s text:c="2"/>w i l l <text:s text:c="2"/>b e <text:s text:c="2"/>r e a d y <text:s text:c="2"/>t o <text:s text:c="2"/>a c c e p t <text:s text:c="2"/>r e f e r r a l s <text:s text:c="2"/>o n <text:s text:c="2"/>t h e c o n t r a c t <text:s text:c="2"/>c o m m e n c e m e n t <text:s text:c="2"/>d a t e . T h i s <text:s text:c="2"/>e n t i r e <text:s text:c="2"/>c l a u s e <text:s text:c="2"/>i s <text:s text:c="2"/>w r i t t e n <text:s text:c="2"/>i n <text:s text:c="2"/>r e s p e c t <text:s text:c="2"/>o f <text:s text:c="2"/>a p r o v i d e r <text:s text:c="2"/>p r o v i d i n g <text:s text:c="2"/>s o f t w a r e <text:s text:c="2"/>t h a t <text:s text:c="2"/>t h e <text:s text:c="2"/>p u r c h a s e r w i l l <text:s text:c="2"/>i n s t a l l <text:s text:c="2"/>a n d <text:s text:c="2"/>u s e , <text:s text:c="2"/>w h i c h <text:s text:c="2"/>i s <text:s text:c="2"/>n o t <text:s text:c="2"/>t h e <text:s text:c="2"/>c a s e . I t <text:s text:c="2"/>i s <text:s text:c="2"/>n o t <text:s text:c="2"/>r e l e v a n t <text:s text:c="2"/>t o <text:s text:c="2"/>t h e <text:s text:c="2"/>w a y <text:s text:c="2"/>i n <text:s text:c="2"/>w h i c h <text:s text:c="2"/>w e <text:s text:c="2"/>p r o v i d e t h e <text:s text:c="2"/>s e r v i c e s <text:s text:c="2"/>v i a <text:s text:c="2"/>a n <text:s text:c="2"/>o n l i n e <text:s text:c="2"/>m a n a g e m e n t <text:s text:c="2"/>s y s t e m .</text:p>
          </table:table-cell>
          <table:table-cell table:number-columns-repeated="1022"/>
        </table:table-row>
        <table:table-row table:style-name="ro1">
          <table:table-cell office:value-type="string" calcext:value-type="string">
            <text:p>3 8 . 3 . 2 <text:s text:c="2"/>b e <text:s text:c="2"/>p e r p e t u a l <text:s text:c="2"/>a n d <text:s text:c="2"/>i r r e v o c a b l e ; 3 8 . 3 . 3 <text:s text:c="2"/>a f f o r d <text:s text:c="2"/>t h e <text:s text:c="2"/>P u r c h a s e r <text:s text:c="2"/>t h e <text:s text:c="2"/>r i g h t <text:s text:c="2"/>t o <text:s text:c="2"/>m a k e s u c h <text:s text:c="2"/>m o d i f i c a t i o n s , <text:s text:c="2"/>a d a p t a t i o n s <text:s text:c="2"/>a n d e n h a n c e m e n t s <text:s text:c="2"/>a s <text:s text:c="2"/>i t <text:s text:c="2"/>s e e s <text:s text:c="2"/>f i t <text:s text:c="2"/>t o <text:s text:c="2"/>p r o d u c t s <text:s text:c="2"/>i n r e l a t i o n <text:s text:c="2"/>t o <text:s text:c="2"/>w h i c h <text:s text:c="2"/>t h e <text:s text:c="2"/>I n t e l l e c t u a l <text:s text:c="2"/>P r o p e r t y <text:s text:c="2"/>R i g h t s a r i s e ; 3 8 . 3 . 4 <text:s text:c="2"/>p e r m i t <text:s text:c="2"/>t h e <text:s text:c="2"/>P u r c h a s e r <text:s text:c="2"/>t o <text:s text:c="2"/>e n g a g e <text:s text:c="2"/>a <text:s text:c="2"/>t h i r d p a r t y <text:s text:c="2"/>t o <text:s text:c="2"/>u s e , <text:s text:c="2"/>m o d i f y , <text:s text:c="2"/>a d a p t <text:s text:c="2"/>o r <text:s text:c="2"/>e n h a n c e <text:s text:c="2"/>a n y <text:s text:c="2"/>s u c h p r o d u c t s , <text:s text:c="2"/>p r o v i d e d <text:s text:c="2"/>t h a t <text:s text:c="2"/>s u c h <text:s text:c="2"/>t h i r d <text:s text:c="2"/>p a r t y <text:s text:c="2"/>s h a l l h a v e <text:s text:c="2"/>e n t e r e d <text:s text:c="2"/>i n t o <text:s text:c="2"/>a <text:s text:c="2"/>c o n f i d e n t i a l i t y <text:s text:c="2"/>a g r e e m e n t w i t h <text:s text:c="2"/>t h e <text:s text:c="2"/>P u r c h a s e r <text:s text:c="2"/>i n <text:s text:c="2"/>a <text:s text:c="2"/>f o r m <text:s text:c="2"/>t o <text:s text:c="2"/>t h e <text:s text:c="2"/>r e a s o n a b l e s a t i s f a c t i o n <text:s text:c="2"/>o f <text:s text:c="2"/>t h e <text:s text:c="2"/>C o n t r a c t o r ; <text:s text:c="2"/>a n d 3 8 . 3 . 5 <text:s text:c="2"/>c a r r y <text:s text:c="2"/>t h e <text:s text:c="2"/>r i g h t <text:s text:c="2"/>t o <text:s text:c="2"/>g r a n t <text:s text:c="2"/>s u b - l i c e n c e s ; 3 8 . 4 <text:s text:c="2"/>I f <text:s text:c="2"/>f a i r <text:s text:c="2"/>m a r k e t <text:s text:c="2"/>v a l u e <text:s text:c="2"/>c a n n o t <text:s text:c="2"/>b e <text:s text:c="2"/>a g r e e d p u r s u a n t <text:s text:c="2"/>t o <text:s text:c="2"/>C l a u s e <text:s text:c="2"/>3 1 <text:s text:c="2"/>t h e <text:s text:c="2"/>m a t t e r <text:s text:c="2"/>w i l l <text:s text:c="2"/>b e r e f e r r e d <text:s text:c="2"/>t o <text:s text:c="2"/>t h e <text:s text:c="2"/>D i s p u t e <text:s text:c="2"/>R e s o l u t i o n <text:s text:c="2"/>P r o c e d u r e . 3 8 . 5 <text:s text:c="2"/>O n <text:s text:c="2"/>t h e <text:s text:c="2"/>t e r m i n a t i o n <text:s text:c="2"/>o f <text:s text:c="2"/>t h e <text:s text:c="2"/>C o n t r a c t p u r s u a n t <text:s text:c="2"/>t o <text:s text:c="2"/>C l a u s e <text:s text:c="2"/>3 7 . 1 , <text:s text:c="2"/>C l a u s e <text:s text:c="2"/>3 7 . 2 , <text:s text:c="2"/>C l a u s e <text:s text:c="2"/>4 ( r e j e c t i o n <text:s text:c="2"/>o f <text:s text:c="2"/>G o o d s ) , <text:s text:c="2"/>C l a u s e <text:s text:c="2"/>9 <text:s text:c="2"/>( c o n f l i c t <text:s text:c="2"/>o f i n t e r e s t ) <text:s text:c="2"/>o r <text:s text:c="2"/>C l a u s e <text:s text:c="2"/>2 1 <text:s text:c="2"/>( c o r r u p t i o n ) , <text:s text:c="2"/>t h e C o n t r a c t o r <text:s text:c="2"/>w i l l <text:s text:c="2"/>i n d e m n i f y <text:s text:c="2"/>t h e <text:s text:c="2"/>P u r c h a s e r <text:s text:c="2"/>i n r e s p e c t <text:s text:c="2"/>o f : - 3 8 . 5 . 1 <text:s text:c="2"/>a n y <text:s text:c="2"/>a d d i t i o n a l <text:s text:c="2"/>o p e r a t i o n a l <text:s text:c="2"/>a n d a d m i n i s t r a t i v e <text:s text:c="2"/>c o s t s <text:s text:c="2"/>a n d <text:s text:c="2"/>e x p e n s e s <text:s text:c="2"/>s u f f e r e d <text:s text:c="2"/>o r i n c u r r e d <text:s text:c="2"/>b y <text:s text:c="2"/>t h e <text:s text:c="2"/>P u r c h a s e r <text:s text:c="2"/>a s <text:s text:c="2"/>a <text:s text:c="2"/>r e s u l t <text:s text:c="2"/>o f <text:s text:c="2"/>s u c h t e r m i n a t i o n ; 3 8 . 5 . 2 <text:s text:c="2"/>t h e <text:s text:c="2"/>c o s t s <text:s text:c="2"/>a n d <text:s text:c="2"/>e x p e n s e s <text:s text:c="2"/>s u f f e r e d <text:s text:c="2"/>o r i n c u r r e d <text:s text:c="2"/>b y <text:s text:c="2"/>t h e <text:s text:c="2"/>P u r c h a s e r <text:s text:c="2"/>i n <text:s text:c="2"/>p r o v i d i n g <text:s text:c="2"/>( o r p r o c u r i n g <text:s text:c="2"/>t h a t <text:s text:c="2"/>a n o t h e r <text:s text:c="2"/>p a r t y <text:s text:c="2"/>p r o v i d e s ) <text:s text:c="2"/>g o o d s <text:s text:c="2"/>o r s e r v i c e s <text:s text:c="2"/>s i m i l a r <text:s text:c="2"/>t o <text:s text:c="2"/>t h e <text:s text:c="2"/>G o o d s <text:s text:c="2"/>o r <text:s text:c="2"/>S e r v i c e s <text:s text:c="2"/>o n <text:s text:c="2"/>a t e m p o r a r y <text:s text:c="2"/>b a s i s <text:s text:c="2"/>u n t i l <text:s text:c="2"/>t h e <text:s text:c="2"/>c o m p l e t i o n <text:s text:c="2"/>o f <text:s text:c="2"/>a t e n d e r i n g <text:s text:c="2"/>o r <text:s text:c="2"/>r e a p p o i n t m e n t <text:s text:c="2"/>p r o c e s s <text:s text:c="2"/>c a r r i e d <text:s text:c="2"/>o u t b y <text:s text:c="2"/>t h e <text:s text:c="2"/>P u r c h a s e r <text:s text:c="2"/>t o <text:s text:c="2"/>f i n d <text:s text:c="2"/>a <text:s text:c="2"/>s u c c e s s o r <text:s text:c="2"/>t o <text:s text:c="2"/>t h e C o n t r a c t o r , <text:s text:c="2"/>b u t <text:s text:c="2"/>o n l y <text:s text:c="2"/>t o <text:s text:c="2"/>t h e <text:s text:c="2"/>e x t e n t <text:s text:c="2"/>t h a t <text:s text:c="2"/>s u c h c o s t s <text:s text:c="2"/>a n d <text:s text:c="2"/>e x p e n s e s <text:s text:c="2"/>e x c e e d <text:s text:c="2"/>t h e <text:s text:c="2"/>C h a r g e s <text:s text:c="2"/>t h a t w o u l d <text:s text:c="2"/>h a v e <text:s text:c="2"/>b e e n <text:s text:c="2"/>p a y a b l e <text:s text:c="2"/>( o r <text:s text:c="2"/>a <text:s text:c="2"/>r e a s o n a b l e e s t i m a t e <text:s text:c="2"/>o f <text:s text:c="2"/>s u c h <text:s text:c="2"/>c h a r g e s , <text:s text:c="2"/>t o <text:s text:c="2"/>t h e <text:s text:c="2"/>e x t e n t u n c e r t a i n ) <text:s text:c="2"/>h a d <text:s text:c="2"/>t h e <text:s text:c="2"/>C o n t r a c t <text:s text:c="2"/>n o t <text:s text:c="2"/>b e e n t e r m i n a t e d ; <text:s text:c="2"/>a n d 3 8 . 5 . 3 <text:s text:c="2"/>t h e <text:s text:c="2"/>c o s t s <text:s text:c="2"/>a n d <text:s text:c="2"/>e x p e n s e s <text:s text:c="2"/>s u f f e r e d <text:s text:c="2"/>o r i n c u r r e d <text:s text:c="2"/>b y <text:s text:c="2"/>t h e <text:s text:c="2"/>P u r c h a s e r <text:s text:c="2"/>i n <text:s text:c="2"/>c a r r y i n g <text:s text:c="2"/>o u t <text:s text:c="2"/>t h e t e n d e r i n g <text:s text:c="2"/>o r <text:s text:c="2"/>r e a p p o i n t m e n t <text:s text:c="2"/>p r o c e s s <text:s text:c="2"/>r e f e r r e d <text:s text:c="2"/>t o i n <text:s text:c="2"/>C l a u s e <text:s text:c="2"/>3 8 . 5 . 2 . 3 8 . 6 <text:s text:c="2"/>T h e <text:s text:c="2"/>c o s t s <text:s text:c="2"/>a n d <text:s text:c="2"/>e x p e n s e s <text:s text:c="2"/>o f <text:s text:c="2"/>t h e <text:s text:c="2"/>P u r c h a s e r</text:p>
          </table:table-cell>
          <table:table-cell office:value-type="string" calcext:value-type="string">
            <text:p>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c h a n g e <text:s text:c="2"/>c l a u s e s <text:s text:c="2"/>t o : 3 8 . 5 <text:s text:c="2"/>N o t <text:s text:c="2"/>U s e d 3 8 . 5 . 1 <text:s text:c="2"/>N o t <text:s text:c="2"/>U s e d 3 8 . 5 . 2 <text:s text:c="2"/>N o t <text:s text:c="2"/>U s e d 3 8 . 5 . 3 <text:s text:c="2"/>N o t <text:s text:c="2"/>U s e d W e <text:s text:c="2"/>w i l l <text:s text:c="2"/>n o t <text:s text:c="2"/>b e <text:s text:c="2"/>h e l d <text:s text:c="2"/>l i a b l e <text:s text:c="2"/>f o r <text:s text:c="2"/>c o s t s <text:s text:c="2"/>w h e r e <text:s text:c="2"/>t h e</text:p>
          </table:table-cell>
          <table:table-cell table:number-columns-repeated="1022"/>
        </table:table-row>
        <table:table-row table:style-name="ro1">
          <table:table-cell office:value-type="string" calcext:value-type="string">
            <text:p>3 8 . 3 . 1 <text:s text:c="2"/>b e <text:s text:c="2"/>s u b j e c t <text:s text:c="2"/>t o <text:s text:c="2"/>a <text:s text:c="2"/>s i n g l e , <text:s text:c="2"/>o n e - o f f <text:s text:c="2"/>p a y m e n t ; 3 8 . 3 . 2 <text:s text:c="2"/>b e <text:s text:c="2"/>p e r p e t u a l <text:s text:c="2"/>a n d <text:s text:c="2"/>i r r e v o c a b l e ; 3 8 . 3 . 3 <text:s text:c="2"/>a f f o r d <text:s text:c="2"/>t h e <text:s text:c="2"/>P u r c h a s e r <text:s text:c="2"/>t h e <text:s text:c="2"/>r i g h t <text:s text:c="2"/>t o <text:s text:c="2"/>m a k e s u c h <text:s text:c="2"/>m o d i f i c a t i o n s , <text:s text:c="2"/>a d a p t a t i o n s <text:s text:c="2"/>a n d e n h a n c e m e n t s <text:s text:c="2"/>a s <text:s text:c="2"/>i t <text:s text:c="2"/>s e e s <text:s text:c="2"/>f i t <text:s text:c="2"/>t o <text:s text:c="2"/>p r o d u c t s <text:s text:c="2"/>i n r e l a t i o n <text:s text:c="2"/>t o <text:s text:c="2"/>w h i c h <text:s text:c="2"/>t h e <text:s text:c="2"/>I n t e l l e c t u a l <text:s text:c="2"/>P r o p e r t y <text:s text:c="2"/>R i g h t s a r i s e ; 3 8 . 3 . 4 <text:s text:c="2"/>p e r m i t <text:s text:c="2"/>t h e <text:s text:c="2"/>P u r c h a s e r <text:s text:c="2"/>t o <text:s text:c="2"/>e n g a g e <text:s text:c="2"/>a <text:s text:c="2"/>t h i r d p a r t y <text:s text:c="2"/>t o <text:s text:c="2"/>u s e , <text:s text:c="2"/>m o d i f y , <text:s text:c="2"/>a d a p t <text:s text:c="2"/>o r <text:s text:c="2"/>e n h a n c e <text:s text:c="2"/>a n y s u c h <text:s text:c="2"/>p r o d u c t s , <text:s text:c="2"/>p r o v i d e d <text:s text:c="2"/>t h a t <text:s text:c="2"/>s u c h <text:s text:c="2"/>t h i r d <text:s text:c="2"/>p a r t y s h a l l <text:s text:c="2"/>h a v e <text:s text:c="2"/>e n t e r e d <text:s text:c="2"/>i n t o <text:s text:c="2"/>a <text:s text:c="2"/>c o n f i d e n t i a l i t y a g r e e m e n t <text:s text:c="2"/>w i t h <text:s text:c="2"/>t h e <text:s text:c="2"/>P u r c h a s e r <text:s text:c="2"/>i n <text:s text:c="2"/>a <text:s text:c="2"/>f o r m <text:s text:c="2"/>t o <text:s text:c="2"/>t h e r e a s o n a b l e <text:s text:c="2"/>s a t i s f a c t i o n <text:s text:c="2"/>o f <text:s text:c="2"/>t h e <text:s text:c="2"/>C o n t r a c t o r ; <text:s text:c="2"/>a n d 3 8 . 3 . 5 <text:s text:c="2"/>c a r r y <text:s text:c="2"/>t h e <text:s text:c="2"/>r i g h t <text:s text:c="2"/>t o <text:s text:c="2"/>g r a n t <text:s text:c="2"/>s u b - l i c e n c e s ; 3 8 . 4 <text:s text:c="2"/>I f <text:s text:c="2"/>f a i r <text:s text:c="2"/>m a r k e t <text:s text:c="2"/>v a l u e <text:s text:c="2"/>c a n n o t <text:s text:c="2"/>b e <text:s text:c="2"/>a g r e e d p u r s u a n t <text:s text:c="2"/>t o <text:s text:c="2"/>C l a u s e <text:s text:c="2"/>3 1 <text:s text:c="2"/>t h e <text:s text:c="2"/>m a t t e r <text:s text:c="2"/>w i l l <text:s text:c="2"/>b e r e f e r r e d <text:s text:c="2"/>t o <text:s text:c="2"/>t h e <text:s text:c="2"/>D i s p u t e <text:s text:c="2"/>R e s o l u t i o n <text:s text:c="2"/>P r o c e d u r e . 3 8 . 5 <text:s text:c="2"/>O n <text:s text:c="2"/>t h e <text:s text:c="2"/>t e r m i n a t i o n <text:s text:c="2"/>o f <text:s text:c="2"/>t h e <text:s text:c="2"/>C o n t r a c t p u r s u a n t <text:s text:c="2"/>t o <text:s text:c="2"/>C l a u s e <text:s text:c="2"/>3 7 . 1 , <text:s text:c="2"/>C l a u s e <text:s text:c="2"/>3 7 . 2 , <text:s text:c="2"/>C l a u s e <text:s text:c="2"/>4 ( r e j e c t i o n <text:s text:c="2"/>o f <text:s text:c="2"/>G o o d s ) , <text:s text:c="2"/>C l a u s e <text:s text:c="2"/>9 <text:s text:c="2"/>( c o n f l i c t <text:s text:c="2"/>o f i n t e r e s t ) <text:s text:c="2"/>o r <text:s text:c="2"/>C l a u s e <text:s text:c="2"/>2 1 <text:s text:c="2"/>( c o r r u p t i o n ) , <text:s text:c="2"/>t h e C o n t r a c t o r <text:s text:c="2"/>w i l l <text:s text:c="2"/>i n d e m n i f y <text:s text:c="2"/>t h e <text:s text:c="2"/>P u r c h a s e r <text:s text:c="2"/>i n r e s p e c t <text:s text:c="2"/>o f : - 3 8 . 5 . 1 <text:s text:c="2"/>a n y <text:s text:c="2"/>a d d i t i o n a l <text:s text:c="2"/>o p e r a t i o n a l <text:s text:c="2"/>a n d a d m i n i s t r a t i v e <text:s text:c="2"/>c o s t s <text:s text:c="2"/>a n d <text:s text:c="2"/>e x p e n s e s <text:s text:c="2"/>s u f f e r e d <text:s text:c="2"/>o r i n c u r r e d <text:s text:c="2"/>b y <text:s text:c="2"/>t h e <text:s text:c="2"/>P u r c h a s e r <text:s text:c="2"/>a s <text:s text:c="2"/>a <text:s text:c="2"/>r e s u l t <text:s text:c="2"/>o f <text:s text:c="2"/>s u c h t e r m i n a t i o n ; 3 8 . 5 . 2 <text:s text:c="2"/>t h e <text:s text:c="2"/>c o s t s <text:s text:c="2"/>a n d <text:s text:c="2"/>e x p e n s e s <text:s text:c="2"/>s u f f e r e d <text:s text:c="2"/>o r i n c u r r e d <text:s text:c="2"/>b y <text:s text:c="2"/>t h e <text:s text:c="2"/>P u r c h a s e r <text:s text:c="2"/>i n <text:s text:c="2"/>p r o v i d i n g <text:s text:c="2"/>( o r p r o c u r i n g <text:s text:c="2"/>t h a t <text:s text:c="2"/>a n o t h e r <text:s text:c="2"/>p a r t y <text:s text:c="2"/>p r o v i d e s ) <text:s text:c="2"/>g o o d s <text:s text:c="2"/>o r s e r v i c e s <text:s text:c="2"/>s i m i l a r <text:s text:c="2"/>t o <text:s text:c="2"/>t h e <text:s text:c="2"/>G o o d s <text:s text:c="2"/>o r <text:s text:c="2"/>S e r v i c e s <text:s text:c="2"/>o n <text:s text:c="2"/>a t e m p o r a r y <text:s text:c="2"/>b a s i s <text:s text:c="2"/>u n t i l <text:s text:c="2"/>t h e <text:s text:c="2"/>c o m p l e t i o n <text:s text:c="2"/>o f <text:s text:c="2"/>a t e n d e r i n g <text:s text:c="2"/>o r <text:s text:c="2"/>r e a p p o i n t m e n t <text:s text:c="2"/>p r o c e s s <text:s text:c="2"/>c a r r i e d <text:s text:c="2"/>o u t b y <text:s text:c="2"/>t h e <text:s text:c="2"/>P u r c h a s e r <text:s text:c="2"/>t o <text:s text:c="2"/>f i n d <text:s text:c="2"/>a <text:s text:c="2"/>s u c c e s s o r <text:s text:c="2"/>t o <text:s text:c="2"/>t h e C o n t r a c t o r , <text:s text:c="2"/>b u t <text:s text:c="2"/>o n l y <text:s text:c="2"/>t o <text:s text:c="2"/>t h e <text:s text:c="2"/>e x t e n t <text:s text:c="2"/>t h a t <text:s text:c="2"/>s u c h c o s t s <text:s text:c="2"/>a n d <text:s text:c="2"/>e x p e n s e s <text:s text:c="2"/>e x c e e d <text:s text:c="2"/>t h e <text:s text:c="2"/>C h a r g e s <text:s text:c="2"/>t h a t w o u l d <text:s text:c="2"/>h a v e <text:s text:c="2"/>b e e n <text:s text:c="2"/>p a y a b l e <text:s text:c="2"/>( o r <text:s text:c="2"/>a <text:s text:c="2"/>r e a s o n a b l e e s t i m a t e <text:s text:c="2"/>o f <text:s text:c="2"/>s u c h <text:s text:c="2"/>c h a r g e s , <text:s text:c="2"/>t o <text:s text:c="2"/>t h e <text:s text:c="2"/>e x t e n t u n c e r t a i n ) <text:s text:c="2"/>h a d <text:s text:c="2"/>t h e <text:s text:c="2"/>C o n t r a c t <text:s text:c="2"/>n o t <text:s text:c="2"/>b e e n t e r m i n a t e d ; <text:s text:c="2"/>a n d 3 8 . 5 . 3 <text:s text:c="2"/>t h e <text:s text:c="2"/>c o s t s <text:s text:c="2"/>a n d <text:s text:c="2"/>e x p e n s e s <text:s text:c="2"/>s u f f e r e d <text:s text:c="2"/>o r i n c u r r e d <text:s text:c="2"/>b y <text:s text:c="2"/>t h e <text:s text:c="2"/>P u r c h a s e r <text:s text:c="2"/>i n <text:s text:c="2"/>c a r r y i n g <text:s text:c="2"/>o u t <text:s text:c="2"/>t h e t e n d e r i n g <text:s text:c="2"/>o r <text:s text:c="2"/>r e a p p o i n t m e n t <text:s text:c="2"/>p r o c e s s <text:s text:c="2"/>r e f e r r e d <text:s text:c="2"/>t o i n <text:s text:c="2"/>C l a u s e <text:s text:c="2"/>3 8 . 5 . 2 .</text:p>
          </table:table-cell>
          <table:table-cell office:value-type="string" calcext:value-type="string">
            <text:p>o r <text:s text:c="2"/>s t a t e <text:s text:c="2"/>a s <text:s text:c="2"/>‘ N o t <text:s text:c="2"/>u s e d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c h a n g e <text:s text:c="2"/>c l a u s e s <text:s text:c="2"/>t o : 3 8 . 5 <text:s text:c="2"/>N o t <text:s text:c="2"/>U s e d 3 8 . 5 . 1 <text:s text:c="2"/>N o t <text:s text:c="2"/>U s e d 3 8 . 5 . 2 <text:s text:c="2"/>N o t <text:s text:c="2"/>U s e d 3 8 . 5 . 3 <text:s text:c="2"/>N o t <text:s text:c="2"/>U s e d</text:p>
          </table:table-cell>
          <table:table-cell table:number-columns-repeated="1022"/>
        </table:table-row>
        <table:table-row table:style-name="ro1">
          <table:table-cell office:value-type="string" calcext:value-type="string">
            <text:p>1 4 . 9 <text:s text:c="2"/>I f <text:s text:c="2"/>t h e <text:s text:c="2"/>P u r c h a s e r <text:s text:c="2"/>s o <text:s text:c="2"/>d i r e c t s , <text:s text:c="2"/>t h e <text:s text:c="2"/>C o n t r a c t o r w i l l <text:s text:c="2"/>s u b m i t <text:s text:c="2"/>a <text:s text:c="2"/>b a s i c <text:s text:c="2"/>D i s c l o s u r e <text:s text:c="2"/>C e r t i f i c a t e o b t a i n e d <text:s text:c="2"/>f r o m <text:s text:c="2"/>D i s c l o s u r e <text:s text:c="2"/>S c o t l a n d <text:s text:c="2"/>i n <text:s text:c="2"/>r e s p e c t <text:s text:c="2"/>o f a n y <text:s text:c="2"/>C o n t r a c t <text:s text:c="2"/>W o r k e r s <text:s text:c="2"/>w h o <text:s text:c="2"/>r e q u i r e s <text:s text:c="2"/>a c c e s s <text:s text:c="2"/>t o a n y <text:s text:c="2"/>P r e m i s e s , <text:s text:c="2"/>p r i o r <text:s text:c="2"/>t o <text:s text:c="2"/>s u c h <text:s text:c="2"/>a c c e s s <text:s text:c="2"/>b e i n g <text:s text:c="2"/>t a k e n . 1 5 . <text:s text:c="2"/>I S S U E D <text:s text:c="2"/>P R O P E R T Y 1 5 . 4 <text:s text:c="2"/>T h e <text:s text:c="2"/>C o n t r a c t o r <text:s text:c="2"/>w i l l <text:s text:c="2"/>r e t u r n <text:s text:c="2"/>a l l <text:s text:c="2"/>I s s u e d P r o p e r t y <text:s text:c="2"/>o n <text:s text:c="2"/>d e m a n d , <text:s text:c="2"/>a t <text:s text:c="2"/>a n y <text:s text:c="2"/>t i m e , <text:s text:c="2"/>a n d <text:s text:c="2"/>w i t h i n <text:s text:c="2"/>7 d a y s <text:s text:c="2"/>o f <text:s text:c="2"/>t h e <text:s text:c="2"/>t e r m i n a t i o n <text:s text:c="2"/>o r <text:s text:c="2"/>e x p i r y <text:s text:c="2"/>o f <text:s text:c="2"/>t h e <text:s text:c="2"/>C o n t r a c t . T o <text:s text:c="2"/>t h e <text:s text:c="2"/>e x t e n t <text:s text:c="2"/>t h a t <text:s text:c="2"/>I s s u e d <text:s text:c="2"/>P r o p e r t y <text:s text:c="2"/>i n c l u d e s w o r k i n g <text:s text:c="2"/>p a p e r s <text:s text:c="2"/>o r <text:s text:c="2"/>o t h e r <text:s text:c="2"/>w r i t t e n <text:s text:c="2"/>m a t e r i a l s , <text:s text:c="2"/>a t <text:s text:c="2"/>t h e s a m e <text:s text:c="2"/>t i m e <text:s text:c="2"/>a s <text:s text:c="2"/>t h e <text:s text:c="2"/>C o n t r a c t o r <text:s text:c="2"/>r e t u r n s <text:s text:c="2"/>s u c h I s s u e d <text:s text:c="2"/>P r o p e r t y <text:s text:c="2"/>i t <text:s text:c="2"/>s h a l l <text:s text:c="2"/>a l s o <text:s text:c="2"/>r e t u r n <text:s text:c="2"/>c o p i e s <text:s text:c="2"/>i t <text:s text:c="2"/>h a s m a d e <text:s text:c="2"/>o f <text:s text:c="2"/>s u c h <text:s text:c="2"/>I s s u e d <text:s text:c="2"/>P r o p e r t y <text:s text:c="2"/>a n d <text:s text:c="2"/>a n y <text:s text:c="2"/>o t h e r m a t e r i a l s <text:s text:c="2"/>o f <text:s text:c="2"/>w h a t s o e v e r <text:s text:c="2"/>n a t u r e <text:s text:c="2"/>p r e p a r e d <text:s text:c="2"/>b y <text:s text:c="2"/>t h e C o n t r a c t o r <text:s text:c="2"/>u s i n g <text:s text:c="2"/>t h e <text:s text:c="2"/>i n f o r m a t i o n <text:s text:c="2"/>i n <text:s text:c="2"/>s u c h <text:s text:c="2"/>I s s u e d P r o p e r t y . 1 6 . <text:s text:c="2"/>A U D I T <text:s text:c="2"/>A C C E S S <text:s text:c="2"/>– <text:s text:c="2"/>W h o l e <text:s text:c="2"/>S e c t i o n</text:p>
          </table:table-cell>
          <table:table-cell office:value-type="string" calcext:value-type="string">
            <text:p>1 4 . 7 <text:s text:c="2"/>T h e <text:s text:c="2"/>P u r c h a s e r <text:s text:c="2"/>m a y , <text:s text:c="2"/>u p o n <text:s text:c="2"/>p r o v i s i o n <text:s text:c="2"/>o f w r i t t e n <text:s text:c="2"/>n o t i c e <text:s text:c="2"/>c o n t a i n i n g <text:s text:c="2"/>r e a s o n s <text:s text:c="2"/>w h y , <text:s text:c="2"/>r e f u s e <text:s text:c="2"/>t o a d m i t <text:s text:c="2"/>t o <text:s text:c="2"/>t h e <text:s text:c="2"/>P r e m i s e s <text:s text:c="2"/>a n y <text:s text:c="2"/>C o n t r a c t <text:s text:c="2"/>W o r k e r w h o s e <text:s text:c="2"/>a d m i s s i o n <text:s text:c="2"/>w o u l d <text:s text:c="2"/>b e , <text:s text:c="2"/>i n <text:s text:c="2"/>t h e <text:s text:c="2"/>o p i n i o n <text:s text:c="2"/>o f <text:s text:c="2"/>t h e P u r c h a s e r , <text:s text:c="2"/>u n d e s i r a b l e . <text:s text:c="2"/>T h e <text:s text:c="2"/>C o n t r a c t o r <text:s text:c="2"/>r e t a i n s t h e <text:s text:c="2"/>r i g h t <text:s text:c="2"/>o f <text:s text:c="2"/>i n v e s t i g a t i o n <text:s text:c="2"/>a n d <text:s text:c="2"/>r i g h t <text:s text:c="2"/>o f <text:s text:c="2"/>a p p e a l . D i s c l o s u r e <text:s text:c="2"/>C e r t i f i c a t e s <text:s text:c="2"/>m a y <text:s text:c="2"/>o n l y <text:s text:c="2"/>b e <text:s text:c="2"/>s o u g h t w h e r e <text:s text:c="2"/>t h e <text:s text:c="2"/>C o n t r a c t <text:s text:c="2"/>W o r k e r <text:s text:c="2"/>i s <text:s text:c="2"/>u n d e r t a k i n g r e g u l a t e d <text:s text:c="2"/>a c t i v i t y , <text:s text:c="2"/>s u c h <text:s text:c="2"/>a s <text:s text:c="2"/>w o r k <text:s text:c="2"/>w i t h <text:s text:c="2"/>C h i l d r e n a n d <text:s text:c="2"/>V u l n e r a b l e <text:s text:c="2"/>A d u l t s . <text:s text:c="2"/>W e <text:s text:c="2"/>d o <text:s text:c="2"/>n o t <text:s text:c="2"/>f o r s e e <text:s text:c="2"/>a n y r e g u l a t e d <text:s text:c="2"/>w o r k <text:s text:c="2"/>b e i n g <text:s text:c="2"/>u n d e r t a k e n <text:s text:c="2"/>w i t h <text:s text:c="2"/>t h i s c o n t r a c t . <text:s text:c="2"/>W e <text:s text:c="2"/>d o <text:s text:c="2"/>n o t <text:s text:c="2"/>u n d e r t a k e <text:s text:c="2"/>D B S <text:s text:c="2"/>c h e c k s u n l e s s <text:s text:c="2"/>n e c e s s a r y . P l e a s e <text:s text:c="2"/>c h a n g e <text:s text:c="2"/>t o : 1 4 . 9 <text:s text:c="2"/>I f <text:s text:c="2"/>t h e <text:s text:c="2"/>P u r c h a s e r <text:s text:c="2"/>s o <text:s text:c="2"/>d i r e c t s , <text:s text:c="2"/>a c t i n g r e a s o n a b l y , <text:s text:c="2"/>t h e <text:s text:c="2"/>C o n t r a c t o r <text:s text:c="2"/>w i l l <text:s text:c="2"/>s u b m i t <text:s text:c="2"/>a <text:s text:c="2"/>b a s i c D i s c l o s u r e <text:s text:c="2"/>C e r t i f i c a t e <text:s text:c="2"/>o b t a i n e d <text:s text:c="2"/>f r o m <text:s text:c="2"/>D i s c l o s u r e S c o t l a n d <text:s text:c="2"/>i n <text:s text:c="2"/>r e s p e c t <text:s text:c="2"/>o f <text:s text:c="2"/>a n y <text:s text:c="2"/>C o n t r a c t <text:s text:c="2"/>W o r k e r s w h o <text:s text:c="2"/>r e q u i r e s <text:s text:c="2"/>a c c e s s <text:s text:c="2"/>t o <text:s text:c="2"/>a n y <text:s text:c="2"/>P r e m i s e s , <text:s text:c="2"/>p r i o r <text:s text:c="2"/>t o s u c h <text:s text:c="2"/>a c c e s s <text:s text:c="2"/>b e i n g <text:s text:c="2"/>t a k e n . <text:s text:c="2"/>D i s c l o s u r e C e r t i f i c a t e s <text:s text:c="2"/>w i l l <text:s text:c="2"/>o n l y <text:s text:c="2"/>b e <text:s text:c="2"/>r e q u e s t e d <text:s text:c="2"/>w h e r e <text:s text:c="2"/>t h e r e i s <text:s text:c="2"/>r e a s o n <text:s text:c="2"/>t o <text:s text:c="2"/>d o <text:s text:c="2"/>s o . F o r <text:s text:c="2"/>i n f o r m a t i o n , <text:s text:c="2"/>n o <text:s text:c="2"/>c h a n g e <text:s text:c="2"/>r e q u i r e d : F o r <text:s text:c="2"/>t h e <text:s text:c="2"/>a v o i d a n c e <text:s text:c="2"/>o f <text:s text:c="2"/>d o u b t , <text:s text:c="2"/>M e d i c a l <text:s text:c="2"/>R e c o r d s w i l l <text:s text:c="2"/>b e <text:s text:c="2"/>p a s s e d <text:s text:c="2"/>d i r e c t l y <text:s text:c="2"/>t o <text:s text:c="2"/>t h e <text:s text:c="2"/>n e w <text:s text:c="2"/>p r o v i d e r , <text:s text:c="2"/>n o t t o <text:s text:c="2"/>t h e <text:s text:c="2"/>C o l l e g e . <text:s text:c="2"/>N o <text:s text:c="2"/>c o n f i d e n t i a l <text:s text:c="2"/>i n f o r m a t i o n <text:s text:c="2"/>w i l l b e <text:s text:c="2"/>p r o v i d e d <text:s text:c="2"/>w i t h o u t <text:s text:c="2"/>t h e <text:s text:c="2"/>e x p l i c i t <text:s text:c="2"/>c o n s e n t <text:s text:c="2"/>o f <text:s text:c="2"/>t h e d a t a <text:s text:c="2"/>s u b j e c t . <text:s text:c="2"/>W e <text:s text:c="2"/>a r e <text:s text:c="2"/>h a p p y <text:s text:c="2"/>t o <text:s text:c="2"/>t r a n s f e r <text:s text:c="2"/>r e c o r d s t o <text:s text:c="2"/>t h e <text:s text:c="2"/>a p p r o p r i a t e <text:s text:c="2"/>m e d i c a l <text:s text:c="2"/>c o n t a c t <text:s text:c="2"/>i n <text:s text:c="2"/>t h e <text:s text:c="2"/>n e w p r o v i d e r . <text:s text:c="2"/>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M e d i c a l <text:s text:c="2"/>R e c o r d s <text:s text:c="2"/>w i l l <text:s text:c="2"/>b e <text:s text:c="2"/>p a s s e d <text:s text:c="2"/>o v e r <text:s text:c="2"/>i n a c c o r d a n c e <text:s text:c="2"/>w i t h <text:s text:c="2"/>t h e <text:s text:c="2"/>a g r e e d <text:s text:c="2"/>d a t a <text:s text:c="2"/>t r a n s f e r <text:s text:c="2"/>p l a n , a h e a d <text:s text:c="2"/>o f <text:s text:c="2"/>t h e <text:s text:c="2"/>n e w <text:s text:c="2"/>c o n t r a c t <text:s text:c="2"/>s t a r t <text:s text:c="2"/>d a t e . F o r <text:s text:c="2"/>i n f o r m a t i o n , <text:s text:c="2"/>n o t <text:s text:c="2"/>a c t i o n <text:s text:c="2"/>r e q u i r e d : A c c e s s <text:s text:c="2"/>t o <text:s text:c="2"/>m e d i c a l <text:s text:c="2"/>r e c o r d <text:s text:c="2"/>w i l l <text:s text:c="2"/>n o t <text:s text:c="2"/>b e <text:s text:c="2"/>p r o v i d e d w i t h o u t <text:s text:c="2"/>t h e <text:s text:c="2"/>D a t a <text:s text:c="2"/>S u b j e c t s <text:s text:c="2"/>e x p r e s s <text:s text:c="2"/>w r i t t e n c o n s e n t . <text:s text:c="2"/>T h e <text:s text:c="2"/>P u r c h a s e r / A u d i t o r s <text:s text:c="2"/>m a y <text:s text:c="2"/>n o t w i t h o u t <text:s text:c="2"/>n o t i c e <text:s text:c="2"/>t a k e <text:s text:c="2"/>a c c e s s <text:s text:c="2"/>t o <text:s text:c="2"/>R e c o r d s <text:s text:c="2"/>i n <text:s text:c="2"/>t h e e v e n t <text:s text:c="2"/>o f <text:s text:c="2"/>s u s p e c t e d <text:s text:c="2"/>f r a u d u l e n t <text:s text:c="2"/>a c t i v i t y , <text:s text:c="2"/>w i t h o u t</text:p>
          </table:table-cell>
          <table:table-cell table:number-columns-repeated="1022"/>
        </table:table-row>
        <table:table-row table:style-name="ro1">
          <table:table-cell office:value-type="string" calcext:value-type="string">
            <text:p>C l a u s e 2 . <text:s text:c="2"/>S U P P L Y <text:s text:c="2"/>O F <text:s text:c="2"/>G O O D S <text:s text:c="2"/>– <text:s text:c="2"/>W h o l e <text:s text:c="2"/>S e c t i o n 3 . <text:s text:c="2"/>D E L I V E R Y <text:s text:c="2"/>O F <text:s text:c="2"/>G O O D S <text:s text:c="2"/>– <text:s text:c="2"/>W h o l e <text:s text:c="2"/>S e c t i o n 4 <text:s text:c="2"/>A C C E P T A N C E <text:s text:c="2"/>T E S T I N G , <text:s text:c="2"/>I N S P E C T I O N <text:s text:c="2"/>A N D R . E J E C T I O N <text:s text:c="2"/>O F <text:s text:c="2"/>G O O D S <text:s text:c="2"/>– <text:s text:c="2"/>W h o l e <text:s text:c="2"/>S e c t i o n 5 . <text:s text:c="2"/>S U P P L Y <text:s text:c="2"/>O F <text:s text:c="2"/>S E R V I C E S 5 . 5 <text:s text:c="2"/>T h e <text:s text:c="2"/>C o n t r a c t o r <text:s text:c="2"/>a g r e e s <text:s text:c="2"/>t o <text:s text:c="2"/>i m m e d i a t e l y <text:s text:c="2"/>n o t i f y t h e <text:s text:c="2"/>P u r c h a s e r <text:s text:c="2"/>i f <text:s text:c="2"/>i t <text:s text:c="2"/>b e l i e v e s <text:s text:c="2"/>t h a t <text:s text:c="2"/>i t <text:s text:c="2"/>m a y <text:s text:c="2"/>b e <text:s text:c="2"/>u n a b l e t o <text:s text:c="2"/>a c h i e v e <text:s text:c="2"/>a n y <text:s text:c="2"/>p a r t i c u l a r <text:s text:c="2"/>M i l e s t o n e . <text:s text:c="2"/>I f <text:s text:c="2"/>t h e C o n t r a c t o r <text:s text:c="2"/>f a i l s <text:s text:c="2"/>t o <text:s text:c="2"/>a c h i e v e <text:s text:c="2"/>a n y <text:s text:c="2"/>M i l e s t o n e <text:s text:c="2"/>o n <text:s text:c="2"/>o r b y <text:s text:c="2"/>t h e <text:s text:c="2"/>r e l e v a n t <text:s text:c="2"/>d a t e <text:s text:c="2"/>o t h e r <text:s text:c="2"/>t h a n <text:s text:c="2"/>d u e <text:s text:c="2"/>t o <text:s text:c="2"/>a <text:s text:c="2"/>d e l a y c a u s e d <text:s text:c="2"/>b y <text:s text:c="2"/>t h e <text:s text:c="2"/>P u r c h a s e r <text:s text:c="2"/>t h a t <text:s text:c="2"/>h a s <text:s text:c="2"/>b e e n <text:s text:c="2"/>n o t i f i e d i n <text:s text:c="2"/>w r i t i n g <text:s text:c="2"/>b y <text:s text:c="2"/>t h e <text:s text:c="2"/>C o n t r a c t o r <text:s text:c="2"/>t o <text:s text:c="2"/>t h e <text:s text:c="2"/>P u r c h a s e r <text:s text:c="2"/>a s s o o n <text:s text:c="2"/>a s <text:s text:c="2"/>r e a s o n a b l y <text:s text:c="2"/>p r a c t i c a b l e , <text:s text:c="2"/>a <text:s text:c="2"/>F o r c e M a j e u r e <text:s text:c="2"/>e v e n t <text:s text:c="2"/>o r <text:s text:c="2"/>w h e r e <text:s text:c="2"/>a n <text:s text:c="2"/>e x t e n s i o n <text:s text:c="2"/>o f <text:s text:c="2"/>t i m e <text:s text:c="2"/>i s a g r e e d <text:s text:c="2"/>b y <text:s text:c="2"/>t h e <text:s text:c="2"/>p a r t i e s , <text:s text:c="2"/>t h e n <text:s text:c="2"/>t h e <text:s text:c="2"/>P u r c h a s e r <text:s text:c="2"/>w i l l h a v e <text:s text:c="2"/>t h e <text:s text:c="2"/>r i g h t <text:s text:c="2"/>( w i t h o u t <text:s text:c="2"/>p r e j u d i c e <text:s text:c="2"/>t o <text:s text:c="2"/>a l l <text:s text:c="2"/>o t h e r r i g h t s <text:s text:c="2"/>a n d <text:s text:c="2"/>r e m e d i e s <text:s text:c="2"/>a v a i l a b l e <text:s text:c="2"/>t o <text:s text:c="2"/>i t <text:s text:c="2"/>u n d e r <text:s text:c="2"/>t h e s e c o n d i t i o n s <text:s text:c="2"/>o r <text:s text:c="2"/>o t h e r w i s e ) , <text:s text:c="2"/>a t <text:s text:c="2"/>i t s <text:s text:c="2"/>d i s c r e t i o n , <text:s text:c="2"/>t o d e d u c t <text:s text:c="2"/>b y <text:s text:c="2"/>w a y <text:s text:c="2"/>o f <text:s text:c="2"/>l i q u i d a t e d <text:s text:c="2"/>d a m a g e s <text:s text:c="2"/>( a n d <text:s text:c="2"/>a s <text:s text:c="2"/>a g e n u i n e <text:s text:c="2"/>p r e - e s t i m a t e <text:s text:c="2"/>a n d <text:s text:c="2"/>n o t <text:s text:c="2"/>b y <text:s text:c="2"/>w a y <text:s text:c="2"/>o f <text:s text:c="2"/>p e n a l t y ) f r o m <text:s text:c="2"/>a n y <text:s text:c="2"/>a m o u n t s <text:s text:c="2"/>p a y a b l e <text:s text:c="2"/>t o <text:s text:c="2"/>t h e <text:s text:c="2"/>C o n t r a c t o r , t h e <text:s text:c="2"/>a m o u n t <text:s text:c="2"/>s e t <text:s text:c="2"/>o u t <text:s text:c="2"/>i n <text:s text:c="2"/>t h e <text:s text:c="2"/>p a r t i c u l a r <text:s text:c="2"/>P u r c h a s e O r d e r <text:s text:c="2"/>( w h i c h <text:s text:c="2"/>s h a l l <text:s text:c="2"/>b e <text:s text:c="2"/>c a l c u l a t e d <text:s text:c="2"/>i n <text:s text:c="2"/>a c c o r d a n c e w i t h <text:s text:c="2"/>t h e <text:s text:c="2"/>a n t i c i p a t e d <text:s text:c="2"/>c o s t <text:s text:c="2"/>t o <text:s text:c="2"/>t h e <text:s text:c="2"/>P u r c h a s e r <text:s text:c="2"/>o f s u c h <text:s text:c="2"/>f a i l u r e ) <text:s text:c="2"/>f o r <text:s text:c="2"/>e a c h <text:s text:c="2"/>w e e k <text:s text:c="2"/>o r <text:s text:c="2"/>p a r t <text:s text:c="2"/>o f <text:s text:c="2"/>a <text:s text:c="2"/>w e e k t h a t <text:s text:c="2"/>t h e <text:s text:c="2"/>a c h i e v e m e n t <text:s text:c="2"/>o f <text:s text:c="2"/>t h e <text:s text:c="2"/>M i l e s t o n e <text:s text:c="2"/>i s o v e r d u e .</text:p>
          </table:table-cell>
          <table:table-cell office:value-type="string" calcext:value-type="string">
            <text:p>H e a l e s <text:s text:c="2"/>M e d i c a l <text:s text:c="2"/>R e s p o n s e S e c t i o n <text:s text:c="2"/>n o t <text:s text:c="2"/>r e l e v a n t <text:s text:c="2"/>a s <text:s text:c="2"/>c o n t r a c t <text:s text:c="2"/>i s <text:s text:c="2"/>f o r <text:s text:c="2"/>S e r v i c e s P l e a s e <text:s text:c="2"/>c h a n g e <text:s text:c="2"/>t o : 2 <text:s text:c="2"/>G O O D S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3 <text:s text:c="2"/>D E L I V E R Y <text:s text:c="2"/>O F <text:s text:c="2"/>G O O D S <text:s text:c="2"/>( N o t <text:s text:c="2"/>U s e d ) [ C l a u s e s <text:s text:c="2"/>r e m o v e d ] S e c t i o n <text:s text:c="2"/>n o t <text:s text:c="2"/>r e l e v a n t <text:s text:c="2"/>a s <text:s text:c="2"/>c o n t r a c t <text:s text:c="2"/>i s <text:s text:c="2"/>f o r <text:s text:c="2"/>S e r v i c e s P l e a s e <text:s text:c="2"/>c h a n g e <text:s text:c="2"/>t o : 4 <text:s text:c="2"/>A C C E P T A N C E <text:s text:c="2"/>T E S T I N G , <text:s text:c="2"/>I N S P E C T I O N <text:s text:c="2"/>A N D R E J E C T I O N <text:s text:c="2"/>O F <text:s text:c="2"/>G O O D S <text:s text:c="2"/>( N o t <text:s text:c="2"/>U s e d ) [ C l a u s e s <text:s text:c="2"/>r e m o v e d ] W e <text:s text:c="2"/>c h a r g e <text:s text:c="2"/>f o r <text:s text:c="2"/>s e r v i c e s <text:s text:c="2"/>i n <text:s text:c="2"/>a r r e a r s , <text:s text:c="2"/>a n d <text:s text:c="2"/>w i l l <text:s text:c="2"/>n o t c h a r g e <text:s text:c="2"/>u n t i l <text:s text:c="2"/>t h e <text:s text:c="2"/>s e r v i c e <text:s text:c="2"/>i s <text:s text:c="2"/>d e l i v e r e d . <text:s text:c="2"/>W e <text:s text:c="2"/>w i l l w o r k <text:s text:c="2"/>i n <text:s text:c="2"/>p a r t n e r s h i p <text:s text:c="2"/>w i t h <text:s text:c="2"/>t h e <text:s text:c="2"/>C o l l e g e <text:s text:c="2"/>t o <text:s text:c="2"/>p r o v i d e s e r v i c e s <text:s text:c="2"/>t o <text:s text:c="2"/>t h e <text:s text:c="2"/>d a t e <text:s text:c="2"/>a g r e e d , <text:s text:c="2"/>a n d <text:s text:c="2"/>w h e r e <text:s text:c="2"/>t h i s <text:s text:c="2"/>i s n o t <text:s text:c="2"/>p o s s i b l e <text:s text:c="2"/>w e <text:s text:c="2"/>w i l l <text:s text:c="2"/>a g r e e <text:s text:c="2"/>i n t e r i m <text:s text:c="2"/>m e a s u r e s <text:s text:c="2"/>t o e n s u r e <text:s text:c="2"/>t h e <text:s text:c="2"/>s e r v i c e <text:s text:c="2"/>c a n <text:s text:c="2"/>s t i l l <text:s text:c="2"/>b e <text:s text:c="2"/>d e l i v e r e d . <text:s text:c="2"/>W e <text:s text:c="2"/>w i l l n o t <text:s text:c="2"/>a g r e e <text:s text:c="2"/>t o <text:s text:c="2"/>a m o u n t s <text:s text:c="2"/>d e d u c t e d <text:s text:c="2"/>f o r <text:s text:c="2"/>s e r v i c e s d e l i v e r e d . <text:s text:c="2"/>W e <text:s text:c="2"/>d o <text:s text:c="2"/>n o t <text:s text:c="2"/>a c c e p t <text:s text:c="2"/>c o n t r a c t s <text:s text:c="2"/>w i t h p e n a l t i e s . P l e a s e <text:s text:c="2"/>c h a n g e <text:s text:c="2"/>c l a u s e <text:s text:c="2"/>t o : 5 . 5 <text:s text:c="2"/>T h e <text:s text:c="2"/>C o n t r a c t o r <text:s text:c="2"/>a g r e e s <text:s text:c="2"/>t o <text:s text:c="2"/>i m m e d i a t e l y <text:s text:c="2"/>n o t i f y t h e <text:s text:c="2"/>P u r c h a s e r <text:s text:c="2"/>i f <text:s text:c="2"/>i t <text:s text:c="2"/>b e l i e v e s <text:s text:c="2"/>t h a t <text:s text:c="2"/>i t <text:s text:c="2"/>m a y <text:s text:c="2"/>b e <text:s text:c="2"/>u n a b l e t o <text:s text:c="2"/>a c h i e v e <text:s text:c="2"/>a n y <text:s text:c="2"/>p a r t i c u l a r <text:s text:c="2"/>M i l e s t o n e . <text:s text:c="2"/>I f <text:s text:c="2"/>t h e C o n t r a c t o r <text:s text:c="2"/>f a i l s <text:s text:c="2"/>t o <text:s text:c="2"/>a c h i e v e <text:s text:c="2"/>a n y <text:s text:c="2"/>M i l e s t o n e <text:s text:c="2"/>o n <text:s text:c="2"/>o r b y <text:s text:c="2"/>t h e <text:s text:c="2"/>r e l e v a n t <text:s text:c="2"/>d a t e <text:s text:c="2"/>o t h e r <text:s text:c="2"/>t h a n <text:s text:c="2"/>d u e <text:s text:c="2"/>t o <text:s text:c="2"/>a <text:s text:c="2"/>d e l a y c a u s e d <text:s text:c="2"/>b y <text:s text:c="2"/>t h e <text:s text:c="2"/>P u r c h a s e r <text:s text:c="2"/>t h a t <text:s text:c="2"/>h a s <text:s text:c="2"/>b e e n <text:s text:c="2"/>n o t i f i e d i n <text:s text:c="2"/>w r i t i n g <text:s text:c="2"/>b y <text:s text:c="2"/>t h e <text:s text:c="2"/>C o n t r a c t o r <text:s text:c="2"/>t o <text:s text:c="2"/>t h e <text:s text:c="2"/>P u r c h a s e r <text:s text:c="2"/>a s s o o n <text:s text:c="2"/>a s <text:s text:c="2"/>r e a s o n a b l y <text:s text:c="2"/>p r a c t i c a b l e , <text:s text:c="2"/>a <text:s text:c="2"/>F o r c e M a j e u r e <text:s text:c="2"/>e v e n t <text:s text:c="2"/>o r <text:s text:c="2"/>w h e r e <text:s text:c="2"/>a n <text:s text:c="2"/>e x t e n s i o n <text:s text:c="2"/>o f <text:s text:c="2"/>t i m e <text:s text:c="2"/>i s a g r e e d <text:s text:c="2"/>b y <text:s text:c="2"/>t h e <text:s text:c="2"/>p a r t i e s , <text:s text:c="2"/>t h e n <text:s text:c="2"/>t h e <text:s text:c="2"/>P u r c h a s e r <text:s text:c="2"/>w i l l h a v e <text:s text:c="2"/>t h e <text:s text:c="2"/>r i g h t <text:s text:c="2"/>( w i t h o u t <text:s text:c="2"/>p r e j u d i c e <text:s text:c="2"/>t o <text:s text:c="2"/>a l l <text:s text:c="2"/>o t h e r r i g h t s <text:s text:c="2"/>a n d <text:s text:c="2"/>r e m e d i e s <text:s text:c="2"/>a v a i l a b l e <text:s text:c="2"/>t o <text:s text:c="2"/>i t <text:s text:c="2"/>u n d e r <text:s text:c="2"/>t h e s e c o n d i t i o n s <text:s text:c="2"/>o r <text:s text:c="2"/>o t h e r w i s e ) , <text:s text:c="2"/>t o <text:s text:c="2"/>r e q u e s t <text:s text:c="2"/>a <text:s text:c="2"/>C o n t r a c t M e e t i n g <text:s text:c="2"/>w i t h <text:s text:c="2"/>t h e <text:s text:c="2"/>C o n t r a c t o r , <text:s text:c="2"/>t o <text:s text:c="2"/>w h i c h <text:s text:c="2"/>t h e C o n t r a c t o r <text:s text:c="2"/>w i l l <text:s text:c="2"/>b r i n g <text:s text:c="2"/>a n <text:s text:c="2"/>a c t i o n <text:s text:c="2"/>p l a n <text:s text:c="2"/>a n d <text:s text:c="2"/>t i m e l i n e</text:p>
          </table:table-cell>
          <table:table-cell table:number-columns-repeated="1022"/>
        </table:table-row>
        <table:table-row table:style-name="ro1">
          <table:table-cell office:value-type="string" calcext:value-type="string">
            <text:p>1 4 . 7 <text:s text:c="2"/>T h e <text:s text:c="2"/>P u r c h a s e r <text:s text:c="2"/>m a y <text:s text:c="2"/>r e f u s e <text:s text:c="2"/>t o <text:s text:c="2"/>a d m i t <text:s text:c="2"/>t o <text:s text:c="2"/>t h e P r e m i s e s <text:s text:c="2"/>a n y <text:s text:c="2"/>C o n t r a c t <text:s text:c="2"/>W o r k e r <text:s text:c="2"/>w h o s e a d m i s s i o n <text:s text:c="2"/>w o u l d <text:s text:c="2"/>b e , <text:s text:c="2"/>i n <text:s text:c="2"/>t h e <text:s text:c="2"/>o p i n i o n <text:s text:c="2"/>o f <text:s text:c="2"/>t h e P u r c h a s e r , <text:s text:c="2"/>u n d e s i r a b l e .</text:p>
          </table:table-cell>
          <table:table-cell office:value-type="string" calcext:value-type="string">
            <text:p>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c l a u s e s <text:s text:c="2"/>t o : 1 3 . 2 <text:s text:c="2"/>A l l <text:s text:c="2"/>I n t e l l e c t u a l <text:s text:c="2"/>C o n t e n t <text:s text:c="2"/>R i g h t s <text:s text:c="2"/>w h e t h e r <text:s text:c="2"/>i n w r i t i n g , <text:s text:c="2"/>o r <text:s text:c="2"/>o n <text:s text:c="2"/>m a g n e t i c <text:s text:c="2"/>o r <text:s text:c="2"/>o t h e r <text:s text:c="2"/>m e d i a <text:s text:c="2"/>o r d i s t r i b u t e d <text:s text:c="2"/>e l e c t r o n i c a l l y : 1 3 . 2 . 1 f o r m i n g <text:s text:c="2"/>I s s u e d <text:s text:c="2"/>P r o p e r t y <text:s text:c="2"/>o r <text:s text:c="2"/>o t h e r w i s e m a d e <text:s text:c="2"/>a v a i l a b l e <text:s text:c="2"/>t o <text:s text:c="2"/>t h e <text:s text:c="2"/>C o n t r a c t o r <text:s text:c="2"/>b y <text:s text:c="2"/>t h e P u r c h a s e r <text:s text:c="2"/>s h a l l <text:s text:c="2"/>r e m a i n <text:s text:c="2"/>v e s t e d <text:s text:c="2"/>i n <text:s text:c="2"/>t h e <text:s text:c="2"/>P u r c h a s e r ; a n d 1 3 . 2 . 2 <text:s text:c="2"/>p r e p a r e d <text:s text:c="2"/>b y <text:s text:c="2"/>o r <text:s text:c="2"/>f o r <text:s text:c="2"/>t h e <text:s text:c="2"/>C o n t r a c t o r <text:s text:c="2"/>f o r <text:s text:c="2"/>u s e , o r <text:s text:c="2"/>i n t e n d e d <text:s text:c="2"/>u s e , <text:s text:c="2"/>i n <text:s text:c="2"/>r e l a t i o n <text:s text:c="2"/>t o <text:s text:c="2"/>t h e <text:s text:c="2"/>p e r f o r m a n c e o f <text:s text:c="2"/>t h e <text:s text:c="2"/>C o n t r a c t <text:s text:c="2"/>a r e <text:s text:c="2"/>h e r e b y <text:s text:c="2"/>a s s i g n e d <text:s text:c="2"/>t o <text:s text:c="2"/>a n d <text:s text:c="2"/>s h a l l v e s t <text:s text:c="2"/>i n <text:s text:c="2"/>t h e <text:s text:c="2"/>P u r c h a s e r . P l e a s e <text:s text:c="2"/>a d d <text:s text:c="2"/>c l a u s e : 1 3 . 3 <text:s text:c="2"/>a l l <text:s text:c="2"/>I n t e l l e c t u a l <text:s text:c="2"/>P r o p e r t y <text:s text:c="2"/>p r o v i d e d <text:s text:c="2"/>t o <text:s text:c="2"/>t h e P u r c h a s e r <text:s text:c="2"/>b y <text:s text:c="2"/>t h e <text:s text:c="2"/>C o n t r a c t o r <text:s text:c="2"/>s h a l l <text:s text:c="2"/>r e m a i n <text:s text:c="2"/>t h e p r o p e r t y <text:s text:c="2"/>o f <text:s text:c="2"/>t h e <text:s text:c="2"/>C o n t r a c t o r L e g i t i m a t e <text:s text:c="2"/>r e a s o n s <text:s text:c="2"/>f o r <text:s text:c="2"/>r e f u s a l <text:s text:c="2"/>t o <text:s text:c="2"/>a d m i t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text:p>
          </table:table-cell>
          <table:table-cell table:number-columns-repeated="1022"/>
        </table:table-row>
        <table:table-row table:style-name="ro1">
          <table:table-cell office:value-type="string" calcext:value-type="string">
            <text:p>5 . 6 . 3 <text:s text:c="2"/>t h e <text:s text:c="2"/>C o n t r a c t o r <text:s text:c="2"/>a c k n o w l e d g e s <text:s text:c="2"/>t h a t <text:s text:c="2"/>i t <text:s text:c="2"/>s h a l l h a v e <text:s text:c="2"/>n o <text:s text:c="2"/>r i g h t <text:s text:c="2"/>t o <text:s text:c="2"/>b e <text:s text:c="2"/>i d e n t i f i e d <text:s text:c="2"/>a s <text:s text:c="2"/>t h e <text:s text:c="2"/>a u t h o r <text:s text:c="2"/>o f a n y <text:s text:c="2"/>D e l i v e r a b l e , <text:s text:c="2"/>a n d <text:s text:c="2"/>h e r e b y <text:s text:c="2"/>w a i v e s <text:s text:c="2"/>a n y <text:s text:c="2"/>s u c h r i g h t s <text:s text:c="2"/>c o n f e r r e d <text:s text:c="2"/>b y <text:s text:c="2"/>l a w . 6 . <text:s text:c="2"/>R E M E D I E S 6 . 1 5 <text:s text:c="2"/>c l a i m <text:s text:c="2"/>d a m a g e s <text:s text:c="2"/>f r o m <text:s text:c="2"/>t h e <text:s text:c="2"/>C o n t r a c t o r <text:s text:c="2"/>f o r a n y <text:s text:c="2"/>c o s t s , <text:s text:c="2"/>e x p e n s e s <text:s text:c="2"/>o r <text:s text:c="2"/>l o s s e s <text:s text:c="2"/>r e s u l t i n g <text:s text:c="2"/>f r o m t h e <text:s text:c="2"/>C o n t r a c t o r ’ s <text:s text:c="2"/>f a i l u r e <text:s text:c="2"/>t o <text:s text:c="2"/>p r o p e r l y <text:s text:c="2"/>m a n u f a c t u r e a n d <text:s text:c="2"/>d e l i v e r <text:s text:c="2"/>t h e <text:s text:c="2"/>G o o d s <text:s text:c="2"/>o r <text:s text:c="2"/>p e r f o r m <text:s text:c="2"/>t h e <text:s text:c="2"/>S e r v i c e s i n <text:s text:c="2"/>a c c o r d a n c e <text:s text:c="2"/>w i t h <text:s text:c="2"/>t h e <text:s text:c="2"/>C o n t r a c t <text:s text:c="2"/>( i n c l u d i n g , w i t h o u t <text:s text:c="2"/>l i m i t a t i o n , <text:s text:c="2"/>t h e <text:s text:c="2"/>r e a s o n a b l e <text:s text:c="2"/>c o s t s <text:s text:c="2"/>i n c u r r e d i n <text:s text:c="2"/>o b t a i n i n g <text:s text:c="2"/>s u b s t i t u t e <text:s text:c="2"/>g o o d s <text:s text:c="2"/>o r <text:s text:c="2"/>s e r v i c e s <text:s text:c="2"/>f r o m <text:s text:c="2"/>a</text:p>
          </table:table-cell>
          <table:table-cell office:value-type="string" calcext:value-type="string">
            <text:p>f o r <text:s text:c="2"/>t h e <text:s text:c="2"/>m i l e s t o n e <text:s text:c="2"/>t o <text:s text:c="2"/>b e <text:s text:c="2"/>d e l i v e r e d . <text:s text:c="2"/>I f <text:s text:c="2"/>t h e P u r c h a s e r <text:s text:c="2"/>d o e s <text:s text:c="2"/>n o t <text:s text:c="2"/>a g r e e <text:s text:c="2"/>w i t h <text:s text:c="2"/>t h e <text:s text:c="2"/>m i l e s t o n e t i m e l i n e <text:s text:c="2"/>a n d <text:s text:c="2"/>a c t i o n <text:s text:c="2"/>p l a n , <text:s text:c="2"/>a n d <text:s text:c="2"/>t h e <text:s text:c="2"/>p a r t i e s <text:s text:c="2"/>c a n n o t r e a c h <text:s text:c="2"/>a n <text:s text:c="2"/>a g r e e m e n t , <text:s text:c="2"/>t h e <text:s text:c="2"/>i s s u e <text:s text:c="2"/>w i l l <text:s text:c="2"/>b e <text:s text:c="2"/>r e f e r r e d t o <text:s text:c="2"/>D i s p u t e <text:s text:c="2"/>R e s o l u t i o n <text:s text:c="2"/>P r o c e e d i n g s . W e <text:s text:c="2"/>d o <text:s text:c="2"/>n o t <text:s text:c="2"/>u n d e r s t a n d <text:s text:c="2"/>t h e <text:s text:c="2"/>i n t e n t <text:s text:c="2"/>o f <text:s text:c="2"/>t h i s <text:s text:c="2"/>c l a u s e . A l l <text:s text:c="2"/>d e l i v e r a b l e s <text:s text:c="2"/>d e l i v e r e d <text:s text:c="2"/>b y <text:s text:c="2"/>O H <text:s text:c="2"/>t o <text:s text:c="2"/>t h e <text:s text:c="2"/>C o l l e g e a r e <text:s text:c="2"/>a u t h o r e d <text:s text:c="2"/>b y <text:s text:c="2"/>O H , <text:s text:c="2"/>w e <text:s text:c="2"/>d o <text:s text:c="2"/>n o t <text:s text:c="2"/>w a i v e <text:s text:c="2"/>a n y <text:s text:c="2"/>r i g h t s o f <text:s text:c="2"/>a u t h o r s h i p . <text:s text:c="2"/>F o r m s <text:s text:c="2"/>m u s t <text:s text:c="2"/>b e <text:s text:c="2"/>s i g n e d <text:s text:c="2"/>b y <text:s text:c="2"/>O H c l i n i c i a n s <text:s text:c="2"/>b y <text:s text:c="2"/>l a w , <text:s text:c="2"/>r e p o r t s <text:s text:c="2"/>m u s t <text:s text:c="2"/>b e <text:s text:c="2"/>a t t r i b u t a b l e <text:s text:c="2"/>t o t h e <text:s text:c="2"/>c l i n i c i a n . P l e a s e <text:s text:c="2"/>c h a n g e <text:s text:c="2"/>c l a u s e <text:s text:c="2"/>t o : 5 . 6 . 3 <text:s text:c="2"/>N o t <text:s text:c="2"/>U s e d P l e a s e <text:s text:c="2"/>r e m o v e <text:s text:c="2"/>( i n c l u d i n g , <text:s text:c="2"/>w i t h o u t <text:s text:c="2"/>l i m i t a t i o n , <text:s text:c="2"/>t h e r e a s o n a b l e <text:s text:c="2"/>c o s t s <text:s text:c="2"/>i n c u r r e d <text:s text:c="2"/>i n <text:s text:c="2"/>o b t a i n i n g s u b s t i t u t e <text:s text:c="2"/>g o o d s <text:s text:c="2"/>o r <text:s text:c="2"/>s e r v i c e s <text:s text:c="2"/>f r o m <text:s text:c="2"/>a <text:s text:c="2"/>d i f f e r e n t s u p p l i e r ) . W e <text:s text:c="2"/>w i l l <text:s text:c="2"/>n o t <text:s text:c="2"/>a c c e p t <text:s text:c="2"/>c o s t s <text:s text:c="2"/>i n c u r r e d <text:s text:c="2"/>f o r <text:s text:c="2"/>t h e p u r c h a s e <text:s text:c="2"/>o f <text:s text:c="2"/>a n y <text:s text:c="2"/>s e r v i c e s <text:s text:c="2"/>f r o m <text:s text:c="2"/>a n o t h e r <text:s text:c="2"/>s u p p l i e r .</text:p>
          </table:table-cell>
          <table:table-cell table:number-columns-repeated="1022"/>
        </table:table-row>
        <table:table-row table:style-name="ro1">
          <table:table-cell office:value-type="string" calcext:value-type="string">
            <text:p>f o r <text:s text:c="2"/>a l l <text:s text:c="2"/>r e a s o n a b l e <text:s text:c="2"/>i n f o r m a t i o n <text:s text:c="2"/>c o n c e r n i n g <text:s text:c="2"/>t h e r e a s o n <text:s text:c="2"/>f o r <text:s text:c="2"/>t h e <text:s text:c="2"/>r e q u e s t <text:s text:c="2"/>a n d <text:s text:c="2"/>a s <text:s text:c="2"/>r e g a r d s <text:s text:c="2"/>t h e p r o p o s e d <text:s text:c="2"/>a l t e r n a t i v e s , <text:s text:c="2"/>a n d <text:s text:c="2"/>m a y <text:s text:c="2"/>r e q u i r e <text:s text:c="2"/>s y s t e m t r i a l s <text:s text:c="2"/>a n d <text:s text:c="2"/>t e s t i n g <text:s text:c="2"/>t o <text:s text:c="2"/>b e <text:s text:c="2"/>c a r r i e d <text:s text:c="2"/>o u t <text:s text:c="2"/>i n <text:s text:c="2"/>r e s p e c t <text:s text:c="2"/>o f t h e <text:s text:c="2"/>p r o p o s e d <text:s text:c="2"/>a l t e r n a t i v e s , <text:s text:c="2"/>p r i o r <text:s text:c="2"/>t o <text:s text:c="2"/>m a k i n g <text:s text:c="2"/>i t s d e c i s i o n <text:s text:c="2"/>a s <text:s text:c="2"/>t o <text:s text:c="2"/>w h e t h e r <text:s text:c="2"/>t o <text:s text:c="2"/>g r a n t <text:s text:c="2"/>o r <text:s text:c="2"/>w i t h h o l d <text:s text:c="2"/>i t s c o n s e n t 3 2 . <text:s text:c="2"/>I N D E M N I T I E S 3 2 . 1 , <text:s text:c="2"/>3 2 . 2 3 3 . <text:s text:c="2"/>L I M I T A T I O N <text:s text:c="2"/>O F <text:s text:c="2"/>L I A B I L I T Y 3 3 . 3 . 1 <text:s text:c="4"/>t h e <text:s text:c="2"/>a g g r e g a t e <text:s text:c="2"/>l i a b i l i t y <text:s text:c="2"/>o f <text:s text:c="2"/>a <text:s text:c="2"/>p a r t y <text:s text:c="2"/>i n r e s p e c t <text:s text:c="2"/>o f <text:s text:c="2"/>l o s s <text:s text:c="2"/>o r <text:s text:c="2"/>d a m a g e <text:s text:c="2"/>c a u s e d <text:s text:c="2"/>b y <text:s text:c="2"/>i t s n e g l i g e n c e <text:s text:c="2"/>t o <text:s text:c="2"/>a n y <text:s text:c="2"/>t a n g i b l e <text:s text:c="2"/>p r o p e r t y <text:s text:c="2"/>o f <text:s text:c="2"/>t h e <text:s text:c="2"/>o t h e r p a r t y <text:s text:c="2"/>s h a l l <text:s text:c="2"/>n o t <text:s text:c="2"/>e x c e e d <text:s text:c="2"/>f i v e <text:s text:c="2"/>M i l l i o n <text:s text:c="2"/>P o u n d s ( £ 5 , 0 0 0 , 0 0 0 ) ; <text:s text:c="2"/>a n d 3 3 . 3 . 2 <text:s text:c="2"/>t h e <text:s text:c="2"/>a g g r e g a t e <text:s text:c="2"/>l i a b i l i t y <text:s text:c="2"/>o f <text:s text:c="2"/>a <text:s text:c="2"/>P a r t y <text:s text:c="2"/>i n r e s p e c t <text:s text:c="2"/>o f <text:s text:c="2"/>a n y <text:s text:c="2"/>c l a i m <text:s text:c="2"/>m a d e <text:s text:c="2"/>b y <text:s text:c="2"/>t h e <text:s text:c="2"/>o t h e r <text:s text:c="2"/>P a r t y u n d e r <text:s text:c="2"/>t h e <text:s text:c="2"/>C o n t r a c t <text:s text:c="2"/>f l o w i n g <text:s text:c="2"/>f r o m <text:s text:c="2"/>a n y <text:s text:c="2"/>o n e <text:s text:c="2"/>e v e n t o r <text:s text:c="2"/>a <text:s text:c="2"/>s e r i e s <text:s text:c="2"/>o f <text:s text:c="2"/>c o n n e c t e d <text:s text:c="2"/>e v e n t s <text:s text:c="2"/>( o t h e r <text:s text:c="2"/>t h a n <text:s text:c="2"/>i n r e s p e c t <text:s text:c="2"/>o f <text:s text:c="2"/>c l a i m s <text:s text:c="2"/>f o r <text:s text:c="2"/>l o s s <text:s text:c="2"/>o r <text:s text:c="2"/>d a m a g e <text:s text:c="2"/>c a u s e d <text:s text:c="2"/>b y t h e <text:s text:c="2"/>P a r t y ’ s <text:s text:c="2"/>n e g l i g e n c e <text:s text:c="2"/>t o <text:s text:c="2"/>a n y <text:s text:c="2"/>t a n g i b l e <text:s text:c="2"/>p r o p e r t y o f <text:s text:c="2"/>t h e <text:s text:c="2"/>o t h e r <text:s text:c="2"/>P a r t y ) <text:s text:c="2"/>s h a l l <text:s text:c="2"/>n o t <text:s text:c="2"/>e x c e e d <text:s text:c="2"/>t h e <text:s text:c="2"/>g r e a t e r o f : <text:s text:c="2"/>( i ) <text:s text:c="2"/>O n e <text:s text:c="2"/>M i l l i o n <text:s text:c="2"/>P o u n d s <text:s text:c="2"/>( £ 1 , 0 0 0 , 0 0 0 ) ; <text:s text:c="2"/>a n d <text:s text:c="2"/>( i i ) 1 5 0 % <text:s text:c="2"/>o f <text:s text:c="2"/>t h e <text:s text:c="2"/>t o t a l <text:s text:c="2"/>a m o u n t <text:s text:c="2"/>p a i d <text:s text:c="2"/>t o <text:s text:c="2"/>t h e <text:s text:c="2"/>C o n t r a c t o r u n d e r <text:s text:c="2"/>t h e <text:s text:c="2"/>C o n t r a c t <text:s text:c="2"/>i n <text:s text:c="2"/>t h e <text:s text:c="2"/>t w e l v e <text:s text:c="2"/>( 1 2 ) <text:s text:c="2"/>m o n t h s p r e c e d i n g <text:s text:c="2"/>t h e <text:s text:c="2"/>c l a i m <text:s text:c="2"/>g i v i n g <text:s text:c="2"/>r i s e <text:s text:c="2"/>t o <text:s text:c="2"/>t h e <text:s text:c="2"/>l i a b i l i t y . 3 6 . <text:s text:c="2"/>D E F A U L T 3 6 . 3 . 2 <text:s text:c="2"/>t h e <text:s text:c="2"/>C o n t r a c t o r <text:s text:c="2"/>w i l l <text:s text:c="2"/>i n d e m n i f y <text:s text:c="2"/>t h e P u r c h a s e r <text:s text:c="2"/>i n <text:s text:c="2"/>r e s p e c t <text:s text:c="2"/>o f <text:s text:c="2"/>t h e <text:s text:c="2"/>r e a s o n a b l e <text:s text:c="2"/>c o s t s a n d <text:s text:c="2"/>e x p e n s e s <text:s text:c="2"/>i n c u r r e d <text:s text:c="2"/>b y <text:s text:c="2"/>t h e <text:s text:c="2"/>P u r c h a s e r <text:s text:c="2"/>i n r e m e d y i n g <text:s text:c="2"/>o r <text:s text:c="2"/>s e e k i n g <text:s text:c="2"/>t o <text:s text:c="2"/>r e m e d y <text:s text:c="2"/>t h e <text:s text:c="2"/>e f f e c t s <text:s text:c="2"/>o f t h e <text:s text:c="2"/>D e f a u l t . 3 6 . 4 . 2 <text:s text:c="2"/>t h e <text:s text:c="2"/>a m o u n t <text:s text:c="2"/>o f <text:s text:c="2"/>a n y <text:s text:c="2"/>l o s s <text:s text:c="2"/>o r <text:s text:c="2"/>a n y <text:s text:c="2"/>a d d i t i o n a l</text:p>
          </table:table-cell>
          <table:table-cell office:value-type="string" calcext:value-type="string">
            <text:p>A s <text:s text:c="2"/>w e <text:s text:c="2"/>a r e <text:s text:c="2"/>n o t <text:s text:c="2"/>s u p p l y i n g <text:s text:c="2"/>g o o d s <text:s text:c="2"/>p l e a s e <text:s text:c="2"/>d e l e t e c l a u s e s <text:s text:c="2"/>3 2 . 1 , <text:s text:c="2"/>3 2 . 2 <text:s text:c="2"/>o r <text:s text:c="2"/>m a r k <text:s text:c="2"/>a s <text:s text:c="2"/>‘ N o t <text:s text:c="2"/>u s e d ’ £ 5 , 0 0 0 , 0 0 0 <text:s text:c="2"/>i s <text:s text:c="2"/>w e l l <text:s text:c="2"/>i n <text:s text:c="2"/>e x c e s s <text:s text:c="2"/>o f <text:s text:c="2"/>t h e <text:s text:c="2"/>c o n t r a c t l i f e t i m e <text:s text:c="2"/>v a l u e . <text:s text:c="2"/>W e <text:s text:c="2"/>e s t i m a t e <text:s text:c="2"/>t h e <text:s text:c="2"/>a n n u a l <text:s text:c="2"/>c o n t r a c t v a l u e <text:s text:c="2"/>t o <text:s text:c="2"/>b e <text:s text:c="2"/>a b o u t <text:s text:c="2"/>£ 2 5 , 0 0 0 <text:s text:c="2"/>b a s e d <text:s text:c="2"/>o n <text:s text:c="2"/>u s a g e f i g u r e s <text:s text:c="2"/>p r o v i d e d . P l e a s e <text:s text:c="2"/>c h a n g e <text:s text:c="2"/>t o 3 3 . 3 . 1 <text:s text:c="6"/>t h e <text:s text:c="2"/>a g g r e g a t e <text:s text:c="2"/>l i a b i l i t y <text:s text:c="2"/>o f <text:s text:c="2"/>a <text:s text:c="2"/>p a r t y <text:s text:c="2"/>i n r e s p e c t <text:s text:c="2"/>o f <text:s text:c="2"/>l o s s <text:s text:c="2"/>o r <text:s text:c="2"/>d a m a g e <text:s text:c="2"/>c a u s e d <text:s text:c="2"/>b y <text:s text:c="2"/>i t s n e g l i g e n c e <text:s text:c="2"/>t o <text:s text:c="2"/>a n y <text:s text:c="2"/>t a n g i b l e <text:s text:c="2"/>p r o p e r t y <text:s text:c="2"/>o f <text:s text:c="2"/>t h e <text:s text:c="2"/>o t h e r p a r t y <text:s text:c="2"/>s h a l l <text:s text:c="2"/>n o t <text:s text:c="2"/>e x c e e d <text:s text:c="2"/>f i v e <text:s text:c="2"/>M i l l i o n <text:s text:c="2"/>P o u n d s ( £ 3 7 , 5 0 0 ) ; <text:s text:c="2"/>a n d F o r <text:s text:c="2"/>t h e <text:s text:c="2"/>r e a s o n s <text:s text:c="2"/>a b o v e , <text:s text:c="2"/>p l e a s e <text:s text:c="2"/>c h a n g e <text:s text:c="2"/>t o 3 3 . 3 . 2 <text:s text:c="2"/>t h e <text:s text:c="2"/>a g g r e g a t e <text:s text:c="2"/>l i a b i l i t y <text:s text:c="2"/>o f <text:s text:c="2"/>a <text:s text:c="2"/>P a r t y <text:s text:c="2"/>i n r e s p e c t <text:s text:c="2"/>o f <text:s text:c="2"/>a n y <text:s text:c="2"/>c l a i m <text:s text:c="2"/>m a d e <text:s text:c="2"/>b y <text:s text:c="2"/>t h e <text:s text:c="2"/>o t h e r <text:s text:c="2"/>P a r t y u n d e r <text:s text:c="2"/>t h e <text:s text:c="2"/>C o n t r a c t <text:s text:c="2"/>f l o w i n g <text:s text:c="2"/>f r o m <text:s text:c="2"/>a n y <text:s text:c="2"/>o n e <text:s text:c="2"/>e v e n t o r <text:s text:c="2"/>a <text:s text:c="2"/>s e r i e s <text:s text:c="2"/>o f <text:s text:c="2"/>c o n n e c t e d <text:s text:c="2"/>e v e n t s <text:s text:c="2"/>( o t h e r <text:s text:c="2"/>t h a n <text:s text:c="2"/>i n r e s p e c t <text:s text:c="2"/>o f <text:s text:c="2"/>c l a i m s <text:s text:c="2"/>f o r <text:s text:c="2"/>l o s s <text:s text:c="2"/>o r <text:s text:c="2"/>d a m a g e <text:s text:c="2"/>c a u s e d <text:s text:c="2"/>b y t h e <text:s text:c="2"/>P a r t y ’ s <text:s text:c="2"/>n e g l i g e n c e <text:s text:c="2"/>t o <text:s text:c="2"/>a n y <text:s text:c="2"/>t a n g i b l e <text:s text:c="2"/>p r o p e r t y o f <text:s text:c="2"/>t h e <text:s text:c="2"/>o t h e r <text:s text:c="2"/>P a r t y ) <text:s text:c="2"/>s h a l l <text:s text:c="2"/>n o t <text:s text:c="2"/>e x c e e d <text:s text:c="2"/>t h e <text:s text:c="2"/>t o t a l a m o u n t <text:s text:c="2"/>p a i d <text:s text:c="2"/>t o <text:s text:c="2"/>t h e <text:s text:c="2"/>C o n t r a c t o r <text:s text:c="2"/>u n d e r <text:s text:c="2"/>t h e C o n t r a c t <text:s text:c="2"/>i n <text:s text:c="2"/>t h e <text:s text:c="2"/>t w e l v e <text:s text:c="2"/>( 1 2 ) <text:s text:c="2"/>m o n t h s <text:s text:c="2"/>p r e c e d i n g t h e <text:s text:c="2"/>c l a i m <text:s text:c="2"/>g i v i n g <text:s text:c="2"/>r i s e <text:s text:c="2"/>t o <text:s text:c="2"/>t h e <text:s text:c="2"/>l i a b i l i t y . W e <text:s text:c="2"/>w i l l <text:s text:c="2"/>r e m e d y <text:s text:c="2"/>a n y <text:s text:c="2"/>a g r e e d <text:s text:c="2"/>d e f e c t / d e f a u l t . <text:s text:c="2"/>W e w i l l <text:s text:c="2"/>n o t <text:s text:c="2"/>i n d e m n i f y <text:s text:c="2"/>t h e <text:s text:c="2"/>p u r c h a s e r <text:s text:c="2"/>i f <text:s text:c="2"/>t h e y <text:s text:c="2"/>w i s h <text:s text:c="2"/>t o r e m e d y <text:s text:c="2"/>a <text:s text:c="2"/>d e f a u l t <text:s text:c="2"/>i n <text:s text:c="2"/>a n y <text:s text:c="2"/>o t h e r <text:s text:c="2"/>w a y . P l e a s e <text:s text:c="2"/>d e l e t e <text:s text:c="2"/>t h e s e <text:s text:c="2"/>c l a u s e s <text:s text:c="2"/>o r <text:s text:c="2"/>s t a t e <text:s text:c="2"/>a s <text:s text:c="2"/>‘ N o t u s e d ’</text:p>
          </table:table-cell>
          <table:table-cell table:number-columns-repeated="1022"/>
        </table:table-row>
        <table:table-row table:style-name="ro1">
          <table:table-cell office:value-type="string" calcext:value-type="string">
            <text:p>C a l l - O f f <text:s text:c="2"/>C l a u s e S c h e d u l e <text:s text:c="2"/>2 <text:s text:c="2"/>I m p l e m e n t a t i o n <text:s text:c="2"/>P l a n <text:s text:c="2"/>a n d M i l e s t o n e s A d d i t i o n a l <text:s text:c="2"/>I n f o r m a t i o n 5 . 7 T r a n s f e r <text:s text:c="2"/>o f <text:s text:c="2"/>U n d e r t a k i n g s <text:s text:c="2"/>( P r o t e c t i o n <text:s text:c="2"/>o f E m p l o y m e n t ) T U P E</text:p>
          </table:table-cell>
          <table:table-cell office:value-type="string" calcext:value-type="string">
            <text:p>H e a l e s <text:s text:c="2"/>M e d i c a l <text:s text:c="2"/>A g r e e m e n t P l e a s e <text:s text:c="2"/>r e m o v e <text:s text:c="2"/>A p p e n d i x <text:s text:c="2"/>t o <text:s text:c="2"/>P a r t <text:s text:c="2"/>A . <text:s text:c="2"/>A l t e r n a t i v e l y , t h e <text:s text:c="2"/>a g r e e d <text:s text:c="2"/>S L A <text:s text:c="2"/>c a n <text:s text:c="2"/>b e <text:s text:c="2"/>i n s e r t e d <text:s text:c="2"/>a n d <text:s text:c="2"/>t h e <text:s text:c="2"/>S e r v i c e c r e d i t <text:s text:c="2"/>t a b l e <text:s text:c="2"/>r e m o v e d . P a r t <text:s text:c="2"/>B p l e a s e <text:s text:c="2"/>r e m o v e <text:s text:c="2"/>3 . 1 . 5 . W e <text:s text:c="2"/>w i l l <text:s text:c="2"/>n o t <text:s text:c="2"/>s i g n <text:s text:c="2"/>u p <text:s text:c="2"/>t o <text:s text:c="2"/>D e l a y <text:s text:c="2"/>P a y m e n t s . <text:s text:c="2"/>P l e a s e r e m o v e <text:s text:c="2"/>r e f e r e n c e s <text:s text:c="2"/>t o <text:s text:c="2"/>d e l a y <text:s text:c="2"/>p a y m e n t s <text:s text:c="2"/>f r o m S c h e d u l e <text:s text:c="2"/>2 <text:s text:c="2"/>i n c l u d i n g <text:s text:c="2"/>i n : 2 . 3 , <text:s text:c="2"/>2 . 4 , <text:s text:c="2"/>2 . 5 T h e <text:s text:c="2"/>N M C <text:s text:c="2"/>h a s <text:s text:c="2"/>s t a t e d <text:s text:c="2"/>t h a t <text:s text:c="2"/>T U P E <text:s text:c="2"/>w i l l <text:s text:c="2"/>n o t <text:s text:c="2"/>a p p l y <text:s text:c="2"/>t o t h i s <text:s text:c="2"/>c a l l - o f f . <text:s text:c="2"/>P l e a s e <text:s text:c="2"/>r e m o v e <text:s text:c="2"/>t h e s e <text:s text:c="2"/>c l a u s e s . P r i c i n g <text:s text:c="2"/>h a s <text:s text:c="2"/>n o t <text:s text:c="2"/>t a k e n <text:s text:c="2"/>T U P E <text:s text:c="2"/>i n t o <text:s text:c="2"/>c o n s i d e r a t i o n , a n d <text:s text:c="2"/>T U P E <text:s text:c="2"/>i n f o r m a t i o n <text:s text:c="2"/>h a s <text:s text:c="2"/>n o t <text:s text:c="2"/>b e e n <text:s text:c="2"/>p r o v i d e d . I f <text:s text:c="2"/>T U P E <text:s text:c="2"/>d o e s <text:s text:c="2"/>a p p l y , <text:s text:c="2"/>t h e <text:s text:c="2"/>t e n d e r <text:s text:c="2"/>w i l l <text:s text:c="2"/>b e r e c o n s i d e r e d <text:s text:c="2"/>a n d <text:s text:c="2"/>m a y <text:s text:c="2"/>b e <text:s text:c="2"/>r e s u b m i t t e d . <text:s text:c="2"/>I t <text:s text:c="2"/>m a y a l s o <text:s text:c="2"/>b e <text:s text:c="2"/>w i t h d r a w n . W e <text:s text:c="2"/>w o u l d <text:s text:c="2"/>b e <text:s text:c="2"/>u n h a p p y <text:s text:c="2"/>i f <text:s text:c="2"/>t h e <text:s text:c="2"/>t e n d e r <text:s text:c="2"/>w e r e r e j e c t e d <text:s text:c="2"/>u n d e r <text:s text:c="2"/>5 . 7 . 6 <text:s text:c="2"/>f o l l o w i n g <text:s text:c="2"/>c l a r i f i c a t i o n s .</text:p>
          </table:table-cell>
          <table:table-cell table:number-columns-repeated="1022"/>
        </table:table-row>
        <table:table-row table:style-name="ro1">
          <table:table-cell office:value-type="string" calcext:value-type="string">
            <text:p>C a l l - O f f <text:s text:c="2"/>C l a u s e 1 9 . 1 1 <text:s text:c="2"/>T e r m i n a t i o n <text:s text:c="2"/>o n <text:s text:c="2"/>t e r m i n a t i o n <text:s text:c="2"/>o f <text:s text:c="2"/>t h e <text:s text:c="2"/>M i r r o r F r a m e w o r k I n <text:s text:c="2"/>t h e <text:s text:c="2"/>e v e n t <text:s text:c="2"/>t h a t <text:s text:c="2"/>a n y <text:s text:c="2"/>M i r r o r <text:s text:c="2"/>F r a m e w o r k <text:s text:c="2"/>i s t e r m i n a t e d <text:s text:c="2"/>o r <text:s text:c="2"/>o t h e r w i s e <text:s text:c="2"/>e x p i r e s , <text:s text:c="2"/>t h e <text:s text:c="2"/>C u s t o m e r m a y <text:s text:c="2"/>e l e c t <text:s text:c="2"/>t o <text:s text:c="2"/>t e r m i n a t e <text:s text:c="2"/>t h i s <text:s text:c="2"/>C o n t r a c t <text:s text:c="2"/>b y <text:s text:c="2"/>s e r v i n g n o t i c e <text:s text:c="2"/>i n <text:s text:c="2"/>w r i t i n g <text:s text:c="2"/>w i t h <text:s text:c="2"/>e f f e c t <text:s text:c="2"/>f r o m <text:s text:c="2"/>t h e <text:s text:c="2"/>d a t e s p e c i f i e d <text:s text:c="2"/>i n <text:s text:c="2"/>s u c h <text:s text:c="2"/>n o t i c e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text:s text:c="2"/>C u s t o m e r <text:s text:c="2"/>m a y <text:s text:c="2"/>r e c o v e r <text:s text:c="2"/>f r o m <text:s text:c="2"/>t h e <text:s text:c="2"/>S e r v i c e P r o v i d e r <text:s text:c="2"/>t h e <text:s text:c="2"/>c o s t <text:s text:c="2"/>r e a s o n a b l y <text:s text:c="2"/>i n c u r r e d <text:s text:c="2"/>o f <text:s text:c="2"/>m a k i n g t h o s e <text:s text:c="2"/>o t h e r <text:s text:c="2"/>a r r a n g e m e n t s <text:s text:c="2"/>a n d <text:s text:c="2"/>a n y <text:s text:c="2"/>a d d i t i o n a l e x p e n d i t u r e <text:s text:c="2"/>i n c u r r e d <text:s text:c="2"/>b y <text:s text:c="2"/>t h e <text:s text:c="2"/>C u s t o m e r t h r o u g h o u t <text:s text:c="2"/>t h e <text:s text:c="2"/>r e m a i n d e r <text:s text:c="2"/>o f <text:s text:c="2"/>t h e <text:s text:c="2"/>C o n t r a c t P e r i o d . <text:s text:c="2"/>T h e <text:s text:c="2"/>C u s t o m e r <text:s text:c="2"/>s h a l l <text:s text:c="2"/>t a k e <text:s text:c="2"/>a l l <text:s text:c="2"/>r e a s o n a b l e s t e p s <text:s text:c="2"/>t o <text:s text:c="2"/>m i t i g a t e <text:s text:c="2"/>s u c h <text:s text:c="2"/>a d d i t i o n a l <text:s text:c="2"/>e x p e n d i t u r e . W h e r e <text:s text:c="2"/>t h e <text:s text:c="2"/>C o n t r a c t <text:s text:c="2"/>i s <text:s text:c="2"/>t e r m i n a t e d <text:s text:c="2"/>u n d e r <text:s text:c="2"/>c l a u s e s 1 9 . 3 , <text:s text:c="2"/>1 9 . 6 , <text:s text:c="2"/>1 9 . 7 <text:s text:c="2"/>a n d <text:s text:c="2"/>1 9 . 8 . , <text:s text:c="2"/>n o <text:s text:c="2"/>f u r t h e r <text:s text:c="2"/>p a y m e n t s s h a l l <text:s text:c="2"/>b e <text:s text:c="2"/>p a y a b l e <text:s text:c="2"/>b y <text:s text:c="2"/>t h e <text:s text:c="2"/>C u s t o m e r <text:s text:c="2"/>t o <text:s text:c="2"/>t h e <text:s text:c="2"/>S e r v i c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0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text:p>
          </table:table-cell>
          <table:table-cell office:value-type="string" calcext:value-type="string">
            <text:p>H e a l e s <text:s text:c="2"/>M e d i c a l <text:s text:c="2"/>A g r e e m e n t b y <text:s text:c="2"/>g i v i n g <text:s text:c="2"/>w r i t t e n <text:s text:c="2"/>n o t i c e <text:s text:c="2"/>t o <text:s text:c="2"/>t h e <text:s text:c="2"/>S e r v i c e <text:s text:c="2"/>P r o v i d e r w i t h <text:s text:c="2"/>3 <text:s text:c="2"/>m o n t h s ’ <text:s text:c="2"/>n o t i c e <text:s text:c="2"/>i f <text:s text:c="2"/>t h e <text:s text:c="2"/>F r a m e w o r k A g r e e m e n t <text:s text:c="2"/>i s <text:s text:c="2"/>f u l l y <text:s text:c="2"/>o r <text:s text:c="2"/>p a r t l y <text:s text:c="2"/>t e r m i n a t e d <text:s text:c="2"/>f o r <text:s text:c="2"/>a n y r e a s o n <text:s text:c="2"/>w h a t s o e v e r . I t <text:s text:c="2"/>i s <text:s text:c="2"/>n o t <text:s text:c="2"/>r e a s o n a b l e <text:s text:c="2"/>f o r <text:s text:c="2"/>p r o v i d e r s <text:s text:c="2"/>t o <text:s text:c="2"/>b e a r <text:s text:c="2"/>t h e <text:s text:c="2"/>f u l l c o s t <text:s text:c="2"/>o f <text:s text:c="2"/>a n y <text:s text:c="2"/>M i r r o r <text:s text:c="2"/>F r a m e w o r k <text:s text:c="2"/>A g r e e m e n t ’ s t e r m i n a t i o n . P l e a s e <text:s text:c="2"/>a m e n d <text:s text:c="2"/>t o : 1 9 . 1 1 <text:s text:c="2"/>T e r m i n a t i o n <text:s text:c="2"/>o n <text:s text:c="2"/>t e r m i n a t i o n <text:s text:c="2"/>o f <text:s text:c="2"/>t h e <text:s text:c="2"/>M i r r o r F r a m e w o r k I n <text:s text:c="2"/>t h e <text:s text:c="2"/>e v e n t <text:s text:c="2"/>t h a t <text:s text:c="2"/>a n y <text:s text:c="2"/>M i r r o r <text:s text:c="2"/>F r a m e w o r k <text:s text:c="2"/>i s t e r m i n a t e d <text:s text:c="2"/>o r <text:s text:c="2"/>o t h e r w i s e <text:s text:c="2"/>e x p i r e s , <text:s text:c="2"/>t h e <text:s text:c="2"/>C u s t o m e r m a y <text:s text:c="2"/>e l e c t <text:s text:c="2"/>t o <text:s text:c="2"/>t e r m i n a t e <text:s text:c="2"/>t h i s <text:s text:c="2"/>C o n t r a c t <text:s text:c="2"/>b y <text:s text:c="2"/>s e r v i n g n o t i c e <text:s text:c="2"/>i n <text:s text:c="2"/>w r i t i n g <text:s text:c="2"/>w i t h <text:s text:c="2"/>e f f e c t <text:s text:c="2"/>f r o m <text:s text:c="2"/>t h e <text:s text:c="2"/>d a t e s p e c i f i e d <text:s text:c="2"/>i n <text:s text:c="2"/>s u c h <text:s text:c="2"/>n o t i c e , <text:s text:c="2"/>w h i c h <text:s text:c="2"/>w i l l <text:s text:c="2"/>b e <text:s text:c="2"/>n o <text:s text:c="2"/>l e s s t h a n <text:s text:c="2"/>3 <text:s text:c="2"/>m o n t h s ’ <text:s text:c="2"/>f r o m <text:s text:c="2"/>t h e <text:s text:c="2"/>d a t e <text:s text:c="2"/>o f <text:s text:c="2"/>n o t i f i c a t i o n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P l e a s e <text:s text:c="2"/>a m e n d <text:s text:c="2"/>t o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text:s text:c="2"/>( A u d i t ) , 1 9 . 8 <text:s text:c="2"/>( B e n c h m a r k i n g ) <text:s text:c="2"/>a n d <text:s text:c="2"/>t h e n <text:s text:c="2"/>m a k e s <text:s text:c="2"/>o t h e r a r r a n g e m e n t s <text:s text:c="2"/>f o r <text:s text:c="2"/>t h e <text:s text:c="2"/>s u p p l y <text:s text:c="2"/>o f <text:s text:c="4"/>t h e <text:s text:c="2"/>S e r v i c e s , t h e y <text:s text:c="2"/>w i l l <text:s text:c="2"/>n o t <text:s text:c="2"/>p a y <text:s text:c="2"/>t h e <text:s text:c="2"/>S e r v i c e <text:s text:c="2"/>P r o v i d e r <text:s text:c="2"/>f o r s e r v i c e s <text:s text:c="2"/>n o t <text:s text:c="2"/>r e n d e r e d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text:p>
          </table:table-cell>
          <table:table-cell table:number-columns-repeated="1022"/>
        </table:table-row>
        <table:table-row table:style-name="ro1">
          <table:table-cell office:value-type="string" calcext:value-type="string">
            <text:p>C a l l - O f f <text:s text:c="2"/>C l a u s e 1 4 . <text:s text:c="2"/>T U P E 1 6 . 8 . 1 <text:s text:c="4"/>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text:p>
          </table:table-cell>
          <table:table-cell office:value-type="string" calcext:value-type="string">
            <text:p>H e a l e s <text:s text:c="2"/>M e d i c a l <text:s text:c="2"/>A g r e e m e n t p e r s o n a l l y <text:s text:c="2"/>o r <text:s text:c="2"/>r a c i a l l y <text:s text:c="2"/>m o t i v a t e d . P l e a s e <text:s text:c="2"/>a m e n d <text:s text:c="2"/>t o : 1 3 . 5 <text:s text:c="2"/>T h e <text:s text:c="2"/>d e c i s i o n <text:s text:c="2"/>o f <text:s text:c="2"/>t h e <text:s text:c="2"/>C u s t o m e r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 <text:s text:c="2"/>A c c e s s w i l l <text:s text:c="2"/>n o t <text:s text:c="2"/>b e <text:s text:c="2"/>u n r e a s o n a b l y <text:s text:c="2"/>r e f u s e d , <text:s text:c="2"/>a n d <text:s text:c="2"/>r e a s o n s f o r <text:s text:c="2"/>r e f u s a l <text:s text:c="2"/>o f <text:s text:c="2"/>a c c e s s <text:s text:c="2"/>w i l l <text:s text:c="2"/>b e <text:s text:c="2"/>p r o v i d e d <text:s text:c="2"/>t o <text:s text:c="2"/>t h e S e r v i c e <text:s text:c="2"/>P r o v i d e r . <text:s text:c="2"/>T h e <text:s text:c="2"/>S e r v i c e <text:s text:c="2"/>P r o v i d e r <text:s text:c="2"/>w i l l i n v e s t i g a t e <text:s text:c="2"/>a n y <text:s text:c="2"/>r e a s o n s <text:s text:c="2"/>p r o v i d e d , <text:s text:c="2"/>a n d <text:s text:c="2"/>t h e C u s t o m e r <text:s text:c="2"/>w i l l <text:s text:c="2"/>p r o v i d e <text:s text:c="2"/>e v i d e n c e <text:s text:c="2"/>o f <text:s text:c="2"/>r e a s o n s <text:s text:c="2"/>t o <text:s text:c="2"/>a i d t h e <text:s text:c="2"/>i n v e s t i g a t i o n . <text:s text:c="2"/>W h e r e <text:s text:c="2"/>t h e <text:s text:c="2"/>i n v e s t i g a t i o n <text:s text:c="2"/>d o e s n o t <text:s text:c="2"/>b e l i e v e <text:s text:c="2"/>r e f u s a l <text:s text:c="2"/>o f <text:s text:c="2"/>a c c e s s <text:s text:c="2"/>i s <text:s text:c="2"/>r e a s o n a b l e , <text:s text:c="2"/>t h e S e r v i c e <text:s text:c="2"/>P r o v i d e r <text:s text:c="2"/>w i l l <text:s text:c="2"/>h a v e <text:s text:c="2"/>a <text:s text:c="2"/>r i g h t <text:s text:c="2"/>o f <text:s text:c="2"/>a p p e a l . T h e <text:s text:c="2"/>N M C <text:s text:c="2"/>h a s <text:s text:c="2"/>c o n f i r m e d <text:s text:c="2"/>t h e r e <text:s text:c="2"/>i s <text:s text:c="2"/>n o <text:s text:c="2"/>T U P E <text:s text:c="2"/>w i t h r e g a r d s <text:s text:c="2"/>t o <text:s text:c="2"/>t h i s <text:s text:c="2"/>c o n t r a c t . P l e a s e <text:s text:c="2"/>r e m o v e <text:s text:c="2"/>a l l <text:s text:c="2"/>c l a u s e s <text:s text:c="2"/>a n d <text:s text:c="2"/>c h a n g e <text:s text:c="2"/>t o 1 4 . <text:s text:c="2"/>T U P E <text:s text:c="2"/>– <text:s text:c="2"/>N o t <text:s text:c="2"/>U s e d . B o t h <text:s text:c="2"/>p a r t i e s <text:s text:c="2"/>m u s t <text:s text:c="2"/>b e <text:s text:c="2"/>c o n s i d e r e d <text:s text:c="2"/>D a t a C o n t r o l l e r s <text:s text:c="2"/>o r <text:s text:c="2"/>J o i n t <text:s text:c="2"/>D a t a <text:s text:c="2"/>C o n t r o l l e r s .</text:p>
          </table:table-cell>
          <table:table-cell table:number-columns-repeated="1022"/>
        </table:table-row>
        <table:table-row table:style-name="ro1">
          <table:table-cell office:value-type="string" calcext:value-type="string">
            <text:p>C a l l - O f f <text:s text:c="2"/>C l a u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H e a l e s <text:s text:c="2"/>M e d i c a l <text:s text:c="2"/>A g r e e m e n t p a r t y <text:s text:c="2"/>( i n c l u d i n g <text:s text:c="2"/>a n y <text:s text:c="2"/>s u m <text:s text:c="2"/>w h i c h <text:s text:c="2"/>t h e <text:s text:c="2"/>f i r s t <text:s text:c="2"/>p a r t y <text:s text:c="2"/>i s l i a b l e <text:s text:c="2"/>t o <text:s text:c="2"/>p a y <text:s text:c="2"/>t o <text:s text:c="2"/>t h e <text:s text:c="2"/>s e c o n d <text:s text:c="2"/>p a r t y <text:s text:c="2"/>i n <text:s text:c="2"/>r e s p e c t <text:s text:c="2"/>o f a n y <text:s text:c="2"/>b r e a c h <text:s text:c="2"/>o f <text:s text:c="2"/>t h e <text:s text:c="2"/>C o n t r a c t ) , <text:s text:c="2"/>t h e <text:s text:c="2"/>s e c o n d <text:s text:c="2"/>p a r t y m a y <text:s text:c="2"/>u n i l a t e r a l l y <text:s text:c="2"/>d e d u c t <text:s text:c="2"/>t h a t <text:s text:c="2"/>s u m <text:s text:c="2"/>f r o m <text:s text:c="2"/>a n y <text:s text:c="2"/>s u m t h e n <text:s text:c="2"/>d u e , <text:s text:c="2"/>o r <text:s text:c="2"/>w h i c h <text:s text:c="2"/>a t <text:s text:c="2"/>a n y <text:s text:c="2"/>l a t e r <text:s text:c="2"/>t i m e <text:s text:c="2"/>m a y <text:s text:c="2"/>b e c o m e d u e <text:s text:c="2"/>t o <text:s text:c="2"/>t h e <text:s text:c="2"/>f i r s t <text:s text:c="2"/>p a r t y <text:s text:c="2"/>u n d e r <text:s text:c="2"/>t h e <text:s text:c="2"/>C o n t r a c t <text:s text:c="2"/>o r <text:s text:c="2"/>u n d e r a n y <text:s text:c="2"/>o t h e r <text:s text:c="2"/>a g r e e m e n t <text:s text:c="2"/>o r <text:s text:c="2"/>c o n t r a c t <text:s text:c="2"/>w i t h <text:s text:c="2"/>t h e C u s t o m e r . . . . 1 1 . 3 . 3 <text:s text:c="2"/>N o t <text:s text:c="2"/>U s e d O R 1 1 . 3 . 1 <text:s text:c="2"/>T h e <text:s text:c="2"/>C u s t o m e r <text:s text:c="2"/>s h a l l <text:s text:c="2"/>m a k e <text:s text:c="2"/>a n y <text:s text:c="2"/>p a y m e n t s d u e <text:s text:c="2"/>t o <text:s text:c="2"/>t h e <text:s text:c="2"/>S e r v i c e <text:s text:c="2"/>P r o v i d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C u s t o m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S e r v i c e <text:s text:c="2"/>P r o v i d e r <text:s text:c="2"/>t o <text:s text:c="2"/>t h e <text:s text:c="2"/>C u s t o m e r . . . .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S e r v i c e <text:s text:c="2"/>P r o v i d e r <text:s text:c="2"/>h a s <text:s text:c="2"/>a <text:s text:c="2"/>v a l i d <text:s text:c="2"/>c o u r t o r d e r <text:s text:c="2"/>r e q u i r i n g <text:s text:c="2"/>a n <text:s text:c="2"/>a m o u n t <text:s text:c="2"/>e q u a l <text:s text:c="2"/>t o <text:s text:c="2"/>s u c h d e d u c t i o n <text:s text:c="2"/>t o <text:s text:c="2"/>b e <text:s text:c="2"/>p a i d <text:s text:c="2"/>b y <text:s text:c="2"/>t h e <text:s text:c="2"/>C u s t o m e r <text:s text:c="2"/>t o <text:s text:c="2"/>t h e S e r v i c e <text:s text:c="2"/>P r o v i d e r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text:p>
          </table:table-cell>
          <table:table-cell table:number-columns-repeated="1022"/>
        </table:table-row>
        <table:table-row table:style-name="ro1">
          <table:table-cell office:value-type="string" calcext:value-type="string">
            <text:p>C a l l - O f f <text:s text:c="2"/>C l a u s e F o r m <text:s text:c="2"/>o f <text:s text:c="2"/>T e n d e r <text:s text:c="2"/>– <text:s text:c="2"/>S e c t i o n <text:s text:c="2"/>9 <text:s text:c="2"/>P R O C E S S I N G , P E R S O N A L <text:s text:c="2"/>A N D <text:s text:c="2"/>D A T A <text:s text:c="2"/>S U B J E C T S a n d 1 6 . 8 . 1 <text:s text:c="2"/>T h e <text:s text:c="2"/>P a r t i e s <text:s text:c="2"/>a c k n o w l e d g e <text:s text:c="2"/>t h a t <text:s text:c="2"/>f o r <text:s text:c="2"/>t h e p u r p o s e s <text:s text:c="2"/>o f <text:s text:c="2"/>t h e <text:s text:c="2"/>D a t a <text:s text:c="2"/>P r o t e c t i o n <text:s text:c="2"/>L e g i s l a t i o n , w h e r e <text:s text:c="2"/>t h e <text:s text:c="2"/>C u s t o m e r <text:s text:c="2"/>h a s <text:s text:c="2"/>c o m p l e t e d <text:s text:c="2"/>t h e <text:s text:c="2"/>s e c o n d c o l u m n <text:s text:c="2"/>o f <text:s text:c="2"/>t h e <text:s text:c="2"/>t a b l e <text:s text:c="2"/>i n <text:s text:c="2"/>S e c t i o n <text:s text:c="2"/>9 <text:s text:c="2"/>o f <text:s text:c="2"/>t h e <text:s text:c="2"/>M a s t e r C o n t r a c t <text:s text:c="2"/>S c h e d u l e <text:s text:c="2"/>t o <text:s text:c="2"/>s p e c i f y <text:s text:c="2"/>t h e <text:s text:c="2"/>p r o c e s s i n g <text:s text:c="2"/>o f P e r s o n a l <text:s text:c="2"/>D a t a <text:s text:c="2"/>i t <text:s text:c="2"/>r e q u i r e s <text:s text:c="2"/>t h e <text:s text:c="2"/>S e r v i c e <text:s text:c="2"/>P r o v i d e r <text:s text:c="2"/>t o p e r f o r m , <text:s text:c="2"/>t h e <text:s text:c="2"/>C u s t o m e r <text:s text:c="2"/>i s <text:s text:c="2"/>t h e <text:s text:c="2"/>C o n t r o l l e r <text:s text:c="2"/>a n d <text:s text:c="2"/>t h e S e r v i c e <text:s text:c="2"/>P r o v i d e r <text:s text:c="2"/>i s <text:s text:c="2"/>t h e <text:s text:c="2"/>P r o c e s s o r <text:s text:c="2"/>u n l e s s o t h e r w i s e <text:s text:c="2"/>s p e c i f i e d <text:s text:c="2"/>i n <text:s text:c="2"/>S e c t i o n <text:s text:c="2"/>9 <text:s text:c="2"/>o f <text:s text:c="2"/>t h e <text:s text:c="2"/>M a s t e r C o n t r a c t <text:s text:c="2"/>S c h e d u l e . <text:s text:c="2"/>T h e <text:s text:c="2"/>o n l y <text:s text:c="2"/>p r o c e s s i n g <text:s text:c="2"/>t h a t <text:s text:c="2"/>t h e P r o c e s s o r <text:s text:c="2"/>i s <text:s text:c="2"/>a u t h o r i s e d <text:s text:c="2"/>t o <text:s text:c="2"/>d o <text:s text:c="2"/>i s <text:s text:c="2"/>l i s t e d <text:s text:c="2"/>i n <text:s text:c="2"/>S e c t i o n 9 <text:s text:c="2"/>o f <text:s text:c="2"/>t h e <text:s text:c="2"/>M a s t e r <text:s text:c="2"/>C o n t r a c t <text:s text:c="2"/>S c h e d u l e <text:s text:c="2"/>b y <text:s text:c="2"/>t h e C o n t r o l l e r <text:s text:c="2"/>a n d <text:s text:c="2"/>m a y <text:s text:c="2"/>n o t <text:s text:c="2"/>b e <text:s text:c="2"/>d e t e r m i n e d <text:s text:c="2"/>b y <text:s text:c="2"/>t h e P r o c e s s o r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text:p>
          </table:table-cell>
          <table:table-cell office:value-type="string" calcext:value-type="string">
            <text:p>H e a l e s <text:s text:c="2"/>M e d i c a l <text:s text:c="2"/>A g r e e m e n t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B o t h <text:s text:c="2"/>p a r t i e s <text:s text:c="2"/>w o u l d <text:s text:c="2"/>h a v e <text:s text:c="2"/>t o <text:s text:c="2"/>a g r e e <text:s text:c="2"/>t h a t <text:s text:c="2"/>t h e s e r v i c e <text:s text:c="2"/>d o e s <text:s text:c="2"/>n o t <text:s text:c="2"/>m e e t <text:s text:c="2"/>t h e <text:s text:c="2"/>r e q u i r e m e n t s , <text:s text:c="2"/>T h e N M C <text:s text:c="2"/>c o u l d <text:s text:c="2"/>n o t <text:s text:c="2"/>c l a i m <text:s text:c="2"/>s e r v i c e <text:s text:c="2"/>d o e s <text:s text:c="2"/>n o t <text:s text:c="2"/>m e e t r e q u i r e m e n t s <text:s text:c="2"/>w h e r e <text:s text:c="2"/>H e a l e s <text:s text:c="2"/>p r o v i d e s <text:s text:c="2"/>e v i d e n c e t h a t <text:s text:c="2"/>s e r v i c e <text:s text:c="2"/>i s <text:s text:c="2"/>p r o v i d e d <text:s text:c="2"/>t o <text:s text:c="2"/>r e q u i r e m e n t s . P l e a s e <text:s text:c="2"/>c h a n g e <text:s text:c="2"/>t o : 4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text:p>
          </table:table-cell>
          <table:table-cell table:number-columns-repeated="1022"/>
        </table:table-row>
        <table:table-row table:style-name="ro1">
          <table:table-cell office:value-type="string" calcext:value-type="string">
            <text:p>C a l l - O f f <text:s text:c="2"/>C l a u s e r e q u i r e m e n t s <text:s text:c="2"/>o f <text:s text:c="2"/>t h e <text:s text:c="2"/>C u s t o m e r <text:s text:c="2"/>w h i l e <text:s text:c="2"/>o n <text:s text:c="2"/>t h e C u s t o m e r ’ s <text:s text:c="2"/>P r e m i s e s <text:s text:c="2"/>a n d <text:s text:c="2"/>s h a l l <text:s text:c="2"/>e n s u r e <text:s text:c="2"/>t h a t <text:s text:c="2"/>a l l S t a f f <text:s text:c="2"/>c o m p l y <text:s text:c="2"/>w i t h <text:s text:c="2"/>s u c h <text:s text:c="2"/>r e q u i r e m e n t s . 1 6 . 9 . 2 <text:s text:c="8"/>T h e <text:s text:c="2"/>C u s t o m e r <text:s text:c="2"/>s h a l l <text:s text:c="2"/>p r o v i d e <text:s text:c="2"/>t h e <text:s text:c="2"/>S e r v i c e P r o v i d e r <text:s text:c="2"/>u p o n <text:s text:c="2"/>r e q u e s t <text:s text:c="2"/>c o p i e s <text:s text:c="2"/>o f <text:s text:c="2"/>i t s <text:s text:c="2"/>w r i t t e n s e c u r i t y <text:s text:c="2"/>p r o c e d u r e s <text:s text:c="2"/>a n d <text:s text:c="2"/>s h a l l <text:s text:c="2"/>a f f o r d <text:s text:c="2"/>t h e <text:s text:c="2"/>S e r v i c e P r o v i d e r <text:s text:c="2"/>u p o n <text:s text:c="2"/>r e q u e s t <text:s text:c="2"/>a n <text:s text:c="2"/>o p p o r t u n i t y <text:s text:c="2"/>t o <text:s text:c="2"/>i n s p e c t i t s <text:s text:c="2"/>p h y s i c a l <text:s text:c="2"/>s e c u r i t y <text:s text:c="2"/>a r r a n g e m e n t s .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1 6 . 1 1 . 3 <text:s text:c="2"/>T h e <text:s text:c="2"/>C u s t o m e r <text:s text:c="2"/>s h a l l <text:s text:c="2"/>b e <text:s text:c="2"/>r e s p o n s i b l e <text:s text:c="2"/>f o r d e t e r m i n i n g <text:s text:c="2"/>i n <text:s text:c="2"/>i t s <text:s text:c="2"/>a b s o l u t e <text:s text:c="2"/>d i s c r e t i o n <text:s text:c="2"/>a n d n o t w i t h s t a n d i n g <text:s text:c="2"/>a n y <text:s text:c="2"/>o t h e r <text:s text:c="2"/>p r o v i s i o n <text:s text:c="2"/>i n <text:s text:c="2"/>t h e C o n t r a c t <text:s text:c="2"/>o r <text:s text:c="2"/>a n y <text:s text:c="2"/>o t h e r <text:s text:c="2"/>C o n t r a c t <text:s text:c="2"/>w h e t h e r <text:s text:c="2"/>t h e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p r o v i s i o n s <text:s text:c="2"/>o f <text:s text:c="2"/>t h e <text:s text:c="2"/>F O I A <text:s text:c="2"/>o r t h e <text:s text:c="2"/>E n v i r o n m e n t a l <text:s text:c="2"/>I n f o r m a t i o n <text:s text:c="2"/>R e g u l a t i o n s . A n d 1 6 . 1 2 . 1 <text:s text:c="4"/>T h e <text:s text:c="2"/>P a r t i e s <text:s text:c="2"/>a c k n o w l e d g e <text:s text:c="2"/>t h a t , <text:s text:c="2"/>e x c e p t f o r <text:s text:c="2"/>a n y <text:s text:c="2"/>i n f o r m a t i o n <text:s text:c="2"/>w h i c h <text:s text:c="2"/>i s <text:s text:c="2"/>e x e m p t <text:s text:c="2"/>f r o m</text:p>
          </table:table-cell>
          <table:table-cell office:value-type="string" calcext:value-type="string">
            <text:p>H e a l e s <text:s text:c="2"/>M e d i c a l <text:s text:c="2"/>A g r e e m e n t C l a u s e s <text:s text:c="2"/>s h o u l d <text:s text:c="2"/>b e <text:s text:c="2"/>r e c i p r o c a l . <text:s text:c="2"/>P l e a s e <text:s text:c="2"/>c h a n g e <text:s text:c="2"/>t o :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text:s text:c="2"/>I n <text:s text:c="2"/>t h e <text:s text:c="2"/>e v e n t <text:s text:c="2"/>t h a t <text:s text:c="2"/>t h e <text:s text:c="2"/>C u s t o m e r f a i l s <text:s text:c="2"/>t o <text:s text:c="2"/>c o m p l y <text:s text:c="2"/>w i t h <text:s text:c="2"/>c l a u s e <text:s text:c="2"/>1 6 . 1 0 . 1 <text:s text:c="2"/>t o <text:s text:c="2"/>c l a u s e 1 6 . 1 0 . 6 , <text:s text:c="2"/>t h e <text:s text:c="2"/>S e r v i c e <text:s text:c="2"/>P r o v i d e r <text:s text:c="2"/>r e s e r v e s <text:s text:c="2"/>t h e <text:s text:c="2"/>r i g h t t o <text:s text:c="2"/>t e r m i n a t e <text:s text:c="2"/>t h e <text:s text:c="2"/>C o n t r a c t <text:s text:c="2"/>w i t h <text:s text:c="2"/>i m m e d i a t e <text:s text:c="2"/>e f f e c t b y <text:s text:c="2"/>n o t i c e <text:s text:c="2"/>i n <text:s text:c="2"/>w r i t i n g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text:p>
          </table:table-cell>
          <table:table-cell table:number-columns-repeated="1022"/>
        </table:table-row>
        <table:table-row table:style-name="ro1">
          <table:table-cell office:value-type="string" calcext:value-type="string">
            <text:p>C a l l - O f f <text:s text:c="2"/>C l a u s e 2 6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 4 0 . 2 <text:s text:c="4"/>A n y <text:s text:c="2"/>n o t i c e <text:s text:c="2"/>o r <text:s text:c="2"/>o t h e r <text:s text:c="2"/>c o m m u n i c a t i o n <text:s text:c="2"/>w h i c h i s <text:s text:c="2"/>t o <text:s text:c="2"/>b e <text:s text:c="2"/>g i v e n <text:s text:c="2"/>b y <text:s text:c="2"/>e i t h e r <text:s text:c="2"/>P a r t y <text:s text:c="2"/>t o <text:s text:c="2"/>t h e <text:s text:c="2"/>o t h e r <text:s text:c="2"/>s h a l l b e <text:s text:c="2"/>g i v e n <text:s text:c="2"/>b y <text:s text:c="2"/>l e t t e r <text:s text:c="2"/>( s e n t <text:s text:c="2"/>b y <text:s text:c="2"/>h a n d , <text:s text:c="2"/>p o s t , r e g i s t e r e d <text:s text:c="2"/>p o s t <text:s text:c="2"/>o r <text:s text:c="2"/>b y <text:s text:c="2"/>t h e <text:s text:c="2"/>r e c o r d e d <text:s text:c="2"/>d e l i v e r y s e r v i c e ) , <text:s text:c="2"/>o r <text:s text:c="2"/>b y <text:s text:c="2"/>e l e c t r o n i c <text:s text:c="2"/>m a i l <text:s text:c="2"/>( c o n f i r m e d <text:s text:c="2"/>b y l e t t e r ) . <text:s text:c="2"/>S u c h <text:s text:c="2"/>l e t t e r s <text:s text:c="2"/>s h a l l <text:s text:c="2"/>b e <text:s text:c="2"/>a d d r e s s e d <text:s text:c="2"/>t o <text:s text:c="2"/>t h e o t h e r <text:s text:c="2"/>P a r t y <text:s text:c="2"/>i n <text:s text:c="2"/>t h e <text:s text:c="2"/>m a n n e r <text:s text:c="2"/>r e f e r r e d <text:s text:c="2"/>t o <text:s text:c="2"/>i n <text:s text:c="2"/>c l a u s e 4 0 . 3 . <text:s text:c="2"/>P r o v i d e d <text:s text:c="2"/>t h e <text:s text:c="2"/>r e l e v a n t <text:s text:c="2"/>c o m m u n i c a t i o n <text:s text:c="2"/>i s n o t <text:s text:c="2"/>r e t u r n e d <text:s text:c="2"/>a s <text:s text:c="2"/>u n d e l i v e r e d , <text:s text:c="2"/>t h e <text:s text:c="2"/>n o t i c e <text:s text:c="2"/>o r c o m m u n i c a t i o n <text:s text:c="2"/>s h a l l <text:s text:c="2"/>b e <text:s text:c="2"/>d e e m e d <text:s text:c="2"/>t o <text:s text:c="2"/>h a v e <text:s text:c="2"/>b e e n g i v e n <text:s text:c="2"/>t w o <text:s text:c="2"/>( 2 ) <text:s text:c="2"/>W o r k i n g <text:s text:c="2"/>D a y s <text:s text:c="2"/>a f t e r <text:s text:c="2"/>t h e <text:s text:c="2"/>d a y <text:s text:c="2"/>o n w h i c h <text:s text:c="2"/>t h e <text:s text:c="2"/>l e t t e r <text:s text:c="2"/>w a s <text:s text:c="2"/>p o s t e d , <text:s text:c="2"/>o r <text:s text:c="2"/>f o u r <text:s text:c="2"/>( 4 ) <text:s text:c="2"/>h o u r s , <text:s text:c="2"/>i n t h e <text:s text:c="2"/>c a s e <text:s text:c="2"/>o f <text:s text:c="2"/>e l e c t r o n i c <text:s text:c="2"/>m a i l <text:s text:c="2"/>o r <text:s text:c="2"/>s o o n e r <text:s text:c="2"/>w h e r e <text:s text:c="2"/>t h e o t h e r <text:s text:c="2"/>P a r t y <text:s text:c="2"/>a c k n o w l e d g e s <text:s text:c="2"/>r e c e i p t <text:s text:c="2"/>o f <text:s text:c="2"/>s u c h l e t t e r s , <text:s text:c="2"/>f a c s i m i l e <text:s text:c="2"/>t r a n s m i s s i o n <text:s text:c="2"/>o r <text:s text:c="2"/>i t e m <text:s text:c="2"/>o f e l e c t r o n i c <text:s text:c="2"/>m a i l .</text:p>
          </table:table-cell>
          <table:table-cell office:value-type="string" calcext:value-type="string">
            <text:p>H e a l e s <text:s text:c="2"/>M e d i c a l <text:s text:c="2"/>A g r e e m e n t y e a r s <text:s text:c="2"/>f o l l o w i n g <text:s text:c="2"/>c o n t r a c t <text:s text:c="2"/>t e r m i n a t i o n , <text:s text:c="2"/>o r <text:s text:c="2"/>4 0 <text:s text:c="2"/>y e a r s f o r <text:s text:c="2"/>H e a l t h <text:s text:c="2"/>S u r v e i l l a n c e )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D u e <text:s text:c="2"/>t o <text:s text:c="2"/>t h e <text:s text:c="2"/>d e l a y s <text:s text:c="2"/>e x p e r i e n c e d <text:s text:c="2"/>b y <text:s text:c="2"/>R o y a l <text:s text:c="2"/>M a i l a n d <text:s text:c="2"/>o t h e r <text:s text:c="2"/>c o u r i e r s <text:s text:c="2"/>d u e <text:s text:c="2"/>t o <text:s text:c="2"/>t h e <text:s text:c="2"/>C O V I D - 1 9 p a n d e m i c , <text:s text:c="2"/>p l e a s e <text:s text:c="2"/>a l l o w <text:s text:c="2"/>3 <text:s text:c="2"/>w o r k i n g <text:s text:c="2"/>d a y s <text:s text:c="2"/>f o r p o s t a l <text:s text:c="2"/>n o t i c e s <text:s text:c="2"/>t o <text:s text:c="2"/>b e <text:s text:c="2"/>d e e m e d <text:s text:c="2"/>r e c e i v e d . P l e a s e <text:s text:c="2"/>c h a n g e <text:s text:c="2"/>t o : 4 0 . 2 <text:s text:c="4"/>A n y <text:s text:c="2"/>n o t i c e <text:s text:c="2"/>o r <text:s text:c="2"/>o t h e r <text:s text:c="2"/>c o m m u n i c a t i o n <text:s text:c="2"/>w h i c h i s <text:s text:c="2"/>t o <text:s text:c="2"/>b e <text:s text:c="2"/>g i v e n <text:s text:c="2"/>b y <text:s text:c="2"/>e i t h e r <text:s text:c="2"/>P a r t y <text:s text:c="2"/>t o <text:s text:c="2"/>t h e <text:s text:c="2"/>o t h e r <text:s text:c="2"/>s h a l l b e <text:s text:c="2"/>g i v e n <text:s text:c="2"/>b y <text:s text:c="2"/>l e t t e r <text:s text:c="2"/>( s e n t <text:s text:c="2"/>b y <text:s text:c="2"/>h a n d , <text:s text:c="2"/>p o s t , <text:s text:c="2"/>r e g i s t e r e d p o s t <text:s text:c="2"/>o r <text:s text:c="2"/>b y <text:s text:c="2"/>t h e <text:s text:c="2"/>r e c o r d e d <text:s text:c="2"/>d e l i v e r y <text:s text:c="2"/>s e r v i c e ) , <text:s text:c="2"/>o r <text:s text:c="2"/>b y e l e c t r o n i c <text:s text:c="2"/>m a i l <text:s text:c="2"/>( c o n f i r m e d <text:s text:c="2"/>b y <text:s text:c="2"/>l e t t e r ) . <text:s text:c="2"/>S u c h <text:s text:c="2"/>l e t t e r s s h a l l <text:s text:c="2"/>b e <text:s text:c="2"/>a d d r e s s e d <text:s text:c="2"/>t o <text:s text:c="2"/>t h e <text:s text:c="2"/>o t h e r <text:s text:c="2"/>P a r t y <text:s text:c="2"/>i n <text:s text:c="2"/>t h e m a n n e r <text:s text:c="2"/>r e f e r r e d <text:s text:c="2"/>t o <text:s text:c="2"/>i n <text:s text:c="2"/>c l a u s e <text:s text:c="2"/>4 0 . 3 . <text:s text:c="2"/>P r o v i d e d <text:s text:c="2"/>t h e r e l e v a n t <text:s text:c="2"/>c o m m u n i c a t i o n <text:s text:c="2"/>i s <text:s text:c="2"/>n o t <text:s text:c="2"/>r e t u r n e d <text:s text:c="2"/>a s u n d e l i v e r e d , <text:s text:c="2"/>t h e <text:s text:c="2"/>n o t i c e <text:s text:c="2"/>o r <text:s text:c="2"/>c o m m u n i c a t i o n <text:s text:c="2"/>s h a l l b e <text:s text:c="2"/>d e e m e d <text:s text:c="2"/>t o <text:s text:c="2"/>h a v e <text:s text:c="2"/>b e e n <text:s text:c="2"/>g i v e n <text:s text:c="2"/>t h r e e <text:s text:c="2"/>( 3 ) W o r k i n g <text:s text:c="2"/>D a y s <text:s text:c="2"/>a f t e r <text:s text:c="2"/>t h e <text:s text:c="2"/>d a y <text:s text:c="2"/>o n <text:s text:c="2"/>w h i c h <text:s text:c="2"/>t h e <text:s text:c="2"/>l e t t e r w a s <text:s text:c="2"/>p o s t e d , <text:s text:c="2"/>o r <text:s text:c="2"/>f o u r <text:s text:c="2"/>( 4 ) <text:s text:c="2"/>h o u r s , <text:s text:c="2"/>i n <text:s text:c="2"/>t h e <text:s text:c="2"/>c a s e <text:s text:c="2"/>o f e l e c t r o n i c <text:s text:c="2"/>m a i l <text:s text:c="2"/>o r <text:s text:c="2"/>s o o n e r <text:s text:c="2"/>w h e r e <text:s text:c="2"/>t h e <text:s text:c="2"/>o t h e r <text:s text:c="2"/>P a r t y a c k n o w l e d g e s <text:s text:c="2"/>r e c e i p t <text:s text:c="2"/>o f <text:s text:c="2"/>s u c h <text:s text:c="2"/>l e t t e r s , <text:s text:c="2"/>f a c s i m i l e t r a n s m i s s i o n <text:s text:c="2"/>o r <text:s text:c="2"/>i t e m <text:s text:c="2"/>o f <text:s text:c="2"/>e l e c t r o n i c <text:s text:c="2"/>m a i l .</text:p>
          </table:table-cell>
          <table:table-cell table:number-columns-repeated="1022"/>
        </table:table-row>
        <table:table-row table:style-name="ro1">
          <table:table-cell office:value-type="string" calcext:value-type="string">
            <text:p>C a l l - O f f <text:s text:c="2"/>C l a u s e r e s p o n s i b i l i t y <text:s text:c="2"/>f o r <text:s text:c="2"/>a l l <text:s text:c="2"/>d a m a g e <text:s text:c="2"/>t o , <text:s text:c="2"/>s h o r t a g e <text:s text:c="2"/>o r <text:s text:c="2"/>l o s s o f <text:s text:c="2"/>t h e <text:s text:c="2"/>O r d e r e d <text:s text:c="2"/>G o o d s <text:s text:c="2"/>i f : 4 . 1 . 4 . 1 <text:s text:c="2"/>t h e <text:s text:c="2"/>s a m e <text:s text:c="2"/>i s <text:s text:c="2"/>n o t i f i e d <text:s text:c="2"/>i n <text:s text:c="2"/>w r i t i n g <text:s text:c="2"/>t o <text:s text:c="2"/>t h e S e r v i c e <text:s text:c="2"/>P r o v i d e r <text:s text:c="2"/>w i t h i n <text:s text:c="2"/>t h r e e <text:s text:c="2"/>( 3 ) <text:s text:c="2"/>W o r k i n g <text:s text:c="2"/>D a y s o f <text:s text:c="2"/>r e c e i p t <text:s text:c="2"/>o f <text:s text:c="2"/>t h e <text:s text:c="2"/>O r d e r e d <text:s text:c="2"/>G o o d s <text:s text:c="2"/>b y <text:s text:c="2"/>t h e C u s t o m e r ; <text:s text:c="2"/>a n d 4 . 1 . 4 . 2 <text:s text:c="2"/>t h e <text:s text:c="2"/>O r d e r e d <text:s text:c="2"/>G o o d s <text:s text:c="2"/>h a v e <text:s text:c="2"/>b e e n <text:s text:c="2"/>h a n d l e d b y <text:s text:c="2"/>t h e <text:s text:c="2"/>C u s t o m e r <text:s text:c="2"/>i n <text:s text:c="2"/>a c c o r d a n c e <text:s text:c="2"/>w i t h <text:s text:c="2"/>t h e <text:s text:c="2"/>S e r v i c e P r o v i d e r ’ s <text:s text:c="2"/>i n s t r u c t i o n s . 4 . 1 . 5 <text:s text:c="2"/>W h e r e <text:s text:c="2"/>t h e <text:s text:c="2"/>S e r v i c e <text:s text:c="2"/>P r o v i d e r <text:s text:c="2"/>a c c e p t s r e s p o n s i b i l i t y <text:s text:c="2"/>u n d e r <text:s text:c="2"/>c l a u s e <text:s text:c="2"/>4 . 1 . 4 <text:s text:c="2"/>i t <text:s text:c="2"/>s h a l l , <text:s text:c="2"/>a t <text:s text:c="2"/>i t s s o l e <text:s text:c="2"/>o p t i o n , <text:s text:c="2"/>r e p l a c e <text:s text:c="2"/>o r <text:s text:c="2"/>r e p a i r <text:s text:c="2"/>t h e <text:s text:c="2"/>O r d e r e d G o o d s <text:s text:c="2"/>( o r <text:s text:c="2"/>p a r t <text:s text:c="2"/>t h e r e o f ) <text:s text:c="2"/>w h i c h <text:s text:c="2"/>h a v e <text:s text:c="2"/>b e e n p r o v e n , <text:s text:c="2"/>t o <text:s text:c="2"/>t h e <text:s text:c="2"/>S e r v i c e <text:s text:c="2"/>P r o v i d e r ’ s <text:s text:c="2"/>r e a s o n a b l e s a t i s f a c t i o n , <text:s text:c="2"/>t o <text:s text:c="2"/>h a v e <text:s text:c="2"/>b e e n <text:s text:c="2"/>l o s t <text:s text:c="2"/>o r <text:s text:c="2"/>d a m a g e d <text:s text:c="2"/>i n t r a n s i t . 4 . 4 <text:s text:c="2"/>D e l i v e r y <text:s text:c="2"/>( G o o d s <text:s text:c="2"/>o n l y )</text:p>
          </table:table-cell>
          <table:table-cell office:value-type="string" calcext:value-type="string">
            <text:p>H e a l e s <text:s text:c="2"/>M e d i c a l <text:s text:c="2"/>A g r e e m e n t t h e s e <text:s text:c="2"/>c l a u s e s <text:s text:c="2"/>a r e <text:s text:c="2"/>n o t <text:s text:c="2"/>r e l e v a n t . P l e a s e <text:s text:c="2"/>c h a n g e <text:s text:c="2"/>t o 4 . 1 . 4 <text:s text:c="2"/>N o t <text:s text:c="2"/>U s e d 4 . 1 . 5 <text:s text:c="2"/>N o t <text:s text:c="2"/>U s e d . A s <text:s text:c="2"/>w e <text:s text:c="2"/>a r e <text:s text:c="2"/>d e l i v e r i n g <text:s text:c="2"/>s e r v i c e s , <text:s text:c="2"/>n o t <text:s text:c="2"/>g o o d s , <text:s text:c="2"/>t h e s e c l a u s e s <text:s text:c="2"/>a r e n ’ t <text:s text:c="2"/>r e l e v a n t .</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2"/>G o o d s <text:s text:c="2"/>a n d / o r S e r v i c e s <text:s text:c="2"/>b y <text:s text:c="2"/>t h e <text:s text:c="2"/>C u s t o m e r <text:s text:c="2"/>o r <text:s text:c="2"/>a <text:s text:c="2"/>t h i r d <text:s text:c="2"/>p a r t y <text:s text:c="2"/>t o <text:s text:c="2"/>t h e e x t e n t <text:s text:c="2"/>t h a t <text:s text:c="2"/>s u c h <text:s text:c="2"/>c o s t s <text:s text:c="2"/>e x c e e d <text:s text:c="2"/>t h e <text:s text:c="2"/>p a y m e n t w h i c h <text:s text:c="2"/>w o u l d <text:s text:c="2"/>o t h e r w i s e <text:s text:c="2"/>h a v e <text:s text:c="2"/>b e e n <text:s text:c="2"/>p a y a b l e <text:s text:c="2"/>t o t h e <text:s text:c="2"/>S e r v i c e <text:s text:c="2"/>P r o v i d e r <text:s text:c="2"/>f o r <text:s text:c="2"/>s u c h <text:s text:c="2"/>p a r t <text:s text:c="2"/>o f <text:s text:c="2"/>t h e <text:s text:c="2"/>G o o d s a n d / o r <text:s text:c="2"/>S e r v i c e s <text:s text:c="2"/>a n d <text:s text:c="2"/>p r o v i d e d <text:s text:c="2"/>t h a t <text:s text:c="2"/>t h e <text:s text:c="2"/>C u s t o m e r u s e s <text:s text:c="2"/>i t s <text:s text:c="2"/>r e a s o n a b l e <text:s text:c="2"/>e n d e a v o u r s <text:s text:c="2"/>t o <text:s text:c="2"/>m i t i g a t e <text:s text:c="2"/>a n y a d d i t i o n a l <text:s text:c="2"/>e x p e n d i t u r e <text:s text:c="2"/>i n <text:s text:c="2"/>o b t a i n i n g <text:s text:c="2"/>r e p l a c e m e n t G o o d s <text:s text:c="2"/>a n d / o r <text:s text:c="2"/>S e r v i c e s . 1 0 . <text:s text:c="2"/>P r e m i s e s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1 1 . 3 . 3 <text:s text:c="2"/>T h e <text:s text:c="2"/>S e r v i c e <text:s text:c="2"/>P r o v i d e r <text:s text:c="2"/>s h a l l <text:s text:c="2"/>m a k e <text:s text:c="2"/>a n y p a y m e n t s <text:s text:c="2"/>d u e <text:s text:c="2"/>t o <text:s text:c="2"/>t h e <text:s text:c="2"/>C u s t o m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text:p>
          </table:table-cell>
          <table:table-cell office:value-type="string" calcext:value-type="string">
            <text:p>H e a l e s <text:s text:c="2"/>M e d i c a l <text:s text:c="2"/>A g r e e m e n t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 p a r t n e r s h i p . W e <text:s text:c="2"/>w o u l d <text:s text:c="2"/>s u g g e s t <text:s text:c="2"/>t h e <text:s text:c="2"/>r e m o v a l <text:s text:c="2"/>o f <text:s text:c="2"/>s e r v i c e <text:s text:c="2"/>c r e d i t s a n d <text:s text:c="2"/>d e l a y <text:s text:c="2"/>p e n a l t i e s . P l e a s e <text:s text:c="2"/>s t a t e <text:s text:c="2"/>s e c t i o n <text:s text:c="2"/>9 <text:s text:c="2"/>a s <text:s text:c="2"/>– <text:s text:c="2"/>N o t <text:s text:c="2"/>U s e d A l t e r n a t i v e l y , <text:s text:c="2"/>c l a u s e s <text:s text:c="2"/>w i l l <text:s text:c="2"/>b e <text:s text:c="2"/>r e w r i t t e n <text:s text:c="2"/>t o <text:s text:c="2"/>r e m o v e s e r v i c e <text:s text:c="2"/>c r e d i t s <text:s text:c="2"/>a n d <text:s text:c="2"/>p r o v i d e <text:s text:c="2"/>o t h e r <text:s text:c="2"/>f o r m s <text:s text:c="2"/>o f r e d r e s s , <text:s text:c="2"/>s u c h <text:s text:c="2"/>a s <text:s text:c="2"/>i n f o r m a l <text:s text:c="2"/>r e m e d y <text:s text:c="2"/>a n d <text:s text:c="2"/>e s c a l a t i o n t o <text:s text:c="2"/>d i s p u t e <text:s text:c="2"/>r e s o l u t i o n . I f <text:s text:c="2"/>n o t <text:s text:c="2"/>r e m o v e d : <text:s text:c="2"/>W e <text:s text:c="2"/>w i l l <text:s text:c="2"/>n o t <text:s text:c="2"/>a g r e e <text:s text:c="2"/>t o <text:s text:c="2"/>t h i s <text:s text:c="2"/>c l a u s e . W e <text:s text:c="2"/>w i l l <text:s text:c="2"/>n o t <text:s text:c="2"/>p a y <text:s text:c="2"/>a n y <text:s text:c="2"/>a d d i t i o n a l <text:s text:c="2"/>c h a r g e s <text:s text:c="2"/>f o r <text:s text:c="2"/>t h e c l i e n t <text:s text:c="2"/>o b t a i n i n g <text:s text:c="2"/>a n y <text:s text:c="2"/>p a r t <text:s text:c="2"/>o f <text:s text:c="2"/>t h e <text:s text:c="2"/>s e r v i c e s e l s e w h e r e . <text:s text:c="2"/>W e <text:s text:c="2"/>a c c e p t <text:s text:c="2"/>t h a t <text:s text:c="2"/>t h e <text:s text:c="2"/>c l i e n t <text:s text:c="2"/>s h o u l d <text:s text:c="2"/>n o t p a y <text:s text:c="2"/>f o r <text:s text:c="2"/>s e r v i c e s <text:s text:c="2"/>t h a t <text:s text:c="2"/>a r e <text:s text:c="2"/>n o t <text:s text:c="2"/>d e l i v e r e d . P l e a s e <text:s text:c="2"/>c h a n g e <text:s text:c="2"/>t o : 9 . 3 . 8 <text:s text:c="2"/>n o t <text:s text:c="2"/>p a y <text:s text:c="2"/>f o r <text:s text:c="2"/>a n y <text:s text:c="2"/>u n d e l i v e r e d <text:s text:c="2"/>s e r v i c e s . I n <text:s text:c="2"/>a c c o r d a n c e <text:s text:c="2"/>w i t h <text:s text:c="2"/>c l a r i f i c a t i o n s , <text:s text:c="2"/>s e r v i c e s <text:s text:c="2"/>w i l l <text:s text:c="2"/>b e p r o v i d e d <text:s text:c="2"/>o f f - s i t e . <text:s text:c="2"/>I f <text:s text:c="2"/>t h i s <text:s text:c="2"/>i s <text:s text:c="2"/>a g r e e d <text:s text:c="2"/>d u r i n g i m p l e m e n t a t i o n , <text:s text:c="2"/>t h e s e <text:s text:c="2"/>c l a u s e s <text:s text:c="2"/>c a n <text:s text:c="2"/>b e <text:s text:c="2"/>r e m o v e d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ext:s text:c="2"/>t e r m s 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a m e n d <text:s text:c="2"/>t o : 1 1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e i t h e r</text:p>
          </table:table-cell>
          <table:table-cell table:number-columns-repeated="1022"/>
        </table:table-row>
        <table:table-row table:style-name="ro1">
          <table:table-cell office:value-type="string" calcext:value-type="string">
            <text:p>C a l l - O f f <text:s text:c="2"/>C l a u s e t o <text:s text:c="2"/>r e f u n d <text:s text:c="2"/>t o <text:s text:c="2"/>t h e <text:s text:c="2"/>C u s t o m e r <text:s text:c="2"/>a n y <text:s text:c="2"/>e x p e n s e s i n c u r r e d <text:s text:c="2"/>b y <text:s text:c="2"/>t h e <text:s text:c="2"/>C u s t o m e r <text:s text:c="2"/>a s <text:s text:c="2"/>a <text:s text:c="2"/>r e s u l t <text:s text:c="2"/>o f <text:s text:c="2"/>s u c h o v e r - D e l i v e r y <text:s text:c="2"/>( i n c l u d i n g <text:s text:c="2"/>b u t <text:s text:c="2"/>n o t <text:s text:c="2"/>l i m i t e d <text:s text:c="2"/>t o <text:s text:c="2"/>t h e c o s t s <text:s text:c="2"/>o f <text:s text:c="2"/>m o v i n g <text:s text:c="2"/>a n d <text:s text:c="2"/>s t o r i n g <text:s text:c="2"/>t h e <text:s text:c="2"/>G o o d s ) , <text:s text:c="2"/>f a i l i n g w h i c h <text:s text:c="2"/>t h e <text:s text:c="2"/>C u s t o m e r <text:s text:c="2"/>m a y <text:s text:c="2"/>d i s p o s e <text:s text:c="2"/>o f <text:s text:c="2"/>s u c h G o o d s <text:s text:c="2"/>a n d <text:s text:c="2"/>c h a r g e <text:s text:c="2"/>t h e <text:s text:c="2"/>S e r v i c e <text:s text:c="2"/>P r o v i d e r <text:s text:c="2"/>f o r <text:s text:c="2"/>t h e c o s t s <text:s text:c="2"/>o f <text:s text:c="2"/>s u c h <text:s text:c="2"/>d i s p o s a l . <text:s text:c="2"/>T h e <text:s text:c="2"/>r i s k <text:s text:c="2"/>i n <text:s text:c="2"/>a n y <text:s text:c="2"/>o v e r - D e l i v e r e d <text:s text:c="2"/>G o o d s <text:s text:c="2"/>s h a l l <text:s text:c="2"/>r e m a i n <text:s text:c="2"/>w i t h <text:s text:c="2"/>t h e <text:s text:c="2"/>S e r v i c e P r o v i d e r . 4 . 6 <text:s text:c="2"/>O w n e r s h i p <text:s text:c="2"/>a n d <text:s text:c="2"/>R i s k 4 . 7 <text:s text:c="2"/>G u a r a n t e e 9 . <text:s text:c="2"/>S E R V I C E <text:s text:c="2"/>L E V E L S <text:s text:c="2"/>A N D <text:s text:c="2"/>R E M E D I E S <text:s text:c="2"/>I N <text:s text:c="2"/>T H E E V E N T <text:s text:c="2"/>O F <text:s text:c="2"/>I N A D E Q U A T E <text:s text:c="2"/>P E R F O R M A N C E O F <text:s text:c="2"/>T H E <text:s text:c="2"/>S E R V I C E S A n d S c h e d u l e <text:s text:c="2"/>2 <text:s text:c="2"/>– <text:s text:c="2"/>2 . 3 , <text:s text:c="2"/>2 . 4 , <text:s text:c="2"/>2 . 5</text:p>
          </table:table-cell>
          <table:table-cell office:value-type="string" calcext:value-type="string">
            <text:p>H e a l e s <text:s text:c="2"/>M e d i c a l <text:s text:c="2"/>A g r e e m e n t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 4 . 6 <text:s text:c="2"/>N o t <text:s text:c="2"/>U s e d 4 . 7 <text:s text:c="2"/>N o t <text:s text:c="2"/>U s e d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text:p>
          </table:table-cell>
          <table:table-cell table:number-columns-repeated="1022"/>
        </table:table-row>
        <table:table-row table:style-name="ro1">
          <table:table-cell office:value-type="string" calcext:value-type="string">
            <text:p>4 . 5 . 4 <text:s text:c="2"/>E x c e p t <text:s text:c="2"/>w h e r e <text:s text:c="2"/>o t h e r w i s e <text:s text:c="2"/>p r o v i d e d <text:s text:c="2"/>i n <text:s text:c="2"/>t h e C o n t r a c t , <text:s text:c="2"/>t h e <text:s text:c="2"/>G o o d s <text:s text:c="2"/>s h a l l <text:s text:c="2"/>b e <text:s text:c="2"/>i n s t a l l e d <text:s text:c="2"/>a n d <text:s text:c="2"/>t h e S e r v i c e s <text:s text:c="2"/>p r o v i d e d <text:s text:c="2"/>b y <text:s text:c="2"/>t h e <text:s text:c="2"/>S t a f f <text:s text:c="2"/>o r <text:s text:c="2"/>t h e <text:s text:c="2"/>S u b - C o n t r a c t o r s <text:s text:c="2"/>a t <text:s text:c="2"/>s u c h <text:s text:c="2"/>p l a c e <text:s text:c="2"/>o r <text:s text:c="2"/>p l a c e s <text:s text:c="2"/>a s <text:s text:c="2"/>s e t <text:s text:c="2"/>o u t <text:s text:c="2"/>i n t h e <text:s text:c="2"/>M a s t e r <text:s text:c="2"/>C o n t r a c t <text:s text:c="2"/>S c h e d u l e <text:s text:c="2"/>a n d / o r <text:s text:c="2"/>a n y <text:s text:c="2"/>o t h e r C o n t r a c t <text:s text:c="2"/>D o c u m e n t . 4 . 5 . 5 <text:s text:c="2"/>W h e r e <text:s text:c="2"/>t h e <text:s text:c="2"/>G o o d s <text:s text:c="2"/>a r e <text:s text:c="2"/>d e l i v e r e d <text:s text:c="2"/>b y <text:s text:c="2"/>t h e S e r v i c e <text:s text:c="2"/>P r o v i d e r , <text:s text:c="2"/>t h e <text:s text:c="2"/>p o i n t <text:s text:c="2"/>o f <text:s text:c="2"/>d e l i v e r y <text:s text:c="2"/>s h a l l <text:s text:c="2"/>b e w h e n <text:s text:c="2"/>t h e <text:s text:c="2"/>G o o d s <text:s text:c="2"/>a r e <text:s text:c="2"/>r e m o v e d <text:s text:c="2"/>f r o m <text:s text:c="2"/>t h e t r a n s p o r t i n g <text:s text:c="2"/>v e h i c l e <text:s text:c="2"/>a t <text:s text:c="2"/>t h e <text:s text:c="2"/>P r e m i s e s . <text:s text:c="2"/>W h e r e <text:s text:c="2"/>t h e G o o d s <text:s text:c="2"/>a r e <text:s text:c="2"/>c o l l e c t e d <text:s text:c="2"/>b y <text:s text:c="2"/>t h e <text:s text:c="2"/>C u s t o m e r , <text:s text:c="2"/>t h e <text:s text:c="2"/>p o i n t o f <text:s text:c="2"/>d e l i v e r y <text:s text:c="2"/>s h a l l <text:s text:c="2"/>b e <text:s text:c="2"/>w h e n <text:s text:c="2"/>t h e <text:s text:c="2"/>G o o d s <text:s text:c="2"/>a r e <text:s text:c="2"/>l o a d e d o n <text:s text:c="2"/>t h e <text:s text:c="2"/>C u s t o m e r ’ s <text:s text:c="2"/>v e h i c l e . 4 . 5 . 6 <text:s text:c="2"/>E x c e p t <text:s text:c="2"/>w h e r e <text:s text:c="2"/>o t h e r w i s e <text:s text:c="2"/>p r o v i d e d <text:s text:c="2"/>i n <text:s text:c="2"/>t h e C o n t r a c t , <text:s text:c="2"/>d e l i v e r y <text:s text:c="2"/>s h a l l <text:s text:c="2"/>i n c l u d e <text:s text:c="2"/>t h e <text:s text:c="2"/>u n l o a d i n g , s t a c k i n g <text:s text:c="2"/>o r <text:s text:c="2"/>i n s t a l l a t i o n <text:s text:c="2"/>o f <text:s text:c="2"/>t h e <text:s text:c="2"/>G o o d s <text:s text:c="2"/>b y <text:s text:c="2"/>t h e <text:s text:c="2"/>S t a f f o r <text:s text:c="2"/>t h e <text:s text:c="2"/>S e r v i c e <text:s text:c="2"/>P r o v i d e r ’ s <text:s text:c="2"/>S e r v i c e <text:s text:c="2"/>P r o v i d e r s <text:s text:c="2"/>o r c a r r i e r s <text:s text:c="2"/>a t <text:s text:c="2"/>s u c h <text:s text:c="2"/>p l a c e <text:s text:c="2"/>a s <text:s text:c="2"/>t h e <text:s text:c="2"/>C u s t o m e r <text:s text:c="2"/>o r <text:s text:c="2"/>d u l y a u t h o r i s e d <text:s text:c="2"/>p e r s o n <text:s text:c="2"/>s h a l l <text:s text:c="2"/>r e a s o n a b l y <text:s text:c="2"/>d i r e c t 4 . 5 . 8 <text:s text:c="4"/>T h e <text:s text:c="2"/>C u s t o m e r <text:s text:c="2"/>s h a l l <text:s text:c="2"/>b e <text:s text:c="2"/>u n d e r <text:s text:c="2"/>n o o b l i g a t i o n <text:s text:c="2"/>t o <text:s text:c="2"/>a c c e p t <text:s text:c="2"/>o r <text:s text:c="2"/>p a y <text:s text:c="2"/>f o r <text:s text:c="2"/>a n y <text:s text:c="2"/>G o o d s D e l i v e r e d <text:s text:c="2"/>i n <text:s text:c="2"/>e x c e s s <text:s text:c="2"/>o f <text:s text:c="2"/>t h e <text:s text:c="2"/>q u a n t i t y <text:s text:c="2"/>s p e c i f i e d <text:s text:c="2"/>i n t h e <text:s text:c="2"/>M a s t e r <text:s text:c="2"/>C o n t r a c t <text:s text:c="2"/>S c h e d u l e <text:s text:c="2"/>a n d / o r <text:s text:c="2"/>a n y <text:s text:c="2"/>o t h e r C o n t r a c t <text:s text:c="2"/>D o c u m e n t . <text:s text:c="2"/>I f <text:s text:c="2"/>t h e <text:s text:c="2"/>C u s t o m e r <text:s text:c="2"/>e l e c t s <text:s text:c="2"/>n o t t o <text:s text:c="2"/>a c c e p t <text:s text:c="2"/>s u c h <text:s text:c="2"/>o v e r - D e l i v e r e d <text:s text:c="2"/>G o o d s <text:s text:c="2"/>i t <text:s text:c="2"/>s h a l l g i v e <text:s text:c="2"/>n o t i c e <text:s text:c="2"/>i n <text:s text:c="2"/>w r i t i n g <text:s text:c="2"/>t o <text:s text:c="2"/>t h e <text:s text:c="2"/>S e r v i c e <text:s text:c="2"/>P r o v i d e r <text:s text:c="2"/>t o r e m o v e <text:s text:c="2"/>t h e m <text:s text:c="2"/>w i t h i n <text:s text:c="2"/>f i v e <text:s text:c="2"/>( 5 ) <text:s text:c="2"/>W o r k i n g <text:s text:c="2"/>D a y s <text:s text:c="2"/>a n d</text:p>
          </table:table-cell>
          <table:table-cell office:value-type="string" calcext:value-type="string">
            <text:p>P l e a s e <text:s text:c="2"/>c h a n g e <text:s text:c="2"/>t o : 4 . 5 . 3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C u s t o m e r <text:s text:c="2"/>a n d <text:s text:c="2"/>S e r v i c e <text:s text:c="2"/>P r o v i d e r <text:s text:c="2"/>w i l l <text:s text:c="2"/>d i s c u s s <text:s text:c="2"/>a n d a g r e e <text:s text:c="2"/>a <text:s text:c="2"/>r e s o l u t i o n . <text:s text:c="2"/>W h e r e <text:s text:c="2"/>a <text:s text:c="2"/>r e s o l u t i o n <text:s text:c="2"/>c a n n o t <text:s text:c="2"/>b e f o u n d , <text:s text:c="2"/>t h e <text:s text:c="2"/>p a r t i e s <text:s text:c="2"/>w i l l <text:s text:c="2"/>e n t e r <text:s text:c="2"/>i n t o <text:s text:c="2"/>D i s p u t e R e s o l u t i o n <text:s text:c="2"/>P r o c e e d i n g s . <text:s text:c="2"/>I f <text:s text:c="2"/>t h e <text:s text:c="2"/>C u s t o m e r <text:s text:c="2"/>i s <text:s text:c="2"/>s t i l l u n s a t i s f i e d <text:s text:c="2"/>f o l l o w i n g <text:s text:c="2"/>D i s p u t e <text:s text:c="2"/>R e s o l u t i o n P r o c e e d i n g s <text:s text:c="2"/>i t <text:s text:c="2"/>m a y <text:s text:c="2"/>r e l e a s e <text:s text:c="2"/>i t s e l f <text:s text:c="2"/>f r o m <text:s text:c="2"/>a n y o b l i g a t i o n <text:s text:c="2"/>t o <text:s text:c="2"/>t e r m i n a t e <text:s text:c="2"/>t h e <text:s text:c="2"/>C o n t r a c t <text:s text:c="2"/>w i t h o u t p r e j u d i c e <text:s text:c="2"/>t o <text:s text:c="2"/>a n y <text:s text:c="2"/>o t h e r <text:s text:c="2"/>r i g h t s <text:s text:c="2"/>a n d <text:s text:c="2"/>r e m e d i e s <text:s text:c="2"/>o f <text:s text:c="2"/>t h e C u s t o m e r .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 4 . 5 . 4 <text:s text:c="2"/>N o t <text:s text:c="2"/>U s e d 4 . 5 . 5 <text:s text:c="2"/>N o t <text:s text:c="2"/>U s e d 4 . 5 . 6 <text:s text:c="2"/>N o t <text:s text:c="2"/>U s e d C a l l - o f f <text:s text:c="2"/>i s <text:s text:c="2"/>f o r <text:s text:c="2"/>t h e <text:s text:c="2"/>p r o v i s i o n <text:s text:c="2"/>o f <text:s text:c="2"/>S e r v i c e s , <text:s text:c="2"/>n o t G o o d . <text:s text:c="2"/>C l a u s e s <text:s text:c="2"/>a r e <text:s text:c="2"/>n o t <text:s text:c="2"/>r e l e v a n t . P l e a s e <text:s text:c="2"/>c h a n g e <text:s text:c="2"/>t o : 4 . 5 . 8 <text:s text:c="2"/>N o t <text:s text:c="2"/>U s e d</text:p>
          </table:table-cell>
          <table:table-cell table:number-columns-repeated="1022"/>
        </table:table-row>
        <table:table-row table:style-name="ro1">
          <table:table-cell office:value-type="string" calcext:value-type="string">
            <text:p>C a l l - O f f <text:s text:c="2"/>C l a u s e 9 . 3 . 8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c o s t s <text:s text:c="2"/>r e a s o n a b l y <text:s text:c="2"/>i n c u r r e d <text:s text:c="2"/>b y <text:s text:c="2"/>t h e <text:s text:c="2"/>C u s t o m e r ( i n c l u d i n g <text:s text:c="2"/>a n y <text:s text:c="2"/>r e a s o n a b l e <text:s text:c="2"/>a d m i n i s t r a t i o n <text:s text:c="2"/>c o s t s ) i n <text:s text:c="2"/>r e s p e c t <text:s text:c="2"/>o f <text:s text:c="2"/>t h e <text:s text:c="2"/>s u p p l y <text:s text:c="2"/>o f <text:s text:c="2"/>a n y <text:s text:c="2"/>p a r t <text:s text:c="2"/>o f <text:s text:c="2"/>t h e G o o d s <text:s text:c="2"/>a n d / o r <text:s text:c="2"/>S e r v i c e s <text:s text:c="2"/>b y <text:s text:c="2"/>t h e <text:s text:c="2"/>C u s t o m e r <text:s text:c="2"/>o r <text:s text:c="2"/>a t h i r d <text:s text:c="2"/>p a r t y <text:s text:c="2"/>t o <text:s text:c="2"/>t h e <text:s text:c="2"/>e x t e n t <text:s text:c="2"/>t h a t <text:s text:c="2"/>s u c h <text:s text:c="2"/>c o s t s <text:s text:c="2"/>e x c e e d t h e <text:s text:c="2"/>p a y m e n t <text:s text:c="2"/>w h i c h <text:s text:c="2"/>w o u l d <text:s text:c="2"/>o t h e r w i s e <text:s text:c="2"/>h a v e <text:s text:c="2"/>b e e n p a y a b l e <text:s text:c="2"/>t o <text:s text:c="2"/>t h e <text:s text:c="2"/>S e r v i c e <text:s text:c="2"/>P r o v i d e r <text:s text:c="2"/>f o r <text:s text:c="2"/>s u c h <text:s text:c="2"/>p a r t <text:s text:c="2"/>o f t h e <text:s text:c="2"/>G o o d s <text:s text:c="2"/>a n d / o r <text:s text:c="2"/>S e r v i c e s <text:s text:c="2"/>a n d <text:s text:c="2"/>p r o v i d e d <text:s text:c="2"/>t h a t t h e <text:s text:c="2"/>C u s t o m e r <text:s text:c="2"/>u s e s <text:s text:c="2"/>i t s <text:s text:c="2"/>r e a s o n a b l e <text:s text:c="2"/>e n d e a v o u r s t o <text:s text:c="2"/>m i t i g a t e <text:s text:c="2"/>a n y <text:s text:c="2"/>a d d i t i o n a l <text:s text:c="2"/>e x p e n d i t u r e <text:s text:c="2"/>i n o b t a i n i n g <text:s text:c="2"/>r e p l a c e m e n t <text:s text:c="2"/>G o o d s <text:s text:c="2"/>a n d / o r <text:s text:c="2"/>S e r v i c e s . 1 3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3 . 2 <text:s text:c="2"/>s h a l l <text:s text:c="2"/>b e <text:s text:c="2"/>f i n a l <text:s text:c="2"/>a n d <text:s text:c="2"/>c o n c l u s i v e .</text:p>
          </table:table-cell>
          <table:table-cell office:value-type="string" calcext:value-type="string">
            <text:p>D i s c u s s i o n <text:s text:c="2"/>P o i n t r e s o l u t i o n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text:s text:c="2"/>a r e n o t <text:s text:c="2"/>d e l i v e r e d . L e g i t i m a t e <text:s text:c="2"/>r e a s o n s <text:s text:c="2"/>f o r <text:s text:c="2"/>r e m o v a l <text:s text:c="2"/>o r <text:s text:c="2"/>i n f o r m a t i o n r e q u i r e d <text:s text:c="2"/>u n d e r <text:s text:c="2"/>1 3 . 2 <text:s text:c="2"/>m u s t <text:s text:c="2"/>b e <text:s text:c="2"/>p r o v i d e d <text:s text:c="2"/>w i t h i n <text:s text:c="2"/>a n y n o t i c e <text:s text:c="2"/>t o <text:s text:c="2"/>r e m o v e <text:s text:c="2"/>p e r s o n n e l . <text:s text:c="2"/>T h e r e <text:s text:c="2"/>m u s t <text:s text:c="2"/>a l s o <text:s text:c="2"/>b e a <text:s text:c="2"/>m e t h o d <text:s text:c="2"/>f o r <text:s text:c="2"/>i n v e s t i g a t i o n <text:s text:c="2"/>i n t o <text:s text:c="2"/>a n y <text:s text:c="2"/>i s s u e <text:s text:c="2"/>a n d r i g h t <text:s text:c="2"/>o f <text:s text:c="2"/>a p p e a l .</text:p>
          </table:table-cell>
          <table:table-cell table:number-columns-repeated="1022"/>
        </table:table-row>
        <table:table-row table:style-name="ro1">
          <table:table-cell office:value-type="string" calcext:value-type="string">
            <text:p>C a l l - O f f <text:s text:c="2"/>C l a u s e P e r s o n a l <text:s text:c="2"/>D a t a <text:s text:c="2"/>i t <text:s text:c="2"/>r e q u i r e s <text:s text:c="2"/>t h e <text:s text:c="2"/>S e r v i c e <text:s text:c="2"/>P r o v i d e r t o <text:s text:c="2"/>p e r f o r m , <text:s text:c="2"/>t h e <text:s text:c="2"/>C u s t o m e r <text:s text:c="2"/>i s <text:s text:c="2"/>t h e <text:s text:c="2"/>C o n t r o l l e r <text:s text:c="2"/>a n d t h e <text:s text:c="2"/>S e r v i c e <text:s text:c="2"/>P r o v i d e r <text:s text:c="2"/>i s <text:s text:c="2"/>t h e <text:s text:c="2"/>P r o c e s s o r <text:s text:c="2"/>u n l e s s o t h e r w i s e <text:s text:c="2"/>s p e c i f i e d <text:s text:c="2"/>i n <text:s text:c="2"/>S e c t i o n <text:s text:c="2"/>9 <text:s text:c="2"/>o f <text:s text:c="2"/>t h e <text:s text:c="2"/>M a s t e r C o n t r a c t <text:s text:c="2"/>S c h e d u l e . <text:s text:c="2"/>T h e <text:s text:c="2"/>o n l y <text:s text:c="2"/>p r o c e s s i n g <text:s text:c="2"/>t h a t t h e <text:s text:c="2"/>P r o c e s s o r <text:s text:c="2"/>i s <text:s text:c="2"/>a u t h o r i s e d <text:s text:c="2"/>t o <text:s text:c="2"/>d o <text:s text:c="2"/>i s <text:s text:c="2"/>l i s t e d <text:s text:c="2"/>i n S e c t i o n <text:s text:c="2"/>9 <text:s text:c="2"/>o f <text:s text:c="2"/>t h e <text:s text:c="2"/>M a s t e r <text:s text:c="2"/>C o n t r a c t <text:s text:c="2"/>S c h e d u l e <text:s text:c="2"/>b y t h e <text:s text:c="2"/>C o n t r o l l e r <text:s text:c="2"/>a n d <text:s text:c="2"/>m a y <text:s text:c="2"/>n o t <text:s text:c="2"/>b e <text:s text:c="2"/>d e t e r m i n e d <text:s text:c="2"/>b y t h e <text:s text:c="2"/>P r o c e s s o r . 1 6 . 1 0 . 1 0 <text:s text:c="2"/>I n <text:s text:c="2"/>t h e <text:s text:c="2"/>e v e n t <text:s text:c="2"/>t h a t <text:s text:c="2"/>t h e <text:s text:c="2"/>S e r v i c e <text:s text:c="2"/>P r o v i d e r f a i l s <text:s text:c="2"/>t o <text:s text:c="2"/>c o m p l y <text:s text:c="2"/>w i t h <text:s text:c="2"/>c l a u s e <text:s text:c="2"/>1 6 . 1 0 . 1 <text:s text:c="2"/>t o <text:s text:c="2"/>c l a u s e 1 6 . 1 0 . 6 , <text:s text:c="2"/>t h e <text:s text:c="2"/>C u s t o m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2 0 . 1 <text:s text:c="2"/>W h e r e <text:s text:c="2"/>t h e <text:s text:c="2"/>C u s t o m e r <text:s text:c="2"/>t e r m i n a t e s <text:s text:c="2"/>t h e C o n t r a c t <text:s text:c="2"/>u n d e r <text:s text:c="2"/>c l a u s e s <text:s text:c="2"/>1 9 . 3 <text:s text:c="2"/>( T e r m i n a t i o n <text:s text:c="2"/>o n D e f a u l t ) , <text:s text:c="2"/>1 9 . 6 <text:s text:c="2"/>( F i n a n c i a l <text:s text:c="2"/>S t a n d i n g ) , <text:s text:c="2"/>1 9 . 7 ( A u d i t ) , <text:s text:c="2"/>1 9 . 8 <text:s text:c="2"/>( B e n c h m a r k i n g ) <text:s text:c="2"/>a n d <text:s text:c="2"/>t h e n <text:s text:c="2"/>m a k e s o t h e r <text:s text:c="2"/>a r r a n g e m e n t s <text:s text:c="2"/>f o r <text:s text:c="2"/>t h e <text:s text:c="2"/>s u p p l y <text:s text:c="2"/>o f <text:s text:c="4"/>t h e S e r v i c e s , <text:s text:c="2"/>t h e <text:s text:c="2"/>C u s t o m e r <text:s text:c="2"/>m a y <text:s text:c="2"/>r e c o v e r <text:s text:c="2"/>f r o m <text:s text:c="2"/>t h e S e r v i c e <text:s text:c="2"/>P r o v i d e r <text:s text:c="2"/>t h e <text:s text:c="2"/>c o s t <text:s text:c="2"/>r e a s o n a b l y <text:s text:c="2"/>i n c u r r e d o f <text:s text:c="2"/>m a k i n g <text:s text:c="2"/>t h o s e <text:s text:c="2"/>o t h e r <text:s text:c="2"/>a r r a n g e m e n t s <text:s text:c="2"/>a n d <text:s text:c="2"/>a n y a d d i t i o n a l <text:s text:c="2"/>e x p e n d i t u r e <text:s text:c="2"/>i n c u r r e d <text:s text:c="2"/>b y <text:s text:c="2"/>t h e C u s t o m e r <text:s text:c="2"/>t h r o u g h o u t <text:s text:c="2"/>t h e <text:s text:c="2"/>r e m a i n d e r <text:s text:c="2"/>o f <text:s text:c="2"/>t h e C o n t r a c t <text:s text:c="2"/>P e r i o d . <text:s text:c="2"/>T h e <text:s text:c="2"/>C u s t o m e r <text:s text:c="2"/>s h a l l <text:s text:c="2"/>t a k e <text:s text:c="2"/>a l l r e a s o n a b l e <text:s text:c="2"/>s t e p s <text:s text:c="2"/>t o <text:s text:c="2"/>m i t i g a t e <text:s text:c="2"/>s u c h <text:s text:c="2"/>a d d i t i o n a l e x p e n d i t u r e . <text:s text:c="2"/>W h e r e <text:s text:c="2"/>t h e <text:s text:c="2"/>C o n t r a c t <text:s text:c="2"/>i s <text:s text:c="2"/>t e r m i n a t e d u n d e r <text:s text:c="2"/>c l a u s e s <text:s text:c="2"/>1 9 . 3 , <text:s text:c="2"/>1 9 . 6 , <text:s text:c="2"/>1 9 . 7 <text:s text:c="2"/>a n d <text:s text:c="2"/>1 9 . 8 . , <text:s text:c="2"/>n o f u r t h e r <text:s text:c="2"/>p a y m e n t s <text:s text:c="2"/>s h a l l <text:s text:c="2"/>b e <text:s text:c="2"/>p a y a b l e <text:s text:c="2"/>b y <text:s text:c="2"/>t h e C u s t o m e r <text:s text:c="2"/>t o <text:s text:c="2"/>t h e <text:s text:c="2"/>S e r v i c e <text:s text:c="2"/>P r o v i d e r <text:s text:c="2"/>u n t i l <text:s text:c="2"/>t h e C u s t o m e r <text:s text:c="2"/>h a s <text:s text:c="2"/>e s t a b l i s h e d <text:s text:c="2"/>t h e <text:s text:c="2"/>f i n a l <text:s text:c="2"/>c o s t <text:s text:c="2"/>o f m a k i n g <text:s text:c="2"/>t h o s e <text:s text:c="2"/>o t h e r <text:s text:c="2"/>a r r a n g e m e n t s . S c h e d u l e <text:s text:c="2"/>1 <text:s text:c="4"/>S e r v i c e <text:s text:c="2"/>L e v e l s <text:s text:c="2"/>a n d <text:s text:c="2"/>S e r v i c e <text:s text:c="2"/>C r e d i t s <text:s text:c="2"/>W e <text:s text:c="2"/>w i l l <text:s text:c="2"/>n o t <text:s text:c="2"/>s i g n <text:s text:c="2"/>u p <text:s text:c="2"/>t o <text:s text:c="2"/>S e r v i c e <text:s text:c="2"/>C r e d i t s , <text:s text:c="2"/>a s <text:s text:c="2"/>s t a t e d</text:p>
          </table:table-cell>
          <table:table-cell office:value-type="string" calcext:value-type="string">
            <text:p>D i s c u s s i o n <text:s text:c="2"/>P o i n t C l a u s e s <text:s text:c="2"/>s h o u l d <text:s text:c="2"/>b e <text:s text:c="2"/>r e c i p r o c a l . <text:s text:c="2"/>T h e r e <text:s text:c="2"/>s h o u l d <text:s text:c="2"/>b e p r o v i s i o n <text:s text:c="2"/>f o r <text:s text:c="2"/>t h e <text:s text:c="2"/>S e r v i c e <text:s text:c="2"/>P r o v i d e r <text:s text:c="2"/>t o <text:s text:c="2"/>c a n c e l <text:s text:c="2"/>t h e c o n t r a c t <text:s text:c="2"/>i f <text:s text:c="2"/>t h e <text:s text:c="2"/>C u s t o m e r <text:s text:c="2"/>d o e s <text:s text:c="2"/>n o t <text:s text:c="2"/>c o m p l y <text:s text:c="2"/>w i t h c l a u s e s <text:s text:c="2"/>1 6 . 1 0 . 1 <text:s text:c="2"/>t o <text:s text:c="2"/>1 6 . 1 0 . 6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a b o v e .</text:p>
          </table:table-cell>
          <table:table-cell table:number-columns-repeated="1022"/>
        </table:table-row>
        <table:table-row table:style-name="ro1">
          <table:table-cell office:value-type="string" calcext:value-type="string">
            <text:p>S c h e d u l e <text:s text:c="2"/>2 <text:s text:c="2"/>I m p l e m e n t a t i o n <text:s text:c="2"/>P l a n <text:s text:c="2"/>a n d M i l e s t o n e s F r a m e w o r k <text:s text:c="2"/>S c h e d u l e s <text:s text:c="2"/>4 <text:s text:c="2"/>, <text:s text:c="2"/>5 , <text:s text:c="2"/>6 , <text:s text:c="2"/>7 , <text:s text:c="2"/>8 , <text:s text:c="2"/>9 <text:s text:c="2"/>a n d <text:s text:c="2"/>1 0</text:p>
          </table:table-cell>
          <table:table-cell office:value-type="string" calcext:value-type="string">
            <text:p>P a r t <text:s text:c="2"/>B p l e a s e <text:s text:c="2"/>r e m o v e <text:s text:c="2"/>3 . 1 . 5 . W e <text:s text:c="2"/>w i l l <text:s text:c="2"/>n o t <text:s text:c="2"/>s i g n <text:s text:c="2"/>u p <text:s text:c="2"/>t o <text:s text:c="2"/>D e l a y <text:s text:c="2"/>P a y m e n t s . <text:s text:c="2"/>P l e a s e r e m o v e <text:s text:c="2"/>r e f e r e n c e s <text:s text:c="2"/>t o <text:s text:c="2"/>d e l a y <text:s text:c="2"/>p a y m e n t s <text:s text:c="2"/>f r o m S c h e d u l e <text:s text:c="2"/>2 <text:s text:c="2"/>i n c l u d i n g <text:s text:c="2"/>i n : 2 . 3 , <text:s text:c="2"/>2 . 4 , <text:s text:c="2"/>2 . 5 T h e s e <text:s text:c="2"/>a r e <text:s text:c="2"/>f r a m e w o r k <text:s text:c="2"/>s c h e d u l e s , <text:s text:c="2"/>n o t <text:s text:c="2"/>c a l l - o f f s c h e d u l e s . <text:s text:c="2"/>T h e s e <text:s text:c="2"/>a r e <text:s text:c="2"/>n o t <text:s text:c="2"/>r e l e v a n t <text:s text:c="2"/>t o <text:s text:c="2"/>t h e <text:s text:c="2"/>c a l l - o f f .</text:p>
          </table:table-cell>
          <table:table-cell table:number-columns-repeated="1022"/>
        </table:table-row>
        <table:table-row table:style-name="ro1">
          <table:table-cell office:value-type="string" calcext:value-type="string">
            <text:p>C a l l - O f f <text:s text:c="2"/>C l a u s e 4 . 1 . 3 <text:s text:c="2"/>I f <text:s text:c="2"/>t h e <text:s text:c="2"/>C u s t o m e r <text:s text:c="2"/>i n f o r m s <text:s text:c="2"/>t h e <text:s text:c="2"/>S e r v i c e P r o v i d e r <text:s text:c="2"/>i n <text:s text:c="2"/>w r i t i n g <text:s text:c="2"/>t h a t <text:s text:c="2"/>t h e <text:s text:c="2"/>C u s t o m e r r e a s o n a b l y <text:s text:c="2"/>b e l i e v e s <text:s text:c="2"/>t h a t <text:s text:c="2"/>a n y <text:s text:c="2"/>p a r t <text:s text:c="2"/>o f <text:s text:c="2"/>t h e S e r v i c e s <text:s text:c="2"/>d o e s <text:s text:c="2"/>n o t <text:s text:c="2"/>m e e t <text:s text:c="2"/>t h e <text:s text:c="2"/>r e q u i r e m e n t s <text:s text:c="2"/>o f <text:s text:c="2"/>t h e C o n t r a c t <text:s text:c="2"/>o r <text:s text:c="2"/>d i f f e r s <text:s text:c="2"/>i n <text:s text:c="2"/>a n y <text:s text:c="2"/>w a y <text:s text:c="2"/>f r o m <text:s text:c="2"/>t h o s e r e q u i r e m e n t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o f <text:s text:c="2"/>t h e <text:s text:c="2"/>C o n t r a c t <text:s text:c="2"/>w i t h i n <text:s text:c="2"/>s u c h <text:s text:c="2"/>r e a s o n a b l e <text:s text:c="2"/>t i m e <text:s text:c="2"/>a s m a y <text:s text:c="2"/>b e <text:s text:c="2"/>s p e c i f i e d <text:s text:c="2"/>b y <text:s text:c="2"/>t h e <text:s text:c="2"/>C u s t o m e r . 9 . <text:s text:c="2"/>S E R V I C E <text:s text:c="2"/>L E V E L S <text:s text:c="2"/>A N D <text:s text:c="2"/>R E M E D I E S <text:s text:c="2"/>I N <text:s text:c="2"/>T H E E V E N T <text:s text:c="2"/>O F <text:s text:c="2"/>I N A D E Q U A T E <text:s text:c="2"/>P E R F O R M A N C E O F <text:s text:c="2"/>T H E <text:s text:c="2"/>S E R V I C E S A n d S c h e d u l e <text:s text:c="2"/>2 <text:s text:c="2"/>– <text:s text:c="2"/>2 . 3 , <text:s text:c="2"/>2 . 4 , <text:s text:c="2"/>2 . 5</text:p>
          </table:table-cell>
          <table:table-cell office:value-type="string" calcext:value-type="string">
            <text:p>D i s c u s s i o n <text:s text:c="2"/>P o i n t B o t h <text:s text:c="2"/>p a r t i e s <text:s text:c="2"/>w o u l d <text:s text:c="2"/>h a v e <text:s text:c="2"/>t o <text:s text:c="2"/>a g r e e <text:s text:c="2"/>t h a t <text:s text:c="2"/>t h e <text:s text:c="2"/>s e r v i c e d o e s <text:s text:c="2"/>n o t <text:s text:c="2"/>m e e t <text:s text:c="2"/>t h e <text:s text:c="2"/>r e q u i r e m e n t s , <text:s text:c="2"/>h e <text:s text:c="2"/>C o u n c i l c o u l d <text:s text:c="2"/>n o t <text:s text:c="2"/>c l a i m <text:s text:c="2"/>s e r v i c e <text:s text:c="2"/>d o e s <text:s text:c="2"/>n o t <text:s text:c="2"/>m e e t r e q u i r e m e n t s <text:s text:c="2"/>w h e r e <text:s text:c="2"/>H e a l e s <text:s text:c="2"/>p r o v i d e s <text:s text:c="2"/>e v i d e n c e t h a t <text:s text:c="2"/>s e r v i c e <text:s text:c="2"/>i s <text:s text:c="2"/>p r o v i d e d <text:s text:c="2"/>t o <text:s text:c="2"/>r e q u i r e m e n t s . P r o v i s i o n <text:s text:c="2"/>f o r <text:s text:c="2"/>d i s p u t e <text:s text:c="2"/>r e s o l u t i o n <text:s text:c="2"/>s h o u l d <text:s text:c="2"/>b e e n t e r e d <text:s text:c="2"/>t o <text:s text:c="2"/>p r o v i d e <text:s text:c="2"/>a <text:s text:c="2"/>r e a s o n a b l e <text:s text:c="2"/>r e c o u r s e <text:s text:c="2"/>f o r b o t h <text:s text:c="2"/>p a r t i e s <text:s text:c="2"/>i n <text:s text:c="2"/>t h e <text:s text:c="2"/>e v e n t <text:s text:c="2"/>o f <text:s text:c="2"/>d i s a g r e e m e n t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text:s text:c="2"/>a n d 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T h e <text:s text:c="2"/>s u c c e s s <text:s text:c="2"/>o f <text:s text:c="2"/>t h e <text:s text:c="2"/>s e r v i c e <text:s text:c="2"/>c a n <text:s text:c="2"/>b e <text:s text:c="2"/>m e a s u r e d <text:s text:c="2"/>b y s i c k n e s s <text:s text:c="2"/>a b s e n c e <text:s text:c="2"/>a n d <text:s text:c="2"/>e m p l o y e e <text:s text:c="2"/>h e a l t h , <text:s text:c="2"/>w h i c h r e q u i r e s <text:s text:c="2"/>t h e <text:s text:c="2"/>C u s t o m e r <text:s text:c="2"/>a n d <text:s text:c="2"/>t h e <text:s text:c="2"/>O c c u p a t i o n a l H e a l t h <text:s text:c="2"/>s e r v i c e <text:s text:c="2"/>w o r k i n g <text:s text:c="2"/>i n <text:s text:c="2"/>p a r t n e r s h i p . W e <text:s text:c="2"/>w o u l d <text:s text:c="2"/>s u g g e s t <text:s text:c="2"/>t h e <text:s text:c="2"/>r e m o v a l <text:s text:c="2"/>o f <text:s text:c="2"/>s e r v i c e <text:s text:c="2"/>c r e d i t s a n d <text:s text:c="2"/>d e l a y <text:s text:c="2"/>p e n a l t i e s , <text:s text:c="2"/>a n d <text:s text:c="2"/>t h a t <text:s text:c="2"/>c l a u s e s <text:s text:c="2"/>a r e r e w r i t t e n <text:s text:c="2"/>t o <text:s text:c="2"/>p r o v i d e <text:s text:c="2"/>o t h e r <text:s text:c="2"/>f o r m s <text:s text:c="2"/>o f <text:s text:c="2"/>r e d r e s s , <text:s text:c="2"/>s u c h a s <text:s text:c="2"/>i n f o r m a l <text:s text:c="2"/>r e m e d y <text:s text:c="2"/>a n d <text:s text:c="2"/>e s c a l a t i o n <text:s text:c="2"/>t o <text:s text:c="2"/>d i s p u t e</text:p>
          </table:table-cell>
          <table:table-cell table:number-columns-repeated="1022"/>
        </table:table-row>
        <table:table-row table:style-name="ro1">
          <table:table-cell office:value-type="string" calcext:value-type="string">
            <text:p>9 . 3 . 8     c h a r g e       t h e       S e r v i c e       P r o v i d e r       f o r       a n d       t h e S e r v i c e       P r o v i d e r       s h a l l       o n       d e m a n d       p a y a n y       c o s t s       r e a s o n a b l y       i n c u r r e d       b y       t h e C u s t o m e r </text:p>
            <text:p>   </text:p>
            <text:p> ( i n c l u d i n g       a n y     </text:p>
            <text:p> r e a s o n a b l e a d m i n i s t r a t i o n       c o s t s )       i n       r e s p e c t       o f       t h e s u p p l y   o f   a n y   p a r t   o f   t h e   G o o d s   a n d / o r S e r v i c e s   b y   t h e   C u s t o m e r   o r   a   t h i r d   p a r t y t o   t h e   e x t e n t   t h a t   s u c h   c o s t s   e x c e e d   t h e p a y m e n t       w h i c h       w o u l d       o t h e r w i s e       h a v e b e e n   p a y a b l e   t o   t h e   S e r v i c e   P r o v i d e r   f o r s u c h   p a r t   o f   t h e   G o o d s   a n d / o r   S e r v i c e s a n d   p r o v i d e d   t h a t   t h e   C u s t o m e r   u s e s   i t s r e a s o n a b l e       e n d e a v o u r s       t o       m i t i g a t e       a n y a d d i t i o n a l </text:p>
            <text:p>     e x p e n d i t u r e     </text:p>
            <text:p> i n       o b t a i n i n g r e p l a c e m e n t     G o o d s   a n d / o r   S e r v i c e s .</text:p>
          </table:table-cell>
          <table:table-cell office:value-type="string" calcext:value-type="string">
            <text:p>a n y <text:s text:c="2"/>a d d i t i o n a l <text:s text:c="2"/>c h a r g e s <text:s text:c="2"/>f o r <text:s text:c="2"/>t h e <text:s text:c="2"/>c l i e n t <text:s text:c="2"/>o b t a i n i n g a n y <text:s text:c="2"/>p a r t <text:s text:c="2"/>o f <text:s text:c="2"/>t h e <text:s text:c="2"/>s e r v i c e s <text:s text:c="2"/>e l s e w h e r e . W e <text:s text:c="2"/>w i l l <text:s text:c="2"/>n o t <text:s text:c="2"/>c h a r g e <text:s text:c="2"/>t h e <text:s text:c="2"/>c l i e n t <text:s text:c="4"/>f o r <text:s text:c="2"/>s e r v i c e s <text:s text:c="2"/>t h a t a r e <text:s text:c="2"/>n o t <text:s text:c="2"/>d e l i v e r e d .</text:p>
          </table:table-cell>
          <table:table-cell table:number-columns-repeated="1022"/>
        </table:table-row>
        <table:table-row table:style-name="ro1">
          <table:table-cell office:value-type="string" calcext:value-type="string">
            <text:p>S e r v i c e   P r o v i d e r   t o   r e m o v e   a n y   K e y   P e r s o n n e l t h a t       t h e       C u s t o m e r       c o n s i d e r s       i n       a n y       r e s p e c t u n s a t i s f a c t o r y .   T h e   C u s t o m e r   s h a l l   n o t   b e   l i a b l e f o r   t h e   c o s t   o f   r e p l a c i n g   a n y   K e y   P e r s o n n e l . 1 3 .   S E R V I C E   P R O V I D E R ' S   S T A F F 1 3 . 1                     T h e   C u s t o m e r   m a y ,   b y   w r i t t e n   n o t i c e t o   t h e   S e r v i c e   P r o v i d e r ,   r e f u s e   t o   a d m i t   o n t o ,   o r w i t h d r a w       p e r m i s s i o n     </text:p>
            <text:p> t o     </text:p>
            <text:p> r e m a i n       o n , </text:p>
            <text:p>   </text:p>
            <text:p> t h e C u s t o m e r ’ s   P r e m i s e s : 1 3 . 1 . 1                     a n y   m e m b e r   o f   t h e   S t a f f ;   o r 1 3 . 1 . 2                       a n y   p e r s o n   e m p l o y e d   o r     e n g a g e d b y   a n y   m e m b e r   o f   t h e   S t a f f , w h o s e   a d m i s s i o n   o r   c o n t i n u e d   p r e s e n c e   w o u l d , i n   t h e   r e a s o n a b l e   o p i n i o n   o f   t h e   C u s t o m e r ,   b e u n d e s i r a b l e . A n d 1 3 . 5     T h e       d e c i s i o n       o f       t h e       C u s t o m e r       a s       t o w h e t h e r   a n y   p e r s o n   i s   t o   b e   r e f u s e d   a c c e s s   t o t h e       P r e m i s e s       a n d       a s       t o       w h e t h e r       t h e       S e r v i c e P r o v i d e r       a n d       S t a f f       h a v e       f a i l e d       t o       c o m p l y       w i t h c l a u s e   1 3 . 2   s h a l l   b e   f i n a l   a n d   c o n c l u s i v e . 1 6 . 8 . 1       T h e       P a r t i e s       a c k n o w l e d g e       t h a t       f o r       t h e p u r p o s e s       o f       t h e       D a t a       P r o t e c t i o n       L e g i s l a t i o n , w h e r e   t h e   C u s t o m e r   h a s   c o m p l e t e d   t h e   s e c o n d c o l u m n   o f   t h e   t a b l e   i n   S e c t i o n   9   o f   t h e   M a s t e r C o n t r a c t   S c h e d u l e   t o   s p e c i f y   t h e   p r o c e s s i n g   o f P e r s o n a l   D a t a   i t   r e q u i r e s   t h e   S e r v i c e   P r o v i d e r   t o p e r f o r m ,   t h e   C u s t o m e r   i s   t h e   C o n t r o l l e r   a n d   t h e S e r v i c e       P r o v i d e r </text:p>
            <text:p>   </text:p>
            <text:p> i s     </text:p>
            <text:p> t h e       P r o c e s s o r </text:p>
            <text:p>     u n l e s s o t h e r w i s e   s p e c i f i e d   i n   S e c t i o n   9   o f   t h e   M a s t e r C o n t r a c t   S c h e d u l e .   T h e   o n l y   p r o c e s s i n g   t h a t   t h e P r o c e s s o r   i s   a u t h o r i s e d   t o   d o   i s   l i s t e d   i n   S e c t i o n 9       o f       t h e       M a s t e r       C o n t r a c t       S c h e d u l e       b y       t h e C o n t r o l l e r       a n d       m a y       n o t       b e       d e t e r m i n e d       b y       t h e P r o c e s s o r . 1 6 . 1 0 . 1 0     I n   t h e   e v e n t   t h a t   t h e   S e r v i c e   P r o v i d e r f a i l s       t o       c o m p l y       w i t h       c l a u s e       1 6 . 1 0 . 1       t o       c l a u s e</text:p>
          </table:table-cell>
          <table:table-cell office:value-type="string" calcext:value-type="string">
            <text:p>r e f u s a l <text:s text:c="2"/>o f <text:s text:c="2"/>a c c e s s <text:s text:c="2"/>w i l l <text:s text:c="2"/>b e <text:s text:c="2"/>p r o v i d e d <text:s text:c="2"/>t o <text:s text:c="2"/>t h e <text:s text:c="2"/>S e r v i c e P r o v i d e r . <text:s text:c="2"/>T h e <text:s text:c="2"/>S e r v i c e <text:s text:c="2"/>P r o v i d e r <text:s text:c="2"/>w i l l <text:s text:c="2"/>i n v e s t i g a t e a n y <text:s text:c="2"/>r e a s o n s <text:s text:c="2"/>p r o v i d e d , <text:s text:c="2"/>a n d <text:s text:c="2"/>t h e <text:s text:c="2"/>C u s t o m e r <text:s text:c="2"/>w i l l p r o v i d e <text:s text:c="2"/>e v i d e n c e <text:s text:c="2"/>o f <text:s text:c="2"/>r e a s o n s <text:s text:c="2"/>t o <text:s text:c="2"/>a i d <text:s text:c="2"/>t h e i n v e s t i g a t i o n . <text:s text:c="2"/>W h e r e <text:s text:c="2"/>t h e <text:s text:c="2"/>i n v e s t i g a t i o n <text:s text:c="2"/>d o e s <text:s text:c="2"/>n o t b e l i e v e <text:s text:c="2"/>r e f u s a l <text:s text:c="2"/>o f <text:s text:c="2"/>a c c e s s <text:s text:c="2"/>i s <text:s text:c="2"/>r e a s o n a b l e , <text:s text:c="2"/>t h e S e r v i c e <text:s text:c="2"/>P r o v i d e r <text:s text:c="2"/>w i l l <text:s text:c="2"/>h a v e <text:s text:c="2"/>a <text:s text:c="2"/>r i g h t <text:s text:c="2"/>o f <text:s text:c="2"/>a p p e a l . ” <text:s text:c="2"/>b e a d d e d <text:s text:c="2"/>t o <text:s text:c="2"/>t h e <text:s text:c="2"/>e n d <text:s text:c="2"/>o f <text:s text:c="2"/>c l a u s e <text:s text:c="2"/>1 3 . 8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T h e <text:s text:c="2"/>M a s t e r <text:s text:c="2"/>S c h e d u l e <text:s text:c="2"/>h a s <text:s text:c="2"/>n o t <text:s text:c="2"/>b e e n <text:s text:c="2"/>i n c l u d e d w i t h <text:s text:c="2"/>t h e <text:s text:c="2"/>T e n d e r <text:s text:c="2"/>D o c u m e n t s . <text:s text:c="2"/>T h e <text:s text:c="2"/>I C O r e c o m m e n d s <text:s text:c="2"/>t h a t <text:s text:c="2"/>f o r <text:s text:c="2"/>O c c u p a t i o n a l <text:s text:c="2"/>H e a l t h c o n t r a c t s , <text:s text:c="2"/>b o t h <text:s text:c="2"/>p a r t i e s <text:s text:c="2"/>a r e <text:s text:c="2"/>c o n s i d e r e d <text:s text:c="2"/>t h e <text:s text:c="2"/>D a t a C o n t r o l l e r . <text:s text:c="2"/>T h i s <text:s text:c="2"/>i s <text:s text:c="2"/>b e c a u s e <text:s text:c="2"/>t h e <text:s text:c="2"/>S e r v i c e <text:s text:c="2"/>P r o v i d e r w i l l <text:s text:c="2"/>r e c e i v e <text:s text:c="2"/>c o n f i d e n t i a l <text:s text:c="2"/>m e d i c a l <text:s text:c="2"/>i n f o r m a t i o n d i r e c t l y <text:s text:c="2"/>f r o m <text:s text:c="2"/>t h e <text:s text:c="2"/>p a t i e n t <text:s text:c="2"/>o r <text:s text:c="2"/>t h e i r <text:s text:c="2"/>p r i m a r y <text:s text:c="2"/>c a r e , w h i c h <text:s text:c="2"/>i s <text:s text:c="2"/>n o t <text:s text:c="2"/>a c c e s s i b l e <text:s text:c="2"/>t o <text:s text:c="2"/>t h e <text:s text:c="2"/>C u s t o m e r . P l e a s e <text:s text:c="2"/>a m e n d <text:s text:c="2"/>t h i s <text:s text:c="2"/>c l a u s e <text:s text:c="2"/>t o <text:s text:c="2"/>m a k e <text:s text:c="2"/>i t <text:s text:c="2"/>r e c i p r o c a l b e t w e e n <text:s text:c="2"/>b o t h <text:s text:c="2"/>p a r t i e s :</text:p>
          </table:table-cell>
          <table:table-cell table:number-columns-repeated="1022"/>
        </table:table-row>
        <table:table-row table:style-name="ro1">
          <table:table-cell office:value-type="string" calcext:value-type="string">
            <text:p>1 6 . 1 0 . 6 ,       t h e       C u s t o m e r       r e s e r v e s       t h e       r i g h t       t o t e r m i n a t e   t h e   C o n t r a c t   w i t h   i m m e d i a t e   e f f e c t   b y n o t i c e   i n   w r i t i n g . 1 6 . 1 1 . 3     T h e   C u s t o m e r   s h a l l   b e   r e s p o n s i b l e   f o r d e t e r m i n i n g     </text:p>
            <text:p> i n     </text:p>
            <text:p> i t s       a b s o l u t e       d i s c r e t i o n       a n d n o t w i t h s t a n d i n g       a n y       o t h e r       p r o v i s i o n     </text:p>
            <text:p> i n     </text:p>
            <text:p> t h e C o n t r a c t       o r       a n y       o t h e r       C o n t r a c t       w h e t h e r       t h e C o m m e r c i a l l y   S e n s i t i v e   I n f o r m a t i o n   a n d / o r   a n y o t h e r     I n f o r m a t i o n     i s     e x e m p t     f r o m     d i s c l o s u r e   i n a c c o r d a n c e   w i t h   t h e   p r o v i s i o n s   o f   t h e   F O I A   o r t h e   E n v i r o n m e n t a l   I n f o r m a t i o n   R e g u l a t i o n s . A n d</text:p>
          </table:table-cell>
          <table:table-cell office:value-type="string" calcext:value-type="string">
            <text:p>I n <text:s text:c="2"/>t h e <text:s text:c="2"/>e v e n t <text:s text:c="2"/>t h a t <text:s text:c="2"/>t h e <text:s text:c="2"/>S e r v i c e <text:s text:c="2"/>P r o v i d e r <text:s text:c="2"/>f a i l s <text:s text:c="2"/>t o c o m p l y <text:s text:c="2"/>w i t h <text:s text:c="2"/>c l a u s e <text:s text:c="2"/>1 6 . 1 0 . 1 <text:s text:c="2"/>t o <text:s text:c="2"/>c l a u s e <text:s text:c="2"/>1 6 . 1 0 . 6 , t h e <text:s text:c="2"/>C u s t o m e r <text:s text:c="2"/>r e s e r v e s <text:s text:c="2"/>t h e <text:s text:c="2"/>r i g h t <text:s text:c="2"/>t o <text:s text:c="2"/>t e r m i n a t e <text:s text:c="2"/>t h e C o n t r a c t <text:s text:c="2"/>w i t h <text:s text:c="2"/>i m m e d i a t e <text:s text:c="2"/>e f f e c t <text:s text:c="2"/>b y <text:s text:c="2"/>n o t i c e <text:s text:c="2"/>i n w r i t i n g . <text:s text:c="2"/>I n <text:s text:c="2"/>t h e <text:s text:c="2"/>e v e n t <text:s text:c="2"/>t h a t <text:s text:c="2"/>t h e <text:s text:c="2"/>C u s t o m e r <text:s text:c="2"/>f a i l s <text:s text:c="2"/>t o c o m p l y <text:s text:c="2"/>w i t h <text:s text:c="2"/>c l a u s e <text:s text:c="2"/>1 6 . 1 0 . 1 <text:s text:c="2"/>t o <text:s text:c="2"/>c l a u s e <text:s text:c="2"/>1 6 . 1 0 . 6 , t h e <text:s text:c="2"/>S e r v i c e <text:s text:c="2"/>P r o v i d e r <text:s text:c="2"/>r e s e r v e s <text:s text:c="2"/>t h e <text:s text:c="2"/>r i g h t <text:s text:c="2"/>t o t e r m i n a t e <text:s text:c="2"/>t h e <text:s text:c="2"/>C o n t r a c t <text:s text:c="2"/>w i t h <text:s text:c="2"/>i m m e d i a t e <text:s text:c="2"/>e f f e c t <text:s text:c="2"/>b y n o t i c e <text:s text:c="2"/>i n <text:s text:c="2"/>w r i t i n g . F o r <text:s text:c="2"/>i n f o r m a t i o n : <text:s text:c="2"/>W e <text:s text:c="2"/>a r e <text:s text:c="2"/>a w a r e <text:s text:c="2"/>t h a t <text:s text:c="2"/>c e r t a i n c o m p e t i t o r s <text:s text:c="2"/>s e e k <text:s text:c="2"/>a <text:s text:c="2"/>c o m m e r c i a l <text:s text:c="2"/>a d v a n t a g e t h r o u g h <text:s text:c="2"/>F O I A <text:s text:c="2"/>r e q u e s t s <text:s text:c="2"/>f r o m <text:s text:c="2"/>c o m p e t i t o r s <text:s text:c="2"/>c l i e n t s . W e <text:s text:c="2"/>p r o v i d e <text:s text:c="2"/>a <text:s text:c="2"/>s i g n i f i c a n t <text:s text:c="2"/>a m o u n t <text:s text:c="2"/>o f <text:s text:c="2"/>i n f o r m a t i o n t h a t <text:s text:c="2"/>i s <text:s text:c="2"/>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text:p>
          </table:table-cell>
          <table:table-cell table:number-columns-repeated="1022"/>
        </table:table-row>
        <table:table-row table:style-name="ro1">
          <table:table-cell office:value-type="string" calcext:value-type="string">
            <text:p>p r o v i s i o n   o f   t h e   G o o d s   a n d / o r   S e r v i c e s   a n d   t h a t t h e   s p e c i f i e d   a c t i o n s   t o   r e m e d y   t h e   u n s u i t a b l e a s p e c t s       o f       t h e       C u s t o m e r ’ s       P r e m i s e s ,       t o g e t h e r w i t h       a       t i m e t a b l e       f o r       a n d       t h e       c o s t s       o f       t h o s e a c t i o n s ,       h a v e       b e e n       s p e c i f i e d       i n       t h e       M a s t e r C o n t r a c t       S c h e d u l e       a n d / o r       a n y       o t h e r       C o n t r a c t D o c u m e n t . 1 1 . 2 . 7     T h e   S e r v i c e   P r o v i d e r   s h a l l   n o t   s u s p e n d t h e       s u p p l y       o f       t h e       S e r v i c e s       a n d / o r       G o o d s       ( a s a p p l i c a b l e )       u n l e s s     </text:p>
            <text:p> t h e       S e r v i c e       P r o v i d e r     </text:p>
            <text:p> i s e n t i t l e d   t o   t e r m i n a t e   t h e   C o n t r a c t   u n d e r   c l a u s e 2 6       ( T e r m i n a t i o n       o n       D e f a u l t )       f o r       f a i l u r e       t o       p a y u n d i s p u t e d       s u m s       o f       m o n e y .       I n t e r e s t       s h a l l       b e p a y a b l e   b y   t h e   C u s t o m e r   o n   t h e   l a t e   p a y m e n t   o f a n y       u n d i s p u t e d       s u m s       o f </text:p>
            <text:p>     m o n e y       p r o p e r l y i n v o i c e d       a t       3 %       a b o v e       t h e       B a n k       o f       S c o t l a n d b a s e   r a t e . 1 1 . 3         W h e r e v e r   u n d e r   t h e   C o n t r a c t   a n y   s u m   o f m o n e y       i s       r e c o v e r a b l e       f r o m       o r       p a y a b l e       b y       t h e S e r v i c e   P r o v i d e r   ( i n c l u d i n g   a n y   s u m   w h i c h   t h e S e r v i c e   P r o v i d e r   i s   l i a b l e   t o   p a y   t o   t h e   C u s t o m e r i n     r e s p e c t       o f     a n y     b r e a c h     o f     t h e     C o n t r a c t ) ,     t h e C u s t o m e r   m a y   u n i l a t e r a l l y   d e d u c t   t h a t   s u m   f r o m a n y     s u m     t h e n     d u e ,     o r     w h i c h   a t     a n y   l a t e r     t i m e m a y   b e c o m e   d u e   t o   t h e   S e r v i c e   P r o v i d e r   u n d e r t h e   C o n t r a c t   o r   u n d e r   a n y   o t h e r   a g r e e m e n t   o r c o n t r a c t   w i t h   t h e   C u s t o m e r . 1 1 . 3 . 1                   A n y       o v e r p a y m e n t       b y       e i t h e r       P a r t y , w h e t h e r   o f   t h e   C o n t r a c t   C h a r g e s   o r   o f   V A T   o r o t h e r w i s e ,   s h a l l   b e   a   s u m   o f   m o n e y   r e c o v e r a b l e b y   t h e   P a r t y   w h o   m a d e   t h e   o v e r p a y m e n t   f r o m t h e   P a r t y   i n   r e c e i p t   o f   t h e   o v e r p a y m e n t . 1 1 . 3 . 2       T h e       S e r v i c e       P r o v i d e r       s h a l l       m a k e       a n y p a y m e n t s       d u e       t o       t h e       C u s t o m e r       w i t h o u t       a n y d e d u c t i o n       w h e t h e r </text:p>
            <text:p>     b y </text:p>
            <text:p>     w a y </text:p>
            <text:p>     o f </text:p>
            <text:p>   </text:p>
            <text:p> s e t - o f f , c o u n t e r c l a i m ,   d i s c o u n t ,   a b a t e m e n t   o r   o t h e r w i s e u n l e s s       t h e       S e r v i c e       P r o v i d e r       h a s       a       v a l i d       c o u r t o r d e r       r e q u i r i n g       a n       a m o u n t </text:p>
            <text:p>     e q u a l </text:p>
            <text:p>   </text:p>
            <text:p> t o       s u c h d e d u c t i o n       t o       b e       p a i d       b y       t h e       C u s t o m e r       t o       t h e S e r v i c e   P r o v i d e r . 1 2 . 5 </text:p>
            <text:p>   T h e       C u s t o m e r       m a y       a l s o       r e q u i r e     </text:p>
            <text:p> t h e</text:p>
          </table:table-cell>
          <table:table-cell office:value-type="string" calcext:value-type="string">
            <text:p>P l e a s e <text:s text:c="2"/>n o t e , <text:s text:c="2"/>t h e <text:s text:c="2"/>c l a u s e <text:s text:c="2"/>r e f e r r e d <text:s text:c="2"/>t o <text:s text:c="2"/>a s <text:s text:c="2"/>c l a u s e <text:s text:c="2"/>2 6 ( T e r m i n a t i o n <text:s text:c="2"/>o n <text:s text:c="2"/>D e f a u l t ) <text:s text:c="2"/>i s <text:s text:c="2"/>c l a u s e <text:s text:c="2"/>1 9 . 3 <text:s text:c="2"/>i n <text:s text:c="2"/>t h i s d o c u m e n t . <text:s text:c="2"/>T h i s <text:s text:c="2"/>c l a u s e <text:s text:c="2"/>s h o u l d <text:s text:c="2"/>b e <text:s text:c="2"/>a m e n d e d <text:s text:c="2"/>t o r e f l e c t <text:s text:c="2"/>t h i s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 e r m s <text:s text:c="2"/>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W e <text:s text:c="2"/>r e q u e s t <text:s text:c="2"/>t h a t <text:s text:c="2"/>t h e <text:s text:c="2"/>s t a t e m e n t <text:s text:c="2"/>“ A c c e s s <text:s text:c="2"/>w i l l <text:s text:c="2"/>n o t b e <text:s text:c="2"/>u n r e a s o n a b l y <text:s text:c="2"/>r e f u s e d , <text:s text:c="2"/>a n d <text:s text:c="2"/>r e a s o n s <text:s text:c="2"/>f o r</text:p>
          </table:table-cell>
          <table:table-cell table:number-columns-repeated="1022"/>
        </table:table-row>
        <table:table-row table:style-name="ro1">
          <table:table-cell office:value-type="string" calcext:value-type="string">
            <text:p>G o o d s <text:s text:c="2"/>s h a l l <text:s text:c="2"/>r e m a i n <text:s text:c="2"/>w i t h <text:s text:c="2"/>t h e <text:s text:c="2"/>S e r v i c e <text:s text:c="2"/>P r o v i d e r . 4 . 6 <text:s text:c="6"/>O w n e r s h i p <text:s text:c="2"/>a n d <text:s text:c="2"/>R i s k 4 . 6 . 1 <text:s text:c="14"/>O w n e r s h i p <text:s text:c="4"/>a n d <text:s text:c="4"/>p a s s i n g <text:s text:c="4"/>o f <text:s text:c="4"/>t i t l e <text:s text:c="4"/>i n <text:s text:c="4"/>t h e G o o d s <text:s text:c="6"/>s h a l l , <text:s text:c="6"/>w i t h o u t <text:s text:c="6"/>p r e j u d i c e <text:s text:c="6"/>t o <text:s text:c="6"/>a n y <text:s text:c="6"/>o t h e r r i g h t s <text:s text:c="2"/>o r <text:s text:c="2"/>r e m e d i e s <text:s text:c="2"/>o f <text:s text:c="2"/>t h e <text:s text:c="2"/>C u s t o m e r <text:s text:c="2"/>p a s s <text:s text:c="2"/>t o <text:s text:c="2"/>t h e C u s t o m e r <text:s text:c="6"/>o n <text:s text:c="6"/>t h e <text:s text:c="6"/>e a r l i e r <text:s text:c="6"/>o f <text:s text:c="6"/>p a y m e n t <text:s text:c="6"/>b y <text:s text:c="6"/>t h e C u s t o m e r <text:s text:c="2"/>o f <text:s text:c="2"/>t h e <text:s text:c="2"/>C o n t r a c t <text:s text:c="2"/>C h a r g e s <text:s text:c="2"/>o r <text:s text:c="2"/>a l l o c a t i o n o f <text:s text:c="2"/>t h e <text:s text:c="2"/>r e l e v a n t <text:s text:c="2"/>G o o d s <text:s text:c="2"/>b y <text:s text:c="2"/>t h e <text:s text:c="2"/>C u s t o m e r <text:s text:c="2"/>t o <text:s text:c="2"/>t h e o r d e r . 4 . 6 . 2 <text:s text:c="18"/>R i s k <text:s text:c="6"/>i n <text:s text:c="6"/>t h e <text:s text:c="6"/>G o o d s <text:s text:c="6"/>s h a l l , <text:s text:c="6"/>w i t h o u t p r e j u d i c e <text:s text:c="2"/>t o <text:s text:c="2"/>a n y <text:s text:c="2"/>o t h e r <text:s text:c="2"/>r i g h t s <text:s text:c="2"/>o r <text:s text:c="2"/>r e m e d i e s <text:s text:c="2"/>o f <text:s text:c="2"/>t h e C u s t o m e r <text:s text:c="6"/>p a s s <text:s text:c="6"/>t o <text:s text:c="6"/>t h e <text:s text:c="6"/>C u s t o m e r <text:s text:c="6"/>a t <text:s text:c="6"/>t h e <text:s text:c="6"/>p o i n t w h e n s a t i s f a c t o r i l y . 4 . 7 <text:s text:c="4"/>G u a r a n t e e T h e <text:s text:c="6"/>S e r v i c e <text:s text:c="6"/>P r o v i d e r <text:s text:c="6"/>h e r e b y <text:s text:c="6"/>g u a r a n t e e s <text:s text:c="6"/>t h e T r a n s f e r r i n g <text:s text:c="6"/>G o o d s <text:s text:c="6"/>f o r <text:s text:c="6"/>t h e <text:s text:c="6"/>G u a r a n t e e <text:s text:c="6"/>P e r i o d a g a i n s t <text:s text:c="2"/>f a u l t y <text:s text:c="2"/>m a t e r i a l s <text:s text:c="2"/>a n d <text:s text:c="2"/>w o r k m a n s h i p . <text:s text:c="2"/>I f <text:s text:c="2"/>t h e C u s t o m e r <text:s text:c="2"/>s h a l l <text:s text:c="2"/>w i t h i n <text:s text:c="2"/>s u c h <text:s text:c="2"/>G u a r a n t e e <text:s text:c="2"/>P e r i o d <text:s text:c="2"/>o r w i t h i n <text:s text:c="2"/>t w e n t y <text:s text:c="2"/>f i v e <text:s text:c="2"/>( 2 5 ) <text:s text:c="2"/>W o r k i n g <text:s text:c="2"/>D a y s <text:s text:c="2"/>t h e r e a f t e r g i v e <text:s text:c="2"/>n o t i c e <text:s text:c="2"/>i n <text:s text:c="2"/>w r i t i n g <text:s text:c="2"/>t o <text:s text:c="2"/>t h e <text:s text:c="2"/>S e r v i c e <text:s text:c="2"/>P r o v i d e r <text:s text:c="2"/>o f a n y <text:s text:c="2"/>d e f e c t <text:s text:c="2"/>i n <text:s text:c="2"/>a n y <text:s text:c="2"/>o f <text:s text:c="2"/>t h e <text:s text:c="2"/>T r a n s f e r r i n g <text:s text:c="2"/>G o o d s <text:s text:c="2"/>a s m a y <text:s text:c="2"/>h a v e <text:s text:c="2"/>a r i s e n <text:s text:c="2"/>d u r i n g <text:s text:c="2"/>s u c h <text:s text:c="2"/>G u a r a n t e e <text:s text:c="2"/>P e r i o d u n d e r <text:s text:c="6"/>p r o p e r <text:s text:c="6"/>a n d <text:s text:c="6"/>n o r m a l <text:s text:c="6"/>u s e , <text:s text:c="6"/>t h e <text:s text:c="6"/>S e r v i c e P r o v i d e r <text:s text:c="6"/>s h a l l <text:s text:c="6"/>( w i t h o u t <text:s text:c="6"/>p r e j u d i c e <text:s text:c="6"/>t o <text:s text:c="6"/>a n y <text:s text:c="6"/>o t h e r r i g h t s <text:s text:c="6"/>a n d <text:s text:c="6"/>r e m e d i e s <text:s text:c="6"/>w h i c h <text:s text:c="6"/>t h e <text:s text:c="6"/>C u s t o m e r <text:s text:c="6"/>m a y h a v e ) <text:s text:c="6"/>p r o m p t l y <text:s text:c="6"/>r e m e d y <text:s text:c="6"/>s u c h <text:s text:c="6"/>d e f e c t s <text:s text:c="6"/>( w h e t h e r b y <text:s text:c="2"/>r e p a i r <text:s text:c="2"/>o r <text:s text:c="2"/>r e p l a c e m e n t <text:s text:c="2"/>a s <text:s text:c="2"/>t h e <text:s text:c="2"/>C u s t o m e r <text:s text:c="2"/>s h a l l e l e c t ) <text:s text:c="2"/>f r e e <text:s text:c="2"/>o f <text:s text:c="2"/>c h a r g e .</text:p>
          </table:table-cell>
          <table:table-cell office:value-type="string" calcext:value-type="string">
            <text:p>t h e <text:s text:c="6"/>G o o d s <text:s text:c="6"/>h a v e <text:s text:c="6"/>b e e n <text:s text:c="6"/>d e l i v e r e d</text:p>
          </table:table-cell>
          <table:table-cell table:number-columns-repeated="1022"/>
        </table:table-row>
        <table:table-row table:style-name="ro1">
          <table:table-cell office:value-type="string" calcext:value-type="string">
            <text:p>9 .   S E R V I C E   L E V E L S   A N D   R E M E D I E S   I N   T H E E V E N T </text:p>
            <text:p>   </text:p>
            <text:p> O F </text:p>
            <text:p>   </text:p>
            <text:p> I N A D E Q U A T E P E R F O R M A N C E       O F       T H E       S E R V I C E S O R       P R O V I S I O N       O F       T H E       G O O D S       – w h o l e   s e c t i o n A n d S c h e d u l e   1 P a r t   A 3 . 3   I f   t h e   l e v e l   o f   p e r f o r m a n c e   o f   t h e   S e r v i c e P r o v i d e r   o f   a n y   e l e m e n t   o f   t h e   S e r v i c e s   d u r i n g</text:p>
          </table:table-cell>
          <table:table-cell office:value-type="string" calcext:value-type="string">
            <text:p>W e <text:s text:c="2"/>u n d e r s t a n d <text:s text:c="2"/>t h a t <text:s text:c="2"/>t h e <text:s text:c="2"/>A p p e n d i x <text:s text:c="2"/>t o <text:s text:c="2"/>P a r t <text:s text:c="2"/>A <text:s text:c="2"/>i s <text:s text:c="2"/>t o b e <text:s text:c="2"/>d e t e r m i n e d <text:s text:c="2"/>d u r i n g <text:s text:c="2"/>c o n t r a c t <text:s text:c="2"/>i n i t i a t i o n <text:s text:c="2"/>t o <text:s text:c="2"/>b e a g r e e d <text:s text:c="2"/>b e t w e e n <text:s text:c="2"/>t h e <text:s text:c="2"/>P a r t i e s , <text:s text:c="2"/>p l e a s e <text:s text:c="2"/>n o t e <text:s text:c="2"/>w e c a n n o t <text:s text:c="2"/>s i g n <text:s text:c="2"/>u p <text:s text:c="2"/>t o <text:s text:c="2"/>S e r v i c e <text:s text:c="2"/>C r e d i t s <text:s text:c="2"/>a n d <text:s text:c="2"/>D e l a y p a y m e n t s .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text:p>
          </table:table-cell>
          <table:table-cell table:number-columns-repeated="1022"/>
        </table:table-row>
        <table:table-row table:style-name="ro1">
          <table:table-cell office:value-type="string" calcext:value-type="string">
            <text:p>1 9 . 1 1         T e r m i n a t i o n   o n   t e r m i n a t i o n   o f   t h e   M i r r o r F r a m e w o r k I n       t h e       e v e n t       t h a t       a n y       M i r r o r       F r a m e w o r k       i s t e r m i n a t e d   o r   o t h e r w i s e   e x p i r e s ,   t h e   C u s t o m e r m a y   e l e c t   t o   t e r m i n a t e   t h i s   C o n t r a c t   b y   s e r v i n g n o t i c e       i n       w r i t i n g       w i t h       e f f e c t       f r o m       t h e       d a t e s p e c i f i e d   i n   s u c h   n o t i c e . 2 0 . 1     W h e r e     </text:p>
            <text:p> t h e       C u s t o m e r </text:p>
            <text:p>   </text:p>
            <text:p> t e r m i n a t e s     </text:p>
            <text:p> t h e C o n t r a c t       u n d e r       c l a u s e s       1 9 . 3       ( T e r m i n a t i o n       o n D e f a u l t ) ,   1 9 . 6   ( F i n a n c i a l   S t a n d i n g ) ,   1 9 . 7   ( A u d i t ) , 1 9 . 8       ( B e n c h m a r k i n g )       a n d       t h e n       m a k e s       o t h e r a r r a n g e m e n t s       f o r       t h e       s u p p l y       o f       G o o d s       a n d / o r t h e       S e r v i c e s ,       t h e       C u s t o m e r       m a y       r e c o v e r       f r o m t h e       S e r v i c e       P r o v i d e r </text:p>
            <text:p>   </text:p>
            <text:p> t h e       c o s t </text:p>
            <text:p>   </text:p>
            <text:p> r e a s o n a b l y i n c u r r e d       o f       m a k i n g       t h o s e       o t h e r       a r r a n g e m e n t s a n d   a n y   a d d i t i o n a l   e x p e n d i t u r e   i n c u r r e d   b y   t h e C u s t o m e r     </text:p>
            <text:p> t h r o u g h o u t </text:p>
            <text:p>   </text:p>
            <text:p> t h e       r e m a i n d e r       o f </text:p>
            <text:p>     t h e C o n t r a c t       P e r i o d .       T h e       C u s t o m e r       s h a l l       t a k e       a l l r e a s o n a b l e       s t e p s       t o       m i t i g a t e       s u c h       a d d i t i o n a l e x p e n d i t u r e .   W h e r e   t h e   C o n t r a c t   i s   t e r m i n a t e d u n d e r       c l a u s e s       1 9 . 3 ,       1 9 . 6 ,       1 9 . 7       a n d       1 9 . 8 . ,       n o f u r t h e r       p a y m e n t s       s h a l l </text:p>
            <text:p>     b e       p a y a b l e       b y     </text:p>
            <text:p> t h e C u s t o m e r       t o       t h e       S e r v i c e       P r o v i d e r       u n t i l       t h e C u s t o m e r       h a s       e s t a b l i s h e d       t h e       f i n a l       c o s t       o f m a k i n g   t h o s e   o t h e r   a r r a n g e m e n t s . 2 0 . 4     </text:p>
            <text:p> i m m e d i a t e l y       r e t u r n       t o       t h e       C u s t o m e r       a l l C o n f i d e n t i a l       I n f o r m a t i o n ,       P e r s o n a l       D a t a       a n d C u s t o m e r ’ s       P r e - E x i s t i n g       I P R s       a n d       t h e       P r o j e c t S p e c i f i c     </text:p>
            <text:p> I P R s     </text:p>
            <text:p> i n     </text:p>
            <text:p> i t s       p o s s e s s i o n       o r     </text:p>
            <text:p> i n     </text:p>
            <text:p> t h e p o s s e s s i o n       o r </text:p>
            <text:p>     u n d e r </text:p>
            <text:p>   </text:p>
            <text:p> t h e       c o n t r o l </text:p>
            <text:p>     o f </text:p>
            <text:p>     a n y p e r m i t t e d   S e r v i c e   P r o v i d e r s   o r   S u b - C o n t r a c t o r s , w h i c h   w a s   o b t a i n e d   o r   p r o d u c e d   i n   t h e   c o u r s e o f   p r o v i d i n g   t h e   G o o d s   a n d / o r   S e r v i c e s ; 2 6 . 4     T h e       S e r v i c e       P r o v i d e r       s h a l l       o n       r e q u e s t a f f o r d </text:p>
            <text:p>   </text:p>
            <text:p> t h e </text:p>
            <text:p>     C u s t o m e r , </text:p>
            <text:p>   </text:p>
            <text:p> t h e </text:p>
            <text:p>     C u s t o m e r ' s r e p r e s e n t a t i v e s       a n d / o r       t h e       A u d i t o r       a c c e s s       t o s u c h   r e c o r d s   a n d   a c c o u n t s   a s   m a y   b e   r e q u i r e d b y   t h e   C u s t o m e r   f r o m   t i m e   t o   t i m e .</text:p>
          </table:table-cell>
          <table:table-cell office:value-type="string" calcext:value-type="string">
            <text:p>P l e a s e <text:s text:c="2"/>c h a n g e <text:s text:c="2"/>t h i s <text:s text:c="2"/>t o : I n <text:s text:c="6"/>t h e <text:s text:c="6"/>e v e n t <text:s text:c="6"/>t h a t <text:s text:c="6"/>a n y <text:s text:c="6"/>M i r r o r <text:s text:c="6"/>F r a m e w o r k <text:s text:c="6"/>i s t e r m i n a t e d <text:s text:c="2"/>o r <text:s text:c="2"/>o t h e r w i s e <text:s text:c="2"/>e x p i r e s , <text:s text:c="2"/>t h e <text:s text:c="2"/>C u s t o m e r m a y <text:s text:c="2"/>e l e c t <text:s text:c="2"/>t o <text:s text:c="2"/>t e r m i n a t e <text:s text:c="2"/>t h i s <text:s text:c="2"/>C o n t r a c t <text:s text:c="2"/>b y <text:s text:c="2"/>s e r v i n g n o t i c e <text:s text:c="6"/>i n <text:s text:c="6"/>w r i t i n g <text:s text:c="6"/>w i t h <text:s text:c="6"/>e f f e c t <text:s text:c="6"/>f r o m <text:s text:c="6"/>t h e <text:s text:c="6"/>d a t e s p e c i f i e d <text:s text:c="2"/>i n <text:s text:c="2"/>s u c h <text:s text:c="2"/>n o t i c e , <text:s text:c="2"/>w h i c h <text:s text:c="2"/>w i l l <text:s text:c="2"/>b e <text:s text:c="2"/>n o <text:s text:c="2"/>s o o n e r t h a n <text:s text:c="2"/>3 <text:s text:c="2"/>m o n t h ’ s <text:s text:c="2"/>f r o m <text:s text:c="2"/>t h e <text:s text:c="2"/>d a t e <text:s text:c="2"/>o f <text:s text:c="2"/>n o t i c e <text:s text:c="2"/>s e r v e d . W e <text:s text:c="2"/>w i l l <text:s text:c="2"/>n o t <text:s text:c="2"/>s i g n <text:s text:c="2"/>u p <text:s text:c="2"/>t o <text:s text:c="2"/>t h i s <text:s text:c="2"/>c l a u s e . <text:s text:c="2"/>W e <text:s text:c="2"/>w i l l <text:s text:c="2"/>n o t p a y <text:s text:c="2"/>a n y <text:s text:c="2"/>a d d i t i o n a l <text:s text:c="2"/>c h a r g e s <text:s text:c="2"/>f o r <text:s text:c="2"/>t h e <text:s text:c="2"/>c l i e n t o b t a i n i n g <text:s text:c="2"/>a n y <text:s text:c="2"/>p a r t <text:s text:c="2"/>o f <text:s text:c="2"/>t h e <text:s text:c="2"/>s e r v i c e s <text:s text:c="2"/>e l s e w h e r e . W e <text:s text:c="2"/>w i l l <text:s text:c="2"/>n o t <text:s text:c="2"/>c h a r g e <text:s text:c="2"/>t h e <text:s text:c="2"/>c l i e n t <text:s text:c="2"/>f o r <text:s text:c="2"/>s e r v i c e s <text:s text:c="2"/>t h a t a r e <text:s text:c="2"/>n o t <text:s text:c="2"/>d e l i v e r e d . P l e a s e <text:s text:c="2"/>r e m o v e <text:s text:c="2"/>t h i s <text:s text:c="2"/>c l a u s e . I n <text:s text:c="2"/>2 2 <text:s text:c="2"/>y e a r s <text:s text:c="2"/>w e <text:s text:c="2"/>h a v e <text:s text:c="2"/>n e v e r <text:s text:c="2"/>l o s t <text:s text:c="2"/>a <text:s text:c="2"/>c o n t r a c t <text:s text:c="2"/>d u e <text:s text:c="2"/>t o a <text:s text:c="2"/>d e f a u l t <text:s text:c="2"/>o n <text:s text:c="2"/>o u r <text:s text:c="2"/>p a r t , <text:s text:c="2"/>b u t <text:s text:c="2"/>a s <text:s text:c="2"/>y o u <text:s text:c="2"/>c a n <text:s text:c="2"/>u n d e r s t a n d w e <text:s text:c="2"/>c a n n o t <text:s text:c="2"/>s i g n <text:s text:c="2"/>u p <text:s text:c="2"/>t o <text:s text:c="2"/>c l a u s e s <text:s text:c="2"/>t h a t <text:s text:c="2"/>p u t <text:s text:c="2"/>H e a l e s M e d i c a l , <text:s text:c="2"/>a n <text:s text:c="2"/>S M E , <text:s text:c="2"/>a t <text:s text:c="2"/>r i s k . <text:s text:c="2"/>I t <text:s text:c="2"/>w o u l d <text:s text:c="2"/>n o t <text:s text:c="2"/>b e r e a s o n a b l e <text:s text:c="2"/>t o <text:s text:c="2"/>e x p e c t <text:s text:c="2"/>t h e <text:s text:c="2"/>S e r v i c e <text:s text:c="2"/>P r o v i d e r <text:s text:c="2"/>t o l o s e <text:s text:c="2"/>t h e <text:s text:c="2"/>m o n e y <text:s text:c="2"/>t w i c e <text:s text:c="2"/>o v e r <text:s text:c="2"/>– <text:s text:c="2"/>o n c e <text:s text:c="2"/>i n <text:s text:c="2"/>l o s i n g <text:s text:c="2"/>t h e c o n t r a c t <text:s text:c="2"/>a n d <text:s text:c="2"/>a g a i n <text:s text:c="2"/>i n <text:s text:c="2"/>p a y i n g <text:s text:c="2"/>m o n e y <text:s text:c="2"/>t o <text:s text:c="2"/>a c o m p e t i t o r , <text:s text:c="2"/>p a r t i c u l a r l y <text:s text:c="2"/>w h e n <text:s text:c="2"/>t h e r e <text:s text:c="2"/>i s <text:s text:c="2"/>n o g u a r a n t e e <text:s text:c="2"/>o f <text:s text:c="2"/>o b t a i n i n g <text:s text:c="2"/>a <text:s text:c="2"/>s i m i l a r l y <text:s text:c="2"/>p r i c e d s e r v i c e s <text:s text:c="2"/>– <text:s text:c="2"/>e f f e c t i v e l y <text:s text:c="2"/>r e q u i r i n g <text:s text:c="2"/>p r o v i d e r s <text:s text:c="2"/>t o <text:s text:c="2"/>s i g n a <text:s text:c="2"/>“ b l a n k <text:s text:c="2"/>c h e q u e ” . F o r <text:s text:c="2"/>i n f o r m a t i o n : <text:s text:c="2"/>m e d i c a l <text:s text:c="2"/>d a t a <text:s text:c="2"/>w i l l <text:s text:c="2"/>n o t <text:s text:c="2"/>b e p r o v i d e d <text:s text:c="2"/>t o <text:s text:c="2"/>t h e <text:s text:c="2"/>C u s t o m e r , <text:s text:c="2"/>i t <text:s text:c="2"/>w i l l <text:s text:c="2"/>b e <text:s text:c="2"/>p a s s e d d i r e c t l y <text:s text:c="2"/>t o <text:s text:c="2"/>t h e <text:s text:c="2"/>n e w <text:s text:c="2"/>O H <text:s text:c="2"/>p r o v i d e r . <text:s text:c="2"/>N o <text:s text:c="2"/>c o n f i d e n t i a l i n f o r m a t i o n <text:s text:c="2"/>w i l l <text:s text:c="2"/>b e <text:s text:c="2"/>p r o v i d e d <text:s text:c="2"/>w i t h o u t <text:s text:c="2"/>t h e <text:s text:c="2"/>e x p l i c i t c o n s e n t <text:s text:c="2"/>o f <text:s text:c="2"/>t h e <text:s text:c="2"/>d a t a <text:s text:c="2"/>s u b j e c t . <text:s text:c="2"/>W e <text:s text:c="2"/>a r e <text:s text:c="2"/>h a p p y <text:s text:c="2"/>t o t r a n s f e r <text:s text:c="2"/>r e c o r d s <text:s text:c="2"/>t o <text:s text:c="2"/>t h e <text:s text:c="2"/>a p p r o p r i a t e <text:s text:c="2"/>m e d i c a l c o n t a c t <text:s text:c="2"/>i n <text:s text:c="2"/>t h e <text:s text:c="2"/>n e w <text:s text:c="2"/>p r o v i d e r . <text:s text:c="2"/>I n <text:s text:c="2"/>a c c o r d a n c e <text:s text:c="2"/>w i t h o u r <text:s text:c="2"/>d a t a <text:s text:c="2"/>r e t e n t i o n <text:s text:c="2"/>g u i d e l i n e s , <text:s text:c="2"/>a s <text:s text:c="2"/>r e c o m m e n d e d b y <text:s text:c="2"/>t h e <text:s text:c="2"/>F O M , <text:s text:c="2"/>w e <text:s text:c="2"/>w i l l <text:s text:c="2"/>a l s o <text:s text:c="2"/>r e t a i n <text:s text:c="2"/>r e c o r d s <text:s text:c="2"/>i n a c c o r d a n c e <text:s text:c="2"/>w i t h <text:s text:c="2"/>r e l e v a n t <text:s text:c="2"/>l e g i s l a t i o n <text:s text:c="2"/>( 6 <text:s text:c="2"/>y e a r s f o l l o w i n g <text:s text:c="2"/>c o n t r a c t <text:s text:c="2"/>t e r m i n a t i o n , <text:s text:c="2"/>o r <text:s text:c="2"/>4 0 <text:s text:c="2"/>y e a r s <text:s text:c="2"/>f o r H e a l t h <text:s text:c="2"/>S u r v e i l l a n c e ) . F o r <text:s text:c="2"/>i n f o r m a t i o n : <text:s text:c="2"/>W e <text:s text:c="2"/>a r e <text:s text:c="2"/>h a p p y <text:s text:c="2"/>t o <text:s text:c="2"/>m e e t <text:s text:c="2"/>t h i s c l a u s e <text:s text:c="2"/>p r o v i d e d <text:s text:c="2"/>t h a t <text:s text:c="2"/>c o n f i d e n t i a l i t y <text:s text:c="2"/>i s m a i n t a i n e d <text:s text:c="2"/>t h r o u g h o u t . <text:s text:c="2"/>A s <text:s text:c="2"/>a b o v e , <text:s text:c="2"/>c o n f i d e n t i a l m e d i c a l <text:s text:c="2"/>r e c o r d s <text:s text:c="2"/>w i l l <text:s text:c="2"/>n o t <text:s text:c="2"/>b e <text:s text:c="2"/>p r o v i d e d <text:s text:c="2"/>t o <text:s text:c="2"/>t h e C u s t o m e r <text:s text:c="2"/>w i t h o u t <text:s text:c="2"/>t h e <text:s text:c="2"/>e x p r e s s <text:s text:c="2"/>w r i t t e n <text:s text:c="2"/>c o n s e n t <text:s text:c="2"/>o f e a c h <text:s text:c="2"/>d a t a <text:s text:c="2"/>s u b j e c t . <text:s text:c="2"/>I n <text:s text:c="2"/>t h e <text:s text:c="2"/>e v e n t <text:s text:c="2"/>o f <text:s text:c="2"/>a <text:s text:c="2"/>m a t e r i a l D e f a u l t , <text:s text:c="2"/>t h e <text:s text:c="2"/>C u s t o m e r ’ s <text:s text:c="2"/>r e a s o n a b l e <text:s text:c="2"/>c o s t s <text:s text:c="2"/>w i l l <text:s text:c="2"/>b e</text:p>
          </table:table-cell>
          <table:table-cell table:number-columns-repeated="1022"/>
        </table:table-row>
        <table:table-row table:style-name="ro1">
          <table:table-cell office:value-type="string" calcext:value-type="string">
            <text:p>C o n t r a c t <text:s text:c="2"/>P e r i o d : 3 . 3 . 1 <text:s text:c="10"/>f a i l s <text:s text:c="2"/>t o <text:s text:c="2"/>a c h i e v e <text:s text:c="2"/>a <text:s text:c="2"/>S e r v i c e <text:s text:c="2"/>L e v e l <text:s text:c="2"/>i n r e s p e c t <text:s text:c="2"/>o f <text:s text:c="2"/>e a c h <text:s text:c="2"/>e l e m e n t <text:s text:c="2"/>o f <text:s text:c="2"/>t h e <text:s text:c="2"/>S e r v i c e , <text:s text:c="2"/>t h e n <text:s text:c="2"/>t h e C u s t o m e r <text:s text:c="2"/>s h a l l <text:s text:c="2"/>m a k e <text:s text:c="2"/>a <text:s text:c="2"/>d e d u c t i o n <text:s text:c="2"/>f r o m <text:s text:c="2"/>t h e C o n t r a c t <text:s text:c="2"/>C h a r g e s <text:s text:c="2"/>i n <text:s text:c="2"/>a c c o r d a n c e <text:s text:c="2"/>w i t h A p p e n d i x <text:s text:c="2"/>A <text:s text:c="2"/>t o <text:s text:c="2"/>t h i s <text:s text:c="2"/>s c h e d u l e <text:s text:c="2"/>1 ; <text:s text:c="2"/>o r P a r t <text:s text:c="2"/>B 3 . 1 . 5 <text:s text:c="2"/>t h e <text:s text:c="2"/>S e r v i c e <text:s text:c="2"/>C r e d i t s <text:s text:c="2"/>t o <text:s text:c="2"/>b e <text:s text:c="2"/>a p p l i e d <text:s text:c="2"/>i n r e s p e c t <text:s text:c="2"/>o f <text:s text:c="2"/>t h e <text:s text:c="2"/>r e l e v a n t <text:s text:c="2"/>p e r i o d <text:s text:c="2"/>i n d i c a t i n g <text:s text:c="2"/>t h e f a i l u r e s <text:s text:c="2"/>a n d <text:s text:c="2"/>S e r v i c e <text:s text:c="2"/>L e v e l s <text:s text:c="2"/>t o <text:s text:c="2"/>w h i c h <text:s text:c="2"/>t h e <text:s text:c="2"/>S e r v i c e C r e d i t s <text:s text:c="2"/>r e l a t e ; <text:s text:c="2"/>a n d S c h e d u l e <text:s text:c="2"/>2 6 . 3 <text:s text:c="2"/>I f <text:s text:c="2"/>a <text:s text:c="2"/>M i l e s t o n e <text:s text:c="2"/>h a s <text:s text:c="2"/>n o t <text:s text:c="2"/>b e e n <text:s text:c="2"/>a c h i e v e d <text:s text:c="2"/>b y <text:s text:c="2"/>t h e r e l e v a n t <text:s text:c="2"/>M i l e s t o n e <text:s text:c="2"/>D a t e , <text:s text:c="2"/>t h e <text:s text:c="2"/>S e r v i c e <text:s text:c="2"/>P r o v i d e r s h a l l <text:s text:c="2"/>p a y <text:s text:c="2"/>t o <text:s text:c="2"/>t h e <text:s text:c="2"/>C u s t o m e r <text:s text:c="2"/>D e l a y <text:s text:c="2"/>P a y m e n t s <text:s text:c="2"/>i n a c c o r d a n c e <text:s text:c="2"/>w i t h <text:s text:c="2"/>t h e <text:s text:c="2"/>t a b l e <text:s text:c="2"/>a b o v e <text:s text:c="2"/>f o r <text:s text:c="2"/>e a c h <text:s text:c="2"/>d a y <text:s text:c="2"/>o f d e l a y <text:s text:c="2"/>f r o m <text:s text:c="2"/>a n d <text:s text:c="2"/>i n c l u d i n g <text:s text:c="2"/>t h e <text:s text:c="2"/>r e l e v a n t <text:s text:c="2"/>M i l e s t o n e D a t e <text:s text:c="2"/>u n t i l <text:s text:c="2"/>a n d <text:s text:c="2"/>i n c l u d i n g <text:s text:c="2"/>t h e <text:s text:c="2"/>d a t e <text:s text:c="2"/>o n <text:s text:c="2"/>w h i c h <text:s text:c="2"/>t h e r e l e v a n t <text:s text:c="2"/>M i l e s t o n e <text:s text:c="2"/>c r i t e r i a <text:s text:c="2"/>a r e <text:s text:c="2"/>a c t u a l l y <text:s text:c="2"/>a c h i e v e d a n d <text:s text:c="2"/>t h e <text:s text:c="2"/>C u s t o m e r <text:s text:c="2"/>p r o v i d e s <text:s text:c="2"/>t h e <text:s text:c="2"/>S e r v i c e <text:s text:c="2"/>P r o v i d e r w i t h <text:s text:c="2"/>c o n f i r m a t i o n <text:s text:c="2"/>i n <text:s text:c="2"/>w r i t i n g <text:s text:c="2"/>o f <text:s text:c="2"/>i t s <text:s text:c="2"/>s a t i s f a c t i o n <text:s text:c="2"/>t h a t t h e <text:s text:c="2"/>M i l e s t o n e <text:s text:c="2"/>h a s <text:s text:c="2"/>b e e n <text:s text:c="2"/>m e t .</text:p>
          </table:table-cell>
          <table:table-cell office:value-type="string" calcext:value-type="string">
            <text:p>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q u a l i t y <text:s text:c="2"/>s e r v i c e <text:s text:c="2"/>b e s p o k e <text:s text:c="2"/>t o <text:s text:c="2"/>t h e <text:s text:c="2"/>n e e d s <text:s text:c="2"/>o f <text:s text:c="2"/>t h e C u s t o m e r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T h e <text:s text:c="2"/>s u c c e s s <text:s text:c="2"/>o f <text:s text:c="2"/>t h e <text:s text:c="2"/>s e r v i c e <text:s text:c="2"/>c a n <text:s text:c="2"/>b e <text:s text:c="2"/>m e a s u r e d <text:s text:c="2"/>b y s i c k n e s s <text:s text:c="2"/>a b s e n c e <text:s text:c="2"/>a n d <text:s text:c="2"/>e m p l o y e e <text:s text:c="2"/>h e a l t h , <text:s text:c="2"/>w h i c h r e q u i r e s <text:s text:c="2"/>t h e <text:s text:c="2"/>C u s t o m e r <text:s text:c="2"/>a n d <text:s text:c="2"/>t h e <text:s text:c="2"/>O c c u p a t i o n a l H e a l t h <text:s text:c="2"/>s e r v i c e <text:s text:c="2"/>w o r k i n g <text:s text:c="2"/>i n <text:s text:c="2"/>p a r t n e r s h i p .</text:p>
          </table:table-cell>
          <table:table-cell table:number-columns-repeated="1022"/>
        </table:table-row>
        <table:table-row table:style-name="ro1">
          <table:table-cell office:value-type="string" calcext:value-type="string">
            <text:p>2 2 . 8 . 3 <text:s text:c="2"/>i f <text:s text:c="2"/>t h e <text:s text:c="2"/>S u p p l i e r <text:s text:c="2"/>w i s h e s <text:s text:c="2"/>t o <text:s text:c="2"/>b e <text:s text:c="2"/>p a i d <text:s text:c="2"/>t h e b a l a n c e <text:s text:c="2"/>o f <text:s text:c="2"/>t h e <text:s text:c="2"/>i n v o i c e <text:s text:c="2"/>w h i c h <text:s text:c="2"/>i s <text:s text:c="2"/>n o t <text:s text:c="2"/>i n <text:s text:c="2"/>d i s p u t e <text:s text:c="2"/>i t s h a l l <text:s text:c="2"/>i s s u e <text:s text:c="2"/>t o <text:s text:c="2"/>t h e <text:s text:c="2"/>U n i v e r s i t y <text:s text:c="2"/>a <text:s text:c="2"/>c r e d i t <text:s text:c="2"/>n o t e <text:s text:c="2"/>i n r e s p e c t <text:s text:c="2"/>o f <text:s text:c="2"/>t h e <text:s text:c="2"/>i n v o i c e <text:s text:c="2"/>i n <text:s text:c="2"/>d i s p u t e <text:s text:c="2"/>a n d <text:s text:c="2"/>a <text:s text:c="2"/>V a l i d I n v o i c e <text:s text:c="2"/>f o r <text:s text:c="2"/>o n l y <text:s text:c="2"/>t h e <text:s text:c="2"/>u n d i s p u t e d <text:s text:c="2"/>a m o u n t <text:s text:c="2"/>w h i c h t h e <text:s text:c="2"/>U n i v e r s i t y <text:s text:c="2"/>s h a l l <text:s text:c="2"/>p a y <text:s text:c="2"/>i n <text:s text:c="2"/>a c c o r d a n c e <text:s text:c="2"/>w i t h c l a u s e <text:s text:c="2"/>2 2 . 1 ; <text:s text:c="2"/>a n d 2 2 . 9 <text:s text:c="2"/>T h e <text:s text:c="2"/>S u p p l i e r <text:s text:c="2"/>m a y <text:s text:c="2"/>n o t <text:s text:c="2"/>s u s p e n d <text:s text:c="2"/>o r <text:s text:c="2"/>r e d u c e t h e <text:s text:c="2"/>s u p p l y <text:s text:c="2"/>o f <text:s text:c="2"/>t h e <text:s text:c="2"/>S e r v i c e s <text:s text:c="2"/>a s <text:s text:c="2"/>a <text:s text:c="2"/>r e s u l t <text:s text:c="2"/>o f <text:s text:c="2"/>a n y o v e r d u e , <text:s text:c="2"/>u n d i s p u t e d <text:s text:c="2"/>o r <text:s text:c="2"/>d i s p u t e d <text:s text:c="2"/>i n v o i c e <text:s text:c="2"/>o r <text:s text:c="2"/>o t h e r s u m s <text:s text:c="2"/>o w e d <text:s text:c="2"/>b y <text:s text:c="2"/>t h e <text:s text:c="2"/>U n i v e r s i t y . 2 4 . 3 <text:s text:c="2"/>W h e r e <text:s text:c="2"/>t h e <text:s text:c="2"/>U n i v e r s i t y <text:s text:c="2"/>i s <text:s text:c="2"/>r e q u i r e d <text:s text:c="2"/>b y <text:s text:c="2"/>l a w <text:s text:c="2"/>t o m a k e <text:s text:c="2"/>a n y <text:s text:c="2"/>t a x <text:s text:c="2"/>d e d u c t i o n <text:s text:c="2"/>o r <text:s text:c="2"/>w i t h h o l d i n g <text:s text:c="2"/>i n r e l a t i o n <text:s text:c="2"/>t o <text:s text:c="2"/>a n y <text:s text:c="2"/>p a y m e n t <text:s text:c="2"/>u n d e r <text:s text:c="2"/>t h i s <text:s text:c="2"/>A g r e e m e n t , t h e <text:s text:c="2"/>U n i v e r s i t y <text:s text:c="2"/>m a y <text:s text:c="2"/>d e d u c t <text:s text:c="2"/>o r <text:s text:c="2"/>w i t h h o l d <text:s text:c="2"/>s u c h a m o u n t <text:s text:c="2"/>f r o m <text:s text:c="2"/>s u c h <text:s text:c="2"/>p a y m e n t , <text:s text:c="2"/>r e m i t <text:s text:c="2"/>t h e <text:s text:c="2"/>a m o u n t <text:s text:c="2"/>t o t h e <text:s text:c="2"/>p r o p e r <text:s text:c="2"/>r e v e n u e <text:s text:c="2"/>o r <text:s text:c="2"/>o t h e r <text:s text:c="2"/>a u t h o r i t y <text:s text:c="2"/>a n d p r o v i d e <text:s text:c="2"/>t h e <text:s text:c="2"/>S u p p l i e r <text:s text:c="2"/>a s <text:s text:c="2"/>s o o n <text:s text:c="2"/>a s <text:s text:c="2"/>r e a s o n a b l y</text:p>
          </table:table-cell>
          <table:table-cell office:value-type="string" calcext:value-type="string">
            <text:p>w i t h i n <text:s text:c="2"/>a <text:s text:c="2"/>y e a r <text:s text:c="2"/>w i t h <text:s text:c="2"/>n o <text:s text:c="2"/>c o s t <text:s text:c="2"/>t o <text:s text:c="2"/>t h e <text:s text:c="2"/>U n i v e r s i t y , <text:s text:c="2"/>o f t h e <text:s text:c="2"/>m o n t h l y <text:s text:c="2"/>i n v o i c i n g <text:s text:c="2"/>a n d <text:s text:c="2"/>q u a r t e r l y <text:s text:c="2"/>M I <text:s text:c="2"/>( u n l e s s m o r e <text:s text:c="2"/>i s <text:s text:c="2"/>a g r e e d ) . W e <text:s text:c="2"/>a l s o <text:s text:c="2"/>r e q u e s t <text:s text:c="2"/>t h a t <text:s text:c="2"/>t h i s <text:s text:c="2"/>i s <text:s text:c="2"/>l i m i t e d <text:s text:c="2"/>t o <text:s text:c="2"/>t h e c o n t r a c t <text:s text:c="2"/>t e r m <text:s text:c="2"/>a n d <text:s text:c="2"/>a n y <text:s text:c="2"/>e x t e n s i o n s , <text:s text:c="2"/>i t <text:s text:c="2"/>i s <text:s text:c="2"/>n o t r e a s o n a b l e <text:s text:c="2"/>f o r <text:s text:c="2"/>t h e <text:s text:c="2"/>S u p p l i e r <text:s text:c="2"/>t o <text:s text:c="2"/>p r o v i d e p o t e n t i a l l y <text:s text:c="2"/>l i m i t l e s s <text:s text:c="2"/>r e p o r t s <text:s text:c="2"/>a t <text:s text:c="2"/>n o <text:s text:c="2"/>c o s t <text:s text:c="2"/>f o r <text:s text:c="2"/>7 <text:s text:c="2"/>y e a r s a f t e r <text:s text:c="2"/>t h e <text:s text:c="2"/>c o n t r a c t <text:s text:c="2"/>t e r m . W e <text:s text:c="2"/>w o u l d <text:s text:c="2"/>e x p e c t <text:s text:c="2"/>t h e <text:s text:c="2"/>U n i v e r s i t y <text:s text:c="2"/>t o <text:s text:c="2"/>p a y <text:s text:c="2"/>a n y <text:s text:c="2"/>s u m w h i c h <text:s text:c="2"/>i s <text:s text:c="2"/>n o t <text:s text:c="2"/>i n <text:s text:c="2"/>d i s p u t e , <text:s text:c="2"/>i t <text:s text:c="2"/>i s <text:s text:c="2"/>n o t <text:s text:c="2"/>u s u a l <text:s text:c="2"/>t o <text:s text:c="2"/>h a v e <text:s text:c="2"/>t o i s s u e <text:s text:c="2"/>2 <text:s text:c="2"/>i n v o i c e s <text:s text:c="2"/>t o <text:s text:c="2"/>r e c e i v e <text:s text:c="2"/>s u m s <text:s text:c="2"/>i n d i s p u t a b l y d u e . <text:s text:c="2"/>W e <text:s text:c="2"/>c a n <text:s text:c="2"/>d o <text:s text:c="2"/>t h i s <text:s text:c="2"/>i f <text:s text:c="2"/>n e c e s s a r y , <text:s text:c="2"/>b u t <text:s text:c="2"/>t h i s <text:s text:c="2"/>i s <text:s text:c="2"/>n o t n o r m a l <text:s text:c="2"/>p r a c t i c e . W e <text:s text:c="2"/>c a n <text:s text:c="2"/>c o n f i r m <text:s text:c="2"/>i n <text:s text:c="2"/>w r i t i n g <text:s text:c="2"/>t h e <text:s text:c="2"/>s u m <text:s text:c="2"/>i n <text:s text:c="2"/>d i s p u t e , h o w e v e r <text:s text:c="2"/>w e <text:s text:c="2"/>w o u l d <text:s text:c="2"/>n o t <text:s text:c="2"/>c o n s i d e r <text:s text:c="2"/>t h i s <text:s text:c="2"/>a <text:s text:c="2"/>c r e d i t n o t e <text:s text:c="2"/>a s <text:s text:c="2"/>n o <text:s text:c="2"/>c r e d i t <text:s text:c="2"/>w i l l <text:s text:c="2"/>b e <text:s text:c="2"/>c o n f e r r e d . <text:s text:c="2"/>T h e U n i v e r s i t y <text:s text:c="2"/>h a s <text:s text:c="2"/>s p e c i f i c a l l y <text:s text:c="2"/>r e q u e s t e d <text:s text:c="2"/>a <text:s text:c="2"/>r e t a i n e r f e e <text:s text:c="2"/>a n d <text:s text:c="2"/>p a y - a s - y o u - g o <text:s text:c="2"/>s e r v i c e , <text:s text:c="2"/>s e r v i c e s <text:s text:c="2"/>w i l l o n l y <text:s text:c="2"/>b e <text:s text:c="2"/>i n v o i c e d <text:s text:c="2"/>o n c e <text:s text:c="2"/>c o m p l e t e d . W e <text:s text:c="2"/>c a n n o t <text:s text:c="2"/>s i g n <text:s text:c="2"/>u p <text:s text:c="2"/>t o <text:s text:c="2"/>t h i s <text:s text:c="2"/>c l a u s e . <text:s text:c="2"/>W h e r e <text:s text:c="2"/>s u m s a r e <text:s text:c="2"/>o u t s t a n d i n g <text:s text:c="2"/>f o r <text:s text:c="2"/>o v e r <text:s text:c="2"/>9 0 <text:s text:c="2"/>d a y s <text:s text:c="2"/>w e <text:s text:c="2"/>w i l l <text:s text:c="2"/>h a v e <text:s text:c="2"/>t o c o n s i d e r <text:s text:c="2"/>s u s p e n d i n g <text:s text:c="2"/>s e r v i c e s . <text:s text:c="2"/>I t <text:s text:c="2"/>i s <text:s text:c="2"/>n o t r e a s o n a b l e <text:s text:c="2"/>t o <text:s text:c="2"/>e x p e c t <text:s text:c="2"/>a n <text:s text:c="2"/>S M E <text:s text:c="2"/>t o <text:s text:c="2"/>c o n t i n u e <text:s text:c="2"/>t o p e r f o r m <text:s text:c="2"/>s e r v i c e s <text:s text:c="2"/>i n <text:s text:c="2"/>t h e <text:s text:c="2"/>e v e n t <text:s text:c="2"/>o f <text:s text:c="2"/>t h e <text:s text:c="2"/>U n i v e r s i t y n o t <text:s text:c="2"/>p a y i n g . C l a u s e <text:s text:c="2"/>3 0 . 4 <text:s text:c="2"/>a l l o w s <text:s text:c="2"/>f o r <text:s text:c="2"/>t h e <text:s text:c="2"/>S u p p l i e r <text:s text:c="2"/>t o <text:s text:c="2"/>t e r m i n a t e t h e <text:s text:c="2"/>C o n t r a c t <text:s text:c="2"/>w h e r e <text:s text:c="2"/>t h e r e <text:s text:c="2"/>a r e <text:s text:c="2"/>3 <text:s text:c="2"/>o r <text:s text:c="2"/>m o r e <text:s text:c="2"/>i n v o i c e s o u t s t a n d i n g <text:s text:c="2"/>f o r <text:s text:c="2"/>m o r e <text:s text:c="2"/>t h a n <text:s text:c="2"/>3 0 <text:s text:c="2"/>d a y s , <text:s text:c="2"/>w h e r e <text:s text:c="2"/>a D i s p u t e <text:s text:c="2"/>R e s o l u t i o n <text:s text:c="2"/>P r o c e d u r e <text:s text:c="2"/>h a s <text:s text:c="2"/>n o t <text:s text:c="2"/>r e s o l v e d t h e <text:s text:c="2"/>m a t t e r <text:s text:c="2"/>w i t h i n <text:s text:c="2"/>3 0 <text:s text:c="2"/>d a y s , <text:s text:c="2"/>a f t e r <text:s text:c="2"/>p r o v i d i n g <text:s text:c="2"/>6 0 d a y s ’ <text:s text:c="2"/>n o t i c e <text:s text:c="2"/>t o <text:s text:c="2"/>t h e <text:s text:c="2"/>U n i v e r s i t y <text:s text:c="2"/>( u n l e s s <text:s text:c="2"/>s u m s <text:s text:c="2"/>a r e p a i d <text:s text:c="2"/>d u r i n g <text:s text:c="2"/>t h a t <text:s text:c="2"/>6 0 <text:s text:c="2"/>d a y s ) . <text:s text:c="2"/>W e <text:s text:c="2"/>w o u l d <text:s text:c="2"/>p r e f e r <text:s text:c="2"/>n o t t o <text:s text:c="2"/>t e r m i n a t e <text:s text:c="2"/>a n <text:s text:c="2"/>a g r e e m e n t <text:s text:c="2"/>w h e r e <text:s text:c="2"/>r e s o l u t i o n <text:s text:c="2"/>c a n b e <text:s text:c="2"/>f o u n d , <text:s text:c="2"/>h o w e v e r <text:s text:c="2"/>t h e s e <text:s text:c="2"/>c l a u s e s <text:s text:c="2"/>p u t <text:s text:c="2"/>u s <text:s text:c="2"/>a t <text:s text:c="2"/>r i s k o f <text:s text:c="2"/>p e r f o r m i n g <text:s text:c="2"/>s e r v i c e s <text:s text:c="2"/>f o r <text:s text:c="2"/>6 - 7 <text:s text:c="2"/>m o n t h s <text:s text:c="2"/>( i n v o i c e s a r e <text:s text:c="2"/>p r o v i d e d <text:s text:c="2"/>m o n t h l y ) <text:s text:c="2"/>f o r <text:s text:c="2"/>n o <text:s text:c="2"/>p a y m e n t , <text:s text:c="2"/>w h i c h <text:s text:c="2"/>i s a n <text:s text:c="2"/>u n a c c e p t a b l e <text:s text:c="2"/>r i s k . T h e s e <text:s text:c="2"/>c l a u s e s <text:s text:c="2"/>a r e <text:s text:c="2"/>n o t <text:s text:c="2"/>r e c i p r o c a l <text:s text:c="2"/>– <text:s text:c="2"/>p l e a s e a m e n d <text:s text:c="2"/>e i t h e r <text:s text:c="2"/>c l a u s e <text:s text:c="2"/>t o <text:s text:c="2"/>b a l a n c e <text:s text:c="2"/>w i t h <text:s text:c="2"/>t h e <text:s text:c="2"/>o t h e r . <text:s text:c="2"/>I f t h e <text:s text:c="2"/>U n i v e r s i t y <text:s text:c="2"/>c a n <text:s text:c="2"/>w i t h h o l d <text:s text:c="2"/>o r <text:s text:c="2"/>d e d u c t <text:s text:c="2"/>p a y m e n t , t h e <text:s text:c="2"/>S u p p l i e r <text:s text:c="2"/>m u s t <text:s text:c="2"/>b e <text:s text:c="2"/>a b l e <text:s text:c="2"/>t o <text:s text:c="2"/>d o <text:s text:c="2"/>t h e <text:s text:c="2"/>s a m e <text:s text:c="2"/>– <text:s text:c="2"/>o r e l s e <text:s text:c="2"/>i f <text:s text:c="2"/>t h e <text:s text:c="2"/>S u p p l i e r <text:s text:c="2"/>m u s t <text:s text:c="2"/>p a y <text:s text:c="2"/>t h e <text:s text:c="2"/>a m o u n t <text:s text:c="2"/>d u e <text:s text:c="2"/>t o t h e <text:s text:c="2"/>U n i v e r s i t y <text:s text:c="2"/>i n <text:s text:c="2"/>f u l l , <text:s text:c="2"/>t h e n <text:s text:c="2"/>t h e <text:s text:c="2"/>U n i v e r s i t y <text:s text:c="2"/>m u s t a g r e e <text:s text:c="2"/>t o <text:s text:c="2"/>d o <text:s text:c="2"/>t h e <text:s text:c="2"/>s a m e .</text:p>
          </table:table-cell>
          <table:table-cell table:number-columns-repeated="1022"/>
        </table:table-row>
        <table:table-row table:style-name="ro1">
          <table:table-cell office:value-type="string" calcext:value-type="string">
            <text:p>p r a c t i c a b l e <text:s text:c="2"/>a f t e r w a r d s <text:s text:c="2"/>w i t h <text:s text:c="2"/>a n <text:s text:c="2"/>o f f i c i a l <text:s text:c="2"/>r e c e i p t e v i d e n c i n g <text:s text:c="2"/>s u c h <text:s text:c="2"/>p a y m e n t <text:s text:c="2"/>t o g e t h e r <text:s text:c="2"/>w i t h <text:s text:c="2"/>s u c h o t h e r <text:s text:c="2"/>d o c u m e n t a t i o n <text:s text:c="2"/>a s <text:s text:c="2"/>t h e <text:s text:c="2"/>S u p p l i e r <text:s text:c="2"/>m a y r e a s o n a b l y <text:s text:c="2"/>r e q u i r e <text:s text:c="2"/>i n <text:s text:c="2"/>m a k i n g <text:s text:c="2"/>s u b m i s s i o n <text:s text:c="2"/>t o <text:s text:c="2"/>a n y r e v e n u e <text:s text:c="2"/>a n d <text:s text:c="2"/>o t h e r <text:s text:c="2"/>a u t h o r i t y . 2 4 . 4 <text:s text:c="2"/>A l l <text:s text:c="2"/>s u m s <text:s text:c="2"/>p a y a b l e <text:s text:c="2"/>b y <text:s text:c="2"/>t h e <text:s text:c="2"/>S u p p l i e r <text:s text:c="2"/>t o <text:s text:c="2"/>t h e U n i v e r s i t y <text:s text:c="2"/>u n d e r <text:s text:c="2"/>o r <text:s text:c="2"/>i n <text:s text:c="2"/>r e s p e c t <text:s text:c="2"/>o f <text:s text:c="2"/>t h i s <text:s text:c="2"/>A g r e e m e n t s h a l l <text:s text:c="2"/>b e <text:s text:c="2"/>p a i d <text:s text:c="2"/>f r e e <text:s text:c="2"/>a n d <text:s text:c="2"/>c l e a r <text:s text:c="2"/>o f <text:s text:c="2"/>a n y <text:s text:c="2"/>d e d u c t i o n s , w i t h h o l d i n g s , <text:s text:c="2"/>s e t - o f f s <text:s text:c="2"/>o r <text:s text:c="2"/>c o u n t e r c l a i m s , <text:s text:c="2"/>s a v e o n l y <text:s text:c="2"/>a s <text:s text:c="2"/>m a y <text:s text:c="2"/>b e <text:s text:c="2"/>r e q u i r e d <text:s text:c="2"/>b y <text:s text:c="2"/>l a w <text:s text:c="2"/>o r <text:s text:c="2"/>u n d e r <text:s text:c="2"/>c l a u s e 2 2 . 1 1 . <text:s text:c="2"/>S h o u l d <text:s text:c="2"/>t h e <text:s text:c="2"/>S u p p l i e r <text:s text:c="2"/>b e <text:s text:c="2"/>r e q u i r e d <text:s text:c="2"/>b y <text:s text:c="2"/>l a w <text:s text:c="2"/>t o m a k e <text:s text:c="2"/>a <text:s text:c="2"/>d e d u c t i o n <text:s text:c="2"/>o r <text:s text:c="2"/>w i t h h o l d i n g <text:s text:c="2"/>f r o m <text:s text:c="2"/>a n y <text:s text:c="2"/>s u c h s u m <text:s text:c="2"/>t h e <text:s text:c="2"/>S u p p l i e r <text:s text:c="2"/>s h a l l <text:s text:c="2"/>p a y <text:s text:c="2"/>t o <text:s text:c="2"/>t h e <text:s text:c="2"/>U n i v e r s i t y s u c h <text:s text:c="2"/>s u m <text:s text:c="2"/>a s <text:s text:c="2"/>w i l l , <text:s text:c="2"/>a f t e r <text:s text:c="2"/>t h e <text:s text:c="2"/>d e d u c t i o n <text:s text:c="2"/>o r w i t h h o l d i n g <text:s text:c="2"/>h a s <text:s text:c="2"/>b e e n <text:s text:c="2"/>m a d e , <text:s text:c="2"/>l e a v e <text:s text:c="2"/>t h e U n i v e r s i t y <text:s text:c="2"/>w i t h <text:s text:c="2"/>t h e <text:s text:c="2"/>s a m e <text:s text:c="2"/>a m o u n t <text:s text:c="2"/>a s <text:s text:c="2"/>t h e U n i v e r s i t y <text:s text:c="2"/>w o u l d <text:s text:c="2"/>h a v e <text:s text:c="2"/>r e c e i v e d <text:s text:c="2"/>h a d <text:s text:c="2"/>n o d e d u c t i o n <text:s text:c="2"/>o r <text:s text:c="2"/>w i t h h o l d i n g <text:s text:c="2"/>b e e n <text:s text:c="2"/>m a d e . 2 7 . 4 <text:s text:c="2"/>T h e <text:s text:c="2"/>S u p p l i e r <text:s text:c="2"/>a c k n o w l e d g e s <text:s text:c="2"/>t h a t <text:s text:c="2"/>t h e U n i v e r s i t y <text:s text:c="2"/>m a y , <text:s text:c="2"/>a c t i n g <text:s text:c="2"/>i n <text:s text:c="2"/>a c c o r d a n c e <text:s text:c="2"/>w i t h <text:s text:c="2"/>t h e S e c r e t a r y <text:s text:c="2"/>o f <text:s text:c="2"/>S t a t e <text:s text:c="2"/>f o r <text:s text:c="2"/>C o n s t i t u t i o n a l <text:s text:c="2"/>A f f a i r s ' C o d e <text:s text:c="2"/>o f <text:s text:c="2"/>P r a c t i c e <text:s text:c="2"/>o n <text:s text:c="2"/>t h e <text:s text:c="2"/>d i s c h a r g e <text:s text:c="2"/>o f <text:s text:c="2"/>f u n c t i o n s o f <text:s text:c="2"/>p u b l i c <text:s text:c="2"/>a u t h o r i t i e s <text:s text:c="2"/>u n d e r <text:s text:c="2"/>P a r t <text:s text:c="2"/>I <text:s text:c="2"/>o f <text:s text:c="2"/>t h e <text:s text:c="2"/>F O I A <text:s text:c="2"/>a n d t h e <text:s text:c="2"/>C o d e <text:s text:c="2"/>o f <text:s text:c="2"/>P r a c t i c e <text:s text:c="2"/>o n <text:s text:c="2"/>t h e <text:s text:c="2"/>d i s c h a r g e <text:s text:c="2"/>o f <text:s text:c="2"/>t h e o b l i g a t i o n s <text:s text:c="2"/>o f <text:s text:c="2"/>p u b l i c <text:s text:c="2"/>a u t h o r i t i e s <text:s text:c="2"/>u n d e r <text:s text:c="2"/>t h e <text:s text:c="2"/>E I R ( t o g e t h e r <text:s text:c="2"/>t h e <text:s text:c="2"/>“ C o d e s ” ) , <text:s text:c="2"/>b e <text:s text:c="2"/>r e q u i r e d <text:s text:c="2"/>u n d e r <text:s text:c="2"/>t h e F O I A <text:s text:c="2"/>o r <text:s text:c="2"/>t h e <text:s text:c="2"/>E I R <text:s text:c="2"/>a s <text:s text:c="2"/>a p p r o p r i a t e <text:s text:c="2"/>t o <text:s text:c="2"/>d i s c l o s e I n f o r m a t i o n <text:s text:c="2"/>( i n c l u d i n g <text:s text:c="2"/>C o m m e r c i a l l y <text:s text:c="2"/>S e n s i t i v e I n f o r m a t i o n ) <text:s text:c="2"/>c o n c e r n i n g <text:s text:c="2"/>t h e <text:s text:c="2"/>S u p p l i e r <text:s text:c="2"/>o r <text:s text:c="2"/>i t s b u s i n e s s : 2 7 . 4 . 1 <text:s text:c="2"/>w i t h o u t <text:s text:c="2"/>c o n s u l t i n g <text:s text:c="2"/>o r <text:s text:c="2"/>o b t a i n i n g <text:s text:c="2"/>c o n s e n t f r o m <text:s text:c="2"/>t h e <text:s text:c="2"/>S u p p l i e r ; <text:s text:c="2"/>o r 2 7 . 4 . 2 <text:s text:c="2"/>f o l l o w i n g <text:s text:c="2"/>c o n s u l t a t i o n <text:s text:c="2"/>w i t h <text:s text:c="2"/>t h e <text:s text:c="2"/>S u p p l i e r a n d <text:s text:c="2"/>h a v i n g <text:s text:c="2"/>t a k e n <text:s text:c="2"/>i t s <text:s text:c="2"/>v i e w s <text:s text:c="2"/>i n t o <text:s text:c="2"/>a c c o u n t , p r o v i d e d <text:s text:c="2"/>t h a t <text:s text:c="2"/>w h e r e <text:s text:c="2"/>c l a u s e <text:s text:c="2"/>2 7 . 4 . 2 <text:s text:c="2"/>a p p l i e s , <text:s text:c="2"/>t h e U n i v e r s i t y <text:s text:c="2"/>w i l l , <text:s text:c="2"/>i n <text:s text:c="2"/>a c c o r d a n c e <text:s text:c="2"/>w i t h <text:s text:c="2"/>t h e r e c o m m e n d a t i o n s <text:s text:c="2"/>o f <text:s text:c="2"/>t h e <text:s text:c="2"/>C o d e s , <text:s text:c="2"/>n o t i f y <text:s text:c="2"/>t h e S u p p l i e r <text:s text:c="2"/>o f <text:s text:c="2"/>a <text:s text:c="2"/>R e q u e s t <text:s text:c="2"/>F o r <text:s text:c="2"/>I n f o r m a t i o n <text:s text:c="2"/>t o <text:s text:c="2"/>t h e e x t e n t <text:s text:c="2"/>t h a t <text:s text:c="2"/>i t <text:s text:c="2"/>i s <text:s text:c="2"/>p e r m i s s i b l e <text:s text:c="2"/>a n d <text:s text:c="2"/>r e a s o n a b l y</text:p>
          </table:table-cell>
          <table:table-cell office:value-type="string" calcext:value-type="string">
            <text:p>A s <text:s text:c="2"/>w r i t t e n , <text:s text:c="2"/>t h e <text:s text:c="2"/>U n i v e r s i t y <text:s text:c="2"/>m a y <text:s text:c="2"/>w i t h h o l d <text:s text:c="2"/>o r d e d u c t <text:s text:c="2"/>p a y m e n t , <text:s text:c="2"/>b u t <text:s text:c="2"/>t h e <text:s text:c="2"/>S u p p l i e r <text:s text:c="2"/>i n <text:s text:c="2"/>t h e <text:s text:c="2"/>s a m e e v e n t <text:s text:c="2"/>m u s t <text:s text:c="2"/>p a y <text:s text:c="2"/>t h e <text:s text:c="2"/>s a m e <text:s text:c="2"/>a m o u n t . <text:s text:c="2"/>I t <text:s text:c="2"/>i s <text:s text:c="2"/>u n l i k e l y u n d e r <text:s text:c="2"/>t h i s <text:s text:c="2"/>a g r e e m e n t <text:s text:c="2"/>t h a t <text:s text:c="2"/>a n y <text:s text:c="2"/>s u m s <text:s text:c="2"/>w i l l <text:s text:c="2"/>b e <text:s text:c="2"/>d u e f r o m <text:s text:c="2"/>t h e <text:s text:c="2"/>S u p p l i e r <text:s text:c="2"/>t o <text:s text:c="2"/>t h e <text:s text:c="2"/>U n i v e r s i t y , <text:s text:c="2"/>b u t <text:s text:c="2"/>w e r e q u e s t <text:s text:c="2"/>t e r m s <text:s text:c="2"/>a r e <text:s text:c="2"/>r e c i p r o c a l <text:s text:c="2"/>a n d <text:s text:c="2"/>f a i r <text:s text:c="2"/>t o <text:s text:c="2"/>b o t h p a r t i e s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text:p>
          </table:table-cell>
          <table:table-cell table:number-columns-repeated="1022"/>
        </table:table-row>
        <table:table-row table:style-name="ro1">
          <table:table-cell office:value-type="string" calcext:value-type="string">
            <text:p>p r a c t i c a l <text:s text:c="2"/>f o r <text:s text:c="2"/>i t <text:s text:c="2"/>t o <text:s text:c="2"/>d o <text:s text:c="2"/>s o <text:s text:c="2"/>b u t <text:s text:c="2"/>t h e <text:s text:c="2"/>U n i v e r s i t y <text:s text:c="2"/>s h a l l b e <text:s text:c="2"/>r e s p o n s i b l e <text:s text:c="2"/>f o r <text:s text:c="2"/>d e t e r m i n i n g <text:s text:c="2"/>i n <text:s text:c="2"/>i t s <text:s text:c="2"/>a b s o l u t e d i s c r e t i o n <text:s text:c="2"/>w h e t h e r <text:s text:c="2"/>a n y <text:s text:c="2"/>I n f o r m a t i o n <text:s text:c="2"/>i s <text:s text:c="2"/>e x e m p t f r o m <text:s text:c="2"/>d i s c l o s u r e <text:s text:c="2"/>i n <text:s text:c="2"/>a c c o r d a n c e <text:s text:c="2"/>w i t h <text:s text:c="2"/>t h e <text:s text:c="2"/>F O I A a n d / o r <text:s text:c="2"/>t h e <text:s text:c="2"/>E I R s <text:s text:c="2"/>( a s <text:s text:c="2"/>a p p l i c a b l e ) . 3 1 . 3 . 2 <text:s text:c="2"/>t h e <text:s text:c="2"/>s u p p l i e r <text:s text:c="2"/>s h a l l : ( a ) <text:s text:c="22"/>i m m e d i a t e l y <text:s text:c="2"/>r e f u n d <text:s text:c="2"/>t o <text:s text:c="2"/>t h e <text:s text:c="2"/>U n i v e r s i t y a n y <text:s text:c="2"/>a m o u n t <text:s text:c="2"/>w h i c h <text:s text:c="2"/>i t <text:s text:c="2"/>m a y <text:s text:c="2"/>h a v e <text:s text:c="2"/>b e e n <text:s text:c="2"/>p a i d <text:s text:c="2"/>i n a d v a n c e <text:s text:c="2"/>i n <text:s text:c="2"/>r e s p e c t <text:s text:c="2"/>o f <text:s text:c="2"/>S e r v i c e s <text:s text:c="2"/>t h a t <text:s text:c="2"/>h a v e <text:s text:c="2"/>n o t b e e n <text:s text:c="2"/>s u p p l i e d ; ( b ) <text:s text:c="4"/>i m m e d i a t e l y <text:s text:c="2"/>d e l i v e r <text:s text:c="2"/>t o <text:s text:c="2"/>t h e <text:s text:c="2"/>U n i v e r s i t y <text:s text:c="2"/>( o r , <text:s text:c="2"/>a t t h e <text:s text:c="2"/>U n i v e r s i t y ’ s <text:s text:c="2"/>w r i t t e n <text:s text:c="2"/>r e q u e s t <text:s text:c="2"/>d e s t r o y , <text:s text:c="2"/>i n <text:s text:c="2"/>t h e m a n n e r <text:s text:c="2"/>s p e c i f i e d <text:s text:c="2"/>b y <text:s text:c="2"/>t h e <text:s text:c="2"/>U n i v e r s i t y ) <text:s text:c="2"/>a l l D e l i v e r a b l e s , <text:s text:c="2"/>w h e t h e r <text:s text:c="2"/>o r <text:s text:c="2"/>n o t <text:s text:c="2"/>t h e n <text:s text:c="2"/>c o m p l e t e . <text:s text:c="2"/>A l l I n t e l l e c t u a l <text:s text:c="2"/>P r o p e r t y <text:s text:c="2"/>R i g h t s <text:s text:c="2"/>i n <text:s text:c="2"/>s u c h <text:s text:c="2"/>m a t e r i a l s s h a l l <text:s text:c="2"/>a u t o m a t i c a l l y <text:s text:c="2"/>p a s s <text:s text:c="2"/>t o <text:s text:c="2"/>t h e <text:s text:c="2"/>U n i v e r s i t y <text:s text:c="2"/>( t o <text:s text:c="2"/>t h e e x t e n t <text:s text:c="2"/>t h a t <text:s text:c="2"/>t h e y <text:s text:c="2"/>h a v e <text:s text:c="2"/>n o t <text:s text:c="2"/>a l r e a d y <text:s text:c="2"/>u n d e r <text:s text:c="2"/>c l a u s e 2 5 ) ;</text:p>
          </table:table-cell>
          <table:table-cell office:value-type="string" calcext:value-type="string">
            <text:p>S e r v i c e s <text:s text:c="2"/>a r e <text:s text:c="2"/>i n v o i c e d <text:s text:c="2"/>m o n t h l y <text:s text:c="2"/>i n <text:s text:c="2"/>a r r e a r s , <text:s text:c="2"/>n o p a y m e n t <text:s text:c="2"/>w i l l <text:s text:c="2"/>h a v e <text:s text:c="2"/>b e e n <text:s text:c="2"/>m a d e <text:s text:c="2"/>i n <text:s text:c="2"/>a d v a n c e <text:s text:c="2"/>f o r s e r v i c e s <text:s text:c="2"/>n o t <text:s text:c="2"/>s u p p l i e d . B y <text:s text:c="2"/>“ I n t e l e c t u a l <text:s text:c="2"/>P r o p e r t y <text:s text:c="2"/>R i g h t s ” <text:s text:c="2"/>w e <text:s text:c="2"/>u n d e r s t a n d t h i s <text:s text:c="2"/>t o <text:s text:c="2"/>m e a n <text:s text:c="2"/>U n i v e r s i t y <text:s text:c="2"/>d a t a , <text:s text:c="2"/>s u c h <text:s text:c="2"/>a s <text:s text:c="2"/>d a t a e n t e r e d <text:s text:c="2"/>i n t o <text:s text:c="2"/>f o r m s <text:s text:c="2"/>a n d <text:s text:c="2"/>q u e s t i o n n a i r e s <text:s text:c="2"/>– o t h e r w i s e <text:s text:c="2"/>k n o w n <text:s text:c="2"/>a s <text:s text:c="2"/>“ I n t e l l e c t u a l <text:s text:c="2"/>C o n t e n t ” . F o r <text:s text:c="2"/>c l a r i t y , <text:s text:c="2"/>n o <text:s text:c="2"/>H e a l e s <text:s text:c="2"/>I n t e l l e c t u a l <text:s text:c="2"/>P r o p e r t y <text:s text:c="2"/>( s u c h a s <text:s text:c="2"/>o u r <text:s text:c="2"/>s y s t e m s , <text:s text:c="2"/>p r o c e s s e s <text:s text:c="2"/>e t c ) <text:s text:c="2"/>w i l l <text:s text:c="2"/>b e <text:s text:c="2"/>p a s s e d t o <text:s text:c="2"/>t h e <text:s text:c="2"/>U n i v e r s i t y <text:s text:c="2"/>u p o n <text:s text:c="2"/>c o n t r a c t <text:s text:c="2"/>e n d , <text:s text:c="2"/>o r t e r m i n a t i o n . <text:s text:c="2"/>A c c e s s <text:s text:c="2"/>t o <text:s text:c="2"/>t h e <text:s text:c="2"/>H e a l e s <text:s text:c="2"/>M e d i c a l</text:p>
          </table:table-cell>
          <table:table-cell table:number-columns-repeated="1022"/>
        </table:table-row>
        <table:table-row table:style-name="ro1">
          <table:table-cell office:value-type="string" calcext:value-type="string">
            <text:p>1 1 . 2 <text:s text:c="2"/>T h e <text:s text:c="2"/>S u p p l i e r <text:s text:c="2"/>s h a l l <text:s text:c="2"/>r e p l a c e <text:s text:c="2"/>a n y <text:s text:c="2"/>o f <text:s text:c="2"/>t h e S u p p l i e r <text:s text:c="2"/>P e r s o n n e l <text:s text:c="2"/>w h o <text:s text:c="2"/>t h e <text:s text:c="2"/>U n i v e r s i t y r e a s o n a b l y <text:s text:c="2"/>d e c i d e s <text:s text:c="2"/>h a v e <text:s text:c="2"/>f a i l e d <text:s text:c="2"/>t o <text:s text:c="2"/>c a r r y <text:s text:c="2"/>o u t <text:s text:c="2"/>t h e i r d u t i e s <text:s text:c="2"/>i n <text:s text:c="2"/>a c c o r d a n c e <text:s text:c="2"/>w i t h <text:s text:c="2"/>t h e <text:s text:c="2"/>r e q u i r e m e n t s <text:s text:c="2"/>o f t h i s <text:s text:c="2"/>A g r e e m e n t <text:s text:c="2"/>o r <text:s text:c="2"/>a r e <text:s text:c="2"/>i n <text:s text:c="2"/>b r e a c h <text:s text:c="2"/>o f <text:s text:c="2"/>a n y A p p l i c a b l e <text:s text:c="2"/>t h e <text:s text:c="2"/>U n i v e r s i t y <text:s text:c="2"/>P o l i c i e s . 1 5 . 2 <text:s text:c="2"/>T h e <text:s text:c="2"/>S u p p l i e r <text:s text:c="2"/>s h a l l <text:s text:c="2"/>( a t <text:s text:c="2"/>n o <text:s text:c="2"/>c o s t <text:s text:c="2"/>t o <text:s text:c="2"/>t h e U n i v e r s i t y ) : 1 5 . 2 . 1 <text:s text:c="2"/>p r o v i d e <text:s text:c="2"/>t o <text:s text:c="2"/>t h e <text:s text:c="2"/>U n i v e r s i t y <text:s text:c="2"/>s u c h r e p o r t s , <text:s text:c="2"/>i n <text:s text:c="2"/>s u c h <text:s text:c="2"/>f o r m a t <text:s text:c="2"/>a n d <text:s text:c="2"/>a t s u c h <text:s text:c="2"/>f r e q u e n c y , <text:s text:c="2"/>a s <text:s text:c="2"/>m a y <text:s text:c="2"/>b e r e a s o n a b l y <text:s text:c="2"/>r e q u e s t e d <text:s text:c="2"/>b y <text:s text:c="2"/>t h e U n i v e r s i t y ;</text:p>
          </table:table-cell>
          <table:table-cell office:value-type="string" calcext:value-type="string">
            <text:p>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q u a l i t y <text:s text:c="2"/>s e r v i c e <text:s text:c="2"/>b e s p o k e <text:s text:c="2"/>t o <text:s text:c="2"/>t h e <text:s text:c="2"/>n e e d s <text:s text:c="2"/>o f <text:s text:c="2"/>t h e U n i v e r s i t y , <text:s text:c="2"/>a n d <text:s text:c="2"/>i n n o v a t e <text:s text:c="2"/>o u r <text:s text:c="2"/>s e r v i c e s <text:s text:c="2"/>t o <text:s text:c="2"/>p r o v i d e m o d e r n <text:s text:c="2"/>a n d <text:s text:c="2"/>c u t t i n g <text:s text:c="2"/>e d g e <text:s text:c="2"/>O c c u p a t i o n a l <text:s text:c="2"/>H e a l t h . W e <text:s text:c="2"/>w o r k <text:s text:c="2"/>i n <text:s text:c="2"/>p a r t n e r s h i p <text:s text:c="2"/>w i t h <text:s text:c="2"/>o u r <text:s text:c="2"/>c l i e n t s <text:s text:c="2"/>t o p r o v i d e <text:s text:c="2"/>a <text:s text:c="2"/>s e r v i c e <text:s text:c="2"/>b e s p o k e <text:s text:c="2"/>t o <text:s text:c="2"/>e a c h <text:s text:c="2"/>o r g a n i s a t i o n . W e <text:s text:c="2"/>d o <text:s text:c="2"/>n o t <text:s text:c="2"/>h a v e <text:s text:c="2"/>a n y <text:s text:c="2"/>c u r r e n t <text:s text:c="2"/>c l i e n t <text:s text:c="2"/>r e l a t i o n s h i p s t h a t <text:s text:c="2"/>f e a t u r e <text:s text:c="2"/>s e r v i c e <text:s text:c="2"/>c r e d i t s <text:s text:c="2"/>o r <text:s text:c="2"/>d e l a y <text:s text:c="2"/>p a y m e n t s , w h i c h <text:s text:c="2"/>h a s <text:s text:c="2"/>a l l o w e d <text:s text:c="2"/>u s <text:s text:c="2"/>t o <text:s text:c="2"/>m a i n t a i n <text:s text:c="2"/>p o s i t i v e r e l a t i o n s h i p s <text:s text:c="2"/>w i t h <text:s text:c="2"/>o u r <text:s text:c="2"/>c l i e n t s <text:s text:c="2"/>f o r <text:s text:c="2"/>m a n y <text:s text:c="2"/>y e a r s , s o m e <text:s text:c="2"/>f o r <text:s text:c="2"/>o v e r <text:s text:c="2"/>1 4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P l e a s e <text:s text:c="2"/>a d d : <text:s text:c="2"/>T h e <text:s text:c="2"/>U n i v e r s i t y <text:s text:c="2"/>w i l l <text:s text:c="2"/>s u p p l y <text:s text:c="2"/>t h e S u p p l i e r <text:s text:c="2"/>w i t h <text:s text:c="2"/>r e a s o n s <text:s text:c="2"/>i n <text:s text:c="2"/>w r i t i n g <text:s text:c="2"/>f o r <text:s text:c="2"/>r e q u i r i n g <text:s text:c="2"/>t h e r e p l a c e m e n t <text:s text:c="2"/>o f <text:s text:c="2"/>S u p p l i e r <text:s text:c="2"/>P e r s o n n e l . <text:s text:c="2"/>W h e r e <text:s text:c="2"/>t h e S u p p l i e r <text:s text:c="2"/>d o e s <text:s text:c="2"/>n o t <text:s text:c="2"/>a g r e e <text:s text:c="2"/>w i t h <text:s text:c="2"/>t h e <text:s text:c="2"/>r e a s o n s p r o v i d e d , <text:s text:c="2"/>t h e r e <text:s text:c="2"/>w i l l <text:s text:c="2"/>b e <text:s text:c="2"/>a n <text:s text:c="2"/>i n v e s t i g a t i o n <text:s text:c="2"/>i n t o <text:s text:c="2"/>a n y i s s u e <text:s text:c="2"/>a n d <text:s text:c="2"/>r i g h t <text:s text:c="2"/>o f <text:s text:c="2"/>a p p e a l . W e <text:s text:c="2"/>h a v e <text:s text:c="2"/>a s k e d <text:s text:c="2"/>f o r <text:s text:c="2"/>t h i s <text:s text:c="2"/>a m e n d m e n t <text:s text:c="2"/>b a s e d <text:s text:c="2"/>u p o n h i s t o r i c a l <text:s text:c="2"/>e x p e r i e n c e <text:s text:c="2"/>a s <text:s text:c="2"/>( m a n y <text:s text:c="2"/>y e a r s <text:s text:c="2"/>a g o ) <text:s text:c="2"/>a q u a l i f i e d , <text:s text:c="2"/>e x p e r i e n c e d <text:s text:c="2"/>m e m b e r <text:s text:c="2"/>o f <text:s text:c="2"/>s t a f f <text:s text:c="2"/>w a s r e q u e s t e d <text:s text:c="2"/>t o <text:s text:c="2"/>b e <text:s text:c="2"/>r e m o v e d <text:s text:c="2"/>f r o m <text:s text:c="2"/>a <text:s text:c="2"/>c o n t r a c t <text:s text:c="2"/>b a s e d u p o n <text:s text:c="2"/>a <text:s text:c="2"/>s i n g l e <text:s text:c="2"/>i n d i v i d u a l ’ s <text:s text:c="2"/>( H R , <text:s text:c="2"/>n o t <text:s text:c="2"/>p a t i e n t ’ s ) r e q u e s t . <text:s text:c="2"/>T h e r e <text:s text:c="2"/>w a s <text:s text:c="2"/>n o <text:s text:c="2"/>e v i d e n c e <text:s text:c="2"/>p r o v i d e d <text:s text:c="2"/>t o s u p p o r t <text:s text:c="2"/>t h e <text:s text:c="2"/>r e q u e s t <text:s text:c="2"/>a t <text:s text:c="2"/>a n y <text:s text:c="2"/>p o i n t <text:s text:c="2"/>d e s p i t e r e p e a t e d <text:s text:c="2"/>r e q u e s t s <text:s text:c="2"/>a n d <text:s text:c="2"/>a n d <text:s text:c="2"/>w e <text:s text:c="2"/>c o u l d <text:s text:c="2"/>o n l y c o n c l u d e <text:s text:c="2"/>t h a t <text:s text:c="2"/>t h e <text:s text:c="2"/>r e q u e s t <text:s text:c="2"/>w a s <text:s text:c="2"/>p e r s o n a l l y <text:s text:c="2"/>o r r a c i a l l y <text:s text:c="2"/>m o t i v a t e d . M I <text:s text:c="2"/>r e p o r t s <text:s text:c="2"/>w i l l <text:s text:c="2"/>b e <text:s text:c="2"/>p r o v i d e d <text:s text:c="2"/>q u a r t e r l y , <text:s text:c="2"/>o r <text:s text:c="2"/>m o r e o f t e n <text:s text:c="2"/>i f <text:s text:c="2"/>a g r e e d . <text:s text:c="2"/>I n v o i c e s <text:s text:c="2"/>a r e <text:s text:c="2"/>a c c o m p a n i e d <text:s text:c="2"/>b y <text:s text:c="2"/>a d e t a i l e d <text:s text:c="2"/>b r e a k d o w n <text:s text:c="2"/>m o n t h l y . <text:s text:c="2"/>U n i v e r s i t y <text:s text:c="2"/>s y s t e m u s e r s <text:s text:c="2"/>w i t h <text:s text:c="2"/>a p p r o p r i a t e <text:s text:c="2"/>p e r m i s s i o n s <text:s text:c="2"/>c a n <text:s text:c="2"/>r u n r e p o r t s <text:s text:c="2"/>d i r e c t l y <text:s text:c="2"/>f r o m <text:s text:c="2"/>t h e <text:s text:c="2"/>s y s t e m <text:s text:c="2"/>a t <text:s text:c="2"/>a n y <text:s text:c="2"/>t i m e . T h i s <text:s text:c="2"/>c l a u s e <text:s text:c="2"/>d o e s <text:s text:c="2"/>n o t <text:s text:c="2"/>p r o v i d e <text:s text:c="2"/>a n <text:s text:c="2"/>i n d i c a t i o n <text:s text:c="2"/>o f <text:s text:c="2"/>t h e f r e q u e n c y <text:s text:c="2"/>o f , <text:s text:c="2"/>o r <text:s text:c="2"/>l i m i t <text:s text:c="2"/>t o , <text:s text:c="2"/>a n y <text:s text:c="2"/>o t h e r <text:s text:c="2"/>r e p o r t g e n e r a t i o n . <text:s text:c="2"/>W e <text:s text:c="2"/>w o u l d <text:s text:c="2"/>r e q u e s t <text:s text:c="2"/>a <text:s text:c="2"/>r e a s o n a b l e <text:s text:c="2"/>c a p o n <text:s text:c="2"/>t h e <text:s text:c="2"/>n u m b e r <text:s text:c="2"/>o f <text:s text:c="2"/>r e p o r t s <text:s text:c="2"/>t h a t <text:s text:c="2"/>c a n <text:s text:c="2"/>b e <text:s text:c="2"/>r e q u e s t e d</text:p>
          </table:table-cell>
          <table:table-cell table:number-columns-repeated="1022"/>
        </table:table-row>
        <table:table-row table:style-name="ro1">
          <table:table-cell office:value-type="string" calcext:value-type="string">
            <text:p>T e r m 3 . 1 . 2 <text:s text:c="4"/>i t <text:s text:c="2"/>h a s <text:s text:c="2"/>t a k e n <text:s text:c="2"/>i n t o <text:s text:c="2"/>a c c o u n t <text:s text:c="2"/>t h e <text:s text:c="2"/>c o n d i t i o n <text:s text:c="2"/>o f a l l <text:s text:c="2"/>a s s e t s , <text:s text:c="2"/>p r e m i s e s <text:s text:c="2"/>a n d <text:s text:c="2"/>f a c i l i t i e s , <text:s text:c="2"/>a n d <text:s text:c="2"/>i s <text:s text:c="2"/>a w a r e o f <text:s text:c="2"/>t h e <text:s text:c="2"/>c o m p o s i t i o n , <text:s text:c="2"/>s i z e <text:s text:c="2"/>a n d <text:s text:c="2"/>r e q u i r e m e n t s <text:s text:c="2"/>o f <text:s text:c="2"/>a l l u s e r <text:s text:c="2"/>g r o u p s , <text:s text:c="2"/>r e l e v a n t <text:s text:c="2"/>t o <text:s text:c="2"/>t h e <text:s text:c="2"/>s u p p l y <text:s text:c="2"/>o f <text:s text:c="2"/>t h e S e r v i c e s <text:s text:c="2"/>a n d <text:s text:c="2"/>a l l <text:s text:c="2"/>a p p l i c a b l e <text:s text:c="2"/>c o n s t r a i n t s ; <text:s text:c="2"/>a n d 4 . 2 <text:s text:c="2"/>T h e <text:s text:c="2"/>U n i v e r s i t y <text:s text:c="2"/>m a y <text:s text:c="2"/>e x t e n d <text:s text:c="2"/>t h e <text:s text:c="2"/>C o n t r a c t T e r m <text:s text:c="2"/>b y <text:s text:c="2"/>a <text:s text:c="2"/>p e r i o d <text:s text:c="2"/>o f <text:s text:c="2"/>u p <text:s text:c="2"/>t o <text:s text:c="2"/>1 2 <text:s text:c="2"/>m o n t h s <text:s text:c="2"/>b y <text:s text:c="2"/>g i v i n g t h e <text:s text:c="2"/>S u p p l i e r <text:s text:c="2"/>a t <text:s text:c="2"/>l e a s t <text:s text:c="2"/>6 0 <text:s text:c="2"/>d a y s ’ <text:s text:c="2"/>n o t i c e <text:s text:c="2"/>i n <text:s text:c="2"/>a d v a n c e</text:p>
          </table:table-cell>
          <table:table-cell office:value-type="string" calcext:value-type="string">
            <text:p>H e a l e s <text:s text:c="2"/>M e d i c a l <text:s text:c="2"/>R e s p o n s e D u e <text:s text:c="2"/>t o <text:s text:c="2"/>t h e <text:s text:c="2"/>p a n d e m i c <text:s text:c="2"/>i t <text:s text:c="2"/>m a y <text:s text:c="2"/>n o t <text:s text:c="2"/>b e <text:s text:c="2"/>p o s s i b l e <text:s text:c="2"/>t o a s c e r t a i n <text:s text:c="2"/>t h e <text:s text:c="2"/>c o n d i t i o n <text:s text:c="2"/>o f <text:s text:c="2"/>a l l <text:s text:c="2"/>a s s e t s , <text:s text:c="2"/>p r e m i s e s a n d <text:s text:c="2"/>f a c i l i t i e s <text:s text:c="2"/>p r i o r <text:s text:c="2"/>t o <text:s text:c="2"/>c o n t r a c t <text:s text:c="2"/>s i g n i n g . <text:s text:c="2"/>W e r e q u e s t <text:s text:c="2"/>t h e <text:s text:c="2"/>c l a u s e <text:s text:c="2"/>i s <text:s text:c="2"/>a m e n d e d <text:s text:c="2"/>t o <text:s text:c="2"/>t a k e <text:s text:c="2"/>t h i s <text:s text:c="2"/>i n t o a c c o u n t . T h e <text:s text:c="2"/>c o m p o s i t i o n , <text:s text:c="2"/>s i z e <text:s text:c="2"/>a n d <text:s text:c="2"/>r e q u i r e m e n t s <text:s text:c="2"/>o f <text:s text:c="2"/>a l l u s e r <text:s text:c="2"/>g r o u p s <text:s text:c="2"/>h a s <text:s text:c="2"/>n o t <text:s text:c="2"/>b e e n <text:s text:c="2"/>s u p p l i e d <text:s text:c="2"/>w i t h <text:s text:c="2"/>t h e t e n d e r <text:s text:c="2"/>i n f o r m a t i o n <text:s text:c="2"/>– <text:s text:c="2"/>t o <text:s text:c="2"/>s i g n <text:s text:c="2"/>u p <text:s text:c="2"/>t o <text:s text:c="2"/>t h i s <text:s text:c="2"/>c l a u s e t h i s <text:s text:c="2"/>i n f o r m a t i o n <text:s text:c="2"/>w o u l d <text:s text:c="2"/>n e e d <text:s text:c="2"/>t o <text:s text:c="2"/>b e <text:s text:c="2"/>p r o v i d e d d u r i n g <text:s text:c="2"/>i m p l e m e n t a t i o n <text:s text:c="2"/>p r i o r <text:s text:c="2"/>t o <text:s text:c="2"/>s i g n i n g , <text:s text:c="2"/>o r <text:s text:c="2"/>b e a m e n d e d <text:s text:c="2"/>t o <text:s text:c="2"/>r e f l e c t <text:s text:c="2"/>t h i s . W e <text:s text:c="2"/>r e q u e s t <text:s text:c="2"/>9 0 <text:s text:c="2"/>d a y s <text:s text:c="2"/>n o t i c e <text:s text:c="2"/>o f <text:s text:c="2"/>e x t e n s i o n <text:s text:c="2"/>o f <text:s text:c="2"/>t h e C o n t r a c t <text:s text:c="2"/>T e r m .</text:p>
          </table:table-cell>
          <table:table-cell table:number-columns-repeated="1022"/>
        </table:table-row>
        <table:table-row table:style-name="ro1">
          <table:table-cell office:value-type="string" calcext:value-type="string">
            <text:p>3 4 . 2 . 1 <text:s text:c="2"/>[ A M O U N T ] <text:s text:c="2"/>p o u n d s <text:s text:c="2"/>s t e r l i n g <text:s text:c="2"/>( £ [ F I G U R E S ] ) ; <text:s text:c="2"/>o r 4 1 . 3 . 2 <text:s text:c="2"/>i f <text:s text:c="2"/>s e n t <text:s text:c="2"/>b y <text:s text:c="2"/>p r e - p a i d <text:s text:c="2"/>p o s t , <text:s text:c="2"/>a t <text:s text:c="2"/>0 9 . 0 0 <text:s text:c="2"/>o n <text:s text:c="2"/>t h e s e c o n d <text:s text:c="2"/>B u s i n e s s <text:s text:c="2"/>D a y <text:s text:c="2"/>a f t e r <text:s text:c="2"/>p o s t i n g ; S c h e d u l e <text:s text:c="2"/>2 : 4 . 1 <text:s text:c="2"/>F a i l u r e <text:s text:c="2"/>t o <text:s text:c="2"/>p e r f o r m <text:s text:c="2"/>a <text:s text:c="2"/>p a r t i c u l a r <text:s text:c="2"/>r e q u e s t <text:s text:c="2"/>f o r s e r v i c e <text:s text:c="2"/>a s <text:s text:c="2"/>r e q u i r e d <text:s text:c="2"/>d u e <text:s text:c="2"/>t o <text:s text:c="2"/>s u p p l i e r <text:s text:c="2"/>e r r o r <text:s text:c="2"/>w i l l r e s u l t <text:s text:c="2"/>i n <text:s text:c="2"/>t h e <text:s text:c="2"/>s e r v i c e <text:s text:c="2"/>o n <text:s text:c="2"/>t h e <text:s text:c="2"/>o c c a s i o n <text:s text:c="2"/>t o <text:s text:c="2"/>n o t <text:s text:c="2"/>b e d e d u c t e d <text:s text:c="2"/>f r o m <text:s text:c="2"/>r e t a i n e r . <text:s text:c="4"/>I f <text:s text:c="2"/>a n <text:s text:c="2"/>a d - h o c <text:s text:c="2"/>s e r v i c e <text:s text:c="2"/>i t w i l l <text:s text:c="2"/>n o t <text:s text:c="2"/>b e <text:s text:c="2"/>i n v o i c e d <text:s text:c="2"/>o r <text:s text:c="2"/>a <text:s text:c="2"/>c r e d i t <text:s text:c="2"/>n o t e <text:s text:c="2"/>w i l l <text:s text:c="2"/>b e p r o v i d e d . S c h e d u l e <text:s text:c="2"/>3 : 1 . 2 <text:s text:c="2"/>S u b j e c t <text:s text:c="2"/>t o <text:s text:c="2"/>c l a u s e s <text:s text:c="2"/>1 0 <text:s text:c="2"/>a n d <text:s text:c="2"/>2 2 , <text:s text:c="2"/>t h e <text:s text:c="2"/>a p p l i c a b l e r a t e s <text:s text:c="2"/>a r e <text:s text:c="2"/>f i x e d <text:s text:c="2"/>a n d <text:s text:c="2"/>m a y <text:s text:c="2"/>n o t <text:s text:c="2"/>b e <text:s text:c="2"/>v a r i e d <text:s text:c="2"/>w i t h o u t</text:p>
          </table:table-cell>
          <table:table-cell office:value-type="string" calcext:value-type="string">
            <text:p>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W e <text:s text:c="2"/>w o u l d <text:s text:c="2"/>r e q u e s t <text:s text:c="2"/>s o m e <text:s text:c="2"/>c l a r i t y <text:s text:c="2"/>o n <text:s text:c="2"/>t h i s <text:s text:c="2"/>c l a u s e <text:s text:c="2"/>t o s i g n <text:s text:c="2"/>u p <text:s text:c="2"/>t o <text:s text:c="2"/>i t . P l e a s e <text:s text:c="2"/>a m e n d <text:s text:c="2"/>t o : <text:s text:c="2"/>i f <text:s text:c="2"/>s e n t <text:s text:c="2"/>b y <text:s text:c="2"/>p r e - p a i d <text:s text:c="2"/>p o s t , <text:s text:c="2"/>a t 0 9 . 0 0 <text:s text:c="2"/>o n <text:s text:c="2"/>t h e <text:s text:c="2"/>t h i r d <text:s text:c="2"/>B u s i n e s s <text:s text:c="2"/>D a y <text:s text:c="2"/>a f t e r <text:s text:c="2"/>p o s t i n g ; T h i s <text:s text:c="2"/>i s <text:s text:c="2"/>b e c a u s e <text:s text:c="2"/>R o y a l <text:s text:c="2"/>M a i l <text:s text:c="2"/>h a v e <text:s text:c="2"/>b e e n <text:s text:c="2"/>u n a b l e <text:s text:c="2"/>t o m e e t <text:s text:c="2"/>t h e i r <text:s text:c="2"/>u s u a l <text:s text:c="2"/>t i m e f r a m e s <text:s text:c="2"/>s i n c e <text:s text:c="2"/>t h e <text:s text:c="2"/>b e g i n n i n g o f <text:s text:c="2"/>t h e <text:s text:c="2"/>p a n d e m i c , <text:s text:c="2"/>a n d <text:s text:c="2"/>h a v e <text:s text:c="2"/>r e c e n t l y <text:s text:c="2"/>b e e n <text:s text:c="2"/>f i n e d £ 1 . 5 m <text:s text:c="2"/>f o r <text:s text:c="2"/>t h i s . W e <text:s text:c="2"/>a r e <text:s text:c="2"/>h a p p y <text:s text:c="2"/>t o <text:s text:c="2"/>s i g n <text:s text:c="2"/>u p <text:s text:c="2"/>t o <text:s text:c="2"/>t h i s <text:s text:c="2"/>c l a u s e . <text:s text:c="2"/>F o r <text:s text:c="2"/>t h e a v o i d a n c e <text:s text:c="2"/>o f <text:s text:c="2"/>d o u b t , <text:s text:c="2"/>t h e <text:s text:c="2"/>U n i v e r s i t y <text:s text:c="2"/>h a s r e q u e s t e d <text:s text:c="2"/>s e r v i c e s <text:s text:c="2"/>i n <text:s text:c="2"/>S c h e d u l e <text:s text:c="2"/>1 <text:s text:c="2"/>t o <text:s text:c="2"/>b e <text:s text:c="2"/>c h a r g e d o n <text:s text:c="2"/>a n <text:s text:c="2"/>a d - h o c <text:s text:c="2"/>b a s i s <text:s text:c="2"/>r a t h e r <text:s text:c="2"/>t h a n <text:s text:c="2"/>a s <text:s text:c="2"/>p a r t <text:s text:c="2"/>o f <text:s text:c="2"/>a r e t a i n e r . <text:s text:c="2"/>S e r v i c e s <text:s text:c="2"/>n o t <text:s text:c="2"/>p r o v i d e d <text:s text:c="2"/>w i l l <text:s text:c="2"/>n o t <text:s text:c="2"/>b e c h a r g e d . R a t e s <text:s text:c="2"/>a r e <text:s text:c="2"/>f i x e d <text:s text:c="2"/>f o r <text:s text:c="2"/>3 <text:s text:c="2"/>y e a r s . <text:s text:c="2"/>P r i c e s <text:s text:c="2"/>f o r <text:s text:c="2"/>Y e a r <text:s text:c="2"/>4 a n d <text:s text:c="2"/>Y e a r <text:s text:c="2"/>5 <text:s text:c="2"/>( i f <text:s text:c="2"/>t h e <text:s text:c="2"/>C o n t r a c t <text:s text:c="2"/>i s <text:s text:c="2"/>e x t e n d e d ) <text:s text:c="2"/>h a v e b e e n <text:s text:c="2"/>p r o v i d e d <text:s text:c="2"/>f o r <text:s text:c="2"/>a l l <text:s text:c="2"/>O H <text:s text:c="2"/>s e r v i c e s <text:s text:c="2"/>l i s t e d <text:s text:c="2"/>i n</text:p>
          </table:table-cell>
          <table:table-cell table:number-columns-repeated="1022"/>
        </table:table-row>
        <table:table-row table:style-name="ro1">
          <table:table-cell office:value-type="string" calcext:value-type="string">
            <text:p>t h e <text:s text:c="2"/>U n i v e r s i t y ’ s <text:s text:c="2"/>w r i t t e n <text:s text:c="2"/>a g r e e m e n t . T e r m s <text:s text:c="2"/>a n d <text:s text:c="2"/>C o n d i t i o n s <text:s text:c="2"/>R e s p o n s e <text:s text:c="220"/>P a g e <text:s text:c="2"/>7 <text:s text:c="2"/>o f <text:s text:c="2"/>7 C o m m e r c i a l l y <text:s text:c="2"/>S e n s i t i v e <text:s text:c="2"/>– <text:s text:c="2"/>C l i e n t <text:s text:c="2"/>C o n f i d e n t i a l E x c l u d e d <text:s text:c="2"/>f r o m <text:s text:c="2"/>F O I A <text:s text:c="2"/>A c t <text:s text:c="2"/>– <text:s text:c="2"/>S ( 2 ) <text:s text:c="2"/>4 1 <text:s text:c="2"/>I n f o r m a t i o n <text:s text:c="2"/>p r o v i d e d <text:s text:c="2"/>i n <text:s text:c="2"/>c o n f i d e n c e , <text:s text:c="2"/>S ( 2 ) <text:s text:c="2"/>4 3 <text:s text:c="2"/>C o m m e r c i a l <text:s text:c="2"/>I n t e r e s t s <text:s text:c="2"/>– <text:s text:c="2"/>2 y e a r s</text:p>
          </table:table-cell>
          <table:table-cell office:value-type="string" calcext:value-type="string">
            <text:p>S c h e d u l e <text:s text:c="2"/>1 . <text:s text:c="2"/>O t h e r <text:s text:c="2"/>s e r v i c e s <text:s text:c="2"/>w o u l d <text:s text:c="2"/>b e <text:s text:c="2"/>r e q u e s t e d a t <text:s text:c="2"/>Y e a r <text:s text:c="2"/>4 <text:s text:c="2"/>a n d <text:s text:c="2"/>Y e a r <text:s text:c="2"/>5 , <text:s text:c="2"/>E A P <text:s text:c="2"/>s e r v i c e s <text:s text:c="2"/>w i l l <text:s text:c="2"/>b e r e v i e w e d <text:s text:c="2"/>a t <text:s text:c="2"/>Y e a r <text:s text:c="2"/>4 <text:s text:c="2"/>a n d <text:s text:c="2"/>Y e a r <text:s text:c="2"/>5 .</text:p>
          </table:table-cell>
          <table:table-cell table:number-columns-repeated="1022"/>
        </table:table-row>
        <table:table-row table:style-name="ro1">
          <table:table-cell office:value-type="string" calcext:value-type="string">
            <text:p>C a l l <text:s text:c="2"/>O f f <text:s text:c="2"/>C l a u s e P r o v i d e r <text:s text:c="2"/>u n t i l <text:s text:c="2"/>t h e <text:s text:c="2"/>C u s t o m e r <text:s text:c="2"/>h a s <text:s text:c="2"/>e s t a b l i s h e d <text:s text:c="2"/>t h e f i n a l <text:s text:c="2"/>c o s t <text:s text:c="2"/>o f <text:s text:c="2"/>m a k i n g <text:s text:c="2"/>t h o s e <text:s text:c="2"/>o t h e r <text:s text:c="2"/>a r r a n g e m e n t s . 2 3 . 4 . 1 <text:s text:c="2"/>i m m e d i a t e l y <text:s text:c="2"/>r e t u r n <text:s text:c="2"/>t o <text:s text:c="2"/>t h e <text:s text:c="2"/>C u s t o m e r <text:s text:c="2"/>a l l C o n f i d e n t i a l <text:s text:c="2"/>I n f o r m a t i o n <text:s text:c="2"/>a n d <text:s text:c="2"/>P e r s o n a l <text:s text:c="2"/>D a t a <text:s text:c="2"/>i n i t s <text:s text:c="2"/>p o s s e s s i o n <text:s text:c="2"/>o r <text:s text:c="2"/>i n <text:s text:c="2"/>t h e <text:s text:c="2"/>p o s s e s s i o n <text:s text:c="2"/>o r <text:s text:c="2"/>u n d e r <text:s text:c="2"/>t h e c o n t r o l <text:s text:c="2"/>o f <text:s text:c="2"/>a n y <text:s text:c="2"/>p e r m i t t e d <text:s text:c="2"/>S e r v i c e <text:s text:c="2"/>P r o v i d e r s <text:s text:c="2"/>o r S u b - C o n t r a c t o r s , <text:s text:c="2"/>w h i c h <text:s text:c="2"/>w a s <text:s text:c="2"/>o b t a i n e d <text:s text:c="2"/>o r p r o d u c e d <text:s text:c="2"/>i n <text:s text:c="2"/>t h e <text:s text:c="2"/>c o u r s e <text:s text:c="2"/>o f <text:s text:c="2"/>p r o v i d i n g <text:s text:c="2"/>t h e S e r v i c e s ; 2 9 . 5 <text:s text:c="2"/>T h e <text:s text:c="2"/>S e r v i c e <text:s text:c="2"/>P r o v i d e r <text:s text:c="2"/>s h a l l <text:s text:c="2"/>p r o v i d e <text:s text:c="2"/>s u c h r e c o r d s <text:s text:c="2"/>a n d <text:s text:c="2"/>a c c o u n t s <text:s text:c="2"/>( t o g e t h e r <text:s text:c="2"/>w i t h <text:s text:c="2"/>c o p i e s <text:s text:c="2"/>o f t h e <text:s text:c="2"/>S e r v i c e <text:s text:c="2"/>P r o v i d e r ’ s <text:s text:c="2"/>p u b l i s h e d <text:s text:c="2"/>a c c o u n t s ) <text:s text:c="2"/>o n r e q u e s t <text:s text:c="2"/>d u r i n g <text:s text:c="2"/>t h e <text:s text:c="2"/>C o n t r a c t <text:s text:c="2"/>P e r i o d <text:s text:c="2"/>a n d <text:s text:c="2"/>f o r <text:s text:c="2"/>a p e r i o d <text:s text:c="2"/>o f <text:s text:c="2"/>s i x <text:s text:c="2"/>( 6 ) <text:s text:c="2"/>Y e a r s <text:s text:c="2"/>a f t e r <text:s text:c="2"/>t e r m i n a t i o n <text:s text:c="2"/>o r <text:s text:c="2"/>e x p i r y o f <text:s text:c="2"/>t h e <text:s text:c="2"/>C o n t r a c t <text:s text:c="2"/>P e r i o d <text:s text:c="2"/>o r <text:s text:c="2"/>t h e <text:s text:c="2"/>l a s t <text:s text:c="2"/>C o n t r a c t ( w h i c h e v e r <text:s text:c="2"/>i s <text:s text:c="2"/>t h e <text:s text:c="2"/>l a t e r ) <text:s text:c="2"/>t o <text:s text:c="2"/>t h e <text:s text:c="2"/>C u s t o m e r <text:s text:c="2"/>a n d / o r i t s <text:s text:c="2"/>A u d i t o r s .</text:p>
          </table:table-cell>
          <table:table-cell office:value-type="string" calcext:value-type="string">
            <text:p>H e a l e s <text:s text:c="2"/>M e d i c a l <text:s text:c="2"/>A g r e e m e n t s e r v i c e s <text:s text:c="2"/>n o t <text:s text:c="2"/>r e n d e r e d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text:p>
          </table:table-cell>
          <table:table-cell table:number-columns-repeated="1022"/>
        </table:table-row>
        <table:table-row table:style-name="ro1">
          <table:table-cell office:value-type="string" calcext:value-type="string">
            <text:p>C a l l <text:s text:c="2"/>O f f <text:s text:c="2"/>C l a u s e 1 6 . 5 <text:s text:c="2"/>T h e <text:s text:c="2"/>d e c i s i o n <text:s text:c="2"/>o f <text:s text:c="2"/>t h e <text:s text:c="2"/>C u s t o m e r <text:s text:c="2"/>a s <text:s text:c="2"/>t o w h e t h e r <text:s text:c="2"/>a n y <text:s text:c="2"/>p e r s o n <text:s text:c="2"/>i s <text:s text:c="2"/>t o <text:s text:c="2"/>b e <text:s text:c="2"/>r e f u s e d <text:s text:c="2"/>a c c e s s <text:s text:c="2"/>t o t h e <text:s text:c="2"/>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6 . 2 <text:s text:c="2"/>s h a l l <text:s text:c="2"/>b e <text:s text:c="2"/>f i n a l <text:s text:c="2"/>a n d <text:s text:c="2"/>c o n c l u s i v e .</text:p>
          </table:table-cell>
          <table:table-cell office:value-type="string" calcext:value-type="string">
            <text:p>H e a l e s <text:s text:c="2"/>M e d i c a l <text:s text:c="2"/>A g r e e m e n t 1 4 . 3 . 1 <text:s text:c="2"/>T h e <text:s text:c="2"/>C u s t o m e r <text:s text:c="2"/>s h a l l <text:s text:c="2"/>m a k e <text:s text:c="2"/>a n y <text:s text:c="2"/>p a y m e n t s d u e <text:s text:c="2"/>t o <text:s text:c="2"/>t h e <text:s text:c="2"/>S e r v i c e <text:s text:c="2"/>P r o v i d e r <text:s text:c="2"/>w i t h o u t <text:s text:c="2"/>a n y d e d u c t i o n <text:s text:c="2"/>w h e t h e r <text:s text:c="2"/>b y <text:s text:c="2"/>w a y <text:s text:c="2"/>o f <text:s text:c="2"/>s e t - o f f , c o u n t e r c l a i m , <text:s text:c="2"/>d i s c o u n t , <text:s text:c="2"/>a b a t e m e n t <text:s text:c="2"/>o r <text:s text:c="2"/>o t h e r w i s e u n l e s s <text:s text:c="2"/>t h e <text:s text:c="2"/>C u s t o m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S e r v i c e <text:s text:c="2"/>P r o v i d e r <text:s text:c="2"/>t o <text:s text:c="2"/>t h e <text:s text:c="2"/>C u s t o m e r . T h e <text:s text:c="2"/>S e r v i c e <text:s text:c="2"/>P r o v i d e r <text:s text:c="2"/>s h a l l <text:s text:c="2"/>m a k e <text:s text:c="2"/>a n y <text:s text:c="2"/>p a y m e n t s d u e <text:s text:c="2"/>t o <text:s text:c="2"/>t h e <text:s text:c="2"/>C u s t o m e r <text:s text:c="2"/>w i t h o u t <text:s text:c="2"/>a n y <text:s text:c="2"/>d e d u c t i o n w h e t h e r <text:s text:c="2"/>b y <text:s text:c="2"/>w a y <text:s text:c="2"/>o f <text:s text:c="2"/>s e t - o f f , <text:s text:c="2"/>c o u n t e r c l a i m , d i s c o u n t , <text:s text:c="2"/>a b a t e m e n t <text:s text:c="2"/>o r <text:s text:c="2"/>o t h e r w i s e <text:s text:c="2"/>u n l e s s <text:s text:c="2"/>t h e S e r v i c e <text:s text:c="2"/>P r o v i d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C u s t o m e r <text:s text:c="2"/>t o <text:s text:c="2"/>t h e <text:s text:c="2"/>S e r v i c e <text:s text:c="2"/>P r o v i d e r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a m e n d <text:s text:c="2"/>t o : 1 6 . 5 <text:s text:c="2"/>T h e <text:s text:c="2"/>d e c i s i o n <text:s text:c="2"/>o f <text:s text:c="2"/>t h e <text:s text:c="2"/>C u s t o m e r <text:s text:c="2"/>a s <text:s text:c="2"/>t o <text:s text:c="2"/>w h e t h e r a n y <text:s text:c="2"/>p e r s o n <text:s text:c="2"/>i s <text:s text:c="2"/>t o <text:s text:c="2"/>b e <text:s text:c="2"/>r e f u s e d <text:s text:c="2"/>a c c e s s <text:s text:c="2"/>t o <text:s text:c="2"/>t h e P r e m i s e s <text:s text:c="2"/>a n d <text:s text:c="2"/>a s <text:s text:c="2"/>t o <text:s text:c="2"/>w h e t h e r <text:s text:c="2"/>t h e <text:s text:c="2"/>S e r v i c e P r o v i d e r <text:s text:c="2"/>a n d <text:s text:c="2"/>S t a f f <text:s text:c="2"/>h a v e <text:s text:c="2"/>f a i l e d <text:s text:c="2"/>t o <text:s text:c="2"/>c o m p l y <text:s text:c="2"/>w i t h c l a u s e <text:s text:c="2"/>1 6 . 2 <text:s text:c="2"/>s h a l l <text:s text:c="2"/>b e <text:s text:c="2"/>f i n a l <text:s text:c="2"/>a n d <text:s text:c="2"/>c o n c l u s i v e . <text:s text:c="2"/>A c c e s s w i l l <text:s text:c="2"/>n o t <text:s text:c="2"/>b e <text:s text:c="2"/>u n r e a s o n a b l y <text:s text:c="2"/>r e f u s e d , <text:s text:c="2"/>a n d <text:s text:c="2"/>r e a s o n s f o r <text:s text:c="2"/>r e f u s a l <text:s text:c="2"/>o f <text:s text:c="2"/>a c c e s s <text:s text:c="2"/>w i l l <text:s text:c="2"/>b e <text:s text:c="2"/>p r o v i d e d <text:s text:c="2"/>t o <text:s text:c="2"/>t h e S e r v i c e <text:s text:c="2"/>P r o v i d e r . <text:s text:c="2"/>T h e <text:s text:c="2"/>S e r v i c e <text:s text:c="2"/>P r o v i d e r <text:s text:c="2"/>w i l l i n v e s t i g a t e <text:s text:c="2"/>a n y <text:s text:c="2"/>r e a s o n s <text:s text:c="2"/>p r o v i d e d , <text:s text:c="2"/>a n d <text:s text:c="2"/>t h e C u s t o m e r <text:s text:c="2"/>w i l l <text:s text:c="2"/>p r o v i d e <text:s text:c="2"/>e v i d e n c e <text:s text:c="2"/>o f <text:s text:c="2"/>r e a s o n s <text:s text:c="2"/>t o <text:s text:c="2"/>a i d t h e <text:s text:c="2"/>i n v e s t i g a t i o n . <text:s text:c="2"/>W h e r e <text:s text:c="2"/>t h e <text:s text:c="2"/>i n v e s t i g a t i o n <text:s text:c="2"/>d o e s</text:p>
          </table:table-cell>
          <table:table-cell table:number-columns-repeated="1022"/>
        </table:table-row>
        <table:table-row table:style-name="ro1">
          <table:table-cell office:value-type="string" calcext:value-type="string">
            <text:p>C a l l <text:s text:c="2"/>O f f <text:s text:c="2"/>C l a u s e 1 6 . 1 1 . 3 <text:s text:c="2"/>T h e <text:s text:c="2"/>C u s t o m e r <text:s text:c="2"/>s h a l l <text:s text:c="2"/>b e <text:s text:c="2"/>r e s p o n s i b l e <text:s text:c="2"/>f o r d e t e r m i n i n g <text:s text:c="2"/>i n <text:s text:c="2"/>i t s <text:s text:c="2"/>a b s o l u t e <text:s text:c="2"/>d i s c r e t i o n <text:s text:c="2"/>a n d n o t w i t h s t a n d i n g <text:s text:c="2"/>a n y <text:s text:c="2"/>o t h e r <text:s text:c="2"/>p r o v i s i o n <text:s text:c="2"/>i n <text:s text:c="2"/>t h e C o n t r a c t <text:s text:c="2"/>o r <text:s text:c="2"/>a n y <text:s text:c="2"/>o t h e r <text:s text:c="2"/>C o n t r a c t <text:s text:c="2"/>w h e t h e r <text:s text:c="2"/>t h e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p r o v i s i o n s <text:s text:c="2"/>o f <text:s text:c="2"/>t h e <text:s text:c="2"/>F O I A <text:s text:c="2"/>o r t h e <text:s text:c="2"/>E n v i r o n m e n t a l <text:s text:c="2"/>I n f o r m a t i o n <text:s text:c="2"/>R e g u l a t i o n s . A n d 1 6 . 1 2 . 1 <text:s text:c="4"/>T h e <text:s text:c="2"/>P a r t i e s <text:s text:c="2"/>a c k n o w l e d g e <text:s text:c="2"/>t h a t , <text:s text:c="2"/>e x c e p t f o r <text:s text:c="2"/>a n y <text:s text:c="2"/>i n f o r m a t i o n <text:s text:c="2"/>w h i c h <text:s text:c="2"/>i s <text:s text:c="2"/>e x e m p t <text:s text:c="2"/>f r o m d i s c l o s u r e <text:s text:c="2"/>i n <text:s text:c="2"/>a c c o r d a n c e <text:s text:c="2"/>w i t h <text:s text:c="2"/>t h e <text:s text:c="2"/>p r o v i s i o n s <text:s text:c="2"/>o f t h e <text:s text:c="2"/>F O I A , <text:s text:c="2"/>t h e <text:s text:c="2"/>c o n t e n t <text:s text:c="2"/>o f <text:s text:c="2"/>t h e <text:s text:c="2"/>C o n t r a c t <text:s text:c="2"/>i s <text:s text:c="2"/>n o t C o n f i d e n t i a l <text:s text:c="2"/>I n f o r m a t i o n . <text:s text:c="4"/>T h e <text:s text:c="2"/>C u s t o m e r <text:s text:c="2"/>s h a l l b e <text:s text:c="2"/>r e s p o n s i b l e <text:s text:c="2"/>f o r <text:s text:c="2"/>d e t e r m i n i n g <text:s text:c="2"/>i n <text:s text:c="2"/>i t s <text:s text:c="2"/>a b s o l u t e d i s c r e t i o n <text:s text:c="2"/>w h e t h e r <text:s text:c="2"/>a n y <text:s text:c="2"/>o f <text:s text:c="2"/>t h e <text:s text:c="2"/>c o n t e n t <text:s text:c="2"/>o f <text:s text:c="2"/>t h e C o n t r a c t <text:s text:c="2"/>i s <text:s text:c="2"/>e x e m p t <text:s text:c="2"/>f r o m <text:s text:c="2"/>d i s c l o s u r e <text:s text:c="2"/>i n a c c o r d a n c e <text:s text:c="2"/>w i t h <text:s text:c="2"/>t h e <text:s text:c="2"/>p r o v i s i o n s <text:s text:c="2"/>o f <text:s text:c="2"/>t h e <text:s text:c="2"/>F O I A . 1 9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 w i t h <text:s text:c="2"/>i m m e d i a t e <text:s text:c="2"/>e f f e c t <text:s text:c="2"/>i f <text:s text:c="2"/>t h e <text:s text:c="2"/>F r a m e w o r k A g r e e m e n t <text:s text:c="2"/>i s <text:s text:c="2"/>f u l l y <text:s text:c="2"/>o r <text:s text:c="2"/>p a r t l y <text:s text:c="2"/>t e r m i n a t e d <text:s text:c="2"/>f o r <text:s text:c="2"/>a n y r e a s o n <text:s text:c="2"/>w h a t s o e v e r .</text:p>
          </table:table-cell>
          <table:table-cell office:value-type="string" calcext:value-type="string">
            <text:p>H e a l e s <text:s text:c="2"/>M e d i c a l <text:s text:c="2"/>A g r e e m e n t n o t <text:s text:c="2"/>b e l i e v e <text:s text:c="2"/>r e f u s a l <text:s text:c="2"/>o f <text:s text:c="2"/>a c c e s s <text:s text:c="2"/>i s <text:s text:c="2"/>r e a s o n a b l e , <text:s text:c="2"/>t h e S e r v i c e <text:s text:c="2"/>P r o v i d e r <text:s text:c="2"/>w i l l <text:s text:c="2"/>h a v e <text:s text:c="2"/>a <text:s text:c="2"/>r i g h t <text:s text:c="2"/>o f <text:s text:c="2"/>a p p e a l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a <text:s text:c="2"/>c o m m e r c i a l <text:s text:c="2"/>d i s a d v a n t a g e <text:s text:c="2"/>t h r o u g h <text:s text:c="2"/>t h i s <text:s text:c="2"/>t y p e <text:s text:c="2"/>o f a c t i o n . I t <text:s text:c="2"/>i s <text:s text:c="2"/>n o t <text:s text:c="2"/>r e a s o n a b l e <text:s text:c="2"/>f o r <text:s text:c="2"/>p r o v i d e r s <text:s text:c="2"/>t o <text:s text:c="2"/>b e a r <text:s text:c="2"/>t h e <text:s text:c="2"/>f u l l c o s t <text:s text:c="2"/>o f <text:s text:c="2"/>t h e <text:s text:c="2"/>F r a m e w o r k <text:s text:c="2"/>A g r e e m e n t ’ s <text:s text:c="2"/>t e r m i n a t i o n . P l e a s e <text:s text:c="2"/>a m e n d <text:s text:c="2"/>t o : 1 9 . 4 <text:s text:c="2"/>T h e <text:s text:c="2"/>C u s t o m e r <text:s text:c="2"/>m a y <text:s text:c="2"/>t e r m i n a t e <text:s text:c="2"/>t h e <text:s text:c="2"/>C o n t r a c t b y <text:s text:c="2"/>g i v i n g <text:s text:c="2"/>w r i t t e n <text:s text:c="2"/>n o t i c e <text:s text:c="2"/>t o <text:s text:c="2"/>t h e <text:s text:c="2"/>S e r v i c e <text:s text:c="2"/>P r o v i d e r</text:p>
          </table:table-cell>
          <table:table-cell table:number-columns-repeated="1022"/>
        </table:table-row>
        <table:table-row table:style-name="ro1">
          <table:table-cell office:value-type="string" calcext:value-type="string">
            <text:p>C a l l <text:s text:c="2"/>O f f <text:s text:c="2"/>C l a u s e C o n t r o l l e r <text:s text:c="2"/>a n d <text:s text:c="2"/>m a y <text:s text:c="2"/>n o t <text:s text:c="2"/>b e <text:s text:c="2"/>d e t e r m i n e d <text:s text:c="2"/>b y <text:s text:c="2"/>t h e P r o c e s s o r . 7 . 1 . 3 <text:s text:c="2"/>I f <text:s text:c="2"/>t h e <text:s text:c="2"/>C u s t o m e r <text:s text:c="2"/>i n f o r m s <text:s text:c="2"/>t h e <text:s text:c="2"/>S e r v i c e P r o v i d e r <text:s text:c="2"/>i n <text:s text:c="2"/>w r i t i n g <text:s text:c="2"/>t h a t <text:s text:c="2"/>t h e <text:s text:c="2"/>C u s t o m e r <text:s text:c="2"/>r e a s o n a b l y b e l i e v e s <text:s text:c="2"/>t h a t <text:s text:c="2"/>a n y <text:s text:c="2"/>p a r t <text:s text:c="2"/>o f <text:s text:c="2"/>t h e <text:s text:c="4"/>S e r v i c e s <text:s text:c="2"/>d o e s <text:s text:c="2"/>n o t m e e t <text:s text:c="2"/>t h e <text:s text:c="2"/>r e q u i r e m e n t s <text:s text:c="2"/>o f <text:s text:c="2"/>t h e <text:s text:c="2"/>C o n t r a c t <text:s text:c="2"/>o r <text:s text:c="2"/>d i f f e r s i n <text:s text:c="2"/>a n y <text:s text:c="2"/>w a y <text:s text:c="2"/>f r o m <text:s text:c="2"/>t h o s e <text:s text:c="2"/>r e q u i r e m e n t s , <text:s text:c="2"/>t h e <text:s text:c="2"/>S e r v i c e P r o v i d e r <text:s text:c="2"/>s h a l l <text:s text:c="2"/>a t <text:s text:c="2"/>i t s <text:s text:c="2"/>o w n <text:s text:c="2"/>e x p e n s e <text:s text:c="2"/>r e - s c h e d u l e a n d <text:s text:c="2"/>c a r r y <text:s text:c="2"/>o u t <text:s text:c="2"/>t h e <text:s text:c="4"/>S e r v i c e s <text:s text:c="2"/>i n <text:s text:c="2"/>a c c o r d a n c e <text:s text:c="2"/>w i t h t h e <text:s text:c="2"/>r e q u i r e m e n t s <text:s text:c="2"/>o f <text:s text:c="2"/>t h e <text:s text:c="2"/>C o n t r a c t <text:s text:c="2"/>w i t h i n <text:s text:c="2"/>s u c h r e a s o n a b l e <text:s text:c="2"/>t i m e <text:s text:c="2"/>a s <text:s text:c="2"/>m a y <text:s text:c="2"/>b e <text:s text:c="2"/>s p e c i f i e d <text:s text:c="2"/>b y <text:s text:c="2"/>t h e C u s t o m e r . 7 . 4 . 2 <text:s text:c="2"/>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4"/>t e r m i n a t e t h e <text:s text:c="2"/>C o n t r a c t , <text:s text:c="2"/>i n <text:s text:c="2"/>e i t h e r <text:s text:c="2"/>c a s e <text:s text:c="2"/>w i t h o u t <text:s text:c="2"/>p r e j u d i c e <text:s text:c="2"/>t o a n y <text:s text:c="2"/>o t h e r <text:s text:c="2"/>r i g h t s <text:s text:c="2"/>a n d <text:s text:c="2"/>r e m e d i e s <text:s text:c="2"/>o f <text:s text:c="2"/>t h e <text:s text:c="2"/>C u s t o m e r .</text:p>
          </table:table-cell>
          <table:table-cell office:value-type="string" calcext:value-type="string">
            <text:p>H e a l e s <text:s text:c="2"/>M e d i c a l <text:s text:c="2"/>A g r e e m e n t W e <text:s text:c="2"/>r e q u e s t <text:s text:c="2"/>t h a t <text:s text:c="2"/>t h e <text:s text:c="2"/>c l a u s e <text:s text:c="2"/>b e <text:s text:c="2"/>a m e n d e d <text:s text:c="2"/>t o : <text:s text:c="2"/>“ I f t h e <text:s text:c="2"/>C u s t o m e r <text:s text:c="2"/>i n f o r m s <text:s text:c="2"/>t h e <text:s text:c="2"/>S e r v i c e <text:s text:c="2"/>P r o v i d e r <text:s text:c="2"/>i n w r i t i n g <text:s text:c="2"/>t h a t <text:s text:c="2"/>t h e <text:s text:c="2"/>C u s t o m e r <text:s text:c="2"/>r e a s o n a b l y <text:s text:c="2"/>b e l i e v e s t h a t <text:s text:c="2"/>a n y <text:s text:c="2"/>p a r t <text:s text:c="2"/>o f <text:s text:c="2"/>t h e <text:s text:c="2"/>S e r v i c e s <text:s text:c="2"/>d o e s <text:s text:c="2"/>n o t <text:s text:c="2"/>m e e t <text:s text:c="2"/>t h e r e q u i r e m e n t s <text:s text:c="2"/>o f <text:s text:c="2"/>t h e <text:s text:c="2"/>C o n t r a c t <text:s text:c="2"/>o r <text:s text:c="2"/>d i f f e r s <text:s text:c="2"/>i n <text:s text:c="2"/>a n y w a y <text:s text:c="2"/>f r o m <text:s text:c="2"/>t h o s e <text:s text:c="2"/>r e q u i r e m e n t s , <text:s text:c="2"/>a n d <text:s text:c="2"/>t h e <text:s text:c="2"/>S e r v i c e P r o v i d e r <text:s text:c="2"/>a g r e e s , <text:s text:c="2"/>t h e <text:s text:c="2"/>S e r v i c e <text:s text:c="2"/>P r o v i d e r <text:s text:c="2"/>s h a l l <text:s text:c="2"/>a t <text:s text:c="2"/>i t s o w n <text:s text:c="2"/>e x p e n s e <text:s text:c="2"/>r e - s c h e d u l e <text:s text:c="2"/>a n d <text:s text:c="2"/>c a r r y <text:s text:c="2"/>o u t <text:s text:c="2"/>t h e S e r v i c e s <text:s text:c="2"/>i n <text:s text:c="2"/>a c c o r d a n c e <text:s text:c="2"/>w i t h <text:s text:c="2"/>t h e <text:s text:c="2"/>r e q u i r e m e n t s <text:s text:c="2"/>o f t h e <text:s text:c="2"/>C o n t r a c t <text:s text:c="2"/>w i t h i n <text:s text:c="2"/>s u c h <text:s text:c="2"/>r e a s o n a b l e <text:s text:c="2"/>t i m e <text:s text:c="2"/>a s <text:s text:c="2"/>m a y b e <text:s text:c="2"/>s p e c i f i e d <text:s text:c="2"/>b y <text:s text:c="2"/>t h e <text:s text:c="2"/>C u s t o m e r . <text:s text:c="2"/>S u c h <text:s text:c="2"/>a g r e e m e n t w i l l <text:s text:c="2"/>n o t <text:s text:c="2"/>b e <text:s text:c="2"/>u n r e a s o n a b l y <text:s text:c="2"/>w i t h h e l d <text:s text:c="2"/>b y <text:s text:c="2"/>t h e <text:s text:c="2"/>S e r v i c e P r o v i d e r . <text:s text:c="2"/>I f <text:s text:c="2"/>t h e <text:s text:c="2"/>S e r v i c e <text:s text:c="2"/>P r o v i d e r <text:s text:c="2"/>d o e s <text:s text:c="2"/>n o t <text:s text:c="2"/>a g r e e t h a t <text:s text:c="2"/>t h e <text:s text:c="2"/>S e r v i c e s <text:s text:c="2"/>d o <text:s text:c="2"/>n o t <text:s text:c="2"/>m e e t <text:s text:c="2"/>t h e <text:s text:c="2"/>r e q u i r e m e n t s o f <text:s text:c="2"/>t h e <text:s text:c="2"/>c o n t r a c t <text:s text:c="2"/>o r <text:s text:c="2"/>d i f f e r s <text:s text:c="2"/>f r o m <text:s text:c="2"/>t h o s e r e q u i r e m e n t s , <text:s text:c="2"/>t h e <text:s text:c="2"/>p a r t i e s <text:s text:c="2"/>w i l l <text:s text:c="2"/>d i s c u s s r e s o l u t i o n s . <text:s text:c="2"/>I f <text:s text:c="2"/>a <text:s text:c="2"/>r e s o l u t i o n <text:s text:c="2"/>c a n n o t <text:s text:c="2"/>b e <text:s text:c="2"/>r e a c h e d , t h e <text:s text:c="2"/>p a r t i e s <text:s text:c="2"/>w i l l <text:s text:c="2"/>e n t e r <text:s text:c="2"/>i n t o <text:s text:c="2"/>D i s p u t e <text:s text:c="2"/>R e s o l u t i o n p r o c e e d i n g s . A l l <text:s text:c="2"/>o t h e r <text:s text:c="2"/>f o r m s <text:s text:c="2"/>o f <text:s text:c="2"/>r e m e d i e s <text:s text:c="2"/>s h o u l d <text:s text:c="2"/>b e u n d e r t a k e n <text:s text:c="2"/>b e f o r e <text:s text:c="2"/>c o n t r a c t <text:s text:c="2"/>t e r m i n a t i o n , <text:s text:c="2"/>f o r e x a m p l e <text:s text:c="2"/>m e d i a t i o n . <text:s text:c="2"/>W h i l s t <text:s text:c="2"/>w e <text:s text:c="2"/>u n d e r s t a n d <text:s text:c="2"/>t h i s c o n t r a c t u a l <text:s text:c="2"/>t e r m s <text:s text:c="2"/>i t <text:s text:c="2"/>i s <text:s text:c="2"/>i s <text:s text:c="2"/>i n c o r r e c t <text:s text:c="2"/>t o <text:s text:c="2"/>a s s u m e <text:s text:c="2"/>t h a t m e e t i n g <text:s text:c="2"/>t h e <text:s text:c="2"/>K P I s <text:s text:c="2"/>s t a t e d <text:s text:c="2"/>r e s u l t s <text:s text:c="2"/>i n <text:s text:c="2"/>a <text:s text:c="2"/>s u c c e s s f u l s e r v i c e . <text:s text:c="2"/>K P I s <text:s text:c="2"/>a r e <text:s text:c="2"/>a <text:s text:c="2"/>u s e f u l <text:s text:c="2"/>g u i d e <text:s text:c="2"/>b u t <text:s text:c="2"/>i n <text:s text:c="2"/>r e a l i t y t h e r e <text:s text:c="2"/>a r e <text:s text:c="2"/>o n l y <text:s text:c="2"/>t w o <text:s text:c="2"/>m e a s u r e s <text:s text:c="2"/>w h i c h <text:s text:c="2"/>d e t e r m i n e s u c c e s s <text:s text:c="2"/>o f <text:s text:c="2"/>t h e <text:s text:c="2"/>O c c u p a t i o n a l <text:s text:c="2"/>H e a l t h <text:s text:c="2"/>s e r v i c e w o r k i n g <text:s text:c="2"/>i n <text:s text:c="2"/>p a r t n e r s h i p <text:s text:c="2"/>w i t h <text:s text:c="2"/>t h e <text:s text:c="2"/>c l i e n t : 1 ) <text:s text:c="2"/>S i c k n e s s <text:s text:c="2"/>a b s e n c e . <text:s text:c="2"/>I f <text:s text:c="2"/>y o u r <text:s text:c="2"/>O H <text:s text:c="2"/>s e r v i c e <text:s text:c="2"/>d o e s n o t <text:s text:c="2"/>h e l p <text:s text:c="2"/>y o u <text:s text:c="2"/>r e d u c e <text:s text:c="2"/>s i c k n e s s <text:s text:c="2"/>a b s e n c e <text:s text:c="2"/>y o u <text:s text:c="2"/>a r e n o t <text:s text:c="2"/>g e t t i n g <text:s text:c="2"/>v a l u e <text:s text:c="2"/>f o r <text:s text:c="2"/>m o n e y . <text:s text:c="2"/>T h e <text:s text:c="2"/>c u r r e n t s i c k n e s s <text:s text:c="2"/>a b s e n c e <text:s text:c="2"/>r a t e , <text:s text:c="2"/>a s <text:s text:c="2"/>q u o t e d , <text:s text:c="2"/>i s <text:s text:c="2"/>q u i t e <text:s text:c="2"/>h i g h . 2 ) <text:s text:c="2"/>E m p l o y e e <text:s text:c="2"/>h e a l t h <text:s text:c="2"/>a s <text:s text:c="2"/>p a r t <text:s text:c="2"/>o f <text:s text:c="4"/>s o c i a l <text:s text:c="2"/>v a l u e . <text:s text:c="2"/>T h i s g o e s <text:s text:c="2"/>b e y o n d <text:s text:c="2"/>m e a s u r i n g <text:s text:c="2"/>a t t e n d a n c e <text:s text:c="2"/>o r <text:s text:c="2"/>t h e n u m b e r <text:s text:c="2"/>t a k i n g <text:s text:c="2"/>u p <text:s text:c="2"/>a <text:s text:c="2"/>l i f e s t y l e <text:s text:c="2"/>a s s e s s m e n t . <text:s text:c="2"/>W e c a n <text:s text:c="2"/>p r o v i d e <text:s text:c="2"/>a n <text:s text:c="2"/>o n l i n e <text:s text:c="2"/>a u d i t <text:s text:c="2"/>t o <text:s text:c="2"/>c o n d u c t <text:s text:c="2"/>t h e ‘ h e a l t h ’ <text:s text:c="2"/>o f <text:s text:c="2"/>a n <text:s text:c="2"/>o r g a n i s a t i o n <text:s text:c="2"/>a n d <text:s text:c="2"/>w h e t h e r <text:s text:c="2"/>i t <text:s text:c="2"/>i s m e e t i n g <text:s text:c="2"/>i t ’ s <text:s text:c="2"/>o b j e c t i v e <text:s text:c="2"/>t h r o u g h <text:s text:c="2"/>i t ’ s <text:s text:c="2"/>h e a l t h <text:s text:c="2"/>s t r a t e g y w i t h <text:s text:c="2"/>t h e <text:s text:c="2"/>s u p p o r t <text:s text:c="2"/>o f <text:s text:c="2"/>t h e <text:s text:c="2"/>O c c u p a t i o n a l <text:s text:c="2"/>H e a l t h s e r v i c e . P l e a s e <text:s text:c="2"/>a m e n d <text:s text:c="2"/>t o : T i m e <text:s text:c="2"/>o f <text:s text:c="2"/>d e l i v e r y <text:s text:c="2"/>i n <text:s text:c="2"/>r e l a t i o n <text:s text:c="2"/>t o <text:s text:c="2"/>c o m m e n c i n g a n d / o r <text:s text:c="2"/>s u p p l y i n g <text:s text:c="2"/>t h e <text:s text:c="4"/>S e r v i c e s <text:s text:c="2"/>s h a l l <text:s text:c="2"/>b e <text:s text:c="2"/>o f <text:s text:c="2"/>t h e</text:p>
          </table:table-cell>
          <table:table-cell table:number-columns-repeated="1022"/>
        </table:table-row>
        <table:table-row table:style-name="ro1">
          <table:table-cell office:value-type="string" calcext:value-type="string">
            <text:p>C a l l <text:s text:c="2"/>O f f <text:s text:c="2"/>C l a u s e 1 2 . <text:s text:c="2"/>S E R V I C E <text:s text:c="2"/>L E V E L S <text:s text:c="2"/>A N D <text:s text:c="2"/>R E M E D I E S <text:s text:c="2"/>I N T H E <text:s text:c="2"/>E V E N T <text:s text:c="2"/>O F <text:s text:c="2"/>I N A D E Q U A T E P E R F O R M A N C E <text:s text:c="2"/>O F <text:s text:c="2"/>T H E <text:s text:c="2"/>S E R V I C E S a n d S c h e d u l e <text:s text:c="2"/>1 <text:s text:c="2"/>3 . 1 . 5 <text:s text:c="2"/>a n d <text:s text:c="2"/>3 . 4 a n d S c h e d u l e <text:s text:c="2"/>2 <text:s text:c="2"/>2 . 2 . 3 - 2 . 2 . 5</text:p>
          </table:table-cell>
          <table:table-cell office:value-type="string" calcext:value-type="string">
            <text:p>H e a l e s <text:s text:c="2"/>M e d i c a l <text:s text:c="2"/>A g r e e m e n t e s s e n c e <text:s text:c="2"/>a n d <text:s text:c="2"/>i f <text:s text:c="2"/>t h e <text:s text:c="2"/>S e r v i c e <text:s text:c="2"/>P r o v i d e r <text:s text:c="2"/>f a i l s <text:s text:c="2"/>t o d e l i v e r <text:s text:c="2"/>t h e <text:s text:c="4"/>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C u s t o m e r <text:s text:c="2"/>a n d <text:s text:c="2"/>S e r v i c e <text:s text:c="2"/>P r o v i d e r <text:s text:c="2"/>w i l l <text:s text:c="2"/>d i s c u s s <text:s text:c="2"/>a n d a g r e e <text:s text:c="2"/>a <text:s text:c="2"/>r e s o l u t i o n . <text:s text:c="2"/>W h e r e <text:s text:c="2"/>a <text:s text:c="2"/>r e s o l u t i o n <text:s text:c="2"/>c a n n o t <text:s text:c="2"/>b e f o u n d , <text:s text:c="2"/>t h e <text:s text:c="2"/>p a r t i e s <text:s text:c="2"/>w i l l <text:s text:c="2"/>e n t e r <text:s text:c="2"/>i n t o <text:s text:c="2"/>D i s p u t e R e s o l u t i o n <text:s text:c="2"/>P r o c e e d i n g s . <text:s text:c="2"/>I f <text:s text:c="2"/>t h e <text:s text:c="2"/>C u s t o m e r <text:s text:c="2"/>i s <text:s text:c="2"/>s t i l l u n s a t i s f i e d <text:s text:c="2"/>f o l l o w i n g <text:s text:c="2"/>D i s p u t e <text:s text:c="2"/>R e s o l u t i o n P r o c e e d i n g s <text:s text:c="2"/>i t <text:s text:c="2"/>m a y <text:s text:c="2"/>r e l e a s e <text:s text:c="2"/>i t s e l f <text:s text:c="2"/>f r o m <text:s text:c="2"/>a n y o b l i g a t i o n <text:s text:c="2"/>t o <text:s text:c="2"/>t e r m i n a t e <text:s text:c="2"/>t h e <text:s text:c="2"/>C o n t r a c t <text:s text:c="2"/>w i t h o u t p r e j u d i c e <text:s text:c="2"/>t o <text:s text:c="2"/>a n y <text:s text:c="2"/>o t h e r <text:s text:c="2"/>r i g h t s <text:s text:c="2"/>a n d <text:s text:c="2"/>r e m e d i e s <text:s text:c="2"/>o f <text:s text:c="2"/>t h e C u s t o m e r . W e <text:s text:c="2"/>a r e <text:s text:c="2"/>n o t <text:s text:c="2"/>a b l e <text:s text:c="2"/>t o <text:s text:c="2"/>s i g n <text:s text:c="2"/>u p <text:s text:c="2"/>t o <text:s text:c="2"/>t h e <text:s text:c="2"/>s e r v i c e <text:s text:c="2"/>c r e d i t s a n d <text:s text:c="2"/>d e l a y <text:s text:c="2"/>p a y m e n t s I n <text:s text:c="2"/>o u r <text:s text:c="2"/>e x p e r i e n c e , <text:s text:c="2"/>w e <text:s text:c="2"/>h a v e <text:s text:c="2"/>f o u n d <text:s text:c="2"/>t h a t <text:s text:c="2"/>p e n a l t i e s s u c h <text:s text:c="2"/>a s <text:s text:c="2"/>s e r v i c e <text:s text:c="2"/>c r e d i t s <text:s text:c="2"/>a n d <text:s text:c="2"/>d e l a y <text:s text:c="2"/>p a y m e n t s c r e a t e <text:s text:c="2"/>a <text:s text:c="2"/>c u l t u r e <text:s text:c="2"/>o f <text:s text:c="2"/>“ b o x <text:s text:c="2"/>t i c k i n g ” <text:s text:c="2"/>r a t h e r <text:s text:c="2"/>t h a n <text:s text:c="2"/>a c o m m i t m e n t <text:s text:c="2"/>t o <text:s text:c="2"/>a <text:s text:c="2"/>q u a l i t y <text:s text:c="2"/>s e r v i c e . <text:s text:c="2"/>I f <text:s text:c="2"/>t h e <text:s text:c="2"/>s e r v i c e <text:s text:c="2"/>i s f o c u s s e d <text:s text:c="2"/>o n <text:s text:c="2"/>m e e t i n g <text:s text:c="2"/>r i g i d <text:s text:c="2"/>c r i t e r i a <text:s text:c="2"/>t o <text:s text:c="2"/>a v o i d p e n a l t y , <text:s text:c="2"/>w e <text:s text:c="2"/>a r e <text:s text:c="2"/>a f f o r d e d <text:s text:c="2"/>l e s s <text:s text:c="2"/>t i m e <text:s text:c="2"/>t o <text:s text:c="2"/>c o n t i n u a l l y r e v i e w <text:s text:c="2"/>a n d <text:s text:c="2"/>i m p r o v e <text:s text:c="2"/>t h e <text:s text:c="2"/>s e r v i c e , <text:s text:c="2"/>p r o v i d e <text:s text:c="2"/>a <text:s text:c="2"/>q u a l i t y s e r v i c e <text:s text:c="2"/>b e s p o k e <text:s text:c="2"/>t o <text:s text:c="2"/>t h e <text:s text:c="2"/>n e e d s <text:s text:c="2"/>o f <text:s text:c="2"/>t h e <text:s text:c="2"/>C u s t o m e r , a n d <text:s text:c="2"/>i n n o v a t e <text:s text:c="2"/>o u r <text:s text:c="2"/>s e r v i c e s <text:s text:c="2"/>t o <text:s text:c="2"/>p r o v i d e <text:s text:c="2"/>m o d e r n a n d <text:s text:c="2"/>c u t t i n g <text:s text:c="2"/>e d g e <text:s text:c="2"/>O c c u p a t i o n a l <text:s text:c="2"/>H e a l t h . W e <text:s text:c="2"/>a r e <text:s text:c="2"/>h a p p y <text:s text:c="2"/>t o <text:s text:c="2"/>a g r e e <text:s text:c="2"/>S L A s <text:s text:c="2"/>a n d <text:s text:c="2"/>K P I s <text:s text:c="2"/>w i t h <text:s text:c="2"/>t h e C u s t o m e r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 <text:s text:c="2"/>i n c l u d i n g <text:s text:c="2"/>a n y E S P O <text:s text:c="2"/>c a l l <text:s text:c="2"/>o f f <text:s text:c="2"/>a g r e e m e n t s , <text:s text:c="2"/>t h a t <text:s text:c="2"/>f e a t u r e <text:s text:c="2"/>s e r v i c e c r e d i t s <text:s text:c="2"/>o r <text:s text:c="2"/>d e l a y <text:s text:c="2"/>p a y m e n t s , <text:s text:c="2"/>w h i c h <text:s text:c="2"/>h a s <text:s text:c="2"/>a l l o w e d <text:s text:c="2"/>u s t o <text:s text:c="2"/>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A s <text:s text:c="2"/>s t a t e d <text:s text:c="2"/>t h e <text:s text:c="2"/>s u c c e s s <text:s text:c="2"/>o f <text:s text:c="2"/>t h e <text:s text:c="2"/>s e r v i c e <text:s text:c="2"/>c a n <text:s text:c="2"/>b e m e a s u r e d <text:s text:c="2"/>b y <text:s text:c="2"/>s i c k n e s s <text:s text:c="2"/>a b s e n c e <text:s text:c="2"/>a n d <text:s text:c="2"/>e m p l o y e e h e a l t h , <text:s text:c="2"/>w h i c h <text:s text:c="2"/>r e q u i r e s <text:s text:c="2"/>t h e <text:s text:c="2"/>C u s t o m e r <text:s text:c="2"/>a n d <text:s text:c="2"/>t h e O c c u p a t i o n a l <text:s text:c="2"/>H e a l t h <text:s text:c="2"/>s e r v i c e <text:s text:c="2"/>w o r k i n g <text:s text:c="2"/>i n</text:p>
          </table:table-cell>
          <table:table-cell table:number-columns-repeated="1022"/>
        </table:table-row>
        <table:table-row table:style-name="ro1">
          <table:table-cell office:value-type="string" calcext:value-type="string">
            <text:p>C a l l <text:s text:c="2"/>O f f <text:s text:c="2"/>C l a u s e 1 2 . 3 . 7 <text:s text:c="2"/>c h a r g e <text:s text:c="2"/>t h e <text:s text:c="2"/>S e r v i c e <text:s text:c="2"/>P r o v i d e r <text:s text:c="2"/>f o r <text:s text:c="2"/>a n d <text:s text:c="2"/>t h e S e r v i c e <text:s text:c="2"/>P r o v i d e r <text:s text:c="2"/>s h a l l <text:s text:c="2"/>o n <text:s text:c="2"/>d e m a n d <text:s text:c="2"/>p a y <text:s text:c="2"/>a n y <text:s text:c="2"/>c o s t s r e a s o n a b l y <text:s text:c="2"/>i n c u r r e d <text:s text:c="2"/>b y <text:s text:c="2"/>t h e <text:s text:c="2"/>C u s t o m e r <text:s text:c="2"/>( i n c l u d i n g a n y <text:s text:c="2"/>r e a s o n a b l e <text:s text:c="2"/>a d m i n i s t r a t i o n <text:s text:c="2"/>c o s t s ) <text:s text:c="2"/>i n <text:s text:c="2"/>r e s p e c t o f <text:s text:c="2"/>t h e <text:s text:c="2"/>s u p p l y <text:s text:c="2"/>o f <text:s text:c="2"/>a n y <text:s text:c="2"/>p a r t <text:s text:c="2"/>o f <text:s text:c="2"/>t h e <text:s text:c="4"/>S e r v i c e s <text:s text:c="2"/>b y <text:s text:c="2"/>t h e C u s t o m e r <text:s text:c="2"/>o r <text:s text:c="2"/>a <text:s text:c="2"/>t h i r d <text:s text:c="2"/>p a r t y <text:s text:c="2"/>t o <text:s text:c="2"/>t h e <text:s text:c="2"/>e x t e n t <text:s text:c="2"/>t h a t <text:s text:c="2"/>s u c h c o s t s <text:s text:c="2"/>e x c e e d <text:s text:c="2"/>t h e <text:s text:c="2"/>p a y m e n t <text:s text:c="2"/>w h i c h <text:s text:c="2"/>w o u l d o t h e r w i s e <text:s text:c="2"/>h a v e <text:s text:c="2"/>b e e n <text:s text:c="2"/>p a y a b l e <text:s text:c="2"/>t o <text:s text:c="2"/>t h e <text:s text:c="2"/>S e r v i c e P r o v i d e r <text:s text:c="2"/>f o r <text:s text:c="2"/>s u c h <text:s text:c="2"/>p a r t <text:s text:c="2"/>o f <text:s text:c="2"/>t h e <text:s text:c="4"/>S e r v i c e s <text:s text:c="2"/>a n d p r o v i d e d <text:s text:c="2"/>t h a t <text:s text:c="2"/>t h e <text:s text:c="2"/>C u s t o m e r <text:s text:c="2"/>u s e s <text:s text:c="2"/>i t s <text:s text:c="2"/>r e a s o n a b l e e n d e a v o u r s <text:s text:c="2"/>t o <text:s text:c="2"/>m i t i g a t e <text:s text:c="2"/>a n y <text:s text:c="2"/>a d d i t i o n a l e x p e n d i t u r e <text:s text:c="2"/>i n <text:s text:c="2"/>o b t a i n i n g <text:s text:c="2"/>r e p l a c e m e n t <text:s text:c="4"/>S e r v i c e s . 1 4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t h e S e r v i c e <text:s text:c="2"/>P r o v i d e r <text:s text:c="2"/>( i n c l u d i n g <text:s text:c="2"/>a n y <text:s text:c="2"/>s u m <text:s text:c="2"/>w h i c h <text:s text:c="2"/>t h e S e r v i c e <text:s text:c="2"/>P r o v i d e r <text:s text:c="2"/>i s <text:s text:c="2"/>l i a b l e <text:s text:c="2"/>t o <text:s text:c="2"/>p a y <text:s text:c="2"/>t o <text:s text:c="2"/>t h e <text:s text:c="2"/>C u s t o m e r i n <text:s text:c="2"/>r e s p e c t <text:s text:c="2"/>o f <text:s text:c="2"/>a n y <text:s text:c="2"/>b r e a c h <text:s text:c="2"/>o f <text:s text:c="2"/>t h e <text:s text:c="2"/>C o n t r a c t ) , <text:s text:c="2"/>t h e C u s t o m e r <text:s text:c="2"/>m a y <text:s text:c="2"/>u n i l a t e r a l l y <text:s text:c="2"/>d e d u c t <text:s text:c="2"/>t h a t <text:s text:c="2"/>s u m <text:s text:c="2"/>f r o m a n y <text:s text:c="2"/>s u m <text:s text:c="2"/>t h e n <text:s text:c="2"/>d u e , <text:s text:c="2"/>o r <text:s text:c="2"/>w h i c h <text:s text:c="2"/>a t <text:s text:c="2"/>a n y <text:s text:c="2"/>l a t e r <text:s text:c="2"/>t i m e m a y <text:s text:c="2"/>b e c o m e <text:s text:c="2"/>d u e <text:s text:c="2"/>t o <text:s text:c="2"/>t h e <text:s text:c="2"/>S e r v i c e <text:s text:c="2"/>P r o v i d e r <text:s text:c="2"/>u n d e r t h e <text:s text:c="2"/>C o n t r a c t <text:s text:c="2"/>o r <text:s text:c="2"/>u n d e r <text:s text:c="2"/>a n y <text:s text:c="2"/>o t h e r <text:s text:c="2"/>a g r e e m e n t <text:s text:c="2"/>o r c o n t r a c t <text:s text:c="2"/>w i t h <text:s text:c="2"/>t h e <text:s text:c="2"/>C u s t o m e r . A n d T h e <text:s text:c="2"/>S e r v i c e <text:s text:c="2"/>P r o v i d e r <text:s text:c="2"/>s h a l l <text:s text:c="2"/>m a k e <text:s text:c="2"/>a n y <text:s text:c="2"/>p a y m e n t s d u e <text:s text:c="2"/>t o <text:s text:c="2"/>t h e <text:s text:c="2"/>C u s t o m e r <text:s text:c="2"/>w i t h o u t <text:s text:c="2"/>a n y <text:s text:c="2"/>d e d u c t i o n w h e t h e r <text:s text:c="2"/>b y <text:s text:c="2"/>w a y <text:s text:c="2"/>o f <text:s text:c="2"/>s e t - o f f , <text:s text:c="2"/>c o u n t e r c l a i m , d i s c o u n t , <text:s text:c="2"/>a b a t e m e n t <text:s text:c="2"/>o r <text:s text:c="2"/>o t h e r w i s e <text:s text:c="2"/>u n l e s s <text:s text:c="2"/>t h e S e r v i c e <text:s text:c="2"/>P r o v i d e r <text:s text:c="2"/>h a s <text:s text:c="2"/>a <text:s text:c="2"/>v a l i d <text:s text:c="2"/>c o u r t <text:s text:c="2"/>o r d e r r e q u i r i n g <text:s text:c="2"/>a n <text:s text:c="2"/>a m o u n t <text:s text:c="2"/>e q u a l <text:s text:c="2"/>t o <text:s text:c="2"/>s u c h <text:s text:c="2"/>d e d u c t i o n <text:s text:c="2"/>t o b e <text:s text:c="2"/>p a i d <text:s text:c="2"/>b y <text:s text:c="2"/>t h e <text:s text:c="2"/>C u s t o m e r <text:s text:c="2"/>t o <text:s text:c="2"/>t h e <text:s text:c="2"/>S e r v i c e P r o v i d e r .</text:p>
          </table:table-cell>
          <table:table-cell office:value-type="string" calcext:value-type="string">
            <text:p>H e a l e s <text:s text:c="2"/>M e d i c a l <text:s text:c="2"/>A g r e e m e n t p a r t n e r s h i p . W e <text:s text:c="2"/>w o u l d <text:s text:c="2"/>s u g g e s t <text:s text:c="2"/>t h e <text:s text:c="2"/>r e m o v a l <text:s text:c="2"/>o f <text:s text:c="2"/>s e r v i c e <text:s text:c="2"/>c r e d i t s a n d <text:s text:c="2"/>d e l a y <text:s text:c="2"/>p e n a l t i e s . P l e a s e <text:s text:c="2"/>s t a t e <text:s text:c="2"/>s e c t i o n <text:s text:c="2"/>1 2 <text:s text:c="2"/>a s <text:s text:c="2"/>– <text:s text:c="2"/>N o t <text:s text:c="2"/>U s e d A n d <text:s text:c="2"/>i n c l u d e <text:s text:c="2"/>t h e <text:s text:c="2"/>p h r a s e <text:s text:c="2"/>“ S e r v i c e s <text:s text:c="2"/>C r e d i t s <text:s text:c="2"/>w i l l <text:s text:c="2"/>n o t b e <text:s text:c="2"/>u s e d <text:s text:c="2"/>i n <text:s text:c="2"/>t h i s <text:s text:c="2"/>c o n t r a c t ” <text:s text:c="2"/>a t <text:s text:c="2"/>t h e <text:s text:c="2"/>t o p <text:s text:c="2"/>o f <text:s text:c="2"/>t h e s c h e d u l e s <text:s text:c="2"/>l i s t e d . W e <text:s text:c="2"/>w i l l <text:s text:c="2"/>n o t <text:s text:c="2"/>a g r e e <text:s text:c="2"/>t o <text:s text:c="2"/>t h i s <text:s text:c="2"/>c l a u s e . <text:s text:c="2"/>W e <text:s text:c="2"/>w i l l <text:s text:c="2"/>n o t <text:s text:c="2"/>p a y a n y <text:s text:c="2"/>a d d i t i o n a l <text:s text:c="2"/>c h a r g e s <text:s text:c="2"/>f o r <text:s text:c="2"/>t h e <text:s text:c="2"/>c l i e n t <text:s text:c="2"/>o b t a i n i n g a n y <text:s text:c="2"/>p a r t <text:s text:c="2"/>o f <text:s text:c="2"/>t h e <text:s text:c="2"/>s e r v i c e s <text:s text:c="2"/>e l s e w h e r e . <text:s text:c="2"/>W e <text:s text:c="2"/>a c c e p t t h a t <text:s text:c="2"/>t h e <text:s text:c="2"/>c l i e n t <text:s text:c="2"/>s h o u l d <text:s text:c="2"/>n o t <text:s text:c="2"/>p a y <text:s text:c="2"/>f o r <text:s text:c="2"/>s e r v i c e s <text:s text:c="2"/>t h a t a r e <text:s text:c="2"/>n o t <text:s text:c="2"/>d e l i v e r e d . P l e a s e <text:s text:c="2"/>a m e n d <text:s text:c="2"/>t o : 1 2 . 3 . 7 <text:s text:c="2"/>n o t <text:s text:c="2"/>p a y <text:s text:c="2"/>f o r <text:s text:c="2"/>a n y <text:s text:c="2"/>u n d e l i v e r e d <text:s text:c="2"/>s e r v i c e s . W e <text:s text:c="2"/>d o n ’ t <text:s text:c="2"/>f o r e s e e <text:s text:c="2"/>a <text:s text:c="2"/>s i t u a t i o n <text:s text:c="2"/>w h e r e <text:s text:c="2"/>t h e <text:s text:c="2"/>S e r v i c e P r o v i d e r <text:s text:c="2"/>o w e s <text:s text:c="2"/>t h e <text:s text:c="2"/>C u s t o m e r <text:s text:c="2"/>m o n e y , <text:s text:c="2"/>h o w e v e r w e <text:s text:c="2"/>w o u l d <text:s text:c="2"/>e x p e c t <text:s text:c="2"/>t h e <text:s text:c="2"/>C u s t o m e r <text:s text:c="2"/>t o <text:s text:c="2"/>a g r e e <text:s text:c="2"/>t o <text:s text:c="2"/>t e r m s a n d <text:s text:c="2"/>c o n d i t i o n s <text:s text:c="2"/>t h a t <text:s text:c="2"/>a r e <text:s text:c="2"/>r e c i p r o c a l <text:s text:c="2"/>f o r <text:s text:c="2"/>b o t h p a r t i e s , <text:s text:c="2"/>f o r <text:s text:c="2"/>e x a m p l e <text:s text:c="2"/>i f <text:s text:c="2"/>t h e <text:s text:c="2"/>C u s t o m e r <text:s text:c="2"/>c a n <text:s text:c="2"/>o f f - s e t p a y m e n t <text:s text:c="2"/>a g a i n s t <text:s text:c="2"/>m o n e y <text:s text:c="2"/>d u e <text:s text:c="2"/>f r o m <text:s text:c="2"/>S e r v i c e P r o v i d e r s , <text:s text:c="2"/>t h e n <text:s text:c="2"/>t h e <text:s text:c="2"/>S e r v i c e <text:s text:c="2"/>P r o v i d e r <text:s text:c="2"/>m u s t <text:s text:c="2"/>b e a b l e <text:s text:c="2"/>t o <text:s text:c="2"/>o f f - s e t <text:s text:c="2"/>p a y m e n t <text:s text:c="2"/>t o <text:s text:c="2"/>t h e <text:s text:c="2"/>C u s t o m e r <text:s text:c="2"/>a g a i n s t 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a m e n d <text:s text:c="2"/>t o : 1 4 . 3 . 1 <text:s text:c="2"/>W h e r e v e r <text:s text:c="2"/>u n d e r <text:s text:c="2"/>t h e <text:s text:c="2"/>C o n t r a c t <text:s text:c="2"/>a n y <text:s text:c="2"/>s u m <text:s text:c="2"/>o f m o n e y <text:s text:c="2"/>i s <text:s text:c="2"/>r e c o v e r a b l e <text:s text:c="2"/>f r o m <text:s text:c="2"/>o r <text:s text:c="2"/>p a y a b l e <text:s text:c="2"/>b y <text:s text:c="2"/>e i t h e r p a r t y <text:s text:c="2"/>( i n c l u d i n g <text:s text:c="2"/>a n y <text:s text:c="2"/>s u m <text:s text:c="2"/>w h i c h <text:s text:c="2"/>t h e <text:s text:c="2"/>f i r s t <text:s text:c="2"/>p a r t y <text:s text:c="2"/>i s l i a b l e <text:s text:c="2"/>t o <text:s text:c="2"/>p a y <text:s text:c="2"/>t o <text:s text:c="2"/>t h e <text:s text:c="2"/>s e c o n d <text:s text:c="2"/>p a r t y <text:s text:c="2"/>i n <text:s text:c="2"/>r e s p e c t <text:s text:c="2"/>o f a n y <text:s text:c="2"/>b r e a c h <text:s text:c="2"/>o f <text:s text:c="2"/>t h e <text:s text:c="2"/>C o n t r a c t ) , <text:s text:c="2"/>t h e <text:s text:c="2"/>s e c o n d <text:s text:c="2"/>p a r t y m a y <text:s text:c="2"/>u n i l a t e r a l l y <text:s text:c="2"/>d e d u c t <text:s text:c="2"/>t h a t <text:s text:c="2"/>s u m <text:s text:c="2"/>f r o m <text:s text:c="2"/>a n y <text:s text:c="2"/>s u m</text:p>
          </table:table-cell>
          <table:table-cell table:number-columns-repeated="1022"/>
        </table:table-row>
        <table:table-row table:style-name="ro1">
          <table:table-cell office:value-type="string" calcext:value-type="string">
            <text:p>C a l l <text:s text:c="2"/>O f f <text:s text:c="2"/>C l a u s e 4 . 5 . 3 <text:s text:c="2"/>T i m e <text:s text:c="2"/>o f <text:s text:c="2"/>d e l i v e r y <text:s text:c="2"/>i n <text:s text:c="2"/>r e l a t i o n <text:s text:c="2"/>t o c o m m e n c i n g <text:s text:c="2"/>a n d / o r <text:s text:c="2"/>s u p p l y i n g <text:s text:c="2"/>t h e <text:s text:c="2"/>G o o d s <text:s text:c="2"/>a n d / o r S e r v i c e s <text:s text:c="2"/>s h a l l <text:s text:c="2"/>b e <text:s text:c="2"/>o f <text:s text:c="2"/>t h e <text:s text:c="2"/>e s s e n c e <text:s text:c="2"/>a n d <text:s text:c="2"/>i f <text:s text:c="2"/>t h e S e r v i c e <text:s text:c="2"/>P r o v i d e r <text:s text:c="2"/>f a i l s <text:s text:c="2"/>t o <text:s text:c="2"/>d e l i v e r <text:s text:c="2"/>t h e <text:s text:c="2"/>G o o d s a n d / o r <text:s text:c="2"/>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 h e <text:s text:c="2"/>C u s t o m e r <text:s text:c="2"/>m a y <text:s text:c="2"/>r e l e a s e <text:s text:c="2"/>i t s e l f <text:s text:c="2"/>f r o m <text:s text:c="2"/>a n y o b l i g a t i o n <text:s text:c="2"/>t o <text:s text:c="2"/>a c c e p t <text:s text:c="2"/>a n d <text:s text:c="2"/>p a y <text:s text:c="2"/>f o r <text:s text:c="2"/>t h e <text:s text:c="2"/>G o o d s a n d / o r <text:s text:c="2"/>t e r m i n a t e <text:s text:c="2"/>t h e <text:s text:c="2"/>C o n t r a c t , <text:s text:c="2"/>i n <text:s text:c="2"/>e i t h e r <text:s text:c="2"/>c a s e w i t h o u t <text:s text:c="2"/>p r e j u d i c e <text:s text:c="2"/>t o <text:s text:c="2"/>a n y <text:s text:c="2"/>o t h e r <text:s text:c="2"/>r i g h t s <text:s text:c="2"/>a n d r e m e d i e s <text:s text:c="2"/>o f <text:s text:c="2"/>t h e <text:s text:c="2"/>C u s t o m e r . F o r m <text:s text:c="2"/>o f <text:s text:c="2"/>T e n d e r <text:s text:c="2"/>– <text:s text:c="2"/>S e c t i o n <text:s text:c="2"/>9 <text:s text:c="2"/>P R O C E S S I N G , P E R S O N A L <text:s text:c="2"/>A N D <text:s text:c="2"/>D A T A <text:s text:c="2"/>S U B J E C T S a n d T h e <text:s text:c="2"/>P a r t i e s <text:s text:c="2"/>a c k n o w l e d g e <text:s text:c="2"/>t h a t <text:s text:c="2"/>f o r <text:s text:c="2"/>t h e <text:s text:c="2"/>p u r p o s e s o f <text:s text:c="2"/>t h e <text:s text:c="2"/>D a t a <text:s text:c="2"/>P r o t e c t i o n <text:s text:c="2"/>L e g i s l a t i o n , <text:s text:c="2"/>w h e r e <text:s text:c="2"/>t h e C u s t o m e r <text:s text:c="2"/>h a s <text:s text:c="2"/>c o m p l e t e d <text:s text:c="2"/>t h e <text:s text:c="2"/>s e c o n d <text:s text:c="2"/>c o l u m n <text:s text:c="2"/>o f t h e <text:s text:c="2"/>t a b l e <text:s text:c="2"/>i n <text:s text:c="2"/>S e c t i o n <text:s text:c="2"/>9 <text:s text:c="2"/>o f <text:s text:c="2"/>t h e <text:s text:c="2"/>M a s t e r <text:s text:c="2"/>C o n t r a c t S c h e d u l e <text:s text:c="2"/>t o <text:s text:c="2"/>s p e c i f y <text:s text:c="2"/>t h e <text:s text:c="2"/>p r o c e s s i n g <text:s text:c="2"/>o f <text:s text:c="2"/>P e r s o n a l D a t a <text:s text:c="2"/>i t <text:s text:c="2"/>r e q u i r e s <text:s text:c="2"/>t h e <text:s text:c="2"/>S e r v i c e <text:s text:c="2"/>P r o v i d e r <text:s text:c="2"/>t o <text:s text:c="2"/>p e r f o r m ,</text:p>
          </table:table-cell>
          <table:table-cell office:value-type="string" calcext:value-type="string">
            <text:p>H e a l e s <text:s text:c="2"/>M e d i c a l <text:s text:c="2"/>A g r e e m e n t P l e a s e <text:s text:c="2"/>a m e n d <text:s text:c="2"/>t o : T i m e <text:s text:c="2"/>o f <text:s text:c="2"/>d e l i v e r y <text:s text:c="2"/>i n <text:s text:c="2"/>r e l a t i o n <text:s text:c="2"/>t o <text:s text:c="2"/>c o m m e n c i n g a n d / o r <text:s text:c="2"/>s u p p l y i n g <text:s text:c="2"/>t h e <text:s text:c="2"/>S e r v i c e s <text:s text:c="2"/>s h a l l <text:s text:c="2"/>b e <text:s text:c="2"/>o f <text:s text:c="2"/>t h e e s s e n c e <text:s text:c="2"/>a n d <text:s text:c="2"/>i f <text:s text:c="2"/>t h e <text:s text:c="2"/>S e r v i c e <text:s text:c="2"/>P r o v i d e r <text:s text:c="2"/>f a i l s <text:s text:c="2"/>t o d e l i v e r <text:s text:c="2"/>t h e <text:s text:c="2"/>S e r v i c e s <text:s text:c="2"/>w i t h i n <text:s text:c="2"/>t h e <text:s text:c="2"/>t i m e <text:s text:c="2"/>s p e c i f i e d <text:s text:c="2"/>i n a c c o r d a n c e <text:s text:c="2"/>w i t h <text:s text:c="2"/>c l a u s e <text:s text:c="2"/>4 . 1 . 1 <text:s text:c="2"/>a n d / o r <text:s text:c="2"/>t h e <text:s text:c="2"/>M a s t e r C o n t r a c t <text:s text:c="2"/>S c h e d u l e <text:s text:c="2"/>a n d / o r <text:s text:c="2"/>a n y <text:s text:c="2"/>o t h e r <text:s text:c="2"/>C o n t r a c t D o c u m e n t <text:s text:c="2"/>a n d <text:s text:c="2"/>w i t h o u t <text:s text:c="2"/>p r i o r <text:s text:c="2"/>w r i t t e n <text:s text:c="2"/>A p p r o v a l , <text:s text:c="2"/>t h e S e r v i c e <text:s text:c="2"/>P r o v i d e r <text:s text:c="2"/>w i l l <text:s text:c="2"/>p r o v i d e <text:s text:c="2"/>a n <text:s text:c="2"/>a c t i o n <text:s text:c="2"/>p l a n <text:s text:c="2"/>t o t h e <text:s text:c="2"/>C u s t o m e r <text:s text:c="2"/>t o <text:s text:c="2"/>b e <text:s text:c="2"/>d i s c u s s e d <text:s text:c="2"/>a n d <text:s text:c="2"/>i m p l e m e n t e d a s <text:s text:c="2"/>a g r e e d . <text:s text:c="2"/>W h e r e <text:s text:c="2"/>t h e <text:s text:c="2"/>S e r v i c e <text:s text:c="2"/>P r o v i d e r <text:s text:c="2"/>f a i l s <text:s text:c="2"/>t o d e l i v e r <text:s text:c="2"/>t h e <text:s text:c="2"/>S e r v i c e s <text:s text:c="2"/>i n <text:s text:c="2"/>a c c o r d a n c e <text:s text:c="2"/>w i t h <text:s text:c="2"/>t h e a c t i o n <text:s text:c="2"/>p l a n , <text:s text:c="2"/>t h e <text:s text:c="2"/>C u s t o m e r <text:s text:c="2"/>a n d <text:s text:c="2"/>t h e <text:s text:c="2"/>S e r v i c e P r o v i d e r <text:s text:c="2"/>w i l l <text:s text:c="2"/>e n t e r <text:s text:c="2"/>d i s p u t e <text:s text:c="2"/>r e s o l u t i o n <text:s text:c="2"/>p r o c e d u r e s . I f <text:s text:c="2"/>d i s p u t e <text:s text:c="2"/>r e s o l u t i o n <text:s text:c="2"/>p r o c e d u r e s <text:s text:c="2"/>a r e <text:s text:c="2"/>n o t s u c c e s s f u l , <text:s text:c="2"/>t h e <text:s text:c="2"/>C u s t o m e r <text:s text:c="2"/>m a y <text:s text:c="2"/>t e r m i n a t e <text:s text:c="2"/>t h e C o n t r a c t , <text:s text:c="2"/>w i t h o u t <text:s text:c="2"/>p r e j u d i c e <text:s text:c="2"/>t o <text:s text:c="2"/>a n y <text:s text:c="2"/>o t h e r <text:s text:c="2"/>r i g h t s a n d <text:s text:c="2"/>r e m e d i e s <text:s text:c="2"/>o f <text:s text:c="2"/>t h e <text:s text:c="2"/>C u s t o m e r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 P l e a s e <text:s text:c="2"/>e n s u r e <text:s text:c="2"/>t h a t <text:s text:c="2"/>b o t h <text:s text:c="2"/>t h e <text:s text:c="2"/>C u s t o m e r <text:s text:c="2"/>a n d S e r v i c e <text:s text:c="2"/>P r o v i d e r <text:s text:c="2"/>a r e <text:s text:c="2"/>l i s t e d <text:s text:c="2"/>a s <text:s text:c="2"/>D a t a <text:s text:c="2"/>C o n t r o l l e r s <text:s text:c="2"/>i n F o r m <text:s text:c="2"/>o f <text:s text:c="2"/>T e n d e r <text:s text:c="2"/>– <text:s text:c="2"/>S e c t i o n <text:s text:c="2"/>9 .</text:p>
          </table:table-cell>
          <table:table-cell table:number-columns-repeated="1022"/>
        </table:table-row>
        <table:table-row table:style-name="ro1">
          <table:table-cell office:value-type="string" calcext:value-type="string">
            <text:p>b y <text:s text:c="2"/>t h e <text:s text:c="2"/>C u s t o m e r <text:s text:c="2"/>( w h e t h e r <text:s text:c="2"/>o r <text:s text:c="2"/>n o t <text:s text:c="2"/>t h a t <text:s text:c="2"/>b o d y <text:s text:c="2"/>a l s o p e r f o r m s <text:s text:c="2"/>o t h e r <text:s text:c="2"/>f u n c t i o n s ) ; <text:s text:c="2"/>o r ( b ) <text:s text:c="24"/>a n y <text:s text:c="2"/>p r i v a t e <text:s text:c="2"/>s e c t o r <text:s text:c="2"/>o r <text:s text:c="2"/>o t h e r <text:s text:c="2"/>b o d y w h i c h <text:s text:c="2"/>s u b s t a n t i a l l y <text:s text:c="2"/>p e r f o r m s <text:s text:c="2"/>a n y <text:s text:c="2"/>o f <text:s text:c="2"/>t h e f u n c t i o n s <text:s text:c="2"/>o f <text:s text:c="2"/>t h e <text:s text:c="2"/>C u s t o m e r <text:s text:c="2"/>( w h e t h e r <text:s text:c="2"/>o r <text:s text:c="2"/>n o t <text:s text:c="2"/>t h a t b o d y <text:s text:c="2"/>a l s o <text:s text:c="2"/>p e r f o r m s <text:s text:c="2"/>o t h e r <text:s text:c="2"/>f u n c t i o n s ) . 2 8 . 2 <text:s text:c="14"/>A n y <text:s text:c="2"/>s u c h <text:s text:c="2"/>n o t i c e <text:s text:c="2"/>o r <text:s text:c="2"/>c o m m u n i c a t i o n s h a l l <text:s text:c="2"/>b e <text:s text:c="2"/>d e e m e d <text:s text:c="2"/>t o <text:s text:c="2"/>h a v e <text:s text:c="2"/>b e e n <text:s text:c="2"/>r e c e i v e d : ( a ) <text:s text:c="24"/>i f <text:s text:c="2"/>d e l i v e r e d <text:s text:c="2"/>b y <text:s text:c="2"/>h a n d , <text:s text:c="2"/>o n <text:s text:c="2"/>s i g n a t u r e <text:s text:c="2"/>o f a <text:s text:c="2"/>d e l i v e r y <text:s text:c="2"/>r e c e i p t <text:s text:c="2"/>o r <text:s text:c="2"/>a t <text:s text:c="2"/>t h e <text:s text:c="2"/>t i m e <text:s text:c="2"/>t h e <text:s text:c="2"/>n o t i c e <text:s text:c="2"/>i s l e f t <text:s text:c="2"/>a t <text:s text:c="2"/>t h e <text:s text:c="2"/>p r o p e r <text:s text:c="2"/>a d d r e s s ; ( b ) <text:s text:c="24"/>i f <text:s text:c="2"/>s e n t <text:s text:c="2"/>b y <text:s text:c="2"/>p r e - p a i d <text:s text:c="2"/>f i r s t - c l a s s <text:s text:c="2"/>p o s t <text:s text:c="2"/>o r o t h e r <text:s text:c="2"/>n e x t <text:s text:c="2"/>B u s i n e s s <text:s text:c="2"/>D a y <text:s text:c="2"/>d e l i v e r y <text:s text:c="2"/>s e r v i c e s , <text:s text:c="2"/>a t 9 . 0 0 <text:s text:c="2"/>a m <text:s text:c="2"/>o n <text:s text:c="2"/>t h e <text:s text:c="2"/>s e c o n d <text:s text:c="2"/>B u s i n e s s <text:s text:c="2"/>D a y <text:s text:c="2"/>a f t e r</text:p>
          </table:table-cell>
          <table:table-cell office:value-type="string" calcext:value-type="string">
            <text:p>o n <text:s text:c="2"/>t h e <text:s text:c="2"/>S u p p l i e r <text:s text:c="2"/>a s <text:s text:c="2"/>s e t <text:s text:c="2"/>o u t <text:s text:c="2"/>i n <text:s text:c="2"/>t h i s <text:s text:c="2"/>a g r e e m e n t ; ( b ) <text:s text:c="24"/>t h e <text:s text:c="2"/>S u p p l i e r <text:s text:c="2"/>m a y <text:s text:c="2"/>r e q u i r e <text:s text:c="2"/>t h a t <text:s text:c="2"/>t h e <text:s text:c="2"/>s u b - c o n t r a c t o r <text:s text:c="2"/>e n t e r s <text:s text:c="2"/>i n t o <text:s text:c="2"/>a <text:s text:c="2"/>d e e d <text:s text:c="2"/>o f <text:s text:c="2"/>w a r r a n t y <text:s text:c="2"/>i n f a v o u r <text:s text:c="2"/>o f <text:s text:c="2"/>t h e <text:s text:c="2"/>S u p p l i e r <text:s text:c="2"/>i n <text:s text:c="2"/>s u c h <text:s text:c="2"/>t e r m s <text:s text:c="2"/>a s <text:s text:c="2"/>t h e S u p p l i e r <text:s text:c="2"/>s p e c i f i e s ; <text:s text:c="2"/>i f <text:s text:c="2"/>t h e <text:s text:c="2"/>S u p p l i e r <text:s text:c="2"/>d o e s <text:s text:c="2"/>s o r e q u i r e , <text:s text:c="2"/>t h e <text:s text:c="2"/>S u p p l i e r <text:s text:c="2"/>w i l l <text:s text:c="2"/>p r o c u r e <text:s text:c="2"/>t h a t <text:s text:c="2"/>s u c h <text:s text:c="2"/>d e e d o f <text:s text:c="2"/>w a r r a n t y <text:s text:c="2"/>i s <text:s text:c="2"/>e x e c u t e d <text:s text:c="2"/>b y <text:s text:c="2"/>t h e <text:s text:c="2"/>s u b - c o n t r a c t o r <text:s text:c="2"/>a n d d e l i v e r e d <text:s text:c="2"/>t o <text:s text:c="2"/>t h e <text:s text:c="2"/>S u p p l i e r <text:s text:c="2"/>i n <text:s text:c="2"/>a d v a n c e <text:s text:c="2"/>o r <text:s text:c="2"/>u p o n r e q u e s t ; <text:s text:c="2"/>a n d ( c ) <text:s text:c="24"/>a n y <text:s text:c="2"/>c o n s e n t <text:s text:c="2"/>f r o m <text:s text:c="2"/>t h e <text:s text:c="2"/>S u p p l i e r <text:s text:c="2"/>s h a l l <text:s text:c="2"/>n o t d i s c h a r g e <text:s text:c="2"/>t h e <text:s text:c="2"/>S u p p l i e r <text:s text:c="2"/>f r o m <text:s text:c="2"/>i t s <text:s text:c="2"/>o b l i g a t i o n s <text:s text:c="2"/>u n d e r t h i s <text:s text:c="2"/>a g r e e m e n t <text:s text:c="2"/>a n d <text:s text:c="2"/>t h e <text:s text:c="2"/>S u p p l i e r <text:s text:c="2"/>s h a l l <text:s text:c="2"/>r e m a i n <text:s text:c="2"/>f u l l y r e s p o n s i b l e <text:s text:c="2"/>a n d <text:s text:c="2"/>l i a b l e <text:s text:c="2"/>f o r <text:s text:c="2"/>t h e <text:s text:c="2"/>a c t s <text:s text:c="2"/>a n d <text:s text:c="2"/>o m i s s i o n s o f <text:s text:c="2"/>a n y <text:s text:c="2"/>s u b c o n t r a c t o r . D u e <text:s text:c="2"/>t o <text:s text:c="2"/>d e l a y s <text:s text:c="2"/>f r o m <text:s text:c="2"/>R o y a l <text:s text:c="2"/>M a i l <text:s text:c="2"/>w i t h <text:s text:c="2"/>t h e <text:s text:c="2"/>c u r r e n t s t r i k e s <text:s text:c="2"/>a n d <text:s text:c="2"/>s i n c e <text:s text:c="2"/>C O V I D - 1 9 , <text:s text:c="2"/>w e <text:s text:c="2"/>r e q u e s t <text:s text:c="2"/>t h a t <text:s text:c="2"/>p o s t i s <text:s text:c="2"/>c o n s i d e r e d <text:s text:c="2"/>r e c e i v e d <text:s text:c="2"/>o n <text:s text:c="2"/>t h e <text:s text:c="2"/>t h i r d <text:s text:c="2"/>B u s i n e s s <text:s text:c="2"/>D a y . P l e a s e <text:s text:c="2"/>c h a n g e <text:s text:c="2"/>t o : ( b ) <text:s text:c="24"/>i f <text:s text:c="2"/>s e n t <text:s text:c="2"/>b y <text:s text:c="2"/>p r e - p a i d <text:s text:c="2"/>f i r s t - c l a s s <text:s text:c="2"/>p o s t <text:s text:c="2"/>o r o t h e r <text:s text:c="2"/>n e x t <text:s text:c="2"/>B u s i n e s s <text:s text:c="2"/>D a y <text:s text:c="2"/>d e l i v e r y <text:s text:c="2"/>s e r v i c e s , <text:s text:c="2"/>a t 9 . 0 0 <text:s text:c="2"/>a m <text:s text:c="2"/>o n <text:s text:c="2"/>t h e <text:s text:c="2"/>t h i r d <text:s text:c="2"/>B u s i n e s s <text:s text:c="2"/>D a y <text:s text:c="2"/>a f t e r <text:s text:c="2"/>p o s t i n g ; o r</text:p>
          </table:table-cell>
          <table:table-cell table:number-columns-repeated="1022"/>
        </table:table-row>
        <table:table-row table:style-name="ro1">
          <table:table-cell office:value-type="string" calcext:value-type="string">
            <text:p>i n <text:s text:c="2"/>i t s <text:s text:c="2"/>a b s o l u t e <text:s text:c="2"/>d i s c r e t i o n <text:s text:c="2"/>w h e t h e r <text:s text:c="2"/>a n y C o m m e r c i a l l y <text:s text:c="2"/>S e n s i t i v e <text:s text:c="2"/>I n f o r m a t i o n <text:s text:c="2"/>a n d / o r <text:s text:c="2"/>a n y o t h e r <text:s text:c="2"/>i n f o r m a t i o n <text:s text:c="2"/>i s <text:s text:c="2"/>e x e m p t <text:s text:c="2"/>f r o m <text:s text:c="2"/>d i s c l o s u r e <text:s text:c="2"/>i n a c c o r d a n c e <text:s text:c="2"/>w i t h <text:s text:c="2"/>t h e <text:s text:c="2"/>F O I A <text:s text:c="2"/>a n d / o r <text:s text:c="2"/>t h e <text:s text:c="2"/>E I R s . 1 6 . 3 <text:s text:c="16"/>F o r <text:s text:c="2"/>t h e <text:s text:c="2"/>p u r p o s e s <text:s text:c="2"/>o f <text:s text:c="2"/>c l a u s e <text:s text:c="2"/>1 6 . 2 , m a t e r i a l <text:s text:c="2"/>b r e a c h <text:s text:c="2"/>m e a n s <text:s text:c="2"/>a <text:s text:c="2"/>b r e a c h <text:s text:c="2"/>( i n c l u d i n g <text:s text:c="2"/>a n a n t i c i p a t o r y <text:s text:c="2"/>b r e a c h ) <text:s text:c="2"/>t h a t <text:s text:c="2"/>i s <text:s text:c="2"/>s e r i o u s <text:s text:c="2"/>i n <text:s text:c="2"/>t h e w i d e s t <text:s text:c="2"/>s e n s e <text:s text:c="2"/>o f <text:s text:c="2"/>h a v i n g <text:s text:c="2"/>a <text:s text:c="2"/>s e r i o u s <text:s text:c="2"/>e f f e c t <text:s text:c="2"/>o n <text:s text:c="2"/>t h e b e n e f i t <text:s text:c="2"/>w h i c h <text:s text:c="2"/>t h e <text:s text:c="2"/>C u s t o m e r <text:s text:c="2"/>w o u l d <text:s text:c="2"/>o t h e r w i s e d e r i v e <text:s text:c="2"/>f r o m <text:s text:c="2"/>a <text:s text:c="2"/>s u b s t a n t i a l <text:s text:c="2"/>p o r t i o n <text:s text:c="2"/>o f <text:s text:c="2"/>t h i s a g r e e m e n t <text:s text:c="2"/>o v e r <text:s text:c="2"/>a n y o n e - m o n t h <text:s text:c="2"/>p e r i o d <text:s text:c="2"/>d u r i n g t h e <text:s text:c="2"/>t e r m <text:s text:c="2"/>o f <text:s text:c="2"/>t h i s <text:s text:c="2"/>a g r e e m e n t , <text:s text:c="2"/>a n d <text:s text:c="2"/>i n <text:s text:c="2"/>d e c i d i n g w h e t h e r <text:s text:c="2"/>a n y <text:s text:c="2"/>b r e a c h <text:s text:c="2"/>i s <text:s text:c="2"/>m a t e r i a l <text:s text:c="2"/>n o <text:s text:c="2"/>r e g a r d <text:s text:c="2"/>s h a l l b e <text:s text:c="2"/>h a d <text:s text:c="2"/>t o <text:s text:c="2"/>w h e t h e r <text:s text:c="2"/>i t <text:s text:c="2"/>o c c u r s <text:s text:c="2"/>b y <text:s text:c="2"/>s o m e <text:s text:c="2"/>a c c i d e n t , m i s h a p , <text:s text:c="2"/>m i s t a k e <text:s text:c="2"/>o r <text:s text:c="2"/>m i s u n d e r s t a n d i n g . 1 6 . 5 <text:s text:c="6"/>W i t h o u t <text:s text:c="2"/>a f f e c t i n g <text:s text:c="2"/>a n y <text:s text:c="2"/>o t h e r <text:s text:c="2"/>r i g h t <text:s text:c="2"/>o r r e m e d y <text:s text:c="2"/>a v a i l a b l e <text:s text:c="2"/>t o <text:s text:c="2"/>i t , <text:s text:c="2"/>t h e <text:s text:c="2"/>C u s t o m e r <text:s text:c="2"/>m a y t e r m i n a t e <text:s text:c="2"/>t h i s <text:s text:c="2"/>a g r e e m e n t <text:s text:c="2"/>a t <text:s text:c="2"/>a n y <text:s text:c="2"/>t i m e <text:s text:c="2"/>b y <text:s text:c="2"/>g i v i n g n o t <text:s text:c="2"/>l e s s <text:s text:c="2"/>t h a n <text:s text:c="2"/>2 1 <text:s text:c="2"/>d a y s ’ <text:s text:c="2"/>w r i t t e n <text:s text:c="2"/>n o t i c e <text:s text:c="2"/>t o <text:s text:c="2"/>t h e S u p p l i e r . 1 7 . 1 <text:s text:c="8"/>O n <text:s text:c="2"/>t e r m i n a t i o n <text:s text:c="2"/>o r <text:s text:c="2"/>e x p i r y <text:s text:c="2"/>o f <text:s text:c="2"/>t h i s a g r e e m e n t : ( a ) <text:s text:c="24"/>t h e <text:s text:c="2"/>S u p p l i e r <text:s text:c="2"/>s h a l l <text:s text:c="2"/>i m m e d i a t e l y d e l i v e r <text:s text:c="2"/>t o <text:s text:c="2"/>t h e <text:s text:c="2"/>C u s t o m e r <text:s text:c="2"/>a l l <text:s text:c="2"/>D e l i v e r a b l e s w h e t h e r <text:s text:c="2"/>o r <text:s text:c="2"/>n o t <text:s text:c="2"/>t h e n <text:s text:c="2"/>c o m p l e t e <text:s text:c="2"/>a n d <text:s text:c="2"/>r e t u r n <text:s text:c="2"/>a l l <text:s text:c="2"/>o f t h e <text:s text:c="2"/>C u s t o m e r <text:s text:c="2"/>M a t e r i a l s <text:s text:c="2"/>a n d <text:s text:c="2"/>t h e <text:s text:c="2"/>C u s t o m e r ' s E q u i p m e n t . <text:s text:c="2"/>I f <text:s text:c="2"/>t h e <text:s text:c="2"/>S u p p l i e r <text:s text:c="2"/>f a i l s <text:s text:c="2"/>t o <text:s text:c="2"/>d o <text:s text:c="2"/>s o , <text:s text:c="2"/>t h e n t h e <text:s text:c="2"/>C u s t o m e r <text:s text:c="2"/>m a y <text:s text:c="2"/>e n t e r <text:s text:c="2"/>t h e <text:s text:c="2"/>S u p p l i e r ' s p r e m i s e s <text:s text:c="2"/>a n d <text:s text:c="2"/>t a k e <text:s text:c="2"/>p o s s e s s i o n <text:s text:c="2"/>o f <text:s text:c="2"/>t h e m . <text:s text:c="2"/>U n t i l t h e y <text:s text:c="2"/>h a v e <text:s text:c="2"/>b e e n <text:s text:c="2"/>d e l i v e r e d <text:s text:c="2"/>o r <text:s text:c="2"/>r e t u r n e d , <text:s text:c="2"/>t h e S u p p l i e r <text:s text:c="2"/>s h a l l <text:s text:c="2"/>b e <text:s text:c="2"/>s o l e l y <text:s text:c="2"/>r e s p o n s i b l e <text:s text:c="2"/>f o r <text:s text:c="2"/>t h e</text:p>
          </table:table-cell>
          <table:table-cell office:value-type="string" calcext:value-type="string">
            <text:p>W e <text:s text:c="2"/>d o <text:s text:c="2"/>n o t <text:s text:c="2"/>a c c e p t <text:s text:c="2"/>t h a t <text:s text:c="2"/>a n y <text:s text:c="2"/>b r e a c h <text:s text:c="2"/>w o u l d <text:s text:c="2"/>b e c o n s i d e r e d <text:s text:c="2"/>a <text:s text:c="2"/>m a t e r i a l <text:s text:c="2"/>b r e a c h <text:s text:c="2"/>b e f o r e <text:s text:c="2"/>i t <text:s text:c="2"/>h a s <text:s text:c="2"/>b e e n c o m m i t t e d . <text:s text:c="2"/>T h e r e f o r e <text:s text:c="2"/>w e <text:s text:c="2"/>w o u l d <text:s text:c="2"/>l i k e <text:s text:c="2"/>a n t i c i p a t o r y b r e a c h <text:s text:c="2"/>r e m o v e d <text:s text:c="2"/>f r o m <text:s text:c="2"/>t h i s <text:s text:c="2"/>c l a u s e . P l e a s e <text:s text:c="2"/>c h a n g e <text:s text:c="2"/>t o : 1 6 . 3 <text:s text:c="16"/>F o r <text:s text:c="2"/>t h e <text:s text:c="2"/>p u r p o s e s <text:s text:c="2"/>o f <text:s text:c="2"/>c l a u s e <text:s text:c="2"/>1 6 . 2 , m a t e r i a l <text:s text:c="2"/>b r e a c h <text:s text:c="2"/>m e a n s <text:s text:c="2"/>a <text:s text:c="2"/>b r e a c h <text:s text:c="2"/>t h a t <text:s text:c="2"/>i s <text:s text:c="2"/>s e r i o u s <text:s text:c="2"/>i n t h e <text:s text:c="2"/>w i d e s t <text:s text:c="2"/>s e n s e <text:s text:c="2"/>o f <text:s text:c="2"/>h a v i n g <text:s text:c="2"/>a <text:s text:c="2"/>s e r i o u s <text:s text:c="2"/>e f f e c t <text:s text:c="2"/>o n <text:s text:c="2"/>t h e b e n e f i t <text:s text:c="2"/>w h i c h <text:s text:c="2"/>t h e <text:s text:c="2"/>C u s t o m e r <text:s text:c="2"/>w o u l d <text:s text:c="2"/>o t h e r w i s e d e r i v e <text:s text:c="2"/>f r o m <text:s text:c="2"/>a <text:s text:c="2"/>s u b s t a n t i a l <text:s text:c="2"/>p o r t i o n <text:s text:c="2"/>o f <text:s text:c="2"/>t h i s a g r e e m e n t <text:s text:c="2"/>o v e r <text:s text:c="2"/>a n y <text:s text:c="2"/>t h r e e - m o n t h <text:s text:c="2"/>p e r i o d <text:s text:c="2"/>d u r i n g t h e <text:s text:c="2"/>t e r m <text:s text:c="2"/>o f <text:s text:c="2"/>t h i s <text:s text:c="2"/>a g r e e m e n t , <text:s text:c="2"/>a n d <text:s text:c="2"/>i n <text:s text:c="2"/>d e c i d i n g w h e t h e r <text:s text:c="2"/>a n y <text:s text:c="2"/>b r e a c h <text:s text:c="2"/>i s <text:s text:c="2"/>m a t e r i a l <text:s text:c="2"/>n o <text:s text:c="2"/>r e g a r d <text:s text:c="2"/>s h a l l <text:s text:c="2"/>b e h a d <text:s text:c="2"/>t o <text:s text:c="2"/>w h e t h e r <text:s text:c="2"/>i t <text:s text:c="2"/>o c c u r s <text:s text:c="2"/>b y <text:s text:c="2"/>s o m e <text:s text:c="2"/>a c c i d e n t , m i s h a p , <text:s text:c="2"/>m i s t a k e <text:s text:c="2"/>o r <text:s text:c="2"/>m i s u n d e r s t a n d i n g . I t <text:s text:c="2"/>i s <text:s text:c="2"/>n o t <text:s text:c="2"/>r e a s o n a b l e <text:s text:c="2"/>t o <text:s text:c="2"/>p r o v i d e <text:s text:c="2"/>l e s s <text:s text:c="2"/>t h a n <text:s text:c="2"/>3 m o n t h s ’ <text:s text:c="2"/>n o t i c e <text:s text:c="2"/>o f <text:s text:c="2"/>t e r m i n a t i o n <text:s text:c="2"/>w i t h <text:s text:c="2"/>n o <text:s text:c="2"/>f a u l t . <text:s text:c="2"/>T h i s w o u l d <text:s text:c="2"/>n o t <text:s text:c="2"/>p r o v i d e <text:s text:c="2"/>t h e <text:s text:c="2"/>r e q u i s i t e <text:s text:c="2"/>t i m e <text:s text:c="2"/>f o r <text:s text:c="2"/>b o t h p a r t i e s <text:s text:c="2"/>t o <text:s text:c="2"/>m e e t <text:s text:c="2"/>t h e i r <text:s text:c="2"/>o b l i g a t i o n s <text:s text:c="2"/>w i t h <text:s text:c="2"/>r e g a r d <text:s text:c="2"/>t o T U P E . T e r m s <text:s text:c="2"/>s h o u l d <text:s text:c="2"/>b e <text:s text:c="2"/>r e c i p r o c a l <text:s text:c="2"/>– <text:s text:c="2"/>i t <text:s text:c="2"/>i s <text:s text:c="2"/>n o t <text:s text:c="2"/>r e a s o n a b l e t h a t <text:s text:c="2"/>t h e <text:s text:c="2"/>C u s t o m e r <text:s text:c="2"/>s h o u l d <text:s text:c="2"/>t e r m i n a t e <text:s text:c="2"/>w i t h o u t c a u s e <text:s text:c="2"/>w i t h <text:s text:c="2"/>2 1 <text:s text:c="2"/>d a y s <text:s text:c="2"/>n o t i c e , <text:s text:c="2"/>w h e r e a s <text:s text:c="2"/>t h e <text:s text:c="2"/>S u p p l i e r m u s t <text:s text:c="2"/>e n d u r e <text:s text:c="2"/>9 0 <text:s text:c="2"/>d a y s <text:s text:c="2"/>o f <text:s text:c="2"/>u n p a i d <text:s text:c="2"/>b i l l s <text:s text:c="2"/>b e f o r e <text:s text:c="2"/>w e c a n <text:s text:c="2"/>t e r m i n a t e <text:s text:c="2"/>( 1 6 . 6 ) . P l e a s e <text:s text:c="2"/>c h a n g e <text:s text:c="2"/>t o : 1 6 . 5 <text:s text:c="6"/>W i t h o u t <text:s text:c="2"/>a f f e c t i n g <text:s text:c="2"/>a n y <text:s text:c="2"/>o t h e r <text:s text:c="2"/>r i g h t <text:s text:c="2"/>o r <text:s text:c="2"/>r e m e d y a v a i l a b l e <text:s text:c="2"/>t o <text:s text:c="2"/>i t , <text:s text:c="2"/>t h e <text:s text:c="2"/>C u s t o m e r <text:s text:c="2"/>m a y <text:s text:c="2"/>t e r m i n a t e <text:s text:c="2"/>t h i s a g r e e m e n t <text:s text:c="2"/>a t <text:s text:c="2"/>a n y <text:s text:c="2"/>t i m e <text:s text:c="2"/>b y <text:s text:c="2"/>g i v i n g <text:s text:c="2"/>n o t <text:s text:c="2"/>l e s s <text:s text:c="2"/>t h a n <text:s text:c="2"/>9 0 d a y s ’ <text:s text:c="2"/>w r i t t e n <text:s text:c="2"/>n o t i c e <text:s text:c="2"/>t o <text:s text:c="2"/>t h e <text:s text:c="2"/>S u p p l i e r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text:s text:c="2"/>g u i d e l i n e s , a s <text:s text:c="2"/>r e c o m m e n d e d <text:s text:c="2"/>b y <text:s text:c="2"/>t h e <text:s text:c="2"/>F O M , <text:s text:c="2"/>w e <text:s text:c="2"/>w i l l <text:s text:c="2"/>a l s o <text:s text:c="2"/>r e t a i n r e c o r d s <text:s text:c="2"/>i n <text:s text:c="2"/>a c c o r d a n c e <text:s text:c="2"/>w i t h <text:s text:c="2"/>r e l e v a n t <text:s text:c="2"/>l e g i s l a t i o n <text:s text:c="2"/>( 6 y e a r s <text:s text:c="2"/>f o l l o w i n g <text:s text:c="2"/>c o n t r a c t <text:s text:c="2"/>t e r m i n a t i o n , <text:s text:c="2"/>o r <text:s text:c="2"/>4 0 <text:s text:c="2"/>y e a r s f o r <text:s text:c="2"/>H e a l t h <text:s text:c="2"/>S u r v e i l l a n c e ) .</text:p>
          </table:table-cell>
          <table:table-cell table:number-columns-repeated="1022"/>
        </table:table-row>
        <table:table-row table:style-name="ro1">
          <table:table-cell office:value-type="string" calcext:value-type="string">
            <text:p>o u t <text:s text:c="2"/>t h e <text:s text:c="2"/>s u b j e c t <text:s text:c="2"/>m a t t e r , <text:s text:c="2"/>n a t u r e <text:s text:c="2"/>a n d <text:s text:c="2"/>p u r p o s e <text:s text:c="2"/>o f p r o c e s s i n g <text:s text:c="2"/>b y <text:s text:c="2"/>t h e <text:s text:c="2"/>S u p p l i e r , <text:s text:c="2"/>t h e <text:s text:c="2"/>d u r a t i o n <text:s text:c="2"/>o f <text:s text:c="2"/>t h e p r o c e s s i n g <text:s text:c="2"/>a n d <text:s text:c="2"/>t h e <text:s text:c="2"/>t y p e s <text:s text:c="2"/>o f <text:s text:c="2"/>P e r s o n a l <text:s text:c="2"/>D a t a <text:s text:c="2"/>a n d c a t e g o r i e s <text:s text:c="2"/>o f <text:s text:c="2"/>D a t a <text:s text:c="2"/>S u b j e c t <text:s text:c="2"/>( a s <text:s text:c="2"/>t h o s e e x p r e s s i o n s <text:s text:c="2"/>a r e <text:s text:c="2"/>d e f i n e d <text:s text:c="2"/>i n <text:s text:c="2"/>t h e <text:s text:c="2"/>D a t a <text:s text:c="2"/>P r o t e c t i o n L e g i s l a t i o n ) . 1 4 . 4 <text:s text:c="4"/>T h e <text:s text:c="2"/>C u s t o m e r <text:s text:c="2"/>s h a l l <text:s text:c="2"/>b e <text:s text:c="2"/>e n t i t l e d <text:s text:c="2"/>t o p u b l i c i s e <text:s text:c="2"/>t h i s <text:s text:c="2"/>a g r e e m e n t <text:s text:c="2"/>i n <text:s text:c="2"/>a c c o r d a n c e <text:s text:c="2"/>w i t h a n y <text:s text:c="2"/>l e g a l <text:s text:c="2"/>o b l i g a t i o n <text:s text:c="2"/>o n <text:s text:c="2"/>t h e <text:s text:c="2"/>C u s t o m e r , <text:s text:c="2"/>i n c l u d i n g a n y <text:s text:c="2"/>e x a m i n a t i o n <text:s text:c="2"/>o f <text:s text:c="2"/>t h i s <text:s text:c="2"/>a g r e e m e n t <text:s text:c="2"/>b y <text:s text:c="2"/>a n y a u d i t o r <text:s text:c="2"/>o r <text:s text:c="2"/>o t h e r w i s e <text:s text:c="2"/>a n d <text:s text:c="2"/>a n y <text:s text:c="2"/>p u b l i c a t i o n r e q u i r e d <text:s text:c="2"/>b y <text:s text:c="2"/>t h e <text:s text:c="2"/>c o n s t i t u t i o n , <text:s text:c="2"/>r u l e s <text:s text:c="2"/>o r <text:s text:c="2"/>p o l i c i e s <text:s text:c="2"/>o f t h e <text:s text:c="2"/>C u s t o m e r . 1 5 . 6 <text:s text:c="8"/>T h e <text:s text:c="2"/>S u p p l i e r <text:s text:c="2"/>a c k n o w l e d g e s <text:s text:c="2"/>t h a t <text:s text:c="2"/>t h e C u s t o m e r <text:s text:c="2"/>m a y <text:s text:c="2"/>b e <text:s text:c="2"/>r e q u i r e d <text:s text:c="2"/>u n d e r <text:s text:c="2"/>t h e <text:s text:c="2"/>F O I A <text:s text:c="2"/>a n d E I R s <text:s text:c="2"/>t o <text:s text:c="2"/>d i s c l o s e <text:s text:c="2"/>I n f o r m a t i o n <text:s text:c="2"/>( i n c l u d i n g C o m m e r c i a l l y <text:s text:c="2"/>S e n s i t i v e <text:s text:c="2"/>I n f o r m a t i o n ) <text:s text:c="2"/>w i t h o u t c o n s u l t i n g <text:s text:c="2"/>o r <text:s text:c="2"/>o b t a i n i n g <text:s text:c="2"/>c o n s e n t <text:s text:c="2"/>f r o m <text:s text:c="2"/>t h e S u p p l i e r . <text:s text:c="2"/>T h e <text:s text:c="2"/>C u s t o m e r <text:s text:c="2"/>s h a l l <text:s text:c="2"/>t a k e <text:s text:c="2"/>r e a s o n a b l e s t e p s <text:s text:c="2"/>t o <text:s text:c="2"/>n o t i f y <text:s text:c="2"/>t h e <text:s text:c="2"/>S u p p l i e r <text:s text:c="2"/>o f <text:s text:c="2"/>a <text:s text:c="2"/>r e l e v a n t R e q u e s t <text:s text:c="2"/>f o r <text:s text:c="2"/>I n f o r m a t i o n <text:s text:c="2"/>( i n <text:s text:c="2"/>a c c o r d a n c e <text:s text:c="2"/>w i t h t h e <text:s text:c="2"/>S e c r e t a r y <text:s text:c="2"/>o f <text:s text:c="2"/>S t a t e ' s <text:s text:c="2"/>s e c t i o n <text:s text:c="2"/>4 5 <text:s text:c="2"/>C o d e <text:s text:c="2"/>o f P r a c t i c e <text:s text:c="2"/>o n <text:s text:c="2"/>t h e <text:s text:c="2"/>D i s c h a r g e <text:s text:c="2"/>o f <text:s text:c="2"/>t h e <text:s text:c="2"/>F u n c t i o n s <text:s text:c="2"/>o f</text:p>
          </table:table-cell>
          <table:table-cell office:value-type="string" calcext:value-type="string">
            <text:p>P l e a s e <text:s text:c="2"/>c h a n g e <text:s text:c="2"/>t h i s <text:s text:c="2"/>c l a u s e <text:s text:c="2"/>t o : 1 3 . 2 <text:s text:c="6"/>T h e <text:s text:c="2"/>p a r t i e s <text:s text:c="2"/>a c k n o w l e d g e <text:s text:c="2"/>t h a t <text:s text:c="2"/>f o r <text:s text:c="2"/>t h e p u r p o s e s <text:s text:c="2"/>o f <text:s text:c="2"/>t h e <text:s text:c="2"/>D a t a <text:s text:c="2"/>P r o t e c t i o n <text:s text:c="2"/>L e g i s l a t i o n , <text:s text:c="2"/>b o t h p a r t i e s <text:s text:c="2"/>w i l l <text:s text:c="2"/>b e <text:s text:c="2"/>c o n s i d e r e d <text:s text:c="2"/>J o i n t <text:s text:c="2"/>D a t a <text:s text:c="2"/>C o n t r o l l e r s ( w h e r e <text:s text:c="2"/>t h e <text:s text:c="2"/>e x p r e s s i o n <text:s text:c="2"/>J o i n t <text:s text:c="2"/>D a t a <text:s text:c="2"/>C o n t r o l l e r <text:s text:c="2"/>h a s t h e <text:s text:c="2"/>m e a n i n g <text:s text:c="2"/>a s <text:s text:c="2"/>d e f i n e d <text:s text:c="2"/>i n <text:s text:c="2"/>t h e <text:s text:c="2"/>D a t a <text:s text:c="2"/>P r o t e c t i o n L e g i s l a t i o n ) . <text:s text:c="4"/>S c h e d u l e <text:s text:c="2"/>4 <text:s text:c="2"/>s e t s <text:s text:c="2"/>o u t <text:s text:c="2"/>t h e <text:s text:c="2"/>s u b j e c t m a t t e r , <text:s text:c="2"/>n a t u r e <text:s text:c="2"/>a n d <text:s text:c="2"/>p u r p o s e <text:s text:c="2"/>o f <text:s text:c="2"/>p r o c e s s i n g <text:s text:c="2"/>b y <text:s text:c="2"/>t h e S u p p l i e r , <text:s text:c="2"/>t h e <text:s text:c="2"/>d u r a t i o n <text:s text:c="2"/>o f <text:s text:c="2"/>t h e <text:s text:c="2"/>p r o c e s s i n g <text:s text:c="2"/>a n d <text:s text:c="2"/>t h e t y p e s <text:s text:c="2"/>o f <text:s text:c="2"/>P e r s o n a l <text:s text:c="2"/>D a t a <text:s text:c="2"/>a n d <text:s text:c="2"/>c a t e g o r i e s <text:s text:c="2"/>o f <text:s text:c="2"/>D a t a S u b j e c t <text:s text:c="2"/>( a s <text:s text:c="2"/>t h o s e <text:s text:c="2"/>e x p r e s s i o n s <text:s text:c="2"/>a r e <text:s text:c="2"/>d e f i n e d <text:s text:c="2"/>i n <text:s text:c="2"/>t h e D a t a <text:s text:c="2"/>P r o t e c t i o n <text:s text:c="2"/>L e g i s l a t i o n ) . A l l <text:s text:c="2"/>s u b s e q u e n t <text:s text:c="2"/>c l a u s e s <text:s text:c="2"/>s h o u l d <text:s text:c="2"/>b e <text:s text:c="2"/>c h a n g e d <text:s text:c="2"/>t o r e f l e c t <text:s text:c="2"/>a <text:s text:c="2"/>j o i n t <text:s text:c="2"/>d a t a <text:s text:c="2"/>c o n t r o l l e r <text:s text:c="2"/>r e l a t i o n s h i p . T h e <text:s text:c="2"/>t e r m s <text:s text:c="2"/>i n <text:s text:c="2"/>1 4 . <text:s text:c="2"/>C o n f i d e n t i a l i t y <text:s text:c="2"/>a r e <text:s text:c="2"/>n o t r e c i p r o c a l . <text:s text:c="2"/>T h e <text:s text:c="2"/>S u p p l i e r <text:s text:c="2"/>m a y <text:s text:c="2"/>n o t <text:s text:c="2"/>d i s c l o s e <text:s text:c="2"/>a n y c o n f i d e n t i a l <text:s text:c="2"/>i n f o r m a t i o n , <text:s text:c="2"/>w h e r e <text:s text:c="2"/>t h e <text:s text:c="2"/>C u s t o m e r <text:s text:c="2"/>i s e n t i t l e d <text:s text:c="2"/>t o <text:s text:c="2"/>p u b l i c i s e <text:s text:c="2"/>i t . <text:s text:c="2"/>W e <text:s text:c="2"/>p r o v i d e <text:s text:c="2"/>a <text:s text:c="2"/>l o t <text:s text:c="2"/>o f c o m m e r c i a l l y <text:s text:c="2"/>s e n s i t i v e , <text:s text:c="2"/>c o n f i d e n t i a l <text:s text:c="2"/>i n f o r m a t i o n d u r i n g <text:s text:c="2"/>t h e <text:s text:c="2"/>t e n d e r <text:s text:c="2"/>p r o c e s s <text:s text:c="2"/>a n d <text:s text:c="2"/>t h r o u g h o u t <text:s text:c="2"/>t h e c o n t r a c t , <text:s text:c="2"/>i t <text:s text:c="2"/>i s <text:s text:c="2"/>i m p e r a t i v e <text:s text:c="2"/>t h a t <text:s text:c="2"/>t h i s <text:s text:c="2"/>i s <text:s text:c="2"/>n o t <text:s text:c="2"/>d i s c l o s e d . P l e a s e <text:s text:c="2"/>c h a n g e <text:s text:c="2"/>t o : 1 4 . 4 <text:s text:c="4"/>T h e <text:s text:c="2"/>C u s t o m e r <text:s text:c="2"/>s h a l l <text:s text:c="2"/>b e <text:s text:c="2"/>e n t i t l e d <text:s text:c="2"/>t o <text:s text:c="2"/>p u b l i c i s e t h i s <text:s text:c="2"/>a g r e e m e n t <text:s text:c="2"/>i n <text:s text:c="2"/>a c c o r d a n c e <text:s text:c="2"/>w i t h <text:s text:c="2"/>a n y <text:s text:c="2"/>l e g a l o b l i g a t i o n <text:s text:c="2"/>o n <text:s text:c="2"/>t h e <text:s text:c="2"/>C u s t o m e r , <text:s text:c="2"/>w i t h <text:s text:c="2"/>t h e <text:s text:c="2"/>e x c e p t i o n <text:s text:c="2"/>o f a n y <text:s text:c="2"/>i n f o r m a t i o n <text:s text:c="2"/>m a r k e d <text:s text:c="2"/>f o r <text:s text:c="2"/>e x c l u s i o n <text:s text:c="2"/>o n <text:s text:c="2"/>t h e F r e e d o m <text:s text:c="2"/>o f <text:s text:c="2"/>I n f o r m a t i o n <text:s text:c="2"/>E x e m p t i o n s <text:s text:c="2"/>d o c u m e n t , i n c l u d i n g <text:s text:c="2"/>a n y <text:s text:c="2"/>e x a m i n a t i o n <text:s text:c="2"/>o f <text:s text:c="2"/>t h i s <text:s text:c="2"/>a g r e e m e n t <text:s text:c="2"/>b y a n y <text:s text:c="2"/>a u d i t o r <text:s text:c="2"/>o r <text:s text:c="2"/>o t h e r w i s e <text:s text:c="2"/>a n d <text:s text:c="2"/>a n y <text:s text:c="2"/>p u b l i c a t i o n r e q u i r e d <text:s text:c="2"/>b y <text:s text:c="2"/>t h e <text:s text:c="2"/>c o n s t i t u t i o n , <text:s text:c="2"/>r u l e s <text:s text:c="2"/>o r <text:s text:c="2"/>p o l i c i e s <text:s text:c="2"/>o f t h e <text:s text:c="2"/>C u s t o m e r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text:s text:c="2"/>s i g n i f i c a n t a m o u n t <text:s text:c="2"/>o f <text:s text:c="2"/>i n f o r m a t i o n <text:s text:c="2"/>t h a t <text:s text:c="2"/>i s <text:s text:c="2"/>c o m m e r c i a l l y s e n s i t i v e , <text:s text:c="2"/>a n d <text:s text:c="2"/>w h i l s t <text:s text:c="2"/>w e <text:s text:c="2"/>u n d e r s t a n d <text:s text:c="2"/>t h e <text:s text:c="2"/>F r e e d o m o f <text:s text:c="2"/>I n f o r m a t i o n <text:s text:c="2"/>A c t , <text:s text:c="2"/>w e <text:s text:c="2"/>w o u l d <text:s text:c="2"/>t a k e <text:s text:c="2"/>g r e a t <text:s text:c="2"/>e x c e p t i o n t o <text:s text:c="2"/>b e i n g <text:s text:c="2"/>p u t <text:s text:c="2"/>a t <text:s text:c="2"/>a <text:s text:c="2"/>c o m m e r c i a l <text:s text:c="2"/>d i s a d v a n t a g e t h r o u g h <text:s text:c="2"/>t h i s <text:s text:c="2"/>t y p e <text:s text:c="2"/>o f <text:s text:c="2"/>a c t i o n .</text:p>
          </table:table-cell>
          <table:table-cell table:number-columns-repeated="1022"/>
        </table:table-row>
        <table:table-row table:style-name="ro1">
          <table:table-cell office:value-type="string" calcext:value-type="string">
            <text:p>C l a u s e 3 . 1 <text:s text:c="2"/>T h e <text:s text:c="2"/>S u p p l i e r <text:s text:c="2"/>a c k n o w l e d g e s <text:s text:c="2"/>t h a t <text:s text:c="2"/>( i n p a r t i c u l a r <text:s text:c="2"/>b u t <text:s text:c="2"/>w i t h o u t <text:s text:c="2"/>l i m i t a t i o n ) <text:s text:c="2"/>i t <text:s text:c="2"/>i s <text:s text:c="2"/>e x p e c t e d t h a t , <text:s text:c="2"/>p u r s u a n t <text:s text:c="2"/>t o <text:s text:c="2"/>t h e <text:s text:c="2"/>T r a n s f e r <text:s text:c="2"/>o f <text:s text:c="2"/>U n d e r t a k i n g s ( P r o t e c t i o n <text:s text:c="2"/>o f <text:s text:c="2"/>E m p l o y m e n t ) <text:s text:c="2"/>R e g u l a t i o n s <text:s text:c="2"/>2 0 0 6 , o n <text:s text:c="2"/>o r <text:s text:c="2"/>a b o u t <text:s text:c="2"/>t h e <text:s text:c="2"/>C o m m e n c e m e n t <text:s text:c="2"/>D a t e <text:s text:c="2"/>t h e S u p p l i e r <text:s text:c="2"/>w i l l <text:s text:c="2"/>b e c o m e <text:s text:c="2"/>( o r <text:s text:c="2"/>r e m a i n ) <text:s text:c="2"/>t h e <text:s text:c="2"/>e m p l o y e r o f <text:s text:c="2"/>a n y <text:s text:c="2"/>e m p l o y e e s <text:s text:c="2"/>( w h e t h e r <text:s text:c="2"/>o f <text:s text:c="2"/>t h e <text:s text:c="2"/>C u s t o m e r <text:s text:c="2"/>o r a n y <text:s text:c="2"/>p r e v i o u s <text:s text:c="2"/>o r <text:s text:c="2"/>o t h e r <text:s text:c="2"/>s u p p l i e r ) <text:s text:c="2"/>w h o s e p a r t i c u l a r s <text:s text:c="2"/>h a v e <text:s text:c="2"/>b e f o r e <text:s text:c="2"/>t h e <text:s text:c="2"/>d a t e <text:s text:c="2"/>o f <text:s text:c="2"/>t h i s a g r e e m e n t <text:s text:c="2"/>b e e n <text:s text:c="2"/>d i s c l o s e d <text:s text:c="2"/>( w h e t h e r <text:s text:c="2"/>i n <text:s text:c="2"/>a n a n o n y m i s e d <text:s text:c="2"/>f o r m a t <text:s text:c="2"/>o r <text:s text:c="2"/>o t h e r w i s e ) <text:s text:c="2"/>t o <text:s text:c="2"/>t h e S u p p l i e r <text:s text:c="2"/>( w h e t h e r <text:s text:c="2"/>i n <text:s text:c="2"/>t h e <text:s text:c="2"/>r e l e v a n t <text:s text:c="2"/>i n v i t a t i o n <text:s text:c="2"/>t o q u o t e / t e n d e r <text:s text:c="2"/>o r <text:s text:c="2"/>o t h e r w i s e ) <text:s text:c="2"/>a s <text:s text:c="2"/>t r a n s f e r r i n g <text:s text:c="2"/>o r p o t e n t i a l l y <text:s text:c="2"/>t r a n s f e r r i n g <text:s text:c="2"/>e m p l o y e e s . 8 . 1 2 <text:s text:c="4"/>I f <text:s text:c="2"/>t h e <text:s text:c="2"/>C u s t o m e r <text:s text:c="2"/>f a i l s <text:s text:c="2"/>t o <text:s text:c="2"/>m a k e <text:s text:c="2"/>a <text:s text:c="2"/>p a y m e n t d u e <text:s text:c="2"/>t o <text:s text:c="2"/>t h e <text:s text:c="2"/>S u p p l i e r <text:s text:c="2"/>u n d e r <text:s text:c="2"/>t h i s <text:s text:c="2"/>a g r e e m e n t <text:s text:c="2"/>b y t h e <text:s text:c="2"/>d u e <text:s text:c="2"/>d a t e , <text:s text:c="2"/>t h e n , <text:s text:c="2"/>w i t h o u t <text:s text:c="2"/>l i m i t i n g <text:s text:c="2"/>t h e S u p p l i e r ' s <text:s text:c="2"/>r e m e d i e s <text:s text:c="2"/>u n d e r <text:s text:c="2"/>c l a u s e <text:s text:c="2"/>1 6 . 6 ( t e r m i n a t i o n ) , <text:s text:c="2"/>t h e <text:s text:c="2"/>C u s t o m e r <text:s text:c="2"/>s h a l l <text:s text:c="2"/>p a y <text:s text:c="2"/>i n t e r e s t o n <text:s text:c="2"/>t h e <text:s text:c="2"/>o v e r d u e <text:s text:c="2"/>s u m <text:s text:c="2"/>f r o m <text:s text:c="2"/>t h e <text:s text:c="2"/>d u e <text:s text:c="2"/>d a t e <text:s text:c="2"/>u n t i l p a y m e n t <text:s text:c="2"/>o f <text:s text:c="2"/>t h e <text:s text:c="2"/>o v e r d u e <text:s text:c="2"/>s u m , <text:s text:c="2"/>w h e t h e r <text:s text:c="2"/>b e f o r e o r <text:s text:c="2"/>a f t e r <text:s text:c="2"/>j u d g m e n t . <text:s text:c="4"/>I n t e r e s t <text:s text:c="2"/>u n d e r <text:s text:c="2"/>t h i s <text:s text:c="2"/>c l a u s e 8 . 1 2 <text:s text:c="2"/>w i l l <text:s text:c="2"/>a c c r u e <text:s text:c="2"/>e a c h <text:s text:c="2"/>d a y <text:s text:c="2"/>a t <text:s text:c="2"/>4 % <text:s text:c="2"/>p e r <text:s text:c="2"/>y e a r 8 . 1 3 <text:s text:c="4"/>I f <text:s text:c="2"/>t h e <text:s text:c="2"/>C u s t o m e r <text:s text:c="2"/>d i s p u t e s <text:s text:c="2"/>a <text:s text:c="2"/>p a y m e n t <text:s text:c="2"/>i n g o o d <text:s text:c="2"/>f a i t h , <text:s text:c="2"/>t h e n <text:s text:c="2"/>t h e <text:s text:c="2"/>i n t e r e s t <text:s text:c="2"/>p a y a b l e <text:s text:c="2"/>u n d e r c l a u s e <text:s text:c="2"/>8 . 1 2 <text:s text:c="2"/>i s <text:s text:c="2"/>o n l y <text:s text:c="2"/>p a y a b l e <text:s text:c="2"/>a f t e r <text:s text:c="2"/>t h e <text:s text:c="2"/>d i s p u t e <text:s text:c="2"/>i s r e s o l v e d <text:s text:c="2"/>o n <text:s text:c="2"/>s u m s <text:s text:c="2"/>f o u n d <text:s text:c="2"/>o r <text:s text:c="2"/>a g r e e d <text:s text:c="2"/>t o <text:s text:c="2"/>b e <text:s text:c="2"/>d u e , f r o m <text:s text:c="2"/>t h e <text:s text:c="2"/>d u e <text:s text:c="2"/>d a t e <text:s text:c="2"/>u n t i l <text:s text:c="2"/>p a y m e n t .</text:p>
          </table:table-cell>
          <table:table-cell office:value-type="string" calcext:value-type="string">
            <text:p>H e a l e s <text:s text:c="2"/>M e d i c a l <text:s text:c="2"/>R e s p o n s e B a s e d <text:s text:c="2"/>o n <text:s text:c="2"/>t h e <text:s text:c="2"/>c l a r i f i c a t i o n s <text:s text:c="2"/>r e c e i v e d <text:s text:c="2"/>1 7 t h N o v e m b e r , <text:s text:c="2"/>T U P E <text:s text:c="2"/>d o e s <text:s text:c="2"/>n o t <text:s text:c="2"/>a p p l y <text:s text:c="2"/>t o <text:s text:c="2"/>t h i s <text:s text:c="2"/>c o n t r a c t , t h e r e f o r e <text:s text:c="2"/>w e <text:s text:c="2"/>a r e <text:s text:c="2"/>h a p p y <text:s text:c="2"/>t o <text:s text:c="2"/>a c c e p t <text:s text:c="2"/>t h e <text:s text:c="2"/>c l a u s e . <text:s text:c="2"/>I f T U P E <text:s text:c="2"/>i s <text:s text:c="2"/>f o u n d <text:s text:c="2"/>t o <text:s text:c="2"/>a p p l y <text:s text:c="2"/>o u r <text:s text:c="2"/>p a r t i c i p a t i o n <text:s text:c="2"/>i n <text:s text:c="2"/>t h e t e n d e r , <text:s text:c="2"/>o u r <text:s text:c="2"/>p r i c i n g <text:s text:c="2"/>a n d <text:s text:c="2"/>o u r <text:s text:c="2"/>t e n d e r <text:s text:c="2"/>r e s p o n s e <text:s text:c="2"/>w i l l h a v e <text:s text:c="2"/>t o <text:s text:c="2"/>b e <text:s text:c="2"/>r e c o n s i d e r e d <text:s text:c="2"/>a n d <text:s text:c="2"/>m a y <text:s text:c="2"/>n e e d <text:s text:c="2"/>t o <text:s text:c="2"/>b e r e s u b m i t t e d . I t <text:s text:c="2"/>i s <text:s text:c="2"/>u n f o r t u n a t e <text:s text:c="2"/>t h a t <text:s text:c="2"/>t h e <text:s text:c="2"/>C o u n c i l <text:s text:c="2"/>d i d <text:s text:c="2"/>n o t r e s p o n d e d <text:s text:c="2"/>t o <text:s text:c="2"/>a <text:s text:c="2"/>s i n g l e <text:s text:c="2"/>c l a r i f i c a t i o n <text:s text:c="2"/>q u e s t i o n <text:s text:c="2"/>u n t i l <text:s text:c="2"/>3 w o r k i n g <text:s text:c="2"/>d a y s <text:s text:c="2"/>b e f o r e <text:s text:c="2"/>d e a d l i n e . <text:s text:c="2"/>C l a r i f i c a t i o n s <text:s text:c="2"/>a r e <text:s text:c="2"/>a t e n d e r e r s <text:s text:c="2"/>d u e <text:s text:c="2"/>d i l i g e n c e , <text:s text:c="2"/>a n d <text:s text:c="2"/>a l l o w s <text:s text:c="2"/>t h e m <text:s text:c="2"/>t o a p p r o p r i a t e l y <text:s text:c="2"/>a s s e s s <text:s text:c="2"/>w h e t h e r <text:s text:c="2"/>t h e y <text:s text:c="2"/>c a n / w i l l <text:s text:c="2"/>b i d . O n l y <text:s text:c="2"/>t h e <text:s text:c="2"/>i n c u m b e n t <text:s text:c="2"/>h a s <text:s text:c="2"/>h a d <text:s text:c="2"/>a c c e s s <text:s text:c="2"/>t o <text:s text:c="2"/>a l l <text:s text:c="2"/>t h e i n f o r m a t i o n <text:s text:c="2"/>a b o u t <text:s text:c="2"/>t h i s <text:s text:c="2"/>c o n t r a c t <text:s text:c="2"/>u n t i l <text:s text:c="2"/>t h i s <text:s text:c="2"/>d a t e , w h i c h <text:s text:c="2"/>b i a s e s <text:s text:c="2"/>t h e <text:s text:c="2"/>p r o c e s s <text:s text:c="2"/>t o w a r d s <text:s text:c="2"/>t h e m . <text:s text:c="2"/>I t <text:s text:c="2"/>i s n o r m a l l y <text:s text:c="2"/>r e a s o n a b l e <text:s text:c="2"/>t o <text:s text:c="2"/>a n s w e r <text:s text:c="2"/>c l a r i f i c a t i o n s <text:s text:c="2"/>2 w e e k s <text:s text:c="2"/>p r i o r <text:s text:c="2"/>t o <text:s text:c="2"/>d e a d l i n e , <text:s text:c="2"/>t o <text:s text:c="2"/>a l l o w <text:s text:c="2"/>t e n d e r e r s <text:s text:c="2"/>t o t a k e <text:s text:c="2"/>t h e <text:s text:c="2"/>c l a r i f i c a t i o n s <text:s text:c="2"/>i n t o <text:s text:c="2"/>a c c o u n t <text:s text:c="2"/>i n <text:s text:c="2"/>t h e i r <text:s text:c="2"/>b i d . I n t e r e s t <text:s text:c="2"/>i s <text:s text:c="2"/>c h a r g e d <text:s text:c="2"/>i n <text:s text:c="2"/>a c c o r d a n c e <text:s text:c="2"/>w i t h <text:s text:c="2"/>s t a t u t o r y l a t e <text:s text:c="2"/>p a y m e n t <text:s text:c="2"/>c h a r g e s , <text:s text:c="2"/>w h i c h <text:s text:c="2"/>i s <text:s text:c="2"/>8 % <text:s text:c="2"/>o v e r <text:s text:c="2"/>t h e <text:s text:c="2"/>B a n k o f <text:s text:c="2"/>E n g l a n d <text:s text:c="2"/>b a s e <text:s text:c="2"/>r a t e . h t t p s : / / w w w . g o v . u k / l a t e - c o m m e r c i a l - p a y m e n t s - i n t e r e s t - d e b t - r e c o v e r y / c h a r g i n g - i n t e r e s t - c o m m e r c i a l - d e b t P l e a s e <text:s text:c="2"/>c h a n g e <text:s text:c="2"/>t o : 8 . 1 2 <text:s text:c="4"/>I f <text:s text:c="2"/>t h e <text:s text:c="2"/>C u s t o m e r <text:s text:c="2"/>f a i l s <text:s text:c="2"/>t o <text:s text:c="2"/>m a k e <text:s text:c="2"/>a <text:s text:c="2"/>p a y m e n t d u e <text:s text:c="2"/>t o <text:s text:c="2"/>t h e <text:s text:c="2"/>S u p p l i e r <text:s text:c="2"/>u n d e r <text:s text:c="2"/>t h i s <text:s text:c="2"/>a g r e e m e n t <text:s text:c="2"/>b y <text:s text:c="2"/>t h e d u e <text:s text:c="2"/>d a t e , <text:s text:c="2"/>t h e n , <text:s text:c="2"/>w i t h o u t <text:s text:c="2"/>l i m i t i n g <text:s text:c="2"/>t h e <text:s text:c="2"/>S u p p l i e r ' s r e m e d i e s <text:s text:c="2"/>u n d e r <text:s text:c="2"/>c l a u s e <text:s text:c="2"/>1 6 . 6 <text:s text:c="2"/>( t e r m i n a t i o n ) , <text:s text:c="2"/>t h e C u s t o m e r <text:s text:c="2"/>s h a l l <text:s text:c="2"/>p a y <text:s text:c="2"/>i n t e r e s t <text:s text:c="2"/>o n <text:s text:c="2"/>t h e <text:s text:c="2"/>o v e r d u e <text:s text:c="2"/>s u m f r o m <text:s text:c="2"/>t h e <text:s text:c="2"/>d u e <text:s text:c="2"/>d a t e <text:s text:c="2"/>u n t i l <text:s text:c="2"/>p a y m e n t <text:s text:c="2"/>o f <text:s text:c="2"/>t h e <text:s text:c="2"/>o v e r d u e s u m , <text:s text:c="2"/>w h e t h e r <text:s text:c="2"/>b e f o r e <text:s text:c="2"/>o r <text:s text:c="2"/>a f t e r <text:s text:c="2"/>j u d g m e n t . <text:s text:c="4"/>I n t e r e s t u n d e r <text:s text:c="2"/>t h i s <text:s text:c="2"/>c l a u s e <text:s text:c="2"/>8 . 1 2 <text:s text:c="2"/>w i l l <text:s text:c="2"/>a c c r u e <text:s text:c="2"/>e a c h <text:s text:c="2"/>d a y <text:s text:c="2"/>a t <text:s text:c="2"/>8 % o v e r <text:s text:c="2"/>t h e <text:s text:c="2"/>B a n k <text:s text:c="2"/>o f <text:s text:c="2"/>E n g l a n d <text:s text:c="2"/>b a s e <text:s text:c="2"/>r a t e . W e <text:s text:c="2"/>w o u l d <text:s text:c="2"/>r e q u i r e <text:s text:c="2"/>e v i d e n c e <text:s text:c="2"/>o f <text:s text:c="2"/>r e a s o n s <text:s text:c="2"/>f o r <text:s text:c="2"/>d i s p u t e t o <text:s text:c="2"/>c o n s i d e r <text:s text:c="2"/>a <text:s text:c="2"/>d i s p u t e <text:s text:c="2"/>i n <text:s text:c="2"/>“ g o o d <text:s text:c="2"/>f a i t h ” . <text:s text:c="2"/>A n y <text:s text:c="2"/>d i s p u t e w h e r e <text:s text:c="2"/>e v i d e n c e <text:s text:c="2"/>i s <text:s text:c="2"/>n o t <text:s text:c="2"/>p r o v i d e d , <text:s text:c="2"/>a n d <text:s text:c="2"/>t h e <text:s text:c="2"/>d i s p u t e i s <text:s text:c="2"/>n o t <text:s text:c="2"/>u p h e l d , <text:s text:c="2"/>w i l l <text:s text:c="2"/>b e <text:s text:c="2"/>c h a r g e d <text:s text:c="2"/>i n t e r e s t <text:s text:c="2"/>i n a c c o r d a n c e <text:s text:c="2"/>w i t h <text:s text:c="2"/>8 . 1 2 . P l e a s e <text:s text:c="2"/>c h a n g e <text:s text:c="2"/>t o : 8 . 1 3 <text:s text:c="4"/>I f <text:s text:c="2"/>t h e <text:s text:c="2"/>C u s t o m e r <text:s text:c="2"/>d i s p u t e s <text:s text:c="2"/>a <text:s text:c="2"/>p a y m e n t <text:s text:c="2"/>i n <text:s text:c="2"/>g o o d f a i t h , <text:s text:c="2"/>a n d <text:s text:c="2"/>p r o v i d e s <text:s text:c="2"/>e v i d e n c e <text:s text:c="2"/>i n <text:s text:c="2"/>w r i t i n g <text:s text:c="2"/>o f <text:s text:c="2"/>t h e</text:p>
          </table:table-cell>
          <table:table-cell table:number-columns-repeated="1022"/>
        </table:table-row>
        <table:table-row table:style-name="ro1">
          <table:table-cell office:value-type="string" calcext:value-type="string">
            <text:p>s a f e <text:s text:c="2"/>k e e p i n g <text:s text:c="2"/>o f <text:s text:c="2"/>a l l <text:s text:c="2"/>D e l i v e r a b l e s , <text:s text:c="2"/>C u s t o m e r M a t e r i a l s <text:s text:c="2"/>a n d <text:s text:c="2"/>C u s t o m e r ' s <text:s text:c="2"/>E q u i p m e n t <text:s text:c="2"/>i n <text:s text:c="2"/>i t s p o s s e s s i o n <text:s text:c="2"/>a n d <text:s text:c="2"/>w i l l <text:s text:c="2"/>n o t <text:s text:c="2"/>u s e <text:s text:c="2"/>t h e m <text:s text:c="2"/>f o r <text:s text:c="2"/>a n y p u r p o s e <text:s text:c="2"/>n o t <text:s text:c="2"/>c o n n e c t e d <text:s text:c="2"/>w i t h <text:s text:c="2"/>t h i s <text:s text:c="2"/>a g r e e m e n t ; 1 9 . 1 <text:s text:c="6"/>T h e <text:s text:c="2"/>S u p p l i e r <text:s text:c="2"/>s h a l l <text:s text:c="2"/>n o t <text:s text:c="2"/>a s s i g n , <text:s text:c="2"/>t r a n s f e r , m o r t g a g e , <text:s text:c="2"/>c h a r g e , <text:s text:c="2"/>s u b c o n t r a c t , <text:s text:c="2"/>l i c e n c e , d e c l a r e <text:s text:c="2"/>a <text:s text:c="2"/>t r u s t <text:s text:c="2"/>o v e r , <text:s text:c="2"/>d i s p o s e <text:s text:c="2"/>o f <text:s text:c="2"/>o r <text:s text:c="2"/>d e a l <text:s text:c="2"/>i n <text:s text:c="2"/>a n y o t h e r <text:s text:c="2"/>m a n n e r <text:s text:c="2"/>w i t h <text:s text:c="2"/>a n y <text:s text:c="2"/>o f <text:s text:c="2"/>i t s <text:s text:c="2"/>r i g h t s <text:s text:c="2"/>a n d o b l i g a t i o n s <text:s text:c="2"/>u n d e r <text:s text:c="2"/>t h i s <text:s text:c="2"/>a g r e e m e n t <text:s text:c="2"/>w i t h o u t <text:s text:c="2"/>t h e p r i o r <text:s text:c="2"/>w r i t t e n <text:s text:c="2"/>c o n s e n t <text:s text:c="2"/>o f <text:s text:c="2"/>t h e <text:s text:c="2"/>C u s t o m e r . <text:s text:c="4"/>I f <text:s text:c="2"/>t h e C u s t o m e r <text:s text:c="2"/>d o e s <text:s text:c="2"/>g i v e <text:s text:c="2"/>s u c h <text:s text:c="2"/>c o n s e n t <text:s text:c="2"/>t o <text:s text:c="2"/>a n y p r o p o s e d <text:s text:c="2"/>s u b c o n t r a c t i n g , <text:s text:c="2"/>t h e n , <text:s text:c="2"/>w i t h o u t <text:s text:c="2"/>l i m i t i n g a n y <text:s text:c="2"/>o t h e r <text:s text:c="2"/>r e q u i r e m e n t s <text:s text:c="2"/>w h i c h <text:s text:c="2"/>t h e <text:s text:c="2"/>C u s t o m e r m a y <text:s text:c="2"/>i m p o s e <text:s text:c="2"/>a s <text:s text:c="2"/>c o n d i t i o n s <text:s text:c="2"/>o f <text:s text:c="2"/>s u c h <text:s text:c="2"/>c o n s e n t : ( a ) <text:s text:c="24"/>t h e r e <text:s text:c="2"/>m u s t <text:s text:c="2"/>b e <text:s text:c="2"/>a <text:s text:c="2"/>s u b c o n t r a c t <text:s text:c="2"/>i n <text:s text:c="2"/>p l a c e w i t h <text:s text:c="2"/>t h e <text:s text:c="2"/>p r o p o s e d <text:s text:c="2"/>s u b - c o n t r a c t o r <text:s text:c="2"/>w h i c h i m p o s e s <text:s text:c="2"/>o b l i g a t i o n s <text:s text:c="2"/>o n <text:s text:c="2"/>t h e <text:s text:c="2"/>s u b - c o n t r a c t o r w h i c h <text:s text:c="2"/>a r e <text:s text:c="2"/>e q u i v a l e n t <text:s text:c="2"/>t o , <text:s text:c="2"/>a n d <text:s text:c="2"/>g i v e <text:s text:c="2"/>e f f e c t <text:s text:c="2"/>t o , <text:s text:c="2"/>t h e o b l i g a t i o n s <text:s text:c="2"/>o n <text:s text:c="2"/>t h e <text:s text:c="2"/>S u p p l i e r <text:s text:c="2"/>a s <text:s text:c="2"/>s e t <text:s text:c="2"/>o u t <text:s text:c="2"/>i n <text:s text:c="2"/>t h i s a g r e e m e n t ; ( b ) <text:s text:c="24"/>t h e <text:s text:c="2"/>C u s t o m e r <text:s text:c="2"/>m a y <text:s text:c="2"/>r e q u i r e <text:s text:c="2"/>t h a t <text:s text:c="2"/>t h e s u b - c o n t r a c t o r <text:s text:c="2"/>e n t e r s <text:s text:c="2"/>i n t o <text:s text:c="2"/>a <text:s text:c="2"/>d e e d <text:s text:c="2"/>o f <text:s text:c="2"/>w a r r a n t y i n <text:s text:c="2"/>f a v o u r <text:s text:c="2"/>o f <text:s text:c="2"/>t h e <text:s text:c="2"/>C u s t o m e r <text:s text:c="2"/>i n <text:s text:c="2"/>s u c h <text:s text:c="2"/>t e r m s <text:s text:c="2"/>a s <text:s text:c="2"/>t h e C u s t o m e r <text:s text:c="2"/>s p e c i f i e s ; <text:s text:c="2"/>i f <text:s text:c="2"/>t h e <text:s text:c="2"/>C u s t o m e r <text:s text:c="2"/>d o e s <text:s text:c="2"/>s o r e q u i r e , <text:s text:c="2"/>t h e <text:s text:c="2"/>S u p p l i e r <text:s text:c="2"/>w i l l <text:s text:c="2"/>p r o c u r e <text:s text:c="2"/>t h a t <text:s text:c="2"/>s u c h d e e d <text:s text:c="2"/>o f <text:s text:c="2"/>w a r r a n t y <text:s text:c="2"/>i s <text:s text:c="2"/>e x e c u t e d <text:s text:c="2"/>b y <text:s text:c="2"/>t h e <text:s text:c="2"/>s u b - c o n t r a c t o r <text:s text:c="2"/>a n d <text:s text:c="2"/>d e l i v e r e d <text:s text:c="2"/>t o <text:s text:c="2"/>t h e <text:s text:c="2"/>C u s t o m e r <text:s text:c="2"/>i n a d v a n c e <text:s text:c="2"/>o r <text:s text:c="2"/>u p o n <text:s text:c="2"/>r e q u e s t ; <text:s text:c="2"/>a n d ( c ) <text:s text:c="24"/>a n y <text:s text:c="2"/>c o n s e n t <text:s text:c="2"/>f r o m <text:s text:c="2"/>t h e <text:s text:c="2"/>C u s t o m e r <text:s text:c="2"/>s h a l l n o t <text:s text:c="2"/>d i s c h a r g e <text:s text:c="2"/>t h e <text:s text:c="2"/>S u p p l i e r <text:s text:c="2"/>f r o m <text:s text:c="2"/>i t s <text:s text:c="2"/>o b l i g a t i o n s u n d e r <text:s text:c="2"/>t h i s <text:s text:c="2"/>a g r e e m e n t <text:s text:c="2"/>a n d <text:s text:c="2"/>t h e <text:s text:c="2"/>S u p p l i e r <text:s text:c="2"/>s h a l l r e m a i n <text:s text:c="2"/>f u l l y <text:s text:c="2"/>r e s p o n s i b l e <text:s text:c="2"/>a n d <text:s text:c="2"/>l i a b l e <text:s text:c="2"/>f o r <text:s text:c="2"/>t h e <text:s text:c="2"/>a c t s a n d <text:s text:c="2"/>o m i s s i o n s <text:s text:c="2"/>o f <text:s text:c="2"/>a n y <text:s text:c="2"/>s u b c o n t r a c t o r . 1 . 2 <text:s text:c="32"/>T h e <text:s text:c="2"/>C u s t o m e r <text:s text:c="2"/>m a y <text:s text:c="2"/>a t <text:s text:c="2"/>a n y <text:s text:c="2"/>t i m e a s s i g n , <text:s text:c="2"/>t r a n s f e r , <text:s text:c="2"/>n o v a t e , <text:s text:c="2"/>m o r t g a g e , <text:s text:c="2"/>c h a r g e , s u b c o n t r a c t , <text:s text:c="2"/>l i c e n c e , <text:s text:c="2"/>d e c l a r e <text:s text:c="2"/>a <text:s text:c="2"/>t r u s t <text:s text:c="2"/>o v e r , d i s p o s e <text:s text:c="2"/>o f <text:s text:c="2"/>o r <text:s text:c="2"/>d e a l <text:s text:c="2"/>i n <text:s text:c="2"/>a n y <text:s text:c="2"/>o t h e r <text:s text:c="2"/>m a n n e r <text:s text:c="2"/>w i t h a n y <text:s text:c="2"/>o r <text:s text:c="2"/>a l l <text:s text:c="2"/>o f <text:s text:c="2"/>i t s <text:s text:c="2"/>r i g h t s <text:s text:c="2"/>a n d / o r <text:s text:c="2"/>o b l i g a t i o n s <text:s text:c="2"/>u n d e r t h i s <text:s text:c="2"/>a g r e e m e n t , <text:s text:c="2"/>o r <text:s text:c="2"/>a n y <text:s text:c="2"/>p a r t <text:s text:c="2"/>t h e r e o f <text:s text:c="2"/>t o : ( a ) <text:s text:c="24"/>a n y <text:s text:c="2"/>o t h e r <text:s text:c="2"/>b o d y <text:s text:c="2"/>e s t a b l i s h e d <text:s text:c="2"/>b y <text:s text:c="2"/>t h e C r o w n <text:s text:c="2"/>o r <text:s text:c="2"/>u n d e r <text:s text:c="2"/>s t a t u t e <text:s text:c="2"/>o r <text:s text:c="2"/>s t a t u t o r y <text:s text:c="2"/>i n s t r u m e n t i n <text:s text:c="2"/>o r d e r <text:s text:c="2"/>s u b s t a n t i a l l y <text:s text:c="2"/>t o <text:s text:c="2"/>p e r f o r m <text:s text:c="2"/>a n y <text:s text:c="2"/>o f <text:s text:c="2"/>t h e f u n c t i o n s <text:s text:c="2"/>t h a t <text:s text:c="2"/>h a d <text:s text:c="2"/>p r e v i o u s l y <text:s text:c="2"/>b e e n <text:s text:c="2"/>p e r f o r m e d</text:p>
          </table:table-cell>
          <table:table-cell office:value-type="string" calcext:value-type="string">
            <text:p>C l a u s e s <text:s text:c="2"/>m u s t <text:s text:c="2"/>b e <text:s text:c="2"/>r e c i p r o c a l . <text:s text:c="2"/>I f <text:s text:c="2"/>t h e <text:s text:c="2"/>C u s t o m e r <text:s text:c="2"/>c a n a s s i g n , <text:s text:c="2"/>n o v a t e , <text:s text:c="2"/>e t c . <text:s text:c="2"/>t h e n <text:s text:c="2"/>t h e <text:s text:c="2"/>S u p p l i e r <text:s text:c="2"/>s h o u l d <text:s text:c="2"/>d o . I f <text:s text:c="2"/>t h e <text:s text:c="2"/>S u p p l i e r <text:s text:c="2"/>c a n n o t , <text:s text:c="2"/>t h e <text:s text:c="2"/>C u s t o m e r <text:s text:c="2"/>s h o u l d <text:s text:c="2"/>n o t . W e <text:s text:c="2"/>a r e <text:s text:c="2"/>h a p p y <text:s text:c="2"/>t o <text:s text:c="2"/>a c c e p t <text:s text:c="2"/>e i t h e r <text:s text:c="2"/>i t e r a t i o n <text:s text:c="2"/>o f <text:s text:c="2"/>t h i s c l a u s e , <text:s text:c="2"/>s o <text:s text:c="2"/>l o n g <text:s text:c="2"/>a s <text:s text:c="2"/>t h e y <text:s text:c="2"/>a r e <text:s text:c="2"/>r e c i p r o c a l . <text:s text:c="2"/>F o r e x a m p l e : 1 9 . 1 <text:s text:c="30"/>T h e <text:s text:c="2"/>S u p p l i e r <text:s text:c="2"/>m a y <text:s text:c="2"/>a t <text:s text:c="2"/>a n y <text:s text:c="2"/>t i m e a s s i g n , <text:s text:c="2"/>t r a n s f e r , <text:s text:c="2"/>n o v a t e , <text:s text:c="2"/>m o r t g a g e , <text:s text:c="2"/>c h a r g e , s u b c o n t r a c t , <text:s text:c="2"/>l i c e n c e , <text:s text:c="2"/>d e c l a r e <text:s text:c="2"/>a <text:s text:c="2"/>t r u s t <text:s text:c="2"/>o v e r , <text:s text:c="2"/>d i s p o s e o f <text:s text:c="2"/>o r <text:s text:c="2"/>d e a l <text:s text:c="2"/>i n <text:s text:c="2"/>a n y <text:s text:c="2"/>o t h e r <text:s text:c="2"/>m a n n e r <text:s text:c="2"/>w i t h <text:s text:c="2"/>a n y <text:s text:c="2"/>o r <text:s text:c="2"/>a l l <text:s text:c="2"/>o f i t s <text:s text:c="2"/>r i g h t s <text:s text:c="2"/>a n d / o r <text:s text:c="2"/>o b l i g a t i o n s <text:s text:c="2"/>u n d e r <text:s text:c="2"/>t h i s <text:s text:c="2"/>a g r e e m e n t , o r <text:s text:c="2"/>a n y <text:s text:c="2"/>p a r t <text:s text:c="2"/>t h e r e o f <text:s text:c="2"/>t o : ( a ) <text:s text:c="24"/>a n y <text:s text:c="2"/>o t h e r <text:s text:c="2"/>b o d y <text:s text:c="2"/>e s t a b l i s h e d <text:s text:c="2"/>b y <text:s text:c="2"/>t h e C r o w n <text:s text:c="2"/>o r <text:s text:c="2"/>u n d e r <text:s text:c="2"/>s t a t u t e <text:s text:c="2"/>o r <text:s text:c="2"/>s t a t u t o r y <text:s text:c="2"/>i n s t r u m e n t <text:s text:c="2"/>i n o r d e r <text:s text:c="2"/>s u b s t a n t i a l l y <text:s text:c="2"/>t o <text:s text:c="2"/>p e r f o r m <text:s text:c="2"/>a n y <text:s text:c="2"/>o f <text:s text:c="2"/>t h e <text:s text:c="2"/>f u n c t i o n s t h a t <text:s text:c="2"/>h a d <text:s text:c="2"/>p r e v i o u s l y <text:s text:c="2"/>b e e n <text:s text:c="2"/>p e r f o r m e d <text:s text:c="2"/>b y <text:s text:c="2"/>t h e S u p p l i e r <text:s text:c="2"/>( w h e t h e r <text:s text:c="2"/>o r <text:s text:c="2"/>n o t <text:s text:c="2"/>t h a t <text:s text:c="2"/>b o d y <text:s text:c="2"/>a l s o <text:s text:c="2"/>p e r f o r m s o t h e r <text:s text:c="2"/>f u n c t i o n s ) ; <text:s text:c="2"/>o r ( b ) <text:s text:c="24"/>a n y <text:s text:c="2"/>p r i v a t e <text:s text:c="2"/>s e c t o r <text:s text:c="2"/>o r <text:s text:c="2"/>o t h e r <text:s text:c="2"/>b o d y <text:s text:c="2"/>w h i c h s u b s t a n t i a l l y <text:s text:c="2"/>p e r f o r m s <text:s text:c="2"/>a n y <text:s text:c="2"/>o f <text:s text:c="2"/>t h e <text:s text:c="2"/>f u n c t i o n s <text:s text:c="2"/>o f <text:s text:c="2"/>t h e S u p p l i e r <text:s text:c="2"/>( w h e t h e r <text:s text:c="2"/>o r <text:s text:c="2"/>n o t <text:s text:c="2"/>t h a t <text:s text:c="2"/>b o d y <text:s text:c="2"/>a l s o <text:s text:c="2"/>p e r f o r m s o t h e r <text:s text:c="2"/>f u n c t i o n s ) . O r 1 9 . 2 <text:s text:c="6"/>T h e <text:s text:c="2"/>C u s t o m e r <text:s text:c="2"/>s h a l l <text:s text:c="2"/>n o t <text:s text:c="2"/>a s s i g n , <text:s text:c="2"/>t r a n s f e r , m o r t g a g e , <text:s text:c="2"/>c h a r g e , <text:s text:c="2"/>s u b c o n t r a c t , <text:s text:c="2"/>l i c e n c e , <text:s text:c="2"/>d e c l a r e <text:s text:c="2"/>a t r u s t <text:s text:c="2"/>o v e r , <text:s text:c="2"/>d i s p o s e <text:s text:c="2"/>o f <text:s text:c="2"/>o r <text:s text:c="2"/>d e a l <text:s text:c="2"/>i n <text:s text:c="2"/>a n y <text:s text:c="2"/>o t h e r <text:s text:c="2"/>m a n n e r w i t h <text:s text:c="2"/>a n y <text:s text:c="2"/>o f <text:s text:c="2"/>i t s <text:s text:c="2"/>r i g h t s <text:s text:c="2"/>a n d <text:s text:c="2"/>o b l i g a t i o n s <text:s text:c="2"/>u n d e r <text:s text:c="2"/>t h i s a g r e e m e n t <text:s text:c="2"/>w i t h o u t <text:s text:c="2"/>t h e <text:s text:c="2"/>p r i o r <text:s text:c="2"/>w r i t t e n <text:s text:c="2"/>c o n s e n t <text:s text:c="2"/>o f t h e <text:s text:c="2"/>S u p p l i e r . <text:s text:c="4"/>I f <text:s text:c="2"/>t h e <text:s text:c="2"/>S u p p l i e r <text:s text:c="2"/>d o e s <text:s text:c="2"/>g i v e <text:s text:c="2"/>s u c h c o n s e n t <text:s text:c="2"/>t o <text:s text:c="2"/>a n y <text:s text:c="2"/>p r o p o s e d <text:s text:c="2"/>s u b c o n t r a c t i n g , <text:s text:c="2"/>t h e n , w i t h o u t <text:s text:c="2"/>l i m i t i n g <text:s text:c="2"/>a n y <text:s text:c="2"/>o t h e r <text:s text:c="2"/>r e q u i r e m e n t s <text:s text:c="2"/>w h i c h <text:s text:c="2"/>t h e S u p p l i e r <text:s text:c="2"/>m a y <text:s text:c="2"/>i m p o s e <text:s text:c="2"/>a s <text:s text:c="2"/>c o n d i t i o n s <text:s text:c="2"/>o f <text:s text:c="2"/>s u c h c o n s e n t : ( a ) <text:s text:c="24"/>t h e r e <text:s text:c="2"/>m u s t <text:s text:c="2"/>b e <text:s text:c="2"/>a <text:s text:c="2"/>s u b c o n t r a c t <text:s text:c="2"/>i n <text:s text:c="2"/>p l a c e w i t h <text:s text:c="2"/>t h e <text:s text:c="2"/>p r o p o s e d <text:s text:c="2"/>s u b - c o n t r a c t o r <text:s text:c="2"/>w h i c h <text:s text:c="2"/>i m p o s e s o b l i g a t i o n s <text:s text:c="2"/>o n <text:s text:c="2"/>t h e <text:s text:c="2"/>s u b - c o n t r a c t o r <text:s text:c="2"/>w h i c h <text:s text:c="2"/>a r e e q u i v a l e n t <text:s text:c="2"/>t o , <text:s text:c="2"/>a n d <text:s text:c="2"/>g i v e <text:s text:c="2"/>e f f e c t <text:s text:c="2"/>t o , <text:s text:c="2"/>t h e <text:s text:c="2"/>o b l i g a t i o n s</text:p>
          </table:table-cell>
          <table:table-cell table:number-columns-repeated="1022"/>
        </table:table-row>
        <table:table-row table:style-name="ro1">
          <table:table-cell office:value-type="string" calcext:value-type="string">
            <text:p>8 . 1 4 <text:s text:c="4"/>T h e <text:s text:c="2"/>C u s t o m e r <text:s text:c="2"/>m a y , <text:s text:c="2"/>a t <text:s text:c="2"/>a n y <text:s text:c="2"/>t i m e , <text:s text:c="2"/>s e t <text:s text:c="2"/>o f f a n y <text:s text:c="2"/>l i a b i l i t y <text:s text:c="2"/>o f <text:s text:c="2"/>t h e <text:s text:c="2"/>S u p p l i e r <text:s text:c="2"/>t o <text:s text:c="2"/>t h e <text:s text:c="2"/>C u s t o m e r a g a i n s t <text:s text:c="2"/>a n y <text:s text:c="2"/>l i a b i l i t y <text:s text:c="2"/>o f <text:s text:c="2"/>t h e <text:s text:c="2"/>C u s t o m e r <text:s text:c="2"/>t o <text:s text:c="2"/>t h e S u p p l i e r , <text:s text:c="2"/>w h e t h e r <text:s text:c="2"/>e i t h e r <text:s text:c="2"/>l i a b i l i t y <text:s text:c="2"/>i s <text:s text:c="2"/>p r e s e n t <text:s text:c="2"/>o r f u t u r e , <text:s text:c="2"/>l i q u i d a t e d <text:s text:c="2"/>o r <text:s text:c="2"/>u n l i q u i d a t e d , <text:s text:c="2"/>a n d <text:s text:c="2"/>w h e t h e r o r <text:s text:c="2"/>n o t <text:s text:c="2"/>e i t h e r <text:s text:c="2"/>l i a b i l i t y <text:s text:c="2"/>a r i s e s <text:s text:c="2"/>u n d e r <text:s text:c="2"/>t h i s a g r e e m e n t . <text:s text:c="4"/>A n y <text:s text:c="2"/>e x e r c i s e <text:s text:c="2"/>b y <text:s text:c="2"/>t h e <text:s text:c="2"/>C u s t o m e r <text:s text:c="2"/>o f i t s <text:s text:c="2"/>r i g h t s <text:s text:c="2"/>u n d e r <text:s text:c="2"/>t h i s <text:s text:c="2"/>c l a u s e <text:s text:c="2"/>s h a l l <text:s text:c="2"/>n o t <text:s text:c="2"/>l i m i t <text:s text:c="2"/>o r a f f e c t <text:s text:c="2"/>a n y <text:s text:c="2"/>o t h e r <text:s text:c="2"/>r i g h t s <text:s text:c="2"/>o r <text:s text:c="2"/>r e m e d i e s <text:s text:c="2"/>a v a i l a b l e <text:s text:c="2"/>t o i t <text:s text:c="2"/>u n d e r <text:s text:c="2"/>t h i s <text:s text:c="2"/>a g r e e m e n t <text:s text:c="2"/>o r <text:s text:c="2"/>o t h e r w i s e . 9 . 1 <text:s text:c="4"/>T h e <text:s text:c="2"/>S u p p l i e r <text:s text:c="2"/>s h a l l , <text:s text:c="2"/>d u r i n g <text:s text:c="2"/>a n d <text:s text:c="2"/>a f t e r <text:s text:c="2"/>t h e t e r m <text:s text:c="2"/>o f <text:s text:c="2"/>t h i s <text:s text:c="2"/>a g r e e m e n t , <text:s text:c="2"/>a l l o w <text:s text:c="2"/>t h e <text:s text:c="2"/>C u s t o m e r <text:s text:c="2"/>( o r i t s <text:s text:c="2"/>p r o f e s s i o n a l <text:s text:c="2"/>a d v i s e r s <text:s text:c="2"/>o r <text:s text:c="2"/>a u d i t o r s ) <text:s text:c="2"/>t o <text:s text:c="2"/>a c c e s s t h e <text:s text:c="2"/>S u p p l i e r ’ s <text:s text:c="2"/>p r e m i s e s , <text:s text:c="2"/>p e r s o n n e l , <text:s text:c="2"/>s y s t e m s a n d <text:s text:c="2"/>r e l e v a n t <text:s text:c="2"/>r e c o r d s <text:s text:c="2"/>t o : ( a ) <text:s text:c="24"/>v e r i f y <text:s text:c="2"/>c o m p l i a n c e <text:s text:c="2"/>b y <text:s text:c="2"/>t h e <text:s text:c="2"/>S u p p l i e r w i t h <text:s text:c="2"/>t h i s <text:s text:c="2"/>a g r e e m e n t , <text:s text:c="2"/>A p p l i c a b l e <text:s text:c="2"/>L a w s <text:s text:c="2"/>a n d <text:s text:c="2"/>t h e M a n d a t o r y <text:s text:c="2"/>P o l i c i e s ; ( b ) <text:s text:c="24"/>v e r i f y <text:s text:c="2"/>t h a t <text:s text:c="2"/>t h e <text:s text:c="2"/>C h a r g e s <text:s text:c="2"/>a n d <text:s text:c="2"/>a n y o t h e r <text:s text:c="2"/>s u m s <text:s text:c="2"/>c h a r g e d <text:s text:c="2"/>t o <text:s text:c="2"/>t h e <text:s text:c="2"/>C u s t o m e r <text:s text:c="2"/>u n d e r t h i s <text:s text:c="2"/>a g r e e m e n t <text:s text:c="2"/>a r e <text:s text:c="2"/>a c c u r a t e ; ( c ) <text:s text:c="24"/>i d e n t i f y <text:s text:c="2"/>o r <text:s text:c="2"/>i n v e s t i g a t e <text:s text:c="2"/>a c t u a l <text:s text:c="2"/>o r s u s p e c t e d <text:s text:c="2"/>f r a u d , <text:s text:c="2"/>i m p r o p r i e t y <text:s text:c="2"/>o r <text:s text:c="2"/>a c c o u n t i n g m i s t a k e s , <text:s text:c="2"/>a n y <text:s text:c="2"/>b r e a c h <text:s text:c="2"/>o r <text:s text:c="2"/>t h r e a t e n e d <text:s text:c="2"/>b r e a c h <text:s text:c="2"/>o f s e c u r i t y <text:s text:c="2"/>o r <text:s text:c="2"/>a n y <text:s text:c="2"/>c i r c u m s t a n c e s <text:s text:c="2"/>w h i c h <text:s text:c="2"/>m a y i m p a c t <text:s text:c="2"/>u p o n <text:s text:c="2"/>t h e <text:s text:c="2"/>f i n a n c i a l <text:s text:c="2"/>s t a b i l i t y <text:s text:c="2"/>o f <text:s text:c="2"/>t h e S u p p l i e r <text:s text:c="2"/>o r <text:s text:c="2"/>t h e i r <text:s text:c="2"/>a b i l i t y <text:s text:c="2"/>t o <text:s text:c="2"/>p e r f o r m <text:s text:c="2"/>t h e <text:s text:c="2"/>S e r v i c e s ;</text:p>
          </table:table-cell>
          <table:table-cell office:value-type="string" calcext:value-type="string">
            <text:p>r e a s o n s <text:s text:c="2"/>f o r <text:s text:c="2"/>d i s p u t e , <text:s text:c="2"/>t h e n <text:s text:c="2"/>t h e <text:s text:c="2"/>i n t e r e s t <text:s text:c="2"/>p a y a b l e u n d e r <text:s text:c="2"/>c l a u s e <text:s text:c="2"/>8 . 1 2 <text:s text:c="2"/>i s <text:s text:c="2"/>o n l y <text:s text:c="2"/>p a y a b l e <text:s text:c="2"/>a f t e r <text:s text:c="2"/>t h e d i s p u t e <text:s text:c="2"/>i s <text:s text:c="2"/>r e s o l v e d <text:s text:c="2"/>o n <text:s text:c="2"/>s u m s <text:s text:c="2"/>f o u n d <text:s text:c="2"/>o r <text:s text:c="2"/>a g r e e d <text:s text:c="2"/>t o b e <text:s text:c="2"/>d u e , <text:s text:c="2"/>f r o m <text:s text:c="2"/>t h e <text:s text:c="2"/>d u e <text:s text:c="2"/>d a t e <text:s text:c="2"/>u n t i l <text:s text:c="2"/>p a y m e n t . W e <text:s text:c="2"/>a r e <text:s text:c="2"/>h a p p y <text:s text:c="2"/>t o <text:s text:c="2"/>s i g n <text:s text:c="2"/>u p <text:s text:c="2"/>t o <text:s text:c="2"/>t h i s <text:s text:c="2"/>c l a u s e <text:s text:c="2"/>p r o v i d e d <text:s text:c="2"/>i t i s <text:s text:c="2"/>r e c i p r o c a l . <text:s text:c="2"/>C o n t r a c t <text:s text:c="2"/>t e r m s <text:s text:c="2"/>m u s t <text:s text:c="2"/>b e <text:s text:c="2"/>f a i r <text:s text:c="2"/>f o r <text:s text:c="2"/>b o t h p a r t i e s , <text:s text:c="2"/>e i t h e r <text:s text:c="2"/>b o t h <text:s text:c="2"/>p a r t i e s <text:s text:c="2"/>m a y <text:s text:c="2"/>o f f - s e t <text:s text:c="2"/>s u m s <text:s text:c="2"/>d u e , o r <text:s text:c="2"/>n e i t h e r <text:s text:c="2"/>c a n . P l e a s e <text:s text:c="2"/>r e m o v e <text:s text:c="2"/>o r <text:s text:c="2"/>c h a n g e <text:s text:c="2"/>t o : 8 . 1 4 <text:s text:c="2"/>E i t h e r <text:s text:c="2"/>p a r t y <text:s text:c="2"/>m a y , <text:s text:c="2"/>a t <text:s text:c="2"/>a n y <text:s text:c="2"/>t i m e , <text:s text:c="2"/>s e t <text:s text:c="2"/>o f f <text:s text:c="2"/>a n y l i a b i l i t y <text:s text:c="2"/>o f <text:s text:c="2"/>t h e <text:s text:c="2"/>s e c o n d <text:s text:c="2"/>p a r t y <text:s text:c="2"/>t o <text:s text:c="2"/>t h e <text:s text:c="2"/>f i r s t <text:s text:c="2"/>p a r t y a g a i n s t <text:s text:c="2"/>a n y <text:s text:c="2"/>l i a b i l i t y <text:s text:c="2"/>o f <text:s text:c="2"/>t h e <text:s text:c="2"/>f i r s t <text:s text:c="2"/>p a r t y <text:s text:c="2"/>t o <text:s text:c="2"/>t h e <text:s text:c="2"/>s e c o n d p a r t y , <text:s text:c="2"/>w h e t h e r <text:s text:c="2"/>e i t h e r <text:s text:c="2"/>l i a b i l i t y <text:s text:c="2"/>i s <text:s text:c="2"/>p r e s e n t <text:s text:c="2"/>o r <text:s text:c="2"/>f u t u r e , l i q u i d a t e d <text:s text:c="2"/>o r <text:s text:c="2"/>u n l i q u i d a t e d , <text:s text:c="2"/>a n d <text:s text:c="2"/>w h e t h e r <text:s text:c="2"/>o r <text:s text:c="2"/>n o t e i t h e r <text:s text:c="2"/>l i a b i l i t y <text:s text:c="2"/>a r i s e s <text:s text:c="2"/>u n d e r <text:s text:c="2"/>t h i s <text:s text:c="2"/>a g r e e m e n t . <text:s text:c="4"/>A n y e x e r c i s e <text:s text:c="2"/>b y <text:s text:c="2"/>e i t h e r <text:s text:c="2"/>p a r t y <text:s text:c="2"/>o f <text:s text:c="2"/>i t s <text:s text:c="2"/>r i g h t s <text:s text:c="2"/>u n d e r <text:s text:c="2"/>t h i s c l a u s e <text:s text:c="2"/>s h a l l <text:s text:c="2"/>n o t <text:s text:c="2"/>l i m i t <text:s text:c="2"/>o r <text:s text:c="2"/>a f f e c t <text:s text:c="2"/>a n y <text:s text:c="2"/>o t h e r <text:s text:c="2"/>r i g h t s <text:s text:c="2"/>o r r e m e d i e s <text:s text:c="2"/>a v a i l a b l e <text:s text:c="2"/>t o <text:s text:c="2"/>i t <text:s text:c="2"/>u n d e r <text:s text:c="2"/>t h i s <text:s text:c="2"/>a g r e e m e n t <text:s text:c="2"/>o r o t h e r w i s e . C l a u s e <text:s text:c="2"/>9 . 1 <text:s text:c="2"/>i s <text:s text:c="2"/>t o o <text:s text:c="2"/>o p e n , <text:s text:c="2"/>a n d <text:s text:c="2"/>d o e s <text:s text:c="2"/>n o t <text:s text:c="2"/>d e f i n e <text:s text:c="2"/>f o r h o w <text:s text:c="2"/>l o n g <text:s text:c="2"/>t h e <text:s text:c="2"/>c l a u s e s <text:s text:c="2"/>r e m a i n <text:s text:c="2"/>i n <text:s text:c="2"/>e f f e c t <text:s text:c="2"/>f o l l o w i n g t h e <text:s text:c="2"/>e n d <text:s text:c="2"/>o f <text:s text:c="2"/>c o n t r a c t . <text:s text:c="2"/>I n d u s t r y <text:s text:c="2"/>s t a n d a r d <text:s text:c="2"/>i s <text:s text:c="2"/>6 <text:s text:c="2"/>y e a r s f o l l o w i n g <text:s text:c="2"/>c o n t r a c t <text:s text:c="2"/>e n d . <text:s text:c="2"/>C o s t s <text:s text:c="2"/>f o r <text:s text:c="2"/>a u d i t s c o n d u c t e d <text:s text:c="2"/>o u t s i d e <text:s text:c="2"/>o f <text:s text:c="2"/>t h e <text:s text:c="2"/>c o n t r a c t <text:s text:c="2"/>t e r m <text:s text:c="2"/>a r e <text:s text:c="2"/>m e t b y <text:s text:c="2"/>t h e <text:s text:c="2"/>C u s t o m e r . W e <text:s text:c="2"/>a r e <text:s text:c="2"/>h a p p y <text:s text:c="2"/>t o <text:s text:c="2"/>m e e t <text:s text:c="2"/>t h e <text:s text:c="2"/>c l a u s e s , <text:s text:c="2"/>w i t h a m e n d m e n t s , <text:s text:c="2"/>p r o v i d e d <text:s text:c="2"/>t h a t <text:s text:c="2"/>c o n f i d e n t i a l i t y <text:s text:c="2"/>i s m a i n t a i n e d <text:s text:c="2"/>t h r o u g h o u t . <text:s text:c="2"/>A c c e s s <text:s text:c="2"/>t o <text:s text:c="2"/>m e d i c a l r e c o r d s <text:s text:c="2"/>w i l l <text:s text:c="2"/>n o t <text:s text:c="2"/>b e <text:s text:c="2"/>p r o v i d e d <text:s text:c="2"/>w i t h o u t <text:s text:c="2"/>t h e <text:s text:c="2"/>e x p r e s s w r i t t e n <text:s text:c="2"/>c o n s e n t <text:s text:c="2"/>o f <text:s text:c="2"/>e a c h <text:s text:c="2"/>d a t a <text:s text:c="2"/>s u b j e c t . P l e a s e <text:s text:c="2"/>c h a n g e <text:s text:c="2"/>c l a u s e <text:s text:c="2"/>9 . 1 <text:s text:c="2"/>t o : 9 . 1 <text:s text:c="4"/>T h e <text:s text:c="2"/>S u p p l i e r <text:s text:c="2"/>s h a l l , <text:s text:c="2"/>d u r i n g <text:s text:c="2"/>a n d <text:s text:c="2"/>a f t e r <text:s text:c="2"/>t h e <text:s text:c="2"/>t e r m o f <text:s text:c="2"/>t h i s <text:s text:c="2"/>a g r e e m e n t <text:s text:c="2"/>u p <text:s text:c="2"/>t o <text:s text:c="2"/>a <text:s text:c="2"/>p e r i o d <text:s text:c="2"/>o f <text:s text:c="2"/>6 <text:s text:c="2"/>y e a r s , <text:s text:c="2"/>a l l o w t h e <text:s text:c="2"/>C u s t o m e r <text:s text:c="2"/>( o r <text:s text:c="2"/>i t s <text:s text:c="2"/>p r o f e s s i o n a l <text:s text:c="2"/>a d v i s e r s <text:s text:c="2"/>o r a u d i t o r s ) <text:s text:c="2"/>t o <text:s text:c="2"/>a c c e s s <text:s text:c="2"/>t h e <text:s text:c="2"/>S u p p l i e r ’ s <text:s text:c="2"/>p r e m i s e s , p e r s o n n e l , <text:s text:c="2"/>s y s t e m s <text:s text:c="2"/>a n d <text:s text:c="2"/>r e l e v a n t <text:s text:c="2"/>r e c o r d s <text:s text:c="2"/>t o :</text:p>
          </table:table-cell>
          <table:table-cell table:number-columns-repeated="1022"/>
        </table:table-row>
        <table:table-row table:style-name="ro1">
          <table:table-cell office:value-type="string" calcext:value-type="string">
            <text:p>( e x c l u d i n g <text:s text:c="2"/>t h e <text:s text:c="2"/>C u s t o m e r <text:s text:c="2"/>M a t e r i a l s ) . 1 3 . 2 <text:s text:c="6"/>T h e <text:s text:c="2"/>p a r t i e s <text:s text:c="2"/>a c k n o w l e d g e <text:s text:c="2"/>t h a t <text:s text:c="2"/>f o r <text:s text:c="2"/>t h e p u r p o s e s <text:s text:c="2"/>o f <text:s text:c="2"/>t h e <text:s text:c="2"/>D a t a <text:s text:c="2"/>P r o t e c t i o n <text:s text:c="2"/>L e g i s l a t i o n , t h e <text:s text:c="2"/>C u s t o m e r <text:s text:c="2"/>i s <text:s text:c="2"/>t h e <text:s text:c="2"/>D a t a <text:s text:c="2"/>C o n t r o l l e r <text:s text:c="2"/>a n d <text:s text:c="2"/>t h e S u p p l i e r <text:s text:c="2"/>i s <text:s text:c="2"/>t h e <text:s text:c="2"/>D a t a <text:s text:c="2"/>P r o c e s s o r <text:s text:c="2"/>( w h e r e <text:s text:c="2"/>t h e e x p r e s s i o n s <text:s text:c="2"/>D a t a <text:s text:c="2"/>C o n t r o l l e r <text:s text:c="2"/>a n d <text:s text:c="2"/>D a t a P r o c e s s o r <text:s text:c="2"/>h a v e <text:s text:c="2"/>t h e <text:s text:c="2"/>m e a n i n g s <text:s text:c="2"/>a s <text:s text:c="2"/>d e f i n e d <text:s text:c="2"/>i n <text:s text:c="2"/>t h e D a t a <text:s text:c="2"/>P r o t e c t i o n <text:s text:c="2"/>L e g i s l a t i o n ) . <text:s text:c="4"/>S c h e d u l e <text:s text:c="2"/>4 <text:s text:c="2"/>s e t s</text:p>
          </table:table-cell>
          <table:table-cell office:value-type="string" calcext:value-type="string">
            <text:p>C u s t o m e r <text:s text:c="2"/>a l l <text:s text:c="2"/>I n t e l l e c t u a l <text:s text:c="2"/>C o n t e n t <text:s text:c="2"/>R i g h t s g e n e r a t e d <text:s text:c="2"/>i n <text:s text:c="2"/>t h e <text:s text:c="2"/>s u p p l y <text:s text:c="2"/>o f <text:s text:c="2"/>s e r v i c e s . 1 0 . 3 <text:s text:c="28"/>T h e <text:s text:c="2"/>S u p p l i e r : ( a ) <text:s text:c="22"/>N o t <text:s text:c="2"/>U s e d ( b ) <text:s text:c="24"/>a g r e e s <text:s text:c="2"/>n o t <text:s text:c="2"/>t o <text:s text:c="2"/>( a n d <text:s text:c="2"/>s h a l l <text:s text:c="2"/>e n s u r e <text:s text:c="2"/>t h a t a n y <text:s text:c="2"/>r e l e v a n t <text:s text:c="2"/>p e r s o n n e l <text:s text:c="2"/>s h a l l <text:s text:c="2"/>n o t ) <text:s text:c="2"/>i n s t i t u t e , s u p p o r t , <text:s text:c="2"/>m a i n t a i n <text:s text:c="2"/>o r <text:s text:c="2"/>p e r m i t <text:s text:c="2"/>a n y <text:s text:c="2"/>a c t i o n <text:s text:c="2"/>o r <text:s text:c="2"/>c l a i m <text:s text:c="2"/>t o t h e <text:s text:c="2"/>e f f e c t <text:s text:c="2"/>t h a t <text:s text:c="2"/>a n y <text:s text:c="2"/>t r e a t m e n t , <text:s text:c="2"/>e x p l o i t a t i o n <text:s text:c="2"/>o r <text:s text:c="2"/>u s e o f <text:s text:c="2"/>t h e <text:s text:c="2"/>I n t e l l e c t u a l <text:s text:c="2"/>C o n t e n t <text:s text:c="2"/>i n f r i n g e s <text:s text:c="2"/>a n y <text:s text:c="4"/>m o r a l r i g h t s . 1 0 . 4 <text:s text:c="18"/>T h e <text:s text:c="2"/>S u p p l i e r <text:s text:c="2"/>u n d e r t a k e s , <text:s text:c="2"/>a t <text:s text:c="2"/>a n y <text:s text:c="2"/>t i m e e i t h e r <text:s text:c="2"/>d u r i n g <text:s text:c="2"/>o r <text:s text:c="2"/>a f t e r <text:s text:c="2"/>t h e <text:s text:c="2"/>t e r m <text:s text:c="2"/>o f <text:s text:c="2"/>t h i s <text:s text:c="2"/>a g r e e m e n t , t o <text:s text:c="2"/>e x e c u t e <text:s text:c="2"/>a l l <text:s text:c="2"/>d o c u m e n t s , <text:s text:c="2"/>m a k e <text:s text:c="2"/>a l l <text:s text:c="2"/>a p p l i c a t i o n s , g i v e <text:s text:c="2"/>a l l <text:s text:c="2"/>a s s i s t a n c e <text:s text:c="2"/>a n d <text:s text:c="2"/>d o <text:s text:c="2"/>a l l <text:s text:c="2"/>a c t s <text:s text:c="2"/>a n d <text:s text:c="2"/>t h i n g s <text:s text:c="2"/>a s m a y , <text:s text:c="2"/>i n <text:s text:c="2"/>t h e <text:s text:c="2"/>r e a s o n a b l e <text:s text:c="2"/>o p i n i o n <text:s text:c="2"/>o f <text:s text:c="2"/>t h e <text:s text:c="2"/>C u s t o m e r , b e <text:s text:c="2"/>n e c e s s a r y <text:s text:c="2"/>o r <text:s text:c="2"/>d e s i r a b l e <text:s text:c="2"/>t o <text:s text:c="2"/>v e s t <text:s text:c="2"/>t h e <text:s text:c="2"/>I n t e l l e c t u a l C o n t e n t <text:s text:c="2"/>R i g h t s <text:s text:c="2"/>i n . 1 0 . 5 <text:s text:c="20"/>T h e <text:s text:c="2"/>S u p p l i e r : ( a ) <text:s text:c="24"/>w a r r a n t s <text:s text:c="2"/>t h a t <text:s text:c="2"/>t h e <text:s text:c="2"/>r e c e i p t , <text:s text:c="2"/>u s e <text:s text:c="2"/>a n d o n w a r d <text:s text:c="2"/>s u p p l y <text:s text:c="2"/>o f <text:s text:c="2"/>t h e <text:s text:c="2"/>I n t e l l e c t u a l <text:s text:c="2"/>C o n t e n t ( e x c l u d i n g <text:s text:c="2"/>t h e <text:s text:c="2"/>C u s t o m e r <text:s text:c="2"/>M a t e r i a l s ) <text:s text:c="2"/>b y <text:s text:c="2"/>t h e C u s t o m e r <text:s text:c="2"/>a n d <text:s text:c="2"/>i t s <text:s text:c="2"/>p e r m i t t e d <text:s text:c="2"/>s u b - l i c e n s e e s <text:s text:c="2"/>s h a l l n o t <text:s text:c="2"/>i n f r i n g e <text:s text:c="2"/>t h e <text:s text:c="2"/>r i g h t s , <text:s text:c="2"/>i n c l u d i n g <text:s text:c="2"/>a n y <text:s text:c="2"/>I n t e l l e c t u a l C o n t e n t <text:s text:c="2"/>R i g h t s , <text:s text:c="2"/>o f <text:s text:c="2"/>a n y <text:s text:c="2"/>t h i r d <text:s text:c="2"/>p a r t y ; <text:s text:c="2"/>a n d ( b ) <text:s text:c="24"/>s h a l l <text:s text:c="2"/>i n d e m n i f y <text:s text:c="2"/>t h e <text:s text:c="2"/>C u s t o m e r <text:s text:c="2"/>i n <text:s text:c="2"/>f u l l a g a i n s t <text:s text:c="2"/>a l l <text:s text:c="2"/>c o s t s , <text:s text:c="2"/>e x p e n s e s , <text:s text:c="2"/>d a m a g e s <text:s text:c="2"/>a n d l o s s e s , <text:s text:c="2"/>i n c l u d i n g <text:s text:c="2"/>a n y <text:s text:c="2"/>i n t e r e s t , <text:s text:c="2"/>f i n e s , <text:s text:c="2"/>l e g a l <text:s text:c="2"/>a n d o t h e r <text:s text:c="2"/>p r o f e s s i o n a l <text:s text:c="2"/>f e e s <text:s text:c="2"/>a n d <text:s text:c="2"/>e x p e n s e s <text:s text:c="2"/>a w a r d e d a g a i n s t <text:s text:c="2"/>o r <text:s text:c="2"/>i n c u r r e d <text:s text:c="2"/>o r <text:s text:c="2"/>p a i d <text:s text:c="2"/>b y <text:s text:c="2"/>t h e <text:s text:c="2"/>C u s t o m e r <text:s text:c="2"/>a s <text:s text:c="2"/>a r e s u l t <text:s text:c="2"/>o f <text:s text:c="2"/>o r <text:s text:c="2"/>i n <text:s text:c="2"/>c o n n e c t i o n <text:s text:c="2"/>w i t h <text:s text:c="2"/>a n y <text:s text:c="2"/>c l a i m <text:s text:c="2"/>b r o u g h t a g a i n s t <text:s text:c="2"/>t h e <text:s text:c="2"/>C u s t o m e r <text:s text:c="2"/>f o r <text:s text:c="2"/>a c t u a l <text:s text:c="2"/>o r <text:s text:c="2"/>a l l e g e d i n f r i n g e m e n t <text:s text:c="2"/>o f <text:s text:c="2"/>a <text:s text:c="2"/>t h i r d <text:s text:c="2"/>p a r t y ' s <text:s text:c="2"/>I n t e l l e c t u a l <text:s text:c="2"/>C o n t e n t R i g h t s <text:s text:c="2"/>a r i s i n g <text:s text:c="2"/>o u t <text:s text:c="2"/>o f , <text:s text:c="2"/>o r <text:s text:c="2"/>i n <text:s text:c="2"/>c o n n e c t i o n <text:s text:c="2"/>w i t h , <text:s text:c="2"/>t h e r e c e i p t , <text:s text:c="2"/>u s e <text:s text:c="2"/>o r <text:s text:c="2"/>s u p p l y <text:s text:c="2"/>o f <text:s text:c="2"/>t h e <text:s text:c="2"/>S e r v i c e s <text:s text:c="2"/>a n d / o r <text:s text:c="2"/>t h e D e l i v e r a b l e s <text:s text:c="2"/>( e x c l u d i n g <text:s text:c="2"/>t h e <text:s text:c="2"/>C u s t o m e r <text:s text:c="2"/>M a t e r i a l s ) . W e <text:s text:c="2"/>h a v e <text:s text:c="2"/>b e e n <text:s text:c="2"/>a d v i s e d <text:s text:c="2"/>b y <text:s text:c="2"/>t h e <text:s text:c="2"/>I C O <text:s text:c="2"/>t h a t O c c u p a t i o n a l <text:s text:c="2"/>H e a l t h <text:s text:c="2"/>s h o u l d <text:s text:c="2"/>b e <text:s text:c="2"/>c o n s i d e r e d <text:s text:c="2"/>d a t a c o n t r o l l e r <text:s text:c="2"/>o r <text:s text:c="2"/>j o i n t <text:s text:c="2"/>d a t a <text:s text:c="2"/>c o n t r o l l e r . <text:s text:c="2"/>T h i s <text:s text:c="2"/>i s <text:s text:c="2"/>b e c a u s e m e d i c a l <text:s text:c="2"/>d a t a <text:s text:c="2"/>i s <text:s text:c="2"/>a c q u i r e d <text:s text:c="2"/>b y <text:s text:c="2"/>O H <text:s text:c="2"/>a n d <text:s text:c="2"/>n o t <text:s text:c="2"/>t h e c u s t o m e r , <text:s text:c="2"/>a n d <text:s text:c="2"/>i s <text:s text:c="2"/>n o t <text:s text:c="2"/>v i e w a b l e <text:s text:c="2"/>b y <text:s text:c="2"/>t h e <text:s text:c="2"/>c u s t o m e r w i t h o u t <text:s text:c="2"/>t h e <text:s text:c="2"/>e x p r e s s <text:s text:c="2"/>c o n s e n t <text:s text:c="2"/>o f <text:s text:c="2"/>t h e <text:s text:c="2"/>d a t a <text:s text:c="2"/>s u b j e c t .</text:p>
          </table:table-cell>
          <table:table-cell table:number-columns-repeated="1022"/>
        </table:table-row>
        <table:table-row table:style-name="ro1">
          <table:table-cell office:value-type="string" calcext:value-type="string">
            <text:p>A n n e x <text:s text:c="2"/>C f . <text:s text:c="26"/>Q u a l i t y <text:s text:c="2"/>o f <text:s text:c="2"/>t h e <text:s text:c="2"/>S e r v i c e s T h e <text:s text:c="2"/>S u p p l i e r <text:s text:c="2"/>m u s t <text:s text:c="2"/>e n s u r e <text:s text:c="2"/>t h a t <text:s text:c="2"/>t h e <text:s text:c="2"/>S e r v i c e s m e e t <text:s text:c="2"/>t h e <text:s text:c="2"/>S p e c i f i c a t i o n . <text:s text:c="4"/>A n y <text:s text:c="2"/>f a i l u r e <text:s text:c="2"/>i n <text:s text:c="2"/>t h i s r e s p e c t <text:s text:c="2"/>w h i c h <text:s text:c="2"/>t h e <text:s text:c="2"/>C u s t o m e r <text:s text:c="2"/>c o n s i d e r s <text:s text:c="2"/>s e r i o u s w i l l <text:s text:c="2"/>b e <text:s text:c="2"/>a <text:s text:c="2"/>b r e a c h <text:s text:c="2"/>o f <text:s text:c="2"/>t h i s <text:s text:c="2"/>S e r v i c e <text:s text:c="2"/>L e v e l , <text:s text:c="2"/>e n t i t l i n g t h e <text:s text:c="2"/>C u s t o m e r <text:s text:c="2"/>t o <text:s text:c="2"/>t e r m i n a t e <text:s text:c="2"/>t h i s <text:s text:c="2"/>a g r e e m e n t <text:s text:c="2"/>i n a c c o r d a n c e <text:s text:c="2"/>w i t h <text:s text:c="2"/>c l a u s e <text:s text:c="2"/>1 6 <text:s text:c="2"/>o f <text:s text:c="2"/>t h i s <text:s text:c="2"/>a g r e e m e n t . g . <text:s text:c="2"/>I n v o i c e s T h e <text:s text:c="2"/>S u p p l i e r <text:s text:c="2"/>s h a l l <text:s text:c="2"/>e n s u r e <text:s text:c="2"/>t h a t <text:s text:c="2"/>a l l <text:s text:c="2"/>i n v o i c e s <text:s text:c="2"/>t h a t i t <text:s text:c="2"/>s u b m i t s <text:s text:c="2"/>t o <text:s text:c="2"/>t h e <text:s text:c="2"/>C u s t o m e r <text:s text:c="2"/>a r e <text:s text:c="2"/>c o r r e c t <text:s text:c="2"/>a n d c o n t a i n <text:s text:c="2"/>n o <text:s text:c="2"/>e r r o r s . <text:s text:c="4"/>R e c e i p t <text:s text:c="2"/>b y <text:s text:c="2"/>t h e <text:s text:c="2"/>C u s t o m e r <text:s text:c="2"/>o f f i v e <text:s text:c="2"/>( 5 ) <text:s text:c="2"/>o r <text:s text:c="2"/>m o r e <text:s text:c="2"/>i n c o r r e c t <text:s text:c="2"/>i n v o i c e s <text:s text:c="2"/>i n <text:s text:c="2"/>a n y <text:s text:c="2"/>t h r e e ( 3 ) <text:s text:c="2"/>m o n t h <text:s text:c="2"/>p e r i o d <text:s text:c="2"/>w i l l <text:s text:c="2"/>b e <text:s text:c="2"/>a <text:s text:c="2"/>b r e a c h <text:s text:c="2"/>o f <text:s text:c="2"/>t h i s S e r v i c e <text:s text:c="2"/>L e v e l , <text:s text:c="2"/>e n t i t l i n g <text:s text:c="2"/>t h e <text:s text:c="2"/>C u s t o m e r <text:s text:c="2"/>t o t e r m i n a t e <text:s text:c="2"/>t h i s <text:s text:c="2"/>a g r e e m e n t <text:s text:c="2"/>i n <text:s text:c="2"/>a c c o r d a n c e <text:s text:c="2"/>w i t h c l a u s e <text:s text:c="2"/>1 6 <text:s text:c="2"/>o f <text:s text:c="2"/>t h i s <text:s text:c="2"/>a g r e e m e n t .</text:p>
          </table:table-cell>
          <table:table-cell office:value-type="string" calcext:value-type="string">
            <text:p>C u s t o m e r <text:s text:c="2"/>C a r e <text:s text:c="2"/>P r o c e d u r e s . E v i d e n c e <text:s text:c="2"/>f o r <text:s text:c="2"/>d e c i s i o n <text:s text:c="2"/>o f <text:s text:c="2"/>a <text:s text:c="2"/>s e r i o u s <text:s text:c="2"/>b r e a c h <text:s text:c="2"/>m u s t b e <text:s text:c="2"/>p r o v i d e d , <text:s text:c="2"/>a n d <text:s text:c="2"/>e f f o r t s <text:s text:c="2"/>m a d e <text:s text:c="2"/>b y <text:s text:c="2"/>b o t h <text:s text:c="2"/>p a r t i e s <text:s text:c="2"/>t o r e s o l v e <text:s text:c="2"/>t h e <text:s text:c="2"/>d i s p u t e <text:s text:c="2"/>p r i o r <text:s text:c="2"/>t o <text:s text:c="2"/>t e r m i n a t i o n . P l e a s e <text:s text:c="2"/>c h a n g e <text:s text:c="2"/>t o : f . <text:s text:c="26"/>Q u a l i t y <text:s text:c="2"/>o f <text:s text:c="2"/>t h e <text:s text:c="2"/>S e r v i c e s T h e <text:s text:c="2"/>S u p p l i e r <text:s text:c="2"/>m u s t <text:s text:c="2"/>e n s u r e <text:s text:c="2"/>t h a t <text:s text:c="2"/>t h e <text:s text:c="2"/>S e r v i c e s <text:s text:c="2"/>m e e t t h e <text:s text:c="2"/>S p e c i f i c a t i o n . <text:s text:c="4"/>A n y <text:s text:c="2"/>f a i l u r e <text:s text:c="2"/>i n <text:s text:c="2"/>t h i s <text:s text:c="2"/>r e s p e c t w h i c h <text:s text:c="2"/>t h e <text:s text:c="2"/>C u s t o m e r <text:s text:c="2"/>c o n s i d e r s <text:s text:c="2"/>s e r i o u s , <text:s text:c="2"/>a n d p r o v i d e s <text:s text:c="2"/>v e r i f i a b l e <text:s text:c="2"/>e v i d e n c e <text:s text:c="2"/>o f , <text:s text:c="2"/>w i l l <text:s text:c="2"/>b e <text:s text:c="2"/>a <text:s text:c="2"/>b r e a c h o f <text:s text:c="2"/>t h i s <text:s text:c="2"/>S e r v i c e <text:s text:c="2"/>L e v e l , <text:s text:c="2"/>e n t i t l i n g <text:s text:c="2"/>t h e <text:s text:c="2"/>C u s t o m e r <text:s text:c="2"/>t o <text:s text:c="2"/>a C o n t r a c t <text:s text:c="2"/>R e v i e w <text:s text:c="2"/>M e e t i n g <text:s text:c="2"/>t o <text:s text:c="2"/>r e s o l v e <text:s text:c="2"/>t h e <text:s text:c="2"/>i s s u e . <text:s text:c="2"/>I f e i t h e r <text:s text:c="2"/>p a r t y <text:s text:c="2"/>i s <text:s text:c="2"/>u n h a p p y <text:s text:c="2"/>w i t h <text:s text:c="2"/>t h e <text:s text:c="2"/>r e s u l t <text:s text:c="2"/>o f <text:s text:c="2"/>t h e R e v i e w <text:s text:c="2"/>M e e t i n g , <text:s text:c="2"/>t h e <text:s text:c="2"/>i s s u e <text:s text:c="2"/>w i l l <text:s text:c="2"/>b e <text:s text:c="2"/>e s c a l a t e d <text:s text:c="2"/>t o D i s p u t e <text:s text:c="2"/>R e s o l u t i o n <text:s text:c="2"/>P r o c e e d i n g s . <text:s text:c="2"/>I n <text:s text:c="2"/>t h e <text:s text:c="2"/>e v e n t t h a t <text:s text:c="2"/>D i s p u t e <text:s text:c="2"/>R e s o l u t i o n <text:s text:c="2"/>P r o c e e d i n g s <text:s text:c="2"/>a r e <text:s text:c="2"/>n o t s u c c e s s f u l , <text:s text:c="2"/>e i t h e r <text:s text:c="2"/>p a r t y <text:s text:c="2"/>h a s <text:s text:c="2"/>t h e <text:s text:c="2"/>r i g h t <text:s text:c="2"/>t o <text:s text:c="2"/>t e r m i n a t e t h i s <text:s text:c="2"/>a g r e e m e n t <text:s text:c="2"/>i n <text:s text:c="2"/>a c c o r d a n c e <text:s text:c="2"/>w i t h <text:s text:c="2"/>c l a u s e <text:s text:c="2"/>1 6 <text:s text:c="2"/>o f t h i s <text:s text:c="2"/>a g r e e m e n t . I m m e d i a t e <text:s text:c="2"/>t e r m i n a t i o n <text:s text:c="2"/>i s <text:s text:c="2"/>u n n e c e s s a r i l y <text:s text:c="2"/>o n e r o u s , a s <text:s text:c="2"/>s o m e <text:s text:c="2"/>e r r o r s <text:s text:c="2"/>a r e <text:s text:c="2"/>i n v o i c e s <text:s text:c="2"/>a r e <text:s text:c="2"/>d o w n <text:s text:c="2"/>t o <text:s text:c="2"/>t h e c l i e n t . P l e a s e <text:s text:c="2"/>c h a n g e <text:s text:c="2"/>t o : g . <text:s text:c="2"/>I n v o i c e s T h e <text:s text:c="2"/>S u p p l i e r <text:s text:c="2"/>s h a l l <text:s text:c="2"/>e n s u r e <text:s text:c="2"/>t h a t <text:s text:c="2"/>a l l <text:s text:c="2"/>i n v o i c e s <text:s text:c="2"/>t h a t <text:s text:c="2"/>i t s u b m i t s <text:s text:c="2"/>t o <text:s text:c="2"/>t h e <text:s text:c="2"/>C u s t o m e r <text:s text:c="2"/>a r e <text:s text:c="2"/>c o r r e c t <text:s text:c="2"/>a n d <text:s text:c="2"/>c o n t a i n n o <text:s text:c="2"/>e r r o r s . <text:s text:c="4"/>R e c e i p t <text:s text:c="2"/>b y <text:s text:c="2"/>t h e <text:s text:c="2"/>C u s t o m e r <text:s text:c="2"/>o f <text:s text:c="2"/>f i v e <text:s text:c="2"/>( 5 ) <text:s text:c="2"/>o r m o r e <text:s text:c="2"/>i n c o r r e c t <text:s text:c="2"/>i n v o i c e s <text:s text:c="2"/>i n <text:s text:c="2"/>a n y <text:s text:c="2"/>t h r e e <text:s text:c="2"/>( 3 ) <text:s text:c="2"/>m o n t h p e r i o d <text:s text:c="2"/>w i l l <text:s text:c="2"/>b e <text:s text:c="2"/>a <text:s text:c="2"/>b r e a c h <text:s text:c="2"/>o f <text:s text:c="2"/>t h i s <text:s text:c="2"/>S e r v i c e <text:s text:c="2"/>L e v e l , e n t i t l i n g <text:s text:c="2"/>t h e <text:s text:c="2"/>C u s t o m e r <text:s text:c="2"/>t o <text:s text:c="2"/>a <text:s text:c="2"/>C o n t r a c t <text:s text:c="2"/>R e v i e w M e e t i n g <text:s text:c="2"/>t o <text:s text:c="2"/>r e s o l v e <text:s text:c="2"/>t h e <text:s text:c="2"/>i s s u e . <text:s text:c="2"/>I f <text:s text:c="2"/>e i t h e r <text:s text:c="2"/>p a r t y <text:s text:c="2"/>i s u n h a p p y <text:s text:c="2"/>w i t h <text:s text:c="2"/>t h e <text:s text:c="2"/>r e s u l t <text:s text:c="2"/>o f <text:s text:c="2"/>t h e <text:s text:c="2"/>R e v i e w <text:s text:c="2"/>M e e t i n g , t h e <text:s text:c="2"/>i s s u e <text:s text:c="2"/>w i l l <text:s text:c="2"/>b e <text:s text:c="2"/>e s c a l a t e d <text:s text:c="2"/>t o <text:s text:c="2"/>D i s p u t e <text:s text:c="2"/>R e s o l u t i o n P r o c e e d i n g s . <text:s text:c="2"/>I n <text:s text:c="2"/>t h e <text:s text:c="2"/>e v e n t <text:s text:c="2"/>t h a t <text:s text:c="2"/>D i s p u t e R e s o l u t i o n <text:s text:c="2"/>P r o c e e d i n g s <text:s text:c="2"/>a r e <text:s text:c="2"/>n o t <text:s text:c="2"/>s u c c e s s f u l , e i t h e r <text:s text:c="2"/>p a r t y <text:s text:c="2"/>h a s <text:s text:c="2"/>t h e <text:s text:c="2"/>r i g h t <text:s text:c="2"/>t o <text:s text:c="2"/>t e r m i n a t e <text:s text:c="2"/>t h i s a g r e e m e n t <text:s text:c="2"/>i n <text:s text:c="2"/>a c c o r d a n c e <text:s text:c="2"/>w i t h <text:s text:c="2"/>c l a u s e <text:s text:c="2"/>1 6 <text:s text:c="2"/>o f <text:s text:c="2"/>t h i s a g r e e m e n t .</text:p>
          </table:table-cell>
          <table:table-cell table:number-columns-repeated="1022"/>
        </table:table-row>
        <table:table-row table:style-name="ro1">
          <table:table-cell office:value-type="string" calcext:value-type="string">
            <text:p>w h i c h <text:s text:c="2"/>i t <text:s text:c="2"/>i s <text:s text:c="2"/>( o r <text:s text:c="2"/>t h e y <text:s text:c="2"/>a r e ) <text:s text:c="2"/>n o w <text:s text:c="2"/>o r <text:s text:c="2"/>m a y <text:s text:c="2"/>a t <text:s text:c="2"/>a n y f u t u r e <text:s text:c="2"/>t i m e <text:s text:c="2"/>b e <text:s text:c="2"/>e n t i t l e d <text:s text:c="2"/>u n d e r <text:s text:c="2"/>C h a p t e r <text:s text:c="2"/>I V <text:s text:c="2"/>o f <text:s text:c="2"/>t h e C o p y r i g h t <text:s text:c="2"/>D e s i g n s <text:s text:c="2"/>a n d <text:s text:c="2"/>P a t e n t s <text:s text:c="2"/>A c t <text:s text:c="2"/>1 9 8 8 <text:s text:c="2"/>o r a n y <text:s text:c="2"/>s i m i l a r <text:s text:c="2"/>p r o v i s i o n s <text:s text:c="2"/>o f <text:s text:c="2"/>l a w <text:s text:c="2"/>i n <text:s text:c="2"/>a n y <text:s text:c="2"/>j u r i s d i c t i o n , i n c l u d i n g <text:s text:c="2"/>( b u t <text:s text:c="2"/>w i t h o u t <text:s text:c="2"/>l i m i t a t i o n ) <text:s text:c="2"/>t h e <text:s text:c="2"/>r i g h t <text:s text:c="2"/>t o <text:s text:c="2"/>b e i d e n t i f i e d , <text:s text:c="2"/>t h e <text:s text:c="2"/>r i g h t <text:s text:c="2"/>o f <text:s text:c="2"/>i n t e g r i t y <text:s text:c="2"/>a n d <text:s text:c="2"/>t h e <text:s text:c="2"/>r i g h t a g a i n s t <text:s text:c="2"/>f a l s e <text:s text:c="2"/>a t t r i b u t i o n ; <text:s text:c="2"/>a n d ( b ) <text:s text:c="24"/>a g r e e s <text:s text:c="2"/>n o t <text:s text:c="2"/>t o <text:s text:c="2"/>( a n d <text:s text:c="2"/>s h a l l <text:s text:c="2"/>e n s u r e <text:s text:c="2"/>t h a t a n y <text:s text:c="2"/>r e l e v a n t <text:s text:c="2"/>p e r s o n n e l <text:s text:c="2"/>s h a l l <text:s text:c="2"/>n o t ) <text:s text:c="2"/>i n s t i t u t e , s u p p o r t , <text:s text:c="2"/>m a i n t a i n <text:s text:c="2"/>o r <text:s text:c="2"/>p e r m i t <text:s text:c="2"/>a n y <text:s text:c="2"/>a c t i o n <text:s text:c="2"/>o r <text:s text:c="2"/>c l a i m t o <text:s text:c="2"/>t h e <text:s text:c="2"/>e f f e c t <text:s text:c="2"/>t h a t <text:s text:c="2"/>a n y <text:s text:c="2"/>t r e a t m e n t , <text:s text:c="2"/>e x p l o i t a t i o n <text:s text:c="2"/>o r u s e <text:s text:c="2"/>o f <text:s text:c="2"/>t h e <text:s text:c="2"/>S e r v i c e s <text:s text:c="2"/>o r <text:s text:c="2"/>t h e <text:s text:c="2"/>D e l i v e r a b l e s i n f r i n g e s <text:s text:c="2"/>a n y <text:s text:c="2"/>s u c h <text:s text:c="2"/>m o r a l <text:s text:c="2"/>r i g h t s . 1 0 . 4 <text:s text:c="18"/>T h e <text:s text:c="2"/>S u p p l i e r <text:s text:c="2"/>u n d e r t a k e s , <text:s text:c="2"/>a t <text:s text:c="2"/>a n y <text:s text:c="2"/>t i m e e i t h e r <text:s text:c="2"/>d u r i n g <text:s text:c="2"/>o r <text:s text:c="2"/>a f t e r <text:s text:c="2"/>t h e <text:s text:c="2"/>t e r m <text:s text:c="2"/>o f <text:s text:c="2"/>t h i s a g r e e m e n t , <text:s text:c="2"/>t o <text:s text:c="2"/>e x e c u t e <text:s text:c="2"/>a l l <text:s text:c="2"/>d o c u m e n t s , <text:s text:c="2"/>m a k e <text:s text:c="2"/>a l l a p p l i c a t i o n s , <text:s text:c="2"/>g i v e <text:s text:c="2"/>a l l <text:s text:c="2"/>a s s i s t a n c e <text:s text:c="2"/>a n d <text:s text:c="2"/>d o <text:s text:c="2"/>a l l <text:s text:c="2"/>a c t s a n d <text:s text:c="2"/>t h i n g s <text:s text:c="2"/>a s <text:s text:c="2"/>m a y , <text:s text:c="2"/>i n <text:s text:c="2"/>t h e <text:s text:c="2"/>r e a s o n a b l e <text:s text:c="2"/>o p i n i o n o f <text:s text:c="2"/>t h e <text:s text:c="2"/>C u s t o m e r , <text:s text:c="2"/>b e <text:s text:c="2"/>n e c e s s a r y <text:s text:c="2"/>o r <text:s text:c="2"/>d e s i r a b l e <text:s text:c="2"/>t o v e s t <text:s text:c="2"/>t h e <text:s text:c="2"/>I n t e l l e c t u a l <text:s text:c="2"/>P r o p e r t y <text:s text:c="2"/>R i g h t s <text:s text:c="2"/>i n , <text:s text:c="2"/>a n d <text:s text:c="2"/>t o r e g i s t e r <text:s text:c="2"/>t h e m <text:s text:c="2"/>i n , <text:s text:c="2"/>t h e <text:s text:c="2"/>n a m e <text:s text:c="2"/>o f <text:s text:c="2"/>t h e <text:s text:c="2"/>C u s t o m e r , a n d <text:s text:c="2"/>o t h e r w i s e <text:s text:c="2"/>t o <text:s text:c="2"/>p r o t e c t <text:s text:c="2"/>a n d <text:s text:c="2"/>m a i n t a i n <text:s text:c="2"/>t h e I n t e l l e c t u a l <text:s text:c="2"/>P r o p e r t y <text:s text:c="2"/>R i g h t s <text:s text:c="2"/>i n <text:s text:c="2"/>t h e <text:s text:c="2"/>S e r v i c e s <text:s text:c="2"/>a n d t h e <text:s text:c="2"/>D e l i v e r a b l e s . 1 0 . 5 <text:s text:c="20"/>T h e <text:s text:c="2"/>S u p p l i e r : ( a ) <text:s text:c="24"/>w a r r a n t s <text:s text:c="2"/>t h a t <text:s text:c="2"/>t h e <text:s text:c="2"/>r e c e i p t , <text:s text:c="2"/>u s e <text:s text:c="2"/>a n d o n w a r d <text:s text:c="2"/>s u p p l y <text:s text:c="2"/>o f <text:s text:c="2"/>t h e <text:s text:c="2"/>S e r v i c e s <text:s text:c="2"/>a n d <text:s text:c="2"/>t h e D e l i v e r a b l e s <text:s text:c="2"/>( e x c l u d i n g <text:s text:c="2"/>t h e <text:s text:c="2"/>C u s t o m e r M a t e r i a l s ) <text:s text:c="2"/>b y <text:s text:c="2"/>t h e <text:s text:c="2"/>C u s t o m e r <text:s text:c="2"/>a n d <text:s text:c="2"/>i t s <text:s text:c="2"/>p e r m i t t e d s u b - l i c e n s e e s <text:s text:c="2"/>s h a l l <text:s text:c="2"/>n o t <text:s text:c="2"/>i n f r i n g e <text:s text:c="2"/>t h e <text:s text:c="2"/>r i g h t s , i n c l u d i n g <text:s text:c="2"/>a n y <text:s text:c="2"/>I n t e l l e c t u a l <text:s text:c="2"/>P r o p e r t y <text:s text:c="2"/>R i g h t s , <text:s text:c="2"/>o f a n y <text:s text:c="2"/>t h i r d <text:s text:c="2"/>p a r t y ; <text:s text:c="2"/>a n d ( b ) <text:s text:c="24"/>s h a l l <text:s text:c="2"/>i n d e m n i f y <text:s text:c="2"/>t h e <text:s text:c="2"/>C u s t o m e r <text:s text:c="2"/>i n <text:s text:c="2"/>f u l l a g a i n s t <text:s text:c="2"/>a l l <text:s text:c="2"/>c o s t s , <text:s text:c="2"/>e x p e n s e s , <text:s text:c="2"/>d a m a g e s <text:s text:c="2"/>a n d l o s s e s , <text:s text:c="2"/>i n c l u d i n g <text:s text:c="2"/>a n y <text:s text:c="2"/>i n t e r e s t , <text:s text:c="2"/>f i n e s , <text:s text:c="2"/>l e g a l <text:s text:c="2"/>a n d o t h e r <text:s text:c="2"/>p r o f e s s i o n a l <text:s text:c="2"/>f e e s <text:s text:c="2"/>a n d <text:s text:c="2"/>e x p e n s e s <text:s text:c="2"/>a w a r d e d a g a i n s t <text:s text:c="2"/>o r <text:s text:c="2"/>i n c u r r e d <text:s text:c="2"/>o r <text:s text:c="2"/>p a i d <text:s text:c="2"/>b y <text:s text:c="2"/>t h e <text:s text:c="2"/>C u s t o m e r <text:s text:c="2"/>a s a <text:s text:c="2"/>r e s u l t <text:s text:c="2"/>o f <text:s text:c="2"/>o r <text:s text:c="2"/>i n <text:s text:c="2"/>c o n n e c t i o n <text:s text:c="2"/>w i t h <text:s text:c="2"/>a n y <text:s text:c="2"/>c l a i m b r o u g h t <text:s text:c="2"/>a g a i n s t <text:s text:c="2"/>t h e <text:s text:c="2"/>C u s t o m e r <text:s text:c="2"/>f o r <text:s text:c="2"/>a c t u a l <text:s text:c="2"/>o r a l l e g e d <text:s text:c="2"/>i n f r i n g e m e n t <text:s text:c="2"/>o f <text:s text:c="2"/>a <text:s text:c="2"/>t h i r d <text:s text:c="2"/>p a r t y ' s I n t e l l e c t u a l <text:s text:c="2"/>P r o p e r t y <text:s text:c="2"/>R i g h t s <text:s text:c="2"/>a r i s i n g <text:s text:c="2"/>o u t <text:s text:c="2"/>o f , <text:s text:c="2"/>o r <text:s text:c="2"/>i n c o n n e c t i o n <text:s text:c="2"/>w i t h , <text:s text:c="2"/>t h e <text:s text:c="2"/>r e c e i p t , <text:s text:c="2"/>u s e <text:s text:c="2"/>o r <text:s text:c="2"/>s u p p l y <text:s text:c="2"/>o f t h e <text:s text:c="2"/>S e r v i c e s <text:s text:c="2"/>a n d / o r <text:s text:c="2"/>t h e <text:s text:c="2"/>D e l i v e r a b l e s</text:p>
          </table:table-cell>
          <table:table-cell office:value-type="string" calcext:value-type="string">
            <text:p>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text:s text:c="2"/>a l l t h e <text:s text:c="2"/>I n t e l l e c t u a l <text:s text:c="2"/>p r o p e r t y <text:s text:c="2"/>o f <text:s text:c="2"/>t h e <text:s text:c="2"/>p r o v i d e r <text:s text:c="2"/>w h i c h <text:s text:c="2"/>i n t e r m s <text:s text:c="2"/>o f <text:s text:c="2"/>v a l u e , <text:s text:c="2"/>i s <text:s text:c="2"/>l i k e l y <text:s text:c="2"/>t o <text:s text:c="2"/>s i g n i f i c a n t l y <text:s text:c="2"/>e x c e e d <text:s text:c="2"/>t h e v a l u e <text:s text:c="2"/>o f <text:s text:c="2"/>t h e <text:s text:c="2"/>c o n t r a c t <text:s text:c="2"/>t e r m ; <text:s text:c="2"/>h o w e v e r <text:s text:c="2"/>l o n g <text:s text:c="2"/>t h a t <text:s text:c="2"/>m a y b e . <text:s text:c="2"/>I t <text:s text:c="2"/>w o u l d <text:s text:c="2"/>n o t <text:s text:c="2"/>b e <text:s text:c="2"/>r e a s o n a b l e <text:s text:c="2"/>f o r <text:s text:c="2"/>e x a m p l e <text:s text:c="2"/>f o r 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text:s text:c="2"/>w h a t e v e r f o r m <text:s text:c="2"/>i t <text:s text:c="2"/>i s <text:s text:c="2"/>p r o v i d e d <text:s text:c="2"/>b y <text:s text:c="2"/>t h e <text:s text:c="2"/>p r o v i d e r <text:s text:c="2"/>d u r i n g <text:s text:c="2"/>o r <text:s text:c="2"/>a t <text:s text:c="2"/>t h e 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text:s text:c="2"/>I P 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text:s text:c="2"/>a n d 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t o : 1 0 . 2 <text:s text:c="30"/>T h e <text:s text:c="2"/>S u p p l i e r <text:s text:c="2"/>h e r e b y <text:s text:c="2"/>a s s i g n s <text:s text:c="2"/>t o <text:s text:c="2"/>t h e</text:p>
          </table:table-cell>
          <table:table-cell table:number-columns-repeated="1022"/>
        </table:table-row>
        <table:table-row table:style-name="ro1">
          <table:table-cell office:value-type="string" calcext:value-type="string">
            <text:p>t h e <text:s text:c="2"/>l o c a l <text:s text:c="2"/>g o v e r n m e n t <text:s text:c="2"/>o m b u d s m a n <text:s text:c="2"/>o r <text:s text:c="2"/>a n y a u d i t o r <text:s text:c="2"/>o r <text:s text:c="2"/>a u d i t <text:s text:c="2"/>a u t h o r i t y ; <text:s text:c="2"/>a n d / o r ( f ) <text:s text:c="26"/>e n a b l e <text:s text:c="2"/>t h e <text:s text:c="2"/>N a t i o n a l <text:s text:c="2"/>A u d i t <text:s text:c="2"/>O f f i c e , <text:s text:c="2"/>t h e l o c a l <text:s text:c="2"/>g o v e r n m e n t <text:s text:c="2"/>o m b u d s m a n <text:s text:c="2"/>a n d <text:s text:c="2"/>a n y <text:s text:c="2"/>o t h e r a u d i t o r , <text:s text:c="2"/>a u t h o r i t y <text:s text:c="2"/>o r <text:s text:c="2"/>r e g u l a t o r <text:s text:c="2"/>t o <text:s text:c="2"/>c a r r y <text:s text:c="2"/>o u t <text:s text:c="2"/>a n y r e l e v a n t <text:s text:c="2"/>i n s p e c t i o n <text:s text:c="2"/>o r <text:s text:c="2"/>e x a m i n a t i o n . 9 . 3 <text:s text:c="8"/>T h e <text:s text:c="2"/>C u s t o m e r <text:s text:c="2"/>s h a l l <text:s text:c="2"/>p r o v i d e <text:s text:c="2"/>a t <text:s text:c="2"/>l e a s t <text:s text:c="2"/>f i v e B u s i n e s s <text:s text:c="2"/>D a y s ' <text:s text:c="2"/>n o t i c e <text:s text:c="2"/>o f <text:s text:c="2"/>i t s <text:s text:c="2"/>i n t e n t i o n <text:s text:c="2"/>t o c o n d u c t <text:s text:c="2"/>a n <text:s text:c="2"/>a u d i t , <text:s text:c="2"/>u n l e s s <text:s text:c="2"/>e a r l i e r <text:s text:c="2"/>a c c e s s <text:s text:c="2"/>i s r e q u i r e d <text:s text:c="2"/>b y <text:s text:c="2"/>a n y <text:s text:c="2"/>o r d e r , <text:s text:c="2"/>a u d i t o r , <text:s text:c="2"/>a u t h o r i t y <text:s text:c="2"/>o r r e g u l a t o r . 9 . 4 <text:s text:c="2"/>T h e <text:s text:c="2"/>C u s t o m e r <text:s text:c="2"/>a n d <text:s text:c="2"/>i t s <text:s text:c="2"/>p r o f e s s i o n a l a d v i s e r s <text:s text:c="2"/>s h a l l <text:s text:c="2"/>h a v e <text:s text:c="2"/>t h e <text:s text:c="2"/>r i g h t <text:s text:c="2"/>t o <text:s text:c="2"/>t a k e <text:s text:c="2"/>c o p i e s <text:s text:c="2"/>o f a n y <text:s text:c="2"/>r e c o r d s <text:s text:c="2"/>w h i c h <text:s text:c="2"/>t h e y <text:s text:c="2"/>r e a s o n a b l y <text:s text:c="2"/>r e q u i r e <text:s text:c="2"/>a n d r e m o v e <text:s text:c="2"/>s u c h <text:s text:c="2"/>c o p i e s <text:s text:c="2"/>a n d <text:s text:c="2"/>t h e <text:s text:c="2"/>S u p p l i e r <text:s text:c="2"/>s h a l l p r o v i d e <text:s text:c="2"/>t h e <text:s text:c="2"/>n e c e s s a r y <text:s text:c="2"/>f a c i l i t i e s <text:s text:c="2"/>t o <text:s text:c="2"/>a s s i s t <text:s text:c="2"/>i n c o p y i n g <text:s text:c="2"/>f r e e <text:s text:c="2"/>o f <text:s text:c="2"/>c h a r g e . 1 0 . 2 <text:s text:c="30"/>T h e <text:s text:c="2"/>S u p p l i e r <text:s text:c="2"/>h e r e b y <text:s text:c="2"/>a s s i g n s <text:s text:c="2"/>t o t h e <text:s text:c="2"/>C u s t o m e r <text:s text:c="2"/>a l l <text:s text:c="2"/>e x i s t i n g <text:s text:c="2"/>a n d <text:s text:c="2"/>f u t u r e <text:s text:c="2"/>I n t e l l e c t u a l P r o p e r t y <text:s text:c="2"/>R i g h t s <text:s text:c="2"/>i n <text:s text:c="2"/>t h e <text:s text:c="2"/>S e r v i c e s <text:s text:c="2"/>a n d <text:s text:c="2"/>t h e D e l i v e r a b l e s <text:s text:c="2"/>t o <text:s text:c="2"/>t h e <text:s text:c="2"/>f u l l e s t <text:s text:c="2"/>e x t e n t <text:s text:c="2"/>p e r m i t t e d <text:s text:c="2"/>b y l a w . <text:s text:c="4"/>I n s o f a r <text:s text:c="2"/>a s <text:s text:c="2"/>t h e y <text:s text:c="2"/>d o <text:s text:c="2"/>n o t <text:s text:c="2"/>v e s t <text:s text:c="2"/>a u t o m a t i c a l l y b y <text:s text:c="2"/>o p e r a t i o n <text:s text:c="2"/>o f <text:s text:c="2"/>l a w <text:s text:c="2"/>o r <text:s text:c="2"/>u n d e r <text:s text:c="2"/>t h i s <text:s text:c="2"/>a g r e e m e n t , t h e <text:s text:c="2"/>S u p p l i e r <text:s text:c="2"/>h o l d s <text:s text:c="2"/>l e g a l <text:s text:c="2"/>t i t l e <text:s text:c="2"/>i n <text:s text:c="2"/>t h e <text:s text:c="2"/>s a m e <text:s text:c="2"/>o n t r u s t <text:s text:c="2"/>f o r <text:s text:c="2"/>t h e <text:s text:c="2"/>C u s t o m e r . 1 0 . 3 <text:s text:c="28"/>T h e <text:s text:c="2"/>S u p p l i e r : ( a ) <text:s text:c="24"/>w a i v e s <text:s text:c="2"/>( a n d <text:s text:c="2"/>s h a l l <text:s text:c="2"/>p r o c u r e <text:s text:c="2"/>t h a n <text:s text:c="2"/>a n y r e l e v a n t <text:s text:c="2"/>p e r s o n n e l <text:s text:c="2"/>s h a l l <text:s text:c="2"/>w a i v e ) <text:s text:c="2"/>a n y <text:s text:c="2"/>m o r a l r i g h t s <text:s text:c="2"/>i n <text:s text:c="2"/>t h e <text:s text:c="2"/>S e r v i c e s <text:s text:c="2"/>a n d <text:s text:c="2"/>t h e <text:s text:c="2"/>D e l i v e r a b l e s <text:s text:c="2"/>t o</text:p>
          </table:table-cell>
          <table:table-cell office:value-type="string" calcext:value-type="string">
            <text:p>N o t i c e <text:s text:c="2"/>o f <text:s text:c="2"/>a c c e s s <text:s text:c="2"/>t o <text:s text:c="2"/>p r e m i s e s <text:s text:c="2"/>m u s t <text:s text:c="2"/>b e <text:s text:c="2"/>p r o v i d e d , a s <text:s text:c="2"/>c o n f i d e n t i a l <text:s text:c="2"/>t e l e p h o n e <text:s text:c="2"/>c o n v e r s a t i o n s <text:s text:c="2"/>a r e c o n d u c t e d <text:s text:c="2"/>t h a t <text:s text:c="2"/>w e <text:s text:c="2"/>c o u l d <text:s text:c="2"/>n o t <text:s text:c="2"/>c o n d u c t <text:s text:c="2"/>d u r i n g <text:s text:c="2"/>a n o n - s i t e <text:s text:c="2"/>a u d i t . P l e a s e <text:s text:c="2"/>c h a n g e <text:s text:c="2"/>t o : 9 . 3 <text:s text:c="8"/>T h e <text:s text:c="2"/>C u s t o m e r <text:s text:c="2"/>s h a l l <text:s text:c="2"/>p r o v i d e <text:s text:c="2"/>a t <text:s text:c="2"/>l e a s t <text:s text:c="2"/>f i v e B u s i n e s s <text:s text:c="2"/>D a y s ' <text:s text:c="2"/>n o t i c e <text:s text:c="2"/>o f <text:s text:c="2"/>i t s <text:s text:c="2"/>i n t e n t i o n <text:s text:c="2"/>t o <text:s text:c="2"/>c o n d u c t a n <text:s text:c="2"/>a u d i t , <text:s text:c="2"/>u n l e s s <text:s text:c="2"/>e a r l i e r <text:s text:c="2"/>a c c e s s <text:s text:c="2"/>i s <text:s text:c="2"/>r e q u i r e d <text:s text:c="2"/>b y <text:s text:c="2"/>a n y o r d e r , <text:s text:c="2"/>a u d i t o r , <text:s text:c="2"/>a u t h o r i t y <text:s text:c="2"/>o r <text:s text:c="2"/>r e g u l a t o r , <text:s text:c="2"/>i n <text:s text:c="2"/>w h i c h c a s e <text:s text:c="2"/>n o t i c e <text:s text:c="2"/>w i l l <text:s text:c="2"/>b e <text:s text:c="2"/>p r o v i d e d <text:s text:c="2"/>n o <text:s text:c="2"/>l e s s <text:s text:c="2"/>t h a n <text:s text:c="2"/>2 B u s i n e s s <text:s text:c="2"/>D a y s <text:s text:c="2"/>i n <text:s text:c="2"/>a d v a n c e . F o r <text:s text:c="2"/>i n f o r m a t i o n <text:s text:c="2"/>o n l y , <text:s text:c="2"/>n o <text:s text:c="2"/>c h a n g e <text:s text:c="2"/>r e q u i r e d : A s <text:s text:c="2"/>a b o v e , <text:s text:c="2"/>m e d i c a l <text:s text:c="2"/>r e c o r d s <text:s text:c="2"/>w i l l <text:s text:c="2"/>n o t <text:s text:c="2"/>b e <text:s text:c="2"/>p r o v i d e d w i t h o u t <text:s text:c="2"/>t h e <text:s text:c="2"/>e x p r e s s <text:s text:c="2"/>w r i t t e n <text:s text:c="2"/>c o n s e n t <text:s text:c="2"/>o f <text:s text:c="2"/>t h e <text:s text:c="2"/>d a t a s u b j e c t . T h e <text:s text:c="2"/>C u s t o m e r <text:s text:c="2"/>h a s <text:s text:c="2"/>a c c e s s <text:s text:c="2"/>t o <text:s text:c="2"/>a l l <text:s text:c="2"/>i n f o r m a t i o n o n l i n e <text:s text:c="2"/>a n d <text:s text:c="2"/>c a n <text:s text:c="2"/>d o w n l o a d <text:s text:c="2"/>a n d <text:s text:c="2"/>p r i n t <text:s text:c="2"/>i n f o r m a t i o n <text:s text:c="2"/>a t a n y <text:s text:c="2"/>t i m e <text:s text:c="2"/>a s <text:s text:c="2"/>t h e y <text:s text:c="2"/>w i s h <text:s text:c="2"/>– <text:s text:c="2"/>t h e r e <text:s text:c="2"/>i s <text:s text:c="2"/>n o <text:s text:c="2"/>n e e d <text:s text:c="2"/>f o r c o p y i n g <text:s text:c="2"/>f a c i l i t i e s <text:s text:c="2"/>a n d <text:s text:c="2"/>w e <text:s text:c="2"/>w o u l d <text:s text:c="2"/>n o t <text:s text:c="2"/>p r i n t <text:s text:c="2"/>o r <text:s text:c="2"/>c o p y i n f o r m a t i o n <text:s text:c="2"/>f o r <text:s text:c="2"/>t h e <text:s text:c="2"/>c u s t o m e r , <text:s text:c="2"/>a s <text:s text:c="2"/>t h i s <text:s text:c="2"/>c a n <text:s text:c="2"/>b e <text:s text:c="2"/>d o n e a t <text:s text:c="2"/>a n y <text:s text:c="2"/>t i m e <text:s text:c="2"/>b y <text:s text:c="2"/>t h e <text:s text:c="2"/>c u s t o m e r <text:s text:c="2"/>w h e n <text:s text:c="2"/>n e e d e d . <text:s text:c="4"/>W e a d v i s e <text:s text:c="2"/>t h a t <text:s text:c="2"/>p r i n t i n g <text:s text:c="2"/>a n d <text:s text:c="2"/>c o p y i n g <text:s text:c="2"/>w i l l <text:s text:c="2"/>n o t <text:s text:c="2"/>m e e t <text:s text:c="2"/>t h e s u s t a i n a b i l i t y <text:s text:c="2"/>a n d <text:s text:c="2"/>s o c i a l <text:s text:c="2"/>v a l u e <text:s text:c="2"/>r e q u i r e m e n t s <text:s text:c="2"/>o f t h i s <text:s text:c="2"/>c o n t r a c t . T h e s e <text:s text:c="2"/>I P R <text:s text:c="2"/>c l a u s e s <text:s text:c="2"/>a r e <text:s text:c="2"/>s o m e <text:s text:c="2"/>o f <text:s text:c="2"/>t h e <text:s text:c="2"/>m o s t <text:s text:c="2"/>d a t e d c l a u s e s <text:s text:c="2"/>w e <text:s text:c="2"/>h a v e <text:s text:c="2"/>b e e n <text:s text:c="2"/>a s k e d <text:s text:c="2"/>t o <text:s text:c="2"/>s i g n <text:s text:c="2"/>u p <text:s text:c="2"/>t o <text:s text:c="2"/>i n y e a r s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text:s text:c="2"/>a n y 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text:p>
          </table:table-cell>
          <table:table-cell table:number-columns-repeated="1022"/>
        </table:table-row>
        <table:table-row table:style-name="ro1">
          <table:table-cell office:value-type="string" calcext:value-type="string">
            <text:p>2 . <text:s text:c="14"/>T h e <text:s text:c="2"/>S u p p l i e r <text:s text:c="2"/>m u s t <text:s text:c="2"/>p r o v i d e <text:s text:c="2"/>t h e <text:s text:c="2"/>S e r v i c e s i n <text:s text:c="2"/>a c c o r d a n c e <text:s text:c="2"/>w i t h <text:s text:c="2"/>a n d <text:s text:c="2"/>h e r e b y u n d e r t a k e s <text:s text:c="2"/>t o <text:s text:c="2"/>p e r f o r m <text:s text:c="2"/>t h e <text:s text:c="2"/>t e r m s <text:s text:c="2"/>o f <text:s text:c="2"/>t h i s a g r e e m e n t , <text:s text:c="2"/>i n c l u d i n g <text:s text:c="2"/>t h e <text:s text:c="2"/>S p e c i f i c a t i o n , t h e <text:s text:c="2"/>S e r v i c e <text:s text:c="2"/>L e v e l s , <text:s text:c="2"/>t h e <text:s text:c="2"/>S u b - C o n t r a c t o r P r o v i s i o n s <text:s text:c="2"/>a n d <text:s text:c="2"/>t h e <text:s text:c="2"/>C u s t o m e r <text:s text:c="2"/>C a r e P r o c e d u r e s .</text:p>
          </table:table-cell>
          <table:table-cell office:value-type="string" calcext:value-type="string">
            <text:p>s h o u l d <text:s text:c="2"/>b e <text:s text:c="2"/>c o n s i d e r e d <text:s text:c="2"/>w i t h i n <text:s text:c="2"/>t h i s <text:s text:c="2"/>c l a u s e . <text:s text:c="2"/>T h i s c l a u s e <text:s text:c="2"/>w o u l d <text:s text:c="2"/>m a k e <text:s text:c="2"/>t h e <text:s text:c="2"/>t e n d e r <text:s text:c="2"/>p r o c e s s <text:s text:c="2"/>a l m o s t r e d u n d a n t <text:s text:c="2"/>– <text:s text:c="2"/>i n <text:s text:c="2"/>t h i s <text:s text:c="2"/>c a s e <text:s text:c="2"/>t h e <text:s text:c="2"/>C u s t o m e r <text:s text:c="2"/>w o u l d <text:s text:c="2"/>o n l y n e e d <text:s text:c="2"/>t o <text:s text:c="2"/>a s k <text:s text:c="2"/>f o r <text:s text:c="2"/>t h e <text:s text:c="2"/>p r i c e <text:s text:c="2"/>o f <text:s text:c="2"/>t h e <text:s text:c="2"/>s p e c i f i e d s e r v i c e s , <text:s text:c="2"/>a s <text:s text:c="2"/>h o w <text:s text:c="2"/>t h e <text:s text:c="2"/>p r o v i d e r <text:s text:c="2"/>p r o v i d e s <text:s text:c="2"/>t h e s e r v i c e <text:s text:c="2"/>w o u l d <text:s text:c="2"/>n o t <text:s text:c="2"/>b e <text:s text:c="2"/>t a k e n <text:s text:c="2"/>i n t o <text:s text:c="2"/>a c c o u n t <text:s text:c="2"/>a s <text:s text:c="2"/>s o o n a s <text:s text:c="2"/>t h e <text:s text:c="2"/>c o n t r a c t <text:s text:c="2"/>w a s <text:s text:c="2"/>a w a r d e d . P l e a s e <text:s text:c="2"/>c h a n g e <text:s text:c="2"/>t o :</text:p>
          </table:table-cell>
          <table:table-cell table:number-columns-repeated="1022"/>
        </table:table-row>
        <table:table-row table:style-name="ro1">
          <table:table-cell office:value-type="string" calcext:value-type="string">
            <text:p>C l a u s e a n d 1 1 . 2 <text:s text:c="2"/>W h e r e <text:s text:c="2"/>t h e <text:s text:c="2"/>C o n t r a c t <text:s text:c="2"/>r e l a t e s <text:s text:c="2"/>t o <text:s text:c="2"/>P r o f e s s i o n a l S e r v i c e s , <text:s text:c="2"/>t h e <text:s text:c="2"/>C o n t r a c t o r <text:s text:c="2"/>s h a l l m a i n t a i n <text:s text:c="2"/>i n <text:s text:c="2"/>f o r c e <text:s text:c="2"/>w i t h <text:s text:c="2"/>r e p u t a b l e <text:s text:c="2"/>i n s u r e r s p r o f e s s i o n a l <text:s text:c="2"/>l i a b i l i t y <text:s text:c="2"/>i n s u r a n c e <text:s text:c="2"/>i n <text:s text:c="2"/>t h e s u m <text:s text:c="2"/>o f <text:s text:c="2"/>n o t <text:s text:c="2"/>l e s s <text:s text:c="2"/>t h a n <text:s text:c="2"/>[ … … … … … … … . ] i n <text:s text:c="2"/>r e s p e c t o f <text:s text:c="2"/>a n y <text:s text:c="2"/>o n e <text:s text:c="2"/>i n c i d e n t <text:s text:c="2"/>a n d u n l i m i t e d <text:s text:c="2"/>a s <text:s text:c="2"/>t o <text:s text:c="2"/>n u m b e r s <text:s text:c="2"/>o f <text:s text:c="2"/>c l a i m s . 1 2 . 3 <text:s text:c="2"/>A l l <text:s text:c="2"/>r i g h t s <text:s text:c="2"/>( i n c l u d i n g <text:s text:c="2"/>o w n e r s h i p <text:s text:c="2"/>a n d I n t e l l e c t u a l <text:s text:c="2"/>P r o p e r t y <text:s text:c="2"/>R i g h t s ) <text:s text:c="2"/>i n <text:s text:c="2"/>a n y <text:s text:c="2"/>r e p o r t s , d o c u m e n t s , <text:s text:c="2"/>s p e c i f i c a t i o n s , <text:s text:c="2"/>i n s t r u c t i o n s , <text:s text:c="2"/>p l a n s , d r a w i n g s , <text:s text:c="2"/>p a t e n t s , <text:s text:c="2"/>m o d e l s <text:s text:c="2"/>o r d e s i g n s <text:s text:c="2"/>w h e t h e r <text:s text:c="2"/>i n <text:s text:c="2"/>w r i t i n g , <text:s text:c="2"/>o r <text:s text:c="2"/>o n <text:s text:c="2"/>m a g n e t i c <text:s text:c="2"/>o r o t h e r <text:s text:c="2"/>m e d i a <text:s text:c="2"/>o r <text:s text:c="2"/>d i s t r i b u t e d e l e c t r o n i c a l l y : 1 2 . 3 . 1 f o r m i n g <text:s text:c="2"/>I s s u e d <text:s text:c="2"/>P r o p e r t y <text:s text:c="2"/>o r <text:s text:c="2"/>o t h e r w i s e m a d e <text:s text:c="2"/>a v a i l a b l e <text:s text:c="2"/>t o <text:s text:c="2"/>t h e C o n t r a c t o r <text:s text:c="2"/>b y <text:s text:c="2"/>t h e <text:s text:c="2"/>P u r c h a s e r <text:s text:c="2"/>s h a l l <text:s text:c="2"/>r e m a i n <text:s text:c="2"/>v e s t e d i n <text:s text:c="2"/>t h e <text:s text:c="2"/>P u r c h a s e r ; <text:s text:c="2"/>o r 1 2 . 3 . 2 p r e p a r e d <text:s text:c="2"/>b y <text:s text:c="2"/>o r <text:s text:c="2"/>f o r <text:s text:c="2"/>t h e <text:s text:c="2"/>C o n t r a c t o r <text:s text:c="2"/>f o r <text:s text:c="2"/>u s e , o r <text:s text:c="2"/>i n t e n d e d <text:s text:c="2"/>u s e , <text:s text:c="2"/>i n <text:s text:c="2"/>r e l a t i o n t o <text:s text:c="2"/>t h e <text:s text:c="2"/>p e r f o r m a n c e <text:s text:c="2"/>o f <text:s text:c="2"/>t h e <text:s text:c="2"/>C o n t r a c t <text:s text:c="2"/>a r e <text:s text:c="2"/>h e r e b y a s s i g n e d <text:s text:c="2"/>t o <text:s text:c="2"/>a n d <text:s text:c="2"/>s h a l l v e s t <text:s text:c="2"/>i n <text:s text:c="2"/>t h e <text:s text:c="2"/>P u r c h a s e r .</text:p>
          </table:table-cell>
          <table:table-cell office:value-type="string" calcext:value-type="string">
            <text:p>A l p h a <text:s text:c="2"/>H e a l t h <text:s text:c="2"/>S e r v i c e s <text:s text:c="2"/>R e s p o n s e A s <text:s text:c="2"/>a b o v e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text:p>
          </table:table-cell>
          <table:table-cell table:number-columns-repeated="1022"/>
        </table:table-row>
        <table:table-row table:style-name="ro1">
          <table:table-cell office:value-type="string" calcext:value-type="string">
            <text:p>C l a u s e A t <text:s text:c="2"/>a n y <text:s text:c="2"/>t i m e <text:s text:c="2"/>w h i l e <text:s text:c="2"/>t h e <text:s text:c="2"/>C o n t r a c t o r <text:s text:c="2"/>i s <text:s text:c="2"/>i n <text:s text:c="2"/>D e f a u l t <text:s text:c="2"/>t h e P u r c h a s e r <text:s text:c="2"/>m a y <text:s text:c="2"/>w i t h o u t <text:s text:c="2"/>p r e j u d i c e <text:s text:c="2"/>t o <text:s text:c="2"/>a n y <text:s text:c="2"/>o f <text:s text:c="2"/>i t s o t h e r <text:s text:c="2"/>r i g h t s <text:s text:c="2"/>a n d <text:s text:c="2"/>r e m e d i e s <text:s text:c="2"/>s e e k <text:s text:c="2"/>t o <text:s text:c="2"/>r e m e d y <text:s text:c="2"/>t h e e f f e c t s <text:s text:c="2"/>o f <text:s text:c="2"/>t h e <text:s text:c="2"/>D e f a u l t <text:s text:c="2"/>b y <text:s text:c="2"/>c a r r y i n g <text:s text:c="2"/>o u t <text:s text:c="2"/>t h e a c t i v i t i e s <text:s text:c="2"/>n e c e s s a r y <text:s text:c="2"/>t o <text:s text:c="2"/>p e r f o r m <text:s text:c="2"/>t h e <text:s text:c="2"/>S e r v i c e s , o b t a i n <text:s text:c="2"/>g o o d s <text:s text:c="2"/>s i m i l a r <text:s text:c="2"/>t o <text:s text:c="2"/>t h e <text:s text:c="2"/>G o o d s <text:s text:c="2"/>o r <text:s text:c="2"/>o t h e r w i s e m e e t <text:s text:c="2"/>t h e <text:s text:c="2"/>o b j e c t i v e s <text:s text:c="2"/>o f <text:s text:c="2"/>t h e <text:s text:c="2"/>C o n t r a c t , <text:s text:c="2"/>o r <text:s text:c="2"/>c o n t r a c t w i t h <text:s text:c="2"/>a <text:s text:c="2"/>t h i r d <text:s text:c="2"/>p a r t y <text:s text:c="2"/>t o <text:s text:c="2"/>d o <text:s text:c="2"/>a n y <text:s text:c="2"/>o f <text:s text:c="2"/>t h e <text:s text:c="2"/>s a m e , <text:s text:c="2"/>a n d : 1 4 . 3 . 1 t h e <text:s text:c="2"/>C o n t r a c t o r <text:s text:c="2"/>w i l l <text:s text:c="2"/>u s e <text:s text:c="2"/>a l l <text:s text:c="2"/>r e a s o n a b l e e n d e a v o u r s <text:s text:c="2"/>t o <text:s text:c="2"/>c o - o p e r a t e <text:s text:c="2"/>w i t h <text:s text:c="2"/>t h e <text:s text:c="2"/>P u r c h a s e r</text:p>
          </table:table-cell>
          <table:table-cell office:value-type="string" calcext:value-type="string">
            <text:p>A l p h a <text:s text:c="2"/>H e a l t h <text:s text:c="2"/>S e r v i c e s <text:s text:c="2"/>R e s p o n s e w o u l d <text:s text:c="2"/>t h e <text:s text:c="2"/>c l i e n t <text:s text:c="2"/>h a v e <text:s text:c="2"/>t h e <text:s text:c="2"/>r i g h t <text:s text:c="2"/>t o <text:s text:c="2"/>a s s i g n <text:s text:c="2"/>t h e s e 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4"/>d a t a b a s e , <text:s text:c="2"/>l o g o , <text:s text:c="2"/>t r a d e m a r k , b u s i n e s s <text:s text:c="2"/>n a m e , <text:s text:c="2"/>w e b s i t e , <text:s text:c="2"/>o r <text:s text:c="2"/>w e b <text:s text:c="2"/>s e r v i c e e l e c t r o n i c <text:s text:c="2"/>o r <text:s text:c="2"/>o t h e r w i s e . W e <text:s text:c="2"/>w i l l <text:s text:c="2"/>n o t <text:s text:c="2"/>s i g n <text:s text:c="2"/>u p <text:s text:c="2"/>t o <text:s text:c="2"/>t h i s <text:s text:c="2"/>c l a u s e . W e <text:s text:c="2"/>w i l l <text:s text:c="2"/>n o t <text:s text:c="2"/>p a y <text:s text:c="2"/>f o r <text:s text:c="2"/>t h e <text:s text:c="2"/>C u s t o m e r <text:s text:c="2"/>t o <text:s text:c="2"/>o b t a i n s e r v i c e s <text:s text:c="2"/>e l s e w h e r e . <text:s text:c="2"/>T h e <text:s text:c="2"/>C u s t o m e r <text:s text:c="2"/>s h o u l d <text:s text:c="2"/>p a y f o r <text:s text:c="2"/>a l l <text:s text:c="2"/>s e r v i c e s <text:s text:c="2"/>d e l i v e r e d . <text:s text:c="2"/>W e <text:s text:c="2"/>a c c e p t <text:s text:c="2"/>t h a t <text:s text:c="2"/>t h e C u s t o m e r <text:s text:c="2"/>s h o u l d <text:s text:c="2"/>n o t <text:s text:c="2"/>p a y <text:s text:c="2"/>f o r <text:s text:c="2"/>s e r v i c e s <text:s text:c="2"/>n o t d e l i v e r e d . P l e a s e <text:s text:c="2"/>c h a n g e <text:s text:c="2"/>t o 1 4 . 3 . 2 <text:s text:c="2"/>t h e <text:s text:c="2"/>C o n t r a c t o r <text:s text:c="2"/>w i l l <text:s text:c="2"/>n o t <text:s text:c="2"/>c h a r g e <text:s text:c="2"/>t h e P u r c h a s e r <text:s text:c="2"/>f o r <text:s text:c="2"/>u n d e l i v e r e d <text:s text:c="2"/>s e r v i c e s .</text:p>
          </table:table-cell>
          <table:table-cell table:number-columns-repeated="1022"/>
        </table:table-row>
        <table:table-row table:style-name="ro1">
          <table:table-cell office:value-type="string" calcext:value-type="string">
            <text:p>C l a u s e s u c h <text:s text:c="2"/>p r o p o r t i o n <text:s text:c="2"/>t o <text:s text:c="2"/>b e <text:s text:c="2"/>r e a s o n a b l e <text:s text:c="2"/>a n d c o m m e n s u r a t e <text:s text:c="2"/>w i t h <text:s text:c="2"/>r e g a r d <text:s text:c="2"/>t o : 1 5 . 1 . 1 t h e <text:s text:c="2"/>e x t e n t <text:s text:c="2"/>t o <text:s text:c="2"/>w h i c h <text:s text:c="2"/>t h e <text:s text:c="2"/>D e f a u l t <text:s text:c="2"/>h a s <text:s text:c="2"/>c a u s e d o r <text:s text:c="2"/>w i l l <text:s text:c="2"/>c a u s e <text:s text:c="2"/>a <text:s text:c="2"/>d i m i n u t i o n <text:s text:c="2"/>i n <text:s text:c="2"/>t h e <text:s text:c="2"/>e x t e n t <text:s text:c="2"/>o r <text:s text:c="2"/>q u a l i t y , i n c l u d i n g <text:s text:c="2"/>d e l a y , <text:s text:c="2"/>o f <text:s text:c="2"/>t h e <text:s text:c="2"/>C o n t r a c t o r ' s p e r f o r m a n c e <text:s text:c="2"/>o f <text:s text:c="2"/>t h e <text:s text:c="2"/>C o n t r a c t ; <text:s text:c="2"/>a n d 1 5 . 1 . 2 t h e <text:s text:c="2"/>a m o u n t <text:s text:c="2"/>o f <text:s text:c="2"/>a n y <text:s text:c="2"/>l o s s <text:s text:c="2"/>o r <text:s text:c="2"/>a n y <text:s text:c="2"/>a d d i t i o n a l c o s t s <text:s text:c="2"/>w h i c h <text:s text:c="2"/>t h e <text:s text:c="2"/>P u r c h a s e r <text:s text:c="2"/>h a s <text:s text:c="2"/>i n c u r r e d <text:s text:c="2"/>o r <text:s text:c="2"/>m a y i n c u r <text:s text:c="2"/>i n <text:s text:c="2"/>c o n s e q u e n c e <text:s text:c="2"/>o f <text:s text:c="2"/>t h e <text:s text:c="2"/>D e f a u l t . 1 5 . 2 <text:s text:c="2"/>I f <text:s text:c="2"/>a n y <text:s text:c="2"/>s u m <text:s text:c="2"/>o f <text:s text:c="2"/>m o n e y <text:s text:c="2"/>s h a l l <text:s text:c="2"/>b e <text:s text:c="2"/>d u e <text:s text:c="2"/>f r o m <text:s text:c="2"/>t h e C o n t r a c t o r <text:s text:c="2"/>t o <text:s text:c="2"/>t h e <text:s text:c="2"/>P u r c h a s e r , <text:s text:c="2"/>t h e <text:s text:c="2"/>s a m e <text:s text:c="2"/>m a y <text:s text:c="2"/>b e d e d u c t e d <text:s text:c="2"/>f r o m <text:s text:c="2"/>a n y <text:s text:c="2"/>s u m <text:s text:c="2"/>t h e n <text:s text:c="2"/>d u e <text:s text:c="2"/>o r <text:s text:c="2"/>w h i c h <text:s text:c="2"/>a t <text:s text:c="2"/>a n y t i m e <text:s text:c="2"/>t h e r e a f t e r <text:s text:c="2"/>m a y <text:s text:c="2"/>b e c o m e <text:s text:c="2"/>d u e <text:s text:c="2"/>t o <text:s text:c="2"/>t h e C o n t r a c t o r <text:s text:c="2"/>u n d e r <text:s text:c="2"/>t h e <text:s text:c="2"/>C o n t r a c t <text:s text:c="2"/>o r <text:s text:c="2"/>a n y <text:s text:c="2"/>o t h e r c o n t r a c t <text:s text:c="2"/>o r <text:s text:c="2"/>C o n t r a c t <text:s text:c="2"/>w i t h <text:s text:c="2"/>t h e <text:s text:c="2"/>P u r c h a s e r . 1 6 . 2 <text:s text:c="2"/>T h e <text:s text:c="2"/>P u r c h a s e r <text:s text:c="2"/>s h a l l <text:s text:c="2"/>b e <text:s text:c="2"/>e n t i t l e d <text:s text:c="2"/>t o <text:s text:c="2"/>t e r m i n a t e t h e <text:s text:c="2"/>C o n t r a c t <text:s text:c="2"/>b y <text:s text:c="2"/>g i v i n g <text:s text:c="2"/>n o t <text:s text:c="2"/>l e s s t h a n <text:s text:c="2"/>3 0 <text:s text:c="2"/>d a y s ’ <text:s text:c="2"/>n o t i c e <text:s text:c="2"/>t o <text:s text:c="2"/>t h e <text:s text:c="2"/>C o n t r a c t o r .</text:p>
          </table:table-cell>
          <table:table-cell office:value-type="string" calcext:value-type="string">
            <text:p>A l p h a <text:s text:c="2"/>H e a l t h <text:s text:c="2"/>S e r v i c e s <text:s text:c="2"/>R e s p o n s e i s <text:s text:c="2"/>u n l i k e l y <text:s text:c="2"/>t h a t <text:s text:c="2"/>t h e r e <text:s text:c="2"/>w i l l <text:s text:c="2"/>b e <text:s text:c="2"/>s u m s <text:s text:c="2"/>d u e <text:s text:c="2"/>f r o m <text:s text:c="2"/>t h e C o n t r a c t o r . T h i s <text:s text:c="2"/>c l a u s e <text:s text:c="2"/>i s <text:s text:c="2"/>n o t <text:s text:c="2"/>r e a s o n a b l e . <text:s text:c="2"/>P l e a s e <text:s text:c="2"/>c h a n g e t o :</text:p>
          </table:table-cell>
          <table:table-cell table:number-columns-repeated="1022"/>
        </table:table-row>
        <table:table-row table:style-name="ro1">
          <table:table-cell office:value-type="string" calcext:value-type="string">
            <text:p>C l a u s e 5 . 4 <text:s text:c="2"/>I f <text:s text:c="2"/>t h e <text:s text:c="2"/>P u r c h a s e r <text:s text:c="2"/>s o <text:s text:c="2"/>d i r e c t s , <text:s text:c="2"/>t h e <text:s text:c="2"/>C o n t r a c t o r w i l l <text:s text:c="2"/>s u b m i t <text:s text:c="2"/>a <text:s text:c="2"/>b a s i c <text:s text:c="2"/>d i s c l o s u r e <text:s text:c="2"/>c e r t i f i c a t e <text:s text:c="2"/>o b t a i n e d f r o m <text:s text:c="2"/>D i s c l o s u r e <text:s text:c="2"/>S c o t l a n d <text:s text:c="2"/>i n <text:s text:c="2"/>r e s p e c t <text:s text:c="2"/>o f <text:s text:c="2"/>a n y C o n t r a c t <text:s text:c="2"/>W o r k e r s <text:s text:c="2"/>w h o <text:s text:c="2"/>r e q u i r e s <text:s text:c="2"/>a c c e s s <text:s text:c="2"/>t o <text:s text:c="2"/>a n y P r e m i s e s , <text:s text:c="2"/>p r i o r <text:s text:c="2"/>t o <text:s text:c="2"/>s u c h <text:s text:c="2"/>a c c e s s <text:s text:c="2"/>b e i n g <text:s text:c="2"/>t a k e n . 8 . 3 <text:s text:c="2"/>T h e <text:s text:c="2"/>C o n t r a c t o r <text:s text:c="2"/>w i l l <text:s text:c="2"/>e n s u r e <text:s text:c="2"/>t h a t <text:s text:c="2"/>t h e <text:s text:c="2"/>K e y P e r s o n n e l <text:s text:c="2"/>a r e <text:s text:c="2"/>m a d e <text:s text:c="2"/>a v a i l a b l e <text:s text:c="2"/>i n <text:s text:c="2"/>p e r f o r m a n c e <text:s text:c="2"/>o f t h e <text:s text:c="2"/>C o n t r a c t , <text:s text:c="2"/>u n l e s s <text:s text:c="2"/>t h e <text:s text:c="2"/>P u r c h a s e r <text:s text:c="2"/>a g r e e s o t h e r w i s e . <text:s text:c="2"/>T h e <text:s text:c="2"/>P u r c h a s e r <text:s text:c="2"/>w i l l <text:s text:c="2"/>a c t <text:s text:c="2"/>r e a s o n a b l y <text:s text:c="2"/>i n</text:p>
          </table:table-cell>
          <table:table-cell office:value-type="string" calcext:value-type="string">
            <text:p>A l p h a <text:s text:c="2"/>H e a l t h <text:s text:c="2"/>S e r v i c e s <text:s text:c="2"/>R e s p o n s e P u r c h a s e r , <text:s text:c="2"/>u n d e s i r a b l e . <text:s text:c="2"/>A c c e s s <text:s text:c="2"/>w i l l <text:s text:c="2"/>n o t <text:s text:c="2"/>b e u n r e a s o n a b l y <text:s text:c="2"/>r e f u s e d . <text:s text:c="2"/>A n y <text:s text:c="2"/>s u c h <text:s text:c="2"/>r e f u s a l <text:s text:c="2"/>w i l l <text:s text:c="2"/>b e p r o v i d e d <text:s text:c="2"/>i n <text:s text:c="2"/>w r i t i n g <text:s text:c="2"/>w i t h <text:s text:c="2"/>r e a s o n s <text:s text:c="2"/>f o r <text:s text:c="2"/>s u c h <text:s text:c="2"/>r e f u s a l . T h e <text:s text:c="2"/>C o n t r a c t o r <text:s text:c="2"/>w i l l <text:s text:c="2"/>i n v e s t i g a t e <text:s text:c="2"/>r e a s o n s p r o v i d e d , <text:s text:c="2"/>a n d <text:s text:c="2"/>t h e <text:s text:c="2"/>P u r c h a s e r <text:s text:c="2"/>w i l l <text:s text:c="2"/>p r o v i d e e v i d e n c e <text:s text:c="2"/>t o <text:s text:c="2"/>a i d <text:s text:c="2"/>t h e <text:s text:c="2"/>i n v e s t i g a t i o n . <text:s text:c="2"/>W h e r e <text:s text:c="2"/>t h e i n v e s t i g a t i o n <text:s text:c="2"/>d o e s <text:s text:c="2"/>n o t <text:s text:c="2"/>b e l i e v e <text:s text:c="2"/>r e f u s a l <text:s text:c="2"/>o f <text:s text:c="2"/>a c c e s s i s <text:s text:c="2"/>r e a s o n a b l e , <text:s text:c="2"/>t h e <text:s text:c="2"/>C o n t r a c t o r <text:s text:c="2"/>w i l l <text:s text:c="2"/>h a v e <text:s text:c="2"/>a <text:s text:c="2"/>r i g h t <text:s text:c="2"/>o f a p p e a l . D i s c l o s u r e <text:s text:c="2"/>c h e c k s <text:s text:c="2"/>a r e <text:s text:c="2"/>u n d e r t a k e n <text:s text:c="2"/>f o r <text:s text:c="2"/>C o n t r a c t W o r k e r s <text:s text:c="2"/>u n d e r t a k i n g <text:s text:c="2"/>r e g u l a t e d <text:s text:c="2"/>a c t i v i t y . <text:s text:c="2"/>W e <text:s text:c="2"/>w i l l n o t <text:s text:c="2"/>u n d e r t a k e <text:s text:c="2"/>d i s c l o s u r e <text:s text:c="2"/>c h e c k s <text:s text:c="2"/>o n <text:s text:c="2"/>s t a f f <text:s text:c="2"/>w h o a r e <text:s text:c="2"/>n o t <text:s text:c="2"/>u n d e r t a k i n g <text:s text:c="2"/>r e g u l a t e d <text:s text:c="2"/>a c t i v i t y . W e <text:s text:c="2"/>a r e <text:s text:c="2"/>h a p p y <text:s text:c="2"/>t o <text:s text:c="2"/>s e n d <text:s text:c="2"/>C V s <text:s text:c="2"/>o f <text:s text:c="2"/>p r o p o s e d <text:s text:c="2"/>s t a f f <text:s text:c="2"/>t o t h e <text:s text:c="2"/>P u r c h a s e r , <text:s text:c="2"/>h o w e v e r <text:s text:c="2"/>c l i e n t s <text:s text:c="2"/>d o <text:s text:c="2"/>n o t <text:s text:c="2"/>u s u a l l y i n t e r v i e w <text:s text:c="2"/>r e p l a c e m e n t <text:s text:c="2"/>s t a f f .</text:p>
          </table:table-cell>
          <table:table-cell table:number-columns-repeated="1022"/>
        </table:table-row>
        <table:table-row table:style-name="ro1">
          <table:table-cell office:value-type="string" calcext:value-type="string">
            <text:p>C l a u s e e f f i c i e n t <text:s text:c="2"/>t r a n s i t i o n , <text:s text:c="2"/>w i t h <text:s text:c="2"/>m i n i m u m <text:s text:c="2"/>d i s r u p t i o n <text:s text:c="2"/>t o t h e <text:s text:c="2"/>P u r c h a s e r , <text:s text:c="2"/>o f <text:s text:c="2"/>t h e <text:s text:c="2"/>p e r f o r m a n c e <text:s text:c="2"/>o f <text:s text:c="2"/>t h e C o n t r a c t o r ’ s <text:s text:c="2"/>o b l i g a t i o n s <text:s text:c="2"/>u n d e r <text:s text:c="2"/>t h e <text:s text:c="2"/>C o n t r a c t <text:s text:c="2"/>t o t h e <text:s text:c="2"/>P u r c h a s e r <text:s text:c="2"/>o r <text:s text:c="2"/>a <text:s text:c="2"/>t h i r d <text:s text:c="2"/>p a r t y . I T T <text:s text:c="2"/>“ T h i s <text:s text:c="2"/>c o n t r a c t <text:s text:c="2"/>w i l l <text:s text:c="2"/>i n i t i a l l y <text:s text:c="2"/>b e <text:s text:c="2"/>a w a r d e d <text:s text:c="2"/>a s <text:s text:c="2"/>a t h r e e <text:s text:c="2"/>( 3 ) <text:s text:c="2"/>y e a r <text:s text:c="2"/>c o n t r a c t <text:s text:c="2"/>h o w e v e r <text:s text:c="2"/>o n e <text:s text:c="2"/>m o n t h <text:s text:c="2"/>p r i o r t o <text:s text:c="2"/>t h e <text:s text:c="2"/>c o m m e n c e m e n t <text:s text:c="2"/>o f <text:s text:c="2"/>a <text:s text:c="2"/>y e a r <text:s text:c="2"/>2 <text:s text:c="2"/>a n d <text:s text:c="2"/>y e a r <text:s text:c="2"/>3 U W S <text:s text:c="2"/>r e s e r v e <text:s text:c="2"/>t h e <text:s text:c="2"/>r i g h t <text:s text:c="2"/>t o <text:s text:c="2"/>t e r m i n a t e <text:s text:c="2"/>t h e <text:s text:c="2"/>c o n t r a c t o r <text:s text:c="2"/>s h o r t e n <text:s text:c="2"/>t h e <text:s text:c="2"/>d u r a t i o n <text:s text:c="2"/>o f <text:s text:c="2"/>y e a r <text:s text:c="2"/>2 <text:s text:c="2"/>o r <text:s text:c="2"/>3 <text:s text:c="2"/>s h o u l d c u r r e n t <text:s text:c="2"/>S c o t t i s h <text:s text:c="2"/>G o v e r n m e n t <text:s text:c="2"/>f u n d i n g <text:s text:c="2"/>c e a s e .</text:p>
          </table:table-cell>
          <table:table-cell office:value-type="string" calcext:value-type="string">
            <text:p>A l p h a <text:s text:c="2"/>H e a l t h <text:s text:c="2"/>S e r v i c e s <text:s text:c="2"/>R e s p o n s e I t <text:s text:c="2"/>i s <text:s text:c="2"/>n o t <text:s text:c="2"/>r e a s o n a b l e <text:s text:c="2"/>f o r <text:s text:c="2"/>s u p p l i e r s <text:s text:c="2"/>t o <text:s text:c="2"/>b e a r <text:s text:c="2"/>t h e <text:s text:c="2"/>c o s t o f <text:s text:c="2"/>S c o t t i s h <text:s text:c="2"/>G o v e r n m e n t <text:s text:c="2"/>f u n d i n g <text:s text:c="2"/>w i t h d r a w a l . <text:s text:c="2"/>D u e t o <text:s text:c="2"/>T U P E , <text:s text:c="2"/>c o n t r a c t s <text:s text:c="2"/>m u s t <text:s text:c="2"/>b e <text:s text:c="2"/>t e r m i n a t e d <text:s text:c="2"/>w i t h <text:s text:c="2"/>n o l e s s <text:s text:c="2"/>t h a n <text:s text:c="2"/>3 <text:s text:c="2"/>m o n t h s ’ <text:s text:c="2"/>n o t i c e , <text:s text:c="2"/>t o <text:s text:c="2"/>e n s u r e <text:s text:c="2"/>b o t h p a r t i e s <text:s text:c="2"/>m e e t <text:s text:c="2"/>l e g a l <text:s text:c="2"/>r e q u i r e m e n t s . <text:s text:c="2"/>A <text:s text:c="2"/>3 <text:s text:c="2"/>y e a r c o n t r a c t <text:s text:c="2"/>w i t h <text:s text:c="2"/>a <text:s text:c="2"/>g e t <text:s text:c="2"/>o u t <text:s text:c="2"/>c l a u s e <text:s text:c="2"/>i n <text:s text:c="2"/>y e a r <text:s text:c="2"/>2 <text:s text:c="2"/>a n d <text:s text:c="2"/>3 <text:s text:c="2"/>i s a <text:s text:c="2"/>1 <text:s text:c="2"/>y e a r <text:s text:c="2"/>c o n t r a c t , <text:s text:c="2"/>r a t h e r <text:s text:c="2"/>t h a n <text:s text:c="2"/>3 <text:s text:c="2"/>y e a r s . <text:s text:c="2"/>P r i c i n g <text:s text:c="2"/>i s</text:p>
          </table:table-cell>
          <table:table-cell table:number-columns-repeated="1022"/>
        </table:table-row>
        <table:table-row table:style-name="ro1">
          <table:table-cell office:value-type="string" calcext:value-type="string">
            <text:p>W e <text:s text:c="2"/>u n d e r s t a n d <text:s text:c="2"/>t h a t <text:s text:c="2"/>U W S <text:s text:c="2"/>e x p e c t <text:s text:c="2"/>s u p p l i e r s <text:s text:c="2"/>t o <text:s text:c="2"/>a g r e e <text:s text:c="2"/>t o <text:s text:c="2"/>t h e s e <text:s text:c="2"/>t e r m s <text:s text:c="2"/>w i t h o u t <text:s text:c="2"/>c h a n g e <text:s text:c="2"/>– <text:s text:c="2"/>h o w e v e r <text:s text:c="2"/>a s s o m e <text:s text:c="2"/>c l a u s e s <text:s text:c="2"/>a r e <text:s text:c="2"/>s t i l l <text:s text:c="2"/>i n <text:s text:c="2"/>d r a f t <text:s text:c="2"/>t h i s <text:s text:c="2"/>i s <text:s text:c="2"/>n o t <text:s text:c="2"/>p o s s i b l e . <text:s text:c="2"/>S u p p l i e r s <text:s text:c="2"/>c a n n o t <text:s text:c="2"/>b e <text:s text:c="2"/>e x p e c t e d <text:s text:c="2"/>t o <text:s text:c="2"/>s i g n <text:s text:c="2"/>u p <text:s text:c="2"/>t o u n l i m i t e d <text:s text:c="2"/>i n d e m n i t y <text:s text:c="2"/>r e q u i r e m e n t s . <text:s text:c="2"/>I t <text:s text:c="2"/>i s <text:s text:c="2"/>r e a s o n a b l e <text:s text:c="2"/>f o r <text:s text:c="2"/>p a r t i e s <text:s text:c="2"/>t o <text:s text:c="2"/>a g r e e <text:s text:c="2"/>r e c i p r o c a l <text:s text:c="2"/>t e r m s . C l a u s e S e c t i o n <text:s text:c="2"/>B <text:s text:c="2"/>– <text:s text:c="2"/>G o o d s 2 . 2 <text:s text:c="2"/>T h e <text:s text:c="2"/>p a r t i e s <text:s text:c="2"/>w i l l <text:s text:c="2"/>p a y <text:s text:c="2"/>i n t e r e s t <text:s text:c="2"/>o n <text:s text:c="2"/>a n y <text:s text:c="2"/>a m o u n t p a y a b l e <text:s text:c="2"/>u n d e r <text:s text:c="2"/>t h e <text:s text:c="2"/>C o n t r a c t <text:s text:c="2"/>n o t <text:s text:c="2"/>p a i d <text:s text:c="2"/>o n <text:s text:c="2"/>t h e <text:s text:c="2"/>d u e d a t e , <text:s text:c="2"/>f o r <text:s text:c="2"/>t h e <text:s text:c="2"/>p e r i o d <text:s text:c="2"/>f r o m <text:s text:c="2"/>t h a t <text:s text:c="2"/>d a t e <text:s text:c="2"/>t o <text:s text:c="2"/>t h e <text:s text:c="2"/>d a t e <text:s text:c="2"/>o f p a y m e n t <text:s text:c="2"/>a t <text:s text:c="2"/>a <text:s text:c="2"/>r a t e <text:s text:c="2"/>e q u a l <text:s text:c="2"/>t o <text:s text:c="2"/>3 % <text:s text:c="2"/>a b o v e <text:s text:c="2"/>t h e <text:s text:c="2"/>b a s e r a t e <text:s text:c="2"/>s e t <text:s text:c="2"/>f r o m <text:s text:c="2"/>t i m e <text:s text:c="2"/>t o <text:s text:c="2"/>t i m e <text:s text:c="2"/>b y <text:s text:c="2"/>t h e <text:s text:c="2"/>B a n k <text:s text:c="2"/>o f E n g l a n d . 5 . 2 <text:s text:c="2"/>T h e <text:s text:c="2"/>P u r c h a s e r <text:s text:c="2"/>m a y <text:s text:c="2"/>r e f u s e <text:s text:c="2"/>t o <text:s text:c="2"/>a d m i t <text:s text:c="2"/>t o <text:s text:c="2"/>t h e P r e m i s e s <text:s text:c="2"/>a n y <text:s text:c="2"/>C o n t r a c t <text:s text:c="2"/>W o r k e r <text:s text:c="2"/>w h o s e <text:s text:c="2"/>a d m i s s i o n w o u l d <text:s text:c="2"/>b e , <text:s text:c="2"/>i n <text:s text:c="2"/>t h e <text:s text:c="2"/>o p i n i o n <text:s text:c="2"/>o f <text:s text:c="2"/>t h e <text:s text:c="2"/>P u r c h a s e r , u n d e s i r a b l e .</text:p>
          </table:table-cell>
          <table:table-cell office:value-type="string" calcext:value-type="string">
            <text:p>A l p h a <text:s text:c="2"/>H e a l t h <text:s text:c="2"/>S e r v i c e s <text:s text:c="2"/>R e s p o n s e N o t <text:s text:c="2"/>r e l e v a n t , <text:s text:c="2"/>t h i s <text:s text:c="2"/>i s <text:s text:c="2"/>a <text:s text:c="2"/>s e r v i c e s <text:s text:c="2"/>c o n t r a c t . <text:s text:c="2"/>S e c t i o n c a n <text:s text:c="2"/>b e <text:s text:c="2"/>r e m o v e d . I n t e r e s t <text:s text:c="2"/>w i l l <text:s text:c="2"/>b e <text:s text:c="2"/>c h a r g e d <text:s text:c="2"/>a t <text:s text:c="2"/>t h e <text:s text:c="2"/>s t a t u t o r y <text:s text:c="2"/>i n t e r e s t r a t e <text:s text:c="2"/>o f <text:s text:c="2"/>8 % h t t p s : / / w w w . g o v . u k / l a t e - c o m m e r c i a l - p a y m e n t s - i n t e r e s t - d e b t - r e c o v e r y / c h a r g i n g - i n t e r e s t - c o m m e r c i a l - d e b t P l e a s e <text:s text:c="2"/>c h a n g e <text:s text:c="2"/>t o : 2 . 2 <text:s text:c="2"/>T h e <text:s text:c="2"/>p a r t i e s <text:s text:c="2"/>w i l l <text:s text:c="2"/>p a y <text:s text:c="2"/>i n t e r e s t <text:s text:c="2"/>o n <text:s text:c="2"/>a n y <text:s text:c="2"/>a m o u n t p a y a b l e <text:s text:c="2"/>u n d e r <text:s text:c="2"/>t h e <text:s text:c="2"/>C o n t r a c t <text:s text:c="2"/>n o t <text:s text:c="2"/>p a i d <text:s text:c="2"/>o n <text:s text:c="2"/>t h e <text:s text:c="2"/>d u e d a t e , <text:s text:c="2"/>f o r <text:s text:c="2"/>t h e <text:s text:c="2"/>p e r i o d <text:s text:c="2"/>f r o m <text:s text:c="2"/>t h a t <text:s text:c="2"/>d a t e <text:s text:c="2"/>t o <text:s text:c="2"/>t h e <text:s text:c="2"/>d a t e <text:s text:c="2"/>o f p a y m e n t <text:s text:c="2"/>a t <text:s text:c="2"/>a <text:s text:c="2"/>r a t e <text:s text:c="2"/>e q u a l <text:s text:c="2"/>t o <text:s text:c="2"/>8 % <text:s text:c="2"/>a b o v e <text:s text:c="2"/>t h e <text:s text:c="2"/>b a s e r a t e <text:s text:c="2"/>s e t <text:s text:c="2"/>f r o m <text:s text:c="2"/>t i m e <text:s text:c="2"/>t o <text:s text:c="2"/>t i m e <text:s text:c="2"/>b y <text:s text:c="2"/>t h e <text:s text:c="2"/>B a n k <text:s text:c="2"/>o f E n g l a n d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c h a n g e <text:s text:c="2"/>t o : 5 . 2 <text:s text:c="2"/>T h e <text:s text:c="2"/>P u r c h a s e r <text:s text:c="2"/>m a y <text:s text:c="2"/>r e f u s e <text:s text:c="2"/>t o <text:s text:c="2"/>a d m i t <text:s text:c="2"/>t o <text:s text:c="2"/>t h e P r e m i s e s <text:s text:c="2"/>a n y <text:s text:c="2"/>C o n t r a c t <text:s text:c="2"/>W o r k e r <text:s text:c="2"/>w h o s e a d m i s s i o n <text:s text:c="2"/>w o u l d <text:s text:c="2"/>b e , <text:s text:c="2"/>i n <text:s text:c="2"/>t h e <text:s text:c="2"/>o p i n i o n <text:s text:c="2"/>o f <text:s text:c="2"/>t h e</text:p>
          </table:table-cell>
          <table:table-cell table:number-columns-repeated="1022"/>
        </table:table-row>
        <table:table-row table:style-name="ro1">
          <table:table-cell office:value-type="string" calcext:value-type="string">
            <text:p>C l a u s e p r o d u c t s , <text:s text:c="2"/>p r o v i d e d <text:s text:c="2"/>t h a t <text:s text:c="2"/>s u c h <text:s text:c="2"/>t h i r d <text:s text:c="2"/>p a r t y <text:s text:c="2"/>s h a l l h a v e <text:s text:c="2"/>e n t e r e d <text:s text:c="2"/>i n t o <text:s text:c="2"/>a <text:s text:c="2"/>c o n f i d e n t i a l i t y <text:s text:c="2"/>a g r e e m e n t w i t h <text:s text:c="2"/>t h e <text:s text:c="2"/>P u r c h a s e r <text:s text:c="2"/>i n <text:s text:c="2"/>a <text:s text:c="2"/>f o r m <text:s text:c="2"/>t o <text:s text:c="2"/>t h e <text:s text:c="2"/>r e a s o n a b l e s a t i s f a c t i o n <text:s text:c="2"/>o f <text:s text:c="2"/>t h e <text:s text:c="2"/>C o n t r a c t o r ; <text:s text:c="2"/>a n d 1 8 . 3 . 5 c a r r y <text:s text:c="2"/>t h e <text:s text:c="2"/>r i g h t <text:s text:c="2"/>t o <text:s text:c="2"/>g r a n t <text:s text:c="2"/>s u b - l i c e n c e s , a n d <text:s text:c="2"/>t h e <text:s text:c="2"/>C o n t r a c t o r <text:s text:c="2"/>w i l l <text:s text:c="2"/>p r o c u r e <text:s text:c="2"/>t h a t <text:s text:c="2"/>s u c h <text:s text:c="2"/>a l i c e n c e <text:s text:c="2"/>i s <text:s text:c="2"/>g r a n t e d <text:s text:c="2"/>b y <text:s text:c="2"/>a n y <text:s text:c="2"/>C o n t r a c t o r <text:s text:c="2"/>P a r t y . 1 8 . 4 <text:s text:c="2"/>I f <text:s text:c="2"/>f a i r <text:s text:c="2"/>m a r k e t <text:s text:c="2"/>v a l u e <text:s text:c="2"/>c a n n o t <text:s text:c="2"/>b e <text:s text:c="2"/>a g r e e d p u r s u a n t <text:s text:c="2"/>t o <text:s text:c="2"/>C l a u s e <text:s text:c="2"/>1 8 . 3 <text:s text:c="2"/>o f <text:s text:c="2"/>t h i s <text:s text:c="2"/>S e c t i o n , t h e <text:s text:c="2"/>m a t t e r <text:s text:c="2"/>w i l l <text:s text:c="2"/>b e <text:s text:c="2"/>r e f e r r e d <text:s text:c="2"/>t o <text:s text:c="2"/>t h e <text:s text:c="2"/>D i s p u t e R e s o l u t i o n <text:s text:c="2"/>P r o c e d u r e . 1 8 . 5 <text:s text:c="2"/>O n <text:s text:c="2"/>t h e <text:s text:c="2"/>t e r m i n a t i o n <text:s text:c="2"/>o f <text:s text:c="2"/>t h e <text:s text:c="2"/>C o n t r a c t <text:s text:c="2"/>p u r s u a n t t o <text:s text:c="2"/>C l a u s e <text:s text:c="2"/>1 6 . 1 <text:s text:c="2"/>o f <text:s text:c="2"/>t h i s <text:s text:c="2"/>S e c t i o n , C l a u s e <text:s text:c="2"/>5 . 3 . 2 <text:s text:c="2"/>o f <text:s text:c="2"/>S e c t i o n <text:s text:c="2"/>B <text:s text:c="2"/>( r e j e c t i o n <text:s text:c="2"/>o f <text:s text:c="2"/>G o o d s ) , C l a u s e <text:s text:c="2"/>3 . 2 <text:s text:c="2"/>o f <text:s text:c="2"/>S e c t i o n <text:s text:c="2"/>C <text:s text:c="2"/>( c o n f l i c t <text:s text:c="2"/>o f <text:s text:c="2"/>i n t e r e s t ) <text:s text:c="2"/>o r 6 . 2 <text:s text:c="2"/>o f <text:s text:c="2"/>S e c t i o n <text:s text:c="2"/>E <text:s text:c="2"/>( c o r r u p t i o n ) , <text:s text:c="2"/>t h e <text:s text:c="2"/>C o n t r a c t o r <text:s text:c="2"/>w i l l i n d e m n i f y <text:s text:c="2"/>t h e <text:s text:c="2"/>P u r c h a s e r <text:s text:c="2"/>i n <text:s text:c="2"/>r e s p e c t <text:s text:c="2"/>o f : - 1 8 . 5 . 1 a n y <text:s text:c="2"/>a d d i t i o n a l <text:s text:c="2"/>o p e r a t i o n a l <text:s text:c="2"/>a n d a d m i n i s t r a t i v e <text:s text:c="2"/>c o s t s <text:s text:c="2"/>a n d <text:s text:c="2"/>e x p e n s e s <text:s text:c="2"/>s u f f e r e d <text:s text:c="2"/>o r i n c u r r e d <text:s text:c="2"/>b y <text:s text:c="2"/>t h e <text:s text:c="2"/>P u r c h a s e r <text:s text:c="2"/>a s <text:s text:c="2"/>a <text:s text:c="2"/>r e s u l t <text:s text:c="2"/>o f <text:s text:c="2"/>s u c h t e r m i n a t i o n ; 1 8 . 5 . 2 t h e <text:s text:c="2"/>c o s t s <text:s text:c="2"/>a n d <text:s text:c="2"/>e x p e n s e s <text:s text:c="2"/>s u f f e r e d <text:s text:c="2"/>o r i n c u r r e d <text:s text:c="2"/>b y <text:s text:c="2"/>t h e <text:s text:c="2"/>P u r c h a s e r <text:s text:c="2"/>i n <text:s text:c="2"/>p r o v i d i n g <text:s text:c="2"/>( o r p r o c u r i n g <text:s text:c="2"/>t h a t <text:s text:c="2"/>a n o t h e r <text:s text:c="2"/>p a r t y <text:s text:c="2"/>p r o v i d e s ) <text:s text:c="2"/>g o o d s <text:s text:c="2"/>o r s e r v i c e s <text:s text:c="2"/>s i m i l a r <text:s text:c="2"/>t o <text:s text:c="2"/>t h e <text:s text:c="2"/>G o o d s <text:s text:c="2"/>o r <text:s text:c="2"/>S e r v i c e s <text:s text:c="2"/>o n <text:s text:c="2"/>a t e m p o r a r y <text:s text:c="2"/>b a s i s <text:s text:c="2"/>u n t i l <text:s text:c="2"/>t h e <text:s text:c="2"/>c o m p l e t i o n <text:s text:c="2"/>o f <text:s text:c="2"/>a t e n d e r i n g <text:s text:c="2"/>o r <text:s text:c="2"/>r e a p p o i n t m e n t <text:s text:c="2"/>p r o c e s s <text:s text:c="2"/>c a r r i e d <text:s text:c="2"/>o u t b y <text:s text:c="2"/>t h e <text:s text:c="2"/>P u r c h a s e r <text:s text:c="2"/>t o <text:s text:c="2"/>f i n d <text:s text:c="2"/>a <text:s text:c="2"/>s u c c e s s o r <text:s text:c="2"/>t o <text:s text:c="2"/>t h e C o n t r a c t o r , <text:s text:c="2"/>b u t <text:s text:c="2"/>o n l y <text:s text:c="2"/>t o <text:s text:c="2"/>t h e <text:s text:c="2"/>e x t e n t <text:s text:c="2"/>t h a t <text:s text:c="2"/>s u c h <text:s text:c="2"/>c o s t s a n d <text:s text:c="2"/>e x p e n s e s <text:s text:c="2"/>e x c e e d <text:s text:c="2"/>t h e <text:s text:c="2"/>C h a r g e s <text:s text:c="2"/>t h a t <text:s text:c="2"/>w o u l d h a v e <text:s text:c="2"/>b e e n <text:s text:c="2"/>p a y a b l e <text:s text:c="2"/>( o r <text:s text:c="2"/>a <text:s text:c="2"/>r e a s o n a b l e <text:s text:c="2"/>e s t i m a t e <text:s text:c="2"/>o f s u c h <text:s text:c="2"/>c h a r g e s , <text:s text:c="2"/>t o <text:s text:c="2"/>t h e <text:s text:c="2"/>e x t e n t <text:s text:c="2"/>u n c e r t a i n ) <text:s text:c="2"/>h a d <text:s text:c="2"/>t h e C o n t r a c t <text:s text:c="2"/>n o t <text:s text:c="2"/>b e e n <text:s text:c="2"/>t e r m i n a t e d ; <text:s text:c="2"/>a n d 1 8 . 5 . 3 t h e <text:s text:c="2"/>c o s t s <text:s text:c="2"/>a n d <text:s text:c="2"/>e x p e n s e s <text:s text:c="2"/>s u f f e r e d <text:s text:c="2"/>o r i n c u r r e d <text:s text:c="2"/>b y <text:s text:c="2"/>t h e <text:s text:c="2"/>P u r c h a s e r <text:s text:c="2"/>i n <text:s text:c="2"/>c a r r y i n g <text:s text:c="2"/>o u t <text:s text:c="2"/>t h e t e n d e r i n g <text:s text:c="2"/>o r <text:s text:c="2"/>r e a p p o i n t m e n t <text:s text:c="2"/>p r o c e s s <text:s text:c="2"/>r e f e r r e d <text:s text:c="2"/>t o i n <text:s text:c="2"/>C l a u s e <text:s text:c="2"/>1 8 . 5 . 2 . 1 8 . 6 <text:s text:c="2"/>T h e <text:s text:c="2"/>c o s t s <text:s text:c="2"/>a n d <text:s text:c="2"/>e x p e n s e s <text:s text:c="2"/>o f <text:s text:c="2"/>t h e <text:s text:c="2"/>P u r c h a s e r r e f e r r e d <text:s text:c="2"/>t o <text:s text:c="2"/>i n <text:s text:c="2"/>C l a u s e <text:s text:c="2"/>1 8 . 5 <text:s text:c="2"/>o f <text:s text:c="2"/>t h i s S e c t i o n <text:s text:c="2"/>s h a l l <text:s text:c="2"/>i n c l u d e <text:s text:c="2"/>r e a s o n a b l e <text:s text:c="2"/>c h a r g e s <text:s text:c="2"/>t o r e f l e c t <text:s text:c="2"/>t h e <text:s text:c="2"/>a p p l i c a t i o n <text:s text:c="2"/>o f <text:s text:c="2"/>t h e P u r c h a s e r ' s <text:s text:c="2"/>i n t e r n a l <text:s text:c="2"/>r e s o u r c e s , <text:s text:c="2"/>e v i d e n c e d <text:s text:c="2"/>b y T e r m s <text:s text:c="2"/>a n d <text:s text:c="2"/>C o n d i t i o n s <text:s text:c="2"/>R e s p o n s e <text:s text:c="222"/>P a g e <text:s text:c="2"/>6 <text:s text:c="2"/>o f <text:s text:c="2"/>8</text:p>
          </table:table-cell>
          <table:table-cell office:value-type="string" calcext:value-type="string">
            <text:p>A l p h a <text:s text:c="2"/>H e a l t h <text:s text:c="2"/>S e r v i c e s <text:s text:c="2"/>R e s p o n s e T h i s <text:s text:c="2"/>c l a u s e <text:s text:c="2"/>c a n <text:s text:c="2"/>b e <text:s text:c="2"/>r e m o v e d , <text:s text:c="2"/>a s <text:s text:c="2"/>w e <text:s text:c="2"/>w i l l <text:s text:c="2"/>n o t <text:s text:c="2"/>b e l i c e n s i n g <text:s text:c="2"/>o u r <text:s text:c="2"/>I P <text:s text:c="2"/>a f t e r <text:s text:c="2"/>c o n t r a c t . <text:s text:c="2"/>W e <text:s text:c="2"/>c e r t a i n l y <text:s text:c="2"/>w i l l n o t <text:s text:c="2"/>a l l o w <text:s text:c="2"/>a <text:s text:c="2"/>t h i r d <text:s text:c="2"/>p a r t y <text:s text:c="2"/>t o <text:s text:c="2"/>d i c t a t e <text:s text:c="2"/>w h a t <text:s text:c="2"/>t h e y c o n s i d e r <text:s text:c="2"/>t o <text:s text:c="2"/>b e <text:s text:c="2"/>F a i r <text:s text:c="2"/>M a r k e t <text:s text:c="2"/>V a l u e <text:s text:c="2"/>f o r <text:s text:c="2"/>o u r s y s t e m s <text:s text:c="2"/>a n d <text:s text:c="2"/>p o r t a l s , <text:s text:c="2"/>w h i c h <text:s text:c="2"/>w e <text:s text:c="2"/>i n v e s t <text:s text:c="2"/>h e a v i l y <text:s text:c="2"/>i n c o n t i n u a l l y <text:s text:c="2"/>i n n o v a t i n g . A s <text:s text:c="2"/>a b o v e , <text:s text:c="2"/>w e <text:s text:c="2"/>w i l l <text:s text:c="2"/>n o t <text:s text:c="2"/>p a y <text:s text:c="2"/>f o r <text:s text:c="2"/>s e r v i c e s <text:s text:c="2"/>o b t a i n e d e l s e w h e r e . <text:s text:c="2"/>W e <text:s text:c="2"/>w i l l <text:s text:c="2"/>n o t <text:s text:c="2"/>c h a r g e <text:s text:c="2"/>f o r <text:s text:c="2"/>s e r v i c e s <text:s text:c="2"/>n o t r e n d e r e d .</text:p>
          </table:table-cell>
          <table:table-cell table:number-columns-repeated="1022"/>
        </table:table-row>
        <table:table-row table:style-name="ro1">
          <table:table-cell office:value-type="string" calcext:value-type="string">
            <text:p>C l a u s e r e c o r d s <text:s text:c="2"/>o f <text:s text:c="2"/>t i m e <text:s text:c="2"/>s p e n t <text:s text:c="2"/>a n d <text:s text:c="2"/>o t h e r r e s o u r c e s <text:s text:c="2"/>a p p l i e d . 4 . 2 <text:s text:c="2"/>T h e <text:s text:c="2"/>P u r c h a s e r <text:s text:c="2"/>w i l l <text:s text:c="2"/>b e <text:s text:c="2"/>e n t i t l e d <text:s text:c="2"/>t o <text:s text:c="2"/>d e t e r m i n e a t <text:s text:c="2"/>i t s <text:s text:c="2"/>a b s o l u t e <text:s text:c="2"/>d i s c r e t i o n <text:s text:c="2"/>w h e t h e r <text:s text:c="2"/>t o <text:s text:c="2"/>d i s c l o s e u p o n <text:s text:c="2"/>r e q u e s t <text:s text:c="2"/>o r <text:s text:c="2"/>o t h e r w i s e <text:s text:c="2"/>p u b l i s h <text:s text:c="2"/>a n y i n f o r m a t i o n <text:s text:c="2"/>u n d e r <text:s text:c="2"/>t h e <text:s text:c="2"/>I n f o r m a t i o n <text:s text:c="2"/>L e g i s l a t i o n , i n c l u d i n g <text:s text:c="2"/>( a l t h o u g h <text:s text:c="2"/>n o t <text:s text:c="2"/>o n l y ) <text:s text:c="2"/>a n y <text:s text:c="2"/>i n f o r m a t i o n p r o v i d e d t o <text:s text:c="2"/>i t <text:s text:c="2"/>b y <text:s text:c="2"/>t h e <text:s text:c="2"/>C o n t r a c t o r <text:s text:c="2"/>o r <text:s text:c="2"/>w h i c h <text:s text:c="2"/>r e l a t e s <text:s text:c="2"/>i n <text:s text:c="2"/>a n y w a y <text:s text:c="2"/>t o <text:s text:c="2"/>t h e <text:s text:c="2"/>C o n t r a c t o r <text:s text:c="2"/>o r <text:s text:c="2"/>t h e <text:s text:c="2"/>C o n t r a c t . <text:s text:c="2"/>I n p a r t i c u l a r <text:s text:c="2"/>t h e <text:s text:c="2"/>P u r c h a s e r <text:s text:c="2"/>w i l l <text:s text:c="2"/>b e <text:s text:c="2"/>e n t i t l e d <text:s text:c="2"/>t o d e t e r m i n e <text:s text:c="2"/>a t <text:s text:c="2"/>i t s <text:s text:c="2"/>a b s o l u t e <text:s text:c="2"/>d i s c r e t i o n <text:s text:c="2"/>w h e t h e r <text:s text:c="2"/>i t <text:s text:c="2"/>i s r e q u i r e d <text:s text:c="2"/>t o <text:s text:c="2"/>d i s c l o s e <text:s text:c="2"/>u p o n <text:s text:c="2"/>r e q u e s t <text:s text:c="2"/>o r <text:s text:c="2"/>o t h e r w i s e p u b l i s h <text:s text:c="2"/>a n y <text:s text:c="2"/>i n f o r m a t i o n <text:s text:c="2"/>u n d e r <text:s text:c="2"/>t h e <text:s text:c="2"/>I n f o r m a t i o n L e g i s l a t i o n , <text:s text:c="2"/>o r <text:s text:c="2"/>w h e t h e r , <text:s text:c="2"/>e v e n <text:s text:c="2"/>i f <text:s text:c="2"/>i t <text:s text:c="2"/>i s <text:s text:c="2"/>n o t <text:s text:c="2"/>r e q u i r e d t o <text:s text:c="2"/>d i s c l o s e <text:s text:c="2"/>u p o n <text:s text:c="2"/>r e q u e s t <text:s text:c="2"/>o r <text:s text:c="2"/>o t h e r w i s e <text:s text:c="2"/>p u b l i s h t h a t <text:s text:c="2"/>i n f o r m a t i o n <text:s text:c="2"/>u n d e r <text:s text:c="2"/>t h e <text:s text:c="2"/>I n f o r m a t i o n L e g i s l a t i o n , <text:s text:c="2"/>i t <text:s text:c="2"/>w o u l d <text:s text:c="2"/>n e v e r t h e l e s s <text:s text:c="2"/>b e <text:s text:c="2"/>i n <text:s text:c="2"/>t h e p u b l i c <text:s text:c="2"/>i n t e r e s t <text:s text:c="2"/>t o <text:s text:c="2"/>d o <text:s text:c="2"/>s o . 8 . 1 T h e <text:s text:c="2"/>C o n t r a c t o r <text:s text:c="2"/>s h a l l <text:s text:c="2"/>n o t <text:s text:c="2"/>a s s i g n , <text:s text:c="2"/>n o v a t e , <text:s text:c="2"/>s u b - c o n t r a c t <text:s text:c="2"/>o r <text:s text:c="2"/>o t h e r w i s e <text:s text:c="2"/>t r a n s f e r <text:s text:c="2"/>o r <text:s text:c="2"/>d i s p o s e <text:s text:c="2"/>o f <text:s text:c="2"/>i t s i n t e r e s t <text:s text:c="2"/>i n <text:s text:c="2"/>t h e <text:s text:c="2"/>C o n t r a c t <text:s text:c="2"/>o r <text:s text:c="2"/>a n y <text:s text:c="2"/>p a r t <text:s text:c="2"/>t h e r e o f w i t h o u t <text:s text:c="2"/>t h e <text:s text:c="2"/>p r e v i o u s <text:s text:c="2"/>c o n s e n t <text:s text:c="2"/>i n <text:s text:c="2"/>w r i t i n g <text:s text:c="2"/>o f <text:s text:c="2"/>t h e P u r c h a s e r . 8 . 5 <text:s text:c="2"/>T h e <text:s text:c="2"/>P u r c h a s e r <text:s text:c="2"/>s h a l l <text:s text:c="2"/>b e <text:s text:c="2"/>e n t i t l e d <text:s text:c="2"/>t o <text:s text:c="2"/>a s s i g n , n o v a t e , <text:s text:c="2"/>s u b - c o n t r a c t <text:s text:c="2"/>o r <text:s text:c="2"/>o t h e r w i s e t r a n s f e r <text:s text:c="2"/>o r <text:s text:c="2"/>d i s p o s e <text:s text:c="2"/>o f <text:s text:c="2"/>i t s <text:s text:c="2"/>i n t e r e s t <text:s text:c="2"/>i n <text:s text:c="2"/>t h e <text:s text:c="2"/>C o n t r a c t o r <text:s text:c="2"/>a n y <text:s text:c="2"/>p a r t <text:s text:c="2"/>t h e r e o f : 8 . 5 . 1 t o <text:s text:c="2"/>a n y <text:s text:c="2"/>p e r s o n <text:s text:c="2"/>( i n c l u d i n g <text:s text:c="2"/>b u t <text:s text:c="2"/>n o t <text:s text:c="2"/>l i m i t e d <text:s text:c="2"/>t o a n y <text:s text:c="2"/>b o d y <text:s text:c="2"/>i n <text:s text:c="2"/>t h e <text:s text:c="2"/>p r i v a t e <text:s text:c="2"/>s e c t o r ) <text:s text:c="2"/>w h i c h s u b s t a n t i a l l y <text:s text:c="2"/>p e r f o r m s <text:s text:c="2"/>a n y <text:s text:c="2"/>o f <text:s text:c="2"/>t h e <text:s text:c="2"/>f u n c t i o n s <text:s text:c="2"/>t h a t p r e v i o u s l y <text:s text:c="2"/>h a d <text:s text:c="2"/>b e e n <text:s text:c="2"/>p e r f o r m e d <text:s text:c="2"/>b y <text:s text:c="2"/>t h e P u r c h a s e r ; <text:s text:c="2"/>o r 8 . 5 . 2 w i t h <text:s text:c="2"/>t h e <text:s text:c="2"/>p r e v i o u s <text:s text:c="2"/>c o n s e n t <text:s text:c="2"/>i n <text:s text:c="2"/>w r i t i n g <text:s text:c="2"/>o f <text:s text:c="2"/>t h e P u r c h a s e r <text:s text:c="2"/>( w h i c h <text:s text:c="2"/>w i l l <text:s text:c="2"/>n o t b e <text:s text:c="2"/>u n r e a s o n a b l y <text:s text:c="2"/>w i t h h e l d <text:s text:c="2"/>o r <text:s text:c="2"/>d e l a y e d ) . 1 4 . 1 <text:s text:c="2"/>U p o n <text:s text:c="2"/>t h e <text:s text:c="2"/>e x p i r y <text:s text:c="2"/>o r <text:s text:c="2"/>t e r m i n a t i o n <text:s text:c="2"/>o f <text:s text:c="2"/>t h e C o n t r a c t , <text:s text:c="2"/>f o r <text:s text:c="2"/>a n y <text:s text:c="2"/>r e a s o n <text:s text:c="2"/>w h a t s o e v e r , <text:s text:c="2"/>t h e C o n t r a c t o r <text:s text:c="2"/>s h a l l <text:s text:c="2"/>c o o p e r a t e <text:s text:c="2"/>w i t h <text:s text:c="2"/>t h e <text:s text:c="2"/>P u r c h a s e r <text:s text:c="2"/>t o s u c h <text:s text:c="2"/>e x t e n t <text:s text:c="2"/>a s <text:s text:c="2"/>t h e <text:s text:c="2"/>P u r c h a s e r <text:s text:c="2"/>m a y <text:s text:c="2"/>r e q u i r e <text:s text:c="2"/>f o r <text:s text:c="2"/>t h e p e r i o d <text:s text:c="2"/>r e q u i r e d <text:s text:c="2"/>b y <text:s text:c="2"/>t h e <text:s text:c="2"/>P u r c h a s e r <text:s text:c="2"/>( o f <text:s text:c="2"/>u p <text:s text:c="2"/>t o <text:s text:c="2"/>a m a x i m u m <text:s text:c="2"/>o f <text:s text:c="2"/>6 <text:s text:c="2"/>m o n t h s <text:s text:c="2"/>a f t e r <text:s text:c="2"/>t h e <text:s text:c="2"/>d a t e <text:s text:c="2"/>o f <text:s text:c="2"/>s u c h e x p i r y <text:s text:c="2"/>o r <text:s text:c="2"/>t e r m i n a t i o n ) <text:s text:c="2"/>t o <text:s text:c="2"/>e n s u r e <text:s text:c="2"/>a n <text:s text:c="2"/>o r d e r l y <text:s text:c="2"/>a n d T e r m s <text:s text:c="2"/>a n d <text:s text:c="2"/>C o n d i t i o n s <text:s text:c="2"/>R e s p o n s e <text:s text:c="222"/>P a g e <text:s text:c="2"/>7 <text:s text:c="2"/>o f <text:s text:c="2"/>8</text:p>
          </table:table-cell>
          <table:table-cell office:value-type="string" calcext:value-type="string">
            <text:p>A l p h a <text:s text:c="2"/>H e a l t h <text:s text:c="2"/>S e r v i c e s <text:s text:c="2"/>R e s p o n s e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 C l a u s e s <text:s text:c="2"/>m u s t <text:s text:c="2"/>b e <text:s text:c="2"/>r e c i p r o c a l . <text:s text:c="2"/>W e <text:s text:c="2"/>a r e <text:s text:c="2"/>h a p p y <text:s text:c="2"/>t o s i g n <text:s text:c="2"/>u p <text:s text:c="2"/>t o <text:s text:c="2"/>e i t h e r <text:s text:c="2"/>v e r s i o n <text:s text:c="2"/>o f <text:s text:c="2"/>t h i s <text:s text:c="2"/>a n d <text:s text:c="2"/>8 . 5 <text:s text:c="2"/>– <text:s text:c="2"/>e i t h e r b o t h <text:s text:c="2"/>p a r t i e s <text:s text:c="2"/>m u s t <text:s text:c="2"/>b e <text:s text:c="2"/>a b l e <text:s text:c="2"/>t o <text:s text:c="2"/>a s s i g n , <text:s text:c="2"/>n o v a t e <text:s text:c="2"/>e t c . , o r <text:s text:c="2"/>n e i t h e r <text:s text:c="2"/>c a n . A s <text:s text:c="2"/>a b o v e T h e <text:s text:c="2"/>c o n t r a c t <text:s text:c="2"/>w i l l <text:s text:c="2"/>e n d <text:s text:c="2"/>o n <text:s text:c="2"/>t h e <text:s text:c="2"/>c o n t r a c t <text:s text:c="2"/>e n d <text:s text:c="2"/>d a t e . A n y <text:s text:c="2"/>s e r v i c e s <text:s text:c="2"/>t h e r e a f t e r <text:s text:c="2"/>w i l l <text:s text:c="2"/>b e <text:s text:c="2"/>p e r f o r m e d <text:s text:c="2"/>a d - h o c <text:s text:c="2"/>a t <text:s text:c="2"/>t h e <text:s text:c="2"/>r e l e v a n t <text:s text:c="2"/>a d - h o c <text:s text:c="2"/>r a t e , <text:s text:c="2"/>a n d <text:s text:c="2"/>C o n t r a c t M a n a g e m e n t <text:s text:c="2"/>m u s t <text:s text:c="2"/>b e <text:s text:c="2"/>r e q u e s t e d <text:s text:c="2"/>a n d <text:s text:c="2"/>p u r c h a s e d s e p a r a t e l y .</text:p>
          </table:table-cell>
          <table:table-cell table:number-columns-repeated="1022"/>
        </table:table-row>
        <table:table-row table:style-name="ro1">
          <table:table-cell office:value-type="string" calcext:value-type="string">
            <text:p>r e s o l v e d   i n   a c c o r d a n c e   w i t h   t h e   f o l l o w i n g   o r d e r o f   p r e c e d e n c e : a ) </text:p>
            <text:p> t h e   C l a u s e s   o f   t h e   C o n t r a c t ; b ) </text:p>
            <text:p> t h e   C o n t r a c t   P a r t i c u l a r s ; c ) </text:p>
            <text:p> t h e   S p e c i f i c a t i o n ; d ) </text:p>
            <text:p> a n y   o t h e r   d o c u m e n t   r e f e r r e d   t o   i n   t h e C l a u s e s   o f   t h e   C o n t r a c t ; e ) </text:p>
            <text:p> t h e   C o n t r a c t o r ’ s   T e n d e r .</text:p>
          </table:table-cell>
          <table:table-cell office:value-type="string" calcext:value-type="string">
            <text:p>C u s t o m e r <text:s text:c="2"/>h a s <text:s text:c="2"/>n o t <text:s text:c="2"/>d e t a i l e d <text:s text:c="2"/>t h e <text:s text:c="2"/>m o s t <text:s text:c="2"/>c o s t e f f e c t i v e <text:s text:c="2"/>r o u t e <text:s text:c="2"/>a n d <text:s text:c="2"/>h a s <text:s text:c="2"/>i n f o r m a l l y <text:s text:c="2"/>a g r e e d <text:s text:c="2"/>t o <text:s text:c="2"/>a c h a n g e <text:s text:c="2"/>i n <text:s text:c="2"/>p r o c e s s ) . <text:s text:c="2"/>T h e <text:s text:c="2"/>C o n t r a c t <text:s text:c="2"/>i s <text:s text:c="2"/>a w a r d e d b a s e d <text:s text:c="2"/>o n <text:s text:c="2"/>t h e <text:s text:c="2"/>T e n d e r <text:s text:c="2"/>R e s p o n s e . <text:s text:c="2"/>T h i s <text:s text:c="2"/>o r d e r <text:s text:c="2"/>o f p r e c e d e n c e <text:s text:c="2"/>r e n d e r s <text:s text:c="2"/>t h e <text:s text:c="2"/>T e n d e r <text:s text:c="2"/>R e s p o n s e r e d u n d a n t , <text:s text:c="2"/>a s <text:s text:c="2"/>r e g a r d l e s s <text:s text:c="2"/>o f <text:s text:c="2"/>w h a t <text:s text:c="2"/>i t <text:s text:c="2"/>s a y s , <text:s text:c="2"/>i f <text:s text:c="2"/>t h e s p e c i f i c a t i o n <text:s text:c="2"/>s a y s <text:s text:c="2"/>d i f f e r e n t l y <text:s text:c="2"/>i t <text:s text:c="2"/>t a k e s p r e c e d e n c e . P l e a s e <text:s text:c="2"/>c h a n g e <text:s text:c="2"/>t o : A 6 . 3 <text:s text:c="2"/>I n <text:s text:c="2"/>t h e <text:s text:c="2"/>e v e n t <text:s text:c="2"/>o f <text:s text:c="2"/>a n d <text:s text:c="2"/>o n l y <text:s text:c="2"/>t o <text:s text:c="2"/>t h e <text:s text:c="2"/>e x t e n t <text:s text:c="2"/>o f a n y <text:s text:c="2"/>c o n f l i c t <text:s text:c="2"/>b e t w e e n <text:s text:c="2"/>t h e <text:s text:c="2"/>C o n t r a c t <text:s text:c="2"/>P a r t i c u l a r s , t h e <text:s text:c="2"/>C l a u s e s <text:s text:c="2"/>o f <text:s text:c="2"/>t h e <text:s text:c="2"/>C o n t r a c t <text:s text:c="2"/>a n d <text:s text:c="2"/>a n y <text:s text:c="2"/>d o c u m e n t r e f e r r e d <text:s text:c="2"/>t o <text:s text:c="2"/>i n <text:s text:c="2"/>t h o s e <text:s text:c="2"/>C l a u s e s , <text:s text:c="2"/>t h e <text:s text:c="2"/>c o n f l i c t <text:s text:c="2"/>s h a l l <text:s text:c="2"/>b e r e s o l v e d <text:s text:c="2"/>i n <text:s text:c="2"/>a c c o r d a n c e <text:s text:c="2"/>w i t h <text:s text:c="2"/>t h e <text:s text:c="2"/>f o l l o w i n g <text:s text:c="2"/>o r d e r o f <text:s text:c="2"/>p r e c e d e n c e :</text:p>
          </table:table-cell>
          <table:table-cell table:number-columns-repeated="1022"/>
        </table:table-row>
        <table:table-row table:style-name="ro1">
          <table:table-cell office:value-type="string" calcext:value-type="string">
            <text:p>C l a u s e t o   d o   s o   b u t   ( n o t w i t h s t a n d i n g   a n y   o t h e r   p r o v i s i o n i n   t h i s   C o n t r a c t )   t h e   U n i v e r s i t y   s h a l l   b e r e s p o n s i b l e   f o r   d e t e r m i n i n g   i n   i t s   a b s o l u t e d i s c r e t i o n   w h e t h e r   a n y   i n f o r m a t i o n   i s   e x e m p t f r o m   d i s c l o s u r e   i n   a c c o r d a n c e   w i t h   t h e   F O I A a n d / o r   t h e   E I R . F 6 . 3 </text:p>
            <text:p> T h e   C o n t r a c t o r   s h a l l   o n   r e q u e s t   a f f o r d t h e   U n i v e r s i t y ,   t h e   U n i v e r s i t y ' s   r e p r e s e n t a t i v e s a n d / o r   t h e   A u d i t o r   s u c h   a c c e s s   t o   r e c o r d s   a n d a c c o u n t s   a s   m a y   b e   r e q u i r e d   b y   t h e   U n i v e r s i t y f r o m   t i m e   t o   t i m e . F 6 . 4 </text:p>
            <text:p> T h e   C o n t r a c t o r   s h a l l   p r o v i d e   s u c h r e c o r d s   a n d   a c c o u n t s   ( t o g e t h e r   w i t h   c o p i e s   o f t h e   C o n t r a c t o r ' s   p u b l i s h e d   a c c o u n t s )   r e q u e s t e d u n d e r   t h i s   C l a u s e   d u r i n g   t h e   C o n t r a c t   P e r i o d a n d   f o r   a   p e r i o d   o f   s i x   ( 6 )   y e a r s   a f t e r   t h e   e x p i r y o f   t h e   C o n t r a c t   P e r i o d   t o   t h e   U n i v e r s i t y   a n d / o r t h e   A u d i t o r . H 1 . 4   T h e   C o n t r a c t o r   s h a l l   n o t i f y   t h e   U n i v e r s i t y o f   t h e   a s s o c i a t e d   p r o p o s e d   c h a r g e ,   c a l c u l a t e d i n   a c c o r d a n c e   w i t h   a n d   p r o - r a t a   t h e   r a t e s   a n d p r i c e s   u s e d   t o   c a l c u l a t e   t h e   C o n t r a c t   P r i c e ,   f o r e f f e c t i n g   t h e   r e q u e s t e d   v a r i a t i o n .</text:p>
          </table:table-cell>
          <table:table-cell office:value-type="string" calcext:value-type="string">
            <text:p>H e a l e s <text:s text:c="2"/>M e d i c a l <text:s text:c="2"/>R e s p o n s e I f <text:s text:c="2"/>w e <text:s text:c="2"/>d i s c o v e r <text:s text:c="2"/>a <text:s text:c="2"/>c l i e n t <text:s text:c="2"/>h a s <text:s text:c="2"/>p r o v i d e d <text:s text:c="2"/>o u r s e n s i t i v e <text:s text:c="2"/>c o m m e r c i a l <text:s text:c="2"/>i n f o r m a t i o n <text:s text:c="2"/>t o <text:s text:c="2"/>a n o t h e r p r o v i d e r <text:s text:c="2"/>w e <text:s text:c="2"/>w o u l d <text:s text:c="2"/>c o n s i d e r <text:s text:c="2"/>t h a t <text:s text:c="2"/>b r e a c h <text:s text:c="2"/>o f c o n t r a c t <text:s text:c="2"/>a n d <text:s text:c="2"/>c o n s i d e r <text:s text:c="2"/>t e r m i n a t i o n <text:s text:c="2"/>o f <text:s text:c="2"/>t h e c o n t r a c t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I n <text:s text:c="2"/>o u r <text:s text:c="2"/>p r i c i n g <text:s text:c="2"/>m o d e l , <text:s text:c="2"/>t h e <text:s text:c="2"/>m o r e <text:s text:c="2"/>s e r v i c e s <text:s text:c="2"/>i n c l u d e d w i t h i n <text:s text:c="2"/>a <text:s text:c="2"/>c o r e <text:s text:c="2"/>c o n t r a c t , <text:s text:c="2"/>t h e <text:s text:c="2"/>l e s s <text:s text:c="2"/>t h e <text:s text:c="2"/>c o s t <text:s text:c="2"/>i s <text:s text:c="2"/>p e r s e r v i c e , <text:s text:c="2"/>a s <text:s text:c="2"/>d i s c o u n t s <text:s text:c="2"/>a r e <text:s text:c="2"/>a u t o m a t i c a l l y <text:s text:c="2"/>a p p l i e d . A <text:s text:c="2"/>p r o - r a t a <text:s text:c="2"/>r a t e <text:s text:c="2"/>c a n n o t <text:s text:c="2"/>b e <text:s text:c="2"/>u s e d <text:s text:c="2"/>i n <text:s text:c="2"/>a <text:s text:c="2"/>s u s t a i n a b l e w a y , <text:s text:c="2"/>f o r <text:s text:c="2"/>e x a m p l e <text:s text:c="2"/>i f <text:s text:c="2"/>t h e <text:s text:c="2"/>s e r v i c e <text:s text:c="2"/>w a s <text:s text:c="2"/>h e a v i l y r e d u c e d <text:s text:c="2"/>w e <text:s text:c="2"/>c o u l d <text:s text:c="2"/>n o t <text:s text:c="2"/>s i m p l y <text:s text:c="2"/>r e m o v e <text:s text:c="2"/>t h o s e</text:p>
          </table:table-cell>
          <table:table-cell table:number-columns-repeated="1022"/>
        </table:table-row>
        <table:table-row table:style-name="ro1">
          <table:table-cell office:value-type="string" calcext:value-type="string">
            <text:p>C l a u s e A 6 . 3   I n   t h e   e v e n t   o f   a n d   o n l y   t o   t h e   e x t e n t   o f a n y   c o n f l i c t   b e t w e e n   t h e   C o n t r a c t   P a r t i c u l a r s , t h e   C l a u s e s   o f   t h e   C o n t r a c t   a n d   a n y   d o c u m e n t r e f e r r e d   t o   i n   t h o s e   C l a u s e s ,   t h e   c o n f l i c t   s h a l l   b e r e s o l v e d   i n   a c c o r d a n c e   w i t h   t h e   f o l l o w i n g   o r d e r o f   p r e c e d e n c e : a ) </text:p>
            <text:p> t h e   C l a u s e s   o f   t h e   C o n t r a c t ; b ) </text:p>
            <text:p> t h e   C o n t r a c t   P a r t i c u l a r s ; c ) </text:p>
            <text:p> t h e   S p e c i f i c a t i o n ; d ) </text:p>
            <text:p> a n y   o t h e r   d o c u m e n t   r e f e r r e d   t o   i n   t h e C l a u s e s   o f   t h e   C o n t r a c t ; e ) </text:p>
            <text:p> t h e   C o n t r a c t o r ’ s   T e n d e r .</text:p>
          </table:table-cell>
          <table:table-cell office:value-type="string" calcext:value-type="string">
            <text:p>H e a l e s <text:s text:c="2"/>M e d i c a l <text:s text:c="2"/>R e s p o n s e D u e <text:s text:c="2"/>t o <text:s text:c="2"/>t h e <text:s text:c="2"/>d i f f i c u l t i e s <text:s text:c="2"/>e x p e r i e n c e d <text:s text:c="2"/>b y <text:s text:c="2"/>R o y a l <text:s text:c="2"/>M a i l s i n c e <text:s text:c="2"/>C O V I D - 1 9 <text:s text:c="2"/>a n d <text:s text:c="2"/>a t <text:s text:c="2"/>t h e <text:s text:c="2"/>c u r r e n t <text:s text:c="2"/>t i m e , i n c l u d i n g <text:s text:c="2"/>s t r i k e <text:s text:c="2"/>a c t i o n , <text:s text:c="2"/>p l e a s e <text:s text:c="2"/>c h a n g e <text:s text:c="2"/>t h i s c l a u s e <text:s text:c="2"/>t o <text:s text:c="2"/>e n s u r e <text:s text:c="2"/>t h e <text:s text:c="2"/>l i k e l i h o o d <text:s text:c="2"/>o f <text:s text:c="2"/>r e c e i v i n g <text:s text:c="2"/>t h e n o t i c e <text:s text:c="2"/>b y <text:s text:c="2"/>t h e <text:s text:c="2"/>t i m e <text:s text:c="2"/>r e c e i p t <text:s text:c="2"/>i s <text:s text:c="2"/>a s s u m e d . P l e a s e <text:s text:c="2"/>c h a n g e <text:s text:c="2"/>t o : A 5 . 2 <text:s text:c="2"/>( b ) <text:s text:c="2"/>t h r e e <text:s text:c="2"/>( 3 ) <text:s text:c="2"/>W o r k i n g <text:s text:c="2"/>D a y s <text:s text:c="2"/>a f t e r <text:s text:c="2"/>t h e <text:s text:c="2"/>d a y <text:s text:c="2"/>o n w h i c h <text:s text:c="2"/>t h e <text:s text:c="2"/>l e t t e r <text:s text:c="2"/>w a s <text:s text:c="2"/>p o s t e d ; <text:s text:c="2"/>o r T h e <text:s text:c="2"/>C o n t r a c t o r ’ s <text:s text:c="2"/>t e n d e r <text:s text:c="2"/>i s <text:s text:c="2"/>a <text:s text:c="2"/>r e s p o n s e <text:s text:c="2"/>t o <text:s text:c="2"/>t h e s p e c i f i c a t i o n , <text:s text:c="2"/>d e t a i l i n g <text:s text:c="2"/>h o w <text:s text:c="2"/>t h e <text:s text:c="2"/>s p e c i f i c a t i o n <text:s text:c="2"/>c a n b e <text:s text:c="2"/>f u l f i l l e d <text:s text:c="2"/>o r <text:s text:c="2"/>i n <text:s text:c="2"/>s o m e <text:s text:c="2"/>c a s e s <text:s text:c="2"/>w h y <text:s text:c="2"/>i t <text:s text:c="2"/>w o n ’ t <text:s text:c="2"/>b e f u l f i l l e d <text:s text:c="2"/>i n <text:s text:c="2"/>t h e <text:s text:c="2"/>w a y <text:s text:c="2"/>s p e c i f i e d <text:s text:c="2"/>( f o r <text:s text:c="2"/>e x a m p l e <text:s text:c="2"/>t h e C u s t o m e r <text:s text:c="2"/>h a s <text:s text:c="2"/>n o t <text:s text:c="2"/>d e t a i l e d <text:s text:c="2"/>t h e <text:s text:c="2"/>m o s t <text:s text:c="2"/>c o s t e f f e c t i v e <text:s text:c="2"/>r o u t e <text:s text:c="2"/>a n d <text:s text:c="2"/>h a s <text:s text:c="2"/>i n f o r m a l l y <text:s text:c="2"/>a g r e e d <text:s text:c="2"/>t o <text:s text:c="2"/>a c h a n g e <text:s text:c="2"/>i n <text:s text:c="2"/>p r o c e s s ) . <text:s text:c="2"/>T h e <text:s text:c="2"/>C o n t r a c t <text:s text:c="2"/>i s <text:s text:c="2"/>a w a r d e d b a s e d <text:s text:c="2"/>o n <text:s text:c="2"/>t h e <text:s text:c="2"/>T e n d e r <text:s text:c="2"/>R e s p o n s e . <text:s text:c="2"/>T h i s <text:s text:c="2"/>o r d e r <text:s text:c="2"/>o f p r e c e d e n c e <text:s text:c="2"/>r e n d e r s <text:s text:c="2"/>t h e <text:s text:c="2"/>T e n d e r <text:s text:c="2"/>R e s p o n s e r e d u n d a n t , <text:s text:c="2"/>a s <text:s text:c="2"/>r e g a r d l e s s <text:s text:c="2"/>o f <text:s text:c="2"/>w h a t <text:s text:c="2"/>i t <text:s text:c="2"/>s a y s , <text:s text:c="2"/>i f <text:s text:c="2"/>t h e s p e c i f i c a t i o n <text:s text:c="2"/>s a y s <text:s text:c="2"/>d i f f e r e n t l y <text:s text:c="2"/>i t <text:s text:c="2"/>t a k e s p r e c e d e n c e . P l e a s e <text:s text:c="2"/>c h a n g e <text:s text:c="2"/>t o : A 6 . 3 <text:s text:c="2"/>I n <text:s text:c="2"/>t h e <text:s text:c="2"/>e v e n t <text:s text:c="2"/>o f <text:s text:c="2"/>a n d <text:s text:c="2"/>o n l y <text:s text:c="2"/>t o <text:s text:c="2"/>t h e <text:s text:c="2"/>e x t e n t <text:s text:c="2"/>o f a n y <text:s text:c="2"/>c o n f l i c t <text:s text:c="2"/>b e t w e e n <text:s text:c="2"/>t h e <text:s text:c="2"/>C o n t r a c t <text:s text:c="2"/>P a r t i c u l a r s , t h e <text:s text:c="2"/>C l a u s e s <text:s text:c="2"/>o f <text:s text:c="2"/>t h e <text:s text:c="2"/>C o n t r a c t <text:s text:c="2"/>a n d <text:s text:c="2"/>a n y <text:s text:c="2"/>d o c u m e n t r e f e r r e d <text:s text:c="2"/>t o <text:s text:c="2"/>i n <text:s text:c="2"/>t h o s e <text:s text:c="2"/>C l a u s e s , <text:s text:c="2"/>t h e <text:s text:c="2"/>c o n f l i c t <text:s text:c="2"/>s h a l l <text:s text:c="2"/>b e r e s o l v e d <text:s text:c="2"/>i n <text:s text:c="2"/>a c c o r d a n c e <text:s text:c="2"/>w i t h <text:s text:c="2"/>t h e <text:s text:c="2"/>f o l l o w i n g <text:s text:c="2"/>o r d e r o f <text:s text:c="2"/>p r e c e d e n c e :</text:p>
          </table:table-cell>
          <table:table-cell table:number-columns-repeated="1022"/>
        </table:table-row>
        <table:table-row table:style-name="ro1">
          <table:table-cell office:value-type="string" calcext:value-type="string">
            <text:p>P l e a s e <text:s text:c="2"/>c h a n g e <text:s text:c="2"/>t h i s <text:s text:c="2"/>c l a u s e <text:s text:c="2"/>t o : 1 . 1</text:p>
          </table:table-cell>
          <table:table-cell office:value-type="string" calcext:value-type="string">
            <text:p>T h e <text:s text:c="2"/>C o n t r a c t o r <text:s text:c="2"/>s h a l l <text:s text:c="2"/>n o t i f y <text:s text:c="2"/>t h e U n i v e r s i t y <text:s text:c="2"/>o f <text:s text:c="2"/>t h e <text:s text:c="2"/>a s s o c i a t e d <text:s text:c="2"/>p r o p o s e d c h a r g e , <text:s text:c="2"/>c a l c u l a t e d <text:s text:c="2"/>i n <text:s text:c="2"/>a c c o r d a n c e <text:s text:c="2"/>w i t h t h e <text:s text:c="2"/>p r i c i n g <text:s text:c="2"/>m o d e l <text:s text:c="2"/>u s e d <text:s text:c="2"/>t o <text:s text:c="2"/>c a l c u l a t e <text:s text:c="2"/>t h e C o n t r a c t <text:s text:c="2"/>P r i c e , <text:s text:c="2"/>f o r <text:s text:c="2"/>e f f e c t i n g <text:s text:c="2"/>t h e r e q u e s t e d <text:s text:c="2"/>v a r i a t i o n .</text:p>
          </table:table-cell>
          <table:table-cell table:number-columns-repeated="1022"/>
        </table:table-row>
        <table:table-row table:style-name="ro1">
          <table:table-cell office:value-type="string" calcext:value-type="string">
            <text:p>r e f e r r e d <text:s text:c="2"/>t o <text:s text:c="2"/>i n <text:s text:c="2"/>t h o s e <text:s text:c="2"/>C l a u s e s , <text:s text:c="2"/>t h e <text:s text:c="2"/>c o n f l i c t <text:s text:c="2"/>s h a l l <text:s text:c="2"/>b e r e s o l v e d <text:s text:c="2"/>i n <text:s text:c="2"/>a c c o r d a n c e <text:s text:c="2"/>w i t h <text:s text:c="2"/>t h e <text:s text:c="2"/>f o l l o w i n g <text:s text:c="2"/>o r d e r o f <text:s text:c="2"/>p r e c e d e n c e : a ) b ) c ) d ) e )</text:p>
          </table:table-cell>
          <table:table-cell office:value-type="string" calcext:value-type="string">
            <text:p>t h e <text:s text:c="2"/>C l a u s e s <text:s text:c="2"/>o f <text:s text:c="2"/>t h e <text:s text:c="2"/>C o n t r a c t ; t h e <text:s text:c="2"/>C o n t r a c t <text:s text:c="2"/>P a r t i c u l a r s ; t h e <text:s text:c="2"/>C o n t r a c t o r ’ s <text:s text:c="2"/>T e n d e r ; t h e <text:s text:c="2"/>S p e c i f i c a t i o n ; a n y <text:s text:c="2"/>o t h e r <text:s text:c="2"/>d o c u m e n t <text:s text:c="2"/>r e f e r r e d <text:s text:c="2"/>t o <text:s text:c="2"/>i n <text:s text:c="2"/>t h e C l a u s e s <text:s text:c="2"/>o f <text:s text:c="2"/>t h e <text:s text:c="2"/>C o n t r a c t .</text:p>
          </table:table-cell>
          <table:table-cell table:number-columns-repeated="1022"/>
        </table:table-row>
        <table:table-row table:style-name="ro1">
          <table:table-cell office:value-type="string" calcext:value-type="string">
            <text:p>w r i t t e n <text:s text:c="2"/>n o t i c e <text:s text:c="2"/>t o <text:s text:c="2"/>t h e <text:s text:c="2"/>C o n t r a c t o r <text:s text:c="2"/>w i t h <text:s text:c="2"/>3 <text:s text:c="2"/>m o n t h s ’ n o t i c e <text:s text:c="2"/>i f <text:s text:c="2"/>t h e <text:s text:c="2"/>C o n t r a c t o r <text:s text:c="2"/>c o m m i t s <text:s text:c="2"/>a <text:s text:c="2"/>D e f a u l t <text:s text:c="2"/>a n d <text:s text:c="2"/>i f : a ) b )</text:p>
          </table:table-cell>
          <table:table-cell office:value-type="string" calcext:value-type="string">
            <text:p>t h e <text:s text:c="2"/>C o n t r a c t o r <text:s text:c="2"/>h a s <text:s text:c="2"/>n o t <text:s text:c="2"/>r e m e d i e d t h e <text:s text:c="2"/>D e f a u l t <text:s text:c="2"/>t o <text:s text:c="2"/>t h e <text:s text:c="2"/>s a t i s f a c t i o n <text:s text:c="2"/>o f t h e <text:s text:c="2"/>U n i v e r s i t y <text:s text:c="2"/>w i t h i n <text:s text:c="2"/>t w e n t y <text:s text:c="2"/>( 2 0 ) W o r k i n g <text:s text:c="2"/>D a y s , <text:s text:c="2"/>o r <text:s text:c="2"/>s u c h <text:s text:c="2"/>o t h e r p e r i o d <text:s text:c="2"/>a s <text:s text:c="2"/>m a y <text:s text:c="2"/>b e <text:s text:c="2"/>s p e c i f i e d <text:s text:c="2"/>b y t h e <text:s text:c="2"/>U n i v e r s i t y , <text:s text:c="2"/>a f t e r <text:s text:c="2"/>i s s u e <text:s text:c="2"/>o f <text:s text:c="2"/>a n o t i c e <text:s text:c="2"/>s p e c i f y i n g <text:s text:c="2"/>t h e <text:s text:c="2"/>D e f a u l t <text:s text:c="2"/>a n d r e q u e s t i n g <text:s text:c="2"/>i t <text:s text:c="2"/>t o <text:s text:c="2"/>b e <text:s text:c="2"/>r e m e d i e d ; <text:s text:c="2"/>o r t h e <text:s text:c="2"/>D e f a u l t <text:s text:c="2"/>i s <text:s text:c="2"/>n o t , <text:s text:c="2"/>i n <text:s text:c="2"/>t h e <text:s text:c="2"/>o p i n i o n o f <text:s text:c="2"/>t h e <text:s text:c="2"/>U n i v e r s i t y , <text:s text:c="2"/>c a p a b l e <text:s text:c="2"/>o f r e m e d y .</text:p>
          </table:table-cell>
          <table:table-cell table:number-columns-repeated="1022"/>
        </table:table-row>
        <table:table-row table:style-name="ro1">
          <table:table-cell office:value-type="string" calcext:value-type="string">
            <text:p>C l a u s e M e d i c a l <text:s text:c="2"/>M a l p r a c t i c e <text:s text:c="2"/>I n s u r a n c e £ 1 0 <text:s text:c="2"/>M i l l i o n A 5 . 2 <text:s text:c="2"/>( b ) <text:s text:c="2"/>t w o <text:s text:c="2"/>( 2 ) <text:s text:c="2"/>W o r k i n g <text:s text:c="2"/>D a y s <text:s text:c="2"/>a f t e r <text:s text:c="2"/>t h e <text:s text:c="2"/>d a y <text:s text:c="2"/>o n w h i c h <text:s text:c="2"/>t h e <text:s text:c="2"/>l e t t e r <text:s text:c="2"/>w a s <text:s text:c="2"/>p o s t e d ; <text:s text:c="2"/>o r</text:p>
          </table:table-cell>
          <table:table-cell office:value-type="string" calcext:value-type="string">
            <text:p>H e a l e s <text:s text:c="2"/>M e d i c a l <text:s text:c="2"/>R e s p o n s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 I n t e l l e c t u a l <text:s text:c="2"/>C o n t e n t <text:s text:c="2"/>R i g h t s <text:s text:c="2"/>D e f i n i t i o n m e a n s <text:s text:c="2"/>t h e <text:s text:c="2"/>d a t a <text:s text:c="2"/>c o n t e n t <text:s text:c="2"/>o f <text:s text:c="2"/>a n y <text:s text:c="2"/>d o c u m e n t w h e t h e r <text:s text:c="2"/>e l e c t r o n i c <text:s text:c="2"/>o r <text:s text:c="2"/>p a p e r <text:s text:c="2"/>p r o c e s s e d <text:s text:c="2"/>o n <text:s text:c="2"/>b e h a l f o f <text:s text:c="2"/>t h e <text:s text:c="2"/>c l i e n t <text:s text:c="2"/>a n d / o r <text:s text:c="2"/>p r o v i d e d <text:s text:c="2"/>b y <text:s text:c="2"/>t h e <text:s text:c="2"/>p r o v i d e r <text:s text:c="2"/>t o t h e <text:s text:c="2"/>c l i e n t <text:s text:c="2"/>w i t h i n <text:s text:c="2"/>t h e <text:s text:c="2"/>t e r m <text:s text:c="2"/>o f <text:s text:c="2"/>t h i s <text:s text:c="2"/>c o n t r a c t . <text:s text:c="2"/>F o r a v o i d a n c e <text:s text:c="2"/>o f <text:s text:c="2"/>d o u b t <text:s text:c="2"/>t h i s <text:s text:c="2"/>e x c l u d e s <text:s text:c="2"/>t h e <text:s text:c="2"/>d e s i g n <text:s text:c="2"/>o f a n y <text:s text:c="2"/>d o c u m e n t , <text:s text:c="2"/>d a t a b a s e , <text:s text:c="2"/>l o g o , <text:s text:c="2"/>t r a d e m a r k , b u s i n e s s <text:s text:c="2"/>n a m e , <text:s text:c="2"/>w e b s i t e , <text:s text:c="2"/>o r <text:s text:c="2"/>w e b <text:s text:c="2"/>s e r v i c e e l e c t r o n i c <text:s text:c="2"/>o r <text:s text:c="2"/>o t h e r w i s e . P l e a s e <text:s text:c="2"/>c h a n g e <text:s text:c="2"/>t h i s <text:s text:c="2"/>c l a u s e <text:s text:c="2"/>t o : N e i t h e r <text:s text:c="2"/>t h e <text:s text:c="2"/>C u s t o m e r <text:s text:c="2"/>n o r <text:s text:c="2"/>t h e <text:s text:c="2"/>S e r v i c e <text:s text:c="2"/>P r o v i d e r s h a l l <text:s text:c="2"/>a c q u i r e <text:s text:c="2"/>a n y <text:s text:c="2"/>r i g h t , <text:s text:c="2"/>t i t l e <text:s text:c="2"/>o r <text:s text:c="2"/>i n t e r e s t <text:s text:c="2"/>i n <text:s text:c="2"/>t h e o t h e r ’ s <text:s text:c="2"/>P r e - E x i s t i n g <text:s text:c="2"/>I n t e l l e c t u a l <text:s text:c="2"/>P r o p e r t y <text:s text:c="2"/>R i g h t s . A l l <text:s text:c="2"/>I n t e l l e c t u a l <text:s text:c="2"/>C o n t e n t <text:s text:c="2"/>R i g h t s <text:s text:c="2"/>w i l l <text:s text:c="2"/>b e <text:s text:c="2"/>t h e p r o p e r t y <text:s text:c="2"/>o f <text:s text:c="2"/>t h e <text:s text:c="2"/>U n i v e r s i t y . T h i s <text:s text:c="2"/>a m o u n t <text:s text:c="2"/>o f <text:s text:c="2"/>c o v e r <text:s text:c="2"/>i s <text:s text:c="2"/>f a r <text:s text:c="2"/>i n <text:s text:c="2"/>e x c e s s <text:s text:c="2"/>o f <text:s text:c="2"/>c o n t r a c t r e q u i r e m e n t s . <text:s text:c="2"/>I n d u s t r y <text:s text:c="2"/>s t a n d a r d <text:s text:c="2"/>f o r <text:s text:c="2"/>M e d i c a l M a l p r a c t i c e <text:s text:c="2"/>i n <text:s text:c="2"/>O c c u p a t i o n a l <text:s text:c="2"/>H e a l t h <text:s text:c="2"/>i s <text:s text:c="2"/>£ 5 <text:s text:c="2"/>M i l l i o n , w h i c h <text:s text:c="2"/>i s <text:s text:c="2"/>s u f f i c i e n t <text:s text:c="2"/>f o r <text:s text:c="2"/>o t h e r <text:s text:c="2"/>c o n t r a c t s <text:s text:c="2"/>i n c l u d i n g N H S , <text:s text:c="2"/>G D C , <text:s text:c="2"/>N M C <text:s text:c="2"/>w h i c h <text:s text:c="2"/>h a v e <text:s text:c="2"/>a <text:s text:c="2"/>h i g h e r <text:s text:c="2"/>u s a g e l e v e l <text:s text:c="2"/>a n d <text:s text:c="2"/>h i g h e r <text:s text:c="2"/>l e v e l s <text:s text:c="2"/>o f <text:s text:c="2"/>M e d i c a l <text:s text:c="2"/>c l e a r a n c e s . <text:s text:c="2"/>I n 2 2 <text:s text:c="2"/>y e a r s , <text:s text:c="2"/>n o <text:s text:c="2"/>c l i e n t <text:s text:c="2"/>h a s <text:s text:c="2"/>r e q u i r e d <text:s text:c="2"/>o v e r <text:s text:c="2"/>£ 5 <text:s text:c="2"/>M i l l i o n M e d i c a l <text:s text:c="2"/>M a l p r a c t i c e <text:s text:c="2"/>c o v e r . <text:s text:c="2"/>W e <text:s text:c="2"/>u n d e r s t a n d <text:s text:c="2"/>t h a t s e r v i c e <text:s text:c="2"/>c o s t <text:s text:c="2"/>i s <text:s text:c="2"/>i m p o r t a n t <text:s text:c="2"/>t o <text:s text:c="2"/>G l y n d ŵ r <text:s text:c="2"/>U n i v e r s i t y a n d <text:s text:c="2"/>a d v i s e <text:s text:c="2"/>t h a t <text:s text:c="2"/>t h i s <text:s text:c="2"/>r e q u i r e m e n t , <text:s text:c="2"/>a s <text:s text:c="2"/>i t <text:s text:c="2"/>i s <text:s text:c="2"/>s p e c i f i c t o <text:s text:c="2"/>t h e <text:s text:c="2"/>U n i v e r s i t y , <text:s text:c="2"/>w o u l d <text:s text:c="2"/>a d d <text:s text:c="2"/>a n <text:s text:c="2"/>a d d i t i o n a l £ 1 4 , 2 4 0 <text:s text:c="2"/>t o <text:s text:c="2"/>t h e <text:s text:c="2"/>a n n u a l <text:s text:c="2"/>c o s t <text:s text:c="2"/>o f <text:s text:c="2"/>t h e <text:s text:c="2"/>s e r v i c e , <text:s text:c="2"/>w h i c h i s <text:s text:c="2"/>t h e <text:s text:c="2"/>a d d i t i o n a l <text:s text:c="2"/>a m o u n t <text:s text:c="2"/>t h i s <text:s text:c="2"/>c o v e r <text:s text:c="2"/>w o u l d <text:s text:c="2"/>c o s t <text:s text:c="2"/>t o t h e <text:s text:c="2"/>b u s i n e s s . P l e a s e <text:s text:c="2"/>c h a n g e <text:s text:c="2"/>t o : £ 5 <text:s text:c="2"/>M i l l i o n T h i s <text:s text:c="2"/>c l a u s e <text:s text:c="2"/>r e l a t e s <text:s text:c="2"/>t o <text:s text:c="2"/>t h e <text:s text:c="2"/>p r o v i s i o n <text:s text:c="2"/>o f <text:s text:c="2"/>o f f i c i a l n o t i c e s .</text:p>
          </table:table-cell>
          <table:table-cell table:number-columns-repeated="1022"/>
        </table:table-row>
        <table:table-row table:style-name="ro1">
          <table:table-cell office:value-type="string" calcext:value-type="string">
            <text:p>C l a u s e p u r p o s e <text:s text:c="2"/>o f <text:s text:c="2"/>p e r f o r m i n g <text:s text:c="2"/>i t s <text:s text:c="2"/>o b l i g a t i o n s <text:s text:c="2"/>u n d e r <text:s text:c="2"/>t h e C o n t r a c t . <text:s text:c="2"/>T h e <text:s text:c="2"/>U n i v e r s i t y <text:s text:c="2"/>m a y <text:s text:c="2"/>r e q u i r e <text:s text:c="2"/>t h e C o n t r a c t o r <text:s text:c="2"/>t o <text:s text:c="2"/>e n t e r <text:s text:c="2"/>i n t o <text:s text:c="2"/>a <text:s text:c="2"/>l i c e n c e <text:s text:c="2"/>a g r e e m e n t <text:s text:c="2"/>f o r t h e <text:s text:c="2"/>u s e <text:s text:c="2"/>o f <text:s text:c="2"/>t h e <text:s text:c="2"/>P r e m i s e s <text:s text:c="2"/>a n d <text:s text:c="2"/>m a y <text:s text:c="2"/>r e q u i r e <text:s text:c="2"/>t h e C o n t r a c t o r <text:s text:c="2"/>t o <text:s text:c="2"/>p a y <text:s text:c="2"/>t o <text:s text:c="2"/>t h e <text:s text:c="2"/>U n i v e r s i t y <text:s text:c="2"/>a <text:s text:c="2"/>l i c e n c e <text:s text:c="2"/>f e e . C 4 . 4 <text:s text:c="2"/>E x c e p t <text:s text:c="2"/>f o r <text:s text:c="2"/>r e a s o n s <text:s text:c="2"/>b e y o n d <text:s text:c="2"/>t h e <text:s text:c="2"/>U n i v e r s i t y ' s c o n t r o l , <text:s text:c="2"/>w h e r e <text:s text:c="2"/>t h e <text:s text:c="2"/>U n i v e r s i t y <text:s text:c="2"/>h a s <text:s text:c="2"/>n o t <text:s text:c="2"/>m a d e p a y m e n t <text:s text:c="2"/>t o <text:s text:c="2"/>t h e <text:s text:c="2"/>C o n t r a c t o r <text:s text:c="2"/>b y <text:s text:c="2"/>t h e <text:s text:c="2"/>d u e <text:s text:c="2"/>d a t e , <text:s text:c="2"/>t h e U n i v e r s i t y <text:s text:c="2"/>s h a l l <text:s text:c="2"/>u p o n <text:s text:c="2"/>w r i t t e n <text:s text:c="2"/>r e q u e s t <text:s text:c="2"/>b y <text:s text:c="2"/>t h e C o n t r a c t o r <text:s text:c="2"/>p a y <text:s text:c="2"/>i n t e r e s t <text:s text:c="2"/>t o <text:s text:c="2"/>t h e <text:s text:c="2"/>C o n t r a c t o r <text:s text:c="2"/>o n <text:s text:c="2"/>a n y a m o u n t <text:s text:c="2"/>o u t s t a n d i n g <text:s text:c="2"/>a t <text:s text:c="2"/>a <text:s text:c="2"/>r a t e <text:s text:c="2"/>o f <text:s text:c="2"/>4 % <text:s text:c="2"/>a b o v e <text:s text:c="2"/>t h e b a s e <text:s text:c="2"/>r a t e <text:s text:c="2"/>o f <text:s text:c="2"/>H S B C <text:s text:c="2"/>B a n k . <text:s text:c="2"/>T h e <text:s text:c="2"/>P a r t i e s <text:s text:c="2"/>a g r e e <text:s text:c="2"/>t h a t s u c h <text:s text:c="2"/>a <text:s text:c="2"/>r a t e <text:s text:c="2"/>i s <text:s text:c="2"/>a <text:s text:c="2"/>s u b s t a n t i a l <text:s text:c="2"/>c o n t r a c t u a l <text:s text:c="2"/>r e m e d y <text:s text:c="2"/>f o r t h e <text:s text:c="2"/>p u r p o s e s <text:s text:c="2"/>o f <text:s text:c="2"/>t h e <text:s text:c="2"/>L a t e <text:s text:c="2"/>P a y m e n t <text:s text:c="2"/>o f <text:s text:c="2"/>C o m m e r c i a l D e b t s <text:s text:c="2"/>( I n t e r e s t ) <text:s text:c="2"/>A c t <text:s text:c="2"/>1 9 9 8 <text:s text:c="2"/>a n d <text:s text:c="2"/>s u c h <text:s text:c="2"/>i n t e r e s t <text:s text:c="2"/>s h a l l b e <text:s text:c="2"/>p a y a b l e <text:s text:c="2"/>f r o m <text:s text:c="2"/>t h e <text:s text:c="2"/>d u e <text:s text:c="2"/>d a t e <text:s text:c="2"/>f o r <text:s text:c="2"/>p a y m e n t <text:s text:c="2"/>u n t i l p a y m e n t <text:s text:c="2"/>i s <text:s text:c="2"/>a c t u a l l y <text:s text:c="2"/>m a d e . C 4 . 5 <text:s text:c="2"/>W h e r e v e r <text:s text:c="2"/>u n d e r <text:s text:c="2"/>t h e <text:s text:c="2"/>C o n t r a c t <text:s text:c="2"/>o r <text:s text:c="2"/>a n y <text:s text:c="2"/>o t h e r c o n t r a c t <text:s text:c="2"/>b e t w e e n <text:s text:c="2"/>t h e <text:s text:c="2"/>P a r t i e s <text:s text:c="2"/>a n y <text:s text:c="2"/>s u m <text:s text:c="2"/>o f <text:s text:c="2"/>m o n e y i s <text:s text:c="2"/>r e c o v e r a b l e <text:s text:c="2"/>f r o m <text:s text:c="2"/>o r <text:s text:c="2"/>p a y a b l e <text:s text:c="2"/>b y <text:s text:c="2"/>t h e <text:s text:c="2"/>C o n t r a c t o r ( i n c l u d i n g <text:s text:c="2"/>a n y <text:s text:c="2"/>s u m <text:s text:c="2"/>w h i c h <text:s text:c="2"/>t h e <text:s text:c="2"/>C o n t r a c t o r <text:s text:c="2"/>i s <text:s text:c="2"/>l i a b l e t o <text:s text:c="2"/>p a y <text:s text:c="2"/>t o <text:s text:c="2"/>t h e <text:s text:c="2"/>U n i v e r s i t y <text:s text:c="2"/>i n <text:s text:c="2"/>r e s p e c t <text:s text:c="2"/>o f <text:s text:c="2"/>a n y <text:s text:c="2"/>b r e a c h o f <text:s text:c="2"/>t h e <text:s text:c="2"/>C o n t r a c t ) , <text:s text:c="2"/>t h e <text:s text:c="2"/>U n i v e r s i t y <text:s text:c="2"/>m a y <text:s text:c="2"/>u n i l a t e r a l l y d e d u c t <text:s text:c="2"/>t h a t <text:s text:c="2"/>s u m <text:s text:c="2"/>f r o m <text:s text:c="2"/>a n y <text:s text:c="2"/>s u m <text:s text:c="2"/>t h e n <text:s text:c="2"/>d u e , <text:s text:c="2"/>o r w h i c h <text:s text:c="2"/>a t <text:s text:c="2"/>a n y <text:s text:c="2"/>l a t e r <text:s text:c="2"/>t i m e <text:s text:c="2"/>m a y <text:s text:c="2"/>b e c o m e <text:s text:c="2"/>d u e <text:s text:c="2"/>t o <text:s text:c="2"/>t h e C o n t r a c t o r , <text:s text:c="2"/>u n d e r <text:s text:c="2"/>t h e <text:s text:c="2"/>C o n t r a c t .</text:p>
          </table:table-cell>
          <table:table-cell office:value-type="string" calcext:value-type="string">
            <text:p>H e a l e s <text:s text:c="2"/>M e d i c a l <text:s text:c="2"/>R e s p o n s e p r o v i d i n g <text:s text:c="2"/>t h e <text:s text:c="2"/>s e r v i c e <text:s text:c="2"/>a s <text:s text:c="2"/>s t a t e d <text:s text:c="2"/>i n <text:s text:c="2"/>c l a u s e <text:s text:c="2"/>C 1 . 1 “ t h e <text:s text:c="2"/>C o n t r a c t <text:s text:c="2"/>P r i c e <text:s text:c="2"/>s h a l l <text:s text:c="2"/>i n c l u d e <text:s text:c="2"/>e v e r y <text:s text:c="2"/>c o s t <text:s text:c="2"/>a n d e x p e n s e <text:s text:c="2"/>o f <text:s text:c="2"/>t h e <text:s text:c="2"/>C o n t r a c t o r <text:s text:c="2"/>d i r e c t l y <text:s text:c="2"/>o r <text:s text:c="2"/>i n d i r e c t l y i n c u r r e d <text:s text:c="2"/>i n <text:s text:c="2"/>c o n n e c t i o n <text:s text:c="2"/>w i t h <text:s text:c="2"/>t h e <text:s text:c="2"/>p e r f o r m a n c e <text:s text:c="2"/>o f t h e <text:s text:c="2"/>S e r v i c e s . ” P l e a s e <text:s text:c="2"/>a d d <text:s text:c="2"/>t o <text:s text:c="2"/>t h i s <text:s text:c="2"/>c l a u s e : T h e <text:s text:c="2"/>U n i v e r s i t y <text:s text:c="2"/>u n d e r s t a n d s <text:s text:c="2"/>t h a t <text:s text:c="2"/>a <text:s text:c="2"/>l i c e n c e <text:s text:c="2"/>f e e m a y <text:s text:c="2"/>r e q u i r e <text:s text:c="2"/>a <text:s text:c="2"/>c h a n g e <text:s text:c="2"/>i n <text:s text:c="2"/>p r i c i n g . I n t e r e s t <text:s text:c="2"/>w i l l <text:s text:c="2"/>b e <text:s text:c="2"/>c h a r g e d <text:s text:c="2"/>a t <text:s text:c="2"/>8 % <text:s text:c="2"/>o v e r <text:s text:c="2"/>t h e p r e v a i l i n g <text:s text:c="2"/>B a n k <text:s text:c="2"/>o f <text:s text:c="2"/>E n g l a n d <text:s text:c="2"/>b a s e <text:s text:c="2"/>r a t e , <text:s text:c="2"/>i n a c c o r d a n c e <text:s text:c="2"/>w i t h <text:s text:c="2"/>s t a n d a r d <text:s text:c="2"/>l a t e <text:s text:c="2"/>p a y m e n t c h a r g e s . <text:s text:c="2"/>A s <text:s text:c="2"/>w e <text:s text:c="2"/>a r e <text:s text:c="2"/>a n <text:s text:c="2"/>S M E , <text:s text:c="2"/>w e <text:s text:c="2"/>r e l y <text:s text:c="2"/>o n <text:s text:c="2"/>o u r C u s t o m e r s <text:s text:c="2"/>t o <text:s text:c="2"/>p a y <text:s text:c="2"/>i n <text:s text:c="2"/>t i m e <text:s text:c="2"/>a n d <text:s text:c="2"/>i n <text:s text:c="2"/>f u l l <text:s text:c="2"/>t o <text:s text:c="2"/>e n a b l e <text:s text:c="2"/>u s t o <text:s text:c="2"/>c o n t i n u e <text:s text:c="2"/>t o <text:s text:c="2"/>p r o v i d e <text:s text:c="2"/>h i g h <text:s text:c="2"/>q u a l i t y <text:s text:c="2"/>c o n s i s t e n t s e r v i c e s <text:s text:c="2"/>t o <text:s text:c="2"/>a l l <text:s text:c="2"/>o u r <text:s text:c="2"/>c u s t o m e r s . P l e a s e <text:s text:c="2"/>c h a n g e <text:s text:c="2"/>t o : C 4 . 4 <text:s text:c="2"/>W h e r e <text:s text:c="2"/>t h e <text:s text:c="2"/>U n i v e r s i t y <text:s text:c="2"/>h a s <text:s text:c="2"/>n o t <text:s text:c="2"/>m a d e p a y m e n t <text:s text:c="2"/>t o <text:s text:c="2"/>t h e <text:s text:c="2"/>C o n t r a c t o r <text:s text:c="2"/>b y <text:s text:c="2"/>t h e <text:s text:c="2"/>d u e <text:s text:c="2"/>d a t e , <text:s text:c="2"/>t h e U n i v e r s i t y <text:s text:c="2"/>s h a l l <text:s text:c="2"/>u p o n <text:s text:c="2"/>w r i t t e n <text:s text:c="2"/>r e q u e s t <text:s text:c="2"/>b y <text:s text:c="2"/>t h e C o n t r a c t o r <text:s text:c="2"/>p a y <text:s text:c="2"/>i n t e r e s t <text:s text:c="2"/>t o <text:s text:c="2"/>t h e <text:s text:c="2"/>C o n t r a c t o r <text:s text:c="2"/>o n <text:s text:c="2"/>a n y a m o u n t <text:s text:c="2"/>o u t s t a n d i n g <text:s text:c="2"/>a t <text:s text:c="2"/>a <text:s text:c="2"/>r a t e <text:s text:c="2"/>o f <text:s text:c="2"/>8 % <text:s text:c="2"/>a b o v e <text:s text:c="2"/>t h e b a s e <text:s text:c="2"/>r a t e <text:s text:c="2"/>o f <text:s text:c="2"/>t h e <text:s text:c="2"/>B a n k <text:s text:c="2"/>o f <text:s text:c="2"/>E n g l a n d . <text:s text:c="2"/>T h e <text:s text:c="2"/>P a r t i e s a g r e e <text:s text:c="2"/>t h a t <text:s text:c="2"/>s u c h <text:s text:c="2"/>a <text:s text:c="2"/>r a t e <text:s text:c="2"/>i s <text:s text:c="2"/>a <text:s text:c="2"/>r e a s o n a b l e <text:s text:c="2"/>c o n t r a c t u a l r e m e d y <text:s text:c="2"/>f o r <text:s text:c="2"/>t h e <text:s text:c="2"/>p u r p o s e s <text:s text:c="2"/>o f <text:s text:c="2"/>t h e <text:s text:c="2"/>L a t e <text:s text:c="2"/>P a y m e n t <text:s text:c="2"/>o f C o m m e r c i a l <text:s text:c="2"/>D e b t s <text:s text:c="2"/>( I n t e r e s t ) <text:s text:c="2"/>A c t <text:s text:c="2"/>1 9 9 8 <text:s text:c="2"/>a n d <text:s text:c="2"/>s u c h i n t e r e s t <text:s text:c="2"/>s h a l l <text:s text:c="2"/>b e <text:s text:c="2"/>p a y a b l e <text:s text:c="2"/>f r o m <text:s text:c="2"/>t h e <text:s text:c="2"/>d u e <text:s text:c="2"/>d a t e <text:s text:c="2"/>f o r p a y m e n t <text:s text:c="2"/>u n t i l <text:s text:c="2"/>p a y m e n t <text:s text:c="2"/>i s <text:s text:c="2"/>a c t u a l l y <text:s text:c="2"/>m a d e . W e <text:s text:c="2"/>d o n ’ t <text:s text:c="2"/>f o r e s e e <text:s text:c="2"/>a <text:s text:c="2"/>s i t u a t i o n <text:s text:c="2"/>w h e r e <text:s text:c="2"/>t h e C o n t r a c t o r <text:s text:c="2"/>o w e s <text:s text:c="2"/>t h e <text:s text:c="2"/>U n i v e r s i t y <text:s text:c="2"/>m o n e y , <text:s text:c="2"/>h o w e v e r w e <text:s text:c="2"/>w o u l d <text:s text:c="2"/>e x p e c t <text:s text:c="2"/>t h e <text:s text:c="2"/>U n i v e r s i t y <text:s text:c="2"/>t o <text:s text:c="2"/>a g r e e <text:s text:c="2"/>t o t e r m s <text:s text:c="2"/>a n d <text:s text:c="2"/>c o n d i t i o n s <text:s text:c="2"/>t h a t <text:s text:c="2"/>a r e <text:s text:c="2"/>r e c i p r o c a l <text:s text:c="2"/>f o r <text:s text:c="2"/>b o t h p a r t i e s , <text:s text:c="2"/>f o r <text:s text:c="2"/>e x a m p l e <text:s text:c="2"/>i f <text:s text:c="2"/>t h e <text:s text:c="2"/>U n i v e r s i t y <text:s text:c="2"/>c a n <text:s text:c="2"/>o f f - s e t p a y m e n t <text:s text:c="2"/>a g a i n s t <text:s text:c="2"/>m o n e y <text:s text:c="2"/>d u e <text:s text:c="2"/>f r o m <text:s text:c="2"/>C o n t r a c t o r s , t h e n <text:s text:c="2"/>t h e <text:s text:c="2"/>C o n t r a c t o r <text:s text:c="2"/>m u s t <text:s text:c="2"/>b e <text:s text:c="2"/>a b l e <text:s text:c="2"/>t o <text:s text:c="2"/>o f f - s e t p a y m e n t <text:s text:c="2"/>t o <text:s text:c="2"/>t h e <text:s text:c="2"/>U n i v e r s i t y <text:s text:c="2"/>a g a i n s t <text:s text:c="2"/>s u m s <text:s text:c="2"/>d u e . C o n t r a c t s <text:s text:c="2"/>s h o u l d <text:s text:c="2"/>b e <text:s text:c="2"/>w r i t t e n <text:s text:c="2"/>t o <text:s text:c="2"/>w o r k <text:s text:c="2"/>f o r <text:s text:c="2"/>b o t h p a r t i e s , <text:s text:c="2"/>t h e y <text:s text:c="2"/>s h o u l d <text:s text:c="2"/>n o t <text:s text:c="2"/>b e <text:s text:c="2"/>o n e <text:s text:c="2"/>s i d e d . <text:s text:c="2"/>T h i s <text:s text:c="2"/>i s <text:s text:c="2"/>a s e r v i c e <text:s text:c="2"/>n o t <text:s text:c="2"/>a <text:s text:c="2"/>p r o d u c t . P l e a s e <text:s text:c="2"/>c h a n g e <text:s text:c="2"/>t o : C 4 . 5 <text:s text:c="2"/>W h e r e v e r <text:s text:c="2"/>u n d e r <text:s text:c="2"/>t h e <text:s text:c="2"/>C o n t r a c t <text:s text:c="2"/>o r <text:s text:c="2"/>a n y <text:s text:c="2"/>o t h e r c o n t r a c t <text:s text:c="2"/>b e t w e e n <text:s text:c="2"/>t h e <text:s text:c="2"/>P a r t i e s <text:s text:c="2"/>a n y <text:s text:c="2"/>s u m <text:s text:c="2"/>o f <text:s text:c="2"/>m o n e y i s <text:s text:c="2"/>r e c o v e r a b l e <text:s text:c="2"/>f r o m <text:s text:c="2"/>o r <text:s text:c="2"/>p a y a b l e <text:s text:c="2"/>b y <text:s text:c="2"/>e i t h e r <text:s text:c="2"/>p a r t y ( i n c l u d i n g <text:s text:c="2"/>a n y <text:s text:c="2"/>s u m <text:s text:c="2"/>w h i c h <text:s text:c="2"/>t h e <text:s text:c="2"/>f i r s t <text:s text:c="2"/>p a r t y <text:s text:c="2"/>i s <text:s text:c="2"/>l i a b l e t o <text:s text:c="2"/>p a y <text:s text:c="2"/>t o <text:s text:c="2"/>t h e <text:s text:c="2"/>s e c o n d <text:s text:c="2"/>p a r t y <text:s text:c="2"/>i n <text:s text:c="2"/>r e s p e c t <text:s text:c="2"/>o f <text:s text:c="2"/>a n y</text:p>
          </table:table-cell>
          <table:table-cell table:number-columns-repeated="1022"/>
        </table:table-row>
        <table:table-row table:style-name="ro1">
          <table:table-cell office:value-type="string" calcext:value-type="string">
            <text:p>r e a s o n   t h e   C o n t r a c t o r   s h a l l : a ) </text:p>
            <text:p> i m m e d i a t e l y   r e t u r n   t o   t h e U n i v e r s i t y   a l l   C o n f i d e n t i a l I n f o r m a t i o n ,   P e r s o n a l   D a t a   a n d t h e   U n i v e r s i t y ' s   I n t e l l e c t u a l P r o p e r t y   i n   i t s   p o s s e s s i o n   o r   i n t h e   p o s s e s s i o n   o r   u n d e r   t h e</text:p>
          </table:table-cell>
          <table:table-cell office:value-type="string" calcext:value-type="string">
            <text:p>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g u i d e l i n e s , <text:s text:c="2"/>a s <text:s text:c="2"/>r e c o m m e n d e d <text:s text:c="2"/>b y <text:s text:c="2"/>t h e <text:s text:c="2"/>F O M , <text:s text:c="2"/>w e</text:p>
          </table:table-cell>
          <table:table-cell table:number-columns-repeated="1022"/>
        </table:table-row>
        <table:table-row table:style-name="ro1">
          <table:table-cell office:value-type="string" calcext:value-type="string">
            <text:p>C l a u s e C o n t r a c t <text:s text:c="2"/>P a r t i c u l a r s <text:s text:c="2"/>– <text:s text:c="2"/>I n t e l l e c t u a l <text:s text:c="2"/>P r o p e r t y R i g h t s U n l e s s <text:s text:c="2"/>o t h e r w i s e <text:s text:c="2"/>s p e c i f i e d <text:s text:c="2"/>i n <text:s text:c="2"/>t h e <text:s text:c="2"/>S p e c i f i c a t i o n , a l l <text:s text:c="2"/>I n t e l l e c t u a l <text:s text:c="2"/>P r o p e r t y <text:s text:c="2"/>R i g h t s <text:s text:c="2"/>w i l l <text:s text:c="2"/>b e <text:s text:c="2"/>t h e p r o p e r t y <text:s text:c="2"/>o f <text:s text:c="2"/>t h e <text:s text:c="2"/>U n i v e r s i t y .</text:p>
          </table:table-cell>
          <table:table-cell office:value-type="string" calcext:value-type="string">
            <text:p>H e a l e s <text:s text:c="2"/>M e d i c a l <text:s text:c="2"/>R e s p o n s e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 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text:p>
          </table:table-cell>
          <table:table-cell table:number-columns-repeated="1022"/>
        </table:table-row>
        <table:table-row table:style-name="ro1">
          <table:table-cell office:value-type="string" calcext:value-type="string">
            <text:p>C l a u s e c o n t r o l <text:s text:c="2"/>o f <text:s text:c="2"/>a n y <text:s text:c="2"/>p e r m i t t e d c o n t r a c t o r s <text:s text:c="2"/>o r <text:s text:c="2"/>S u b - C o n t r a c t o r s , w h i c h <text:s text:c="2"/>w a s <text:s text:c="2"/>o b t a i n e d <text:s text:c="2"/>o r <text:s text:c="2"/>p r o d u c e d i n <text:s text:c="2"/>t h e <text:s text:c="2"/>c o u r s e <text:s text:c="2"/>o f <text:s text:c="2"/>p r o v i d i n g <text:s text:c="2"/>t h e S e r v i c e s ; F 1 . 2 <text:s text:c="2"/>A n y <text:s text:c="2"/>I n t e l l e c t u a l <text:s text:c="2"/>P r o p e r t y <text:s text:c="2"/>R i g h t s <text:s text:c="2"/>c r e a t e d <text:s text:c="2"/>a s a <text:s text:c="2"/>r e s u l t <text:s text:c="2"/>o f <text:s text:c="2"/>t h e <text:s text:c="2"/>S e r v i c e s , <text:s text:c="2"/>i n c l u d i n g <text:s text:c="2"/>t h o s e p r e p a r e d <text:s text:c="2"/>o r <text:s text:c="2"/>c r e a t e d <text:s text:c="2"/>b y <text:s text:c="2"/>o r <text:s text:c="2"/>o n <text:s text:c="2"/>b e h a l f <text:s text:c="2"/>o f <text:s text:c="2"/>t h e C o n t r a c t o r <text:s text:c="2"/>( i n c l u d i n g <text:s text:c="2"/>W o r k s <text:s text:c="2"/>a n d <text:s text:c="2"/>I n v e n t i o n s ) , s h a l l <text:s text:c="2"/>b e l o n g <text:s text:c="2"/>t o <text:s text:c="2"/>t h e <text:s text:c="2"/>U n i v e r s i t y <text:s text:c="2"/>u n l e s s <text:s text:c="2"/>t h e A u t h o r i s e d <text:s text:c="2"/>O f f i c e r <text:s text:c="2"/>h a s <text:s text:c="2"/>g i v e n <text:s text:c="2"/>A p p r o v a l o t h e r w i s e . F 1 . 3 <text:s text:c="2"/>T h e <text:s text:c="2"/>C o n t r a c t o r <text:s text:c="2"/>h e r e b y <text:s text:c="2"/>g r a n t s , <text:s text:c="2"/>o r <text:s text:c="2"/>s h a l l p r o c u r e <text:s text:c="2"/>t h e <text:s text:c="2"/>d i r e c t <text:s text:c="2"/>g r a n t , <text:s text:c="2"/>t o <text:s text:c="2"/>t h e <text:s text:c="2"/>U n i v e r s i t y <text:s text:c="2"/>( a t <text:s text:c="2"/>n o c o s t <text:s text:c="2"/>t o <text:s text:c="2"/>t h e <text:s text:c="2"/>U n i v e r s i t y ) <text:s text:c="2"/>o f <text:s text:c="2"/>a <text:s text:c="2"/>p e r p e t u a l , <text:s text:c="2"/>r o y a l t y f r e e , <text:s text:c="2"/>i r r e v o c a b l e <text:s text:c="2"/>a n d <text:s text:c="2"/>n o n - e x c l u s i v e <text:s text:c="2"/>l i c e n c e <text:s text:c="2"/>o f <text:s text:c="2"/>i t s I n t e l l e c t u a l <text:s text:c="2"/>P r o p e r t y <text:s text:c="2"/>R i g h t s , <text:s text:c="2"/>a n d <text:s text:c="2"/>s h a l l <text:s text:c="2"/>a l l o w <text:s text:c="2"/>t h e U n i v e r s i t y <text:s text:c="2"/>t o <text:s text:c="2"/>u s e <text:s text:c="2"/>t h e <text:s text:c="2"/>I n t e l l e c t u a l <text:s text:c="2"/>P r o p e r t y <text:s text:c="2"/>R i g h t s f o r <text:s text:c="2"/>a n y <text:s text:c="2"/>p u r p o s e <text:s text:c="2"/>r e l a t i n g <text:s text:c="2"/>t o <text:s text:c="2"/>t h e <text:s text:c="2"/>e x e r c i s e <text:s text:c="2"/>o f <text:s text:c="2"/>t h e b u s i n e s s <text:s text:c="2"/>o r <text:s text:c="2"/>f u n c t i o n <text:s text:c="2"/>o f <text:s text:c="2"/>t h e <text:s text:c="2"/>U n i v e r s i t y <text:s text:c="2"/>p r o v i d e d i n <text:s text:c="2"/>e a c h <text:s text:c="2"/>c a s e <text:s text:c="2"/>t h a t <text:s text:c="2"/>s u c h <text:s text:c="2"/>r i g h t s <text:s text:c="2"/>s h a l l <text:s text:c="2"/>n o t <text:s text:c="2"/>e x t e n d <text:s text:c="2"/>t o t h e <text:s text:c="2"/>c o m m e r c i a l <text:s text:c="2"/>e x p l o i t a t i o n <text:s text:c="2"/>o f <text:s text:c="2"/>t h e <text:s text:c="2"/>C o n t r a c t o r ’ s I n t e l l e c t u a l <text:s text:c="2"/>P r o p e r t y <text:s text:c="2"/>R i g h t s . <text:s text:c="4"/>T h i s <text:s text:c="2"/>l i c e n c e <text:s text:c="2"/>s h a l l i n c l u d e <text:s text:c="2"/>t h e <text:s text:c="2"/>r i g h t <text:s text:c="2"/>t o <text:s text:c="2"/>s u b - l i c e n c e <text:s text:c="2"/>t o <text:s text:c="2"/>a <text:s text:c="2"/>t h i r d <text:s text:c="2"/>p a r t y ( i n c l u d i n g , <text:s text:c="2"/>f o r <text:s text:c="2"/>t h e <text:s text:c="2"/>a v o i d a n c e <text:s text:c="2"/>o f <text:s text:c="2"/>d o u b t , <text:s text:c="2"/>a n y R e p l a c e m e n t <text:s text:c="2"/>C o n t r a c t o r <text:s text:c="2"/>o r <text:s text:c="2"/>o t h e r <text:s text:c="2"/>t h i r d <text:s text:c="2"/>p a r t y i n v i t e d <text:s text:c="2"/>b y <text:s text:c="2"/>t h e <text:s text:c="2"/>U n i v e r s i t y <text:s text:c="2"/>t o <text:s text:c="2"/>p a r t i c i p a t e <text:s text:c="2"/>i n <text:s text:c="2"/>a t e n d e r i n g <text:s text:c="2"/>p r o c e s s <text:s text:c="2"/>f o r <text:s text:c="2"/>t h e <text:s text:c="2"/>a w a r d <text:s text:c="2"/>o f <text:s text:c="2"/>a <text:s text:c="2"/>c o n t r a c t <text:s text:c="2"/>t o d e l i v e r <text:s text:c="2"/>r e p l a c e m e n t <text:s text:c="2"/>s e r v i c e s ) .</text:p>
          </table:table-cell>
          <table:table-cell office:value-type="string" calcext:value-type="string">
            <text:p>H e a l e s <text:s text:c="2"/>M e d i c a l <text:s text:c="2"/>R e s p o n s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A s <text:s text:c="2"/>d e f i n e d <text:s text:c="2"/>a b o v e , <text:s text:c="2"/>I n t e l l e c t u a l <text:s text:c="2"/>C o n t e n t <text:s text:c="2"/>R i g h t s c r e a t e d <text:s text:c="2"/>a s <text:s text:c="2"/>a <text:s text:c="2"/>r e s u l t <text:s text:c="2"/>o f <text:s text:c="2"/>t h e <text:s text:c="2"/>s e r v i c e <text:s text:c="2"/>w i l l <text:s text:c="2"/>b e l o n g <text:s text:c="2"/>t o t h e <text:s text:c="2"/>U n i v e r s i t y . <text:s text:c="2"/>I n t e l l e c t u a l <text:s text:c="2"/>P r o p e r t y <text:s text:c="2"/>R i g h t s , <text:s text:c="2"/>f o r e x a m p l e <text:s text:c="2"/>p r o c e s s <text:s text:c="2"/>a n d <text:s text:c="2"/>f o r m <text:s text:c="2"/>d e s i g n <text:s text:c="2"/>w i l l <text:s text:c="2"/>v e s t <text:s text:c="2"/>w i t h t h e <text:s text:c="2"/>C o n t a c t o r , <text:s text:c="2"/>f o r <text:s text:c="2"/>t h e <text:s text:c="2"/>r e a s o n s <text:s text:c="2"/>d e s c r i b e d <text:s text:c="2"/>a b o v e . P l e a s e <text:s text:c="2"/>c h a n g e <text:s text:c="2"/>t o : F 1 . 2 <text:s text:c="2"/>A n y <text:s text:c="2"/>I n t e l l e c t u a l <text:s text:c="2"/>C o n t e n t <text:s text:c="2"/>R i g h t s <text:s text:c="2"/>c r e a t e d <text:s text:c="2"/>a s a <text:s text:c="2"/>r e s u l t <text:s text:c="2"/>o f <text:s text:c="2"/>t h e <text:s text:c="2"/>S e r v i c e s , <text:s text:c="2"/>i n c l u d i n g <text:s text:c="2"/>t h o s e p r e p a r e d <text:s text:c="2"/>o r <text:s text:c="2"/>c r e a t e d <text:s text:c="2"/>b y <text:s text:c="2"/>o r <text:s text:c="2"/>o n <text:s text:c="2"/>b e h a l f <text:s text:c="2"/>o f <text:s text:c="2"/>t h e C o n t r a c t o r <text:s text:c="2"/>s h a l l <text:s text:c="2"/>b e l o n g <text:s text:c="2"/>t o <text:s text:c="2"/>t h e <text:s text:c="2"/>U n i v e r s i t y <text:s text:c="2"/>u n l e s s t h e <text:s text:c="2"/>A u t h o r i s e d <text:s text:c="2"/>O f f i c e r <text:s text:c="2"/>h a s <text:s text:c="2"/>g i v e n <text:s text:c="2"/>A p p r o v a l o t h e r w i s e . A s <text:s text:c="2"/>d e t a i l e d <text:s text:c="2"/>a b o v e , <text:s text:c="2"/>a n d <text:s text:c="2"/>a s <text:s text:c="2"/>r e q u i r e d <text:s text:c="2"/>b y <text:s text:c="2"/>t h e U n i v e r s i t y ’ s <text:s text:c="2"/>s p e c i f i c a t i o n , <text:s text:c="2"/>a c c e s s <text:s text:c="2"/>t o <text:s text:c="2"/>t h e M a n a g e m e n t <text:s text:c="2"/>S y s t e m <text:s text:c="2"/>w i l l <text:s text:c="2"/>b e <text:s text:c="2"/>r e v o k e d ( d e c o m m i s s i o n e d ) <text:s text:c="2"/>a f t e r <text:s text:c="2"/>s e r v i c e <text:s text:c="2"/>e n d . <text:s text:c="2"/>A p e r p e t u a l , <text:s text:c="2"/>r o y a l t y <text:s text:c="2"/>f r e e , <text:s text:c="2"/>i r r e v o c a b l e <text:s text:c="2"/>a n d <text:s text:c="2"/>n o n - e x c l u s i v e <text:s text:c="2"/>l i c e n s e <text:s text:c="2"/>i s <text:s text:c="2"/>g r a n t e d <text:s text:c="2"/>t o <text:s text:c="2"/>I n t e l l e c t u a l C o n t e n t <text:s text:c="2"/>R i g h t s . <text:s text:c="2"/>A c c e s s <text:s text:c="2"/>t o <text:s text:c="2"/>I n t e l l e c t u a l <text:s text:c="2"/>P r o p e r t y , f o r <text:s text:c="2"/>e x a m p l e <text:s text:c="2"/>o u r <text:s text:c="2"/>M a n a g e m e n t <text:s text:c="2"/>S y s t e m <text:s text:c="2"/>i s <text:s text:c="2"/>l i m i t e d t o <text:s text:c="2"/>t h e <text:s text:c="2"/>c o n t r a c t <text:s text:c="2"/>l i f e t i m e , <text:s text:c="2"/>r e v o c a b l e <text:s text:c="2"/>a n d <text:s text:c="2"/>e x c l u s i v e . F o r <text:s text:c="2"/>t h e <text:s text:c="2"/>a v o i d a n c e <text:s text:c="2"/>o f <text:s text:c="2"/>d o u b t , <text:s text:c="2"/>w e <text:s text:c="2"/>w i l l <text:s text:c="2"/>n o t <text:s text:c="2"/>s u b - l i c e n s e <text:s text:c="2"/>o u r <text:s text:c="2"/>M a n a g e m e n t <text:s text:c="2"/>S y s t e m <text:s text:c="2"/>t o <text:s text:c="2"/>a n y r e p l a c e m e n t <text:s text:c="2"/>c o n t r a c t o r <text:s text:c="2"/>o r <text:s text:c="2"/>t e n d e r e r , <text:s text:c="2"/>t h i s <text:s text:c="2"/>i s c o m m e r c i a l l y <text:s text:c="2"/>s e n s i t i v e <text:s text:c="2"/>a n d <text:s text:c="2"/>a n y <text:s text:c="2"/>v i e w <text:s text:c="2"/>o f <text:s text:c="2"/>o u r s y s t e m <text:s text:c="2"/>t o <text:s text:c="2"/>o u r <text:s text:c="2"/>c o m p e t i t o r s <text:s text:c="2"/>w o u l d <text:s text:c="2"/>b e <text:s text:c="2"/>c o m m e r c i a l e x p l o i t a t i o n . P l e a s e <text:s text:c="2"/>c h a n g e <text:s text:c="2"/>t o : F 1 . 3 <text:s text:c="2"/>T h e <text:s text:c="2"/>C o n t r a c t o r <text:s text:c="2"/>h e r e b y <text:s text:c="2"/>g r a n t s , <text:s text:c="2"/>o r <text:s text:c="2"/>s h a l l p r o c u r e <text:s text:c="2"/>t h e <text:s text:c="2"/>d i r e c t <text:s text:c="2"/>g r a n t , <text:s text:c="2"/>t o <text:s text:c="2"/>t h e <text:s text:c="2"/>U n i v e r s i t y <text:s text:c="2"/>( a t <text:s text:c="2"/>n o c o s t <text:s text:c="2"/>t o <text:s text:c="2"/>t h e <text:s text:c="2"/>U n i v e r s i t y ) <text:s text:c="2"/>o f <text:s text:c="2"/>a <text:s text:c="2"/>p e r p e t u a l , <text:s text:c="2"/>r o y a l t y f r e e , <text:s text:c="2"/>i r r e v o c a b l e <text:s text:c="2"/>a n d <text:s text:c="2"/>n o n - e x c l u s i v e <text:s text:c="2"/>l i c e n c e <text:s text:c="2"/>o f <text:s text:c="2"/>i t s I n t e l l e c t u a l <text:s text:c="2"/>C o n t e n t <text:s text:c="2"/>R i g h t s , <text:s text:c="2"/>a n d <text:s text:c="2"/>s h a l l <text:s text:c="2"/>a l l o w <text:s text:c="2"/>t h e U n i v e r s i t y <text:s text:c="2"/>t o <text:s text:c="2"/>u s e <text:s text:c="2"/>t h e <text:s text:c="2"/>I n t e l l e c t u a l <text:s text:c="2"/>C o n t e n t <text:s text:c="2"/>R i g h t s f o r <text:s text:c="2"/>a n y <text:s text:c="2"/>p u r p o s e <text:s text:c="2"/>r e l a t i n g <text:s text:c="2"/>t o <text:s text:c="2"/>t h e <text:s text:c="2"/>e x e r c i s e <text:s text:c="2"/>o f <text:s text:c="2"/>t h e b u s i n e s s <text:s text:c="2"/>o r <text:s text:c="2"/>f u n c t i o n <text:s text:c="2"/>o f <text:s text:c="2"/>t h e <text:s text:c="2"/>U n i v e r s i t y <text:s text:c="2"/>p r o v i d e d i n <text:s text:c="2"/>e a c h <text:s text:c="2"/>c a s e <text:s text:c="2"/>t h a t <text:s text:c="2"/>s u c h <text:s text:c="2"/>r i g h t s <text:s text:c="2"/>s h a l l <text:s text:c="2"/>n o t <text:s text:c="2"/>e x t e n d <text:s text:c="2"/>t o t h e <text:s text:c="2"/>c o m m e r c i a l <text:s text:c="2"/>e x p l o i t a t i o n <text:s text:c="2"/>o f <text:s text:c="2"/>t h e <text:s text:c="2"/>C o n t r a c t o r ’ s I n t e l l e c t u a l <text:s text:c="2"/>C o n t e n t <text:s text:c="2"/>R i g h t s . <text:s text:c="4"/>T h i s <text:s text:c="2"/>l i c e n c e <text:s text:c="2"/>s h a l l i n c l u d e <text:s text:c="2"/>t h e <text:s text:c="2"/>r i g h t <text:s text:c="2"/>t o <text:s text:c="2"/>s u b - l i c e n c e <text:s text:c="2"/>t o <text:s text:c="2"/>a <text:s text:c="2"/>t h i r d <text:s text:c="2"/>p a r t y</text:p>
          </table:table-cell>
          <table:table-cell table:number-columns-repeated="1022"/>
        </table:table-row>
        <table:table-row table:style-name="ro1">
          <table:table-cell office:value-type="string" calcext:value-type="string">
            <text:p>B 1 . 3 <text:s text:c="2"/>T h e <text:s text:c="2"/>p r o v i s i o n s <text:s text:c="2"/>o f <text:s text:c="2"/>t h e <text:s text:c="2"/>C o n t r a c t <text:s text:c="2"/>s h a l l <text:s text:c="2"/>a p p l y t h r o u g h o u t <text:s text:c="2"/>t h e <text:s text:c="2"/>E x t e n d e d <text:s text:c="2"/>P e r i o d . B 2 . 1 1 <text:s text:c="2"/>T h e <text:s text:c="2"/>U n i v e r s i t y <text:s text:c="2"/>r e t a i n s <text:s text:c="2"/>t h e <text:s text:c="2"/>C o n t r a c t o r <text:s text:c="2"/>f o r t h e <text:s text:c="2"/>p e r f o r m a n c e <text:s text:c="2"/>o f <text:s text:c="2"/>t h e <text:s text:c="2"/>S e r v i c e s <text:s text:c="2"/>o n <text:s text:c="2"/>a <text:s text:c="2"/>n o n - e x c l u s i v e <text:s text:c="2"/>b a s i s . B 3 . 4 <text:s text:c="2"/>T h e <text:s text:c="2"/>U n i v e r s i t y <text:s text:c="2"/>m a y , <text:s text:c="2"/>b y <text:s text:c="2"/>w r i t t e n <text:s text:c="2"/>n o t i c e , r e q u i r e <text:s text:c="2"/>t h e <text:s text:c="2"/>C o n t r a c t o r <text:s text:c="2"/>t o <text:s text:c="2"/>i m m e d i a t e l y <text:s text:c="2"/>r e m o v e f r o m <text:s text:c="2"/>t h e <text:s text:c="2"/>p r o v i s i o n <text:s text:c="2"/>o f <text:s text:c="2"/>t h e <text:s text:c="2"/>S e r v i c e s <text:s text:c="2"/>a n y <text:s text:c="2"/>K e y P e r s o n n e l <text:s text:c="2"/>t h a t <text:s text:c="2"/>t h e <text:s text:c="2"/>U n i v e r s i t y <text:s text:c="2"/>c o n s i d e r s <text:s text:c="2"/>i n <text:s text:c="2"/>a n y r e s p e c t <text:s text:c="2"/>u n s a t i s f a c t o r y .</text:p>
          </table:table-cell>
          <table:table-cell office:value-type="string" calcext:value-type="string">
            <text:p>P l e a s e <text:s text:c="2"/>c h a n g e <text:s text:c="2"/>t h i s <text:s text:c="2"/>c l a u s e <text:s text:c="2"/>t o : B 1 . 2 <text:s text:c="2"/>I f <text:s text:c="2"/>t h e <text:s text:c="2"/>C o n t r a c t <text:s text:c="2"/>i n c l u d e s <text:s text:c="2"/>a n <text:s text:c="2"/>o p t i o n <text:s text:c="2"/>t o e x t e n d , <text:s text:c="2"/>t h e <text:s text:c="2"/>U n i v e r s i t y <text:s text:c="2"/>m a y , <text:s text:c="2"/>b y <text:s text:c="2"/>g i v i n g <text:s text:c="2"/>w r i t t e n n o t i c e <text:s text:c="2"/>t o <text:s text:c="2"/>t h e <text:s text:c="2"/>C o n t r a c t o r <text:s text:c="2"/>n o t <text:s text:c="2"/>l e s s <text:s text:c="2"/>t h a n <text:s text:c="2"/>t h r e e M o n t h s ’ <text:s text:c="2"/>b e f o r e <text:s text:c="2"/>t h e <text:s text:c="2"/>E x p i r y <text:s text:c="2"/>D a t e , <text:s text:c="2"/>e x t e n d <text:s text:c="2"/>t h e C o n t r a c t <text:s text:c="2"/>f o r <text:s text:c="2"/>t h e <text:s text:c="2"/>E x t e n d e d <text:s text:c="2"/>P e r i o d . F o r <text:s text:c="2"/>c l a r i t y , <text:s text:c="2"/>p l e a s e <text:s text:c="2"/>i n c l u d e <text:s text:c="2"/>t h e <text:s text:c="2"/>p r i c e <text:s text:c="2"/>i n c r e a s e s a l l o w e d <text:s text:c="2"/>w i t h i n <text:s text:c="2"/>t h e <text:s text:c="2"/>I T T . <text:s text:c="2"/>T h e <text:s text:c="2"/>I T T <text:s text:c="2"/>a l l o w s <text:s text:c="2"/>f o r i n c r e a s e s <text:s text:c="2"/>i n <text:s text:c="2"/>a c c o r d a n c e <text:s text:c="2"/>w i t h <text:s text:c="2"/>R P I <text:s text:c="2"/>a f t e r <text:s text:c="2"/>t h e <text:s text:c="2"/>f i r s t t w o <text:s text:c="2"/>y e a r s . <text:s text:c="2"/>A <text:s text:c="2"/>c o n t r a c t <text:s text:c="2"/>e x t e n s i o n <text:s text:c="2"/>w o u l d <text:s text:c="2"/>o c c u r <text:s text:c="2"/>a t t h e <text:s text:c="2"/>e n d <text:s text:c="2"/>o f <text:s text:c="2"/>y e a r <text:s text:c="2"/>3 . P l e a s e <text:s text:c="2"/>c h a n g e <text:s text:c="2"/>t o : B 1 . 3 <text:s text:c="2"/>T h e <text:s text:c="2"/>p r o v i s i o n s <text:s text:c="2"/>o f <text:s text:c="2"/>t h e <text:s text:c="2"/>C o n t r a c t <text:s text:c="2"/>s h a l l <text:s text:c="2"/>a p p l y t h r o u g h o u t <text:s text:c="2"/>t h e <text:s text:c="2"/>E x t e n d e d <text:s text:c="2"/>P e r i o d , <text:s text:c="2"/>i n c l u d i n g <text:s text:c="2"/>a p r i c e <text:s text:c="2"/>i n c r e a s e <text:s text:c="2"/>i n <text:s text:c="2"/>a c c o r d a n c e <text:s text:c="2"/>w i t h <text:s text:c="2"/>t h e <text:s text:c="2"/>R P I . T h i s <text:s text:c="2"/>c l a u s e <text:s text:c="2"/>n e g a t e s <text:s text:c="2"/>t h e <text:s text:c="2"/>c o n t r a c t , <text:s text:c="2"/>t h e r e <text:s text:c="2"/>i s <text:s text:c="2"/>l i t t l e p o i n t <text:s text:c="2"/>i n <text:s text:c="2"/>h a v i n g <text:s text:c="2"/>a <text:s text:c="2"/>c o n t r a c t <text:s text:c="2"/>t h a t <text:s text:c="2"/>i s <text:s text:c="2"/>n o n - e x c l u s i v e . F o r <text:s text:c="2"/>a <text:s text:c="2"/>n o n - e x c l u s i v e <text:s text:c="2"/>s e r v i c e , <text:s text:c="2"/>a n <text:s text:c="2"/>a d - h o c <text:s text:c="2"/>s e r v i c e w o u l d <text:s text:c="2"/>b e <text:s text:c="2"/>m o r e <text:s text:c="2"/>a p p r o p r i a t e . P l e a s e <text:s text:c="2"/>r e m o v e <text:s text:c="2"/>t h i s <text:s text:c="2"/>c l a u s e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s e r v i c e s <text:s text:c="2"/>f r o m K e y <text:s text:c="2"/>P e r s o n n e l <text:s text:c="2"/>w i t h o u t <text:s text:c="2"/>h a v i n g <text:s text:c="2"/>p r o v i d e d <text:s text:c="2"/>r e a s o n s i n <text:s text:c="2"/>w r i t i n g <text:s text:c="2"/>f o r <text:s text:c="2"/>t h e i r <text:s text:c="2"/>r e m o v a l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r e q u e s t <text:s text:c="2"/>a <text:s text:c="2"/>c h a n g e <text:s text:c="2"/>t o <text:s text:c="2"/>t h i s <text:s text:c="2"/>c l a u s e <text:s text:c="2"/>t o <text:s text:c="2"/>p r o t e c t o u r <text:s text:c="2"/>s t a f f <text:s text:c="2"/>f r o m <text:s text:c="2"/>a n y <text:s text:c="2"/>p e r s o n a l <text:s text:c="2"/>o r <text:s text:c="2"/>r a c i a l <text:s text:c="2"/>m o t i v a t i o n s f r o m <text:s text:c="2"/>r e m o v i n g <text:s text:c="2"/>t h e m <text:s text:c="2"/>f r o m <text:s text:c="2"/>c o n t r a c t . <text:s text:c="2"/>W h e r e <text:s text:c="2"/>t h e r e i s <text:s text:c="2"/>a <text:s text:c="2"/>b r e a k d o w n <text:s text:c="2"/>i n <text:s text:c="2"/>r e l a t i o n s h i p <text:s text:c="2"/>b e t w e e n <text:s text:c="2"/>K e y P e r s o n n e l <text:s text:c="2"/>a n d <text:s text:c="2"/>t h e <text:s text:c="2"/>U n i v e r s i t y , <text:s text:c="2"/>w e <text:s text:c="2"/>w i l l <text:s text:c="2"/>b e <text:s text:c="2"/>h a p p y t o <text:s text:c="2"/>c h a n g e <text:s text:c="2"/>t h a t <text:s text:c="2"/>P e r s o n n e l , <text:s text:c="2"/>a s <text:s text:c="2"/>e v i d e n c e d <text:s text:c="2"/>w i t h <text:s text:c="2"/>t h e c h a n g e <text:s text:c="2"/>o f <text:s text:c="2"/>C o n t r a c t <text:s text:c="2"/>M a n a g e r <text:s text:c="2"/>d u r i n g <text:s text:c="2"/>t h e <text:s text:c="2"/>c u r r e n t c o n t r a c t . P l e a s e <text:s text:c="2"/>c h a n g e <text:s text:c="2"/>t o <text:s text:c="2"/>B 3 . 4 <text:s text:c="2"/>T h e <text:s text:c="2"/>U n i v e r s i t y <text:s text:c="2"/>m a y , <text:s text:c="2"/>b y w r i t t e n <text:s text:c="2"/>n o t i c e , <text:s text:c="2"/>r e q u i r e <text:s text:c="2"/>t h e <text:s text:c="2"/>C o n t r a c t o r <text:s text:c="2"/>t o i m m e d i a t e l y <text:s text:c="2"/>r e m o v e <text:s text:c="2"/>f r o m <text:s text:c="2"/>t h e <text:s text:c="2"/>p r o v i s i o n <text:s text:c="2"/>o f <text:s text:c="2"/>t h e S e r v i c e s <text:s text:c="2"/>a n y <text:s text:c="2"/>K e y <text:s text:c="2"/>P e r s o n n e l <text:s text:c="2"/>t h a t <text:s text:c="2"/>t h e <text:s text:c="2"/>U n i v e r s i t y</text:p>
          </table:table-cell>
          <table:table-cell table:number-columns-repeated="1022"/>
        </table:table-row>
        <table:table-row table:style-name="ro1">
          <table:table-cell office:value-type="string" calcext:value-type="string">
            <text:p>C l a u s e F 1 . 6 <text:s text:c="2"/>A t <text:s text:c="2"/>t h e <text:s text:c="2"/>t e r m i n a t i o n <text:s text:c="2"/>o f <text:s text:c="2"/>t h e <text:s text:c="2"/>C o n t r a c t <text:s text:c="2"/>t h e C o n t r a c t o r <text:s text:c="2"/>s h a l l <text:s text:c="2"/>a t <text:s text:c="2"/>t h e <text:s text:c="2"/>r e q u e s t <text:s text:c="2"/>o f <text:s text:c="2"/>t h e <text:s text:c="2"/>U n i v e r s i t y i m m e d i a t e l y <text:s text:c="2"/>r e t u r n <text:s text:c="2"/>t o <text:s text:c="2"/>t h e <text:s text:c="2"/>U n i v e r s i t y <text:s text:c="2"/>a l l m a t e r i a l s , <text:s text:c="2"/>w o r k <text:s text:c="2"/>o r <text:s text:c="2"/>r e c o r d s <text:s text:c="2"/>h e l d <text:s text:c="2"/>i n <text:s text:c="2"/>r e l a t i o n <text:s text:c="2"/>t o <text:s text:c="2"/>t h e S e r v i c e s , <text:s text:c="2"/>i n c l u d i n g <text:s text:c="2"/>a n y <text:s text:c="2"/>b a c k - u p <text:s text:c="2"/>m e d i a . F 2 . 3 <text:s text:c="2"/>O n <text:s text:c="2"/>o r <text:s text:c="2"/>b e f o r e <text:s text:c="2"/>t h e <text:s text:c="2"/>e x p i r y <text:s text:c="2"/>o f <text:s text:c="2"/>t h e <text:s text:c="2"/>C o n t r a c t , <text:s text:c="2"/>t h e C o n t r a c t o r <text:s text:c="2"/>s h a l l <text:s text:c="2"/>e n s u r e <text:s text:c="2"/>t h a t <text:s text:c="2"/>a l l <text:s text:c="2"/>d o c u m e n t s a n d / o r <text:s text:c="2"/>c o m p u t e r <text:s text:c="2"/>r e c o r d s <text:s text:c="2"/>i n <text:s text:c="2"/>i t s <text:s text:c="2"/>p o s s e s s i o n , c u s t o d y <text:s text:c="2"/>o r <text:s text:c="2"/>c o n t r o l <text:s text:c="2"/>w h i c h <text:s text:c="2"/>c o n t a i n <text:s text:c="2"/>C o n f i d e n t i a l I n f o r m a t i o n <text:s text:c="2"/>o r <text:s text:c="2"/>r e l a t e <text:s text:c="2"/>t o <text:s text:c="2"/>p e r s o n a l <text:s text:c="2"/>i n f o r m a t i o n <text:s text:c="2"/>o f t h e <text:s text:c="2"/>U n i v e r s i t y ’ s <text:s text:c="2"/>e m p l o y e e s , <text:s text:c="2"/>r a t e - p a y e r s <text:s text:c="2"/>o r s e r v i c e <text:s text:c="2"/>u s e r s , <text:s text:c="2"/>a r e <text:s text:c="2"/>d e l i v e r e d <text:s text:c="2"/>u p <text:s text:c="2"/>t o <text:s text:c="2"/>t h e <text:s text:c="2"/>U n i v e r s i t y a n d , <text:s text:c="2"/>w h e r e <text:s text:c="2"/>a p p l i c a b l e <text:s text:c="2"/>a n d <text:s text:c="2"/>w i t h <text:s text:c="2"/>t h e <text:s text:c="2"/>U n i v e r s i t y ’ s A p p r o v a l <text:s text:c="2"/>u n d e r g o <text:s text:c="2"/>C e r t i f i e d <text:s text:c="2"/>D a t a <text:s text:c="2"/>W i p i n g . F 4 . 2 <text:s text:c="2"/>T h e <text:s text:c="2"/>C o n t r a c t o r <text:s text:c="2"/>a c k n o w l e d g e s <text:s text:c="2"/>t h a t <text:s text:c="2"/>t h e U n i v e r s i t y <text:s text:c="2"/>m a y <text:s text:c="2"/>b e <text:s text:c="2"/>r e q u i r e d <text:s text:c="2"/>u n d e r <text:s text:c="2"/>t h e <text:s text:c="2"/>F O I A <text:s text:c="2"/>a n d E I R <text:s text:c="2"/>t o <text:s text:c="2"/>d i s c l o s e <text:s text:c="2"/>i n f o r m a t i o n <text:s text:c="2"/>( i n c l u d i n g <text:s text:c="2"/>C o n f i d e n t i a l I n f o r m a t i o n ) <text:s text:c="2"/>w i t h o u t <text:s text:c="2"/>c o n s u l t i n g <text:s text:c="2"/>o r <text:s text:c="2"/>o b t a i n i n g c o n s e n t <text:s text:c="2"/>f r o m <text:s text:c="2"/>t h e <text:s text:c="2"/>C o n t r a c t o r . <text:s text:c="2"/>T h e <text:s text:c="2"/>U n i v e r s i t y <text:s text:c="2"/>s h a l l t a k e <text:s text:c="2"/>r e a s o n a b l e <text:s text:c="2"/>s t e p s <text:s text:c="2"/>t o <text:s text:c="2"/>n o t i f y <text:s text:c="2"/>t h e <text:s text:c="2"/>C o n t r a c t o r <text:s text:c="2"/>o f a <text:s text:c="2"/>R e q u e s t <text:s text:c="2"/>f o r <text:s text:c="2"/>I n f o r m a t i o n <text:s text:c="2"/>( i n <text:s text:c="2"/>a c c o r d a n c e <text:s text:c="2"/>w i t h <text:s text:c="2"/>t h e S e c r e t a r y <text:s text:c="2"/>o f <text:s text:c="2"/>S t a t e ' s <text:s text:c="2"/>s e c t i o n <text:s text:c="2"/>4 5 <text:s text:c="2"/>C o d e <text:s text:c="2"/>o f <text:s text:c="2"/>P r a c t i c e o n <text:s text:c="2"/>t h e <text:s text:c="2"/>D i s c h a r g e <text:s text:c="2"/>o f <text:s text:c="2"/>t h e <text:s text:c="2"/>F u n c t i o n s <text:s text:c="2"/>o f <text:s text:c="2"/>P u b l i c A u t h o r i t i e s <text:s text:c="2"/>u n d e r <text:s text:c="2"/>P a r t <text:s text:c="2"/>1 <text:s text:c="2"/>o f <text:s text:c="2"/>t h e <text:s text:c="2"/>F O I A ) <text:s text:c="2"/>t o <text:s text:c="2"/>t h e <text:s text:c="2"/>e x t e n t t h a t <text:s text:c="2"/>i t <text:s text:c="2"/>i s <text:s text:c="2"/>p e r m i s s i b l e <text:s text:c="2"/>a n d <text:s text:c="2"/>r e a s o n a b l y <text:s text:c="2"/>p r a c t i c a l <text:s text:c="2"/>f o r <text:s text:c="2"/>i t</text:p>
          </table:table-cell>
          <table:table-cell office:value-type="string" calcext:value-type="string">
            <text:p>H e a l e s <text:s text:c="2"/>M e d i c a l <text:s text:c="2"/>R e s p o n s e ( i n c l u d i n g , <text:s text:c="2"/>f o r <text:s text:c="2"/>t h e <text:s text:c="2"/>a v o i d a n c e <text:s text:c="2"/>o f <text:s text:c="2"/>d o u b t , <text:s text:c="2"/>a n y R e p l a c e m e n t <text:s text:c="2"/>C o n t r a c t o r <text:s text:c="2"/>o r <text:s text:c="2"/>o t h e r <text:s text:c="2"/>t h i r d <text:s text:c="2"/>p a r t y i n v i t e d <text:s text:c="2"/>b y <text:s text:c="2"/>t h e <text:s text:c="2"/>U n i v e r s i t y <text:s text:c="2"/>t o <text:s text:c="2"/>p a r t i c i p a t e <text:s text:c="2"/>i n <text:s text:c="2"/>a t e n d e r i n g <text:s text:c="2"/>p r o c e s s <text:s text:c="2"/>f o r <text:s text:c="2"/>t h e <text:s text:c="2"/>a w a r d <text:s text:c="2"/>o f <text:s text:c="2"/>a <text:s text:c="2"/>c o n t r a c t <text:s text:c="2"/>t o d e l i v e r <text:s text:c="2"/>r e p l a c e m e n t <text:s text:c="2"/>s e r v i c e s )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F o r <text:s text:c="2"/>i n f o r m a t i o n , <text:s text:c="2"/>n o <text:s text:c="2"/>a c t i o n <text:s text:c="2"/>r e q u i r e d : M e d i c a l <text:s text:c="2"/>d a t a <text:s text:c="2"/>w i l l <text:s text:c="2"/>n o t <text:s text:c="2"/>b e <text:s text:c="2"/>p r o v i d e d <text:s text:c="2"/>t o <text:s text:c="2"/>t h e C u s t o m e r , <text:s text:c="2"/>i t <text:s text:c="2"/>w i l l <text:s text:c="2"/>b e <text:s text:c="2"/>p a s s e d <text:s text:c="2"/>d i r e c t l y <text:s text:c="2"/>t o <text:s text:c="2"/>t h e <text:s text:c="2"/>n e w O H <text:s text:c="2"/>p r o v i d e r . <text:s text:c="2"/>N o <text:s text:c="2"/>c o n f i d e n t i a l <text:s text:c="2"/>i n f o r m a t i o n <text:s text:c="2"/>w i l l <text:s text:c="2"/>b e p r o v i d e d <text:s text:c="2"/>w i t h o u t <text:s text:c="2"/>t h e <text:s text:c="2"/>e x p l i c i t <text:s text:c="2"/>c o n s e n t <text:s text:c="2"/>o f <text:s text:c="2"/>t h e <text:s text:c="2"/>d a t a s u b j e c t . <text:s text:c="2"/>W e <text:s text:c="2"/>a r e <text:s text:c="2"/>h a p p y <text:s text:c="2"/>t o <text:s text:c="2"/>t r a n s f e r <text:s text:c="2"/>r e c o r d s <text:s text:c="2"/>t o <text:s text:c="2"/>t h e a p p r o p r i a t e <text:s text:c="2"/>m e d i c a l <text:s text:c="2"/>c o n t a c t <text:s text:c="2"/>i n <text:s text:c="2"/>t h e <text:s text:c="2"/>n e w <text:s text:c="2"/>p r o v i d e r . I n <text:s text:c="2"/>a c c o r d a n c e <text:s text:c="2"/>w i t h <text:s text:c="2"/>o u r <text:s text:c="2"/>d a t a <text:s text:c="2"/>r e t e n t i o n g u i d e l i n e s , <text:s text:c="2"/>a s <text:s text:c="2"/>r e c o m m e n d e d <text:s text:c="2"/>b y <text:s text:c="2"/>t h e <text:s text:c="2"/>F O M , <text:s text:c="2"/>w e w i l l <text:s text:c="2"/>a l s o <text:s text:c="2"/>r e t a i n <text:s text:c="2"/>r e c o r d s <text:s text:c="2"/>i n <text:s text:c="2"/>a c c o r d a n c e <text:s text:c="2"/>w i t h r e l e v a n t <text:s text:c="2"/>l e g i s l a t i o n <text:s text:c="2"/>( 6 <text:s text:c="2"/>y e a r s <text:s text:c="2"/>f o l l o w i n g <text:s text:c="2"/>c o n t r a c t t e r m i n a t i o n , <text:s text:c="2"/>o r <text:s text:c="2"/>4 0 <text:s text:c="2"/>y e a r s <text:s text:c="2"/>f o r <text:s text:c="2"/>H e a l t h S u r v e i l l a n c e ) . D a t a <text:s text:c="2"/>W i p i n g <text:s text:c="2"/>o f <text:s text:c="2"/>m e d i c a l <text:s text:c="2"/>r e c o r d s <text:s text:c="2"/>w i l l <text:s text:c="2"/>o n l y <text:s text:c="2"/>b e c o n d u c t e d <text:s text:c="2"/>i n <text:s text:c="2"/>l i n e <text:s text:c="2"/>w i t h <text:s text:c="2"/>r e l e v a n t <text:s text:c="2"/>l e g i s l a t i o n , g u i d a n c e <text:s text:c="2"/>a n d <text:s text:c="2"/>b e s t <text:s text:c="2"/>p r a c t i c e , <text:s text:c="2"/>a n d <text:s text:c="2"/>o u r <text:s text:c="2"/>D a t a R e t e n t i o n <text:s text:c="2"/>a n d <text:s text:c="2"/>D e s t r u c t i o n <text:s text:c="2"/>p o l i c y . F o r <text:s text:c="2"/>i n f o r m a t i o n , <text:s text:c="2"/>n o <text:s text:c="2"/>a c t i o n <text:s text:c="2"/>r e q u i r e d : W e <text:s text:c="2"/>a r e <text:s text:c="2"/>a w a r e <text:s text:c="2"/>t h a t <text:s text:c="2"/>c e r t a i n <text:s text:c="2"/>c o m p e t i t o r s <text:s text:c="2"/>s e e k <text:s text:c="2"/>a c o m m e r c i a l <text:s text:c="2"/>a d v a n t a g e <text:s text:c="2"/>t h r o u g h <text:s text:c="2"/>F O I A <text:s text:c="2"/>r e q u e s t s f r o m <text:s text:c="2"/>c o m p e t i t o r s <text:s text:c="2"/>c l i e n t s . <text:s text:c="2"/>W e <text:s text:c="2"/>p r o v i d e <text:s text:c="2"/>a s i g n i f i c a n t <text:s text:c="2"/>a m o u n t <text:s text:c="2"/>o f <text:s text:c="2"/>i n f o r m a t i o n <text:s text:c="2"/>t h a t <text:s text:c="2"/>i s c o m m e r c i a l l y <text:s text:c="2"/>s e n s i t i v e , <text:s text:c="2"/>a n d <text:s text:c="2"/>w h i l s t <text:s text:c="2"/>w e u n d e r s t a n d <text:s text:c="2"/>t h e <text:s text:c="2"/>F r e e d o m <text:s text:c="2"/>o f <text:s text:c="2"/>I n f o r m a t i o n <text:s text:c="2"/>A c t , <text:s text:c="2"/>w e w o u l d <text:s text:c="2"/>t a k e <text:s text:c="2"/>g r e a t <text:s text:c="2"/>e x c e p t i o n <text:s text:c="2"/>t o <text:s text:c="2"/>b e i n g <text:s text:c="2"/>p u t <text:s text:c="2"/>a t <text:s text:c="2"/>a c o m m e r c i a l <text:s text:c="2"/>d i s a d v a n t a g e <text:s text:c="2"/>t h r o u g h <text:s text:c="2"/>t h i s <text:s text:c="2"/>t y p e <text:s text:c="2"/>o f a c t i o n .</text:p>
          </table:table-cell>
          <table:table-cell table:number-columns-repeated="1022"/>
        </table:table-row>
        <table:table-row table:style-name="ro1">
          <table:table-cell office:value-type="string" calcext:value-type="string">
            <text:p>C l a u s e B 3 . 5 <text:s text:c="2"/>T h e <text:s text:c="2"/>U n i v e r s i t y <text:s text:c="2"/>m a y , <text:s text:c="2"/>b y <text:s text:c="2"/>w r i t t e n <text:s text:c="2"/>n o t i c e , r e f u s e <text:s text:c="2"/>t o <text:s text:c="2"/>a d m i t <text:s text:c="2"/>o n t o <text:s text:c="2"/>o r <text:s text:c="2"/>w i t h d r a w <text:s text:c="2"/>p e r m i s s i o n <text:s text:c="2"/>t o r e m a i n <text:s text:c="2"/>o n <text:s text:c="2"/>t h e <text:s text:c="2"/>P r e m i s e s <text:s text:c="2"/>a n y <text:s text:c="2"/>m e m b e r <text:s text:c="2"/>o f <text:s text:c="2"/>S t a f f w h o s e <text:s text:c="2"/>a d m i s s i o n <text:s text:c="2"/>o r <text:s text:c="2"/>c o n t i n u e d <text:s text:c="2"/>p r e s e n c e <text:s text:c="2"/>w o u l d , i n <text:s text:c="2"/>t h e <text:s text:c="2"/>r e a s o n a b l e <text:s text:c="2"/>o p i n i o n <text:s text:c="2"/>o f <text:s text:c="2"/>t h e <text:s text:c="2"/>U n i v e r s i t y , <text:s text:c="2"/>b e u n d e s i r a b l e . B 4 . 1 <text:s text:c="2"/>S u b j e c t <text:s text:c="2"/>t o <text:s text:c="2"/>C l a u s e <text:s text:c="2"/>B 4 . 3 <text:s text:c="2"/>a n y <text:s text:c="2"/>l a n d <text:s text:c="2"/>o r P r e m i s e s <text:s text:c="2"/>m a d e <text:s text:c="2"/>a v a i l a b l e <text:s text:c="2"/>f r o m <text:s text:c="2"/>t i m e <text:s text:c="2"/>t o <text:s text:c="2"/>t i m e <text:s text:c="2"/>t o t h e <text:s text:c="2"/>C o n t r a c t o r <text:s text:c="2"/>b y <text:s text:c="2"/>t h e <text:s text:c="2"/>U n i v e r s i t y <text:s text:c="2"/>i n <text:s text:c="2"/>c o n n e c t i o n w i t h <text:s text:c="2"/>t h e <text:s text:c="2"/>C o n t r a c t <text:s text:c="2"/>s h a l l <text:s text:c="2"/>b e <text:s text:c="2"/>m a d e <text:s text:c="2"/>a v a i l a b l e <text:s text:c="2"/>t o <text:s text:c="2"/>t h e C o n t r a c t o r <text:s text:c="2"/>o n <text:s text:c="2"/>a <text:s text:c="2"/>n o n - e x c l u s i v e <text:s text:c="2"/>l i c e n c e <text:s text:c="2"/>b a s i s <text:s text:c="2"/>a n d s h a l l <text:s text:c="2"/>b e <text:s text:c="2"/>u s e d <text:s text:c="2"/>b y <text:s text:c="2"/>t h e <text:s text:c="2"/>C o n t r a c t o r <text:s text:c="2"/>s o l e l y <text:s text:c="2"/>f o r <text:s text:c="2"/>t h e</text:p>
          </table:table-cell>
          <table:table-cell office:value-type="string" calcext:value-type="string">
            <text:p>H e a l e s <text:s text:c="2"/>M e d i c a l <text:s text:c="2"/>R e s p o n s e c o n s i d e r s <text:s text:c="2"/>i n <text:s text:c="2"/>a n y <text:s text:c="2"/>r e s p e c t <text:s text:c="2"/>u n s a t i s f a c t o r y . R e a s o n s <text:s text:c="2"/>f o r <text:s text:c="2"/>r e m o v a l <text:s text:c="2"/>w i l l <text:s text:c="2"/>b e <text:s text:c="2"/>p r o v i d e d <text:s text:c="2"/>w i t h <text:s text:c="2"/>t h e w r i t t e n <text:s text:c="2"/>n o t i c e <text:s text:c="2"/>t o <text:s text:c="2"/>t h e <text:s text:c="2"/>C o n t r a c t o r . <text:s text:c="2"/>T h e <text:s text:c="2"/>C o n t r a c t o r w i l l <text:s text:c="2"/>i n v e s t i g a t e <text:s text:c="2"/>a n y <text:s text:c="2"/>r e a s o n s <text:s text:c="2"/>p r o v i d e d , <text:s text:c="2"/>a n d <text:s text:c="2"/>t h e U n i v e r s i t y <text:s text:c="2"/>w i l l <text:s text:c="2"/>p r o v i d e <text:s text:c="2"/>e v i d e n c e <text:s text:c="2"/>o f <text:s text:c="2"/>r e a s o n s <text:s text:c="2"/>t o a i d <text:s text:c="2"/>t h e <text:s text:c="2"/>i n v e s t i g a t i o n . <text:s text:c="2"/>W h e r e <text:s text:c="2"/>t h e <text:s text:c="2"/>i n v e s t i g a t i o n d o e s <text:s text:c="2"/>n o t <text:s text:c="2"/>b e l i e v e <text:s text:c="2"/>r e m o v a l <text:s text:c="2"/>f r o m <text:s text:c="2"/>s e r v i c e <text:s text:c="2"/>i s r e a s o n a b l e , <text:s text:c="2"/>t h e <text:s text:c="2"/>C o n t r a c t o r <text:s text:c="2"/>w i l l <text:s text:c="2"/>h a v e <text:s text:c="2"/>a <text:s text:c="2"/>r i g h t <text:s text:c="2"/>o f a p p e a l . L e g i t i m a t e <text:s text:c="2"/>r e a s o n s <text:s text:c="2"/>f o r <text:s text:c="2"/>r e m o v a l <text:s text:c="2"/>m u s t <text:s text:c="2"/>b e p r o v i d e d <text:s text:c="2"/>w i t h i n <text:s text:c="2"/>a n y <text:s text:c="2"/>n o t i c e <text:s text:c="2"/>t o <text:s text:c="2"/>r e m o v e <text:s text:c="2"/>p e r s o n n e l . T h e r e <text:s text:c="2"/>m u s t <text:s text:c="2"/>a l s o <text:s text:c="2"/>b e <text:s text:c="2"/>a <text:s text:c="2"/>m e t h o d <text:s text:c="2"/>f o r <text:s text:c="2"/>i n v e s t i g a t i o n i n t o <text:s text:c="2"/>a n y <text:s text:c="2"/>i s s u e <text:s text:c="2"/>a n d <text:s text:c="2"/>r i g h t <text:s text:c="2"/>o f <text:s text:c="2"/>a p p e a l . I f <text:s text:c="2"/>t h e <text:s text:c="2"/>c l i e n t <text:s text:c="2"/>u n r e a s o n a b l y <text:s text:c="2"/>r e f u s e s <text:s text:c="2"/>a c c e s s <text:s text:c="2"/>t o <text:s text:c="2"/>a p e r s o n <text:s text:c="2"/>t o <text:s text:c="2"/>d e l i v e r <text:s text:c="2"/>t h e <text:s text:c="2"/>s e r v i c e <text:s text:c="2"/>w e <text:s text:c="2"/>w i l l <text:s text:c="2"/>n o t <text:s text:c="2"/>a c c e p t t h a t <text:s text:c="2"/>t h e <text:s text:c="2"/>s e r v i c e <text:s text:c="2"/>h a s <text:s text:c="2"/>f a i l e d <text:s text:c="2"/>t o <text:s text:c="2"/>b e <text:s text:c="2"/>d e l i v e r e d . <text:s text:c="2"/>T h i s w o u l d <text:s text:c="2"/>b e <text:s text:c="2"/>a n <text:s text:c="2"/>e x a m p l e <text:s text:c="2"/>o f <text:s text:c="2"/>a <text:s text:c="2"/>s i t u a t i o n <text:s text:c="2"/>r e q u i r i n g m e d i a t i o n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c h a n g e <text:s text:c="2"/>t o : B 3 . 5 <text:s text:c="2"/>T h e <text:s text:c="2"/>U n i v e r s i t y <text:s text:c="2"/>m a y , <text:s text:c="2"/>b y <text:s text:c="2"/>w r i t t e n <text:s text:c="2"/>n o t i c e , r e f u s e <text:s text:c="2"/>t o <text:s text:c="2"/>a d m i t <text:s text:c="2"/>o n t o <text:s text:c="2"/>o r <text:s text:c="2"/>w i t h d r a w <text:s text:c="2"/>p e r m i s s i o n <text:s text:c="2"/>t o r e m a i n <text:s text:c="2"/>o n <text:s text:c="2"/>t h e <text:s text:c="2"/>P r e m i s e s <text:s text:c="2"/>a n y <text:s text:c="2"/>m e m b e r <text:s text:c="2"/>o f <text:s text:c="2"/>S t a f f w h o s e <text:s text:c="2"/>a d m i s s i o n <text:s text:c="2"/>o r <text:s text:c="2"/>c o n t i n u e d <text:s text:c="2"/>p r e s e n c e <text:s text:c="2"/>w o u l d , i n <text:s text:c="2"/>t h e <text:s text:c="2"/>r e a s o n a b l e <text:s text:c="2"/>o p i n i o n <text:s text:c="2"/>o f <text:s text:c="2"/>t h e <text:s text:c="2"/>U n i v e r s i t y , <text:s text:c="2"/>b e u n d e s i r a b l e . <text:s text:c="2"/>R e a s o n s <text:s text:c="2"/>f o r <text:s text:c="2"/>r e f u s a l <text:s text:c="2"/>o f <text:s text:c="2"/>a c c e s s <text:s text:c="2"/>w i l l b e <text:s text:c="2"/>p r o v i d e d <text:s text:c="2"/>w i t h <text:s text:c="2"/>t h e <text:s text:c="2"/>w r i t t e n <text:s text:c="2"/>n o t i c e <text:s text:c="2"/>t o <text:s text:c="2"/>t h e C o n t r a c t o r . <text:s text:c="2"/>T h e <text:s text:c="2"/>C o n t r a c t o r <text:s text:c="2"/>w i l l <text:s text:c="2"/>i n v e s t i g a t e <text:s text:c="2"/>a n y r e a s o n s <text:s text:c="2"/>p r o v i d e d , <text:s text:c="2"/>a n d <text:s text:c="2"/>t h e <text:s text:c="2"/>U n i v e r s i t y <text:s text:c="2"/>w i l l p r o v i d e <text:s text:c="2"/>e v i d e n c e <text:s text:c="2"/>o f <text:s text:c="2"/>r e a s o n s <text:s text:c="2"/>t o <text:s text:c="2"/>a i d <text:s text:c="2"/>t h e i n v e s t i g a t i o n . <text:s text:c="2"/>W h e r e <text:s text:c="2"/>t h e <text:s text:c="2"/>i n v e s t i g a t i o n <text:s text:c="2"/>d o e s <text:s text:c="2"/>n o t b e l i e v e <text:s text:c="2"/>r e m o v a l <text:s text:c="2"/>f r o m <text:s text:c="2"/>s e r v i c e <text:s text:c="2"/>i s <text:s text:c="2"/>r e a s o n a b l e , <text:s text:c="2"/>t h e C o n t r a c t o r <text:s text:c="2"/>w i l l <text:s text:c="2"/>h a v e <text:s text:c="2"/>a <text:s text:c="2"/>r i g h t <text:s text:c="2"/>o f <text:s text:c="2"/>a p p e a l . I n t r o d u c t i o n <text:s text:c="2"/>o f <text:s text:c="2"/>a <text:s text:c="2"/>l i c e n s e <text:s text:c="2"/>f e e <text:s text:c="2"/>m a y <text:s text:c="2"/>i n t r o d u c e <text:s text:c="2"/>a p r i c i n g <text:s text:c="2"/>v a r i a t i o n , <text:s text:c="2"/>o r <text:s text:c="2"/>s e r v i c e s <text:s text:c="2"/>m a y <text:s text:c="2"/>b e <text:s text:c="2"/>t a k e n <text:s text:c="2"/>o f f - s i t e . <text:s text:c="2"/>A <text:s text:c="2"/>l i c e n s e <text:s text:c="2"/>f e e <text:s text:c="2"/>h a s <text:s text:c="2"/>n o t <text:s text:c="2"/>b e e n <text:s text:c="2"/>i n t r o d u c e d d u r i n g <text:s text:c="2"/>t h e <text:s text:c="2"/>c u r r e n t <text:s text:c="2"/>c o n t r a c t , <text:s text:c="2"/>a n d <text:s text:c="2"/>h a s <text:s text:c="2"/>n o t <text:s text:c="2"/>b e e n t a k e n <text:s text:c="2"/>i n t o <text:s text:c="2"/>c o n s i d e r a t i o n <text:s text:c="2"/>d u r i n g <text:s text:c="2"/>p r i c i n g . <text:s text:c="2"/>P r i c i n g m u s t <text:s text:c="2"/>t a k e <text:s text:c="2"/>i n t o <text:s text:c="2"/>c o n s i d e r a t i o n <text:s text:c="2"/>a l l <text:s text:c="2"/>c o s t s <text:s text:c="2"/>f o r</text:p>
          </table:table-cell>
          <table:table-cell table:number-columns-repeated="1022"/>
        </table:table-row>
        <table:table-row table:style-name="ro1">
          <table:table-cell office:value-type="string" calcext:value-type="string">
            <text:p>C l a u s e D 3 . 1 </text:p>
            <text:p> W i t h o u t   p r e j u d i c e   t o   C l a u s e   D 3 . 2   t h e U n i v e r s i t y   m a y   t e r m i n a t e   t h e   C o n t r a c t   b y   g i v i n g w r i t t e n   n o t i c e   t o   t h e   C o n t r a c t o r   w i t h   i m m e d i a t e e f f e c t   i f   t h e   C o n t r a c t o r   c o m m i t s   a   D e f a u l t   a n d   i f : a ) </text:p>
            <text:p> t h e   C o n t r a c t o r   h a s   n o t   r e m e d i e d t h e   D e f a u l t   t o   t h e   s a t i s f a c t i o n   o f t h e   U n i v e r s i t y   w i t h i n   t w e n t y   ( 2 0 ) W o r k i n g   D a y s ,   o r   s u c h   o t h e r p e r i o d   a s   m a y   b e   s p e c i f i e d   b y t h e   U n i v e r s i t y ,   a f t e r   i s s u e   o f   a n o t i c e   s p e c i f y i n g   t h e   D e f a u l t   a n d r e q u e s t i n g   i t   t o   b e   r e m e d i e d ;   o r b ) </text:p>
            <text:p> t h e   D e f a u l t   i s   n o t ,   i n   t h e   o p i n i o n o f   t h e   U n i v e r s i t y ,   c a p a b l e   o f r e m e d y .</text:p>
          </table:table-cell>
          <table:table-cell office:value-type="string" calcext:value-type="string">
            <text:p>H e a l e s   M e d i c a l   R e s p o n s e b r e a c h   o f   t h e   C o n t r a c t ) ,   t h e   s e c o n d   p a r t y   m a y u n i l a t e r a l l y   d e d u c t   t h a t   s u m   f r o m   a n y   s u m   t h e n d u e ,   o r   w h i c h   a t   a n y   l a t e r   t i m e   m a y   b e c o m e   d u e t o   t h e   f i r s t   p a r t y ,   u n d e r   t h e   C o n t r a c t . W h e r e   w e   b e l i e v e   a   D e f a u l t   i s   c a p a b l e   o f r e m e d y   w e   w i l l   p r o v i d e   e v i d e n c e   o f   t h i s .   W h e r e e v i d e n c e   i s   p r o v i d e d ,   w e   t r u s t   t h e   U n i v e r s i t y   t o c o n s i d e r   t h i s .   I n   t h e   e v e n t   t h a t   t h e   U n i v e r s i t y c o n s i d e r e d   t h e   D e f a u l t   n o t   t o   b e   c a p a b l e   o f r e m e d y   d e s p i t e   e v i d e n c e   t h a t   i t   i s   c a p a b l e   o f r e m e d y ,   w e   w o u l d   n o t   c o n s i d e r   a   t e r m i n a t i o n   t o b e   v a l i d . I t   i s   u n r e a s o n a b l e   t o   t e r m i n a t e   a   c o n t r a c t   w i t h i m m e d i a t e   e f f e c t ,   a s   t h e r e   m a y   b e   T U P E   a n d o t h e r   c o n s i d e r a t i o n s .   I f   t e r m i n a t e d   w i t h i m m e d i a t e   e f f e c t ,   a n y   T U P E   s t a f f   w o u l d   t r a n s f e r t o   t h e   U n i v e r s i t y .   W e   s u g g e s t   t e r m i n a t i o n   i s   w i t h 3   m o n t h s ’   n o t i c e   t o   e n a b l e   u s   t o   f u l f i l   o u r c o n t r a c t u a l   o b l i g a t i o n s   a n d   f o r   t h e s e d i s c u s s i o n s   t o   t a k e   p l a c e . P l e a s e   c h a n g e   t o : D 3 . 1 </text:p>
            <text:p> W i t h o u t   p r e j u d i c e   t o   C l a u s e   D 3 . 2   t h e U n i v e r s i t y   m a y   t e r m i n a t e   t h e   C o n t r a c t   b y   g i v i n g w r i t t e n   n o t i c e   t o   t h e   C o n t r a c t o r   w i t h   3   m o n t h s ’ n o t i c e   i f   t h e   C o n t r a c t o r   c o m m i t s   a   D e f a u l t   a n d   i f :</text:p>
          </table:table-cell>
          <table:table-cell table:number-columns-repeated="1022"/>
        </table:table-row>
        <table:table-row table:style-name="ro1">
          <table:table-cell office:value-type="string" calcext:value-type="string">
            <text:p>S c h e d u l e <text:s text:c="2"/>2 <text:s text:c="2"/>– <text:s text:c="2"/>G e n e r a l <text:s text:c="2"/>T e r m s <text:s text:c="2"/>a n d <text:s text:c="2"/>C o n d i t i o n s 1 . 1 0 <text:s text:c="2"/>W h e r e <text:s text:c="2"/>a p p l i c a b l e , <text:s text:c="2"/>t h e <text:s text:c="2"/>S u p p l i e r <text:s text:c="2"/>s h a l l i m p l e m e n t <text:s text:c="2"/>a n d <text:s text:c="2"/>c o m p l y <text:s text:c="2"/>w i t h <text:s text:c="2"/>t h e <text:s text:c="2"/>P o l i c i e s <text:s text:c="2"/>o n r e p o r t i n g <text:s text:c="2"/>a n d <text:s text:c="2"/>r e s p o n d i n g <text:s text:c="2"/>t o <text:s text:c="2"/>a l l <text:s text:c="2"/>i n c i d e n t s <text:s text:c="2"/>a n d a c c i d e n t s , <text:s text:c="2"/>i n c l u d i n g <text:s text:c="2"/>s e r i o u s <text:s text:c="2"/>i n c i d e n t s r e q u i r i n g <text:s text:c="2"/>i n v e s t i g a t i o n , <text:s text:c="2"/>s h a l l <text:s text:c="2"/>c o m p l e t e <text:s text:c="2"/>t h e A u t h o r i t y ’ s <text:s text:c="2"/>i n c i d e n t <text:s text:c="2"/>a n d <text:s text:c="2"/>a c c i d e n t <text:s text:c="2"/>f o r m s <text:s text:c="2"/>i n a c c o r d a n c e <text:s text:c="2"/>w i t h <text:s text:c="2"/>t h e <text:s text:c="2"/>P o l i c i e s <text:s text:c="2"/>a n d <text:s text:c="2"/>p r o v i d e r e a s o n a b l e <text:s text:c="2"/>s u p p o r t <text:s text:c="2"/>a n d <text:s text:c="2"/>i n f o r m a t i o n <text:s text:c="2"/>a s r e q u e s t e d <text:s text:c="2"/>b y <text:s text:c="2"/>t h e <text:s text:c="2"/>A u t h o r i t y <text:s text:c="2"/>t o <text:s text:c="2"/>h e l p <text:s text:c="2"/>t h e <text:s text:c="2"/>A u t h o r i t y d e a l <text:s text:c="2"/>w i t h <text:s text:c="2"/>a n y <text:s text:c="2"/>i n c i d e n t <text:s text:c="2"/>o r <text:s text:c="2"/>a c c i d e n t r e l e v a n t <text:s text:c="2"/>t o <text:s text:c="2"/>t h e <text:s text:c="2"/>S e r v i c e s . <text:s text:c="2"/>T h e <text:s text:c="2"/>S u p p l i e r <text:s text:c="2"/>s h a l l e n s u r e <text:s text:c="2"/>t h a t <text:s text:c="2"/>i t s <text:s text:c="2"/>C o n t r a c t <text:s text:c="2"/>M a n a g e r <text:s text:c="2"/>i n f o r m s t h e <text:s text:c="2"/>A u t h o r i t y ’ s <text:s text:c="2"/>C o n t r a c t <text:s text:c="2"/>M a n a g e r <text:s text:c="2"/>i n <text:s text:c="2"/>w r i t i n g f o r t h w i t h <text:s text:c="2"/>u p o n <text:s text:c="2"/>( a ) <text:s text:c="2"/>b e c o m i n g <text:s text:c="2"/>a w a r e <text:s text:c="2"/>t h a t a n y <text:s text:c="2"/>s e r i o u s <text:s text:c="2"/>i n c i d e n t s <text:s text:c="2"/>r e q u i r i n g <text:s text:c="2"/>i n v e s t i g a t i o n a n d / o r <text:s text:c="2"/>n o t i f i a b l e <text:s text:c="2"/>a c c i d e n t s <text:s text:c="2"/>h a v e o c c u r r e d ; <text:s text:c="2"/>o r <text:s text:c="2"/>( b ) <text:s text:c="2"/>t h e <text:s text:c="2"/>S u p p l i e r ’ s <text:s text:c="2"/>C o n t r a c t M a n a g e r <text:s text:c="2"/>h a v i n g <text:s text:c="2"/>r e a s o n a b l e <text:s text:c="2"/>c a u s e <text:s text:c="2"/>t o <text:s text:c="2"/>b e l i e v e a n y <text:s text:c="2"/>s e r i o u s <text:s text:c="2"/>i n c i d e n t s <text:s text:c="2"/>a n d / o r <text:s text:c="2"/>n o t i f i a b l e <text:s text:c="2"/>a c c i d e n t s r e q u i r i n g <text:s text:c="2"/>i n v e s t i g a t i o n <text:s text:c="2"/>h a v e o c c u r r e d . <text:s text:c="2"/>T h e <text:s text:c="2"/>S u p p l i e r <text:s text:c="2"/>s h a l l <text:s text:c="2"/>e n s u r e <text:s text:c="2"/>t h a t <text:s text:c="2"/>i t s C o n t r a c t <text:s text:c="2"/>M a n a g e r <text:s text:c="2"/>i n f o r m s <text:s text:c="2"/>t h e <text:s text:c="2"/>A u t h o r i t y ’ s C o n t r a c t <text:s text:c="2"/>M a n a g e r <text:s text:c="2"/>i n <text:s text:c="2"/>w r i t i n g <text:s text:c="2"/>w i t h i n <text:s text:c="2"/>f o r t y <text:s text:c="2"/>e i g h t ( 4 8 ) <text:s text:c="2"/>h o u r s <text:s text:c="2"/>o f <text:s text:c="2"/>a l l <text:s text:c="2"/>o t h e r <text:s text:c="2"/>i n c i d e n t s <text:s text:c="2"/>a n d / o r a c c i d e n t s <text:s text:c="2"/>t h a t <text:s text:c="2"/>h a v e <text:s text:c="2"/>o r <text:s text:c="2"/>m a y <text:s text:c="2"/>h a v e <text:s text:c="2"/>a n <text:s text:c="2"/>i m p a c t <text:s text:c="2"/>o n t h e <text:s text:c="2"/>S e r v i c e s . 5 . 9 <text:s text:c="2"/>T h e <text:s text:c="2"/>S u p p l i e r <text:s text:c="2"/>s h a l l <text:s text:c="2"/>e n s u r e <text:s text:c="2"/>t h a t <text:s text:c="2"/>n o <text:s text:c="2"/>p e r s o n <text:s text:c="2"/>i s e m p l o y e d <text:s text:c="2"/>o r <text:s text:c="2"/>o t h e r w i s e <text:s text:c="2"/>e n g a g e d <text:s text:c="2"/>i n <text:s text:c="2"/>t h e p r o v i s i o n <text:s text:c="2"/>o f <text:s text:c="2"/>t h e <text:s text:c="2"/>S e r v i c e s <text:s text:c="2"/>w i t h o u t <text:s text:c="2"/>t h e <text:s text:c="2"/>A u t h o r i t y ’ s p r i o r <text:s text:c="2"/>w r i t t e n <text:s text:c="2"/>c o n s e n t <text:s text:c="2"/>i f : 5 . 9 . 1 <text:s text:c="2"/>t h e <text:s text:c="2"/>p e r s o n <text:s text:c="2"/>h a s <text:s text:c="2"/>d i s c l o s e d <text:s text:c="2"/>a n y <text:s text:c="2"/>C o n v i c t i o n s u p o n <text:s text:c="2"/>b e i n g <text:s text:c="2"/>q u e s t i o n e d <text:s text:c="2"/>a b o u t t h e i r <text:s text:c="2"/>C o n v i c t i o n s <text:s text:c="2"/>i n <text:s text:c="2"/>a c c o r d a n c e <text:s text:c="2"/>w i t h <text:s text:c="2"/>C l a u s e 5 . 7 . 1 <text:s text:c="2"/>o f <text:s text:c="2"/>t h i s <text:s text:c="2"/>S c h e d u l e <text:s text:c="2"/>2 ; 5 . 9 . 2 <text:s text:c="2"/>t h e <text:s text:c="2"/>p e r s o n <text:s text:c="2"/>i s <text:s text:c="2"/>f o u n d <text:s text:c="2"/>t o <text:s text:c="2"/>h a v e <text:s text:c="2"/>a n y</text:p>
          </table:table-cell>
          <table:table-cell office:value-type="string" calcext:value-type="string">
            <text:p>p r o v i s i o n s <text:s text:c="2"/>d o <text:s text:c="2"/>a p p l y , <text:s text:c="2"/>t h e y <text:s text:c="2"/>w i l l <text:s text:c="2"/>n e e d <text:s text:c="2"/>t o <text:s text:c="2"/>b e <text:s text:c="2"/>f u r t h e r r e v i e w e d <text:s text:c="2"/>b y <text:s text:c="2"/>t h e <text:s text:c="2"/>S u p p l i e r <text:s text:c="2"/>( e . g . <text:s text:c="2"/>I n t e l l e c t u a l P r o p e r t y , <text:s text:c="2"/>S u p p l i e r <text:s text:c="2"/>a s <text:s text:c="2"/>D a t a <text:s text:c="2"/>P r o c e s s o r , T e r m i n a t i o n <text:s text:c="2"/>f o r <text:s text:c="2"/>c o n v e n i e n c e <text:s text:c="2"/>e t c ) . I n c i d e n t s <text:s text:c="2"/>a n d / o r <text:s text:c="2"/>a c c i d e n t s <text:s text:c="2"/>w i l l <text:s text:c="2"/>n o r m a l l y <text:s text:c="2"/>b e r e p o r t e d <text:s text:c="2"/>a s <text:s text:c="2"/>s o o n <text:s text:c="2"/>a s <text:s text:c="2"/>i d e n t i f i e d . W e <text:s text:c="2"/>c a n <text:s text:c="2"/>i n f o r m <text:s text:c="2"/>t h e <text:s text:c="2"/>A u t h o r i t y <text:s text:c="2"/>w i t h i n <text:s text:c="2"/>4 8 <text:s text:c="2"/>h o u r s w h e r e <text:s text:c="2"/>t h e r e <text:s text:c="2"/>i s <text:s text:c="2"/>a <text:s text:c="2"/>2 4 / 7 <text:s text:c="2"/>p r o v i s i o n , <text:s text:c="2"/>w h i c h <text:s text:c="2"/>w o u l d i n c l u d e <text:s text:c="2"/>o u t - o f - h o u r s <text:s text:c="2"/>c o n t r a c t <text:s text:c="2"/>m a n a g e m e n t . <text:s text:c="2"/>W e d o <text:s text:c="2"/>n o t <text:s text:c="2"/>b e l i e v e <text:s text:c="2"/>t h i s <text:s text:c="2"/>i s <text:s text:c="2"/>n e c e s s a r y <text:s text:c="2"/>f o r <text:s text:c="2"/>t h i s <text:s text:c="2"/>s e r v i c e a n d <text:s text:c="2"/>w o u l d <text:s text:c="2"/>b e <text:s text:c="2"/>p r o h i b i t i v e l y <text:s text:c="2"/>e x p e n s i v e , <text:s text:c="2"/>b u t <text:s text:c="2"/>c a n a r r a n g e <text:s text:c="2"/>a n d <text:s text:c="2"/>p r o v i d e <text:s text:c="2"/>n e w <text:s text:c="2"/>p r i c i n g <text:s text:c="2"/>i f <text:s text:c="2"/>r e q u i r e d . O t h e r w i s e , <text:s text:c="2"/>p l e a s e <text:s text:c="2"/>c l a u s e <text:s text:c="2"/>t o : W h e r e <text:s text:c="2"/>a p p l i c a b l e , <text:s text:c="2"/>t h e <text:s text:c="2"/>S u p p l i e r <text:s text:c="2"/>s h a l l <text:s text:c="2"/>i m p l e m e n t a n d <text:s text:c="2"/>c o m p l y <text:s text:c="2"/>w i t h <text:s text:c="2"/>t h e <text:s text:c="2"/>P o l i c i e s <text:s text:c="2"/>o n r e p o r t i n g <text:s text:c="2"/>a n d <text:s text:c="2"/>r e s p o n d i n g <text:s text:c="2"/>t o <text:s text:c="2"/>a l l <text:s text:c="2"/>i n c i d e n t s <text:s text:c="2"/>a n d a c c i d e n t s , <text:s text:c="2"/>i n c l u d i n g <text:s text:c="2"/>s e r i o u s <text:s text:c="2"/>i n c i d e n t s r e q u i r i n g <text:s text:c="2"/>i n v e s t i g a t i o n , <text:s text:c="2"/>s h a l l <text:s text:c="2"/>c o m p l e t e <text:s text:c="2"/>t h e A u t h o r i t y ’ s <text:s text:c="2"/>i n c i d e n t <text:s text:c="2"/>a n d <text:s text:c="2"/>a c c i d e n t <text:s text:c="2"/>f o r m s <text:s text:c="2"/>i n a c c o r d a n c e <text:s text:c="2"/>w i t h <text:s text:c="2"/>t h e <text:s text:c="2"/>P o l i c i e s <text:s text:c="2"/>a n d <text:s text:c="2"/>p r o v i d e r e a s o n a b l e <text:s text:c="2"/>s u p p o r t <text:s text:c="2"/>a n d <text:s text:c="2"/>i n f o r m a t i o n <text:s text:c="2"/>a s r e q u e s t e d <text:s text:c="2"/>b y <text:s text:c="2"/>t h e <text:s text:c="2"/>A u t h o r i t y <text:s text:c="2"/>t o <text:s text:c="2"/>h e l p <text:s text:c="2"/>t h e <text:s text:c="2"/>A u t h o r i t y d e a l <text:s text:c="2"/>w i t h <text:s text:c="2"/>a n y <text:s text:c="2"/>i n c i d e n t <text:s text:c="2"/>o r <text:s text:c="2"/>a c c i d e n t r e l e v a n t <text:s text:c="2"/>t o <text:s text:c="2"/>t h e <text:s text:c="2"/>S e r v i c e s . <text:s text:c="2"/>T h e <text:s text:c="2"/>S u p p l i e r <text:s text:c="2"/>s h a l l e n s u r e <text:s text:c="2"/>t h a t <text:s text:c="2"/>i t s <text:s text:c="2"/>C o n t r a c t <text:s text:c="2"/>M a n a g e r <text:s text:c="2"/>i n f o r m s t h e <text:s text:c="2"/>A u t h o r i t y ’ s <text:s text:c="2"/>C o n t r a c t <text:s text:c="2"/>M a n a g e r <text:s text:c="2"/>i n <text:s text:c="2"/>w r i t i n g f o r t h w i t h <text:s text:c="2"/>u p o n <text:s text:c="2"/>( a ) <text:s text:c="2"/>b e c o m i n g <text:s text:c="2"/>a w a r e <text:s text:c="2"/>t h a t a n y <text:s text:c="2"/>s e r i o u s <text:s text:c="2"/>i n c i d e n t s <text:s text:c="2"/>r e q u i r i n g <text:s text:c="2"/>i n v e s t i g a t i o n a n d / o r <text:s text:c="2"/>n o t i f i a b l e <text:s text:c="2"/>a c c i d e n t s <text:s text:c="2"/>h a v e o c c u r r e d ; <text:s text:c="2"/>o r <text:s text:c="2"/>( b ) <text:s text:c="2"/>t h e <text:s text:c="2"/>S u p p l i e r ’ s <text:s text:c="2"/>C o n t r a c t M a n a g e r <text:s text:c="2"/>h a v i n g <text:s text:c="2"/>r e a s o n a b l e <text:s text:c="2"/>c a u s e <text:s text:c="2"/>t o <text:s text:c="2"/>b e l i e v e a n y <text:s text:c="2"/>s e r i o u s <text:s text:c="2"/>i n c i d e n t s <text:s text:c="2"/>a n d / o r <text:s text:c="2"/>n o t i f i a b l e <text:s text:c="2"/>a c c i d e n t s r e q u i r i n g <text:s text:c="2"/>i n v e s t i g a t i o n <text:s text:c="2"/>h a v e o c c u r r e d . <text:s text:c="2"/>T h e <text:s text:c="2"/>S u p p l i e r <text:s text:c="2"/>s h a l l <text:s text:c="2"/>e n s u r e <text:s text:c="2"/>t h a t <text:s text:c="2"/>i t s C o n t r a c t <text:s text:c="2"/>M a n a g e r <text:s text:c="2"/>i n f o r m s <text:s text:c="2"/>t h e <text:s text:c="2"/>A u t h o r i t y ’ s C o n t r a c t <text:s text:c="2"/>M a n a g e r <text:s text:c="2"/>i n <text:s text:c="2"/>w r i t i n g <text:s text:c="2"/>w i t h i n <text:s text:c="2"/>t w o <text:s text:c="2"/>( 2 ) w o r k i n g <text:s text:c="2"/>d a y s <text:s text:c="2"/>o f <text:s text:c="2"/>a l l <text:s text:c="2"/>o t h e r <text:s text:c="2"/>i n c i d e n t s <text:s text:c="2"/>a n d / o r a c c i d e n t s <text:s text:c="2"/>t h a t <text:s text:c="2"/>h a v e <text:s text:c="2"/>o r <text:s text:c="2"/>m a y <text:s text:c="2"/>h a v e <text:s text:c="2"/>a n <text:s text:c="2"/>i m p a c t <text:s text:c="2"/>o n t h e <text:s text:c="2"/>S e r v i c e s C l a u s e s <text:s text:c="2"/>5 . 7 <text:s text:c="2"/>a n d <text:s text:c="2"/>5 . 8 <text:s text:c="2"/>r e q u i r e <text:s text:c="2"/>D B S <text:s text:c="2"/>c h e c k s <text:s text:c="2"/>f o r p o t e n t i a l <text:s text:c="2"/>s t a f f <text:s text:c="2"/>o r <text:s text:c="2"/>p e r s o n s <text:s text:c="2"/>p e r f o r m i n g <text:s text:c="2"/>s e r v i c e s w h o <text:s text:c="2"/>m a y <text:s text:c="2"/>r e a s o n a b l y <text:s text:c="2"/>b e <text:s text:c="2"/>e x p e c t e d <text:s text:c="2"/>t o <text:s text:c="2"/>h a v e a c c e s s <text:s text:c="2"/>t o <text:s text:c="2"/>o r <text:s text:c="2"/>c o m e <text:s text:c="2"/>i n t o <text:s text:c="2"/>c o n t a c t <text:s text:c="2"/>w i t h <text:s text:c="2"/>c h i l d r e n <text:s text:c="2"/>a n d v u l n e r a b l e <text:s text:c="2"/>p e r s o n s . <text:s text:c="2"/>W e <text:s text:c="2"/>a r e <text:s text:c="2"/>h a p p y <text:s text:c="2"/>t o <text:s text:c="2"/>u n d e r t a k e D B S <text:s text:c="2"/>c h e c k s <text:s text:c="2"/>w h e r e <text:s text:c="2"/>a p p r o p r i a t e , <text:s text:c="2"/>a n d <text:s text:c="2"/>i n <text:s text:c="2"/>l i n e <text:s text:c="2"/>w i t h t h e <text:s text:c="2"/>l a w . <text:s text:c="2"/>C l a u s e <text:s text:c="2"/>5 . 9 <text:s text:c="2"/>d o e s <text:s text:c="2"/>n o t <text:s text:c="2"/>q u a l i f y <text:s text:c="2"/>t h a t <text:s text:c="2"/>D B S c h e c k s <text:s text:c="2"/>a r e <text:s text:c="2"/>o n l y <text:s text:c="2"/>f o r <text:s text:c="2"/>s u c h <text:s text:c="2"/>s t a f f , <text:s text:c="2"/>p l e a s e <text:s text:c="2"/>a m e n d <text:s text:c="2"/>t o i n c l u d e <text:s text:c="2"/>t h i s <text:s text:c="2"/>q u a l i f i c a t i o n .</text:p>
          </table:table-cell>
          <table:table-cell table:number-columns-repeated="1022"/>
        </table:table-row>
        <table:table-row table:style-name="ro1">
          <table:table-cell office:value-type="string" calcext:value-type="string">
            <text:p>C o n v i c t i o n s <text:s text:c="2"/>f o l l o w i n g <text:s text:c="2"/>r e c e i p t <text:s text:c="2"/>o f <text:s text:c="2"/>s t a n d a r d a n d / o r <text:s text:c="2"/>e n h a n c e d <text:s text:c="2"/>d i s c l o s u r e s <text:s text:c="2"/>f r o m <text:s text:c="2"/>t h e D i s c l o s u r e <text:s text:c="2"/>a n d <text:s text:c="2"/>B a r r i n g <text:s text:c="2"/>S e r v i c e <text:s text:c="2"/>( o r o t h e r <text:s text:c="2"/>a p p r o p r i a t e <text:s text:c="2"/>b o d y ) <text:s text:c="2"/>i n <text:s text:c="2"/>a c c o r d a n c e <text:s text:c="2"/>w i t h C l a u s e <text:s text:c="2"/>5 . 7 . 2 <text:s text:c="2"/>o f <text:s text:c="2"/>t h i s <text:s text:c="2"/>S c h e d u l e <text:s text:c="2"/>2 ; o r 5 . 9 . 3 <text:s text:c="2"/>t h e <text:s text:c="2"/>p e r s o n <text:s text:c="2"/>f a i l s <text:s text:c="2"/>t o <text:s text:c="2"/>o b t a i n <text:s text:c="2"/>s t a n d a r d <text:s text:c="2"/>a n d / o r e n h a n c e d <text:s text:c="2"/>d i s c l o s u r e s <text:s text:c="2"/>f r o m <text:s text:c="2"/>t h e D i s c l o s u r e <text:s text:c="2"/>a n d <text:s text:c="2"/>B a r r i n g <text:s text:c="2"/>S e r v i c e <text:s text:c="2"/>( o r <text:s text:c="2"/>o t h e r a p p r o p r i a t e <text:s text:c="2"/>b o d y ) <text:s text:c="2"/>u p o n <text:s text:c="2"/>r e q u e s t <text:s text:c="2"/>b y t h e <text:s text:c="2"/>S u p p l i e r <text:s text:c="2"/>i n <text:s text:c="2"/>a c c o r d a n c e <text:s text:c="2"/>w i t h <text:s text:c="2"/>C l a u s e <text:s text:c="2"/>5 . 7 . 2 <text:s text:c="2"/>o f t h i s <text:s text:c="2"/>S c h e d u l e <text:s text:c="2"/>2 . 5 . 1 1 T h e <text:s text:c="2"/>S u p p l i e r <text:s text:c="2"/>s h a l l <text:s text:c="2"/>e n s u r e <text:s text:c="2"/>t h a t <text:s text:c="2"/>t h e <text:s text:c="2"/>A u t h o r i t y <text:s text:c="2"/>i s k e p t <text:s text:c="2"/>a d v i s e d <text:s text:c="2"/>a t <text:s text:c="2"/>a l l <text:s text:c="2"/>t i m e s <text:s text:c="2"/>o f <text:s text:c="2"/>a n y m e m b e r <text:s text:c="2"/>o f <text:s text:c="2"/>S t a f f <text:s text:c="2"/>w h o , <text:s text:c="2"/>s u b s e q u e n t <text:s text:c="2"/>t o <text:s text:c="2"/>t h e i r c o m m e n c e m e n t <text:s text:c="2"/>o f <text:s text:c="2"/>e m p l o y m e n t <text:s text:c="2"/>a s <text:s text:c="2"/>a m e m b e r <text:s text:c="2"/>o f <text:s text:c="2"/>S t a f f <text:s text:c="2"/>r e c e i v e s <text:s text:c="2"/>a <text:s text:c="2"/>C o n v i c t i o n <text:s text:c="2"/>o r <text:s text:c="2"/>w h o s e p r e v i o u s <text:s text:c="2"/>C o n v i c t i o n s <text:s text:c="2"/>b e c o m e <text:s text:c="2"/>k n o w n t o <text:s text:c="2"/>t h e <text:s text:c="2"/>S u p p l i e r <text:s text:c="2"/>o r <text:s text:c="2"/>w h o s e <text:s text:c="2"/>c o n d u c t <text:s text:c="2"/>o r <text:s text:c="2"/>r e c o r d s i n d i c a t e <text:s text:c="2"/>t h a t <text:s text:c="2"/>t h e y <text:s text:c="2"/>a r e <text:s text:c="2"/>n o t <text:s text:c="2"/>s u i t a b l e <text:s text:c="2"/>t o c a r r y <text:s text:c="2"/>o u t <text:s text:c="2"/>a n y <text:s text:c="2"/>r e g u l a t e d <text:s text:c="2"/>a c t i v i t i e s <text:s text:c="2"/>a s <text:s text:c="2"/>d e f i n e d <text:s text:c="2"/>b y t h e <text:s text:c="2"/>S a f e g u a r d i n g <text:s text:c="2"/>V u l n e r a b l e <text:s text:c="2"/>G r o u p s A c t <text:s text:c="2"/>2 0 0 6 <text:s text:c="2"/>o r <text:s text:c="2"/>m a y <text:s text:c="2"/>p r e s e n t <text:s text:c="2"/>a <text:s text:c="2"/>r i s k <text:s text:c="2"/>t o <text:s text:c="2"/>p a t i e n t s , s e r v i c e <text:s text:c="2"/>u s e r s <text:s text:c="2"/>o r <text:s text:c="2"/>a n y <text:s text:c="2"/>o t h e r <text:s text:c="2"/>p e r s o n . <text:s text:c="2"/>T h e S u p p l i e r <text:s text:c="2"/>s h a l l <text:s text:c="2"/>o n l y <text:s text:c="2"/>b e <text:s text:c="2"/>e n t i t l e d <text:s text:c="2"/>t o <text:s text:c="2"/>c o n t i n u e <text:s text:c="2"/>t o e n g a g e <text:s text:c="2"/>o r <text:s text:c="2"/>e m p l o y <text:s text:c="2"/>s u c h <text:s text:c="2"/>m e m b e r <text:s text:c="2"/>o f <text:s text:c="2"/>S t a f f w i t h <text:s text:c="2"/>t h e <text:s text:c="2"/>A u t h o r i t y ’ s <text:s text:c="2"/>w r i t t e n <text:s text:c="2"/>c o n s e n t <text:s text:c="2"/>a n d <text:s text:c="2"/>w i t h s u c h <text:s text:c="2"/>s a f e g u a r d s <text:s text:c="2"/>b e i n g <text:s text:c="2"/>p u t <text:s text:c="2"/>i n <text:s text:c="2"/>p l a c e <text:s text:c="2"/>a s t h e <text:s text:c="2"/>A u t h o r i t y <text:s text:c="2"/>m a y <text:s text:c="2"/>r e a s o n a b l y <text:s text:c="2"/>r e q u e s t . <text:s text:c="2"/>S h o u l d t h e <text:s text:c="2"/>A u t h o r i t y <text:s text:c="2"/>w i t h h o l d <text:s text:c="2"/>c o n s e n t <text:s text:c="2"/>t h e S u p p l i e r <text:s text:c="2"/>s h a l l <text:s text:c="2"/>r e m o v e <text:s text:c="2"/>s u c h <text:s text:c="2"/>m e m b e r <text:s text:c="2"/>o f <text:s text:c="2"/>S t a f f f r o m <text:s text:c="2"/>t h e <text:s text:c="2"/>p r o v i s i o n <text:s text:c="2"/>o f <text:s text:c="2"/>t h e <text:s text:c="2"/>S e r v i c e s f o r t h w i t h .</text:p>
          </table:table-cell>
          <table:table-cell office:value-type="string" calcext:value-type="string">
            <text:p>P l e a s e <text:s text:c="2"/>a m e n d <text:s text:c="2"/>c l a u s e <text:s text:c="2"/>t o : 5 . 9 <text:s text:c="2"/>T h e <text:s text:c="2"/>S u p p l i e r <text:s text:c="2"/>s h a l l <text:s text:c="2"/>e n s u r e <text:s text:c="2"/>t h a t <text:s text:c="2"/>n o <text:s text:c="2"/>s u c h p e r s o n <text:s text:c="2"/>i s <text:s text:c="2"/>e m p l o y e d <text:s text:c="2"/>o r <text:s text:c="2"/>o t h e r w i s e <text:s text:c="2"/>e n g a g e d <text:s text:c="2"/>i n <text:s text:c="2"/>t h e p r o v i s i o n <text:s text:c="2"/>o f <text:s text:c="2"/>t h e <text:s text:c="2"/>S e r v i c e s <text:s text:c="2"/>w i t h o u t <text:s text:c="2"/>t h e <text:s text:c="2"/>A u t h o r i t y ’ s p r i o r <text:s text:c="2"/>w r i t t e n <text:s text:c="2"/>c o n s e n t <text:s text:c="2"/>i f : 5 . 9 . 1 <text:s text:c="2"/>t h e <text:s text:c="2"/>p e r s o n <text:s text:c="2"/>h a s <text:s text:c="2"/>d i s c l o s e d <text:s text:c="2"/>a n y <text:s text:c="2"/>C o n v i c t i o n s u p o n <text:s text:c="2"/>b e i n g <text:s text:c="2"/>q u e s t i o n e d <text:s text:c="2"/>a b o u t t h e i r <text:s text:c="2"/>C o n v i c t i o n s <text:s text:c="2"/>i n <text:s text:c="2"/>a c c o r d a n c e <text:s text:c="2"/>w i t h <text:s text:c="2"/>C l a u s e 5 . 7 . 1 <text:s text:c="2"/>o f <text:s text:c="2"/>t h i s <text:s text:c="2"/>S c h e d u l e <text:s text:c="2"/>2 ; 5 . 9 . 2 <text:s text:c="2"/>t h e <text:s text:c="2"/>p e r s o n <text:s text:c="2"/>i s <text:s text:c="2"/>f o u n d <text:s text:c="2"/>t o <text:s text:c="2"/>h a v e <text:s text:c="2"/>a n y C o n v i c t i o n s <text:s text:c="2"/>f o l l o w i n g <text:s text:c="2"/>r e c e i p t <text:s text:c="2"/>o f <text:s text:c="2"/>s t a n d a r d a n d / o r <text:s text:c="2"/>e n h a n c e d <text:s text:c="2"/>d i s c l o s u r e s <text:s text:c="2"/>f r o m <text:s text:c="2"/>t h e D i s c l o s u r e <text:s text:c="2"/>a n d <text:s text:c="2"/>B a r r i n g <text:s text:c="2"/>S e r v i c e <text:s text:c="2"/>( o r o t h e r <text:s text:c="2"/>a p p r o p r i a t e <text:s text:c="2"/>b o d y ) <text:s text:c="2"/>i n <text:s text:c="2"/>a c c o r d a n c e <text:s text:c="2"/>w i t h C l a u s e <text:s text:c="2"/>5 . 7 . 2 <text:s text:c="2"/>o f <text:s text:c="2"/>t h i s <text:s text:c="2"/>S c h e d u l e <text:s text:c="2"/>2 ; o r 5 . 9 . 3 <text:s text:c="2"/>t h e <text:s text:c="2"/>p e r s o n <text:s text:c="2"/>f a i l s <text:s text:c="2"/>t o <text:s text:c="2"/>o b t a i n <text:s text:c="2"/>s t a n d a r d <text:s text:c="2"/>a n d / o r e n h a n c e d <text:s text:c="2"/>d i s c l o s u r e s <text:s text:c="2"/>f r o m <text:s text:c="2"/>t h e D i s c l o s u r e <text:s text:c="2"/>a n d <text:s text:c="2"/>B a r r i n g <text:s text:c="2"/>S e r v i c e <text:s text:c="2"/>( o r <text:s text:c="2"/>o t h e r a p p r o p r i a t e <text:s text:c="2"/>b o d y ) <text:s text:c="2"/>u p o n <text:s text:c="2"/>r e q u e s t <text:s text:c="2"/>b y t h e <text:s text:c="2"/>S u p p l i e r <text:s text:c="2"/>i n <text:s text:c="2"/>a c c o r d a n c e <text:s text:c="2"/>w i t h <text:s text:c="2"/>C l a u s e <text:s text:c="2"/>5 . 7 . 2 <text:s text:c="2"/>o f t h i s <text:s text:c="2"/>S c h e d u l e <text:s text:c="2"/>2 . A s <text:s text:c="2"/>a b o v e , <text:s text:c="2"/>w e <text:s text:c="2"/>a r e <text:s text:c="2"/>h a p p y <text:s text:c="2"/>t o <text:s text:c="2"/>u n d e r t a k e <text:s text:c="2"/>D B S c h e c k s <text:s text:c="2"/>a s <text:s text:c="2"/>a p p r o p r i a t e <text:s text:c="2"/>f o r <text:s text:c="2"/>s t a f f <text:s text:c="2"/>w o r k i n g <text:s text:c="2"/>w i t h / i n c o n t a c t <text:s text:c="2"/>w i t h <text:s text:c="2"/>v u l n e r a b l e <text:s text:c="2"/>g r o u p s . P l e a s e <text:s text:c="2"/>a m e n d <text:s text:c="2"/>t h e <text:s text:c="2"/>c l a u s e <text:s text:c="2"/>t o : 5 . 1 1 T h e <text:s text:c="2"/>S u p p l i e r <text:s text:c="2"/>s h a l l <text:s text:c="2"/>e n s u r e <text:s text:c="2"/>t h a t <text:s text:c="2"/>t h e <text:s text:c="2"/>A u t h o r i t y <text:s text:c="2"/>i s k e p t <text:s text:c="2"/>a d v i s e d <text:s text:c="2"/>a t <text:s text:c="2"/>a l l <text:s text:c="2"/>t i m e s <text:s text:c="2"/>o f <text:s text:c="2"/>a n y <text:s text:c="2"/>s u c h m e m b e r <text:s text:c="2"/>o f <text:s text:c="2"/>S t a f f <text:s text:c="2"/>w h o , <text:s text:c="2"/>s u b s e q u e n t <text:s text:c="2"/>t o <text:s text:c="2"/>t h e i r c o m m e n c e m e n t <text:s text:c="2"/>o f <text:s text:c="2"/>e m p l o y m e n t <text:s text:c="2"/>a s <text:s text:c="2"/>a m e m b e r <text:s text:c="2"/>o f <text:s text:c="2"/>S t a f f <text:s text:c="2"/>r e c e i v e s <text:s text:c="2"/>a <text:s text:c="2"/>C o n v i c t i o n <text:s text:c="2"/>o r <text:s text:c="2"/>w h o s e p r e v i o u s <text:s text:c="2"/>C o n v i c t i o n s <text:s text:c="2"/>b e c o m e <text:s text:c="2"/>k n o w n t o <text:s text:c="2"/>t h e <text:s text:c="2"/>S u p p l i e r <text:s text:c="2"/>o r <text:s text:c="2"/>w h o s e <text:s text:c="2"/>c o n d u c t <text:s text:c="2"/>o r <text:s text:c="2"/>r e c o r d s i n d i c a t e <text:s text:c="2"/>t h a t <text:s text:c="2"/>t h e y <text:s text:c="2"/>a r e <text:s text:c="2"/>n o t <text:s text:c="2"/>s u i t a b l e <text:s text:c="2"/>t o c a r r y <text:s text:c="2"/>o u t <text:s text:c="2"/>a n y <text:s text:c="2"/>r e g u l a t e d <text:s text:c="2"/>a c t i v i t i e s <text:s text:c="2"/>a s <text:s text:c="2"/>d e f i n e d <text:s text:c="2"/>b y t h e <text:s text:c="2"/>S a f e g u a r d i n g <text:s text:c="2"/>V u l n e r a b l e <text:s text:c="2"/>G r o u p s A c t <text:s text:c="2"/>2 0 0 6 <text:s text:c="2"/>o r <text:s text:c="2"/>m a y <text:s text:c="2"/>p r e s e n t <text:s text:c="2"/>a <text:s text:c="2"/>r i s k <text:s text:c="2"/>t o <text:s text:c="2"/>p a t i e n t s , s e r v i c e <text:s text:c="2"/>u s e r s <text:s text:c="2"/>o r <text:s text:c="2"/>a n y <text:s text:c="2"/>o t h e r <text:s text:c="2"/>p e r s o n . <text:s text:c="2"/>T h e S u p p l i e r <text:s text:c="2"/>s h a l l <text:s text:c="2"/>o n l y <text:s text:c="2"/>b e <text:s text:c="2"/>e n t i t l e d <text:s text:c="2"/>t o <text:s text:c="2"/>c o n t i n u e <text:s text:c="2"/>t o e n g a g e <text:s text:c="2"/>o r <text:s text:c="2"/>e m p l o y <text:s text:c="2"/>s u c h <text:s text:c="2"/>m e m b e r <text:s text:c="2"/>o f <text:s text:c="2"/>S t a f f w i t h <text:s text:c="2"/>t h e <text:s text:c="2"/>A u t h o r i t y ’ s <text:s text:c="2"/>w r i t t e n <text:s text:c="2"/>c o n s e n t <text:s text:c="2"/>a n d <text:s text:c="2"/>w i t h s u c h <text:s text:c="2"/>s a f e g u a r d s <text:s text:c="2"/>b e i n g <text:s text:c="2"/>p u t <text:s text:c="2"/>i n <text:s text:c="2"/>p l a c e <text:s text:c="2"/>a s t h e <text:s text:c="2"/>A u t h o r i t y <text:s text:c="2"/>m a y <text:s text:c="2"/>r e a s o n a b l y <text:s text:c="2"/>r e q u e s t . <text:s text:c="2"/>S h o u l d t h e <text:s text:c="2"/>A u t h o r i t y <text:s text:c="2"/>w i t h h o l d <text:s text:c="2"/>c o n s e n t <text:s text:c="2"/>t h e S u p p l i e r <text:s text:c="2"/>s h a l l <text:s text:c="2"/>r e m o v e <text:s text:c="2"/>s u c h <text:s text:c="2"/>m e m b e r <text:s text:c="2"/>o f <text:s text:c="2"/>S t a f f f r o m <text:s text:c="2"/>t h e <text:s text:c="2"/>p r o v i s i o n <text:s text:c="2"/>o f <text:s text:c="2"/>t h e <text:s text:c="2"/>S e r v i c e s f o r t h w i t h .</text:p>
          </table:table-cell>
          <table:table-cell table:number-columns-repeated="1022"/>
        </table:table-row>
        <table:table-row table:style-name="ro1">
          <table:table-cell office:value-type="string" calcext:value-type="string">
            <text:p>t h e <text:s text:c="2"/>S u p p l i e r <text:s text:c="2"/>r e m o v e <text:s text:c="2"/>a n d <text:s text:c="2"/>r e p l a c e <text:s text:c="2"/>a n y m e m b e r <text:s text:c="2"/>o f <text:s text:c="2"/>S t a f f <text:s text:c="2"/>f r o m <text:s text:c="2"/>t h e <text:s text:c="2"/>p r o v i s i o n <text:s text:c="2"/>o f <text:s text:c="2"/>t h e S e r v i c e s , <text:s text:c="2"/>p r o v i d e d <text:s text:c="2"/>a l w a y s <text:s text:c="2"/>t h a t <text:s text:c="2"/>t h e A u t h o r i t y <text:s text:c="2"/>w i l l <text:s text:c="2"/>a c t <text:s text:c="2"/>r e a s o n a b l y <text:s text:c="2"/>i n <text:s text:c="2"/>m a k i n g <text:s text:c="2"/>s u c h <text:s text:c="2"/>a r e q u e s t . <text:s text:c="2"/>P r i o r <text:s text:c="2"/>t o <text:s text:c="2"/>m a k i n g <text:s text:c="2"/>a n y <text:s text:c="2"/>s u c h r e q u e s t <text:s text:c="2"/>t h e <text:s text:c="2"/>A u t h o r i t y <text:s text:c="2"/>s h a l l <text:s text:c="2"/>r a i s e <text:s text:c="2"/>w i t h <text:s text:c="2"/>t h e S u p p l i e r <text:s text:c="2"/>t h e <text:s text:c="2"/>A u t h o r i t y ’ s <text:s text:c="2"/>c o n c e r n s <text:s text:c="2"/>r e g a r d i n g t h e <text:s text:c="2"/>m e m b e r <text:s text:c="2"/>o f <text:s text:c="2"/>S t a f f <text:s text:c="2"/>i n <text:s text:c="2"/>q u e s t i o n <text:s text:c="2"/>w i t h <text:s text:c="2"/>t h e <text:s text:c="2"/>a i m <text:s text:c="2"/>o f s e e k i n g <text:s text:c="2"/>a <text:s text:c="2"/>m u t u a l l y <text:s text:c="2"/>a g r e e a b l e r e s o l u t i o n . <text:s text:c="2"/>T h e <text:s text:c="2"/>A u t h o r i t y <text:s text:c="2"/>s h a l l <text:s text:c="2"/>b e <text:s text:c="2"/>u n d e r <text:s text:c="2"/>n o o b l i g a t i o n <text:s text:c="2"/>t o <text:s text:c="2"/>h a v e <text:s text:c="2"/>s u c h <text:s text:c="2"/>p r i o r <text:s text:c="2"/>d i s c u s s i o n s h o u l d <text:s text:c="2"/>t h e <text:s text:c="2"/>A u t h o r i t y <text:s text:c="2"/>h a v e <text:s text:c="2"/>c o n c e r n s <text:s text:c="2"/>r e g a r d i n g p a t i e n t <text:s text:c="2"/>o r <text:s text:c="2"/>s e r v i c e <text:s text:c="2"/>u s e r <text:s text:c="2"/>s a f e t y . 5 . 1 4 <text:s text:c="2"/>U n l e s s <text:s text:c="2"/>o t h e r w i s e <text:s text:c="2"/>c o n f i r m e d <text:s text:c="2"/>b y <text:s text:c="2"/>t h e A u t h o r i t y <text:s text:c="2"/>i n <text:s text:c="2"/>w r i t i n g , <text:s text:c="2"/>t h e <text:s text:c="2"/>S u p p l i e r <text:s text:c="2"/>s h a l l <text:s text:c="2"/>e n s u r e <text:s text:c="2"/>f u l l c o m p l i a n c e <text:s text:c="2"/>( t o <text:s text:c="2"/>i n c l u d e <text:s text:c="2"/>w i t h <text:s text:c="2"/>a n y <text:s text:c="2"/>i m p l e m e n t a t i o n t i m e l i n e s ) <text:s text:c="2"/>w i t h <text:s text:c="2"/>a n y <text:s text:c="2"/>G u i d a n c e <text:s text:c="2"/>i s s u e d b y <text:s text:c="2"/>t h e <text:s text:c="2"/>D e p a r t m e n t <text:s text:c="2"/>o f <text:s text:c="2"/>H e a l t h <text:s text:c="2"/>a n d <text:s text:c="2"/>S o c i a l <text:s text:c="2"/>C a r e a n d / o r <text:s text:c="2"/>a n y <text:s text:c="2"/>r e q u i r e m e n t s <text:s text:c="2"/>a n d / o r P o l i c i e s <text:s text:c="2"/>i s s u e d <text:s text:c="2"/>b y <text:s text:c="2"/>t h e <text:s text:c="2"/>A u t h o r i t y <text:s text:c="2"/>( t o <text:s text:c="2"/>i n c l u d e <text:s text:c="2"/>a s m a y <text:s text:c="2"/>b e <text:s text:c="2"/>s e t <text:s text:c="2"/>o u t <text:s text:c="2"/>a s <text:s text:c="2"/>p a r t <text:s text:c="2"/>o f <text:s text:c="2"/>a n y p r o c u r e m e n t <text:s text:c="2"/>d o c u m e n t s <text:s text:c="2"/>l e a d i n g <text:s text:c="2"/>t o <text:s text:c="2"/>t h e <text:s text:c="2"/>a w a r d <text:s text:c="2"/>o f t h i s <text:s text:c="2"/>C o n t r a c t ) <text:s text:c="2"/>i n <text:s text:c="2"/>r e l a t i o n <text:s text:c="2"/>t o <text:s text:c="2"/>t h e a d o p t i o n <text:s text:c="2"/>o f , <text:s text:c="2"/>a n d <text:s text:c="2"/>c o m p l i a n c e <text:s text:c="2"/>w i t h , <text:s text:c="2"/>a n y <text:s text:c="2"/>s c h e m e o r <text:s text:c="2"/>s c h e m e s <text:s text:c="2"/>t o <text:s text:c="2"/>v e r i f y <text:s text:c="2"/>t h e <text:s text:c="2"/>c r e d e n t i a l s <text:s text:c="2"/>o f S u p p l i e r <text:s text:c="2"/>r e p r e s e n t a t i v e s <text:s text:c="2"/>t h a t <text:s text:c="2"/>v i s i t <text:s text:c="2"/>N H S p r e m i s e s <text:s text:c="2"/>( t o <text:s text:c="2"/>i n c l u d e <text:s text:c="2"/>u s e <text:s text:c="2"/>o f <text:s text:c="2"/>t h e <text:s text:c="2"/>L i f e s c i e n c e</text:p>
          </table:table-cell>
          <table:table-cell office:value-type="string" calcext:value-type="string">
            <text:p>l e g i t i m a t e <text:s text:c="2"/>r e a s o n s <text:s text:c="2"/>a r e <text:s text:c="2"/>p r o v i d e d <text:s text:c="2"/>i n <text:s text:c="2"/>w r i t i n g <text:s text:c="2"/>w i t h a n y <text:s text:c="2"/>r e q u e s t <text:s text:c="2"/>t o <text:s text:c="2"/>r e m o v e <text:s text:c="2"/>p e r s o n n e l . <text:s text:c="2"/>T h e <text:s text:c="2"/>S u p p l i e r m u s t <text:s text:c="2"/>b e <text:s text:c="2"/>a l l o w e d <text:s text:c="2"/>r i g h t <text:s text:c="2"/>o f <text:s text:c="2"/>i n v e s t i g a t i o n , <text:s text:c="2"/>a n d a p p e a l <text:s text:c="2"/>w h e r e <text:s text:c="2"/>t h e <text:s text:c="2"/>r e a s o n s <text:s text:c="2"/>p r o v i d e d <text:s text:c="2"/>a r e <text:s text:c="2"/>n o t u p h e l d . W e <text:s text:c="2"/>s a y <text:s text:c="2"/>t h i s <text:s text:c="2"/>b a s e d <text:s text:c="2"/>u p o n <text:s text:c="2"/>h i s t o r i c a l <text:s text:c="2"/>e x p e r i e n c e <text:s text:c="2"/>a s ( m a n y <text:s text:c="2"/>y e a r s <text:s text:c="2"/>a g o ) <text:s text:c="2"/>a <text:s text:c="2"/>q u a l i f i e d , <text:s text:c="2"/>e x p e r i e n c e d m e m b e r <text:s text:c="2"/>o f <text:s text:c="2"/>s t a f f <text:s text:c="2"/>w a s <text:s text:c="2"/>r e q u e s t e d <text:s text:c="2"/>t o <text:s text:c="2"/>b e <text:s text:c="2"/>r e m o v e d f r o m <text:s text:c="2"/>a <text:s text:c="2"/>c o n t r a c t <text:s text:c="2"/>b a s e d <text:s text:c="2"/>u p o n <text:s text:c="2"/>a <text:s text:c="2"/>s i n g l e <text:s text:c="2"/>i n d i v i d u a l ’ s ( H R , <text:s text:c="2"/>n o t <text:s text:c="2"/>p a t i e n t ’ s ) <text:s text:c="2"/>r e q u e s t . <text:s text:c="2"/>T h e r e <text:s text:c="2"/>w a s <text:s text:c="2"/>n o e v i d e n c e <text:s text:c="2"/>p r o v i d e d <text:s text:c="2"/>t o <text:s text:c="2"/>s u p p o r t <text:s text:c="2"/>t h e <text:s text:c="2"/>r e q u e s t <text:s text:c="2"/>a t <text:s text:c="2"/>a n y p o i n t <text:s text:c="2"/>d e s p i t e <text:s text:c="2"/>r e p e a t e d <text:s text:c="2"/>r e q u e s t s <text:s text:c="2"/>a n d <text:s text:c="2"/>a n d <text:s text:c="2"/>w e c o u l d <text:s text:c="2"/>o n l y <text:s text:c="2"/>c o n c l u d e <text:s text:c="2"/>t h a t <text:s text:c="2"/>t h e <text:s text:c="2"/>r e q u e s t <text:s text:c="2"/>w a s p e r s o n a l l y <text:s text:c="2"/>o r <text:s text:c="2"/>r a c i a l l y <text:s text:c="2"/>m o t i v a t e d . P l e a s e <text:s text:c="2"/>a m e n d <text:s text:c="2"/>c l a u s e <text:s text:c="2"/>t o : 5 . 1 3 <text:s text:c="2"/>T h e <text:s text:c="2"/>A u t h o r i t y <text:s text:c="2"/>m a y <text:s text:c="2"/>a t <text:s text:c="2"/>a n y <text:s text:c="2"/>t i m e <text:s text:c="2"/>r e q u e s t <text:s text:c="2"/>t h a t t h e <text:s text:c="2"/>S u p p l i e r <text:s text:c="2"/>r e m o v e <text:s text:c="2"/>a n d <text:s text:c="2"/>r e p l a c e <text:s text:c="2"/>a n y m e m b e r <text:s text:c="2"/>o f <text:s text:c="2"/>S t a f f <text:s text:c="2"/>f r o m <text:s text:c="2"/>t h e <text:s text:c="2"/>p r o v i s i o n <text:s text:c="2"/>o f <text:s text:c="2"/>t h e S e r v i c e s , <text:s text:c="2"/>p r o v i d e d <text:s text:c="2"/>a l w a y s <text:s text:c="2"/>t h a t <text:s text:c="2"/>t h e A u t h o r i t y <text:s text:c="2"/>w i l l <text:s text:c="2"/>a c t <text:s text:c="2"/>r e a s o n a b l y <text:s text:c="2"/>i n <text:s text:c="2"/>m a k i n g <text:s text:c="2"/>s u c h <text:s text:c="2"/>a r e q u e s t , <text:s text:c="2"/>a n d <text:s text:c="2"/>p r o v i d e <text:s text:c="2"/>s u c h <text:s text:c="2"/>r e a s o n s <text:s text:c="2"/>i n <text:s text:c="2"/>w r i t i n g . P r i o r <text:s text:c="2"/>t o <text:s text:c="2"/>m a k i n g <text:s text:c="2"/>a n y <text:s text:c="2"/>s u c h r e q u e s t <text:s text:c="2"/>t h e <text:s text:c="2"/>A u t h o r i t y <text:s text:c="2"/>s h a l l <text:s text:c="2"/>r a i s e <text:s text:c="2"/>w i t h <text:s text:c="2"/>t h e S u p p l i e r <text:s text:c="2"/>t h e <text:s text:c="2"/>A u t h o r i t y ’ s <text:s text:c="2"/>c o n c e r n s <text:s text:c="2"/>r e g a r d i n g t h e <text:s text:c="2"/>m e m b e r <text:s text:c="2"/>o f <text:s text:c="2"/>S t a f f <text:s text:c="2"/>i n <text:s text:c="2"/>q u e s t i o n <text:s text:c="2"/>w i t h <text:s text:c="2"/>t h e <text:s text:c="2"/>a i m <text:s text:c="2"/>o f s e e k i n g <text:s text:c="2"/>a <text:s text:c="2"/>m u t u a l l y <text:s text:c="2"/>a g r e e a b l e r e s o l u t i o n . <text:s text:c="2"/>T h e <text:s text:c="2"/>A u t h o r i t y <text:s text:c="2"/>s h a l l <text:s text:c="2"/>b e <text:s text:c="2"/>u n d e r <text:s text:c="2"/>n o o b l i g a t i o n <text:s text:c="2"/>t o <text:s text:c="2"/>h a v e <text:s text:c="2"/>s u c h <text:s text:c="2"/>p r i o r <text:s text:c="2"/>d i s c u s s i o n s h o u l d <text:s text:c="2"/>t h e <text:s text:c="2"/>A u t h o r i t y <text:s text:c="2"/>h a v e <text:s text:c="2"/>c o n c e r n s <text:s text:c="2"/>r e g a r d i n g p a t i e n t <text:s text:c="2"/>o r <text:s text:c="2"/>s e r v i c e <text:s text:c="2"/>u s e r <text:s text:c="2"/>s a f e t y . <text:s text:c="2"/>T h e <text:s text:c="2"/>S u p p l i e r <text:s text:c="2"/>w i l l i n v e s t i g a t e <text:s text:c="2"/>r e a s o n s <text:s text:c="2"/>p r o v i d e d , <text:s text:c="2"/>a n d <text:s text:c="2"/>w i l l <text:s text:c="2"/>r e t a i n <text:s text:c="2"/>t h e r i g h t <text:s text:c="2"/>o f <text:s text:c="2"/>a p p e a l <text:s text:c="2"/>w h e r e <text:s text:c="2"/>s u c h <text:s text:c="2"/>r e a s o n s <text:s text:c="2"/>a r e <text:s text:c="2"/>n o t u p h e l d . <text:s text:c="2"/>W h e r e <text:s text:c="2"/>a <text:s text:c="2"/>m u t u a l l y <text:s text:c="2"/>a g r e e d <text:s text:c="2"/>r e s o l u t i o n <text:s text:c="2"/>i s n o t <text:s text:c="2"/>f o u n d , <text:s text:c="2"/>t h e <text:s text:c="2"/>p a r t i e s <text:s text:c="2"/>w i l l <text:s text:c="2"/>e n t e r <text:s text:c="2"/>D i s p u t e R e s o l u t i o n <text:s text:c="2"/>P r o c e d u r e s . F o r <text:s text:c="2"/>i n f o r m a t i o n , <text:s text:c="2"/>n o <text:s text:c="2"/>a c t i o n <text:s text:c="2"/>r e q u i r e d : W e <text:s text:c="2"/>h a v e <text:s text:c="2"/>n o t <text:s text:c="2"/>p r e v i o u s l y <text:s text:c="2"/>b e e n <text:s text:c="2"/>a s k e d <text:s text:c="2"/>t o <text:s text:c="2"/>b e <text:s text:c="2"/>a m e m b e r <text:s text:c="2"/>o f <text:s text:c="2"/>t h e <text:s text:c="2"/>L i f e s c i e n c e <text:s text:c="2"/>I n d u s t r y <text:s text:c="2"/>A c c r e d i t e d C r e d e n t i a l i n g <text:s text:c="2"/>R e g i s t e r , <text:s text:c="2"/>a n d <text:s text:c="2"/>o u r <text:s text:c="2"/>O H <text:s text:c="2"/>p r a c t i t i o n e r s w h o <text:s text:c="2"/>a l s o <text:s text:c="2"/>w o r k <text:s text:c="2"/>w i t h <text:s text:c="2"/>t h e <text:s text:c="2"/>N H S <text:s text:c="2"/>h a v e <text:s text:c="2"/>n o t <text:s text:c="2"/>b e e n a s k e d <text:s text:c="2"/>t o <text:s text:c="2"/>j o i n <text:s text:c="2"/>t h i s <text:s text:c="2"/>s c h e m e . <text:s text:c="2"/>W e <text:s text:c="2"/>v e t <text:s text:c="2"/>a l l <text:s text:c="2"/>s t a f f <text:s text:c="2"/>u p o n i m p l e m e n t a t i o n <text:s text:c="2"/>a n d <text:s text:c="2"/>c h e c k <text:s text:c="2"/>t h e <text:s text:c="2"/>a p p r o p r i a t e r e g i s t e r s <text:s text:c="2"/>a n n u a l l y <text:s text:c="2"/>d u r i n g <text:s text:c="2"/>s t a f f <text:s text:c="2"/>a p p r a i s a l . <text:s text:c="2"/>W e <text:s text:c="2"/>a r e h a p p y <text:s text:c="2"/>t o <text:s text:c="2"/>j o i n <text:s text:c="2"/>u p <text:s text:c="2"/>t o <text:s text:c="2"/>a n y <text:s text:c="2"/>a d d i t i o n a l <text:s text:c="2"/>s c h e m e s r e q u i r e d , <text:s text:c="2"/>h o w e v e r <text:s text:c="2"/>w h e r e <text:s text:c="2"/>t h e s e <text:s text:c="2"/>a r e <text:s text:c="2"/>s p e c i f i c <text:s text:c="2"/>t o t h e <text:s text:c="2"/>T r u s t s <text:s text:c="2"/>t h i s <text:s text:c="2"/>m a y <text:s text:c="2"/>h a v e <text:s text:c="2"/>a <text:s text:c="2"/>s m a l l <text:s text:c="2"/>c o s t i m p l i c a t i o n . <text:s text:c="2"/>W e <text:s text:c="2"/>a r e <text:s text:c="2"/>n o t <text:s text:c="2"/>r e q u i r e d <text:s text:c="2"/>t o <text:s text:c="2"/>b e <text:s text:c="2"/>a <text:s text:c="2"/>m e m b e r o f <text:s text:c="2"/>t h e s e <text:s text:c="2"/>s c h e m e s <text:s text:c="2"/>f o r <text:s text:c="2"/>o u r <text:s text:c="2"/>c u r r e n t <text:s text:c="2"/>N H S <text:s text:c="2"/>c o n t r a c t s .</text:p>
          </table:table-cell>
          <table:table-cell table:number-columns-repeated="1022"/>
        </table:table-row>
        <table:table-row table:style-name="ro1">
          <table:table-cell office:value-type="string" calcext:value-type="string">
            <text:p>S p e c i f i c a t i o n <text:s text:c="2"/>a n d <text:s text:c="2"/>T e n d e r <text:s text:c="2"/>R e s p o n s e <text:s text:c="2"/>D o c u m e n t s h a l l i n c l u d e , <text:s text:c="2"/>w i t h o u t <text:s text:c="2"/>l i m i t a t i o n , <text:s text:c="2"/>t h e <text:s text:c="2"/>A u t h o r i t y ’ s r e q u i r e m e n t s <text:s text:c="2"/>i n <text:s text:c="2"/>t h e <text:s text:c="2"/>f o r m <text:s text:c="2"/>o f <text:s text:c="2"/>i t s <text:s text:c="2"/>s p e c i f i c a t i o n a n d <text:s text:c="2"/>o t h e r <text:s text:c="2"/>s t a t e m e n t s <text:s text:c="2"/>a n d <text:s text:c="2"/>r e q u i r e m e n t s , <text:s text:c="2"/>t h e S u p p l i e r ’ s <text:s text:c="2"/>r e s p o n s e s , <text:s text:c="2"/>p r o p o s a l s <text:s text:c="2"/>a n d / o r m e t h o d <text:s text:c="2"/>s t a t e m e n t s <text:s text:c="2"/>t o <text:s text:c="2"/>m e e t <text:s text:c="2"/>t h o s e <text:s text:c="2"/>r e q u i r e m e n t s , a n d <text:s text:c="2"/>a n y <text:s text:c="2"/>c l a r i f i c a t i o n s <text:s text:c="2"/>t o <text:s text:c="2"/>t h e S u p p l i e r ’ s <text:s text:c="2"/>r e s p o n s e s , <text:s text:c="2"/>p r o p o s a l s <text:s text:c="2"/>a n d / o r <text:s text:c="2"/>m e t h o d s t a t e m e n t s <text:s text:c="2"/>a s <text:s text:c="2"/>i n c l u d e d <text:s text:c="2"/>a s <text:s text:c="2"/>p a r t <text:s text:c="2"/>o f S c h e d u l e <text:s text:c="2"/>5 . <text:s text:c="2"/>S h o u l d <text:s text:c="2"/>t h e r e <text:s text:c="2"/>b e <text:s text:c="2"/>a <text:s text:c="2"/>c o n f l i c t <text:s text:c="2"/>b e t w e e n t h e s e <text:s text:c="2"/>p a r t s <text:s text:c="2"/>o f <text:s text:c="2"/>t h e <text:s text:c="2"/>S p e c i f i c a t i o n <text:s text:c="2"/>a n d T e n d e r <text:s text:c="2"/>R e s p o n s e <text:s text:c="2"/>D o c u m e n t , <text:s text:c="2"/>t h e <text:s text:c="2"/>o r d e r <text:s text:c="2"/>o f p r i o r i t y <text:s text:c="2"/>f o r <text:s text:c="2"/>c o n s t r u c t i o n <text:s text:c="2"/>p u r p o s e s <text:s text:c="2"/>s h a l l <text:s text:c="2"/>b e ( 1 ) <text:s text:c="2"/>t h e <text:s text:c="2"/>A u t h o r i t y ’ s <text:s text:c="2"/>r e q u i r e m e n t s ; <text:s text:c="2"/>( 2 ) <text:s text:c="2"/>a n y c l a r i f i c a t i o n <text:s text:c="2"/>t o <text:s text:c="2"/>t h e <text:s text:c="2"/>S u p p l i e r ’ s <text:s text:c="2"/>r e s p o n s e s , p r o p o s a l s <text:s text:c="2"/>a n d / o r <text:s text:c="2"/>m e t h o d <text:s text:c="2"/>s t a t e m e n t s , <text:s text:c="2"/>a n d <text:s text:c="2"/>( 3 ) t h e <text:s text:c="2"/>S u p p l i e r ’ s <text:s text:c="2"/>r e s p o n s e s , <text:s text:c="2"/>p r o p o s a l s a n d / o r <text:s text:c="2"/>m e t h o d <text:s text:c="2"/>s t a t e m e n t s . 7 . 1 [ T h e <text:s text:c="2"/>P a r t i e s <text:s text:c="2"/>a g r e e <text:s text:c="2"/>t h a t <text:s text:c="2"/>a t <text:s text:c="2"/>t h e <text:s text:c="2"/>c o m m e n c e m e n t o f <text:s text:c="2"/>t h e <text:s text:c="2"/>p r o v i s i o n <text:s text:c="2"/>o f <text:s text:c="2"/>S e r v i c e s <text:s text:c="2"/>b y <text:s text:c="2"/>t h e S u p p l i e r , <text:s text:c="2"/>T U P E <text:s text:c="2"/>a n d <text:s text:c="2"/>t h e <text:s text:c="2"/>C a b i n e t <text:s text:c="2"/>O f f i c e S t a t e m e n t <text:s text:c="2"/>s h a l l <text:s text:c="2"/>n o t <text:s text:c="2"/>a p p l y <text:s text:c="2"/>s o <text:s text:c="2"/>a s <text:s text:c="2"/>t o <text:s text:c="2"/>t r a n s f e r <text:s text:c="2"/>t h e e m p l o y m e n t <text:s text:c="2"/>o f <text:s text:c="2"/>a n y <text:s text:c="2"/>e m p l o y e e s <text:s text:c="2"/>o f <text:s text:c="2"/>t h e <text:s text:c="2"/>A u t h o r i t y o r <text:s text:c="2"/>a <text:s text:c="2"/>T h i r d <text:s text:c="2"/>P a r t y <text:s text:c="2"/>t o <text:s text:c="2"/>t h e <text:s text:c="2"/>S u p p l i e r <text:s text:c="2"/>a n d t h e <text:s text:c="2"/>p r o v i s i o n s <text:s text:c="2"/>o f <text:s text:c="2"/>S c h e d u l e <text:s text:c="2"/>7 <text:s text:c="2"/>s h a l l <text:s text:c="2"/>a p p l y . ] <text:s text:c="2"/>[ T h e P a r t i e s <text:s text:c="2"/>a g r e e <text:s text:c="2"/>t h a t <text:s text:c="2"/>t h e <text:s text:c="2"/>c o m m e n c e m e n t o f <text:s text:c="2"/>t h e <text:s text:c="2"/>p r o v i s i o n <text:s text:c="2"/>o f <text:s text:c="2"/>t h e <text:s text:c="2"/>S e r v i c e s <text:s text:c="2"/>u n d e r <text:s text:c="2"/>t h i s C o n t r a c t <text:s text:c="2"/>s h a l l <text:s text:c="2"/>g i v e <text:s text:c="2"/>r i s e <text:s text:c="2"/>t o <text:s text:c="2"/>a <text:s text:c="2"/>r e l e v a n t t r a n s f e r <text:s text:c="2"/>a s <text:s text:c="2"/>d e f i n e d <text:s text:c="2"/>i n <text:s text:c="2"/>T U P E <text:s text:c="2"/>a n d <text:s text:c="2"/>t h e <text:s text:c="2"/>p r o v i s i o n s o f <text:s text:c="2"/>S c h e d u l e <text:s text:c="2"/>7 <text:s text:c="2"/>s h a l l <text:s text:c="2"/>a p p l y <text:s text:c="2"/>t o <text:s text:c="2"/>s u c h t r a n s f e r . ] O p t i o n a l <text:s text:c="2"/>K e y <text:s text:c="2"/>P r o v i s i o n s</text:p>
          </table:table-cell>
          <table:table-cell office:value-type="string" calcext:value-type="string">
            <text:p>a p p r o p r i a t e <text:s text:c="2"/>f o r <text:s text:c="2"/>t h i s <text:s text:c="2"/>C o n t r a c t <text:s text:c="2"/>i n <text:s text:c="2"/>l i n e <text:s text:c="2"/>w i t h <text:s text:c="2"/>t h e g u i d a n c e <text:s text:c="2"/>f o r <text:s text:c="2"/>k e y <text:s text:c="2"/>p r o v i s i o n <text:s text:c="2"/>6 . <text:s text:c="2"/>T h i s <text:s text:c="2"/>o r d e r <text:s text:c="2"/>r e n d e r s a <text:s text:c="2"/>t e n d e r <text:s text:c="2"/>r e s p o n s e <text:s text:c="2"/>s t a t i n g <text:s text:c="2"/>h o w <text:s text:c="2"/>t h e <text:s text:c="2"/>A u t h o r i t y ’ s r e q u i r e m e n t s <text:s text:c="2"/>w i l l <text:s text:c="2"/>b e <text:s text:c="2"/>m e t <text:s text:c="2"/>r e d u n d a n t . <text:s text:c="2"/>I n <text:s text:c="2"/>s o m e c a s e s , <text:s text:c="2"/>s u c h <text:s text:c="2"/>a s <text:s text:c="2"/>t h e <text:s text:c="2"/>P r e - E m p l o y m e n t <text:s text:c="2"/>p r o c e s s , p r o v i d e r s <text:s text:c="2"/>m a y <text:s text:c="2"/>p r o v i d e <text:s text:c="2"/>b e t t e r <text:s text:c="2"/>a n d <text:s text:c="2"/>m o r e <text:s text:c="2"/>c o s t <text:s text:c="2"/>a n d t i m e <text:s text:c="2"/>e f f e c t i v e <text:s text:c="2"/>p r o c e s s e s <text:s text:c="2"/>t h a n <text:s text:c="2"/>t h e <text:s text:c="2"/>s p e c i f i c a t i o n <text:s text:c="2"/>– t h i s <text:s text:c="2"/>c l a u s e <text:s text:c="2"/>m a y <text:s text:c="2"/>r e q u i r e <text:s text:c="2"/>t h e <text:s text:c="2"/>s p e c i f i c a t i o n p r o c e s s <text:s text:c="2"/>t o <text:s text:c="2"/>b e <text:s text:c="2"/>f o l l o w e d <text:s text:c="2"/>w h i c h <text:s text:c="2"/>w o u l d <text:s text:c="2"/>r e s u l t <text:s text:c="2"/>i n g r e a t e r <text:s text:c="2"/>c o s t <text:s text:c="2"/>a n d <text:s text:c="2"/>l o n g e r <text:s text:c="2"/>t u r n a r o u n d <text:s text:c="2"/>t i m e s , <text:s text:c="2"/>w h i c h i s <text:s text:c="2"/>n o t <text:s text:c="2"/>b e n e f i c i a l <text:s text:c="2"/>t o <text:s text:c="2"/>t h e <text:s text:c="2"/>A u t h o r i t y , <text:s text:c="2"/>A u t h o r i t y <text:s text:c="2"/>s t a f f o r <text:s text:c="2"/>S u p p l i e r . P l e a s e <text:s text:c="2"/>a m e n d <text:s text:c="2"/>t o : 6 . 2 <text:s text:c="2"/>F o r <text:s text:c="2"/>t h e <text:s text:c="2"/>a v o i d a n c e <text:s text:c="2"/>o f <text:s text:c="2"/>d o u b t , <text:s text:c="2"/>t h e S p e c i f i c a t i o n <text:s text:c="2"/>a n d <text:s text:c="2"/>T e n d e r <text:s text:c="2"/>R e s p o n s e <text:s text:c="2"/>D o c u m e n t s h a l l i n c l u d e , <text:s text:c="2"/>w i t h o u t <text:s text:c="2"/>l i m i t a t i o n , <text:s text:c="2"/>t h e <text:s text:c="2"/>A u t h o r i t y ’ s r e q u i r e m e n t s <text:s text:c="2"/>i n <text:s text:c="2"/>t h e <text:s text:c="2"/>f o r m <text:s text:c="2"/>o f <text:s text:c="2"/>i t s <text:s text:c="2"/>s p e c i f i c a t i o n a n d <text:s text:c="2"/>o t h e r <text:s text:c="2"/>s t a t e m e n t s <text:s text:c="2"/>a n d <text:s text:c="2"/>r e q u i r e m e n t s , <text:s text:c="2"/>t h e S u p p l i e r ’ s <text:s text:c="2"/>r e s p o n s e s , <text:s text:c="2"/>p r o p o s a l s <text:s text:c="2"/>a n d / o r m e t h o d <text:s text:c="2"/>s t a t e m e n t s <text:s text:c="2"/>t o <text:s text:c="2"/>m e e t <text:s text:c="2"/>t h o s e <text:s text:c="2"/>r e q u i r e m e n t s , a n d <text:s text:c="2"/>a n y <text:s text:c="2"/>c l a r i f i c a t i o n s <text:s text:c="2"/>t o <text:s text:c="2"/>t h e S u p p l i e r ’ s <text:s text:c="2"/>r e s p o n s e s , <text:s text:c="2"/>p r o p o s a l s <text:s text:c="2"/>a n d / o r <text:s text:c="2"/>m e t h o d s t a t e m e n t s <text:s text:c="2"/>a s <text:s text:c="2"/>i n c l u d e d <text:s text:c="2"/>a s <text:s text:c="2"/>p a r t <text:s text:c="2"/>o f S c h e d u l e <text:s text:c="2"/>5 . <text:s text:c="2"/>S h o u l d <text:s text:c="2"/>t h e r e <text:s text:c="2"/>b e <text:s text:c="2"/>a <text:s text:c="2"/>c o n f l i c t <text:s text:c="2"/>b e t w e e n t h e s e <text:s text:c="2"/>p a r t s <text:s text:c="2"/>o f <text:s text:c="2"/>t h e <text:s text:c="2"/>S p e c i f i c a t i o n <text:s text:c="2"/>a n d T e n d e r <text:s text:c="2"/>R e s p o n s e <text:s text:c="2"/>D o c u m e n t , <text:s text:c="2"/>t h e <text:s text:c="2"/>o r d e r <text:s text:c="2"/>o f p r i o r i t y <text:s text:c="2"/>f o r <text:s text:c="2"/>c o n s t r u c t i o n <text:s text:c="2"/>p u r p o s e s <text:s text:c="2"/>s h a l l <text:s text:c="2"/>b e ( 1 ) <text:s text:c="2"/>a n y <text:s text:c="2"/>c l a r i f i c a t i o n <text:s text:c="2"/>t o <text:s text:c="2"/>t h e <text:s text:c="2"/>S u p p l i e r ’ s <text:s text:c="2"/>r e s p o n s e s , p r o p o s a l s <text:s text:c="2"/>a n d / o r <text:s text:c="2"/>m e t h o d <text:s text:c="2"/>s t a t e m e n t s ; <text:s text:c="2"/>( 2 ) <text:s text:c="2"/>t h e S u p p l i e r ’ s <text:s text:c="2"/>r e s p o n s e s , <text:s text:c="2"/>p r o p o s a l s <text:s text:c="2"/>a n d / o r <text:s text:c="2"/>m e t h o d s t a t e m e n t s , <text:s text:c="2"/>a n d <text:s text:c="2"/>( 3 ) <text:s text:c="2"/>t h e <text:s text:c="2"/>A u t h o r i t y ’ s r e q u i r e m e n t s . T h e <text:s text:c="2"/>T r u s t s <text:s text:c="2"/>h a v e <text:s text:c="2"/>c o n f i r m e d <text:s text:c="2"/>i n <text:s text:c="2"/>c l a r i f i c a t i o n s <text:s text:c="2"/>t h a t T U P E <text:s text:c="2"/>d o e s <text:s text:c="2"/>n o t <text:s text:c="2"/>a p p l y . <text:s text:c="2"/>P l e a s e <text:s text:c="2"/>d e l e t e <text:s text:c="2"/>t h e <text:s text:c="2"/>2 n d o p t i o n <text:s text:c="2"/>f r o m <text:s text:c="2"/>t h i s <text:s text:c="2"/>c l a u s e . T h e <text:s text:c="2"/>c l a u s e <text:s text:c="2"/>s h o u l d <text:s text:c="2"/>r e a d : 7 . 1 <text:s text:c="2"/>T h e <text:s text:c="2"/>P a r t i e s <text:s text:c="2"/>a g r e e <text:s text:c="2"/>t h a t <text:s text:c="2"/>a t <text:s text:c="2"/>t h e c o m m e n c e m e n t <text:s text:c="2"/>o f <text:s text:c="2"/>t h e <text:s text:c="2"/>p r o v i s i o n <text:s text:c="2"/>o f <text:s text:c="2"/>S e r v i c e s <text:s text:c="2"/>b y t h e S u p p l i e r , <text:s text:c="2"/>T U P E <text:s text:c="2"/>a n d <text:s text:c="2"/>t h e <text:s text:c="2"/>C a b i n e t <text:s text:c="2"/>O f f i c e S t a t e m e n t <text:s text:c="2"/>s h a l l <text:s text:c="2"/>n o t <text:s text:c="2"/>a p p l y <text:s text:c="2"/>s o <text:s text:c="2"/>a s <text:s text:c="2"/>t o <text:s text:c="2"/>t r a n s f e r <text:s text:c="2"/>t h e e m p l o y m e n t <text:s text:c="2"/>o f <text:s text:c="2"/>a n y <text:s text:c="2"/>e m p l o y e e s <text:s text:c="2"/>o f <text:s text:c="2"/>t h e <text:s text:c="2"/>A u t h o r i t y o r <text:s text:c="2"/>a <text:s text:c="2"/>T h i r d <text:s text:c="2"/>P a r t y <text:s text:c="2"/>t o <text:s text:c="2"/>t h e <text:s text:c="2"/>S u p p l i e r <text:s text:c="2"/>a n d t h e <text:s text:c="2"/>p r o v i s i o n s <text:s text:c="2"/>o f <text:s text:c="2"/>S c h e d u l e <text:s text:c="2"/>7 <text:s text:c="2"/>s h a l l <text:s text:c="2"/>a p p l y . T h e s e <text:s text:c="2"/>p r o v i s i o n s <text:s text:c="2"/>h a v e <text:s text:c="2"/>n o t <text:s text:c="2"/>b e e n <text:s text:c="2"/>c h e c k e d , t h e r e f o r e <text:s text:c="2"/>w e <text:s text:c="2"/>a s s u m e <text:s text:c="2"/>t h e y <text:s text:c="2"/>d o <text:s text:c="2"/>n o t <text:s text:c="2"/>a p p l y . <text:s text:c="2"/>I f <text:s text:c="2"/>t h e s e</text:p>
          </table:table-cell>
          <table:table-cell table:number-columns-repeated="1022"/>
        </table:table-row>
        <table:table-row table:style-name="ro1">
          <table:table-cell office:value-type="string" calcext:value-type="string">
            <text:p>2 4 . 3 <text:s text:c="2"/>T h e <text:s text:c="2"/>A u t h o r i t y <text:s text:c="2"/>s h a l l <text:s text:c="2"/>h a v e <text:s text:c="2"/>t h e <text:s text:c="2"/>r i g h t <text:s text:c="2"/>t o <text:s text:c="2"/>a u d i t t h e <text:s text:c="2"/>S u p p l i e r ’ s <text:s text:c="2"/>c o m p l i a n c e <text:s text:c="2"/>w i t h <text:s text:c="2"/>t h i s C o n t r a c t . <text:s text:c="2"/>T h e <text:s text:c="2"/>S u p p l i e r <text:s text:c="2"/>s h a l l <text:s text:c="2"/>p e r m i t <text:s text:c="2"/>o r <text:s text:c="2"/>p r o c u r e p e r m i s s i o n <text:s text:c="2"/>f o r <text:s text:c="2"/>t h e <text:s text:c="2"/>A u t h o r i t y <text:s text:c="2"/>o r <text:s text:c="2"/>i t s a u t h o r i s e d <text:s text:c="2"/>r e p r e s e n t a t i v e <text:s text:c="2"/>d u r i n g <text:s text:c="2"/>n o r m a l b u s i n e s s <text:s text:c="2"/>h o u r s <text:s text:c="2"/>h a v i n g <text:s text:c="2"/>g i v e n <text:s text:c="2"/>a d v a n c e w r i t t e n <text:s text:c="2"/>n o t i c e <text:s text:c="2"/>o f <text:s text:c="2"/>n o <text:s text:c="2"/>l e s s <text:s text:c="2"/>t h a n <text:s text:c="2"/>f i v e <text:s text:c="2"/>( 5 ) <text:s text:c="2"/>B u s i n e s s D a y s , <text:s text:c="2"/>a c c e s s <text:s text:c="2"/>t o <text:s text:c="2"/>a n y <text:s text:c="2"/>p r e m i s e s <text:s text:c="2"/>a n d f a c i l i t i e s , <text:s text:c="2"/>b o o k s <text:s text:c="2"/>a n d <text:s text:c="2"/>r e c o r d s <text:s text:c="2"/>r e a s o n a b l y r e q u i r e d <text:s text:c="2"/>t o <text:s text:c="2"/>a u d i t <text:s text:c="2"/>t h e <text:s text:c="2"/>S u p p l i e r ’ s <text:s text:c="2"/>c o m p l i a n c e w i t h <text:s text:c="2"/>i t s <text:s text:c="2"/>o b l i g a t i o n s <text:s text:c="2"/>u n d e r <text:s text:c="2"/>t h i s <text:s text:c="2"/>C o n t r a c t . 2 7 . 2 <text:s text:c="2"/>A <text:s text:c="2"/>n o t i c e <text:s text:c="2"/>s h a l l <text:s text:c="2"/>b e <text:s text:c="2"/>t r e a t e d <text:s text:c="2"/>a s <text:s text:c="2"/>h a v i n g <text:s text:c="2"/>b e e n r e c e i v e d : 2 7 . 2 . 1 <text:s text:c="2"/>i f <text:s text:c="2"/>d e l i v e r e d <text:s text:c="2"/>b y <text:s text:c="2"/>h a n d <text:s text:c="2"/>w i t h i n <text:s text:c="2"/>n o r m a l b u s i n e s s <text:s text:c="2"/>h o u r s <text:s text:c="2"/>w h e n <text:s text:c="2"/>s o <text:s text:c="2"/>d e l i v e r e d <text:s text:c="2"/>o r , <text:s text:c="2"/>i f d e l i v e r e d <text:s text:c="2"/>b y <text:s text:c="2"/>h a n d <text:s text:c="2"/>o u t s i d e <text:s text:c="2"/>n o r m a l <text:s text:c="2"/>b u s i n e s s h o u r s , <text:s text:c="2"/>a t <text:s text:c="2"/>t h e <text:s text:c="2"/>n e x t <text:s text:c="2"/>s t a r t <text:s text:c="2"/>o f n o r m a l <text:s text:c="2"/>b u s i n e s s <text:s text:c="2"/>h o u r s ; <text:s text:c="2"/>o r 2 7 . 2 . 2 <text:s text:c="2"/>i f <text:s text:c="2"/>s e n t <text:s text:c="2"/>b y <text:s text:c="2"/>f i r s t <text:s text:c="2"/>c l a s s <text:s text:c="2"/>r e c o r d e d <text:s text:c="2"/>d e l i v e r y m a i l <text:s text:c="2"/>o n <text:s text:c="2"/>a <text:s text:c="2"/>n o r m a l <text:s text:c="2"/>B u s i n e s s <text:s text:c="2"/>D a y , <text:s text:c="2"/>a t 9 . 0 0 <text:s text:c="2"/>a m <text:s text:c="2"/>o n <text:s text:c="2"/>t h e <text:s text:c="2"/>s e c o n d <text:s text:c="2"/>B u s i n e s s <text:s text:c="2"/>D a y s u b s e q u e n t <text:s text:c="2"/>t o <text:s text:c="2"/>t h e <text:s text:c="2"/>d a y <text:s text:c="2"/>o f <text:s text:c="2"/>p o s t i n g , <text:s text:c="2"/>o r , i f <text:s text:c="2"/>t h e <text:s text:c="2"/>n o t i c e <text:s text:c="2"/>w a s <text:s text:c="2"/>n o t <text:s text:c="2"/>p o s t e d <text:s text:c="2"/>o n <text:s text:c="2"/>a <text:s text:c="2"/>B u s i n e s s <text:s text:c="2"/>D a y , a t <text:s text:c="2"/>9 . 0 0 <text:s text:c="2"/>a m <text:s text:c="2"/>o n <text:s text:c="2"/>t h e <text:s text:c="2"/>t h i r d B u s i n e s s <text:s text:c="2"/>D a y <text:s text:c="2"/>s u b s e q u e n t <text:s text:c="2"/>t o <text:s text:c="2"/>t h e <text:s text:c="2"/>d a y <text:s text:c="2"/>o f <text:s text:c="2"/>p o s t i n g ; o r S c h e d u l e <text:s text:c="2"/>7 S t a f f <text:s text:c="2"/>t r a n s f e r</text:p>
          </table:table-cell>
          <table:table-cell office:value-type="string" calcext:value-type="string">
            <text:p>P l e a s e <text:s text:c="2"/>r e m o v e <text:s text:c="2"/>t h i s <text:s text:c="2"/>c l a u s e . F o r <text:s text:c="2"/>i n f o r m a t i o n , <text:s text:c="2"/>n o <text:s text:c="2"/>a c t i o n <text:s text:c="2"/>r e q u i r e d : W e <text:s text:c="2"/>a r e <text:s text:c="2"/>h a p p y <text:s text:c="2"/>t o <text:s text:c="2"/>m e e t <text:s text:c="2"/>t h i s <text:s text:c="2"/>c l a u s e <text:s text:c="2"/>p r o v i d e d <text:s text:c="2"/>t h a t c o n f i d e n t i a l i t y <text:s text:c="2"/>i s <text:s text:c="2"/>m a i n t a i n e d <text:s text:c="2"/>t h r o u g h o u t . <text:s text:c="2"/>A s a b o v e , <text:s text:c="2"/>c o n f i d e n t i a l <text:s text:c="2"/>m e d i c a l <text:s text:c="2"/>r e c o r d s <text:s text:c="2"/>w i l l <text:s text:c="2"/>n o t <text:s text:c="2"/>b e p r o v i d e d <text:s text:c="2"/>t o <text:s text:c="2"/>t h e <text:s text:c="2"/>C u s t o m e r <text:s text:c="2"/>w i t h o u t <text:s text:c="2"/>t h e <text:s text:c="2"/>e x p r e s s w r i t t e n <text:s text:c="2"/>c o n s e n t <text:s text:c="2"/>o f <text:s text:c="2"/>e a c h <text:s text:c="2"/>d a t a <text:s text:c="2"/>s u b j e c t . <text:s text:c="2"/>P l e a s e n o t e , <text:s text:c="2"/>c o s t s <text:s text:c="2"/>f o r <text:s text:c="2"/>a u d i t s <text:s text:c="2"/>c o n d u c t e d <text:s text:c="2"/>o u t s i d e <text:s text:c="2"/>o f <text:s text:c="2"/>t h e c o n t r a c t <text:s text:c="2"/>t e r m <text:s text:c="2"/>w i l l <text:s text:c="2"/>b e <text:s text:c="2"/>m e t <text:s text:c="2"/>b y <text:s text:c="2"/>t h e <text:s text:c="2"/>C u s t o m e r . D u e <text:s text:c="2"/>t o <text:s text:c="2"/>R o y a l <text:s text:c="2"/>M a i l <text:s text:c="2"/>d e l a y s <text:s text:c="2"/>c a u s e d <text:s text:c="2"/>b y <text:s text:c="2"/>t h e <text:s text:c="2"/>C O V I D - 1 9 <text:s text:c="2"/>p a n d e m i c , <text:s text:c="2"/>p l e a s e <text:s text:c="2"/>c h a n g e <text:s text:c="2"/>t h i s <text:s text:c="2"/>c l a u s e <text:s text:c="2"/>t o : 2 7 . 2 <text:s text:c="2"/>A <text:s text:c="2"/>n o t i c e <text:s text:c="2"/>s h a l l <text:s text:c="2"/>b e <text:s text:c="2"/>t r e a t e d <text:s text:c="2"/>a s <text:s text:c="2"/>h a v i n g <text:s text:c="2"/>b e e n r e c e i v e d : 2 7 . 2 . 1 <text:s text:c="2"/>i f <text:s text:c="2"/>d e l i v e r e d <text:s text:c="2"/>b y <text:s text:c="2"/>h a n d <text:s text:c="2"/>w i t h i n <text:s text:c="2"/>n o r m a l b u s i n e s s <text:s text:c="2"/>h o u r s <text:s text:c="2"/>w h e n <text:s text:c="2"/>s o <text:s text:c="2"/>d e l i v e r e d <text:s text:c="2"/>o r , <text:s text:c="2"/>i f d e l i v e r e d <text:s text:c="2"/>b y <text:s text:c="2"/>h a n d <text:s text:c="2"/>o u t s i d e <text:s text:c="2"/>n o r m a l <text:s text:c="2"/>b u s i n e s s h o u r s , <text:s text:c="2"/>a t <text:s text:c="2"/>t h e <text:s text:c="2"/>n e x t <text:s text:c="2"/>s t a r t <text:s text:c="2"/>o f n o r m a l <text:s text:c="2"/>b u s i n e s s <text:s text:c="2"/>h o u r s ; <text:s text:c="2"/>o r 2 7 . 2 . 2 <text:s text:c="2"/>i f <text:s text:c="2"/>s e n t <text:s text:c="2"/>b y <text:s text:c="2"/>f i r s t <text:s text:c="2"/>c l a s s <text:s text:c="2"/>r e c o r d e d <text:s text:c="2"/>d e l i v e r y m a i l <text:s text:c="2"/>o n <text:s text:c="2"/>a <text:s text:c="2"/>n o r m a l <text:s text:c="2"/>B u s i n e s s <text:s text:c="2"/>D a y , <text:s text:c="2"/>a t 9 . 0 0 <text:s text:c="2"/>a m <text:s text:c="2"/>o n <text:s text:c="2"/>t h e <text:s text:c="2"/>t h i r d <text:s text:c="2"/>B u s i n e s s <text:s text:c="2"/>D a y <text:s text:c="2"/>s u b s e q u e n t t o <text:s text:c="2"/>t h e <text:s text:c="2"/>d a y <text:s text:c="2"/>o f <text:s text:c="2"/>p o s t i n g , <text:s text:c="2"/>o r , i f <text:s text:c="2"/>t h e <text:s text:c="2"/>n o t i c e <text:s text:c="2"/>w a s <text:s text:c="2"/>n o t <text:s text:c="2"/>p o s t e d <text:s text:c="2"/>o n <text:s text:c="2"/>a <text:s text:c="2"/>B u s i n e s s <text:s text:c="2"/>D a y , a t <text:s text:c="2"/>9 . 0 0 <text:s text:c="2"/>a m <text:s text:c="2"/>o n <text:s text:c="2"/>t h e <text:s text:c="2"/>f o u r t h <text:s text:c="2"/>B u s i n e s s <text:s text:c="2"/>D a y s u b s e q u e n t <text:s text:c="2"/>t o <text:s text:c="2"/>t h e <text:s text:c="2"/>d a y <text:s text:c="2"/>o f <text:s text:c="2"/>p o s t i n g ; <text:s text:c="2"/>o r P l e a s e <text:s text:c="2"/>c h e c k <text:s text:c="2"/>t h e <text:s text:c="2"/>b o x <text:s text:c="2"/>f o r <text:s text:c="2"/>P a r t <text:s text:c="2"/>A <text:s text:c="2"/>N o <text:s text:c="2"/>s t a f f <text:s text:c="2"/>t r a n s f e r t o <text:s text:c="2"/>t h e <text:s text:c="2"/>S u p p l i e r <text:s text:c="2"/>u n d e r <text:s text:c="2"/>T U P E</text:p>
          </table:table-cell>
          <table:table-cell table:number-columns-repeated="1022"/>
        </table:table-row>
        <table:table-row table:style-name="ro1">
          <table:table-cell office:value-type="string" calcext:value-type="string">
            <text:p>1 6 . 2 . 2 <text:s text:c="2"/>a l l <text:s text:c="2"/>d a t a , <text:s text:c="2"/>e x c l u d i n g <text:s text:c="2"/>P e r s o n a l <text:s text:c="2"/>D a t a , d o c u m e n t s <text:s text:c="2"/>a n d <text:s text:c="2"/>r e c o r d s <text:s text:c="2"/>( w h e t h e r <text:s text:c="2"/>s t o r e d e l e c t r o n i c a l l y <text:s text:c="2"/>o r <text:s text:c="2"/>o t h e r w i s e ) <text:s text:c="2"/>r e l a t i n g <text:s text:c="2"/>i n <text:s text:c="2"/>w h o l e <text:s text:c="2"/>o r i n <text:s text:c="2"/>p a r t <text:s text:c="2"/>t o <text:s text:c="2"/>t h e <text:s text:c="2"/>S e r v i c e s , i n c l u d i n g <text:s text:c="2"/>w i t h o u t <text:s text:c="2"/>l i m i t a t i o n <text:s text:c="2"/>r e l a t i n g <text:s text:c="2"/>t o <text:s text:c="2"/>p a t i e n t s <text:s text:c="2"/>o r o t h e r <text:s text:c="2"/>s e r v i c e <text:s text:c="2"/>u s e r s , <text:s text:c="2"/>a n d <text:s text:c="2"/>a l l o t h e r <text:s text:c="2"/>i t e m s <text:s text:c="2"/>p r o v i d e d <text:s text:c="2"/>o n <text:s text:c="2"/>l o a n <text:s text:c="2"/>o r <text:s text:c="2"/>o t h e r w i s e <text:s text:c="2"/>t o <text:s text:c="2"/>t h e S u p p l i e r <text:s text:c="2"/>b y <text:s text:c="2"/>t h e <text:s text:c="2"/>A u t h o r i t y s h a l l <text:s text:c="2"/>b e <text:s text:c="2"/>d e l i v e r e d <text:s text:c="2"/>b y <text:s text:c="2"/>t h e <text:s text:c="2"/>S u p p l i e r <text:s text:c="2"/>t o <text:s text:c="2"/>t h e A u t h o r i t y <text:s text:c="2"/>p r o v i d e d <text:s text:c="2"/>t h a t <text:s text:c="2"/>t h e <text:s text:c="2"/>S u p p l i e r s h a l l <text:s text:c="2"/>b e <text:s text:c="2"/>e n t i t l e d <text:s text:c="2"/>t o <text:s text:c="2"/>k e e p <text:s text:c="2"/>c o p i e s <text:s text:c="2"/>t o <text:s text:c="2"/>t h e <text:s text:c="2"/>e x t e n t t h a t : <text:s text:c="2"/>( a ) <text:s text:c="2"/>t h e <text:s text:c="2"/>c o n t e n t <text:s text:c="2"/>d o e s <text:s text:c="2"/>n o t r e l a t e <text:s text:c="2"/>s o l e l y <text:s text:c="2"/>t o <text:s text:c="2"/>t h e <text:s text:c="2"/>S e r v i c e s ; <text:s text:c="2"/>( b ) <text:s text:c="2"/>t h e <text:s text:c="2"/>S u p p l i e r <text:s text:c="2"/>i s r e q u i r e d <text:s text:c="2"/>b y <text:s text:c="2"/>L a w <text:s text:c="2"/>a n d / o r G u i d a n c e <text:s text:c="2"/>t o <text:s text:c="2"/>k e e p <text:s text:c="2"/>c o p i e s ; <text:s text:c="2"/>o r <text:s text:c="2"/>( c ) <text:s text:c="2"/>t h e <text:s text:c="2"/>S u p p l i e r w a s <text:s text:c="2"/>i n <text:s text:c="2"/>p o s s e s s i o n <text:s text:c="2"/>o f <text:s text:c="2"/>s u c h d a t a , <text:s text:c="2"/>d o c u m e n t s <text:s text:c="2"/>a n d <text:s text:c="2"/>r e c o r d s <text:s text:c="2"/>p r i o r <text:s text:c="2"/>t o <text:s text:c="2"/>t h e C o m m e n c e m e n t <text:s text:c="2"/>D a t e ; <text:s text:c="2"/>a n d 1 6 . 2 . 3 <text:s text:c="2"/>a n y <text:s text:c="2"/>P e r s o n a l <text:s text:c="2"/>D a t a <text:s text:c="2"/>P r o c e s s e d <text:s text:c="2"/>b y <text:s text:c="2"/>t h e S u p p l i e r <text:s text:c="2"/>o n <text:s text:c="2"/>b e h a l f <text:s text:c="2"/>o f <text:s text:c="2"/>t h e <text:s text:c="2"/>A u t h o r i t y s h a l l <text:s text:c="2"/>b e <text:s text:c="2"/>r e t u r n e d <text:s text:c="2"/>t o <text:s text:c="2"/>t h e <text:s text:c="2"/>A u t h o r i t y <text:s text:c="2"/>o r <text:s text:c="2"/>d e s t r o y e d <text:s text:c="2"/>i n a c c o r d a n c e <text:s text:c="2"/>w i t h <text:s text:c="2"/>t h e r e l e v a n t <text:s text:c="2"/>p r o v i s i o n s <text:s text:c="2"/>o f <text:s text:c="2"/>t h e <text:s text:c="2"/>D a t a <text:s text:c="2"/>P r o t e c t i o n P r o t o c o l . 1 8 . 2 <text:s text:c="2"/>E a c h <text:s text:c="2"/>P a r t y <text:s text:c="2"/>s h a l l <text:s text:c="2"/>i n f o r m <text:s text:c="2"/>t h e <text:s text:c="2"/>o t h e r <text:s text:c="2"/>o f <text:s text:c="2"/>a l l c o m p l a i n t s <text:s text:c="2"/>f r o m <text:s text:c="2"/>o r <text:s text:c="2"/>o n <text:s text:c="2"/>b e h a l f <text:s text:c="2"/>o f <text:s text:c="2"/>p a t i e n t s <text:s text:c="2"/>o r o t h e r <text:s text:c="2"/>s e r v i c e <text:s text:c="2"/>u s e r s <text:s text:c="2"/>a r i s i n g <text:s text:c="2"/>o u t <text:s text:c="2"/>o f <text:s text:c="2"/>o r <text:s text:c="2"/>i n c o n n e c t i o n <text:s text:c="2"/>w i t h <text:s text:c="2"/>t h e <text:s text:c="2"/>p r o v i s i o n <text:s text:c="2"/>o f <text:s text:c="2"/>t h e <text:s text:c="2"/>S e r v i c e s w i t h i n <text:s text:c="2"/>t w e n t y <text:s text:c="2"/>f o u r <text:s text:c="2"/>( 2 4 ) <text:s text:c="2"/>h o u r s <text:s text:c="2"/>o f <text:s text:c="2"/>r e c e i p t <text:s text:c="2"/>o f <text:s text:c="2"/>e a c h c o m p l a i n t <text:s text:c="2"/>a n d <text:s text:c="2"/>s h a l l <text:s text:c="2"/>k e e p <text:s text:c="2"/>t h e <text:s text:c="2"/>o t h e r P a r t y <text:s text:c="2"/>u p d a t e d <text:s text:c="2"/>o n <text:s text:c="2"/>t h e <text:s text:c="2"/>m a n n e r <text:s text:c="2"/>o f <text:s text:c="2"/>r e s o l u t i o n <text:s text:c="2"/>o f a n y <text:s text:c="2"/>s u c h <text:s text:c="2"/>c o m p l a i n t s .</text:p>
          </table:table-cell>
          <table:table-cell office:value-type="string" calcext:value-type="string">
            <text:p>F o r <text:s text:c="2"/>i n f o r m a t i o n , <text:s text:c="2"/>n o <text:s text:c="2"/>a c t i o n <text:s text:c="2"/>r e q u i r e d : M e d i c a l <text:s text:c="2"/>d a t a <text:s text:c="2"/>w i l l <text:s text:c="2"/>b e <text:s text:c="2"/>p a s s e d <text:s text:c="2"/>d i r e c t l y <text:s text:c="2"/>t o <text:s text:c="2"/>t h e <text:s text:c="2"/>n e w O H <text:s text:c="2"/>p r o v i d e r , <text:s text:c="2"/>n o t <text:s text:c="2"/>t o <text:s text:c="2"/>t h e <text:s text:c="2"/>c l i e n t . <text:s text:c="2"/>N o <text:s text:c="2"/>c o n f i d e n t i a l i n f o r m a t i o n <text:s text:c="2"/>w i l l <text:s text:c="2"/>b e <text:s text:c="2"/>p r o v i d e d <text:s text:c="2"/>w i t h o u t <text:s text:c="2"/>t h e <text:s text:c="2"/>e x p l i c i t c o n s e n t <text:s text:c="2"/>o f <text:s text:c="2"/>t h e <text:s text:c="2"/>d a t a <text:s text:c="2"/>s u b j e c t . <text:s text:c="2"/>W e <text:s text:c="2"/>a r e <text:s text:c="2"/>h a p p y <text:s text:c="2"/>t o t r a n s f e r <text:s text:c="2"/>r e c o r d s <text:s text:c="2"/>t o <text:s text:c="2"/>t h e <text:s text:c="2"/>a p p r o p r i a t e <text:s text:c="2"/>m e d i c a l c o n t a c t <text:s text:c="2"/>i n <text:s text:c="2"/>t h e <text:s text:c="2"/>n e w <text:s text:c="2"/>p r o v i d e r . <text:s text:c="2"/>I n <text:s text:c="2"/>a c c o r d a n c e <text:s text:c="2"/>w i t h o u r <text:s text:c="2"/>d a t a <text:s text:c="2"/>r e t e n t i o n <text:s text:c="2"/>g u i d e l i n e s , <text:s text:c="2"/>a s <text:s text:c="2"/>r e c o m m e n d e d b y <text:s text:c="2"/>t h e <text:s text:c="2"/>F O M , <text:s text:c="2"/>w e <text:s text:c="2"/>w i l l <text:s text:c="2"/>a l s o <text:s text:c="2"/>r e t a i n <text:s text:c="2"/>r e c o r d s <text:s text:c="2"/>i n a c c o r d a n c e <text:s text:c="2"/>w i t h <text:s text:c="2"/>r e l e v a n t <text:s text:c="2"/>l e g i s l a t i o n <text:s text:c="2"/>( 6 <text:s text:c="2"/>y e a r s f o l l o w i n g <text:s text:c="2"/>c o n t r a c t <text:s text:c="2"/>t e r m i n a t i o n , <text:s text:c="2"/>o r <text:s text:c="2"/>4 0 <text:s text:c="2"/>y e a r s <text:s text:c="2"/>f o r H e a l t h <text:s text:c="2"/>S u r v e i l l a n c e ) . W e <text:s text:c="2"/>c a n <text:s text:c="2"/>i n f o r m <text:s text:c="2"/>o f <text:s text:c="2"/>c o m p l a i n t s <text:s text:c="2"/>w i t h i n <text:s text:c="2"/>2 4 <text:s text:c="2"/>h o u r s w i t h <text:s text:c="2"/>t h e <text:s text:c="2"/>p r o v i s i o n <text:s text:c="2"/>o f <text:s text:c="2"/>a <text:s text:c="2"/>2 4 / 7 <text:s text:c="2"/>s e r v i c e , <text:s text:c="2"/>w h i c h <text:s text:c="2"/>w i l l i n c r e a s e <text:s text:c="2"/>t h e <text:s text:c="2"/>c o s t . <text:s text:c="2"/>O t h e r w i s e , <text:s text:c="2"/>c o m p l a i n t s <text:s text:c="2"/>w i l l <text:s text:c="2"/>b e n o t i f i e d <text:s text:c="2"/>w i t h i n <text:s text:c="2"/>1 <text:s text:c="2"/>w o r k i n g <text:s text:c="2"/>d a y <text:s text:c="2"/>( e . g . <text:s text:c="2"/>a <text:s text:c="2"/>c o m p l a i n t r e c e i v e d <text:s text:c="2"/>o n <text:s text:c="2"/>F r i d a y <text:s text:c="2"/>5 . 3 0 p m <text:s text:c="2"/>w i l l <text:s text:c="2"/>b e <text:s text:c="2"/>n o t i f i e d M o n d a y <text:s text:c="2"/>5 . 3 0 p m <text:s text:c="2"/>r a t h e r <text:s text:c="2"/>t h a n <text:s text:c="2"/>S a t u r d a y <text:s text:c="2"/>5 . 3 0 p m . ) I f <text:s text:c="2"/>t h e <text:s text:c="2"/>T r u s t s <text:s text:c="2"/>p r e f e r <text:s text:c="2"/>n o t <text:s text:c="2"/>t o <text:s text:c="2"/>u s e <text:s text:c="2"/>a <text:s text:c="2"/>2 4 / 7 <text:s text:c="2"/>s e r v i c e , p l e a s e <text:s text:c="2"/>a m e n d <text:s text:c="2"/>c l a u s e <text:s text:c="2"/>t o :</text:p>
          </table:table-cell>
          <table:table-cell table:number-columns-repeated="1022"/>
        </table:table-row>
        <table:table-row table:style-name="ro1">
          <table:table-cell office:value-type="string" calcext:value-type="string">
            <text:p>W h i l e <text:s text:c="2"/>t h e <text:s text:c="2"/>t e n d e r <text:s text:c="2"/>p o r t a l <text:s text:c="2"/>r e q u i r e s <text:s text:c="2"/>t e n d e r e r s <text:s text:c="2"/>t o <text:s text:c="2"/>s a y <text:s text:c="2"/>y e s / n o <text:s text:c="2"/>t o <text:s text:c="2"/>a c c e p t i n g <text:s text:c="2"/>t h e s e <text:s text:c="2"/>c o n d i t i o n s , <text:s text:c="2"/>a <text:s text:c="2"/>t e n d e r e r c a n n o t <text:s text:c="2"/>p r o v i d e <text:s text:c="2"/>a <text:s text:c="2"/>b l a n k e t <text:s text:c="2"/>y e s <text:s text:c="2"/>t o <text:s text:c="2"/>t h e s e <text:s text:c="2"/>a s <text:s text:c="2"/>t h e r e <text:s text:c="2"/>a r e <text:s text:c="2"/>c o n t r a d i c t o r y <text:s text:c="2"/>s t a t e m e n t s <text:s text:c="2"/>– <text:s text:c="2"/>s u c h <text:s text:c="2"/>a s <text:s text:c="2"/>7 . 1 <text:s text:c="2"/>T U P E . C l a u s e 6 . 1 <text:s text:c="2"/>S u b j e c t <text:s text:c="2"/>a l w a y s <text:s text:c="2"/>t o <text:s text:c="2"/>C l a u s e <text:s text:c="2"/>1 . 1 0 <text:s text:c="2"/>o f <text:s text:c="2"/>S c h e d u l e 4 , <text:s text:c="2"/>s h o u l d <text:s text:c="2"/>t h e r e <text:s text:c="2"/>b e <text:s text:c="2"/>a <text:s text:c="2"/>c o n f l i c t <text:s text:c="2"/>b e t w e e n <text:s text:c="2"/>a n y o t h e r <text:s text:c="2"/>p a r t s <text:s text:c="2"/>o f <text:s text:c="2"/>t h i s <text:s text:c="2"/>C o n t r a c t <text:s text:c="2"/>t h e <text:s text:c="2"/>o r d e r <text:s text:c="2"/>o f <text:s text:c="2"/>p r i o r i t y f o r <text:s text:c="2"/>c o n s t r u c t i o n <text:s text:c="2"/>p u r p o s e s <text:s text:c="2"/>s h a l l <text:s text:c="2"/>b e : 6 . 1 . 1 <text:s text:c="2"/>t h e <text:s text:c="2"/>p r o v i s i o n s <text:s text:c="2"/>o n <text:s text:c="2"/>t h e <text:s text:c="2"/>f r o n t <text:s text:c="2"/>p a g e <text:s text:c="2"/>o f <text:s text:c="2"/>t h i s N H S <text:s text:c="2"/>C o n t r a c t <text:s text:c="2"/>f o r <text:s text:c="2"/>t h e <text:s text:c="2"/>P r o v i s i o n <text:s text:c="2"/>o f S e r v i c e s <text:s text:c="2"/>( C o n t r a c t <text:s text:c="2"/>V e r s i o n ) ; 6 . 1 . 2 <text:s text:c="2"/>S c h e d u l e <text:s text:c="2"/>1 : <text:s text:c="2"/>K e y <text:s text:c="2"/>P r o v i s i o n s ; 6 . 1 . 3 <text:s text:c="2"/>S c h e d u l e <text:s text:c="2"/>5 : <text:s text:c="2"/>S p e c i f i c a t i o n <text:s text:c="2"/>a n d <text:s text:c="2"/>T e n d e r R e s p o n s e <text:s text:c="2"/>D o c u m e n t <text:s text:c="2"/>( b u t <text:s text:c="2"/>o n l y <text:s text:c="2"/>i n <text:s text:c="2"/>r e s p e c t <text:s text:c="2"/>o f <text:s text:c="2"/>t h e A u t h o r i t y ’ s <text:s text:c="2"/>r e q u i r e m e n t s ) ; 6 . 1 . 4 <text:s text:c="2"/>S c h e d u l e <text:s text:c="2"/>2 : <text:s text:c="2"/>G e n e r a l <text:s text:c="2"/>T e r m s <text:s text:c="2"/>a n d C o n d i t i o n s ; 6 . 1 . 5 <text:s text:c="2"/>S c h e d u l e <text:s text:c="2"/>6 : <text:s text:c="2"/>C o m m e r c i a l <text:s text:c="2"/>S c h e d u l e ; 6 . 1 . 6 <text:s text:c="2"/>S c h e d u l e <text:s text:c="2"/>3 : <text:s text:c="2"/>I n f o r m a t i o n <text:s text:c="2"/>G o v e r n a n c e P r o v i s i o n s ; 6 . 1 . 7 <text:s text:c="2"/>S c h e d u l e <text:s text:c="2"/>7 : <text:s text:c="2"/>S t a f f <text:s text:c="2"/>T r a n s f e r ; 6 . 1 . 8 <text:s text:c="2"/>S c h e d u l e <text:s text:c="2"/>4 : <text:s text:c="2"/>D e f i n i t i o n s <text:s text:c="2"/>a n d I n t e r p r e t a t i o n s ; 6 . 1 . 9 <text:s text:c="2"/>t h e <text:s text:c="2"/>o r d e r <text:s text:c="2"/>i n <text:s text:c="2"/>w h i c h <text:s text:c="2"/>a l l <text:s text:c="2"/>s u b s e q u e n t s c h e d u l e s , <text:s text:c="2"/>i f <text:s text:c="2"/>a n y , <text:s text:c="2"/>a p p e a r ; <text:s text:c="2"/>a n d 6 . 1 . 1 0 <text:s text:c="2"/>a n y <text:s text:c="2"/>o t h e r <text:s text:c="2"/>d o c u m e n t a t i o n <text:s text:c="2"/>f o r m i n g <text:s text:c="2"/>p a r t <text:s text:c="2"/>o f t h e <text:s text:c="2"/>C o n t r a c t <text:s text:c="2"/>i n <text:s text:c="2"/>t h e <text:s text:c="2"/>d a t e <text:s text:c="2"/>o r d e r <text:s text:c="2"/>i n w h i c h <text:s text:c="2"/>s u c h <text:s text:c="2"/>d o c u m e n t a t i o n <text:s text:c="2"/>w a s <text:s text:c="2"/>c r e a t e d <text:s text:c="2"/>w i t h <text:s text:c="2"/>t h e m o r e <text:s text:c="2"/>r e c e n t <text:s text:c="2"/>d o c u m e n t a t i o n <text:s text:c="2"/>t a k i n g <text:s text:c="2"/>p r e c e d e n c e o v e r <text:s text:c="2"/>o l d e r <text:s text:c="2"/>d o c u m e n t a t i o n <text:s text:c="2"/>t o <text:s text:c="2"/>t h e <text:s text:c="2"/>e x t e n t o n l y <text:s text:c="2"/>o f <text:s text:c="2"/>a n y <text:s text:c="2"/>c o n f l i c t . 6 . 2 <text:s text:c="2"/>F o r <text:s text:c="2"/>t h e <text:s text:c="2"/>a v o i d a n c e <text:s text:c="2"/>o f <text:s text:c="2"/>d o u b t , <text:s text:c="2"/>t h e</text:p>
          </table:table-cell>
          <table:table-cell office:value-type="string" calcext:value-type="string">
            <text:p>H e a l e s <text:s text:c="2"/>M e d i c a l <text:s text:c="2"/>r e s p o n s e T h e <text:s text:c="2"/>t e n d e r <text:s text:c="2"/>r e s p o n s e <text:s text:c="2"/>d o c u m e n t <text:s text:c="2"/>d e t a i l s <text:s text:c="2"/>h o w <text:s text:c="2"/>w e c a n <text:s text:c="2"/>p r o v i d e <text:s text:c="2"/>t h e <text:s text:c="2"/>k e y <text:s text:c="2"/>p r o v i s i o n s <text:s text:c="2"/>a n d s p e c i f i c a t i o n . <text:s text:c="2"/>I f <text:s text:c="2"/>t h e <text:s text:c="2"/>t e n d e r <text:s text:c="2"/>i s <text:s text:c="2"/>a w a r d e d , <text:s text:c="2"/>t h i s s h o u l d <text:s text:c="2"/>b e <text:s text:c="2"/>c o n s i d e r e d <text:s text:c="2"/>a s <text:s text:c="2"/>p r i o r i t y <text:s text:c="2"/>o v e r <text:s text:c="2"/>t h e <text:s text:c="2"/>k e y p r o v i s i o n s , <text:s text:c="2"/>o t h e r w i s e <text:s text:c="2"/>t h e <text:s text:c="2"/>t e n d e r <text:s text:c="2"/>r e s p o n s e d o c u m e n t <text:s text:c="2"/>i s <text:s text:c="2"/>r e d u n d a n t . <text:s text:c="2"/>W e <text:s text:c="2"/>d o <text:s text:c="2"/>n o t <text:s text:c="2"/>b e l i e v e <text:s text:c="2"/>t h e o r d e r <text:s text:c="2"/>i s <text:s text:c="2"/>a p p r o p r i a t e <text:s text:c="2"/>f o r <text:s text:c="2"/>t h i s <text:s text:c="2"/>p a r t i c u l a r <text:s text:c="2"/>C o n t r a c t , i n <text:s text:c="2"/>l i n e <text:s text:c="2"/>w i t h <text:s text:c="2"/>t h e <text:s text:c="2"/>G u i d a n c e <text:s text:c="2"/>n o t e <text:s text:c="2"/>f o r <text:s text:c="2"/>K e y <text:s text:c="2"/>P r o v i s i o n 6 . P l e a s e <text:s text:c="2"/>a m e n d <text:s text:c="2"/>t o : 6 . 1 <text:s text:c="2"/>S u b j e c t <text:s text:c="2"/>a l w a y s <text:s text:c="2"/>t o <text:s text:c="2"/>C l a u s e <text:s text:c="2"/>1 . 1 0 <text:s text:c="2"/>o f <text:s text:c="2"/>S c h e d u l e 4 , <text:s text:c="2"/>s h o u l d <text:s text:c="2"/>t h e r e <text:s text:c="2"/>b e <text:s text:c="2"/>a <text:s text:c="2"/>c o n f l i c t <text:s text:c="2"/>b e t w e e n <text:s text:c="2"/>a n y o t h e r <text:s text:c="2"/>p a r t s <text:s text:c="2"/>o f <text:s text:c="2"/>t h i s <text:s text:c="2"/>C o n t r a c t <text:s text:c="2"/>t h e <text:s text:c="2"/>o r d e r <text:s text:c="2"/>o f <text:s text:c="2"/>p r i o r i t y f o r <text:s text:c="2"/>c o n s t r u c t i o n <text:s text:c="2"/>p u r p o s e s <text:s text:c="2"/>s h a l l <text:s text:c="2"/>b e : 6 . 1 . 1 <text:s text:c="2"/>t h e <text:s text:c="2"/>p r o v i s i o n s <text:s text:c="2"/>o n <text:s text:c="2"/>t h e <text:s text:c="2"/>f r o n t <text:s text:c="2"/>p a g e <text:s text:c="2"/>o f <text:s text:c="2"/>t h i s N H S <text:s text:c="2"/>C o n t r a c t <text:s text:c="2"/>f o r <text:s text:c="2"/>t h e <text:s text:c="2"/>P r o v i s i o n <text:s text:c="2"/>o f S e r v i c e s <text:s text:c="2"/>( C o n t r a c t <text:s text:c="2"/>V e r s i o n ) ; 6 . 1 . 2 <text:s text:c="2"/>T e n d e r <text:s text:c="2"/>R e s p o n s e <text:s text:c="2"/>D o c u m e n t ; 6 . 1 . 3 <text:s text:c="2"/>S c h e d u l e <text:s text:c="2"/>1 : <text:s text:c="2"/>K e y <text:s text:c="2"/>P r o v i s i o n s ; 6 . 1 . 4 <text:s text:c="2"/>S c h e d u l e <text:s text:c="2"/>5 : <text:s text:c="2"/>S p e c i f i c a t i o n 6 . 1 . 5 <text:s text:c="2"/>S c h e d u l e <text:s text:c="2"/>2 : <text:s text:c="2"/>G e n e r a l <text:s text:c="2"/>T e r m s <text:s text:c="2"/>a n d C o n d i t i o n s ; 6 . 1 . 6 <text:s text:c="2"/>S c h e d u l e <text:s text:c="2"/>6 : <text:s text:c="2"/>C o m m e r c i a l <text:s text:c="2"/>S c h e d u l e ; 6 . 1 . 7 <text:s text:c="2"/>S c h e d u l e <text:s text:c="2"/>3 : <text:s text:c="2"/>I n f o r m a t i o n <text:s text:c="2"/>G o v e r n a n c e P r o v i s i o n s ; 6 . 1 . 8 <text:s text:c="2"/>S c h e d u l e <text:s text:c="2"/>7 : <text:s text:c="2"/>S t a f f <text:s text:c="2"/>T r a n s f e r ; 6 . 1 . 9 <text:s text:c="2"/>S c h e d u l e <text:s text:c="2"/>4 : <text:s text:c="2"/>D e f i n i t i o n s <text:s text:c="2"/>a n d I n t e r p r e t a t i o n s ; 6 . 1 . 1 0 <text:s text:c="2"/>t h e <text:s text:c="2"/>o r d e r <text:s text:c="2"/>i n <text:s text:c="2"/>w h i c h <text:s text:c="2"/>a l l <text:s text:c="2"/>s u b s e q u e n t s c h e d u l e s , <text:s text:c="2"/>i f <text:s text:c="2"/>a n y , <text:s text:c="2"/>a p p e a r ; <text:s text:c="2"/>a n d 6 . 1 . 1 1 <text:s text:c="2"/>a n y <text:s text:c="2"/>o t h e r <text:s text:c="2"/>d o c u m e n t a t i o n <text:s text:c="2"/>f o r m i n g <text:s text:c="2"/>p a r t <text:s text:c="2"/>o f t h e <text:s text:c="2"/>C o n t r a c t <text:s text:c="2"/>i n <text:s text:c="2"/>t h e <text:s text:c="2"/>d a t e <text:s text:c="2"/>o r d e r <text:s text:c="2"/>i n w h i c h <text:s text:c="2"/>s u c h <text:s text:c="2"/>d o c u m e n t a t i o n <text:s text:c="2"/>w a s <text:s text:c="2"/>c r e a t e d <text:s text:c="2"/>w i t h <text:s text:c="2"/>t h e m o r e <text:s text:c="2"/>r e c e n t <text:s text:c="2"/>d o c u m e n t a t i o n <text:s text:c="2"/>t a k i n g <text:s text:c="2"/>p r e c e d e n c e o v e r <text:s text:c="2"/>o l d e r <text:s text:c="2"/>d o c u m e n t a t i o n <text:s text:c="2"/>t o <text:s text:c="2"/>t h e <text:s text:c="2"/>e x t e n t o n l y <text:s text:c="2"/>o f <text:s text:c="2"/>a n y <text:s text:c="2"/>c o n f l i c t . A s <text:s text:c="2"/>a b o v e , <text:s text:c="2"/>w e <text:s text:c="2"/>d o <text:s text:c="2"/>n o t <text:s text:c="2"/>b e l i e v e <text:s text:c="2"/>t h i s <text:s text:c="2"/>o r d e r <text:s text:c="2"/>i s</text:p>
          </table:table-cell>
          <table:table-cell table:number-columns-repeated="1022"/>
        </table:table-row>
        <table:table-row table:style-name="ro1">
          <table:table-cell office:value-type="string" calcext:value-type="string">
            <text:p>I n d u s t r y <text:s text:c="2"/>A c c r e d i t e d <text:s text:c="2"/>C r e d e n t i a l i n g <text:s text:c="2"/>R e g i s t e r ) . O n c e <text:s text:c="2"/>c o m p l i a n c e <text:s text:c="2"/>w i t h <text:s text:c="2"/>a n y <text:s text:c="2"/>n o t i f i e d i m p l e m e n t a t i o n <text:s text:c="2"/>t i m e l i n e s <text:s text:c="2"/>h a s <text:s text:c="2"/>b e e n <text:s text:c="2"/>a c h i e v e d <text:s text:c="2"/>b y t h e <text:s text:c="2"/>S u p p l i e r , <text:s text:c="2"/>t h e <text:s text:c="2"/>S u p p l i e r <text:s text:c="2"/>s h a l l , d u r i n g <text:s text:c="2"/>t h e <text:s text:c="2"/>T e r m , <text:s text:c="2"/>m a i n t a i n <text:s text:c="2"/>t h e <text:s text:c="2"/>r e q u i r e d <text:s text:c="2"/>l e v e l <text:s text:c="2"/>o f c o m p l i a n c e <text:s text:c="2"/>i n <text:s text:c="2"/>a c c o r d a n c e <text:s text:c="2"/>w i t h <text:s text:c="2"/>a n y s u c h <text:s text:c="2"/>G u i d a n c e , <text:s text:c="2"/>r e q u i r e m e n t s <text:s text:c="2"/>a n d <text:s text:c="2"/>P o l i c e s . 9 . 7 <text:s text:c="2"/>T h e <text:s text:c="2"/>S u p p l i e r <text:s text:c="2"/>s h a l l <text:s text:c="2"/>p a y <text:s text:c="2"/>t o <text:s text:c="2"/>t h e <text:s text:c="2"/>A u t h o r i t y <text:s text:c="2"/>a n y s e r v i c e <text:s text:c="2"/>c r e d i t s <text:s text:c="2"/>a n d / o r <text:s text:c="2"/>o t h e r <text:s text:c="2"/>s u m s <text:s text:c="2"/>a n d / o r d e d u c t i o n s <text:s text:c="2"/>( t o <text:s text:c="2"/>i n c l u d e , <text:s text:c="2"/>w i t h o u t <text:s text:c="2"/>l i m i t a t i o n , d e d u c t i o n s <text:s text:c="2"/>r e l a t i n g <text:s text:c="2"/>t o <text:s text:c="2"/>a <text:s text:c="2"/>r e d u c t i o n <text:s text:c="2"/>i n <text:s text:c="2"/>t h e C o n t r a c t <text:s text:c="2"/>P r i c e ) <text:s text:c="2"/>t h a t <text:s text:c="2"/>m a y <text:s text:c="2"/>b e c o m e <text:s text:c="2"/>d u e <text:s text:c="2"/>i n a c c o r d a n c e <text:s text:c="2"/>w i t h <text:s text:c="2"/>t h e <text:s text:c="2"/>p r o v i s i o n s <text:s text:c="2"/>o f <text:s text:c="2"/>t h e S p e c i f i c a t i o n <text:s text:c="2"/>a n d <text:s text:c="2"/>T e n d e r <text:s text:c="2"/>R e s p o n s e <text:s text:c="2"/>D o c u m e n t . F o r <text:s text:c="2"/>t h e <text:s text:c="2"/>a v o i d a n c e <text:s text:c="2"/>o f <text:s text:c="2"/>d o u b t , <text:s text:c="2"/>t h e A u t h o r i t y <text:s text:c="2"/>m a y <text:s text:c="2"/>i n v o i c e <text:s text:c="2"/>t h e <text:s text:c="2"/>S u p p l i e r <text:s text:c="2"/>f o r <text:s text:c="2"/>s u c h s u m s <text:s text:c="2"/>o r <text:s text:c="2"/>d e d u c t i o n s <text:s text:c="2"/>a t <text:s text:c="2"/>a n y <text:s text:c="2"/>t i m e <text:s text:c="2"/>i n <text:s text:c="2"/>t h e e v e n t <text:s text:c="2"/>t h a t <text:s text:c="2"/>t h e y <text:s text:c="2"/>h a v e <text:s text:c="2"/>n o t <text:s text:c="2"/>a u t o m a t i c a l l y <text:s text:c="2"/>b e e n c r e d i t e d <text:s text:c="2"/>t o <text:s text:c="2"/>t h e <text:s text:c="2"/>A u t h o r i t y <text:s text:c="2"/>i n <text:s text:c="2"/>a c c o r d a n c e w i t h <text:s text:c="2"/>t h e <text:s text:c="2"/>p r o v i s i o n s <text:s text:c="2"/>o f <text:s text:c="2"/>t h e <text:s text:c="2"/>S p e c i f i c a t i o n <text:s text:c="2"/>a n d T e n d e r <text:s text:c="2"/>R e s p o n s e <text:s text:c="2"/>D o c u m e n t . <text:s text:c="2"/>S u c h i n v o i c e <text:s text:c="2"/>s h a l l <text:s text:c="2"/>b e <text:s text:c="2"/>p a i d <text:s text:c="2"/>b y <text:s text:c="2"/>t h e <text:s text:c="2"/>S u p p l i e r <text:s text:c="2"/>w i t h i n <text:s text:c="2"/>3 0 d a y s <text:s text:c="2"/>o f <text:s text:c="2"/>t h e <text:s text:c="2"/>d a t e <text:s text:c="2"/>o f <text:s text:c="2"/>s u c h <text:s text:c="2"/>i n v o i c e .</text:p>
          </table:table-cell>
          <table:table-cell office:value-type="string" calcext:value-type="string">
            <text:p>W e <text:s text:c="2"/>a r e <text:s text:c="2"/>n o t <text:s text:c="2"/>a b l e <text:s text:c="2"/>t o <text:s text:c="2"/>s i g n <text:s text:c="2"/>u p <text:s text:c="2"/>t o <text:s text:c="2"/>s e r v i c e <text:s text:c="2"/>c r e d i t s . I n <text:s text:c="2"/>o u r <text:s text:c="2"/>e x p e r i e n c e , <text:s text:c="2"/>w e <text:s text:c="2"/>h a v e <text:s text:c="2"/>f o u n d <text:s text:c="2"/>t h a t <text:s text:c="2"/>p e n a l t i e s s u c h <text:s text:c="2"/>a s <text:s text:c="2"/>s e r v i c e <text:s text:c="2"/>c r e d i t s <text:s text:c="2"/>c r e a t e <text:s text:c="2"/>a <text:s text:c="2"/>c u l t u r e <text:s text:c="2"/>o f <text:s text:c="2"/>“ b o x t i c k i n g ” <text:s text:c="2"/>r a t h e r <text:s text:c="2"/>t h a n <text:s text:c="2"/>a <text:s text:c="2"/>c o m m i t m e n t <text:s text:c="2"/>t o <text:s text:c="2"/>a <text:s text:c="2"/>q u a l i t y s e r v i c e . <text:s text:c="2"/>I f <text:s text:c="2"/>t h e <text:s text:c="2"/>s e r v i c e <text:s text:c="2"/>i s <text:s text:c="2"/>f o c u s s e d <text:s text:c="2"/>o n <text:s text:c="2"/>m e e t i n g r i g i d <text:s text:c="2"/>c r i t e r i a <text:s text:c="2"/>t o <text:s text:c="2"/>a v o i d <text:s text:c="2"/>p e n a l t y , <text:s text:c="2"/>w e <text:s text:c="2"/>a r e <text:s text:c="2"/>a f f o r d e d l e s s <text:s text:c="2"/>t i m e <text:s text:c="2"/>t o <text:s text:c="2"/>c o n t i n u a l l y <text:s text:c="2"/>r e v i e w <text:s text:c="2"/>a n d <text:s text:c="2"/>i m p r o v e <text:s text:c="2"/>t h e s e r v i c e , <text:s text:c="2"/>p r o v i d e <text:s text:c="2"/>a <text:s text:c="2"/>q u a l i t y <text:s text:c="2"/>s e r v i c e <text:s text:c="2"/>b e s p o k e <text:s text:c="2"/>t o <text:s text:c="2"/>t h e n e e d s <text:s text:c="2"/>o f <text:s text:c="2"/>t h e <text:s text:c="2"/>A u t h o r i t y , <text:s text:c="2"/>a n d <text:s text:c="2"/>i n n o v a t e <text:s text:c="2"/>o u r s e r v i c e s <text:s text:c="2"/>t o <text:s text:c="2"/>p r o v i d e <text:s text:c="2"/>m o d e r n <text:s text:c="2"/>a n d <text:s text:c="2"/>c u t t i n g <text:s text:c="2"/>e d g e O c c u p a t i o n a l <text:s text:c="2"/>H e a l t h . W e <text:s text:c="2"/>a r e <text:s text:c="2"/>h a p p y <text:s text:c="2"/>t o <text:s text:c="2"/>a g r e e <text:s text:c="2"/>S L A s <text:s text:c="2"/>a n d <text:s text:c="2"/>K P I s <text:s text:c="2"/>w i t h <text:s text:c="2"/>t h e A u t h o r i t y <text:s text:c="2"/>d u r i n g <text:s text:c="2"/>i m p l e m e n t a t i o n . <text:s text:c="2"/>W e <text:s text:c="2"/>w o r k <text:s text:c="2"/>i n p a r t n e r s h i p <text:s text:c="2"/>w i t h <text:s text:c="2"/>o u r <text:s text:c="2"/>c l i e n t s <text:s text:c="2"/>t o <text:s text:c="2"/>p r o v i d e <text:s text:c="2"/>a <text:s text:c="2"/>s e r v i c e b e s p o k e <text:s text:c="2"/>t o <text:s text:c="2"/>e a c h <text:s text:c="2"/>o r g a n i s a t i o n . <text:s text:c="2"/>W e <text:s text:c="2"/>d o <text:s text:c="2"/>n o t <text:s text:c="2"/>h a v e a n y <text:s text:c="2"/>c u r r e n t <text:s text:c="2"/>c l i e n t <text:s text:c="2"/>r e l a t i o n s h i p s <text:s text:c="2"/>t h a t <text:s text:c="2"/>f e a t u r e s e r v i c e <text:s text:c="2"/>c r e d i t s , <text:s text:c="2"/>w h i c h <text:s text:c="2"/>h a s <text:s text:c="2"/>a l l o w e d <text:s text:c="2"/>u s <text:s text:c="2"/>t o m a i n t a i n <text:s text:c="2"/>p o s i t i v e <text:s text:c="2"/>r e l a t i o n s h i p s <text:s text:c="2"/>w i t h <text:s text:c="2"/>o u r <text:s text:c="2"/>c l i e n t s f o r <text:s text:c="2"/>m a n y <text:s text:c="2"/>y e a r s , <text:s text:c="2"/>s o m e <text:s text:c="2"/>f o r <text:s text:c="2"/>o v e r <text:s text:c="2"/>1 3 <text:s text:c="2"/>y e a r s . W e <text:s text:c="2"/>c o u l d <text:s text:c="2"/>o n l y <text:s text:c="2"/>a g r e e <text:s text:c="2"/>t o <text:s text:c="2"/>s e r v i c e <text:s text:c="2"/>c r e d i t s <text:s text:c="2"/>i f <text:s text:c="2"/>a r e c i p r o c a l <text:s text:c="2"/>s e r v i c e <text:s text:c="2"/>b o n u s <text:s text:c="2"/>s c h e m e <text:s text:c="2"/>w e r e i n t r o d u c e d <text:s text:c="2"/>f o r <text:s text:c="2"/>e x c e e d i n g <text:s text:c="2"/>t a r g e t s . <text:s text:c="2"/>W e <text:s text:c="2"/>p r e f e r <text:s text:c="2"/>n o t t o <text:s text:c="2"/>w o r k <text:s text:c="2"/>t h i s <text:s text:c="2"/>w a y , <text:s text:c="2"/>a s <text:s text:c="2"/>w e <text:s text:c="2"/>w a n t <text:s text:c="2"/>t o <text:s text:c="2"/>b e <text:s text:c="2"/>c l e a r <text:s text:c="2"/>a b o u t t h e <text:s text:c="2"/>p r i c e <text:s text:c="2"/>t h e <text:s text:c="2"/>c l i e n t <text:s text:c="2"/>w i l l <text:s text:c="2"/>p a y <text:s text:c="2"/>b e f o r e <text:s text:c="2"/>t h e y <text:s text:c="2"/>o r d e r <text:s text:c="2"/>t h e s e r v i c e . P l e a s e <text:s text:c="2"/>n o t e , <text:s text:c="2"/>s e r v i c e s <text:s text:c="2"/>a r e <text:s text:c="2"/>i n v o i c e d <text:s text:c="2"/>i n <text:s text:c="2"/>a r r e a r s , <text:s text:c="2"/>s o a <text:s text:c="2"/>d e d u c t i o n <text:s text:c="2"/>w o u l d <text:s text:c="2"/>n o t <text:s text:c="2"/>n e e d <text:s text:c="2"/>t o <text:s text:c="2"/>b e <text:s text:c="2"/>p a i d <text:s text:c="2"/>t o <text:s text:c="2"/>o r i n v o i c e d <text:s text:c="2"/>b y <text:s text:c="2"/>t h e <text:s text:c="2"/>A u t h o r i t y , <text:s text:c="2"/>i t <text:s text:c="2"/>w o u l d <text:s text:c="2"/>j u s t <text:s text:c="2"/>b e d e d u c t e d <text:s text:c="2"/>f r o m <text:s text:c="2"/>t h e <text:s text:c="2"/>i n v o i c e . P l e a s e <text:s text:c="2"/>a m e n d <text:s text:c="2"/>t h i s <text:s text:c="2"/>c l a u s e <text:s text:c="2"/>t o : 9 . 7 <text:s text:c="2"/>T h e <text:s text:c="2"/>S u p p l i e r <text:s text:c="2"/>s h a l l <text:s text:c="2"/>p a y <text:s text:c="2"/>t o <text:s text:c="2"/>t h e <text:s text:c="2"/>A u t h o r i t y <text:s text:c="2"/>a n y s u m s <text:s text:c="2"/>a n d / o r d e d u c t i o n s <text:s text:c="2"/>( t o <text:s text:c="2"/>i n c l u d e , <text:s text:c="2"/>w i t h o u t <text:s text:c="2"/>l i m i t a t i o n , d e d u c t i o n s <text:s text:c="2"/>r e l a t i n g <text:s text:c="2"/>t o <text:s text:c="2"/>a <text:s text:c="2"/>r e d u c t i o n <text:s text:c="2"/>i n <text:s text:c="2"/>t h e C o n t r a c t <text:s text:c="2"/>P r i c e ) <text:s text:c="2"/>t h a t <text:s text:c="2"/>m a y <text:s text:c="2"/>b e c o m e <text:s text:c="2"/>d u e <text:s text:c="2"/>i n a c c o r d a n c e <text:s text:c="2"/>w i t h <text:s text:c="2"/>t h e <text:s text:c="2"/>p r o v i s i o n s <text:s text:c="2"/>o f <text:s text:c="2"/>t h e S p e c i f i c a t i o n <text:s text:c="2"/>a n d <text:s text:c="2"/>T e n d e r <text:s text:c="2"/>R e s p o n s e <text:s text:c="2"/>D o c u m e n t . F o r <text:s text:c="2"/>t h e <text:s text:c="2"/>a v o i d a n c e <text:s text:c="2"/>o f <text:s text:c="2"/>d o u b t , <text:s text:c="2"/>t h e A u t h o r i t y <text:s text:c="2"/>m a y <text:s text:c="2"/>i n v o i c e <text:s text:c="2"/>t h e <text:s text:c="2"/>S u p p l i e r <text:s text:c="2"/>f o r <text:s text:c="2"/>s u c h s u m s <text:s text:c="2"/>o r <text:s text:c="2"/>d e d u c t i o n s <text:s text:c="2"/>a t <text:s text:c="2"/>a n y <text:s text:c="2"/>t i m e <text:s text:c="2"/>i n <text:s text:c="2"/>t h e e v e n t <text:s text:c="2"/>t h a t <text:s text:c="2"/>t h e y <text:s text:c="2"/>h a v e <text:s text:c="2"/>n o t <text:s text:c="2"/>a u t o m a t i c a l l y <text:s text:c="2"/>b e e n c r e d i t e d <text:s text:c="2"/>t o <text:s text:c="2"/>t h e <text:s text:c="2"/>A u t h o r i t y <text:s text:c="2"/>i n <text:s text:c="2"/>a c c o r d a n c e</text:p>
          </table:table-cell>
          <table:table-cell table:number-columns-repeated="1022"/>
        </table:table-row>
        <table:table-row table:style-name="ro1">
          <table:table-cell office:value-type="string" calcext:value-type="string">
            <text:p>s p e c i f i e d <text:s text:c="2"/>o t h e r w i s e <text:s text:c="2"/>i n <text:s text:c="2"/>t h e <text:s text:c="2"/>K e y <text:s text:c="2"/>P r o v i s i o n s <text:s text:c="2"/>a n d / o r i n <text:s text:c="2"/>t h e <text:s text:c="2"/>S p e c i f i c a t i o n <text:s text:c="2"/>a n d <text:s text:c="2"/>T e n d e r R e s p o n s e <text:s text:c="2"/>D o c u m e n t , <text:s text:c="2"/>t h e <text:s text:c="2"/>A u t h o r i t y <text:s text:c="2"/>s h a l l <text:s text:c="2"/>h a v e n o <text:s text:c="2"/>r i g h t s <text:s text:c="2"/>t o <text:s text:c="2"/>c o m m e r c i a l l y <text:s text:c="2"/>e x p l o i t <text:s text:c="2"/>( e . g . b y <text:s text:c="2"/>s e l l i n g <text:s text:c="2"/>t o <text:s text:c="2"/>t h i r d <text:s text:c="2"/>p a r t i e s ) <text:s text:c="2"/>a n y <text:s text:c="2"/>d e l i v e r a b l e s , m a t t e r <text:s text:c="2"/>o r <text:s text:c="2"/>a n y <text:s text:c="2"/>o t h e r <text:s text:c="2"/>o u t p u t <text:s text:c="2"/>s u p p l i e d <text:s text:c="2"/>t o <text:s text:c="2"/>t h e A u t h o r i t y <text:s text:c="2"/>i n <text:s text:c="2"/>a n y <text:s text:c="2"/>f o r m a t <text:s text:c="2"/>a s <text:s text:c="2"/>p a r t <text:s text:c="2"/>o f <text:s text:c="2"/>t h e <text:s text:c="2"/>S e r v i c e s .</text:p>
          </table:table-cell>
          <table:table-cell office:value-type="string" calcext:value-type="string">
            <text:p>c l i e n t c ) <text:s text:c="2"/>e n s u r e <text:s text:c="2"/>p r o t e c t i o n <text:s text:c="2"/>f r o m <text:s text:c="2"/>a n y <text:s text:c="2"/>t h i r d <text:s text:c="2"/>p a r t y <text:s text:c="2"/>w h e n u s i n g <text:s text:c="2"/>t h e <text:s text:c="2"/>i n t e l l e c t u a l <text:s text:c="2"/>p r o p e r t y <text:s text:c="2"/>o f <text:s text:c="2"/>t h e <text:s text:c="2"/>p r o v i d e r d u r i n g <text:s text:c="2"/>a <text:s text:c="2"/>c o n t r a c t <text:s text:c="2"/>t e r m . W e <text:s text:c="2"/>d o <text:s text:c="2"/>n o t <text:s text:c="2"/>b e l i e v e <text:s text:c="2"/>t h e <text:s text:c="2"/>c l i e n t <text:s text:c="2"/>w i s h e s <text:s text:c="2"/>t o <text:s text:c="2"/>a c q u i r e a l l <text:s text:c="2"/>t h e <text:s text:c="2"/>I n t e l l e c t u a l <text:s text:c="2"/>p r o p e r t y <text:s text:c="2"/>o f <text:s text:c="2"/>t h e <text:s text:c="2"/>p r o v i d e r <text:s text:c="2"/>w h i c h i n <text:s text:c="2"/>t e r m s <text:s text:c="2"/>o f <text:s text:c="2"/>v a l u e , <text:s text:c="2"/>i s <text:s text:c="2"/>l i k e l y <text:s text:c="2"/>t o <text:s text:c="2"/>s i g n i f i c a n t l y <text:s text:c="2"/>e x c e e d t h e <text:s text:c="2"/>v a l u e <text:s text:c="2"/>o f <text:s text:c="2"/>t h e <text:s text:c="2"/>c o n t r a c t <text:s text:c="2"/>t e r m ; <text:s text:c="2"/>h o w e v e r <text:s text:c="2"/>l o n g <text:s text:c="2"/>t h a t m a y <text:s text:c="2"/>b e . <text:s text:c="2"/>I t <text:s text:c="2"/>w o u l d <text:s text:c="2"/>n o t <text:s text:c="2"/>b e <text:s text:c="2"/>r e a s o n a b l e <text:s text:c="2"/>f o r <text:s text:c="2"/>e x a m p l e f o r <text:s text:c="2"/>t h e <text:s text:c="2"/>c l i e n t <text:s text:c="2"/>t o <text:s text:c="2"/>c l a i m <text:s text:c="2"/>o w n e r s h i p <text:s text:c="2"/>o f <text:s text:c="2"/>t h e <text:s text:c="2"/>p r o v i d e r n a m e , <text:s text:c="2"/>l o g o s , <text:s text:c="2"/>t r a d e m a r k s , <text:s text:c="2"/>s o f t w a r e <text:s text:c="2"/>o r <text:s text:c="2"/>d o c u m e n t d e s i g n <text:s text:c="2"/>o r <text:s text:c="2"/>t o <text:s text:c="2"/>u s e <text:s text:c="2"/>t h a t <text:s text:c="2"/>b e y o n d <text:s text:c="2"/>t h e <text:s text:c="2"/>c o n t r a c t <text:s text:c="2"/>t e r m o t h e r <text:s text:c="2"/>t h a n <text:s text:c="2"/>a c c e s s i n g <text:s text:c="2"/>i t ' s <text:s text:c="2"/>d a t a <text:s text:c="2"/>c o n t e n t <text:s text:c="2"/>i n w h a t e v e r <text:s text:c="2"/>f o r m <text:s text:c="2"/>i t <text:s text:c="2"/>i s <text:s text:c="2"/>p r o v i d e d <text:s text:c="2"/>b y <text:s text:c="2"/>t h e <text:s text:c="2"/>p r o v i d e r d u r i n g <text:s text:c="2"/>o r <text:s text:c="2"/>a t <text:s text:c="2"/>t h e <text:s text:c="2"/>e n d <text:s text:c="2"/>o f <text:s text:c="2"/>t h e <text:s text:c="2"/>c o n t r a c t . F o r <text:s text:c="2"/>e x a m p l e <text:s text:c="2"/>i f <text:s text:c="2"/>t h e <text:s text:c="2"/>c l i e n t <text:s text:c="2"/>i s <text:s text:c="2"/>a l l o w e d <text:s text:c="2"/>t o <text:s text:c="2"/>u s e <text:s text:c="2"/>s t r e s s a s s e s s m e n t <text:s text:c="2"/>f o r m s / p r o c e s s <text:s text:c="2"/>d e s i g n e d <text:s text:c="2"/>b y <text:s text:c="2"/>H e a l e s t h e n <text:s text:c="2"/>o w n e r s h i p <text:s text:c="2"/>o f <text:s text:c="2"/>t h e <text:s text:c="2"/>d a t a <text:s text:c="2"/>c o n t e n t <text:s text:c="2"/>o f <text:s text:c="2"/>t h e s e f o r m s <text:s text:c="2"/>r e s i d e s <text:s text:c="2"/>w i t h <text:s text:c="2"/>t h e <text:s text:c="2"/>c l i e n t <text:s text:c="2"/>i n <text:s text:c="2"/>p e r p e t u i t y <text:s text:c="2"/>a n d t h e y <text:s text:c="2"/>h a v e <text:s text:c="2"/>t h e <text:s text:c="2"/>r i g h t <text:s text:c="2"/>t o <text:s text:c="2"/>a s s i g n <text:s text:c="2"/>t h i s <text:s text:c="2"/>r i g h t <text:s text:c="2"/>o r <text:s text:c="2"/>a l l o w a n o t h e r <text:s text:c="2"/>p r o v i d e r <text:s text:c="2"/>t o <text:s text:c="2"/>a c c e s s / p r o c e s s <text:s text:c="2"/>t h i s <text:s text:c="2"/>d a t a . H o w e v e r <text:s text:c="2"/>t h e <text:s text:c="2"/>c l i e n t <text:s text:c="2"/>w o u l d <text:s text:c="2"/>n o t <text:s text:c="2"/>h a v e <text:s text:c="2"/>t h e <text:s text:c="2"/>r i g h t <text:s text:c="2"/>t o c o n t i n u e <text:s text:c="2"/>t o <text:s text:c="2"/>u s e <text:s text:c="2"/>t h i s <text:s text:c="2"/>i n t e l l e c t u a l <text:s text:c="2"/>p r o p e r t y , <text:s text:c="2"/>i . e c o n t i n u e <text:s text:c="2"/>u s i n g <text:s text:c="2"/>t h e <text:s text:c="2"/>s t r e s s <text:s text:c="2"/>a s s e s s m e n t / f o r m s p r o c e s s <text:s text:c="2"/>f o r <text:s text:c="2"/>t h e <text:s text:c="2"/>p u r p o s e s <text:s text:c="2"/>o f <text:s text:c="2"/>n e w <text:s text:c="2"/>s t r e s s a s s e s s m e n t s <text:s text:c="2"/>b e y o n d <text:s text:c="2"/>t h e <text:s text:c="2"/>c o n t r a c t <text:s text:c="2"/>t e r m , <text:s text:c="2"/>n o r w o u l d <text:s text:c="2"/>t h e <text:s text:c="2"/>c l i e n t <text:s text:c="2"/>h a v e <text:s text:c="2"/>t h e <text:s text:c="2"/>r i g h t <text:s text:c="2"/>t o <text:s text:c="2"/>a s s i g n <text:s text:c="2"/>t h e s e I P <text:s text:c="2"/>r i g h t s <text:s text:c="2"/>t o <text:s text:c="2"/>a n y o n e <text:s text:c="2"/>e l s e . I n t e l l e c t u a l <text:s text:c="2"/>P r o p e r t y <text:s text:c="2"/>R i g h t s <text:s text:c="2"/>D e f i n i t i o n m e a n s <text:s text:c="2"/>p a t e n t s <text:s text:c="2"/>i n v e n t i o n s <text:s text:c="2"/>t r a d e m a r k s <text:s text:c="2"/>s e r v i c e m a r k s <text:s text:c="2"/>l o g o s <text:s text:c="2"/>d e s i g n <text:s text:c="2"/>r i g h t s <text:s text:c="2"/>( w h e t h e r <text:s text:c="2"/>r e g i s t e r a b l e o r <text:s text:c="2"/>o t h e r w i s e ) <text:s text:c="2"/>a n d <text:s text:c="2"/>a p p l i c a t i o n s <text:s text:c="2"/>f o r <text:s text:c="2"/>a n y <text:s text:c="2"/>o f <text:s text:c="2"/>t h e f o r e g o i n g ; <text:s text:c="2"/>c o p y r i g h t <text:s text:c="2"/>d a t a b a s e <text:s text:c="2"/>r i g h t s <text:s text:c="2"/>d o m a i n n a m e s <text:s text:c="2"/>t r a d e <text:s text:c="2"/>o r <text:s text:c="2"/>b u s i n e s s <text:s text:c="2"/>n a m e s <text:s text:c="2"/>m o r a l <text:s text:c="2"/>r i g h t s a n d <text:s text:c="2"/>o t h e r <text:s text:c="2"/>s i m i l a r <text:s text:c="2"/>r i g h t s <text:s text:c="2"/>o r <text:s text:c="2"/>o b l i g a t i o n s <text:s text:c="2"/>w h e t h e r r e g i s t e r a b l e <text:s text:c="2"/>o r <text:s text:c="2"/>n o t <text:s text:c="2"/>i n <text:s text:c="2"/>a n y <text:s text:c="2"/>c o u n t r y <text:s text:c="2"/>( i n c l u d i n g <text:s text:c="2"/>b u t n o t <text:s text:c="2"/>l i m i t e d <text:s text:c="2"/>t o <text:s text:c="2"/>t h e <text:s text:c="2"/>U n i t e d <text:s text:c="2"/>K i n g d o m ) <text:s text:c="2"/>a n d <text:s text:c="2"/>t h e <text:s text:c="2"/>r i g h t t o <text:s text:c="2"/>s u e <text:s text:c="2"/>f o r <text:s text:c="2"/>p a s s i n g <text:s text:c="2"/>o f f ;</text:p>
          </table:table-cell>
          <table:table-cell table:number-columns-repeated="1022"/>
        </table:table-row>
        <table:table-row table:style-name="ro1">
          <table:table-cell office:value-type="string" calcext:value-type="string">
            <text:p>9 . 8 <text:s text:c="2"/>T h e <text:s text:c="2"/>A u t h o r i t y <text:s text:c="2"/>r e s e r v e s <text:s text:c="2"/>t h e <text:s text:c="2"/>r i g h t <text:s text:c="2"/>t o <text:s text:c="2"/>s e t - o f f : 9 . 8 . 1 <text:s text:c="2"/>a n y <text:s text:c="2"/>m o n i e s <text:s text:c="2"/>d u e <text:s text:c="2"/>t o <text:s text:c="2"/>t h e <text:s text:c="2"/>S u p p l i e r <text:s text:c="2"/>f r o m <text:s text:c="2"/>t h e A u t h o r i t y <text:s text:c="2"/>a s <text:s text:c="2"/>a g a i n s t <text:s text:c="2"/>a n y <text:s text:c="2"/>m o n i e s d u e <text:s text:c="2"/>t o <text:s text:c="2"/>t h e <text:s text:c="2"/>A u t h o r i t y <text:s text:c="2"/>f r o m <text:s text:c="2"/>t h e <text:s text:c="2"/>S u p p l i e r <text:s text:c="2"/>u n d e r <text:s text:c="2"/>t h i s C o n t r a c t ; <text:s text:c="2"/>a n d 9 . 8 . 2 <text:s text:c="2"/>a n y <text:s text:c="2"/>m o n i e s <text:s text:c="2"/>d u e <text:s text:c="2"/>t o <text:s text:c="2"/>t h e <text:s text:c="2"/>A u t h o r i t y <text:s text:c="2"/>f r o m <text:s text:c="2"/>t h e S u p p l i e r <text:s text:c="2"/>a s <text:s text:c="2"/>a g a i n s t <text:s text:c="2"/>a n y <text:s text:c="2"/>m o n i e s d u e <text:s text:c="2"/>t o <text:s text:c="2"/>t h e <text:s text:c="2"/>S u p p l i e r <text:s text:c="2"/>f r o m <text:s text:c="2"/>t h e <text:s text:c="2"/>A u t h o r i t y <text:s text:c="2"/>u n d e r <text:s text:c="2"/>t h i s C o n t r a c t . 9 . 9 <text:s text:c="2"/>W h e r e <text:s text:c="2"/>t h e <text:s text:c="2"/>A u t h o r i t y <text:s text:c="2"/>i s <text:s text:c="2"/>e n t i t l e d <text:s text:c="2"/>t o <text:s text:c="2"/>r e c e i v e a n y <text:s text:c="2"/>s u m s <text:s text:c="2"/>( i n c l u d i n g , <text:s text:c="2"/>w i t h o u t <text:s text:c="2"/>l i m i t a t i o n , <text:s text:c="2"/>a n y c o s t s , <text:s text:c="2"/>c h a r g e s <text:s text:c="2"/>o r <text:s text:c="2"/>e x p e n s e s ) <text:s text:c="2"/>f r o m <text:s text:c="2"/>t h e <text:s text:c="2"/>S u p p l i e r u n d e r <text:s text:c="2"/>t h i s <text:s text:c="2"/>C o n t r a c t , <text:s text:c="2"/>t h e <text:s text:c="2"/>A u t h o r i t y <text:s text:c="2"/>m a y i n v o i c e <text:s text:c="2"/>t h e <text:s text:c="2"/>S u p p l i e r <text:s text:c="2"/>f o r <text:s text:c="2"/>s u c h <text:s text:c="2"/>s u m s . <text:s text:c="2"/>S u c h i n v o i c e s <text:s text:c="2"/>s h a l l <text:s text:c="2"/>b e <text:s text:c="2"/>p a i d <text:s text:c="2"/>b y <text:s text:c="2"/>t h e <text:s text:c="2"/>S u p p l i e r <text:s text:c="2"/>w i t h i n 3 0 <text:s text:c="2"/>d a y s <text:s text:c="2"/>o f <text:s text:c="2"/>t h e <text:s text:c="2"/>d a t e <text:s text:c="2"/>o f <text:s text:c="2"/>s u c h <text:s text:c="2"/>i n v o i c e . 1 1 . 2 <text:s text:c="2"/>U n l e s s <text:s text:c="2"/>s p e c i f i e d <text:s text:c="2"/>o t h e r w i s e <text:s text:c="2"/>i n <text:s text:c="2"/>t h e <text:s text:c="2"/>K e y P r o v i s i o n s <text:s text:c="2"/>a n d / o r <text:s text:c="2"/>i n <text:s text:c="2"/>t h e <text:s text:c="2"/>S p e c i f i c a t i o n <text:s text:c="2"/>a n d T e n d e r <text:s text:c="2"/>R e s p o n s e <text:s text:c="2"/>D o c u m e n t , <text:s text:c="2"/>t h e <text:s text:c="2"/>S u p p l i e r h e r e b y <text:s text:c="2"/>g r a n t s <text:s text:c="2"/>t o <text:s text:c="2"/>t h e <text:s text:c="2"/>A u t h o r i t y , <text:s text:c="2"/>f o r <text:s text:c="2"/>t h e <text:s text:c="2"/>l i f e o f <text:s text:c="2"/>t h e <text:s text:c="2"/>u s e <text:s text:c="2"/>b y <text:s text:c="2"/>t h e <text:s text:c="2"/>A u t h o r i t y <text:s text:c="2"/>o f <text:s text:c="2"/>a n y <text:s text:c="2"/>d e l i v e r a b l e s , m a t e r i a l <text:s text:c="2"/>o r <text:s text:c="2"/>a n y <text:s text:c="2"/>o t h e r <text:s text:c="2"/>o u t p u t <text:s text:c="2"/>s u p p l i e d t o <text:s text:c="2"/>t h e <text:s text:c="2"/>A u t h o r i t y <text:s text:c="2"/>i n <text:s text:c="2"/>a n y <text:s text:c="2"/>f o r m a t <text:s text:c="2"/>a s <text:s text:c="2"/>p a r t <text:s text:c="2"/>o f <text:s text:c="2"/>t h e S e r v i c e s , <text:s text:c="2"/>a n <text:s text:c="2"/>i r r e v o c a b l e , <text:s text:c="2"/>r o y a l t y - f r e e , n o n - e x c l u s i v e <text:s text:c="2"/>l i c e n c e <text:s text:c="2"/>t o <text:s text:c="2"/>u s e , <text:s text:c="2"/>m o d i f y , <text:s text:c="2"/>a d a p t <text:s text:c="2"/>o r e n h a n c e <text:s text:c="2"/>s u c h <text:s text:c="2"/>i t e m s <text:s text:c="2"/>i n <text:s text:c="2"/>t h e <text:s text:c="2"/>c o u r s e <text:s text:c="2"/>o f t h e <text:s text:c="2"/>A u t h o r i t y ’ s <text:s text:c="2"/>n o r m a l <text:s text:c="2"/>b u s i n e s s <text:s text:c="2"/>o p e r a t i o n s . <text:s text:c="2"/>F o r t h e <text:s text:c="2"/>a v o i d a n c e <text:s text:c="2"/>o f <text:s text:c="2"/>d o u b t , <text:s text:c="2"/>u n l e s s</text:p>
          </table:table-cell>
          <table:table-cell office:value-type="string" calcext:value-type="string">
            <text:p>w i t h <text:s text:c="2"/>t h e <text:s text:c="2"/>p r o v i s i o n s <text:s text:c="2"/>o f <text:s text:c="2"/>t h e <text:s text:c="2"/>S p e c i f i c a t i o n <text:s text:c="2"/>a n d T e n d e r <text:s text:c="2"/>R e s p o n s e <text:s text:c="2"/>D o c u m e n t . <text:s text:c="2"/>S u c h i n v o i c e <text:s text:c="2"/>s h a l l <text:s text:c="2"/>b e <text:s text:c="2"/>p a i d <text:s text:c="2"/>b y <text:s text:c="2"/>t h e <text:s text:c="2"/>S u p p l i e r <text:s text:c="2"/>w i t h i n <text:s text:c="2"/>3 0 d a y s <text:s text:c="2"/>o f <text:s text:c="2"/>t h e <text:s text:c="2"/>d a t e <text:s text:c="2"/>o f <text:s text:c="2"/>s u c h <text:s text:c="2"/>i n v o i c e . T h i s <text:s text:c="2"/>c l a u s e <text:s text:c="2"/>s h o u l d <text:s text:c="2"/>b e <text:s text:c="2"/>e q u i t a b l e , <text:s text:c="2"/>a n d <text:s text:c="2"/>a l l o w <text:s text:c="2"/>b o t h p a r t i e s <text:s text:c="2"/>t o <text:s text:c="2"/>s e t - o f f . P l e a s e <text:s text:c="2"/>a m e n d <text:s text:c="2"/>t o : 9 . 8 <text:s text:c="2"/>T h e <text:s text:c="2"/>A u t h o r i t y <text:s text:c="2"/>a n d <text:s text:c="2"/>S u p p l i e r <text:s text:c="2"/>r e s e r v e <text:s text:c="2"/>t h e <text:s text:c="2"/>r i g h t t o <text:s text:c="2"/>s e t - o f f : 9 . 8 . 1 <text:s text:c="2"/>a n y <text:s text:c="2"/>m o n i e s <text:s text:c="2"/>d u e <text:s text:c="2"/>t o <text:s text:c="2"/>t h e <text:s text:c="2"/>S u p p l i e r <text:s text:c="2"/>f r o m <text:s text:c="2"/>t h e A u t h o r i t y <text:s text:c="2"/>a s <text:s text:c="2"/>a g a i n s t <text:s text:c="2"/>a n y <text:s text:c="2"/>m o n i e s d u e <text:s text:c="2"/>t o <text:s text:c="2"/>t h e <text:s text:c="2"/>A u t h o r i t y <text:s text:c="2"/>f r o m <text:s text:c="2"/>t h e <text:s text:c="2"/>S u p p l i e r <text:s text:c="2"/>u n d e r <text:s text:c="2"/>t h i s C o n t r a c t ; <text:s text:c="2"/>a n d 9 . 8 . 2 <text:s text:c="2"/>a n y <text:s text:c="2"/>m o n i e s <text:s text:c="2"/>d u e <text:s text:c="2"/>t o <text:s text:c="2"/>t h e <text:s text:c="2"/>A u t h o r i t y <text:s text:c="2"/>f r o m <text:s text:c="2"/>t h e S u p p l i e r <text:s text:c="2"/>a s <text:s text:c="2"/>a g a i n s t <text:s text:c="2"/>a n y <text:s text:c="2"/>m o n i e s d u e <text:s text:c="2"/>t o <text:s text:c="2"/>t h e <text:s text:c="2"/>S u p p l i e r <text:s text:c="2"/>f r o m <text:s text:c="2"/>t h e <text:s text:c="2"/>A u t h o r i t y <text:s text:c="2"/>u n d e r <text:s text:c="2"/>t h i s C o n t r a c t . W e <text:s text:c="2"/>a r e <text:s text:c="2"/>h a p p y <text:s text:c="2"/>t o <text:s text:c="2"/>p a y <text:s text:c="2"/>u n d i s p u t e d <text:s text:c="2"/>i n v o i c e s <text:s text:c="2"/>w h e r e s u m s <text:s text:c="2"/>a r e <text:s text:c="2"/>d u e <text:s text:c="2"/>f r o m <text:s text:c="2"/>t h e <text:s text:c="2"/>S u p p l i e r <text:s text:c="2"/>– <text:s text:c="2"/>h o w e v e r <text:s text:c="2"/>i t <text:s text:c="2"/>i s h i g h l y <text:s text:c="2"/>u n l i k e l y <text:s text:c="2"/>t h a t <text:s text:c="2"/>s u m s <text:s text:c="2"/>w i l l <text:s text:c="2"/>b e <text:s text:c="2"/>d u e <text:s text:c="2"/>f r o m <text:s text:c="2"/>t h e S u p p l i e r . <text:s text:c="2"/>A <text:s text:c="2"/>m e c h a n i s m <text:s text:c="2"/>s h o u l d <text:s text:c="2"/>b e <text:s text:c="2"/>a v a i l a b l e <text:s text:c="2"/>i n t h e <text:s text:c="2"/>e v e n t <text:s text:c="2"/>t h a t <text:s text:c="2"/>t h e <text:s text:c="2"/>i n v o i c e <text:s text:c="2"/>o r <text:s text:c="2"/>p a r t <text:s text:c="2"/>o f <text:s text:c="2"/>t h e <text:s text:c="2"/>i n v o i c e i s <text:s text:c="2"/>i n <text:s text:c="2"/>d i s p u t e . P l e a s e <text:s text:c="2"/>a m e n d <text:s text:c="2"/>t o : 9 . 9 <text:s text:c="2"/>W h e r e <text:s text:c="2"/>t h e <text:s text:c="2"/>A u t h o r i t y <text:s text:c="2"/>i s <text:s text:c="2"/>e n t i t l e d <text:s text:c="2"/>t o <text:s text:c="2"/>r e c e i v e a n y <text:s text:c="2"/>s u m s <text:s text:c="2"/>( i n c l u d i n g , <text:s text:c="2"/>w i t h o u t <text:s text:c="2"/>l i m i t a t i o n , <text:s text:c="2"/>a n y c o s t s , <text:s text:c="2"/>c h a r g e s <text:s text:c="2"/>o r <text:s text:c="2"/>e x p e n s e s ) <text:s text:c="2"/>f r o m <text:s text:c="2"/>t h e <text:s text:c="2"/>S u p p l i e r u n d e r <text:s text:c="2"/>t h i s <text:s text:c="2"/>C o n t r a c t , <text:s text:c="2"/>t h e <text:s text:c="2"/>A u t h o r i t y <text:s text:c="2"/>m a y i n v o i c e <text:s text:c="2"/>t h e <text:s text:c="2"/>S u p p l i e r <text:s text:c="2"/>f o r <text:s text:c="2"/>s u c h <text:s text:c="2"/>s u m s . <text:s text:c="2"/>S u c h u n d i s p u t e d <text:s text:c="2"/>i n v o i c e s <text:s text:c="2"/>s h a l l <text:s text:c="2"/>b e <text:s text:c="2"/>p a i d <text:s text:c="2"/>b y <text:s text:c="2"/>t h e S u p p l i e r <text:s text:c="2"/>w i t h i n <text:s text:c="2"/>3 0 <text:s text:c="2"/>d a y s <text:s text:c="2"/>o f <text:s text:c="2"/>t h e <text:s text:c="2"/>d a t e <text:s text:c="2"/>o f <text:s text:c="2"/>s u c h i n v o i c e . <text:s text:c="2"/>I n <text:s text:c="2"/>t h e <text:s text:c="2"/>e v e n t <text:s text:c="2"/>t h a t <text:s text:c="2"/>t h e <text:s text:c="2"/>i n v o i c e <text:s text:c="2"/>i s <text:s text:c="2"/>d i s p u t e d , t h e <text:s text:c="2"/>p a r t i e s <text:s text:c="2"/>w i l l <text:s text:c="2"/>d i s c u s s <text:s text:c="2"/>t h e <text:s text:c="2"/>i n v o i c e <text:s text:c="2"/>t o <text:s text:c="2"/>r e a c h <text:s text:c="2"/>a m u t u a l l y <text:s text:c="2"/>a g r e e d <text:s text:c="2"/>r e s o l u t i o n . <text:s text:c="2"/>W h e r e <text:s text:c="2"/>s u c h r e s o l u t i o n <text:s text:c="2"/>c a n n o t <text:s text:c="2"/>b e <text:s text:c="2"/>f o u n d , <text:s text:c="2"/>t h e <text:s text:c="2"/>p a r t i e s <text:s text:c="2"/>w i l l <text:s text:c="2"/>e n t e r D i s p u t e <text:s text:c="2"/>R e s o l u t i o n <text:s text:c="2"/>P r o c e d u r e s . W e <text:s text:c="2"/>b e l i e v e <text:s text:c="2"/>t h a t <text:s text:c="2"/>t h e <text:s text:c="2"/>i n t e n t <text:s text:c="2"/>o f <text:s text:c="2"/>i n t e l l e c t u a l <text:s text:c="2"/>p r o p e r t y c l a u s e s <text:s text:c="2"/>w i t h i n <text:s text:c="2"/>t h i s <text:s text:c="2"/>t y p e <text:s text:c="2"/>o f <text:s text:c="2"/>c o n t r a c t <text:s text:c="2"/>i s <text:s text:c="2"/>t o : - a ) <text:s text:c="2"/>e n s u r e <text:s text:c="2"/>t h a t <text:s text:c="2"/>t h e <text:s text:c="2"/>c l i e n t <text:s text:c="2"/>r e t a i n s <text:s text:c="2"/>o w n e r s h i p <text:s text:c="2"/>o f a n y <text:s text:c="2"/>I P <text:s text:c="2"/>i t <text:s text:c="2"/>h a s <text:s text:c="2"/>a l l o w e d <text:s text:c="2"/>t h e <text:s text:c="2"/>p r o v i d e r <text:s text:c="2"/>t o <text:s text:c="2"/>u s e b ) <text:s text:c="2"/>a c q u i r e <text:s text:c="2"/>a n d <text:s text:c="2"/>r e t a i n <text:s text:c="2"/>i n <text:s text:c="2"/>p e r p e t u i t y <text:s text:c="2"/>t h e <text:s text:c="2"/>o w n e r s h i p o f <text:s text:c="2"/>a n y <text:s text:c="2"/>i n t e l l e c t u a l <text:s text:c="2"/>c o n t e n t <text:s text:c="2"/>p r o d u c e d <text:s text:c="2"/>b y <text:s text:c="2"/>t h e p r o v i d e r <text:s text:c="2"/>w h e n <text:s text:c="2"/>p r o c e s s i n g <text:s text:c="2"/>d a t a <text:s text:c="2"/>o n <text:s text:c="2"/>b e h a l f <text:s text:c="2"/>o f <text:s text:c="2"/>t h e</text:p>
          </table:table-cell>
          <table:table-cell table:number-columns-repeated="1022"/>
        </table:table-row>
        <table:table-row table:style-name="ro1" table:visibility="collapse" table:number-rows-repeated="1048207">
          <table:table-cell table:number-columns-repeated="1024"/>
        </table:table-row>
        <table:table-row table:style-name="ro1" table:visibility="collapse">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14:45:46</meta:creation-date>
    <dc:date>2024-08-23T15:47:24.452306118</dc:date>
    <meta:generator>LibreOffice/7.3.7.2$Linux_X86_64 LibreOffice_project/30$Build-2</meta:generator>
    <meta:editing-duration>PT1M1S</meta:editing-duration>
    <meta:editing-cycles>1</meta:editing-cycles>
    <meta:document-statistic meta:table-count="1" meta:cell-count="736" meta:object-count="0"/>
    <meta:user-defined meta:name="AppVersion">12.0000</meta:user-defined>
  </office:meta>
</office:document-meta>
</file>